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宋体" svg:font-family="宋体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307in"/>
    </style:style>
    <style:style style:name="co2" style:family="table-column">
      <style:table-column-properties fo:break-before="auto" style:column-width="1.502in"/>
    </style:style>
    <style:style style:name="co3" style:family="table-column">
      <style:table-column-properties fo:break-before="auto" style:column-width="2.928in"/>
    </style:style>
    <style:style style:name="co4" style:family="table-column">
      <style:table-column-properties fo:break-before="auto" style:column-width="2.452in"/>
    </style:style>
    <style:style style:name="co5" style:family="table-column">
      <style:table-column-properties fo:break-before="auto" style:column-width="1.3236in"/>
    </style:style>
    <style:style style:name="co6" style:family="table-column">
      <style:table-column-properties fo:break-before="auto" style:column-width="0.6957in"/>
    </style:style>
    <style:style style:name="co7" style:family="table-column">
      <style:table-column-properties fo:break-before="auto" style:column-width="1.1543in"/>
    </style:style>
    <style:style style:name="co8" style:family="table-column">
      <style:table-column-properties fo:break-before="auto" style:column-width="0.8484in"/>
    </style:style>
    <style:style style:name="co9" style:family="table-column">
      <style:table-column-properties fo:break-before="auto" style:column-width="1.1201in"/>
    </style:style>
    <style:style style:name="co10" style:family="table-column">
      <style:table-column-properties fo:break-before="auto" style:column-width="0.6874in"/>
    </style:style>
    <style:style style:name="co11" style:family="table-column">
      <style:table-column-properties fo:break-before="auto" style:column-width="5.9661in"/>
    </style:style>
    <style:style style:name="co12" style:family="table-column">
      <style:table-column-properties fo:break-before="auto" style:column-width="0.9673in"/>
    </style:style>
    <style:style style:name="co13" style:family="table-column">
      <style:table-column-properties fo:break-before="auto" style:column-width="1.561in"/>
    </style:style>
    <style:style style:name="co14" style:family="table-column">
      <style:table-column-properties fo:break-before="auto" style:column-width="1.0945in"/>
    </style:style>
    <style:style style:name="co15" style:family="table-column">
      <style:table-column-properties fo:break-before="auto" style:column-width="1.2728in"/>
    </style:style>
    <style:style style:name="co16" style:family="table-column">
      <style:table-column-properties fo:break-before="auto" style:column-width="1.4256in"/>
    </style:style>
    <style:style style:name="co17" style:family="table-column">
      <style:table-column-properties fo:break-before="auto" style:column-width="0.9756in"/>
    </style:style>
    <style:style style:name="co18" style:family="table-column">
      <style:table-column-properties fo:break-before="auto" style:column-width="6.0083in"/>
    </style:style>
    <style:style style:name="co19" style:family="table-column">
      <style:table-column-properties fo:break-before="auto" style:column-width="0.6701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1953in" fo:break-before="auto" style:use-optimal-row-height="true"/>
    </style:style>
    <style:style style:name="ro5" style:family="table-row">
      <style:table-row-properties style:row-height="0.1965in" fo:break-before="auto" style:use-optimal-row-height="true"/>
    </style:style>
    <style:style style:name="ro6" style:family="table-row">
      <style:table-row-properties style:row-height="0.4063in" fo:break-before="auto" style:use-optimal-row-height="false"/>
    </style:style>
    <style:style style:name="ro7" style:family="table-row">
      <style:table-row-properties style:row-height="0.2398in" fo:break-before="auto" style:use-optimal-row-height="false"/>
    </style:style>
    <style:style style:name="ro8" style:family="table-row">
      <style:table-row-properties style:row-height="0.1783in" fo:break-before="auto" style:use-optimal-row-height="true"/>
    </style:style>
    <style:style style:name="ro9" style:family="table-row">
      <style:table-row-properties style:row-height="0.1862in" fo:break-before="auto" style:use-optimal-row-height="true"/>
    </style:style>
    <style:style style:name="ta1" style:family="table" style:master-page-name="PageStyle_5f_OPL_20_on_20_sale_20_list">
      <style:table-properties table:display="true" style:writing-mode="lr-tb" tableooo:tab-color="#00b050"/>
    </style:style>
    <style:style style:name="ta2" style:family="table" style:master-page-name="PageStyle_5f_OPL_20_deleted_20_list">
      <style:table-properties table:display="true" style:writing-mode="lr-tb" tableooo:tab-color="#ff0000"/>
    </style:style>
    <number:number-style style:name="N8000" number:language="en" number:country="US">
      <number:number number:min-integer-digits="1"/>
    </number:number-style>
    <number:text-style style:name="N8100" number:language="en" number:country="US">
      <number:text-content/>
    </number:text-style>
    <style:style style:name="ce1" style:family="table-cell" style:parent-style-name="Excel_20_Built-in_20_Normal" style:data-style-name="N8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" style:family="table-cell" style:parent-style-name="常规_20_2" style:data-style-name="N8100">
      <style:table-cell-properties fo:background-color="#9dc3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.5pt" fo:font-style="normal" fo:text-shadow="none" style:text-underline-style="none" fo:font-weight="bold" style:font-size-asian="10.5pt" style:font-style-asian="normal" style:font-weight-asian="bold" style:font-name-complex="Calibri" style:font-size-complex="10.5pt" style:font-style-complex="normal" style:font-weight-complex="bold"/>
    </style:style>
    <style:style style:name="ce3" style:family="table-cell" style:parent-style-name="Excel_20_Built-in_20_Normal" style:data-style-name="N8100">
      <style:table-cell-properties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常规_20_2" style:data-style-name="N8100">
      <style:table-cell-properties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Excel_20_Built-in_20_Normal" style:data-style-name="N8100">
      <style:table-cell-properties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Excel_20_Built-in_20_Normal" style:data-style-name="N8000">
      <style:table-cell-properties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Excel_20_Built-in_20_Normal" style:data-style-name="N8100">
      <style:table-cell-properties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Excel_20_Built-in_20_Normal" style:data-style-name="N8000">
      <style:table-cell-properties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常规_20_2" style:data-style-name="N8000">
      <style:table-cell-properties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Normal" style:data-style-name="N8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Excel_20_Built-in_20_Normal" style:data-style-name="N8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常规_20_2" style:data-style-name="N8100">
      <style:table-cell-properties fo:background-color="#9dc3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.5pt" fo:font-style="normal" fo:text-shadow="none" style:text-underline-style="none" fo:font-weight="bold" style:font-size-asian="10.5pt" style:font-style-asian="normal" style:font-weight-asian="bold" style:font-name-complex="Calibri" style:font-size-complex="10.5pt" style:font-style-complex="normal" style:font-weight-complex="bold"/>
    </style:style>
    <style:style style:name="ce13" style:family="table-cell" style:parent-style-name="Excel_20_Built-in_20_Normal" style:data-style-name="N8100">
      <style:table-cell-properties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常规_20_2" style:data-style-name="N8100">
      <style:table-cell-properties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Excel_20_Built-in_20_Normal" style:data-style-name="N8100">
      <style:table-cell-properties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Excel_20_Built-in_20_Normal" style:data-style-name="N8100">
      <style:table-cell-properties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Excel_20_Built-in_20_Normal" style:data-style-name="N116">
      <style:table-cell-properties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Excel_20_Built-in_20_Normal" style:data-style-name="N80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常规_20_2" style:data-style-name="N8000">
      <style:table-cell-properties fo:background-color="#9dc3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0.5pt" fo:font-style="normal" fo:text-shadow="none" style:text-underline-style="none" fo:font-weight="bold" style:font-size-asian="10.5pt" style:font-style-asian="normal" style:font-weight-asian="bold" style:font-name-complex="Calibri" style:font-size-complex="10.5pt" style:font-style-complex="normal" style:font-weight-complex="bold"/>
    </style:style>
    <style:style style:name="ce20" style:family="table-cell" style:parent-style-name="Excel_20_Built-in_20_Normal" style:data-style-name="N8000">
      <style:table-cell-properties style:diagonal-bl-tr="none" style:diagonal-tl-br="none" style:text-align-source="value-type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Excel_20_Built-in_20_Normal" style:data-style-name="N8100">
      <style:table-cell-properties fo:background-color="#9dc3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常规_20_2" style:data-style-name="N116">
      <style:table-cell-properties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Excel_20_Built-in_20_Normal" style:data-style-name="N8000">
      <style:table-cell-properties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Excel_20_Built-in_20_Normal" style:data-style-name="N81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常规_20_2" style:data-style-name="N8100">
      <style:table-cell-properties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Excel_20_Built-in_20_Hyperlink" style:data-style-name="N8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Excel_20_Built-in_20_Normal" style:data-style-name="N8100">
      <style:table-cell-properties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Excel_20_Built-in_20_Hyperlink" style:data-style-name="N8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Excel_20_Built-in_20_Hyperlink" style:data-style-name="N8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</style:style>
    <style:style style:name="ce30" style:family="table-cell" style:parent-style-name="Excel_20_Built-in_20_Normal" style:data-style-name="N8100">
      <style:table-cell-properties style:diagonal-bl-tr="none" style:diagonal-tl-br="none" style:text-align-source="value-type" style:repeat-content="false" fo:background-color="transparent" fo:wrap-option="no-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Excel_20_Built-in_20_Normal" style:data-style-name="N8100">
      <style:table-cell-properties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Excel_20_Built-in_20_Normal" style:data-style-name="N117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常规_20_2" style:data-style-name="N117">
      <style:table-cell-properties fo:background-color="#9dc3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.5pt" fo:font-style="normal" fo:text-shadow="none" style:text-underline-style="none" fo:font-weight="bold" style:font-size-asian="10.5pt" style:font-style-asian="normal" style:font-weight-asian="bold" style:font-name-complex="Calibri" style:font-size-complex="10.5pt" style:font-style-complex="normal" style:font-weight-complex="bold"/>
    </style:style>
    <style:style style:name="ce34" style:family="table-cell" style:parent-style-name="Excel_20_Built-in_20_Normal" style:data-style-name="N119">
      <style:table-cell-properties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Excel_20_Built-in_20_Normal" style:data-style-name="N118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常规_20_2" style:data-style-name="N118">
      <style:table-cell-properties fo:background-color="#9dc3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.5pt" fo:font-style="normal" fo:text-shadow="none" style:text-underline-style="none" fo:font-weight="bold" style:font-size-asian="10.5pt" style:font-style-asian="normal" style:font-weight-asian="bold" style:font-name-complex="Calibri" style:font-size-complex="10.5pt" style:font-style-complex="normal" style:font-weight-complex="bold"/>
    </style:style>
    <style:style style:name="ce37" style:family="table-cell" style:parent-style-name="Excel_20_Built-in_20_Normal" style:data-style-name="N118">
      <style:table-cell-properties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常规_20_2" style:data-style-name="N118">
      <style:table-cell-properties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Excel_20_Built-in_20_Normal" style:data-style-name="N118">
      <style:table-cell-properties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Excel_20_Built-in_20_Normal" style:data-style-name="N118">
      <style:table-cell-properties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Excel_20_Built-in_20_Normal" style:data-style-name="N117">
      <style:table-cell-properties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Excel_20_Built-in_20_Normal" style:data-style-name="N117">
      <style:table-cell-properties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常规_20_2" style:data-style-name="N117">
      <style:table-cell-properties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Excel_20_Built-in_20_Normal" style:data-style-name="N117">
      <style:table-cell-properties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Excel_20_Built-in_20_Normal" style:data-style-name="N8100">
      <style:table-cell-properties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常规_20_2" style:data-style-name="N8100">
      <style:table-cell-properties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常规_20_2" style:data-style-name="N8100">
      <style:table-cell-properties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Excel_20_Built-in_20_Hyperlink" style:data-style-name="N8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Verdan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Excel_20_Built-in_20_Hyperlink" style:data-style-name="N8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50" style:family="table-cell" style:parent-style-name="Excel_20_Built-in_20_Normal" style:data-style-name="N8100">
      <style:table-cell-properties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Excel_20_Built-in_20_Hyperlink" style:data-style-name="N8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ff" style:text-outline="false" style:text-line-through-style="none" style:font-name="Verdan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Excel_20_Built-in_20_Normal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Excel_20_Built-in_20_Normal" style:data-style-name="N8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55" style:family="table-cell" style:parent-style-name="Excel_20_Built-in_20_Normal">
      <style:table-cell-properties fo:background-color="#9dc3e6" style:diagonal-bl-tr="none" style:diagonal-tl-br="none" fo:border="0.0008in solid #000000" style:rotation-align="none"/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Excel_20_Built-in_20_Normal" style:data-style-name="N8100">
      <style:table-cell-properties style:diagonal-bl-tr="none" style:diagonal-tl-br="none" fo:border="0.0008in solid #000000" style:rotation-align="non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常规_20_2" style:data-style-name="N8100">
      <style:table-cell-properties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Excel_20_Built-in_20_Normal"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Excel_20_Built-in_20_Normal">
      <style:table-cell-properties style:diagonal-bl-tr="none" style:diagonal-tl-br="none" fo:border="0.0008in solid #000000" style:rotation-align="non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Excel_20_Built-in_20_Normal" style:data-style-name="N8100"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Excel_20_Built-in_20_Normal" style:data-style-name="N8100">
      <style:table-cell-properties fo:background-color="#9dc3e6" style:diagonal-bl-tr="none" style:diagonal-tl-br="none" fo:border="0.0008in solid #000000" style:rotation-align="none"/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Excel_20_Built-in_20_Normal" style:data-style-name="N8100">
      <style:table-cell-properties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Excel_20_Built-in_20_Normal">
      <style:table-cell-properties fo:background-color="#9dc3e6"/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fo:color="#000000" style:text-outline="false" style:text-line-through-style="none" style:text-position="0% 100%" style:font-name="Calibri" fo:font-size="10.5pt" fo:font-style="normal" fo:text-shadow="none" style:text-underline-style="none" fo:font-weight="bold" style:font-size-asian="10.5pt" style:font-style-asian="normal" style:font-weight-asian="bold" style:font-name-complex="Calibri" style:font-size-complex="10.5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Arial Unicode MS" fo:font-size="10.5pt" fo:font-style="normal" fo:text-shadow="none" style:text-underline-style="none" fo:font-weight="bold" style:font-size-asian="10.5pt" style:font-style-asian="normal" style:font-weight-asian="bold" style:font-name-complex="Arial Unicode MS" style:font-size-complex="10.5pt" style:font-style-complex="normal" style:font-weight-complex="bold"/>
    </style:style>
    <style:style style:name="T3" style:family="text">
      <style:text-properties fo:color="#000000" style:text-outline="false" style:text-line-through-style="none" style:text-position="0% 100%" style:font-name="宋体" fo:font-size="10pt" fo:font-style="normal" fo:text-shadow="none" style:text-underline-style="none" fo:font-weight="bold" style:font-name-asian="宋体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color="#000000" style:text-outline="false" style:text-line-through-style="none" style:text-position="0% 100%" style:font-name="Verdana" fo:font-size="10pt" fo:font-style="normal" fo:text-shadow="none" style:text-underline-style="none" fo:font-weight="bold" style:font-name-asian="宋体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PL on sale list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1"/>
        <table:table-column table:style-name="co3" table:default-cell-style-name="ce18"/>
        <table:table-column table:style-name="co1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24"/>
        <table:table-column table:style-name="co7" table:default-cell-style-name="ce32"/>
        <table:table-column table:style-name="co8" table:default-cell-style-name="ce35"/>
        <table:table-column table:style-name="co9" table:default-cell-style-name="ce32"/>
        <table:table-column table:style-name="co5" table:default-cell-style-name="ce32"/>
        <table:table-column table:style-name="co10" table:default-cell-style-name="ce24"/>
        <table:table-column table:style-name="co11" table:default-cell-style-name="ce24"/>
        <table:table-column table:style-name="co10" table:number-columns-repeated="1011" table:default-cell-style-name="ce52"/>
        <table:table-row table:style-name="ro1">
          <table:table-cell table:style-name="ce1" office:value-type="string">
            <text:p>OPL on sale list. 20160608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Seeed SKU</text:p>
          </table:table-cell>
          <table:table-cell table:style-name="ce12" office:value-type="string">
            <text:p>MPN</text:p>
          </table:table-cell>
          <table:table-cell table:style-name="ce19" office:value-type="string">
            <text:p>Description</text:p>
          </table:table-cell>
          <table:table-cell table:style-name="ce21" office:value-type="string">
            <text:p>Category</text:p>
          </table:table-cell>
          <table:table-cell table:style-name="ce12" office:value-type="string">
            <text:p>Package</text:p>
          </table:table-cell>
          <table:table-cell table:style-name="ce12" office:value-type="string">
            <text:p>Manufacturer</text:p>
          </table:table-cell>
          <table:table-cell table:style-name="ce12" office:value-type="string">
            <text:p>Datasheet</text:p>
          </table:table-cell>
          <table:table-cell table:style-name="ce33" office:value-type="string">
            <text:p><text:span text:style-name="T1">Price</text:span><text:span text:style-name="T2">（</text:span><text:span text:style-name="T1">$</text:span><text:span text:style-name="T2">）</text:span><text:span text:style-name="T1">/pcsPrice</text:span><text:span text:style-name="T2">（</text:span><text:span text:style-name="T1">$</text:span><text:span text:style-name="T2">）</text:span><text:span text:style-name="T1">/pcsPrice</text:span><text:span text:style-name="T2">（</text:span><text:span text:style-name="T1">$</text:span><text:span text:style-name="T2">）</text:span><text:span text:style-name="T1">/pcsPrice</text:span><text:span text:style-name="T2">（</text:span><text:span text:style-name="T1">$</text:span><text:span text:style-name="T2">）</text:span><text:span text:style-name="T1">/pcsPrice</text:span><text:span text:style-name="T2">（</text:span><text:span text:style-name="T1">$</text:span><text:span text:style-name="T2">）</text:span><text:span text:style-name="T1">/pcsPrice</text:span><text:span text:style-name="T2">（</text:span><text:span text:style-name="T1">$</text:span><text:span text:style-name="T2">）</text:span><text:span text:style-name="T1">/pcsPrice</text:span><text:span text:style-name="T2">（</text:span><text:span text:style-name="T1">$</text:span><text:span text:style-name="T2">）</text:span><text:span text:style-name="T1">/pcsPrice</text:span><text:span text:style-name="T2">（</text:span><text:span text:style-name="T1">$</text:span><text:span text:style-name="T2">）</text:span><text:span text:style-name="T1">/pcsPrice</text:span><text:span text:style-name="T2">（</text:span><text:span text:style-name="T1">$</text:span><text:span text:style-name="T2">）</text:span><text:span text:style-name="T1">/pcsPrice</text:span><text:span text:style-name="T2">（</text:span><text:span text:style-name="T1">$</text:span><text:span text:style-name="T2">）</text:span><text:span text:style-name="T1">/pcsPrice</text:span><text:span text:style-name="T2">（</text:span><text:span text:style-name="T1">$</text:span><text:span text:style-name="T2">）</text:span><text:span text:style-name="T1">/pcsPrice</text:span><text:span text:style-name="T2">（</text:span><text:span text:style-name="T1">$</text:span><text:span text:style-name="T2">）</text:span><text:span text:style-name="T1">/pcsPrice</text:span><text:span text:style-name="T2">（</text:span><text:span text:style-name="T1">$</text:span><text:span text:style-name="T2">）</text:span><text:span text:style-name="T1">/pcsPrice</text:span><text:span text:style-name="T2">（</text:span><text:span text:style-name="T1">$</text:span><text:span text:style-name="T2">）</text:span><text:span text:style-name="T1">/pcsPrice</text:span><text:span text:style-name="T2">（</text:span><text:span text:style-name="T1">$</text:span><text:span text:style-name="T2">）</text:span><text:span text:style-name="T1">/pcsPrice</text:span><text:span text:style-name="T2">（</text:span><text:span text:style-name="T1">$</text:span><text:span text:style-name="T2">）</text:span><text:span text:style-name="T1">/pcsPrice</text:span><text:span text:style-name="T2">（</text:span><text:span text:style-name="T1">$</text:span><text:span text:style-name="T2">）</text:span><text:span text:style-name="T1">/pcsPrice</text:span><text:span text:style-name="T2">（</text:span><text:span text:style-name="T1">$</text:span><text:span text:style-name="T2">）</text:span><text:span text:style-name="T1">/pcsPrice</text:span><text:span text:style-name="T2">（</text:span><text:span text:style-name="T1">$</text:span><text:span text:style-name="T2">）</text:span><text:span text:style-name="T1">/pcsPrice</text:span><text:span text:style-name="T2">（</text:span><text:span text:style-name="T1">$</text:span><text:span text:style-name="T2">）</text:span><text:span text:style-name="T1">/pcsPrice</text:span><text:span text:style-name="T2">（</text:span><text:span text:style-name="T1">$</text:span><text:span text:style-name="T2">）</text:span><text:span text:style-name="T1">/pcsPrice</text:span><text:span text:style-name="T2">（</text:span><text:span text:style-name="T1">$</text:span><text:span text:style-name="T2">）</text:span><text:span text:style-name="T1">/pcsPrice</text:span><text:span text:style-name="T2">（</text:span><text:span text:style-name="T1">$</text:span><text:span text:style-name="T2">）</text:span><text:span text:style-name="T1">/pcsPrice</text:span><text:span text:style-name="T2">（</text:span><text:span text:style-name="T1">$</text:span><text:span text:style-name="T2">）</text:span><text:span text:style-name="T1">/pcsPrice</text:span><text:span text:style-name="T2">（</text:span><text:span text:style-name="T1">$</text:span><text:span text:style-name="T2">）</text:span><text:span text:style-name="T1">/pcsPrice</text:span><text:span text:style-name="T2">（</text:span><text:span text:style-name="T1">$</text:span><text:span text:style-name="T2">）</text:span><text:span text:style-name="T1">/pcs</text:span></text:p>
          </table:table-cell>
          <table:table-cell table:style-name="ce36" office:value-type="string">
            <text:p>Pieces/set</text:p>
          </table:table-cell>
          <table:table-cell table:style-name="ce33" office:value-type="string">
            <text:p>Solder points Qty</text:p>
          </table:table-cell>
          <table:table-cell table:style-name="ce33" office:value-type="string">
            <text:p><text:span text:style-name="T1">Assem.Cost/pcs</text:span><text:span text:style-name="T2">（</text:span><text:span text:style-name="T1">$</text:span><text:span text:style-name="T2">）</text:span><text:span text:style-name="T1">Assem.Cost/pcs</text:span><text:span text:style-name="T2">（</text:span><text:span text:style-name="T1">$</text:span><text:span text:style-name="T2">）</text:span><text:span text:style-name="T1">Assem.Cost/pcs</text:span><text:span text:style-name="T2">（</text:span><text:span text:style-name="T1">$</text:span><text:span text:style-name="T2">）</text:span><text:span text:style-name="T1">Assem.Cost/pcs</text:span><text:span text:style-name="T2">（</text:span><text:span text:style-name="T1">$</text:span><text:span text:style-name="T2">）</text:span><text:span text:style-name="T1">Assem.Cost/pcs</text:span><text:span text:style-name="T2">（</text:span><text:span text:style-name="T1">$</text:span><text:span text:style-name="T2">）</text:span><text:span text:style-name="T1">Assem.Cost/pcs</text:span><text:span text:style-name="T2">（</text:span><text:span text:style-name="T1">$</text:span><text:span text:style-name="T2">）</text:span><text:span text:style-name="T1">Assem.Cost/pcs</text:span><text:span text:style-name="T2">（</text:span><text:span text:style-name="T1">$</text:span><text:span text:style-name="T2">）</text:span><text:span text:style-name="T1">Assem.Cost/pcs</text:span><text:span text:style-name="T2">（</text:span><text:span text:style-name="T1">$</text:span><text:span text:style-name="T2">）</text:span><text:span text:style-name="T1">Assem.Cost/pcs</text:span><text:span text:style-name="T2">（</text:span><text:span text:style-name="T1">$</text:span><text:span text:style-name="T2">）</text:span><text:span text:style-name="T1">Assem.Cost/pcs</text:span><text:span text:style-name="T2">（</text:span><text:span text:style-name="T1">$</text:span><text:span text:style-name="T2">）</text:span><text:span text:style-name="T1">Assem.Cost/pcs</text:span><text:span text:style-name="T2">（</text:span><text:span text:style-name="T1">$</text:span><text:span text:style-name="T2">）</text:span><text:span text:style-name="T1">Assem.Cost/pcs</text:span><text:span text:style-name="T2">（</text:span><text:span text:style-name="T1">$</text:span><text:span text:style-name="T2">）</text:span><text:span text:style-name="T1">Assem.Cost/pcs</text:span><text:span text:style-name="T2">（</text:span><text:span text:style-name="T1">$</text:span><text:span text:style-name="T2">）</text:span><text:span text:style-name="T1">Assem.Cost/pcs</text:span><text:span text:style-name="T2">（</text:span><text:span text:style-name="T1">$</text:span><text:span text:style-name="T2">）</text:span><text:span text:style-name="T1">Assem.Cost/pcs</text:span><text:span text:style-name="T2">（</text:span><text:span text:style-name="T1">$</text:span><text:span text:style-name="T2">）</text:span><text:span text:style-name="T1">Assem.Cost/pcs</text:span><text:span text:style-name="T2">（</text:span><text:span text:style-name="T1">$</text:span><text:span text:style-name="T2">）</text:span><text:span text:style-name="T1">Assem.Cost/pcs</text:span><text:span text:style-name="T2">（</text:span><text:span text:style-name="T1">$</text:span><text:span text:style-name="T2">）</text:span><text:span text:style-name="T1">Assem.Cost/pcs</text:span><text:span text:style-name="T2">（</text:span><text:span text:style-name="T1">$</text:span><text:span text:style-name="T2">）</text:span><text:span text:style-name="T1">Assem.Cost/pcs</text:span><text:span text:style-name="T2">（</text:span><text:span text:style-name="T1">$</text:span><text:span text:style-name="T2">）</text:span><text:span text:style-name="T1">Assem.Cost/pcs</text:span><text:span text:style-name="T2">（</text:span><text:span text:style-name="T1">$</text:span><text:span text:style-name="T2">）</text:span><text:span text:style-name="T1">Assem.Cost/pcs</text:span><text:span text:style-name="T2">（</text:span><text:span text:style-name="T1">$</text:span><text:span text:style-name="T2">）</text:span><text:span text:style-name="T1">Assem.Cost/pcs</text:span><text:span text:style-name="T2">（</text:span><text:span text:style-name="T1">$</text:span><text:span text:style-name="T2">）</text:span><text:span text:style-name="T1">Assem.Cost/pcs</text:span><text:span text:style-name="T2">（</text:span><text:span text:style-name="T1">$</text:span><text:span text:style-name="T2">）</text:span><text:span text:style-name="T1">Assem.Cost/pcs</text:span><text:span text:style-name="T2">（</text:span><text:span text:style-name="T1">$</text:span><text:span text:style-name="T2">）</text:span><text:span text:style-name="T1">Assem.Cost/pcs</text:span><text:span text:style-name="T2">（</text:span><text:span text:style-name="T1">$</text:span><text:span text:style-name="T2">）</text:span><text:span text:style-name="T1">Assem.Cost/pcs</text:span><text:span text:style-name="T2">（</text:span><text:span text:style-name="T1">$</text:span><text:span text:style-name="T2">）</text:span></text:p>
          </table:table-cell>
          <table:table-cell table:style-name="ce12" office:value-type="string">
            <text:p>Image URL</text:p>
          </table:table-cell>
          <table:table-cell table:style-name="ce12" office:value-type="string">
            <text:p>Distributor-URL</text:p>
          </table:table-cell>
          <table:table-cell table:style-name="ce53" table:number-columns-repeated="1011"/>
        </table:table-row>
        <table:table-row table:style-name="ro3">
          <table:table-cell table:style-name="ce3" office:value-type="float" office:value="306010055">
            <text:p>306010055</text:p>
          </table:table-cell>
          <table:table-cell table:style-name="ce13" office:value-type="string">
            <text:p>FC-135</text:p>
          </table:table-cell>
          <table:table-cell table:style-name="ce20" office:value-type="string">
            <text:p>SMD Crystal 32.768KHz-7pF-20ppm-70k</text:p>
          </table:table-cell>
          <table:table-cell table:style-name="ce13" office:value-type="string">
            <text:p><text:s/>Crystal Oscillator </text:p>
          </table:table-cell>
          <table:table-cell table:style-name="ce13" office:value-type="string">
            <text:p>2P-L3.2*W1.5mm</text:p>
          </table:table-cell>
          <table:table-cell table:style-name="ce13" office:value-type="string">
            <text:p>Xinhunjing</text:p>
          </table:table-cell>
          <table:table-cell table:style-name="ce25" office:value-type="string">
            <text:p><text:a xlink:href="http://www.seeedstudio.com/wiki/images/7/78/306010055.pdf">http://www.seeedstudio.com/wiki/images/7/78/306010055.pdf</text:a></text:p>
          </table:table-cell>
          <table:table-cell table:style-name="ce34" office:value-type="float" office:value="0.390625">
            <text:p>0.391 </text:p>
          </table:table-cell>
          <table:table-cell table:style-name="ce37" office:value-type="float" office:value="5">
            <text:p>5 </text:p>
          </table:table-cell>
          <table:table-cell table:style-name="ce39" office:value-type="float" office:value="4">
            <text:p>4 </text:p>
          </table:table-cell>
          <table:table-cell table:style-name="ce42" office:value-type="float" office:value="0.4">
            <text:p>0.40 </text:p>
          </table:table-cell>
          <table:table-cell table:style-name="ce25"/>
          <table:table-cell table:style-name="ce47" office:value-type="string">
            <text:p>http://www.seeedstudio.com/depot/OPLopen-parts-library-catalog-c-136_138/#306010055</text:p>
          </table:table-cell>
          <table:table-cell table:number-columns-repeated="1011"/>
        </table:table-row>
        <table:table-row table:style-name="ro3">
          <table:table-cell table:style-name="ce3" office:value-type="float" office:value="306010037">
            <text:p>306010037</text:p>
          </table:table-cell>
          <table:table-cell table:style-name="ce13" office:value-type="string">
            <text:p>49S/18PF</text:p>
          </table:table-cell>
          <table:table-cell table:style-name="ce20" office:value-type="string">
            <text:p>DIP Crystal 16MHz-18pF-30ppm-50R</text:p>
          </table:table-cell>
          <table:table-cell table:style-name="ce13" office:value-type="string">
            <text:p><text:s/>Crystal Oscillator </text:p>
          </table:table-cell>
          <table:table-cell table:style-name="ce13" office:value-type="string">
            <text:p>HC49/US</text:p>
          </table:table-cell>
          <table:table-cell table:style-name="ce13" office:value-type="string">
            <text:p>Xinhunjing</text:p>
          </table:table-cell>
          <table:table-cell table:style-name="ce25" office:value-type="string">
            <text:p><text:a xlink:href="http://www.seeedstudio.com/wiki/images/5/57/306010037.pdf">http://www.seeedstudio.com/wiki/images/5/57/306010037.pdf</text:a></text:p>
          </table:table-cell>
          <table:table-cell table:style-name="ce34" office:value-type="float" office:value="0.13125">
            <text:p>0.131 </text:p>
          </table:table-cell>
          <table:table-cell table:style-name="ce37" office:value-type="float" office:value="10">
            <text:p>1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25"/>
          <table:table-cell table:style-name="ce48" office:value-type="string">
            <text:p><text:a xlink:href="http://www.seeedstudio.com/depot/OPLopen-parts-library-catalog-c-136_138/">http://www.seeedstudio.com/depot/OPLopen-parts-library-catalog-c-136_138/#306010037</text:a></text:p>
          </table:table-cell>
          <table:table-cell table:number-columns-repeated="1011"/>
        </table:table-row>
        <table:table-row table:style-name="ro4">
          <table:table-cell table:style-name="ce4" office:value-type="float" office:value="306010054">
            <text:p>306010054</text:p>
          </table:table-cell>
          <table:table-cell table:style-name="ce14" office:value-type="string">
            <text:p>X053201602002</text:p>
          </table:table-cell>
          <table:table-cell table:style-name="ce20" office:value-type="string">
            <text:p>SMD Crystal 16MHz-8pF-20ppm-40R</text:p>
          </table:table-cell>
          <table:table-cell table:style-name="ce13" office:value-type="string">
            <text:p><text:s/>Crystal Oscillator </text:p>
          </table:table-cell>
          <table:table-cell table:style-name="ce14" office:value-type="string">
            <text:p>2P-SMD-5.0X3.2</text:p>
          </table:table-cell>
          <table:table-cell table:style-name="ce14" office:value-type="string">
            <text:p>JINGPENGYUAN</text:p>
          </table:table-cell>
          <table:table-cell table:style-name="ce25" office:value-type="string">
            <text:p>http://www.seeedstudio.com/wiki/images/9/9f/0500290P1.pdf</text:p>
          </table:table-cell>
          <table:table-cell table:style-name="ce34" office:value-type="float" office:value="0.4296875">
            <text:p>0.430 </text:p>
          </table:table-cell>
          <table:table-cell table:style-name="ce38" office:value-type="float" office:value="5">
            <text:p>5 </text:p>
          </table:table-cell>
          <table:table-cell table:style-name="ce38" office:value-type="float" office:value="2">
            <text:p>2 </text:p>
          </table:table-cell>
          <table:table-cell table:style-name="ce43" office:value-type="float" office:value="0.2">
            <text:p>0.20 </text:p>
          </table:table-cell>
          <table:table-cell table:style-name="ce25"/>
          <table:table-cell table:style-name="ce47" office:value-type="string">
            <text:p>http://www.seeedstudio.com/depot/OPLopen-parts-library-catalog-c-136_138/#0500290P1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306010047</text:p>
          </table:table-cell>
          <table:table-cell table:style-name="ce13" office:value-type="string">
            <text:p>5032/2P</text:p>
          </table:table-cell>
          <table:table-cell table:style-name="ce20" office:value-type="string">
            <text:p>SMD Crystal 12MHz-20pF-20ppm-40R</text:p>
          </table:table-cell>
          <table:table-cell table:style-name="ce13" office:value-type="string">
            <text:p><text:s/>Crystal Oscillator </text:p>
          </table:table-cell>
          <table:table-cell table:style-name="ce13" office:value-type="string">
            <text:p>2P-L5.0*W3.2mm</text:p>
          </table:table-cell>
          <table:table-cell table:style-name="ce13" office:value-type="string">
            <text:p>Xinhunjing</text:p>
          </table:table-cell>
          <table:table-cell table:style-name="ce25" office:value-type="string">
            <text:p><text:a xlink:href="http://www.seeedstudio.com/wiki/images/c/c7/306010047.pdf">http://www.seeedstudio.com/wiki/images/c/c7/306010047.pdf</text:a></text:p>
          </table:table-cell>
          <table:table-cell table:style-name="ce34" office:value-type="float" office:value="0.44921875">
            <text:p>0.449 </text:p>
          </table:table-cell>
          <table:table-cell table:style-name="ce37" office:value-type="float" office:value="5">
            <text:p>5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25"/>
          <table:table-cell table:style-name="ce47" office:value-type="string">
            <text:p>http://www.seeedstudio.com/depot/OPLopen-parts-library-catalog-c-136_138/#306010047</text:p>
          </table:table-cell>
          <table:table-cell table:number-columns-repeated="1011"/>
        </table:table-row>
        <table:table-row table:style-name="ro3">
          <table:table-cell table:style-name="ce3" office:value-type="float" office:value="305030028">
            <text:p>305030028</text:p>
          </table:table-cell>
          <table:table-cell table:style-name="ce13" office:value-type="string">
            <text:p>2N7002,215</text:p>
          </table:table-cell>
          <table:table-cell table:style-name="ce20" office:value-type="string">
            <text:p>SMD MOSFET N-CH 60V 300mA</text:p>
          </table:table-cell>
          <table:table-cell table:style-name="ce13" office:value-type="string">
            <text:p><text:s/>Transistor </text:p>
          </table:table-cell>
          <table:table-cell table:style-name="ce13" office:value-type="string">
            <text:p>SOT-23</text:p>
          </table:table-cell>
          <table:table-cell table:style-name="ce13" office:value-type="string">
            <text:p>NXP</text:p>
          </table:table-cell>
          <table:table-cell table:style-name="ce25" office:value-type="string">
            <text:p><text:a xlink:href="http://www.seeedstudio.com/wiki/images/c/c6/305030028.pdf">http://www.seeedstudio.com/wiki/images/c/c6/305030028.pdf</text:a></text:p>
          </table:table-cell>
          <table:table-cell table:style-name="ce34" office:value-type="float" office:value="0.037109375">
            <text:p>0.037 </text:p>
          </table:table-cell>
          <table:table-cell table:style-name="ce37" office:value-type="float" office:value="30">
            <text:p>30 </text:p>
          </table:table-cell>
          <table:table-cell table:style-name="ce39" office:value-type="float" office:value="3">
            <text:p>3 </text:p>
          </table:table-cell>
          <table:table-cell table:style-name="ce42" office:value-type="float" office:value="0.3">
            <text:p>0.30 </text:p>
          </table:table-cell>
          <table:table-cell table:style-name="ce25"/>
          <table:table-cell table:style-name="ce47" office:value-type="string">
            <text:p>http://www.seeedstudio.com/depot/OPLopen-parts-library-catalog-c-136_138/#305030028</text:p>
          </table:table-cell>
          <table:table-cell table:number-columns-repeated="1011"/>
        </table:table-row>
        <table:table-row table:style-name="ro4">
          <table:table-cell table:style-name="ce4" office:value-type="float" office:value="305030015">
            <text:p>305030015</text:p>
          </table:table-cell>
          <table:table-cell table:style-name="ce14" office:value-type="string">
            <text:p>CJ2302</text:p>
          </table:table-cell>
          <table:table-cell table:style-name="ce20" office:value-type="string">
            <text:p>SMD MOSFET N-CH 20V 2.1A</text:p>
          </table:table-cell>
          <table:table-cell table:style-name="ce13" office:value-type="string">
            <text:p><text:s/>Transistor </text:p>
          </table:table-cell>
          <table:table-cell table:style-name="ce14" office:value-type="string">
            <text:p>SOT23</text:p>
          </table:table-cell>
          <table:table-cell table:style-name="ce14" office:value-type="string">
            <text:p>JCET</text:p>
          </table:table-cell>
          <table:table-cell table:style-name="ce25" office:value-type="string">
            <text:p>http://www.seeedstudio.com/wiki/images/e/e7/0440200P1.pdf</text:p>
          </table:table-cell>
          <table:table-cell table:style-name="ce34" office:value-type="float" office:value="0.08984375">
            <text:p>0.090 </text:p>
          </table:table-cell>
          <table:table-cell table:style-name="ce38" office:value-type="float" office:value="10">
            <text:p>10 </text:p>
          </table:table-cell>
          <table:table-cell table:style-name="ce38" office:value-type="float" office:value="3">
            <text:p>3 </text:p>
          </table:table-cell>
          <table:table-cell table:style-name="ce43" office:value-type="float" office:value="0.3">
            <text:p>0.30 </text:p>
          </table:table-cell>
          <table:table-cell table:style-name="ce25"/>
          <table:table-cell table:style-name="ce47" office:value-type="string">
            <text:p>http://www.seeedstudio.com/depot/OPLopen-parts-library-catalog-c-136_138/#0440200P1</text:p>
          </table:table-cell>
          <table:table-cell table:number-columns-repeated="1011"/>
        </table:table-row>
        <table:table-row table:style-name="ro4">
          <table:table-cell table:style-name="ce4" office:value-type="float" office:value="305030014">
            <text:p>305030014</text:p>
          </table:table-cell>
          <table:table-cell table:style-name="ce14" office:value-type="string">
            <text:p>CJ2305</text:p>
          </table:table-cell>
          <table:table-cell table:style-name="ce20" office:value-type="string">
            <text:p>SMD MOSFET P-CH 8V 4.1A</text:p>
          </table:table-cell>
          <table:table-cell table:style-name="ce13" office:value-type="string">
            <text:p><text:s/>Transistor </text:p>
          </table:table-cell>
          <table:table-cell table:style-name="ce14" office:value-type="string">
            <text:p>SOT-23</text:p>
          </table:table-cell>
          <table:table-cell table:style-name="ce14" office:value-type="string">
            <text:p>JCET</text:p>
          </table:table-cell>
          <table:table-cell table:style-name="ce25" office:value-type="string">
            <text:p>http://www.seeedstudio.com/wiki/images/a/ac/0440210P1.pdf</text:p>
          </table:table-cell>
          <table:table-cell table:style-name="ce34" office:value-type="float" office:value="0.078125">
            <text:p>0.078 </text:p>
          </table:table-cell>
          <table:table-cell table:style-name="ce38" office:value-type="float" office:value="10">
            <text:p>10 </text:p>
          </table:table-cell>
          <table:table-cell table:style-name="ce38" office:value-type="float" office:value="3">
            <text:p>3 </text:p>
          </table:table-cell>
          <table:table-cell table:style-name="ce43" office:value-type="float" office:value="0.3">
            <text:p>0.30 </text:p>
          </table:table-cell>
          <table:table-cell table:style-name="ce26"/>
          <table:table-cell table:style-name="ce47" office:value-type="string">
            <text:p>http://www.seeedstudio.com/depot/OPLopen-parts-library-catalog-c-136_138/#0440210P1</text:p>
          </table:table-cell>
          <table:table-cell table:number-columns-repeated="1011"/>
        </table:table-row>
        <table:table-row table:style-name="ro4">
          <table:table-cell table:style-name="ce4" office:value-type="float" office:value="305010018">
            <text:p>305010018</text:p>
          </table:table-cell>
          <table:table-cell table:style-name="ce14" office:value-type="string">
            <text:p>S9013</text:p>
          </table:table-cell>
          <table:table-cell table:style-name="ce20" office:value-type="string">
            <text:p>SMD Transistors NPN 25V 500mA</text:p>
          </table:table-cell>
          <table:table-cell table:style-name="ce13" office:value-type="string">
            <text:p><text:s/>Transistor </text:p>
          </table:table-cell>
          <table:table-cell table:style-name="ce14" office:value-type="string">
            <text:p>SOT-23</text:p>
          </table:table-cell>
          <table:table-cell table:style-name="ce14" office:value-type="string">
            <text:p>JCET</text:p>
          </table:table-cell>
          <table:table-cell table:style-name="ce25" office:value-type="string">
            <text:p>http://www.seeedstudio.com/wiki/images/6/67/0400000P1.pdf</text:p>
          </table:table-cell>
          <table:table-cell table:style-name="ce34" office:value-type="float" office:value="0.0234375">
            <text:p>0.023 </text:p>
          </table:table-cell>
          <table:table-cell table:style-name="ce38" office:value-type="float" office:value="50">
            <text:p>50 </text:p>
          </table:table-cell>
          <table:table-cell table:style-name="ce38" office:value-type="float" office:value="3">
            <text:p>3 </text:p>
          </table:table-cell>
          <table:table-cell table:style-name="ce43" office:value-type="float" office:value="0.3">
            <text:p>0.30 </text:p>
          </table:table-cell>
          <table:table-cell table:style-name="ce25"/>
          <table:table-cell table:style-name="ce47" office:value-type="string">
            <text:p>http://www.seeedstudio.com/depot/OPLopen-parts-library-catalog-c-136_138/#0400000P1</text:p>
          </table:table-cell>
          <table:table-cell table:number-columns-repeated="1011"/>
        </table:table-row>
        <table:table-row table:style-name="ro4">
          <table:table-cell table:style-name="ce4" office:value-type="float" office:value="305020006">
            <text:p>305020006</text:p>
          </table:table-cell>
          <table:table-cell table:style-name="ce14" office:value-type="string">
            <text:p>S8550</text:p>
          </table:table-cell>
          <table:table-cell table:style-name="ce20" office:value-type="string">
            <text:p>SMD Transistors PNP 25V 500mA</text:p>
          </table:table-cell>
          <table:table-cell table:style-name="ce13" office:value-type="string">
            <text:p><text:s/>Transistor </text:p>
          </table:table-cell>
          <table:table-cell table:style-name="ce14" office:value-type="string">
            <text:p>SOT-23</text:p>
          </table:table-cell>
          <table:table-cell table:style-name="ce14"/>
          <table:table-cell table:style-name="ce25" office:value-type="string">
            <text:p>http://www.seeedstudio.com/wiki/images/e/e5/0410030P1.pdf</text:p>
          </table:table-cell>
          <table:table-cell table:style-name="ce34" office:value-type="float" office:value="0.0234375">
            <text:p>0.023 </text:p>
          </table:table-cell>
          <table:table-cell table:style-name="ce38" office:value-type="float" office:value="50">
            <text:p>50 </text:p>
          </table:table-cell>
          <table:table-cell table:style-name="ce38" office:value-type="float" office:value="3">
            <text:p>3 </text:p>
          </table:table-cell>
          <table:table-cell table:style-name="ce43" office:value-type="float" office:value="0.3">
            <text:p>0.30 </text:p>
          </table:table-cell>
          <table:table-cell table:style-name="ce25"/>
          <table:table-cell table:style-name="ce47" office:value-type="string">
            <text:p>http://www.seeedstudio.com/depot/OPLopen-parts-library-catalog-c-136_138/#0410030P1</text:p>
          </table:table-cell>
          <table:table-cell table:number-columns-repeated="1011"/>
        </table:table-row>
        <table:table-row table:style-name="ro3">
          <table:table-cell table:style-name="ce3" office:value-type="float" office:value="305010017">
            <text:p>305010017</text:p>
          </table:table-cell>
          <table:table-cell table:style-name="ce13" office:value-type="string">
            <text:p>S8050</text:p>
          </table:table-cell>
          <table:table-cell table:style-name="ce20" office:value-type="string">
            <text:p>SMD Transistors NPN 25V 500mW</text:p>
          </table:table-cell>
          <table:table-cell table:style-name="ce13" office:value-type="string">
            <text:p><text:s/>Transistor </text:p>
          </table:table-cell>
          <table:table-cell table:style-name="ce13" office:value-type="string">
            <text:p>SOT-23</text:p>
          </table:table-cell>
          <table:table-cell table:style-name="ce14" office:value-type="string">
            <text:p>JCET</text:p>
          </table:table-cell>
          <table:table-cell table:style-name="ce25" office:value-type="string">
            <text:p><text:a xlink:href="http://www.seeedstudio.com/wiki/images/b/ba/305010017.pdf">http://www.seeedstudio.com/wiki/images/b/ba/305010017.pdf</text:a></text:p>
          </table:table-cell>
          <table:table-cell table:style-name="ce34" office:value-type="float" office:value="0.0234375">
            <text:p>0.023 </text:p>
          </table:table-cell>
          <table:table-cell table:style-name="ce37" office:value-type="float" office:value="50">
            <text:p>50 </text:p>
          </table:table-cell>
          <table:table-cell table:style-name="ce39" office:value-type="float" office:value="3">
            <text:p>3 </text:p>
          </table:table-cell>
          <table:table-cell table:style-name="ce42" office:value-type="float" office:value="0.3">
            <text:p>0.30 </text:p>
          </table:table-cell>
          <table:table-cell table:style-name="ce26"/>
          <table:table-cell table:style-name="ce47" office:value-type="string">
            <text:p>http://www.seeedstudio.com/depot/OPLopen-parts-library-catalog-c-136_138/#305010017</text:p>
          </table:table-cell>
          <table:table-cell table:number-columns-repeated="1011"/>
        </table:table-row>
        <table:table-row table:style-name="ro3">
          <table:table-cell table:style-name="ce3" office:value-type="float" office:value="312010004">
            <text:p>312010004</text:p>
          </table:table-cell>
          <table:table-cell table:style-name="ce13" office:value-type="string">
            <text:p>KS-12065D03YA</text:p>
          </table:table-cell>
          <table:table-cell table:style-name="ce20" office:value-type="string">
            <text:p>DIP Buzzer 3V/30mA;2700±300Hz</text:p>
          </table:table-cell>
          <table:table-cell table:style-name="ce13" office:value-type="string">
            <text:p>Audio product</text:p>
          </table:table-cell>
          <table:table-cell table:style-name="ce13" office:value-type="string">
            <text:p>2P-7.6-D12*H6.5mm</text:p>
          </table:table-cell>
          <table:table-cell table:style-name="ce13" office:value-type="string">
            <text:p>Guangjixing</text:p>
          </table:table-cell>
          <table:table-cell table:style-name="ce25" office:value-type="string">
            <text:p><text:a xlink:href="http://www.seeedstudio.com/wiki/images/c/cb/312020003.pdf">http://www.seeedstudio.com/wiki/images/c/cb/312020003.pdf</text:a></text:p>
          </table:table-cell>
          <table:table-cell table:style-name="ce34" office:value-type="float" office:value="0.50390625">
            <text:p>0.504 </text:p>
          </table:table-cell>
          <table:table-cell table:style-name="ce37" office:value-type="float" office:value="5">
            <text:p>5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25"/>
          <table:table-cell table:style-name="ce47" office:value-type="string">
            <text:p>http://www.seeedstudio.com/depot/OPLopen-parts-library-catalog-c-136_138/#312010004</text:p>
          </table:table-cell>
          <table:table-cell table:number-columns-repeated="1011"/>
        </table:table-row>
        <table:table-row table:style-name="ro4">
          <table:table-cell table:style-name="ce3" office:value-type="float" office:value="302020027">
            <text:p>302020027</text:p>
          </table:table-cell>
          <table:table-cell table:style-name="ce13" office:value-type="string">
            <text:p>TAJD477M006RNJ</text:p>
          </table:table-cell>
          <table:table-cell table:style-name="ce20" office:value-type="string">
            <text:p>e</text:p>
          </table:table-cell>
          <table:table-cell table:style-name="ce13" office:value-type="string">
            <text:p>Capacitor</text:p>
          </table:table-cell>
          <table:table-cell table:style-name="ce13" office:value-type="string">
            <text:p>AVX-D</text:p>
          </table:table-cell>
          <table:table-cell table:style-name="ce13" office:value-type="string">
            <text:p>AVX</text:p>
          </table:table-cell>
          <table:table-cell table:style-name="ce25"/>
          <table:table-cell table:style-name="ce34" office:value-type="float" office:value="0.91796875">
            <text:p>0.918 </text:p>
          </table:table-cell>
          <table:table-cell table:style-name="ce37" office:value-type="float" office:value="5">
            <text:p>5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25"/>
          <table:table-cell table:style-name="ce47" office:value-type="string">
            <text:p>http://www.seeedstudio.com/depot/OPLopen-parts-library-catalog-c-136_138/#302020027</text:p>
          </table:table-cell>
          <table:table-cell table:number-columns-repeated="1011"/>
        </table:table-row>
        <table:table-row table:style-name="ro3">
          <table:table-cell table:style-name="ce3" office:value-type="float" office:value="302030031">
            <text:p>302030031</text:p>
          </table:table-cell>
          <table:table-cell table:style-name="ce13"/>
          <table:table-cell table:style-name="ce20" office:value-type="string">
            <text:p>DIP CAP Aluminum 100uF-16V</text:p>
          </table:table-cell>
          <table:table-cell table:style-name="ce13" office:value-type="string">
            <text:p>Capacitor</text:p>
          </table:table-cell>
          <table:table-cell table:style-name="ce13" office:value-type="string">
            <text:p>Radial-D5.0*H7.0mm</text:p>
          </table:table-cell>
          <table:table-cell table:style-name="ce13" office:value-type="string">
            <text:p>JWCO</text:p>
          </table:table-cell>
          <table:table-cell table:style-name="ce26" office:value-type="string">
            <text:p><text:a xlink:href="http://www.seeedstudio.com/wiki/images/1/14/302030031.pdf">http://www.seeedstudio.com/wiki/images/1/14/302030031.pdf</text:a></text:p>
          </table:table-cell>
          <table:table-cell table:style-name="ce34" office:value-type="float" office:value="0.0152734375">
            <text:p>0.015 </text:p>
          </table:table-cell>
          <table:table-cell table:style-name="ce37" office:value-type="float" office:value="50">
            <text:p>5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25"/>
          <table:table-cell table:style-name="ce47" office:value-type="string">
            <text:p>http://www.seeedstudio.com/depot/OPLopen-parts-library-catalog-c-136_138/#302030031</text:p>
          </table:table-cell>
          <table:table-cell table:number-columns-repeated="1011"/>
        </table:table-row>
        <table:table-row table:style-name="ro4">
          <table:table-cell table:style-name="ce4" office:value-type="string">
            <text:p>302020025</text:p>
          </table:table-cell>
          <table:table-cell table:style-name="ce14" office:value-type="string">
            <text:p>TAJC107K010RNJ</text:p>
          </table:table-cell>
          <table:table-cell table:style-name="ce20" office:value-type="string">
            <text:p>SMD CAP Tantalum 100uF-10V 10%</text:p>
          </table:table-cell>
          <table:table-cell table:style-name="ce13" office:value-type="string">
            <text:p>Capacitor</text:p>
          </table:table-cell>
          <table:table-cell table:style-name="ce14" office:value-type="string">
            <text:p>AVX-C</text:p>
          </table:table-cell>
          <table:table-cell table:style-name="ce14" office:value-type="string">
            <text:p>AVX</text:p>
          </table:table-cell>
          <table:table-cell table:style-name="ce25" office:value-type="string">
            <text:p>http://www.seeedstudio.com/wiki/images/a/ae/0130170P1.pdf</text:p>
          </table:table-cell>
          <table:table-cell table:style-name="ce34" office:value-type="float" office:value="0.28125">
            <text:p>0.281 </text:p>
          </table:table-cell>
          <table:table-cell table:style-name="ce38" office:value-type="float" office:value="10">
            <text:p>10 </text:p>
          </table:table-cell>
          <table:table-cell table:style-name="ce38" office:value-type="float" office:value="2">
            <text:p>2 </text:p>
          </table:table-cell>
          <table:table-cell table:style-name="ce43" office:value-type="float" office:value="0.2">
            <text:p>0.20 </text:p>
          </table:table-cell>
          <table:table-cell table:style-name="ce26"/>
          <table:table-cell table:style-name="ce47" office:value-type="string">
            <text:p>http://www.seeedstudio.com/depot/OPLopen-parts-library-catalog-c-136_138/#0130170P1</text:p>
          </table:table-cell>
          <table:table-cell table:number-columns-repeated="1011"/>
        </table:table-row>
        <table:table-row table:style-name="ro3">
          <table:table-cell table:style-name="ce3" office:value-type="float" office:value="302020022">
            <text:p>302020022</text:p>
          </table:table-cell>
          <table:table-cell table:style-name="ce13" office:value-type="string">
            <text:p>TAJC476K016RNJ</text:p>
          </table:table-cell>
          <table:table-cell table:style-name="ce20" office:value-type="string">
            <text:p>SMD CAP Tantalum 47uF-16V</text:p>
          </table:table-cell>
          <table:table-cell table:style-name="ce13" office:value-type="string">
            <text:p>Capacitor</text:p>
          </table:table-cell>
          <table:table-cell table:style-name="ce13" office:value-type="string">
            <text:p>AVX-C</text:p>
          </table:table-cell>
          <table:table-cell table:style-name="ce13" office:value-type="string">
            <text:p>AVX</text:p>
          </table:table-cell>
          <table:table-cell table:style-name="ce26" office:value-type="string">
            <text:p><text:a xlink:href="http://www.seeedstudio.com/wiki/images/c/c7/302020022.pdf">http://www.seeedstudio.com/wiki/images/c/c7/302020022.pdf</text:a></text:p>
          </table:table-cell>
          <table:table-cell table:style-name="ce34" office:value-type="float" office:value="0.3">
            <text:p>0.300 </text:p>
          </table:table-cell>
          <table:table-cell table:style-name="ce37" office:value-type="float" office:value="10">
            <text:p>1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25"/>
          <table:table-cell table:style-name="ce47" office:value-type="string">
            <text:p>http://www.seeedstudio.com/depot/OPLopen-parts-library-catalog-c-136_138/#302020022</text:p>
          </table:table-cell>
          <table:table-cell table:number-columns-repeated="1011"/>
        </table:table-row>
        <table:table-row table:style-name="ro4">
          <table:table-cell table:style-name="ce4" office:value-type="float" office:value="302020020">
            <text:p>302020020</text:p>
          </table:table-cell>
          <table:table-cell table:style-name="ce14" office:value-type="string">
            <text:p>TAJB476K010RNJ</text:p>
          </table:table-cell>
          <table:table-cell table:style-name="ce20" office:value-type="string">
            <text:p>SMD CAP Tantalum 47uF-10V 10%</text:p>
          </table:table-cell>
          <table:table-cell table:style-name="ce13" office:value-type="string">
            <text:p>Capacitor</text:p>
          </table:table-cell>
          <table:table-cell table:style-name="ce14" office:value-type="string">
            <text:p>AVX-B</text:p>
          </table:table-cell>
          <table:table-cell table:style-name="ce14" office:value-type="string">
            <text:p>AVX</text:p>
          </table:table-cell>
          <table:table-cell table:style-name="ce25" office:value-type="string">
            <text:p>http://www.seeedstudio.com/wiki/images/f/fb/0130180P1.pdf</text:p>
          </table:table-cell>
          <table:table-cell table:style-name="ce34" office:value-type="float" office:value="0.1572265625">
            <text:p>0.157 </text:p>
          </table:table-cell>
          <table:table-cell table:style-name="ce38" office:value-type="float" office:value="10">
            <text:p>10 </text:p>
          </table:table-cell>
          <table:table-cell table:style-name="ce38" office:value-type="float" office:value="2">
            <text:p>2 </text:p>
          </table:table-cell>
          <table:table-cell table:style-name="ce43" office:value-type="float" office:value="0.2">
            <text:p>0.20 </text:p>
          </table:table-cell>
          <table:table-cell table:style-name="ce25"/>
          <table:table-cell table:style-name="ce47" office:value-type="string">
            <text:p>http://www.seeedstudio.com/depot/OPLopen-parts-library-catalog-c-136_138/#0130180P1</text:p>
          </table:table-cell>
          <table:table-cell table:number-columns-repeated="1011"/>
        </table:table-row>
        <table:table-row table:style-name="ro4">
          <table:table-cell table:style-name="ce3" office:value-type="float" office:value="302020005">
            <text:p>302020005</text:p>
          </table:table-cell>
          <table:table-cell table:style-name="ce13" office:value-type="string">
            <text:p>TAJC476K006RNJ</text:p>
          </table:table-cell>
          <table:table-cell table:style-name="ce20" office:value-type="string">
            <text:p>SMD CAP Tantalum 47uF-6.3V</text:p>
          </table:table-cell>
          <table:table-cell table:style-name="ce13" office:value-type="string">
            <text:p>Capacitor</text:p>
          </table:table-cell>
          <table:table-cell table:style-name="ce13" office:value-type="string">
            <text:p>AVX-A</text:p>
          </table:table-cell>
          <table:table-cell table:style-name="ce13" office:value-type="string">
            <text:p>AVX</text:p>
          </table:table-cell>
          <table:table-cell table:style-name="ce25"/>
          <table:table-cell table:style-name="ce34" office:value-type="float" office:value="0.109375">
            <text:p>0.109 </text:p>
          </table:table-cell>
          <table:table-cell table:style-name="ce37" office:value-type="float" office:value="20">
            <text:p>2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25"/>
          <table:table-cell table:style-name="ce47" office:value-type="string">
            <text:p>http://www.seeedstudio.com/depot/OPLopen-parts-library-catalog-c-136_138/#302020005</text:p>
          </table:table-cell>
          <table:table-cell table:number-columns-repeated="1011"/>
        </table:table-row>
        <table:table-row table:style-name="ro4">
          <table:table-cell table:style-name="ce4" office:value-type="float" office:value="302020021">
            <text:p>302020021</text:p>
          </table:table-cell>
          <table:table-cell table:style-name="ce14" office:value-type="string">
            <text:p>TAJB226K010RNJ</text:p>
          </table:table-cell>
          <table:table-cell table:style-name="ce20" office:value-type="string">
            <text:p>SMD CAP Tantalum 22uF-10V 10%</text:p>
          </table:table-cell>
          <table:table-cell table:style-name="ce13" office:value-type="string">
            <text:p>Capacitor</text:p>
          </table:table-cell>
          <table:table-cell table:style-name="ce14" office:value-type="string">
            <text:p>AVX-B</text:p>
          </table:table-cell>
          <table:table-cell table:style-name="ce14" office:value-type="string">
            <text:p>AVX</text:p>
          </table:table-cell>
          <table:table-cell table:style-name="ce25" office:value-type="string">
            <text:p>http://www.seeedstudio.com/wiki/images/8/82/0130240P1.pdf</text:p>
          </table:table-cell>
          <table:table-cell table:style-name="ce34" office:value-type="float" office:value="0.125">
            <text:p>0.125 </text:p>
          </table:table-cell>
          <table:table-cell table:style-name="ce38" office:value-type="float" office:value="20">
            <text:p>20 </text:p>
          </table:table-cell>
          <table:table-cell table:style-name="ce38" office:value-type="float" office:value="2">
            <text:p>2 </text:p>
          </table:table-cell>
          <table:table-cell table:style-name="ce43" office:value-type="float" office:value="0.2">
            <text:p>0.20 </text:p>
          </table:table-cell>
          <table:table-cell table:style-name="ce25"/>
          <table:table-cell table:style-name="ce47" office:value-type="string">
            <text:p>http://www.seeedstudio.com/depot/OPLopen-parts-library-catalog-c-136_138/#0130240P1</text:p>
          </table:table-cell>
          <table:table-cell table:number-columns-repeated="1011"/>
        </table:table-row>
        <table:table-row table:style-name="ro4">
          <table:table-cell table:style-name="ce3" office:value-type="float" office:value="302010171">
            <text:p>302010171</text:p>
          </table:table-cell>
          <table:table-cell table:style-name="ce15" office:value-type="string">
            <text:p>CC0805MKX5R5BB226</text:p>
          </table:table-cell>
          <table:table-cell table:style-name="ce20" office:value-type="string">
            <text:p>SMD CAP Ceramic 22uF-6.3V-20%-X5R;</text:p>
          </table:table-cell>
          <table:table-cell table:style-name="ce13" office:value-type="string">
            <text:p>Capacitor</text:p>
          </table:table-cell>
          <table:table-cell table:style-name="ce15" office:value-type="string">
            <text:p>0805</text:p>
          </table:table-cell>
          <table:table-cell table:style-name="ce15" office:value-type="string">
            <text:p>YAGEO</text:p>
          </table:table-cell>
          <table:table-cell table:style-name="ce25"/>
          <table:table-cell table:style-name="ce34" office:value-type="float" office:value="0.05484375">
            <text:p>0.055 </text:p>
          </table:table-cell>
          <table:table-cell table:style-name="ce39" office:value-type="float" office:value="50">
            <text:p>5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25"/>
          <table:table-cell table:style-name="ce31" office:value-type="string">
            <text:p><text:a xlink:href="http://www.seeedstudio.com/depot/OPLopen-parts-library-catalog-c-136_138/">http://www.seeedstudio.com/depot/OPLopen-parts-library-catalog-c-136_138/#302010171</text:a></text:p>
          </table:table-cell>
          <table:table-cell table:number-columns-repeated="1011"/>
        </table:table-row>
        <table:table-row table:style-name="ro4">
          <table:table-cell table:style-name="ce3" office:value-type="float" office:value="302010181">
            <text:p>302010181</text:p>
          </table:table-cell>
          <table:table-cell table:style-name="ce15" office:value-type="string">
            <text:p>CC1206KKX5R8BB106</text:p>
          </table:table-cell>
          <table:table-cell table:style-name="ce20" office:value-type="string">
            <text:p>SMD CAP Ceramic 10uF-25V-10%-X5R</text:p>
          </table:table-cell>
          <table:table-cell table:style-name="ce13" office:value-type="string">
            <text:p>Capacitor</text:p>
          </table:table-cell>
          <table:table-cell table:style-name="ce15" office:value-type="string">
            <text:p>1206</text:p>
          </table:table-cell>
          <table:table-cell table:style-name="ce15" office:value-type="string">
            <text:p>YAGEO</text:p>
          </table:table-cell>
          <table:table-cell table:style-name="ce25"/>
          <table:table-cell table:style-name="ce34" office:value-type="float" office:value="0.09140625">
            <text:p>0.091 </text:p>
          </table:table-cell>
          <table:table-cell table:style-name="ce39" office:value-type="float" office:value="20">
            <text:p>2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25"/>
          <table:table-cell table:style-name="ce31" office:value-type="string">
            <text:p><text:a xlink:href="http://www.seeedstudio.com/depot/OPLopen-parts-library-catalog-c-136_138/">http://www.seeedstudio.com/depot/OPLopen-parts-library-catalog-c-136_138/#302010181</text:a></text:p>
          </table:table-cell>
          <table:table-cell table:number-columns-repeated="1011"/>
        </table:table-row>
        <table:table-row table:style-name="ro4">
          <table:table-cell table:style-name="ce4" office:value-type="float" office:value="302010178">
            <text:p>302010178</text:p>
          </table:table-cell>
          <table:table-cell table:style-name="ce14" office:value-type="string">
            <text:p>CC0805KKX5R8BB106</text:p>
          </table:table-cell>
          <table:table-cell table:style-name="ce20" office:value-type="string">
            <text:p>SMD CAP Ceramic 10uF-25V-10%-X5R</text:p>
          </table:table-cell>
          <table:table-cell table:style-name="ce13" office:value-type="string">
            <text:p>Capacitor</text:p>
          </table:table-cell>
          <table:table-cell table:style-name="ce14" office:value-type="string">
            <text:p>0805</text:p>
          </table:table-cell>
          <table:table-cell table:style-name="ce14" office:value-type="string">
            <text:p>YAGEO</text:p>
          </table:table-cell>
          <table:table-cell table:style-name="ce25" office:value-type="string">
            <text:p>http://www.seeedstudio.com/wiki/images/2/20/0100080P1.pdf</text:p>
          </table:table-cell>
          <table:table-cell table:style-name="ce34" office:value-type="float" office:value="0.05484375">
            <text:p>0.055 </text:p>
          </table:table-cell>
          <table:table-cell table:style-name="ce38" office:value-type="float" office:value="50">
            <text:p>50 </text:p>
          </table:table-cell>
          <table:table-cell table:style-name="ce38" office:value-type="float" office:value="2">
            <text:p>2 </text:p>
          </table:table-cell>
          <table:table-cell table:style-name="ce43" office:value-type="float" office:value="0.2">
            <text:p>0.20 </text:p>
          </table:table-cell>
          <table:table-cell table:style-name="ce25"/>
          <table:table-cell table:style-name="ce47" office:value-type="string">
            <text:p>http://www.seeedstudio.com/depot/OPLopen-parts-library-catalog-c-136_138/#0100080P1</text:p>
          </table:table-cell>
          <table:table-cell table:number-columns-repeated="1011"/>
        </table:table-row>
        <table:table-row table:style-name="ro4">
          <table:table-cell table:style-name="ce4" office:value-type="float" office:value="302020019">
            <text:p>302020019</text:p>
          </table:table-cell>
          <table:table-cell table:style-name="ce14" office:value-type="string">
            <text:p>TAJB106K016RNJ</text:p>
          </table:table-cell>
          <table:table-cell table:style-name="ce20" office:value-type="string">
            <text:p>SMD CAP Tantalum 10uF-16V 10%</text:p>
          </table:table-cell>
          <table:table-cell table:style-name="ce13" office:value-type="string">
            <text:p>Capacitor</text:p>
          </table:table-cell>
          <table:table-cell table:style-name="ce14" office:value-type="string">
            <text:p>AVX-B</text:p>
          </table:table-cell>
          <table:table-cell table:style-name="ce14" office:value-type="string">
            <text:p>AVX</text:p>
          </table:table-cell>
          <table:table-cell table:style-name="ce25" office:value-type="string">
            <text:p>http://www.seeedstudio.com/wiki/images/f/f6/0130120P1.pdf</text:p>
          </table:table-cell>
          <table:table-cell table:style-name="ce34" office:value-type="float" office:value="0.109375">
            <text:p>0.109 </text:p>
          </table:table-cell>
          <table:table-cell table:style-name="ce38" office:value-type="float" office:value="20">
            <text:p>20 </text:p>
          </table:table-cell>
          <table:table-cell table:style-name="ce38" office:value-type="float" office:value="2">
            <text:p>2 </text:p>
          </table:table-cell>
          <table:table-cell table:style-name="ce43" office:value-type="float" office:value="0.2">
            <text:p>0.20 </text:p>
          </table:table-cell>
          <table:table-cell table:style-name="ce27"/>
          <table:table-cell table:style-name="ce47" office:value-type="string">
            <text:p>http://www.seeedstudio.com/depot/OPLopen-parts-library-catalog-c-136_138/#0130120P1</text:p>
          </table:table-cell>
          <table:table-cell table:number-columns-repeated="1011"/>
        </table:table-row>
        <table:table-row table:style-name="ro4">
          <table:table-cell table:style-name="ce4" office:value-type="float" office:value="302020002">
            <text:p>302020002</text:p>
          </table:table-cell>
          <table:table-cell table:style-name="ce14" office:value-type="string">
            <text:p>TAJA106K016RNJ</text:p>
          </table:table-cell>
          <table:table-cell table:style-name="ce20" office:value-type="string">
            <text:p>SMD CAP Tantalum 10uF-16V 10%</text:p>
          </table:table-cell>
          <table:table-cell table:style-name="ce13" office:value-type="string">
            <text:p>Capacitor</text:p>
          </table:table-cell>
          <table:table-cell table:style-name="ce14" office:value-type="string">
            <text:p><text:s/>AVX-A</text:p>
          </table:table-cell>
          <table:table-cell table:style-name="ce14" office:value-type="string">
            <text:p>AVX</text:p>
          </table:table-cell>
          <table:table-cell table:style-name="ce27" office:value-type="string">
            <text:p>http://www.seeedstudio.com/wiki/images/1/1b/0130050P1.pdf</text:p>
          </table:table-cell>
          <table:table-cell table:style-name="ce34" office:value-type="float" office:value="0.09765625">
            <text:p>0.098 </text:p>
          </table:table-cell>
          <table:table-cell table:style-name="ce38" office:value-type="float" office:value="20">
            <text:p>20 </text:p>
          </table:table-cell>
          <table:table-cell table:style-name="ce38" office:value-type="float" office:value="2">
            <text:p>2 </text:p>
          </table:table-cell>
          <table:table-cell table:style-name="ce43" office:value-type="float" office:value="0.2">
            <text:p>0.20 </text:p>
          </table:table-cell>
          <table:table-cell table:style-name="ce26"/>
          <table:table-cell table:style-name="ce47" office:value-type="string">
            <text:p>http://www.seeedstudio.com/depot/OPLopen-parts-library-catalog-c-136_138/#0130050P1</text:p>
          </table:table-cell>
          <table:table-cell table:number-columns-repeated="1011"/>
        </table:table-row>
        <table:table-row table:style-name="ro3">
          <table:table-cell table:style-name="ce4" office:value-type="float" office:value="302020011">
            <text:p>302020011</text:p>
          </table:table-cell>
          <table:table-cell table:style-name="ce14" office:value-type="string">
            <text:p>TAJA106K010RNJ</text:p>
          </table:table-cell>
          <table:table-cell table:style-name="ce20" office:value-type="string">
            <text:p>SMD CAP Tantalum 10uF-10V 10%</text:p>
          </table:table-cell>
          <table:table-cell table:style-name="ce13" office:value-type="string">
            <text:p>Capacitor</text:p>
          </table:table-cell>
          <table:table-cell table:style-name="ce14" office:value-type="string">
            <text:p>AVX-A</text:p>
          </table:table-cell>
          <table:table-cell table:style-name="ce14" office:value-type="string">
            <text:p>AVX</text:p>
          </table:table-cell>
          <table:table-cell table:style-name="ce26" office:value-type="string">
            <text:p><text:a xlink:href="http://www.seeedstudio.com/wiki/images/0/0d/302010146.pdf">http://www.seeedstudio.com/wiki/images/5/59/0130040P1.pdf</text:a></text:p>
          </table:table-cell>
          <table:table-cell table:style-name="ce34" office:value-type="float" office:value="0.10546875">
            <text:p>0.105 </text:p>
          </table:table-cell>
          <table:table-cell table:style-name="ce38" office:value-type="float" office:value="20">
            <text:p>20 </text:p>
          </table:table-cell>
          <table:table-cell table:style-name="ce38" office:value-type="float" office:value="2">
            <text:p>2 </text:p>
          </table:table-cell>
          <table:table-cell table:style-name="ce43" office:value-type="float" office:value="0.2">
            <text:p>0.20 </text:p>
          </table:table-cell>
          <table:table-cell table:style-name="ce27"/>
          <table:table-cell table:style-name="ce47" office:value-type="string">
            <text:p>http://www.seeedstudio.com/depot/OPLopen-parts-library-catalog-c-136_138/#0130040P1</text:p>
          </table:table-cell>
          <table:table-cell table:number-columns-repeated="1011"/>
        </table:table-row>
        <table:table-row table:style-name="ro4">
          <table:table-cell table:style-name="ce3" office:value-type="float" office:value="302010146">
            <text:p>302010146</text:p>
          </table:table-cell>
          <table:table-cell table:style-name="ce13" office:value-type="string">
            <text:p>CC0805KKX5R8BB475</text:p>
          </table:table-cell>
          <table:table-cell table:style-name="ce20" office:value-type="string">
            <text:p>SMD CAP Ceramic 4.7uF-25V-10%-X5R;0805</text:p>
          </table:table-cell>
          <table:table-cell table:style-name="ce13" office:value-type="string">
            <text:p>Capacitor</text:p>
          </table:table-cell>
          <table:table-cell table:style-name="ce13" office:value-type="string">
            <text:p>C0805</text:p>
          </table:table-cell>
          <table:table-cell table:style-name="ce14" office:value-type="string">
            <text:p>YAGEO</text:p>
          </table:table-cell>
          <table:table-cell table:style-name="ce27" office:value-type="string">
            <text:p>http://www.seeedstudio.com/wiki/images/0/0d/302010146.pdf</text:p>
          </table:table-cell>
          <table:table-cell table:style-name="ce34" office:value-type="float" office:value="0.0411328125">
            <text:p>0.041 </text:p>
          </table:table-cell>
          <table:table-cell table:style-name="ce37" office:value-type="float" office:value="50">
            <text:p>5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27"/>
          <table:table-cell table:style-name="ce47" office:value-type="string">
            <text:p>http://www.seeedstudio.com/depot/OPLopen-parts-library-catalog-c-136_138/#302010146</text:p>
          </table:table-cell>
          <table:table-cell table:number-columns-repeated="1011"/>
        </table:table-row>
        <table:table-row table:style-name="ro4">
          <table:table-cell table:style-name="ce4" office:value-type="float" office:value="302010111">
            <text:p>302010111</text:p>
          </table:table-cell>
          <table:table-cell table:style-name="ce14" office:value-type="string">
            <text:p>CC0603KRX5R6BB475</text:p>
          </table:table-cell>
          <table:table-cell table:style-name="ce20" office:value-type="string">
            <text:p>SMD CAP Ceramic 4.7uF-10V-10%-X5R;</text:p>
          </table:table-cell>
          <table:table-cell table:style-name="ce13" office:value-type="string">
            <text:p>Capacitor</text:p>
          </table:table-cell>
          <table:table-cell table:style-name="ce14" office:value-type="string">
            <text:p>0603</text:p>
          </table:table-cell>
          <table:table-cell table:style-name="ce14" office:value-type="string">
            <text:p>YAGEO</text:p>
          </table:table-cell>
          <table:table-cell table:style-name="ce25"/>
          <table:table-cell table:style-name="ce34" office:value-type="float" office:value="0.0228515625">
            <text:p>0.023 </text:p>
          </table:table-cell>
          <table:table-cell table:style-name="ce37" office:value-type="float" office:value="50">
            <text:p>50 </text:p>
          </table:table-cell>
          <table:table-cell table:style-name="ce37" office:value-type="float" office:value="2">
            <text:p>2 </text:p>
          </table:table-cell>
          <table:table-cell table:style-name="ce44" office:value-type="float" office:value="0.2">
            <text:p>0.20 </text:p>
          </table:table-cell>
          <table:table-cell table:style-name="ce25"/>
          <table:table-cell table:style-name="ce31" office:value-type="string">
            <text:p>http://www.seeedstudio.com/depot/OPLopen-parts-library-catalog-c-136_138/#302010111</text:p>
          </table:table-cell>
          <table:table-cell table:number-columns-repeated="1011"/>
        </table:table-row>
        <table:table-row table:style-name="ro4">
          <table:table-cell table:style-name="ce4" office:value-type="float" office:value="302010019">
            <text:p>302010019</text:p>
          </table:table-cell>
          <table:table-cell table:style-name="ce14" office:value-type="string">
            <text:p>CC0402MRX5R5BB475</text:p>
          </table:table-cell>
          <table:table-cell table:style-name="ce20" office:value-type="string">
            <text:p>SMD CAP Ceramic 4.7uF-6.3V-20%-X5R</text:p>
          </table:table-cell>
          <table:table-cell table:style-name="ce13" office:value-type="string">
            <text:p>Capacitor</text:p>
          </table:table-cell>
          <table:table-cell table:style-name="ce14" office:value-type="string">
            <text:p>0402</text:p>
          </table:table-cell>
          <table:table-cell table:style-name="ce14" office:value-type="string">
            <text:p>YAGEO</text:p>
          </table:table-cell>
          <table:table-cell table:style-name="ce25"/>
          <table:table-cell table:style-name="ce34" office:value-type="float" office:value="0.015546875">
            <text:p>0.016 </text:p>
          </table:table-cell>
          <table:table-cell table:style-name="ce37" office:value-type="float" office:value="10">
            <text:p>10 </text:p>
          </table:table-cell>
          <table:table-cell table:style-name="ce37" office:value-type="float" office:value="2">
            <text:p>2 </text:p>
          </table:table-cell>
          <table:table-cell table:style-name="ce44" office:value-type="float" office:value="0.2">
            <text:p>0.20 </text:p>
          </table:table-cell>
          <table:table-cell table:style-name="ce25"/>
          <table:table-cell table:style-name="ce31" office:value-type="string">
            <text:p>http://www.seeedstudio.com/depot/OPLopen-parts-library-catalog-c-136_138/#302010019</text:p>
          </table:table-cell>
          <table:table-cell table:number-columns-repeated="1011"/>
        </table:table-row>
        <table:table-row table:style-name="ro4">
          <table:table-cell table:style-name="ce3" office:value-type="float" office:value="302010148">
            <text:p>302010148</text:p>
          </table:table-cell>
          <table:table-cell table:style-name="ce13" office:value-type="string">
            <text:p>CC0805KKX7R8BB225</text:p>
          </table:table-cell>
          <table:table-cell table:style-name="ce20" office:value-type="string">
            <text:p>SMD CAP Ceramic 2.2uF-25V-10%-X7R;0805</text:p>
          </table:table-cell>
          <table:table-cell table:style-name="ce13" office:value-type="string">
            <text:p>Capacitor</text:p>
          </table:table-cell>
          <table:table-cell table:style-name="ce13" office:value-type="string">
            <text:p>C0805</text:p>
          </table:table-cell>
          <table:table-cell table:style-name="ce14" office:value-type="string">
            <text:p>YAGEO</text:p>
          </table:table-cell>
          <table:table-cell table:style-name="ce25" office:value-type="string">
            <text:p>http://www.seeedstudio.com/wiki/images/a/ac/302010056.pdf</text:p>
          </table:table-cell>
          <table:table-cell table:style-name="ce34" office:value-type="float" office:value="0.0425">
            <text:p>0.043 </text:p>
          </table:table-cell>
          <table:table-cell table:style-name="ce37" office:value-type="float" office:value="50">
            <text:p>5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25"/>
          <table:table-cell table:style-name="ce47" office:value-type="string">
            <text:p>http://www.seeedstudio.com/depot/OPLopen-parts-library-catalog-c-136_138/#302010148</text:p>
          </table:table-cell>
          <table:table-cell table:number-columns-repeated="1011"/>
        </table:table-row>
        <table:table-row table:style-name="ro3">
          <table:table-cell table:style-name="ce4" office:value-type="float" office:value="302010179">
            <text:p>302010179</text:p>
          </table:table-cell>
          <table:table-cell table:style-name="ce14" office:value-type="string">
            <text:p>CC0805KKX7R8BB105</text:p>
          </table:table-cell>
          <table:table-cell table:style-name="ce20" office:value-type="string">
            <text:p>SMD CAP Ceramic 1uF-25V-10%-X7R</text:p>
          </table:table-cell>
          <table:table-cell table:style-name="ce13" office:value-type="string">
            <text:p>Capacitor</text:p>
          </table:table-cell>
          <table:table-cell table:style-name="ce14" office:value-type="string">
            <text:p>0805</text:p>
          </table:table-cell>
          <table:table-cell table:style-name="ce14" office:value-type="string">
            <text:p>YAGEO</text:p>
          </table:table-cell>
          <table:table-cell table:style-name="ce26" office:value-type="string">
            <text:p><text:a xlink:href="http://www.seeedstudio.com/wiki/images/a/ac/302010056.pdf">http://www.seeedstudio.com/wiki/images/8/89/0100440P1.pdf</text:a></text:p>
          </table:table-cell>
          <table:table-cell table:style-name="ce34" office:value-type="float" office:value="0.0144140625">
            <text:p>0.014 </text:p>
          </table:table-cell>
          <table:table-cell table:style-name="ce38" office:value-type="float" office:value="50">
            <text:p>50 </text:p>
          </table:table-cell>
          <table:table-cell table:style-name="ce38" office:value-type="float" office:value="2">
            <text:p>2 </text:p>
          </table:table-cell>
          <table:table-cell table:style-name="ce43" office:value-type="float" office:value="0.2">
            <text:p>0.20 </text:p>
          </table:table-cell>
          <table:table-cell table:style-name="ce26"/>
          <table:table-cell table:style-name="ce47" office:value-type="string">
            <text:p>http://www.seeedstudio.com/depot/OPLopen-parts-library-catalog-c-136_138/#0100440P1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302010139</text:p>
          </table:table-cell>
          <table:table-cell table:style-name="ce14" office:value-type="string">
            <text:p>CC0603KRX7R8BB105</text:p>
          </table:table-cell>
          <table:table-cell table:style-name="ce20" office:value-type="string">
            <text:p>SMD CAP Ceramic 1uF-25V-10%-X7R</text:p>
          </table:table-cell>
          <table:table-cell table:style-name="ce13" office:value-type="string">
            <text:p>Capacitor</text:p>
          </table:table-cell>
          <table:table-cell table:style-name="ce14" office:value-type="string">
            <text:p>0603</text:p>
          </table:table-cell>
          <table:table-cell table:style-name="ce14" office:value-type="string">
            <text:p>YAGEO</text:p>
          </table:table-cell>
          <table:table-cell table:style-name="ce26" office:value-type="string">
            <text:p><text:a xlink:href="http://www.seeedstudio.com/wiki/File:302010056.pdf">http://www.seeedstudio.com/wiki/images/a/af/0100340P1.pdf</text:a></text:p>
          </table:table-cell>
          <table:table-cell table:style-name="ce34" office:value-type="float" office:value="0.0100390625">
            <text:p>0.010 </text:p>
          </table:table-cell>
          <table:table-cell table:style-name="ce38" office:value-type="float" office:value="100">
            <text:p>100 </text:p>
          </table:table-cell>
          <table:table-cell table:style-name="ce38" office:value-type="float" office:value="2">
            <text:p>2 </text:p>
          </table:table-cell>
          <table:table-cell table:style-name="ce43" office:value-type="float" office:value="0.2">
            <text:p>0.20 </text:p>
          </table:table-cell>
          <table:table-cell table:style-name="ce25"/>
          <table:table-cell table:style-name="ce47" office:value-type="string">
            <text:p>http://www.seeedstudio.com/depot/OPLopen-parts-library-catalog-c-136_138/#0100340P1</text:p>
          </table:table-cell>
          <table:table-cell table:number-columns-repeated="1011"/>
        </table:table-row>
        <table:table-row table:style-name="ro4">
          <table:table-cell table:style-name="ce3" office:value-type="float" office:value="302010040">
            <text:p>302010040</text:p>
          </table:table-cell>
          <table:table-cell table:style-name="ce15" office:value-type="string">
            <text:p>CC0402KRX5R6BB105</text:p>
          </table:table-cell>
          <table:table-cell table:style-name="ce20" office:value-type="string">
            <text:p>SMD CAP Ceramic 1uF-10V-10%-X5R</text:p>
          </table:table-cell>
          <table:table-cell table:style-name="ce13" office:value-type="string">
            <text:p>Capacitor</text:p>
          </table:table-cell>
          <table:table-cell table:style-name="ce15" office:value-type="string">
            <text:p>0402</text:p>
          </table:table-cell>
          <table:table-cell table:style-name="ce15" office:value-type="string">
            <text:p>YAGEO</text:p>
          </table:table-cell>
          <table:table-cell table:style-name="ce25"/>
          <table:table-cell table:style-name="ce34" office:value-type="float" office:value="0.01">
            <text:p>0.010 </text:p>
          </table:table-cell>
          <table:table-cell table:style-name="ce39" office:value-type="float" office:value="100">
            <text:p>10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25"/>
          <table:table-cell table:style-name="ce31" office:value-type="string">
            <text:p>http://www.seeedstudio.com/depot/OPLopen-parts-library-catalog-c-136_138/#302010040</text:p>
          </table:table-cell>
          <table:table-cell table:number-columns-repeated="1011"/>
        </table:table-row>
        <table:table-row table:style-name="ro3">
          <table:table-cell table:style-name="ce3" office:value-type="float" office:value="302010073">
            <text:p>302010073</text:p>
          </table:table-cell>
          <table:table-cell table:style-name="ce13" office:value-type="string">
            <text:p>CC0603KRX7R8BB224</text:p>
          </table:table-cell>
          <table:table-cell table:style-name="ce20" office:value-type="string">
            <text:p>SMD CAP Ceramic 220nF-25V-10%-X7R;0603</text:p>
          </table:table-cell>
          <table:table-cell table:style-name="ce13" office:value-type="string">
            <text:p>Capacitor</text:p>
          </table:table-cell>
          <table:table-cell table:style-name="ce13" office:value-type="string">
            <text:p>0603</text:p>
          </table:table-cell>
          <table:table-cell table:style-name="ce14" office:value-type="string">
            <text:p>YAGEO</text:p>
          </table:table-cell>
          <table:table-cell table:style-name="ce28" office:value-type="string">
            <text:p><text:a xlink:href="http://www.seeedstudio.com/wiki/images/a/ac/302010056.pdf">http://www.seeedstudio.com/wiki/images/a/ac/302010056.pdf</text:a></text:p>
          </table:table-cell>
          <table:table-cell table:style-name="ce34" office:value-type="float" office:value="0.0137109375">
            <text:p>0.014 </text:p>
          </table:table-cell>
          <table:table-cell table:style-name="ce38" office:value-type="float" office:value="100">
            <text:p>10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26"/>
          <table:table-cell table:style-name="ce47" office:value-type="string">
            <text:p>http://www.seeedstudio.com/depot/OPLopen-parts-library-catalog-c-136_138/#302010073</text:p>
          </table:table-cell>
          <table:table-cell table:number-columns-repeated="1011"/>
        </table:table-row>
        <table:table-row table:style-name="ro3">
          <table:table-cell table:style-name="ce3" office:value-type="float" office:value="302010165">
            <text:p>302010165</text:p>
          </table:table-cell>
          <table:table-cell table:style-name="ce13" office:value-type="string">
            <text:p>CC0805KRX7R9BB104</text:p>
          </table:table-cell>
          <table:table-cell table:style-name="ce20" office:value-type="string">
            <text:p>SMD CAP Ceramic 100nF-50V-10%-X7R;</text:p>
          </table:table-cell>
          <table:table-cell table:style-name="ce13" office:value-type="string">
            <text:p>Capacitor</text:p>
          </table:table-cell>
          <table:table-cell table:style-name="ce14" office:value-type="string">
            <text:p>0805</text:p>
          </table:table-cell>
          <table:table-cell table:style-name="ce14" office:value-type="string">
            <text:p>YAGEO</text:p>
          </table:table-cell>
          <table:table-cell table:style-name="ce26" office:value-type="string">
            <text:p><text:a xlink:href="http://www.seeedstudio.com/wiki/images/a/ac/302010056.pdf">http://www.seeedstudio.com/wiki/File:302010056.pdf</text:a></text:p>
          </table:table-cell>
          <table:table-cell table:style-name="ce34" office:value-type="float" office:value="0.01">
            <text:p>0.010 </text:p>
          </table:table-cell>
          <table:table-cell table:style-name="ce39" office:value-type="float" office:value="100">
            <text:p>10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26"/>
          <table:table-cell table:style-name="ce47" office:value-type="string">
            <text:p>http://www.seeedstudio.com/depot/OPLopen-parts-library-catalog-c-136_138/#302010165</text:p>
          </table:table-cell>
          <table:table-cell table:number-columns-repeated="1011"/>
        </table:table-row>
        <table:table-row table:style-name="ro4">
          <table:table-cell table:style-name="ce4" office:value-type="float" office:value="302010138">
            <text:p>302010138</text:p>
          </table:table-cell>
          <table:table-cell table:style-name="ce14" office:value-type="string">
            <text:p>CC0603KRX7R9BB104</text:p>
          </table:table-cell>
          <table:table-cell table:style-name="ce20" office:value-type="string">
            <text:p>SMD CAP Ceramic 100nF-50V-10%-X7R</text:p>
          </table:table-cell>
          <table:table-cell table:style-name="ce13" office:value-type="string">
            <text:p>Capacitor</text:p>
          </table:table-cell>
          <table:table-cell table:style-name="ce14" office:value-type="string">
            <text:p>0603</text:p>
          </table:table-cell>
          <table:table-cell table:style-name="ce14" office:value-type="string">
            <text:p>YAGEO</text:p>
          </table:table-cell>
          <table:table-cell table:style-name="ce26" office:value-type="string">
            <text:p>http://www.seeedstudio.com/wiki/images/3/35/0100020P1.pdf</text:p>
          </table:table-cell>
          <table:table-cell table:style-name="ce34" office:value-type="float" office:value="0.01">
            <text:p>0.010 </text:p>
          </table:table-cell>
          <table:table-cell table:style-name="ce38" office:value-type="float" office:value="100">
            <text:p>100 </text:p>
          </table:table-cell>
          <table:table-cell table:style-name="ce38" office:value-type="float" office:value="2">
            <text:p>2 </text:p>
          </table:table-cell>
          <table:table-cell table:style-name="ce43" office:value-type="float" office:value="0.2">
            <text:p>0.20 </text:p>
          </table:table-cell>
          <table:table-cell table:style-name="ce25"/>
          <table:table-cell table:style-name="ce47" office:value-type="string">
            <text:p>http://www.seeedstudio.com/depot/OPLopen-parts-library-catalog-c-136_138/#0100020P1</text:p>
          </table:table-cell>
          <table:table-cell table:number-columns-repeated="1011"/>
        </table:table-row>
        <table:table-row table:style-name="ro4">
          <table:table-cell table:style-name="ce4" office:value-type="float" office:value="302010024">
            <text:p>302010024</text:p>
          </table:table-cell>
          <table:table-cell table:style-name="ce13" office:value-type="string">
            <text:p>CC0402KRX7R8BB104</text:p>
          </table:table-cell>
          <table:table-cell table:style-name="ce20" office:value-type="string">
            <text:p>SMD CAP Ceramic 100nF-25V-10%-X7R</text:p>
          </table:table-cell>
          <table:table-cell table:style-name="ce13" office:value-type="string">
            <text:p>Capacitor</text:p>
          </table:table-cell>
          <table:table-cell table:style-name="ce13" office:value-type="string">
            <text:p>0402</text:p>
          </table:table-cell>
          <table:table-cell table:style-name="ce14" office:value-type="string">
            <text:p>YAGEO</text:p>
          </table:table-cell>
          <table:table-cell table:style-name="ce25" office:value-type="string">
            <text:p>http://www.seeedstudio.com/wiki/images/a/ac/302010056.pdf</text:p>
          </table:table-cell>
          <table:table-cell table:style-name="ce34" office:value-type="float" office:value="0.01">
            <text:p>0.010 </text:p>
          </table:table-cell>
          <table:table-cell table:style-name="ce39" office:value-type="float" office:value="100">
            <text:p>100 </text:p>
          </table:table-cell>
          <table:table-cell table:style-name="ce38" office:value-type="float" office:value="2">
            <text:p>2 </text:p>
          </table:table-cell>
          <table:table-cell table:style-name="ce43" office:value-type="float" office:value="0.2">
            <text:p>0.20 </text:p>
          </table:table-cell>
          <table:table-cell table:style-name="ce25"/>
          <table:table-cell table:style-name="ce31" office:value-type="string">
            <text:p>http://www.seeedstudio.com/depot/OPLopen-parts-library-catalog-c-136_138/#302010024</text:p>
          </table:table-cell>
          <table:table-cell table:number-columns-repeated="1011"/>
        </table:table-row>
        <table:table-row table:style-name="ro4">
          <table:table-cell table:style-name="ce3" office:value-type="float" office:value="302010002">
            <text:p>302010002</text:p>
          </table:table-cell>
          <table:table-cell table:style-name="ce15" office:value-type="string">
            <text:p>CC0402KRX7R8BB473</text:p>
          </table:table-cell>
          <table:table-cell table:style-name="ce20" office:value-type="string">
            <text:p>SMD CAP Ceramic 47nF-25V-10%-X7R;</text:p>
          </table:table-cell>
          <table:table-cell table:style-name="ce13" office:value-type="string">
            <text:p>Capacitor</text:p>
          </table:table-cell>
          <table:table-cell table:style-name="ce15" office:value-type="string">
            <text:p>0402</text:p>
          </table:table-cell>
          <table:table-cell table:style-name="ce15" office:value-type="string">
            <text:p>YAGEO</text:p>
          </table:table-cell>
          <table:table-cell table:style-name="ce25"/>
          <table:table-cell table:style-name="ce34" office:value-type="float" office:value="0.01">
            <text:p>0.010 </text:p>
          </table:table-cell>
          <table:table-cell table:style-name="ce38" office:value-type="float" office:value="100">
            <text:p>10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25"/>
          <table:table-cell table:style-name="ce31" office:value-type="string">
            <text:p><text:a xlink:href="http://www.seeedstudio.com/depot/OPLopen-parts-library-catalog-c-136_138/">http://www.seeedstudio.com/depot/OPLopen-parts-library-catalog-c-136_138/#302010002</text:a></text:p>
          </table:table-cell>
          <table:table-cell table:number-columns-repeated="1011"/>
        </table:table-row>
        <table:table-row table:style-name="ro4">
          <table:table-cell table:style-name="ce3" office:value-type="float" office:value="302010088">
            <text:p>302010088</text:p>
          </table:table-cell>
          <table:table-cell table:style-name="ce13" office:value-type="string">
            <text:p>CC0603KRX7R9BB333</text:p>
          </table:table-cell>
          <table:table-cell table:style-name="ce20" office:value-type="string">
            <text:p>SMD CAP Ceramic 33nF-50V-10%-X7R;0603</text:p>
          </table:table-cell>
          <table:table-cell table:style-name="ce13" office:value-type="string">
            <text:p>Capacitor</text:p>
          </table:table-cell>
          <table:table-cell table:style-name="ce13" office:value-type="string">
            <text:p>0603</text:p>
          </table:table-cell>
          <table:table-cell table:style-name="ce14" office:value-type="string">
            <text:p>YAGEO</text:p>
          </table:table-cell>
          <table:table-cell table:style-name="ce25" office:value-type="string">
            <text:p>http://www.seeedstudio.com/wiki/images/a/ac/302010056.pdf</text:p>
          </table:table-cell>
          <table:table-cell table:style-name="ce34" office:value-type="float" office:value="0.01">
            <text:p>0.010 </text:p>
          </table:table-cell>
          <table:table-cell table:style-name="ce39" office:value-type="float" office:value="100">
            <text:p>10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25"/>
          <table:table-cell table:style-name="ce47" office:value-type="string">
            <text:p>http://www.seeedstudio.com/depot/OPLopen-parts-library-catalog-c-136_138/#302010088</text:p>
          </table:table-cell>
          <table:table-cell table:number-columns-repeated="1011"/>
        </table:table-row>
        <table:table-row table:style-name="ro3">
          <table:table-cell table:style-name="ce3" office:value-type="float" office:value="302010095">
            <text:p>302010095</text:p>
          </table:table-cell>
          <table:table-cell table:style-name="ce13" office:value-type="string">
            <text:p>CC0603KRX7R9BB223</text:p>
          </table:table-cell>
          <table:table-cell table:style-name="ce20" office:value-type="string">
            <text:p>SMD CAP Ceramic 22nF-50V-10%-X7R;0603</text:p>
          </table:table-cell>
          <table:table-cell table:style-name="ce13" office:value-type="string">
            <text:p>Capacitor</text:p>
          </table:table-cell>
          <table:table-cell table:style-name="ce13" office:value-type="string">
            <text:p>C0603</text:p>
          </table:table-cell>
          <table:table-cell table:style-name="ce14" office:value-type="string">
            <text:p>YAGEO</text:p>
          </table:table-cell>
          <table:table-cell table:style-name="ce26" office:value-type="string">
            <text:p><text:a xlink:href="http://www.seeedstudio.com/wiki/images/a/ac/302010056.pdf">http://www.seeedstudio.com/wiki/images/a/ac/302010056.pdf</text:a></text:p>
          </table:table-cell>
          <table:table-cell table:style-name="ce34" office:value-type="float" office:value="0.01">
            <text:p>0.010 </text:p>
          </table:table-cell>
          <table:table-cell table:style-name="ce38" office:value-type="float" office:value="100">
            <text:p>10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25"/>
          <table:table-cell table:style-name="ce47" office:value-type="string">
            <text:p>http://www.seeedstudio.com/depot/OPLopen-parts-library-catalog-c-136_138/#302010095</text:p>
          </table:table-cell>
          <table:table-cell table:number-columns-repeated="1011"/>
        </table:table-row>
        <table:table-row table:style-name="ro4">
          <table:table-cell table:style-name="ce3" office:value-type="float" office:value="302010202">
            <text:p>302010202</text:p>
          </table:table-cell>
          <table:table-cell table:style-name="ce13"/>
          <table:table-cell table:style-name="ce20" office:value-type="string">
            <text:p>DIP CAP Ceramic Disc 10nF-50V-Y5V</text:p>
          </table:table-cell>
          <table:table-cell table:style-name="ce13" office:value-type="string">
            <text:p>Capacitor</text:p>
          </table:table-cell>
          <table:table-cell table:style-name="ce13" office:value-type="string">
            <text:p>Radial-Disc-2.5-D4.0mm</text:p>
          </table:table-cell>
          <table:table-cell table:style-name="ce13"/>
          <table:table-cell table:style-name="ce25"/>
          <table:table-cell table:style-name="ce34" office:value-type="float" office:value="0.01953125">
            <text:p>0.020 </text:p>
          </table:table-cell>
          <table:table-cell table:style-name="ce39" office:value-type="float" office:value="100">
            <text:p>10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25"/>
          <table:table-cell table:style-name="ce47" office:value-type="string">
            <text:p>http://www.seeedstudio.com/depot/OPLopen-parts-library-catalog-c-136_138/#302010202</text:p>
          </table:table-cell>
          <table:table-cell table:number-columns-repeated="1011"/>
        </table:table-row>
        <table:table-row table:style-name="ro3">
          <table:table-cell table:style-name="ce4" office:value-type="float" office:value="302010140">
            <text:p>302010140</text:p>
          </table:table-cell>
          <table:table-cell table:style-name="ce14" office:value-type="string">
            <text:p>CC0603KRX7R9BB103</text:p>
          </table:table-cell>
          <table:table-cell table:style-name="ce20" office:value-type="string">
            <text:p>SMD CAP Ceramic 10nF-50V-10%-X7R</text:p>
          </table:table-cell>
          <table:table-cell table:style-name="ce13" office:value-type="string">
            <text:p>Capacitor</text:p>
          </table:table-cell>
          <table:table-cell table:style-name="ce14" office:value-type="string">
            <text:p>0603</text:p>
          </table:table-cell>
          <table:table-cell table:style-name="ce14" office:value-type="string">
            <text:p>YAGEO</text:p>
          </table:table-cell>
          <table:table-cell table:style-name="ce26" office:value-type="string">
            <text:p><text:a xlink:href="http://www.seeedstudio.com/wiki/images/f/f0/302010067.pdf%20302010094">http://www.seeedstudio.com/wiki/images/e/eb/0100350P1.pdf</text:a></text:p>
          </table:table-cell>
          <table:table-cell table:style-name="ce34" office:value-type="float" office:value="0.01">
            <text:p>0.010 </text:p>
          </table:table-cell>
          <table:table-cell table:style-name="ce38" office:value-type="float" office:value="100">
            <text:p>100 </text:p>
          </table:table-cell>
          <table:table-cell table:style-name="ce38" office:value-type="float" office:value="2">
            <text:p>2 </text:p>
          </table:table-cell>
          <table:table-cell table:style-name="ce43" office:value-type="float" office:value="0.2">
            <text:p>0.20 </text:p>
          </table:table-cell>
          <table:table-cell table:style-name="ce26"/>
          <table:table-cell table:style-name="ce47" office:value-type="string">
            <text:p>http://www.seeedstudio.com/depot/OPLopen-parts-library-catalog-c-136_138/#0100350P1</text:p>
          </table:table-cell>
          <table:table-cell table:number-columns-repeated="1011"/>
        </table:table-row>
        <table:table-row table:style-name="ro4">
          <table:table-cell table:style-name="ce3" office:value-type="float" office:value="302010006">
            <text:p>302010006</text:p>
          </table:table-cell>
          <table:table-cell table:style-name="ce15" office:value-type="string">
            <text:p>CC0402KRX7R9BB103</text:p>
          </table:table-cell>
          <table:table-cell table:style-name="ce20" office:value-type="string">
            <text:p>SMD CAP Ceramic 10nF-50V-10%-X7R</text:p>
          </table:table-cell>
          <table:table-cell table:style-name="ce13" office:value-type="string">
            <text:p>Capacitor</text:p>
          </table:table-cell>
          <table:table-cell table:style-name="ce15" office:value-type="string">
            <text:p>0402</text:p>
          </table:table-cell>
          <table:table-cell table:style-name="ce15" office:value-type="string">
            <text:p>YAGEO</text:p>
          </table:table-cell>
          <table:table-cell table:style-name="ce28"/>
          <table:table-cell table:style-name="ce34" office:value-type="float" office:value="0.01">
            <text:p>0.010 </text:p>
          </table:table-cell>
          <table:table-cell table:style-name="ce39" office:value-type="float" office:value="100">
            <text:p>10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25"/>
          <table:table-cell table:style-name="ce31" office:value-type="string">
            <text:p>http://www.seeedstudio.com/depot/OPLopen-parts-library-catalog-c-136_138/#302010006</text:p>
          </table:table-cell>
          <table:table-cell table:number-columns-repeated="1011"/>
        </table:table-row>
        <table:table-row table:style-name="ro3">
          <table:table-cell table:style-name="ce4" office:value-type="float" office:value="302010144">
            <text:p>302010144</text:p>
          </table:table-cell>
          <table:table-cell table:style-name="ce14" office:value-type="string">
            <text:p>CC0603KRX7R9BB472</text:p>
          </table:table-cell>
          <table:table-cell table:style-name="ce20" office:value-type="string">
            <text:p>SMD CAP Ceramic 4.7nF-50V-10%-X7R</text:p>
          </table:table-cell>
          <table:table-cell table:style-name="ce13" office:value-type="string">
            <text:p>Capacitor</text:p>
          </table:table-cell>
          <table:table-cell table:style-name="ce14" office:value-type="string">
            <text:p>0603</text:p>
          </table:table-cell>
          <table:table-cell table:style-name="ce14" office:value-type="string">
            <text:p>YAGEO</text:p>
          </table:table-cell>
          <table:table-cell table:style-name="ce26" office:value-type="string">
            <text:p><text:a xlink:href="http://www.seeedstudio.com/wiki/images/f/f0/302010067.pdf">http://www.seeedstudio.com/wiki/images/f/fd/0130360P1.pdf</text:a></text:p>
          </table:table-cell>
          <table:table-cell table:style-name="ce34" office:value-type="float" office:value="0.01">
            <text:p>0.010 </text:p>
          </table:table-cell>
          <table:table-cell table:style-name="ce38" office:value-type="float" office:value="100">
            <text:p>100 </text:p>
          </table:table-cell>
          <table:table-cell table:style-name="ce38" office:value-type="float" office:value="2">
            <text:p>2 </text:p>
          </table:table-cell>
          <table:table-cell table:style-name="ce43" office:value-type="float" office:value="0.2">
            <text:p>0.20 </text:p>
          </table:table-cell>
          <table:table-cell table:style-name="ce26"/>
          <table:table-cell table:style-name="ce47" office:value-type="string">
            <text:p>http://www.seeedstudio.com/depot/OPLopen-parts-library-catalog-c-136_138/#0100850P1</text:p>
          </table:table-cell>
          <table:table-cell table:number-columns-repeated="1011"/>
        </table:table-row>
        <table:table-row table:style-name="ro4">
          <table:table-cell table:style-name="ce4" office:value-type="float" office:value="302010141">
            <text:p>302010141</text:p>
          </table:table-cell>
          <table:table-cell table:style-name="ce14" office:value-type="string">
            <text:p>CC0603KRX7R9BB102</text:p>
          </table:table-cell>
          <table:table-cell table:style-name="ce20" office:value-type="string">
            <text:p>SMD CAP Ceramic 1nF-50V-10%-X7R</text:p>
          </table:table-cell>
          <table:table-cell table:style-name="ce13" office:value-type="string">
            <text:p>Capacitor</text:p>
          </table:table-cell>
          <table:table-cell table:style-name="ce14" office:value-type="string">
            <text:p>0603</text:p>
          </table:table-cell>
          <table:table-cell table:style-name="ce14" office:value-type="string">
            <text:p>YAGEO</text:p>
          </table:table-cell>
          <table:table-cell table:style-name="ce25" office:value-type="string">
            <text:p>http://www.seeedstudio.com/wiki/images/c/cf/0100370P1.pdf</text:p>
          </table:table-cell>
          <table:table-cell table:style-name="ce34" office:value-type="float" office:value="0.01">
            <text:p>0.010 </text:p>
          </table:table-cell>
          <table:table-cell table:style-name="ce38" office:value-type="float" office:value="100">
            <text:p>100 </text:p>
          </table:table-cell>
          <table:table-cell table:style-name="ce38" office:value-type="float" office:value="2">
            <text:p>2 </text:p>
          </table:table-cell>
          <table:table-cell table:style-name="ce43" office:value-type="float" office:value="0.2">
            <text:p>0.20 </text:p>
          </table:table-cell>
          <table:table-cell table:style-name="ce25"/>
          <table:table-cell table:style-name="ce47" office:value-type="string">
            <text:p>http://www.seeedstudio.com/depot/OPLopen-parts-library-catalog-c-136_138/#0100370P1</text:p>
          </table:table-cell>
          <table:table-cell table:number-columns-repeated="1011"/>
        </table:table-row>
        <table:table-row table:style-name="ro4">
          <table:table-cell table:style-name="ce3" office:value-type="float" office:value="302010005">
            <text:p>302010005</text:p>
          </table:table-cell>
          <table:table-cell table:style-name="ce15" office:value-type="string">
            <text:p>CC0402KRX7R9BB102</text:p>
          </table:table-cell>
          <table:table-cell table:style-name="ce20" office:value-type="string">
            <text:p>SMD CAP Ceramic 1nF-50V-10%-X7R;</text:p>
          </table:table-cell>
          <table:table-cell table:style-name="ce13" office:value-type="string">
            <text:p>Capacitor</text:p>
          </table:table-cell>
          <table:table-cell table:style-name="ce15" office:value-type="string">
            <text:p>0402</text:p>
          </table:table-cell>
          <table:table-cell table:style-name="ce15" office:value-type="string">
            <text:p>YAGEO</text:p>
          </table:table-cell>
          <table:table-cell table:style-name="ce25"/>
          <table:table-cell table:style-name="ce34" office:value-type="float" office:value="0.01">
            <text:p>0.010 </text:p>
          </table:table-cell>
          <table:table-cell table:style-name="ce39" office:value-type="float" office:value="50">
            <text:p>5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28"/>
          <table:table-cell table:style-name="ce31" office:value-type="string">
            <text:p>http://www.seeedstudio.com/depot/OPLopen-parts-library-catalog-c-136_138/#302010005</text:p>
          </table:table-cell>
          <table:table-cell table:number-columns-repeated="1011"/>
        </table:table-row>
        <table:table-row table:style-name="ro3">
          <table:table-cell table:style-name="ce4" office:value-type="float" office:value="302010013">
            <text:p>302010013</text:p>
          </table:table-cell>
          <table:table-cell table:style-name="ce13" office:value-type="string">
            <text:p>CC0402JRNPO9BN221</text:p>
          </table:table-cell>
          <table:table-cell table:style-name="ce20" office:value-type="string">
            <text:p>SMD CAP Ceramic 220pF-50V-5%-NPO</text:p>
          </table:table-cell>
          <table:table-cell table:style-name="ce13" office:value-type="string">
            <text:p>Capacitor</text:p>
          </table:table-cell>
          <table:table-cell table:style-name="ce13" office:value-type="string">
            <text:p>0402</text:p>
          </table:table-cell>
          <table:table-cell table:style-name="ce14" office:value-type="string">
            <text:p>YAGEO</text:p>
          </table:table-cell>
          <table:table-cell table:style-name="ce26" office:value-type="string">
            <text:p><text:a xlink:href="http://www.seeedstudio.com/wiki/images/f/f0/302010067.pdf">http://www.seeedstudio.com/wiki/images/f/f0/302010067.pdf</text:a></text:p>
          </table:table-cell>
          <table:table-cell table:style-name="ce34" office:value-type="float" office:value="0.01234375">
            <text:p>0.012 </text:p>
          </table:table-cell>
          <table:table-cell table:style-name="ce38" office:value-type="float" office:value="50">
            <text:p>50 </text:p>
          </table:table-cell>
          <table:table-cell table:style-name="ce38" office:value-type="float" office:value="2">
            <text:p>2 </text:p>
          </table:table-cell>
          <table:table-cell table:style-name="ce43" office:value-type="float" office:value="0.2">
            <text:p>0.20 </text:p>
          </table:table-cell>
          <table:table-cell table:style-name="ce25"/>
          <table:table-cell table:style-name="ce31" office:value-type="string">
            <text:p>http://www.seeedstudio.com/depot/OPLopen-parts-library-catalog-c-136_138/#302010013</text:p>
          </table:table-cell>
          <table:table-cell table:number-columns-repeated="1011"/>
        </table:table-row>
        <table:table-row table:style-name="ro3">
          <table:table-cell table:style-name="ce3" office:value-type="float" office:value="302010076">
            <text:p>302010076</text:p>
          </table:table-cell>
          <table:table-cell table:style-name="ce13" office:value-type="string">
            <text:p>CC0603JRNPO9BN101</text:p>
          </table:table-cell>
          <table:table-cell table:style-name="ce20" office:value-type="string">
            <text:p>SMD CAP Ceramic 100pF-50V-5%-NPO;0603</text:p>
          </table:table-cell>
          <table:table-cell table:style-name="ce13" office:value-type="string">
            <text:p>Capacitor</text:p>
          </table:table-cell>
          <table:table-cell table:style-name="ce13" office:value-type="string">
            <text:p>0603</text:p>
          </table:table-cell>
          <table:table-cell table:style-name="ce14" office:value-type="string">
            <text:p>YAGEO</text:p>
          </table:table-cell>
          <table:table-cell table:style-name="ce25" office:value-type="string">
            <text:p><text:a xlink:href="http://www.seeedstudio.com/wiki/images/f/f0/302010067.pdf">http://www.seeedstudio.com/wiki/images/f/f0/302010067.pdf</text:a></text:p>
          </table:table-cell>
          <table:table-cell table:style-name="ce34" office:value-type="float" office:value="0.01">
            <text:p>0.010 </text:p>
          </table:table-cell>
          <table:table-cell table:style-name="ce37" office:value-type="float" office:value="100">
            <text:p>10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25"/>
          <table:table-cell table:style-name="ce47" office:value-type="string">
            <text:p>http://www.seeedstudio.com/depot/OPLopen-parts-library-catalog-c-136_138/#302010076</text:p>
          </table:table-cell>
          <table:table-cell table:number-columns-repeated="1011"/>
        </table:table-row>
        <table:table-row table:style-name="ro3">
          <table:table-cell table:style-name="ce3" office:value-type="float" office:value="302010126">
            <text:p>302010126</text:p>
          </table:table-cell>
          <table:table-cell table:style-name="ce13" office:value-type="string">
            <text:p>CC0603JRNPO9BN390</text:p>
          </table:table-cell>
          <table:table-cell table:style-name="ce20" office:value-type="string">
            <text:p>SMD CAP Ceramic 39pF-50V-5%-NPO;0603</text:p>
          </table:table-cell>
          <table:table-cell table:style-name="ce13" office:value-type="string">
            <text:p>Capacitor</text:p>
          </table:table-cell>
          <table:table-cell table:style-name="ce13" office:value-type="string">
            <text:p>C0603</text:p>
          </table:table-cell>
          <table:table-cell table:style-name="ce14" office:value-type="string">
            <text:p>YAGEO</text:p>
          </table:table-cell>
          <table:table-cell table:style-name="ce25" office:value-type="string">
            <text:p><text:a xlink:href="http://www.seeedstudio.com/wiki/images/0/03/0100230P1.pdf">http://www.seeedstudio.com/wiki/images/f/f0/302010067.pdf</text:a></text:p>
          </table:table-cell>
          <table:table-cell table:style-name="ce34" office:value-type="float" office:value="0.01">
            <text:p>0.010 </text:p>
          </table:table-cell>
          <table:table-cell table:style-name="ce37" office:value-type="float" office:value="100">
            <text:p>10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45"/>
          <table:table-cell table:style-name="ce47" office:value-type="string">
            <text:p>http://www.seeedstudio.com/depot/OPLopen-parts-library-catalog-c-136_138/#302010126</text:p>
          </table:table-cell>
          <table:table-cell table:number-columns-repeated="1011"/>
        </table:table-row>
        <table:table-row table:style-name="ro3">
          <table:table-cell table:style-name="ce4" office:value-type="float" office:value="302010142">
            <text:p>302010142</text:p>
          </table:table-cell>
          <table:table-cell table:style-name="ce14" office:value-type="string">
            <text:p>CC0603JRNPO9BN270</text:p>
          </table:table-cell>
          <table:table-cell table:style-name="ce20" office:value-type="string">
            <text:p>SMD CAP Ceramic 27pF-50V-5%-NPO</text:p>
          </table:table-cell>
          <table:table-cell table:style-name="ce13" office:value-type="string">
            <text:p>Capacitor</text:p>
          </table:table-cell>
          <table:table-cell table:style-name="ce14" office:value-type="string">
            <text:p>0603</text:p>
          </table:table-cell>
          <table:table-cell table:style-name="ce14" office:value-type="string">
            <text:p>YAGEO</text:p>
          </table:table-cell>
          <table:table-cell table:style-name="ce26" office:value-type="string">
            <text:p><text:a xlink:href="http://www.seeedstudio.com/wiki/images/b/be/320020004.png">http://www.seeedstudio.com/wiki/images/0/01/0100410P1.pdf</text:a></text:p>
          </table:table-cell>
          <table:table-cell table:style-name="ce34" office:value-type="float" office:value="0.01">
            <text:p>0.010 </text:p>
          </table:table-cell>
          <table:table-cell table:style-name="ce38" office:value-type="float" office:value="100">
            <text:p>100 </text:p>
          </table:table-cell>
          <table:table-cell table:style-name="ce38" office:value-type="float" office:value="2">
            <text:p>2 </text:p>
          </table:table-cell>
          <table:table-cell table:style-name="ce43" office:value-type="float" office:value="0.2">
            <text:p>0.20 </text:p>
          </table:table-cell>
          <table:table-cell table:style-name="ce45"/>
          <table:table-cell table:style-name="ce47" office:value-type="string">
            <text:p>http://www.seeedstudio.com/depot/OPLopen-parts-library-catalog-c-136_138/#0100410P1</text:p>
          </table:table-cell>
          <table:table-cell table:number-columns-repeated="1011"/>
        </table:table-row>
        <table:table-row table:style-name="ro4">
          <table:table-cell table:style-name="ce3" office:value-type="float" office:value="302010027">
            <text:p>302010027</text:p>
          </table:table-cell>
          <table:table-cell table:style-name="ce15" office:value-type="string">
            <text:p>CC0402JRNPO9BN270</text:p>
          </table:table-cell>
          <table:table-cell table:style-name="ce20" office:value-type="string">
            <text:p>SMD CAP Ceramic 27pF-50V-5%-NPO</text:p>
          </table:table-cell>
          <table:table-cell table:style-name="ce13" office:value-type="string">
            <text:p>Capacitor</text:p>
          </table:table-cell>
          <table:table-cell table:style-name="ce15" office:value-type="string">
            <text:p>0402</text:p>
          </table:table-cell>
          <table:table-cell table:style-name="ce15" office:value-type="string">
            <text:p>YAGEO</text:p>
          </table:table-cell>
          <table:table-cell table:style-name="ce26"/>
          <table:table-cell table:style-name="ce34" office:value-type="float" office:value="0.01">
            <text:p>0.010 </text:p>
          </table:table-cell>
          <table:table-cell table:style-name="ce39" office:value-type="float" office:value="100">
            <text:p>10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25"/>
          <table:table-cell table:style-name="ce31" office:value-type="string">
            <text:p><text:a xlink:href="http://www.seeedstudio.com/depot/OPLopen-parts-library-catalog-c-136_138/">http://www.seeedstudio.com/depot/OPLopen-parts-library-catalog-c-136_138/#302010027</text:a></text:p>
          </table:table-cell>
          <table:table-cell table:number-columns-repeated="1011"/>
        </table:table-row>
        <table:table-row table:style-name="ro4">
          <table:table-cell table:style-name="ce4" office:value-type="float" office:value="302010143">
            <text:p>302010143</text:p>
          </table:table-cell>
          <table:table-cell table:style-name="ce14" office:value-type="string">
            <text:p>CC0603JRNPO9BN220</text:p>
          </table:table-cell>
          <table:table-cell table:style-name="ce20" office:value-type="string">
            <text:p>SMD CAP Ceramic 22pF-50V-5%-NPO</text:p>
          </table:table-cell>
          <table:table-cell table:style-name="ce13" office:value-type="string">
            <text:p>Capacitor</text:p>
          </table:table-cell>
          <table:table-cell table:style-name="ce14" office:value-type="string">
            <text:p>0603</text:p>
          </table:table-cell>
          <table:table-cell table:style-name="ce14" office:value-type="string">
            <text:p>YAGEO</text:p>
          </table:table-cell>
          <table:table-cell table:style-name="ce25" office:value-type="string">
            <text:p>http://www.seeedstudio.com/wiki/images/7/73/0100620P1.pdf</text:p>
          </table:table-cell>
          <table:table-cell table:style-name="ce34" office:value-type="float" office:value="0.01">
            <text:p>0.010 </text:p>
          </table:table-cell>
          <table:table-cell table:style-name="ce38" office:value-type="float" office:value="100">
            <text:p>100 </text:p>
          </table:table-cell>
          <table:table-cell table:style-name="ce38" office:value-type="float" office:value="2">
            <text:p>2 </text:p>
          </table:table-cell>
          <table:table-cell table:style-name="ce43" office:value-type="float" office:value="0.2">
            <text:p>0.20 </text:p>
          </table:table-cell>
          <table:table-cell table:style-name="ce26"/>
          <table:table-cell table:style-name="ce47" office:value-type="string">
            <text:p>http://www.seeedstudio.com/depot/OPLopen-parts-library-catalog-c-136_138/#0100620P1</text:p>
          </table:table-cell>
          <table:table-cell table:number-columns-repeated="1011"/>
        </table:table-row>
        <table:table-row table:style-name="ro3">
          <table:table-cell table:style-name="ce4" office:value-type="float" office:value="302010018">
            <text:p>302010018</text:p>
          </table:table-cell>
          <table:table-cell table:style-name="ce14" office:value-type="string">
            <text:p>CC0402JRNPO9BN220</text:p>
          </table:table-cell>
          <table:table-cell table:style-name="ce20" office:value-type="string">
            <text:p>SMD CAP Ceramic 22pF-50V-5%-NPO</text:p>
          </table:table-cell>
          <table:table-cell table:style-name="ce13" office:value-type="string">
            <text:p>Capacitor</text:p>
          </table:table-cell>
          <table:table-cell table:style-name="ce14" office:value-type="string">
            <text:p>0402</text:p>
          </table:table-cell>
          <table:table-cell table:style-name="ce14" office:value-type="string">
            <text:p>YAGEO</text:p>
          </table:table-cell>
          <table:table-cell table:style-name="ce26" office:value-type="string">
            <text:p><text:a xlink:href="http://www.seeedstudio.com/wiki/images/b/be/320020004.png">http://www.seeedstudio.com/wiki/File:302010067.pdf</text:a></text:p>
          </table:table-cell>
          <table:table-cell table:style-name="ce34" office:value-type="float" office:value="0.01">
            <text:p>0.010 </text:p>
          </table:table-cell>
          <table:table-cell table:style-name="ce38" office:value-type="float" office:value="100">
            <text:p>100 </text:p>
          </table:table-cell>
          <table:table-cell table:style-name="ce38" office:value-type="float" office:value="2">
            <text:p>2 </text:p>
          </table:table-cell>
          <table:table-cell table:style-name="ce43" office:value-type="float" office:value="0.2">
            <text:p>0.20 </text:p>
          </table:table-cell>
          <table:table-cell table:style-name="ce25"/>
          <table:table-cell table:style-name="ce31" office:value-type="string">
            <text:p>http://www.seeedstudio.com/depot/OPLopen-parts-library-catalog-c-136_138/#302010018</text:p>
          </table:table-cell>
          <table:table-cell table:number-columns-repeated="1011"/>
        </table:table-row>
        <table:table-row table:style-name="ro4">
          <table:table-cell table:style-name="ce3" office:value-type="float" office:value="302010016">
            <text:p>302010016</text:p>
          </table:table-cell>
          <table:table-cell table:style-name="ce15" office:value-type="string">
            <text:p>CC0402JRNPO9BN180</text:p>
          </table:table-cell>
          <table:table-cell table:style-name="ce20" office:value-type="string">
            <text:p>SMD CAP Ceramic 18pF-50V-5%-NPO</text:p>
          </table:table-cell>
          <table:table-cell table:style-name="ce13" office:value-type="string">
            <text:p>Capacitor</text:p>
          </table:table-cell>
          <table:table-cell table:style-name="ce15" office:value-type="string">
            <text:p>0402</text:p>
          </table:table-cell>
          <table:table-cell table:style-name="ce15" office:value-type="string">
            <text:p>YAGEO</text:p>
          </table:table-cell>
          <table:table-cell table:style-name="ce25"/>
          <table:table-cell table:style-name="ce34" office:value-type="float" office:value="0.01">
            <text:p>0.010 </text:p>
          </table:table-cell>
          <table:table-cell table:style-name="ce39" office:value-type="float" office:value="100">
            <text:p>10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26"/>
          <table:table-cell table:style-name="ce31" office:value-type="string">
            <text:p><text:a xlink:href="http://www.seeedstudio.com/depot/OPLopen-parts-library-catalog-c-136_138/">http://www.seeedstudio.com/depot/OPLopen-parts-library-catalog-c-136_138/#302010016</text:a></text:p>
          </table:table-cell>
          <table:table-cell table:number-columns-repeated="1011"/>
        </table:table-row>
        <table:table-row table:style-name="ro4">
          <table:table-cell table:style-name="ce3" office:value-type="float" office:value="302010067">
            <text:p>302010067</text:p>
          </table:table-cell>
          <table:table-cell table:style-name="ce13" office:value-type="string">
            <text:p>CC0603JRNPO9BN120 </text:p>
          </table:table-cell>
          <table:table-cell table:style-name="ce20" office:value-type="string">
            <text:p>SMD CAP Ceramic 12pF-50V-5%-NP0</text:p>
          </table:table-cell>
          <table:table-cell table:style-name="ce13" office:value-type="string">
            <text:p>Capacitor</text:p>
          </table:table-cell>
          <table:table-cell table:style-name="ce14" office:value-type="string">
            <text:p>0603</text:p>
          </table:table-cell>
          <table:table-cell table:style-name="ce14" office:value-type="string">
            <text:p>YAGEO</text:p>
          </table:table-cell>
          <table:table-cell table:style-name="ce27" office:value-type="string">
            <text:p>http://www.seeedstudio.com/wiki/images/f/f0/302010067.pdf</text:p>
          </table:table-cell>
          <table:table-cell table:style-name="ce34" office:value-type="float" office:value="0.01">
            <text:p>0.010 </text:p>
          </table:table-cell>
          <table:table-cell table:style-name="ce37" office:value-type="float" office:value="100">
            <text:p>10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26"/>
          <table:table-cell table:style-name="ce47" office:value-type="string">
            <text:p>http://www.seeedstudio.com/depot/OPLopen-parts-library-catalog-c-136_138/#302010067</text:p>
          </table:table-cell>
          <table:table-cell table:number-columns-repeated="1011"/>
        </table:table-row>
        <table:table-row table:style-name="ro4">
          <table:table-cell table:style-name="ce3" office:value-type="float" office:value="302010097">
            <text:p>302010097</text:p>
          </table:table-cell>
          <table:table-cell table:style-name="ce15" office:value-type="string">
            <text:p>CC0603JRNPO9BN100</text:p>
          </table:table-cell>
          <table:table-cell table:style-name="ce20" office:value-type="string">
            <text:p>SMD CAP Ceramic 10pF-50V-5%-NPO</text:p>
          </table:table-cell>
          <table:table-cell table:style-name="ce13" office:value-type="string">
            <text:p>Capacitor</text:p>
          </table:table-cell>
          <table:table-cell table:style-name="ce15" office:value-type="string">
            <text:p>0603</text:p>
          </table:table-cell>
          <table:table-cell table:style-name="ce15" office:value-type="string">
            <text:p>YAGEO</text:p>
          </table:table-cell>
          <table:table-cell table:style-name="ce26"/>
          <table:table-cell table:style-name="ce34" office:value-type="float" office:value="0.01">
            <text:p>0.010 </text:p>
          </table:table-cell>
          <table:table-cell table:style-name="ce39" office:value-type="float" office:value="100">
            <text:p>10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25"/>
          <table:table-cell table:style-name="ce31" office:value-type="string">
            <text:p><text:a xlink:href="http://www.seeedstudio.com/depot/OPLopen-parts-library-catalog-c-136_138/">http://www.seeedstudio.com/depot/OPLopen-parts-library-catalog-c-136_138/#302010097</text:a></text:p>
          </table:table-cell>
          <table:table-cell table:number-columns-repeated="1011"/>
        </table:table-row>
        <table:table-row table:style-name="ro4">
          <table:table-cell table:style-name="ce3" office:value-type="float" office:value="302010001">
            <text:p>302010001</text:p>
          </table:table-cell>
          <table:table-cell table:style-name="ce15" office:value-type="string">
            <text:p>CC0402JRNPO9BN100</text:p>
          </table:table-cell>
          <table:table-cell table:style-name="ce20" office:value-type="string">
            <text:p>SMD CAP Ceramic 10pF-50V-5%-NPO</text:p>
          </table:table-cell>
          <table:table-cell table:style-name="ce13" office:value-type="string">
            <text:p>Capacitor</text:p>
          </table:table-cell>
          <table:table-cell table:style-name="ce15" office:value-type="string">
            <text:p>0402</text:p>
          </table:table-cell>
          <table:table-cell table:style-name="ce15" office:value-type="string">
            <text:p>YAGEO</text:p>
          </table:table-cell>
          <table:table-cell table:style-name="ce25"/>
          <table:table-cell table:style-name="ce34" office:value-type="float" office:value="0.01">
            <text:p>0.010 </text:p>
          </table:table-cell>
          <table:table-cell table:style-name="ce39" office:value-type="float" office:value="100">
            <text:p>10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26"/>
          <table:table-cell table:style-name="ce31" office:value-type="string">
            <text:p><text:a xlink:href="http://www.seeedstudio.com/depot/OPLopen-parts-library-catalog-c-136_138/">http://www.seeedstudio.com/depot/OPLopen-parts-library-catalog-c-136_138/#302010001</text:a></text:p>
          </table:table-cell>
          <table:table-cell table:number-columns-repeated="1011"/>
        </table:table-row>
        <table:table-row table:style-name="ro4">
          <table:table-cell table:style-name="ce3" office:value-type="float" office:value="302010223">
            <text:p>302010223</text:p>
          </table:table-cell>
          <table:table-cell table:style-name="ce15" office:value-type="string">
            <text:p>CC0402CRNPO9BN2R2</text:p>
          </table:table-cell>
          <table:table-cell table:style-name="ce20" office:value-type="string">
            <text:p>SMD CAP Ceramic 2.2pF-50V-0.25PF-NPO</text:p>
          </table:table-cell>
          <table:table-cell table:style-name="ce13" office:value-type="string">
            <text:p>Capacitor</text:p>
          </table:table-cell>
          <table:table-cell table:style-name="ce15" office:value-type="string">
            <text:p>0402</text:p>
          </table:table-cell>
          <table:table-cell table:style-name="ce15" office:value-type="string">
            <text:p>YAGEO</text:p>
          </table:table-cell>
          <table:table-cell table:style-name="ce26"/>
          <table:table-cell table:style-name="ce34" office:value-type="float" office:value="0.01">
            <text:p>0.010 </text:p>
          </table:table-cell>
          <table:table-cell table:style-name="ce39" office:value-type="float" office:value="100">
            <text:p>10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45"/>
          <table:table-cell table:style-name="ce31" office:value-type="string">
            <text:p><text:a xlink:href="http://www.seeedstudio.com/depot/OPLopen-parts-library-catalog-c-136_138/">http://www.seeedstudio.com/depot/OPLopen-parts-library-catalog-c-136_138/#302010223</text:a></text:p>
          </table:table-cell>
          <table:table-cell table:number-columns-repeated="1011"/>
        </table:table-row>
        <table:table-row table:style-name="ro3">
          <table:table-cell table:style-name="ce3" office:value-type="float" office:value="320020037">
            <text:p>320020037</text:p>
          </table:table-cell>
          <table:table-cell table:style-name="ce13" office:value-type="string">
            <text:p>P125-1102A0BS116A3</text:p>
          </table:table-cell>
          <table:table-cell table:style-name="ce20" office:value-type="string">
            <text:p>DIP White Male Header VERT</text:p>
          </table:table-cell>
          <table:table-cell table:style-name="ce13" office:value-type="string">
            <text:p>Connector </text:p>
          </table:table-cell>
          <table:table-cell table:style-name="ce13" office:value-type="string">
            <text:p>1*2P-2.54-2.54-11.6/3.0mm</text:p>
          </table:table-cell>
          <table:table-cell table:style-name="ce14" office:value-type="string">
            <text:p>YXCON</text:p>
          </table:table-cell>
          <table:table-cell table:style-name="ce26" office:value-type="string">
            <text:p><text:a xlink:href="http://www.seeedstudio.com/wiki/images/c/cb/320020019.png">http://www.seeedstudio.com/wiki/images/b/be/320020004.png</text:a></text:p>
          </table:table-cell>
          <table:table-cell table:style-name="ce34" office:value-type="float" office:value="0.012890625">
            <text:p>0.013 </text:p>
          </table:table-cell>
          <table:table-cell table:style-name="ce37" office:value-type="float" office:value="20">
            <text:p>2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25"/>
          <table:table-cell table:style-name="ce47" office:value-type="string">
            <text:p>http://www.seeedstudio.com/depot/OPLopen-parts-library-catalog-c-136_138/#320020037</text:p>
          </table:table-cell>
          <table:table-cell table:number-columns-repeated="1011"/>
        </table:table-row>
        <table:table-row table:style-name="ro3">
          <table:table-cell table:style-name="ce3" office:value-type="float" office:value="320020016">
            <text:p>320020016</text:p>
          </table:table-cell>
          <table:table-cell table:style-name="ce13" office:value-type="string">
            <text:p>P125-1102A0BS116A1</text:p>
          </table:table-cell>
          <table:table-cell table:style-name="ce20" office:value-type="string">
            <text:p>DIP Black Male Header VERT</text:p>
          </table:table-cell>
          <table:table-cell table:style-name="ce13" office:value-type="string">
            <text:p>Connector </text:p>
          </table:table-cell>
          <table:table-cell table:style-name="ce13" office:value-type="string">
            <text:p>1*2P-2.54-2.54-11.6/3.0mm</text:p>
          </table:table-cell>
          <table:table-cell table:style-name="ce14" office:value-type="string">
            <text:p>YXCON</text:p>
          </table:table-cell>
          <table:table-cell table:style-name="ce26" office:value-type="string">
            <text:p><text:a xlink:href="http://www.seeedstudio.com/wiki/images/b/be/320020004.png">http://www.seeedstudio.com/wiki/images/b/be/320020004.png</text:a></text:p>
          </table:table-cell>
          <table:table-cell table:style-name="ce34" office:value-type="float" office:value="0.01">
            <text:p>0.010 </text:p>
          </table:table-cell>
          <table:table-cell table:style-name="ce37" office:value-type="float" office:value="20">
            <text:p>2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26"/>
          <table:table-cell table:style-name="ce47" office:value-type="string">
            <text:p>http://www.seeedstudio.com/depot/OPLopen-parts-library-catalog-c-136_138/#320020016</text:p>
          </table:table-cell>
          <table:table-cell table:number-columns-repeated="1011"/>
        </table:table-row>
        <table:table-row table:style-name="ro3">
          <table:table-cell table:style-name="ce4" office:value-type="float" office:value="320020079">
            <text:p>320020079</text:p>
          </table:table-cell>
          <table:table-cell table:style-name="ce14"/>
          <table:table-cell table:style-name="ce20" office:value-type="string">
            <text:p>DIP Black Male Header VERT</text:p>
          </table:table-cell>
          <table:table-cell table:style-name="ce13" office:value-type="string">
            <text:p>Connector </text:p>
          </table:table-cell>
          <table:table-cell table:style-name="ce14" office:value-type="string">
            <text:p>1X3P-2.54-2.54-11.6/3.0</text:p>
          </table:table-cell>
          <table:table-cell table:style-name="ce14" office:value-type="string">
            <text:p>YXCON</text:p>
          </table:table-cell>
          <table:table-cell table:style-name="ce26" office:value-type="string">
            <text:p><text:a xlink:href="http://www.seeedstudio.com/wiki/images/b/be/320020004.png">http://www.seeedstudio.com/wiki/images/0/02/3460810P1.pdf</text:a></text:p>
          </table:table-cell>
          <table:table-cell table:style-name="ce34" office:value-type="float" office:value="0.0193359375">
            <text:p>0.019 </text:p>
          </table:table-cell>
          <table:table-cell table:style-name="ce38" office:value-type="float" office:value="20">
            <text:p>20 </text:p>
          </table:table-cell>
          <table:table-cell table:style-name="ce38" office:value-type="float" office:value="3">
            <text:p>3 </text:p>
          </table:table-cell>
          <table:table-cell table:style-name="ce43" office:value-type="float" office:value="0.3">
            <text:p>0.30 </text:p>
          </table:table-cell>
          <table:table-cell table:style-name="ce25"/>
          <table:table-cell table:style-name="ce47" office:value-type="string">
            <text:p>http://www.seeedstudio.com/depot/OPLopen-parts-library-catalog-c-136_138/#3460810P1</text:p>
          </table:table-cell>
          <table:table-cell table:number-columns-repeated="1011"/>
        </table:table-row>
        <table:table-row table:style-name="ro4">
          <table:table-cell table:style-name="ce4" office:value-type="float" office:value="320020061">
            <text:p>320020061</text:p>
          </table:table-cell>
          <table:table-cell table:style-name="ce13" office:value-type="string">
            <text:p>P125-1103A0BR138A1</text:p>
          </table:table-cell>
          <table:table-cell table:style-name="ce20" office:value-type="string">
            <text:p>DIP Black Male Header R/A</text:p>
          </table:table-cell>
          <table:table-cell table:style-name="ce13" office:value-type="string">
            <text:p>Connector </text:p>
          </table:table-cell>
          <table:table-cell table:style-name="ce14" office:value-type="string">
            <text:p>1*3P-2.54-2.54-6.0mm-90D-1</text:p>
          </table:table-cell>
          <table:table-cell table:style-name="ce14" office:value-type="string">
            <text:p>YXCON</text:p>
          </table:table-cell>
          <table:table-cell table:style-name="ce27"/>
          <table:table-cell table:style-name="ce34" office:value-type="float" office:value="0.0390625">
            <text:p>0.039 </text:p>
          </table:table-cell>
          <table:table-cell table:style-name="ce38" office:value-type="float" office:value="20">
            <text:p>20 </text:p>
          </table:table-cell>
          <table:table-cell table:style-name="ce38" office:value-type="string">
            <text:p>3</text:p>
          </table:table-cell>
          <table:table-cell table:style-name="ce43" office:value-type="float" office:value="0.3">
            <text:p>0.30 </text:p>
          </table:table-cell>
          <table:table-cell table:style-name="ce25"/>
          <table:table-cell table:style-name="ce31" office:value-type="string">
            <text:p>http://www.seeedstudio.com/depot/OPLopen-parts-library-catalog-c-136_138/#320020061</text:p>
          </table:table-cell>
          <table:table-cell table:number-columns-repeated="1011"/>
        </table:table-row>
        <table:table-row table:style-name="ro3">
          <table:table-cell table:style-name="ce4" office:value-type="float" office:value="320020077">
            <text:p>320020077</text:p>
          </table:table-cell>
          <table:table-cell table:style-name="ce13" office:value-type="string">
            <text:p>P125-12A1BS116A1</text:p>
          </table:table-cell>
          <table:table-cell table:style-name="ce20" office:value-type="string">
            <text:p>SMD Crystal 32.768KHz-7pF-20ppm-70k</text:p>
          </table:table-cell>
          <table:table-cell table:style-name="ce13" office:value-type="string">
            <text:p>Connector </text:p>
          </table:table-cell>
          <table:table-cell table:style-name="ce14" office:value-type="string">
            <text:p>2X3P-2.54-2.54-11.6/3.0</text:p>
          </table:table-cell>
          <table:table-cell table:style-name="ce14" office:value-type="string">
            <text:p>YXCON</text:p>
          </table:table-cell>
          <table:table-cell table:style-name="ce25" office:value-type="string">
            <text:p><text:a xlink:href="http://www.seeedstudio.com/wiki/images/8/8b/320020018.png">http://www.seeedstudio.com/wiki/images/7/72/3460180P1.pdf</text:a></text:p>
          </table:table-cell>
          <table:table-cell table:style-name="ce34" office:value-type="float" office:value="0.05859375">
            <text:p>0.059 </text:p>
          </table:table-cell>
          <table:table-cell table:style-name="ce38" office:value-type="float" office:value="20">
            <text:p>20 </text:p>
          </table:table-cell>
          <table:table-cell table:style-name="ce38" office:value-type="float" office:value="6">
            <text:p>6 </text:p>
          </table:table-cell>
          <table:table-cell table:style-name="ce43" office:value-type="float" office:value="0.6">
            <text:p>0.60 </text:p>
          </table:table-cell>
          <table:table-cell table:style-name="ce25"/>
          <table:table-cell table:style-name="ce47" office:value-type="string">
            <text:p>http://www.seeedstudio.com/depot/OPLopen-parts-library-catalog-c-136_138/#3460180P1</text:p>
          </table:table-cell>
          <table:table-cell table:number-columns-repeated="1011"/>
        </table:table-row>
        <table:table-row table:style-name="ro4">
          <table:table-cell table:style-name="ce3" office:value-type="float" office:value="320020027">
            <text:p>320020027</text:p>
          </table:table-cell>
          <table:table-cell table:style-name="ce13" office:value-type="string">
            <text:p>P125-1203A0BS116A2</text:p>
          </table:table-cell>
          <table:table-cell table:style-name="ce20" office:value-type="string">
            <text:p>DIP Yellow Male Header VERT</text:p>
          </table:table-cell>
          <table:table-cell table:style-name="ce13" office:value-type="string">
            <text:p>Connector </text:p>
          </table:table-cell>
          <table:table-cell table:style-name="ce13" office:value-type="string">
            <text:p>2*3P-2.54-2.54-11.6/3.0mm</text:p>
          </table:table-cell>
          <table:table-cell table:style-name="ce14" office:value-type="string">
            <text:p>YXCON</text:p>
          </table:table-cell>
          <table:table-cell table:style-name="ce25" office:value-type="string">
            <text:p>http://www.seeedstudio.com/wiki/images/7/77/320020027.png</text:p>
          </table:table-cell>
          <table:table-cell table:style-name="ce34" office:value-type="float" office:value="0.0859375">
            <text:p>0.086 </text:p>
          </table:table-cell>
          <table:table-cell table:style-name="ce37" office:value-type="float" office:value="20">
            <text:p>20 </text:p>
          </table:table-cell>
          <table:table-cell table:style-name="ce39" office:value-type="float" office:value="6">
            <text:p>6 </text:p>
          </table:table-cell>
          <table:table-cell table:style-name="ce42" office:value-type="float" office:value="0.6">
            <text:p>0.60 </text:p>
          </table:table-cell>
          <table:table-cell table:style-name="ce26"/>
          <table:table-cell table:style-name="ce47" office:value-type="string">
            <text:p>http://www.seeedstudio.com/depot/OPLopen-parts-library-catalog-c-136_138/#320020027</text:p>
          </table:table-cell>
          <table:table-cell table:number-columns-repeated="1011"/>
        </table:table-row>
        <table:table-row table:style-name="ro4">
          <table:table-cell table:style-name="ce4" office:value-type="float" office:value="320020017">
            <text:p>320020017</text:p>
          </table:table-cell>
          <table:table-cell table:style-name="ce13" office:value-type="string">
            <text:p>P125-1104A0BS116A1</text:p>
          </table:table-cell>
          <table:table-cell table:style-name="ce20" office:value-type="string">
            <text:p>DIP Black Male Header VERT</text:p>
          </table:table-cell>
          <table:table-cell table:style-name="ce13" office:value-type="string">
            <text:p>Connector </text:p>
          </table:table-cell>
          <table:table-cell table:style-name="ce13" office:value-type="string">
            <text:p>1*4P-2.54-2.54-11.6/3.0mm</text:p>
          </table:table-cell>
          <table:table-cell table:style-name="ce14" office:value-type="string">
            <text:p>YXCON</text:p>
          </table:table-cell>
          <table:table-cell table:style-name="ce26"/>
          <table:table-cell table:style-name="ce34" office:value-type="float" office:value="0.02578125">
            <text:p>0.026 </text:p>
          </table:table-cell>
          <table:table-cell table:style-name="ce38" office:value-type="float" office:value="20">
            <text:p>20 </text:p>
          </table:table-cell>
          <table:table-cell table:style-name="ce38" office:value-type="float" office:value="4">
            <text:p>4 </text:p>
          </table:table-cell>
          <table:table-cell table:style-name="ce43" office:value-type="float" office:value="0.4">
            <text:p>0.40 </text:p>
          </table:table-cell>
          <table:table-cell table:style-name="ce27"/>
          <table:table-cell table:style-name="ce31" office:value-type="string">
            <text:p>http://www.seeedstudio.com/depot/OPLopen-parts-library-catalog-c-136_138/#320020017</text:p>
          </table:table-cell>
          <table:table-cell table:number-columns-repeated="1011"/>
        </table:table-row>
        <table:table-row table:style-name="ro4">
          <table:table-cell table:style-name="ce4" office:value-type="float" office:value="320020078">
            <text:p>320020078</text:p>
          </table:table-cell>
          <table:table-cell table:style-name="ce14" office:value-type="string">
            <text:p>P125-1106A1BS116A1</text:p>
          </table:table-cell>
          <table:table-cell table:style-name="ce20" office:value-type="string">
            <text:p>SMD Crystal 32.768KHz-7pF-20ppm-70k</text:p>
          </table:table-cell>
          <table:table-cell table:style-name="ce13" office:value-type="string">
            <text:p>Connector </text:p>
          </table:table-cell>
          <table:table-cell table:style-name="ce14" office:value-type="string">
            <text:p>1X6P-2.54-2.54-11.6/3.0mm</text:p>
          </table:table-cell>
          <table:table-cell table:style-name="ce14" office:value-type="string">
            <text:p>YXCON</text:p>
          </table:table-cell>
          <table:table-cell table:style-name="ce25" office:value-type="string">
            <text:p>http://www.seeedstudio.com/wiki/images/2/2d/3460650P1.pdf</text:p>
          </table:table-cell>
          <table:table-cell table:style-name="ce34" office:value-type="float" office:value="0.02578125">
            <text:p>0.026 </text:p>
          </table:table-cell>
          <table:table-cell table:style-name="ce38" office:value-type="float" office:value="20">
            <text:p>20 </text:p>
          </table:table-cell>
          <table:table-cell table:style-name="ce38" office:value-type="float" office:value="6">
            <text:p>6 </text:p>
          </table:table-cell>
          <table:table-cell table:style-name="ce43" office:value-type="float" office:value="0.6">
            <text:p>0.60 </text:p>
          </table:table-cell>
          <table:table-cell table:style-name="ce26"/>
          <table:table-cell table:style-name="ce47" office:value-type="string">
            <text:p>http://www.seeedstudio.com/depot/OPLopen-parts-library-catalog-c-136_138/#3460650P1</text:p>
          </table:table-cell>
          <table:table-cell table:number-columns-repeated="1011"/>
        </table:table-row>
        <table:table-row table:style-name="ro3">
          <table:table-cell table:style-name="ce3" office:value-type="float" office:value="320020019">
            <text:p>320020019</text:p>
          </table:table-cell>
          <table:table-cell table:style-name="ce13" office:value-type="string">
            <text:p>P125-1106A0BR138A1</text:p>
          </table:table-cell>
          <table:table-cell table:style-name="ce20" office:value-type="string">
            <text:p>DIP Black Short Male Header R/A</text:p>
          </table:table-cell>
          <table:table-cell table:style-name="ce13" office:value-type="string">
            <text:p>Connector </text:p>
          </table:table-cell>
          <table:table-cell table:style-name="ce13" office:value-type="string">
            <text:p>1X6P-2.54-2.54-6.0mm-90D-1</text:p>
          </table:table-cell>
          <table:table-cell table:style-name="ce14" office:value-type="string">
            <text:p>YXCON</text:p>
          </table:table-cell>
          <table:table-cell table:style-name="ce26" office:value-type="string">
            <text:p><text:a xlink:href="http://www.seeedstudio.com/wiki/images/a/a7/320030035.png">http://www.seeedstudio.com/wiki/images/c/cb/320020019.png</text:a></text:p>
          </table:table-cell>
          <table:table-cell table:style-name="ce34" office:value-type="float" office:value="0.03515625">
            <text:p>0.035 </text:p>
          </table:table-cell>
          <table:table-cell table:style-name="ce37" office:value-type="float" office:value="20">
            <text:p>20 </text:p>
          </table:table-cell>
          <table:table-cell table:style-name="ce39" office:value-type="float" office:value="6">
            <text:p>6 </text:p>
          </table:table-cell>
          <table:table-cell table:style-name="ce42" office:value-type="float" office:value="0.6">
            <text:p>0.60 </text:p>
          </table:table-cell>
          <table:table-cell table:style-name="ce45"/>
          <table:table-cell table:style-name="ce47" office:value-type="string">
            <text:p>http://www.seeedstudio.com/depot/OPLopen-parts-library-catalog-c-136_138/#320020019</text:p>
          </table:table-cell>
          <table:table-cell table:number-columns-repeated="1011"/>
        </table:table-row>
        <table:table-row table:style-name="ro3">
          <table:table-cell table:style-name="ce4" office:value-type="float" office:value="320020080">
            <text:p>320020080</text:p>
          </table:table-cell>
          <table:table-cell table:style-name="ce14" office:value-type="string">
            <text:p>P125-1108A1BS116A1</text:p>
          </table:table-cell>
          <table:table-cell table:style-name="ce20" office:value-type="string">
            <text:p>DIP Black Male Header VERT</text:p>
          </table:table-cell>
          <table:table-cell table:style-name="ce13" office:value-type="string">
            <text:p>Connector </text:p>
          </table:table-cell>
          <table:table-cell table:style-name="ce14" office:value-type="string">
            <text:p>1X8P-2.54-2.54-11.6/3.0</text:p>
          </table:table-cell>
          <table:table-cell table:style-name="ce14" office:value-type="string">
            <text:p>YXCON</text:p>
          </table:table-cell>
          <table:table-cell table:style-name="ce26" office:value-type="string">
            <text:p><text:a xlink:href="http://www.seeedstudio.com/wiki/images/0/0d/320030039.pdf">http://www.seeedstudio.com/wiki/images/b/b5/3461050P1.pdf</text:a></text:p>
          </table:table-cell>
          <table:table-cell table:style-name="ce34" office:value-type="float" office:value="0.034375">
            <text:p>0.034 </text:p>
          </table:table-cell>
          <table:table-cell table:style-name="ce38" office:value-type="float" office:value="20">
            <text:p>20 </text:p>
          </table:table-cell>
          <table:table-cell table:style-name="ce38" office:value-type="float" office:value="8">
            <text:p>8 </text:p>
          </table:table-cell>
          <table:table-cell table:style-name="ce43" office:value-type="float" office:value="0.8">
            <text:p>0.80 </text:p>
          </table:table-cell>
          <table:table-cell table:style-name="ce26"/>
          <table:table-cell table:style-name="ce47" office:value-type="string">
            <text:p>http://www.seeedstudio.com/depot/OPLopen-parts-library-catalog-c-136_138/#3461050P1</text:p>
          </table:table-cell>
          <table:table-cell table:number-columns-repeated="1011"/>
        </table:table-row>
        <table:table-row table:style-name="ro4">
          <table:table-cell table:style-name="ce3" office:value-type="float" office:value="320020010">
            <text:p>320020010</text:p>
          </table:table-cell>
          <table:table-cell table:style-name="ce13"/>
          <table:table-cell table:style-name="ce20" office:value-type="string">
            <text:p>DIP Black Male Header VERT</text:p>
          </table:table-cell>
          <table:table-cell table:style-name="ce13" office:value-type="string">
            <text:p>Connector </text:p>
          </table:table-cell>
          <table:table-cell table:style-name="ce13" office:value-type="string">
            <text:p>1*40P-2.54-2.54-11.6/3.0mm</text:p>
          </table:table-cell>
          <table:table-cell table:style-name="ce14" office:value-type="string">
            <text:p>YXCON</text:p>
          </table:table-cell>
          <table:table-cell table:style-name="ce25" office:value-type="string">
            <text:p>http://www.seeedstudio.com/wiki/images/2/25/320020010.pdf</text:p>
          </table:table-cell>
          <table:table-cell table:style-name="ce34" office:value-type="float" office:value="0.171875">
            <text:p>0.172 </text:p>
          </table:table-cell>
          <table:table-cell table:style-name="ce37" office:value-type="float" office:value="5">
            <text:p>5 </text:p>
          </table:table-cell>
          <table:table-cell table:style-name="ce39" office:value-type="float" office:value="40">
            <text:p>40 </text:p>
          </table:table-cell>
          <table:table-cell table:style-name="ce42" office:value-type="float" office:value="4">
            <text:p>4.00 </text:p>
          </table:table-cell>
          <table:table-cell table:style-name="ce25"/>
          <table:table-cell table:style-name="ce47" office:value-type="string">
            <text:p>http://www.seeedstudio.com/depot/OPLopen-parts-library-catalog-c-136_138/#320020010</text:p>
          </table:table-cell>
          <table:table-cell table:number-columns-repeated="1011"/>
        </table:table-row>
        <table:table-row table:style-name="ro3">
          <table:table-cell table:style-name="ce3" office:value-type="float" office:value="320030017">
            <text:p>320030017</text:p>
          </table:table-cell>
          <table:table-cell table:style-name="ce13" office:value-type="string">
            <text:p>F185-1104A1BSYA1</text:p>
          </table:table-cell>
          <table:table-cell table:style-name="ce20" office:value-type="string">
            <text:p>DIP Black Female Header VERT</text:p>
          </table:table-cell>
          <table:table-cell table:style-name="ce13" office:value-type="string">
            <text:p>Connector </text:p>
          </table:table-cell>
          <table:table-cell table:style-name="ce13" office:value-type="string">
            <text:p>1*4P-2.54-8.5mm</text:p>
          </table:table-cell>
          <table:table-cell table:style-name="ce14" office:value-type="string">
            <text:p>YXCON</text:p>
          </table:table-cell>
          <table:table-cell table:style-name="ce26" office:value-type="string">
            <text:p><text:a xlink:href="http://www.seeedstudio.com/wiki/images/c/c9/320030076.png">http://www.seeedstudio.com/wiki/images/0/0d/320030039.pdf</text:a></text:p>
          </table:table-cell>
          <table:table-cell table:style-name="ce34" office:value-type="float" office:value="0.08421875">
            <text:p>0.084 </text:p>
          </table:table-cell>
          <table:table-cell table:style-name="ce37" office:value-type="float" office:value="10">
            <text:p>10 </text:p>
          </table:table-cell>
          <table:table-cell table:style-name="ce39" office:value-type="float" office:value="4">
            <text:p>4 </text:p>
          </table:table-cell>
          <table:table-cell table:style-name="ce42" office:value-type="float" office:value="0.4">
            <text:p>0.40 </text:p>
          </table:table-cell>
          <table:table-cell table:style-name="ce25"/>
          <table:table-cell table:style-name="ce47" office:value-type="string">
            <text:p>http://www.seeedstudio.com/depot/OPLopen-parts-library-catalog-c-136_138/#320030017</text:p>
          </table:table-cell>
          <table:table-cell table:number-columns-repeated="1011"/>
        </table:table-row>
        <table:table-row table:style-name="ro3">
          <table:table-cell table:style-name="ce4" office:value-type="float" office:value="320030066">
            <text:p>320030066</text:p>
          </table:table-cell>
          <table:table-cell table:style-name="ce14"/>
          <table:table-cell table:style-name="ce20" office:value-type="string">
            <text:p>DIP Long Blue Female Header</text:p>
          </table:table-cell>
          <table:table-cell table:style-name="ce13" office:value-type="string">
            <text:p>Connector </text:p>
          </table:table-cell>
          <table:table-cell table:style-name="ce14" office:value-type="string">
            <text:p>2X3P-2.54-8.5+1.5-12.3</text:p>
          </table:table-cell>
          <table:table-cell table:style-name="ce14" office:value-type="string">
            <text:p>YXCON</text:p>
          </table:table-cell>
          <table:table-cell table:style-name="ce26" office:value-type="string">
            <text:p><text:a xlink:href="http://www.seeedstudio.com/wiki/images/7/70/320030001.pdf">http://www.seeedstudio.com/wiki/images/0/01/3461240P1.pdf</text:a></text:p>
          </table:table-cell>
          <table:table-cell table:style-name="ce34" office:value-type="float" office:value="0.2078125">
            <text:p>0.208 </text:p>
          </table:table-cell>
          <table:table-cell table:style-name="ce38" office:value-type="float" office:value="10">
            <text:p>10 </text:p>
          </table:table-cell>
          <table:table-cell table:style-name="ce38" office:value-type="float" office:value="6">
            <text:p>6 </text:p>
          </table:table-cell>
          <table:table-cell table:style-name="ce43" office:value-type="float" office:value="0.6">
            <text:p>0.60 </text:p>
          </table:table-cell>
          <table:table-cell table:style-name="ce26"/>
          <table:table-cell table:style-name="ce47" office:value-type="string">
            <text:p>http://www.seeedstudio.com/depot/OPLopen-parts-library-catalog-c-136_138/#3461240P1</text:p>
          </table:table-cell>
          <table:table-cell table:number-columns-repeated="1011"/>
        </table:table-row>
        <table:table-row table:style-name="ro3">
          <table:table-cell table:style-name="ce3" office:value-type="float" office:value="320030019">
            <text:p>320030019</text:p>
          </table:table-cell>
          <table:table-cell table:style-name="ce13" office:value-type="string">
            <text:p>F185-1106A1BSYA3</text:p>
          </table:table-cell>
          <table:table-cell table:style-name="ce20" office:value-type="string">
            <text:p>DIP Yellow Female Header VERT</text:p>
          </table:table-cell>
          <table:table-cell table:style-name="ce13" office:value-type="string">
            <text:p>Connector </text:p>
          </table:table-cell>
          <table:table-cell table:style-name="ce13" office:value-type="string">
            <text:p>1*6P-2.54-8.5mm</text:p>
          </table:table-cell>
          <table:table-cell table:style-name="ce14" office:value-type="string">
            <text:p>YXCON</text:p>
          </table:table-cell>
          <table:table-cell table:style-name="ce25" office:value-type="string">
            <text:p><text:a xlink:href="http://www.seeedstudio.com/wiki/images/0/0d/320030039.pdf">http://www.seeedstudio.com/wiki/images/0/0d/320030039.pdf</text:a></text:p>
          </table:table-cell>
          <table:table-cell table:style-name="ce34" office:value-type="float" office:value="0.1684375">
            <text:p>0.168 </text:p>
          </table:table-cell>
          <table:table-cell table:style-name="ce37" office:value-type="float" office:value="10">
            <text:p>10 </text:p>
          </table:table-cell>
          <table:table-cell table:style-name="ce39" office:value-type="float" office:value="6">
            <text:p>6 </text:p>
          </table:table-cell>
          <table:table-cell table:style-name="ce42" office:value-type="float" office:value="0.6">
            <text:p>0.60 </text:p>
          </table:table-cell>
          <table:table-cell table:style-name="ce26"/>
          <table:table-cell table:style-name="ce47" office:value-type="string">
            <text:p>http://www.seeedstudio.com/depot/OPLopen-parts-library-catalog-c-136_138/#320030019</text:p>
          </table:table-cell>
          <table:table-cell table:number-columns-repeated="1011"/>
        </table:table-row>
        <table:table-row table:style-name="ro3">
          <table:table-cell table:style-name="ce3" office:value-type="float" office:value="320030012">
            <text:p>320030012</text:p>
          </table:table-cell>
          <table:table-cell table:style-name="ce13" office:value-type="string">
            <text:p>F185-1106A1BSYA2</text:p>
          </table:table-cell>
          <table:table-cell table:style-name="ce20" office:value-type="string">
            <text:p>DIP Long Black Female Header VERT</text:p>
          </table:table-cell>
          <table:table-cell table:style-name="ce13" office:value-type="string">
            <text:p>Connector </text:p>
          </table:table-cell>
          <table:table-cell table:style-name="ce13" office:value-type="string">
            <text:p>1*6P-2.54-8.5mm</text:p>
          </table:table-cell>
          <table:table-cell table:style-name="ce14" office:value-type="string">
            <text:p>YXCON</text:p>
          </table:table-cell>
          <table:table-cell table:style-name="ce26" office:value-type="string">
            <text:p><text:a xlink:href="http://www.seeedstudio.com/wiki/images/f/f2/3460170P1.pdf">http://www.seeedstudio.com/wiki/images/0/0d/320030039.pdf</text:a></text:p>
          </table:table-cell>
          <table:table-cell table:style-name="ce34" office:value-type="float" office:value="0.201953125">
            <text:p>0.202 </text:p>
          </table:table-cell>
          <table:table-cell table:style-name="ce37" office:value-type="float" office:value="10">
            <text:p>10 </text:p>
          </table:table-cell>
          <table:table-cell table:style-name="ce39" office:value-type="float" office:value="6">
            <text:p>6 </text:p>
          </table:table-cell>
          <table:table-cell table:style-name="ce42" office:value-type="float" office:value="0.6">
            <text:p>0.60 </text:p>
          </table:table-cell>
          <table:table-cell table:style-name="ce26"/>
          <table:table-cell table:style-name="ce47" office:value-type="string">
            <text:p>http://www.seeedstudio.com/depot/OPLopen-parts-library-catalog-c-136_138/#320030012</text:p>
          </table:table-cell>
          <table:table-cell table:number-columns-repeated="1011"/>
        </table:table-row>
        <table:table-row table:style-name="ro3">
          <table:table-cell table:style-name="ce4" office:value-type="float" office:value="320030060">
            <text:p>320030060</text:p>
          </table:table-cell>
          <table:table-cell table:style-name="ce14" office:value-type="string">
            <text:p>F185-1106A1BSYC1</text:p>
          </table:table-cell>
          <table:table-cell table:style-name="ce20" office:value-type="string">
            <text:p>DIP Black Female Header VERT</text:p>
          </table:table-cell>
          <table:table-cell table:style-name="ce13" office:value-type="string">
            <text:p>Connector </text:p>
          </table:table-cell>
          <table:table-cell table:style-name="ce14" office:value-type="string">
            <text:p>1X6P-2.54-8.5</text:p>
          </table:table-cell>
          <table:table-cell table:style-name="ce14" office:value-type="string">
            <text:p>YXCON</text:p>
          </table:table-cell>
          <table:table-cell table:style-name="ce26" office:value-type="string">
            <text:p><text:a xlink:href="http://www.seeedstudio.com/wiki/images/6/6e/320030009.png">http://www.seeedstudio.com/wiki/images/b/b1/3460270P1.pdf</text:a></text:p>
          </table:table-cell>
          <table:table-cell table:style-name="ce34" office:value-type="float" office:value="0.101171875">
            <text:p>0.101 </text:p>
          </table:table-cell>
          <table:table-cell table:style-name="ce38" office:value-type="float" office:value="20">
            <text:p>20 </text:p>
          </table:table-cell>
          <table:table-cell table:style-name="ce38" office:value-type="float" office:value="6">
            <text:p>6 </text:p>
          </table:table-cell>
          <table:table-cell table:style-name="ce43" office:value-type="float" office:value="0.6">
            <text:p>0.60 </text:p>
          </table:table-cell>
          <table:table-cell table:style-name="ce25"/>
          <table:table-cell table:style-name="ce47" office:value-type="string">
            <text:p>http://www.seeedstudio.com/depot/OPLopen-parts-library-catalog-c-136_138/#3460270P1</text:p>
          </table:table-cell>
          <table:table-cell table:number-columns-repeated="1011"/>
        </table:table-row>
        <table:table-row table:style-name="ro4">
          <table:table-cell table:style-name="ce4" office:value-type="float" office:value="320030067">
            <text:p>320030067</text:p>
          </table:table-cell>
          <table:table-cell table:style-name="ce14"/>
          <table:table-cell table:style-name="ce20" office:value-type="string">
            <text:p>DIP Long Blue Female Header</text:p>
          </table:table-cell>
          <table:table-cell table:style-name="ce13" office:value-type="string">
            <text:p>Connector </text:p>
          </table:table-cell>
          <table:table-cell table:style-name="ce14" office:value-type="string">
            <text:p>1X6P-2.54-8.5+2.5-12.3</text:p>
          </table:table-cell>
          <table:table-cell table:style-name="ce14" office:value-type="string">
            <text:p>YXCON</text:p>
          </table:table-cell>
          <table:table-cell table:style-name="ce25" office:value-type="string">
            <text:p>http://www.seeedstudio.com/wiki/images/0/0d/3461250P1.pdf</text:p>
          </table:table-cell>
          <table:table-cell table:style-name="ce34" office:value-type="float" office:value="0.18359375">
            <text:p>0.184 </text:p>
          </table:table-cell>
          <table:table-cell table:style-name="ce38" office:value-type="float" office:value="10">
            <text:p>10 </text:p>
          </table:table-cell>
          <table:table-cell table:style-name="ce38" office:value-type="float" office:value="6">
            <text:p>6 </text:p>
          </table:table-cell>
          <table:table-cell table:style-name="ce43" office:value-type="float" office:value="0.6">
            <text:p>0.60 </text:p>
          </table:table-cell>
          <table:table-cell table:style-name="ce25"/>
          <table:table-cell table:style-name="ce47" office:value-type="string">
            <text:p>http://www.seeedstudio.com/depot/OPLopen-parts-library-catalog-c-136_138/#3461250P1</text:p>
          </table:table-cell>
          <table:table-cell table:number-columns-repeated="1011"/>
        </table:table-row>
        <table:table-row table:style-name="ro3">
          <table:table-cell table:style-name="ce4" office:value-type="float" office:value="320030068">
            <text:p>320030068</text:p>
          </table:table-cell>
          <table:table-cell table:style-name="ce14"/>
          <table:table-cell table:style-name="ce20" office:value-type="string">
            <text:p>DIP Long Blue Female Header</text:p>
          </table:table-cell>
          <table:table-cell table:style-name="ce13" office:value-type="string">
            <text:p>Connector </text:p>
          </table:table-cell>
          <table:table-cell table:style-name="ce14" office:value-type="string">
            <text:p>1X8P-2.54-8.5+2.5-12.3</text:p>
          </table:table-cell>
          <table:table-cell table:style-name="ce14" office:value-type="string">
            <text:p>YXCON</text:p>
          </table:table-cell>
          <table:table-cell table:style-name="ce25" office:value-type="string">
            <text:p><text:a xlink:href="http://www.seeedstudio.com/wiki/images/5/5d/320070002%26320070007.pdf">http://www.seeedstudio.com/wiki/images/4/49/3461260P1.pdf</text:a></text:p>
          </table:table-cell>
          <table:table-cell table:style-name="ce34" office:value-type="float" office:value="0.245">
            <text:p>0.245 </text:p>
          </table:table-cell>
          <table:table-cell table:style-name="ce38" office:value-type="float" office:value="10">
            <text:p>10 </text:p>
          </table:table-cell>
          <table:table-cell table:style-name="ce38" office:value-type="float" office:value="8">
            <text:p>8 </text:p>
          </table:table-cell>
          <table:table-cell table:style-name="ce43" office:value-type="float" office:value="0.8">
            <text:p>0.80 </text:p>
          </table:table-cell>
          <table:table-cell table:style-name="ce25"/>
          <table:table-cell table:style-name="ce47" office:value-type="string">
            <text:p>http://www.seeedstudio.com/depot/OPLopen-parts-library-catalog-c-136_138/#3461260P1</text:p>
          </table:table-cell>
          <table:table-cell table:number-columns-repeated="1011"/>
        </table:table-row>
        <table:table-row table:style-name="ro3">
          <table:table-cell table:style-name="ce4" office:value-type="float" office:value="320030065">
            <text:p>320030065</text:p>
          </table:table-cell>
          <table:table-cell table:style-name="ce13" office:value-type="string">
            <text:p>F185-1108A1BSYC1</text:p>
          </table:table-cell>
          <table:table-cell table:style-name="ce20" office:value-type="string">
            <text:p>DIP Yellow Female Header</text:p>
          </table:table-cell>
          <table:table-cell table:style-name="ce13" office:value-type="string">
            <text:p>Connector </text:p>
          </table:table-cell>
          <table:table-cell table:style-name="ce14" office:value-type="string">
            <text:p>1X8P-2.54-8.5</text:p>
          </table:table-cell>
          <table:table-cell table:style-name="ce14" office:value-type="string">
            <text:p>YXCON</text:p>
          </table:table-cell>
          <table:table-cell table:style-name="ce25" office:value-type="string">
            <text:p><text:a xlink:href="http://www.seeedstudio.com/wiki/images/5/5d/320070002%26320070007.pdf">http://www.seeedstudio.com/wiki/images/1/18/3460590P1.pdf</text:a></text:p>
          </table:table-cell>
          <table:table-cell table:style-name="ce34" office:value-type="float" office:value="0.202109375">
            <text:p>0.202 </text:p>
          </table:table-cell>
          <table:table-cell table:style-name="ce38" office:value-type="float" office:value="10">
            <text:p>10 </text:p>
          </table:table-cell>
          <table:table-cell table:style-name="ce38" office:value-type="float" office:value="8">
            <text:p>8 </text:p>
          </table:table-cell>
          <table:table-cell table:style-name="ce43" office:value-type="float" office:value="0.8">
            <text:p>0.80 </text:p>
          </table:table-cell>
          <table:table-cell table:style-name="ce45"/>
          <table:table-cell table:style-name="ce47" office:value-type="string">
            <text:p>http://www.seeedstudio.com/depot/OPLopen-parts-library-catalog-c-136_138/#3460590P1</text:p>
          </table:table-cell>
          <table:table-cell table:number-columns-repeated="1011"/>
        </table:table-row>
        <table:table-row table:style-name="ro4">
          <table:table-cell table:style-name="ce4" office:value-type="float" office:value="320030061">
            <text:p>320030061</text:p>
          </table:table-cell>
          <table:table-cell table:style-name="ce14" office:value-type="string">
            <text:p>F185-1108A1BSYC1</text:p>
          </table:table-cell>
          <table:table-cell table:style-name="ce20" office:value-type="string">
            <text:p>DIP Black Female Header VERT</text:p>
          </table:table-cell>
          <table:table-cell table:style-name="ce13" office:value-type="string">
            <text:p>Connector </text:p>
          </table:table-cell>
          <table:table-cell table:style-name="ce14" office:value-type="string">
            <text:p>1X8P-2.54-8.5</text:p>
          </table:table-cell>
          <table:table-cell table:style-name="ce14" office:value-type="string">
            <text:p>YXCON</text:p>
          </table:table-cell>
          <table:table-cell table:style-name="ce25" office:value-type="string">
            <text:p>http://www.seeedstudio.com/wiki/images/2/27/3460290P1.pdf</text:p>
          </table:table-cell>
          <table:table-cell table:style-name="ce34" office:value-type="float" office:value="0.14296875">
            <text:p>0.143 </text:p>
          </table:table-cell>
          <table:table-cell table:style-name="ce38" office:value-type="float" office:value="10">
            <text:p>10 </text:p>
          </table:table-cell>
          <table:table-cell table:style-name="ce38" office:value-type="float" office:value="8">
            <text:p>8 </text:p>
          </table:table-cell>
          <table:table-cell table:style-name="ce43" office:value-type="float" office:value="0.8">
            <text:p>0.80 </text:p>
          </table:table-cell>
          <table:table-cell table:style-name="ce25"/>
          <table:table-cell table:style-name="ce47" office:value-type="string">
            <text:p>http://www.seeedstudio.com/depot/OPLopen-parts-library-catalog-c-136_138/#3460290P1</text:p>
          </table:table-cell>
          <table:table-cell table:number-columns-repeated="1011"/>
        </table:table-row>
        <table:table-row table:style-name="ro3">
          <table:table-cell table:style-name="ce3" office:value-type="float" office:value="320030013">
            <text:p>320030013</text:p>
          </table:table-cell>
          <table:table-cell table:style-name="ce13" office:value-type="string">
            <text:p>F185-2108A1BSYA1</text:p>
          </table:table-cell>
          <table:table-cell table:style-name="ce20" office:value-type="string">
            <text:p>DIP Long Black Female Header VERT</text:p>
          </table:table-cell>
          <table:table-cell table:style-name="ce13" office:value-type="string">
            <text:p>Connector </text:p>
          </table:table-cell>
          <table:table-cell table:style-name="ce13" office:value-type="string">
            <text:p>1*8P-2.54-(8.5+1.5)mm-10.5</text:p>
          </table:table-cell>
          <table:table-cell table:style-name="ce14" office:value-type="string">
            <text:p>YXCON</text:p>
          </table:table-cell>
          <table:table-cell table:style-name="ce25" office:value-type="string">
            <text:p><text:a xlink:href="http://www.seeedstudio.com/wiki/images/2/22/320090008.pdf">http://www.seeedstudio.com/wiki/images/2/2d/320030013.png</text:a></text:p>
          </table:table-cell>
          <table:table-cell table:style-name="ce34" office:value-type="float" office:value="0.2694921875">
            <text:p>0.269 </text:p>
          </table:table-cell>
          <table:table-cell table:style-name="ce37" office:value-type="float" office:value="10">
            <text:p>10 </text:p>
          </table:table-cell>
          <table:table-cell table:style-name="ce39" office:value-type="float" office:value="8">
            <text:p>8 </text:p>
          </table:table-cell>
          <table:table-cell table:style-name="ce42" office:value-type="float" office:value="0.8">
            <text:p>0.80 </text:p>
          </table:table-cell>
          <table:table-cell table:style-name="ce45"/>
          <table:table-cell table:style-name="ce47" office:value-type="string">
            <text:p>http://www.seeedstudio.com/depot/OPLopen-parts-library-catalog-c-136_138/#320030013</text:p>
          </table:table-cell>
          <table:table-cell table:number-columns-repeated="1011"/>
        </table:table-row>
        <table:table-row table:style-name="ro4">
          <table:table-cell table:style-name="ce3" office:value-type="float" office:value="320030001">
            <text:p>320030001</text:p>
          </table:table-cell>
          <table:table-cell table:style-name="ce13" office:value-type="string">
            <text:p>F185-2110A0ASYA1</text:p>
          </table:table-cell>
          <table:table-cell table:style-name="ce20" office:value-type="string">
            <text:p>DIP Long Blue Female Header</text:p>
          </table:table-cell>
          <table:table-cell table:style-name="ce13" office:value-type="string">
            <text:p>Connector </text:p>
          </table:table-cell>
          <table:table-cell table:style-name="ce13" office:value-type="string">
            <text:p>1*10P-2.54-8.5+2.5-12.3mm</text:p>
          </table:table-cell>
          <table:table-cell table:style-name="ce13" office:value-type="string">
            <text:p>YAGEO</text:p>
          </table:table-cell>
          <table:table-cell table:style-name="ce27" office:value-type="string">
            <text:p>http://www.seeedstudio.com/wiki/images/7/70/320030001.pdf</text:p>
          </table:table-cell>
          <table:table-cell table:style-name="ce34" office:value-type="float" office:value="0.283203125">
            <text:p>0.283 </text:p>
          </table:table-cell>
          <table:table-cell table:style-name="ce37" office:value-type="float" office:value="10">
            <text:p>10 </text:p>
          </table:table-cell>
          <table:table-cell table:style-name="ce39" office:value-type="float" office:value="10">
            <text:p>10 </text:p>
          </table:table-cell>
          <table:table-cell table:style-name="ce42" office:value-type="float" office:value="1">
            <text:p>1.00 </text:p>
          </table:table-cell>
          <table:table-cell table:style-name="ce27"/>
          <table:table-cell table:style-name="ce47" office:value-type="string">
            <text:p>http://www.seeedstudio.com/depot/OPLopen-parts-library-catalog-c-136_138/#320030001</text:p>
          </table:table-cell>
          <table:table-cell table:number-columns-repeated="1011"/>
        </table:table-row>
        <table:table-row table:style-name="ro4">
          <table:table-cell table:style-name="ce3" office:value-type="float" office:value="320030039">
            <text:p>320030039</text:p>
          </table:table-cell>
          <table:table-cell table:style-name="ce13" office:value-type="string">
            <text:p>F185-1110A1BSYA1</text:p>
          </table:table-cell>
          <table:table-cell table:style-name="ce20" office:value-type="string">
            <text:p>DIP Long Black Female Header VERT</text:p>
          </table:table-cell>
          <table:table-cell table:style-name="ce13" office:value-type="string">
            <text:p>Connector </text:p>
          </table:table-cell>
          <table:table-cell table:style-name="ce13" office:value-type="string">
            <text:p>1*10P-2.54-8.5mm</text:p>
          </table:table-cell>
          <table:table-cell table:style-name="ce13" office:value-type="string">
            <text:p>YAGEO</text:p>
          </table:table-cell>
          <table:table-cell table:style-name="ce27" office:value-type="string">
            <text:p>http://www.seeedstudio.com/wiki/images/0/0d/320030039.pdf</text:p>
          </table:table-cell>
          <table:table-cell table:style-name="ce34" office:value-type="float" office:value="0.336875">
            <text:p>0.337 </text:p>
          </table:table-cell>
          <table:table-cell table:style-name="ce37" office:value-type="float" office:value="10">
            <text:p>10 </text:p>
          </table:table-cell>
          <table:table-cell table:style-name="ce39" office:value-type="float" office:value="10">
            <text:p>10 </text:p>
          </table:table-cell>
          <table:table-cell table:style-name="ce42" office:value-type="float" office:value="1">
            <text:p>1.00 </text:p>
          </table:table-cell>
          <table:table-cell table:style-name="ce25"/>
          <table:table-cell table:style-name="ce47" office:value-type="string">
            <text:p>http://www.seeedstudio.com/depot/OPLopen-parts-library-catalog-c-136_138/#320030039</text:p>
          </table:table-cell>
          <table:table-cell table:number-columns-repeated="1011"/>
        </table:table-row>
        <table:table-row table:style-name="ro4">
          <table:table-cell table:style-name="ce3" office:value-type="float" office:value="320030059">
            <text:p>320030059</text:p>
          </table:table-cell>
          <table:table-cell table:style-name="ce13" office:value-type="string">
            <text:p>F185-1110A1BSYC1</text:p>
          </table:table-cell>
          <table:table-cell table:style-name="ce20" office:value-type="string">
            <text:p>DIP Yellow Female Header VERT</text:p>
          </table:table-cell>
          <table:table-cell table:style-name="ce13" office:value-type="string">
            <text:p>Connector </text:p>
          </table:table-cell>
          <table:table-cell table:style-name="ce13" office:value-type="string">
            <text:p>1*10P-2.54-8.5mm</text:p>
          </table:table-cell>
          <table:table-cell table:style-name="ce14" office:value-type="string">
            <text:p>YXCON</text:p>
          </table:table-cell>
          <table:table-cell table:style-name="ce25" office:value-type="string">
            <text:p>http://www.seeedstudio.com/wiki/images/f/f2/3460170P1.pdf</text:p>
          </table:table-cell>
          <table:table-cell table:style-name="ce34" office:value-type="float" office:value="0.210546875">
            <text:p>0.211 </text:p>
          </table:table-cell>
          <table:table-cell table:style-name="ce37" office:value-type="float" office:value="10">
            <text:p>10 </text:p>
          </table:table-cell>
          <table:table-cell table:style-name="ce39" office:value-type="float" office:value="10">
            <text:p>10 </text:p>
          </table:table-cell>
          <table:table-cell table:style-name="ce42" office:value-type="float" office:value="1">
            <text:p>1.00 </text:p>
          </table:table-cell>
          <table:table-cell table:style-name="ce27"/>
          <table:table-cell table:style-name="ce47" office:value-type="string">
            <text:p>http://www.seeedstudio.com/depot/OPLopen-parts-library-catalog-c-136_138/#320030059</text:p>
          </table:table-cell>
          <table:table-cell table:number-columns-repeated="1011"/>
        </table:table-row>
        <table:table-row table:style-name="ro4">
          <table:table-cell table:style-name="ce3" office:value-type="float" office:value="320030009">
            <text:p>320030009</text:p>
          </table:table-cell>
          <table:table-cell table:style-name="ce13" office:value-type="string">
            <text:p>F243-1110A1BSUA1</text:p>
          </table:table-cell>
          <table:table-cell table:style-name="ce20" office:value-type="string">
            <text:p>DIP Black Female Header VERT;</text:p>
          </table:table-cell>
          <table:table-cell table:style-name="ce13" office:value-type="string">
            <text:p>Connector </text:p>
          </table:table-cell>
          <table:table-cell table:style-name="ce13" office:value-type="string">
            <text:p>1*10P-2.0-4.3mm</text:p>
          </table:table-cell>
          <table:table-cell table:style-name="ce14" office:value-type="string">
            <text:p>YXCON</text:p>
          </table:table-cell>
          <table:table-cell table:style-name="ce25" office:value-type="string">
            <text:p>http://www.seeedstudio.com/wiki/images/6/6e/320030009.png</text:p>
          </table:table-cell>
          <table:table-cell table:style-name="ce34" office:value-type="float" office:value="0.25265625">
            <text:p>0.253 </text:p>
          </table:table-cell>
          <table:table-cell table:style-name="ce37" office:value-type="float" office:value="10">
            <text:p>10 </text:p>
          </table:table-cell>
          <table:table-cell table:style-name="ce39" office:value-type="float" office:value="10">
            <text:p>10 </text:p>
          </table:table-cell>
          <table:table-cell table:style-name="ce42" office:value-type="float" office:value="1">
            <text:p>1.00 </text:p>
          </table:table-cell>
          <table:table-cell table:style-name="ce25"/>
          <table:table-cell table:style-name="ce47" office:value-type="string">
            <text:p>http://www.seeedstudio.com/depot/OPLopen-parts-library-catalog-c-136_138/#320030009</text:p>
          </table:table-cell>
          <table:table-cell table:number-columns-repeated="1011"/>
        </table:table-row>
        <table:table-row table:style-name="ro4">
          <table:table-cell table:style-name="ce4" office:value-type="float" office:value="320190003">
            <text:p>320190003</text:p>
          </table:table-cell>
          <table:table-cell table:style-name="ce14"/>
          <table:table-cell table:style-name="ce20" office:value-type="string">
            <text:p>DIP Black Jumper;2P-2.54</text:p>
          </table:table-cell>
          <table:table-cell table:style-name="ce13" office:value-type="string">
            <text:p>Connector </text:p>
          </table:table-cell>
          <table:table-cell table:style-name="ce14" office:value-type="string">
            <text:p>2P-2.54</text:p>
          </table:table-cell>
          <table:table-cell table:style-name="ce14" office:value-type="string">
            <text:p>TAIFENG</text:p>
          </table:table-cell>
          <table:table-cell table:style-name="ce25" office:value-type="string">
            <text:p>http://www.seeedstudio.com/wiki/images/e/ee/3460440P1.pdf</text:p>
          </table:table-cell>
          <table:table-cell table:style-name="ce34" office:value-type="float" office:value="0.01">
            <text:p>0.010 </text:p>
          </table:table-cell>
          <table:table-cell table:style-name="ce38" office:value-type="float" office:value="50">
            <text:p>50 </text:p>
          </table:table-cell>
          <table:table-cell table:style-name="ce38" office:value-type="float" office:value="0">
            <text:p>0 </text:p>
          </table:table-cell>
          <table:table-cell table:style-name="ce43" office:value-type="float" office:value="0">
            <text:p>0.00 </text:p>
          </table:table-cell>
          <table:table-cell table:style-name="ce25"/>
          <table:table-cell table:style-name="ce47" office:value-type="string">
            <text:p>http://www.seeedstudio.com/depot/OPLopen-parts-library-catalog-c-136_138/#3460440P1</text:p>
          </table:table-cell>
          <table:table-cell table:number-columns-repeated="1011"/>
        </table:table-row>
        <table:table-row table:style-name="ro4">
          <table:table-cell table:style-name="ce4" office:value-type="float" office:value="320090000">
            <text:p>320090000</text:p>
          </table:table-cell>
          <table:table-cell table:style-name="ce14" office:value-type="string">
            <text:p>ST-TF-003A</text:p>
          </table:table-cell>
          <table:table-cell table:style-name="ce20" office:value-type="string">
            <text:p>SMD Micro SD Card Socket</text:p>
          </table:table-cell>
          <table:table-cell table:style-name="ce13" office:value-type="string">
            <text:p>Connector </text:p>
          </table:table-cell>
          <table:table-cell table:style-name="ce14" office:value-type="string">
            <text:p>9P-SMD-W/-RING</text:p>
          </table:table-cell>
          <table:table-cell table:style-name="ce14" office:value-type="string">
            <text:p>SUNTECH</text:p>
          </table:table-cell>
          <table:table-cell table:style-name="ce25" office:value-type="string">
            <text:p>http://www.seeedstudio.com/wiki/images/3/3e/3300060P1.PDF</text:p>
          </table:table-cell>
          <table:table-cell table:style-name="ce34" office:value-type="float" office:value="0.5078125">
            <text:p>0.508 </text:p>
          </table:table-cell>
          <table:table-cell table:style-name="ce38" office:value-type="float" office:value="10">
            <text:p>10 </text:p>
          </table:table-cell>
          <table:table-cell table:style-name="ce38" office:value-type="float" office:value="13">
            <text:p>13 </text:p>
          </table:table-cell>
          <table:table-cell table:style-name="ce43" office:value-type="float" office:value="1.3">
            <text:p>1.30 </text:p>
          </table:table-cell>
          <table:table-cell table:style-name="ce25"/>
          <table:table-cell table:style-name="ce47" office:value-type="string">
            <text:p>http://www.seeedstudio.com/depot/OPLopen-parts-library-catalog-c-136_138/#3300060P1</text:p>
          </table:table-cell>
          <table:table-cell table:number-columns-repeated="1011"/>
        </table:table-row>
        <table:table-row table:style-name="ro4">
          <table:table-cell table:style-name="ce3" office:value-type="float" office:value="320090008">
            <text:p>320090008</text:p>
          </table:table-cell>
          <table:table-cell table:style-name="ce13"/>
          <table:table-cell table:style-name="ce20" office:value-type="string">
            <text:p>SMD Micro SD Card Socket</text:p>
          </table:table-cell>
          <table:table-cell table:style-name="ce13" office:value-type="string">
            <text:p>Connector </text:p>
          </table:table-cell>
          <table:table-cell table:style-name="ce13" office:value-type="string">
            <text:p>TF-01</text:p>
          </table:table-cell>
          <table:table-cell table:style-name="ce13" office:value-type="string">
            <text:p>BEST</text:p>
          </table:table-cell>
          <table:table-cell table:style-name="ce25" office:value-type="string">
            <text:p>http://www.seeedstudio.com/wiki/images/2/22/320090008.pdf</text:p>
          </table:table-cell>
          <table:table-cell table:style-name="ce34" office:value-type="float" office:value="0.24609375">
            <text:p>0.246 </text:p>
          </table:table-cell>
          <table:table-cell table:style-name="ce37" office:value-type="float" office:value="10">
            <text:p>10 </text:p>
          </table:table-cell>
          <table:table-cell table:style-name="ce39" office:value-type="float" office:value="10">
            <text:p>10 </text:p>
          </table:table-cell>
          <table:table-cell table:style-name="ce42" office:value-type="float" office:value="1">
            <text:p>1.00 </text:p>
          </table:table-cell>
          <table:table-cell table:style-name="ce25"/>
          <table:table-cell table:style-name="ce47" office:value-type="string">
            <text:p>http://www.seeedstudio.com/depot/OPLopen-parts-library-catalog-c-136_138/#320090008</text:p>
          </table:table-cell>
          <table:table-cell table:number-columns-repeated="1011"/>
        </table:table-row>
        <table:table-row table:style-name="ro4">
          <table:table-cell table:style-name="ce4" office:value-type="float" office:value="320010007">
            <text:p>320010007</text:p>
          </table:table-cell>
          <table:table-cell table:style-name="ce14" office:value-type="string">
            <text:p>ST-USB-003A</text:p>
          </table:table-cell>
          <table:table-cell table:style-name="ce20" office:value-type="string">
            <text:p>DIP USB-A-Famale</text:p>
          </table:table-cell>
          <table:table-cell table:style-name="ce13" office:value-type="string">
            <text:p>Connector </text:p>
          </table:table-cell>
          <table:table-cell table:style-name="ce14" office:value-type="string">
            <text:p>4P-2.0-90D</text:p>
          </table:table-cell>
          <table:table-cell table:style-name="ce14" office:value-type="string">
            <text:p>suntech</text:p>
          </table:table-cell>
          <table:table-cell table:style-name="ce25"/>
          <table:table-cell table:style-name="ce34" office:value-type="float" office:value="0.2074609375">
            <text:p>0.207 </text:p>
          </table:table-cell>
          <table:table-cell table:style-name="ce37" office:value-type="float" office:value="10">
            <text:p>10 </text:p>
          </table:table-cell>
          <table:table-cell table:style-name="ce37" office:value-type="float" office:value="4">
            <text:p>4 </text:p>
          </table:table-cell>
          <table:table-cell table:style-name="ce44" office:value-type="float" office:value="0.4">
            <text:p>0.40 </text:p>
          </table:table-cell>
          <table:table-cell table:style-name="ce25"/>
          <table:table-cell table:style-name="ce31" office:value-type="string">
            <text:p>http://www.seeedstudio.com/depot/OPLopen-parts-library-catalog-c-136_138/#320010007</text:p>
          </table:table-cell>
          <table:table-cell table:number-columns-repeated="1011"/>
        </table:table-row>
        <table:table-row table:style-name="ro4">
          <table:table-cell table:style-name="ce4" office:value-type="float" office:value="320010000">
            <text:p>320010000</text:p>
          </table:table-cell>
          <table:table-cell table:style-name="ce14" office:value-type="string">
            <text:p>ST-USB-001G</text:p>
          </table:table-cell>
          <table:table-cell table:style-name="ce20" office:value-type="string">
            <text:p>SMD Micro USB-B-W/P</text:p>
          </table:table-cell>
          <table:table-cell table:style-name="ce13" office:value-type="string">
            <text:p>Connector </text:p>
          </table:table-cell>
          <table:table-cell table:style-name="ce14" office:value-type="string">
            <text:p>5+4-0.65-L7.4*W5.0*H2.35mm</text:p>
          </table:table-cell>
          <table:table-cell table:style-name="ce14" office:value-type="string">
            <text:p>SUNTECH</text:p>
          </table:table-cell>
          <table:table-cell table:style-name="ce25"/>
          <table:table-cell table:style-name="ce34" office:value-type="float" office:value="0.26484375">
            <text:p>0.265 </text:p>
          </table:table-cell>
          <table:table-cell table:style-name="ce38" office:value-type="float" office:value="10">
            <text:p>10 </text:p>
          </table:table-cell>
          <table:table-cell table:style-name="ce38" office:value-type="float" office:value="8">
            <text:p>8 </text:p>
          </table:table-cell>
          <table:table-cell table:style-name="ce43" office:value-type="float" office:value="0.8">
            <text:p>0.80 </text:p>
          </table:table-cell>
          <table:table-cell table:style-name="ce27"/>
          <table:table-cell table:style-name="ce31" office:value-type="string">
            <text:p>http://www.seeedstudio.com/depot/OPLopen-parts-library-catalog-c-136_138/#320010000</text:p>
          </table:table-cell>
          <table:table-cell table:number-columns-repeated="1011"/>
        </table:table-row>
        <table:table-row table:style-name="ro4">
          <table:table-cell table:style-name="ce4" office:value-type="float" office:value="320010014">
            <text:p>320010014</text:p>
          </table:table-cell>
          <table:table-cell table:style-name="ce14" office:value-type="string">
            <text:p>ST-USB-013A</text:p>
          </table:table-cell>
          <table:table-cell table:style-name="ce20" office:value-type="string">
            <text:p>DIP Mini USB-B</text:p>
          </table:table-cell>
          <table:table-cell table:style-name="ce13" office:value-type="string">
            <text:p>Connector </text:p>
          </table:table-cell>
          <table:table-cell table:style-name="ce14" office:value-type="string">
            <text:p>MINI-B-5P-SMD</text:p>
          </table:table-cell>
          <table:table-cell table:style-name="ce14" office:value-type="string">
            <text:p>SUNTECH</text:p>
          </table:table-cell>
          <table:table-cell table:style-name="ce25" office:value-type="string">
            <text:p>http://www.seeedstudio.com/wiki/images/6/68/3400030P1.pdf</text:p>
          </table:table-cell>
          <table:table-cell table:style-name="ce34" office:value-type="float" office:value="0.1765625">
            <text:p>0.177 </text:p>
          </table:table-cell>
          <table:table-cell table:style-name="ce38" office:value-type="float" office:value="10">
            <text:p>10 </text:p>
          </table:table-cell>
          <table:table-cell table:style-name="ce38" office:value-type="float" office:value="9">
            <text:p>9 </text:p>
          </table:table-cell>
          <table:table-cell table:style-name="ce43" office:value-type="float" office:value="0.9">
            <text:p>0.90 </text:p>
          </table:table-cell>
          <table:table-cell table:style-name="ce27"/>
          <table:table-cell table:style-name="ce47" office:value-type="string">
            <text:p>http://www.seeedstudio.com/depot/OPLopen-parts-library-catalog-c-136_138/#3400030P1</text:p>
          </table:table-cell>
          <table:table-cell table:number-columns-repeated="1011"/>
        </table:table-row>
        <table:table-row table:style-name="ro3">
          <table:table-cell table:style-name="ce4" office:value-type="float" office:value="320110031">
            <text:p>320110031</text:p>
          </table:table-cell>
          <table:table-cell table:style-name="ce14"/>
          <table:table-cell table:style-name="ce20" office:value-type="string">
            <text:p>DIP Green Screw Terminal;2P-5.0</text:p>
          </table:table-cell>
          <table:table-cell table:style-name="ce13" office:value-type="string">
            <text:p>Connector </text:p>
          </table:table-cell>
          <table:table-cell table:style-name="ce14" office:value-type="string">
            <text:p>2P-5.0</text:p>
          </table:table-cell>
          <table:table-cell table:style-name="ce14" office:value-type="string">
            <text:p>GOOSVN</text:p>
          </table:table-cell>
          <table:table-cell table:style-name="ce26" office:value-type="string">
            <text:p><text:a xlink:href="http://www.seeedstudio.com/wiki/images/c/c0/320140010.pdf">http://www.seeedstudio.com/wiki/images/e/ee/3470110P1.pdf</text:a></text:p>
          </table:table-cell>
          <table:table-cell table:style-name="ce34" office:value-type="float" office:value="0.1546875">
            <text:p>0.155 </text:p>
          </table:table-cell>
          <table:table-cell table:style-name="ce38" office:value-type="float" office:value="10">
            <text:p>10 </text:p>
          </table:table-cell>
          <table:table-cell table:style-name="ce38" office:value-type="float" office:value="2">
            <text:p>2 </text:p>
          </table:table-cell>
          <table:table-cell table:style-name="ce43" office:value-type="float" office:value="0.2">
            <text:p>0.20 </text:p>
          </table:table-cell>
          <table:table-cell table:style-name="ce25"/>
          <table:table-cell table:style-name="ce47" office:value-type="string">
            <text:p>http://www.seeedstudio.com/depot/OPLopen-parts-library-catalog-c-136_138/#3470110P1</text:p>
          </table:table-cell>
          <table:table-cell table:number-columns-repeated="1011"/>
        </table:table-row>
        <table:table-row table:style-name="ro4">
          <table:table-cell table:style-name="ce4" office:value-type="float" office:value="320110028">
            <text:p>320110028</text:p>
          </table:table-cell>
          <table:table-cell table:style-name="ce14"/>
          <table:table-cell table:style-name="ce20" office:value-type="string">
            <text:p>DIP Green Screw Terminal;2P-3.5</text:p>
          </table:table-cell>
          <table:table-cell table:style-name="ce13" office:value-type="string">
            <text:p>Connector </text:p>
          </table:table-cell>
          <table:table-cell table:style-name="ce14" office:value-type="string">
            <text:p>2P-3.5</text:p>
          </table:table-cell>
          <table:table-cell table:style-name="ce14" office:value-type="string">
            <text:p>GOOSVN</text:p>
          </table:table-cell>
          <table:table-cell table:style-name="ce25" office:value-type="string">
            <text:p>http://www.seeedstudio.com/wiki/images/4/49/3470070P1.pdf</text:p>
          </table:table-cell>
          <table:table-cell table:style-name="ce34" office:value-type="float" office:value="0.1546875">
            <text:p>0.155 </text:p>
          </table:table-cell>
          <table:table-cell table:style-name="ce38" office:value-type="float" office:value="10">
            <text:p>10 </text:p>
          </table:table-cell>
          <table:table-cell table:style-name="ce38" office:value-type="float" office:value="2">
            <text:p>2 </text:p>
          </table:table-cell>
          <table:table-cell table:style-name="ce43" office:value-type="float" office:value="0.2">
            <text:p>0.20 </text:p>
          </table:table-cell>
          <table:table-cell table:style-name="ce25"/>
          <table:table-cell table:style-name="ce47" office:value-type="string">
            <text:p>http://www.seeedstudio.com/depot/OPLopen-parts-library-catalog-c-136_138/#3470070P1</text:p>
          </table:table-cell>
          <table:table-cell table:number-columns-repeated="1011"/>
        </table:table-row>
        <table:table-row table:style-name="ro4">
          <table:table-cell table:style-name="ce4" office:value-type="float" office:value="320110029">
            <text:p>320110029</text:p>
          </table:table-cell>
          <table:table-cell table:style-name="ce14"/>
          <table:table-cell table:style-name="ce20" office:value-type="string">
            <text:p>DIP Green Screw Terminal;3P-5.0</text:p>
          </table:table-cell>
          <table:table-cell table:style-name="ce13" office:value-type="string">
            <text:p>Connector </text:p>
          </table:table-cell>
          <table:table-cell table:style-name="ce14" office:value-type="string">
            <text:p>3P-5.0</text:p>
          </table:table-cell>
          <table:table-cell table:style-name="ce14" office:value-type="string">
            <text:p>GOOSVN</text:p>
          </table:table-cell>
          <table:table-cell table:style-name="ce25" office:value-type="string">
            <text:p>http://www.seeedstudio.com/wiki/images/f/f0/3470080P1.pdf</text:p>
          </table:table-cell>
          <table:table-cell table:style-name="ce34" office:value-type="float" office:value="0.23203125">
            <text:p>0.232 </text:p>
          </table:table-cell>
          <table:table-cell table:style-name="ce38" office:value-type="float" office:value="10">
            <text:p>10 </text:p>
          </table:table-cell>
          <table:table-cell table:style-name="ce38" office:value-type="float" office:value="3">
            <text:p>3 </text:p>
          </table:table-cell>
          <table:table-cell table:style-name="ce43" office:value-type="float" office:value="0.3">
            <text:p>0.30 </text:p>
          </table:table-cell>
          <table:table-cell table:style-name="ce26"/>
          <table:table-cell table:style-name="ce47" office:value-type="string">
            <text:p>http://www.seeedstudio.com/depot/OPLopen-parts-library-catalog-c-136_138/#3470080P1</text:p>
          </table:table-cell>
          <table:table-cell table:number-columns-repeated="1011"/>
        </table:table-row>
        <table:table-row table:style-name="ro3">
          <table:table-cell table:style-name="ce4" office:value-type="float" office:value="320120003">
            <text:p>320120003</text:p>
          </table:table-cell>
          <table:table-cell table:style-name="ce14" office:value-type="string">
            <text:p>DC-005</text:p>
          </table:table-cell>
          <table:table-cell table:style-name="ce20" office:value-type="string">
            <text:p>DIP Black DC Jack;2.1MM</text:p>
          </table:table-cell>
          <table:table-cell table:style-name="ce13" office:value-type="string">
            <text:p>Connector </text:p>
          </table:table-cell>
          <table:table-cell table:style-name="ce14" office:value-type="string">
            <text:p>PW-3P-2.1</text:p>
          </table:table-cell>
          <table:table-cell table:style-name="ce14" office:value-type="string">
            <text:p>BEST</text:p>
          </table:table-cell>
          <table:table-cell table:style-name="ce26" office:value-type="string">
            <text:p><text:a xlink:href="http://www.seeedstudio.com/wiki/images/1/13/304090046.pdf">http://www.seeedstudio.com/wiki/images/1/15/3410020P1.pdf</text:a></text:p>
          </table:table-cell>
          <table:table-cell table:style-name="ce34" office:value-type="float" office:value="0.107421875">
            <text:p>0.107 </text:p>
          </table:table-cell>
          <table:table-cell table:style-name="ce38" office:value-type="float" office:value="10">
            <text:p>10 </text:p>
          </table:table-cell>
          <table:table-cell table:style-name="ce38" office:value-type="float" office:value="3">
            <text:p>3 </text:p>
          </table:table-cell>
          <table:table-cell table:style-name="ce43" office:value-type="float" office:value="0.3">
            <text:p>0.30 </text:p>
          </table:table-cell>
          <table:table-cell table:style-name="ce25"/>
          <table:table-cell table:style-name="ce47" office:value-type="string">
            <text:p>http://www.seeedstudio.com/depot/OPLopen-parts-library-catalog-c-136_138/#3410020P1</text:p>
          </table:table-cell>
          <table:table-cell table:number-columns-repeated="1011"/>
        </table:table-row>
        <table:table-row table:style-name="ro3">
          <table:table-cell table:style-name="ce4" office:value-type="float" office:value="320120002">
            <text:p>320120002</text:p>
          </table:table-cell>
          <table:table-cell table:style-name="ce14"/>
          <table:table-cell table:style-name="ce20" office:value-type="string">
            <text:p>DIP Black DC Jack;2.1MM;</text:p>
          </table:table-cell>
          <table:table-cell table:style-name="ce13" office:value-type="string">
            <text:p>Connector </text:p>
          </table:table-cell>
          <table:table-cell table:style-name="ce14" office:value-type="string">
            <text:p>PW-3P-2.1</text:p>
          </table:table-cell>
          <table:table-cell table:style-name="ce14" office:value-type="string">
            <text:p>BEST</text:p>
          </table:table-cell>
          <table:table-cell table:style-name="ce26" office:value-type="string">
            <text:p><text:a xlink:href="http://www.seeedstudio.com/wiki/images/5/5a/304090041.pdf">http://www.seeedstudio.com/wiki/images/c/c0/3410010P1.pdf</text:a></text:p>
          </table:table-cell>
          <table:table-cell table:style-name="ce34" office:value-type="float" office:value="0.2056640625">
            <text:p>0.206 </text:p>
          </table:table-cell>
          <table:table-cell table:style-name="ce38" office:value-type="float" office:value="10">
            <text:p>10 </text:p>
          </table:table-cell>
          <table:table-cell table:style-name="ce38" office:value-type="float" office:value="3">
            <text:p>3 </text:p>
          </table:table-cell>
          <table:table-cell table:style-name="ce43" office:value-type="float" office:value="0.3">
            <text:p>0.30 </text:p>
          </table:table-cell>
          <table:table-cell table:style-name="ce25"/>
          <table:table-cell table:style-name="ce47" office:value-type="string">
            <text:p>http://www.seeedstudio.com/depot/OPLopen-parts-library-catalog-c-136_138/#3410010P1</text:p>
          </table:table-cell>
          <table:table-cell table:number-columns-repeated="1011"/>
        </table:table-row>
        <table:table-row table:style-name="ro3">
          <table:table-cell table:style-name="ce4" office:value-type="float" office:value="320110027">
            <text:p>320110027</text:p>
          </table:table-cell>
          <table:table-cell table:style-name="ce14"/>
          <table:table-cell table:style-name="ce20" office:value-type="string">
            <text:p>DIP White Male JST connector;2P-2.0</text:p>
          </table:table-cell>
          <table:table-cell table:style-name="ce13" office:value-type="string">
            <text:p>Connector </text:p>
          </table:table-cell>
          <table:table-cell table:style-name="ce14" office:value-type="string">
            <text:p>2P-2.0-90D</text:p>
          </table:table-cell>
          <table:table-cell table:style-name="ce14"/>
          <table:table-cell table:style-name="ce26" office:value-type="string">
            <text:p><text:a xlink:href="http://www.seeedstudio.com/wiki/images/5/5d/304090059.pdf">http://www.seeedstudio.com/wiki/images/e/e8/3410070P1.pdf</text:a></text:p>
          </table:table-cell>
          <table:table-cell table:style-name="ce34" office:value-type="float" office:value="0.012890625">
            <text:p>0.013 </text:p>
          </table:table-cell>
          <table:table-cell table:style-name="ce38" office:value-type="float" office:value="50">
            <text:p>50 </text:p>
          </table:table-cell>
          <table:table-cell table:style-name="ce38" office:value-type="float" office:value="2">
            <text:p>2 </text:p>
          </table:table-cell>
          <table:table-cell table:style-name="ce43" office:value-type="float" office:value="0.2">
            <text:p>0.20 </text:p>
          </table:table-cell>
          <table:table-cell table:style-name="ce26"/>
          <table:table-cell table:style-name="ce47" office:value-type="string">
            <text:p>http://www.seeedstudio.com/depot/OPLopen-parts-library-catalog-c-136_138/#3410070P1</text:p>
          </table:table-cell>
          <table:table-cell table:number-columns-repeated="1011"/>
        </table:table-row>
        <table:table-row table:style-name="ro3">
          <table:table-cell table:style-name="ce4" office:value-type="float" office:value="320110026">
            <text:p>320110026</text:p>
          </table:table-cell>
          <table:table-cell table:style-name="ce14"/>
          <table:table-cell table:style-name="ce20" office:value-type="string">
            <text:p>SMD White Male JST connector;2P-2.0</text:p>
          </table:table-cell>
          <table:table-cell table:style-name="ce13" office:value-type="string">
            <text:p>Connector </text:p>
          </table:table-cell>
          <table:table-cell table:style-name="ce14" office:value-type="string">
            <text:p>2P-SMD-2.0-90D</text:p>
          </table:table-cell>
          <table:table-cell table:style-name="ce14"/>
          <table:table-cell table:style-name="ce28" office:value-type="string">
            <text:p><text:a xlink:href="http://www.seeedstudio.com/wiki/images/5/56/304090057.pdf">http://www.seeedstudio.com/wiki/images/f/f3/3410050P1.pdf</text:a></text:p>
          </table:table-cell>
          <table:table-cell table:style-name="ce34" office:value-type="float" office:value="0.109375">
            <text:p>0.109 </text:p>
          </table:table-cell>
          <table:table-cell table:style-name="ce38" office:value-type="float" office:value="20">
            <text:p>20 </text:p>
          </table:table-cell>
          <table:table-cell table:style-name="ce38" office:value-type="float" office:value="2">
            <text:p>2 </text:p>
          </table:table-cell>
          <table:table-cell table:style-name="ce43" office:value-type="float" office:value="0.2">
            <text:p>0.20 </text:p>
          </table:table-cell>
          <table:table-cell table:style-name="ce25"/>
          <table:table-cell table:style-name="ce47" office:value-type="string">
            <text:p>http://www.seeedstudio.com/depot/OPLopen-parts-library-catalog-c-136_138/#3410050P1</text:p>
          </table:table-cell>
          <table:table-cell table:number-columns-repeated="1011"/>
        </table:table-row>
        <table:table-row table:style-name="ro4">
          <table:table-cell table:style-name="ce4" office:value-type="float" office:value="320110030">
            <text:p>320110030</text:p>
          </table:table-cell>
          <table:table-cell table:style-name="ce14" office:value-type="string">
            <text:p>1125S-SMT-4P</text:p>
          </table:table-cell>
          <table:table-cell table:style-name="ce20" office:value-type="string">
            <text:p>SMD White Male Header VERT;4Pin-2.0</text:p>
          </table:table-cell>
          <table:table-cell table:style-name="ce13" office:value-type="string">
            <text:p>Connector </text:p>
          </table:table-cell>
          <table:table-cell table:style-name="ce14" office:value-type="string">
            <text:p>4P-SMD-2.0</text:p>
          </table:table-cell>
          <table:table-cell table:style-name="ce14" office:value-type="string">
            <text:p>TAIFENG</text:p>
          </table:table-cell>
          <table:table-cell table:style-name="ce25" office:value-type="string">
            <text:p>http://www.seeedstudio.com/wiki/images/d/d5/3470090P1.pdf</text:p>
          </table:table-cell>
          <table:table-cell table:style-name="ce34" office:value-type="float" office:value="0.20875">
            <text:p>0.209 </text:p>
          </table:table-cell>
          <table:table-cell table:style-name="ce38" office:value-type="float" office:value="10">
            <text:p>10 </text:p>
          </table:table-cell>
          <table:table-cell table:style-name="ce38" office:value-type="float" office:value="4">
            <text:p>4 </text:p>
          </table:table-cell>
          <table:table-cell table:style-name="ce43" office:value-type="float" office:value="0.4">
            <text:p>0.40 </text:p>
          </table:table-cell>
          <table:table-cell table:style-name="ce25"/>
          <table:table-cell table:style-name="ce47" office:value-type="string">
            <text:p>http://www.seeedstudio.com/depot/OPLopen-parts-library-catalog-c-136_138/#3470090P1</text:p>
          </table:table-cell>
          <table:table-cell table:number-columns-repeated="1011"/>
        </table:table-row>
        <table:table-row table:style-name="ro3">
          <table:table-cell table:style-name="ce4" office:value-type="float" office:value="320110032">
            <text:p>320110032</text:p>
          </table:table-cell>
          <table:table-cell table:style-name="ce14" office:value-type="string">
            <text:p>1125R-SMT-4P</text:p>
          </table:table-cell>
          <table:table-cell table:style-name="ce20" office:value-type="string">
            <text:p>SMD White Male Header VERT;4Pin-2.0</text:p>
          </table:table-cell>
          <table:table-cell table:style-name="ce13" office:value-type="string">
            <text:p>Connector </text:p>
          </table:table-cell>
          <table:table-cell table:style-name="ce14" office:value-type="string">
            <text:p>4P-SMD-2.0-90D</text:p>
          </table:table-cell>
          <table:table-cell table:style-name="ce14" office:value-type="string">
            <text:p>TAIFENG</text:p>
          </table:table-cell>
          <table:table-cell table:style-name="ce26" office:value-type="string">
            <text:p><text:a xlink:href="http://www.seeedstudio.com/wiki/images/d/d1/304090040.pdf">http://www.seeedstudio.com/wiki/images/e/e0/3470120P1.pdf</text:a></text:p>
          </table:table-cell>
          <table:table-cell table:style-name="ce34" office:value-type="float" office:value="0.18265625">
            <text:p>0.183 </text:p>
          </table:table-cell>
          <table:table-cell table:style-name="ce38" office:value-type="float" office:value="10">
            <text:p>10 </text:p>
          </table:table-cell>
          <table:table-cell table:style-name="ce38" office:value-type="float" office:value="4">
            <text:p>4 </text:p>
          </table:table-cell>
          <table:table-cell table:style-name="ce43" office:value-type="float" office:value="0.4">
            <text:p>0.40 </text:p>
          </table:table-cell>
          <table:table-cell table:style-name="ce25"/>
          <table:table-cell table:style-name="ce47" office:value-type="string">
            <text:p>http://www.seeedstudio.com/depot/OPLopen-parts-library-catalog-c-136_138/#3470120P1</text:p>
          </table:table-cell>
          <table:table-cell table:number-columns-repeated="1011"/>
        </table:table-row>
        <table:table-row table:style-name="ro3">
          <table:table-cell table:style-name="ce4" office:value-type="float" office:value="320110034">
            <text:p>320110034</text:p>
          </table:table-cell>
          <table:table-cell table:style-name="ce14" office:value-type="string">
            <text:p>1125R-4P</text:p>
          </table:table-cell>
          <table:table-cell table:style-name="ce20" office:value-type="string">
            <text:p>DIP White Male Header 90D;4Pin-2.0</text:p>
          </table:table-cell>
          <table:table-cell table:style-name="ce13" office:value-type="string">
            <text:p>Connector </text:p>
          </table:table-cell>
          <table:table-cell table:style-name="ce14" office:value-type="string">
            <text:p>4P-2.0-90D</text:p>
          </table:table-cell>
          <table:table-cell table:style-name="ce14" office:value-type="string">
            <text:p>TAIFENG</text:p>
          </table:table-cell>
          <table:table-cell table:style-name="ce26" office:value-type="string">
            <text:p><text:a xlink:href="http://www.seeedstudio.com/wiki/images/8/87/304090038.pdf">http://www.seeedstudio.com/wiki/images/4/40/3470140P1.pdf</text:a></text:p>
          </table:table-cell>
          <table:table-cell table:style-name="ce34" office:value-type="float" office:value="0.0275390625">
            <text:p>0.028 </text:p>
          </table:table-cell>
          <table:table-cell table:style-name="ce38" office:value-type="float" office:value="30">
            <text:p>30 </text:p>
          </table:table-cell>
          <table:table-cell table:style-name="ce38" office:value-type="float" office:value="4">
            <text:p>4 </text:p>
          </table:table-cell>
          <table:table-cell table:style-name="ce43" office:value-type="float" office:value="0.4">
            <text:p>0.40 </text:p>
          </table:table-cell>
          <table:table-cell table:style-name="ce26"/>
          <table:table-cell table:style-name="ce47" office:value-type="string">
            <text:p>http://www.seeedstudio.com/depot/OPLopen-parts-library-catalog-c-136_138/#3470140P1</text:p>
          </table:table-cell>
          <table:table-cell table:number-columns-repeated="1011"/>
        </table:table-row>
        <table:table-row table:style-name="ro3">
          <table:table-cell table:style-name="ce4" office:value-type="float" office:value="320110033">
            <text:p>320110033</text:p>
          </table:table-cell>
          <table:table-cell table:style-name="ce14" office:value-type="string">
            <text:p>1125S-4P</text:p>
          </table:table-cell>
          <table:table-cell table:style-name="ce20" office:value-type="string">
            <text:p>DIP White Male Header VERT;4Pin-2.0</text:p>
          </table:table-cell>
          <table:table-cell table:style-name="ce13" office:value-type="string">
            <text:p>Connector </text:p>
          </table:table-cell>
          <table:table-cell table:style-name="ce14" office:value-type="string">
            <text:p>4P-2.0</text:p>
          </table:table-cell>
          <table:table-cell table:style-name="ce14" office:value-type="string">
            <text:p>TAIFENG</text:p>
          </table:table-cell>
          <table:table-cell table:style-name="ce28" office:value-type="string">
            <text:p><text:a xlink:href="http://www.seeedstudio.com/wiki/images/5/53/304090039.pdf">http://www.seeedstudio.com/wiki/images/6/69/3470130P1.pdf</text:a></text:p>
          </table:table-cell>
          <table:table-cell table:style-name="ce34" office:value-type="float" office:value="0.0236328125">
            <text:p>0.024 </text:p>
          </table:table-cell>
          <table:table-cell table:style-name="ce38" office:value-type="float" office:value="30">
            <text:p>30 </text:p>
          </table:table-cell>
          <table:table-cell table:style-name="ce38" office:value-type="float" office:value="4">
            <text:p>4 </text:p>
          </table:table-cell>
          <table:table-cell table:style-name="ce43" office:value-type="float" office:value="0.4">
            <text:p>0.40 </text:p>
          </table:table-cell>
          <table:table-cell table:style-name="ce25"/>
          <table:table-cell table:style-name="ce47" office:value-type="string">
            <text:p>http://www.seeedstudio.com/depot/OPLopen-parts-library-catalog-c-136_138/#3470130P1</text:p>
          </table:table-cell>
          <table:table-cell table:number-columns-repeated="1011"/>
        </table:table-row>
        <table:table-row table:style-name="ro4">
          <table:table-cell table:style-name="ce4" office:value-type="float" office:value="320110048">
            <text:p>320110048</text:p>
          </table:table-cell>
          <table:table-cell table:style-name="ce14"/>
          <table:table-cell table:style-name="ce20" office:value-type="string">
            <text:p>SMD I-PEX MFH1 Connector</text:p>
          </table:table-cell>
          <table:table-cell table:style-name="ce13" office:value-type="string">
            <text:p>Connector </text:p>
          </table:table-cell>
          <table:table-cell table:style-name="ce14" office:value-type="string">
            <text:p>U-FL</text:p>
          </table:table-cell>
          <table:table-cell table:style-name="ce14" office:value-type="string">
            <text:p>I-PEX</text:p>
          </table:table-cell>
          <table:table-cell table:style-name="ce25" office:value-type="string">
            <text:p>http://www.seeedstudio.com/wiki/images/e/ee/3450020P1.pdf</text:p>
          </table:table-cell>
          <table:table-cell table:style-name="ce34" office:value-type="float" office:value="0.41015625">
            <text:p>0.410 </text:p>
          </table:table-cell>
          <table:table-cell table:style-name="ce38" office:value-type="float" office:value="10">
            <text:p>10 </text:p>
          </table:table-cell>
          <table:table-cell table:style-name="ce38" office:value-type="float" office:value="4">
            <text:p>4 </text:p>
          </table:table-cell>
          <table:table-cell table:style-name="ce43" office:value-type="float" office:value="0.4">
            <text:p>0.40 </text:p>
          </table:table-cell>
          <table:table-cell table:style-name="ce26"/>
          <table:table-cell table:style-name="ce47" office:value-type="string">
            <text:p>http://www.seeedstudio.com/depot/OPLopen-parts-library-catalog-c-136_138/#3450020P1</text:p>
          </table:table-cell>
          <table:table-cell table:number-columns-repeated="1011"/>
        </table:table-row>
        <table:table-row table:style-name="ro4">
          <table:table-cell table:style-name="ce4" office:value-type="float" office:value="320140004">
            <text:p>320140004</text:p>
          </table:table-cell>
          <table:table-cell table:style-name="ce14" office:value-type="string">
            <text:p>MJ88-BX11-RVSL2</text:p>
          </table:table-cell>
          <table:table-cell table:style-name="ce20" office:value-type="string">
            <text:p>DIP RJ45 Connector;8P-R/A-With LED</text:p>
          </table:table-cell>
          <table:table-cell table:style-name="ce13" office:value-type="string">
            <text:p>Connector </text:p>
          </table:table-cell>
          <table:table-cell table:style-name="ce14" office:value-type="string">
            <text:p>8P-R/A</text:p>
          </table:table-cell>
          <table:table-cell table:style-name="ce14" office:value-type="string">
            <text:p>Heling Electronic</text:p>
          </table:table-cell>
          <table:table-cell table:style-name="ce25" office:value-type="string">
            <text:p>http://www.seeedstudio.com/wiki/images/f/f7/3420050P1.pdf</text:p>
          </table:table-cell>
          <table:table-cell table:style-name="ce34" office:value-type="float" office:value="0.926953125">
            <text:p>0.927 </text:p>
          </table:table-cell>
          <table:table-cell table:style-name="ce38" office:value-type="float" office:value="3">
            <text:p>3 </text:p>
          </table:table-cell>
          <table:table-cell table:style-name="ce38" office:value-type="float" office:value="14">
            <text:p>14 </text:p>
          </table:table-cell>
          <table:table-cell table:style-name="ce43" office:value-type="float" office:value="1.4">
            <text:p>1.40 </text:p>
          </table:table-cell>
          <table:table-cell table:style-name="ce27"/>
          <table:table-cell table:style-name="ce47" office:value-type="string">
            <text:p>http://www.seeedstudio.com/depot/OPLopen-parts-library-catalog-c-136_138/#3420050P1</text:p>
          </table:table-cell>
          <table:table-cell table:number-columns-repeated="1011"/>
        </table:table-row>
        <table:table-row table:style-name="ro3">
          <table:table-cell table:style-name="ce4" office:value-type="float" office:value="304090042">
            <text:p>304090042</text:p>
          </table:table-cell>
          <table:table-cell table:style-name="ce14" office:value-type="string">
            <text:p>19-217-R6C-AL1M2VY-3T</text:p>
          </table:table-cell>
          <table:table-cell table:style-name="ce20" office:value-type="string">
            <text:p>LED-SMD Red Diffused</text:p>
          </table:table-cell>
          <table:table-cell table:style-name="ce13" office:value-type="string">
            <text:p>LED</text:p>
          </table:table-cell>
          <table:table-cell table:style-name="ce13" office:value-type="string">
            <text:p>0603</text:p>
          </table:table-cell>
          <table:table-cell table:style-name="ce14" office:value-type="string">
            <text:p>Everlight</text:p>
          </table:table-cell>
          <table:table-cell table:style-name="ce26" office:value-type="string">
            <text:p><text:a xlink:href="http://www.seeedstudio.com/wiki/images/1/15/304090054.pdf">http://www.seeedstudio.com/wiki/images/e/ef/0330020P1.pdf</text:a></text:p>
          </table:table-cell>
          <table:table-cell table:style-name="ce34" office:value-type="float" office:value="0.03125">
            <text:p>0.031 </text:p>
          </table:table-cell>
          <table:table-cell table:style-name="ce38" office:value-type="float" office:value="50">
            <text:p>50 </text:p>
          </table:table-cell>
          <table:table-cell table:style-name="ce38" office:value-type="float" office:value="2">
            <text:p>2 </text:p>
          </table:table-cell>
          <table:table-cell table:style-name="ce43" office:value-type="float" office:value="0.2">
            <text:p>0.20 </text:p>
          </table:table-cell>
          <table:table-cell table:style-name="ce27"/>
          <table:table-cell table:style-name="ce47" office:value-type="string">
            <text:p>http://www.seeedstudio.com/depot/OPLopen-parts-library-catalog-c-136_138/#0330020P1</text:p>
          </table:table-cell>
          <table:table-cell table:number-columns-repeated="1011"/>
        </table:table-row>
        <table:table-row table:style-name="ro3">
          <table:table-cell table:style-name="ce3" office:value-type="float" office:value="304090046">
            <text:p>304090046</text:p>
          </table:table-cell>
          <table:table-cell table:style-name="ce13" office:value-type="string">
            <text:p>17-215SURC/S530-A2/TR8</text:p>
          </table:table-cell>
          <table:table-cell table:style-name="ce20" office:value-type="string">
            <text:p>SMD LED Clear-Red</text:p>
          </table:table-cell>
          <table:table-cell table:style-name="ce13" office:value-type="string">
            <text:p>LED</text:p>
          </table:table-cell>
          <table:table-cell table:style-name="ce13" office:value-type="string">
            <text:p>0805</text:p>
          </table:table-cell>
          <table:table-cell table:style-name="ce14" office:value-type="string">
            <text:p>Everlight</text:p>
          </table:table-cell>
          <table:table-cell table:style-name="ce26" office:value-type="string">
            <text:p><text:a xlink:href="http://www.seeedstudio.com/wiki/images/7/72/304090016.pdf">http://www.seeedstudio.com/wiki/images/1/13/304090046.pdf</text:a></text:p>
          </table:table-cell>
          <table:table-cell table:style-name="ce34" office:value-type="float" office:value="0.05859375">
            <text:p>0.059 </text:p>
          </table:table-cell>
          <table:table-cell table:style-name="ce37" office:value-type="float" office:value="25">
            <text:p>25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27"/>
          <table:table-cell table:style-name="ce47" office:value-type="string">
            <text:p>http://www.seeedstudio.com/depot/OPLopen-parts-library-catalog-c-136_138/#304090046</text:p>
          </table:table-cell>
          <table:table-cell table:number-columns-repeated="1011"/>
        </table:table-row>
        <table:table-row table:style-name="ro3">
          <table:table-cell table:style-name="ce3" office:value-type="float" office:value="304090041">
            <text:p>304090041</text:p>
          </table:table-cell>
          <table:table-cell table:style-name="ce13"/>
          <table:table-cell table:style-name="ce20" office:value-type="string">
            <text:p>DIP LED Red-Red</text:p>
          </table:table-cell>
          <table:table-cell table:style-name="ce13" office:value-type="string">
            <text:p>LED</text:p>
          </table:table-cell>
          <table:table-cell table:style-name="ce13" office:value-type="string">
            <text:p>Radial-2P-2.54-3mm</text:p>
          </table:table-cell>
          <table:table-cell table:style-name="ce13" office:value-type="string">
            <text:p>Chengguangxing</text:p>
          </table:table-cell>
          <table:table-cell table:style-name="ce26" office:value-type="string">
            <text:p><text:a xlink:href="http://www.seeedstudio.com/wiki/File:304090051.pdf">http://www.seeedstudio.com/wiki/images/5/5a/304090041.pdf</text:a></text:p>
          </table:table-cell>
          <table:table-cell table:style-name="ce34" office:value-type="float" office:value="0.034375">
            <text:p>0.034 </text:p>
          </table:table-cell>
          <table:table-cell table:style-name="ce37" office:value-type="float" office:value="50">
            <text:p>5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27"/>
          <table:table-cell table:style-name="ce47" office:value-type="string">
            <text:p>http://www.seeedstudio.com/depot/OPLopen-parts-library-catalog-c-136_138/#304090041</text:p>
          </table:table-cell>
          <table:table-cell table:number-columns-repeated="1011"/>
        </table:table-row>
        <table:table-row table:style-name="ro3">
          <table:table-cell table:style-name="ce3" office:value-type="float" office:value="304090059">
            <text:p>304090059</text:p>
          </table:table-cell>
          <table:table-cell table:style-name="ce13" office:value-type="string">
            <text:p>UR502DC</text:p>
          </table:table-cell>
          <table:table-cell table:style-name="ce20" office:value-type="string">
            <text:p>DIP LED Vaporous-Red-Red</text:p>
          </table:table-cell>
          <table:table-cell table:style-name="ce13" office:value-type="string">
            <text:p>LED</text:p>
          </table:table-cell>
          <table:table-cell table:style-name="ce13" office:value-type="string">
            <text:p>Radial-2P-2.54-5mm</text:p>
          </table:table-cell>
          <table:table-cell table:style-name="ce13" office:value-type="string">
            <text:p>Chengguangxing</text:p>
          </table:table-cell>
          <table:table-cell table:style-name="ce26" office:value-type="string">
            <text:p><text:a xlink:href="http://www.seeedstudio.com/wiki/images/5/55/304090058.pdf">http://www.seeedstudio.com/wiki/images/5/5d/304090059.pdf</text:a></text:p>
          </table:table-cell>
          <table:table-cell table:style-name="ce34" office:value-type="float" office:value="0.038671875">
            <text:p>0.039 </text:p>
          </table:table-cell>
          <table:table-cell table:style-name="ce37" office:value-type="float" office:value="30">
            <text:p>3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27"/>
          <table:table-cell table:style-name="ce47" office:value-type="string">
            <text:p>http://www.seeedstudio.com/depot/OPLopen-parts-library-catalog-c-136_138/#304090059</text:p>
          </table:table-cell>
          <table:table-cell table:number-columns-repeated="1011"/>
        </table:table-row>
        <table:table-row table:style-name="ro3">
          <table:table-cell table:style-name="ce4" office:value-type="float" office:value="304090057">
            <text:p>304090057</text:p>
          </table:table-cell>
          <table:table-cell table:style-name="ce13" office:value-type="string">
            <text:p>17-215SYGC/S530-E2/TR8</text:p>
          </table:table-cell>
          <table:table-cell table:style-name="ce20" office:value-type="string">
            <text:p>SMD LED Clear-Green</text:p>
          </table:table-cell>
          <table:table-cell table:style-name="ce13" office:value-type="string">
            <text:p>LED</text:p>
          </table:table-cell>
          <table:table-cell table:style-name="ce13" office:value-type="string">
            <text:p>0805</text:p>
          </table:table-cell>
          <table:table-cell table:style-name="ce14" office:value-type="string">
            <text:p>Everlight</text:p>
          </table:table-cell>
          <table:table-cell table:style-name="ce26" office:value-type="string">
            <text:p><text:a xlink:href="http://www.seeedstudio.com/wiki/images/0/05/304090053.pdf">http://www.seeedstudio.com/wiki/images/5/56/304090057.pdf</text:a></text:p>
          </table:table-cell>
          <table:table-cell table:style-name="ce34" office:value-type="float" office:value="0.05859375">
            <text:p>0.059 </text:p>
          </table:table-cell>
          <table:table-cell table:style-name="ce38" office:value-type="float" office:value="25">
            <text:p>25 </text:p>
          </table:table-cell>
          <table:table-cell table:style-name="ce38" office:value-type="float" office:value="2">
            <text:p>2 </text:p>
          </table:table-cell>
          <table:table-cell table:style-name="ce43" office:value-type="float" office:value="0.2">
            <text:p>0.20 </text:p>
          </table:table-cell>
          <table:table-cell table:style-name="ce27"/>
          <table:table-cell table:style-name="ce31" office:value-type="string">
            <text:p>http://www.seeedstudio.com/depot/OPLopen-parts-library-catalog-c-136_138/#304090057</text:p>
          </table:table-cell>
          <table:table-cell table:number-columns-repeated="1011"/>
        </table:table-row>
        <table:table-row table:style-name="ro4">
          <table:table-cell table:style-name="ce4" office:value-type="float" office:value="304090043">
            <text:p>304090043</text:p>
          </table:table-cell>
          <table:table-cell table:style-name="ce14" office:value-type="string">
            <text:p>19-217-G7C-AN1P2-3T</text:p>
          </table:table-cell>
          <table:table-cell table:style-name="ce20" office:value-type="string">
            <text:p>SMD LED Clear-Green</text:p>
          </table:table-cell>
          <table:table-cell table:style-name="ce13" office:value-type="string">
            <text:p>LED</text:p>
          </table:table-cell>
          <table:table-cell table:style-name="ce13" office:value-type="string">
            <text:p>0603</text:p>
          </table:table-cell>
          <table:table-cell table:style-name="ce14" office:value-type="string">
            <text:p>Everlight</text:p>
          </table:table-cell>
          <table:table-cell table:style-name="ce27" office:value-type="string">
            <text:p>http://www.seeedstudio.com/wiki/images/f/f9/0330010P1.pdf</text:p>
          </table:table-cell>
          <table:table-cell table:style-name="ce34" office:value-type="float" office:value="0.03125">
            <text:p>0.031 </text:p>
          </table:table-cell>
          <table:table-cell table:style-name="ce38" office:value-type="float" office:value="50">
            <text:p>50 </text:p>
          </table:table-cell>
          <table:table-cell table:style-name="ce38" office:value-type="float" office:value="2">
            <text:p>2 </text:p>
          </table:table-cell>
          <table:table-cell table:style-name="ce43" office:value-type="float" office:value="0.2">
            <text:p>0.20 </text:p>
          </table:table-cell>
          <table:table-cell table:style-name="ce27"/>
          <table:table-cell table:style-name="ce47" office:value-type="string">
            <text:p>http://www.seeedstudio.com/depot/OPLopen-parts-library-catalog-c-136_138/#0330010P1</text:p>
          </table:table-cell>
          <table:table-cell table:number-columns-repeated="1011"/>
        </table:table-row>
        <table:table-row table:style-name="ro4">
          <table:table-cell table:style-name="ce3" office:value-type="float" office:value="304090040">
            <text:p>304090040</text:p>
          </table:table-cell>
          <table:table-cell table:style-name="ce13"/>
          <table:table-cell table:style-name="ce20" office:value-type="string">
            <text:p>DIP LED Green-Green</text:p>
          </table:table-cell>
          <table:table-cell table:style-name="ce13" office:value-type="string">
            <text:p>LED</text:p>
          </table:table-cell>
          <table:table-cell table:style-name="ce13" office:value-type="string">
            <text:p>Radial-2P-2.54-3.0mm</text:p>
          </table:table-cell>
          <table:table-cell table:style-name="ce13" office:value-type="string">
            <text:p>Chengguangxing</text:p>
          </table:table-cell>
          <table:table-cell table:style-name="ce27" office:value-type="string">
            <text:p>http://www.seeedstudio.com/wiki/images/d/d1/304090040.pdf</text:p>
          </table:table-cell>
          <table:table-cell table:style-name="ce34" office:value-type="float" office:value="0.0365234375">
            <text:p>0.037 </text:p>
          </table:table-cell>
          <table:table-cell table:style-name="ce37" office:value-type="float" office:value="50">
            <text:p>50 </text:p>
          </table:table-cell>
          <table:table-cell table:style-name="ce39" office:value-type="float" office:value="3">
            <text:p>3 </text:p>
          </table:table-cell>
          <table:table-cell table:style-name="ce42" office:value-type="float" office:value="0.3">
            <text:p>0.30 </text:p>
          </table:table-cell>
          <table:table-cell table:style-name="ce25"/>
          <table:table-cell table:style-name="ce47" office:value-type="string">
            <text:p>http://www.seeedstudio.com/depot/OPLopen-parts-library-catalog-c-136_138/#304090040</text:p>
          </table:table-cell>
          <table:table-cell table:number-columns-repeated="1011"/>
        </table:table-row>
        <table:table-row table:style-name="ro3">
          <table:table-cell table:style-name="ce3" office:value-type="float" office:value="304090038">
            <text:p>304090038</text:p>
          </table:table-cell>
          <table:table-cell table:style-name="ce13" office:value-type="string">
            <text:p>G502DC</text:p>
          </table:table-cell>
          <table:table-cell table:style-name="ce20" office:value-type="string">
            <text:p>DIP LED Green-Green</text:p>
          </table:table-cell>
          <table:table-cell table:style-name="ce13" office:value-type="string">
            <text:p>LED</text:p>
          </table:table-cell>
          <table:table-cell table:style-name="ce13" office:value-type="string">
            <text:p>Radial-2P-2.54-5mm</text:p>
          </table:table-cell>
          <table:table-cell table:style-name="ce13" office:value-type="string">
            <text:p>Chengguangxing</text:p>
          </table:table-cell>
          <table:table-cell table:style-name="ce26" office:value-type="string">
            <text:p><text:a xlink:href="http://www.seeedstudio.com/wiki/images/4/4d/304060001.pdf">http://www.seeedstudio.com/wiki/images/8/87/304090038.pdf</text:a></text:p>
          </table:table-cell>
          <table:table-cell table:style-name="ce34" office:value-type="float" office:value="0.0408203125">
            <text:p>0.041 </text:p>
          </table:table-cell>
          <table:table-cell table:style-name="ce37" office:value-type="float" office:value="30">
            <text:p>30 </text:p>
          </table:table-cell>
          <table:table-cell table:style-name="ce39" office:value-type="float" office:value="4">
            <text:p>4 </text:p>
          </table:table-cell>
          <table:table-cell table:style-name="ce42" office:value-type="float" office:value="0.4">
            <text:p>0.40 </text:p>
          </table:table-cell>
          <table:table-cell table:style-name="ce28"/>
          <table:table-cell table:style-name="ce47" office:value-type="string">
            <text:p>http://www.seeedstudio.com/depot/OPLopen-parts-library-catalog-c-136_138/#304090038</text:p>
          </table:table-cell>
          <table:table-cell table:number-columns-repeated="1011"/>
        </table:table-row>
        <table:table-row table:style-name="ro3">
          <table:table-cell table:style-name="ce4" office:value-type="float" office:value="304090039">
            <text:p>304090039</text:p>
          </table:table-cell>
          <table:table-cell table:style-name="ce13" office:value-type="string">
            <text:p>17-215UYC/S530-A3/TR8</text:p>
          </table:table-cell>
          <table:table-cell table:style-name="ce20" office:value-type="string">
            <text:p>SMD LED Clear-Yellow</text:p>
          </table:table-cell>
          <table:table-cell table:style-name="ce13" office:value-type="string">
            <text:p>LED</text:p>
          </table:table-cell>
          <table:table-cell table:style-name="ce13" office:value-type="string">
            <text:p>0805</text:p>
          </table:table-cell>
          <table:table-cell table:style-name="ce14" office:value-type="string">
            <text:p>Everlight</text:p>
          </table:table-cell>
          <table:table-cell table:style-name="ce26" office:value-type="string">
            <text:p><text:a xlink:href="http://www.seeedstudio.com/wiki/images/0/06/304060003.pdf">http://www.seeedstudio.com/wiki/images/5/53/304090039.pdf</text:a></text:p>
          </table:table-cell>
          <table:table-cell table:style-name="ce34" office:value-type="float" office:value="0.05859375">
            <text:p>0.059 </text:p>
          </table:table-cell>
          <table:table-cell table:style-name="ce38" office:value-type="float" office:value="25">
            <text:p>25 </text:p>
          </table:table-cell>
          <table:table-cell table:style-name="ce38" office:value-type="float" office:value="2">
            <text:p>2 </text:p>
          </table:table-cell>
          <table:table-cell table:style-name="ce43" office:value-type="float" office:value="0.2">
            <text:p>0.20 </text:p>
          </table:table-cell>
          <table:table-cell table:style-name="ce25"/>
          <table:table-cell table:style-name="ce31" office:value-type="string">
            <text:p>http://www.seeedstudio.com/depot/OPLopen-parts-library-catalog-c-136_138/#304090039</text:p>
          </table:table-cell>
          <table:table-cell table:number-columns-repeated="1011"/>
        </table:table-row>
        <table:table-row table:style-name="ro4">
          <table:table-cell table:style-name="ce4" office:value-type="float" office:value="304090044">
            <text:p>304090044</text:p>
          </table:table-cell>
          <table:table-cell table:style-name="ce14" office:value-type="string">
            <text:p>19-217-Y5C-AM1N1VY-3T</text:p>
          </table:table-cell>
          <table:table-cell table:style-name="ce20" office:value-type="string">
            <text:p>SMD LED Clear-Yellow</text:p>
          </table:table-cell>
          <table:table-cell table:style-name="ce13" office:value-type="string">
            <text:p>LED</text:p>
          </table:table-cell>
          <table:table-cell table:style-name="ce14" office:value-type="string">
            <text:p>0603</text:p>
          </table:table-cell>
          <table:table-cell table:style-name="ce14" office:value-type="string">
            <text:p>Everlight</text:p>
          </table:table-cell>
          <table:table-cell table:style-name="ce25" office:value-type="string">
            <text:p>http://www.seeedstudio.com/wiki/File:0330050P1.PDF</text:p>
          </table:table-cell>
          <table:table-cell table:style-name="ce34" office:value-type="float" office:value="0.03125">
            <text:p>0.031 </text:p>
          </table:table-cell>
          <table:table-cell table:style-name="ce38" office:value-type="float" office:value="50">
            <text:p>50 </text:p>
          </table:table-cell>
          <table:table-cell table:style-name="ce38" office:value-type="float" office:value="2">
            <text:p>2 </text:p>
          </table:table-cell>
          <table:table-cell table:style-name="ce43" office:value-type="float" office:value="0.2">
            <text:p>0.20 </text:p>
          </table:table-cell>
          <table:table-cell table:style-name="ce25"/>
          <table:table-cell table:style-name="ce47" office:value-type="string">
            <text:p>http://www.seeedstudio.com/depot/OPLopen-parts-library-catalog-c-136_138/#0330050P1</text:p>
          </table:table-cell>
          <table:table-cell table:number-columns-repeated="1011"/>
        </table:table-row>
        <table:table-row table:style-name="ro4">
          <table:table-cell table:style-name="ce3" office:value-type="float" office:value="304090071">
            <text:p>304090071</text:p>
          </table:table-cell>
          <table:table-cell table:style-name="ce13" office:value-type="string">
            <text:p>ADL-0603W</text:p>
          </table:table-cell>
          <table:table-cell table:style-name="ce20" office:value-type="string">
            <text:p>SMD LED Yellow-White</text:p>
          </table:table-cell>
          <table:table-cell table:style-name="ce13" office:value-type="string">
            <text:p>LED</text:p>
          </table:table-cell>
          <table:table-cell table:style-name="ce13" office:value-type="string">
            <text:p>0603</text:p>
          </table:table-cell>
          <table:table-cell table:style-name="ce13" office:value-type="string">
            <text:p>Chengguangxing</text:p>
          </table:table-cell>
          <table:table-cell table:style-name="ce25" office:value-type="string">
            <text:p>http://www.seeedstudio.com/wiki/images/9/9b/304090071.pdf</text:p>
          </table:table-cell>
          <table:table-cell table:style-name="ce34" office:value-type="float" office:value="0.107421875">
            <text:p>0.107 </text:p>
          </table:table-cell>
          <table:table-cell table:style-name="ce37" office:value-type="float" office:value="25">
            <text:p>25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25"/>
          <table:table-cell table:style-name="ce47" office:value-type="string">
            <text:p>http://www.seeedstudio.com/depot/OPLopen-parts-library-catalog-c-136_138/#304090071</text:p>
          </table:table-cell>
          <table:table-cell table:number-columns-repeated="1011"/>
        </table:table-row>
        <table:table-row table:style-name="ro3">
          <table:table-cell table:style-name="ce3" office:value-type="float" office:value="304090065">
            <text:p>304090065</text:p>
          </table:table-cell>
          <table:table-cell table:style-name="ce13" office:value-type="string">
            <text:p>CZXR-80RGB03-A</text:p>
          </table:table-cell>
          <table:table-cell table:style-name="ce20" office:value-type="string">
            <text:p>DIP LED RGB Common Anode</text:p>
          </table:table-cell>
          <table:table-cell table:style-name="ce13" office:value-type="string">
            <text:p>LED</text:p>
          </table:table-cell>
          <table:table-cell table:style-name="ce13" office:value-type="string">
            <text:p>Radial-4P-2.0-8mm</text:p>
          </table:table-cell>
          <table:table-cell table:style-name="ce13" office:value-type="string">
            <text:p>Chengguangxing</text:p>
          </table:table-cell>
          <table:table-cell table:style-name="ce26" office:value-type="string">
            <text:p><text:a xlink:href="http://www.seeedstudio.com/wiki/images/0/08/304050003.pdf">http://www.seeedstudio.com/wiki/images/3/3a/304090065.pdf</text:a></text:p>
          </table:table-cell>
          <table:table-cell table:style-name="ce34" office:value-type="float" office:value="0.339453125">
            <text:p>0.339 </text:p>
          </table:table-cell>
          <table:table-cell table:style-name="ce37" office:value-type="float" office:value="10">
            <text:p>10 </text:p>
          </table:table-cell>
          <table:table-cell table:style-name="ce39" office:value-type="float" office:value="4">
            <text:p>4 </text:p>
          </table:table-cell>
          <table:table-cell table:style-name="ce42" office:value-type="float" office:value="0.4">
            <text:p>0.40 </text:p>
          </table:table-cell>
          <table:table-cell table:style-name="ce25"/>
          <table:table-cell table:style-name="ce47" office:value-type="string">
            <text:p>http://www.seeedstudio.com/depot/OPLopen-parts-library-catalog-c-136_138/#304090065</text:p>
          </table:table-cell>
          <table:table-cell table:number-columns-repeated="1011"/>
        </table:table-row>
        <table:table-row table:style-name="ro3">
          <table:table-cell table:style-name="ce4" office:value-type="float" office:value="304090045">
            <text:p>304090045</text:p>
          </table:table-cell>
          <table:table-cell table:style-name="ce14" office:value-type="string">
            <text:p>19-217-BHC-ZL1M2RY-3T</text:p>
          </table:table-cell>
          <table:table-cell table:style-name="ce20" office:value-type="string">
            <text:p>SMD LED Clear-Blue</text:p>
          </table:table-cell>
          <table:table-cell table:style-name="ce13" office:value-type="string">
            <text:p>LED</text:p>
          </table:table-cell>
          <table:table-cell table:style-name="ce13" office:value-type="string">
            <text:p>0603</text:p>
          </table:table-cell>
          <table:table-cell table:style-name="ce14" office:value-type="string">
            <text:p>Everlight</text:p>
          </table:table-cell>
          <table:table-cell table:style-name="ce26" office:value-type="string">
            <text:p><text:a xlink:href="http://www.seeedstudio.com/wiki/images/2/20/304020016.pdf">http://www.seeedstudio.com/wiki/images/1/1b/0330060P1.pdf</text:a></text:p>
          </table:table-cell>
          <table:table-cell table:style-name="ce34" office:value-type="float" office:value="0.03125">
            <text:p>0.031 </text:p>
          </table:table-cell>
          <table:table-cell table:style-name="ce38" office:value-type="float" office:value="50">
            <text:p>50 </text:p>
          </table:table-cell>
          <table:table-cell table:style-name="ce38" office:value-type="float" office:value="2">
            <text:p>2 </text:p>
          </table:table-cell>
          <table:table-cell table:style-name="ce43" office:value-type="float" office:value="0.2">
            <text:p>0.20 </text:p>
          </table:table-cell>
          <table:table-cell table:style-name="ce25"/>
          <table:table-cell table:style-name="ce47" office:value-type="string">
            <text:p>http://www.seeedstudio.com/depot/OPLopen-parts-library-catalog-c-136_138/#0330060P1</text:p>
          </table:table-cell>
          <table:table-cell table:number-columns-repeated="1011"/>
        </table:table-row>
        <table:table-row table:style-name="ro3">
          <table:table-cell table:style-name="ce4" office:value-type="float" office:value="304090075">
            <text:p>304090075</text:p>
          </table:table-cell>
          <table:table-cell table:style-name="ce14" office:value-type="string">
            <text:p>BL-HB337A-AV-TRB</text:p>
          </table:table-cell>
          <table:table-cell table:style-name="ce20" office:value-type="string">
            <text:p>SMD LED Clear-Blue</text:p>
          </table:table-cell>
          <table:table-cell table:style-name="ce13" office:value-type="string">
            <text:p>LED</text:p>
          </table:table-cell>
          <table:table-cell table:style-name="ce14" office:value-type="string">
            <text:p>0402</text:p>
          </table:table-cell>
          <table:table-cell table:style-name="ce14" office:value-type="string">
            <text:p>Bright</text:p>
          </table:table-cell>
          <table:table-cell table:style-name="ce26" office:value-type="string">
            <text:p><text:a xlink:href="http://www.seeedstudio.com/wiki/images/e/ed/304020028.pdf">http://www.seeedstudio.com/wiki/images/a/a0/304090075.pdf</text:a></text:p>
          </table:table-cell>
          <table:table-cell table:style-name="ce34" office:value-type="float" office:value="0.06640625">
            <text:p>0.066 </text:p>
          </table:table-cell>
          <table:table-cell table:style-name="ce38" office:value-type="float" office:value="25">
            <text:p>25 </text:p>
          </table:table-cell>
          <table:table-cell table:style-name="ce38" office:value-type="float" office:value="2">
            <text:p>2 </text:p>
          </table:table-cell>
          <table:table-cell table:style-name="ce43" office:value-type="float" office:value="0.2">
            <text:p>0.20 </text:p>
          </table:table-cell>
          <table:table-cell table:style-name="ce26"/>
          <table:table-cell table:style-name="ce31" office:value-type="string">
            <text:p>http://www.seeedstudio.com/depot/OPLopen-parts-library-catalog-c-136_138/#304090075</text:p>
          </table:table-cell>
          <table:table-cell table:number-columns-repeated="1011"/>
        </table:table-row>
        <table:table-row table:style-name="ro4">
          <table:table-cell table:style-name="ce3" office:value-type="float" office:value="304090062">
            <text:p>304090062</text:p>
          </table:table-cell>
          <table:table-cell table:style-name="ce13" office:value-type="string">
            <text:p>504BW</text:p>
          </table:table-cell>
          <table:table-cell table:style-name="ce20" office:value-type="string">
            <text:p>DIP LED Blue-Blue</text:p>
          </table:table-cell>
          <table:table-cell table:style-name="ce13" office:value-type="string">
            <text:p>LED</text:p>
          </table:table-cell>
          <table:table-cell table:style-name="ce13" office:value-type="string">
            <text:p>Radial-2P-2.54-5mm</text:p>
          </table:table-cell>
          <table:table-cell table:style-name="ce13"/>
          <table:table-cell table:style-name="ce26"/>
          <table:table-cell table:style-name="ce34" office:value-type="float" office:value="0.073046875">
            <text:p>0.073 </text:p>
          </table:table-cell>
          <table:table-cell table:style-name="ce37" office:value-type="float" office:value="30">
            <text:p>3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25"/>
          <table:table-cell table:style-name="ce47" office:value-type="string">
            <text:p>http://www.seeedstudio.com/depot/OPLopen-parts-library-catalog-c-136_138/#304090062</text:p>
          </table:table-cell>
          <table:table-cell table:number-columns-repeated="1011"/>
        </table:table-row>
        <table:table-row table:style-name="ro3">
          <table:table-cell table:style-name="ce4" office:value-type="float" office:value="304090016">
            <text:p>304090016</text:p>
          </table:table-cell>
          <table:table-cell table:style-name="ce14" office:value-type="string">
            <text:p>16-219A/T2D-AR2T1QY/3T</text:p>
          </table:table-cell>
          <table:table-cell table:style-name="ce20" office:value-type="string">
            <text:p>SMD LED Yellow-Diffused-Pure White</text:p>
          </table:table-cell>
          <table:table-cell table:style-name="ce13" office:value-type="string">
            <text:p>LED</text:p>
          </table:table-cell>
          <table:table-cell table:style-name="ce14" office:value-type="string">
            <text:p>0402</text:p>
          </table:table-cell>
          <table:table-cell table:style-name="ce14" office:value-type="string">
            <text:p>Everlight</text:p>
          </table:table-cell>
          <table:table-cell table:style-name="ce26" office:value-type="string">
            <text:p><text:a xlink:href="http://www.seeedstudio.com/wiki/File:0310130P1.pdf">http://www.seeedstudio.com/wiki/images/7/72/304090016.pdf</text:a></text:p>
          </table:table-cell>
          <table:table-cell table:style-name="ce34" office:value-type="float" office:value="0.1015625">
            <text:p>0.102 </text:p>
          </table:table-cell>
          <table:table-cell table:style-name="ce38" office:value-type="float" office:value="25">
            <text:p>25 </text:p>
          </table:table-cell>
          <table:table-cell table:style-name="ce38" office:value-type="float" office:value="2">
            <text:p>2 </text:p>
          </table:table-cell>
          <table:table-cell table:style-name="ce43" office:value-type="float" office:value="0.2">
            <text:p>0.20 </text:p>
          </table:table-cell>
          <table:table-cell table:style-name="ce25"/>
          <table:table-cell table:style-name="ce31" office:value-type="string">
            <text:p>http://www.seeedstudio.com/depot/OPLopen-parts-library-catalog-c-136_138/#304090016</text:p>
          </table:table-cell>
          <table:table-cell table:number-columns-repeated="1011"/>
        </table:table-row>
        <table:table-row table:style-name="ro4">
          <table:table-cell table:style-name="ce4" office:value-type="float" office:value="304090058">
            <text:p>304090058</text:p>
          </table:table-cell>
          <table:table-cell table:style-name="ce14" office:value-type="string">
            <text:p>504WC</text:p>
          </table:table-cell>
          <table:table-cell table:style-name="ce20" office:value-type="string">
            <text:p>DIP LED Transparent-White</text:p>
          </table:table-cell>
          <table:table-cell table:style-name="ce13" office:value-type="string">
            <text:p>LED</text:p>
          </table:table-cell>
          <table:table-cell table:style-name="ce14" office:value-type="string">
            <text:p>Radial-2P-2.54-5mm</text:p>
          </table:table-cell>
          <table:table-cell table:style-name="ce14" office:value-type="string">
            <text:p>Chengguangxing</text:p>
          </table:table-cell>
          <table:table-cell table:style-name="ce25" office:value-type="string">
            <text:p>http://www.seeedstudio.com/wiki/images/5/55/304090058.pdf</text:p>
          </table:table-cell>
          <table:table-cell table:style-name="ce34" office:value-type="float" office:value="0.05859375">
            <text:p>0.059 </text:p>
          </table:table-cell>
          <table:table-cell table:style-name="ce38" office:value-type="float" office:value="30">
            <text:p>30 </text:p>
          </table:table-cell>
          <table:table-cell table:style-name="ce38" office:value-type="float" office:value="2">
            <text:p>2 </text:p>
          </table:table-cell>
          <table:table-cell table:style-name="ce43" office:value-type="float" office:value="0.2">
            <text:p>0.20 </text:p>
          </table:table-cell>
          <table:table-cell table:style-name="ce25"/>
          <table:table-cell table:style-name="ce31" office:value-type="string">
            <text:p>http://www.seeedstudio.com/depot/OPLopen-parts-library-catalog-c-136_138/#304090058</text:p>
          </table:table-cell>
          <table:table-cell table:number-columns-repeated="1011"/>
        </table:table-row>
        <table:table-row table:style-name="ro3">
          <table:table-cell table:style-name="ce3" office:value-type="float" office:value="304060001">
            <text:p>304060001</text:p>
          </table:table-cell>
          <table:table-cell table:style-name="ce13" office:value-type="string">
            <text:p>CESD5V0D1</text:p>
          </table:table-cell>
          <table:table-cell table:style-name="ce20" office:value-type="string">
            <text:p>SMD Diode ESD 6.2V-250mW</text:p>
          </table:table-cell>
          <table:table-cell table:style-name="ce13" office:value-type="string">
            <text:p>Diode </text:p>
          </table:table-cell>
          <table:table-cell table:style-name="ce13" office:value-type="string">
            <text:p>SOD-123</text:p>
          </table:table-cell>
          <table:table-cell table:style-name="ce14" office:value-type="string">
            <text:p>JCET</text:p>
          </table:table-cell>
          <table:table-cell table:style-name="ce25" office:value-type="string">
            <text:p><text:a xlink:href="http://www.seeedstudio.com/wiki/images/f/ff/307010010.pdf">http://www.seeedstudio.com/wiki/images/4/4d/304060001.pdf</text:a></text:p>
          </table:table-cell>
          <table:table-cell table:style-name="ce34" office:value-type="float" office:value="0.0390625">
            <text:p>0.039 </text:p>
          </table:table-cell>
          <table:table-cell table:style-name="ce37" office:value-type="float" office:value="50">
            <text:p>5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25"/>
          <table:table-cell table:style-name="ce47" office:value-type="string">
            <text:p>http://www.seeedstudio.com/depot/OPLopen-parts-library-catalog-c-136_138/#304060001</text:p>
          </table:table-cell>
          <table:table-cell table:number-columns-repeated="1011"/>
        </table:table-row>
        <table:table-row table:style-name="ro4">
          <table:table-cell table:style-name="ce3" office:value-type="float" office:value="304010008">
            <text:p>304010008</text:p>
          </table:table-cell>
          <table:table-cell table:style-name="ce13" office:value-type="string">
            <text:p>1N4004</text:p>
          </table:table-cell>
          <table:table-cell table:style-name="ce20" office:value-type="string">
            <text:p>DIP Diode Rectifier 400V-1A</text:p>
          </table:table-cell>
          <table:table-cell table:style-name="ce13" office:value-type="string">
            <text:p>Diode </text:p>
          </table:table-cell>
          <table:table-cell table:style-name="ce13" office:value-type="string">
            <text:p>DO-41</text:p>
          </table:table-cell>
          <table:table-cell table:style-name="ce13" office:value-type="string">
            <text:p>MIC</text:p>
          </table:table-cell>
          <table:table-cell table:style-name="ce25"/>
          <table:table-cell table:style-name="ce34" office:value-type="float" office:value="0.01484375">
            <text:p>0.015 </text:p>
          </table:table-cell>
          <table:table-cell table:style-name="ce37" office:value-type="float" office:value="100">
            <text:p>10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26"/>
          <table:table-cell table:style-name="ce47" office:value-type="string">
            <text:p>http://www.seeedstudio.com/depot/OPLopen-parts-library-catalog-c-136_138/#304010008</text:p>
          </table:table-cell>
          <table:table-cell table:number-columns-repeated="1011"/>
        </table:table-row>
        <table:table-row table:style-name="ro4">
          <table:table-cell table:style-name="ce3" office:value-type="float" office:value="304040011">
            <text:p>304040011</text:p>
          </table:table-cell>
          <table:table-cell table:style-name="ce13" office:value-type="string">
            <text:p>LL4148ST</text:p>
          </table:table-cell>
          <table:table-cell table:style-name="ce20" office:value-type="string">
            <text:p>SMD Diode Switching 75V-200mA</text:p>
          </table:table-cell>
          <table:table-cell table:style-name="ce13" office:value-type="string">
            <text:p>Diode </text:p>
          </table:table-cell>
          <table:table-cell table:style-name="ce13" office:value-type="string">
            <text:p>LL-34</text:p>
          </table:table-cell>
          <table:table-cell table:style-name="ce13" office:value-type="string">
            <text:p>ST</text:p>
          </table:table-cell>
          <table:table-cell table:style-name="ce29"/>
          <table:table-cell table:style-name="ce34" office:value-type="float" office:value="0.0109375">
            <text:p>0.011 </text:p>
          </table:table-cell>
          <table:table-cell table:style-name="ce37" office:value-type="float" office:value="100">
            <text:p>10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26"/>
          <table:table-cell table:style-name="ce47" office:value-type="string">
            <text:p>http://www.seeedstudio.com/depot/OPLopen-parts-library-catalog-c-136_138/#304040011</text:p>
          </table:table-cell>
          <table:table-cell table:number-columns-repeated="1011"/>
        </table:table-row>
        <table:table-row table:style-name="ro4">
          <table:table-cell table:style-name="ce3" office:value-type="float" office:value="304050003">
            <text:p>304050003</text:p>
          </table:table-cell>
          <table:table-cell table:style-name="ce13" office:value-type="string">
            <text:p>CESD5V0AP</text:p>
          </table:table-cell>
          <table:table-cell table:style-name="ce20" office:value-type="string">
            <text:p>SMD Diode TVS 5V-225mW</text:p>
          </table:table-cell>
          <table:table-cell table:style-name="ce13" office:value-type="string">
            <text:p>Diode </text:p>
          </table:table-cell>
          <table:table-cell table:style-name="ce13" office:value-type="string">
            <text:p>SOT-23</text:p>
          </table:table-cell>
          <table:table-cell table:style-name="ce14" office:value-type="string">
            <text:p>JCET</text:p>
          </table:table-cell>
          <table:table-cell table:style-name="ce25" office:value-type="string">
            <text:p>http://www.seeedstudio.com/wiki/images/0/08/304050003.pdf</text:p>
          </table:table-cell>
          <table:table-cell table:style-name="ce34" office:value-type="float" office:value="0.072265625">
            <text:p>0.072 </text:p>
          </table:table-cell>
          <table:table-cell table:style-name="ce37" office:value-type="float" office:value="25">
            <text:p>25 </text:p>
          </table:table-cell>
          <table:table-cell table:style-name="ce39" office:value-type="float" office:value="3">
            <text:p>3 </text:p>
          </table:table-cell>
          <table:table-cell table:style-name="ce42" office:value-type="float" office:value="0.3">
            <text:p>0.30 </text:p>
          </table:table-cell>
          <table:table-cell table:style-name="ce25"/>
          <table:table-cell table:style-name="ce47" office:value-type="string">
            <text:p>http://www.seeedstudio.com/depot/OPLopen-parts-library-catalog-c-136_138/#304050003</text:p>
          </table:table-cell>
          <table:table-cell table:number-columns-repeated="1011"/>
        </table:table-row>
        <table:table-row table:style-name="ro3">
          <table:table-cell table:style-name="ce3" office:value-type="float" office:value="304020028">
            <text:p>304020028</text:p>
          </table:table-cell>
          <table:table-cell table:style-name="ce13" office:value-type="string">
            <text:p>MBR0520LT1G</text:p>
          </table:table-cell>
          <table:table-cell table:style-name="ce20" office:value-type="string">
            <text:p>SMD Diode Schottky 20V-500mA</text:p>
          </table:table-cell>
          <table:table-cell table:style-name="ce13" office:value-type="string">
            <text:p>Diode </text:p>
          </table:table-cell>
          <table:table-cell table:style-name="ce13" office:value-type="string">
            <text:p>SOD-123</text:p>
          </table:table-cell>
          <table:table-cell table:style-name="ce13" office:value-type="string">
            <text:p>ON Semiconductor</text:p>
          </table:table-cell>
          <table:table-cell table:style-name="ce25" office:value-type="string">
            <text:p><text:a xlink:href="http://www.seeedstudio.com/wiki/images/e/e3/310010006.pdf">http://www.seeedstudio.com/wiki/images/e/ed/304020028.pdf</text:a></text:p>
          </table:table-cell>
          <table:table-cell table:style-name="ce34" office:value-type="float" office:value="0.066015625">
            <text:p>0.066 </text:p>
          </table:table-cell>
          <table:table-cell table:style-name="ce37" office:value-type="float" office:value="25">
            <text:p>25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25"/>
          <table:table-cell table:style-name="ce47" office:value-type="string">
            <text:p>http://www.seeedstudio.com/depot/OPLopen-parts-library-catalog-c-136_138/#304020028</text:p>
          </table:table-cell>
          <table:table-cell table:number-columns-repeated="1011"/>
        </table:table-row>
        <table:table-row table:style-name="ro3">
          <table:table-cell table:style-name="ce3" office:value-type="float" office:value="304020034">
            <text:p>304020034</text:p>
          </table:table-cell>
          <table:table-cell table:style-name="ce13" office:value-type="string">
            <text:p>B5819W</text:p>
          </table:table-cell>
          <table:table-cell table:style-name="ce20" office:value-type="string">
            <text:p>SMD Diode Schottky 20V-1A</text:p>
          </table:table-cell>
          <table:table-cell table:style-name="ce13" office:value-type="string">
            <text:p>Diode </text:p>
          </table:table-cell>
          <table:table-cell table:style-name="ce13" office:value-type="string">
            <text:p>SOD-123</text:p>
          </table:table-cell>
          <table:table-cell table:style-name="ce13" office:value-type="string">
            <text:p>Micro Commercial Components</text:p>
          </table:table-cell>
          <table:table-cell table:style-name="ce25" office:value-type="string">
            <text:p><text:a xlink:href="http://www.seeedstudio.com/wiki/images/4/42/310010023.pdf">http://www.seeedstudio.com/wiki/images/b/ba/304020034.pdf</text:a></text:p>
          </table:table-cell>
          <table:table-cell table:style-name="ce34" office:value-type="float" office:value="0.052734375">
            <text:p>0.053 </text:p>
          </table:table-cell>
          <table:table-cell table:style-name="ce37" office:value-type="float" office:value="25">
            <text:p>25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25"/>
          <table:table-cell table:style-name="ce47" office:value-type="string">
            <text:p>http://www.seeedstudio.com/depot/OPLopen-parts-library-catalog-c-136_138/#304020034</text:p>
          </table:table-cell>
          <table:table-cell table:number-columns-repeated="1011"/>
        </table:table-row>
        <table:table-row table:style-name="ro3">
          <table:table-cell table:style-name="ce4" office:value-type="float" office:value="304020027">
            <text:p>304020027</text:p>
          </table:table-cell>
          <table:table-cell table:style-name="ce14" office:value-type="string">
            <text:p>1N5819</text:p>
          </table:table-cell>
          <table:table-cell table:style-name="ce20" office:value-type="string">
            <text:p>SMD Diode Schottky 40V-1A</text:p>
          </table:table-cell>
          <table:table-cell table:style-name="ce13" office:value-type="string">
            <text:p>Diode </text:p>
          </table:table-cell>
          <table:table-cell table:style-name="ce14" office:value-type="string">
            <text:p>DO-214AC</text:p>
          </table:table-cell>
          <table:table-cell table:style-name="ce14"/>
          <table:table-cell table:style-name="ce25" office:value-type="string">
            <text:p><text:a xlink:href="http://www.seeedstudio.com/wiki/images/c/c1/310010053.pdf">http://www.seeedstudio.com/wiki/images/4/45/0300070P1.pdf</text:a></text:p>
          </table:table-cell>
          <table:table-cell table:style-name="ce34" office:value-type="float" office:value="0.0279296875">
            <text:p>0.028 </text:p>
          </table:table-cell>
          <table:table-cell table:style-name="ce38" office:value-type="float" office:value="50">
            <text:p>50 </text:p>
          </table:table-cell>
          <table:table-cell table:style-name="ce38" office:value-type="float" office:value="2">
            <text:p>2 </text:p>
          </table:table-cell>
          <table:table-cell table:style-name="ce43" office:value-type="float" office:value="0.2">
            <text:p>0.20 </text:p>
          </table:table-cell>
          <table:table-cell table:style-name="ce25"/>
          <table:table-cell table:style-name="ce47" office:value-type="string">
            <text:p>http://www.seeedstudio.com/depot/OPLopen-parts-library-catalog-c-136_138/#0300070P1</text:p>
          </table:table-cell>
          <table:table-cell table:number-columns-repeated="1011"/>
        </table:table-row>
        <table:table-row table:style-name="ro3">
          <table:table-cell table:style-name="ce4" office:value-type="float" office:value="304020021">
            <text:p>304020021</text:p>
          </table:table-cell>
          <table:table-cell table:style-name="ce14" office:value-type="string">
            <text:p>SS54B</text:p>
          </table:table-cell>
          <table:table-cell table:style-name="ce20" office:value-type="string">
            <text:p>SMD Diode Schottky 28V-5A</text:p>
          </table:table-cell>
          <table:table-cell table:style-name="ce13" office:value-type="string">
            <text:p>Diode </text:p>
          </table:table-cell>
          <table:table-cell table:style-name="ce14" office:value-type="string">
            <text:p>SMB</text:p>
          </table:table-cell>
          <table:table-cell table:style-name="ce14" office:value-type="string">
            <text:p>JCET</text:p>
          </table:table-cell>
          <table:table-cell table:style-name="ce25" office:value-type="string">
            <text:p><text:a xlink:href="http://www.seeedstudio.com/wiki/images/0/0b/310030121.pdf">http://www.seeedstudio.com/wiki/File:0310130P1.pdf</text:a></text:p>
          </table:table-cell>
          <table:table-cell table:style-name="ce34" office:value-type="float" office:value="0.29296875">
            <text:p>0.293 </text:p>
          </table:table-cell>
          <table:table-cell table:style-name="ce38" office:value-type="float" office:value="10">
            <text:p>10 </text:p>
          </table:table-cell>
          <table:table-cell table:style-name="ce38" office:value-type="float" office:value="2">
            <text:p>2 </text:p>
          </table:table-cell>
          <table:table-cell table:style-name="ce43" office:value-type="float" office:value="0.2">
            <text:p>0.20 </text:p>
          </table:table-cell>
          <table:table-cell table:style-name="ce25"/>
          <table:table-cell table:style-name="ce47" office:value-type="string">
            <text:p>http://www.seeedstudio.com/depot/OPLopen-parts-library-catalog-c-136_138/#0310130P1</text:p>
          </table:table-cell>
          <table:table-cell table:number-columns-repeated="1011"/>
        </table:table-row>
        <table:table-row table:style-name="ro3">
          <table:table-cell table:style-name="ce4" office:value-type="float" office:value="304010013">
            <text:p>304010013</text:p>
          </table:table-cell>
          <table:table-cell table:style-name="ce14" office:value-type="string">
            <text:p>1N4007</text:p>
          </table:table-cell>
          <table:table-cell table:style-name="ce20" office:value-type="string">
            <text:p>SMD Diode Rectifier 1KV-1A</text:p>
          </table:table-cell>
          <table:table-cell table:style-name="ce13" office:value-type="string">
            <text:p>Diode </text:p>
          </table:table-cell>
          <table:table-cell table:style-name="ce14" office:value-type="string">
            <text:p>DO-214AC</text:p>
          </table:table-cell>
          <table:table-cell table:style-name="ce14" office:value-type="string">
            <text:p>JCET</text:p>
          </table:table-cell>
          <table:table-cell table:style-name="ce26" office:value-type="string">
            <text:p><text:a xlink:href="http://www.seeedstudio.com/wiki/images/6/69/310030009.pdf">http://www.seeedstudio.com/wiki/images/2/24/0300040P1.PDF</text:a></text:p>
          </table:table-cell>
          <table:table-cell table:style-name="ce34" office:value-type="float" office:value="0.01953125">
            <text:p>0.020 </text:p>
          </table:table-cell>
          <table:table-cell table:style-name="ce38" office:value-type="float" office:value="100">
            <text:p>100 </text:p>
          </table:table-cell>
          <table:table-cell table:style-name="ce38" office:value-type="float" office:value="2">
            <text:p>2 </text:p>
          </table:table-cell>
          <table:table-cell table:style-name="ce43" office:value-type="float" office:value="0.2">
            <text:p>0.20 </text:p>
          </table:table-cell>
          <table:table-cell table:style-name="ce25"/>
          <table:table-cell table:style-name="ce47" office:value-type="string">
            <text:p>http://www.seeedstudio.com/depot/OPLopen-parts-library-catalog-c-136_138/#0300040P1</text:p>
          </table:table-cell>
          <table:table-cell table:number-columns-repeated="1011"/>
        </table:table-row>
        <table:table-row table:style-name="ro3">
          <table:table-cell table:style-name="ce4" office:value-type="float" office:value="304040016">
            <text:p>304040016</text:p>
          </table:table-cell>
          <table:table-cell table:style-name="ce14" office:value-type="string">
            <text:p>1N4148</text:p>
          </table:table-cell>
          <table:table-cell table:style-name="ce20" office:value-type="string">
            <text:p>SMD Diode Switching 53V-300mA</text:p>
          </table:table-cell>
          <table:table-cell table:style-name="ce13" office:value-type="string">
            <text:p>Diode </text:p>
          </table:table-cell>
          <table:table-cell table:style-name="ce14" office:value-type="string">
            <text:p>LL-34</text:p>
          </table:table-cell>
          <table:table-cell table:style-name="ce14" office:value-type="string">
            <text:p>JCET</text:p>
          </table:table-cell>
          <table:table-cell table:style-name="ce26" office:value-type="string">
            <text:p><text:a xlink:href="http://www.seeedstudio.com/wiki/images/6/69/310030009.pdf">http://www.seeedstudio.com/wiki/images/6/67/0300060P1.pdf</text:a></text:p>
          </table:table-cell>
          <table:table-cell table:style-name="ce34" office:value-type="float" office:value="0.0109375">
            <text:p>0.011 </text:p>
          </table:table-cell>
          <table:table-cell table:style-name="ce38" office:value-type="float" office:value="100">
            <text:p>100 </text:p>
          </table:table-cell>
          <table:table-cell table:style-name="ce38" office:value-type="float" office:value="2">
            <text:p>2 </text:p>
          </table:table-cell>
          <table:table-cell table:style-name="ce43" office:value-type="float" office:value="0.2">
            <text:p>0.20 </text:p>
          </table:table-cell>
          <table:table-cell table:style-name="ce25"/>
          <table:table-cell table:style-name="ce47" office:value-type="string">
            <text:p>http://www.seeedstudio.com/depot/OPLopen-parts-library-catalog-c-136_138/#0300060P1</text:p>
          </table:table-cell>
          <table:table-cell table:number-columns-repeated="1011"/>
        </table:table-row>
        <table:table-row table:style-name="ro4">
          <table:table-cell table:style-name="ce4" office:value-type="float" office:value="304020032">
            <text:p>304020032</text:p>
          </table:table-cell>
          <table:table-cell table:style-name="ce14" office:value-type="string">
            <text:p>SS0520-7-F</text:p>
          </table:table-cell>
          <table:table-cell table:style-name="ce20" office:value-type="string">
            <text:p>SMD Diode Schottky 20V-500mA</text:p>
          </table:table-cell>
          <table:table-cell table:style-name="ce13" office:value-type="string">
            <text:p>Diode </text:p>
          </table:table-cell>
          <table:table-cell table:style-name="ce14" office:value-type="string">
            <text:p>SOD-123</text:p>
          </table:table-cell>
          <table:table-cell table:style-name="ce14"/>
          <table:table-cell table:style-name="ce25" office:value-type="string">
            <text:p>http://www.seeedstudio.com/wiki/images/b/bb/0390030P1.pdf</text:p>
          </table:table-cell>
          <table:table-cell table:style-name="ce34" office:value-type="float" office:value="0.123046875">
            <text:p>0.123 </text:p>
          </table:table-cell>
          <table:table-cell table:style-name="ce38" office:value-type="float" office:value="20">
            <text:p>20 </text:p>
          </table:table-cell>
          <table:table-cell table:style-name="ce38" office:value-type="float" office:value="2">
            <text:p>2 </text:p>
          </table:table-cell>
          <table:table-cell table:style-name="ce43" office:value-type="float" office:value="0.2">
            <text:p>0.20 </text:p>
          </table:table-cell>
          <table:table-cell table:style-name="ce25"/>
          <table:table-cell table:style-name="ce47" office:value-type="string">
            <text:p>http://www.seeedstudio.com/depot/OPLopen-parts-library-catalog-c-136_138/#0390030P1</text:p>
          </table:table-cell>
          <table:table-cell table:number-columns-repeated="1011"/>
        </table:table-row>
        <table:table-row table:style-name="ro3">
          <table:table-cell table:style-name="ce4" office:value-type="float" office:value="307010001">
            <text:p>307010001</text:p>
          </table:table-cell>
          <table:table-cell table:style-name="ce14" office:value-type="string">
            <text:p>KT8-1000SMD1206</text:p>
          </table:table-cell>
          <table:table-cell table:style-name="ce20" office:value-type="string">
            <text:p>SMD PPTC 1A-15V</text:p>
          </table:table-cell>
          <table:table-cell table:style-name="ce13" office:value-type="string">
            <text:p>Fuse </text:p>
          </table:table-cell>
          <table:table-cell table:style-name="ce14" office:value-type="string">
            <text:p>1206</text:p>
          </table:table-cell>
          <table:table-cell table:style-name="ce14" office:value-type="string">
            <text:p>TIANRUI</text:p>
          </table:table-cell>
          <table:table-cell table:style-name="ce26" office:value-type="string">
            <text:p><text:a xlink:href="http://www.seeedstudio.com/wiki/images/d/d3/1310480P1.pdf">http://www.seeedstudio.com/wiki/images/0/0c/0900020P1.pdf</text:a></text:p>
          </table:table-cell>
          <table:table-cell table:style-name="ce34" office:value-type="float" office:value="0.1015625">
            <text:p>0.102 </text:p>
          </table:table-cell>
          <table:table-cell table:style-name="ce38" office:value-type="float" office:value="20">
            <text:p>20 </text:p>
          </table:table-cell>
          <table:table-cell table:style-name="ce38" office:value-type="float" office:value="2">
            <text:p>2 </text:p>
          </table:table-cell>
          <table:table-cell table:style-name="ce43" office:value-type="float" office:value="0.2">
            <text:p>0.20 </text:p>
          </table:table-cell>
          <table:table-cell table:style-name="ce25"/>
          <table:table-cell table:style-name="ce47" office:value-type="string">
            <text:p>http://www.seeedstudio.com/depot/OPLopen-parts-library-catalog-c-136_138/#0900020P1</text:p>
          </table:table-cell>
          <table:table-cell table:number-columns-repeated="1011"/>
        </table:table-row>
        <table:table-row table:style-name="ro3">
          <table:table-cell table:style-name="ce4" office:value-type="float" office:value="307010013">
            <text:p>307010013</text:p>
          </table:table-cell>
          <table:table-cell table:style-name="ce14" office:value-type="string">
            <text:p>KT13-0750SMD</text:p>
          </table:table-cell>
          <table:table-cell table:style-name="ce20" office:value-type="string">
            <text:p>SMD PPTC 750mA-13.2V</text:p>
          </table:table-cell>
          <table:table-cell table:style-name="ce13" office:value-type="string">
            <text:p>Fuse </text:p>
          </table:table-cell>
          <table:table-cell table:style-name="ce14" office:value-type="float" office:value="1206">
            <text:p>1206</text:p>
          </table:table-cell>
          <table:table-cell table:style-name="ce14" office:value-type="string">
            <text:p>Bourns</text:p>
          </table:table-cell>
          <table:table-cell table:style-name="ce25" office:value-type="string">
            <text:p><text:a xlink:href="http://www.seeedstudio.com/wiki/images/a/a7/310030006.pdf">http://www.seeedstudio.com/wiki/images/3/30/307010013.pdf</text:a></text:p>
          </table:table-cell>
          <table:table-cell table:style-name="ce34" office:value-type="float" office:value="0.109375">
            <text:p>0.109 </text:p>
          </table:table-cell>
          <table:table-cell table:style-name="ce38" office:value-type="float" office:value="10">
            <text:p>10 </text:p>
          </table:table-cell>
          <table:table-cell table:style-name="ce38" office:value-type="float" office:value="2">
            <text:p>2 </text:p>
          </table:table-cell>
          <table:table-cell table:style-name="ce43" office:value-type="float" office:value="0.2">
            <text:p>0.20 </text:p>
          </table:table-cell>
          <table:table-cell table:style-name="ce45"/>
          <table:table-cell table:style-name="ce31" office:value-type="string">
            <text:p>http://www.seeedstudio.com/depot/OPLopen-parts-library-catalog-c-136_138/#307010013</text:p>
          </table:table-cell>
          <table:table-cell table:number-columns-repeated="1011"/>
        </table:table-row>
        <table:table-row table:style-name="ro3">
          <table:table-cell table:style-name="ce4" office:value-type="float" office:value="307010002">
            <text:p>307010002</text:p>
          </table:table-cell>
          <table:table-cell table:style-name="ce14"/>
          <table:table-cell table:style-name="ce20" office:value-type="string">
            <text:p>SMD PPTC 750mA-16V</text:p>
          </table:table-cell>
          <table:table-cell table:style-name="ce13" office:value-type="string">
            <text:p>Fuse </text:p>
          </table:table-cell>
          <table:table-cell table:style-name="ce14" office:value-type="string">
            <text:p>1206</text:p>
          </table:table-cell>
          <table:table-cell table:style-name="ce14" office:value-type="string">
            <text:p>TIANRUI</text:p>
          </table:table-cell>
          <table:table-cell table:style-name="ce26" office:value-type="string">
            <text:p><text:a xlink:href="http://www.seeedstudio.com/wiki/images/9/99/1310170P1.pdf">http://www.seeedstudio.com/wiki/images/5/51/0900030P1.pdf</text:a></text:p>
          </table:table-cell>
          <table:table-cell table:style-name="ce34" office:value-type="float" office:value="0.11328125">
            <text:p>0.113 </text:p>
          </table:table-cell>
          <table:table-cell table:style-name="ce38" office:value-type="float" office:value="20">
            <text:p>20 </text:p>
          </table:table-cell>
          <table:table-cell table:style-name="ce38" office:value-type="float" office:value="2">
            <text:p>2 </text:p>
          </table:table-cell>
          <table:table-cell table:style-name="ce43" office:value-type="float" office:value="0.2">
            <text:p>0.20 </text:p>
          </table:table-cell>
          <table:table-cell table:style-name="ce25"/>
          <table:table-cell table:style-name="ce47" office:value-type="string">
            <text:p>http://www.seeedstudio.com/depot/OPLopen-parts-library-catalog-c-136_138/#0900030P1</text:p>
          </table:table-cell>
          <table:table-cell table:number-columns-repeated="1011"/>
        </table:table-row>
        <table:table-row table:style-name="ro4">
          <table:table-cell table:style-name="ce4" office:value-type="float" office:value="310010049">
            <text:p>310010049</text:p>
          </table:table-cell>
          <table:table-cell table:style-name="ce14" office:value-type="string">
            <text:p>ATMEGA328P-AU</text:p>
          </table:table-cell>
          <table:table-cell table:style-name="ce20" office:value-type="string">
            <text:p>SMD IC MCU;AVR;8-Bit;32KB;16MHz;1.8-5.5V</text:p>
          </table:table-cell>
          <table:table-cell table:style-name="ce13" office:value-type="string">
            <text:p>IC </text:p>
          </table:table-cell>
          <table:table-cell table:style-name="ce14" office:value-type="string">
            <text:p>32-TQFP</text:p>
          </table:table-cell>
          <table:table-cell table:style-name="ce14" office:value-type="string">
            <text:p>Atmel</text:p>
          </table:table-cell>
          <table:table-cell table:style-name="ce25" office:value-type="string">
            <text:p>http://www.seeedstudio.com/wiki/images/7/7f/1030060P1.pdf</text:p>
          </table:table-cell>
          <table:table-cell table:style-name="ce34" office:value-type="float" office:value="2.5">
            <text:p>2.500 </text:p>
          </table:table-cell>
          <table:table-cell table:style-name="ce38" office:value-type="float" office:value="1">
            <text:p>1 </text:p>
          </table:table-cell>
          <table:table-cell table:style-name="ce38" office:value-type="float" office:value="32">
            <text:p>32 </text:p>
          </table:table-cell>
          <table:table-cell table:style-name="ce43" office:value-type="float" office:value="3.2">
            <text:p>3.20 </text:p>
          </table:table-cell>
          <table:table-cell table:style-name="ce25"/>
          <table:table-cell table:style-name="ce47" office:value-type="string">
            <text:p>http://www.seeedstudio.com/depot/OPLopen-parts-library-catalog-c-136_138/#1030060P1</text:p>
          </table:table-cell>
          <table:table-cell table:number-columns-repeated="1011"/>
        </table:table-row>
        <table:table-row table:style-name="ro4">
          <table:table-cell table:style-name="ce4" office:value-type="float" office:value="310010051">
            <text:p>310010051</text:p>
          </table:table-cell>
          <table:table-cell table:style-name="ce14" office:value-type="string">
            <text:p>ATMEGA328P-PU</text:p>
          </table:table-cell>
          <table:table-cell table:style-name="ce20" office:value-type="string">
            <text:p>DIP IC MCU;AVR;8-Bit;32KB;16MHz;1.8-5.5V</text:p>
          </table:table-cell>
          <table:table-cell table:style-name="ce13" office:value-type="string">
            <text:p>IC </text:p>
          </table:table-cell>
          <table:table-cell table:style-name="ce14" office:value-type="string">
            <text:p>28-DIP</text:p>
          </table:table-cell>
          <table:table-cell table:style-name="ce14" office:value-type="string">
            <text:p>Atmel</text:p>
          </table:table-cell>
          <table:table-cell table:style-name="ce25" office:value-type="string">
            <text:p>http://www.seeedstudio.com/wiki/images/0/0e/1030050P1.pdf</text:p>
          </table:table-cell>
          <table:table-cell table:style-name="ce34" office:value-type="float" office:value="3">
            <text:p>3.000 </text:p>
          </table:table-cell>
          <table:table-cell table:style-name="ce38" office:value-type="float" office:value="1">
            <text:p>1 </text:p>
          </table:table-cell>
          <table:table-cell table:style-name="ce38" office:value-type="float" office:value="28">
            <text:p>28 </text:p>
          </table:table-cell>
          <table:table-cell table:style-name="ce43" office:value-type="float" office:value="2.8">
            <text:p>2.80 </text:p>
          </table:table-cell>
          <table:table-cell table:style-name="ce25"/>
          <table:table-cell table:style-name="ce47" office:value-type="string">
            <text:p>http://www.seeedstudio.com/depot/OPLopen-parts-library-catalog-c-136_138/#1030050P1</text:p>
          </table:table-cell>
          <table:table-cell table:number-columns-repeated="1011"/>
        </table:table-row>
        <table:table-row table:style-name="ro3">
          <table:table-cell table:style-name="ce3" office:value-type="float" office:value="310010010">
            <text:p>310010010</text:p>
          </table:table-cell>
          <table:table-cell table:style-name="ce13" office:value-type="string">
            <text:p>ATMEGA32U4-AU</text:p>
          </table:table-cell>
          <table:table-cell table:style-name="ce20" office:value-type="string">
            <text:p>SMD IC MCU;AVR;USB;8-Bit;32KB;16MHz;1.8-5.5V</text:p>
          </table:table-cell>
          <table:table-cell table:style-name="ce13" office:value-type="string">
            <text:p>IC </text:p>
          </table:table-cell>
          <table:table-cell table:style-name="ce13" office:value-type="string">
            <text:p>TQFP-44</text:p>
          </table:table-cell>
          <table:table-cell table:style-name="ce13" office:value-type="string">
            <text:p>Atmel</text:p>
          </table:table-cell>
          <table:table-cell table:style-name="ce26" office:value-type="string">
            <text:p><text:a xlink:href="http://www.seeedstudio.com/wiki/File:1320040P1.pdf">http://www.seeedstudio.com/wiki/images/f/f7/310010010.pdf</text:a></text:p>
          </table:table-cell>
          <table:table-cell table:style-name="ce34" office:value-type="float" office:value="5.4">
            <text:p>5.400 </text:p>
          </table:table-cell>
          <table:table-cell table:style-name="ce37" office:value-type="float" office:value="1">
            <text:p>1 </text:p>
          </table:table-cell>
          <table:table-cell table:style-name="ce39" office:value-type="float" office:value="10">
            <text:p>10 </text:p>
          </table:table-cell>
          <table:table-cell table:style-name="ce42" office:value-type="float" office:value="1">
            <text:p>1.00 </text:p>
          </table:table-cell>
          <table:table-cell table:style-name="ce25"/>
          <table:table-cell table:style-name="ce47" office:value-type="string">
            <text:p>http://www.seeedstudio.com/depot/OPLopen-parts-library-catalog-c-136_138/#310010010</text:p>
          </table:table-cell>
          <table:table-cell table:number-columns-repeated="1011"/>
        </table:table-row>
        <table:table-row table:style-name="ro4">
          <table:table-cell table:style-name="ce3" office:value-type="float" office:value="310010006">
            <text:p>310010006</text:p>
          </table:table-cell>
          <table:table-cell table:style-name="ce13" office:value-type="string">
            <text:p>ATMEGA2560-16AU</text:p>
          </table:table-cell>
          <table:table-cell table:style-name="ce20" office:value-type="string">
            <text:p>SMD IC MCU;AVR;8-Bit;256KB;16MHz;1.8-5.5V</text:p>
          </table:table-cell>
          <table:table-cell table:style-name="ce13" office:value-type="string">
            <text:p>IC </text:p>
          </table:table-cell>
          <table:table-cell table:style-name="ce13" office:value-type="string">
            <text:p>TQFP-100</text:p>
          </table:table-cell>
          <table:table-cell table:style-name="ce13" office:value-type="string">
            <text:p>Atmel</text:p>
          </table:table-cell>
          <table:table-cell table:style-name="ce25" office:value-type="string">
            <text:p>http://www.seeedstudio.com/wiki/images/e/e3/310010006.pdf</text:p>
          </table:table-cell>
          <table:table-cell table:style-name="ce34" office:value-type="float" office:value="12">
            <text:p>12.000 </text:p>
          </table:table-cell>
          <table:table-cell table:style-name="ce37" office:value-type="float" office:value="1">
            <text:p>1 </text:p>
          </table:table-cell>
          <table:table-cell table:style-name="ce39" office:value-type="float" office:value="25">
            <text:p>25 </text:p>
          </table:table-cell>
          <table:table-cell table:style-name="ce42" office:value-type="float" office:value="2.5">
            <text:p>2.50 </text:p>
          </table:table-cell>
          <table:table-cell table:style-name="ce25"/>
          <table:table-cell table:style-name="ce47" office:value-type="string">
            <text:p>http://www.seeedstudio.com/depot/OPLopen-parts-library-catalog-c-136_138/#310010006</text:p>
          </table:table-cell>
          <table:table-cell table:number-columns-repeated="1011"/>
        </table:table-row>
        <table:table-row table:style-name="ro3">
          <table:table-cell table:style-name="ce3" office:value-type="float" office:value="310010053">
            <text:p>310010053</text:p>
          </table:table-cell>
          <table:table-cell table:style-name="ce13" office:value-type="string">
            <text:p>LPC11U35FHI33/501</text:p>
          </table:table-cell>
          <table:table-cell table:style-name="ce20" office:value-type="string">
            <text:p>SMD IC MCU;ARM MCU 32Bit;Cortex-M0 64KB;3.3V</text:p>
          </table:table-cell>
          <table:table-cell table:style-name="ce13" office:value-type="string">
            <text:p>IC </text:p>
          </table:table-cell>
          <table:table-cell table:style-name="ce13" office:value-type="string">
            <text:p>HVQFN-32</text:p>
          </table:table-cell>
          <table:table-cell table:style-name="ce13" office:value-type="string">
            <text:p>NXP</text:p>
          </table:table-cell>
          <table:table-cell table:style-name="ce25" office:value-type="string">
            <text:p><text:a xlink:href="http://www.seeedstudio.com/wiki/images/0/04/310050042.pdf">http://www.seeedstudio.com/wiki/images/c/c1/310010053.pdf</text:a></text:p>
          </table:table-cell>
          <table:table-cell table:style-name="ce34" office:value-type="float" office:value="4">
            <text:p>4.000 </text:p>
          </table:table-cell>
          <table:table-cell table:style-name="ce37" office:value-type="float" office:value="1">
            <text:p>1 </text:p>
          </table:table-cell>
          <table:table-cell table:style-name="ce39" office:value-type="float" office:value="10">
            <text:p>10 </text:p>
          </table:table-cell>
          <table:table-cell table:style-name="ce42" office:value-type="float" office:value="1">
            <text:p>1.00 </text:p>
          </table:table-cell>
          <table:table-cell table:style-name="ce25"/>
          <table:table-cell table:style-name="ce47" office:value-type="string">
            <text:p>http://www.seeedstudio.com/depot/OPLopen-parts-library-catalog-c-136_138/#310010053</text:p>
          </table:table-cell>
          <table:table-cell table:number-columns-repeated="1011"/>
        </table:table-row>
        <table:table-row table:style-name="ro3">
          <table:table-cell table:style-name="ce3" office:value-type="float" office:value="310030121">
            <text:p>310030121</text:p>
          </table:table-cell>
          <table:table-cell table:style-name="ce13" office:value-type="string">
            <text:p>MP1496DJ</text:p>
          </table:table-cell>
          <table:table-cell table:style-name="ce20" office:value-type="string">
            <text:p>SMD PMIC;DC-DC;Vin 4.5-16V;Adj;2A;500K;N-Sync;Buck;1-Ch</text:p>
          </table:table-cell>
          <table:table-cell table:style-name="ce13" office:value-type="string">
            <text:p>IC </text:p>
          </table:table-cell>
          <table:table-cell table:style-name="ce13" office:value-type="string">
            <text:p>TSOT23-8</text:p>
          </table:table-cell>
          <table:table-cell table:style-name="ce13" office:value-type="string">
            <text:p>Monolithic Power Systems </text:p>
          </table:table-cell>
          <table:table-cell table:style-name="ce25" office:value-type="string">
            <text:p><text:a xlink:href="http://www.seeedstudio.com/wiki/images/9/93/310040002.pdf">http://www.seeedstudio.com/wiki/images/0/0b/310030121.pdf</text:a></text:p>
          </table:table-cell>
          <table:table-cell table:style-name="ce34" office:value-type="float" office:value="0.5">
            <text:p>0.500 </text:p>
          </table:table-cell>
          <table:table-cell table:style-name="ce37" office:value-type="float" office:value="5">
            <text:p>5 </text:p>
          </table:table-cell>
          <table:table-cell table:style-name="ce39" office:value-type="float" office:value="8">
            <text:p>8 </text:p>
          </table:table-cell>
          <table:table-cell table:style-name="ce42" office:value-type="float" office:value="0.8">
            <text:p>0.80 </text:p>
          </table:table-cell>
          <table:table-cell table:style-name="ce25"/>
          <table:table-cell table:style-name="ce47" office:value-type="string">
            <text:p>http://www.seeedstudio.com/depot/OPLopen-parts-library-catalog-c-136_138/#310030121</text:p>
          </table:table-cell>
          <table:table-cell table:number-columns-repeated="1011"/>
        </table:table-row>
        <table:table-row table:style-name="ro3">
          <table:table-cell table:style-name="ce3" office:value-type="float" office:value="310030009">
            <text:p>310030009</text:p>
          </table:table-cell>
          <table:table-cell table:style-name="ce13" office:value-type="string">
            <text:p>XC6206P302MR</text:p>
          </table:table-cell>
          <table:table-cell table:style-name="ce20" office:value-type="string">
            <text:p>SMD PMIC;LDO;Vin 6V;3.0V;200mA;Without En;1-Ch</text:p>
          </table:table-cell>
          <table:table-cell table:style-name="ce13" office:value-type="string">
            <text:p>IC </text:p>
          </table:table-cell>
          <table:table-cell table:style-name="ce13" office:value-type="string">
            <text:p>SOT-23</text:p>
          </table:table-cell>
          <table:table-cell table:style-name="ce13" office:value-type="string">
            <text:p>Torex</text:p>
          </table:table-cell>
          <table:table-cell table:style-name="ce25" office:value-type="string">
            <text:p><text:a xlink:href="http://www.seeedstudio.com/wiki/images/4/4d/310040021.pdf">http://www.seeedstudio.com/wiki/images/6/69/310030009.pdf</text:a></text:p>
          </table:table-cell>
          <table:table-cell table:style-name="ce34" office:value-type="float" office:value="0.15">
            <text:p>0.150 </text:p>
          </table:table-cell>
          <table:table-cell table:style-name="ce37" office:value-type="float" office:value="10">
            <text:p>10 </text:p>
          </table:table-cell>
          <table:table-cell table:style-name="ce39" office:value-type="float" office:value="3">
            <text:p>3 </text:p>
          </table:table-cell>
          <table:table-cell table:style-name="ce42" office:value-type="float" office:value="0.3">
            <text:p>0.30 </text:p>
          </table:table-cell>
          <table:table-cell table:style-name="ce25"/>
          <table:table-cell table:style-name="ce47" office:value-type="string">
            <text:p>http://www.seeedstudio.com/depot/OPLopen-parts-library-catalog-c-136_138/#310030009</text:p>
          </table:table-cell>
          <table:table-cell table:number-columns-repeated="1011"/>
        </table:table-row>
        <table:table-row table:style-name="ro3">
          <table:table-cell table:style-name="ce3" office:value-type="float" office:value="310030014">
            <text:p>310030014</text:p>
          </table:table-cell>
          <table:table-cell table:style-name="ce13" office:value-type="string">
            <text:p>XC6206P252MR-G</text:p>
          </table:table-cell>
          <table:table-cell table:style-name="ce20" office:value-type="string">
            <text:p>SMD PMIC;LDO;Vin 6V;2.5V;200mA;Without En;1-Ch</text:p>
          </table:table-cell>
          <table:table-cell table:style-name="ce13" office:value-type="string">
            <text:p>IC </text:p>
          </table:table-cell>
          <table:table-cell table:style-name="ce13" office:value-type="string">
            <text:p>SOT-23</text:p>
          </table:table-cell>
          <table:table-cell table:style-name="ce13" office:value-type="string">
            <text:p>Torex</text:p>
          </table:table-cell>
          <table:table-cell table:style-name="ce26" office:value-type="string">
            <text:p><text:a xlink:href="http://www.seeedstudio.com/wiki/images/6/66/310040018.pdf">http://www.seeedstudio.com/wiki/images/6/69/310030009.pdf</text:a></text:p>
          </table:table-cell>
          <table:table-cell table:style-name="ce34" office:value-type="float" office:value="0.15">
            <text:p>0.150 </text:p>
          </table:table-cell>
          <table:table-cell table:style-name="ce37" office:value-type="float" office:value="10">
            <text:p>10 </text:p>
          </table:table-cell>
          <table:table-cell table:style-name="ce39" office:value-type="float" office:value="3">
            <text:p>3 </text:p>
          </table:table-cell>
          <table:table-cell table:style-name="ce42" office:value-type="float" office:value="0.3">
            <text:p>0.30 </text:p>
          </table:table-cell>
          <table:table-cell table:style-name="ce25"/>
          <table:table-cell table:style-name="ce47" office:value-type="string">
            <text:p>http://www.seeedstudio.com/depot/OPLopen-parts-library-catalog-c-136_138/#310030014</text:p>
          </table:table-cell>
          <table:table-cell table:number-columns-repeated="1011"/>
        </table:table-row>
        <table:table-row table:style-name="ro4">
          <table:table-cell table:style-name="ce4" office:value-type="float" office:value="310030099">
            <text:p>310030099</text:p>
          </table:table-cell>
          <table:table-cell table:style-name="ce14" office:value-type="string">
            <text:p>XC6206P332MR-G</text:p>
          </table:table-cell>
          <table:table-cell table:style-name="ce20" office:value-type="string">
            <text:p>SMD PMIC;LDO;Vin 6V;3.3V;200mA;Without En;1-Ch</text:p>
          </table:table-cell>
          <table:table-cell table:style-name="ce13" office:value-type="string">
            <text:p>IC </text:p>
          </table:table-cell>
          <table:table-cell table:style-name="ce14" office:value-type="string">
            <text:p>SOT-23</text:p>
          </table:table-cell>
          <table:table-cell table:style-name="ce14" office:value-type="string">
            <text:p>TOREX</text:p>
          </table:table-cell>
          <table:table-cell table:style-name="ce25" office:value-type="string">
            <text:p>http://www.seeedstudio.com/wiki/images/7/71/1300260P1.pdf</text:p>
          </table:table-cell>
          <table:table-cell table:style-name="ce34" office:value-type="float" office:value="0.12">
            <text:p>0.120 </text:p>
          </table:table-cell>
          <table:table-cell table:style-name="ce38" office:value-type="float" office:value="20">
            <text:p>20 </text:p>
          </table:table-cell>
          <table:table-cell table:style-name="ce38" office:value-type="float" office:value="3">
            <text:p>3 </text:p>
          </table:table-cell>
          <table:table-cell table:style-name="ce43" office:value-type="float" office:value="0.3">
            <text:p>0.30 </text:p>
          </table:table-cell>
          <table:table-cell table:style-name="ce25"/>
          <table:table-cell table:style-name="ce47" office:value-type="string">
            <text:p>http://www.seeedstudio.com/depot/OPLopen-parts-library-catalog-c-136_138/#1300260P1</text:p>
          </table:table-cell>
          <table:table-cell table:number-columns-repeated="1011"/>
        </table:table-row>
        <table:table-row table:style-name="ro4">
          <table:table-cell table:style-name="ce4" office:value-type="float" office:value="310030046">
            <text:p>310030046</text:p>
          </table:table-cell>
          <table:table-cell table:style-name="ce14" office:value-type="string">
            <text:p><text:s/>XC6204B332MR</text:p>
          </table:table-cell>
          <table:table-cell table:style-name="ce20" office:value-type="string">
            <text:p>SMD PMIC;LDO;Vin 10V;3.3V;150mA;With En;1-Ch</text:p>
          </table:table-cell>
          <table:table-cell table:style-name="ce13" office:value-type="string">
            <text:p>IC </text:p>
          </table:table-cell>
          <table:table-cell table:style-name="ce14" office:value-type="string">
            <text:p>SOT-25</text:p>
          </table:table-cell>
          <table:table-cell table:style-name="ce14" office:value-type="string">
            <text:p>Torex Semiconductor Ltd</text:p>
          </table:table-cell>
          <table:table-cell table:style-name="ce25" office:value-type="string">
            <text:p>http://www.seeedstudio.com/wiki/images/d/d3/1310480P1.pdf</text:p>
          </table:table-cell>
          <table:table-cell table:style-name="ce34" office:value-type="float" office:value="0.16">
            <text:p>0.160 </text:p>
          </table:table-cell>
          <table:table-cell table:style-name="ce38" office:value-type="float" office:value="10">
            <text:p>10 </text:p>
          </table:table-cell>
          <table:table-cell table:style-name="ce38" office:value-type="float" office:value="5">
            <text:p>5 </text:p>
          </table:table-cell>
          <table:table-cell table:style-name="ce43" office:value-type="float" office:value="0.5">
            <text:p>0.50 </text:p>
          </table:table-cell>
          <table:table-cell table:style-name="ce26"/>
          <table:table-cell table:style-name="ce47" office:value-type="string">
            <text:p>http://www.seeedstudio.com/depot/OPLopen-parts-library-catalog-c-136_138/#131048001</text:p>
          </table:table-cell>
          <table:table-cell table:number-columns-repeated="1011"/>
        </table:table-row>
        <table:table-row table:style-name="ro3">
          <table:table-cell table:style-name="ce3" office:value-type="float" office:value="310030148">
            <text:p>310030148</text:p>
          </table:table-cell>
          <table:table-cell table:style-name="ce13" office:value-type="string">
            <text:p>ETA3406S2F-T</text:p>
          </table:table-cell>
          <table:table-cell table:style-name="ce20" office:value-type="string">
            <text:p>SMD PMIC;DC-DC;Vin 2.6-6V;Adj;1.2A;1.5M;Sync;Buck;1-Ch</text:p>
          </table:table-cell>
          <table:table-cell table:style-name="ce13" office:value-type="string">
            <text:p>IC </text:p>
          </table:table-cell>
          <table:table-cell table:style-name="ce13" office:value-type="string">
            <text:p>SOT23-5</text:p>
          </table:table-cell>
          <table:table-cell table:style-name="ce13" office:value-type="string">
            <text:p>ETA solution</text:p>
          </table:table-cell>
          <table:table-cell table:style-name="ce26" office:value-type="string">
            <text:p><text:a xlink:href="http://www.seeedstudio.com/wiki/images/f/f4/310020016.pdf">http://www.seeedstudio.com/wiki/images/4/4f/310030148.pdf</text:a></text:p>
          </table:table-cell>
          <table:table-cell table:style-name="ce34" office:value-type="float" office:value="0.15">
            <text:p>0.150 </text:p>
          </table:table-cell>
          <table:table-cell table:style-name="ce37" office:value-type="float" office:value="10">
            <text:p>10 </text:p>
          </table:table-cell>
          <table:table-cell table:style-name="ce39" office:value-type="float" office:value="5">
            <text:p>5 </text:p>
          </table:table-cell>
          <table:table-cell table:style-name="ce42" office:value-type="float" office:value="0.5">
            <text:p>0.50 </text:p>
          </table:table-cell>
          <table:table-cell table:style-name="ce26"/>
          <table:table-cell table:style-name="ce47" office:value-type="string">
            <text:p>http://www.seeedstudio.com/depot/OPLopen-parts-library-catalog-c-136_138/#310030148</text:p>
          </table:table-cell>
          <table:table-cell table:number-columns-repeated="1011"/>
        </table:table-row>
        <table:table-row table:style-name="ro4">
          <table:table-cell table:style-name="ce3" office:value-type="float" office:value="310030104">
            <text:p>310030104</text:p>
          </table:table-cell>
          <table:table-cell table:style-name="ce13" office:value-type="string">
            <text:p>AIC1896GG</text:p>
          </table:table-cell>
          <table:table-cell table:style-name="ce20" office:value-type="string">
            <text:p>SMD PMIC;DC-DC;Vin 2.5-10V;Adj;200mA;1.4M;Boost;1-Ch</text:p>
          </table:table-cell>
          <table:table-cell table:style-name="ce13" office:value-type="string">
            <text:p>IC </text:p>
          </table:table-cell>
          <table:table-cell table:style-name="ce13" office:value-type="string">
            <text:p>SOT23-6</text:p>
          </table:table-cell>
          <table:table-cell table:style-name="ce13" office:value-type="string">
            <text:p>AIC</text:p>
          </table:table-cell>
          <table:table-cell table:style-name="ce26"/>
          <table:table-cell table:style-name="ce34" office:value-type="float" office:value="0.5">
            <text:p>0.500 </text:p>
          </table:table-cell>
          <table:table-cell table:style-name="ce37" office:value-type="float" office:value="3">
            <text:p>3 </text:p>
          </table:table-cell>
          <table:table-cell table:style-name="ce39" office:value-type="float" office:value="3">
            <text:p>3 </text:p>
          </table:table-cell>
          <table:table-cell table:style-name="ce42" office:value-type="float" office:value="0.3">
            <text:p>0.30 </text:p>
          </table:table-cell>
          <table:table-cell table:style-name="ce26"/>
          <table:table-cell table:style-name="ce47" office:value-type="string">
            <text:p>http://www.seeedstudio.com/depot/OPLopen-parts-library-catalog-c-136_138/#310030104</text:p>
          </table:table-cell>
          <table:table-cell table:number-columns-repeated="1011"/>
        </table:table-row>
        <table:table-row table:style-name="ro3">
          <table:table-cell table:style-name="ce4" office:value-type="float" office:value="310030096">
            <text:p>310030096</text:p>
          </table:table-cell>
          <table:table-cell table:style-name="ce14" office:value-type="string">
            <text:p>CJT1117-5.0</text:p>
          </table:table-cell>
          <table:table-cell table:style-name="ce20" office:value-type="string">
            <text:p>SMD PMIC; LDO;Vin 7V;5V;1A;Without En;1-Ch</text:p>
          </table:table-cell>
          <table:table-cell table:style-name="ce13" office:value-type="string">
            <text:p>IC </text:p>
          </table:table-cell>
          <table:table-cell table:style-name="ce14" office:value-type="string">
            <text:p>SOT-223</text:p>
          </table:table-cell>
          <table:table-cell table:style-name="ce14" office:value-type="string">
            <text:p>JCET</text:p>
          </table:table-cell>
          <table:table-cell table:style-name="ce26" office:value-type="string">
            <text:p><text:a xlink:href="http://www.seeedstudio.com/wiki/images/1/15/310070024.pdf">http://www.seeedstudio.com/wiki/images/9/99/1310170P1.pdf</text:a></text:p>
          </table:table-cell>
          <table:table-cell table:style-name="ce34" office:value-type="float" office:value="0.15">
            <text:p>0.150 </text:p>
          </table:table-cell>
          <table:table-cell table:style-name="ce38" office:value-type="float" office:value="10">
            <text:p>10 </text:p>
          </table:table-cell>
          <table:table-cell table:style-name="ce38" office:value-type="float" office:value="4">
            <text:p>4 </text:p>
          </table:table-cell>
          <table:table-cell table:style-name="ce43" office:value-type="float" office:value="0.4">
            <text:p>0.40 </text:p>
          </table:table-cell>
          <table:table-cell table:style-name="ce25"/>
          <table:table-cell table:style-name="ce47" office:value-type="string">
            <text:p>http://www.seeedstudio.com/depot/OPLopen-parts-library-catalog-c-136_138/#1310170P1</text:p>
          </table:table-cell>
          <table:table-cell table:number-columns-repeated="1011"/>
        </table:table-row>
        <table:table-row table:style-name="ro3">
          <table:table-cell table:style-name="ce4" office:value-type="float" office:value="310030097">
            <text:p>310030097</text:p>
          </table:table-cell>
          <table:table-cell table:style-name="ce14" office:value-type="string">
            <text:p>CJT1117-3.3</text:p>
          </table:table-cell>
          <table:table-cell table:style-name="ce20" office:value-type="string">
            <text:p>SMD PMIC; LDO;Vin 5V;3.3V;1A;Without En;1-Ch</text:p>
          </table:table-cell>
          <table:table-cell table:style-name="ce13" office:value-type="string">
            <text:p>IC </text:p>
          </table:table-cell>
          <table:table-cell table:style-name="ce14" office:value-type="string">
            <text:p>SOT-223</text:p>
          </table:table-cell>
          <table:table-cell table:style-name="ce14" office:value-type="string">
            <text:p>JCET</text:p>
          </table:table-cell>
          <table:table-cell table:style-name="ce26" office:value-type="string">
            <text:p><text:a xlink:href="http://www.seeedstudio.com/wiki/images/c/ca/310070025.pdf">http://www.seeedstudio.com/wiki/images/a/a5/1310190P1.pdf</text:a></text:p>
          </table:table-cell>
          <table:table-cell table:style-name="ce34" office:value-type="float" office:value="0.15">
            <text:p>0.150 </text:p>
          </table:table-cell>
          <table:table-cell table:style-name="ce38" office:value-type="float" office:value="10">
            <text:p>10 </text:p>
          </table:table-cell>
          <table:table-cell table:style-name="ce38" office:value-type="float" office:value="4">
            <text:p>4 </text:p>
          </table:table-cell>
          <table:table-cell table:style-name="ce43" office:value-type="float" office:value="0.4">
            <text:p>0.40 </text:p>
          </table:table-cell>
          <table:table-cell table:style-name="ce26"/>
          <table:table-cell table:style-name="ce47" office:value-type="string">
            <text:p>http://www.seeedstudio.com/depot/OPLopen-parts-library-catalog-c-136_138/#1310190P1</text:p>
          </table:table-cell>
          <table:table-cell table:number-columns-repeated="1011"/>
        </table:table-row>
        <table:table-row table:style-name="ro3">
          <table:table-cell table:style-name="ce4" office:value-type="float" office:value="310030095">
            <text:p>310030095</text:p>
          </table:table-cell>
          <table:table-cell table:style-name="ce14" office:value-type="string">
            <text:p>CJA1117B-3.3</text:p>
          </table:table-cell>
          <table:table-cell table:style-name="ce20" office:value-type="string">
            <text:p>SMD PMIC; LDO;Vin 5.3V;3.3V;1A;Without En;1-Ch</text:p>
          </table:table-cell>
          <table:table-cell table:style-name="ce13" office:value-type="string">
            <text:p>IC </text:p>
          </table:table-cell>
          <table:table-cell table:style-name="ce14" office:value-type="string">
            <text:p>SOT-89</text:p>
          </table:table-cell>
          <table:table-cell table:style-name="ce14" office:value-type="string">
            <text:p>JCET</text:p>
          </table:table-cell>
          <table:table-cell table:style-name="ce26" office:value-type="string">
            <text:p><text:a xlink:href="http://www.seeedstudio.com/wiki/images/4/46/1720010P1.pdf">http://www.seeedstudio.com/wiki/images/b/b9/1310120P1.pdf</text:a></text:p>
          </table:table-cell>
          <table:table-cell table:style-name="ce34" office:value-type="float" office:value="0.15">
            <text:p>0.150 </text:p>
          </table:table-cell>
          <table:table-cell table:style-name="ce38" office:value-type="float" office:value="10">
            <text:p>10 </text:p>
          </table:table-cell>
          <table:table-cell table:style-name="ce38" office:value-type="float" office:value="4">
            <text:p>4 </text:p>
          </table:table-cell>
          <table:table-cell table:style-name="ce43" office:value-type="float" office:value="0.4">
            <text:p>0.40 </text:p>
          </table:table-cell>
          <table:table-cell table:style-name="ce25"/>
          <table:table-cell table:style-name="ce47" office:value-type="string">
            <text:p>http://www.seeedstudio.com/depot/OPLopen-parts-library-catalog-c-136_138/#1310120P1</text:p>
          </table:table-cell>
          <table:table-cell table:number-columns-repeated="1011"/>
        </table:table-row>
        <table:table-row table:style-name="ro4">
          <table:table-cell table:style-name="ce4" office:value-type="float" office:value="310030101">
            <text:p>310030101</text:p>
          </table:table-cell>
          <table:table-cell table:style-name="ce14" office:value-type="string">
            <text:p>CN3065</text:p>
          </table:table-cell>
          <table:table-cell table:style-name="ce20" office:value-type="string">
            <text:p>SMD PMIC;Liner;Li-Ion/Pol;Charge;4.2V;1-cell</text:p>
          </table:table-cell>
          <table:table-cell table:style-name="ce13" office:value-type="string">
            <text:p>IC </text:p>
          </table:table-cell>
          <table:table-cell table:style-name="ce14" office:value-type="string">
            <text:p>8-DFN</text:p>
          </table:table-cell>
          <table:table-cell table:style-name="ce14" office:value-type="string">
            <text:p>CONSONANCE</text:p>
          </table:table-cell>
          <table:table-cell table:style-name="ce25" office:value-type="string">
            <text:p>http://www.seeedstudio.com/wiki/File:1320040P1.pdf</text:p>
          </table:table-cell>
          <table:table-cell table:style-name="ce34" office:value-type="float" office:value="0.7">
            <text:p>0.700 </text:p>
          </table:table-cell>
          <table:table-cell table:style-name="ce38" office:value-type="float" office:value="3">
            <text:p>3 </text:p>
          </table:table-cell>
          <table:table-cell table:style-name="ce38" office:value-type="float" office:value="16">
            <text:p>16 </text:p>
          </table:table-cell>
          <table:table-cell table:style-name="ce43" office:value-type="float" office:value="1.6">
            <text:p>1.60 </text:p>
          </table:table-cell>
          <table:table-cell table:style-name="ce25"/>
          <table:table-cell table:style-name="ce47" office:value-type="string">
            <text:p>http://www.seeedstudio.com/depot/OPLopen-parts-library-catalog-c-136_138/#1320040P1</text:p>
          </table:table-cell>
          <table:table-cell table:number-columns-repeated="1011"/>
        </table:table-row>
        <table:table-row table:style-name="ro3">
          <table:table-cell table:style-name="ce4" office:value-type="float" office:value="310030100">
            <text:p>310030100</text:p>
          </table:table-cell>
          <table:table-cell table:style-name="ce14" office:value-type="string">
            <text:p>CJ78M05</text:p>
          </table:table-cell>
          <table:table-cell table:style-name="ce20" office:value-type="string">
            <text:p>SMD PMIC;LDO;Vin 25V;5V;0.5A;Without En;1-Ch</text:p>
          </table:table-cell>
          <table:table-cell table:style-name="ce13" office:value-type="string">
            <text:p>IC </text:p>
          </table:table-cell>
          <table:table-cell table:style-name="ce14" office:value-type="string">
            <text:p>TO-252</text:p>
          </table:table-cell>
          <table:table-cell table:style-name="ce14" office:value-type="string">
            <text:p>JCET</text:p>
          </table:table-cell>
          <table:table-cell table:style-name="ce26" office:value-type="string">
            <text:p><text:a xlink:href="http://www.seeedstudio.com/wiki/images/1/1d/310110008.pdf">http://www.seeedstudio.com/wiki/images/a/a7/1300040P1.pdf</text:a></text:p>
          </table:table-cell>
          <table:table-cell table:style-name="ce34" office:value-type="float" office:value="0.15">
            <text:p>0.150 </text:p>
          </table:table-cell>
          <table:table-cell table:style-name="ce38" office:value-type="float" office:value="10">
            <text:p>10 </text:p>
          </table:table-cell>
          <table:table-cell table:style-name="ce38" office:value-type="float" office:value="3">
            <text:p>3 </text:p>
          </table:table-cell>
          <table:table-cell table:style-name="ce43" office:value-type="float" office:value="0.3">
            <text:p>0.30 </text:p>
          </table:table-cell>
          <table:table-cell table:style-name="ce25"/>
          <table:table-cell table:style-name="ce47" office:value-type="string">
            <text:p>http://www.seeedstudio.com/depot/OPLopen-parts-library-catalog-c-136_138/#1300040P1</text:p>
          </table:table-cell>
          <table:table-cell table:number-columns-repeated="1011"/>
        </table:table-row>
        <table:table-row table:style-name="ro4">
          <table:table-cell table:style-name="ce3" office:value-type="float" office:value="310050042">
            <text:p>310050042</text:p>
          </table:table-cell>
          <table:table-cell table:style-name="ce13" office:value-type="string">
            <text:p>74VHC125MTCX</text:p>
          </table:table-cell>
          <table:table-cell table:style-name="ce20" office:value-type="string">
            <text:p>SMD IC Logic;4-bit CMOS Buffer;VCC 2V-6V</text:p>
          </table:table-cell>
          <table:table-cell table:style-name="ce13" office:value-type="string">
            <text:p>IC </text:p>
          </table:table-cell>
          <table:table-cell table:style-name="ce13" office:value-type="string">
            <text:p>TSSOP-14</text:p>
          </table:table-cell>
          <table:table-cell table:style-name="ce13" office:value-type="string">
            <text:p>Fairchild</text:p>
          </table:table-cell>
          <table:table-cell table:style-name="ce25" office:value-type="string">
            <text:p>http://www.seeedstudio.com/wiki/images/0/04/310050042.pdf</text:p>
          </table:table-cell>
          <table:table-cell table:style-name="ce34" office:value-type="float" office:value="0.2">
            <text:p>0.200 </text:p>
          </table:table-cell>
          <table:table-cell table:style-name="ce37" office:value-type="float" office:value="10">
            <text:p>10 </text:p>
          </table:table-cell>
          <table:table-cell table:style-name="ce39" office:value-type="float" office:value="5">
            <text:p>5 </text:p>
          </table:table-cell>
          <table:table-cell table:style-name="ce42" office:value-type="float" office:value="0.5">
            <text:p>0.50 </text:p>
          </table:table-cell>
          <table:table-cell table:style-name="ce25"/>
          <table:table-cell table:style-name="ce47" office:value-type="string">
            <text:p>http://www.seeedstudio.com/depot/OPLopen-parts-library-catalog-c-136_138/#310050042</text:p>
          </table:table-cell>
          <table:table-cell table:number-columns-repeated="1011"/>
        </table:table-row>
        <table:table-row table:style-name="ro3">
          <table:table-cell table:style-name="ce3" office:value-type="float" office:value="310040018">
            <text:p>310040018</text:p>
          </table:table-cell>
          <table:table-cell table:style-name="ce13" office:value-type="string">
            <text:p>L298P</text:p>
          </table:table-cell>
          <table:table-cell table:style-name="ce20" office:value-type="string">
            <text:p>SMD IC Driver;Motor Driver;2-CH;VM≤46V;Imout 4A;VC 1.5V-7V</text:p>
          </table:table-cell>
          <table:table-cell table:style-name="ce13" office:value-type="string">
            <text:p>IC </text:p>
          </table:table-cell>
          <table:table-cell table:style-name="ce13" office:value-type="string">
            <text:p>PowerSO-20</text:p>
          </table:table-cell>
          <table:table-cell table:style-name="ce13" office:value-type="string">
            <text:p>ST</text:p>
          </table:table-cell>
          <table:table-cell table:style-name="ce26" office:value-type="string">
            <text:p><text:a xlink:href="http://www.seeedstudio.com/wiki/images/d/d4/315030000.pdf">http://www.seeedstudio.com/wiki/images/6/66/310040018.pdf</text:a></text:p>
          </table:table-cell>
          <table:table-cell table:style-name="ce34" office:value-type="float" office:value="5">
            <text:p>5.000 </text:p>
          </table:table-cell>
          <table:table-cell table:style-name="ce37" office:value-type="float" office:value="1">
            <text:p>1 </text:p>
          </table:table-cell>
          <table:table-cell table:style-name="ce39" office:value-type="float" office:value="10">
            <text:p>10 </text:p>
          </table:table-cell>
          <table:table-cell table:style-name="ce42" office:value-type="float" office:value="1">
            <text:p>1.00 </text:p>
          </table:table-cell>
          <table:table-cell table:style-name="ce25"/>
          <table:table-cell table:style-name="ce47" office:value-type="string">
            <text:p>http://www.seeedstudio.com/depot/OPLopen-parts-library-catalog-c-136_138/#310040018</text:p>
          </table:table-cell>
          <table:table-cell table:number-columns-repeated="1011"/>
        </table:table-row>
        <table:table-row table:style-name="ro3">
          <table:table-cell table:style-name="ce4" office:value-type="float" office:value="310020021">
            <text:p>310020021</text:p>
          </table:table-cell>
          <table:table-cell table:style-name="ce14" office:value-type="string">
            <text:p>LM358DR</text:p>
          </table:table-cell>
          <table:table-cell table:style-name="ce20" office:value-type="string">
            <text:p>SMD IC Amplifier;2-CH;GBW 1MHz;Io 30mA;3V-32V;±1V-18V</text:p>
          </table:table-cell>
          <table:table-cell table:style-name="ce13" office:value-type="string">
            <text:p>IC </text:p>
          </table:table-cell>
          <table:table-cell table:style-name="ce14" office:value-type="string">
            <text:p>8-SOIC</text:p>
          </table:table-cell>
          <table:table-cell table:style-name="ce14" office:value-type="string">
            <text:p>Texas Instruments</text:p>
          </table:table-cell>
          <table:table-cell table:style-name="ce28" office:value-type="string">
            <text:p><text:a xlink:href="http://www.seeedstudio.com/wiki/images/0/06/301010000.pdf">http://www.seeedstudio.com/wiki/images/1/1a/1110010P1.pdf</text:a></text:p>
          </table:table-cell>
          <table:table-cell table:style-name="ce34" office:value-type="float" office:value="0.16">
            <text:p>0.160 </text:p>
          </table:table-cell>
          <table:table-cell table:style-name="ce38" office:value-type="float" office:value="20">
            <text:p>20 </text:p>
          </table:table-cell>
          <table:table-cell table:style-name="ce38" office:value-type="float" office:value="8">
            <text:p>8 </text:p>
          </table:table-cell>
          <table:table-cell table:style-name="ce43" office:value-type="float" office:value="0.8">
            <text:p>0.80 </text:p>
          </table:table-cell>
          <table:table-cell table:style-name="ce25"/>
          <table:table-cell table:style-name="ce47" office:value-type="string">
            <text:p>http://www.seeedstudio.com/depot/OPLopen-parts-library-catalog-c-136_138/#1110010P1</text:p>
          </table:table-cell>
          <table:table-cell table:number-columns-repeated="1011"/>
        </table:table-row>
        <table:table-row table:style-name="ro3">
          <table:table-cell table:style-name="ce3" office:value-type="float" office:value="310020002">
            <text:p>310020002</text:p>
          </table:table-cell>
          <table:table-cell table:style-name="ce13" office:value-type="string">
            <text:p>LMV358ID</text:p>
          </table:table-cell>
          <table:table-cell table:style-name="ce20" office:value-type="string">
            <text:p>SMD IC Amplifier;DUAL;1MHz;2.7 V-5.5 V</text:p>
          </table:table-cell>
          <table:table-cell table:style-name="ce13" office:value-type="string">
            <text:p>IC </text:p>
          </table:table-cell>
          <table:table-cell table:style-name="ce13" office:value-type="string">
            <text:p>SOIC-8</text:p>
          </table:table-cell>
          <table:table-cell table:style-name="ce13" office:value-type="string">
            <text:p>TI</text:p>
          </table:table-cell>
          <table:table-cell table:style-name="ce28" office:value-type="string">
            <text:p><text:a xlink:href="http://www.seeedstudio.com/wiki/images/0/06/301010000.pdf">http://www.seeedstudio.com/wiki/images/e/e3/310020002.pdf</text:a></text:p>
          </table:table-cell>
          <table:table-cell table:style-name="ce34" office:value-type="float" office:value="0.25">
            <text:p>0.250 </text:p>
          </table:table-cell>
          <table:table-cell table:style-name="ce37" office:value-type="float" office:value="10">
            <text:p>10 </text:p>
          </table:table-cell>
          <table:table-cell table:style-name="ce39" office:value-type="float" office:value="3">
            <text:p>3 </text:p>
          </table:table-cell>
          <table:table-cell table:style-name="ce42" office:value-type="float" office:value="0.3">
            <text:p>0.30 </text:p>
          </table:table-cell>
          <table:table-cell table:style-name="ce25"/>
          <table:table-cell table:style-name="ce48" office:value-type="string">
            <text:p><text:a xlink:href="http://www.seeedstudio.com/depot/OPLopen-parts-library-catalog-c-136_138/">http://www.seeedstudio.com/depot/OPLopen-parts-library-catalog-c-136_138/#310020002</text:a></text:p>
          </table:table-cell>
          <table:table-cell table:number-columns-repeated="1011"/>
        </table:table-row>
        <table:table-row table:style-name="ro3">
          <table:table-cell table:style-name="ce3" office:value-type="float" office:value="310020016">
            <text:p>310020016</text:p>
          </table:table-cell>
          <table:table-cell table:style-name="ce13" office:value-type="string">
            <text:p>LM293D</text:p>
          </table:table-cell>
          <table:table-cell table:style-name="ce20" office:value-type="string">
            <text:p>SMD IC Amplifier;2-CH;2V-36V;±1V-18V</text:p>
          </table:table-cell>
          <table:table-cell table:style-name="ce13" office:value-type="string">
            <text:p>IC </text:p>
          </table:table-cell>
          <table:table-cell table:style-name="ce13" office:value-type="string">
            <text:p>SOIC-8</text:p>
          </table:table-cell>
          <table:table-cell table:style-name="ce13" office:value-type="string">
            <text:p>TI</text:p>
          </table:table-cell>
          <table:table-cell table:style-name="ce28" office:value-type="string">
            <text:p><text:a xlink:href="http://www.seeedstudio.com/wiki/images/2/28/301010113.pdf">http://www.seeedstudio.com/wiki/images/f/f4/310020016.pdf</text:a></text:p>
          </table:table-cell>
          <table:table-cell table:style-name="ce34" office:value-type="float" office:value="0.18">
            <text:p>0.180 </text:p>
          </table:table-cell>
          <table:table-cell table:style-name="ce37" office:value-type="float" office:value="10">
            <text:p>10 </text:p>
          </table:table-cell>
          <table:table-cell table:style-name="ce39" office:value-type="float" office:value="3">
            <text:p>3 </text:p>
          </table:table-cell>
          <table:table-cell table:style-name="ce42" office:value-type="float" office:value="0.3">
            <text:p>0.30 </text:p>
          </table:table-cell>
          <table:table-cell table:style-name="ce25"/>
          <table:table-cell table:style-name="ce47" office:value-type="string">
            <text:p>http://www.seeedstudio.com/depot/OPLopen-parts-library-catalog-c-136_138/#310020016</text:p>
          </table:table-cell>
          <table:table-cell table:number-columns-repeated="1011"/>
        </table:table-row>
        <table:table-row table:style-name="ro3">
          <table:table-cell table:style-name="ce3" office:value-type="float" office:value="310020015">
            <text:p>310020015</text:p>
          </table:table-cell>
          <table:table-cell table:style-name="ce13" office:value-type="string">
            <text:p>LM2904DR</text:p>
          </table:table-cell>
          <table:table-cell table:style-name="ce20" office:value-type="string">
            <text:p>SMD IC Amplifier;2-CH;GPW 0.7MHz;Io 30mA;3V-26V;±1.5V-13V</text:p>
          </table:table-cell>
          <table:table-cell table:style-name="ce13" office:value-type="string">
            <text:p>IC </text:p>
          </table:table-cell>
          <table:table-cell table:style-name="ce13" office:value-type="string">
            <text:p>SOIC-8</text:p>
          </table:table-cell>
          <table:table-cell table:style-name="ce13" office:value-type="string">
            <text:p>TI</text:p>
          </table:table-cell>
          <table:table-cell table:style-name="ce28" office:value-type="string">
            <text:p><text:a xlink:href="http://www.seeedstudio.com/wiki/images/2/28/301010113.pdf">http://www.seeedstudio.com/wiki/images/c/ca/310020015.pdf</text:a></text:p>
          </table:table-cell>
          <table:table-cell table:style-name="ce34" office:value-type="float" office:value="0.23">
            <text:p>0.230 </text:p>
          </table:table-cell>
          <table:table-cell table:style-name="ce37" office:value-type="float" office:value="10">
            <text:p>10 </text:p>
          </table:table-cell>
          <table:table-cell table:style-name="ce39" office:value-type="float" office:value="3">
            <text:p>3 </text:p>
          </table:table-cell>
          <table:table-cell table:style-name="ce42" office:value-type="float" office:value="0.3">
            <text:p>0.30 </text:p>
          </table:table-cell>
          <table:table-cell table:style-name="ce25"/>
          <table:table-cell table:style-name="ce47" office:value-type="string">
            <text:p>http://www.seeedstudio.com/depot/OPLopen-parts-library-catalog-c-136_138/#310020015</text:p>
          </table:table-cell>
          <table:table-cell table:number-columns-repeated="1011"/>
        </table:table-row>
        <table:table-row table:style-name="ro4">
          <table:table-cell table:style-name="ce4" office:value-type="float" office:value="310070022">
            <text:p>310070022</text:p>
          </table:table-cell>
          <table:table-cell table:style-name="ce14" office:value-type="string">
            <text:p>FT232RL</text:p>
          </table:table-cell>
          <table:table-cell table:style-name="ce20" office:value-type="string">
            <text:p>SMD IC Interface;USB to UART;Speed 300b-3Mbaud;VCC 1.8V-5.25V</text:p>
          </table:table-cell>
          <table:table-cell table:style-name="ce13" office:value-type="string">
            <text:p>IC </text:p>
          </table:table-cell>
          <table:table-cell table:style-name="ce14" office:value-type="string">
            <text:p>28-SSOP</text:p>
          </table:table-cell>
          <table:table-cell table:style-name="ce14" office:value-type="string">
            <text:p>FTDI</text:p>
          </table:table-cell>
          <table:table-cell table:style-name="ce25" office:value-type="string">
            <text:p>http://www.seeedstudio.com/wiki/images/4/46/1720010P1.pdf</text:p>
          </table:table-cell>
          <table:table-cell table:style-name="ce34" office:value-type="float" office:value="3.5">
            <text:p>3.500 </text:p>
          </table:table-cell>
          <table:table-cell table:style-name="ce38" office:value-type="float" office:value="1">
            <text:p>1 </text:p>
          </table:table-cell>
          <table:table-cell table:style-name="ce38" office:value-type="float" office:value="28">
            <text:p>28 </text:p>
          </table:table-cell>
          <table:table-cell table:style-name="ce43" office:value-type="float" office:value="2.8">
            <text:p>2.80 </text:p>
          </table:table-cell>
          <table:table-cell table:style-name="ce25"/>
          <table:table-cell table:style-name="ce47" office:value-type="string">
            <text:p>http://www.seeedstudio.com/depot/OPLopen-parts-library-catalog-c-136_138/#1720010P1</text:p>
          </table:table-cell>
          <table:table-cell table:number-columns-repeated="1011"/>
        </table:table-row>
        <table:table-row table:style-name="ro3">
          <table:table-cell table:style-name="ce3" office:value-type="float" office:value="303010016">
            <text:p>303010016</text:p>
          </table:table-cell>
          <table:table-cell table:style-name="ce13" office:value-type="string">
            <text:p>CSAB0630-100M</text:p>
          </table:table-cell>
          <table:table-cell table:style-name="ce20" office:value-type="string">
            <text:p>SMD Inductor 10uH-20%-5A</text:p>
          </table:table-cell>
          <table:table-cell table:style-name="ce13" office:value-type="string">
            <text:p>Inductor</text:p>
          </table:table-cell>
          <table:table-cell table:style-name="ce13" office:value-type="string">
            <text:p>SMD-2P-L6.0*W6.0*H3.0mm</text:p>
          </table:table-cell>
          <table:table-cell table:style-name="ce13" office:value-type="string">
            <text:p>CODACA</text:p>
          </table:table-cell>
          <table:table-cell table:style-name="ce28" office:value-type="string">
            <text:p><text:a xlink:href="http://www.seeedstudio.com/wiki/images/6/63/PYu-RC0805_51_RoHS_L_v5.pdf">http://www.seeedstudio.com/wiki/images/8/81/303010016.pdf</text:a></text:p>
          </table:table-cell>
          <table:table-cell table:style-name="ce34" office:value-type="float" office:value="0.446875">
            <text:p>0.447 </text:p>
          </table:table-cell>
          <table:table-cell table:style-name="ce37" office:value-type="float" office:value="5">
            <text:p>5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25"/>
          <table:table-cell table:style-name="ce47" office:value-type="string">
            <text:p>http://www.seeedstudio.com/depot/OPLopen-parts-library-catalog-c-136_138/#303010016</text:p>
          </table:table-cell>
          <table:table-cell table:number-columns-repeated="1011"/>
        </table:table-row>
        <table:table-row table:style-name="ro4">
          <table:table-cell table:style-name="ce4" office:value-type="float" office:value="303030001">
            <text:p>303030001</text:p>
          </table:table-cell>
          <table:table-cell table:style-name="ce14" office:value-type="string">
            <text:p>BLM18AG121SN1D</text:p>
          </table:table-cell>
          <table:table-cell table:style-name="ce20" office:value-type="string">
            <text:p>SMD FERRITE CHIP 120R 500mA</text:p>
          </table:table-cell>
          <table:table-cell table:style-name="ce13" office:value-type="string">
            <text:p>Inductor</text:p>
          </table:table-cell>
          <table:table-cell table:style-name="ce14" office:value-type="string">
            <text:p>0603</text:p>
          </table:table-cell>
          <table:table-cell table:style-name="ce14" office:value-type="string">
            <text:p>Murata</text:p>
          </table:table-cell>
          <table:table-cell table:style-name="ce25" office:value-type="string">
            <text:p>http://www.seeedstudio.com/wiki/images/e/ea/0900120P1.pdf</text:p>
          </table:table-cell>
          <table:table-cell table:style-name="ce34" office:value-type="float" office:value="0.01640625">
            <text:p>0.016 </text:p>
          </table:table-cell>
          <table:table-cell table:style-name="ce38" office:value-type="float" office:value="100">
            <text:p>100 </text:p>
          </table:table-cell>
          <table:table-cell table:style-name="ce38" office:value-type="float" office:value="2">
            <text:p>2 </text:p>
          </table:table-cell>
          <table:table-cell table:style-name="ce43" office:value-type="float" office:value="0.2">
            <text:p>0.20 </text:p>
          </table:table-cell>
          <table:table-cell table:style-name="ce25"/>
          <table:table-cell table:style-name="ce47" office:value-type="string">
            <text:p>http://www.seeedstudio.com/depot/OPLopen-parts-library-catalog-c-136_138/#0900120P1</text:p>
          </table:table-cell>
          <table:table-cell table:number-columns-repeated="1011"/>
        </table:table-row>
        <table:table-row table:style-name="ro3">
          <table:table-cell table:style-name="ce3" office:value-type="float" office:value="315030000">
            <text:p>315030000</text:p>
          </table:table-cell>
          <table:table-cell table:style-name="ce13" office:value-type="string">
            <text:p>HLS8L-DC5V-S-C</text:p>
          </table:table-cell>
          <table:table-cell table:style-name="ce20" office:value-type="string">
            <text:p>DIP Power Relay 5V-7A</text:p>
          </table:table-cell>
          <table:table-cell table:style-name="ce13" office:value-type="string">
            <text:p>Relay</text:p>
          </table:table-cell>
          <table:table-cell table:style-name="ce13" office:value-type="string">
            <text:p>5P-L19.0*W15.0*H15.0mm</text:p>
          </table:table-cell>
          <table:table-cell table:style-name="ce13" office:value-type="string">
            <text:p>HELISHUN</text:p>
          </table:table-cell>
          <table:table-cell table:style-name="ce28" office:value-type="string">
            <text:p><text:a xlink:href="http://www.seeedstudio.com/wiki/images/6/63/PYu-RC0805_51_RoHS_L_v5.pdf">http://www.seeedstudio.com/wiki/images/d/d4/315030000.pdf</text:a></text:p>
          </table:table-cell>
          <table:table-cell table:style-name="ce34" office:value-type="float" office:value="0.546875">
            <text:p>0.547 </text:p>
          </table:table-cell>
          <table:table-cell table:style-name="ce37" office:value-type="float" office:value="5">
            <text:p>5 </text:p>
          </table:table-cell>
          <table:table-cell table:style-name="ce39" office:value-type="float" office:value="8">
            <text:p>8 </text:p>
          </table:table-cell>
          <table:table-cell table:style-name="ce42" office:value-type="float" office:value="0.8">
            <text:p>0.80 </text:p>
          </table:table-cell>
          <table:table-cell table:style-name="ce25"/>
          <table:table-cell table:style-name="ce47" office:value-type="string">
            <text:p>http://www.seeedstudio.com/depot/OPLopen-parts-library-catalog-c-136_138/#315030000</text:p>
          </table:table-cell>
          <table:table-cell table:number-columns-repeated="1011"/>
        </table:table-row>
        <table:table-row table:style-name="ro4">
          <table:table-cell table:style-name="ce4" office:value-type="float" office:value="301010292">
            <text:p>301010292</text:p>
          </table:table-cell>
          <table:table-cell table:style-name="ce14" office:value-type="string">
            <text:p>RC0603JR-070RL</text:p>
          </table:table-cell>
          <table:table-cell table:style-name="ce20" office:value-type="string">
            <text:p>SMD RES 0R-5%-1/10W</text:p>
          </table:table-cell>
          <table:table-cell table:style-name="ce13" office:value-type="string">
            <text:p>Resistor </text:p>
          </table:table-cell>
          <table:table-cell table:style-name="ce14" office:value-type="string">
            <text:p>0603</text:p>
          </table:table-cell>
          <table:table-cell table:style-name="ce14" office:value-type="string">
            <text:p>YAGEO</text:p>
          </table:table-cell>
          <table:table-cell table:style-name="ce25" office:value-type="string">
            <text:p>http://www.seeedstudio.com/wiki/images/0/01/0010070P1.pdf</text:p>
          </table:table-cell>
          <table:table-cell table:style-name="ce34" office:value-type="float" office:value="0.01">
            <text:p>0.010 </text:p>
          </table:table-cell>
          <table:table-cell table:style-name="ce38" office:value-type="float" office:value="100">
            <text:p>100 </text:p>
          </table:table-cell>
          <table:table-cell table:style-name="ce38" office:value-type="float" office:value="2">
            <text:p>2 </text:p>
          </table:table-cell>
          <table:table-cell table:style-name="ce43" office:value-type="float" office:value="0.2">
            <text:p>0.20 </text:p>
          </table:table-cell>
          <table:table-cell table:style-name="ce25"/>
          <table:table-cell table:style-name="ce47" office:value-type="string">
            <text:p>http://www.seeedstudio.com/depot/OPLopen-parts-library-catalog-c-136_138/#0010070P1</text:p>
          </table:table-cell>
          <table:table-cell table:number-columns-repeated="1011"/>
        </table:table-row>
        <table:table-row table:style-name="ro3">
          <table:table-cell table:style-name="ce4" office:value-type="float" office:value="301010000">
            <text:p>301010000</text:p>
          </table:table-cell>
          <table:table-cell table:style-name="ce13" office:value-type="string">
            <text:p>RC0402JR-070RL</text:p>
          </table:table-cell>
          <table:table-cell table:style-name="ce20" office:value-type="string">
            <text:p>SMD RES 0R-5%-1/16W</text:p>
          </table:table-cell>
          <table:table-cell table:style-name="ce13" office:value-type="string">
            <text:p>Resistor </text:p>
          </table:table-cell>
          <table:table-cell table:style-name="ce13" office:value-type="string">
            <text:p>0402</text:p>
          </table:table-cell>
          <table:table-cell table:style-name="ce14" office:value-type="string">
            <text:p>YAGEO</text:p>
          </table:table-cell>
          <table:table-cell table:style-name="ce28" office:value-type="string">
            <text:p><text:a xlink:href="http://www.seeedstudio.com/wiki/images/0/06/301010000.pdf">http://www.seeedstudio.com/wiki/images/0/06/301010000.pdf</text:a></text:p>
          </table:table-cell>
          <table:table-cell table:style-name="ce34" office:value-type="float" office:value="0.01">
            <text:p>0.010 </text:p>
          </table:table-cell>
          <table:table-cell table:style-name="ce38" office:value-type="float" office:value="100">
            <text:p>100 </text:p>
          </table:table-cell>
          <table:table-cell table:style-name="ce38" office:value-type="float" office:value="2">
            <text:p>2 </text:p>
          </table:table-cell>
          <table:table-cell table:style-name="ce43" office:value-type="float" office:value="0.2">
            <text:p>0.20 </text:p>
          </table:table-cell>
          <table:table-cell table:style-name="ce25"/>
          <table:table-cell table:style-name="ce31" office:value-type="string">
            <text:p>http://www.seeedstudio.com/depot/OPLopen-parts-library-catalog-c-136_138/#301010000</text:p>
          </table:table-cell>
          <table:table-cell table:number-columns-repeated="1011"/>
        </table:table-row>
        <table:table-row table:style-name="ro3">
          <table:table-cell table:style-name="ce4" office:value-type="float" office:value="301010096">
            <text:p>301010096</text:p>
          </table:table-cell>
          <table:table-cell table:style-name="ce13" office:value-type="string">
            <text:p>RC0603JR-0710RL</text:p>
          </table:table-cell>
          <table:table-cell table:style-name="ce20" office:value-type="string">
            <text:p>SMD RES 10R-5%-1/10W</text:p>
          </table:table-cell>
          <table:table-cell table:style-name="ce13" office:value-type="string">
            <text:p>Resistor </text:p>
          </table:table-cell>
          <table:table-cell table:style-name="ce13" office:value-type="string">
            <text:p>0603</text:p>
          </table:table-cell>
          <table:table-cell table:style-name="ce14" office:value-type="string">
            <text:p>YAGEO</text:p>
          </table:table-cell>
          <table:table-cell table:style-name="ce28" office:value-type="string">
            <text:p><text:a xlink:href="http://www.seeedstudio.com/wiki/images/6/63/PYu-RC0805_51_RoHS_L_v5.pdf">http://www.seeedstudio.com/wiki/images/2/28/301010113.pdf</text:a></text:p>
          </table:table-cell>
          <table:table-cell table:style-name="ce34" office:value-type="float" office:value="0.01">
            <text:p>0.010 </text:p>
          </table:table-cell>
          <table:table-cell table:style-name="ce38" office:value-type="float" office:value="50">
            <text:p>50 </text:p>
          </table:table-cell>
          <table:table-cell table:style-name="ce38" office:value-type="float" office:value="2">
            <text:p>2 </text:p>
          </table:table-cell>
          <table:table-cell table:style-name="ce43" office:value-type="float" office:value="0.2">
            <text:p>0.20 </text:p>
          </table:table-cell>
          <table:table-cell table:style-name="ce25"/>
          <table:table-cell table:style-name="ce31" office:value-type="string">
            <text:p>http://www.seeedstudio.com/depot/OPLopen-parts-library-catalog-c-136_138/#301010096</text:p>
          </table:table-cell>
          <table:table-cell table:number-columns-repeated="1011"/>
        </table:table-row>
        <table:table-row table:style-name="ro3">
          <table:table-cell table:style-name="ce4" office:value-type="float" office:value="301010185">
            <text:p>301010185</text:p>
          </table:table-cell>
          <table:table-cell table:style-name="ce13" office:value-type="string">
            <text:p>RC0603FR-0710RL</text:p>
          </table:table-cell>
          <table:table-cell table:style-name="ce20" office:value-type="string">
            <text:p>SMD RES 10R-1%-1/10W</text:p>
          </table:table-cell>
          <table:table-cell table:style-name="ce13" office:value-type="string">
            <text:p>Resistor </text:p>
          </table:table-cell>
          <table:table-cell table:style-name="ce13" office:value-type="string">
            <text:p>0603</text:p>
          </table:table-cell>
          <table:table-cell table:style-name="ce14" office:value-type="string">
            <text:p>YAGEO</text:p>
          </table:table-cell>
          <table:table-cell table:style-name="ce26" office:value-type="string">
            <text:p><text:a xlink:href="http://www.seeedstudio.com/wiki/images/2/28/301010113.pdf">http://www.seeedstudio.com/wiki/images/2/28/301010113.pdf</text:a></text:p>
          </table:table-cell>
          <table:table-cell table:style-name="ce34" office:value-type="float" office:value="0.01">
            <text:p>0.010 </text:p>
          </table:table-cell>
          <table:table-cell table:style-name="ce38" office:value-type="float" office:value="100">
            <text:p>100 </text:p>
          </table:table-cell>
          <table:table-cell table:style-name="ce38" office:value-type="float" office:value="2">
            <text:p>2 </text:p>
          </table:table-cell>
          <table:table-cell table:style-name="ce43" office:value-type="float" office:value="0.2">
            <text:p>0.20 </text:p>
          </table:table-cell>
          <table:table-cell table:style-name="ce25"/>
          <table:table-cell table:style-name="ce31" office:value-type="string">
            <text:p>http://www.seeedstudio.com/depot/OPLopen-parts-library-catalog-c-136_138/#301010185</text:p>
          </table:table-cell>
          <table:table-cell table:number-columns-repeated="1011"/>
        </table:table-row>
        <table:table-row table:style-name="ro4">
          <table:table-cell table:style-name="ce4" office:value-type="float" office:value="301010405">
            <text:p>301010405</text:p>
          </table:table-cell>
          <table:table-cell table:style-name="ce13" office:value-type="string">
            <text:p>RC1206JR-0713RL</text:p>
          </table:table-cell>
          <table:table-cell table:style-name="ce20" office:value-type="string">
            <text:p>SMD RES 13R-5%-1/4W</text:p>
          </table:table-cell>
          <table:table-cell table:style-name="ce13" office:value-type="string">
            <text:p>Resistor </text:p>
          </table:table-cell>
          <table:table-cell table:style-name="ce13" office:value-type="string">
            <text:p>1206</text:p>
          </table:table-cell>
          <table:table-cell table:style-name="ce14" office:value-type="string">
            <text:p>YAGEO</text:p>
          </table:table-cell>
          <table:table-cell table:style-name="ce25" office:value-type="string">
            <text:p>http://www.seeedstudio.com/wiki/images/6/67/301010405.pdf</text:p>
          </table:table-cell>
          <table:table-cell table:style-name="ce34" office:value-type="float" office:value="0.01">
            <text:p>0.010 </text:p>
          </table:table-cell>
          <table:table-cell table:style-name="ce38" office:value-type="float" office:value="100">
            <text:p>100 </text:p>
          </table:table-cell>
          <table:table-cell table:style-name="ce38" office:value-type="float" office:value="2">
            <text:p>2 </text:p>
          </table:table-cell>
          <table:table-cell table:style-name="ce43" office:value-type="float" office:value="0.2">
            <text:p>0.20 </text:p>
          </table:table-cell>
          <table:table-cell table:style-name="ce25"/>
          <table:table-cell table:style-name="ce31" office:value-type="string">
            <text:p>http://www.seeedstudio.com/depot/OPLopen-parts-library-catalog-c-136_138/#301010405</text:p>
          </table:table-cell>
          <table:table-cell table:number-columns-repeated="1011"/>
        </table:table-row>
        <table:table-row table:style-name="ro4">
          <table:table-cell table:style-name="ce4" office:value-type="float" office:value="301010289">
            <text:p>301010289</text:p>
          </table:table-cell>
          <table:table-cell table:style-name="ce14" office:value-type="string">
            <text:p>RC0603JR-0722RL</text:p>
          </table:table-cell>
          <table:table-cell table:style-name="ce20" office:value-type="string">
            <text:p>SMD RES 22R-5%-1/10W</text:p>
          </table:table-cell>
          <table:table-cell table:style-name="ce13" office:value-type="string">
            <text:p>Resistor </text:p>
          </table:table-cell>
          <table:table-cell table:style-name="ce14" office:value-type="string">
            <text:p>0603</text:p>
          </table:table-cell>
          <table:table-cell table:style-name="ce14" office:value-type="string">
            <text:p>YAGEO</text:p>
          </table:table-cell>
          <table:table-cell table:style-name="ce25" office:value-type="string">
            <text:p>http://www.seeedstudio.com/wiki/images/9/99/0010010P1.pdf</text:p>
          </table:table-cell>
          <table:table-cell table:style-name="ce34" office:value-type="float" office:value="0.01">
            <text:p>0.010 </text:p>
          </table:table-cell>
          <table:table-cell table:style-name="ce38" office:value-type="float" office:value="100">
            <text:p>100 </text:p>
          </table:table-cell>
          <table:table-cell table:style-name="ce38" office:value-type="float" office:value="2">
            <text:p>2 </text:p>
          </table:table-cell>
          <table:table-cell table:style-name="ce43" office:value-type="float" office:value="0.2">
            <text:p>0.20 </text:p>
          </table:table-cell>
          <table:table-cell table:style-name="ce25"/>
          <table:table-cell table:style-name="ce47" office:value-type="string">
            <text:p>http://www.seeedstudio.com/depot/OPLopen-parts-library-catalog-c-136_138/#0010010P1</text:p>
          </table:table-cell>
          <table:table-cell table:number-columns-repeated="1011"/>
        </table:table-row>
        <table:table-row table:style-name="ro4">
          <table:table-cell table:style-name="ce4" office:value-type="float" office:value="301010329">
            <text:p>301010329</text:p>
          </table:table-cell>
          <table:table-cell table:style-name="ce13" office:value-type="string">
            <text:p>RC0805JR-0722RL</text:p>
          </table:table-cell>
          <table:table-cell table:style-name="ce20" office:value-type="string">
            <text:p>SMD RES 22R-5%-1/8W</text:p>
          </table:table-cell>
          <table:table-cell table:style-name="ce13" office:value-type="string">
            <text:p>Resistor </text:p>
          </table:table-cell>
          <table:table-cell table:style-name="ce13" office:value-type="string">
            <text:p>0805</text:p>
          </table:table-cell>
          <table:table-cell table:style-name="ce14" office:value-type="string">
            <text:p>YAGEO</text:p>
          </table:table-cell>
          <table:table-cell table:style-name="ce25" office:value-type="string">
            <text:p>http://www.seeedstudio.com/wiki/images/6/63/PYu-RC0805_51_RoHS_L_v5.pdf</text:p>
          </table:table-cell>
          <table:table-cell table:style-name="ce34" office:value-type="float" office:value="0.01">
            <text:p>0.010 </text:p>
          </table:table-cell>
          <table:table-cell table:style-name="ce38" office:value-type="float" office:value="100">
            <text:p>100 </text:p>
          </table:table-cell>
          <table:table-cell table:style-name="ce38" office:value-type="float" office:value="2">
            <text:p>2 </text:p>
          </table:table-cell>
          <table:table-cell table:style-name="ce43" office:value-type="float" office:value="0.2">
            <text:p>0.20 </text:p>
          </table:table-cell>
          <table:table-cell table:style-name="ce25"/>
          <table:table-cell table:style-name="ce31" office:value-type="string">
            <text:p>http://www.seeedstudio.com/depot/OPLopen-parts-library-catalog-c-136_138/#301010329</text:p>
          </table:table-cell>
          <table:table-cell table:number-columns-repeated="1011"/>
        </table:table-row>
        <table:table-row table:style-name="ro3">
          <table:table-cell table:style-name="ce4" office:value-type="float" office:value="301010296">
            <text:p>301010296</text:p>
          </table:table-cell>
          <table:table-cell table:style-name="ce14" office:value-type="string">
            <text:p>RC0603FR-0749R9L</text:p>
          </table:table-cell>
          <table:table-cell table:style-name="ce20" office:value-type="string">
            <text:p>SMD RES 49.9R-1%-1/10W</text:p>
          </table:table-cell>
          <table:table-cell table:style-name="ce13" office:value-type="string">
            <text:p>Resistor </text:p>
          </table:table-cell>
          <table:table-cell table:style-name="ce14" office:value-type="string">
            <text:p>0603</text:p>
          </table:table-cell>
          <table:table-cell table:style-name="ce14" office:value-type="string">
            <text:p>YAGEO</text:p>
          </table:table-cell>
          <table:table-cell table:style-name="ce28" office:value-type="string">
            <text:p><text:a xlink:href="http://www.seeedstudio.com/wiki/images/2/28/301010113.pdf">http://www.seeedstudio.com/wiki/images/5/56/001057001.pdf</text:a></text:p>
          </table:table-cell>
          <table:table-cell table:style-name="ce34" office:value-type="float" office:value="0.01">
            <text:p>0.010 </text:p>
          </table:table-cell>
          <table:table-cell table:style-name="ce38" office:value-type="float" office:value="100">
            <text:p>100 </text:p>
          </table:table-cell>
          <table:table-cell table:style-name="ce38" office:value-type="float" office:value="2">
            <text:p>2 </text:p>
          </table:table-cell>
          <table:table-cell table:style-name="ce43" office:value-type="float" office:value="0.2">
            <text:p>0.20 </text:p>
          </table:table-cell>
          <table:table-cell table:style-name="ce25"/>
          <table:table-cell table:style-name="ce47" office:value-type="string">
            <text:p>http://www.seeedstudio.com/depot/OPLopen-parts-library-catalog-c-136_138/#0010570P1</text:p>
          </table:table-cell>
          <table:table-cell table:number-columns-repeated="1011"/>
        </table:table-row>
        <table:table-row table:style-name="ro3">
          <table:table-cell table:style-name="ce4" office:value-type="float" office:value="301010412">
            <text:p>301010412</text:p>
          </table:table-cell>
          <table:table-cell table:style-name="ce14" office:value-type="string">
            <text:p>RC1206JR-07100RL</text:p>
          </table:table-cell>
          <table:table-cell table:style-name="ce20" office:value-type="string">
            <text:p>SMD RES 100R-5%-1/4W</text:p>
          </table:table-cell>
          <table:table-cell table:style-name="ce13" office:value-type="string">
            <text:p>Resistor </text:p>
          </table:table-cell>
          <table:table-cell table:style-name="ce14" office:value-type="string">
            <text:p>1206</text:p>
          </table:table-cell>
          <table:table-cell table:style-name="ce14" office:value-type="string">
            <text:p>YAGEO</text:p>
          </table:table-cell>
          <table:table-cell table:style-name="ce28" office:value-type="string">
            <text:p><text:a xlink:href="http://www.seeedstudio.com/wiki/images/0/06/301010000.pdf">http://www.seeedstudio.com/wiki/images/f/f8/0030110P1.pdf</text:a></text:p>
          </table:table-cell>
          <table:table-cell table:style-name="ce34" office:value-type="float" office:value="0.01">
            <text:p>0.010 </text:p>
          </table:table-cell>
          <table:table-cell table:style-name="ce38" office:value-type="float" office:value="100">
            <text:p>100 </text:p>
          </table:table-cell>
          <table:table-cell table:style-name="ce38" office:value-type="float" office:value="2">
            <text:p>2 </text:p>
          </table:table-cell>
          <table:table-cell table:style-name="ce43" office:value-type="float" office:value="0.2">
            <text:p>0.20 </text:p>
          </table:table-cell>
          <table:table-cell table:style-name="ce27"/>
          <table:table-cell table:style-name="ce47" office:value-type="string">
            <text:p>http://www.seeedstudio.com/depot/OPLopen-parts-library-catalog-c-136_138/#0030110P1</text:p>
          </table:table-cell>
          <table:table-cell table:number-columns-repeated="1011"/>
        </table:table-row>
        <table:table-row table:style-name="ro3">
          <table:table-cell table:style-name="ce4" office:value-type="float" office:value="301010319">
            <text:p>301010319</text:p>
          </table:table-cell>
          <table:table-cell table:style-name="ce13" office:value-type="string">
            <text:p>RC0805JR-07100RL</text:p>
          </table:table-cell>
          <table:table-cell table:style-name="ce20" office:value-type="string">
            <text:p>SMD RES 100R-5%-1/8W</text:p>
          </table:table-cell>
          <table:table-cell table:style-name="ce13" office:value-type="string">
            <text:p>Resistor </text:p>
          </table:table-cell>
          <table:table-cell table:style-name="ce13" office:value-type="string">
            <text:p>0805</text:p>
          </table:table-cell>
          <table:table-cell table:style-name="ce14" office:value-type="string">
            <text:p>YAGEO</text:p>
          </table:table-cell>
          <table:table-cell table:style-name="ce26" office:value-type="string">
            <text:p><text:a xlink:href="http://www.seeedstudio.com/wiki/images/3/38/301030012.pdf">http://www.seeedstudio.com/wiki/images/6/63/PYu-RC0805_51_RoHS_L_v5.pdf</text:a></text:p>
          </table:table-cell>
          <table:table-cell table:style-name="ce34" office:value-type="float" office:value="0.01">
            <text:p>0.010 </text:p>
          </table:table-cell>
          <table:table-cell table:style-name="ce38" office:value-type="float" office:value="100">
            <text:p>100 </text:p>
          </table:table-cell>
          <table:table-cell table:style-name="ce38" office:value-type="float" office:value="2">
            <text:p>2 </text:p>
          </table:table-cell>
          <table:table-cell table:style-name="ce43" office:value-type="float" office:value="0.2">
            <text:p>0.20 </text:p>
          </table:table-cell>
          <table:table-cell table:style-name="ce27"/>
          <table:table-cell table:style-name="ce31" office:value-type="string">
            <text:p>http://www.seeedstudio.com/depot/OPLopen-parts-library-catalog-c-136_138/#301010319</text:p>
          </table:table-cell>
          <table:table-cell table:number-columns-repeated="1011"/>
        </table:table-row>
        <table:table-row table:style-name="ro4">
          <table:table-cell table:style-name="ce3" office:value-type="float" office:value="301010090">
            <text:p>301010090</text:p>
          </table:table-cell>
          <table:table-cell table:style-name="ce13" office:value-type="string">
            <text:p>RC0603JR-07100RL</text:p>
          </table:table-cell>
          <table:table-cell table:style-name="ce20" office:value-type="string">
            <text:p>SMD RES 100R-5%-1/10W</text:p>
          </table:table-cell>
          <table:table-cell table:style-name="ce13" office:value-type="string">
            <text:p>Resistor </text:p>
          </table:table-cell>
          <table:table-cell table:style-name="ce14" office:value-type="string">
            <text:p>0603</text:p>
          </table:table-cell>
          <table:table-cell table:style-name="ce14" office:value-type="string">
            <text:p>YAGEO</text:p>
          </table:table-cell>
          <table:table-cell table:style-name="ce26"/>
          <table:table-cell table:style-name="ce34" office:value-type="float" office:value="0.01">
            <text:p>0.010 </text:p>
          </table:table-cell>
          <table:table-cell table:style-name="ce37" office:value-type="float" office:value="100">
            <text:p>10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25"/>
          <table:table-cell table:style-name="ce47" office:value-type="string">
            <text:p>http://www.seeedstudio.com/depot/OPLopen-parts-library-catalog-c-136_138/#301010090</text:p>
          </table:table-cell>
          <table:table-cell table:number-columns-repeated="1011"/>
        </table:table-row>
        <table:table-row table:style-name="ro3">
          <table:table-cell table:style-name="ce4" office:value-type="float" office:value="301010028">
            <text:p>301010028</text:p>
          </table:table-cell>
          <table:table-cell table:style-name="ce13" office:value-type="string">
            <text:p>RC0402JR-07100RL</text:p>
          </table:table-cell>
          <table:table-cell table:style-name="ce20" office:value-type="string">
            <text:p>SMD RES 100R-5%-1/16W</text:p>
          </table:table-cell>
          <table:table-cell table:style-name="ce13" office:value-type="string">
            <text:p>Resistor </text:p>
          </table:table-cell>
          <table:table-cell table:style-name="ce13" office:value-type="string">
            <text:p>0402</text:p>
          </table:table-cell>
          <table:table-cell table:style-name="ce14" office:value-type="string">
            <text:p>YAGEO</text:p>
          </table:table-cell>
          <table:table-cell table:style-name="ce28" office:value-type="string">
            <text:p><text:a xlink:href="http://www.seeedstudio.com/wiki/images/2/28/301010113.pdf">http://www.seeedstudio.com/wiki/images/0/06/301010000.pdf</text:a></text:p>
          </table:table-cell>
          <table:table-cell table:style-name="ce34" office:value-type="float" office:value="0.01">
            <text:p>0.010 </text:p>
          </table:table-cell>
          <table:table-cell table:style-name="ce38" office:value-type="float" office:value="100">
            <text:p>100 </text:p>
          </table:table-cell>
          <table:table-cell table:style-name="ce38" office:value-type="float" office:value="2">
            <text:p>2 </text:p>
          </table:table-cell>
          <table:table-cell table:style-name="ce43" office:value-type="float" office:value="0.2">
            <text:p>0.20 </text:p>
          </table:table-cell>
          <table:table-cell table:style-name="ce25"/>
          <table:table-cell table:style-name="ce31" office:value-type="string">
            <text:p>http://www.seeedstudio.com/depot/OPLopen-parts-library-catalog-c-136_138/#301010028</text:p>
          </table:table-cell>
          <table:table-cell table:number-columns-repeated="1011"/>
        </table:table-row>
        <table:table-row table:style-name="ro3">
          <table:table-cell table:style-name="ce4" office:value-type="float" office:value="301010315">
            <text:p>301010315</text:p>
          </table:table-cell>
          <table:table-cell table:style-name="ce13" office:value-type="string">
            <text:p>RC0805JR-07220RL</text:p>
          </table:table-cell>
          <table:table-cell table:style-name="ce20" office:value-type="string">
            <text:p>SMD RES 220R-5%-1/8W</text:p>
          </table:table-cell>
          <table:table-cell table:style-name="ce13" office:value-type="string">
            <text:p>Resistor </text:p>
          </table:table-cell>
          <table:table-cell table:style-name="ce13" office:value-type="string">
            <text:p>0805</text:p>
          </table:table-cell>
          <table:table-cell table:style-name="ce14" office:value-type="string">
            <text:p>YAGEO</text:p>
          </table:table-cell>
          <table:table-cell table:style-name="ce28" office:value-type="string">
            <text:p><text:a xlink:href="http://www.seeedstudio.com/wiki/images/6/63/PYu-RC0805_51_RoHS_L_v5.pdf">http://www.seeedstudio.com/wiki/images/6/63/PYu-RC0805_51_RoHS_L_v5.pdf</text:a></text:p>
          </table:table-cell>
          <table:table-cell table:style-name="ce34" office:value-type="float" office:value="0.01">
            <text:p>0.010 </text:p>
          </table:table-cell>
          <table:table-cell table:style-name="ce38" office:value-type="float" office:value="100">
            <text:p>100 </text:p>
          </table:table-cell>
          <table:table-cell table:style-name="ce38" office:value-type="float" office:value="2">
            <text:p>2 </text:p>
          </table:table-cell>
          <table:table-cell table:style-name="ce43" office:value-type="float" office:value="0.2">
            <text:p>0.20 </text:p>
          </table:table-cell>
          <table:table-cell table:style-name="ce25"/>
          <table:table-cell table:style-name="ce31" office:value-type="string">
            <text:p>http://www.seeedstudio.com/depot/OPLopen-parts-library-catalog-c-136_138/#301010315</text:p>
          </table:table-cell>
          <table:table-cell table:number-columns-repeated="1011"/>
        </table:table-row>
        <table:table-row table:style-name="ro3">
          <table:table-cell table:style-name="ce3" office:value-type="float" office:value="301010163">
            <text:p>301010163</text:p>
          </table:table-cell>
          <table:table-cell table:style-name="ce13" office:value-type="string">
            <text:p>RC0603JR-07220RL</text:p>
          </table:table-cell>
          <table:table-cell table:style-name="ce20" office:value-type="string">
            <text:p>SMD RES 220R-5%-1/10W</text:p>
          </table:table-cell>
          <table:table-cell table:style-name="ce13" office:value-type="string">
            <text:p>Resistor </text:p>
          </table:table-cell>
          <table:table-cell table:style-name="ce14" office:value-type="string">
            <text:p>0603</text:p>
          </table:table-cell>
          <table:table-cell table:style-name="ce14" office:value-type="string">
            <text:p>YAGEO</text:p>
          </table:table-cell>
          <table:table-cell table:style-name="ce26" office:value-type="string">
            <text:p><text:a xlink:href="http://www.seeedstudio.com/wiki/images/2/28/301010113.pdf">http://www.seeedstudio.com/wiki/images/2/28/301010113.pdf</text:a></text:p>
          </table:table-cell>
          <table:table-cell table:style-name="ce34" office:value-type="float" office:value="0.01">
            <text:p>0.010 </text:p>
          </table:table-cell>
          <table:table-cell table:style-name="ce37" office:value-type="float" office:value="100">
            <text:p>10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25"/>
          <table:table-cell table:style-name="ce47" office:value-type="string">
            <text:p>http://www.seeedstudio.com/depot/OPLopen-parts-library-catalog-c-136_138/#301010163</text:p>
          </table:table-cell>
          <table:table-cell table:number-columns-repeated="1011"/>
        </table:table-row>
        <table:table-row table:style-name="ro3">
          <table:table-cell table:style-name="ce4" office:value-type="float" office:value="301010300">
            <text:p>301010300</text:p>
          </table:table-cell>
          <table:table-cell table:style-name="ce14" office:value-type="string">
            <text:p>RC0603FR-07330RL</text:p>
          </table:table-cell>
          <table:table-cell table:style-name="ce20" office:value-type="string">
            <text:p>SMD RES 330R-1%-1/10W</text:p>
          </table:table-cell>
          <table:table-cell table:style-name="ce13" office:value-type="string">
            <text:p>Resistor </text:p>
          </table:table-cell>
          <table:table-cell table:style-name="ce14" office:value-type="string">
            <text:p>0603</text:p>
          </table:table-cell>
          <table:table-cell table:style-name="ce14" office:value-type="string">
            <text:p>YAGEO</text:p>
          </table:table-cell>
          <table:table-cell table:style-name="ce28" office:value-type="string">
            <text:p><text:a xlink:href="http://www.seeedstudio.com/wiki/images/6/63/PYu-RC0805_51_RoHS_L_v5.pdf">http://www.seeedstudio.com/wiki/images/0/03/001133001.pdf</text:a></text:p>
          </table:table-cell>
          <table:table-cell table:style-name="ce34" office:value-type="float" office:value="0.01">
            <text:p>0.010 </text:p>
          </table:table-cell>
          <table:table-cell table:style-name="ce38" office:value-type="float" office:value="100">
            <text:p>100 </text:p>
          </table:table-cell>
          <table:table-cell table:style-name="ce38" office:value-type="float" office:value="2">
            <text:p>2 </text:p>
          </table:table-cell>
          <table:table-cell table:style-name="ce43" office:value-type="float" office:value="0.2">
            <text:p>0.20 </text:p>
          </table:table-cell>
          <table:table-cell table:style-name="ce25"/>
          <table:table-cell table:style-name="ce47" office:value-type="string">
            <text:p>http://www.seeedstudio.com/depot/OPLopen-parts-library-catalog-c-136_138/#0011330P1</text:p>
          </table:table-cell>
          <table:table-cell table:number-columns-repeated="1011"/>
        </table:table-row>
        <table:table-row table:style-name="ro3">
          <table:table-cell table:style-name="ce4" office:value-type="float" office:value="301010297">
            <text:p>301010297</text:p>
          </table:table-cell>
          <table:table-cell table:style-name="ce14" office:value-type="string">
            <text:p>RC0603JR-07390RL</text:p>
          </table:table-cell>
          <table:table-cell table:style-name="ce20" office:value-type="string">
            <text:p>SMD RES 390R-5%-1/10W</text:p>
          </table:table-cell>
          <table:table-cell table:style-name="ce13" office:value-type="string">
            <text:p>Resistor </text:p>
          </table:table-cell>
          <table:table-cell table:style-name="ce14" office:value-type="string">
            <text:p>0603</text:p>
          </table:table-cell>
          <table:table-cell table:style-name="ce14" office:value-type="string">
            <text:p>YAGEO</text:p>
          </table:table-cell>
          <table:table-cell table:style-name="ce28" office:value-type="string">
            <text:p><text:a xlink:href="http://www.seeedstudio.com/wiki/images/6/63/PYu-RC0805_51_RoHS_L_v5.pdf">http://www.seeedstudio.com/wiki/images/2/23/001060001.pdf</text:a></text:p>
          </table:table-cell>
          <table:table-cell table:style-name="ce34" office:value-type="float" office:value="0.01">
            <text:p>0.010 </text:p>
          </table:table-cell>
          <table:table-cell table:style-name="ce38" office:value-type="float" office:value="100">
            <text:p>100 </text:p>
          </table:table-cell>
          <table:table-cell table:style-name="ce38" office:value-type="float" office:value="2">
            <text:p>2 </text:p>
          </table:table-cell>
          <table:table-cell table:style-name="ce43" office:value-type="float" office:value="0.2">
            <text:p>0.20 </text:p>
          </table:table-cell>
          <table:table-cell table:style-name="ce25"/>
          <table:table-cell table:style-name="ce47" office:value-type="string">
            <text:p>http://www.seeedstudio.com/depot/OPLopen-parts-library-catalog-c-136_138/#0010600P1</text:p>
          </table:table-cell>
          <table:table-cell table:number-columns-repeated="1011"/>
        </table:table-row>
        <table:table-row table:style-name="ro4">
          <table:table-cell table:style-name="ce3" office:value-type="float" office:value="301010088">
            <text:p>301010088</text:p>
          </table:table-cell>
          <table:table-cell table:style-name="ce13" office:value-type="string">
            <text:p>RC0603JR-07470RL</text:p>
          </table:table-cell>
          <table:table-cell table:style-name="ce20" office:value-type="string">
            <text:p>SMD RES 470R-5%-1/10W;0603</text:p>
          </table:table-cell>
          <table:table-cell table:style-name="ce13" office:value-type="string">
            <text:p>Resistor </text:p>
          </table:table-cell>
          <table:table-cell table:style-name="ce14" office:value-type="string">
            <text:p>0603</text:p>
          </table:table-cell>
          <table:table-cell table:style-name="ce14" office:value-type="string">
            <text:p>YAGEO</text:p>
          </table:table-cell>
          <table:table-cell table:style-name="ce28"/>
          <table:table-cell table:style-name="ce34" office:value-type="float" office:value="0.01">
            <text:p>0.010 </text:p>
          </table:table-cell>
          <table:table-cell table:style-name="ce37" office:value-type="float" office:value="100">
            <text:p>10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25"/>
          <table:table-cell table:style-name="ce47" office:value-type="string">
            <text:p>http://www.seeedstudio.com/depot/OPLopen-parts-library-catalog-c-136_138/#301010088</text:p>
          </table:table-cell>
          <table:table-cell table:number-columns-repeated="1011"/>
        </table:table-row>
        <table:table-row table:style-name="ro3">
          <table:table-cell table:style-name="ce4" office:value-type="float" office:value="301010157">
            <text:p>301010157</text:p>
          </table:table-cell>
          <table:table-cell table:style-name="ce13" office:value-type="string">
            <text:p>RC0603JR-07510RL</text:p>
          </table:table-cell>
          <table:table-cell table:style-name="ce20" office:value-type="string">
            <text:p>SMD RES 510R-5%-1/10W</text:p>
          </table:table-cell>
          <table:table-cell table:style-name="ce13" office:value-type="string">
            <text:p>Resistor </text:p>
          </table:table-cell>
          <table:table-cell table:style-name="ce13" office:value-type="string">
            <text:p>0603</text:p>
          </table:table-cell>
          <table:table-cell table:style-name="ce14" office:value-type="string">
            <text:p>YAGEO</text:p>
          </table:table-cell>
          <table:table-cell table:style-name="ce28" office:value-type="string">
            <text:p><text:a xlink:href="http://www.seeedstudio.com/wiki/images/2/28/301010113.pdf">http://www.seeedstudio.com/wiki/images/2/28/301010113.pdf</text:a></text:p>
          </table:table-cell>
          <table:table-cell table:style-name="ce34" office:value-type="float" office:value="0.01">
            <text:p>0.010 </text:p>
          </table:table-cell>
          <table:table-cell table:style-name="ce38" office:value-type="float" office:value="50">
            <text:p>50 </text:p>
          </table:table-cell>
          <table:table-cell table:style-name="ce38" office:value-type="float" office:value="2">
            <text:p>2 </text:p>
          </table:table-cell>
          <table:table-cell table:style-name="ce43" office:value-type="float" office:value="0.2">
            <text:p>0.20 </text:p>
          </table:table-cell>
          <table:table-cell table:style-name="ce25"/>
          <table:table-cell table:style-name="ce31" office:value-type="string">
            <text:p>http://www.seeedstudio.com/depot/OPLopen-parts-library-catalog-c-136_138/#301010157</text:p>
          </table:table-cell>
          <table:table-cell table:number-columns-repeated="1011"/>
        </table:table-row>
        <table:table-row table:style-name="ro3">
          <table:table-cell table:style-name="ce4" office:value-type="float" office:value="301010210">
            <text:p>301010210</text:p>
          </table:table-cell>
          <table:table-cell table:style-name="ce13" office:value-type="string">
            <text:p>RC0603JR-07620RL</text:p>
          </table:table-cell>
          <table:table-cell table:style-name="ce20" office:value-type="string">
            <text:p>SMD RES 620R-5%-1/10W</text:p>
          </table:table-cell>
          <table:table-cell table:style-name="ce13" office:value-type="string">
            <text:p>Resistor </text:p>
          </table:table-cell>
          <table:table-cell table:style-name="ce13" office:value-type="string">
            <text:p>0603</text:p>
          </table:table-cell>
          <table:table-cell table:style-name="ce14" office:value-type="string">
            <text:p>YAGEO</text:p>
          </table:table-cell>
          <table:table-cell table:style-name="ce28" office:value-type="string">
            <text:p><text:a xlink:href="http://www.seeedstudio.com/wiki/images/6/63/PYu-RC0805_51_RoHS_L_v5.pdf">http://www.seeedstudio.com/wiki/images/2/28/301010113.pdf</text:a></text:p>
          </table:table-cell>
          <table:table-cell table:style-name="ce34" office:value-type="float" office:value="0.01">
            <text:p>0.010 </text:p>
          </table:table-cell>
          <table:table-cell table:style-name="ce38" office:value-type="float" office:value="50">
            <text:p>50 </text:p>
          </table:table-cell>
          <table:table-cell table:style-name="ce38" office:value-type="float" office:value="2">
            <text:p>2 </text:p>
          </table:table-cell>
          <table:table-cell table:style-name="ce43" office:value-type="float" office:value="0.2">
            <text:p>0.20 </text:p>
          </table:table-cell>
          <table:table-cell table:style-name="ce25"/>
          <table:table-cell table:style-name="ce31" office:value-type="string">
            <text:p>http://www.seeedstudio.com/depot/OPLopen-parts-library-catalog-c-136_138/#301010210</text:p>
          </table:table-cell>
          <table:table-cell table:number-columns-repeated="1011"/>
        </table:table-row>
        <table:table-row table:style-name="ro3">
          <table:table-cell table:style-name="ce4" office:value-type="float" office:value="301010311">
            <text:p>301010311</text:p>
          </table:table-cell>
          <table:table-cell table:style-name="ce13" office:value-type="string">
            <text:p>RC0805JR-071KL</text:p>
          </table:table-cell>
          <table:table-cell table:style-name="ce20" office:value-type="string">
            <text:p>SMD RES 1K-5%-1/8W</text:p>
          </table:table-cell>
          <table:table-cell table:style-name="ce13" office:value-type="string">
            <text:p>Resistor </text:p>
          </table:table-cell>
          <table:table-cell table:style-name="ce13" office:value-type="string">
            <text:p>0805</text:p>
          </table:table-cell>
          <table:table-cell table:style-name="ce14" office:value-type="string">
            <text:p>YAGEO</text:p>
          </table:table-cell>
          <table:table-cell table:style-name="ce26" office:value-type="string">
            <text:p><text:a xlink:href="http://www.seeedstudio.com/wiki/images/2/28/301010113.pdf">http://www.seeedstudio.com/wiki/images/6/63/PYu-RC0805_51_RoHS_L_v5.pdf</text:a></text:p>
          </table:table-cell>
          <table:table-cell table:style-name="ce34" office:value-type="float" office:value="0.01">
            <text:p>0.010 </text:p>
          </table:table-cell>
          <table:table-cell table:style-name="ce38" office:value-type="float" office:value="100">
            <text:p>100 </text:p>
          </table:table-cell>
          <table:table-cell table:style-name="ce38" office:value-type="float" office:value="2">
            <text:p>2 </text:p>
          </table:table-cell>
          <table:table-cell table:style-name="ce43" office:value-type="float" office:value="0.2">
            <text:p>0.20 </text:p>
          </table:table-cell>
          <table:table-cell table:style-name="ce25"/>
          <table:table-cell table:style-name="ce31" office:value-type="string">
            <text:p>http://www.seeedstudio.com/depot/OPLopen-parts-library-catalog-c-136_138/#301010311</text:p>
          </table:table-cell>
          <table:table-cell table:number-columns-repeated="1011"/>
        </table:table-row>
        <table:table-row table:style-name="ro3">
          <table:table-cell table:style-name="ce4" office:value-type="float" office:value="301010298">
            <text:p>301010298</text:p>
          </table:table-cell>
          <table:table-cell table:style-name="ce14" office:value-type="string">
            <text:p>RC0603FR-071KL</text:p>
          </table:table-cell>
          <table:table-cell table:style-name="ce20" office:value-type="string">
            <text:p>SMD RES 1K-1%-1/10W</text:p>
          </table:table-cell>
          <table:table-cell table:style-name="ce13" office:value-type="string">
            <text:p>Resistor </text:p>
          </table:table-cell>
          <table:table-cell table:style-name="ce14" office:value-type="string">
            <text:p>0603</text:p>
          </table:table-cell>
          <table:table-cell table:style-name="ce14" office:value-type="string">
            <text:p>YAGEO</text:p>
          </table:table-cell>
          <table:table-cell table:style-name="ce28" office:value-type="string">
            <text:p><text:a xlink:href="http://www.seeedstudio.com/wiki/images/0/06/301010000.pdf">http://www.seeedstudio.com/wiki/images/c/c7/001109001.pdf</text:a></text:p>
          </table:table-cell>
          <table:table-cell table:style-name="ce34" office:value-type="float" office:value="0.01">
            <text:p>0.010 </text:p>
          </table:table-cell>
          <table:table-cell table:style-name="ce38" office:value-type="float" office:value="100">
            <text:p>100 </text:p>
          </table:table-cell>
          <table:table-cell table:style-name="ce38" office:value-type="float" office:value="2">
            <text:p>2 </text:p>
          </table:table-cell>
          <table:table-cell table:style-name="ce43" office:value-type="float" office:value="0.2">
            <text:p>0.20 </text:p>
          </table:table-cell>
          <table:table-cell table:style-name="ce25"/>
          <table:table-cell table:style-name="ce47" office:value-type="string">
            <text:p>http://www.seeedstudio.com/depot/OPLopen-parts-library-catalog-c-136_138/#0011090P1</text:p>
          </table:table-cell>
          <table:table-cell table:number-columns-repeated="1011"/>
        </table:table-row>
        <table:table-row table:style-name="ro4">
          <table:table-cell table:style-name="ce4" office:value-type="float" office:value="301010006">
            <text:p>301010006</text:p>
          </table:table-cell>
          <table:table-cell table:style-name="ce13" office:value-type="string">
            <text:p>RC0402JR-071KL</text:p>
          </table:table-cell>
          <table:table-cell table:style-name="ce20" office:value-type="string">
            <text:p>SMD RES 1K-5%-1/16W</text:p>
          </table:table-cell>
          <table:table-cell table:style-name="ce13" office:value-type="string">
            <text:p>Resistor </text:p>
          </table:table-cell>
          <table:table-cell table:style-name="ce13" office:value-type="string">
            <text:p>0402</text:p>
          </table:table-cell>
          <table:table-cell table:style-name="ce14" office:value-type="string">
            <text:p>YAGEO</text:p>
          </table:table-cell>
          <table:table-cell table:style-name="ce25" office:value-type="string">
            <text:p>http://www.seeedstudio.com/wiki/images/0/06/301010000.pdf</text:p>
          </table:table-cell>
          <table:table-cell table:style-name="ce34" office:value-type="float" office:value="0.01">
            <text:p>0.010 </text:p>
          </table:table-cell>
          <table:table-cell table:style-name="ce38" office:value-type="float" office:value="100">
            <text:p>100 </text:p>
          </table:table-cell>
          <table:table-cell table:style-name="ce38" office:value-type="float" office:value="2">
            <text:p>2 </text:p>
          </table:table-cell>
          <table:table-cell table:style-name="ce43" office:value-type="float" office:value="0.2">
            <text:p>0.20 </text:p>
          </table:table-cell>
          <table:table-cell table:style-name="ce25"/>
          <table:table-cell table:style-name="ce31" office:value-type="string">
            <text:p>http://www.seeedstudio.com/depot/OPLopen-parts-library-catalog-c-136_138/#301010006</text:p>
          </table:table-cell>
          <table:table-cell table:number-columns-repeated="1011"/>
        </table:table-row>
        <table:table-row table:style-name="ro5">
          <table:table-cell table:style-name="ce4" office:value-type="float" office:value="301030012">
            <text:p>301030012</text:p>
          </table:table-cell>
          <table:table-cell table:style-name="ce14" office:value-type="string">
            <text:p>Chip Array Series 1%,5%</text:p>
          </table:table-cell>
          <table:table-cell table:style-name="ce20" office:value-type="string">
            <text:p>SMD RES Array 1k-4R</text:p>
          </table:table-cell>
          <table:table-cell table:style-name="ce13" office:value-type="string">
            <text:p>Resistor </text:p>
          </table:table-cell>
          <table:table-cell table:style-name="ce14" office:value-type="string">
            <text:p>1206-8</text:p>
          </table:table-cell>
          <table:table-cell table:style-name="ce14" office:value-type="string">
            <text:p><text:s/>Royalohm</text:p>
          </table:table-cell>
          <table:table-cell table:style-name="ce25" office:value-type="string">
            <text:p>http://www.seeedstudio.com/wiki/images/3/38/301030012.pdf</text:p>
          </table:table-cell>
          <table:table-cell table:style-name="ce34" office:value-type="float" office:value="0.01">
            <text:p>0.010 </text:p>
          </table:table-cell>
          <table:table-cell table:style-name="ce38" office:value-type="float" office:value="100">
            <text:p>100 </text:p>
          </table:table-cell>
          <table:table-cell table:style-name="ce38" office:value-type="float" office:value="2">
            <text:p>2 </text:p>
          </table:table-cell>
          <table:table-cell table:style-name="ce43" office:value-type="float" office:value="0.2">
            <text:p>0.20 </text:p>
          </table:table-cell>
          <table:table-cell table:style-name="ce25"/>
          <table:table-cell table:style-name="ce49" office:value-type="string">
            <text:p><text:a xlink:href="http://www.seeedstudio.com/depot/OPLopen-parts-library-catalog-c-136_138/#301030012">http://www.seeedstudio.com/depot/OPLopen-parts-library-catalog-c-136_138/#301030012</text:a></text:p>
          </table:table-cell>
          <table:table-cell table:number-columns-repeated="1011"/>
        </table:table-row>
        <table:table-row table:style-name="ro3">
          <table:table-cell table:style-name="ce4" office:value-type="float" office:value="301040014">
            <text:p>301040014</text:p>
          </table:table-cell>
          <table:table-cell table:style-name="ce14" office:value-type="string">
            <text:p>SX3362P</text:p>
          </table:table-cell>
          <table:table-cell table:style-name="ce20" office:value-type="string">
            <text:p>DIP VR Top Adj 1K-3362P</text:p>
          </table:table-cell>
          <table:table-cell table:style-name="ce13" office:value-type="string">
            <text:p>Resistor </text:p>
          </table:table-cell>
          <table:table-cell table:style-name="ce14" office:value-type="string">
            <text:p>3P-L7.0*W7.0*H5.0mm</text:p>
          </table:table-cell>
          <table:table-cell table:style-name="ce14" office:value-type="string">
            <text:p>BEST</text:p>
          </table:table-cell>
          <table:table-cell table:style-name="ce28" office:value-type="string">
            <text:p><text:a xlink:href="http://www.seeedstudio.com/wiki/images/6/63/PYu-RC0805_51_RoHS_L_v5.pdf">http://www.seeedstudio.com/wiki/images/a/a6/301040009.pdf</text:a></text:p>
          </table:table-cell>
          <table:table-cell table:style-name="ce34" office:value-type="float" office:value="0.25390625">
            <text:p>0.254 </text:p>
          </table:table-cell>
          <table:table-cell table:style-name="ce38" office:value-type="float" office:value="5">
            <text:p>5 </text:p>
          </table:table-cell>
          <table:table-cell table:style-name="ce38" office:value-type="float" office:value="3">
            <text:p>3 </text:p>
          </table:table-cell>
          <table:table-cell table:style-name="ce43" office:value-type="float" office:value="0.3">
            <text:p>0.30 </text:p>
          </table:table-cell>
          <table:table-cell table:style-name="ce25"/>
          <table:table-cell table:style-name="ce31" office:value-type="string">
            <text:p>http://www.seeedstudio.com/depot/OPLopen-parts-library-catalog-c-136_138/#301040014</text:p>
          </table:table-cell>
          <table:table-cell table:number-columns-repeated="1011"/>
        </table:table-row>
        <table:table-row table:style-name="ro3">
          <table:table-cell table:style-name="ce3" office:value-type="float" office:value="301010189">
            <text:p>301010189</text:p>
          </table:table-cell>
          <table:table-cell table:style-name="ce13" office:value-type="string">
            <text:p>RC0603FR-071K5L</text:p>
          </table:table-cell>
          <table:table-cell table:style-name="ce20" office:value-type="string">
            <text:p>SMD RES 1.5K-1%-1/10W</text:p>
          </table:table-cell>
          <table:table-cell table:style-name="ce13" office:value-type="string">
            <text:p>Resistor </text:p>
          </table:table-cell>
          <table:table-cell table:style-name="ce14" office:value-type="string">
            <text:p>0603</text:p>
          </table:table-cell>
          <table:table-cell table:style-name="ce14" office:value-type="string">
            <text:p>YAGEO</text:p>
          </table:table-cell>
          <table:table-cell table:style-name="ce28" office:value-type="string">
            <text:p><text:a xlink:href="http://www.seeedstudio.com/wiki/images/6/63/PYu-RC0805_51_RoHS_L_v5.pdf">http://www.seeedstudio.com/wiki/images/2/28/301010113.pdf</text:a></text:p>
          </table:table-cell>
          <table:table-cell table:style-name="ce34" office:value-type="float" office:value="0.01">
            <text:p>0.010 </text:p>
          </table:table-cell>
          <table:table-cell table:style-name="ce37" office:value-type="float" office:value="100">
            <text:p>10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25"/>
          <table:table-cell table:style-name="ce47" office:value-type="string">
            <text:p>http://www.seeedstudio.com/depot/OPLopen-parts-library-catalog-c-136_138/#301010189</text:p>
          </table:table-cell>
          <table:table-cell table:number-columns-repeated="1011"/>
        </table:table-row>
        <table:table-row table:style-name="ro3">
          <table:table-cell table:style-name="ce4" office:value-type="float" office:value="301010254">
            <text:p>301010254</text:p>
          </table:table-cell>
          <table:table-cell table:style-name="ce13" office:value-type="string">
            <text:p>RC0603FR-071K8L</text:p>
          </table:table-cell>
          <table:table-cell table:style-name="ce20" office:value-type="string">
            <text:p>SMD RES 1.8K-1%-1/10W</text:p>
          </table:table-cell>
          <table:table-cell table:style-name="ce13" office:value-type="string">
            <text:p>Resistor </text:p>
          </table:table-cell>
          <table:table-cell table:style-name="ce13" office:value-type="string">
            <text:p>0603</text:p>
          </table:table-cell>
          <table:table-cell table:style-name="ce14" office:value-type="string">
            <text:p>YAGEO</text:p>
          </table:table-cell>
          <table:table-cell table:style-name="ce28" office:value-type="string">
            <text:p><text:a xlink:href="http://www.seeedstudio.com/wiki/images/0/06/301010000.pdf">http://www.seeedstudio.com/wiki/images/2/28/301010113.pdf</text:a></text:p>
          </table:table-cell>
          <table:table-cell table:style-name="ce34" office:value-type="float" office:value="0.01">
            <text:p>0.010 </text:p>
          </table:table-cell>
          <table:table-cell table:style-name="ce38" office:value-type="float" office:value="100">
            <text:p>100 </text:p>
          </table:table-cell>
          <table:table-cell table:style-name="ce38" office:value-type="float" office:value="2">
            <text:p>2 </text:p>
          </table:table-cell>
          <table:table-cell table:style-name="ce43" office:value-type="float" office:value="0.2">
            <text:p>0.20 </text:p>
          </table:table-cell>
          <table:table-cell table:style-name="ce25"/>
          <table:table-cell table:style-name="ce31" office:value-type="string">
            <text:p>http://www.seeedstudio.com/depot/OPLopen-parts-library-catalog-c-136_138/#301010254</text:p>
          </table:table-cell>
          <table:table-cell table:number-columns-repeated="1011"/>
        </table:table-row>
        <table:table-row table:style-name="ro4">
          <table:table-cell table:style-name="ce4" office:value-type="float" office:value="301010318">
            <text:p>301010318</text:p>
          </table:table-cell>
          <table:table-cell table:style-name="ce13" office:value-type="string">
            <text:p>RC0805JR-072KL</text:p>
          </table:table-cell>
          <table:table-cell table:style-name="ce20" office:value-type="string">
            <text:p>SMD RES 2K-5%-1/8W</text:p>
          </table:table-cell>
          <table:table-cell table:style-name="ce13" office:value-type="string">
            <text:p>Resistor </text:p>
          </table:table-cell>
          <table:table-cell table:style-name="ce13" office:value-type="string">
            <text:p>0805</text:p>
          </table:table-cell>
          <table:table-cell table:style-name="ce14" office:value-type="string">
            <text:p>YAGEO</text:p>
          </table:table-cell>
          <table:table-cell table:style-name="ce25" office:value-type="string">
            <text:p>http://www.seeedstudio.com/wiki/images/6/63/PYu-RC0805_51_RoHS_L_v5.pdf</text:p>
          </table:table-cell>
          <table:table-cell table:style-name="ce34" office:value-type="float" office:value="0.01">
            <text:p>0.010 </text:p>
          </table:table-cell>
          <table:table-cell table:style-name="ce38" office:value-type="float" office:value="100">
            <text:p>100 </text:p>
          </table:table-cell>
          <table:table-cell table:style-name="ce38" office:value-type="float" office:value="2">
            <text:p>2 </text:p>
          </table:table-cell>
          <table:table-cell table:style-name="ce43" office:value-type="float" office:value="0.2">
            <text:p>0.20 </text:p>
          </table:table-cell>
          <table:table-cell table:style-name="ce27"/>
          <table:table-cell table:style-name="ce31" office:value-type="string">
            <text:p>http://www.seeedstudio.com/depot/OPLopen-parts-library-catalog-c-136_138/#301010318</text:p>
          </table:table-cell>
          <table:table-cell table:number-columns-repeated="1011"/>
        </table:table-row>
        <table:table-row table:style-name="ro3">
          <table:table-cell table:style-name="ce4" office:value-type="float" office:value="301010333">
            <text:p>301010333</text:p>
          </table:table-cell>
          <table:table-cell table:style-name="ce13" office:value-type="string">
            <text:p>RC0805JR-072K2L</text:p>
          </table:table-cell>
          <table:table-cell table:style-name="ce20" office:value-type="string">
            <text:p>SMD RES 2.2K-5%-1/8W</text:p>
          </table:table-cell>
          <table:table-cell table:style-name="ce13" office:value-type="string">
            <text:p>Resistor </text:p>
          </table:table-cell>
          <table:table-cell table:style-name="ce13" office:value-type="string">
            <text:p>0805</text:p>
          </table:table-cell>
          <table:table-cell table:style-name="ce14" office:value-type="string">
            <text:p>YAGEO</text:p>
          </table:table-cell>
          <table:table-cell table:style-name="ce26" office:value-type="string">
            <text:p><text:a xlink:href="http://www.seeedstudio.com/wiki/images/a/a6/301040009.pdf">http://www.seeedstudio.com/wiki/images/6/63/PYu-RC0805_51_RoHS_L_v5.pdf</text:a></text:p>
          </table:table-cell>
          <table:table-cell table:style-name="ce34" office:value-type="float" office:value="0.01">
            <text:p>0.010 </text:p>
          </table:table-cell>
          <table:table-cell table:style-name="ce38" office:value-type="float" office:value="100">
            <text:p>100 </text:p>
          </table:table-cell>
          <table:table-cell table:style-name="ce38" office:value-type="float" office:value="2">
            <text:p>2 </text:p>
          </table:table-cell>
          <table:table-cell table:style-name="ce43" office:value-type="float" office:value="0.2">
            <text:p>0.20 </text:p>
          </table:table-cell>
          <table:table-cell table:style-name="ce25"/>
          <table:table-cell table:style-name="ce31" office:value-type="string">
            <text:p>http://www.seeedstudio.com/depot/OPLopen-parts-library-catalog-c-136_138/#301010333</text:p>
          </table:table-cell>
          <table:table-cell table:number-columns-repeated="1011"/>
        </table:table-row>
        <table:table-row table:style-name="ro3">
          <table:table-cell table:style-name="ce4" office:value-type="float" office:value="301010170">
            <text:p>301010170</text:p>
          </table:table-cell>
          <table:table-cell table:style-name="ce13" office:value-type="string">
            <text:p>RC0603FR-073KL</text:p>
          </table:table-cell>
          <table:table-cell table:style-name="ce20" office:value-type="string">
            <text:p>SMD RES 3K-1%-1/10W</text:p>
          </table:table-cell>
          <table:table-cell table:style-name="ce13" office:value-type="string">
            <text:p>Resistor </text:p>
          </table:table-cell>
          <table:table-cell table:style-name="ce13" office:value-type="string">
            <text:p>0603</text:p>
          </table:table-cell>
          <table:table-cell table:style-name="ce14" office:value-type="string">
            <text:p>YAGEO</text:p>
          </table:table-cell>
          <table:table-cell table:style-name="ce28" office:value-type="string">
            <text:p><text:a xlink:href="http://www.seeedstudio.com/wiki/images/2/28/301010113.pdf">http://www.seeedstudio.com/wiki/images/2/28/301010113.pdf</text:a></text:p>
          </table:table-cell>
          <table:table-cell table:style-name="ce34" office:value-type="float" office:value="0.01">
            <text:p>0.010 </text:p>
          </table:table-cell>
          <table:table-cell table:style-name="ce38" office:value-type="float" office:value="100">
            <text:p>100 </text:p>
          </table:table-cell>
          <table:table-cell table:style-name="ce38" office:value-type="float" office:value="2">
            <text:p>2 </text:p>
          </table:table-cell>
          <table:table-cell table:style-name="ce43" office:value-type="float" office:value="0.2">
            <text:p>0.20 </text:p>
          </table:table-cell>
          <table:table-cell table:style-name="ce25"/>
          <table:table-cell table:style-name="ce31" office:value-type="string">
            <text:p>http://www.seeedstudio.com/depot/OPLopen-parts-library-catalog-c-136_138/#301010170</text:p>
          </table:table-cell>
          <table:table-cell table:number-columns-repeated="1011"/>
        </table:table-row>
        <table:table-row table:style-name="ro3">
          <table:table-cell table:style-name="ce3" office:value-type="float" office:value="301010251">
            <text:p>301010251</text:p>
          </table:table-cell>
          <table:table-cell table:style-name="ce13" office:value-type="string">
            <text:p>RC0603FR-073K3L</text:p>
          </table:table-cell>
          <table:table-cell table:style-name="ce20" office:value-type="string">
            <text:p>SMD RES 3.3K-1%-1/10W;0603</text:p>
          </table:table-cell>
          <table:table-cell table:style-name="ce13" office:value-type="string">
            <text:p>Resistor </text:p>
          </table:table-cell>
          <table:table-cell table:style-name="ce14" office:value-type="string">
            <text:p>0603</text:p>
          </table:table-cell>
          <table:table-cell table:style-name="ce14" office:value-type="string">
            <text:p>YAGEO</text:p>
          </table:table-cell>
          <table:table-cell table:style-name="ce28" office:value-type="string">
            <text:p><text:a xlink:href="http://www.seeedstudio.com/wiki/images/6/63/PYu-RC0805_51_RoHS_L_v5.pdf">http://www.seeedstudio.com/wiki/images/2/28/301010113.pdf</text:a></text:p>
          </table:table-cell>
          <table:table-cell table:style-name="ce34" office:value-type="float" office:value="0.01">
            <text:p>0.010 </text:p>
          </table:table-cell>
          <table:table-cell table:style-name="ce38" office:value-type="float" office:value="100">
            <text:p>10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25"/>
          <table:table-cell table:style-name="ce47" office:value-type="string">
            <text:p>http://www.seeedstudio.com/depot/OPLopen-parts-library-catalog-c-136_138/#301010251</text:p>
          </table:table-cell>
          <table:table-cell table:number-columns-repeated="1011"/>
        </table:table-row>
        <table:table-row table:style-name="ro3">
          <table:table-cell table:style-name="ce4" office:value-type="float" office:value="301010035">
            <text:p>301010035</text:p>
          </table:table-cell>
          <table:table-cell table:style-name="ce13" office:value-type="string">
            <text:p>RC0402JR-073K3L</text:p>
          </table:table-cell>
          <table:table-cell table:style-name="ce20" office:value-type="string">
            <text:p>SMD RES 3.3K-5%-1/16W</text:p>
          </table:table-cell>
          <table:table-cell table:style-name="ce13" office:value-type="string">
            <text:p>Resistor </text:p>
          </table:table-cell>
          <table:table-cell table:style-name="ce13" office:value-type="string">
            <text:p>0402</text:p>
          </table:table-cell>
          <table:table-cell table:style-name="ce14" office:value-type="string">
            <text:p>YAGEO</text:p>
          </table:table-cell>
          <table:table-cell table:style-name="ce28" office:value-type="string">
            <text:p><text:a xlink:href="http://www.seeedstudio.com/wiki/images/2/28/301010113.pdf">http://www.seeedstudio.com/wiki/images/0/06/301010000.pdf</text:a></text:p>
          </table:table-cell>
          <table:table-cell table:style-name="ce34" office:value-type="float" office:value="0.01">
            <text:p>0.010 </text:p>
          </table:table-cell>
          <table:table-cell table:style-name="ce38" office:value-type="float" office:value="100">
            <text:p>100 </text:p>
          </table:table-cell>
          <table:table-cell table:style-name="ce38" office:value-type="float" office:value="2">
            <text:p>2 </text:p>
          </table:table-cell>
          <table:table-cell table:style-name="ce43" office:value-type="float" office:value="0.2">
            <text:p>0.20 </text:p>
          </table:table-cell>
          <table:table-cell table:style-name="ce25"/>
          <table:table-cell table:style-name="ce31" office:value-type="string">
            <text:p>http://www.seeedstudio.com/depot/OPLopen-parts-library-catalog-c-136_138/#301010035</text:p>
          </table:table-cell>
          <table:table-cell table:number-columns-repeated="1011"/>
        </table:table-row>
        <table:table-row table:style-name="ro4">
          <table:table-cell table:style-name="ce3" office:value-type="float" office:value="301010101">
            <text:p>301010101</text:p>
          </table:table-cell>
          <table:table-cell table:style-name="ce13" office:value-type="string">
            <text:p>RC0603JR-073K9L</text:p>
          </table:table-cell>
          <table:table-cell table:style-name="ce20" office:value-type="string">
            <text:p>SMD RES 3.9K-5%-1/10W;</text:p>
          </table:table-cell>
          <table:table-cell table:style-name="ce13" office:value-type="string">
            <text:p>Resistor </text:p>
          </table:table-cell>
          <table:table-cell table:style-name="ce14" office:value-type="string">
            <text:p>0603</text:p>
          </table:table-cell>
          <table:table-cell table:style-name="ce14" office:value-type="string">
            <text:p>YAGEO</text:p>
          </table:table-cell>
          <table:table-cell table:style-name="ce28"/>
          <table:table-cell table:style-name="ce34" office:value-type="float" office:value="0.01">
            <text:p>0.010 </text:p>
          </table:table-cell>
          <table:table-cell table:style-name="ce38" office:value-type="float" office:value="100">
            <text:p>10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25"/>
          <table:table-cell table:style-name="ce47" office:value-type="string">
            <text:p>http://www.seeedstudio.com/depot/OPLopen-parts-library-catalog-c-136_138/#301010101</text:p>
          </table:table-cell>
          <table:table-cell table:number-columns-repeated="1011"/>
        </table:table-row>
        <table:table-row table:style-name="ro3">
          <table:table-cell table:style-name="ce4" office:value-type="float" office:value="301010290">
            <text:p>301010290</text:p>
          </table:table-cell>
          <table:table-cell table:style-name="ce14" office:value-type="string">
            <text:p>RC0603JR-074K7L</text:p>
          </table:table-cell>
          <table:table-cell table:style-name="ce20" office:value-type="string">
            <text:p>SMD RES 4.7K-5%-1/10W</text:p>
          </table:table-cell>
          <table:table-cell table:style-name="ce13" office:value-type="string">
            <text:p>Resistor </text:p>
          </table:table-cell>
          <table:table-cell table:style-name="ce14" office:value-type="string">
            <text:p>0603</text:p>
          </table:table-cell>
          <table:table-cell table:style-name="ce14" office:value-type="string">
            <text:p>YAGEO</text:p>
          </table:table-cell>
          <table:table-cell table:style-name="ce28" office:value-type="string">
            <text:p><text:a xlink:href="http://www.seeedstudio.com/wiki/images/2/28/301010113.pdf">http://www.seeedstudio.com/wiki/images/c/ce/0010030P1.pdf</text:a></text:p>
          </table:table-cell>
          <table:table-cell table:style-name="ce34" office:value-type="float" office:value="0.01">
            <text:p>0.010 </text:p>
          </table:table-cell>
          <table:table-cell table:style-name="ce38" office:value-type="float" office:value="100">
            <text:p>100 </text:p>
          </table:table-cell>
          <table:table-cell table:style-name="ce38" office:value-type="float" office:value="2">
            <text:p>2 </text:p>
          </table:table-cell>
          <table:table-cell table:style-name="ce43" office:value-type="float" office:value="0.2">
            <text:p>0.20 </text:p>
          </table:table-cell>
          <table:table-cell table:style-name="ce25"/>
          <table:table-cell table:style-name="ce47" office:value-type="string">
            <text:p>http://www.seeedstudio.com/depot/OPLopen-parts-library-catalog-c-136_138/#0010030P1</text:p>
          </table:table-cell>
          <table:table-cell table:number-columns-repeated="1011"/>
        </table:table-row>
        <table:table-row table:style-name="ro3">
          <table:table-cell table:style-name="ce4" office:value-type="float" office:value="301010306">
            <text:p>301010306</text:p>
          </table:table-cell>
          <table:table-cell table:style-name="ce13" office:value-type="string">
            <text:p>RC0805JR-074K7L</text:p>
          </table:table-cell>
          <table:table-cell table:style-name="ce20" office:value-type="string">
            <text:p>SMD RES 4.7K-5%-1/8W</text:p>
          </table:table-cell>
          <table:table-cell table:style-name="ce13" office:value-type="string">
            <text:p>Resistor </text:p>
          </table:table-cell>
          <table:table-cell table:style-name="ce13" office:value-type="string">
            <text:p>0805</text:p>
          </table:table-cell>
          <table:table-cell table:style-name="ce14" office:value-type="string">
            <text:p>YAGEO</text:p>
          </table:table-cell>
          <table:table-cell table:style-name="ce28" office:value-type="string">
            <text:p><text:a xlink:href="http://www.seeedstudio.com/wiki/images/6/63/PYu-RC0805_51_RoHS_L_v5.pdf">http://www.seeedstudio.com/wiki/images/6/63/PYu-RC0805_51_RoHS_L_v5.pdf</text:a></text:p>
          </table:table-cell>
          <table:table-cell table:style-name="ce34" office:value-type="float" office:value="0.01">
            <text:p>0.010 </text:p>
          </table:table-cell>
          <table:table-cell table:style-name="ce38" office:value-type="float" office:value="100">
            <text:p>100 </text:p>
          </table:table-cell>
          <table:table-cell table:style-name="ce38" office:value-type="float" office:value="2">
            <text:p>2 </text:p>
          </table:table-cell>
          <table:table-cell table:style-name="ce43" office:value-type="float" office:value="0.2">
            <text:p>0.20 </text:p>
          </table:table-cell>
          <table:table-cell table:style-name="ce25"/>
          <table:table-cell table:style-name="ce31" office:value-type="string">
            <text:p>http://www.seeedstudio.com/depot/OPLopen-parts-library-catalog-c-136_138/#301010306</text:p>
          </table:table-cell>
          <table:table-cell table:number-columns-repeated="1011"/>
        </table:table-row>
        <table:table-row table:style-name="ro3">
          <table:table-cell table:style-name="ce4" office:value-type="float" office:value="301010361">
            <text:p>301010361</text:p>
          </table:table-cell>
          <table:table-cell table:style-name="ce13" office:value-type="string">
            <text:p>RC0805FR-0710KL</text:p>
          </table:table-cell>
          <table:table-cell table:style-name="ce20" office:value-type="string">
            <text:p>SMD RES 10K-1%-1/8W</text:p>
          </table:table-cell>
          <table:table-cell table:style-name="ce13" office:value-type="string">
            <text:p>Resistor </text:p>
          </table:table-cell>
          <table:table-cell table:style-name="ce13" office:value-type="string">
            <text:p>0805</text:p>
          </table:table-cell>
          <table:table-cell table:style-name="ce14" office:value-type="string">
            <text:p>YAGEO</text:p>
          </table:table-cell>
          <table:table-cell table:style-name="ce28" office:value-type="string">
            <text:p><text:a xlink:href="http://www.seeedstudio.com/wiki/images/6/63/PYu-RC0805_51_RoHS_L_v5.pdf">http://www.seeedstudio.com/wiki/images/6/63/PYu-RC0805_51_RoHS_L_v5.pdf</text:a></text:p>
          </table:table-cell>
          <table:table-cell table:style-name="ce34" office:value-type="float" office:value="0.01">
            <text:p>0.010 </text:p>
          </table:table-cell>
          <table:table-cell table:style-name="ce38" office:value-type="float" office:value="100">
            <text:p>100 </text:p>
          </table:table-cell>
          <table:table-cell table:style-name="ce38" office:value-type="float" office:value="2">
            <text:p>2 </text:p>
          </table:table-cell>
          <table:table-cell table:style-name="ce43" office:value-type="float" office:value="0.2">
            <text:p>0.20 </text:p>
          </table:table-cell>
          <table:table-cell table:style-name="ce25"/>
          <table:table-cell table:style-name="ce31" office:value-type="string">
            <text:p>http://www.seeedstudio.com/depot/OPLopen-parts-library-catalog-c-136_138/#301010361</text:p>
          </table:table-cell>
          <table:table-cell table:number-columns-repeated="1011"/>
        </table:table-row>
        <table:table-row table:style-name="ro4">
          <table:table-cell table:style-name="ce4" office:value-type="float" office:value="301010299">
            <text:p>301010299</text:p>
          </table:table-cell>
          <table:table-cell table:style-name="ce14" office:value-type="string">
            <text:p>RC0603FR-0710KL</text:p>
          </table:table-cell>
          <table:table-cell table:style-name="ce20" office:value-type="string">
            <text:p>SMD RES 10K-1%-1/10W</text:p>
          </table:table-cell>
          <table:table-cell table:style-name="ce13" office:value-type="string">
            <text:p>Resistor </text:p>
          </table:table-cell>
          <table:table-cell table:style-name="ce14" office:value-type="string">
            <text:p>0603</text:p>
          </table:table-cell>
          <table:table-cell table:style-name="ce14" office:value-type="string">
            <text:p>YAGEO</text:p>
          </table:table-cell>
          <table:table-cell table:style-name="ce25" office:value-type="string">
            <text:p>http://www.seeedstudio.com/wiki/images/a/ad/001124001.pdf</text:p>
          </table:table-cell>
          <table:table-cell table:style-name="ce34" office:value-type="float" office:value="0.01">
            <text:p>0.010 </text:p>
          </table:table-cell>
          <table:table-cell table:style-name="ce38" office:value-type="float" office:value="100">
            <text:p>100 </text:p>
          </table:table-cell>
          <table:table-cell table:style-name="ce38" office:value-type="float" office:value="2">
            <text:p>2 </text:p>
          </table:table-cell>
          <table:table-cell table:style-name="ce43" office:value-type="float" office:value="0.2">
            <text:p>0.20 </text:p>
          </table:table-cell>
          <table:table-cell table:style-name="ce25"/>
          <table:table-cell table:style-name="ce47" office:value-type="string">
            <text:p>http://www.seeedstudio.com/depot/OPLopen-parts-library-catalog-c-136_138/#0011240P1</text:p>
          </table:table-cell>
          <table:table-cell table:number-columns-repeated="1011"/>
        </table:table-row>
        <table:table-row table:style-name="ro3">
          <table:table-cell table:style-name="ce4" office:value-type="float" office:value="301010004">
            <text:p>301010004</text:p>
          </table:table-cell>
          <table:table-cell table:style-name="ce13" office:value-type="string">
            <text:p>RC0402JR-0710KL</text:p>
          </table:table-cell>
          <table:table-cell table:style-name="ce20" office:value-type="string">
            <text:p>SMD RES 10K-5%-1/16W</text:p>
          </table:table-cell>
          <table:table-cell table:style-name="ce13" office:value-type="string">
            <text:p>Resistor </text:p>
          </table:table-cell>
          <table:table-cell table:style-name="ce13" office:value-type="string">
            <text:p>0402</text:p>
          </table:table-cell>
          <table:table-cell table:style-name="ce14" office:value-type="string">
            <text:p>YAGEO</text:p>
          </table:table-cell>
          <table:table-cell table:style-name="ce28" office:value-type="string">
            <text:p><text:a xlink:href="http://www.seeedstudio.com/wiki/images/2/28/301010113.pdf">http://www.seeedstudio.com/wiki/images/0/06/301010000.pdf</text:a></text:p>
          </table:table-cell>
          <table:table-cell table:style-name="ce34" office:value-type="float" office:value="0.01">
            <text:p>0.010 </text:p>
          </table:table-cell>
          <table:table-cell table:style-name="ce38" office:value-type="float" office:value="100">
            <text:p>100 </text:p>
          </table:table-cell>
          <table:table-cell table:style-name="ce38" office:value-type="float" office:value="2">
            <text:p>2 </text:p>
          </table:table-cell>
          <table:table-cell table:style-name="ce43" office:value-type="float" office:value="0.2">
            <text:p>0.20 </text:p>
          </table:table-cell>
          <table:table-cell table:style-name="ce25"/>
          <table:table-cell table:style-name="ce31" office:value-type="string">
            <text:p>http://www.seeedstudio.com/depot/OPLopen-parts-library-catalog-c-136_138/#301010004</text:p>
          </table:table-cell>
          <table:table-cell table:number-columns-repeated="1011"/>
        </table:table-row>
        <table:table-row table:style-name="ro3">
          <table:table-cell table:style-name="ce4" office:value-type="float" office:value="301010102">
            <text:p>301010102</text:p>
          </table:table-cell>
          <table:table-cell table:style-name="ce13" office:value-type="string">
            <text:p>RC0603FR-0712KL</text:p>
          </table:table-cell>
          <table:table-cell table:style-name="ce20" office:value-type="string">
            <text:p>SMD RES 12K-1%-1/10W</text:p>
          </table:table-cell>
          <table:table-cell table:style-name="ce13" office:value-type="string">
            <text:p>Resistor </text:p>
          </table:table-cell>
          <table:table-cell table:style-name="ce13" office:value-type="string">
            <text:p>0603</text:p>
          </table:table-cell>
          <table:table-cell table:style-name="ce14" office:value-type="string">
            <text:p>YAGEO</text:p>
          </table:table-cell>
          <table:table-cell table:style-name="ce28" office:value-type="string">
            <text:p><text:a xlink:href="http://www.seeedstudio.com/wiki/images/2/28/301010113.pdf">http://www.seeedstudio.com/wiki/images/2/28/301010113.pdf</text:a></text:p>
          </table:table-cell>
          <table:table-cell table:style-name="ce34" office:value-type="float" office:value="0.01">
            <text:p>0.010 </text:p>
          </table:table-cell>
          <table:table-cell table:style-name="ce38" office:value-type="float" office:value="100">
            <text:p>100 </text:p>
          </table:table-cell>
          <table:table-cell table:style-name="ce38" office:value-type="float" office:value="2">
            <text:p>2 </text:p>
          </table:table-cell>
          <table:table-cell table:style-name="ce43" office:value-type="float" office:value="0.2">
            <text:p>0.20 </text:p>
          </table:table-cell>
          <table:table-cell table:style-name="ce25"/>
          <table:table-cell table:style-name="ce31" office:value-type="string">
            <text:p>http://www.seeedstudio.com/depot/OPLopen-parts-library-catalog-c-136_138/#301010102</text:p>
          </table:table-cell>
          <table:table-cell table:number-columns-repeated="1011"/>
        </table:table-row>
        <table:table-row table:style-name="ro3">
          <table:table-cell table:style-name="ce4" office:value-type="float" office:value="301010103">
            <text:p>301010103</text:p>
          </table:table-cell>
          <table:table-cell table:style-name="ce13" office:value-type="string">
            <text:p>RC0603JR-0715KL</text:p>
          </table:table-cell>
          <table:table-cell table:style-name="ce20" office:value-type="string">
            <text:p>SMD RES 15K-5%-1/10W</text:p>
          </table:table-cell>
          <table:table-cell table:style-name="ce13" office:value-type="string">
            <text:p>Resistor </text:p>
          </table:table-cell>
          <table:table-cell table:style-name="ce13" office:value-type="string">
            <text:p>0603</text:p>
          </table:table-cell>
          <table:table-cell table:style-name="ce14" office:value-type="string">
            <text:p>YAGEO</text:p>
          </table:table-cell>
          <table:table-cell table:style-name="ce26" office:value-type="string">
            <text:p><text:a xlink:href="http://www.seeedstudio.com/wiki/images/a/a6/301040009.pdf">http://www.seeedstudio.com/wiki/images/2/28/301010113.pdf</text:a></text:p>
          </table:table-cell>
          <table:table-cell table:style-name="ce34" office:value-type="float" office:value="0.01">
            <text:p>0.010 </text:p>
          </table:table-cell>
          <table:table-cell table:style-name="ce38" office:value-type="float" office:value="50">
            <text:p>50 </text:p>
          </table:table-cell>
          <table:table-cell table:style-name="ce38" office:value-type="float" office:value="2">
            <text:p>2 </text:p>
          </table:table-cell>
          <table:table-cell table:style-name="ce43" office:value-type="float" office:value="0.2">
            <text:p>0.20 </text:p>
          </table:table-cell>
          <table:table-cell table:style-name="ce25"/>
          <table:table-cell table:style-name="ce31" office:value-type="string">
            <text:p>http://www.seeedstudio.com/depot/OPLopen-parts-library-catalog-c-136_138/#301010103</text:p>
          </table:table-cell>
          <table:table-cell table:number-columns-repeated="1011"/>
        </table:table-row>
        <table:table-row table:style-name="ro3">
          <table:table-cell table:style-name="ce4" office:value-type="float" office:value="301010288">
            <text:p>301010288</text:p>
          </table:table-cell>
          <table:table-cell table:style-name="ce13" office:value-type="string">
            <text:p>RC0603FR-0720KL</text:p>
          </table:table-cell>
          <table:table-cell table:style-name="ce20" office:value-type="string">
            <text:p>SMD RES 20K-1%-1/10W</text:p>
          </table:table-cell>
          <table:table-cell table:style-name="ce13" office:value-type="string">
            <text:p>Resistor </text:p>
          </table:table-cell>
          <table:table-cell table:style-name="ce13" office:value-type="string">
            <text:p>0603</text:p>
          </table:table-cell>
          <table:table-cell table:style-name="ce14" office:value-type="string">
            <text:p>YAGEO</text:p>
          </table:table-cell>
          <table:table-cell table:style-name="ce28" office:value-type="string">
            <text:p><text:a xlink:href="http://www.seeedstudio.com/wiki/images/2/28/301010113.pdf">http://www.seeedstudio.com/wiki/images/2/28/301010113.pdf</text:a></text:p>
          </table:table-cell>
          <table:table-cell table:style-name="ce34" office:value-type="float" office:value="0.01">
            <text:p>0.010 </text:p>
          </table:table-cell>
          <table:table-cell table:style-name="ce38" office:value-type="float" office:value="100">
            <text:p>100 </text:p>
          </table:table-cell>
          <table:table-cell table:style-name="ce38" office:value-type="float" office:value="2">
            <text:p>2 </text:p>
          </table:table-cell>
          <table:table-cell table:style-name="ce43" office:value-type="float" office:value="0.2">
            <text:p>0.20 </text:p>
          </table:table-cell>
          <table:table-cell table:style-name="ce26"/>
          <table:table-cell table:style-name="ce31" office:value-type="string">
            <text:p>http://www.seeedstudio.com/depot/OPLopen-parts-library-catalog-c-136_138/#301010288</text:p>
          </table:table-cell>
          <table:table-cell table:number-columns-repeated="1011"/>
        </table:table-row>
        <table:table-row table:style-name="ro3">
          <table:table-cell table:style-name="ce4" office:value-type="float" office:value="301010132">
            <text:p>301010132</text:p>
          </table:table-cell>
          <table:table-cell table:style-name="ce13" office:value-type="string">
            <text:p>RC0603JR-0722KL</text:p>
          </table:table-cell>
          <table:table-cell table:style-name="ce20" office:value-type="string">
            <text:p>SMD RES 22K-5%-1/10W</text:p>
          </table:table-cell>
          <table:table-cell table:style-name="ce13" office:value-type="string">
            <text:p>Resistor </text:p>
          </table:table-cell>
          <table:table-cell table:style-name="ce13" office:value-type="string">
            <text:p>0603</text:p>
          </table:table-cell>
          <table:table-cell table:style-name="ce14" office:value-type="string">
            <text:p>YAGEO</text:p>
          </table:table-cell>
          <table:table-cell table:style-name="ce26" office:value-type="string">
            <text:p><text:a xlink:href="http://www.seeedstudio.com/wiki/images/f/f5/301040037.pdf">http://www.seeedstudio.com/wiki/images/2/28/301010113.pdf</text:a></text:p>
          </table:table-cell>
          <table:table-cell table:style-name="ce34" office:value-type="float" office:value="0.01">
            <text:p>0.010 </text:p>
          </table:table-cell>
          <table:table-cell table:style-name="ce38" office:value-type="float" office:value="50">
            <text:p>50 </text:p>
          </table:table-cell>
          <table:table-cell table:style-name="ce38" office:value-type="float" office:value="2">
            <text:p>2 </text:p>
          </table:table-cell>
          <table:table-cell table:style-name="ce43" office:value-type="float" office:value="0.2">
            <text:p>0.20 </text:p>
          </table:table-cell>
          <table:table-cell table:style-name="ce26"/>
          <table:table-cell table:style-name="ce31" office:value-type="string">
            <text:p>http://www.seeedstudio.com/depot/OPLopen-parts-library-catalog-c-136_138/#301010132</text:p>
          </table:table-cell>
          <table:table-cell table:number-columns-repeated="1011"/>
        </table:table-row>
        <table:table-row table:style-name="ro3">
          <table:table-cell table:style-name="ce4" office:value-type="float" office:value="301010202">
            <text:p>301010202</text:p>
          </table:table-cell>
          <table:table-cell table:style-name="ce13" office:value-type="string">
            <text:p>RC0603FR-0730KL</text:p>
          </table:table-cell>
          <table:table-cell table:style-name="ce20" office:value-type="string">
            <text:p>SMD RES 30K-1%-1/10W</text:p>
          </table:table-cell>
          <table:table-cell table:style-name="ce13" office:value-type="string">
            <text:p>Resistor </text:p>
          </table:table-cell>
          <table:table-cell table:style-name="ce13" office:value-type="string">
            <text:p>0603</text:p>
          </table:table-cell>
          <table:table-cell table:style-name="ce14" office:value-type="string">
            <text:p>YAGEO</text:p>
          </table:table-cell>
          <table:table-cell table:style-name="ce26" office:value-type="string">
            <text:p><text:a xlink:href="http://www.seeedstudio.com/wiki/images/2/28/301010113.pdf">http://www.seeedstudio.com/wiki/images/2/28/301010113.pdf</text:a></text:p>
          </table:table-cell>
          <table:table-cell table:style-name="ce34" office:value-type="float" office:value="0.01">
            <text:p>0.010 </text:p>
          </table:table-cell>
          <table:table-cell table:style-name="ce38" office:value-type="float" office:value="100">
            <text:p>100 </text:p>
          </table:table-cell>
          <table:table-cell table:style-name="ce38" office:value-type="float" office:value="2">
            <text:p>2 </text:p>
          </table:table-cell>
          <table:table-cell table:style-name="ce43" office:value-type="float" office:value="0.2">
            <text:p>0.20 </text:p>
          </table:table-cell>
          <table:table-cell table:style-name="ce25"/>
          <table:table-cell table:style-name="ce31" office:value-type="string">
            <text:p>http://www.seeedstudio.com/depot/OPLopen-parts-library-catalog-c-136_138/#301010202</text:p>
          </table:table-cell>
          <table:table-cell table:number-columns-repeated="1011"/>
        </table:table-row>
        <table:table-row table:style-name="ro4">
          <table:table-cell table:style-name="ce3" office:value-type="float" office:value="301010084">
            <text:p>301010084</text:p>
          </table:table-cell>
          <table:table-cell table:style-name="ce13" office:value-type="string">
            <text:p>RC0603JR-0747KL</text:p>
          </table:table-cell>
          <table:table-cell table:style-name="ce20" office:value-type="string">
            <text:p>SMD RES 47K-5%-1/10W</text:p>
          </table:table-cell>
          <table:table-cell table:style-name="ce13" office:value-type="string">
            <text:p>Resistor </text:p>
          </table:table-cell>
          <table:table-cell table:style-name="ce14" office:value-type="string">
            <text:p>0603</text:p>
          </table:table-cell>
          <table:table-cell table:style-name="ce14" office:value-type="string">
            <text:p>YAGEO</text:p>
          </table:table-cell>
          <table:table-cell table:style-name="ce26"/>
          <table:table-cell table:style-name="ce34" office:value-type="float" office:value="0.01">
            <text:p>0.010 </text:p>
          </table:table-cell>
          <table:table-cell table:style-name="ce38" office:value-type="float" office:value="100">
            <text:p>10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25"/>
          <table:table-cell table:style-name="ce47" office:value-type="string">
            <text:p>http://www.seeedstudio.com/depot/OPLopen-parts-library-catalog-c-136_138/#301010084</text:p>
          </table:table-cell>
          <table:table-cell table:number-columns-repeated="1011"/>
        </table:table-row>
        <table:table-row table:style-name="ro3">
          <table:table-cell table:style-name="ce4" office:value-type="float" office:value="301010145">
            <text:p>301010145</text:p>
          </table:table-cell>
          <table:table-cell table:style-name="ce13" office:value-type="string">
            <text:p>RC0603JR-0751KL</text:p>
          </table:table-cell>
          <table:table-cell table:style-name="ce20" office:value-type="string">
            <text:p>SMD RES 51K-5%-1/10W</text:p>
          </table:table-cell>
          <table:table-cell table:style-name="ce13" office:value-type="string">
            <text:p>Resistor </text:p>
          </table:table-cell>
          <table:table-cell table:style-name="ce13" office:value-type="string">
            <text:p>0603</text:p>
          </table:table-cell>
          <table:table-cell table:style-name="ce14" office:value-type="string">
            <text:p>YAGEO</text:p>
          </table:table-cell>
          <table:table-cell table:style-name="ce28" office:value-type="string">
            <text:p><text:a xlink:href="http://www.seeedstudio.com/wiki/images/2/28/301010113.pdf">http://www.seeedstudio.com/wiki/images/2/28/301010113.pdf</text:a></text:p>
          </table:table-cell>
          <table:table-cell table:style-name="ce34" office:value-type="float" office:value="0.01">
            <text:p>0.010 </text:p>
          </table:table-cell>
          <table:table-cell table:style-name="ce38" office:value-type="float" office:value="50">
            <text:p>50 </text:p>
          </table:table-cell>
          <table:table-cell table:style-name="ce38" office:value-type="float" office:value="2">
            <text:p>2 </text:p>
          </table:table-cell>
          <table:table-cell table:style-name="ce43" office:value-type="float" office:value="0.2">
            <text:p>0.20 </text:p>
          </table:table-cell>
          <table:table-cell table:style-name="ce26"/>
          <table:table-cell table:style-name="ce31" office:value-type="string">
            <text:p>http://www.seeedstudio.com/depot/OPLopen-parts-library-catalog-c-136_138/#301010145</text:p>
          </table:table-cell>
          <table:table-cell table:number-columns-repeated="1011"/>
        </table:table-row>
        <table:table-row table:style-name="ro4">
          <table:table-cell table:style-name="ce4" office:value-type="float" office:value="301010169">
            <text:p>301010169</text:p>
          </table:table-cell>
          <table:table-cell table:style-name="ce13" office:value-type="string">
            <text:p>RC0603FR-0768KL</text:p>
          </table:table-cell>
          <table:table-cell table:style-name="ce20" office:value-type="string">
            <text:p>SMD RES 68K-1%-1/10W</text:p>
          </table:table-cell>
          <table:table-cell table:style-name="ce13" office:value-type="string">
            <text:p>Resistor </text:p>
          </table:table-cell>
          <table:table-cell table:style-name="ce13" office:value-type="string">
            <text:p>0603</text:p>
          </table:table-cell>
          <table:table-cell table:style-name="ce14" office:value-type="string">
            <text:p>YAGEO</text:p>
          </table:table-cell>
          <table:table-cell table:style-name="ce25" office:value-type="string">
            <text:p>http://www.seeedstudio.com/wiki/images/2/28/301010113.pdf</text:p>
          </table:table-cell>
          <table:table-cell table:style-name="ce34" office:value-type="float" office:value="0.01">
            <text:p>0.010 </text:p>
          </table:table-cell>
          <table:table-cell table:style-name="ce38" office:value-type="float" office:value="100">
            <text:p>100 </text:p>
          </table:table-cell>
          <table:table-cell table:style-name="ce38" office:value-type="float" office:value="2">
            <text:p>2 </text:p>
          </table:table-cell>
          <table:table-cell table:style-name="ce43" office:value-type="float" office:value="0.2">
            <text:p>0.20 </text:p>
          </table:table-cell>
          <table:table-cell table:style-name="ce25"/>
          <table:table-cell table:style-name="ce31" office:value-type="string">
            <text:p>http://www.seeedstudio.com/depot/OPLopen-parts-library-catalog-c-136_138/#301010169</text:p>
          </table:table-cell>
          <table:table-cell table:number-columns-repeated="1011"/>
        </table:table-row>
        <table:table-row table:style-name="ro4">
          <table:table-cell table:style-name="ce3" office:value-type="float" office:value="301010196">
            <text:p>301010196</text:p>
          </table:table-cell>
          <table:table-cell table:style-name="ce13" office:value-type="string">
            <text:p>RC0603FR-07100KL</text:p>
          </table:table-cell>
          <table:table-cell table:style-name="ce20" office:value-type="string">
            <text:p>SMD RES 100K-1%-1/10W;0603</text:p>
          </table:table-cell>
          <table:table-cell table:style-name="ce13" office:value-type="string">
            <text:p>Resistor </text:p>
          </table:table-cell>
          <table:table-cell table:style-name="ce14" office:value-type="string">
            <text:p>0603</text:p>
          </table:table-cell>
          <table:table-cell table:style-name="ce14" office:value-type="string">
            <text:p>YAGEO</text:p>
          </table:table-cell>
          <table:table-cell table:style-name="ce25" office:value-type="string">
            <text:p>http://www.seeedstudio.com/wiki/images/2/28/301010113.pdf</text:p>
          </table:table-cell>
          <table:table-cell table:style-name="ce34" office:value-type="float" office:value="0.01">
            <text:p>0.010 </text:p>
          </table:table-cell>
          <table:table-cell table:style-name="ce38" office:value-type="float" office:value="100">
            <text:p>10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25"/>
          <table:table-cell table:style-name="ce47" office:value-type="string">
            <text:p>http://www.seeedstudio.com/depot/OPLopen-parts-library-catalog-c-136_138/#301010196</text:p>
          </table:table-cell>
          <table:table-cell table:number-columns-repeated="1011"/>
        </table:table-row>
        <table:table-row table:style-name="ro3">
          <table:table-cell table:style-name="ce4" office:value-type="float" office:value="301010133">
            <text:p>301010133</text:p>
          </table:table-cell>
          <table:table-cell table:style-name="ce13" office:value-type="string">
            <text:p>RC0603JR-07150KL</text:p>
          </table:table-cell>
          <table:table-cell table:style-name="ce20" office:value-type="string">
            <text:p>SMD RES 150K-5%-1/10W</text:p>
          </table:table-cell>
          <table:table-cell table:style-name="ce13" office:value-type="string">
            <text:p>Resistor </text:p>
          </table:table-cell>
          <table:table-cell table:style-name="ce13" office:value-type="string">
            <text:p>0603</text:p>
          </table:table-cell>
          <table:table-cell table:style-name="ce14" office:value-type="string">
            <text:p>YAGEO</text:p>
          </table:table-cell>
          <table:table-cell table:style-name="ce26" office:value-type="string">
            <text:p><text:a xlink:href="http://www.seeedstudio.com/wiki/images/b/b4/314020024.pdf">http://www.seeedstudio.com/wiki/images/2/28/301010113.pdf</text:a></text:p>
          </table:table-cell>
          <table:table-cell table:style-name="ce34" office:value-type="float" office:value="0.01">
            <text:p>0.010 </text:p>
          </table:table-cell>
          <table:table-cell table:style-name="ce38" office:value-type="float" office:value="50">
            <text:p>50 </text:p>
          </table:table-cell>
          <table:table-cell table:style-name="ce38" office:value-type="float" office:value="2">
            <text:p>2 </text:p>
          </table:table-cell>
          <table:table-cell table:style-name="ce43" office:value-type="float" office:value="0.2">
            <text:p>0.20 </text:p>
          </table:table-cell>
          <table:table-cell table:style-name="ce45"/>
          <table:table-cell table:style-name="ce31" office:value-type="string">
            <text:p>http://www.seeedstudio.com/depot/OPLopen-parts-library-catalog-c-136_138/#301010133</text:p>
          </table:table-cell>
          <table:table-cell table:number-columns-repeated="1011"/>
        </table:table-row>
        <table:table-row table:style-name="ro3">
          <table:table-cell table:style-name="ce3" office:value-type="float" office:value="301010205">
            <text:p>301010205</text:p>
          </table:table-cell>
          <table:table-cell table:style-name="ce13" office:value-type="string">
            <text:p>RC0603FR-07150KL</text:p>
          </table:table-cell>
          <table:table-cell table:style-name="ce20" office:value-type="string">
            <text:p>SMD RES 150K-1%-1/10W;0603</text:p>
          </table:table-cell>
          <table:table-cell table:style-name="ce13" office:value-type="string">
            <text:p>Resistor </text:p>
          </table:table-cell>
          <table:table-cell table:style-name="ce13" office:value-type="string">
            <text:p>0603</text:p>
          </table:table-cell>
          <table:table-cell table:style-name="ce14" office:value-type="string">
            <text:p>YAGEO</text:p>
          </table:table-cell>
          <table:table-cell table:style-name="ce26" office:value-type="string">
            <text:p><text:a xlink:href="http://www.seeedstudio.com/wiki/images/a/a8/314020023.pdf">http://www.seeedstudio.com/wiki/images/2/28/301010113.pdf</text:a></text:p>
          </table:table-cell>
          <table:table-cell table:style-name="ce34" office:value-type="float" office:value="0.01">
            <text:p>0.010 </text:p>
          </table:table-cell>
          <table:table-cell table:style-name="ce38" office:value-type="float" office:value="100">
            <text:p>10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25"/>
          <table:table-cell table:style-name="ce47" office:value-type="string">
            <text:p>http://www.seeedstudio.com/depot/OPLopen-parts-library-catalog-c-136_138/#301010205</text:p>
          </table:table-cell>
          <table:table-cell table:number-columns-repeated="1011"/>
        </table:table-row>
        <table:table-row table:style-name="ro4">
          <table:table-cell table:style-name="ce3" office:value-type="float" office:value="301010212">
            <text:p>301010212</text:p>
          </table:table-cell>
          <table:table-cell table:style-name="ce13" office:value-type="string">
            <text:p>RC0603JR-07200KL</text:p>
          </table:table-cell>
          <table:table-cell table:style-name="ce20" office:value-type="string">
            <text:p>SMD RES 200K-5%-1/10W;0603</text:p>
          </table:table-cell>
          <table:table-cell table:style-name="ce13" office:value-type="string">
            <text:p>Resistor </text:p>
          </table:table-cell>
          <table:table-cell table:style-name="ce14" office:value-type="string">
            <text:p>0603</text:p>
          </table:table-cell>
          <table:table-cell table:style-name="ce14" office:value-type="string">
            <text:p>YAGEO</text:p>
          </table:table-cell>
          <table:table-cell table:style-name="ce25" office:value-type="string">
            <text:p>http://www.seeedstudio.com/wiki/images/2/28/301010113.pdf</text:p>
          </table:table-cell>
          <table:table-cell table:style-name="ce34" office:value-type="float" office:value="0.01">
            <text:p>0.010 </text:p>
          </table:table-cell>
          <table:table-cell table:style-name="ce38" office:value-type="float" office:value="100">
            <text:p>10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25"/>
          <table:table-cell table:style-name="ce47" office:value-type="string">
            <text:p>http://www.seeedstudio.com/depot/OPLopen-parts-library-catalog-c-136_138/#301010212</text:p>
          </table:table-cell>
          <table:table-cell table:number-columns-repeated="1011"/>
        </table:table-row>
        <table:table-row table:style-name="ro4">
          <table:table-cell table:style-name="ce3" office:value-type="float" office:value="301010151">
            <text:p>301010151</text:p>
          </table:table-cell>
          <table:table-cell table:style-name="ce13" office:value-type="string">
            <text:p>RC0603FR-071ML</text:p>
          </table:table-cell>
          <table:table-cell table:style-name="ce20" office:value-type="string">
            <text:p>SMD RES 1M-1%-1/10W;0603</text:p>
          </table:table-cell>
          <table:table-cell table:style-name="ce13" office:value-type="string">
            <text:p>Resistor </text:p>
          </table:table-cell>
          <table:table-cell table:style-name="ce14" office:value-type="string">
            <text:p>0603</text:p>
          </table:table-cell>
          <table:table-cell table:style-name="ce14" office:value-type="string">
            <text:p>YAGEO</text:p>
          </table:table-cell>
          <table:table-cell table:style-name="ce25" office:value-type="string">
            <text:p>http://www.seeedstudio.com/wiki/images/2/28/301010113.pdf</text:p>
          </table:table-cell>
          <table:table-cell table:style-name="ce34" office:value-type="float" office:value="0.01">
            <text:p>0.010 </text:p>
          </table:table-cell>
          <table:table-cell table:style-name="ce38" office:value-type="float" office:value="100">
            <text:p>10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25"/>
          <table:table-cell table:style-name="ce47" office:value-type="string">
            <text:p>http://www.seeedstudio.com/depot/OPLopen-parts-library-catalog-c-136_138/#301010151</text:p>
          </table:table-cell>
          <table:table-cell table:number-columns-repeated="1011"/>
        </table:table-row>
        <table:table-row table:style-name="ro4">
          <table:table-cell table:style-name="ce3" office:value-type="float" office:value="301010154">
            <text:p>301010154</text:p>
          </table:table-cell>
          <table:table-cell table:style-name="ce13" office:value-type="string">
            <text:p>RC0603FR-072ML</text:p>
          </table:table-cell>
          <table:table-cell table:style-name="ce20" office:value-type="string">
            <text:p>SMD RES 2M-1%-1/10W;0603</text:p>
          </table:table-cell>
          <table:table-cell table:style-name="ce13" office:value-type="string">
            <text:p>Resistor </text:p>
          </table:table-cell>
          <table:table-cell table:style-name="ce14" office:value-type="string">
            <text:p>0603</text:p>
          </table:table-cell>
          <table:table-cell table:style-name="ce14" office:value-type="string">
            <text:p>YAGEO</text:p>
          </table:table-cell>
          <table:table-cell table:style-name="ce25" office:value-type="string">
            <text:p>http://www.seeedstudio.com/wiki/images/2/28/301010113.pdf</text:p>
          </table:table-cell>
          <table:table-cell table:style-name="ce34" office:value-type="float" office:value="0.01">
            <text:p>0.010 </text:p>
          </table:table-cell>
          <table:table-cell table:style-name="ce38" office:value-type="float" office:value="100">
            <text:p>10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25"/>
          <table:table-cell table:style-name="ce47" office:value-type="string">
            <text:p>http://www.seeedstudio.com/depot/OPLopen-parts-library-catalog-c-136_138/#301010154</text:p>
          </table:table-cell>
          <table:table-cell table:number-columns-repeated="1011"/>
        </table:table-row>
        <table:table-row table:style-name="ro4">
          <table:table-cell table:style-name="ce3" office:value-type="float" office:value="301010213">
            <text:p>301010213</text:p>
          </table:table-cell>
          <table:table-cell table:style-name="ce13" office:value-type="string">
            <text:p>RC0603JR-074M7L</text:p>
          </table:table-cell>
          <table:table-cell table:style-name="ce20" office:value-type="string">
            <text:p>SMD RES 4.7M-5%-1/10W;0603</text:p>
          </table:table-cell>
          <table:table-cell table:style-name="ce13" office:value-type="string">
            <text:p>Resistor </text:p>
          </table:table-cell>
          <table:table-cell table:style-name="ce14" office:value-type="string">
            <text:p>0603</text:p>
          </table:table-cell>
          <table:table-cell table:style-name="ce14" office:value-type="string">
            <text:p>YAGEO</text:p>
          </table:table-cell>
          <table:table-cell table:style-name="ce25" office:value-type="string">
            <text:p>http://www.seeedstudio.com/wiki/images/2/28/301010113.pdf</text:p>
          </table:table-cell>
          <table:table-cell table:style-name="ce34" office:value-type="float" office:value="0.01">
            <text:p>0.010 </text:p>
          </table:table-cell>
          <table:table-cell table:style-name="ce38" office:value-type="float" office:value="100">
            <text:p>10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25"/>
          <table:table-cell table:style-name="ce47" office:value-type="string">
            <text:p>http://www.seeedstudio.com/depot/OPLopen-parts-library-catalog-c-136_138/#301010213</text:p>
          </table:table-cell>
          <table:table-cell table:number-columns-repeated="1011"/>
        </table:table-row>
        <table:table-row table:style-name="ro4">
          <table:table-cell table:style-name="ce3" office:value-type="float" office:value="301010153">
            <text:p>301010153</text:p>
          </table:table-cell>
          <table:table-cell table:style-name="ce13" office:value-type="string">
            <text:p>RC0603FR-0710ML</text:p>
          </table:table-cell>
          <table:table-cell table:style-name="ce20" office:value-type="string">
            <text:p>SMD RES 10M-1%-1/10W;0603</text:p>
          </table:table-cell>
          <table:table-cell table:style-name="ce13" office:value-type="string">
            <text:p>Resistor </text:p>
          </table:table-cell>
          <table:table-cell table:style-name="ce13" office:value-type="string">
            <text:p>0603</text:p>
          </table:table-cell>
          <table:table-cell table:style-name="ce14" office:value-type="string">
            <text:p>YAGEO</text:p>
          </table:table-cell>
          <table:table-cell table:style-name="ce25" office:value-type="string">
            <text:p>http://www.seeedstudio.com/wiki/images/2/28/301010113.pdf</text:p>
          </table:table-cell>
          <table:table-cell table:style-name="ce34" office:value-type="float" office:value="0.01">
            <text:p>0.010 </text:p>
          </table:table-cell>
          <table:table-cell table:style-name="ce38" office:value-type="float" office:value="100">
            <text:p>10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25"/>
          <table:table-cell table:style-name="ce47" office:value-type="string">
            <text:p>http://www.seeedstudio.com/depot/OPLopen-parts-library-catalog-c-136_138/#301010153</text:p>
          </table:table-cell>
          <table:table-cell table:number-columns-repeated="1011"/>
        </table:table-row>
        <table:table-row table:style-name="ro4">
          <table:table-cell table:style-name="ce3" office:value-type="float" office:value="314020017">
            <text:p>314020017</text:p>
          </table:table-cell>
          <table:table-cell table:style-name="ce13" office:value-type="string">
            <text:p>Photoresistor-5528</text:p>
          </table:table-cell>
          <table:table-cell table:style-name="ce20" office:value-type="string">
            <text:p>DIP RES Photoresistor 10K;2P-3.0</text:p>
          </table:table-cell>
          <table:table-cell table:style-name="ce13" office:value-type="string">
            <text:p>Sensor</text:p>
          </table:table-cell>
          <table:table-cell table:style-name="ce13" office:value-type="string">
            <text:p>2P-3.0</text:p>
          </table:table-cell>
          <table:table-cell table:style-name="ce13" office:value-type="string">
            <text:p>Keyue</text:p>
          </table:table-cell>
          <table:table-cell table:style-name="ce25"/>
          <table:table-cell table:style-name="ce34" office:value-type="float" office:value="0.0533203125">
            <text:p>0.053 </text:p>
          </table:table-cell>
          <table:table-cell table:style-name="ce37" office:value-type="float" office:value="20">
            <text:p>20 </text:p>
          </table:table-cell>
          <table:table-cell table:style-name="ce39" office:value-type="float" office:value="3">
            <text:p>3 </text:p>
          </table:table-cell>
          <table:table-cell table:style-name="ce42" office:value-type="float" office:value="0.3">
            <text:p>0.30 </text:p>
          </table:table-cell>
          <table:table-cell table:style-name="ce25"/>
          <table:table-cell table:style-name="ce47" office:value-type="string">
            <text:p>http://www.seeedstudio.com/depot/OPLopen-parts-library-catalog-c-136_138/#314020017</text:p>
          </table:table-cell>
          <table:table-cell table:number-columns-repeated="1011"/>
        </table:table-row>
        <table:table-row table:style-name="ro4">
          <table:table-cell table:style-name="ce3" office:value-type="float" office:value="314010001">
            <text:p>314010001</text:p>
          </table:table-cell>
          <table:table-cell table:style-name="ce13" office:value-type="string">
            <text:p>AM2302</text:p>
          </table:table-cell>
          <table:table-cell table:style-name="ce20" office:value-type="string">
            <text:p>DIP Tem-Hum Sensor</text:p>
          </table:table-cell>
          <table:table-cell table:style-name="ce13" office:value-type="string">
            <text:p>Sensor</text:p>
          </table:table-cell>
          <table:table-cell table:style-name="ce13" office:value-type="string">
            <text:p>4P-2.54</text:p>
          </table:table-cell>
          <table:table-cell table:style-name="ce13"/>
          <table:table-cell table:style-name="ce25"/>
          <table:table-cell table:style-name="ce34" office:value-type="float" office:value="7.03125">
            <text:p>7.031 </text:p>
          </table:table-cell>
          <table:table-cell table:style-name="ce37" office:value-type="float" office:value="1">
            <text:p>1 </text:p>
          </table:table-cell>
          <table:table-cell table:style-name="ce39" office:value-type="float" office:value="6">
            <text:p>6 </text:p>
          </table:table-cell>
          <table:table-cell table:style-name="ce42" office:value-type="float" office:value="0.6">
            <text:p>0.60 </text:p>
          </table:table-cell>
          <table:table-cell table:style-name="ce25"/>
          <table:table-cell table:style-name="ce47" office:value-type="string">
            <text:p>http://www.seeedstudio.com/depot/OPLopen-parts-library-catalog-c-136_138/#314010001</text:p>
          </table:table-cell>
          <table:table-cell table:number-columns-repeated="1011"/>
        </table:table-row>
        <table:table-row table:style-name="ro4">
          <table:table-cell table:style-name="ce3" office:value-type="float" office:value="314010000">
            <text:p>314010000</text:p>
          </table:table-cell>
          <table:table-cell table:style-name="ce13" office:value-type="string">
            <text:p>DHT11</text:p>
          </table:table-cell>
          <table:table-cell table:style-name="ce20" office:value-type="string">
            <text:p>DIP Tem-Hum Sensor</text:p>
          </table:table-cell>
          <table:table-cell table:style-name="ce13" office:value-type="string">
            <text:p>Sensor</text:p>
          </table:table-cell>
          <table:table-cell table:style-name="ce13" office:value-type="string">
            <text:p>4P-2.54-L15.5*W12.0*H5.5mm</text:p>
          </table:table-cell>
          <table:table-cell table:style-name="ce13"/>
          <table:table-cell table:style-name="ce25"/>
          <table:table-cell table:style-name="ce34" office:value-type="float" office:value="1.7578125">
            <text:p>1.758 </text:p>
          </table:table-cell>
          <table:table-cell table:style-name="ce37" office:value-type="float" office:value="2">
            <text:p>2 </text:p>
          </table:table-cell>
          <table:table-cell table:style-name="ce39" office:value-type="float" office:value="4">
            <text:p>4 </text:p>
          </table:table-cell>
          <table:table-cell table:style-name="ce42" office:value-type="float" office:value="0.4">
            <text:p>0.40 </text:p>
          </table:table-cell>
          <table:table-cell table:style-name="ce26"/>
          <table:table-cell table:style-name="ce47" office:value-type="string">
            <text:p>http://www.seeedstudio.com/depot/OPLopen-parts-library-catalog-c-136_138/#314010000</text:p>
          </table:table-cell>
          <table:table-cell table:number-columns-repeated="1011"/>
        </table:table-row>
        <table:table-row table:style-name="ro4">
          <table:table-cell table:style-name="ce3" office:value-type="float" office:value="314020022">
            <text:p>314020022</text:p>
          </table:table-cell>
          <table:table-cell table:style-name="ce13" office:value-type="string">
            <text:p>LTH1550-01</text:p>
          </table:table-cell>
          <table:table-cell table:style-name="ce20" office:value-type="string">
            <text:p>DIP Optical Sensor</text:p>
          </table:table-cell>
          <table:table-cell table:style-name="ce13" office:value-type="string">
            <text:p>Sensor</text:p>
          </table:table-cell>
          <table:table-cell table:style-name="ce13" office:value-type="string">
            <text:p>4P-L8.7*W4.5*H5.8mm</text:p>
          </table:table-cell>
          <table:table-cell table:style-name="ce13" office:value-type="string">
            <text:p>Lite-On Technology Corporation</text:p>
          </table:table-cell>
          <table:table-cell table:style-name="ce28"/>
          <table:table-cell table:style-name="ce34" office:value-type="float" office:value="0.59375">
            <text:p>0.594 </text:p>
          </table:table-cell>
          <table:table-cell table:style-name="ce37" office:value-type="float" office:value="3">
            <text:p>3 </text:p>
          </table:table-cell>
          <table:table-cell table:style-name="ce39" office:value-type="float" office:value="6">
            <text:p>6 </text:p>
          </table:table-cell>
          <table:table-cell table:style-name="ce42" office:value-type="float" office:value="0.6">
            <text:p>0.60 </text:p>
          </table:table-cell>
          <table:table-cell table:style-name="ce27"/>
          <table:table-cell table:style-name="ce47" office:value-type="string">
            <text:p>http://www.seeedstudio.com/depot/OPLopen-parts-library-catalog-c-136_138/#314020022</text:p>
          </table:table-cell>
          <table:table-cell table:number-columns-repeated="1011"/>
        </table:table-row>
        <table:table-row table:style-name="ro5">
          <table:table-cell table:style-name="ce3" office:value-type="float" office:value="314020020">
            <text:p>314020020</text:p>
          </table:table-cell>
          <table:table-cell table:style-name="ce13" office:value-type="string">
            <text:p>TM2291</text:p>
          </table:table-cell>
          <table:table-cell table:style-name="ce20" office:value-type="string">
            <text:p>SMD IC Sensor;PIR Motion Sensor processor;3V-5V</text:p>
          </table:table-cell>
          <table:table-cell table:style-name="ce13" office:value-type="string">
            <text:p>Sensor</text:p>
          </table:table-cell>
          <table:table-cell table:style-name="ce13" office:value-type="string">
            <text:p>SOP-16</text:p>
          </table:table-cell>
          <table:table-cell table:style-name="ce13" office:value-type="string">
            <text:p>Titanmec</text:p>
          </table:table-cell>
          <table:table-cell table:style-name="ce26" office:value-type="string">
            <text:p><text:a xlink:href="http://www.seeedstudio.com/wiki/images/1/1f/314080008.pdf">datasheet 是中文</text:a></text:p>
          </table:table-cell>
          <table:table-cell table:style-name="ce34" office:value-type="float" office:value="0.23828125">
            <text:p>0.238 </text:p>
          </table:table-cell>
          <table:table-cell table:style-name="ce37" office:value-type="float" office:value="10">
            <text:p>10 </text:p>
          </table:table-cell>
          <table:table-cell table:style-name="ce39" office:value-type="float" office:value="4">
            <text:p>4 </text:p>
          </table:table-cell>
          <table:table-cell table:style-name="ce42" office:value-type="float" office:value="0.4">
            <text:p>0.40 </text:p>
          </table:table-cell>
          <table:table-cell table:style-name="ce27"/>
          <table:table-cell table:style-name="ce47" office:value-type="string">
            <text:p>http://www.seeedstudio.com/depot/OPLopen-parts-library-catalog-c-136_138/#314020020</text:p>
          </table:table-cell>
          <table:table-cell table:number-columns-repeated="1011"/>
        </table:table-row>
        <table:table-row table:style-name="ro3">
          <table:table-cell table:style-name="ce3" office:value-type="float" office:value="314990002">
            <text:p>314990002</text:p>
          </table:table-cell>
          <table:table-cell table:style-name="ce13" office:value-type="string">
            <text:p>LHI778</text:p>
          </table:table-cell>
          <table:table-cell table:style-name="ce20" office:value-type="string">
            <text:p>DIP PIR Motion Sensor</text:p>
          </table:table-cell>
          <table:table-cell table:style-name="ce13" office:value-type="string">
            <text:p>Sensor</text:p>
          </table:table-cell>
          <table:table-cell table:style-name="ce13" office:value-type="string">
            <text:p>3P-D8.1X4.2Hmm</text:p>
          </table:table-cell>
          <table:table-cell table:style-name="ce13" office:value-type="string">
            <text:p>PreKinElmer</text:p>
          </table:table-cell>
          <table:table-cell table:style-name="ce26" office:value-type="string">
            <text:p><text:a xlink:href="http://www.seeedstudio.com/wiki/images/7/7f/310010001.pdf">http://www.seeedstudio.com/wiki/images/6/66/314990002.pdf</text:a></text:p>
          </table:table-cell>
          <table:table-cell table:style-name="ce34" office:value-type="float" office:value="1.181640625">
            <text:p>1.182 </text:p>
          </table:table-cell>
          <table:table-cell table:style-name="ce37" office:value-type="float" office:value="2">
            <text:p>2 </text:p>
          </table:table-cell>
          <table:table-cell table:style-name="ce39" office:value-type="float" office:value="3">
            <text:p>3 </text:p>
          </table:table-cell>
          <table:table-cell table:style-name="ce42" office:value-type="float" office:value="0.3">
            <text:p>0.30 </text:p>
          </table:table-cell>
          <table:table-cell table:style-name="ce27"/>
          <table:table-cell table:style-name="ce47" office:value-type="string">
            <text:p>http://www.seeedstudio.com/depot/OPLopen-parts-library-catalog-c-136_138/#314990002</text:p>
          </table:table-cell>
          <table:table-cell table:number-columns-repeated="1011"/>
        </table:table-row>
        <table:table-row table:style-name="ro4">
          <table:table-cell table:style-name="ce3" office:value-type="float" office:value="314110002">
            <text:p>314110002</text:p>
          </table:table-cell>
          <table:table-cell table:style-name="ce13"/>
          <table:table-cell table:style-name="ce20" office:value-type="string">
            <text:p>DIP Thermistor-503;2P-2.54</text:p>
          </table:table-cell>
          <table:table-cell table:style-name="ce13" office:value-type="string">
            <text:p>Resistor</text:p>
          </table:table-cell>
          <table:table-cell table:style-name="ce13" office:value-type="string">
            <text:p>2P-2.54</text:p>
          </table:table-cell>
          <table:table-cell table:style-name="ce13" office:value-type="string">
            <text:p>Shuoye</text:p>
          </table:table-cell>
          <table:table-cell table:style-name="ce30"/>
          <table:table-cell table:style-name="ce34" office:value-type="float" office:value="0.0583984375">
            <text:p>0.058 </text:p>
          </table:table-cell>
          <table:table-cell table:style-name="ce37" office:value-type="float" office:value="20">
            <text:p>20 </text:p>
          </table:table-cell>
          <table:table-cell table:style-name="ce39" office:value-type="float" office:value="3">
            <text:p>3 </text:p>
          </table:table-cell>
          <table:table-cell table:style-name="ce42" office:value-type="float" office:value="0.3">
            <text:p>0.30 </text:p>
          </table:table-cell>
          <table:table-cell table:style-name="ce27"/>
          <table:table-cell table:style-name="ce47" office:value-type="string">
            <text:p>http://www.seeedstudio.com/depot/OPLopen-parts-library-catalog-c-136_138/#314110002</text:p>
          </table:table-cell>
          <table:table-cell table:number-columns-repeated="1011"/>
        </table:table-row>
        <table:table-row table:style-name="ro4">
          <table:table-cell table:style-name="ce3" office:value-type="float" office:value="311030004">
            <text:p>311030004</text:p>
          </table:table-cell>
          <table:table-cell table:style-name="ce13"/>
          <table:table-cell table:style-name="ce20" office:value-type="string">
            <text:p>DIP Toggle Switch;SPDT;200gf</text:p>
          </table:table-cell>
          <table:table-cell table:style-name="ce13" office:value-type="string">
            <text:p>Switch</text:p>
          </table:table-cell>
          <table:table-cell table:style-name="ce13" office:value-type="string">
            <text:p>6P-2.54-L9.0*W3.5*H3.2mm</text:p>
          </table:table-cell>
          <table:table-cell table:style-name="ce13"/>
          <table:table-cell table:style-name="ce30"/>
          <table:table-cell table:style-name="ce34" office:value-type="float" office:value="0.153125">
            <text:p>0.153 </text:p>
          </table:table-cell>
          <table:table-cell table:style-name="ce37" office:value-type="float" office:value="20">
            <text:p>20 </text:p>
          </table:table-cell>
          <table:table-cell table:style-name="ce39" office:value-type="float" office:value="6">
            <text:p>6 </text:p>
          </table:table-cell>
          <table:table-cell table:style-name="ce42" office:value-type="float" office:value="0.6">
            <text:p>0.60 </text:p>
          </table:table-cell>
          <table:table-cell table:style-name="ce27"/>
          <table:table-cell table:style-name="ce47" office:value-type="string">
            <text:p>http://www.seeedstudio.com/depot/OPLopen-parts-library-catalog-c-136_138/#311030004</text:p>
          </table:table-cell>
          <table:table-cell table:number-columns-repeated="1011"/>
        </table:table-row>
        <table:table-row table:style-name="ro4">
          <table:table-cell table:style-name="ce3" office:value-type="float" office:value="311030005">
            <text:p>311030005</text:p>
          </table:table-cell>
          <table:table-cell table:style-name="ce13"/>
          <table:table-cell table:style-name="ce20" office:value-type="string">
            <text:p>SMD Switch ;SPDT;150gf</text:p>
          </table:table-cell>
          <table:table-cell table:style-name="ce13" office:value-type="string">
            <text:p>Switch</text:p>
          </table:table-cell>
          <table:table-cell table:style-name="ce13" office:value-type="string">
            <text:p>6P-2.54-L7.0*W3.5*H1.5mm</text:p>
          </table:table-cell>
          <table:table-cell table:style-name="ce13"/>
          <table:table-cell table:style-name="ce30"/>
          <table:table-cell table:style-name="ce34" office:value-type="float" office:value="0.23046875">
            <text:p>0.230 </text:p>
          </table:table-cell>
          <table:table-cell table:style-name="ce37" office:value-type="float" office:value="20">
            <text:p>20 </text:p>
          </table:table-cell>
          <table:table-cell table:style-name="ce39" office:value-type="float" office:value="6">
            <text:p>6 </text:p>
          </table:table-cell>
          <table:table-cell table:style-name="ce42" office:value-type="float" office:value="0.6">
            <text:p>0.60 </text:p>
          </table:table-cell>
          <table:table-cell table:style-name="ce27"/>
          <table:table-cell table:style-name="ce47" office:value-type="string">
            <text:p>http://www.seeedstudio.com/depot/OPLopen-parts-library-catalog-c-136_138/#311030005</text:p>
          </table:table-cell>
          <table:table-cell table:number-columns-repeated="1011"/>
        </table:table-row>
        <table:table-row table:style-name="ro4">
          <table:table-cell table:style-name="ce3" office:value-type="float" office:value="311020025">
            <text:p>311020025</text:p>
          </table:table-cell>
          <table:table-cell table:style-name="ce13" office:value-type="string">
            <text:p>TS-1101F</text:p>
          </table:table-cell>
          <table:table-cell table:style-name="ce20" office:value-type="string">
            <text:p>DIP Button Side Plast;SPST;180gf</text:p>
          </table:table-cell>
          <table:table-cell table:style-name="ce13" office:value-type="string">
            <text:p>Switch</text:p>
          </table:table-cell>
          <table:table-cell table:style-name="ce13" office:value-type="string">
            <text:p>2P-L6.0*W3.0*H4.3mm-90D</text:p>
          </table:table-cell>
          <table:table-cell table:style-name="ce13" office:value-type="string">
            <text:p>Baisite</text:p>
          </table:table-cell>
          <table:table-cell table:style-name="ce30" office:value-type="string">
            <text:p>http://www.seeedstudio.com/wiki/images/2/2c/311020025.pdf</text:p>
          </table:table-cell>
          <table:table-cell table:style-name="ce34" office:value-type="float" office:value="0.0594140625">
            <text:p>0.059 </text:p>
          </table:table-cell>
          <table:table-cell table:style-name="ce37" office:value-type="float" office:value="30">
            <text:p>30 </text:p>
          </table:table-cell>
          <table:table-cell table:style-name="ce39" office:value-type="float" office:value="3">
            <text:p>3 </text:p>
          </table:table-cell>
          <table:table-cell table:style-name="ce42" office:value-type="float" office:value="0.3">
            <text:p>0.30 </text:p>
          </table:table-cell>
          <table:table-cell table:style-name="ce27"/>
          <table:table-cell table:style-name="ce47" office:value-type="string">
            <text:p>http://www.seeedstudio.com/depot/OPLopen-parts-library-catalog-c-136_138/#311020025</text:p>
          </table:table-cell>
          <table:table-cell table:number-columns-repeated="1011"/>
        </table:table-row>
        <table:table-row table:style-name="ro4">
          <table:table-cell table:style-name="ce4" office:value-type="float" office:value="311020023">
            <text:p>311020023</text:p>
          </table:table-cell>
          <table:table-cell table:style-name="ce14" office:value-type="string">
            <text:p>TS-1188E</text:p>
          </table:table-cell>
          <table:table-cell table:style-name="ce20" office:value-type="string">
            <text:p>SMD Button Side Plast;SPST;180gf</text:p>
          </table:table-cell>
          <table:table-cell table:style-name="ce13" office:value-type="string">
            <text:p>Switch</text:p>
          </table:table-cell>
          <table:table-cell table:style-name="ce14" office:value-type="string">
            <text:p>4P-SMD-7.0X3.5X3.5H-90D</text:p>
          </table:table-cell>
          <table:table-cell table:style-name="ce14" office:value-type="string">
            <text:p>BEST</text:p>
          </table:table-cell>
          <table:table-cell table:style-name="ce30" office:value-type="string">
            <text:p>http://www.seeedstudio.com/wiki/images/0/08/3100060P1.pdf</text:p>
          </table:table-cell>
          <table:table-cell table:style-name="ce34" office:value-type="float" office:value="0.143359375">
            <text:p>0.143 </text:p>
          </table:table-cell>
          <table:table-cell table:style-name="ce38" office:value-type="float" office:value="20">
            <text:p>20 </text:p>
          </table:table-cell>
          <table:table-cell table:style-name="ce38" office:value-type="float" office:value="4">
            <text:p>4 </text:p>
          </table:table-cell>
          <table:table-cell table:style-name="ce43" office:value-type="float" office:value="0.4">
            <text:p>0.40 </text:p>
          </table:table-cell>
          <table:table-cell table:style-name="ce27"/>
          <table:table-cell table:style-name="ce47" office:value-type="string">
            <text:p>http://www.seeedstudio.com/depot/OPLopen-parts-library-catalog-c-136_138/#3100060P1</text:p>
          </table:table-cell>
          <table:table-cell table:number-columns-repeated="1011"/>
        </table:table-row>
        <table:table-row table:style-name="ro4">
          <table:table-cell table:style-name="ce4" office:value-type="float" office:value="311020004">
            <text:p>311020004</text:p>
          </table:table-cell>
          <table:table-cell table:style-name="ce14" office:value-type="string">
            <text:p>DTSM-62K-S-V-T/R(SN431)</text:p>
          </table:table-cell>
          <table:table-cell table:style-name="ce20" office:value-type="string">
            <text:p>SMD Button ;SPST;100gf</text:p>
          </table:table-cell>
          <table:table-cell table:style-name="ce13" office:value-type="string">
            <text:p>Switch</text:p>
          </table:table-cell>
          <table:table-cell table:style-name="ce14" office:value-type="string">
            <text:p>4P-SMD-6.0X6.0X5.0H</text:p>
          </table:table-cell>
          <table:table-cell table:style-name="ce14" office:value-type="string">
            <text:p>DIPTRONICS</text:p>
          </table:table-cell>
          <table:table-cell table:style-name="ce30" office:value-type="string">
            <text:p>http://www.seeedstudio.com/wiki/images/d/d3/3100010P1.pdf</text:p>
          </table:table-cell>
          <table:table-cell table:style-name="ce34" office:value-type="float" office:value="0.1142578125">
            <text:p>0.114 </text:p>
          </table:table-cell>
          <table:table-cell table:style-name="ce38" office:value-type="float" office:value="20">
            <text:p>20 </text:p>
          </table:table-cell>
          <table:table-cell table:style-name="ce38" office:value-type="float" office:value="4">
            <text:p>4 </text:p>
          </table:table-cell>
          <table:table-cell table:style-name="ce43" office:value-type="float" office:value="0.4">
            <text:p>0.40 </text:p>
          </table:table-cell>
          <table:table-cell table:style-name="ce27"/>
          <table:table-cell table:style-name="ce47" office:value-type="string">
            <text:p>http://www.seeedstudio.com/depot/OPLopen-parts-library-catalog-c-136_138/#3100010P1</text:p>
          </table:table-cell>
          <table:table-cell table:number-columns-repeated="1011"/>
        </table:table-row>
        <table:table-row table:style-name="ro4">
          <table:table-cell table:style-name="ce4" office:value-type="float" office:value="311020024">
            <text:p>311020024</text:p>
          </table:table-cell>
          <table:table-cell table:style-name="ce14" office:value-type="string">
            <text:p>TS-1109</text:p>
          </table:table-cell>
          <table:table-cell table:style-name="ce20" office:value-type="string">
            <text:p>DIP Button;SPST;160gf</text:p>
          </table:table-cell>
          <table:table-cell table:style-name="ce13" office:value-type="string">
            <text:p>Switch</text:p>
          </table:table-cell>
          <table:table-cell table:style-name="ce14" office:value-type="string">
            <text:p>4P-6.0X6.0X5.0H</text:p>
          </table:table-cell>
          <table:table-cell table:style-name="ce14" office:value-type="string">
            <text:p>BEST</text:p>
          </table:table-cell>
          <table:table-cell table:style-name="ce30" office:value-type="string">
            <text:p>http://www.seeedstudio.com/wiki/images/2/20/3110040P1.pdf</text:p>
          </table:table-cell>
          <table:table-cell table:style-name="ce34" office:value-type="float" office:value="0.034765625">
            <text:p>0.035 </text:p>
          </table:table-cell>
          <table:table-cell table:style-name="ce38" office:value-type="float" office:value="30">
            <text:p>30 </text:p>
          </table:table-cell>
          <table:table-cell table:style-name="ce38" office:value-type="float" office:value="4">
            <text:p>4 </text:p>
          </table:table-cell>
          <table:table-cell table:style-name="ce43" office:value-type="float" office:value="0.4">
            <text:p>0.40 </text:p>
          </table:table-cell>
          <table:table-cell table:style-name="ce27"/>
          <table:table-cell table:style-name="ce47" office:value-type="string">
            <text:p>http://www.seeedstudio.com/depot/OPLopen-parts-library-catalog-c-136_138/#3110040P1</text:p>
          </table:table-cell>
          <table:table-cell table:number-columns-repeated="1011"/>
        </table:table-row>
        <table:table-row table:style-name="ro4">
          <table:table-cell table:style-name="ce4" office:value-type="float" office:value="311010004">
            <text:p>311010004</text:p>
          </table:table-cell>
          <table:table-cell table:style-name="ce14" office:value-type="string">
            <text:p>MS-22D18 G2 ROHS</text:p>
          </table:table-cell>
          <table:table-cell table:style-name="ce20" office:value-type="string">
            <text:p>DIP Switch;SPDT;200gf</text:p>
          </table:table-cell>
          <table:table-cell table:style-name="ce13" office:value-type="string">
            <text:p>Switch</text:p>
          </table:table-cell>
          <table:table-cell table:style-name="ce14" office:value-type="string">
            <text:p>6P-2CH-2.54-9.1X3.5X3.2+2H</text:p>
          </table:table-cell>
          <table:table-cell table:style-name="ce14" office:value-type="string">
            <text:p>Deyilong</text:p>
          </table:table-cell>
          <table:table-cell table:style-name="ce30" office:value-type="string">
            <text:p>http://www.seeedstudio.com/wiki/images/0/03/3010010P1.pdf</text:p>
          </table:table-cell>
          <table:table-cell table:style-name="ce34" office:value-type="float" office:value="0.13125">
            <text:p>0.131 </text:p>
          </table:table-cell>
          <table:table-cell table:style-name="ce38" office:value-type="float" office:value="20">
            <text:p>20 </text:p>
          </table:table-cell>
          <table:table-cell table:style-name="ce38" office:value-type="float" office:value="6">
            <text:p>6 </text:p>
          </table:table-cell>
          <table:table-cell table:style-name="ce43" office:value-type="float" office:value="0.6">
            <text:p>0.60 </text:p>
          </table:table-cell>
          <table:table-cell table:style-name="ce27"/>
          <table:table-cell table:style-name="ce48" office:value-type="string">
            <text:p><text:a xlink:href="http://www.seeedstudio.com/depot/OPLopen-parts-library-catalog-c-136_138/">http://www.seeedstudio.com/depot/OPLopen-parts-library-catalog-c-136_138/#3010010P1</text:a></text:p>
          </table:table-cell>
          <table:table-cell table:number-columns-repeated="1011"/>
        </table:table-row>
        <table:table-row table:style-name="ro4">
          <table:table-cell table:style-name="ce4" office:value-type="float" office:value="305010013">
            <text:p>305010013</text:p>
          </table:table-cell>
          <table:table-cell table:style-name="ce13" office:value-type="string">
            <text:p>MMBT3904LT1G</text:p>
          </table:table-cell>
          <table:table-cell table:style-name="ce20" office:value-type="string">
            <text:p>SMD Transistors NPN 40V 200mA</text:p>
          </table:table-cell>
          <table:table-cell table:style-name="ce13" office:value-type="string">
            <text:p><text:s/>Transistor </text:p>
          </table:table-cell>
          <table:table-cell table:style-name="ce13" office:value-type="string">
            <text:p>SOT-23</text:p>
          </table:table-cell>
          <table:table-cell table:style-name="ce13" office:value-type="string">
            <text:p>ON Semiconductor</text:p>
          </table:table-cell>
          <table:table-cell table:style-name="ce30" office:value-type="string">
            <text:p>http://www.seeedstudio.com/wiki/images/8/89/305010013.pdf</text:p>
          </table:table-cell>
          <table:table-cell table:style-name="ce34" office:value-type="float" office:value="0.01953125">
            <text:p>0.020 </text:p>
          </table:table-cell>
          <table:table-cell table:style-name="ce38" office:value-type="float" office:value="50">
            <text:p>50 </text:p>
          </table:table-cell>
          <table:table-cell table:style-name="ce38" office:value-type="float" office:value="2">
            <text:p>2 </text:p>
          </table:table-cell>
          <table:table-cell table:style-name="ce43" office:value-type="float" office:value="0.2">
            <text:p>0.20 </text:p>
          </table:table-cell>
          <table:table-cell table:style-name="ce27"/>
          <table:table-cell table:style-name="ce31" office:value-type="string">
            <text:p>http://www.seeedstudio.com/depot/OPLopen-parts-library-catalog-c-136_138/#305010013</text:p>
          </table:table-cell>
          <table:table-cell table:number-columns-repeated="1011"/>
        </table:table-row>
        <table:table-row table:style-name="ro4">
          <table:table-cell table:style-name="ce4" office:value-type="float" office:value="314080008">
            <text:p>314080008</text:p>
          </table:table-cell>
          <table:table-cell table:style-name="ce14" office:value-type="string">
            <text:p>ADXL345BCCZ-RL</text:p>
          </table:table-cell>
          <table:table-cell table:style-name="ce20" office:value-type="string">
            <text:p>SMD Digital 3-Axis-Accelerometers Sensor;±16g</text:p>
          </table:table-cell>
          <table:table-cell table:style-name="ce13" office:value-type="string">
            <text:p>Sensor</text:p>
          </table:table-cell>
          <table:table-cell table:style-name="ce14" office:value-type="string">
            <text:p>14-LGA</text:p>
          </table:table-cell>
          <table:table-cell table:style-name="ce14" office:value-type="string">
            <text:p>Analog Devices Inc</text:p>
          </table:table-cell>
          <table:table-cell table:style-name="ce30" office:value-type="string">
            <text:p>http://www.seeedstudio.com/wiki/images/1/1f/314080008.pdf</text:p>
          </table:table-cell>
          <table:table-cell table:style-name="ce34" office:value-type="float" office:value="1.8671875">
            <text:p>1.867 </text:p>
          </table:table-cell>
          <table:table-cell table:style-name="ce38" office:value-type="float" office:value="2">
            <text:p>2 </text:p>
          </table:table-cell>
          <table:table-cell table:style-name="ce38" office:value-type="float" office:value="14">
            <text:p>14 </text:p>
          </table:table-cell>
          <table:table-cell table:style-name="ce43" office:value-type="float" office:value="1.4">
            <text:p>1.40 </text:p>
          </table:table-cell>
          <table:table-cell table:style-name="ce27"/>
          <table:table-cell table:style-name="ce31" office:value-type="string">
            <text:p>http://www.seeedstudio.com/depot/OPLopen-parts-library-catalog-c-136_138/#314080008</text:p>
          </table:table-cell>
          <table:table-cell table:number-columns-repeated="1011"/>
        </table:table-row>
        <table:table-row table:style-name="ro4">
          <table:table-cell table:style-name="ce4" office:value-type="float" office:value="315030009">
            <text:p>315030009</text:p>
          </table:table-cell>
          <table:table-cell table:style-name="ce14" office:value-type="string">
            <text:p>HLS8L-DC3V-S-C</text:p>
          </table:table-cell>
          <table:table-cell table:style-name="ce20" office:value-type="string">
            <text:p>DIP Power Relay 3V-7A</text:p>
          </table:table-cell>
          <table:table-cell table:style-name="ce13" office:value-type="string">
            <text:p>Relay</text:p>
          </table:table-cell>
          <table:table-cell table:style-name="ce14" office:value-type="string">
            <text:p>5P-L19.0*W15.0*H15.0mm</text:p>
          </table:table-cell>
          <table:table-cell table:style-name="ce14" office:value-type="string">
            <text:p>HELISHUN</text:p>
          </table:table-cell>
          <table:table-cell table:style-name="ce30"/>
          <table:table-cell table:style-name="ce34" office:value-type="float" office:value="0.5078125">
            <text:p>0.508 </text:p>
          </table:table-cell>
          <table:table-cell table:number-columns-repeated="2" table:style-name="ce37" office:value-type="float" office:value="5">
            <text:p>5 </text:p>
          </table:table-cell>
          <table:table-cell table:style-name="ce44" office:value-type="float" office:value="0.5">
            <text:p>0.50 </text:p>
          </table:table-cell>
          <table:table-cell table:style-name="ce26"/>
          <table:table-cell table:style-name="ce31" office:value-type="string">
            <text:p>http://www.seeedstudio.com/depot/OPLopen-parts-library-catalog-c-136_138/#315030009</text:p>
          </table:table-cell>
          <table:table-cell table:number-columns-repeated="1011"/>
        </table:table-row>
        <table:table-row table:style-name="ro4">
          <table:table-cell table:style-name="ce4" office:value-type="float" office:value="318020019">
            <text:p>318020019</text:p>
          </table:table-cell>
          <table:table-cell table:style-name="ce14" office:value-type="string">
            <text:p>3020-1766</text:p>
          </table:table-cell>
          <table:table-cell table:style-name="ce20" office:value-type="string">
            <text:p>PCB External 2.4 Antenna;With I-PEX Cable</text:p>
          </table:table-cell>
          <table:table-cell table:style-name="ce14" office:value-type="string">
            <text:p>Antenna</text:p>
          </table:table-cell>
          <table:table-cell table:style-name="ce14" office:value-type="string">
            <text:p>L40.5*W5.0*H1.2mm</text:p>
          </table:table-cell>
          <table:table-cell table:style-name="ce14" office:value-type="string">
            <text:p>FEIYUXIN</text:p>
          </table:table-cell>
          <table:table-cell table:style-name="ce30"/>
          <table:table-cell table:style-name="ce34" office:value-type="float" office:value="0.859375">
            <text:p>0.859 </text:p>
          </table:table-cell>
          <table:table-cell table:style-name="ce37" office:value-type="float" office:value="3">
            <text:p>3 </text:p>
          </table:table-cell>
          <table:table-cell table:style-name="ce37" office:value-type="float" office:value="8">
            <text:p>8 </text:p>
          </table:table-cell>
          <table:table-cell table:style-name="ce44" office:value-type="float" office:value="0.8">
            <text:p>0.80 </text:p>
          </table:table-cell>
          <table:table-cell table:style-name="ce46"/>
          <table:table-cell table:style-name="ce31" office:value-type="string">
            <text:p>http://www.seeedstudio.com/depot/OPLopen-parts-library-catalog-c-136_138/#318020019</text:p>
          </table:table-cell>
          <table:table-cell table:number-columns-repeated="1011"/>
        </table:table-row>
        <table:table-row table:style-name="ro4">
          <table:table-cell table:style-name="ce4" office:value-type="float" office:value="318020014">
            <text:p>318020014</text:p>
          </table:table-cell>
          <table:table-cell table:style-name="ce14" office:value-type="string">
            <text:p>IPEX-PCB-113-L42</text:p>
          </table:table-cell>
          <table:table-cell table:style-name="ce20" office:value-type="string">
            <text:p>PCB External GSM Antenna;4-Band 850/900/1800/1900;With I-PEX Cable</text:p>
          </table:table-cell>
          <table:table-cell table:style-name="ce14" office:value-type="string">
            <text:p>Antenna</text:p>
          </table:table-cell>
          <table:table-cell table:style-name="ce14" office:value-type="string">
            <text:p>18*40*42mm</text:p>
          </table:table-cell>
          <table:table-cell table:style-name="ce14" office:value-type="string">
            <text:p>FEIYUXIN</text:p>
          </table:table-cell>
          <table:table-cell table:style-name="ce30"/>
          <table:table-cell table:style-name="ce34" office:value-type="float" office:value="1.09375">
            <text:p>1.094 </text:p>
          </table:table-cell>
          <table:table-cell table:style-name="ce37" office:value-type="float" office:value="3">
            <text:p>3 </text:p>
          </table:table-cell>
          <table:table-cell table:style-name="ce37" office:value-type="float" office:value="0">
            <text:p>0 </text:p>
          </table:table-cell>
          <table:table-cell table:style-name="ce44" office:value-type="float" office:value="0">
            <text:p>0.00 </text:p>
          </table:table-cell>
          <table:table-cell table:style-name="ce25"/>
          <table:table-cell table:style-name="ce31" office:value-type="string">
            <text:p>http://www.seeedstudio.com/depot/OPLopen-parts-library-catalog-c-136_138/#318020014</text:p>
          </table:table-cell>
          <table:table-cell table:number-columns-repeated="1011"/>
        </table:table-row>
        <table:table-row table:style-name="ro4">
          <table:table-cell table:style-name="ce4" office:value-type="float" office:value="314110001">
            <text:p>314110001</text:p>
          </table:table-cell>
          <table:table-cell table:style-name="ce14" office:value-type="string">
            <text:p>NCP18WF104F03RC</text:p>
          </table:table-cell>
          <table:table-cell table:style-name="ce20" office:value-type="string">
            <text:p>SMD RES Thermistor NTC 100K-1%;</text:p>
          </table:table-cell>
          <table:table-cell table:style-name="ce13" office:value-type="string">
            <text:p>Resistor</text:p>
          </table:table-cell>
          <table:table-cell table:style-name="ce14" office:value-type="string">
            <text:p>0603</text:p>
          </table:table-cell>
          <table:table-cell table:style-name="ce14" office:value-type="string">
            <text:p>Murata</text:p>
          </table:table-cell>
          <table:table-cell table:style-name="ce30"/>
          <table:table-cell table:style-name="ce34" office:value-type="float" office:value="0.05">
            <text:p>0.050 </text:p>
          </table:table-cell>
          <table:table-cell table:style-name="ce37" office:value-type="float" office:value="20">
            <text:p>20 </text:p>
          </table:table-cell>
          <table:table-cell table:style-name="ce37" office:value-type="float" office:value="2">
            <text:p>2 </text:p>
          </table:table-cell>
          <table:table-cell table:style-name="ce44" office:value-type="float" office:value="0.2">
            <text:p>0.20 </text:p>
          </table:table-cell>
          <table:table-cell table:style-name="ce27"/>
          <table:table-cell table:style-name="ce31" office:value-type="string">
            <text:p>http://www.seeedstudio.com/depot/OPLopen-parts-library-catalog-c-136_138/#314110001</text:p>
          </table:table-cell>
          <table:table-cell table:number-columns-repeated="1011"/>
        </table:table-row>
        <table:table-row table:style-name="ro4">
          <table:table-cell table:style-name="ce4" office:value-type="float" office:value="310070026">
            <text:p>310070026</text:p>
          </table:table-cell>
          <table:table-cell table:style-name="ce14" office:value-type="string">
            <text:p>CH340T</text:p>
          </table:table-cell>
          <table:table-cell table:style-name="ce20" office:value-type="string">
            <text:p>SMD IC Interface;USB to UART;Speed 2400b-112.5Kbps;VCC 3.3V-5V</text:p>
          </table:table-cell>
          <table:table-cell table:style-name="ce13" office:value-type="string">
            <text:p>IC </text:p>
          </table:table-cell>
          <table:table-cell table:style-name="ce14" office:value-type="string">
            <text:p>SSOP-20</text:p>
          </table:table-cell>
          <table:table-cell table:style-name="ce14" office:value-type="string">
            <text:p>WCH</text:p>
          </table:table-cell>
          <table:table-cell table:style-name="ce30"/>
          <table:table-cell table:style-name="ce34" office:value-type="float" office:value="0.6">
            <text:p>0.600 </text:p>
          </table:table-cell>
          <table:table-cell table:style-name="ce37" office:value-type="float" office:value="5">
            <text:p>5 </text:p>
          </table:table-cell>
          <table:table-cell table:style-name="ce37" office:value-type="float" office:value="8">
            <text:p>8 </text:p>
          </table:table-cell>
          <table:table-cell table:style-name="ce44" office:value-type="float" office:value="0.8">
            <text:p>0.80 </text:p>
          </table:table-cell>
          <table:table-cell table:style-name="ce26"/>
          <table:table-cell table:style-name="ce31" office:value-type="string">
            <text:p>http://www.seeedstudio.com/depot/OPLopen-parts-library-catalog-c-136_138/#310070026</text:p>
          </table:table-cell>
          <table:table-cell table:number-columns-repeated="1011"/>
        </table:table-row>
        <table:table-row table:style-name="ro4">
          <table:table-cell table:style-name="ce4" office:value-type="float" office:value="310060026">
            <text:p>310060026</text:p>
          </table:table-cell>
          <table:table-cell table:style-name="ce14" office:value-type="string">
            <text:p>nRF51822;</text:p>
          </table:table-cell>
          <table:table-cell table:style-name="ce20" office:value-type="string">
            <text:p>SMD IC RF;2.4G RF &amp; Cortex M0 MCU;QFAA 256KB Flash;16KB RAM;VCC 1.8V-3.6V</text:p>
          </table:table-cell>
          <table:table-cell table:style-name="ce13" office:value-type="string">
            <text:p>IC </text:p>
          </table:table-cell>
          <table:table-cell table:style-name="ce14" office:value-type="string">
            <text:p>QFN-48</text:p>
          </table:table-cell>
          <table:table-cell table:style-name="ce14" office:value-type="string">
            <text:p>Nordic Semiconductor</text:p>
          </table:table-cell>
          <table:table-cell table:style-name="ce30"/>
          <table:table-cell table:style-name="ce34" office:value-type="float" office:value="3">
            <text:p>3.000 </text:p>
          </table:table-cell>
          <table:table-cell table:style-name="ce37" office:value-type="float" office:value="1">
            <text:p>1 </text:p>
          </table:table-cell>
          <table:table-cell table:style-name="ce37" office:value-type="float" office:value="12">
            <text:p>12 </text:p>
          </table:table-cell>
          <table:table-cell table:style-name="ce44" office:value-type="float" office:value="1.2">
            <text:p>1.20 </text:p>
          </table:table-cell>
          <table:table-cell table:style-name="ce26"/>
          <table:table-cell table:style-name="ce31" office:value-type="string">
            <text:p>http://www.seeedstudio.com/depot/OPLopen-parts-library-catalog-c-136_138/#310060026</text:p>
          </table:table-cell>
          <table:table-cell table:number-columns-repeated="1011"/>
        </table:table-row>
        <table:table-row table:style-name="ro4">
          <table:table-cell table:style-name="ce4" office:value-type="float" office:value="301010198">
            <text:p>301010198</text:p>
          </table:table-cell>
          <table:table-cell table:style-name="ce14" office:value-type="string">
            <text:p>RC0603FR-076K8L</text:p>
          </table:table-cell>
          <table:table-cell table:style-name="ce20" office:value-type="string">
            <text:p>SMD RES 6.8K-1%-1/10W</text:p>
          </table:table-cell>
          <table:table-cell table:style-name="ce13" office:value-type="string">
            <text:p>Resistor </text:p>
          </table:table-cell>
          <table:table-cell table:style-name="ce14" office:value-type="string">
            <text:p>0603</text:p>
          </table:table-cell>
          <table:table-cell table:style-name="ce14" office:value-type="string">
            <text:p>YAGEO</text:p>
          </table:table-cell>
          <table:table-cell table:style-name="ce30"/>
          <table:table-cell table:style-name="ce34" office:value-type="float" office:value="0.01">
            <text:p>0.010 </text:p>
          </table:table-cell>
          <table:table-cell table:style-name="ce37" office:value-type="float" office:value="100">
            <text:p>100 </text:p>
          </table:table-cell>
          <table:table-cell table:style-name="ce37" office:value-type="float" office:value="2">
            <text:p>2 </text:p>
          </table:table-cell>
          <table:table-cell table:style-name="ce44" office:value-type="float" office:value="0.2">
            <text:p>0.20 </text:p>
          </table:table-cell>
          <table:table-cell table:style-name="ce25"/>
          <table:table-cell table:style-name="ce31" office:value-type="string">
            <text:p>http://www.seeedstudio.com/depot/OPLopen-parts-library-catalog-c-136_138/#301010198</text:p>
          </table:table-cell>
          <table:table-cell table:number-columns-repeated="1011"/>
        </table:table-row>
        <table:table-row table:style-name="ro4">
          <table:table-cell table:style-name="ce3" office:value-type="float" office:value="301010456">
            <text:p>301010456</text:p>
          </table:table-cell>
          <table:table-cell table:style-name="ce15" office:value-type="string">
            <text:p>RC0402FR-07100KL</text:p>
          </table:table-cell>
          <table:table-cell table:style-name="ce20" office:value-type="string">
            <text:p>SMD RES 100K-1%-1/16W</text:p>
          </table:table-cell>
          <table:table-cell table:style-name="ce13" office:value-type="string">
            <text:p>Resistor </text:p>
          </table:table-cell>
          <table:table-cell table:style-name="ce15" office:value-type="string">
            <text:p>0402</text:p>
          </table:table-cell>
          <table:table-cell table:style-name="ce15" office:value-type="string">
            <text:p>YAGEO</text:p>
          </table:table-cell>
          <table:table-cell table:style-name="ce30"/>
          <table:table-cell table:style-name="ce34" office:value-type="float" office:value="0.01">
            <text:p>0.010 </text:p>
          </table:table-cell>
          <table:table-cell table:style-name="ce37" office:value-type="float" office:value="100">
            <text:p>10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27"/>
          <table:table-cell table:style-name="ce31" office:value-type="string">
            <text:p><text:a xlink:href="http://www.seeedstudio.com/depot/OPLopen-parts-library-catalog-c-136_138/">http://www.seeedstudio.com/depot/OPLopen-parts-library-catalog-c-136_138/#301010456</text:a></text:p>
          </table:table-cell>
          <table:table-cell table:number-columns-repeated="1011"/>
        </table:table-row>
        <table:table-row table:style-name="ro4">
          <table:table-cell table:style-name="ce3" office:value-type="float" office:value="301010069">
            <text:p>301010069</text:p>
          </table:table-cell>
          <table:table-cell table:style-name="ce15" office:value-type="string">
            <text:p>RC0402FR-07470KL</text:p>
          </table:table-cell>
          <table:table-cell table:style-name="ce20" office:value-type="string">
            <text:p>SMD RES 470K-1%-1/16W</text:p>
          </table:table-cell>
          <table:table-cell table:style-name="ce13" office:value-type="string">
            <text:p>Resistor </text:p>
          </table:table-cell>
          <table:table-cell table:style-name="ce15" office:value-type="string">
            <text:p>0402</text:p>
          </table:table-cell>
          <table:table-cell table:style-name="ce15" office:value-type="string">
            <text:p>YAGEO</text:p>
          </table:table-cell>
          <table:table-cell table:style-name="ce30"/>
          <table:table-cell table:style-name="ce34" office:value-type="float" office:value="0.01">
            <text:p>0.010 </text:p>
          </table:table-cell>
          <table:table-cell table:style-name="ce37" office:value-type="float" office:value="100">
            <text:p>10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27"/>
          <table:table-cell table:style-name="ce31" office:value-type="string">
            <text:p><text:a xlink:href="http://www.seeedstudio.com/depot/OPLopen-parts-library-catalog-c-136_138/">http://www.seeedstudio.com/depot/OPLopen-parts-library-catalog-c-136_138/#301010069</text:a></text:p>
          </table:table-cell>
          <table:table-cell table:number-columns-repeated="1011"/>
        </table:table-row>
        <table:table-row table:style-name="ro4">
          <table:table-cell table:style-name="ce3" office:value-type="float" office:value="304090073">
            <text:p>304090073</text:p>
          </table:table-cell>
          <table:table-cell table:style-name="ce15" office:value-type="string">
            <text:p>Y502DC</text:p>
          </table:table-cell>
          <table:table-cell table:style-name="ce20" office:value-type="string">
            <text:p>DIP LED Yellow-Yellow</text:p>
          </table:table-cell>
          <table:table-cell table:style-name="ce13" office:value-type="string">
            <text:p>LED</text:p>
          </table:table-cell>
          <table:table-cell table:style-name="ce15" office:value-type="string">
            <text:p>Radial-2P-2.54-5mm</text:p>
          </table:table-cell>
          <table:table-cell table:style-name="ce15" office:value-type="string">
            <text:p>CHENGGUNAGXING</text:p>
          </table:table-cell>
          <table:table-cell table:style-name="ce30"/>
          <table:table-cell table:style-name="ce34" office:value-type="float" office:value="0.04296875">
            <text:p>0.043 </text:p>
          </table:table-cell>
          <table:table-cell table:style-name="ce39" office:value-type="float" office:value="30">
            <text:p>30 </text:p>
          </table:table-cell>
          <table:table-cell table:style-name="ce39" office:value-type="float" office:value="1.5">
            <text:p>2 </text:p>
          </table:table-cell>
          <table:table-cell table:style-name="ce42" office:value-type="float" office:value="0.2">
            <text:p>0.20 </text:p>
          </table:table-cell>
          <table:table-cell table:style-name="ce27"/>
          <table:table-cell table:style-name="ce31" office:value-type="string">
            <text:p><text:a xlink:href="http://www.seeedstudio.com/depot/OPLopen-parts-library-catalog-c-136_138/">http://www.seeedstudio.com/depot/OPLopen-parts-library-catalog-c-136_138/#304090073</text:a></text:p>
          </table:table-cell>
          <table:table-cell table:number-columns-repeated="1011"/>
        </table:table-row>
        <table:table-row table:style-name="ro4">
          <table:table-cell table:style-name="ce3" office:value-type="float" office:value="310070030">
            <text:p>310070030</text:p>
          </table:table-cell>
          <table:table-cell table:style-name="ce15" office:value-type="string">
            <text:p>FT230XS-R</text:p>
          </table:table-cell>
          <table:table-cell table:style-name="ce20" office:value-type="string">
            <text:p>SMD IC Interface;USB to UART;Speed 300b-3Mbaud;VCC 2.97V-5.5V</text:p>
          </table:table-cell>
          <table:table-cell table:style-name="ce13" office:value-type="string">
            <text:p>IC </text:p>
          </table:table-cell>
          <table:table-cell table:style-name="ce15" office:value-type="string">
            <text:p>SSOP-16</text:p>
          </table:table-cell>
          <table:table-cell table:style-name="ce15" office:value-type="string">
            <text:p>FTDI</text:p>
          </table:table-cell>
          <table:table-cell table:style-name="ce30"/>
          <table:table-cell table:style-name="ce34" office:value-type="float" office:value="3.5">
            <text:p>3.500 </text:p>
          </table:table-cell>
          <table:table-cell table:style-name="ce39" office:value-type="float" office:value="1">
            <text:p>1 </text:p>
          </table:table-cell>
          <table:table-cell table:style-name="ce39" office:value-type="float" office:value="16">
            <text:p>16 </text:p>
          </table:table-cell>
          <table:table-cell table:style-name="ce42" office:value-type="float" office:value="1.6">
            <text:p>1.60 </text:p>
          </table:table-cell>
          <table:table-cell table:style-name="ce27"/>
          <table:table-cell table:style-name="ce31" office:value-type="string">
            <text:p><text:a xlink:href="http://www.seeedstudio.com/depot/OPLopen-parts-library-catalog-c-136_138/">http://www.seeedstudio.com/depot/OPLopen-parts-library-catalog-c-136_138/#310070030</text:a></text:p>
          </table:table-cell>
          <table:table-cell table:number-columns-repeated="1011"/>
        </table:table-row>
        <table:table-row table:style-name="ro4">
          <table:table-cell table:style-name="ce3" office:value-type="float" office:value="312030029">
            <text:p>312030029</text:p>
          </table:table-cell>
          <table:table-cell table:style-name="ce15" office:value-type="string">
            <text:p>EAO-9745-PFA-C1033-28-008</text:p>
          </table:table-cell>
          <table:table-cell table:style-name="ce20" office:value-type="string">
            <text:p>DIP Analog microphone;SN58dB;SPL110dB;50-16KHZ</text:p>
          </table:table-cell>
          <table:table-cell table:style-name="ce13" office:value-type="string">
            <text:p>Microphones</text:p>
          </table:table-cell>
          <table:table-cell table:style-name="ce15" office:value-type="string">
            <text:p>2P-ROUND-9.7*4.5mm</text:p>
          </table:table-cell>
          <table:table-cell table:style-name="ce15" office:value-type="string">
            <text:p>Guangjixing</text:p>
          </table:table-cell>
          <table:table-cell table:style-name="ce30"/>
          <table:table-cell table:style-name="ce34" office:value-type="float" office:value="0.26953125">
            <text:p>0.270 </text:p>
          </table:table-cell>
          <table:table-cell table:style-name="ce39" office:value-type="float" office:value="5">
            <text:p>5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27"/>
          <table:table-cell table:style-name="ce31" office:value-type="string">
            <text:p><text:a xlink:href="http://www.seeedstudio.com/depot/OPLopen-parts-library-catalog-c-136_138/">http://www.seeedstudio.com/depot/OPLopen-parts-library-catalog-c-136_138/#312030029</text:a></text:p>
          </table:table-cell>
          <table:table-cell table:number-columns-repeated="1011"/>
        </table:table-row>
        <table:table-row table:style-name="ro4">
          <table:table-cell table:style-name="ce3" office:value-type="float" office:value="304080005">
            <text:p>304080005</text:p>
          </table:table-cell>
          <table:table-cell table:style-name="ce15" office:value-type="string">
            <text:p>SYD3642ASR</text:p>
          </table:table-cell>
          <table:table-cell table:style-name="ce20" office:value-type="string">
            <text:p>LED Red 4-DIG 7-SEG Display</text:p>
          </table:table-cell>
          <table:table-cell table:style-name="ce13" office:value-type="string">
            <text:p>Display</text:p>
          </table:table-cell>
          <table:table-cell table:style-name="ce15" office:value-type="string">
            <text:p>7-4-BYTE-SEG-2.54-30*14*7.3H</text:p>
          </table:table-cell>
          <table:table-cell table:style-name="ce15" office:value-type="string">
            <text:p>FANGZHOU</text:p>
          </table:table-cell>
          <table:table-cell table:style-name="ce30"/>
          <table:table-cell table:style-name="ce34" office:value-type="float" office:value="0.6875">
            <text:p>0.688 </text:p>
          </table:table-cell>
          <table:table-cell table:style-name="ce39" office:value-type="float" office:value="3">
            <text:p>3 </text:p>
          </table:table-cell>
          <table:table-cell table:style-name="ce39" office:value-type="float" office:value="12">
            <text:p>12 </text:p>
          </table:table-cell>
          <table:table-cell table:style-name="ce42" office:value-type="float" office:value="1.2">
            <text:p>1.20 </text:p>
          </table:table-cell>
          <table:table-cell table:style-name="ce27"/>
          <table:table-cell table:style-name="ce31" office:value-type="string">
            <text:p><text:a xlink:href="http://www.seeedstudio.com/depot/OPLopen-parts-library-catalog-c-136_138/">http://www.seeedstudio.com/depot/OPLopen-parts-library-catalog-c-136_138/#304080005</text:a></text:p>
          </table:table-cell>
          <table:table-cell table:number-columns-repeated="1011"/>
        </table:table-row>
        <table:table-row table:style-name="ro4">
          <table:table-cell table:style-name="ce3" office:value-type="float" office:value="301040022">
            <text:p>301040022</text:p>
          </table:table-cell>
          <table:table-cell table:style-name="ce15" office:value-type="string">
            <text:p>WH09-2-103</text:p>
          </table:table-cell>
          <table:table-cell table:style-name="ce20" office:value-type="string">
            <text:p>DIP VR Top Adj 10k;</text:p>
          </table:table-cell>
          <table:table-cell table:style-name="ce13" office:value-type="string">
            <text:p>Resistor </text:p>
          </table:table-cell>
          <table:table-cell table:style-name="ce15" office:value-type="string">
            <text:p>3P-2.5-L20</text:p>
          </table:table-cell>
          <table:table-cell table:style-name="ce15" office:value-type="string">
            <text:p>BAISITE</text:p>
          </table:table-cell>
          <table:table-cell table:style-name="ce30"/>
          <table:table-cell table:style-name="ce34" office:value-type="float" office:value="0.173671875">
            <text:p>0.174 </text:p>
          </table:table-cell>
          <table:table-cell table:style-name="ce39" office:value-type="float" office:value="10">
            <text:p>1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26"/>
          <table:table-cell table:style-name="ce31" office:value-type="string">
            <text:p><text:a xlink:href="http://www.seeedstudio.com/depot/OPLopen-parts-library-catalog-c-136_138/">http://www.seeedstudio.com/depot/OPLopen-parts-library-catalog-c-136_138/#301040022</text:a></text:p>
          </table:table-cell>
          <table:table-cell table:number-columns-repeated="1011"/>
        </table:table-row>
        <table:table-row table:style-name="ro4">
          <table:table-cell table:style-name="ce3" office:value-type="float" office:value="303010086">
            <text:p>303010086</text:p>
          </table:table-cell>
          <table:table-cell table:style-name="ce15" office:value-type="string">
            <text:p>LQM2MPN2R2MG0</text:p>
          </table:table-cell>
          <table:table-cell table:style-name="ce20" office:value-type="string">
            <text:p>SMD Inductor;2.2uH-20%-1.2A </text:p>
          </table:table-cell>
          <table:table-cell table:style-name="ce13" office:value-type="string">
            <text:p>Inductor</text:p>
          </table:table-cell>
          <table:table-cell table:style-name="ce15" office:value-type="string">
            <text:p>0805</text:p>
          </table:table-cell>
          <table:table-cell table:style-name="ce15" office:value-type="string">
            <text:p>AVX</text:p>
          </table:table-cell>
          <table:table-cell table:style-name="ce30"/>
          <table:table-cell table:style-name="ce34" office:value-type="float" office:value="0.1171875">
            <text:p>0.117 </text:p>
          </table:table-cell>
          <table:table-cell table:style-name="ce39" office:value-type="float" office:value="10">
            <text:p>1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26"/>
          <table:table-cell table:style-name="ce31" office:value-type="string">
            <text:p><text:a xlink:href="http://www.seeedstudio.com/depot/OPLopen-parts-library-catalog-c-136_138/">http://www.seeedstudio.com/depot/OPLopen-parts-library-catalog-c-136_138/#303010086</text:a></text:p>
          </table:table-cell>
          <table:table-cell table:number-columns-repeated="1011"/>
        </table:table-row>
        <table:table-row table:style-name="ro4">
          <table:table-cell table:style-name="ce3" office:value-type="float" office:value="301010001">
            <text:p>301010001</text:p>
          </table:table-cell>
          <table:table-cell table:style-name="ce15" office:value-type="string">
            <text:p>RC0402JR-071K5L</text:p>
          </table:table-cell>
          <table:table-cell table:style-name="ce20" office:value-type="string">
            <text:p>SMD RES 1.5K-5%-1/16W</text:p>
          </table:table-cell>
          <table:table-cell table:style-name="ce13" office:value-type="string">
            <text:p>Resistor </text:p>
          </table:table-cell>
          <table:table-cell table:style-name="ce15" office:value-type="string">
            <text:p>0402</text:p>
          </table:table-cell>
          <table:table-cell table:style-name="ce15" office:value-type="string">
            <text:p>YAGEO</text:p>
          </table:table-cell>
          <table:table-cell table:style-name="ce30"/>
          <table:table-cell table:style-name="ce34" office:value-type="float" office:value="0.01">
            <text:p>0.010 </text:p>
          </table:table-cell>
          <table:table-cell table:style-name="ce37" office:value-type="float" office:value="100">
            <text:p>10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26"/>
          <table:table-cell table:style-name="ce31" office:value-type="string">
            <text:p><text:a xlink:href="http://www.seeedstudio.com/depot/OPLopen-parts-library-catalog-c-136_138/">http://www.seeedstudio.com/depot/OPLopen-parts-library-catalog-c-136_138/#301010001</text:a></text:p>
          </table:table-cell>
          <table:table-cell table:number-columns-repeated="1011"/>
        </table:table-row>
        <table:table-row table:style-name="ro4">
          <table:table-cell table:style-name="ce3" office:value-type="float" office:value="301010264">
            <text:p>301010264</text:p>
          </table:table-cell>
          <table:table-cell table:style-name="ce15" office:value-type="string">
            <text:p>RL0805JR-070R1L</text:p>
          </table:table-cell>
          <table:table-cell table:style-name="ce20" office:value-type="string">
            <text:p>SMD RES 0.1R-5%-1/8W</text:p>
          </table:table-cell>
          <table:table-cell table:style-name="ce13" office:value-type="string">
            <text:p>Resistor </text:p>
          </table:table-cell>
          <table:table-cell table:style-name="ce15" office:value-type="string">
            <text:p>0805</text:p>
          </table:table-cell>
          <table:table-cell table:style-name="ce15" office:value-type="string">
            <text:p>YAGEO</text:p>
          </table:table-cell>
          <table:table-cell table:style-name="ce30"/>
          <table:table-cell table:style-name="ce34" office:value-type="float" office:value="0.01">
            <text:p>0.010 </text:p>
          </table:table-cell>
          <table:table-cell table:style-name="ce39" office:value-type="float" office:value="50">
            <text:p>5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<text:a xlink:href="http://www.seeedstudio.com/depot/OPLopen-parts-library-catalog-c-136_138/">http://www.seeedstudio.com/depot/OPLopen-parts-library-catalog-c-136_138/#301010264</text:a></text:p>
          </table:table-cell>
          <table:table-cell table:number-columns-repeated="1011"/>
        </table:table-row>
        <table:table-row table:style-name="ro4">
          <table:table-cell table:style-name="ce3" office:value-type="float" office:value="304090086">
            <text:p>304090086</text:p>
          </table:table-cell>
          <table:table-cell table:style-name="ce15" office:value-type="string">
            <text:p>504RGBW-K</text:p>
          </table:table-cell>
          <table:table-cell table:style-name="ce20" office:value-type="string">
            <text:p>DIP LED Vaporous-RGB</text:p>
          </table:table-cell>
          <table:table-cell table:style-name="ce13" office:value-type="string">
            <text:p>LED</text:p>
          </table:table-cell>
          <table:table-cell table:style-name="ce15" office:value-type="string">
            <text:p>Radial-2P-2.54-5mm</text:p>
          </table:table-cell>
          <table:table-cell table:style-name="ce15" office:value-type="string">
            <text:p>chengguangxing</text:p>
          </table:table-cell>
          <table:table-cell table:style-name="ce30"/>
          <table:table-cell table:style-name="ce34" office:value-type="float" office:value="0.0859375">
            <text:p>0.086 </text:p>
          </table:table-cell>
          <table:table-cell table:style-name="ce39" office:value-type="float" office:value="20">
            <text:p>2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04090086</text:p>
          </table:table-cell>
          <table:table-cell table:number-columns-repeated="1011"/>
        </table:table-row>
        <table:table-row table:style-name="ro4">
          <table:table-cell table:style-name="ce3" office:value-type="float" office:value="320170002">
            <text:p>320170002</text:p>
          </table:table-cell>
          <table:table-cell table:style-name="ce15"/>
          <table:table-cell table:style-name="ce20" office:value-type="string">
            <text:p>DIP CR1220 Cell Battery Holder</text:p>
          </table:table-cell>
          <table:table-cell table:style-name="ce13" office:value-type="string">
            <text:p>Connector </text:p>
          </table:table-cell>
          <table:table-cell table:style-name="ce15" office:value-type="string">
            <text:p>Metal CR1220-D13.5*H5.0mm</text:p>
          </table:table-cell>
          <table:table-cell table:style-name="ce15"/>
          <table:table-cell table:style-name="ce30"/>
          <table:table-cell table:style-name="ce34" office:value-type="float" office:value="0.0184765625">
            <text:p>0.018 </text:p>
          </table:table-cell>
          <table:table-cell table:style-name="ce39" office:value-type="float" office:value="50">
            <text:p>5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20170002</text:p>
          </table:table-cell>
          <table:table-cell table:number-columns-repeated="1011"/>
        </table:table-row>
        <table:table-row table:style-name="ro4">
          <table:table-cell table:style-name="ce3" office:value-type="float" office:value="323050000">
            <text:p>323050000</text:p>
          </table:table-cell>
          <table:table-cell table:style-name="ce15"/>
          <table:table-cell table:style-name="ce20" office:value-type="string">
            <text:p>Folding Clasps</text:p>
          </table:table-cell>
          <table:table-cell table:style-name="ce13" office:value-type="string">
            <text:p>Connector </text:p>
          </table:table-cell>
          <table:table-cell table:style-name="ce15" office:value-type="string">
            <text:p>D11.5*H6.0mm</text:p>
          </table:table-cell>
          <table:table-cell table:style-name="ce15" office:value-type="string">
            <text:p>JJWJ</text:p>
          </table:table-cell>
          <table:table-cell table:style-name="ce30"/>
          <table:table-cell table:style-name="ce34" office:value-type="float" office:value="0.031796875">
            <text:p>0.032 </text:p>
          </table:table-cell>
          <table:table-cell table:style-name="ce39" office:value-type="float" office:value="50">
            <text:p>50 </text:p>
          </table:table-cell>
          <table:table-cell table:style-name="ce39" office:value-type="float" office:value="1">
            <text:p>1 </text:p>
          </table:table-cell>
          <table:table-cell table:style-name="ce42" office:value-type="float" office:value="0.1">
            <text:p>0.10 </text:p>
          </table:table-cell>
          <table:table-cell table:style-name="ce30"/>
          <table:table-cell table:style-name="ce31" office:value-type="string">
            <text:p>http://www.seeedstudio.com/depot/OPLopen-parts-library-catalog-c-136_138/#323050000</text:p>
          </table:table-cell>
          <table:table-cell table:number-columns-repeated="1011"/>
        </table:table-row>
        <table:table-row table:style-name="ro4">
          <table:table-cell table:style-name="ce3" office:value-type="float" office:value="304080004">
            <text:p>304080004</text:p>
          </table:table-cell>
          <table:table-cell table:style-name="ce15" office:value-type="string">
            <text:p>SP400561N</text:p>
          </table:table-cell>
          <table:table-cell table:style-name="ce20" office:value-type="string">
            <text:p>LED 10 SEG Gauge Bar</text:p>
          </table:table-cell>
          <table:table-cell table:style-name="ce13" office:value-type="string">
            <text:p>Display</text:p>
          </table:table-cell>
          <table:table-cell table:style-name="ce15" office:value-type="string">
            <text:p>33.02*15.24mm</text:p>
          </table:table-cell>
          <table:table-cell table:style-name="ce15" office:value-type="string">
            <text:p>SP400561N</text:p>
          </table:table-cell>
          <table:table-cell table:style-name="ce30"/>
          <table:table-cell table:style-name="ce34" office:value-type="float" office:value="0.515625">
            <text:p>0.516 </text:p>
          </table:table-cell>
          <table:table-cell table:style-name="ce39" office:value-type="float" office:value="1">
            <text:p>1 </text:p>
          </table:table-cell>
          <table:table-cell table:style-name="ce39" office:value-type="float" office:value="20">
            <text:p>20 </text:p>
          </table:table-cell>
          <table:table-cell table:style-name="ce42" office:value-type="float" office:value="2">
            <text:p>2.00 </text:p>
          </table:table-cell>
          <table:table-cell table:style-name="ce30"/>
          <table:table-cell table:style-name="ce31" office:value-type="string">
            <text:p>http://www.seeedstudio.com/depot/OPLopen-parts-library-catalog-c-136_138/#304080004</text:p>
          </table:table-cell>
          <table:table-cell table:number-columns-repeated="1011"/>
        </table:table-row>
        <table:table-row table:style-name="ro4">
          <table:table-cell table:style-name="ce3" office:value-type="float" office:value="320030097">
            <text:p>320030097</text:p>
          </table:table-cell>
          <table:table-cell table:style-name="ce15" office:value-type="string">
            <text:p>FBM1211-1001A01B1AF</text:p>
          </table:table-cell>
          <table:table-cell table:style-name="ce20" office:value-type="string">
            <text:p>SMD Black Female Header</text:p>
          </table:table-cell>
          <table:table-cell table:style-name="ce13" office:value-type="string">
            <text:p>Connector </text:p>
          </table:table-cell>
          <table:table-cell table:style-name="ce15" office:value-type="string">
            <text:p>1*10P-2.0-L20.5*W2.5*H2.4-R/A</text:p>
          </table:table-cell>
          <table:table-cell table:style-name="ce15" office:value-type="string">
            <text:p>YXCON</text:p>
          </table:table-cell>
          <table:table-cell table:style-name="ce30"/>
          <table:table-cell table:style-name="ce34" office:value-type="float" office:value="0.19921875">
            <text:p>0.199 </text:p>
          </table:table-cell>
          <table:table-cell table:number-columns-repeated="2" table:style-name="ce39" office:value-type="float" office:value="10">
            <text:p>10 </text:p>
          </table:table-cell>
          <table:table-cell table:style-name="ce42" office:value-type="float" office:value="1">
            <text:p>1.00 </text:p>
          </table:table-cell>
          <table:table-cell table:style-name="ce30"/>
          <table:table-cell table:style-name="ce31" office:value-type="string">
            <text:p>http://www.seeedstudio.com/depot/OPLopen-parts-library-catalog-c-136_138/#320030097</text:p>
          </table:table-cell>
          <table:table-cell table:number-columns-repeated="1011"/>
        </table:table-row>
        <table:table-row table:style-name="ro4">
          <table:table-cell table:style-name="ce3" office:value-type="float" office:value="310010016">
            <text:p>310010016</text:p>
          </table:table-cell>
          <table:table-cell table:style-name="ce15" office:value-type="string">
            <text:p>ATMEGA32U4-MUR</text:p>
          </table:table-cell>
          <table:table-cell table:style-name="ce20" office:value-type="string">
            <text:p>SMD IC MCU;AVR;USB;8-Bit;32KB;16MHz;1.8-5.5V</text:p>
          </table:table-cell>
          <table:table-cell table:style-name="ce13" office:value-type="string">
            <text:p>IC </text:p>
          </table:table-cell>
          <table:table-cell table:style-name="ce15" office:value-type="string">
            <text:p>VQFN-44</text:p>
          </table:table-cell>
          <table:table-cell table:style-name="ce15" office:value-type="string">
            <text:p>Atmel</text:p>
          </table:table-cell>
          <table:table-cell table:style-name="ce30"/>
          <table:table-cell table:style-name="ce34" office:value-type="float" office:value="6.5">
            <text:p>6.500 </text:p>
          </table:table-cell>
          <table:table-cell table:style-name="ce39" office:value-type="float" office:value="1">
            <text:p>1 </text:p>
          </table:table-cell>
          <table:table-cell table:style-name="ce39" office:value-type="float" office:value="44">
            <text:p>44 </text:p>
          </table:table-cell>
          <table:table-cell table:style-name="ce42" office:value-type="float" office:value="4.4">
            <text:p>4.40 </text:p>
          </table:table-cell>
          <table:table-cell table:style-name="ce30"/>
          <table:table-cell table:style-name="ce31" office:value-type="string">
            <text:p>http://www.seeedstudio.com/depot/OPLopen-parts-library-catalog-c-136_138/#310010016</text:p>
          </table:table-cell>
          <table:table-cell table:number-columns-repeated="1011"/>
        </table:table-row>
        <table:table-row table:style-name="ro4">
          <table:table-cell table:style-name="ce3" office:value-type="float" office:value="303030006">
            <text:p>303030006</text:p>
          </table:table-cell>
          <table:table-cell table:style-name="ce15" office:value-type="string">
            <text:p>BLM21PG331SN1D</text:p>
          </table:table-cell>
          <table:table-cell table:style-name="ce20" office:value-type="string">
            <text:p>SMD Ferrite Bead 330R-1500mA</text:p>
          </table:table-cell>
          <table:table-cell table:style-name="ce13" office:value-type="string">
            <text:p>Inductor</text:p>
          </table:table-cell>
          <table:table-cell table:style-name="ce15" office:value-type="string">
            <text:p>0805</text:p>
          </table:table-cell>
          <table:table-cell table:style-name="ce15" office:value-type="string">
            <text:p>Murata</text:p>
          </table:table-cell>
          <table:table-cell table:style-name="ce30"/>
          <table:table-cell table:style-name="ce34" office:value-type="float" office:value="0.03125">
            <text:p>0.031 </text:p>
          </table:table-cell>
          <table:table-cell table:style-name="ce39" office:value-type="float" office:value="50">
            <text:p>5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03030006</text:p>
          </table:table-cell>
          <table:table-cell table:number-columns-repeated="1011"/>
        </table:table-row>
        <table:table-row table:style-name="ro4">
          <table:table-cell table:style-name="ce3" office:value-type="float" office:value="310030105">
            <text:p>310030105</text:p>
          </table:table-cell>
          <table:table-cell table:style-name="ce15" office:value-type="string">
            <text:p>TD1410</text:p>
          </table:table-cell>
          <table:table-cell table:style-name="ce20" office:value-type="string">
            <text:p>SMD IC PMIC;Vin 3.6V-20V;Vout 1.325V-18V;Iout 2A;With-EN</text:p>
          </table:table-cell>
          <table:table-cell table:style-name="ce13" office:value-type="string">
            <text:p>IC </text:p>
          </table:table-cell>
          <table:table-cell table:style-name="ce15" office:value-type="string">
            <text:p>SOP8</text:p>
          </table:table-cell>
          <table:table-cell table:style-name="ce15" office:value-type="string">
            <text:p>Techcode</text:p>
          </table:table-cell>
          <table:table-cell table:style-name="ce30"/>
          <table:table-cell table:style-name="ce34" office:value-type="float" office:value="0.4">
            <text:p>0.400 </text:p>
          </table:table-cell>
          <table:table-cell table:style-name="ce39" office:value-type="float" office:value="5">
            <text:p>5 </text:p>
          </table:table-cell>
          <table:table-cell table:style-name="ce39" office:value-type="float" office:value="8">
            <text:p>8 </text:p>
          </table:table-cell>
          <table:table-cell table:style-name="ce42" office:value-type="float" office:value="0.8">
            <text:p>0.80 </text:p>
          </table:table-cell>
          <table:table-cell table:style-name="ce30"/>
          <table:table-cell table:style-name="ce31" office:value-type="string">
            <text:p>http://www.seeedstudio.com/depot/OPLopen-parts-library-catalog-c-136_138/#310030105</text:p>
          </table:table-cell>
          <table:table-cell table:number-columns-repeated="1011"/>
        </table:table-row>
        <table:table-row table:style-name="ro4">
          <table:table-cell table:style-name="ce3" office:value-type="float" office:value="310030161">
            <text:p>310030161</text:p>
          </table:table-cell>
          <table:table-cell table:style-name="ce15" office:value-type="string">
            <text:p>ETA3410D2I-T</text:p>
          </table:table-cell>
          <table:table-cell table:style-name="ce20" office:value-type="string">
            <text:p>SMD PMIC;DC-DC;Vin 2.6-5.5V,Adj;2A;3MHz;Sync;Buck;1-Ch</text:p>
          </table:table-cell>
          <table:table-cell table:style-name="ce13" office:value-type="string">
            <text:p>IC </text:p>
          </table:table-cell>
          <table:table-cell table:style-name="ce15" office:value-type="string">
            <text:p>DFN(2*2)-8</text:p>
          </table:table-cell>
          <table:table-cell table:style-name="ce15" office:value-type="string">
            <text:p>ETA</text:p>
          </table:table-cell>
          <table:table-cell table:style-name="ce30"/>
          <table:table-cell table:style-name="ce34" office:value-type="float" office:value="0.3">
            <text:p>0.300 </text:p>
          </table:table-cell>
          <table:table-cell table:style-name="ce39" office:value-type="float" office:value="5">
            <text:p>5 </text:p>
          </table:table-cell>
          <table:table-cell table:style-name="ce39" office:value-type="float" office:value="8">
            <text:p>8 </text:p>
          </table:table-cell>
          <table:table-cell table:style-name="ce42" office:value-type="float" office:value="0.8">
            <text:p>0.80 </text:p>
          </table:table-cell>
          <table:table-cell table:style-name="ce30"/>
          <table:table-cell table:style-name="ce31" office:value-type="string">
            <text:p>http://www.seeedstudio.com/depot/OPLopen-parts-library-catalog-c-136_138/#310030161</text:p>
          </table:table-cell>
          <table:table-cell table:number-columns-repeated="1011"/>
        </table:table-row>
        <table:table-row table:style-name="ro4">
          <table:table-cell table:style-name="ce3" office:value-type="float" office:value="310030153">
            <text:p>310030153</text:p>
          </table:table-cell>
          <table:table-cell table:style-name="ce15" office:value-type="string">
            <text:p>ETA1036-50S2F-T</text:p>
          </table:table-cell>
          <table:table-cell table:style-name="ce20" office:value-type="string">
            <text:p>SMD PMIC;DC-DC;Vin 0.6-4.5V;3W;2MHz;Boost;1-Ch</text:p>
          </table:table-cell>
          <table:table-cell table:style-name="ce13" office:value-type="string">
            <text:p>IC </text:p>
          </table:table-cell>
          <table:table-cell table:style-name="ce15" office:value-type="string">
            <text:p>SOT23-5</text:p>
          </table:table-cell>
          <table:table-cell table:style-name="ce15" office:value-type="string">
            <text:p>ETA</text:p>
          </table:table-cell>
          <table:table-cell table:style-name="ce30"/>
          <table:table-cell table:style-name="ce34" office:value-type="float" office:value="0.35">
            <text:p>0.350 </text:p>
          </table:table-cell>
          <table:table-cell table:number-columns-repeated="2" table:style-name="ce39" office:value-type="float" office:value="5">
            <text:p>5 </text:p>
          </table:table-cell>
          <table:table-cell table:style-name="ce42" office:value-type="float" office:value="0.5">
            <text:p>0.50 </text:p>
          </table:table-cell>
          <table:table-cell table:style-name="ce30"/>
          <table:table-cell table:style-name="ce31" office:value-type="string">
            <text:p>http://www.seeedstudio.com/depot/OPLopen-parts-library-catalog-c-136_138/#310030153</text:p>
          </table:table-cell>
          <table:table-cell table:number-columns-repeated="1011"/>
        </table:table-row>
        <table:table-row table:style-name="ro4">
          <table:table-cell table:style-name="ce5" office:value-type="float" office:value="301020003">
            <text:p>301020003</text:p>
          </table:table-cell>
          <table:table-cell table:style-name="ce15" office:value-type="string">
            <text:p>FHCFR-1/4W-331J</text:p>
          </table:table-cell>
          <table:table-cell table:style-name="ce20" office:value-type="string">
            <text:p>DIP RES 330R-5%-1/4W;Axial-D2.3*L6.5mm</text:p>
          </table:table-cell>
          <table:table-cell table:style-name="ce15" office:value-type="string">
            <text:p>Resistor </text:p>
          </table:table-cell>
          <table:table-cell table:style-name="ce15" office:value-type="string">
            <text:p>Axial-D2.3*L6.5mm</text:p>
          </table:table-cell>
          <table:table-cell table:style-name="ce15" office:value-type="string">
            <text:p>Fenghua</text:p>
          </table:table-cell>
          <table:table-cell table:style-name="ce30"/>
          <table:table-cell table:style-name="ce34" office:value-type="float" office:value="0.01">
            <text:p>0.010 </text:p>
          </table:table-cell>
          <table:table-cell table:style-name="ce37" office:value-type="float" office:value="100">
            <text:p>10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01020003</text:p>
          </table:table-cell>
          <table:table-cell table:number-columns-repeated="1011"/>
        </table:table-row>
        <table:table-row table:style-name="ro4">
          <table:table-cell table:style-name="ce5" office:value-type="float" office:value="301020029">
            <text:p>301020029</text:p>
          </table:table-cell>
          <table:table-cell table:style-name="ce15" office:value-type="string">
            <text:p>FHCFR-1/4W-471J</text:p>
          </table:table-cell>
          <table:table-cell table:style-name="ce20" office:value-type="string">
            <text:p>DIP RES 470R-5%-1/4W;Axial-D2.3*L6.5mm</text:p>
          </table:table-cell>
          <table:table-cell table:style-name="ce15" office:value-type="string">
            <text:p>Resistor </text:p>
          </table:table-cell>
          <table:table-cell table:style-name="ce15" office:value-type="string">
            <text:p>Axial-D2.3*L6.5mm</text:p>
          </table:table-cell>
          <table:table-cell table:style-name="ce15" office:value-type="string">
            <text:p>Fenghua</text:p>
          </table:table-cell>
          <table:table-cell table:style-name="ce30"/>
          <table:table-cell table:style-name="ce34" office:value-type="float" office:value="0.01">
            <text:p>0.010 </text:p>
          </table:table-cell>
          <table:table-cell table:style-name="ce37" office:value-type="float" office:value="100">
            <text:p>10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01020029</text:p>
          </table:table-cell>
          <table:table-cell table:number-columns-repeated="1011"/>
        </table:table-row>
        <table:table-row table:style-name="ro4">
          <table:table-cell table:style-name="ce5" office:value-type="float" office:value="301020000">
            <text:p>301020000</text:p>
          </table:table-cell>
          <table:table-cell table:style-name="ce15" office:value-type="string">
            <text:p>FHCFR-1/4W-102J</text:p>
          </table:table-cell>
          <table:table-cell table:style-name="ce20" office:value-type="string">
            <text:p>DIP RES 1K-5%-1/4W;Axial-D2.3*L6.5mm</text:p>
          </table:table-cell>
          <table:table-cell table:style-name="ce15" office:value-type="string">
            <text:p>Resistor </text:p>
          </table:table-cell>
          <table:table-cell table:style-name="ce15" office:value-type="string">
            <text:p>Axial-D2.3*L6.5mm</text:p>
          </table:table-cell>
          <table:table-cell table:style-name="ce15" office:value-type="string">
            <text:p>Fenghua</text:p>
          </table:table-cell>
          <table:table-cell table:style-name="ce30"/>
          <table:table-cell table:style-name="ce34" office:value-type="float" office:value="0.01">
            <text:p>0.010 </text:p>
          </table:table-cell>
          <table:table-cell table:style-name="ce37" office:value-type="float" office:value="100">
            <text:p>10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01020000</text:p>
          </table:table-cell>
          <table:table-cell table:number-columns-repeated="1011"/>
        </table:table-row>
        <table:table-row table:style-name="ro4">
          <table:table-cell table:style-name="ce5" office:value-type="float" office:value="301020001">
            <text:p>301020001</text:p>
          </table:table-cell>
          <table:table-cell table:style-name="ce15" office:value-type="string">
            <text:p>FHCFR-1/4W-103J</text:p>
          </table:table-cell>
          <table:table-cell table:style-name="ce20" office:value-type="string">
            <text:p>DIP RES 10K-5%-1/4W;Axial-D2.3*L6.5mm</text:p>
          </table:table-cell>
          <table:table-cell table:style-name="ce15" office:value-type="string">
            <text:p>Resistor </text:p>
          </table:table-cell>
          <table:table-cell table:style-name="ce15" office:value-type="string">
            <text:p>Axial-D2.3*L6.5mm</text:p>
          </table:table-cell>
          <table:table-cell table:style-name="ce15" office:value-type="string">
            <text:p>Fenghua</text:p>
          </table:table-cell>
          <table:table-cell table:style-name="ce30"/>
          <table:table-cell table:style-name="ce34" office:value-type="float" office:value="0.01">
            <text:p>0.010 </text:p>
          </table:table-cell>
          <table:table-cell table:style-name="ce37" office:value-type="float" office:value="100">
            <text:p>10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01020001</text:p>
          </table:table-cell>
          <table:table-cell table:number-columns-repeated="1011"/>
        </table:table-row>
        <table:table-row table:style-name="ro4">
          <table:table-cell table:style-name="ce5" office:value-type="float" office:value="302010022">
            <text:p>302010022</text:p>
          </table:table-cell>
          <table:table-cell table:style-name="ce15" office:value-type="string">
            <text:p>CC0402KRX7R9BB222</text:p>
          </table:table-cell>
          <table:table-cell table:style-name="ce20" office:value-type="string">
            <text:p>SMD CAP Ceramic 2.2nF-50V-10%-X7R</text:p>
          </table:table-cell>
          <table:table-cell table:style-name="ce15" office:value-type="string">
            <text:p>Capacitor</text:p>
          </table:table-cell>
          <table:table-cell table:style-name="ce15" office:value-type="string">
            <text:p>0402</text:p>
          </table:table-cell>
          <table:table-cell table:style-name="ce15" office:value-type="string">
            <text:p>YAGEO</text:p>
          </table:table-cell>
          <table:table-cell table:style-name="ce30"/>
          <table:table-cell table:style-name="ce34" office:value-type="float" office:value="0.01">
            <text:p>0.010 </text:p>
          </table:table-cell>
          <table:table-cell table:style-name="ce37" office:value-type="float" office:value="100">
            <text:p>10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02010022</text:p>
          </table:table-cell>
          <table:table-cell table:number-columns-repeated="1011"/>
        </table:table-row>
        <table:table-row table:style-name="ro4">
          <table:table-cell table:style-name="ce5" office:value-type="float" office:value="301010466">
            <text:p>301010466</text:p>
          </table:table-cell>
          <table:table-cell table:style-name="ce15" office:value-type="string">
            <text:p>RC0402FR-07330RL</text:p>
          </table:table-cell>
          <table:table-cell table:style-name="ce20" office:value-type="string">
            <text:p>SMD RES 330R-1%-1/16W;0402</text:p>
          </table:table-cell>
          <table:table-cell table:style-name="ce15" office:value-type="string">
            <text:p>Resistor </text:p>
          </table:table-cell>
          <table:table-cell table:style-name="ce15" office:value-type="string">
            <text:p>0402</text:p>
          </table:table-cell>
          <table:table-cell table:style-name="ce15" office:value-type="string">
            <text:p>YAGEO</text:p>
          </table:table-cell>
          <table:table-cell table:style-name="ce30"/>
          <table:table-cell table:style-name="ce34" office:value-type="float" office:value="0.01">
            <text:p>0.010 </text:p>
          </table:table-cell>
          <table:table-cell table:style-name="ce37" office:value-type="float" office:value="100">
            <text:p>10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01010466</text:p>
          </table:table-cell>
          <table:table-cell table:number-columns-repeated="1011"/>
        </table:table-row>
        <table:table-row table:style-name="ro4">
          <table:table-cell table:style-name="ce5" office:value-type="float" office:value="301010052">
            <text:p>301010052</text:p>
          </table:table-cell>
          <table:table-cell table:style-name="ce15" office:value-type="string">
            <text:p>RC0402FR-0722RL</text:p>
          </table:table-cell>
          <table:table-cell table:style-name="ce20" office:value-type="string">
            <text:p>SMD RES 22R-1%-1/16W</text:p>
          </table:table-cell>
          <table:table-cell table:style-name="ce15" office:value-type="string">
            <text:p>Resistor </text:p>
          </table:table-cell>
          <table:table-cell table:style-name="ce15" office:value-type="string">
            <text:p>0402</text:p>
          </table:table-cell>
          <table:table-cell table:style-name="ce15" office:value-type="string">
            <text:p>YAGEO</text:p>
          </table:table-cell>
          <table:table-cell table:style-name="ce30"/>
          <table:table-cell table:style-name="ce34" office:value-type="float" office:value="0.01">
            <text:p>0.010 </text:p>
          </table:table-cell>
          <table:table-cell table:style-name="ce37" office:value-type="float" office:value="100">
            <text:p>10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01010052</text:p>
          </table:table-cell>
          <table:table-cell table:number-columns-repeated="1011"/>
        </table:table-row>
        <table:table-row table:style-name="ro4">
          <table:table-cell table:style-name="ce5" office:value-type="float" office:value="301010010">
            <text:p>301010010</text:p>
          </table:table-cell>
          <table:table-cell table:style-name="ce15" office:value-type="string">
            <text:p>RC0402JR-074K7L</text:p>
          </table:table-cell>
          <table:table-cell table:style-name="ce20" office:value-type="string">
            <text:p>SMD RES 4.7K-5%-1/16W</text:p>
          </table:table-cell>
          <table:table-cell table:style-name="ce15" office:value-type="string">
            <text:p>Resistor </text:p>
          </table:table-cell>
          <table:table-cell table:style-name="ce15" office:value-type="string">
            <text:p>0402</text:p>
          </table:table-cell>
          <table:table-cell table:style-name="ce15" office:value-type="string">
            <text:p>YAGEO</text:p>
          </table:table-cell>
          <table:table-cell table:style-name="ce30"/>
          <table:table-cell table:style-name="ce34" office:value-type="float" office:value="0.01">
            <text:p>0.010 </text:p>
          </table:table-cell>
          <table:table-cell table:style-name="ce37" office:value-type="float" office:value="100">
            <text:p>10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01010010</text:p>
          </table:table-cell>
          <table:table-cell table:number-columns-repeated="1011"/>
        </table:table-row>
        <table:table-row table:style-name="ro4">
          <table:table-cell table:style-name="ce5" office:value-type="float" office:value="301010005">
            <text:p>301010005</text:p>
          </table:table-cell>
          <table:table-cell table:style-name="ce15" office:value-type="string">
            <text:p>RC0402JR-0747KL</text:p>
          </table:table-cell>
          <table:table-cell table:style-name="ce20" office:value-type="string">
            <text:p>SMD RES 47K-5%-1/16W</text:p>
          </table:table-cell>
          <table:table-cell table:style-name="ce15" office:value-type="string">
            <text:p>Resistor </text:p>
          </table:table-cell>
          <table:table-cell table:style-name="ce15" office:value-type="string">
            <text:p>0402</text:p>
          </table:table-cell>
          <table:table-cell table:style-name="ce15" office:value-type="string">
            <text:p>YAGEO</text:p>
          </table:table-cell>
          <table:table-cell table:style-name="ce30"/>
          <table:table-cell table:style-name="ce34" office:value-type="float" office:value="0.01">
            <text:p>0.010 </text:p>
          </table:table-cell>
          <table:table-cell table:style-name="ce37" office:value-type="float" office:value="100">
            <text:p>10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01010005</text:p>
          </table:table-cell>
          <table:table-cell table:number-columns-repeated="1011"/>
        </table:table-row>
        <table:table-row table:style-name="ro4">
          <table:table-cell table:style-name="ce5" office:value-type="float" office:value="314020026">
            <text:p>314020026</text:p>
          </table:table-cell>
          <table:table-cell table:style-name="ce15" office:value-type="string">
            <text:p>GUVA-S12SD</text:p>
          </table:table-cell>
          <table:table-cell table:style-name="ce20" office:value-type="string">
            <text:p>SMD UV Sensor</text:p>
          </table:table-cell>
          <table:table-cell table:style-name="ce15" office:value-type="string">
            <text:p>Sensor</text:p>
          </table:table-cell>
          <table:table-cell table:style-name="ce15" office:value-type="string">
            <text:p>SMD3528</text:p>
          </table:table-cell>
          <table:table-cell table:style-name="ce15" office:value-type="string">
            <text:p>GENICOM</text:p>
          </table:table-cell>
          <table:table-cell table:style-name="ce30"/>
          <table:table-cell table:style-name="ce34" office:value-type="float" office:value="3.1796875">
            <text:p>3.180 </text:p>
          </table:table-cell>
          <table:table-cell table:style-name="ce37" office:value-type="float" office:value="1">
            <text:p>1 </text:p>
          </table:table-cell>
          <table:table-cell table:style-name="ce39" office:value-type="float" office:value="4">
            <text:p>4 </text:p>
          </table:table-cell>
          <table:table-cell table:style-name="ce42" office:value-type="float" office:value="0.4">
            <text:p>0.40 </text:p>
          </table:table-cell>
          <table:table-cell table:style-name="ce30"/>
          <table:table-cell table:style-name="ce31" office:value-type="string">
            <text:p>http://www.seeedstudio.com/depot/OPLopen-parts-library-catalog-c-136_138/#314020026</text:p>
          </table:table-cell>
          <table:table-cell table:number-columns-repeated="1011"/>
        </table:table-row>
        <table:table-row table:style-name="ro4">
          <table:table-cell table:style-name="ce3" office:value-type="float" office:value="301010009">
            <text:p>301010009</text:p>
          </table:table-cell>
          <table:table-cell table:style-name="ce15" office:value-type="string">
            <text:p>RC0402JR-071ML</text:p>
          </table:table-cell>
          <table:table-cell table:style-name="ce20" office:value-type="string">
            <text:p>SMD RES 1M-5%-1/16W</text:p>
          </table:table-cell>
          <table:table-cell table:style-name="ce15" office:value-type="string">
            <text:p>Resistor</text:p>
          </table:table-cell>
          <table:table-cell table:style-name="ce15" office:value-type="string">
            <text:p>0402</text:p>
          </table:table-cell>
          <table:table-cell table:style-name="ce15" office:value-type="string">
            <text:p>YAGEO</text:p>
          </table:table-cell>
          <table:table-cell table:style-name="ce30"/>
          <table:table-cell table:style-name="ce34" office:value-type="float" office:value="0.01">
            <text:p>0.010 </text:p>
          </table:table-cell>
          <table:table-cell table:style-name="ce37" office:value-type="float" office:value="100">
            <text:p>10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01010009</text:p>
          </table:table-cell>
          <table:table-cell table:number-columns-repeated="1011"/>
        </table:table-row>
        <table:table-row table:style-name="ro4">
          <table:table-cell table:style-name="ce3" office:value-type="float" office:value="301010124">
            <text:p>301010124</text:p>
          </table:table-cell>
          <table:table-cell table:style-name="ce15" office:value-type="string">
            <text:p>RC0603JR-072K2L</text:p>
          </table:table-cell>
          <table:table-cell table:style-name="ce20" office:value-type="string">
            <text:p>SMD RES 2.2K-5%-1/10W</text:p>
          </table:table-cell>
          <table:table-cell table:style-name="ce15" office:value-type="string">
            <text:p>Resistor</text:p>
          </table:table-cell>
          <table:table-cell table:style-name="ce15" office:value-type="string">
            <text:p>0603</text:p>
          </table:table-cell>
          <table:table-cell table:style-name="ce15" office:value-type="string">
            <text:p>YAGEO</text:p>
          </table:table-cell>
          <table:table-cell table:style-name="ce30"/>
          <table:table-cell table:style-name="ce34" office:value-type="float" office:value="0.01">
            <text:p>0.010 </text:p>
          </table:table-cell>
          <table:table-cell table:style-name="ce37" office:value-type="float" office:value="100">
            <text:p>10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01010124</text:p>
          </table:table-cell>
          <table:table-cell table:number-columns-repeated="1011"/>
        </table:table-row>
        <table:table-row table:style-name="ro4">
          <table:table-cell table:style-name="ce3" office:value-type="float" office:value="301010158">
            <text:p>301010158</text:p>
          </table:table-cell>
          <table:table-cell table:style-name="ce15" office:value-type="string">
            <text:p>RC0603FR-0716KL</text:p>
          </table:table-cell>
          <table:table-cell table:style-name="ce20" office:value-type="string">
            <text:p>SMD RES 16K-1%-1/10W</text:p>
          </table:table-cell>
          <table:table-cell table:style-name="ce15" office:value-type="string">
            <text:p>Resistor</text:p>
          </table:table-cell>
          <table:table-cell table:style-name="ce15" office:value-type="string">
            <text:p>0603</text:p>
          </table:table-cell>
          <table:table-cell table:style-name="ce15" office:value-type="string">
            <text:p>YAGEO</text:p>
          </table:table-cell>
          <table:table-cell table:style-name="ce30"/>
          <table:table-cell table:style-name="ce34" office:value-type="float" office:value="0.01">
            <text:p>0.010 </text:p>
          </table:table-cell>
          <table:table-cell table:style-name="ce37" office:value-type="float" office:value="100">
            <text:p>10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01010158</text:p>
          </table:table-cell>
          <table:table-cell table:number-columns-repeated="1011"/>
        </table:table-row>
        <table:table-row table:style-name="ro4">
          <table:table-cell table:style-name="ce3" office:value-type="float" office:value="301010221">
            <text:p>301010221</text:p>
          </table:table-cell>
          <table:table-cell table:style-name="ce15" office:value-type="string">
            <text:p>RC0603FR-072KL</text:p>
          </table:table-cell>
          <table:table-cell table:style-name="ce20" office:value-type="string">
            <text:p>SMD RES 2K-1%-1/10W</text:p>
          </table:table-cell>
          <table:table-cell table:style-name="ce15" office:value-type="string">
            <text:p>Resistor</text:p>
          </table:table-cell>
          <table:table-cell table:style-name="ce15" office:value-type="string">
            <text:p>0603</text:p>
          </table:table-cell>
          <table:table-cell table:style-name="ce15" office:value-type="string">
            <text:p>YAGEO</text:p>
          </table:table-cell>
          <table:table-cell table:style-name="ce30"/>
          <table:table-cell table:style-name="ce34" office:value-type="float" office:value="0.01">
            <text:p>0.010 </text:p>
          </table:table-cell>
          <table:table-cell table:style-name="ce37" office:value-type="float" office:value="100">
            <text:p>10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01010221</text:p>
          </table:table-cell>
          <table:table-cell table:number-columns-repeated="1011"/>
        </table:table-row>
        <table:table-row table:style-name="ro4">
          <table:table-cell table:style-name="ce3" office:value-type="float" office:value="302010012">
            <text:p>302010012</text:p>
          </table:table-cell>
          <table:table-cell table:style-name="ce15" office:value-type="string">
            <text:p>CC0402JRNPO9BN101</text:p>
          </table:table-cell>
          <table:table-cell table:style-name="ce20" office:value-type="string">
            <text:p>SMD CAP Ceramic 100pF-50V-5%-NPO</text:p>
          </table:table-cell>
          <table:table-cell table:style-name="ce15" office:value-type="string">
            <text:p>Capacitor</text:p>
          </table:table-cell>
          <table:table-cell table:style-name="ce15" office:value-type="string">
            <text:p>0402</text:p>
          </table:table-cell>
          <table:table-cell table:style-name="ce15" office:value-type="string">
            <text:p>YAGEO</text:p>
          </table:table-cell>
          <table:table-cell table:style-name="ce30"/>
          <table:table-cell table:style-name="ce34" office:value-type="float" office:value="0.01">
            <text:p>0.010 </text:p>
          </table:table-cell>
          <table:table-cell table:style-name="ce37" office:value-type="float" office:value="100">
            <text:p>10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02010012</text:p>
          </table:table-cell>
          <table:table-cell table:number-columns-repeated="1011"/>
        </table:table-row>
        <table:table-row table:style-name="ro4">
          <table:table-cell table:style-name="ce3" office:value-type="float" office:value="302010021">
            <text:p>302010021</text:p>
          </table:table-cell>
          <table:table-cell table:style-name="ce15" office:value-type="string">
            <text:p>CC0402BRNPO9BN1R0</text:p>
          </table:table-cell>
          <table:table-cell table:style-name="ce20" office:value-type="string">
            <text:p>SMD CAP Ceramic 1pF-50V-0.1pF-NPO</text:p>
          </table:table-cell>
          <table:table-cell table:style-name="ce15" office:value-type="string">
            <text:p>Capacitor</text:p>
          </table:table-cell>
          <table:table-cell table:style-name="ce15" office:value-type="string">
            <text:p>0402</text:p>
          </table:table-cell>
          <table:table-cell table:style-name="ce15" office:value-type="string">
            <text:p>YAGEO</text:p>
          </table:table-cell>
          <table:table-cell table:style-name="ce30"/>
          <table:table-cell table:style-name="ce34" office:value-type="float" office:value="0.01">
            <text:p>0.010 </text:p>
          </table:table-cell>
          <table:table-cell table:style-name="ce37" office:value-type="float" office:value="100">
            <text:p>10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02010021</text:p>
          </table:table-cell>
          <table:table-cell table:number-columns-repeated="1011"/>
        </table:table-row>
        <table:table-row table:style-name="ro4">
          <table:table-cell table:style-name="ce3" office:value-type="float" office:value="302010023">
            <text:p>302010023</text:p>
          </table:table-cell>
          <table:table-cell table:style-name="ce15" office:value-type="string">
            <text:p>CC0402BRNPO9BN1R5</text:p>
          </table:table-cell>
          <table:table-cell table:style-name="ce20" office:value-type="string">
            <text:p>SMD CAP Ceramic 1.5pF-50V-0.1pF-NPO</text:p>
          </table:table-cell>
          <table:table-cell table:style-name="ce15" office:value-type="string">
            <text:p>Capacitor</text:p>
          </table:table-cell>
          <table:table-cell table:style-name="ce15" office:value-type="string">
            <text:p>0402</text:p>
          </table:table-cell>
          <table:table-cell table:style-name="ce15" office:value-type="string">
            <text:p>YAGEO</text:p>
          </table:table-cell>
          <table:table-cell table:style-name="ce30"/>
          <table:table-cell table:style-name="ce34" office:value-type="float" office:value="0.01">
            <text:p>0.010 </text:p>
          </table:table-cell>
          <table:table-cell table:style-name="ce37" office:value-type="float" office:value="100">
            <text:p>10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02010023</text:p>
          </table:table-cell>
          <table:table-cell table:number-columns-repeated="1011"/>
        </table:table-row>
        <table:table-row table:style-name="ro4">
          <table:table-cell table:style-name="ce3" office:value-type="float" office:value="302010041">
            <text:p>302010041</text:p>
          </table:table-cell>
          <table:table-cell table:style-name="ce15" office:value-type="string">
            <text:p>GRM1555C1H150JA01D</text:p>
          </table:table-cell>
          <table:table-cell table:style-name="ce20" office:value-type="string">
            <text:p>SMD CAP Ceramic 15pF-50V-5%-NPO</text:p>
          </table:table-cell>
          <table:table-cell table:style-name="ce15" office:value-type="string">
            <text:p>Capacitor</text:p>
          </table:table-cell>
          <table:table-cell table:style-name="ce15" office:value-type="string">
            <text:p>0402</text:p>
          </table:table-cell>
          <table:table-cell table:style-name="ce15" office:value-type="string">
            <text:p>Murata</text:p>
          </table:table-cell>
          <table:table-cell table:style-name="ce30"/>
          <table:table-cell table:style-name="ce34" office:value-type="float" office:value="0.01">
            <text:p>0.010 </text:p>
          </table:table-cell>
          <table:table-cell table:style-name="ce37" office:value-type="float" office:value="100">
            <text:p>10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02010041</text:p>
          </table:table-cell>
          <table:table-cell table:number-columns-repeated="1011"/>
        </table:table-row>
        <table:table-row table:style-name="ro4">
          <table:table-cell table:style-name="ce3" office:value-type="float" office:value="302010049">
            <text:p>302010049</text:p>
          </table:table-cell>
          <table:table-cell table:style-name="ce15" office:value-type="string">
            <text:p>CC0402JRNPO9BN120</text:p>
          </table:table-cell>
          <table:table-cell table:style-name="ce20" office:value-type="string">
            <text:p>SMD CAP Ceramic 12pF-50V-5%-NPO;</text:p>
          </table:table-cell>
          <table:table-cell table:style-name="ce15" office:value-type="string">
            <text:p>Capacitor</text:p>
          </table:table-cell>
          <table:table-cell table:style-name="ce15" office:value-type="string">
            <text:p>0402</text:p>
          </table:table-cell>
          <table:table-cell table:style-name="ce15" office:value-type="string">
            <text:p>YAGEO</text:p>
          </table:table-cell>
          <table:table-cell table:style-name="ce30"/>
          <table:table-cell table:style-name="ce34" office:value-type="float" office:value="0.01">
            <text:p>0.010 </text:p>
          </table:table-cell>
          <table:table-cell table:style-name="ce37" office:value-type="float" office:value="100">
            <text:p>10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02010049</text:p>
          </table:table-cell>
          <table:table-cell table:number-columns-repeated="1011"/>
        </table:table-row>
        <table:table-row table:style-name="ro4">
          <table:table-cell table:style-name="ce3" office:value-type="float" office:value="302010054">
            <text:p>302010054</text:p>
          </table:table-cell>
          <table:table-cell table:style-name="ce15" office:value-type="string">
            <text:p>CC0603KRX7R6BB225</text:p>
          </table:table-cell>
          <table:table-cell table:style-name="ce20" office:value-type="string">
            <text:p>SMD CAP Ceramic 2.2uF-10V-10%-X7R;</text:p>
          </table:table-cell>
          <table:table-cell table:style-name="ce15" office:value-type="string">
            <text:p>Capacitor</text:p>
          </table:table-cell>
          <table:table-cell table:style-name="ce15" office:value-type="string">
            <text:p>0603</text:p>
          </table:table-cell>
          <table:table-cell table:style-name="ce15" office:value-type="string">
            <text:p>YAGEO</text:p>
          </table:table-cell>
          <table:table-cell table:style-name="ce30"/>
          <table:table-cell table:style-name="ce34" office:value-type="float" office:value="0.03703125">
            <text:p>0.037 </text:p>
          </table:table-cell>
          <table:table-cell table:style-name="ce37" office:value-type="float" office:value="50">
            <text:p>5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02010054</text:p>
          </table:table-cell>
          <table:table-cell table:number-columns-repeated="1011"/>
        </table:table-row>
        <table:table-row table:style-name="ro4">
          <table:table-cell table:style-name="ce3" office:value-type="float" office:value="302010103">
            <text:p>302010103</text:p>
          </table:table-cell>
          <table:table-cell table:style-name="ce15" office:value-type="string">
            <text:p>CC0603KRX5R6BB106</text:p>
          </table:table-cell>
          <table:table-cell table:style-name="ce20" office:value-type="string">
            <text:p>SMD CAP Ceramic 10uF-10V-10%-X5R</text:p>
          </table:table-cell>
          <table:table-cell table:style-name="ce15" office:value-type="string">
            <text:p>Capacitor</text:p>
          </table:table-cell>
          <table:table-cell table:style-name="ce15" office:value-type="string">
            <text:p>0603</text:p>
          </table:table-cell>
          <table:table-cell table:style-name="ce15" office:value-type="string">
            <text:p>YAGEO</text:p>
          </table:table-cell>
          <table:table-cell table:style-name="ce30"/>
          <table:table-cell table:style-name="ce34" office:value-type="float" office:value="0.100546875">
            <text:p>0.101 </text:p>
          </table:table-cell>
          <table:table-cell table:style-name="ce37" office:value-type="float" office:value="20">
            <text:p>2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02010103</text:p>
          </table:table-cell>
          <table:table-cell table:number-columns-repeated="1011"/>
        </table:table-row>
        <table:table-row table:style-name="ro4">
          <table:table-cell table:style-name="ce3" office:value-type="float" office:value="302010158">
            <text:p>302010158</text:p>
          </table:table-cell>
          <table:table-cell table:style-name="ce15" office:value-type="string">
            <text:p>CC0805ZKY5V6BB106</text:p>
          </table:table-cell>
          <table:table-cell table:style-name="ce20" office:value-type="string">
            <text:p>SMD CAP Ceramic 10uF-10V-(-20%～+80%)-Y5V</text:p>
          </table:table-cell>
          <table:table-cell table:style-name="ce15" office:value-type="string">
            <text:p>Capacitor</text:p>
          </table:table-cell>
          <table:table-cell table:style-name="ce15" office:value-type="string">
            <text:p>0805</text:p>
          </table:table-cell>
          <table:table-cell table:style-name="ce15" office:value-type="string">
            <text:p>YAGEO;</text:p>
          </table:table-cell>
          <table:table-cell table:style-name="ce30"/>
          <table:table-cell table:style-name="ce34" office:value-type="float" office:value="0.0365625">
            <text:p>0.037 </text:p>
          </table:table-cell>
          <table:table-cell table:style-name="ce37" office:value-type="float" office:value="50">
            <text:p>5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02010158</text:p>
          </table:table-cell>
          <table:table-cell table:number-columns-repeated="1011"/>
        </table:table-row>
        <table:table-row table:style-name="ro4">
          <table:table-cell table:style-name="ce3" office:value-type="float" office:value="302020006">
            <text:p>302020006</text:p>
          </table:table-cell>
          <table:table-cell table:style-name="ce15" office:value-type="string">
            <text:p>TAJA475K016RNJ</text:p>
          </table:table-cell>
          <table:table-cell table:style-name="ce20" office:value-type="string">
            <text:p>SMD CAP Tantalum 4.7uF-16V;A</text:p>
          </table:table-cell>
          <table:table-cell table:style-name="ce15" office:value-type="string">
            <text:p>Capacitor</text:p>
          </table:table-cell>
          <table:table-cell table:style-name="ce15" office:value-type="string">
            <text:p>AVX-A</text:p>
          </table:table-cell>
          <table:table-cell table:style-name="ce15" office:value-type="string">
            <text:p>AVX</text:p>
          </table:table-cell>
          <table:table-cell table:style-name="ce30"/>
          <table:table-cell table:style-name="ce34" office:value-type="float" office:value="0.1125">
            <text:p>0.113 </text:p>
          </table:table-cell>
          <table:table-cell table:style-name="ce37" office:value-type="float" office:value="20">
            <text:p>2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02020006</text:p>
          </table:table-cell>
          <table:table-cell table:number-columns-repeated="1011"/>
        </table:table-row>
        <table:table-row table:style-name="ro4">
          <table:table-cell table:style-name="ce3" office:value-type="float" office:value="302020008">
            <text:p>302020008</text:p>
          </table:table-cell>
          <table:table-cell table:style-name="ce15" office:value-type="string">
            <text:p>TAJA226K010RNJ</text:p>
          </table:table-cell>
          <table:table-cell table:style-name="ce20" office:value-type="string">
            <text:p>SMD CAP Tantalum 22uF-10V</text:p>
          </table:table-cell>
          <table:table-cell table:style-name="ce15" office:value-type="string">
            <text:p>Capacitor</text:p>
          </table:table-cell>
          <table:table-cell table:style-name="ce15" office:value-type="string">
            <text:p>AVX-A</text:p>
          </table:table-cell>
          <table:table-cell table:style-name="ce15" office:value-type="string">
            <text:p>AVX</text:p>
          </table:table-cell>
          <table:table-cell table:style-name="ce30"/>
          <table:table-cell table:style-name="ce34" office:value-type="float" office:value="0.09765625">
            <text:p>0.098 </text:p>
          </table:table-cell>
          <table:table-cell table:style-name="ce37" office:value-type="float" office:value="20">
            <text:p>2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02020008</text:p>
          </table:table-cell>
          <table:table-cell table:number-columns-repeated="1011"/>
        </table:table-row>
        <table:table-row table:style-name="ro4">
          <table:table-cell table:style-name="ce6" office:value-type="float" office:value="302020013">
            <text:p>302020013</text:p>
          </table:table-cell>
          <table:table-cell table:style-name="ce15" office:value-type="string">
            <text:p>TAJB226K016RNJ</text:p>
          </table:table-cell>
          <table:table-cell table:style-name="ce20" office:value-type="string">
            <text:p>SMD CAP Tantalum 22uF-16V</text:p>
          </table:table-cell>
          <table:table-cell table:style-name="ce15" office:value-type="string">
            <text:p>Capacitor</text:p>
          </table:table-cell>
          <table:table-cell table:style-name="ce15" office:value-type="string">
            <text:p>AVX-B</text:p>
          </table:table-cell>
          <table:table-cell table:style-name="ce15" office:value-type="string">
            <text:p>AVX</text:p>
          </table:table-cell>
          <table:table-cell table:style-name="ce30"/>
          <table:table-cell table:style-name="ce34" office:value-type="float" office:value="0.1796875">
            <text:p>0.180 </text:p>
          </table:table-cell>
          <table:table-cell table:style-name="ce37" office:value-type="float" office:value="20">
            <text:p>2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02020013</text:p>
          </table:table-cell>
          <table:table-cell table:number-columns-repeated="1011"/>
        </table:table-row>
        <table:table-row table:style-name="ro4">
          <table:table-cell table:style-name="ce3" office:value-type="string">
            <text:p>302020015</text:p>
          </table:table-cell>
          <table:table-cell table:style-name="ce15" office:value-type="string">
            <text:p>TAJB107M010RNJ</text:p>
          </table:table-cell>
          <table:table-cell table:style-name="ce20" office:value-type="string">
            <text:p>SMD CAP Tantalum 100uF-10V</text:p>
          </table:table-cell>
          <table:table-cell table:style-name="ce15" office:value-type="string">
            <text:p>Capacitor</text:p>
          </table:table-cell>
          <table:table-cell table:style-name="ce15" office:value-type="string">
            <text:p>AVX-B</text:p>
          </table:table-cell>
          <table:table-cell table:style-name="ce15" office:value-type="string">
            <text:p>AVX</text:p>
          </table:table-cell>
          <table:table-cell table:style-name="ce30"/>
          <table:table-cell table:style-name="ce34" office:value-type="float" office:value="0.3515625">
            <text:p>0.352 </text:p>
          </table:table-cell>
          <table:table-cell table:style-name="ce37" office:value-type="float" office:value="10">
            <text:p>1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02020015</text:p>
          </table:table-cell>
          <table:table-cell table:number-columns-repeated="1011"/>
        </table:table-row>
        <table:table-row table:style-name="ro4">
          <table:table-cell table:style-name="ce3" office:value-type="float" office:value="302030053">
            <text:p>302030053</text:p>
          </table:table-cell>
          <table:table-cell table:style-name="ce15" office:value-type="string">
            <text:p>CS1E221M-CRE77</text:p>
          </table:table-cell>
          <table:table-cell table:style-name="ce20" office:value-type="string">
            <text:p>SMD CAP Aluminum 220uF-16V;</text:p>
          </table:table-cell>
          <table:table-cell table:style-name="ce15" office:value-type="string">
            <text:p>Capacitor</text:p>
          </table:table-cell>
          <table:table-cell table:style-name="ce15" office:value-type="string">
            <text:p>D6.3*H7.7mm</text:p>
          </table:table-cell>
          <table:table-cell table:style-name="ce15" office:value-type="string">
            <text:p>SEMTECH</text:p>
          </table:table-cell>
          <table:table-cell table:style-name="ce30"/>
          <table:table-cell table:style-name="ce34" office:value-type="float" office:value="0.06078125">
            <text:p>0.061 </text:p>
          </table:table-cell>
          <table:table-cell table:style-name="ce37" office:value-type="float" office:value="20">
            <text:p>2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02030053</text:p>
          </table:table-cell>
          <table:table-cell table:number-columns-repeated="1011"/>
        </table:table-row>
        <table:table-row table:style-name="ro4">
          <table:table-cell table:style-name="ce3" office:value-type="float" office:value="303010037">
            <text:p>303010037</text:p>
          </table:table-cell>
          <table:table-cell table:style-name="ce15" office:value-type="string">
            <text:p>LQG15HS4N7S02</text:p>
          </table:table-cell>
          <table:table-cell table:style-name="ce20" office:value-type="string">
            <text:p>SMD Inductor 4.7nH-0.3nH-300mA</text:p>
          </table:table-cell>
          <table:table-cell table:style-name="ce15" office:value-type="string">
            <text:p>Inductor</text:p>
          </table:table-cell>
          <table:table-cell table:style-name="ce15" office:value-type="string">
            <text:p>0402</text:p>
          </table:table-cell>
          <table:table-cell table:style-name="ce15" office:value-type="string">
            <text:p>Murata</text:p>
          </table:table-cell>
          <table:table-cell table:style-name="ce30"/>
          <table:table-cell table:style-name="ce34" office:value-type="float" office:value="0.01">
            <text:p>0.010 </text:p>
          </table:table-cell>
          <table:table-cell table:style-name="ce37" office:value-type="float" office:value="100">
            <text:p>10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03010037</text:p>
          </table:table-cell>
          <table:table-cell table:number-columns-repeated="1011"/>
        </table:table-row>
        <table:table-row table:style-name="ro4">
          <table:table-cell table:style-name="ce3" office:value-type="float" office:value="303030008">
            <text:p>303030008</text:p>
          </table:table-cell>
          <table:table-cell table:style-name="ce15" office:value-type="string">
            <text:p>WLB2012-471T20</text:p>
          </table:table-cell>
          <table:table-cell table:style-name="ce20" office:value-type="string">
            <text:p>SMD Ferrite Bead 470R-2A</text:p>
          </table:table-cell>
          <table:table-cell table:style-name="ce15" office:value-type="string">
            <text:p>Inductor</text:p>
          </table:table-cell>
          <table:table-cell table:style-name="ce15" office:value-type="string">
            <text:p>0805</text:p>
          </table:table-cell>
          <table:table-cell table:style-name="ce15" office:value-type="string">
            <text:p>WELL</text:p>
          </table:table-cell>
          <table:table-cell table:style-name="ce30"/>
          <table:table-cell table:style-name="ce34" office:value-type="float" office:value="0.0123046875">
            <text:p>0.012 </text:p>
          </table:table-cell>
          <table:table-cell table:style-name="ce37" office:value-type="float" office:value="100">
            <text:p>10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03030008</text:p>
          </table:table-cell>
          <table:table-cell table:number-columns-repeated="1011"/>
        </table:table-row>
        <table:table-row table:style-name="ro4">
          <table:table-cell table:style-name="ce3" office:value-type="float" office:value="304020012">
            <text:p>304020012</text:p>
          </table:table-cell>
          <table:table-cell table:style-name="ce15" office:value-type="string">
            <text:p>B0540W</text:p>
          </table:table-cell>
          <table:table-cell table:style-name="ce20" office:value-type="string">
            <text:p>SMD Diode Schottky 40V-500mA</text:p>
          </table:table-cell>
          <table:table-cell table:style-name="ce15" office:value-type="string">
            <text:p>Diode</text:p>
          </table:table-cell>
          <table:table-cell table:style-name="ce15" office:value-type="string">
            <text:p>SOD-123</text:p>
          </table:table-cell>
          <table:table-cell table:style-name="ce14" office:value-type="string">
            <text:p>JCET</text:p>
          </table:table-cell>
          <table:table-cell table:style-name="ce30"/>
          <table:table-cell table:style-name="ce34" office:value-type="float" office:value="0.06171875">
            <text:p>0.062 </text:p>
          </table:table-cell>
          <table:table-cell table:style-name="ce37" office:value-type="float" office:value="30">
            <text:p>3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04020012</text:p>
          </table:table-cell>
          <table:table-cell table:number-columns-repeated="1011"/>
        </table:table-row>
        <table:table-row table:style-name="ro4">
          <table:table-cell table:style-name="ce3" office:value-type="float" office:value="306010020">
            <text:p>306010020</text:p>
          </table:table-cell>
          <table:table-cell table:style-name="ce15" office:value-type="string">
            <text:p>FC-12M</text:p>
          </table:table-cell>
          <table:table-cell table:style-name="ce20" office:value-type="string">
            <text:p>SMD Crystal 32.768KHz-12.5pF-20ppm-90k</text:p>
          </table:table-cell>
          <table:table-cell table:style-name="ce15" office:value-type="string">
            <text:p><text:s/>Crystal Oscillator </text:p>
          </table:table-cell>
          <table:table-cell table:style-name="ce15" office:value-type="string">
            <text:p>2P-L2.05*W1.2*H0.6mm</text:p>
          </table:table-cell>
          <table:table-cell table:style-name="ce15" office:value-type="string">
            <text:p>Epson</text:p>
          </table:table-cell>
          <table:table-cell table:style-name="ce30"/>
          <table:table-cell table:style-name="ce34" office:value-type="float" office:value="0.7421875">
            <text:p>0.742 </text:p>
          </table:table-cell>
          <table:table-cell table:style-name="ce37" office:value-type="float" office:value="3">
            <text:p>3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06010020</text:p>
          </table:table-cell>
          <table:table-cell table:number-columns-repeated="1011"/>
        </table:table-row>
        <table:table-row table:style-name="ro4">
          <table:table-cell table:style-name="ce3" office:value-type="float" office:value="306010053">
            <text:p>306010053</text:p>
          </table:table-cell>
          <table:table-cell table:style-name="ce15" office:value-type="string">
            <text:p>CSTCE8M00G55-RO</text:p>
          </table:table-cell>
          <table:table-cell table:style-name="ce20" office:value-type="string">
            <text:p>SMD Crystal 8MHz-0.3%-150R</text:p>
          </table:table-cell>
          <table:table-cell table:style-name="ce15" office:value-type="string">
            <text:p><text:s/>Crystal Oscillator </text:p>
          </table:table-cell>
          <table:table-cell table:style-name="ce15" office:value-type="string">
            <text:p>3P-L3.2*W1.3mm</text:p>
          </table:table-cell>
          <table:table-cell table:style-name="ce15" office:value-type="string">
            <text:p>Murata</text:p>
          </table:table-cell>
          <table:table-cell table:style-name="ce30"/>
          <table:table-cell table:style-name="ce34" office:value-type="float" office:value="0.4296875">
            <text:p>0.430 </text:p>
          </table:table-cell>
          <table:table-cell table:style-name="ce37" office:value-type="float" office:value="5">
            <text:p>5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06010053</text:p>
          </table:table-cell>
          <table:table-cell table:number-columns-repeated="1011"/>
        </table:table-row>
        <table:table-row table:style-name="ro4">
          <table:table-cell table:style-name="ce3" office:value-type="float" office:value="310020003">
            <text:p>310020003</text:p>
          </table:table-cell>
          <table:table-cell table:style-name="ce15" office:value-type="string">
            <text:p>OPA333AIDBVT</text:p>
          </table:table-cell>
          <table:table-cell table:style-name="ce20" office:value-type="string">
            <text:p>SMD IC Amplifier;1-CH;GBW 0.35MHz;Io 3mA;1.8V-5.5V;±0.9V-2.75V</text:p>
          </table:table-cell>
          <table:table-cell table:style-name="ce15" office:value-type="string">
            <text:p>IC</text:p>
          </table:table-cell>
          <table:table-cell table:style-name="ce15" office:value-type="string">
            <text:p>SOT-23-5</text:p>
          </table:table-cell>
          <table:table-cell table:style-name="ce15" office:value-type="string">
            <text:p>TI</text:p>
          </table:table-cell>
          <table:table-cell table:style-name="ce30"/>
          <table:table-cell table:style-name="ce34" office:value-type="float" office:value="1.8">
            <text:p>1.800 </text:p>
          </table:table-cell>
          <table:table-cell table:style-name="ce37" office:value-type="float" office:value="2">
            <text:p>2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10020003</text:p>
          </table:table-cell>
          <table:table-cell table:number-columns-repeated="1011"/>
        </table:table-row>
        <table:table-row table:style-name="ro4">
          <table:table-cell table:style-name="ce3" office:value-type="float" office:value="310030016">
            <text:p>310030016</text:p>
          </table:table-cell>
          <table:table-cell table:style-name="ce15" office:value-type="string">
            <text:p>XC6206P182MR</text:p>
          </table:table-cell>
          <table:table-cell table:style-name="ce20" office:value-type="string">
            <text:p>SMD PMIC;DC-DC;Vin 2.6-5.5V; Adj;2A;3MHz;Buck;1-Ch</text:p>
          </table:table-cell>
          <table:table-cell table:style-name="ce15" office:value-type="string">
            <text:p>IC</text:p>
          </table:table-cell>
          <table:table-cell table:style-name="ce15" office:value-type="string">
            <text:p>SOT-23</text:p>
          </table:table-cell>
          <table:table-cell table:style-name="ce15" office:value-type="string">
            <text:p>Torex</text:p>
          </table:table-cell>
          <table:table-cell table:style-name="ce30"/>
          <table:table-cell table:style-name="ce34" office:value-type="float" office:value="0.12">
            <text:p>0.120 </text:p>
          </table:table-cell>
          <table:table-cell table:style-name="ce37" office:value-type="float" office:value="10">
            <text:p>10 </text:p>
          </table:table-cell>
          <table:table-cell table:style-name="ce39" office:value-type="float" office:value="1">
            <text:p>1 </text:p>
          </table:table-cell>
          <table:table-cell table:style-name="ce42" office:value-type="float" office:value="0.1">
            <text:p>0.10 </text:p>
          </table:table-cell>
          <table:table-cell table:style-name="ce30"/>
          <table:table-cell table:style-name="ce31" office:value-type="string">
            <text:p>http://www.seeedstudio.com/depot/OPLopen-parts-library-catalog-c-136_138/#310030016</text:p>
          </table:table-cell>
          <table:table-cell table:number-columns-repeated="1011"/>
        </table:table-row>
        <table:table-row table:style-name="ro4">
          <table:table-cell table:style-name="ce3" office:value-type="float" office:value="310050026">
            <text:p>310050026</text:p>
          </table:table-cell>
          <table:table-cell table:style-name="ce15" office:value-type="string">
            <text:p>TXS0108EPWR</text:p>
          </table:table-cell>
          <table:table-cell table:style-name="ce20" office:value-type="string">
            <text:p>SMD IC Logic;8-bit noninverting;VCCA 1.2V-3.6V;VCCB 1.65V-5.5V;Iout 50mA</text:p>
          </table:table-cell>
          <table:table-cell table:style-name="ce15" office:value-type="string">
            <text:p>IC</text:p>
          </table:table-cell>
          <table:table-cell table:style-name="ce15" office:value-type="string">
            <text:p>TSSOP-20</text:p>
          </table:table-cell>
          <table:table-cell table:style-name="ce15" office:value-type="string">
            <text:p>TI</text:p>
          </table:table-cell>
          <table:table-cell table:style-name="ce30"/>
          <table:table-cell table:style-name="ce34" office:value-type="float" office:value="1">
            <text:p>1.000 </text:p>
          </table:table-cell>
          <table:table-cell table:style-name="ce37" office:value-type="float" office:value="3">
            <text:p>3 </text:p>
          </table:table-cell>
          <table:table-cell table:style-name="ce39" office:value-type="float" office:value="5">
            <text:p>5 </text:p>
          </table:table-cell>
          <table:table-cell table:style-name="ce42" office:value-type="float" office:value="0.5">
            <text:p>0.50 </text:p>
          </table:table-cell>
          <table:table-cell table:style-name="ce30"/>
          <table:table-cell table:style-name="ce31" office:value-type="string">
            <text:p>http://www.seeedstudio.com/depot/OPLopen-parts-library-catalog-c-136_138/#310050026</text:p>
          </table:table-cell>
          <table:table-cell table:number-columns-repeated="1011"/>
        </table:table-row>
        <table:table-row table:style-name="ro4">
          <table:table-cell table:style-name="ce3" office:value-type="float" office:value="320110049">
            <text:p>320110049</text:p>
          </table:table-cell>
          <table:table-cell table:style-name="ce15" office:value-type="string">
            <text:p>ZB2001-02 </text:p>
          </table:table-cell>
          <table:table-cell table:style-name="ce20" office:value-type="string">
            <text:p>DIP White JST;2Pin-2.0</text:p>
          </table:table-cell>
          <table:table-cell table:style-name="ce15" office:value-type="string">
            <text:p>Connector </text:p>
          </table:table-cell>
          <table:table-cell table:style-name="ce15" office:value-type="string">
            <text:p>2.0-2P</text:p>
          </table:table-cell>
          <table:table-cell table:style-name="ce15" office:value-type="string">
            <text:p>ZUANBAO</text:p>
          </table:table-cell>
          <table:table-cell table:style-name="ce30"/>
          <table:table-cell table:style-name="ce34" office:value-type="float" office:value="0.01">
            <text:p>0.010 </text:p>
          </table:table-cell>
          <table:table-cell table:style-name="ce37" office:value-type="float" office:value="100">
            <text:p>10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20110049</text:p>
          </table:table-cell>
          <table:table-cell table:number-columns-repeated="1011"/>
        </table:table-row>
        <table:table-row table:style-name="ro4">
          <table:table-cell table:style-name="ce3" office:value-type="float" office:value="320110054">
            <text:p>320110054</text:p>
          </table:table-cell>
          <table:table-cell table:style-name="ce15" office:value-type="string">
            <text:p>JST 2P-1.0</text:p>
          </table:table-cell>
          <table:table-cell table:style-name="ce20" office:value-type="string">
            <text:p>SMD White JST;2Pin-1.0 pitch</text:p>
          </table:table-cell>
          <table:table-cell table:style-name="ce15" office:value-type="string">
            <text:p>Connector </text:p>
          </table:table-cell>
          <table:table-cell table:style-name="ce15" office:value-type="string">
            <text:p>2P-1.0-90D</text:p>
          </table:table-cell>
          <table:table-cell table:style-name="ce15" office:value-type="string">
            <text:p>ZUANBAO </text:p>
          </table:table-cell>
          <table:table-cell table:style-name="ce30" office:value-type="string">
            <text:p>这部分空的</text:p>
          </table:table-cell>
          <table:table-cell table:style-name="ce34" office:value-type="float" office:value="0.05390625">
            <text:p>0.054 </text:p>
          </table:table-cell>
          <table:table-cell table:style-name="ce37" office:value-type="float" office:value="20">
            <text:p>20 </text:p>
          </table:table-cell>
          <table:table-cell table:style-name="ce39" office:value-type="float" office:value="4">
            <text:p>4 </text:p>
          </table:table-cell>
          <table:table-cell table:style-name="ce42" office:value-type="float" office:value="0.4">
            <text:p>0.40 </text:p>
          </table:table-cell>
          <table:table-cell table:style-name="ce30"/>
          <table:table-cell table:style-name="ce31" office:value-type="string">
            <text:p>http://www.seeedstudio.com/depot/OPLopen-parts-library-catalog-c-136_138/#320110054</text:p>
          </table:table-cell>
          <table:table-cell table:number-columns-repeated="1011"/>
        </table:table-row>
        <table:table-row table:style-name="ro4">
          <table:table-cell table:style-name="ce3" office:value-type="float" office:value="326080002">
            <text:p>326080002</text:p>
          </table:table-cell>
          <table:table-cell table:style-name="ce15" office:value-type="string">
            <text:p>R3075</text:p>
          </table:table-cell>
          <table:table-cell table:style-name="ce20" office:value-type="string">
            <text:p>Rivet;Black-Plastic-R3075</text:p>
          </table:table-cell>
          <table:table-cell table:style-name="ce15" office:value-type="string">
            <text:p>Rivets</text:p>
          </table:table-cell>
          <table:table-cell table:style-name="ce15" office:value-type="string">
            <text:p>R3075</text:p>
          </table:table-cell>
          <table:table-cell table:style-name="ce15" office:value-type="string">
            <text:p>HKWASI</text:p>
          </table:table-cell>
          <table:table-cell table:style-name="ce30"/>
          <table:table-cell table:style-name="ce34" office:value-type="float" office:value="0.028125">
            <text:p>0.028 </text:p>
          </table:table-cell>
          <table:table-cell table:style-name="ce37" office:value-type="float" office:value="50">
            <text:p>50 </text:p>
          </table:table-cell>
          <table:table-cell table:style-name="ce39" office:value-type="float" office:value="0">
            <text:p>0 </text:p>
          </table:table-cell>
          <table:table-cell table:style-name="ce42" office:value-type="float" office:value="0">
            <text:p>0.00 </text:p>
          </table:table-cell>
          <table:table-cell table:style-name="ce30"/>
          <table:table-cell table:style-name="ce31" office:value-type="string">
            <text:p>http://www.seeedstudio.com/depot/OPLopen-parts-library-catalog-c-136_138/#326080002</text:p>
          </table:table-cell>
          <table:table-cell table:number-columns-repeated="1011"/>
        </table:table-row>
        <table:table-row table:style-name="ro4">
          <table:table-cell table:style-name="ce3" office:value-type="float" office:value="326080011">
            <text:p>326080011</text:p>
          </table:table-cell>
          <table:table-cell table:style-name="ce15" office:value-type="string">
            <text:p>R2064</text:p>
          </table:table-cell>
          <table:table-cell table:style-name="ce20" office:value-type="string">
            <text:p>Rivet;Black-Plastic-R2064</text:p>
          </table:table-cell>
          <table:table-cell table:style-name="ce15" office:value-type="string">
            <text:p>Rivets</text:p>
          </table:table-cell>
          <table:table-cell table:style-name="ce15" office:value-type="string">
            <text:p>R2064</text:p>
          </table:table-cell>
          <table:table-cell table:style-name="ce15" office:value-type="string">
            <text:p>HKWASI</text:p>
          </table:table-cell>
          <table:table-cell table:style-name="ce30"/>
          <table:table-cell table:style-name="ce34" office:value-type="float" office:value="0.028125">
            <text:p>0.028 </text:p>
          </table:table-cell>
          <table:table-cell table:style-name="ce37" office:value-type="float" office:value="50">
            <text:p>50 </text:p>
          </table:table-cell>
          <table:table-cell table:style-name="ce39" office:value-type="float" office:value="0">
            <text:p>0 </text:p>
          </table:table-cell>
          <table:table-cell table:style-name="ce42" office:value-type="float" office:value="0">
            <text:p>0.00 </text:p>
          </table:table-cell>
          <table:table-cell table:style-name="ce30"/>
          <table:table-cell table:style-name="ce31" office:value-type="string">
            <text:p>http://www.seeedstudio.com/depot/OPLopen-parts-library-catalog-c-136_138/#326080011</text:p>
          </table:table-cell>
          <table:table-cell table:number-columns-repeated="1011"/>
        </table:table-row>
        <table:table-row table:style-name="ro4">
          <table:table-cell table:style-name="ce7" office:value-type="float" office:value="301010113">
            <text:p>301010113</text:p>
          </table:table-cell>
          <table:table-cell table:style-name="ce15" office:value-type="string">
            <text:p>RC0603JR-072KL</text:p>
          </table:table-cell>
          <table:table-cell table:style-name="ce20" office:value-type="string">
            <text:p>SMD RES 2K-5%-1/10W</text:p>
          </table:table-cell>
          <table:table-cell table:style-name="ce15" office:value-type="string">
            <text:p>Resistor</text:p>
          </table:table-cell>
          <table:table-cell table:style-name="ce15" office:value-type="string">
            <text:p>0603</text:p>
          </table:table-cell>
          <table:table-cell table:style-name="ce15" office:value-type="string">
            <text:p>YAGEO</text:p>
          </table:table-cell>
          <table:table-cell table:style-name="ce30"/>
          <table:table-cell table:style-name="ce34" office:value-type="float" office:value="0.01">
            <text:p>0.010 </text:p>
          </table:table-cell>
          <table:table-cell table:style-name="ce37" office:value-type="float" office:value="100">
            <text:p>100 </text:p>
          </table:table-cell>
          <table:table-cell table:style-name="ce39" office:value-type="string">
            <text:p>2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01010113</text:p>
          </table:table-cell>
          <table:table-cell table:number-columns-repeated="1011"/>
        </table:table-row>
        <table:table-row table:style-name="ro4">
          <table:table-cell table:style-name="ce7" office:value-type="float" office:value="302010175">
            <text:p>302010175</text:p>
          </table:table-cell>
          <table:table-cell table:style-name="ce15" office:value-type="string">
            <text:p>CC0805JRX7R9BB103</text:p>
          </table:table-cell>
          <table:table-cell table:style-name="ce20" office:value-type="string">
            <text:p>SMD CAP Ceramic 10nF-50V-5%-X7R</text:p>
          </table:table-cell>
          <table:table-cell table:style-name="ce15" office:value-type="string">
            <text:p>Capacitor</text:p>
          </table:table-cell>
          <table:table-cell table:style-name="ce15" office:value-type="string">
            <text:p>0805</text:p>
          </table:table-cell>
          <table:table-cell table:style-name="ce15" office:value-type="string">
            <text:p>YAGEO</text:p>
          </table:table-cell>
          <table:table-cell table:style-name="ce30"/>
          <table:table-cell table:style-name="ce34" office:value-type="float" office:value="0.0234375">
            <text:p>0.023 </text:p>
          </table:table-cell>
          <table:table-cell table:style-name="ce37" office:value-type="float" office:value="50">
            <text:p>50 </text:p>
          </table:table-cell>
          <table:table-cell table:style-name="ce39" office:value-type="string">
            <text:p>2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02010175</text:p>
          </table:table-cell>
          <table:table-cell table:number-columns-repeated="1011"/>
        </table:table-row>
        <table:table-row table:style-name="ro4">
          <table:table-cell table:style-name="ce7" office:value-type="float" office:value="302010208">
            <text:p>302010208</text:p>
          </table:table-cell>
          <table:table-cell table:style-name="ce15" office:value-type="string">
            <text:p>CC1-F5SL2A101KSPW</text:p>
          </table:table-cell>
          <table:table-cell table:style-name="ce20" office:value-type="string">
            <text:p>DIP CAP Ceramic Disc 100nF-50V-Y5V</text:p>
          </table:table-cell>
          <table:table-cell table:style-name="ce15" office:value-type="string">
            <text:p>Capacitor</text:p>
          </table:table-cell>
          <table:table-cell table:style-name="ce15" office:value-type="string">
            <text:p>Radial-Disc-2.5-D5.0mm</text:p>
          </table:table-cell>
          <table:table-cell table:style-name="ce15"/>
          <table:table-cell table:style-name="ce30"/>
          <table:table-cell table:style-name="ce34" office:value-type="float" office:value="0.01484375">
            <text:p>0.015 </text:p>
          </table:table-cell>
          <table:table-cell table:style-name="ce37" office:value-type="float" office:value="50">
            <text:p>50 </text:p>
          </table:table-cell>
          <table:table-cell table:style-name="ce39" office:value-type="string">
            <text:p>2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02010208</text:p>
          </table:table-cell>
          <table:table-cell table:number-columns-repeated="1011"/>
        </table:table-row>
        <table:table-row table:style-name="ro4">
          <table:table-cell table:style-name="ce7" office:value-type="float" office:value="302030059">
            <text:p>302030059</text:p>
          </table:table-cell>
          <table:table-cell table:style-name="ce15" office:value-type="string">
            <text:p>CS1E470M-CRE54</text:p>
          </table:table-cell>
          <table:table-cell table:style-name="ce20" office:value-type="string">
            <text:p>SMD CAP Aluminum 47uF-25V</text:p>
          </table:table-cell>
          <table:table-cell table:style-name="ce15" office:value-type="string">
            <text:p>Capacitor</text:p>
          </table:table-cell>
          <table:table-cell table:style-name="ce15" office:value-type="string">
            <text:p>SMD-D6.3*H5.4mm</text:p>
          </table:table-cell>
          <table:table-cell table:style-name="ce15"/>
          <table:table-cell table:style-name="ce30"/>
          <table:table-cell table:style-name="ce34" office:value-type="float" office:value="0.05390625">
            <text:p>0.054 </text:p>
          </table:table-cell>
          <table:table-cell table:style-name="ce37" office:value-type="float" office:value="25">
            <text:p>25 </text:p>
          </table:table-cell>
          <table:table-cell table:style-name="ce39" office:value-type="string">
            <text:p>2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02030059</text:p>
          </table:table-cell>
          <table:table-cell table:number-columns-repeated="1011"/>
        </table:table-row>
        <table:table-row table:style-name="ro4">
          <table:table-cell table:style-name="ce3" office:value-type="float" office:value="301020040">
            <text:p>301020040</text:p>
          </table:table-cell>
          <table:table-cell table:style-name="ce15" office:value-type="string">
            <text:p>FHCFR-1/6W-104J <text:s/></text:p>
          </table:table-cell>
          <table:table-cell table:style-name="ce20" office:value-type="string">
            <text:p>DIP RES 100K-5%-1/6W;</text:p>
          </table:table-cell>
          <table:table-cell table:style-name="ce15" office:value-type="string">
            <text:p>Resistor</text:p>
          </table:table-cell>
          <table:table-cell table:style-name="ce15" office:value-type="string">
            <text:p>Axial-D1.7*L3.3mm</text:p>
          </table:table-cell>
          <table:table-cell table:style-name="ce15"/>
          <table:table-cell table:style-name="ce30"/>
          <table:table-cell table:style-name="ce34" office:value-type="float" office:value="0.01">
            <text:p>0.010 </text:p>
          </table:table-cell>
          <table:table-cell table:style-name="ce37" office:value-type="float" office:value="100">
            <text:p>100 </text:p>
          </table:table-cell>
          <table:table-cell table:style-name="ce39" office:value-type="string">
            <text:p>2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01020040</text:p>
          </table:table-cell>
          <table:table-cell table:number-columns-repeated="1011"/>
        </table:table-row>
        <table:table-row table:style-name="ro4">
          <table:table-cell table:style-name="ce3" office:value-type="float" office:value="305030010">
            <text:p>305030010</text:p>
          </table:table-cell>
          <table:table-cell table:style-name="ce15" office:value-type="string">
            <text:p>NCE3407A</text:p>
          </table:table-cell>
          <table:table-cell table:style-name="ce20" office:value-type="string">
            <text:p>SMD MOSFET P-CH 30V 4.3A</text:p>
          </table:table-cell>
          <table:table-cell table:style-name="ce15" office:value-type="string">
            <text:p>Transistor</text:p>
          </table:table-cell>
          <table:table-cell table:style-name="ce15" office:value-type="string">
            <text:p>SOT-23</text:p>
          </table:table-cell>
          <table:table-cell table:style-name="ce14" office:value-type="string">
            <text:p>JCET</text:p>
          </table:table-cell>
          <table:table-cell table:style-name="ce30"/>
          <table:table-cell table:style-name="ce34" office:value-type="float" office:value="0.10546875">
            <text:p>0.105 </text:p>
          </table:table-cell>
          <table:table-cell table:style-name="ce37" office:value-type="float" office:value="20">
            <text:p>20 </text:p>
          </table:table-cell>
          <table:table-cell table:style-name="ce39" office:value-type="string">
            <text:p>3</text:p>
          </table:table-cell>
          <table:table-cell table:style-name="ce42" office:value-type="float" office:value="0.3">
            <text:p>0.30 </text:p>
          </table:table-cell>
          <table:table-cell table:style-name="ce30"/>
          <table:table-cell table:style-name="ce31" office:value-type="string">
            <text:p>http://www.seeedstudio.com/depot/OPLopen-parts-library-catalog-c-136_138/#305030010</text:p>
          </table:table-cell>
          <table:table-cell table:number-columns-repeated="1011"/>
        </table:table-row>
        <table:table-row table:style-name="ro4">
          <table:table-cell table:style-name="ce3" office:value-type="float" office:value="314130003">
            <text:p>314130003</text:p>
          </table:table-cell>
          <table:table-cell table:style-name="ce15" office:value-type="string">
            <text:p>CG0603MLC-05E</text:p>
          </table:table-cell>
          <table:table-cell table:style-name="ce20" office:value-type="string">
            <text:p>SMD Chip Guard;5V-28V</text:p>
          </table:table-cell>
          <table:table-cell table:style-name="ce15" office:value-type="string">
            <text:p>ESD</text:p>
          </table:table-cell>
          <table:table-cell table:style-name="ce15" office:value-type="string">
            <text:p>0603</text:p>
          </table:table-cell>
          <table:table-cell table:style-name="ce15" office:value-type="string">
            <text:p>Bourns Inc.</text:p>
          </table:table-cell>
          <table:table-cell table:style-name="ce30"/>
          <table:table-cell table:style-name="ce34" office:value-type="float" office:value="0.21484375">
            <text:p>0.215 </text:p>
          </table:table-cell>
          <table:table-cell table:style-name="ce37" office:value-type="float" office:value="10">
            <text:p>10 </text:p>
          </table:table-cell>
          <table:table-cell table:style-name="ce39" office:value-type="string">
            <text:p>2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14130003</text:p>
          </table:table-cell>
          <table:table-cell table:number-columns-repeated="1011"/>
        </table:table-row>
        <table:table-row table:style-name="ro4">
          <table:table-cell table:style-name="ce3" office:value-type="float" office:value="301010043">
            <text:p>301010043</text:p>
          </table:table-cell>
          <table:table-cell table:style-name="ce15" office:value-type="string">
            <text:p>RC0402FR-071ML</text:p>
          </table:table-cell>
          <table:table-cell table:style-name="ce20" office:value-type="string">
            <text:p>SMD RES 1M-1%-1/16W;</text:p>
          </table:table-cell>
          <table:table-cell table:style-name="ce15" office:value-type="string">
            <text:p>Resistor</text:p>
          </table:table-cell>
          <table:table-cell table:style-name="ce15" office:value-type="string">
            <text:p>0402</text:p>
          </table:table-cell>
          <table:table-cell table:style-name="ce15" office:value-type="string">
            <text:p>YAGEO</text:p>
          </table:table-cell>
          <table:table-cell table:style-name="ce30"/>
          <table:table-cell table:style-name="ce34" office:value-type="float" office:value="0.01">
            <text:p>0.010 </text:p>
          </table:table-cell>
          <table:table-cell table:style-name="ce37" office:value-type="float" office:value="100">
            <text:p>100 </text:p>
          </table:table-cell>
          <table:table-cell table:style-name="ce39" office:value-type="string">
            <text:p>2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01010043</text:p>
          </table:table-cell>
          <table:table-cell table:number-columns-repeated="1011"/>
        </table:table-row>
        <table:table-row table:style-name="ro4">
          <table:table-cell table:style-name="ce3" office:value-type="float" office:value="303010042">
            <text:p>303010042</text:p>
          </table:table-cell>
          <table:table-cell table:style-name="ce15" office:value-type="string">
            <text:p>LQH2MCN100K02L</text:p>
          </table:table-cell>
          <table:table-cell table:style-name="ce20" office:value-type="string">
            <text:p>SMD Inductor 10uH-10%-225mA</text:p>
          </table:table-cell>
          <table:table-cell table:style-name="ce15" office:value-type="string">
            <text:p>Inductor</text:p>
          </table:table-cell>
          <table:table-cell table:style-name="ce15" office:value-type="string">
            <text:p>0806</text:p>
          </table:table-cell>
          <table:table-cell table:style-name="ce15" office:value-type="string">
            <text:p>Murata</text:p>
          </table:table-cell>
          <table:table-cell table:style-name="ce30"/>
          <table:table-cell table:style-name="ce34" office:value-type="float" office:value="0.15625">
            <text:p>0.156 </text:p>
          </table:table-cell>
          <table:table-cell table:style-name="ce37" office:value-type="float" office:value="10">
            <text:p>10 </text:p>
          </table:table-cell>
          <table:table-cell table:style-name="ce39" office:value-type="string">
            <text:p>2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03010042</text:p>
          </table:table-cell>
          <table:table-cell table:number-columns-repeated="1011"/>
        </table:table-row>
        <table:table-row table:style-name="ro4">
          <table:table-cell table:style-name="ce3" office:value-type="float" office:value="311020047">
            <text:p>311020047</text:p>
          </table:table-cell>
          <table:table-cell table:style-name="ce15" office:value-type="string">
            <text:p>B3U-1000P-2P-SMD</text:p>
          </table:table-cell>
          <table:table-cell table:style-name="ce20" office:value-type="string">
            <text:p>SMD Button;153gf</text:p>
          </table:table-cell>
          <table:table-cell table:style-name="ce15" office:value-type="string">
            <text:p>Switch</text:p>
          </table:table-cell>
          <table:table-cell table:style-name="ce15" office:value-type="string">
            <text:p>L3.0*W2.5*H1.2+0.4mm</text:p>
          </table:table-cell>
          <table:table-cell table:style-name="ce15" office:value-type="string">
            <text:p>omron</text:p>
          </table:table-cell>
          <table:table-cell table:style-name="ce30"/>
          <table:table-cell table:style-name="ce34" office:value-type="float" office:value="0.5615234375">
            <text:p>0.562 </text:p>
          </table:table-cell>
          <table:table-cell table:style-name="ce37" office:value-type="float" office:value="5">
            <text:p>5 </text:p>
          </table:table-cell>
          <table:table-cell table:style-name="ce39" office:value-type="string">
            <text:p>2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11020047</text:p>
          </table:table-cell>
          <table:table-cell table:number-columns-repeated="1011"/>
        </table:table-row>
        <table:table-row table:style-name="ro4">
          <table:table-cell table:style-name="ce3" office:value-type="float" office:value="320040003">
            <text:p>320040003</text:p>
          </table:table-cell>
          <table:table-cell table:style-name="ce15" office:value-type="string">
            <text:p>PJ-3536-L6S</text:p>
          </table:table-cell>
          <table:table-cell table:style-name="ce20" office:value-type="string">
            <text:p>SMD Audio Jack;3.5mm;4 Degree</text:p>
          </table:table-cell>
          <table:table-cell table:style-name="ce15" office:value-type="string">
            <text:p>Connector</text:p>
          </table:table-cell>
          <table:table-cell table:style-name="ce15" office:value-type="string">
            <text:p>3.5mm-8P</text:p>
          </table:table-cell>
          <table:table-cell table:style-name="ce15" office:value-type="string">
            <text:p>SUNGTECH</text:p>
          </table:table-cell>
          <table:table-cell table:style-name="ce30"/>
          <table:table-cell table:style-name="ce34" office:value-type="float" office:value="0.41796875">
            <text:p>0.418 </text:p>
          </table:table-cell>
          <table:table-cell table:style-name="ce37" office:value-type="float" office:value="5">
            <text:p>5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20040003</text:p>
          </table:table-cell>
          <table:table-cell table:number-columns-repeated="1011"/>
        </table:table-row>
        <table:table-row table:style-name="ro4">
          <table:table-cell table:style-name="ce3" office:value-type="float" office:value="311020017">
            <text:p>311020017</text:p>
          </table:table-cell>
          <table:table-cell table:style-name="ce15" office:value-type="string">
            <text:p>SKQGADE010</text:p>
          </table:table-cell>
          <table:table-cell table:style-name="ce20" office:value-type="string">
            <text:p>SMD Button;260gf</text:p>
          </table:table-cell>
          <table:table-cell table:style-name="ce15" office:value-type="string">
            <text:p>Switch</text:p>
          </table:table-cell>
          <table:table-cell table:style-name="ce15" office:value-type="string">
            <text:p>4P-L5.2*W5.2*H1.5mm</text:p>
          </table:table-cell>
          <table:table-cell table:style-name="ce15" office:value-type="string">
            <text:p>ALPS</text:p>
          </table:table-cell>
          <table:table-cell table:style-name="ce30"/>
          <table:table-cell table:style-name="ce34" office:value-type="float" office:value="0.1572265625">
            <text:p>0.157 </text:p>
          </table:table-cell>
          <table:table-cell table:style-name="ce37" office:value-type="float" office:value="10">
            <text:p>10 </text:p>
          </table:table-cell>
          <table:table-cell table:style-name="ce39" office:value-type="string">
            <text:p>4</text:p>
          </table:table-cell>
          <table:table-cell table:style-name="ce42" office:value-type="float" office:value="0.4">
            <text:p>0.40 </text:p>
          </table:table-cell>
          <table:table-cell table:style-name="ce30"/>
          <table:table-cell table:style-name="ce31" office:value-type="string">
            <text:p>http://www.seeedstudio.com/depot/OPLopen-parts-library-catalog-c-136_138/#311020017</text:p>
          </table:table-cell>
          <table:table-cell table:number-columns-repeated="1011"/>
        </table:table-row>
        <table:table-row table:style-name="ro4">
          <table:table-cell table:style-name="ce3" office:value-type="float" office:value="311030001">
            <text:p>311030001</text:p>
          </table:table-cell>
          <table:table-cell table:style-name="ce15" office:value-type="string">
            <text:p>MK-12C02 G1.5</text:p>
          </table:table-cell>
          <table:table-cell table:style-name="ce20" office:value-type="string">
            <text:p>SMD Switch ;SPST;150gf</text:p>
          </table:table-cell>
          <table:table-cell table:style-name="ce15" office:value-type="string">
            <text:p>Switch</text:p>
          </table:table-cell>
          <table:table-cell table:style-name="ce15" office:value-type="string">
            <text:p>7P-L6.7*W2.7*H3.2mm</text:p>
          </table:table-cell>
          <table:table-cell table:style-name="ce15" office:value-type="string">
            <text:p>DYL</text:p>
          </table:table-cell>
          <table:table-cell table:style-name="ce30"/>
          <table:table-cell table:style-name="ce34" office:value-type="float" office:value="0.240703125">
            <text:p>0.241 </text:p>
          </table:table-cell>
          <table:table-cell table:style-name="ce37" office:value-type="float" office:value="10">
            <text:p>10 </text:p>
          </table:table-cell>
          <table:table-cell table:style-name="ce39" office:value-type="string">
            <text:p>7</text:p>
          </table:table-cell>
          <table:table-cell table:style-name="ce42" office:value-type="float" office:value="0.7">
            <text:p>0.70 </text:p>
          </table:table-cell>
          <table:table-cell table:style-name="ce30"/>
          <table:table-cell table:style-name="ce31" office:value-type="string">
            <text:p>http://www.seeedstudio.com/depot/OPLopen-parts-library-catalog-c-136_138/#311030001</text:p>
          </table:table-cell>
          <table:table-cell table:number-columns-repeated="1011"/>
        </table:table-row>
        <table:table-row table:style-name="ro4">
          <table:table-cell table:style-name="ce3" office:value-type="float" office:value="311030008">
            <text:p>311030008</text:p>
          </table:table-cell>
          <table:table-cell table:style-name="ce15" office:value-type="string">
            <text:p>3P-2.0-90D-REINFORCE;</text:p>
          </table:table-cell>
          <table:table-cell table:style-name="ce20" office:value-type="string">
            <text:p>DIP Toggle Switch;SPST;250gf</text:p>
          </table:table-cell>
          <table:table-cell table:style-name="ce15" office:value-type="string">
            <text:p>Switch</text:p>
          </table:table-cell>
          <table:table-cell table:style-name="ce15" office:value-type="string">
            <text:p>3P-L8.7*W4.7*H8.4+4mm</text:p>
          </table:table-cell>
          <table:table-cell table:style-name="ce15" office:value-type="string">
            <text:p>DYL</text:p>
          </table:table-cell>
          <table:table-cell table:style-name="ce30"/>
          <table:table-cell table:style-name="ce34" office:value-type="float" office:value="0.0875">
            <text:p>0.088 </text:p>
          </table:table-cell>
          <table:table-cell table:style-name="ce37" office:value-type="float" office:value="20">
            <text:p>20 </text:p>
          </table:table-cell>
          <table:table-cell table:style-name="ce39" office:value-type="string">
            <text:p>3</text:p>
          </table:table-cell>
          <table:table-cell table:style-name="ce42" office:value-type="float" office:value="0.3">
            <text:p>0.30 </text:p>
          </table:table-cell>
          <table:table-cell table:style-name="ce30"/>
          <table:table-cell table:style-name="ce31" office:value-type="string">
            <text:p>http://www.seeedstudio.com/depot/OPLopen-parts-library-catalog-c-136_138/#311030008</text:p>
          </table:table-cell>
          <table:table-cell table:number-columns-repeated="1011"/>
        </table:table-row>
        <table:table-row table:style-name="ro4">
          <table:table-cell table:style-name="ce3" office:value-type="float" office:value="320010003">
            <text:p>320010003</text:p>
          </table:table-cell>
          <table:table-cell table:style-name="ce15" office:value-type="string">
            <text:p>10118193-0001LF</text:p>
          </table:table-cell>
          <table:table-cell table:style-name="ce20" office:value-type="string">
            <text:p>SMD Micro USB-B</text:p>
          </table:table-cell>
          <table:table-cell table:style-name="ce15" office:value-type="string">
            <text:p>Connector</text:p>
          </table:table-cell>
          <table:table-cell table:style-name="ce15" office:value-type="string">
            <text:p>5P-90D</text:p>
          </table:table-cell>
          <table:table-cell table:style-name="ce15" office:value-type="string">
            <text:p>FCI</text:p>
          </table:table-cell>
          <table:table-cell table:style-name="ce30"/>
          <table:table-cell table:style-name="ce34" office:value-type="float" office:value="0.8294921875">
            <text:p>0.829 </text:p>
          </table:table-cell>
          <table:table-cell table:style-name="ce37" office:value-type="float" office:value="2">
            <text:p>2 </text:p>
          </table:table-cell>
          <table:table-cell table:style-name="ce39" office:value-type="string">
            <text:p>5</text:p>
          </table:table-cell>
          <table:table-cell table:style-name="ce42" office:value-type="float" office:value="0.5">
            <text:p>0.50 </text:p>
          </table:table-cell>
          <table:table-cell table:style-name="ce30"/>
          <table:table-cell table:style-name="ce31" office:value-type="string">
            <text:p>http://www.seeedstudio.com/depot/OPLopen-parts-library-catalog-c-136_138/#320010003</text:p>
          </table:table-cell>
          <table:table-cell table:number-columns-repeated="1011"/>
        </table:table-row>
        <table:table-row table:style-name="ro4">
          <table:table-cell table:style-name="ce3" office:value-type="float" office:value="320010005">
            <text:p>320010005</text:p>
          </table:table-cell>
          <table:table-cell table:style-name="ce15" office:value-type="string">
            <text:p>ZX62D-B-5P8</text:p>
          </table:table-cell>
          <table:table-cell table:style-name="ce20" office:value-type="string">
            <text:p>SMD Micro USB-B</text:p>
          </table:table-cell>
          <table:table-cell table:style-name="ce15" office:value-type="string">
            <text:p>Connector</text:p>
          </table:table-cell>
          <table:table-cell table:style-name="ce15" office:value-type="string">
            <text:p>SMD-5P-7.15*5*1.85MM</text:p>
          </table:table-cell>
          <table:table-cell table:style-name="ce15" office:value-type="string">
            <text:p>suntech</text:p>
          </table:table-cell>
          <table:table-cell table:style-name="ce30"/>
          <table:table-cell table:style-name="ce34" office:value-type="float" office:value="0.26484375">
            <text:p>0.265 </text:p>
          </table:table-cell>
          <table:table-cell table:style-name="ce37" office:value-type="float" office:value="10">
            <text:p>10 </text:p>
          </table:table-cell>
          <table:table-cell table:style-name="ce39" office:value-type="string">
            <text:p>5</text:p>
          </table:table-cell>
          <table:table-cell table:style-name="ce42" office:value-type="float" office:value="0.5">
            <text:p>0.50 </text:p>
          </table:table-cell>
          <table:table-cell table:style-name="ce30"/>
          <table:table-cell table:style-name="ce31" office:value-type="string">
            <text:p>http://www.seeedstudio.com/depot/OPLopen-parts-library-catalog-c-136_138/#320010005</text:p>
          </table:table-cell>
          <table:table-cell table:number-columns-repeated="1011"/>
        </table:table-row>
        <table:table-row table:style-name="ro4">
          <table:table-cell table:style-name="ce6" office:value-type="float" office:value="320010018">
            <text:p>320010018</text:p>
          </table:table-cell>
          <table:table-cell table:style-name="ce15" office:value-type="string">
            <text:p>ST-USB-009A</text:p>
          </table:table-cell>
          <table:table-cell table:style-name="ce20" office:value-type="string">
            <text:p>USB Female Type B Connector</text:p>
          </table:table-cell>
          <table:table-cell table:style-name="ce15" office:value-type="string">
            <text:p>Connector</text:p>
          </table:table-cell>
          <table:table-cell table:style-name="ce15" office:value-type="string">
            <text:p>DIP-2P-17.1*14.6*12.1mm-2mm</text:p>
          </table:table-cell>
          <table:table-cell table:style-name="ce15" office:value-type="string">
            <text:p>suntech</text:p>
          </table:table-cell>
          <table:table-cell table:style-name="ce30"/>
          <table:table-cell table:style-name="ce34" office:value-type="float" office:value="0.3">
            <text:p>0.300 </text:p>
          </table:table-cell>
          <table:table-cell table:style-name="ce37" office:value-type="float" office:value="10">
            <text:p>10 </text:p>
          </table:table-cell>
          <table:table-cell table:style-name="ce39" office:value-type="string">
            <text:p>0</text:p>
          </table:table-cell>
          <table:table-cell table:style-name="ce42" office:value-type="float" office:value="0">
            <text:p>0.00 </text:p>
          </table:table-cell>
          <table:table-cell table:style-name="ce30"/>
          <table:table-cell table:style-name="ce31" office:value-type="string">
            <text:p>http://www.seeedstudio.com/depot/OPLopen-parts-library-catalog-c-136_138/#320010018</text:p>
          </table:table-cell>
          <table:table-cell table:number-columns-repeated="1011"/>
        </table:table-row>
        <table:table-row table:style-name="ro4">
          <table:table-cell table:style-name="ce3" office:value-type="float" office:value="301020017">
            <text:p>301020017</text:p>
          </table:table-cell>
          <table:table-cell table:style-name="ce15" office:value-type="string">
            <text:p>FHCFR-1/4W-101J</text:p>
          </table:table-cell>
          <table:table-cell table:style-name="ce20" office:value-type="string">
            <text:p>DIP RES 100R-5%-1/4W</text:p>
          </table:table-cell>
          <table:table-cell table:style-name="ce15" office:value-type="string">
            <text:p>Resistor</text:p>
          </table:table-cell>
          <table:table-cell table:style-name="ce15" office:value-type="string">
            <text:p>Axial-D2.3*L6.5mm</text:p>
          </table:table-cell>
          <table:table-cell table:style-name="ce15" office:value-type="string">
            <text:p>FENGHUA</text:p>
          </table:table-cell>
          <table:table-cell table:style-name="ce30"/>
          <table:table-cell table:style-name="ce34" office:value-type="float" office:value="0.01">
            <text:p>0.010 </text:p>
          </table:table-cell>
          <table:table-cell table:style-name="ce37" office:value-type="float" office:value="100">
            <text:p>100 </text:p>
          </table:table-cell>
          <table:table-cell table:style-name="ce39" office:value-type="string">
            <text:p>2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01020017</text:p>
          </table:table-cell>
          <table:table-cell table:number-columns-repeated="1011"/>
        </table:table-row>
        <table:table-row table:style-name="ro4">
          <table:table-cell table:style-name="ce3" office:value-type="float" office:value="301020005">
            <text:p>301020005</text:p>
          </table:table-cell>
          <table:table-cell table:style-name="ce15" office:value-type="string">
            <text:p>FHCFR-1/4W-105J</text:p>
          </table:table-cell>
          <table:table-cell table:style-name="ce20" office:value-type="string">
            <text:p>DIP RES 1M-5%-1/4W;</text:p>
          </table:table-cell>
          <table:table-cell table:style-name="ce15" office:value-type="string">
            <text:p>Resistor</text:p>
          </table:table-cell>
          <table:table-cell table:style-name="ce15" office:value-type="string">
            <text:p>Axial-D2.3*L6.5mm</text:p>
          </table:table-cell>
          <table:table-cell table:style-name="ce15" office:value-type="string">
            <text:p>FENGHUA</text:p>
          </table:table-cell>
          <table:table-cell table:style-name="ce30"/>
          <table:table-cell table:style-name="ce34" office:value-type="float" office:value="0.01">
            <text:p>0.010 </text:p>
          </table:table-cell>
          <table:table-cell table:style-name="ce37" office:value-type="float" office:value="100">
            <text:p>100 </text:p>
          </table:table-cell>
          <table:table-cell table:style-name="ce39" office:value-type="string">
            <text:p>2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01020005</text:p>
          </table:table-cell>
          <table:table-cell table:number-columns-repeated="1011"/>
        </table:table-row>
        <table:table-row table:style-name="ro4">
          <table:table-cell table:style-name="ce3" office:value-type="float" office:value="301020010">
            <text:p>301020010</text:p>
          </table:table-cell>
          <table:table-cell table:style-name="ce15" office:value-type="string">
            <text:p>FHCFR-1/4W-222J</text:p>
          </table:table-cell>
          <table:table-cell table:style-name="ce20" office:value-type="string">
            <text:p>DIP RES 2.2K-5%-1/4W;</text:p>
          </table:table-cell>
          <table:table-cell table:style-name="ce15" office:value-type="string">
            <text:p>Resistor</text:p>
          </table:table-cell>
          <table:table-cell table:style-name="ce15" office:value-type="string">
            <text:p>Axial-D2.3*L6.5mm</text:p>
          </table:table-cell>
          <table:table-cell table:style-name="ce15" office:value-type="string">
            <text:p>FENGHUA</text:p>
          </table:table-cell>
          <table:table-cell table:style-name="ce30"/>
          <table:table-cell table:style-name="ce34" office:value-type="float" office:value="0.01">
            <text:p>0.010 </text:p>
          </table:table-cell>
          <table:table-cell table:style-name="ce37" office:value-type="float" office:value="100">
            <text:p>100 </text:p>
          </table:table-cell>
          <table:table-cell table:style-name="ce39" office:value-type="string">
            <text:p>2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01020010</text:p>
          </table:table-cell>
          <table:table-cell table:number-columns-repeated="1011"/>
        </table:table-row>
        <table:table-row table:style-name="ro4">
          <table:table-cell table:style-name="ce3" office:value-type="float" office:value="301020011">
            <text:p>301020011</text:p>
          </table:table-cell>
          <table:table-cell table:style-name="ce15" office:value-type="string">
            <text:p>FHCFR-1/4W-221J</text:p>
          </table:table-cell>
          <table:table-cell table:style-name="ce20" office:value-type="string">
            <text:p>DIP RES 220R-5%-1/4W;</text:p>
          </table:table-cell>
          <table:table-cell table:style-name="ce15" office:value-type="string">
            <text:p>Resistor</text:p>
          </table:table-cell>
          <table:table-cell table:style-name="ce15" office:value-type="string">
            <text:p>Axial-D2.3*L6.5mm</text:p>
          </table:table-cell>
          <table:table-cell table:style-name="ce15" office:value-type="string">
            <text:p>FENGHUA</text:p>
          </table:table-cell>
          <table:table-cell table:style-name="ce30"/>
          <table:table-cell table:style-name="ce34" office:value-type="float" office:value="0.01">
            <text:p>0.010 </text:p>
          </table:table-cell>
          <table:table-cell table:style-name="ce37" office:value-type="float" office:value="100">
            <text:p>100 </text:p>
          </table:table-cell>
          <table:table-cell table:style-name="ce39" office:value-type="string">
            <text:p>2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01020011</text:p>
          </table:table-cell>
          <table:table-cell table:number-columns-repeated="1011"/>
        </table:table-row>
        <table:table-row table:style-name="ro4">
          <table:table-cell table:style-name="ce3" office:value-type="float" office:value="301020042">
            <text:p>301020042</text:p>
          </table:table-cell>
          <table:table-cell table:style-name="ce15" office:value-type="string">
            <text:p>FHCFR-1/4W-332J</text:p>
          </table:table-cell>
          <table:table-cell table:style-name="ce20" office:value-type="string">
            <text:p>DIP RES 3.3K-5%-1/4W;</text:p>
          </table:table-cell>
          <table:table-cell table:style-name="ce15" office:value-type="string">
            <text:p>Resistor</text:p>
          </table:table-cell>
          <table:table-cell table:style-name="ce15" office:value-type="string">
            <text:p>Axial-D2.3*L6.5mm</text:p>
          </table:table-cell>
          <table:table-cell table:style-name="ce15" office:value-type="string">
            <text:p>FENGHUA</text:p>
          </table:table-cell>
          <table:table-cell table:style-name="ce30"/>
          <table:table-cell table:style-name="ce34" office:value-type="float" office:value="0.01">
            <text:p>0.010 </text:p>
          </table:table-cell>
          <table:table-cell table:style-name="ce37" office:value-type="float" office:value="100">
            <text:p>100 </text:p>
          </table:table-cell>
          <table:table-cell table:style-name="ce39" office:value-type="string">
            <text:p>2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01020042</text:p>
          </table:table-cell>
          <table:table-cell table:number-columns-repeated="1011"/>
        </table:table-row>
        <table:table-row table:style-name="ro4">
          <table:table-cell table:style-name="ce3" office:value-type="float" office:value="301020021">
            <text:p>301020021</text:p>
          </table:table-cell>
          <table:table-cell table:style-name="ce15" office:value-type="string">
            <text:p>FHCFR-1/4W-334J</text:p>
          </table:table-cell>
          <table:table-cell table:style-name="ce20" office:value-type="string">
            <text:p>DIP RES 330K-5%-1/4W</text:p>
          </table:table-cell>
          <table:table-cell table:style-name="ce15" office:value-type="string">
            <text:p>Resistor</text:p>
          </table:table-cell>
          <table:table-cell table:style-name="ce15" office:value-type="string">
            <text:p>Axial-D2.3*L6.5mm</text:p>
          </table:table-cell>
          <table:table-cell table:style-name="ce15" office:value-type="string">
            <text:p>FENGHUA</text:p>
          </table:table-cell>
          <table:table-cell table:style-name="ce30"/>
          <table:table-cell table:style-name="ce34" office:value-type="float" office:value="0.01">
            <text:p>0.010 </text:p>
          </table:table-cell>
          <table:table-cell table:style-name="ce37" office:value-type="float" office:value="100">
            <text:p>100 </text:p>
          </table:table-cell>
          <table:table-cell table:style-name="ce39" office:value-type="string">
            <text:p>2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01020021</text:p>
          </table:table-cell>
          <table:table-cell table:number-columns-repeated="1011"/>
        </table:table-row>
        <table:table-row table:style-name="ro4">
          <table:table-cell table:style-name="ce5" office:value-type="float" office:value="301020012">
            <text:p>301020012</text:p>
          </table:table-cell>
          <table:table-cell table:style-name="ce16" office:value-type="string">
            <text:p>FHCFR-1/4W-472J</text:p>
          </table:table-cell>
          <table:table-cell table:style-name="ce20" office:value-type="string">
            <text:p>DIP RES 4.7K-5%-1/4W;</text:p>
          </table:table-cell>
          <table:table-cell table:style-name="ce15" office:value-type="string">
            <text:p>Resistor</text:p>
          </table:table-cell>
          <table:table-cell table:style-name="ce15" office:value-type="string">
            <text:p>Axial-D2.3*L6.5mm</text:p>
          </table:table-cell>
          <table:table-cell table:style-name="ce15" office:value-type="string">
            <text:p>FENGHUA</text:p>
          </table:table-cell>
          <table:table-cell table:style-name="ce30"/>
          <table:table-cell table:style-name="ce34" office:value-type="float" office:value="0.01">
            <text:p>0.010 </text:p>
          </table:table-cell>
          <table:table-cell table:style-name="ce37" office:value-type="float" office:value="100">
            <text:p>100 </text:p>
          </table:table-cell>
          <table:table-cell table:style-name="ce39" office:value-type="string">
            <text:p>2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50" office:value-type="string">
            <text:p>http://www.seeedstudio.com/depot/OPLopen-parts-library-catalog-c-136_138/#301020012</text:p>
          </table:table-cell>
          <table:table-cell table:number-columns-repeated="1011"/>
        </table:table-row>
        <table:table-row table:style-name="ro4">
          <table:table-cell table:style-name="ce3" office:value-type="float" office:value="301020014">
            <text:p>301020014</text:p>
          </table:table-cell>
          <table:table-cell table:style-name="ce15" office:value-type="string">
            <text:p>FHCFR-1/4W-470J</text:p>
          </table:table-cell>
          <table:table-cell table:style-name="ce20" office:value-type="string">
            <text:p>DIP RES 47R-5%-1/4W;</text:p>
          </table:table-cell>
          <table:table-cell table:style-name="ce15" office:value-type="string">
            <text:p>Resistor</text:p>
          </table:table-cell>
          <table:table-cell table:style-name="ce15" office:value-type="string">
            <text:p>Axial-D2.3*L6.5mm</text:p>
          </table:table-cell>
          <table:table-cell table:style-name="ce15" office:value-type="string">
            <text:p>FENGHUA</text:p>
          </table:table-cell>
          <table:table-cell table:style-name="ce30"/>
          <table:table-cell table:style-name="ce34" office:value-type="float" office:value="0.01">
            <text:p>0.010 </text:p>
          </table:table-cell>
          <table:table-cell table:style-name="ce37" office:value-type="float" office:value="100">
            <text:p>100 </text:p>
          </table:table-cell>
          <table:table-cell table:style-name="ce39" office:value-type="string">
            <text:p>2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01020014</text:p>
          </table:table-cell>
          <table:table-cell table:number-columns-repeated="1011"/>
        </table:table-row>
        <table:table-row table:style-name="ro4">
          <table:table-cell table:style-name="ce3" office:value-type="float" office:value="301020022">
            <text:p>301020022</text:p>
          </table:table-cell>
          <table:table-cell table:style-name="ce15" office:value-type="string">
            <text:p>FHCFR-1/4W-473J</text:p>
          </table:table-cell>
          <table:table-cell table:style-name="ce20" office:value-type="string">
            <text:p>DIP RES 47K-5%-1/4W;</text:p>
          </table:table-cell>
          <table:table-cell table:style-name="ce15" office:value-type="string">
            <text:p>Resistor</text:p>
          </table:table-cell>
          <table:table-cell table:style-name="ce15" office:value-type="string">
            <text:p>Axial-D2.3*L6.5mm</text:p>
          </table:table-cell>
          <table:table-cell table:style-name="ce15" office:value-type="string">
            <text:p>FENGHUA</text:p>
          </table:table-cell>
          <table:table-cell table:style-name="ce30"/>
          <table:table-cell table:style-name="ce34" office:value-type="float" office:value="0.01">
            <text:p>0.010 </text:p>
          </table:table-cell>
          <table:table-cell table:style-name="ce37" office:value-type="float" office:value="100">
            <text:p>100 </text:p>
          </table:table-cell>
          <table:table-cell table:style-name="ce39" office:value-type="string">
            <text:p>2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01020022</text:p>
          </table:table-cell>
          <table:table-cell table:number-columns-repeated="1011"/>
        </table:table-row>
        <table:table-row table:style-name="ro4">
          <table:table-cell table:style-name="ce3" office:value-type="float" office:value="301020007">
            <text:p>301020007</text:p>
          </table:table-cell>
          <table:table-cell table:style-name="ce15" office:value-type="string">
            <text:p>FHCFR-1/4W-681J</text:p>
          </table:table-cell>
          <table:table-cell table:style-name="ce20" office:value-type="string">
            <text:p>DIP RES 680R-5%-1/4W;</text:p>
          </table:table-cell>
          <table:table-cell table:style-name="ce15" office:value-type="string">
            <text:p>Resistor</text:p>
          </table:table-cell>
          <table:table-cell table:style-name="ce15" office:value-type="string">
            <text:p>Axial-D2.3*L6.5mm</text:p>
          </table:table-cell>
          <table:table-cell table:style-name="ce15" office:value-type="string">
            <text:p>FENGHUA</text:p>
          </table:table-cell>
          <table:table-cell table:style-name="ce30"/>
          <table:table-cell table:style-name="ce34" office:value-type="float" office:value="0.01">
            <text:p>0.010 </text:p>
          </table:table-cell>
          <table:table-cell table:style-name="ce37" office:value-type="float" office:value="100">
            <text:p>100 </text:p>
          </table:table-cell>
          <table:table-cell table:style-name="ce39" office:value-type="string">
            <text:p>2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01020007</text:p>
          </table:table-cell>
          <table:table-cell table:number-columns-repeated="1011"/>
        </table:table-row>
        <table:table-row table:style-name="ro4">
          <table:table-cell table:style-name="ce3" office:value-type="float" office:value="302010341">
            <text:p>302010341</text:p>
          </table:table-cell>
          <table:table-cell table:style-name="ce15" office:value-type="string">
            <text:p>GRM1885C1H102JA01D</text:p>
          </table:table-cell>
          <table:table-cell table:style-name="ce20" office:value-type="string">
            <text:p>SMD CAP Ceramic;1nF-50V-5%-C0G</text:p>
          </table:table-cell>
          <table:table-cell table:style-name="ce15" office:value-type="string">
            <text:p>Capacitor</text:p>
          </table:table-cell>
          <table:table-cell table:style-name="ce15" office:value-type="string">
            <text:p>0603</text:p>
          </table:table-cell>
          <table:table-cell table:style-name="ce15" office:value-type="string">
            <text:p>Murata</text:p>
          </table:table-cell>
          <table:table-cell table:style-name="ce30"/>
          <table:table-cell table:style-name="ce34" office:value-type="float" office:value="0.05078125">
            <text:p>0.051 </text:p>
          </table:table-cell>
          <table:table-cell table:style-name="ce37" office:value-type="float" office:value="50">
            <text:p>50 </text:p>
          </table:table-cell>
          <table:table-cell table:style-name="ce39" office:value-type="string">
            <text:p>2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02010341</text:p>
          </table:table-cell>
          <table:table-cell table:number-columns-repeated="1011"/>
        </table:table-row>
        <table:table-row table:style-name="ro4">
          <table:table-cell table:style-name="ce3" office:value-type="float" office:value="310040007">
            <text:p>310040007</text:p>
          </table:table-cell>
          <table:table-cell table:style-name="ce15" office:value-type="string">
            <text:p>TB6612FNG(O,C8,EL)</text:p>
          </table:table-cell>
          <table:table-cell table:style-name="ce20" office:value-type="string">
            <text:p>SMD IC Driver;Motor Driver;2-CH;VM≤6V;Imout 0.8A;VC 3.3V-5V</text:p>
          </table:table-cell>
          <table:table-cell table:style-name="ce15" office:value-type="string">
            <text:p>IC</text:p>
          </table:table-cell>
          <table:table-cell table:style-name="ce15" office:value-type="string">
            <text:p>SSOP-24</text:p>
          </table:table-cell>
          <table:table-cell table:style-name="ce15" office:value-type="string">
            <text:p>Toshiba</text:p>
          </table:table-cell>
          <table:table-cell table:style-name="ce30"/>
          <table:table-cell table:style-name="ce34" office:value-type="float" office:value="2.8">
            <text:p>2.800 </text:p>
          </table:table-cell>
          <table:table-cell table:style-name="ce37" office:value-type="float" office:value="1">
            <text:p>1 </text:p>
          </table:table-cell>
          <table:table-cell table:style-name="ce39" office:value-type="string">
            <text:p>24</text:p>
          </table:table-cell>
          <table:table-cell table:style-name="ce42" office:value-type="float" office:value="2.4">
            <text:p>2.40 </text:p>
          </table:table-cell>
          <table:table-cell table:style-name="ce30"/>
          <table:table-cell table:style-name="ce31" office:value-type="string">
            <text:p>http://www.seeedstudio.com/depot/OPLopen-parts-library-catalog-c-136_138/#310040007</text:p>
          </table:table-cell>
          <table:table-cell table:number-columns-repeated="1011"/>
        </table:table-row>
        <table:table-row table:style-name="ro4">
          <table:table-cell table:style-name="ce3" office:value-type="float" office:value="301010041">
            <text:p>301010041</text:p>
          </table:table-cell>
          <table:table-cell table:style-name="ce15" office:value-type="string">
            <text:p>RC0402FR-0749R9L</text:p>
          </table:table-cell>
          <table:table-cell table:style-name="ce20" office:value-type="string">
            <text:p>SMD RES 49.9R-1%-1/16W;</text:p>
          </table:table-cell>
          <table:table-cell table:style-name="ce15" office:value-type="string">
            <text:p>Resistor</text:p>
          </table:table-cell>
          <table:table-cell table:style-name="ce15" office:value-type="string">
            <text:p>0402</text:p>
          </table:table-cell>
          <table:table-cell table:style-name="ce15" office:value-type="string">
            <text:p>YAGEO</text:p>
          </table:table-cell>
          <table:table-cell table:style-name="ce30"/>
          <table:table-cell table:style-name="ce34" office:value-type="float" office:value="0.01">
            <text:p>0.010 </text:p>
          </table:table-cell>
          <table:table-cell table:style-name="ce37" office:value-type="float" office:value="100">
            <text:p>100 </text:p>
          </table:table-cell>
          <table:table-cell table:style-name="ce39" office:value-type="string">
            <text:p>2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01010041</text:p>
          </table:table-cell>
          <table:table-cell table:number-columns-repeated="1011"/>
        </table:table-row>
        <table:table-row table:style-name="ro4">
          <table:table-cell table:style-name="ce3" office:value-type="float" office:value="302010183">
            <text:p>302010183</text:p>
          </table:table-cell>
          <table:table-cell table:style-name="ce15" office:value-type="string">
            <text:p>GRM31CR60J107ME39L</text:p>
          </table:table-cell>
          <table:table-cell table:style-name="ce20" office:value-type="string">
            <text:p>SMD CAP Ceramic 100uF-6.3V-20%-X5R</text:p>
          </table:table-cell>
          <table:table-cell table:style-name="ce15" office:value-type="string">
            <text:p>Capacitor</text:p>
          </table:table-cell>
          <table:table-cell table:style-name="ce15" office:value-type="string">
            <text:p>1206</text:p>
          </table:table-cell>
          <table:table-cell table:style-name="ce15" office:value-type="string">
            <text:p>Murata</text:p>
          </table:table-cell>
          <table:table-cell table:style-name="ce30"/>
          <table:table-cell table:style-name="ce34" office:value-type="float" office:value="0.30859375">
            <text:p>0.309 </text:p>
          </table:table-cell>
          <table:table-cell table:style-name="ce37" office:value-type="float" office:value="10">
            <text:p>10 </text:p>
          </table:table-cell>
          <table:table-cell table:style-name="ce39" office:value-type="string">
            <text:p>2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02010183</text:p>
          </table:table-cell>
          <table:table-cell table:number-columns-repeated="1011"/>
        </table:table-row>
        <table:table-row table:style-name="ro4">
          <table:table-cell table:style-name="ce3" office:value-type="float" office:value="320030087">
            <text:p>320030087</text:p>
          </table:table-cell>
          <table:table-cell table:style-name="ce15" office:value-type="string">
            <text:p>F185-1208A0BSYA1</text:p>
          </table:table-cell>
          <table:table-cell table:style-name="ce20" office:value-type="string">
            <text:p>DIP Black Female Header</text:p>
          </table:table-cell>
          <table:table-cell table:style-name="ce15" office:value-type="string">
            <text:p>Connector</text:p>
          </table:table-cell>
          <table:table-cell table:style-name="ce15" office:value-type="string">
            <text:p>2*4P-2.54-8.5</text:p>
          </table:table-cell>
          <table:table-cell table:style-name="ce15" office:value-type="string">
            <text:p>YXCON</text:p>
          </table:table-cell>
          <table:table-cell table:style-name="ce30"/>
          <table:table-cell table:style-name="ce34" office:value-type="float" office:value="0.19140625">
            <text:p>0.191 </text:p>
          </table:table-cell>
          <table:table-cell table:style-name="ce37" office:value-type="float" office:value="10">
            <text:p>10 </text:p>
          </table:table-cell>
          <table:table-cell table:style-name="ce39" office:value-type="string">
            <text:p>8</text:p>
          </table:table-cell>
          <table:table-cell table:style-name="ce42" office:value-type="float" office:value="0.8">
            <text:p>0.80 </text:p>
          </table:table-cell>
          <table:table-cell table:style-name="ce30"/>
          <table:table-cell table:style-name="ce31" office:value-type="string">
            <text:p>http://www.seeedstudio.com/depot/OPLopen-parts-library-catalog-c-136_138/#320030087</text:p>
          </table:table-cell>
          <table:table-cell table:number-columns-repeated="1011"/>
        </table:table-row>
        <table:table-row table:style-name="ro4">
          <table:table-cell table:style-name="ce3" office:value-type="float" office:value="320040007">
            <text:p>320040007</text:p>
          </table:table-cell>
          <table:table-cell table:style-name="ce15" office:value-type="string">
            <text:p>ST-PJ-312</text:p>
          </table:table-cell>
          <table:table-cell table:style-name="ce20" office:value-type="string">
            <text:p>SMD Audio Jack;3.5mm;3 Degree</text:p>
          </table:table-cell>
          <table:table-cell table:style-name="ce15" office:value-type="string">
            <text:p>Connector</text:p>
          </table:table-cell>
          <table:table-cell table:style-name="ce15" office:value-type="string">
            <text:p>6P-3.5-14*9mm</text:p>
          </table:table-cell>
          <table:table-cell table:style-name="ce15" office:value-type="string">
            <text:p>suntech</text:p>
          </table:table-cell>
          <table:table-cell table:style-name="ce30"/>
          <table:table-cell table:style-name="ce34" office:value-type="float" office:value="0.3984375">
            <text:p>0.398 </text:p>
          </table:table-cell>
          <table:table-cell table:style-name="ce37" office:value-type="float" office:value="5">
            <text:p>5 </text:p>
          </table:table-cell>
          <table:table-cell table:style-name="ce39" office:value-type="string">
            <text:p>6</text:p>
          </table:table-cell>
          <table:table-cell table:style-name="ce42" office:value-type="float" office:value="0.6">
            <text:p>0.60 </text:p>
          </table:table-cell>
          <table:table-cell table:style-name="ce30"/>
          <table:table-cell table:style-name="ce31" office:value-type="string">
            <text:p>http://www.seeedstudio.com/depot/OPLopen-parts-library-catalog-c-136_138/#320040007</text:p>
          </table:table-cell>
          <table:table-cell table:number-columns-repeated="1011"/>
        </table:table-row>
        <table:table-row table:style-name="ro4">
          <table:table-cell table:style-name="ce3" office:value-type="float" office:value="321070005">
            <text:p>321070005</text:p>
          </table:table-cell>
          <table:table-cell table:style-name="ce15"/>
          <table:table-cell table:style-name="ce20" office:value-type="string">
            <text:p>Grove Cable;24AWG-200mm;4-Wire;Black/Red/White/Yellow</text:p>
          </table:table-cell>
          <table:table-cell table:style-name="ce15" office:value-type="string">
            <text:p>Cable</text:p>
          </table:table-cell>
          <table:table-cell table:style-name="ce15" office:value-type="string">
            <text:p>4P-2.0-24AWG-200mm</text:p>
          </table:table-cell>
          <table:table-cell table:style-name="ce15" office:value-type="string">
            <text:p>LLD</text:p>
          </table:table-cell>
          <table:table-cell table:style-name="ce30"/>
          <table:table-cell table:style-name="ce34" office:value-type="float" office:value="0.2265625">
            <text:p>0.227 </text:p>
          </table:table-cell>
          <table:table-cell table:style-name="ce37" office:value-type="float" office:value="10">
            <text:p>10 </text:p>
          </table:table-cell>
          <table:table-cell table:style-name="ce39" office:value-type="string">
            <text:p>4</text:p>
          </table:table-cell>
          <table:table-cell table:style-name="ce42" office:value-type="float" office:value="0.4">
            <text:p>0.40 </text:p>
          </table:table-cell>
          <table:table-cell table:style-name="ce30"/>
          <table:table-cell table:style-name="ce31" office:value-type="string">
            <text:p>http://www.seeedstudio.com/depot/OPLopen-parts-library-catalog-c-136_138/#321070005</text:p>
          </table:table-cell>
          <table:table-cell table:number-columns-repeated="1011"/>
        </table:table-row>
        <table:table-row table:style-name="ro4">
          <table:table-cell table:style-name="ce3" office:value-type="float" office:value="326010010">
            <text:p>326010010</text:p>
          </table:table-cell>
          <table:table-cell table:style-name="ce15" office:value-type="string">
            <text:p>PM3*6</text:p>
          </table:table-cell>
          <table:table-cell table:style-name="ce20" office:value-type="string">
            <text:p>Screw;Silver-cross-round head</text:p>
          </table:table-cell>
          <table:table-cell table:style-name="ce15" office:value-type="string">
            <text:p>Screw</text:p>
          </table:table-cell>
          <table:table-cell table:style-name="ce15" office:value-type="string">
            <text:p>PM3.0*H6.0mm</text:p>
          </table:table-cell>
          <table:table-cell table:style-name="ce15" office:value-type="string">
            <text:p>QS</text:p>
          </table:table-cell>
          <table:table-cell table:style-name="ce30"/>
          <table:table-cell table:style-name="ce34" office:value-type="float" office:value="0.01">
            <text:p>0.010 </text:p>
          </table:table-cell>
          <table:table-cell table:style-name="ce37" office:value-type="float" office:value="20">
            <text:p>20 </text:p>
          </table:table-cell>
          <table:table-cell table:style-name="ce39" office:value-type="string">
            <text:p>0</text:p>
          </table:table-cell>
          <table:table-cell table:style-name="ce42" office:value-type="float" office:value="0">
            <text:p>0.00 </text:p>
          </table:table-cell>
          <table:table-cell table:style-name="ce30"/>
          <table:table-cell table:style-name="ce31" office:value-type="string">
            <text:p>http://www.seeedstudio.com/depot/OPLopen-parts-library-catalog-c-136_138/#326010010</text:p>
          </table:table-cell>
          <table:table-cell table:number-columns-repeated="1011"/>
        </table:table-row>
        <table:table-row table:style-name="ro4">
          <table:table-cell table:style-name="ce3" office:value-type="float" office:value="326010014">
            <text:p>326010014</text:p>
          </table:table-cell>
          <table:table-cell table:style-name="ce15" office:value-type="string">
            <text:p>PM3*5</text:p>
          </table:table-cell>
          <table:table-cell table:style-name="ce20" office:value-type="string">
            <text:p>Screw;Silver-cross-round head</text:p>
          </table:table-cell>
          <table:table-cell table:style-name="ce15" office:value-type="string">
            <text:p>Screw</text:p>
          </table:table-cell>
          <table:table-cell table:style-name="ce15" office:value-type="string">
            <text:p>PM3.0*H5.0mm</text:p>
          </table:table-cell>
          <table:table-cell table:style-name="ce15" office:value-type="string">
            <text:p>QS</text:p>
          </table:table-cell>
          <table:table-cell table:style-name="ce30"/>
          <table:table-cell table:style-name="ce34" office:value-type="float" office:value="0.01">
            <text:p>0.010 </text:p>
          </table:table-cell>
          <table:table-cell table:style-name="ce37" office:value-type="float" office:value="20">
            <text:p>20 </text:p>
          </table:table-cell>
          <table:table-cell table:style-name="ce39" office:value-type="string">
            <text:p>0</text:p>
          </table:table-cell>
          <table:table-cell table:style-name="ce42" office:value-type="float" office:value="0">
            <text:p>0.00 </text:p>
          </table:table-cell>
          <table:table-cell table:style-name="ce30"/>
          <table:table-cell table:style-name="ce31" office:value-type="string">
            <text:p>http://www.seeedstudio.com/depot/OPLopen-parts-library-catalog-c-136_138/#326010014</text:p>
          </table:table-cell>
          <table:table-cell table:number-columns-repeated="1011"/>
        </table:table-row>
        <table:table-row table:style-name="ro4">
          <table:table-cell table:style-name="ce3" office:value-type="float" office:value="306010014">
            <text:p>306010014</text:p>
          </table:table-cell>
          <table:table-cell table:style-name="ce15" office:value-type="string">
            <text:p>HC-49US <text:s text:c="3"/>16.000MHz </text:p>
          </table:table-cell>
          <table:table-cell table:style-name="ce20" office:value-type="string">
            <text:p>DIP Crystal 16MHz-18pF-30ppm-40R</text:p>
          </table:table-cell>
          <table:table-cell table:style-name="ce15" office:value-type="string">
            <text:p>Crystal Oscillator </text:p>
          </table:table-cell>
          <table:table-cell table:style-name="ce15" office:value-type="string">
            <text:p>HC49/US-H10.85*W4.5*H3.68mm</text:p>
          </table:table-cell>
          <table:table-cell table:style-name="ce15" office:value-type="string">
            <text:p>JING PENGYUAN</text:p>
          </table:table-cell>
          <table:table-cell table:style-name="ce30"/>
          <table:table-cell table:style-name="ce34" office:value-type="float" office:value="0.13125">
            <text:p>0.131 </text:p>
          </table:table-cell>
          <table:table-cell table:style-name="ce37" office:value-type="float" office:value="10">
            <text:p>10 </text:p>
          </table:table-cell>
          <table:table-cell table:style-name="ce39" office:value-type="string">
            <text:p>2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06010014</text:p>
          </table:table-cell>
          <table:table-cell table:number-columns-repeated="1011"/>
        </table:table-row>
        <table:table-row table:style-name="ro4">
          <table:table-cell table:style-name="ce3" office:value-type="float" office:value="306030002">
            <text:p>306030002</text:p>
          </table:table-cell>
          <table:table-cell table:style-name="ce15" office:value-type="string">
            <text:p>CSTCE16M0V53-R0</text:p>
          </table:table-cell>
          <table:table-cell table:style-name="ce20" office:value-type="string">
            <text:p>SMD Crystal 16MHz-15pF-0.5%-40R</text:p>
          </table:table-cell>
          <table:table-cell table:style-name="ce15" office:value-type="string">
            <text:p>Crystal Oscillator </text:p>
          </table:table-cell>
          <table:table-cell table:style-name="ce15" office:value-type="string">
            <text:p>SMD 3P-3.20X1.30X1.0mm</text:p>
          </table:table-cell>
          <table:table-cell table:style-name="ce15" office:value-type="string">
            <text:p>Murata Electronics</text:p>
          </table:table-cell>
          <table:table-cell table:style-name="ce30"/>
          <table:table-cell table:style-name="ce34" office:value-type="float" office:value="0.25390625">
            <text:p>0.254 </text:p>
          </table:table-cell>
          <table:table-cell table:style-name="ce37" office:value-type="float" office:value="4">
            <text:p>4 </text:p>
          </table:table-cell>
          <table:table-cell table:style-name="ce39" office:value-type="string">
            <text:p>3</text:p>
          </table:table-cell>
          <table:table-cell table:style-name="ce42" office:value-type="float" office:value="0.3">
            <text:p>0.30 </text:p>
          </table:table-cell>
          <table:table-cell table:style-name="ce30"/>
          <table:table-cell table:style-name="ce31" office:value-type="string">
            <text:p>http://www.seeedstudio.com/depot/OPLopen-parts-library-catalog-c-136_138/#306030002</text:p>
          </table:table-cell>
          <table:table-cell table:number-columns-repeated="1011"/>
        </table:table-row>
        <table:table-row table:style-name="ro4">
          <table:table-cell table:style-name="ce3" office:value-type="float" office:value="305030026">
            <text:p>305030026</text:p>
          </table:table-cell>
          <table:table-cell table:style-name="ce15" office:value-type="string">
            <text:p>FDN340P</text:p>
          </table:table-cell>
          <table:table-cell table:style-name="ce20" office:value-type="string">
            <text:p>SMD MOSFET P-CH 20V-2A</text:p>
          </table:table-cell>
          <table:table-cell table:style-name="ce15" office:value-type="string">
            <text:p>Transistor</text:p>
          </table:table-cell>
          <table:table-cell table:style-name="ce15" office:value-type="string">
            <text:p>SOT-23-3</text:p>
          </table:table-cell>
          <table:table-cell table:style-name="ce15" office:value-type="string">
            <text:p>Fairchild</text:p>
          </table:table-cell>
          <table:table-cell table:style-name="ce30"/>
          <table:table-cell table:style-name="ce34" office:value-type="float" office:value="0.1953125">
            <text:p>0.195 </text:p>
          </table:table-cell>
          <table:table-cell table:style-name="ce37" office:value-type="float" office:value="20">
            <text:p>20 </text:p>
          </table:table-cell>
          <table:table-cell table:style-name="ce39" office:value-type="float" office:value="3">
            <text:p>3 </text:p>
          </table:table-cell>
          <table:table-cell table:style-name="ce42" office:value-type="float" office:value="0.3">
            <text:p>0.30 </text:p>
          </table:table-cell>
          <table:table-cell table:style-name="ce30"/>
          <table:table-cell table:style-name="ce31" office:value-type="string">
            <text:p>http://www.seeedstudio.com/depot/OPLopen-parts-library-catalog-c-136_138/#305030026</text:p>
          </table:table-cell>
          <table:table-cell table:number-columns-repeated="1011"/>
        </table:table-row>
        <table:table-row table:style-name="ro4">
          <table:table-cell table:style-name="ce3" office:value-type="float" office:value="305020002">
            <text:p>305020002</text:p>
          </table:table-cell>
          <table:table-cell table:style-name="ce15" office:value-type="string">
            <text:p>MMBT3906LT3G</text:p>
          </table:table-cell>
          <table:table-cell table:style-name="ce20" office:value-type="string">
            <text:p>SMD Transistors PNP 40V 200mA</text:p>
          </table:table-cell>
          <table:table-cell table:style-name="ce15" office:value-type="string">
            <text:p>Transistor</text:p>
          </table:table-cell>
          <table:table-cell table:style-name="ce15" office:value-type="string">
            <text:p>SOT-23</text:p>
          </table:table-cell>
          <table:table-cell table:style-name="ce15" office:value-type="string">
            <text:p>ON</text:p>
          </table:table-cell>
          <table:table-cell table:style-name="ce30"/>
          <table:table-cell table:style-name="ce34" office:value-type="float" office:value="0.0171875">
            <text:p>0.017 </text:p>
          </table:table-cell>
          <table:table-cell table:style-name="ce37" office:value-type="float" office:value="50">
            <text:p>5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05020002</text:p>
          </table:table-cell>
          <table:table-cell table:number-columns-repeated="1011"/>
        </table:table-row>
        <table:table-row table:style-name="ro4">
          <table:table-cell table:style-name="ce3" office:value-type="float" office:value="310030211">
            <text:p>310030211</text:p>
          </table:table-cell>
          <table:table-cell table:style-name="ce15" office:value-type="string">
            <text:p>TPS2051BDGN</text:p>
          </table:table-cell>
          <table:table-cell table:style-name="ce20" office:value-type="string">
            <text:p>SMD IC PMIC;Vin 2.7V-5.5V;Vout 5V;Iout 500mA;With-EN</text:p>
          </table:table-cell>
          <table:table-cell table:style-name="ce15" office:value-type="string">
            <text:p>IC</text:p>
          </table:table-cell>
          <table:table-cell table:style-name="ce15" office:value-type="string">
            <text:p>MSOP-8</text:p>
          </table:table-cell>
          <table:table-cell table:style-name="ce15" office:value-type="string">
            <text:p>Texas Instruments</text:p>
          </table:table-cell>
          <table:table-cell table:style-name="ce30"/>
          <table:table-cell table:style-name="ce34" office:value-type="float" office:value="1.50488599348534">
            <text:p>1.505 </text:p>
          </table:table-cell>
          <table:table-cell table:style-name="ce37" office:value-type="float" office:value="1">
            <text:p>1 </text:p>
          </table:table-cell>
          <table:table-cell table:style-name="ce39" office:value-type="float" office:value="8">
            <text:p>8 </text:p>
          </table:table-cell>
          <table:table-cell table:style-name="ce42" office:value-type="float" office:value="0.8">
            <text:p>0.80 </text:p>
          </table:table-cell>
          <table:table-cell table:style-name="ce30"/>
          <table:table-cell table:style-name="ce31" office:value-type="string">
            <text:p>http://www.seeedstudio.com/depot/OPLopen-parts-library-catalog-c-136_138/#310030211</text:p>
          </table:table-cell>
          <table:table-cell table:number-columns-repeated="1011"/>
        </table:table-row>
        <table:table-row table:style-name="ro4">
          <table:table-cell table:style-name="ce3" office:value-type="float" office:value="314040002">
            <text:p>314040002</text:p>
          </table:table-cell>
          <table:table-cell table:style-name="ce15" office:value-type="string">
            <text:p>HMC5883L</text:p>
          </table:table-cell>
          <table:table-cell table:style-name="ce20" office:value-type="string">
            <text:p>SMD 3-Axis Magnetic Sensor</text:p>
          </table:table-cell>
          <table:table-cell table:style-name="ce15" office:value-type="string">
            <text:p>Sensor</text:p>
          </table:table-cell>
          <table:table-cell table:style-name="ce15" office:value-type="string">
            <text:p>QFN-16</text:p>
          </table:table-cell>
          <table:table-cell table:style-name="ce15" office:value-type="string">
            <text:p>Honeywell</text:p>
          </table:table-cell>
          <table:table-cell table:style-name="ce30"/>
          <table:table-cell table:style-name="ce34" office:value-type="float" office:value="4.04296875">
            <text:p>4.043 </text:p>
          </table:table-cell>
          <table:table-cell table:style-name="ce37" office:value-type="float" office:value="1">
            <text:p>1 </text:p>
          </table:table-cell>
          <table:table-cell table:style-name="ce39" office:value-type="float" office:value="16">
            <text:p>16 </text:p>
          </table:table-cell>
          <table:table-cell table:style-name="ce42" office:value-type="float" office:value="1.6">
            <text:p>1.60 </text:p>
          </table:table-cell>
          <table:table-cell table:style-name="ce30"/>
          <table:table-cell table:style-name="ce31" office:value-type="string">
            <text:p>http://www.seeedstudio.com/depot/OPLopen-parts-library-catalog-c-136_138/#314040002</text:p>
          </table:table-cell>
          <table:table-cell table:number-columns-repeated="1011"/>
        </table:table-row>
        <table:table-row table:style-name="ro4">
          <table:table-cell table:style-name="ce3" office:value-type="float" office:value="314990005">
            <text:p>314990005</text:p>
          </table:table-cell>
          <table:table-cell table:style-name="ce15" office:value-type="string">
            <text:p>MPU-9250</text:p>
          </table:table-cell>
          <table:table-cell table:style-name="ce20" office:value-type="string">
            <text:p>SMD 9-Axis Gyroscope/Accelerometer/Magnetometer Sensor</text:p>
          </table:table-cell>
          <table:table-cell table:style-name="ce15" office:value-type="string">
            <text:p>Sensor</text:p>
          </table:table-cell>
          <table:table-cell table:style-name="ce15" office:value-type="string">
            <text:p>QFN-24</text:p>
          </table:table-cell>
          <table:table-cell table:style-name="ce15" office:value-type="string">
            <text:p>InvenSense</text:p>
          </table:table-cell>
          <table:table-cell table:style-name="ce30"/>
          <table:table-cell table:style-name="ce34" office:value-type="float" office:value="5.859375">
            <text:p>5.859 </text:p>
          </table:table-cell>
          <table:table-cell table:style-name="ce37" office:value-type="float" office:value="1">
            <text:p>1 </text:p>
          </table:table-cell>
          <table:table-cell table:style-name="ce39" office:value-type="float" office:value="24">
            <text:p>24 </text:p>
          </table:table-cell>
          <table:table-cell table:style-name="ce42" office:value-type="float" office:value="2.4">
            <text:p>2.40 </text:p>
          </table:table-cell>
          <table:table-cell table:style-name="ce30"/>
          <table:table-cell table:style-name="ce31" office:value-type="string">
            <text:p>http://www.seeedstudio.com/depot/OPLopen-parts-library-catalog-c-136_138/#314990005</text:p>
          </table:table-cell>
          <table:table-cell table:number-columns-repeated="1011"/>
        </table:table-row>
        <table:table-row table:style-name="ro4">
          <table:table-cell table:style-name="ce3" office:value-type="float" office:value="320020034">
            <text:p>320020034</text:p>
          </table:table-cell>
          <table:table-cell table:style-name="ce15" office:value-type="string">
            <text:p>P125-1116A0BS116AX</text:p>
          </table:table-cell>
          <table:table-cell table:style-name="ce20" office:value-type="string">
            <text:p>DIP Black Male Header VERT</text:p>
          </table:table-cell>
          <table:table-cell table:style-name="ce15" office:value-type="string">
            <text:p>Connector</text:p>
          </table:table-cell>
          <table:table-cell table:style-name="ce15" office:value-type="string">
            <text:p>1*16P-2.54-2.54-11.6/3.0mm</text:p>
          </table:table-cell>
          <table:table-cell table:style-name="ce15" office:value-type="string">
            <text:p>YXCON</text:p>
          </table:table-cell>
          <table:table-cell table:style-name="ce30"/>
          <table:table-cell table:style-name="ce34" office:value-type="float" office:value="0.06875">
            <text:p>0.069 </text:p>
          </table:table-cell>
          <table:table-cell table:style-name="ce37" office:value-type="float" office:value="20">
            <text:p>20 </text:p>
          </table:table-cell>
          <table:table-cell table:style-name="ce39" office:value-type="float" office:value="16">
            <text:p>16 </text:p>
          </table:table-cell>
          <table:table-cell table:style-name="ce42" office:value-type="float" office:value="1.6">
            <text:p>1.60 </text:p>
          </table:table-cell>
          <table:table-cell table:style-name="ce30"/>
          <table:table-cell table:style-name="ce31" office:value-type="string">
            <text:p>http://www.seeedstudio.com/depot/OPLopen-parts-library-catalog-c-136_138/#320020034</text:p>
          </table:table-cell>
          <table:table-cell table:number-columns-repeated="1011"/>
        </table:table-row>
        <table:table-row table:style-name="ro4">
          <table:table-cell table:style-name="ce3" office:value-type="float" office:value="320070000">
            <text:p>320070000</text:p>
          </table:table-cell>
          <table:table-cell table:style-name="ce15" office:value-type="string">
            <text:p>ICX-28P</text:p>
          </table:table-cell>
          <table:table-cell table:style-name="ce20" office:value-type="string">
            <text:p>DIP Black IC Socket</text:p>
          </table:table-cell>
          <table:table-cell table:style-name="ce15" office:value-type="string">
            <text:p>Connector</text:p>
          </table:table-cell>
          <table:table-cell table:style-name="ce15" office:value-type="string">
            <text:p>2*14P-2.54-7.62mm Row Spacing</text:p>
          </table:table-cell>
          <table:table-cell table:style-name="ce15" office:value-type="string">
            <text:p>NANTECH</text:p>
          </table:table-cell>
          <table:table-cell table:style-name="ce30"/>
          <table:table-cell table:style-name="ce34" office:value-type="float" office:value="0.084609375">
            <text:p>0.085 </text:p>
          </table:table-cell>
          <table:table-cell table:style-name="ce37" office:value-type="float" office:value="10">
            <text:p>10 </text:p>
          </table:table-cell>
          <table:table-cell table:style-name="ce39" office:value-type="float" office:value="28">
            <text:p>28 </text:p>
          </table:table-cell>
          <table:table-cell table:style-name="ce42" office:value-type="float" office:value="2.8">
            <text:p>2.80 </text:p>
          </table:table-cell>
          <table:table-cell table:style-name="ce30"/>
          <table:table-cell table:style-name="ce31" office:value-type="string">
            <text:p>http://www.seeedstudio.com/depot/OPLopen-parts-library-catalog-c-136_138/#320070000</text:p>
          </table:table-cell>
          <table:table-cell table:number-columns-repeated="1011"/>
        </table:table-row>
        <table:table-row table:style-name="ro4">
          <table:table-cell table:style-name="ce3" office:value-type="float" office:value="302010000">
            <text:p>302010000</text:p>
          </table:table-cell>
          <table:table-cell table:style-name="ce15" office:value-type="string">
            <text:p>CC0402JRNPO9BN330</text:p>
          </table:table-cell>
          <table:table-cell table:style-name="ce20" office:value-type="string">
            <text:p>SMD CAP Ceramic 33pF-50V-5%-NPO;</text:p>
          </table:table-cell>
          <table:table-cell table:style-name="ce15" office:value-type="string">
            <text:p>Capacitor</text:p>
          </table:table-cell>
          <table:table-cell table:style-name="ce15" office:value-type="string">
            <text:p>0402</text:p>
          </table:table-cell>
          <table:table-cell table:style-name="ce15" office:value-type="string">
            <text:p>YAGEO</text:p>
          </table:table-cell>
          <table:table-cell table:style-name="ce30"/>
          <table:table-cell table:style-name="ce34" office:value-type="float" office:value="0.01">
            <text:p>0.010 </text:p>
          </table:table-cell>
          <table:table-cell table:style-name="ce37" office:value-type="float" office:value="100">
            <text:p>10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02010000</text:p>
          </table:table-cell>
          <table:table-cell table:number-columns-repeated="1011"/>
        </table:table-row>
        <table:table-row table:style-name="ro4">
          <table:table-cell table:style-name="ce3" office:value-type="float" office:value="304040005">
            <text:p>304040005</text:p>
          </table:table-cell>
          <table:table-cell table:style-name="ce15" office:value-type="string">
            <text:p>CD1206-S01575</text:p>
          </table:table-cell>
          <table:table-cell table:style-name="ce20" office:value-type="string">
            <text:p>SMD Diode Switching 75V-150mA</text:p>
          </table:table-cell>
          <table:table-cell table:style-name="ce15" office:value-type="string">
            <text:p>Diode</text:p>
          </table:table-cell>
          <table:table-cell table:style-name="ce15" office:value-type="string">
            <text:p>1206</text:p>
          </table:table-cell>
          <table:table-cell table:style-name="ce15" office:value-type="string">
            <text:p>Bourns</text:p>
          </table:table-cell>
          <table:table-cell table:style-name="ce30"/>
          <table:table-cell table:style-name="ce34" office:value-type="float" office:value="0.04296875">
            <text:p>0.043 </text:p>
          </table:table-cell>
          <table:table-cell table:style-name="ce37" office:value-type="float" office:value="4">
            <text:p>4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04040005</text:p>
          </table:table-cell>
          <table:table-cell table:number-columns-repeated="1011"/>
        </table:table-row>
        <table:table-row table:style-name="ro4">
          <table:table-cell table:style-name="ce3" office:value-type="float" office:value="320030050">
            <text:p>320030050</text:p>
          </table:table-cell>
          <table:table-cell table:style-name="ce15" office:value-type="string">
            <text:p>RF130-1023ABS0741</text:p>
          </table:table-cell>
          <table:table-cell table:style-name="ce20" office:value-type="string">
            <text:p>DIP Black Round Female Header VERT</text:p>
          </table:table-cell>
          <table:table-cell table:style-name="ce15" office:value-type="string">
            <text:p>Connector</text:p>
          </table:table-cell>
          <table:table-cell table:style-name="ce15" office:value-type="string">
            <text:p>1*2P-2.54-3.0mm-7.4</text:p>
          </table:table-cell>
          <table:table-cell table:style-name="ce15" office:value-type="string">
            <text:p>YXCON</text:p>
          </table:table-cell>
          <table:table-cell table:style-name="ce30"/>
          <table:table-cell table:style-name="ce34" office:value-type="float" office:value="0.126328125">
            <text:p>0.126 </text:p>
          </table:table-cell>
          <table:table-cell table:style-name="ce37" office:value-type="float" office:value="10">
            <text:p>1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20030050</text:p>
          </table:table-cell>
          <table:table-cell table:number-columns-repeated="1011"/>
        </table:table-row>
        <table:table-row table:style-name="ro4">
          <table:table-cell table:style-name="ce3" office:value-type="float" office:value="302010053">
            <text:p>302010053</text:p>
          </table:table-cell>
          <table:table-cell table:style-name="ce15" office:value-type="string">
            <text:p>CC0402MRX5R5BB106</text:p>
          </table:table-cell>
          <table:table-cell table:style-name="ce20" office:value-type="string">
            <text:p>SMD CAP Ceramic 10uF-6.3V-20%-X5R;</text:p>
          </table:table-cell>
          <table:table-cell table:style-name="ce15" office:value-type="string">
            <text:p>Capacitor</text:p>
          </table:table-cell>
          <table:table-cell table:style-name="ce15" office:value-type="string">
            <text:p>0402</text:p>
          </table:table-cell>
          <table:table-cell table:style-name="ce15" office:value-type="string">
            <text:p>YAGEO</text:p>
          </table:table-cell>
          <table:table-cell table:style-name="ce30"/>
          <table:table-cell table:style-name="ce34" office:value-type="float" office:value="0.045703125">
            <text:p>0.046 </text:p>
          </table:table-cell>
          <table:table-cell table:style-name="ce37" office:value-type="float" office:value="50">
            <text:p>5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02010053</text:p>
          </table:table-cell>
          <table:table-cell table:number-columns-repeated="1011"/>
        </table:table-row>
        <table:table-row table:style-name="ro4">
          <table:table-cell table:style-name="ce3" office:value-type="float" office:value="302010048">
            <text:p>302010048</text:p>
          </table:table-cell>
          <table:table-cell table:style-name="ce15" office:value-type="string">
            <text:p>CC0402BRNPO9BNR50</text:p>
          </table:table-cell>
          <table:table-cell table:style-name="ce20" office:value-type="string">
            <text:p>SMD CAP Ceramic 0.5pF-50V-0.1pF-NPO;</text:p>
          </table:table-cell>
          <table:table-cell table:style-name="ce15" office:value-type="string">
            <text:p>Capacitor</text:p>
          </table:table-cell>
          <table:table-cell table:style-name="ce15" office:value-type="string">
            <text:p>0402</text:p>
          </table:table-cell>
          <table:table-cell table:style-name="ce15" office:value-type="string">
            <text:p>YAGEO</text:p>
          </table:table-cell>
          <table:table-cell table:style-name="ce30"/>
          <table:table-cell table:style-name="ce34" office:value-type="float" office:value="0.01">
            <text:p>0.010 </text:p>
          </table:table-cell>
          <table:table-cell table:style-name="ce37" office:value-type="float" office:value="100">
            <text:p>10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02010048</text:p>
          </table:table-cell>
          <table:table-cell table:number-columns-repeated="1011"/>
        </table:table-row>
        <table:table-row table:style-name="ro4">
          <table:table-cell table:style-name="ce3" office:value-type="float" office:value="302020023">
            <text:p>302020023</text:p>
          </table:table-cell>
          <table:table-cell table:style-name="ce15" office:value-type="string">
            <text:p>TAJC107K016RNJ</text:p>
          </table:table-cell>
          <table:table-cell table:style-name="ce20" office:value-type="string">
            <text:p>SMD CAP Tantalum 100uF-16V;</text:p>
          </table:table-cell>
          <table:table-cell table:style-name="ce15" office:value-type="string">
            <text:p>Capacitor</text:p>
          </table:table-cell>
          <table:table-cell table:style-name="ce15" office:value-type="string">
            <text:p>AVX-C</text:p>
          </table:table-cell>
          <table:table-cell table:style-name="ce15" office:value-type="string">
            <text:p>AVX</text:p>
          </table:table-cell>
          <table:table-cell table:style-name="ce30"/>
          <table:table-cell table:style-name="ce34" office:value-type="float" office:value="0.578125">
            <text:p>0.578 </text:p>
          </table:table-cell>
          <table:table-cell table:style-name="ce37" office:value-type="float" office:value="4">
            <text:p>4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51" office:value-type="string">
            <text:p><text:a xlink:href="http://www.seeedstudio.com/depot/OPLopen-parts-library-catalog-c-136_138/#302020023">http://www.seeedstudio.com/depot/OPLopen-parts-library-catalog-c-136_138/#302020023</text:a></text:p>
          </table:table-cell>
          <table:table-cell table:number-columns-repeated="1011"/>
        </table:table-row>
        <table:table-row table:style-name="ro4">
          <table:table-cell table:style-name="ce3" office:value-type="float" office:value="314070001">
            <text:p>314070001</text:p>
          </table:table-cell>
          <table:table-cell table:style-name="ce15" office:value-type="string">
            <text:p>1002794</text:p>
          </table:table-cell>
          <table:table-cell table:style-name="ce20" office:value-type="string">
            <text:p>DIP Piezo Vibration Sensor</text:p>
          </table:table-cell>
          <table:table-cell table:style-name="ce15" office:value-type="string">
            <text:p>Sensor</text:p>
          </table:table-cell>
          <table:table-cell table:style-name="ce15" office:value-type="string">
            <text:p>L25.0*W15.0*H1.0</text:p>
          </table:table-cell>
          <table:table-cell table:style-name="ce15" office:value-type="string">
            <text:p>MEAS</text:p>
          </table:table-cell>
          <table:table-cell table:style-name="ce31"/>
          <table:table-cell table:style-name="ce34" office:value-type="float" office:value="4.0625">
            <text:p>4.063 </text:p>
          </table:table-cell>
          <table:table-cell table:style-name="ce37" office:value-type="float" office:value="1">
            <text:p>1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14070001</text:p>
          </table:table-cell>
          <table:table-cell table:number-columns-repeated="1011"/>
        </table:table-row>
        <table:table-row table:style-name="ro4">
          <table:table-cell table:style-name="ce3" office:value-type="float" office:value="306030005">
            <text:p>306030005</text:p>
          </table:table-cell>
          <table:table-cell table:style-name="ce15" office:value-type="string">
            <text:p>CSTCE8M00G15L99-R0</text:p>
          </table:table-cell>
          <table:table-cell table:style-name="ce20" office:value-type="string">
            <text:p>SMD Crystal 8MHz-33pF-0.1%</text:p>
          </table:table-cell>
          <table:table-cell table:style-name="ce15" office:value-type="string">
            <text:p>Crystal Oscillator </text:p>
          </table:table-cell>
          <table:table-cell table:style-name="ce15" office:value-type="string">
            <text:p>W1.3*L3.2*H1.1mm</text:p>
          </table:table-cell>
          <table:table-cell table:style-name="ce15" office:value-type="string">
            <text:p>Murata</text:p>
          </table:table-cell>
          <table:table-cell table:style-name="ce31"/>
          <table:table-cell table:style-name="ce34" office:value-type="float" office:value="0.4296875">
            <text:p>0.430 </text:p>
          </table:table-cell>
          <table:table-cell table:style-name="ce37" office:value-type="float" office:value="2">
            <text:p>2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06030005</text:p>
          </table:table-cell>
          <table:table-cell table:number-columns-repeated="1011"/>
        </table:table-row>
        <table:table-row table:style-name="ro4">
          <table:table-cell table:style-name="ce3" office:value-type="float" office:value="305030059">
            <text:p>305030059</text:p>
          </table:table-cell>
          <table:table-cell table:style-name="ce15" office:value-type="string">
            <text:p>IRF520NPBF</text:p>
          </table:table-cell>
          <table:table-cell table:style-name="ce20" office:value-type="string">
            <text:p>DIP MOSFET N-CH 100V 9.7A</text:p>
          </table:table-cell>
          <table:table-cell table:style-name="ce15" office:value-type="string">
            <text:p>Transistor</text:p>
          </table:table-cell>
          <table:table-cell table:style-name="ce15" office:value-type="string">
            <text:p>TO-220-3</text:p>
          </table:table-cell>
          <table:table-cell table:style-name="ce15" office:value-type="string">
            <text:p>IR</text:p>
          </table:table-cell>
          <table:table-cell table:style-name="ce31"/>
          <table:table-cell table:style-name="ce34" office:value-type="float" office:value="0.6328125">
            <text:p>0.633 </text:p>
          </table:table-cell>
          <table:table-cell table:style-name="ce37" office:value-type="float" office:value="1">
            <text:p>1 </text:p>
          </table:table-cell>
          <table:table-cell table:style-name="ce39" office:value-type="string">
            <text:p>3</text:p>
          </table:table-cell>
          <table:table-cell table:style-name="ce42" office:value-type="float" office:value="0.3">
            <text:p>0.30 </text:p>
          </table:table-cell>
          <table:table-cell table:style-name="ce30"/>
          <table:table-cell table:style-name="ce31" office:value-type="string">
            <text:p>http://www.seeedstudio.com/depot/OPLopen-parts-library-catalog-c-136_138/#305030059</text:p>
          </table:table-cell>
          <table:table-cell table:number-columns-repeated="1011"/>
        </table:table-row>
        <table:table-row table:style-name="ro4">
          <table:table-cell table:style-name="ce3" office:value-type="float" office:value="314010011">
            <text:p>314010011</text:p>
          </table:table-cell>
          <table:table-cell table:style-name="ce15" office:value-type="string">
            <text:p>TMP36</text:p>
          </table:table-cell>
          <table:table-cell table:style-name="ce20" office:value-type="string">
            <text:p>DIP Low Voltage Temperature Sensor</text:p>
          </table:table-cell>
          <table:table-cell table:style-name="ce15" office:value-type="string">
            <text:p>Sensor</text:p>
          </table:table-cell>
          <table:table-cell table:style-name="ce15" office:value-type="string">
            <text:p>TO-92-3</text:p>
          </table:table-cell>
          <table:table-cell table:style-name="ce15" office:value-type="string">
            <text:p>Analog Devices Inc</text:p>
          </table:table-cell>
          <table:table-cell table:style-name="ce31"/>
          <table:table-cell table:style-name="ce34" office:value-type="float" office:value="1.32421875">
            <text:p>1.324 </text:p>
          </table:table-cell>
          <table:table-cell table:style-name="ce37" office:value-type="float" office:value="1">
            <text:p>1 </text:p>
          </table:table-cell>
          <table:table-cell table:style-name="ce39" office:value-type="string">
            <text:p>3</text:p>
          </table:table-cell>
          <table:table-cell table:style-name="ce42" office:value-type="float" office:value="0.3">
            <text:p>0.30 </text:p>
          </table:table-cell>
          <table:table-cell table:style-name="ce30"/>
          <table:table-cell table:style-name="ce31" office:value-type="string">
            <text:p>http://www.seeedstudio.com/depot/OPLopen-parts-library-catalog-c-136_138/#314010011</text:p>
          </table:table-cell>
          <table:table-cell table:number-columns-repeated="1011"/>
        </table:table-row>
        <table:table-row table:style-name="ro4">
          <table:table-cell table:style-name="ce3" office:value-type="float" office:value="321050033">
            <text:p>321050033</text:p>
          </table:table-cell>
          <table:table-cell table:style-name="ce15"/>
          <table:table-cell table:style-name="ce20" office:value-type="string">
            <text:p>Power Cable;9V BAT to 2.1mm DC Jack;24AWG-185mm;2-Wire;Red/Black</text:p>
          </table:table-cell>
          <table:table-cell table:style-name="ce15" office:value-type="string">
            <text:p>Cable</text:p>
          </table:table-cell>
          <table:table-cell table:style-name="ce15" office:value-type="string">
            <text:p>24AWG-185mm</text:p>
          </table:table-cell>
          <table:table-cell table:style-name="ce15" office:value-type="string">
            <text:p>SDD</text:p>
          </table:table-cell>
          <table:table-cell table:style-name="ce31"/>
          <table:table-cell table:style-name="ce34" office:value-type="float" office:value="0.41015625">
            <text:p>0.410 </text:p>
          </table:table-cell>
          <table:table-cell table:style-name="ce37" office:value-type="float" office:value="5">
            <text:p>5 </text:p>
          </table:table-cell>
          <table:table-cell table:style-name="ce39" office:value-type="float" office:value="0">
            <text:p>0 </text:p>
          </table:table-cell>
          <table:table-cell table:style-name="ce42" office:value-type="float" office:value="0">
            <text:p>0.00 </text:p>
          </table:table-cell>
          <table:table-cell table:style-name="ce30"/>
          <table:table-cell table:style-name="ce31" office:value-type="string">
            <text:p>http://www.seeedstudio.com/depot/OPLopen-parts-library-catalog-c-136_138/#321050033</text:p>
          </table:table-cell>
          <table:table-cell table:number-columns-repeated="1011"/>
        </table:table-row>
        <table:table-row table:style-name="ro4">
          <table:table-cell table:style-name="ce3" office:value-type="float" office:value="301010047">
            <text:p>301010047</text:p>
          </table:table-cell>
          <table:table-cell table:style-name="ce15" office:value-type="string">
            <text:p>RC0402FR-0710KL</text:p>
          </table:table-cell>
          <table:table-cell table:style-name="ce20" office:value-type="string">
            <text:p>SMD RES 10K-1%-1/16W;</text:p>
          </table:table-cell>
          <table:table-cell table:style-name="ce15" office:value-type="string">
            <text:p>Resistor</text:p>
          </table:table-cell>
          <table:table-cell table:style-name="ce15" office:value-type="string">
            <text:p>0402</text:p>
          </table:table-cell>
          <table:table-cell table:style-name="ce15" office:value-type="string">
            <text:p>YAGEO</text:p>
          </table:table-cell>
          <table:table-cell table:style-name="ce30"/>
          <table:table-cell table:style-name="ce34" office:value-type="float" office:value="0.01">
            <text:p>0.010 </text:p>
          </table:table-cell>
          <table:table-cell table:style-name="ce37" office:value-type="float" office:value="100">
            <text:p>100 </text:p>
          </table:table-cell>
          <table:table-cell table:style-name="ce39" office:value-type="string">
            <text:p>2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01010047</text:p>
          </table:table-cell>
          <table:table-cell table:number-columns-repeated="1011"/>
        </table:table-row>
        <table:table-row table:style-name="ro4">
          <table:table-cell table:style-name="ce3" office:value-type="float" office:value="301010100">
            <text:p>301010100</text:p>
          </table:table-cell>
          <table:table-cell table:style-name="ce15" office:value-type="string">
            <text:p>RC0603JR-071ML</text:p>
          </table:table-cell>
          <table:table-cell table:style-name="ce20" office:value-type="string">
            <text:p>SMD RES 1M-5%-1/10W;</text:p>
          </table:table-cell>
          <table:table-cell table:style-name="ce15" office:value-type="string">
            <text:p>Resistor</text:p>
          </table:table-cell>
          <table:table-cell table:style-name="ce15" office:value-type="string">
            <text:p>0603</text:p>
          </table:table-cell>
          <table:table-cell table:style-name="ce15" office:value-type="string">
            <text:p>YAGEO</text:p>
          </table:table-cell>
          <table:table-cell table:style-name="ce30"/>
          <table:table-cell table:style-name="ce34" office:value-type="float" office:value="0.01">
            <text:p>0.010 </text:p>
          </table:table-cell>
          <table:table-cell table:style-name="ce37" office:value-type="float" office:value="100">
            <text:p>100 </text:p>
          </table:table-cell>
          <table:table-cell table:style-name="ce39" office:value-type="string">
            <text:p>2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01010100</text:p>
          </table:table-cell>
          <table:table-cell table:number-columns-repeated="1011"/>
        </table:table-row>
        <table:table-row table:style-name="ro4">
          <table:table-cell table:style-name="ce3" office:value-type="float" office:value="301010104">
            <text:p>301010104</text:p>
          </table:table-cell>
          <table:table-cell table:style-name="ce15" office:value-type="string">
            <text:p>RC0603JR-0718KL</text:p>
          </table:table-cell>
          <table:table-cell table:style-name="ce20" office:value-type="string">
            <text:p>SMD RES 18K-5%-1/10W;</text:p>
          </table:table-cell>
          <table:table-cell table:style-name="ce15" office:value-type="string">
            <text:p>Resistor</text:p>
          </table:table-cell>
          <table:table-cell table:style-name="ce15" office:value-type="string">
            <text:p>0603</text:p>
          </table:table-cell>
          <table:table-cell table:style-name="ce15" office:value-type="string">
            <text:p>YAGEO</text:p>
          </table:table-cell>
          <table:table-cell table:style-name="ce30"/>
          <table:table-cell table:style-name="ce34" office:value-type="float" office:value="0.01">
            <text:p>0.010 </text:p>
          </table:table-cell>
          <table:table-cell table:style-name="ce37" office:value-type="float" office:value="100">
            <text:p>100 </text:p>
          </table:table-cell>
          <table:table-cell table:style-name="ce39" office:value-type="string">
            <text:p>2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01010104</text:p>
          </table:table-cell>
          <table:table-cell table:number-columns-repeated="1011"/>
        </table:table-row>
        <table:table-row table:style-name="ro4">
          <table:table-cell table:style-name="ce3" office:value-type="float" office:value="301010138">
            <text:p>301010138</text:p>
          </table:table-cell>
          <table:table-cell table:style-name="ce15" office:value-type="string">
            <text:p>RC0603JR-0739RL</text:p>
          </table:table-cell>
          <table:table-cell table:style-name="ce20" office:value-type="string">
            <text:p>SMD RES 39R-5%-1/10W;</text:p>
          </table:table-cell>
          <table:table-cell table:style-name="ce15" office:value-type="string">
            <text:p>Resistor</text:p>
          </table:table-cell>
          <table:table-cell table:style-name="ce15" office:value-type="string">
            <text:p>0603</text:p>
          </table:table-cell>
          <table:table-cell table:style-name="ce15" office:value-type="string">
            <text:p>YAGEO</text:p>
          </table:table-cell>
          <table:table-cell table:style-name="ce30"/>
          <table:table-cell table:style-name="ce34" office:value-type="float" office:value="0.01">
            <text:p>0.010 </text:p>
          </table:table-cell>
          <table:table-cell table:style-name="ce37" office:value-type="float" office:value="100">
            <text:p>100 </text:p>
          </table:table-cell>
          <table:table-cell table:style-name="ce39" office:value-type="string">
            <text:p>2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01010138</text:p>
          </table:table-cell>
          <table:table-cell table:number-columns-repeated="1011"/>
        </table:table-row>
        <table:table-row table:style-name="ro4">
          <table:table-cell table:style-name="ce3" office:value-type="float" office:value="301010140">
            <text:p>301010140</text:p>
          </table:table-cell>
          <table:table-cell table:style-name="ce15" office:value-type="string">
            <text:p>RC0603JR-073R6L</text:p>
          </table:table-cell>
          <table:table-cell table:style-name="ce20" office:value-type="string">
            <text:p>SMD RES 3.6R-5%-1/10W;</text:p>
          </table:table-cell>
          <table:table-cell table:style-name="ce15" office:value-type="string">
            <text:p>Resistor</text:p>
          </table:table-cell>
          <table:table-cell table:style-name="ce15" office:value-type="string">
            <text:p>0603</text:p>
          </table:table-cell>
          <table:table-cell table:style-name="ce15" office:value-type="string">
            <text:p>YAGEO</text:p>
          </table:table-cell>
          <table:table-cell table:style-name="ce30"/>
          <table:table-cell table:style-name="ce34" office:value-type="float" office:value="0.01">
            <text:p>0.010 </text:p>
          </table:table-cell>
          <table:table-cell table:style-name="ce37" office:value-type="float" office:value="100">
            <text:p>100 </text:p>
          </table:table-cell>
          <table:table-cell table:style-name="ce39" office:value-type="string">
            <text:p>2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01010140</text:p>
          </table:table-cell>
          <table:table-cell table:number-columns-repeated="1011"/>
        </table:table-row>
        <table:table-row table:style-name="ro4">
          <table:table-cell table:style-name="ce3" office:value-type="float" office:value="301010218">
            <text:p>301010218</text:p>
          </table:table-cell>
          <table:table-cell table:style-name="ce15" office:value-type="string">
            <text:p>RC0603JR-07200RL</text:p>
          </table:table-cell>
          <table:table-cell table:style-name="ce20" office:value-type="string">
            <text:p>SMD RES 200R-5%-1/10W;</text:p>
          </table:table-cell>
          <table:table-cell table:style-name="ce15" office:value-type="string">
            <text:p>Resistor</text:p>
          </table:table-cell>
          <table:table-cell table:style-name="ce15" office:value-type="string">
            <text:p>0603</text:p>
          </table:table-cell>
          <table:table-cell table:style-name="ce15" office:value-type="string">
            <text:p>YAGEO</text:p>
          </table:table-cell>
          <table:table-cell table:style-name="ce30"/>
          <table:table-cell table:style-name="ce34" office:value-type="float" office:value="0.01">
            <text:p>0.010 </text:p>
          </table:table-cell>
          <table:table-cell table:style-name="ce37" office:value-type="float" office:value="100">
            <text:p>100 </text:p>
          </table:table-cell>
          <table:table-cell table:style-name="ce39" office:value-type="string">
            <text:p>2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01010218</text:p>
          </table:table-cell>
          <table:table-cell table:number-columns-repeated="1011"/>
        </table:table-row>
        <table:table-row table:style-name="ro4">
          <table:table-cell table:style-name="ce3" office:value-type="float" office:value="301010230">
            <text:p>301010230</text:p>
          </table:table-cell>
          <table:table-cell table:style-name="ce15" office:value-type="string">
            <text:p>RC0603JR-07560KL</text:p>
          </table:table-cell>
          <table:table-cell table:style-name="ce20" office:value-type="string">
            <text:p>SMD RES 560K-5%-1/10W;</text:p>
          </table:table-cell>
          <table:table-cell table:style-name="ce15" office:value-type="string">
            <text:p>Resistor</text:p>
          </table:table-cell>
          <table:table-cell table:style-name="ce15" office:value-type="string">
            <text:p>0603</text:p>
          </table:table-cell>
          <table:table-cell table:style-name="ce15" office:value-type="string">
            <text:p>YAGEO</text:p>
          </table:table-cell>
          <table:table-cell table:style-name="ce30"/>
          <table:table-cell table:style-name="ce34" office:value-type="float" office:value="0.01">
            <text:p>0.010 </text:p>
          </table:table-cell>
          <table:table-cell table:style-name="ce37" office:value-type="float" office:value="100">
            <text:p>100 </text:p>
          </table:table-cell>
          <table:table-cell table:style-name="ce39" office:value-type="string">
            <text:p>2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01010230</text:p>
          </table:table-cell>
          <table:table-cell table:number-columns-repeated="1011"/>
        </table:table-row>
        <table:table-row table:style-name="ro4">
          <table:table-cell table:style-name="ce3" office:value-type="float" office:value="301010444">
            <text:p>301010444</text:p>
          </table:table-cell>
          <table:table-cell table:style-name="ce15" office:value-type="string">
            <text:p>RC0402FR-0710RL</text:p>
          </table:table-cell>
          <table:table-cell table:style-name="ce20" office:value-type="string">
            <text:p>SMD RES 10R-1%-1/16W;</text:p>
          </table:table-cell>
          <table:table-cell table:style-name="ce15" office:value-type="string">
            <text:p>Resistor</text:p>
          </table:table-cell>
          <table:table-cell table:style-name="ce15" office:value-type="string">
            <text:p>0402</text:p>
          </table:table-cell>
          <table:table-cell table:style-name="ce15" office:value-type="string">
            <text:p>YAGEO</text:p>
          </table:table-cell>
          <table:table-cell table:style-name="ce30"/>
          <table:table-cell table:style-name="ce34" office:value-type="float" office:value="0.01">
            <text:p>0.010 </text:p>
          </table:table-cell>
          <table:table-cell table:style-name="ce37" office:value-type="float" office:value="100">
            <text:p>100 </text:p>
          </table:table-cell>
          <table:table-cell table:style-name="ce39" office:value-type="string">
            <text:p>2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01010444</text:p>
          </table:table-cell>
          <table:table-cell table:number-columns-repeated="1011"/>
        </table:table-row>
        <table:table-row table:style-name="ro4">
          <table:table-cell table:style-name="ce3" office:value-type="float" office:value="301010509">
            <text:p>301010509</text:p>
          </table:table-cell>
          <table:table-cell table:style-name="ce15" office:value-type="string">
            <text:p>RC0402FR-0710ML</text:p>
          </table:table-cell>
          <table:table-cell table:style-name="ce20" office:value-type="string">
            <text:p>SMD RES;10M-1%-1/16W</text:p>
          </table:table-cell>
          <table:table-cell table:style-name="ce15" office:value-type="string">
            <text:p>Resistor</text:p>
          </table:table-cell>
          <table:table-cell table:style-name="ce15" office:value-type="string">
            <text:p>0402</text:p>
          </table:table-cell>
          <table:table-cell table:style-name="ce15" office:value-type="string">
            <text:p>YAGEO</text:p>
          </table:table-cell>
          <table:table-cell table:style-name="ce30"/>
          <table:table-cell table:style-name="ce34" office:value-type="float" office:value="0.01">
            <text:p>0.010 </text:p>
          </table:table-cell>
          <table:table-cell table:style-name="ce37" office:value-type="float" office:value="100">
            <text:p>100 </text:p>
          </table:table-cell>
          <table:table-cell table:style-name="ce39" office:value-type="string">
            <text:p>2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01010509</text:p>
          </table:table-cell>
          <table:table-cell table:number-columns-repeated="1011"/>
        </table:table-row>
        <table:table-row table:style-name="ro4">
          <table:table-cell table:style-name="ce6" office:value-type="float" office:value="301010671">
            <text:p>301010671</text:p>
          </table:table-cell>
          <table:table-cell table:style-name="ce15" office:value-type="string">
            <text:p>RC0402FR-072K7L</text:p>
          </table:table-cell>
          <table:table-cell table:style-name="ce20" office:value-type="string">
            <text:p>SMD RES 2.7K-1%-1/16W;</text:p>
          </table:table-cell>
          <table:table-cell table:style-name="ce15" office:value-type="string">
            <text:p>Resistor</text:p>
          </table:table-cell>
          <table:table-cell table:style-name="ce23" office:value-type="float" office:value="402">
            <text:p>402</text:p>
          </table:table-cell>
          <table:table-cell table:style-name="ce15" office:value-type="string">
            <text:p>YAGEO</text:p>
          </table:table-cell>
          <table:table-cell table:style-name="ce30"/>
          <table:table-cell table:style-name="ce34" office:value-type="float" office:value="0.01">
            <text:p>0.010 </text:p>
          </table:table-cell>
          <table:table-cell table:style-name="ce37" office:value-type="float" office:value="100">
            <text:p>100 </text:p>
          </table:table-cell>
          <table:table-cell table:style-name="ce23" office:value-type="float" office:value="2">
            <text:p>2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01010671</text:p>
          </table:table-cell>
          <table:table-cell table:number-columns-repeated="1011"/>
        </table:table-row>
        <table:table-row table:style-name="ro4">
          <table:table-cell table:style-name="ce3" office:value-type="float" office:value="302010091">
            <text:p>302010091</text:p>
          </table:table-cell>
          <table:table-cell table:style-name="ce15" office:value-type="string">
            <text:p>CC0603CRNPO9BN4R7</text:p>
          </table:table-cell>
          <table:table-cell table:style-name="ce20" office:value-type="string">
            <text:p>SMD CAP Ceramic 4.7pF-50V-0.25pF-NPO;</text:p>
          </table:table-cell>
          <table:table-cell table:style-name="ce15" office:value-type="string">
            <text:p>Capacitor</text:p>
          </table:table-cell>
          <table:table-cell table:style-name="ce15" office:value-type="string">
            <text:p>0603</text:p>
          </table:table-cell>
          <table:table-cell table:style-name="ce15" office:value-type="string">
            <text:p>YAGEO</text:p>
          </table:table-cell>
          <table:table-cell table:style-name="ce30"/>
          <table:table-cell table:style-name="ce34" office:value-type="float" office:value="0.0114453125">
            <text:p>0.011 </text:p>
          </table:table-cell>
          <table:table-cell table:style-name="ce37" office:value-type="float" office:value="100">
            <text:p>100 </text:p>
          </table:table-cell>
          <table:table-cell table:style-name="ce39" office:value-type="string">
            <text:p>2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02010091</text:p>
          </table:table-cell>
          <table:table-cell table:number-columns-repeated="1011"/>
        </table:table-row>
        <table:table-row table:style-name="ro4">
          <table:table-cell table:style-name="ce3" office:value-type="float" office:value="302010189">
            <text:p>302010189</text:p>
          </table:table-cell>
          <table:table-cell table:style-name="ce15" office:value-type="string">
            <text:p>CC1206KKX7RCBB102</text:p>
          </table:table-cell>
          <table:table-cell table:style-name="ce20" office:value-type="string">
            <text:p>SMD CAP Ceramic 1nF-1KV-10%-X7R;</text:p>
          </table:table-cell>
          <table:table-cell table:style-name="ce15" office:value-type="string">
            <text:p>Capacitor</text:p>
          </table:table-cell>
          <table:table-cell table:style-name="ce15" office:value-type="string">
            <text:p>1206</text:p>
          </table:table-cell>
          <table:table-cell table:style-name="ce15" office:value-type="string">
            <text:p>YAGEO</text:p>
          </table:table-cell>
          <table:table-cell table:style-name="ce30"/>
          <table:table-cell table:style-name="ce34" office:value-type="float" office:value="0.0374609375">
            <text:p>0.037 </text:p>
          </table:table-cell>
          <table:table-cell table:style-name="ce37" office:value-type="float" office:value="50">
            <text:p>50 </text:p>
          </table:table-cell>
          <table:table-cell table:style-name="ce39" office:value-type="string">
            <text:p>2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02010189</text:p>
          </table:table-cell>
          <table:table-cell table:number-columns-repeated="1011"/>
        </table:table-row>
        <table:table-row table:style-name="ro4">
          <table:table-cell table:style-name="ce3" office:value-type="float" office:value="303010027">
            <text:p>303010027</text:p>
          </table:table-cell>
          <table:table-cell table:style-name="ce15" office:value-type="string">
            <text:p>LQG15HS15NJ02</text:p>
          </table:table-cell>
          <table:table-cell table:style-name="ce20" office:value-type="string">
            <text:p>SMD Inductor 15nH-5%-300mA</text:p>
          </table:table-cell>
          <table:table-cell table:style-name="ce15" office:value-type="string">
            <text:p>Inductor</text:p>
          </table:table-cell>
          <table:table-cell table:style-name="ce15" office:value-type="string">
            <text:p>0402</text:p>
          </table:table-cell>
          <table:table-cell table:style-name="ce15" office:value-type="string">
            <text:p>Murata</text:p>
          </table:table-cell>
          <table:table-cell table:style-name="ce30"/>
          <table:table-cell table:style-name="ce34" office:value-type="float" office:value="0.01">
            <text:p>0.010 </text:p>
          </table:table-cell>
          <table:table-cell table:style-name="ce37" office:value-type="float" office:value="100">
            <text:p>100 </text:p>
          </table:table-cell>
          <table:table-cell table:style-name="ce39" office:value-type="string">
            <text:p>2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03010027</text:p>
          </table:table-cell>
          <table:table-cell table:number-columns-repeated="1011"/>
        </table:table-row>
        <table:table-row table:style-name="ro4">
          <table:table-cell table:style-name="ce3" office:value-type="float" office:value="303010056">
            <text:p>303010056</text:p>
          </table:table-cell>
          <table:table-cell table:style-name="ce15" office:value-type="string">
            <text:p>LQG15HS3N3S02D</text:p>
          </table:table-cell>
          <table:table-cell table:style-name="ce20" office:value-type="string">
            <text:p>SMD Inductor 3.3nH-0.3nH-300mA</text:p>
          </table:table-cell>
          <table:table-cell table:style-name="ce15" office:value-type="string">
            <text:p>Inductor</text:p>
          </table:table-cell>
          <table:table-cell table:style-name="ce15" office:value-type="string">
            <text:p>0402</text:p>
          </table:table-cell>
          <table:table-cell table:style-name="ce15" office:value-type="string">
            <text:p>Murata</text:p>
          </table:table-cell>
          <table:table-cell table:style-name="ce30"/>
          <table:table-cell table:style-name="ce34" office:value-type="float" office:value="0.01">
            <text:p>0.010 </text:p>
          </table:table-cell>
          <table:table-cell table:style-name="ce37" office:value-type="float" office:value="100">
            <text:p>100 </text:p>
          </table:table-cell>
          <table:table-cell table:style-name="ce39" office:value-type="string">
            <text:p>2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03010056</text:p>
          </table:table-cell>
          <table:table-cell table:number-columns-repeated="1011"/>
        </table:table-row>
        <table:table-row table:style-name="ro4">
          <table:table-cell table:style-name="ce3" office:value-type="float" office:value="303030020">
            <text:p>303030020</text:p>
          </table:table-cell>
          <table:table-cell table:style-name="ce15" office:value-type="string">
            <text:p>BLM18BD252SN1D</text:p>
          </table:table-cell>
          <table:table-cell table:style-name="ce20" office:value-type="string">
            <text:p>SMD Ferrite Bead 2.5k-50mA</text:p>
          </table:table-cell>
          <table:table-cell table:style-name="ce15" office:value-type="string">
            <text:p>Inductor</text:p>
          </table:table-cell>
          <table:table-cell table:style-name="ce15" office:value-type="string">
            <text:p>0603</text:p>
          </table:table-cell>
          <table:table-cell table:style-name="ce15" office:value-type="string">
            <text:p>Murata</text:p>
          </table:table-cell>
          <table:table-cell table:style-name="ce30"/>
          <table:table-cell table:style-name="ce34" office:value-type="float" office:value="0.0134765625">
            <text:p>0.013 </text:p>
          </table:table-cell>
          <table:table-cell table:style-name="ce37" office:value-type="float" office:value="100">
            <text:p>100 </text:p>
          </table:table-cell>
          <table:table-cell table:style-name="ce39" office:value-type="string">
            <text:p>2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03030020</text:p>
          </table:table-cell>
          <table:table-cell table:number-columns-repeated="1011"/>
        </table:table-row>
        <table:table-row table:style-name="ro4">
          <table:table-cell table:style-name="ce6" office:value-type="float" office:value="304010007">
            <text:p>304010007</text:p>
          </table:table-cell>
          <table:table-cell table:style-name="ce15" office:value-type="string">
            <text:p>MMSD4148</text:p>
          </table:table-cell>
          <table:table-cell table:style-name="ce20" office:value-type="string">
            <text:p>SMD Diode Switching 100V-200mA</text:p>
          </table:table-cell>
          <table:table-cell table:style-name="ce15" office:value-type="string">
            <text:p>Diode</text:p>
          </table:table-cell>
          <table:table-cell table:style-name="ce15" office:value-type="string">
            <text:p>SOD-123</text:p>
          </table:table-cell>
          <table:table-cell table:style-name="ce15" office:value-type="string">
            <text:p>Fairchild</text:p>
          </table:table-cell>
          <table:table-cell table:style-name="ce30"/>
          <table:table-cell table:style-name="ce34" office:value-type="float" office:value="0.46875">
            <text:p>0.469 </text:p>
          </table:table-cell>
          <table:table-cell table:style-name="ce37" office:value-type="float" office:value="50">
            <text:p>50 </text:p>
          </table:table-cell>
          <table:table-cell table:style-name="ce39" office:value-type="string">
            <text:p>2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04010007</text:p>
          </table:table-cell>
          <table:table-cell table:number-columns-repeated="1011"/>
        </table:table-row>
        <table:table-row table:style-name="ro4">
          <table:table-cell table:style-name="ce3" office:value-type="float" office:value="302010051">
            <text:p>302010051</text:p>
          </table:table-cell>
          <table:table-cell table:style-name="ce15" office:value-type="string">
            <text:p>CC0402KRX7R7BB224</text:p>
          </table:table-cell>
          <table:table-cell table:style-name="ce20" office:value-type="string">
            <text:p>SMD CAP Ceramic 220nF-16V-10%-X7R;</text:p>
          </table:table-cell>
          <table:table-cell table:style-name="ce15" office:value-type="string">
            <text:p>Capacitor</text:p>
          </table:table-cell>
          <table:table-cell table:style-name="ce15" office:value-type="string">
            <text:p>0402</text:p>
          </table:table-cell>
          <table:table-cell table:style-name="ce15" office:value-type="string">
            <text:p>YAGEO</text:p>
          </table:table-cell>
          <table:table-cell table:style-name="ce30"/>
          <table:table-cell table:style-name="ce34" office:value-type="float" office:value="0.0204296875">
            <text:p>0.020 </text:p>
          </table:table-cell>
          <table:table-cell table:style-name="ce37" office:value-type="float" office:value="100">
            <text:p>100 </text:p>
          </table:table-cell>
          <table:table-cell table:style-name="ce39" office:value-type="string">
            <text:p>2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02010051</text:p>
          </table:table-cell>
          <table:table-cell table:number-columns-repeated="1011"/>
        </table:table-row>
        <table:table-row table:style-name="ro4">
          <table:table-cell table:style-name="ce3" office:value-type="float" office:value="302010007">
            <text:p>302010007</text:p>
          </table:table-cell>
          <table:table-cell table:style-name="ce15" office:value-type="string">
            <text:p>CC0402JRNPO9BN470</text:p>
          </table:table-cell>
          <table:table-cell table:style-name="ce20" office:value-type="string">
            <text:p>SMD CAP Ceramic 47pF-50V-5%-NP0;</text:p>
          </table:table-cell>
          <table:table-cell table:style-name="ce15" office:value-type="string">
            <text:p>Capacitor</text:p>
          </table:table-cell>
          <table:table-cell table:style-name="ce15" office:value-type="string">
            <text:p>0402</text:p>
          </table:table-cell>
          <table:table-cell table:style-name="ce15" office:value-type="string">
            <text:p>YAGEO</text:p>
          </table:table-cell>
          <table:table-cell table:style-name="ce30"/>
          <table:table-cell table:style-name="ce34" office:value-type="float" office:value="0.01">
            <text:p>0.010 </text:p>
          </table:table-cell>
          <table:table-cell table:style-name="ce37" office:value-type="float" office:value="100">
            <text:p>100 </text:p>
          </table:table-cell>
          <table:table-cell table:style-name="ce39" office:value-type="string">
            <text:p>2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02010007</text:p>
          </table:table-cell>
          <table:table-cell table:number-columns-repeated="1011"/>
        </table:table-row>
        <table:table-row table:style-name="ro4">
          <table:table-cell table:style-name="ce6" office:value-type="float" office:value="305030000">
            <text:p>305030000</text:p>
          </table:table-cell>
          <table:table-cell table:style-name="ce15" office:value-type="string">
            <text:p>BSS138W-7-F</text:p>
          </table:table-cell>
          <table:table-cell table:style-name="ce20" office:value-type="string">
            <text:p>SMD MOSFET N-CH 50V 200mA</text:p>
          </table:table-cell>
          <table:table-cell table:style-name="ce15" office:value-type="string">
            <text:p>Transistor</text:p>
          </table:table-cell>
          <table:table-cell table:style-name="ce15" office:value-type="string">
            <text:p>SOT-323-3</text:p>
          </table:table-cell>
          <table:table-cell table:style-name="ce15" office:value-type="string">
            <text:p>Diodes Inc</text:p>
          </table:table-cell>
          <table:table-cell table:style-name="ce30"/>
          <table:table-cell table:style-name="ce34" office:value-type="float" office:value="0.15625">
            <text:p>0.156 </text:p>
          </table:table-cell>
          <table:table-cell table:style-name="ce37" office:value-type="float" office:value="10">
            <text:p>10 </text:p>
          </table:table-cell>
          <table:table-cell table:style-name="ce39" office:value-type="float" office:value="5">
            <text:p>5 </text:p>
          </table:table-cell>
          <table:table-cell table:style-name="ce42" office:value-type="float" office:value="0.5">
            <text:p>0.50 </text:p>
          </table:table-cell>
          <table:table-cell table:style-name="ce30"/>
          <table:table-cell table:style-name="ce31" office:value-type="string">
            <text:p>http://www.seeedstudio.com/depot/OPLopen-parts-library-catalog-c-136_138/#305030000</text:p>
          </table:table-cell>
          <table:table-cell table:number-columns-repeated="1011"/>
        </table:table-row>
        <table:table-row table:style-name="ro4">
          <table:table-cell table:style-name="ce6" office:value-type="float" office:value="310010005">
            <text:p>310010005</text:p>
          </table:table-cell>
          <table:table-cell table:style-name="ce15" office:value-type="string">
            <text:p>ATMEGA328P-MU</text:p>
          </table:table-cell>
          <table:table-cell table:style-name="ce20" office:value-type="string">
            <text:p>SMD IC MCU;AVR;8-Bit;32KB;16MHz;1.8-5.5V</text:p>
          </table:table-cell>
          <table:table-cell table:style-name="ce15" office:value-type="string">
            <text:p>IC</text:p>
          </table:table-cell>
          <table:table-cell table:style-name="ce15" office:value-type="string">
            <text:p>VFQFN-32</text:p>
          </table:table-cell>
          <table:table-cell table:style-name="ce15" office:value-type="string">
            <text:p>Atmel</text:p>
          </table:table-cell>
          <table:table-cell table:style-name="ce30"/>
          <table:table-cell table:style-name="ce34" office:value-type="float" office:value="2.16598457640803">
            <text:p>2.166 </text:p>
          </table:table-cell>
          <table:table-cell table:style-name="ce37" office:value-type="float" office:value="1">
            <text:p>1 </text:p>
          </table:table-cell>
          <table:table-cell table:style-name="ce39" office:value-type="float" office:value="32">
            <text:p>32 </text:p>
          </table:table-cell>
          <table:table-cell table:style-name="ce42" office:value-type="float" office:value="3.2">
            <text:p>3.20 </text:p>
          </table:table-cell>
          <table:table-cell table:style-name="ce30"/>
          <table:table-cell table:style-name="ce31" office:value-type="string">
            <text:p>http://www.seeedstudio.com/depot/OPLopen-parts-library-catalog-c-136_138/#310010005</text:p>
          </table:table-cell>
          <table:table-cell table:number-columns-repeated="1011"/>
        </table:table-row>
        <table:table-row table:style-name="ro4">
          <table:table-cell table:style-name="ce6" office:value-type="float" office:value="310010072">
            <text:p>310010072</text:p>
          </table:table-cell>
          <table:table-cell table:style-name="ce15" office:value-type="string">
            <text:p>ATMEGA168PA-MU</text:p>
          </table:table-cell>
          <table:table-cell table:style-name="ce20" office:value-type="string">
            <text:p>SMD IC MCU;AVR;8-Bit;32KB;16MHz;1.8-5.5V</text:p>
          </table:table-cell>
          <table:table-cell table:style-name="ce15" office:value-type="string">
            <text:p>IC</text:p>
          </table:table-cell>
          <table:table-cell table:style-name="ce15" office:value-type="string">
            <text:p>QFN-32</text:p>
          </table:table-cell>
          <table:table-cell table:style-name="ce15" office:value-type="string">
            <text:p>Atmel</text:p>
          </table:table-cell>
          <table:table-cell table:style-name="ce30"/>
          <table:table-cell table:style-name="ce34" office:value-type="float" office:value="2.50563768479078">
            <text:p>2.506 </text:p>
          </table:table-cell>
          <table:table-cell table:style-name="ce37" office:value-type="float" office:value="1">
            <text:p>1 </text:p>
          </table:table-cell>
          <table:table-cell table:style-name="ce39" office:value-type="float" office:value="32">
            <text:p>32 </text:p>
          </table:table-cell>
          <table:table-cell table:style-name="ce42" office:value-type="float" office:value="3.2">
            <text:p>3.20 </text:p>
          </table:table-cell>
          <table:table-cell table:style-name="ce30"/>
          <table:table-cell table:style-name="ce31" office:value-type="string">
            <text:p>http://www.seeedstudio.com/depot/OPLopen-parts-library-catalog-c-136_138/#310010072</text:p>
          </table:table-cell>
          <table:table-cell table:number-columns-repeated="1011"/>
        </table:table-row>
        <table:table-row table:style-name="ro4">
          <table:table-cell table:style-name="ce6" office:value-type="float" office:value="310020007">
            <text:p>310020007</text:p>
          </table:table-cell>
          <table:table-cell table:style-name="ce15" office:value-type="string">
            <text:p>LMV358IDGKR</text:p>
          </table:table-cell>
          <table:table-cell table:style-name="ce20" office:value-type="string">
            <text:p>SMD IC Amplifier;2-CH;GBW 1MHz;Io 60mA;2.7V-5.5V;±1.35V-2.75V</text:p>
          </table:table-cell>
          <table:table-cell table:style-name="ce15" office:value-type="string">
            <text:p>IC</text:p>
          </table:table-cell>
          <table:table-cell table:style-name="ce15" office:value-type="string">
            <text:p>MSOP-8</text:p>
          </table:table-cell>
          <table:table-cell table:style-name="ce15" office:value-type="string">
            <text:p>TI</text:p>
          </table:table-cell>
          <table:table-cell table:style-name="ce30"/>
          <table:table-cell table:style-name="ce34" office:value-type="float" office:value="0.442662657646371">
            <text:p>0.443 </text:p>
          </table:table-cell>
          <table:table-cell table:style-name="ce37" office:value-type="float" office:value="5">
            <text:p>5 </text:p>
          </table:table-cell>
          <table:table-cell table:style-name="ce39" office:value-type="float" office:value="8">
            <text:p>8 </text:p>
          </table:table-cell>
          <table:table-cell table:style-name="ce42" office:value-type="float" office:value="0.8">
            <text:p>0.80 </text:p>
          </table:table-cell>
          <table:table-cell table:style-name="ce30"/>
          <table:table-cell table:style-name="ce31" office:value-type="string">
            <text:p>http://www.seeedstudio.com/depot/OPLopen-parts-library-catalog-c-136_138/#310020007</text:p>
          </table:table-cell>
          <table:table-cell table:number-columns-repeated="1011"/>
        </table:table-row>
        <table:table-row table:style-name="ro4">
          <table:table-cell table:style-name="ce6" office:value-type="float" office:value="310030079">
            <text:p>310030079</text:p>
          </table:table-cell>
          <table:table-cell table:style-name="ce15" office:value-type="string">
            <text:p>CJ432</text:p>
          </table:table-cell>
          <table:table-cell table:style-name="ce20" office:value-type="string">
            <text:p>SMD PMIC;LDO;Vin 18V;Adj;200mA;Without En;1-Ch</text:p>
          </table:table-cell>
          <table:table-cell table:style-name="ce15" office:value-type="string">
            <text:p>IC</text:p>
          </table:table-cell>
          <table:table-cell table:style-name="ce15" office:value-type="string">
            <text:p>SOT-23</text:p>
          </table:table-cell>
          <table:table-cell table:style-name="ce14" office:value-type="string">
            <text:p>JCET</text:p>
          </table:table-cell>
          <table:table-cell table:style-name="ce30"/>
          <table:table-cell table:style-name="ce34" office:value-type="float" office:value="0.0293159609120521">
            <text:p>0.029 </text:p>
          </table:table-cell>
          <table:table-cell table:style-name="ce37" office:value-type="float" office:value="50">
            <text:p>50 </text:p>
          </table:table-cell>
          <table:table-cell table:style-name="ce39" office:value-type="float" office:value="3">
            <text:p>3 </text:p>
          </table:table-cell>
          <table:table-cell table:style-name="ce42" office:value-type="float" office:value="0.3">
            <text:p>0.30 </text:p>
          </table:table-cell>
          <table:table-cell table:style-name="ce30"/>
          <table:table-cell table:style-name="ce31" office:value-type="string">
            <text:p>http://www.seeedstudio.com/depot/OPLopen-parts-library-catalog-c-136_138/#310030079</text:p>
          </table:table-cell>
          <table:table-cell table:number-columns-repeated="1011"/>
        </table:table-row>
        <table:table-row table:style-name="ro4">
          <table:table-cell table:style-name="ce6" office:value-type="float" office:value="310040023">
            <text:p>310040023</text:p>
          </table:table-cell>
          <table:table-cell table:style-name="ce15" office:value-type="string">
            <text:p>MY9221</text:p>
          </table:table-cell>
          <table:table-cell table:style-name="ce20" office:value-type="string">
            <text:p>SMD IC Driver;LED matrix Driver;12-CH(R/G/B x 4);Vin 3V-5.5V;Iout 3-60mA</text:p>
          </table:table-cell>
          <table:table-cell table:style-name="ce15" office:value-type="string">
            <text:p>IC</text:p>
          </table:table-cell>
          <table:table-cell table:style-name="ce15" office:value-type="string">
            <text:p>TSSOP-24</text:p>
          </table:table-cell>
          <table:table-cell table:style-name="ce15" office:value-type="string">
            <text:p>My-Semi</text:p>
          </table:table-cell>
          <table:table-cell table:style-name="ce30"/>
          <table:table-cell table:style-name="ce34" office:value-type="float" office:value="0.8">
            <text:p>0.800 </text:p>
          </table:table-cell>
          <table:table-cell table:style-name="ce37" office:value-type="float" office:value="4">
            <text:p>4 </text:p>
          </table:table-cell>
          <table:table-cell table:style-name="ce39" office:value-type="float" office:value="24">
            <text:p>24 </text:p>
          </table:table-cell>
          <table:table-cell table:style-name="ce42" office:value-type="float" office:value="2.4">
            <text:p>2.40 </text:p>
          </table:table-cell>
          <table:table-cell table:style-name="ce30"/>
          <table:table-cell table:style-name="ce31" office:value-type="string">
            <text:p>http://www.seeedstudio.com/depot/OPLopen-parts-library-catalog-c-136_138/#310040023</text:p>
          </table:table-cell>
          <table:table-cell table:number-columns-repeated="1011"/>
        </table:table-row>
        <table:table-row table:style-name="ro4">
          <table:table-cell table:style-name="ce6" office:value-type="float" office:value="310040027">
            <text:p>310040027</text:p>
          </table:table-cell>
          <table:table-cell table:style-name="ce15" office:value-type="string">
            <text:p>TM1637</text:p>
          </table:table-cell>
          <table:table-cell table:style-name="ce20" office:value-type="string">
            <text:p>SMD IC Driver;Digital Tube Driver;8Seg*6Bit;Vin 0.5V-7V;Iout 200mA</text:p>
          </table:table-cell>
          <table:table-cell table:style-name="ce15" office:value-type="string">
            <text:p>IC</text:p>
          </table:table-cell>
          <table:table-cell table:style-name="ce15" office:value-type="string">
            <text:p>20-SOP</text:p>
          </table:table-cell>
          <table:table-cell table:style-name="ce15" office:value-type="string">
            <text:p>Titian Mec</text:p>
          </table:table-cell>
          <table:table-cell table:style-name="ce30"/>
          <table:table-cell table:style-name="ce34" office:value-type="float" office:value="0.8">
            <text:p>0.800 </text:p>
          </table:table-cell>
          <table:table-cell table:style-name="ce37" office:value-type="float" office:value="10">
            <text:p>10 </text:p>
          </table:table-cell>
          <table:table-cell table:style-name="ce39" office:value-type="float" office:value="20">
            <text:p>20 </text:p>
          </table:table-cell>
          <table:table-cell table:style-name="ce42" office:value-type="float" office:value="2">
            <text:p>2.00 </text:p>
          </table:table-cell>
          <table:table-cell table:style-name="ce30"/>
          <table:table-cell table:style-name="ce31" office:value-type="string">
            <text:p>http://www.seeedstudio.com/depot/OPLopen-parts-library-catalog-c-136_138/#310040027</text:p>
          </table:table-cell>
          <table:table-cell table:number-columns-repeated="1011"/>
        </table:table-row>
        <table:table-row table:style-name="ro4">
          <table:table-cell table:style-name="ce6" office:value-type="float" office:value="310050024">
            <text:p>310050024</text:p>
          </table:table-cell>
          <table:table-cell table:style-name="ce15" office:value-type="string">
            <text:p>TXB0108PW</text:p>
          </table:table-cell>
          <table:table-cell table:style-name="ce20" office:value-type="string">
            <text:p>SMD IC Logic;8-bit noninverting;VCCA 1.2V-3.6V;VCCB 1.65V-5.5V;Iout 50mA</text:p>
          </table:table-cell>
          <table:table-cell table:style-name="ce15" office:value-type="string">
            <text:p>IC</text:p>
          </table:table-cell>
          <table:table-cell table:style-name="ce15" office:value-type="string">
            <text:p>TSSOP-20</text:p>
          </table:table-cell>
          <table:table-cell table:style-name="ce15" office:value-type="string">
            <text:p>TI</text:p>
          </table:table-cell>
          <table:table-cell table:style-name="ce30"/>
          <table:table-cell table:style-name="ce34" office:value-type="float" office:value="1.5">
            <text:p>1.500 </text:p>
          </table:table-cell>
          <table:table-cell table:style-name="ce37" office:value-type="float" office:value="1">
            <text:p>1 </text:p>
          </table:table-cell>
          <table:table-cell table:style-name="ce39" office:value-type="float" office:value="20">
            <text:p>20 </text:p>
          </table:table-cell>
          <table:table-cell table:style-name="ce42" office:value-type="float" office:value="2">
            <text:p>2.00 </text:p>
          </table:table-cell>
          <table:table-cell table:style-name="ce30"/>
          <table:table-cell table:style-name="ce31" office:value-type="string">
            <text:p>http://www.seeedstudio.com/depot/OPLopen-parts-library-catalog-c-136_138/#310050024</text:p>
          </table:table-cell>
          <table:table-cell table:number-columns-repeated="1011"/>
        </table:table-row>
        <table:table-row table:style-name="ro4">
          <table:table-cell table:style-name="ce6" office:value-type="float" office:value="311100000">
            <text:p>311100000</text:p>
          </table:table-cell>
          <table:table-cell table:style-name="ce15" office:value-type="string">
            <text:p>SW-200D</text:p>
          </table:table-cell>
          <table:table-cell table:style-name="ce20" office:value-type="string">
            <text:p>DIP Tilt Switch</text:p>
          </table:table-cell>
          <table:table-cell table:style-name="ce15" office:value-type="string">
            <text:p>Switch</text:p>
          </table:table-cell>
          <table:table-cell table:style-name="ce15" office:value-type="string">
            <text:p>2P-L12.0*W3.6mm</text:p>
          </table:table-cell>
          <table:table-cell table:style-name="ce15" office:value-type="string">
            <text:p>QH</text:p>
          </table:table-cell>
          <table:table-cell table:style-name="ce30"/>
          <table:table-cell table:style-name="ce34" office:value-type="float" office:value="0.098828125">
            <text:p>0.099 </text:p>
          </table:table-cell>
          <table:table-cell table:style-name="ce37" office:value-type="float" office:value="30">
            <text:p>3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11100000</text:p>
          </table:table-cell>
          <table:table-cell table:number-columns-repeated="1011"/>
        </table:table-row>
        <table:table-row table:style-name="ro4">
          <table:table-cell table:style-name="ce6" office:value-type="float" office:value="314080009">
            <text:p>314080009</text:p>
          </table:table-cell>
          <table:table-cell table:style-name="ce15" office:value-type="string">
            <text:p>MMA7660FCR1</text:p>
          </table:table-cell>
          <table:table-cell table:style-name="ce20" office:value-type="string">
            <text:p>SMD Digital 3-Axis-Accelerometers Sensor;±16g</text:p>
          </table:table-cell>
          <table:table-cell table:style-name="ce15" office:value-type="string">
            <text:p>Sensor</text:p>
          </table:table-cell>
          <table:table-cell table:style-name="ce15" office:value-type="string">
            <text:p>DFN-10</text:p>
          </table:table-cell>
          <table:table-cell table:style-name="ce15" office:value-type="string">
            <text:p>Freescale Semiconductor </text:p>
          </table:table-cell>
          <table:table-cell table:style-name="ce30"/>
          <table:table-cell table:style-name="ce34" office:value-type="float" office:value="1.09375">
            <text:p>1.094 </text:p>
          </table:table-cell>
          <table:table-cell table:style-name="ce37" office:value-type="float" office:value="3">
            <text:p>3 </text:p>
          </table:table-cell>
          <table:table-cell table:style-name="ce39" office:value-type="float" office:value="10">
            <text:p>10 </text:p>
          </table:table-cell>
          <table:table-cell table:style-name="ce42" office:value-type="float" office:value="1">
            <text:p>1.00 </text:p>
          </table:table-cell>
          <table:table-cell table:style-name="ce30"/>
          <table:table-cell table:style-name="ce31" office:value-type="string">
            <text:p>http://www.seeedstudio.com/depot/OPLopen-parts-library-catalog-c-136_138/#314080009</text:p>
          </table:table-cell>
          <table:table-cell table:number-columns-repeated="1011"/>
        </table:table-row>
        <table:table-row table:style-name="ro4">
          <table:table-cell table:style-name="ce6" office:value-type="float" office:value="328030005">
            <text:p>328030005</text:p>
          </table:table-cell>
          <table:table-cell table:style-name="ce15" office:value-type="string">
            <text:p>QT-CC-20016XX</text:p>
          </table:table-cell>
          <table:table-cell table:style-name="ce20" office:value-type="string">
            <text:p>Black Micro-SD to SD Adapter</text:p>
          </table:table-cell>
          <table:table-cell table:style-name="ce15" office:value-type="string">
            <text:p>Connector</text:p>
          </table:table-cell>
          <table:table-cell table:style-name="ce15" office:value-type="string">
            <text:p>9P-L32mm*W24mm*H2.1mm</text:p>
          </table:table-cell>
          <table:table-cell table:style-name="ce15" office:value-type="string">
            <text:p>GT</text:p>
          </table:table-cell>
          <table:table-cell table:style-name="ce30"/>
          <table:table-cell table:style-name="ce34" office:value-type="float" office:value="0.390625">
            <text:p>0.391 </text:p>
          </table:table-cell>
          <table:table-cell table:style-name="ce37" office:value-type="float" office:value="10">
            <text:p>10 </text:p>
          </table:table-cell>
          <table:table-cell table:style-name="ce39" office:value-type="float" office:value="9">
            <text:p>9 </text:p>
          </table:table-cell>
          <table:table-cell table:style-name="ce42" office:value-type="float" office:value="0.9">
            <text:p>0.90 </text:p>
          </table:table-cell>
          <table:table-cell table:style-name="ce30"/>
          <table:table-cell table:style-name="ce31" office:value-type="string">
            <text:p>http://www.seeedstudio.com/depot/OPLopen-parts-library-catalog-c-136_138/#328030005</text:p>
          </table:table-cell>
          <table:table-cell table:number-columns-repeated="1011"/>
        </table:table-row>
        <table:table-row table:style-name="ro4">
          <table:table-cell table:style-name="ce6" office:value-type="float" office:value="318020010">
            <text:p>318020010</text:p>
          </table:table-cell>
          <table:table-cell table:style-name="ce15" office:value-type="string">
            <text:p>RH0111-30002</text:p>
          </table:table-cell>
          <table:table-cell table:style-name="ce20" office:value-type="string">
            <text:p>SMA External 2.4G Antenna</text:p>
          </table:table-cell>
          <table:table-cell table:style-name="ce15" office:value-type="string">
            <text:p>Antenna</text:p>
          </table:table-cell>
          <table:table-cell table:style-name="ce15" office:value-type="string">
            <text:p>SMA-109mm</text:p>
          </table:table-cell>
          <table:table-cell table:style-name="ce15" office:value-type="string">
            <text:p>DYRH</text:p>
          </table:table-cell>
          <table:table-cell table:style-name="ce30"/>
          <table:table-cell table:style-name="ce34" office:value-type="float" office:value="1.2890625">
            <text:p>1.289 </text:p>
          </table:table-cell>
          <table:table-cell table:style-name="ce37" office:value-type="float" office:value="2">
            <text:p>2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18020010</text:p>
          </table:table-cell>
          <table:table-cell table:number-columns-repeated="1011"/>
        </table:table-row>
        <table:table-row table:style-name="ro4">
          <table:table-cell table:style-name="ce6" office:value-type="float" office:value="310060021">
            <text:p>310060021</text:p>
          </table:table-cell>
          <table:table-cell table:style-name="ce15" office:value-type="string">
            <text:p>ISD1820P</text:p>
          </table:table-cell>
          <table:table-cell table:style-name="ce20" office:value-type="string">
            <text:p>DIP IC Audio;Recording time 20S;VCC 3.3V-5V;</text:p>
          </table:table-cell>
          <table:table-cell table:style-name="ce15" office:value-type="string">
            <text:p>IC</text:p>
          </table:table-cell>
          <table:table-cell table:style-name="ce15" office:value-type="string">
            <text:p>DIP-14</text:p>
          </table:table-cell>
          <table:table-cell table:style-name="ce15" office:value-type="string">
            <text:p>ISD</text:p>
          </table:table-cell>
          <table:table-cell table:style-name="ce30"/>
          <table:table-cell table:style-name="ce34" office:value-type="float" office:value="0.863052980316824">
            <text:p>0.863 </text:p>
          </table:table-cell>
          <table:table-cell table:style-name="ce37" office:value-type="float" office:value="2">
            <text:p>2 </text:p>
          </table:table-cell>
          <table:table-cell table:style-name="ce39" office:value-type="float" office:value="14">
            <text:p>14 </text:p>
          </table:table-cell>
          <table:table-cell table:style-name="ce42" office:value-type="float" office:value="1.4">
            <text:p>1.40 </text:p>
          </table:table-cell>
          <table:table-cell table:style-name="ce30"/>
          <table:table-cell table:style-name="ce31" office:value-type="string">
            <text:p>http://www.seeedstudio.com/depot/OPLopen-parts-library-catalog-c-136_138/#310060021</text:p>
          </table:table-cell>
          <table:table-cell table:number-columns-repeated="1011"/>
        </table:table-row>
        <table:table-row table:style-name="ro4">
          <table:table-cell table:style-name="ce6" office:value-type="float" office:value="320040009">
            <text:p>320040009</text:p>
          </table:table-cell>
          <table:table-cell table:style-name="ce15" office:value-type="string">
            <text:p>PJ-393</text:p>
          </table:table-cell>
          <table:table-cell table:style-name="ce20" office:value-type="string">
            <text:p>SMD Audio Jack;3.5mm;4 Degree</text:p>
          </table:table-cell>
          <table:table-cell table:style-name="ce15" office:value-type="string">
            <text:p>Connector</text:p>
          </table:table-cell>
          <table:table-cell table:style-name="ce15" office:value-type="string">
            <text:p>8P-16.4*8.7*5.69mm</text:p>
          </table:table-cell>
          <table:table-cell table:style-name="ce15" office:value-type="string">
            <text:p>BST</text:p>
          </table:table-cell>
          <table:table-cell table:style-name="ce30"/>
          <table:table-cell table:style-name="ce34" office:value-type="float" office:value="0.33203125">
            <text:p>0.332 </text:p>
          </table:table-cell>
          <table:table-cell table:style-name="ce37" office:value-type="float" office:value="5">
            <text:p>5 </text:p>
          </table:table-cell>
          <table:table-cell table:style-name="ce39" office:value-type="float" office:value="8">
            <text:p>8 </text:p>
          </table:table-cell>
          <table:table-cell table:style-name="ce42" office:value-type="float" office:value="0.8">
            <text:p>0.80 </text:p>
          </table:table-cell>
          <table:table-cell table:style-name="ce30"/>
          <table:table-cell table:style-name="ce31" office:value-type="string">
            <text:p>http://www.seeedstudio.com/depot/OPLopen-parts-library-catalog-c-136_138/#320040009</text:p>
          </table:table-cell>
          <table:table-cell table:number-columns-repeated="1011"/>
        </table:table-row>
        <table:table-row table:style-name="ro4">
          <table:table-cell table:style-name="ce6" office:value-type="float" office:value="304090061">
            <text:p>304090061</text:p>
          </table:table-cell>
          <table:table-cell table:style-name="ce15" office:value-type="string">
            <text:p>EL-17-215/BHC-AN1P2/3T</text:p>
          </table:table-cell>
          <table:table-cell table:style-name="ce20" office:value-type="string">
            <text:p>SMD LED Clear-Blue</text:p>
          </table:table-cell>
          <table:table-cell table:style-name="ce15" office:value-type="string">
            <text:p>LED</text:p>
          </table:table-cell>
          <table:table-cell table:style-name="ce15" office:value-type="string">
            <text:p>0805</text:p>
          </table:table-cell>
          <table:table-cell table:style-name="ce15" office:value-type="string">
            <text:p>Everlight</text:p>
          </table:table-cell>
          <table:table-cell table:style-name="ce30"/>
          <table:table-cell table:style-name="ce34" office:value-type="float" office:value="0.06640625">
            <text:p>0.066 </text:p>
          </table:table-cell>
          <table:table-cell table:style-name="ce37" office:value-type="float" office:value="30">
            <text:p>3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04090061</text:p>
          </table:table-cell>
          <table:table-cell table:number-columns-repeated="1011"/>
        </table:table-row>
        <table:table-row table:style-name="ro4">
          <table:table-cell table:style-name="ce6" office:value-type="float" office:value="301010291">
            <text:p>301010291</text:p>
          </table:table-cell>
          <table:table-cell table:style-name="ce15" office:value-type="string">
            <text:p>RC0603JR-071KL</text:p>
          </table:table-cell>
          <table:table-cell table:style-name="ce20" office:value-type="string">
            <text:p>SMD RES 1K-5%-1/10W</text:p>
          </table:table-cell>
          <table:table-cell table:style-name="ce15" office:value-type="string">
            <text:p>Resistor</text:p>
          </table:table-cell>
          <table:table-cell table:style-name="ce15" office:value-type="string">
            <text:p>0603</text:p>
          </table:table-cell>
          <table:table-cell table:style-name="ce15" office:value-type="string">
            <text:p>YAGEO;</text:p>
          </table:table-cell>
          <table:table-cell table:style-name="ce30"/>
          <table:table-cell table:style-name="ce34" office:value-type="float" office:value="0.01">
            <text:p>0.010 </text:p>
          </table:table-cell>
          <table:table-cell table:style-name="ce37" office:value-type="float" office:value="100">
            <text:p>10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01010291</text:p>
          </table:table-cell>
          <table:table-cell table:number-columns-repeated="1011"/>
        </table:table-row>
        <table:table-row table:style-name="ro4">
          <table:table-cell table:style-name="ce6" office:value-type="float" office:value="301010293">
            <text:p>301010293</text:p>
          </table:table-cell>
          <table:table-cell table:style-name="ce15" office:value-type="string">
            <text:p>RC0603JR-0710KL</text:p>
          </table:table-cell>
          <table:table-cell table:style-name="ce20" office:value-type="string">
            <text:p>SMD RES 10K-5%-1/10W</text:p>
          </table:table-cell>
          <table:table-cell table:style-name="ce15" office:value-type="string">
            <text:p>Resistor</text:p>
          </table:table-cell>
          <table:table-cell table:style-name="ce15" office:value-type="string">
            <text:p>0603</text:p>
          </table:table-cell>
          <table:table-cell table:style-name="ce15" office:value-type="string">
            <text:p>YAGEO</text:p>
          </table:table-cell>
          <table:table-cell table:style-name="ce30"/>
          <table:table-cell table:style-name="ce34" office:value-type="float" office:value="0.01">
            <text:p>0.010 </text:p>
          </table:table-cell>
          <table:table-cell table:style-name="ce37" office:value-type="float" office:value="100">
            <text:p>10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01010293</text:p>
          </table:table-cell>
          <table:table-cell table:number-columns-repeated="1011"/>
        </table:table-row>
        <table:table-row table:style-name="ro4">
          <table:table-cell table:style-name="ce6" office:value-type="float" office:value="301010089">
            <text:p>301010089</text:p>
          </table:table-cell>
          <table:table-cell table:style-name="ce15" office:value-type="string">
            <text:p>RC0603JR-07100KL</text:p>
          </table:table-cell>
          <table:table-cell table:style-name="ce20" office:value-type="string">
            <text:p>SMD RES 100K-5%-1/10W</text:p>
          </table:table-cell>
          <table:table-cell table:style-name="ce15" office:value-type="string">
            <text:p>Resistor</text:p>
          </table:table-cell>
          <table:table-cell table:style-name="ce15" office:value-type="string">
            <text:p>0603</text:p>
          </table:table-cell>
          <table:table-cell table:style-name="ce15" office:value-type="string">
            <text:p>YAGEO;</text:p>
          </table:table-cell>
          <table:table-cell table:style-name="ce30"/>
          <table:table-cell table:style-name="ce34" office:value-type="float" office:value="0.01">
            <text:p>0.010 </text:p>
          </table:table-cell>
          <table:table-cell table:style-name="ce37" office:value-type="float" office:value="100">
            <text:p>10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01010089</text:p>
          </table:table-cell>
          <table:table-cell table:number-columns-repeated="1011"/>
        </table:table-row>
        <table:table-row table:style-name="ro4">
          <table:table-cell table:style-name="ce6" office:value-type="float" office:value="302010286">
            <text:p>302010286</text:p>
          </table:table-cell>
          <table:table-cell table:style-name="ce15" office:value-type="string">
            <text:p>CC0603MRX5R5BB106</text:p>
          </table:table-cell>
          <table:table-cell table:style-name="ce20" office:value-type="string">
            <text:p>SMD CAP Ceramic 10uF-6.3V-20%-X5R</text:p>
          </table:table-cell>
          <table:table-cell table:style-name="ce15" office:value-type="string">
            <text:p>Capacitor</text:p>
          </table:table-cell>
          <table:table-cell table:style-name="ce15" office:value-type="string">
            <text:p>0603</text:p>
          </table:table-cell>
          <table:table-cell table:style-name="ce15" office:value-type="string">
            <text:p>YAGEO</text:p>
          </table:table-cell>
          <table:table-cell table:style-name="ce30"/>
          <table:table-cell table:style-name="ce34" office:value-type="float" office:value="0.0685546875">
            <text:p>0.069 </text:p>
          </table:table-cell>
          <table:table-cell table:style-name="ce37" office:value-type="float" office:value="40">
            <text:p>4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02010286</text:p>
          </table:table-cell>
          <table:table-cell table:number-columns-repeated="1011"/>
        </table:table-row>
        <table:table-row table:style-name="ro4">
          <table:table-cell table:style-name="ce6" office:value-type="float" office:value="301030014">
            <text:p>301030014</text:p>
          </table:table-cell>
          <table:table-cell table:style-name="ce15" office:value-type="string">
            <text:p>YC324-JK-0722RL</text:p>
          </table:table-cell>
          <table:table-cell table:style-name="ce20" office:value-type="string">
            <text:p>SMD RES Array 22R-4R</text:p>
          </table:table-cell>
          <table:table-cell table:style-name="ce15" office:value-type="string">
            <text:p>Resistor</text:p>
          </table:table-cell>
          <table:table-cell table:style-name="ce15" office:value-type="string">
            <text:p>1206-8</text:p>
          </table:table-cell>
          <table:table-cell table:style-name="ce15" office:value-type="string">
            <text:p>Yageo</text:p>
          </table:table-cell>
          <table:table-cell table:style-name="ce30"/>
          <table:table-cell table:style-name="ce34" office:value-type="float" office:value="0.01">
            <text:p>0.010 </text:p>
          </table:table-cell>
          <table:table-cell table:style-name="ce37" office:value-type="float" office:value="10">
            <text:p>1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01030014</text:p>
          </table:table-cell>
          <table:table-cell table:number-columns-repeated="1011"/>
        </table:table-row>
        <table:table-row table:style-name="ro4">
          <table:table-cell table:style-name="ce6" office:value-type="float" office:value="301040007">
            <text:p>301040007</text:p>
          </table:table-cell>
          <table:table-cell table:style-name="ce15" office:value-type="string">
            <text:p>3386U-103</text:p>
          </table:table-cell>
          <table:table-cell table:style-name="ce20" office:value-type="string">
            <text:p>DIP VR Top Adj 10k</text:p>
          </table:table-cell>
          <table:table-cell table:style-name="ce15" office:value-type="string">
            <text:p>Resistor</text:p>
          </table:table-cell>
          <table:table-cell table:style-name="ce15" office:value-type="string">
            <text:p>3P-2.54-L9.5*W9.5*H5.0mm</text:p>
          </table:table-cell>
          <table:table-cell table:style-name="ce15" office:value-type="string">
            <text:p>BST</text:p>
          </table:table-cell>
          <table:table-cell table:style-name="ce30"/>
          <table:table-cell table:style-name="ce34" office:value-type="float" office:value="0.82265625">
            <text:p>0.823 </text:p>
          </table:table-cell>
          <table:table-cell table:style-name="ce37" office:value-type="float" office:value="2">
            <text:p>2 </text:p>
          </table:table-cell>
          <table:table-cell table:style-name="ce39" office:value-type="string">
            <text:p>3</text:p>
          </table:table-cell>
          <table:table-cell table:style-name="ce42" office:value-type="float" office:value="0.3">
            <text:p>0.30 </text:p>
          </table:table-cell>
          <table:table-cell table:style-name="ce30"/>
          <table:table-cell table:style-name="ce31" office:value-type="string">
            <text:p>http://www.seeedstudio.com/depot/OPLopen-parts-library-catalog-c-136_138/#301040007</text:p>
          </table:table-cell>
          <table:table-cell table:number-columns-repeated="1011"/>
        </table:table-row>
        <table:table-row table:style-name="ro4">
          <table:table-cell table:style-name="ce6" office:value-type="float" office:value="305030075">
            <text:p>305030075</text:p>
          </table:table-cell>
          <table:table-cell table:style-name="ce15" office:value-type="string">
            <text:p>SSM3J328R,LF</text:p>
          </table:table-cell>
          <table:table-cell table:style-name="ce20" office:value-type="string">
            <text:p>SMD MOSFET P-CH 20V 6A</text:p>
          </table:table-cell>
          <table:table-cell table:style-name="ce15" office:value-type="string">
            <text:p>Transistor </text:p>
          </table:table-cell>
          <table:table-cell table:style-name="ce15" office:value-type="string">
            <text:p>SOT-23F</text:p>
          </table:table-cell>
          <table:table-cell table:style-name="ce15" office:value-type="string">
            <text:p>Toshiba</text:p>
          </table:table-cell>
          <table:table-cell table:style-name="ce30"/>
          <table:table-cell table:style-name="ce34" office:value-type="float" office:value="1.125">
            <text:p>1.125 </text:p>
          </table:table-cell>
          <table:table-cell table:style-name="ce37" office:value-type="float" office:value="10">
            <text:p>10 </text:p>
          </table:table-cell>
          <table:table-cell table:style-name="ce39" office:value-type="string">
            <text:p>3</text:p>
          </table:table-cell>
          <table:table-cell table:style-name="ce42" office:value-type="float" office:value="0.3">
            <text:p>0.30 </text:p>
          </table:table-cell>
          <table:table-cell table:style-name="ce30"/>
          <table:table-cell table:style-name="ce31" office:value-type="string">
            <text:p>http://www.seeedstudio.com/depot/OPLopen-parts-library-catalog-c-136_138/#305030075</text:p>
          </table:table-cell>
          <table:table-cell table:number-columns-repeated="1011"/>
        </table:table-row>
        <table:table-row table:style-name="ro4">
          <table:table-cell table:style-name="ce6" office:value-type="float" office:value="307010040">
            <text:p>307010040</text:p>
          </table:table-cell>
          <table:table-cell table:style-name="ce15" office:value-type="string">
            <text:p>MF-MSMF050-2</text:p>
          </table:table-cell>
          <table:table-cell table:style-name="ce20" office:value-type="string">
            <text:p>SMD PPTC 500mA-15V</text:p>
          </table:table-cell>
          <table:table-cell table:style-name="ce15" office:value-type="string">
            <text:p>Fuse</text:p>
          </table:table-cell>
          <table:table-cell table:style-name="ce15" office:value-type="string">
            <text:p>L4.73*W3.41*H0.85</text:p>
          </table:table-cell>
          <table:table-cell table:style-name="ce15" office:value-type="string">
            <text:p>Bourns</text:p>
          </table:table-cell>
          <table:table-cell table:style-name="ce30"/>
          <table:table-cell table:style-name="ce34" office:value-type="float" office:value="0.0625">
            <text:p>0.063 </text:p>
          </table:table-cell>
          <table:table-cell table:style-name="ce37" office:value-type="float" office:value="5">
            <text:p>5 </text:p>
          </table:table-cell>
          <table:table-cell table:style-name="ce39" office:value-type="string">
            <text:p>2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07010040</text:p>
          </table:table-cell>
          <table:table-cell table:number-columns-repeated="1011"/>
        </table:table-row>
        <table:table-row table:style-name="ro4">
          <table:table-cell table:style-name="ce6" office:value-type="float" office:value="310030033">
            <text:p>310030033</text:p>
          </table:table-cell>
          <table:table-cell table:style-name="ce15" office:value-type="string">
            <text:p>LP2985-33DBVR</text:p>
          </table:table-cell>
          <table:table-cell table:style-name="ce20" office:value-type="string">
            <text:p>SMD IC PMIC;Vin 2.2V-16V;Vout 3.3V;Iout 150mA;With-EN</text:p>
          </table:table-cell>
          <table:table-cell table:style-name="ce15" office:value-type="string">
            <text:p>IC</text:p>
          </table:table-cell>
          <table:table-cell table:style-name="ce15" office:value-type="string">
            <text:p>SOT-23-5</text:p>
          </table:table-cell>
          <table:table-cell table:style-name="ce15" office:value-type="string">
            <text:p>TI</text:p>
          </table:table-cell>
          <table:table-cell table:style-name="ce30"/>
          <table:table-cell table:style-name="ce34" office:value-type="float" office:value="0.4">
            <text:p>0.400 </text:p>
          </table:table-cell>
          <table:table-cell table:style-name="ce37" office:value-type="float" office:value="5">
            <text:p>5 </text:p>
          </table:table-cell>
          <table:table-cell table:style-name="ce39" office:value-type="string">
            <text:p>5</text:p>
          </table:table-cell>
          <table:table-cell table:style-name="ce42" office:value-type="float" office:value="0.5">
            <text:p>0.50 </text:p>
          </table:table-cell>
          <table:table-cell table:style-name="ce30"/>
          <table:table-cell table:style-name="ce31" office:value-type="string">
            <text:p>http://www.seeedstudio.com/depot/OPLopen-parts-library-catalog-c-136_138/#310030033</text:p>
          </table:table-cell>
          <table:table-cell table:number-columns-repeated="1011"/>
        </table:table-row>
        <table:table-row table:style-name="ro4">
          <table:table-cell table:style-name="ce6" office:value-type="float" office:value="302010242">
            <text:p>302010242</text:p>
          </table:table-cell>
          <table:table-cell table:style-name="ce15" office:value-type="string">
            <text:p>CC0402KRX7R9BB223</text:p>
          </table:table-cell>
          <table:table-cell table:style-name="ce20" office:value-type="string">
            <text:p>SMD CAP Ceramic 22nF-50V-10%-X7R</text:p>
          </table:table-cell>
          <table:table-cell table:style-name="ce15" office:value-type="string">
            <text:p>Capacitor</text:p>
          </table:table-cell>
          <table:table-cell table:style-name="ce15" office:value-type="string">
            <text:p>0402</text:p>
          </table:table-cell>
          <table:table-cell table:style-name="ce15" office:value-type="string">
            <text:p>YAGEO</text:p>
          </table:table-cell>
          <table:table-cell table:style-name="ce30"/>
          <table:table-cell table:style-name="ce34" office:value-type="float" office:value="0.01">
            <text:p>0.010 </text:p>
          </table:table-cell>
          <table:table-cell table:style-name="ce37" office:value-type="float" office:value="100">
            <text:p>100 </text:p>
          </table:table-cell>
          <table:table-cell table:style-name="ce39" office:value-type="string">
            <text:p>2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02010242</text:p>
          </table:table-cell>
          <table:table-cell table:number-columns-repeated="1011"/>
        </table:table-row>
        <table:table-row table:style-name="ro4">
          <table:table-cell table:style-name="ce6" office:value-type="float" office:value="301010033">
            <text:p>301010033</text:p>
          </table:table-cell>
          <table:table-cell table:style-name="ce15" office:value-type="string">
            <text:p>RC0402JR-07100KL</text:p>
          </table:table-cell>
          <table:table-cell table:style-name="ce20" office:value-type="string">
            <text:p>SMD RES 100K-5%-1/16W</text:p>
          </table:table-cell>
          <table:table-cell table:style-name="ce15" office:value-type="string">
            <text:p>Resistor</text:p>
          </table:table-cell>
          <table:table-cell table:style-name="ce15" office:value-type="string">
            <text:p>0402</text:p>
          </table:table-cell>
          <table:table-cell table:style-name="ce15" office:value-type="string">
            <text:p>YAGEO</text:p>
          </table:table-cell>
          <table:table-cell table:style-name="ce30"/>
          <table:table-cell table:style-name="ce34" office:value-type="float" office:value="0.01">
            <text:p>0.010 </text:p>
          </table:table-cell>
          <table:table-cell table:style-name="ce37" office:value-type="float" office:value="100">
            <text:p>100 </text:p>
          </table:table-cell>
          <table:table-cell table:style-name="ce39" office:value-type="string">
            <text:p>2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01010033</text:p>
          </table:table-cell>
          <table:table-cell table:number-columns-repeated="1011"/>
        </table:table-row>
        <table:table-row table:style-name="ro4">
          <table:table-cell table:style-name="ce6" office:value-type="float" office:value="301010435">
            <text:p>301010435</text:p>
          </table:table-cell>
          <table:table-cell table:style-name="ce15" office:value-type="string">
            <text:p>RC0402JR-07910KR</text:p>
          </table:table-cell>
          <table:table-cell table:style-name="ce20" office:value-type="string">
            <text:p>SMD RES 910K-5%-1/16W</text:p>
          </table:table-cell>
          <table:table-cell table:style-name="ce15" office:value-type="string">
            <text:p>Resistor</text:p>
          </table:table-cell>
          <table:table-cell table:style-name="ce15" office:value-type="string">
            <text:p>0402</text:p>
          </table:table-cell>
          <table:table-cell table:style-name="ce15" office:value-type="string">
            <text:p>YAGEO</text:p>
          </table:table-cell>
          <table:table-cell table:style-name="ce30"/>
          <table:table-cell table:style-name="ce34" office:value-type="float" office:value="0.01">
            <text:p>0.010 </text:p>
          </table:table-cell>
          <table:table-cell table:style-name="ce37" office:value-type="float" office:value="100">
            <text:p>100 </text:p>
          </table:table-cell>
          <table:table-cell table:style-name="ce39" office:value-type="string">
            <text:p>2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01010435</text:p>
          </table:table-cell>
          <table:table-cell table:number-columns-repeated="1011"/>
        </table:table-row>
        <table:table-row table:style-name="ro4">
          <table:table-cell table:style-name="ce6" office:value-type="float" office:value="301010013">
            <text:p>301010013</text:p>
          </table:table-cell>
          <table:table-cell table:style-name="ce15" office:value-type="string">
            <text:p>RC0402JR-07470RL</text:p>
          </table:table-cell>
          <table:table-cell table:style-name="ce20" office:value-type="string">
            <text:p>SMD RES 470R-5%-1/16W</text:p>
          </table:table-cell>
          <table:table-cell table:style-name="ce15" office:value-type="string">
            <text:p>Resistor</text:p>
          </table:table-cell>
          <table:table-cell table:style-name="ce15" office:value-type="string">
            <text:p>0402</text:p>
          </table:table-cell>
          <table:table-cell table:style-name="ce15" office:value-type="string">
            <text:p>YAGEO</text:p>
          </table:table-cell>
          <table:table-cell table:style-name="ce30"/>
          <table:table-cell table:style-name="ce34" office:value-type="float" office:value="0.01">
            <text:p>0.010 </text:p>
          </table:table-cell>
          <table:table-cell table:style-name="ce37" office:value-type="float" office:value="100">
            <text:p>100 </text:p>
          </table:table-cell>
          <table:table-cell table:style-name="ce39" office:value-type="string">
            <text:p>2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01010013</text:p>
          </table:table-cell>
          <table:table-cell table:number-columns-repeated="1011"/>
        </table:table-row>
        <table:table-row table:style-name="ro4">
          <table:table-cell table:style-name="ce6" office:value-type="float" office:value="301010075">
            <text:p>301010075</text:p>
          </table:table-cell>
          <table:table-cell table:style-name="ce15" office:value-type="string">
            <text:p>RC0402JR-0710RL</text:p>
          </table:table-cell>
          <table:table-cell table:style-name="ce20" office:value-type="string">
            <text:p>SMD RES 10R-5%-1/16W</text:p>
          </table:table-cell>
          <table:table-cell table:style-name="ce15" office:value-type="string">
            <text:p>Resistor</text:p>
          </table:table-cell>
          <table:table-cell table:style-name="ce15" office:value-type="string">
            <text:p>0402</text:p>
          </table:table-cell>
          <table:table-cell table:style-name="ce15" office:value-type="string">
            <text:p>YAGEO</text:p>
          </table:table-cell>
          <table:table-cell table:style-name="ce30"/>
          <table:table-cell table:style-name="ce34" office:value-type="float" office:value="0.01">
            <text:p>0.010 </text:p>
          </table:table-cell>
          <table:table-cell table:style-name="ce37" office:value-type="float" office:value="100">
            <text:p>100 </text:p>
          </table:table-cell>
          <table:table-cell table:style-name="ce39" office:value-type="string">
            <text:p>2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01010075</text:p>
          </table:table-cell>
          <table:table-cell table:number-columns-repeated="1011"/>
        </table:table-row>
        <table:table-row table:style-name="ro4">
          <table:table-cell table:style-name="ce6" office:value-type="float" office:value="302010261">
            <text:p>302010261</text:p>
          </table:table-cell>
          <table:table-cell table:style-name="ce15" office:value-type="string">
            <text:p>CC0402KRX7R9BB472</text:p>
          </table:table-cell>
          <table:table-cell table:style-name="ce20" office:value-type="string">
            <text:p>SMD CAP Ceramic 4.7nF-50V-10%-X7R</text:p>
          </table:table-cell>
          <table:table-cell table:style-name="ce15" office:value-type="string">
            <text:p>Capacitor</text:p>
          </table:table-cell>
          <table:table-cell table:style-name="ce15" office:value-type="string">
            <text:p>0402</text:p>
          </table:table-cell>
          <table:table-cell table:style-name="ce15" office:value-type="string">
            <text:p>YAGEO</text:p>
          </table:table-cell>
          <table:table-cell table:style-name="ce30"/>
          <table:table-cell table:style-name="ce34" office:value-type="float" office:value="0.01">
            <text:p>0.010 </text:p>
          </table:table-cell>
          <table:table-cell table:style-name="ce37" office:value-type="float" office:value="100">
            <text:p>100 </text:p>
          </table:table-cell>
          <table:table-cell table:style-name="ce39" office:value-type="string">
            <text:p>2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02010261</text:p>
          </table:table-cell>
          <table:table-cell table:number-columns-repeated="1011"/>
        </table:table-row>
        <table:table-row table:style-name="ro4">
          <table:table-cell table:style-name="ce6" office:value-type="float" office:value="302010260">
            <text:p>302010260</text:p>
          </table:table-cell>
          <table:table-cell table:style-name="ce15" office:value-type="string">
            <text:p>CC0402KRX7R9BB391</text:p>
          </table:table-cell>
          <table:table-cell table:style-name="ce20" office:value-type="string">
            <text:p>SMD CAP Ceramic 390pF-50V-10%-X7R</text:p>
          </table:table-cell>
          <table:table-cell table:style-name="ce15" office:value-type="string">
            <text:p>Capacitor</text:p>
          </table:table-cell>
          <table:table-cell table:style-name="ce15" office:value-type="string">
            <text:p>0402</text:p>
          </table:table-cell>
          <table:table-cell table:style-name="ce15" office:value-type="string">
            <text:p>YAGEO</text:p>
          </table:table-cell>
          <table:table-cell table:style-name="ce30"/>
          <table:table-cell table:style-name="ce34" office:value-type="float" office:value="0.01">
            <text:p>0.010 </text:p>
          </table:table-cell>
          <table:table-cell table:style-name="ce37" office:value-type="float" office:value="100">
            <text:p>100 </text:p>
          </table:table-cell>
          <table:table-cell table:style-name="ce39" office:value-type="string">
            <text:p>2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02010260</text:p>
          </table:table-cell>
          <table:table-cell table:number-columns-repeated="1011"/>
        </table:table-row>
        <table:table-row table:style-name="ro4">
          <table:table-cell table:style-name="ce6" office:value-type="float" office:value="310030092">
            <text:p>310030092</text:p>
          </table:table-cell>
          <table:table-cell table:style-name="ce15" office:value-type="string">
            <text:p>ISL97516IUZ-TK</text:p>
          </table:table-cell>
          <table:table-cell table:style-name="ce20" office:value-type="string">
            <text:p>SMD IC PMIC;Vin 2.3V-5.5V;Vout up to 25V;Iout 1A;With-EN</text:p>
          </table:table-cell>
          <table:table-cell table:style-name="ce15" office:value-type="string">
            <text:p>IC</text:p>
          </table:table-cell>
          <table:table-cell table:style-name="ce15" office:value-type="string">
            <text:p>MSOP-8</text:p>
          </table:table-cell>
          <table:table-cell table:style-name="ce15" office:value-type="string">
            <text:p>Intersil</text:p>
          </table:table-cell>
          <table:table-cell table:style-name="ce30"/>
          <table:table-cell table:style-name="ce34" office:value-type="float" office:value="2.5">
            <text:p>2.500 </text:p>
          </table:table-cell>
          <table:table-cell table:style-name="ce37" office:value-type="float" office:value="1">
            <text:p>1 </text:p>
          </table:table-cell>
          <table:table-cell table:style-name="ce39" office:value-type="string">
            <text:p>8</text:p>
          </table:table-cell>
          <table:table-cell table:style-name="ce42" office:value-type="float" office:value="0.8">
            <text:p>0.80 </text:p>
          </table:table-cell>
          <table:table-cell table:style-name="ce30"/>
          <table:table-cell table:style-name="ce31" office:value-type="string">
            <text:p>http://www.seeedstudio.com/depot/OPLopen-parts-library-catalog-c-136_138/#310030092</text:p>
          </table:table-cell>
          <table:table-cell table:number-columns-repeated="1011"/>
        </table:table-row>
        <table:table-row table:style-name="ro4">
          <table:table-cell table:style-name="ce6" office:value-type="float" office:value="301010241">
            <text:p>301010241</text:p>
          </table:table-cell>
          <table:table-cell table:style-name="ce15" office:value-type="string">
            <text:p>RC0603FR-0715KL</text:p>
          </table:table-cell>
          <table:table-cell table:style-name="ce20" office:value-type="string">
            <text:p>SMD RES 15K-1%-1/10W</text:p>
          </table:table-cell>
          <table:table-cell table:style-name="ce15" office:value-type="string">
            <text:p>Resistor</text:p>
          </table:table-cell>
          <table:table-cell table:style-name="ce15" office:value-type="string">
            <text:p>0603</text:p>
          </table:table-cell>
          <table:table-cell table:style-name="ce15" office:value-type="string">
            <text:p>YAGEO</text:p>
          </table:table-cell>
          <table:table-cell table:style-name="ce30"/>
          <table:table-cell table:style-name="ce34" office:value-type="float" office:value="0.01">
            <text:p>0.010 </text:p>
          </table:table-cell>
          <table:table-cell table:style-name="ce37" office:value-type="float" office:value="100">
            <text:p>10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01010241</text:p>
          </table:table-cell>
          <table:table-cell table:number-columns-repeated="1011"/>
        </table:table-row>
        <table:table-row table:style-name="ro4">
          <table:table-cell table:style-name="ce6" office:value-type="float" office:value="302010003">
            <text:p>302010003</text:p>
          </table:table-cell>
          <table:table-cell table:style-name="ce15" office:value-type="string">
            <text:p>CC0402KRX5R5BB105</text:p>
          </table:table-cell>
          <table:table-cell table:style-name="ce20" office:value-type="string">
            <text:p>SMD CAP Ceramic 1uF-6.3V-10%-X5R</text:p>
          </table:table-cell>
          <table:table-cell table:style-name="ce15" office:value-type="string">
            <text:p>Capacitor</text:p>
          </table:table-cell>
          <table:table-cell table:style-name="ce15" office:value-type="string">
            <text:p>0402</text:p>
          </table:table-cell>
          <table:table-cell table:style-name="ce15" office:value-type="string">
            <text:p>YAGEO</text:p>
          </table:table-cell>
          <table:table-cell table:style-name="ce30"/>
          <table:table-cell table:style-name="ce34" office:value-type="float" office:value="0.01">
            <text:p>0.010 </text:p>
          </table:table-cell>
          <table:table-cell table:style-name="ce37" office:value-type="float" office:value="100">
            <text:p>10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02010003</text:p>
          </table:table-cell>
          <table:table-cell table:number-columns-repeated="1011"/>
        </table:table-row>
        <table:table-row table:style-name="ro4">
          <table:table-cell table:style-name="ce6" office:value-type="float" office:value="301010114">
            <text:p>301010114</text:p>
          </table:table-cell>
          <table:table-cell table:style-name="ce15" office:value-type="string">
            <text:p>RC0603JR-071K5L</text:p>
          </table:table-cell>
          <table:table-cell table:style-name="ce20" office:value-type="string">
            <text:p>SMD RES 1.5K-5%-1/10W</text:p>
          </table:table-cell>
          <table:table-cell table:style-name="ce15" office:value-type="string">
            <text:p>Resistor</text:p>
          </table:table-cell>
          <table:table-cell table:style-name="ce15" office:value-type="string">
            <text:p>0603</text:p>
          </table:table-cell>
          <table:table-cell table:style-name="ce15" office:value-type="string">
            <text:p>YAGEO</text:p>
          </table:table-cell>
          <table:table-cell table:style-name="ce30"/>
          <table:table-cell table:style-name="ce34" office:value-type="float" office:value="0.01">
            <text:p>0.010 </text:p>
          </table:table-cell>
          <table:table-cell table:style-name="ce37" office:value-type="float" office:value="100">
            <text:p>100 </text:p>
          </table:table-cell>
          <table:table-cell table:style-name="ce39" office:value-type="string">
            <text:p>2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01010114</text:p>
          </table:table-cell>
          <table:table-cell table:number-columns-repeated="1011"/>
        </table:table-row>
        <table:table-row table:style-name="ro4">
          <table:table-cell table:style-name="ce6" office:value-type="float" office:value="302010037">
            <text:p>302010037</text:p>
          </table:table-cell>
          <table:table-cell table:style-name="ce15" office:value-type="string">
            <text:p>CC0402KRX5R6BB104</text:p>
          </table:table-cell>
          <table:table-cell table:style-name="ce20" office:value-type="string">
            <text:p>SMD CAP Ceramic 100nF-10V-10%-X5R;</text:p>
          </table:table-cell>
          <table:table-cell table:style-name="ce15" office:value-type="string">
            <text:p>Capacitor</text:p>
          </table:table-cell>
          <table:table-cell table:style-name="ce15" office:value-type="string">
            <text:p>0402</text:p>
          </table:table-cell>
          <table:table-cell table:style-name="ce15" office:value-type="string">
            <text:p>YAGEO</text:p>
          </table:table-cell>
          <table:table-cell table:style-name="ce30"/>
          <table:table-cell table:style-name="ce34" office:value-type="float" office:value="0.01">
            <text:p>0.010 </text:p>
          </table:table-cell>
          <table:table-cell table:style-name="ce37" office:value-type="float" office:value="100">
            <text:p>100 </text:p>
          </table:table-cell>
          <table:table-cell table:style-name="ce39" office:value-type="string">
            <text:p>2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02010037</text:p>
          </table:table-cell>
          <table:table-cell table:number-columns-repeated="1011"/>
        </table:table-row>
        <table:table-row table:style-name="ro4">
          <table:table-cell table:style-name="ce6" office:value-type="float" office:value="313080037">
            <text:p>313080037</text:p>
          </table:table-cell>
          <table:table-cell table:style-name="ce15" office:value-type="string">
            <text:p>SAP050100CN-C</text:p>
          </table:table-cell>
          <table:table-cell table:style-name="ce20" office:value-type="string">
            <text:p>USB Power Adapter;5V/1A</text:p>
          </table:table-cell>
          <table:table-cell table:style-name="ce15" office:value-type="string">
            <text:p>Adapter</text:p>
          </table:table-cell>
          <table:table-cell table:style-name="ce15" office:value-type="string">
            <text:p>2P-Black-5V-1A(3C)</text:p>
          </table:table-cell>
          <table:table-cell table:style-name="ce15" office:value-type="string">
            <text:p>PENGSHENGYE</text:p>
          </table:table-cell>
          <table:table-cell table:style-name="ce30"/>
          <table:table-cell table:style-name="ce34" office:value-type="float" office:value="4.296875">
            <text:p>4.297 </text:p>
          </table:table-cell>
          <table:table-cell table:style-name="ce37" office:value-type="float" office:value="1">
            <text:p>1 </text:p>
          </table:table-cell>
          <table:table-cell table:style-name="ce39" office:value-type="float" office:value="1">
            <text:p>1 </text:p>
          </table:table-cell>
          <table:table-cell table:style-name="ce42" office:value-type="float" office:value="0.1">
            <text:p>0.10 </text:p>
          </table:table-cell>
          <table:table-cell table:style-name="ce30"/>
          <table:table-cell table:style-name="ce31" office:value-type="string">
            <text:p>http://www.seeedstudio.com/depot/OPLopen-parts-library-catalog-c-136_138/#313080037</text:p>
          </table:table-cell>
          <table:table-cell table:number-columns-repeated="1011"/>
        </table:table-row>
        <table:table-row table:style-name="ro4">
          <table:table-cell table:style-name="ce6" office:value-type="float" office:value="306050023">
            <text:p>306050023</text:p>
          </table:table-cell>
          <table:table-cell table:style-name="ce15" office:value-type="string">
            <text:p>PZ2012U300-3R0TF</text:p>
          </table:table-cell>
          <table:table-cell table:style-name="ce20" office:value-type="string">
            <text:p>SMD Bead 30R-3A</text:p>
          </table:table-cell>
          <table:table-cell table:style-name="ce15" office:value-type="string">
            <text:p>Crystal Oscillator </text:p>
          </table:table-cell>
          <table:table-cell table:style-name="ce15" office:value-type="string">
            <text:p>0805</text:p>
          </table:table-cell>
          <table:table-cell table:style-name="ce15" office:value-type="string">
            <text:p>Sunlord</text:p>
          </table:table-cell>
          <table:table-cell table:style-name="ce30"/>
          <table:table-cell table:style-name="ce34" office:value-type="float" office:value="0.01953125">
            <text:p>0.020 </text:p>
          </table:table-cell>
          <table:table-cell table:style-name="ce37" office:value-type="float" office:value="100">
            <text:p>10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06050023</text:p>
          </table:table-cell>
          <table:table-cell table:number-columns-repeated="1011"/>
        </table:table-row>
        <table:table-row table:style-name="ro4">
          <table:table-cell table:style-name="ce6" office:value-type="float" office:value="316030062">
            <text:p>316030062</text:p>
          </table:table-cell>
          <table:table-cell table:style-name="ce15" office:value-type="string">
            <text:p>TFK-280SA-22125</text:p>
          </table:table-cell>
          <table:table-cell table:style-name="ce20" office:value-type="string">
            <text:p>DC Motor 6V;7500±10%rpm;90mA</text:p>
          </table:table-cell>
          <table:table-cell table:style-name="ce15" office:value-type="string">
            <text:p>Motor</text:p>
          </table:table-cell>
          <table:table-cell table:style-name="ce15" office:value-type="string">
            <text:p>D30.4*24+2.0mm</text:p>
          </table:table-cell>
          <table:table-cell table:style-name="ce15" office:value-type="string">
            <text:p>TT MOTOR</text:p>
          </table:table-cell>
          <table:table-cell table:style-name="ce30"/>
          <table:table-cell table:style-name="ce34" office:value-type="float" office:value="3.6328125">
            <text:p>3.633 </text:p>
          </table:table-cell>
          <table:table-cell table:style-name="ce37" office:value-type="float" office:value="1">
            <text:p>1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16030062</text:p>
          </table:table-cell>
          <table:table-cell table:number-columns-repeated="1011"/>
        </table:table-row>
        <table:table-row table:style-name="ro4">
          <table:table-cell table:style-name="ce6" office:value-type="float" office:value="310060024">
            <text:p>310060024</text:p>
          </table:table-cell>
          <table:table-cell table:style-name="ce15" office:value-type="string">
            <text:p>MAX2659ELT</text:p>
          </table:table-cell>
          <table:table-cell table:style-name="ce20" office:value-type="string">
            <text:p>SMD IC Amplifier;GPS/GNSS LNA;Gain 20.5dB;Frequency 1G-2GHz;1.6V-3.6V</text:p>
          </table:table-cell>
          <table:table-cell table:style-name="ce15" office:value-type="string">
            <text:p>IC</text:p>
          </table:table-cell>
          <table:table-cell table:style-name="ce15" office:value-type="string">
            <text:p>UDFN-6(1.5*1.0mm)</text:p>
          </table:table-cell>
          <table:table-cell table:style-name="ce15" office:value-type="string">
            <text:p>Maxim</text:p>
          </table:table-cell>
          <table:table-cell table:style-name="ce30"/>
          <table:table-cell table:style-name="ce34" office:value-type="float" office:value="0.5">
            <text:p>0.500 </text:p>
          </table:table-cell>
          <table:table-cell table:style-name="ce37" office:value-type="float" office:value="3">
            <text:p>3 </text:p>
          </table:table-cell>
          <table:table-cell table:style-name="ce39" office:value-type="float" office:value="6">
            <text:p>6 </text:p>
          </table:table-cell>
          <table:table-cell table:style-name="ce42" office:value-type="float" office:value="0.6">
            <text:p>0.60 </text:p>
          </table:table-cell>
          <table:table-cell table:style-name="ce30"/>
          <table:table-cell table:style-name="ce31" office:value-type="string">
            <text:p>http://www.seeedstudio.com/depot/OPLopen-parts-library-catalog-c-136_138/#310060024</text:p>
          </table:table-cell>
          <table:table-cell table:number-columns-repeated="1011"/>
        </table:table-row>
        <table:table-row table:style-name="ro4">
          <table:table-cell table:style-name="ce6" office:value-type="float" office:value="306050008">
            <text:p>306050008</text:p>
          </table:table-cell>
          <table:table-cell table:style-name="ce15" office:value-type="string">
            <text:p>BLM15BD182SN1</text:p>
          </table:table-cell>
          <table:table-cell table:style-name="ce20" office:value-type="string">
            <text:p>SMD Bead 1.8k-100mA</text:p>
          </table:table-cell>
          <table:table-cell table:style-name="ce15" office:value-type="string">
            <text:p><text:s/>Crystal Oscillator </text:p>
          </table:table-cell>
          <table:table-cell table:style-name="ce15" office:value-type="string">
            <text:p>0402</text:p>
          </table:table-cell>
          <table:table-cell table:style-name="ce15" office:value-type="string">
            <text:p>Murata</text:p>
          </table:table-cell>
          <table:table-cell table:style-name="ce30"/>
          <table:table-cell table:style-name="ce34" office:value-type="float" office:value="0.011328125">
            <text:p>0.011 </text:p>
          </table:table-cell>
          <table:table-cell table:style-name="ce37" office:value-type="float" office:value="100">
            <text:p>10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06050008</text:p>
          </table:table-cell>
          <table:table-cell table:number-columns-repeated="1011"/>
        </table:table-row>
        <table:table-row table:style-name="ro4">
          <table:table-cell table:style-name="ce6" office:value-type="float" office:value="311020045">
            <text:p>311020045</text:p>
          </table:table-cell>
          <table:table-cell table:style-name="ce15" office:value-type="string">
            <text:p>DHT-4235A</text:p>
          </table:table-cell>
          <table:table-cell table:style-name="ce20" office:value-type="string">
            <text:p>SMD Button ;SPST;160gf</text:p>
          </table:table-cell>
          <table:table-cell table:style-name="ce15" office:value-type="string">
            <text:p>Switch</text:p>
          </table:table-cell>
          <table:table-cell table:style-name="ce15" office:value-type="string">
            <text:p>Black-4P-L4.7*W3.5*H2.5</text:p>
          </table:table-cell>
          <table:table-cell table:style-name="ce15" office:value-type="string">
            <text:p>D.O Electronics</text:p>
          </table:table-cell>
          <table:table-cell table:style-name="ce30"/>
          <table:table-cell table:style-name="ce34" office:value-type="float" office:value="0.07421875">
            <text:p>0.074 </text:p>
          </table:table-cell>
          <table:table-cell table:style-name="ce37" office:value-type="float" office:value="10">
            <text:p>10 </text:p>
          </table:table-cell>
          <table:table-cell table:style-name="ce39" office:value-type="float" office:value="4">
            <text:p>4 </text:p>
          </table:table-cell>
          <table:table-cell table:style-name="ce42" office:value-type="float" office:value="0.4">
            <text:p>0.40 </text:p>
          </table:table-cell>
          <table:table-cell table:style-name="ce30"/>
          <table:table-cell table:style-name="ce31" office:value-type="string">
            <text:p>http://www.seeedstudio.com/depot/OPLopen-parts-library-catalog-c-136_138/#311020045</text:p>
          </table:table-cell>
          <table:table-cell table:number-columns-repeated="1011"/>
        </table:table-row>
        <table:table-row table:style-name="ro4">
          <table:table-cell table:style-name="ce8" office:value-type="float" office:value="302030033">
            <text:p>302030033</text:p>
          </table:table-cell>
          <table:table-cell table:style-name="ce15" office:value-type="string">
            <text:p>100µF/16V <text:s/>5X7</text:p>
          </table:table-cell>
          <table:table-cell table:style-name="ce20" office:value-type="string">
            <text:p>DIP CAP Aluminum 47uF-16V;</text:p>
          </table:table-cell>
          <table:table-cell table:style-name="ce22" office:value-type="string" office:string-value="Capacitor">
            <text:p><text:s/>Capacitor </text:p>
          </table:table-cell>
          <table:table-cell table:style-name="ce22" office:value-type="string" office:string-value="Radial-D5.0*H7.0mm">
            <text:p><text:s/>Radial-D5.0*H7.0mm </text:p>
          </table:table-cell>
          <table:table-cell table:style-name="ce22" office:value-type="string" office:string-value="JWC">
            <text:p><text:s/>JWC </text:p>
          </table:table-cell>
          <table:table-cell table:style-name="ce30"/>
          <table:table-cell table:style-name="ce34" office:value-type="float" office:value="0.015625">
            <text:p>0.016 </text:p>
          </table:table-cell>
          <table:table-cell table:style-name="ce37" office:value-type="float" office:value="30">
            <text:p>30 </text:p>
          </table:table-cell>
          <table:table-cell table:style-name="ce39" office:value-type="float" office:value="2">
            <text:p>2 </text:p>
          </table:table-cell>
          <table:table-cell table:style-name="ce42" office:value-type="float" office:value="0.2">
            <text:p>0.20 </text:p>
          </table:table-cell>
          <table:table-cell table:style-name="ce30"/>
          <table:table-cell table:style-name="ce31" office:value-type="string">
            <text:p>http://www.seeedstudio.com/depot/OPLopen-parts-library-catalog-c-136_138/#302030033</text:p>
          </table:table-cell>
          <table:table-cell table:number-columns-repeated="1011"/>
        </table:table-row>
        <table:table-row table:style-name="ro4">
          <table:table-cell table:style-name="ce8" office:value-type="float" office:value="310030010">
            <text:p>310030010</text:p>
          </table:table-cell>
          <table:table-cell table:style-name="ce15" office:value-type="string">
            <text:p>L7805CV</text:p>
          </table:table-cell>
          <table:table-cell table:style-name="ce20" office:value-type="string">
            <text:p>DIP PMIC;LDO;Vin xx-35V;5V,Adj;1.5A;Without En;1-Ch</text:p>
          </table:table-cell>
          <table:table-cell table:style-name="ce22" office:value-type="string" office:string-value="IC">
            <text:p><text:s/>IC </text:p>
          </table:table-cell>
          <table:table-cell table:style-name="ce22" office:value-type="string" office:string-value="TO220-3">
            <text:p><text:s/>TO220-3 </text:p>
          </table:table-cell>
          <table:table-cell table:style-name="ce22" office:value-type="string" office:string-value="YA">
            <text:p><text:s/>YA </text:p>
          </table:table-cell>
          <table:table-cell table:style-name="ce30"/>
          <table:table-cell table:style-name="ce34" office:value-type="float" office:value="0.257223113964687">
            <text:p>0.257 </text:p>
          </table:table-cell>
          <table:table-cell table:style-name="ce37" office:value-type="float" office:value="10">
            <text:p>10 </text:p>
          </table:table-cell>
          <table:table-cell table:style-name="ce39" office:value-type="float" office:value="3">
            <text:p>3 </text:p>
          </table:table-cell>
          <table:table-cell table:style-name="ce42" office:value-type="float" office:value="0.3">
            <text:p>0.30 </text:p>
          </table:table-cell>
          <table:table-cell table:style-name="ce30"/>
          <table:table-cell table:style-name="ce31" office:value-type="string">
            <text:p>http://www.seeedstudio.com/depot/OPLopen-parts-library-catalog-c-136_138/#310030010</text:p>
          </table:table-cell>
          <table:table-cell table:number-columns-repeated="1011"/>
        </table:table-row>
        <table:table-row table:style-name="ro4">
          <table:table-cell table:style-name="ce8" office:value-type="float" office:value="310030028">
            <text:p>310030028</text:p>
          </table:table-cell>
          <table:table-cell table:style-name="ce15" office:value-type="string">
            <text:p>LP2950ACZ-3.3/NOPB</text:p>
          </table:table-cell>
          <table:table-cell table:style-name="ce20" office:value-type="string">
            <text:p>DIP PMIC;LDO;Vin 2.3-30V;3.3V;Adj;100mA;Without En;1-Ch</text:p>
          </table:table-cell>
          <table:table-cell table:style-name="ce22" office:value-type="string" office:string-value="IC">
            <text:p><text:s/>IC </text:p>
          </table:table-cell>
          <table:table-cell table:style-name="ce22" office:value-type="string" office:string-value="TO-92">
            <text:p><text:s/>TO-92 </text:p>
          </table:table-cell>
          <table:table-cell table:style-name="ce22" office:value-type="string" office:string-value="TI">
            <text:p><text:s/>TI </text:p>
          </table:table-cell>
          <table:table-cell table:style-name="ce30"/>
          <table:table-cell table:style-name="ce34" office:value-type="float" office:value="0.754534510433387">
            <text:p>0.755 </text:p>
          </table:table-cell>
          <table:table-cell table:style-name="ce37" office:value-type="float" office:value="3">
            <text:p>3 </text:p>
          </table:table-cell>
          <table:table-cell table:style-name="ce39" office:value-type="float" office:value="3">
            <text:p>3 </text:p>
          </table:table-cell>
          <table:table-cell table:style-name="ce42" office:value-type="float" office:value="0.3">
            <text:p>0.30 </text:p>
          </table:table-cell>
          <table:table-cell table:style-name="ce30"/>
          <table:table-cell table:style-name="ce31" office:value-type="string">
            <text:p>http://www.seeedstudio.com/depot/OPLopen-parts-library-catalog-c-136_138/#310030028</text:p>
          </table:table-cell>
          <table:table-cell table:number-columns-repeated="1011"/>
        </table:table-row>
        <table:table-row table:style-name="ro4">
          <table:table-cell table:style-name="ce6" office:value-type="float" office:value="310010018">
            <text:p>310010018</text:p>
          </table:table-cell>
          <table:table-cell table:style-name="ce15" office:value-type="string">
            <text:p>ATMEGA16U2-MU</text:p>
          </table:table-cell>
          <table:table-cell table:style-name="ce20" office:value-type="string">
            <text:p>SMD IC MCU;AVR;8-bit;16KB;16MHz;2.7-5.5V</text:p>
          </table:table-cell>
          <table:table-cell table:style-name="ce22" office:value-type="string" office:string-value="IC">
            <text:p><text:s/>IC </text:p>
          </table:table-cell>
          <table:table-cell table:style-name="ce22" office:value-type="string" office:string-value="32QFN">
            <text:p><text:s/>32QFN </text:p>
          </table:table-cell>
          <table:table-cell table:style-name="ce22" office:value-type="string">
            <text:p>Atmel</text:p>
          </table:table-cell>
          <table:table-cell table:style-name="ce30"/>
          <table:table-cell table:style-name="ce34" office:value-type="float" office:value="2.8">
            <text:p>2.800 </text:p>
          </table:table-cell>
          <table:table-cell table:style-name="ce37" office:value-type="float" office:value="1">
            <text:p>1 </text:p>
          </table:table-cell>
          <table:table-cell table:style-name="ce39" office:value-type="float" office:value="32">
            <text:p>32 </text:p>
          </table:table-cell>
          <table:table-cell table:style-name="ce42" office:value-type="float" office:value="3.2">
            <text:p>3.20 </text:p>
          </table:table-cell>
          <table:table-cell table:style-name="ce30"/>
          <table:table-cell table:style-name="ce31" office:value-type="string">
            <text:p>http://www.seeedstudio.com/depot/OPLopen-parts-library-catalog-c-136_138/#310010018</text:p>
          </table:table-cell>
          <table:table-cell table:number-columns-repeated="1011"/>
        </table:table-row>
        <table:table-row table:style-name="ro4">
          <table:table-cell table:style-name="ce9" office:value-type="float" office:value="304990003">
            <text:p>304990003</text:p>
          </table:table-cell>
          <table:table-cell table:style-name="ce17" office:value-type="string" office:string-value="WS2812B">
            <text:p><text:s/>WS2812B </text:p>
          </table:table-cell>
          <table:table-cell table:style-name="ce20" office:value-type="string">
            <text:p>WS2812B RGB LED with Integrated Driver Chip </text:p>
          </table:table-cell>
          <table:table-cell table:style-name="ce17" office:value-type="string" office:string-value="Diode ">
            <text:p><text:s/>Diode <text:s/></text:p>
          </table:table-cell>
          <table:table-cell table:style-name="ce17" office:value-type="string" office:string-value="5050">
            <text:p><text:s/>5050 </text:p>
          </table:table-cell>
          <table:table-cell table:style-name="ce17" office:value-type="string">
            <text:p>worldsemi</text:p>
          </table:table-cell>
          <table:table-cell table:style-name="ce30"/>
          <table:table-cell table:style-name="ce34" office:value-type="float" office:value="0.2109375">
            <text:p>0.211 </text:p>
          </table:table-cell>
          <table:table-cell table:style-name="ce40" office:value-type="float" office:value="10">
            <text:p>10 </text:p>
          </table:table-cell>
          <table:table-cell table:style-name="ce41" office:value-type="float" office:value="4">
            <text:p>4.00 </text:p>
          </table:table-cell>
          <table:table-cell table:style-name="ce41" office:value-type="float" office:value="0.4">
            <text:p>0.40 </text:p>
          </table:table-cell>
          <table:table-cell table:style-name="ce30"/>
          <table:table-cell table:style-name="ce31" office:value-type="string">
            <text:p>http://www.seeedstudio.com/depot/OPLopen-parts-library-catalog-c-136_138/#304990003</text:p>
          </table:table-cell>
          <table:table-cell table:number-columns-repeated="1011"/>
        </table:table-row>
        <table:table-row table:style-name="ro4" table:number-rows-repeated="1048159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_FilterDatabase" table:base-cell-address="$'OPL on sale list'.$A$1" table:cell-range-address="$'OPL on sale list'.$A$2:.$M$416"/>
        </table:named-expressions>
      </table:table>
      <table:table table:name="OPL deleted list" table:style-name="ta2" table:print="false">
        <table:table-column table:style-name="co12" table:default-cell-style-name="ce58"/>
        <table:table-column table:style-name="co13" table:default-cell-style-name="ce58"/>
        <table:table-column table:style-name="co9" table:default-cell-style-name="ce58"/>
        <table:table-column table:style-name="co14" table:default-cell-style-name="ce58"/>
        <table:table-column table:style-name="co14" table:default-cell-style-name="ce60"/>
        <table:table-column table:style-name="co14" table:number-columns-repeated="4" table:default-cell-style-name="ce58"/>
        <table:table-column table:style-name="co15" table:default-cell-style-name="ce58"/>
        <table:table-column table:style-name="co16" table:default-cell-style-name="ce58"/>
        <table:table-column table:style-name="co17" table:default-cell-style-name="ce58"/>
        <table:table-column table:style-name="co18" table:default-cell-style-name="ce58"/>
        <table:table-column table:style-name="co19" table:number-columns-repeated="1011" table:default-cell-style-name="ce58"/>
        <table:table-row table:style-name="ro6">
          <table:table-cell table:style-name="ce54" office:value-type="string">
            <text:p>OPL deleted list. 20160608</text:p>
          </table:table-cell>
          <table:table-cell table:number-columns-repeated="1023"/>
        </table:table-row>
        <table:table-row table:style-name="ro7">
          <table:table-cell table:style-name="ce55" office:value-type="string">
            <text:p>Seeed SKU</text:p>
          </table:table-cell>
          <table:table-cell table:style-name="ce55" office:value-type="string" office:string-value="MPN">
            <text:p><text:s/>MPN </text:p>
          </table:table-cell>
          <table:table-cell table:style-name="ce55" office:value-type="string" office:string-value="Description">
            <text:p><text:s/>Description </text:p>
          </table:table-cell>
          <table:table-cell table:style-name="ce55" office:value-type="string" office:string-value="Category">
            <text:p><text:s/>Category </text:p>
          </table:table-cell>
          <table:table-cell table:style-name="ce61" office:value-type="string">
            <text:p>Package</text:p>
          </table:table-cell>
          <table:table-cell table:style-name="ce55" office:value-type="string" office:string-value="Manufacturer">
            <text:p><text:s/>Manufacturer </text:p>
          </table:table-cell>
          <table:table-cell table:style-name="ce55" office:value-type="string">
            <text:p>Datasheet</text:p>
          </table:table-cell>
          <table:table-cell table:style-name="ce55" office:value-type="string">
            <text:p>Price<text:span text:style-name="T3">（</text:span><text:span text:style-name="T4">$</text:span><text:span text:style-name="T3">）</text:span><text:span text:style-name="T4">/pcsPrice</text:span><text:span text:style-name="T3">（</text:span><text:span text:style-name="T4">$</text:span><text:span text:style-name="T3">）</text:span><text:span text:style-name="T4">/pcsPrice</text:span><text:span text:style-name="T3">（</text:span><text:span text:style-name="T4">$</text:span><text:span text:style-name="T3">）</text:span><text:span text:style-name="T4">/pcsPrice</text:span><text:span text:style-name="T3">（</text:span><text:span text:style-name="T4">$</text:span><text:span text:style-name="T3">）</text:span><text:span text:style-name="T4">/pcsPrice</text:span><text:span text:style-name="T3">（</text:span><text:span text:style-name="T4">$</text:span><text:span text:style-name="T3">）</text:span><text:span text:style-name="T4">/pcsPrice</text:span><text:span text:style-name="T3">（</text:span><text:span text:style-name="T4">$</text:span><text:span text:style-name="T3">）</text:span><text:span text:style-name="T4">/pcsPrice</text:span><text:span text:style-name="T3">（</text:span><text:span text:style-name="T4">$</text:span><text:span text:style-name="T3">）</text:span><text:span text:style-name="T4">/pcsPrice</text:span><text:span text:style-name="T3">（</text:span><text:span text:style-name="T4">$</text:span><text:span text:style-name="T3">）</text:span><text:span text:style-name="T4">/pcsPrice</text:span><text:span text:style-name="T3">（</text:span><text:span text:style-name="T4">$</text:span><text:span text:style-name="T3">）</text:span><text:span text:style-name="T4">/pcsPrice</text:span><text:span text:style-name="T3">（</text:span><text:span text:style-name="T4">$</text:span><text:span text:style-name="T3">）</text:span><text:span text:style-name="T4">/pcsPrice</text:span><text:span text:style-name="T3">（</text:span><text:span text:style-name="T4">$</text:span><text:span text:style-name="T3">）</text:span><text:span text:style-name="T4">/pcsPrice</text:span><text:span text:style-name="T3">（</text:span><text:span text:style-name="T4">$</text:span><text:span text:style-name="T3">）</text:span><text:span text:style-name="T4">/pcsPrice</text:span><text:span text:style-name="T3">（</text:span><text:span text:style-name="T4">$</text:span><text:span text:style-name="T3">）</text:span><text:span text:style-name="T4">/pcsPrice</text:span><text:span text:style-name="T3">（</text:span><text:span text:style-name="T4">$</text:span><text:span text:style-name="T3">）</text:span><text:span text:style-name="T4">/pcsPrice</text:span><text:span text:style-name="T3">（</text:span><text:span text:style-name="T4">$</text:span><text:span text:style-name="T3">）</text:span><text:span text:style-name="T4">/pcsPrice</text:span><text:span text:style-name="T3">（</text:span><text:span text:style-name="T4">$</text:span><text:span text:style-name="T3">）</text:span><text:span text:style-name="T4">/pcsPrice</text:span><text:span text:style-name="T3">（</text:span><text:span text:style-name="T4">$</text:span><text:span text:style-name="T3">）</text:span><text:span text:style-name="T4">/pcsPrice</text:span><text:span text:style-name="T3">（</text:span><text:span text:style-name="T4">$</text:span><text:span text:style-name="T3">）</text:span><text:span text:style-name="T4">/pcsPrice</text:span><text:span text:style-name="T3">（</text:span><text:span text:style-name="T4">$</text:span><text:span text:style-name="T3">）</text:span><text:span text:style-name="T4">/pcsPrice</text:span><text:span text:style-name="T3">（</text:span><text:span text:style-name="T4">$</text:span><text:span text:style-name="T3">）</text:span><text:span text:style-name="T4">/pcsPrice</text:span><text:span text:style-name="T3">（</text:span><text:span text:style-name="T4">$</text:span><text:span text:style-name="T3">）</text:span><text:span text:style-name="T4">/pcsPrice</text:span><text:span text:style-name="T3">（</text:span><text:span text:style-name="T4">$</text:span><text:span text:style-name="T3">）</text:span><text:span text:style-name="T4">/pcsPrice</text:span><text:span text:style-name="T3">（</text:span><text:span text:style-name="T4">$</text:span><text:span text:style-name="T3">）</text:span><text:span text:style-name="T4">/pcsPrice</text:span><text:span text:style-name="T3">（</text:span><text:span text:style-name="T4">$</text:span><text:span text:style-name="T3">）</text:span><text:span text:style-name="T4">/pcsPrice</text:span><text:span text:style-name="T3">（</text:span><text:span text:style-name="T4">$</text:span><text:span text:style-name="T3">）</text:span><text:span text:style-name="T4">/pcsPrice</text:span><text:span text:style-name="T3">（</text:span><text:span text:style-name="T4">$</text:span><text:span text:style-name="T3">）</text:span><text:span text:style-name="T4">/pcsPrice</text:span><text:span text:style-name="T3">（</text:span><text:span text:style-name="T4">$</text:span><text:span text:style-name="T3">）</text:span><text:span text:style-name="T4">/pcsPrice</text:span><text:span text:style-name="T3">（</text:span><text:span text:style-name="T4">$</text:span><text:span text:style-name="T3">）</text:span><text:span text:style-name="T4">/pcsPrice</text:span><text:span text:style-name="T3">（</text:span><text:span text:style-name="T4">$</text:span><text:span text:style-name="T3">）</text:span><text:span text:style-name="T4">/pcsPrice</text:span><text:span text:style-name="T3">（</text:span><text:span text:style-name="T4">$</text:span><text:span text:style-name="T3">）</text:span><text:span text:style-name="T4">/pcsPrice</text:span><text:span text:style-name="T3">（</text:span><text:span text:style-name="T4">$</text:span><text:span text:style-name="T3">）</text:span><text:span text:style-name="T4">/pcsPrice</text:span><text:span text:style-name="T3">（</text:span><text:span text:style-name="T4">$</text:span><text:span text:style-name="T3">）</text:span><text:span text:style-name="T4">/pcsPrice</text:span><text:span text:style-name="T3">（</text:span><text:span text:style-name="T4">$</text:span><text:span text:style-name="T3">）</text:span><text:span text:style-name="T4">/pcsPrice</text:span><text:span text:style-name="T3">（</text:span><text:span text:style-name="T4">$</text:span><text:span text:style-name="T3">）</text:span><text:span text:style-name="T4">/pcsPrice</text:span><text:span text:style-name="T3">（</text:span><text:span text:style-name="T4">$</text:span><text:span text:style-name="T3">）</text:span><text:span text:style-name="T4">/pcsPrice</text:span><text:span text:style-name="T3">（</text:span><text:span text:style-name="T4">$</text:span><text:span text:style-name="T3">）</text:span><text:span text:style-name="T4">/pcsPrice</text:span><text:span text:style-name="T3">（</text:span><text:span text:style-name="T4">$</text:span><text:span text:style-name="T3">）</text:span><text:span text:style-name="T4">/pcsPrice</text:span><text:span text:style-name="T3">（</text:span><text:span text:style-name="T4">$</text:span><text:span text:style-name="T3">）</text:span><text:span text:style-name="T4">/pcsPrice</text:span><text:span text:style-name="T3">（</text:span><text:span text:style-name="T4">$</text:span><text:span text:style-name="T3">）</text:span><text:span text:style-name="T4">/pcsPrice</text:span><text:span text:style-name="T3">（</text:span><text:span text:style-name="T4">$</text:span><text:span text:style-name="T3">）</text:span><text:span text:style-name="T4">/pcsPrice</text:span><text:span text:style-name="T3">（</text:span><text:span text:style-name="T4">$</text:span><text:span text:style-name="T3">）</text:span><text:span text:style-name="T4">/pcsPrice</text:span><text:span text:style-name="T3">（</text:span><text:span text:style-name="T4">$</text:span><text:span text:style-name="T3">）</text:span><text:span text:style-name="T4">/pcsPrice</text:span><text:span text:style-name="T3">（</text:span><text:span text:style-name="T4">$</text:span><text:span text:style-name="T3">）</text:span><text:span text:style-name="T4">/pcsPrice</text:span><text:span text:style-name="T3">（</text:span><text:span text:style-name="T4">$</text:span><text:span text:style-name="T3">）</text:span><text:span text:style-name="T4">/pcsPrice</text:span><text:span text:style-name="T3">（</text:span><text:span text:style-name="T4">$</text:span><text:span text:style-name="T3">）</text:span><text:span text:style-name="T4">/pcsPrice</text:span><text:span text:style-name="T3">（</text:span><text:span text:style-name="T4">$</text:span><text:span text:style-name="T3">）</text:span><text:span text:style-name="T4">/pcsPrice</text:span><text:span text:style-name="T3">（</text:span><text:span text:style-name="T4">$</text:span><text:span text:style-name="T3">）</text:span><text:span text:style-name="T4">/pcsPrice</text:span><text:span text:style-name="T3">（</text:span><text:span text:style-name="T4">$</text:span><text:span text:style-name="T3">）</text:span><text:span text:style-name="T4">/pcsPrice</text:span><text:span text:style-name="T3">（</text:span><text:span text:style-name="T4">$</text:span><text:span text:style-name="T3">）</text:span><text:span text:style-name="T4">/pcsPrice</text:span><text:span text:style-name="T3">（</text:span><text:span text:style-name="T4">$</text:span><text:span text:style-name="T3">）</text:span><text:span text:style-name="T4">/pcsPrice</text:span><text:span text:style-name="T3">（</text:span><text:span text:style-name="T4">$</text:span><text:span text:style-name="T3">）</text:span><text:span text:style-name="T4">/pcs</text:span></text:p>
          </table:table-cell>
          <table:table-cell table:style-name="ce55" office:value-type="string" office:string-value="Pieces/set">
            <text:p><text:s/>Pieces/set </text:p>
          </table:table-cell>
          <table:table-cell table:style-name="ce55" office:value-type="string" office:string-value="Solder points Qty">
            <text:p><text:s/>Solder points Qty </text:p>
          </table:table-cell>
          <table:table-cell table:style-name="ce55" office:value-type="string">
            <text:p>Assem.Cost/pcs<text:span text:style-name="T3">（</text:span><text:span text:style-name="T4">$</text:span><text:span text:style-name="T3">）</text:span><text:span text:style-name="T3">Assem.Cost/pcs</text:span><text:span text:style-name="T3">（</text:span><text:span text:style-name="T4">$</text:span><text:span text:style-name="T3">）</text:span><text:span text:style-name="T3">Assem.Cost/pcs</text:span><text:span text:style-name="T3">（</text:span><text:span text:style-name="T4">$</text:span><text:span text:style-name="T3">）</text:span><text:span text:style-name="T3">Assem.Cost/pcs</text:span><text:span text:style-name="T3">（</text:span><text:span text:style-name="T4">$</text:span><text:span text:style-name="T3">）</text:span><text:span text:style-name="T3">Assem.Cost/pcs</text:span><text:span text:style-name="T3">（</text:span><text:span text:style-name="T4">$</text:span><text:span text:style-name="T3">）</text:span><text:span text:style-name="T3">Assem.Cost/pcs</text:span><text:span text:style-name="T3">（</text:span><text:span text:style-name="T4">$</text:span><text:span text:style-name="T3">）</text:span><text:span text:style-name="T3">Assem.Cost/pcs</text:span><text:span text:style-name="T3">（</text:span><text:span text:style-name="T4">$</text:span><text:span text:style-name="T3">）</text:span><text:span text:style-name="T3">Assem.Cost/pcs</text:span><text:span text:style-name="T3">（</text:span><text:span text:style-name="T4">$</text:span><text:span text:style-name="T3">）</text:span><text:span text:style-name="T3">Assem.Cost/pcs</text:span><text:span text:style-name="T3">（</text:span><text:span text:style-name="T4">$</text:span><text:span text:style-name="T3">）</text:span><text:span text:style-name="T3">Assem.Cost/pcs</text:span><text:span text:style-name="T3">（</text:span><text:span text:style-name="T4">$</text:span><text:span text:style-name="T3">）</text:span><text:span text:style-name="T3">Assem.Cost/pcs</text:span><text:span text:style-name="T3">（</text:span><text:span text:style-name="T4">$</text:span><text:span text:style-name="T3">）</text:span><text:span text:style-name="T3">Assem.Cost/pcs</text:span><text:span text:style-name="T3">（</text:span><text:span text:style-name="T4">$</text:span><text:span text:style-name="T3">）</text:span><text:span text:style-name="T3">Assem.Cost/pcs</text:span><text:span text:style-name="T3">（</text:span><text:span text:style-name="T4">$</text:span><text:span text:style-name="T3">）</text:span><text:span text:style-name="T3">Assem.Cost/pcs</text:span><text:span text:style-name="T3">（</text:span><text:span text:style-name="T4">$</text:span><text:span text:style-name="T3">）</text:span><text:span text:style-name="T3">Assem.Cost/pcs</text:span><text:span text:style-name="T3">（</text:span><text:span text:style-name="T4">$</text:span><text:span text:style-name="T3">）</text:span><text:span text:style-name="T3">Assem.Cost/pcs</text:span><text:span text:style-name="T3">（</text:span><text:span text:style-name="T4">$</text:span><text:span text:style-name="T3">）</text:span><text:span text:style-name="T3">Assem.Cost/pcs</text:span><text:span text:style-name="T3">（</text:span><text:span text:style-name="T4">$</text:span><text:span text:style-name="T3">）</text:span><text:span text:style-name="T3">Assem.Cost/pcs</text:span><text:span text:style-name="T3">（</text:span><text:span text:style-name="T4">$</text:span><text:span text:style-name="T3">）</text:span><text:span text:style-name="T3">Assem.Cost/pcs</text:span><text:span text:style-name="T3">（</text:span><text:span text:style-name="T4">$</text:span><text:span text:style-name="T3">）</text:span><text:span text:style-name="T3">Assem.Cost/pcs</text:span><text:span text:style-name="T3">（</text:span><text:span text:style-name="T4">$</text:span><text:span text:style-name="T3">）</text:span><text:span text:style-name="T3">Assem.Cost/pcs</text:span><text:span text:style-name="T3">（</text:span><text:span text:style-name="T4">$</text:span><text:span text:style-name="T3">）</text:span><text:span text:style-name="T3">Assem.Cost/pcs</text:span><text:span text:style-name="T3">（</text:span><text:span text:style-name="T4">$</text:span><text:span text:style-name="T3">）</text:span><text:span text:style-name="T3">Assem.Cost/pcs</text:span><text:span text:style-name="T3">（</text:span><text:span text:style-name="T4">$</text:span><text:span text:style-name="T3">）</text:span><text:span text:style-name="T3">Assem.Cost/pcs</text:span><text:span text:style-name="T3">（</text:span><text:span text:style-name="T4">$</text:span><text:span text:style-name="T3">）</text:span><text:span text:style-name="T3">Assem.Cost/pcs</text:span><text:span text:style-name="T3">（</text:span><text:span text:style-name="T4">$</text:span><text:span text:style-name="T3">）</text:span><text:span text:style-name="T3">Assem.Cost/pcs</text:span><text:span text:style-name="T3">（</text:span><text:span text:style-name="T4">$</text:span><text:span text:style-name="T3">）</text:span><text:span text:style-name="T3">Assem.Cost/pcs</text:span><text:span text:style-name="T3">（</text:span><text:span text:style-name="T4">$</text:span><text:span text:style-name="T3">）</text:span><text:span text:style-name="T3">Assem.Cost/pcs</text:span><text:span text:style-name="T3">（</text:span><text:span text:style-name="T4">$</text:span><text:span text:style-name="T3">）</text:span><text:span text:style-name="T3">Assem.Cost/pcs</text:span><text:span text:style-name="T3">（</text:span><text:span text:style-name="T4">$</text:span><text:span text:style-name="T3">）</text:span><text:span text:style-name="T3">Assem.Cost/pcs</text:span><text:span text:style-name="T3">（</text:span><text:span text:style-name="T4">$</text:span><text:span text:style-name="T3">）</text:span><text:span text:style-name="T3">Assem.Cost/pcs</text:span><text:span text:style-name="T3">（</text:span><text:span text:style-name="T4">$</text:span><text:span text:style-name="T3">）</text:span><text:span text:style-name="T3">Assem.Cost/pcs</text:span><text:span text:style-name="T3">（</text:span><text:span text:style-name="T4">$</text:span><text:span text:style-name="T3">）</text:span><text:span text:style-name="T3">Assem.Cost/pcs</text:span><text:span text:style-name="T3">（</text:span><text:span text:style-name="T4">$</text:span><text:span text:style-name="T3">）</text:span><text:span text:style-name="T3">Assem.Cost/pcs</text:span><text:span text:style-name="T3">（</text:span><text:span text:style-name="T4">$</text:span><text:span text:style-name="T3">）</text:span><text:span text:style-name="T3">Assem.Cost/pcs</text:span><text:span text:style-name="T3">（</text:span><text:span text:style-name="T4">$</text:span><text:span text:style-name="T3">）</text:span><text:span text:style-name="T3">Assem.Cost/pcs</text:span><text:span text:style-name="T3">（</text:span><text:span text:style-name="T4">$</text:span><text:span text:style-name="T3">）</text:span><text:span text:style-name="T3">Assem.Cost/pcs</text:span><text:span text:style-name="T3">（</text:span><text:span text:style-name="T4">$</text:span><text:span text:style-name="T3">）</text:span><text:span text:style-name="T3">Assem.Cost/pcs</text:span><text:span text:style-name="T3">（</text:span><text:span text:style-name="T4">$</text:span><text:span text:style-name="T3">）</text:span><text:span text:style-name="T3">Assem.Cost/pcs</text:span><text:span text:style-name="T3">（</text:span><text:span text:style-name="T4">$</text:span><text:span text:style-name="T3">）</text:span><text:span text:style-name="T3">Assem.Cost/pcs</text:span><text:span text:style-name="T3">（</text:span><text:span text:style-name="T4">$</text:span><text:span text:style-name="T3">）</text:span><text:span text:style-name="T3">Assem.Cost/pcs</text:span><text:span text:style-name="T3">（</text:span><text:span text:style-name="T4">$</text:span><text:span text:style-name="T3">）</text:span><text:span text:style-name="T3">Assem.Cost/pcs</text:span><text:span text:style-name="T3">（</text:span><text:span text:style-name="T4">$</text:span><text:span text:style-name="T3">）</text:span><text:span text:style-name="T3">Assem.Cost/pcs</text:span><text:span text:style-name="T3">（</text:span><text:span text:style-name="T4">$</text:span><text:span text:style-name="T3">）</text:span><text:span text:style-name="T3">Assem.Cost/pcs</text:span><text:span text:style-name="T3">（</text:span><text:span text:style-name="T4">$</text:span><text:span text:style-name="T3">）</text:span><text:span text:style-name="T3">Assem.Cost/pcs</text:span><text:span text:style-name="T3">（</text:span><text:span text:style-name="T4">$</text:span><text:span text:style-name="T3">）</text:span><text:span text:style-name="T3">Assem.Cost/pcs</text:span><text:span text:style-name="T3">（</text:span><text:span text:style-name="T4">$</text:span><text:span text:style-name="T3">）</text:span><text:span text:style-name="T3">Assem.Cost/pcs</text:span><text:span text:style-name="T3">（</text:span><text:span text:style-name="T4">$</text:span><text:span text:style-name="T3">）</text:span><text:span text:style-name="T3">Assem.Cost/pcs</text:span><text:span text:style-name="T3">（</text:span><text:span text:style-name="T4">$</text:span><text:span text:style-name="T3">）</text:span><text:span text:style-name="T3">Assem.Cost/pcs</text:span><text:span text:style-name="T3">（</text:span><text:span text:style-name="T4">$</text:span><text:span text:style-name="T3">）</text:span><text:span text:style-name="T3">Assem.Cost/pcs</text:span><text:span text:style-name="T3">（</text:span><text:span text:style-name="T4">$</text:span><text:span text:style-name="T3">）</text:span><text:span text:style-name="T3">Assem.Cost/pcs</text:span><text:span text:style-name="T3">（</text:span><text:span text:style-name="T4">$</text:span><text:span text:style-name="T3">）</text:span></text:p>
          </table:table-cell>
          <table:table-cell table:style-name="ce55" office:value-type="string" office:string-value="Image URL">
            <text:p><text:s/>Image URL </text:p>
          </table:table-cell>
          <table:table-cell table:style-name="ce63" office:value-type="string" office:string-value="Distributor-URL">
            <text:p><text:s/>Distributor-URL </text:p>
          </table:table-cell>
          <table:table-cell table:number-columns-repeated="1011"/>
        </table:table-row>
        <table:table-row table:style-name="ro8">
          <table:table-cell table:style-name="ce56" office:value-type="float" office:value="306010005">
            <text:p>306010005</text:p>
          </table:table-cell>
          <table:table-cell table:style-name="ce59" office:value-type="string" office:string-value="49S">
            <text:p><text:s/>49S </text:p>
          </table:table-cell>
          <table:table-cell table:style-name="ce59" office:value-type="string" office:string-value="DIP Crystal 25MHz-20pF-20ppm;HC49US">
            <text:p><text:s/>DIP Crystal 25MHz-20pF-20ppm;HC49US </text:p>
          </table:table-cell>
          <table:table-cell table:style-name="ce59" office:value-type="string" office:string-value=" Crystal Oscillator ">
            <text:p><text:s text:c="2"/>Crystal Oscillator <text:s/></text:p>
          </table:table-cell>
          <table:table-cell table:style-name="ce56" office:value-type="string">
            <text:p>HC49US</text:p>
          </table:table-cell>
          <table:table-cell table:style-name="ce59" office:value-type="string">
            <text:p>Xinhunjing</text:p>
          </table:table-cell>
          <table:table-cell table:style-name="ce59"/>
          <table:table-cell table:style-name="ce62" office:value-type="float" office:value="0.15">
            <text:p>0.15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6010005</text:p>
          </table:table-cell>
          <table:table-cell table:number-columns-repeated="1011"/>
        </table:table-row>
        <table:table-row table:style-name="ro8">
          <table:table-cell table:style-name="ce56" office:value-type="float" office:value="306010004">
            <text:p>306010004</text:p>
          </table:table-cell>
          <table:table-cell table:style-name="ce59" office:value-type="string" office:string-value="5032/4P">
            <text:p><text:s/>5032/4P </text:p>
          </table:table-cell>
          <table:table-cell table:style-name="ce59" office:value-type="string" office:string-value="SMD Crystal 8MHz-20pF-20ppm;">
            <text:p><text:s/>SMD Crystal 8MHz-20pF-20ppm; </text:p>
          </table:table-cell>
          <table:table-cell table:style-name="ce59" office:value-type="string" office:string-value=" Crystal Oscillator ">
            <text:p><text:s text:c="2"/>Crystal Oscillator <text:s/></text:p>
          </table:table-cell>
          <table:table-cell table:style-name="ce56" office:value-type="string">
            <text:p>2P-L5.0*W3.2mm</text:p>
          </table:table-cell>
          <table:table-cell table:style-name="ce59" office:value-type="string">
            <text:p>Xinhunjing</text:p>
          </table:table-cell>
          <table:table-cell table:style-name="ce59"/>
          <table:table-cell table:style-name="ce62" office:value-type="float" office:value="0.45">
            <text:p>0.45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6010004</text:p>
          </table:table-cell>
          <table:table-cell table:number-columns-repeated="1011"/>
        </table:table-row>
        <table:table-row table:style-name="ro8">
          <table:table-cell table:style-name="ce56" office:value-type="float" office:value="306010033">
            <text:p>306010033</text:p>
          </table:table-cell>
          <table:table-cell table:style-name="ce59" office:value-type="string" office:string-value="49S8M">
            <text:p><text:s/>49S8M </text:p>
          </table:table-cell>
          <table:table-cell table:style-name="ce59" office:value-type="string" office:string-value="DIP Crystal 8MHz-20pF-20ppm-60R;">
            <text:p><text:s/>DIP Crystal 8MHz-20pF-20ppm-60R; </text:p>
          </table:table-cell>
          <table:table-cell table:style-name="ce59" office:value-type="string" office:string-value=" Crystal Oscillator ">
            <text:p><text:s text:c="2"/>Crystal Oscillator <text:s/></text:p>
          </table:table-cell>
          <table:table-cell table:style-name="ce56" office:value-type="string">
            <text:p>HC49S</text:p>
          </table:table-cell>
          <table:table-cell table:style-name="ce59" office:value-type="string">
            <text:p>Xinhunjing</text:p>
          </table:table-cell>
          <table:table-cell table:style-name="ce59"/>
          <table:table-cell table:style-name="ce62" office:value-type="float" office:value="0.15">
            <text:p>0.15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6010033</text:p>
          </table:table-cell>
          <table:table-cell table:number-columns-repeated="1011"/>
        </table:table-row>
        <table:table-row table:style-name="ro8">
          <table:table-cell table:style-name="ce56" office:value-type="float" office:value="305030018">
            <text:p>305030018</text:p>
          </table:table-cell>
          <table:table-cell table:style-name="ce59" office:value-type="string" office:string-value="Si2343CDS">
            <text:p><text:s/>Si2343CDS </text:p>
          </table:table-cell>
          <table:table-cell table:style-name="ce59" office:value-type="string" office:string-value="SMD MOSFET P-CH 30V-5.9A">
            <text:p><text:s/>SMD MOSFET P-CH 30V-5.9A </text:p>
          </table:table-cell>
          <table:table-cell table:style-name="ce59" office:value-type="string" office:string-value=" Transistor ">
            <text:p><text:s text:c="2"/>Transistor <text:s/></text:p>
          </table:table-cell>
          <table:table-cell table:style-name="ce56" office:value-type="string">
            <text:p>SOT-23</text:p>
          </table:table-cell>
          <table:table-cell table:style-name="ce59" office:value-type="string">
            <text:p>Vishay Siliconix</text:p>
          </table:table-cell>
          <table:table-cell table:style-name="ce59"/>
          <table:table-cell table:style-name="ce62" office:value-type="float" office:value="0.7">
            <text:p>0.7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0.3">
            <text:p>0.3</text:p>
          </table:table-cell>
          <table:table-cell table:style-name="ce59"/>
          <table:table-cell office:value-type="string">
            <text:p>http://www.seeedstudio.com/depot/OPLopen-parts-library-catalog-c-136_138/#305030018</text:p>
          </table:table-cell>
          <table:table-cell table:number-columns-repeated="1011"/>
        </table:table-row>
        <table:table-row table:style-name="ro8">
          <table:table-cell table:style-name="ce56" office:value-type="string">
            <text:p>305010022</text:p>
          </table:table-cell>
          <table:table-cell table:style-name="ce59" office:value-type="string" office:string-value="S9014J6">
            <text:p><text:s/>S9014J6 </text:p>
          </table:table-cell>
          <table:table-cell table:style-name="ce59" office:value-type="string" office:string-value="SMD Transistor NPN 50V-100mA;">
            <text:p><text:s/>SMD Transistor NPN 50V-100mA; </text:p>
          </table:table-cell>
          <table:table-cell table:style-name="ce59" office:value-type="string" office:string-value=" Transistor ">
            <text:p><text:s text:c="2"/>Transistor <text:s/></text:p>
          </table:table-cell>
          <table:table-cell table:style-name="ce56" office:value-type="string">
            <text:p>SOT-23</text:p>
          </table:table-cell>
          <table:table-cell table:style-name="ce59" office:value-type="string">
            <text:p>Changjiang</text:p>
          </table:table-cell>
          <table:table-cell table:style-name="ce59"/>
          <table:table-cell table:style-name="ce62" office:value-type="float" office:value="0.05">
            <text:p>0.05</text:p>
          </table:table-cell>
          <table:table-cell table:style-name="ce62" office:value-type="float" office:value="30">
            <text:p>30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0.3">
            <text:p>0.3</text:p>
          </table:table-cell>
          <table:table-cell table:style-name="ce59"/>
          <table:table-cell office:value-type="string">
            <text:p>http://www.seeedstudio.com/depot/OPLopen-parts-library-catalog-c-136_138/#305010022</text:p>
          </table:table-cell>
          <table:table-cell table:number-columns-repeated="1011"/>
        </table:table-row>
        <table:table-row table:style-name="ro8">
          <table:table-cell table:style-name="ce56" office:value-type="float" office:value="302020026">
            <text:p>302020026</text:p>
          </table:table-cell>
          <table:table-cell table:style-name="ce59" office:value-type="string" office:string-value="TAJC226K025RNJ">
            <text:p><text:s/>TAJC226K025RNJ </text:p>
          </table:table-cell>
          <table:table-cell table:style-name="ce59" office:value-type="string" office:string-value="SMD CAP Tantalum 22uF-25V 10% 2312">
            <text:p><text:s/>SMD CAP Tantalum 22uF-25V 10% 2312 </text:p>
          </table:table-cell>
          <table:table-cell table:style-name="ce59" office:value-type="string" office:string-value="Capacitor">
            <text:p><text:s/>Capacitor </text:p>
          </table:table-cell>
          <table:table-cell table:style-name="ce56" office:value-type="string">
            <text:p>AVX-C</text:p>
          </table:table-cell>
          <table:table-cell table:style-name="ce59" office:value-type="string" office:string-value="AVX">
            <text:p><text:s/>AVX </text:p>
          </table:table-cell>
          <table:table-cell table:style-name="ce59"/>
          <table:table-cell table:style-name="ce62" office:value-type="float" office:value="0.37">
            <text:p>0.37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0130360P1</text:p>
          </table:table-cell>
          <table:table-cell table:number-columns-repeated="1011"/>
        </table:table-row>
        <table:table-row table:style-name="ro8">
          <table:table-cell table:style-name="ce56" office:value-type="float" office:value="302010243">
            <text:p>302010243</text:p>
          </table:table-cell>
          <table:table-cell table:style-name="ce59" office:value-type="string" office:string-value="CC1206KKX5R9BB475">
            <text:p><text:s/>CC1206KKX5R9BB475 </text:p>
          </table:table-cell>
          <table:table-cell table:style-name="ce59" office:value-type="string" office:string-value="SMD CAP Ceramic 4.7uF-50V-10%-X5R;">
            <text:p><text:s/>SMD CAP Ceramic 4.7uF-50V-10%-X5R; </text:p>
          </table:table-cell>
          <table:table-cell table:style-name="ce59" office:value-type="string" office:string-value="Capacitor">
            <text:p><text:s/>Capacitor </text:p>
          </table:table-cell>
          <table:table-cell table:style-name="ce56" office:value-type="float" office:value="1206">
            <text:p>1206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25">
            <text:p>0.25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2010243</text:p>
          </table:table-cell>
          <table:table-cell table:number-columns-repeated="1011"/>
        </table:table-row>
        <table:table-row table:style-name="ro8">
          <table:table-cell table:style-name="ce56" office:value-type="float" office:value="302010056">
            <text:p>302010056</text:p>
          </table:table-cell>
          <table:table-cell table:style-name="ce59" office:value-type="string" office:string-value="CC0603KRX7R9BB222">
            <text:p><text:s/>CC0603KRX7R9BB222 </text:p>
          </table:table-cell>
          <table:table-cell table:style-name="ce59" office:value-type="string" office:string-value="SMD CAP Ceramic 2.2nF-50V-10%-X7R">
            <text:p><text:s/>SMD CAP Ceramic 2.2nF-50V-10%-X7R </text:p>
          </table:table-cell>
          <table:table-cell table:style-name="ce59" office:value-type="string" office:string-value="Capacitor">
            <text:p><text:s/>Capacitor </text:p>
          </table:table-cell>
          <table:table-cell table:style-name="ce56" office:value-type="string">
            <text:p>0603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2010056</text:p>
          </table:table-cell>
          <table:table-cell table:number-columns-repeated="1011"/>
        </table:table-row>
        <table:table-row table:style-name="ro8">
          <table:table-cell table:style-name="ce56" office:value-type="float" office:value="302010094">
            <text:p>302010094</text:p>
          </table:table-cell>
          <table:table-cell table:style-name="ce59" office:value-type="string" office:string-value="CC0603JRNPO9BN221">
            <text:p><text:s/>CC0603JRNPO9BN221 </text:p>
          </table:table-cell>
          <table:table-cell table:style-name="ce59" office:value-type="string" office:string-value="SMD CAP Ceramic 220pF-50V-5%-NPO;">
            <text:p><text:s/>SMD CAP Ceramic 220pF-50V-5%-NPO; </text:p>
          </table:table-cell>
          <table:table-cell table:style-name="ce59" office:value-type="string" office:string-value="Capacitor">
            <text:p><text:s/>Capacitor </text:p>
          </table:table-cell>
          <table:table-cell table:style-name="ce56" office:value-type="string">
            <text:p>C0603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2">
            <text:p>0.02</text:p>
          </table:table-cell>
          <table:table-cell table:style-name="ce62" office:value-type="float" office:value="100">
            <text:p>10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2010094</text:p>
          </table:table-cell>
          <table:table-cell table:number-columns-repeated="1011"/>
        </table:table-row>
        <table:table-row table:style-name="ro8">
          <table:table-cell table:style-name="ce56" office:value-type="float" office:value="302010150">
            <text:p>302010150</text:p>
          </table:table-cell>
          <table:table-cell table:style-name="ce59" office:value-type="string" office:string-value="CC0805JRNPO9BN270">
            <text:p><text:s/>CC0805JRNPO9BN270 </text:p>
          </table:table-cell>
          <table:table-cell table:style-name="ce59" office:value-type="string" office:string-value="SMD CAP Ceramic 27pF-50V-5%-NPO">
            <text:p><text:s/>SMD CAP Ceramic 27pF-50V-5%-NPO </text:p>
          </table:table-cell>
          <table:table-cell table:style-name="ce59" office:value-type="string" office:string-value="Capacitor">
            <text:p><text:s/>Capacitor </text:p>
          </table:table-cell>
          <table:table-cell table:style-name="ce56" office:value-type="string">
            <text:p>0805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3">
            <text:p>0.03</text:p>
          </table:table-cell>
          <table:table-cell table:style-name="ce62" office:value-type="float" office:value="50">
            <text:p>5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2010150</text:p>
          </table:table-cell>
          <table:table-cell table:number-columns-repeated="1011"/>
        </table:table-row>
        <table:table-row table:style-name="ro8">
          <table:table-cell table:style-name="ce56" office:value-type="float" office:value="302010162">
            <text:p>302010162</text:p>
          </table:table-cell>
          <table:table-cell table:style-name="ce59" office:value-type="string" office:string-value="CC0805JRNPO9BN180">
            <text:p><text:s/>CC0805JRNPO9BN180 </text:p>
          </table:table-cell>
          <table:table-cell table:style-name="ce59" office:value-type="string" office:string-value="SMD CAP Ceramic 18pF-50V-5%-NPO">
            <text:p><text:s/>SMD CAP Ceramic 18pF-50V-5%-NPO </text:p>
          </table:table-cell>
          <table:table-cell table:style-name="ce59" office:value-type="string" office:string-value="Capacitor">
            <text:p><text:s/>Capacitor </text:p>
          </table:table-cell>
          <table:table-cell table:style-name="ce56" office:value-type="string">
            <text:p>0805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2010162</text:p>
          </table:table-cell>
          <table:table-cell table:number-columns-repeated="1011"/>
        </table:table-row>
        <table:table-row table:style-name="ro8">
          <table:table-cell table:style-name="ce56" office:value-type="float" office:value="302010083">
            <text:p>302010083</text:p>
          </table:table-cell>
          <table:table-cell table:style-name="ce59" office:value-type="string" office:string-value="CC0603JRNPO9BN180">
            <text:p><text:s/>CC0603JRNPO9BN180 </text:p>
          </table:table-cell>
          <table:table-cell table:style-name="ce59" office:value-type="string" office:string-value="SMD CAP Ceramic 18pF-50V-5%-NPO;">
            <text:p><text:s/>SMD CAP Ceramic 18pF-50V-5%-NPO; </text:p>
          </table:table-cell>
          <table:table-cell table:style-name="ce59" office:value-type="string" office:string-value="Capacitor">
            <text:p><text:s/>Capacitor </text:p>
          </table:table-cell>
          <table:table-cell table:style-name="ce56" office:value-type="string">
            <text:p>0603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2010083</text:p>
          </table:table-cell>
          <table:table-cell table:number-columns-repeated="1011"/>
        </table:table-row>
        <table:table-row table:style-name="ro8">
          <table:table-cell table:style-name="ce56" office:value-type="float" office:value="302010082">
            <text:p>302010082</text:p>
          </table:table-cell>
          <table:table-cell table:style-name="ce59" office:value-type="string" office:string-value="CC0603JRNPO9BN150">
            <text:p><text:s/>CC0603JRNPO9BN150 </text:p>
          </table:table-cell>
          <table:table-cell table:style-name="ce59" office:value-type="string" office:string-value="SMD CAP Ceramic 15pF-50V-5%-NPO;0603">
            <text:p><text:s/>SMD CAP Ceramic 15pF-50V-5%-NPO;0603 </text:p>
          </table:table-cell>
          <table:table-cell table:style-name="ce59" office:value-type="string" office:string-value="Capacitor">
            <text:p><text:s/>Capacitor </text:p>
          </table:table-cell>
          <table:table-cell table:style-name="ce56" office:value-type="string">
            <text:p>0603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2010082</text:p>
          </table:table-cell>
          <table:table-cell table:number-columns-repeated="1011"/>
        </table:table-row>
        <table:table-row table:style-name="ro8">
          <table:table-cell table:style-name="ce56" office:value-type="float" office:value="302010102">
            <text:p>302010102</text:p>
          </table:table-cell>
          <table:table-cell table:style-name="ce59" office:value-type="string" office:string-value="CC0603CRNPO9BN2R2">
            <text:p><text:s/>CC0603CRNPO9BN2R2 </text:p>
          </table:table-cell>
          <table:table-cell table:style-name="ce59" office:value-type="string" office:string-value="SMD CAP Ceramic 2.2pF-50V-0.25pF-NPO">
            <text:p><text:s/>SMD CAP Ceramic 2.2pF-50V-0.25pF-NPO </text:p>
          </table:table-cell>
          <table:table-cell table:style-name="ce59" office:value-type="string" office:string-value="Capacitor">
            <text:p><text:s/>Capacitor </text:p>
          </table:table-cell>
          <table:table-cell table:style-name="ce56" office:value-type="string">
            <text:p>0603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2010102</text:p>
          </table:table-cell>
          <table:table-cell table:number-columns-repeated="1011"/>
        </table:table-row>
        <table:table-row table:style-name="ro8">
          <table:table-cell table:style-name="ce56" office:value-type="float" office:value="302010046">
            <text:p>302010046</text:p>
          </table:table-cell>
          <table:table-cell table:style-name="ce59" office:value-type="string" office:string-value="GRM1555C1H1R8BA01D">
            <text:p><text:s/>GRM1555C1H1R8BA01D </text:p>
          </table:table-cell>
          <table:table-cell table:style-name="ce59" office:value-type="string" office:string-value="SMD CAP Ceramic 1.8pF-50V-0.1pF-NPO">
            <text:p><text:s/>SMD CAP Ceramic 1.8pF-50V-0.1pF-NPO </text:p>
          </table:table-cell>
          <table:table-cell table:style-name="ce59" office:value-type="string" office:string-value="Capacitor">
            <text:p><text:s/>Capacitor </text:p>
          </table:table-cell>
          <table:table-cell table:style-name="ce56" office:value-type="string">
            <text:p>0402</text:p>
          </table:table-cell>
          <table:table-cell table:style-name="ce59" office:value-type="string">
            <text:p>Murata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2010046</text:p>
          </table:table-cell>
          <table:table-cell table:number-columns-repeated="1011"/>
        </table:table-row>
        <table:table-row table:style-name="ro8">
          <table:table-cell table:style-name="ce56" office:value-type="float" office:value="320020015">
            <text:p>320020015</text:p>
          </table:table-cell>
          <table:table-cell table:style-name="ce59" office:value-type="string" office:string-value="P125-1102A0BS116A2">
            <text:p><text:s/>P125-1102A0BS116A2 </text:p>
          </table:table-cell>
          <table:table-cell table:style-name="ce59" office:value-type="string" office:string-value="DIP Blue Male Header VERT">
            <text:p><text:s/>DIP Blue Male Header VERT </text:p>
          </table:table-cell>
          <table:table-cell table:style-name="ce59" office:value-type="string" office:string-value="Connector ">
            <text:p><text:s/>Connector <text:s/></text:p>
          </table:table-cell>
          <table:table-cell table:style-name="ce56" office:value-type="string">
            <text:p>1*2P-2.54-2.54-11.6/3.0mm</text:p>
          </table:table-cell>
          <table:table-cell table:style-name="ce59" office:value-type="string" office:string-value="YXCON">
            <text:p><text:s/>YXCON </text:p>
          </table:table-cell>
          <table:table-cell table:style-name="ce59"/>
          <table:table-cell table:style-name="ce62" office:value-type="float" office:value="0.1">
            <text:p>0.1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20020015</text:p>
          </table:table-cell>
          <table:table-cell table:number-columns-repeated="1011"/>
        </table:table-row>
        <table:table-row table:style-name="ro8">
          <table:table-cell table:style-name="ce56" office:value-type="float" office:value="320020038">
            <text:p>320020038</text:p>
          </table:table-cell>
          <table:table-cell table:style-name="ce59" office:value-type="string" office:string-value="P125-1103A0BS116A1">
            <text:p><text:s/>P125-1103A0BS116A1 </text:p>
          </table:table-cell>
          <table:table-cell table:style-name="ce59" office:value-type="string" office:string-value="DIP White Male Header VERT;">
            <text:p><text:s/>DIP White Male Header VERT; </text:p>
          </table:table-cell>
          <table:table-cell table:style-name="ce59" office:value-type="string" office:string-value="Connector ">
            <text:p><text:s/>Connector <text:s/></text:p>
          </table:table-cell>
          <table:table-cell table:style-name="ce56" office:value-type="string">
            <text:p>1*3P-2.54-2.54-11.6/3.0mm</text:p>
          </table:table-cell>
          <table:table-cell table:style-name="ce59" office:value-type="string" office:string-value="YXCON">
            <text:p><text:s/>YXCON </text:p>
          </table:table-cell>
          <table:table-cell table:style-name="ce59"/>
          <table:table-cell table:style-name="ce62" office:value-type="float" office:value="0.12">
            <text:p>0.12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0.3">
            <text:p>0.3</text:p>
          </table:table-cell>
          <table:table-cell table:style-name="ce59"/>
          <table:table-cell office:value-type="string">
            <text:p>http://www.seeedstudio.com/depot/OPLopen-parts-library-catalog-c-136_138/#320020038</text:p>
          </table:table-cell>
          <table:table-cell table:number-columns-repeated="1011"/>
        </table:table-row>
        <table:table-row table:style-name="ro8">
          <table:table-cell table:style-name="ce56" office:value-type="float" office:value="320020003">
            <text:p>320020003</text:p>
          </table:table-cell>
          <table:table-cell table:style-name="ce59" office:value-type="string" office:string-value="P125-1203A0BS116A1">
            <text:p><text:s/>P125-1203A0BS116A1 </text:p>
          </table:table-cell>
          <table:table-cell table:style-name="ce59" office:value-type="string" office:string-value="DIP Blue Male Header VERT;">
            <text:p><text:s/>DIP Blue Male Header VERT; </text:p>
          </table:table-cell>
          <table:table-cell table:style-name="ce59" office:value-type="string" office:string-value="Connector ">
            <text:p><text:s/>Connector <text:s/></text:p>
          </table:table-cell>
          <table:table-cell table:style-name="ce56" office:value-type="string">
            <text:p>2*3P-2.54-2.54-11.6/3.0mm</text:p>
          </table:table-cell>
          <table:table-cell table:style-name="ce59" office:value-type="string" office:string-value="YXCON">
            <text:p><text:s/>YXCON </text:p>
          </table:table-cell>
          <table:table-cell table:style-name="ce59"/>
          <table:table-cell table:style-name="ce62" office:value-type="float" office:value="0.15">
            <text:p>0.15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0.6">
            <text:p>0.6</text:p>
          </table:table-cell>
          <table:table-cell table:style-name="ce59"/>
          <table:table-cell office:value-type="string">
            <text:p>http://www.seeedstudio.com/depot/OPLopen-parts-library-catalog-c-136_138/#320020003</text:p>
          </table:table-cell>
          <table:table-cell table:number-columns-repeated="1011"/>
        </table:table-row>
        <table:table-row table:style-name="ro8">
          <table:table-cell table:style-name="ce56" office:value-type="float" office:value="320020005">
            <text:p>320020005</text:p>
          </table:table-cell>
          <table:table-cell table:style-name="ce59" office:value-type="string" office:string-value="P125-1106A0BS116A1">
            <text:p><text:s/>P125-1106A0BS116A1 </text:p>
          </table:table-cell>
          <table:table-cell table:style-name="ce59" office:value-type="string" office:string-value="DIP Blue Male Header VERT">
            <text:p><text:s/>DIP Blue Male Header VERT </text:p>
          </table:table-cell>
          <table:table-cell table:style-name="ce59" office:value-type="string" office:string-value="Connector ">
            <text:p><text:s/>Connector <text:s/></text:p>
          </table:table-cell>
          <table:table-cell table:style-name="ce56" office:value-type="string">
            <text:p>1*6P-2.54-2.54-11.6/3.0mm</text:p>
          </table:table-cell>
          <table:table-cell table:style-name="ce59" office:value-type="string" office:string-value="YXCON">
            <text:p><text:s/>YXCON </text:p>
          </table:table-cell>
          <table:table-cell table:style-name="ce59"/>
          <table:table-cell table:style-name="ce62" office:value-type="float" office:value="0.1">
            <text:p>0.1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0.6">
            <text:p>0.6</text:p>
          </table:table-cell>
          <table:table-cell table:style-name="ce59"/>
          <table:table-cell office:value-type="string">
            <text:p>http://www.seeedstudio.com/depot/OPLopen-parts-library-catalog-c-136_138/#320020005</text:p>
          </table:table-cell>
          <table:table-cell table:number-columns-repeated="1011"/>
        </table:table-row>
        <table:table-row table:style-name="ro8">
          <table:table-cell table:style-name="ce56" office:value-type="float" office:value="320020022">
            <text:p>320020022</text:p>
          </table:table-cell>
          <table:table-cell table:style-name="ce59" office:value-type="string" office:string-value="P125-1106A0BS116A2">
            <text:p><text:s/>P125-1106A0BS116A2 </text:p>
          </table:table-cell>
          <table:table-cell table:style-name="ce59" office:value-type="string" office:string-value="DIP White Male Header VERT;">
            <text:p><text:s/>DIP White Male Header VERT; </text:p>
          </table:table-cell>
          <table:table-cell table:style-name="ce59" office:value-type="string" office:string-value="Connector ">
            <text:p><text:s/>Connector <text:s/></text:p>
          </table:table-cell>
          <table:table-cell table:style-name="ce56" office:value-type="string">
            <text:p>1*6P-2.54-2.54-11.6/3.0mm</text:p>
          </table:table-cell>
          <table:table-cell table:style-name="ce59" office:value-type="string" office:string-value="YXCON">
            <text:p><text:s/>YXCON </text:p>
          </table:table-cell>
          <table:table-cell table:style-name="ce59"/>
          <table:table-cell table:style-name="ce62" office:value-type="float" office:value="0.1">
            <text:p>0.1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0.6">
            <text:p>0.6</text:p>
          </table:table-cell>
          <table:table-cell table:style-name="ce59"/>
          <table:table-cell office:value-type="string">
            <text:p>http://www.seeedstudio.com/depot/OPLopen-parts-library-catalog-c-136_138/#320020022</text:p>
          </table:table-cell>
          <table:table-cell table:number-columns-repeated="1011"/>
        </table:table-row>
        <table:table-row table:style-name="ro8">
          <table:table-cell table:style-name="ce56" office:value-type="float" office:value="320020024">
            <text:p>320020024</text:p>
          </table:table-cell>
          <table:table-cell table:style-name="ce59" office:value-type="string" office:string-value="P125-1106B0BA2">
            <text:p><text:s/>P125-1106B0BA2 </text:p>
          </table:table-cell>
          <table:table-cell table:style-name="ce59" office:value-type="string" office:string-value="SMD Blue Male Header R/A;">
            <text:p><text:s/>SMD Blue Male Header R/A; </text:p>
          </table:table-cell>
          <table:table-cell table:style-name="ce59" office:value-type="string" office:string-value="Connector ">
            <text:p><text:s/>Connector <text:s/></text:p>
          </table:table-cell>
          <table:table-cell table:style-name="ce56" office:value-type="string">
            <text:p>1*6P-2.54-2.54-9.3/6.0mm-2</text:p>
          </table:table-cell>
          <table:table-cell table:style-name="ce59" office:value-type="string" office:string-value="YXCON">
            <text:p><text:s/>YXCON </text:p>
          </table:table-cell>
          <table:table-cell table:style-name="ce59"/>
          <table:table-cell table:style-name="ce62" office:value-type="float" office:value="0.1">
            <text:p>0.1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0.6">
            <text:p>0.6</text:p>
          </table:table-cell>
          <table:table-cell table:style-name="ce59"/>
          <table:table-cell office:value-type="string">
            <text:p>http://www.seeedstudio.com/depot/OPLopen-parts-library-catalog-c-136_138/#320020024</text:p>
          </table:table-cell>
          <table:table-cell table:number-columns-repeated="1011"/>
        </table:table-row>
        <table:table-row table:style-name="ro8">
          <table:table-cell table:style-name="ce56" office:value-type="float" office:value="320020031">
            <text:p>320020031</text:p>
          </table:table-cell>
          <table:table-cell table:style-name="ce59" office:value-type="string" office:string-value="P125-1106B0BA1">
            <text:p><text:s/>P125-1106B0BA1 </text:p>
          </table:table-cell>
          <table:table-cell table:style-name="ce59" office:value-type="string" office:string-value="SMD Black Male Header R/A;">
            <text:p><text:s/>SMD Black Male Header R/A; </text:p>
          </table:table-cell>
          <table:table-cell table:style-name="ce59" office:value-type="string" office:string-value="Connector ">
            <text:p><text:s/>Connector <text:s/></text:p>
          </table:table-cell>
          <table:table-cell table:style-name="ce56" office:value-type="string">
            <text:p>1*6P-2.54-2.54-9.3/6.0mm-2</text:p>
          </table:table-cell>
          <table:table-cell table:style-name="ce59" office:value-type="string" office:string-value="YXCON">
            <text:p><text:s/>YXCON </text:p>
          </table:table-cell>
          <table:table-cell table:style-name="ce59"/>
          <table:table-cell table:style-name="ce62" office:value-type="float" office:value="0.1">
            <text:p>0.1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0.6">
            <text:p>0.6</text:p>
          </table:table-cell>
          <table:table-cell table:style-name="ce59"/>
          <table:table-cell office:value-type="string">
            <text:p>http://www.seeedstudio.com/depot/OPLopen-parts-library-catalog-c-136_138/#320020031</text:p>
          </table:table-cell>
          <table:table-cell table:number-columns-repeated="1011"/>
        </table:table-row>
        <table:table-row table:style-name="ro8">
          <table:table-cell table:style-name="ce56" office:value-type="float" office:value="320020070">
            <text:p>320020070</text:p>
          </table:table-cell>
          <table:table-cell table:style-name="ce59" office:value-type="string" office:string-value="P125-1106A0BR138A2">
            <text:p><text:s/>P125-1106A0BR138A2 </text:p>
          </table:table-cell>
          <table:table-cell table:style-name="ce59" office:value-type="string" office:string-value="DIP Black Male Header R/A;">
            <text:p><text:s/>DIP Black Male Header R/A; </text:p>
          </table:table-cell>
          <table:table-cell table:style-name="ce59" office:value-type="string" office:string-value="Connector ">
            <text:p><text:s/>Connector <text:s/></text:p>
          </table:table-cell>
          <table:table-cell table:style-name="ce56" office:value-type="string">
            <text:p>1*6P-2.54-2.54-6.0mm-90D-2</text:p>
          </table:table-cell>
          <table:table-cell table:style-name="ce59" office:value-type="string" office:string-value="YXCON">
            <text:p><text:s/>YXCON </text:p>
          </table:table-cell>
          <table:table-cell table:style-name="ce59"/>
          <table:table-cell table:style-name="ce62" office:value-type="float" office:value="0.1">
            <text:p>0.1</text:p>
          </table:table-cell>
          <table:table-cell table:style-name="ce62" office:value-type="float" office:value="20">
            <text:p>20</text:p>
          </table:table-cell>
          <table:table-cell table:style-name="ce62" office:value-type="string">
            <text:p>6</text:p>
          </table:table-cell>
          <table:table-cell table:style-name="ce62" office:value-type="float" office:value="0.6">
            <text:p>0.6</text:p>
          </table:table-cell>
          <table:table-cell table:style-name="ce59"/>
          <table:table-cell office:value-type="string">
            <text:p>http://www.seeedstudio.com/depot/OPLopen-parts-library-catalog-c-136_138/#320020070</text:p>
          </table:table-cell>
          <table:table-cell table:number-columns-repeated="1011"/>
        </table:table-row>
        <table:table-row table:style-name="ro8">
          <table:table-cell table:style-name="ce56" office:value-type="float" office:value="320020004">
            <text:p>320020004</text:p>
          </table:table-cell>
          <table:table-cell table:style-name="ce59" office:value-type="string" office:string-value="P125-1108A0BS116A1">
            <text:p><text:s/>P125-1108A0BS116A1 </text:p>
          </table:table-cell>
          <table:table-cell table:style-name="ce59" office:value-type="string" office:string-value="DIP Blue Male Header VERT">
            <text:p><text:s/>DIP Blue Male Header VERT </text:p>
          </table:table-cell>
          <table:table-cell table:style-name="ce59" office:value-type="string" office:string-value="Connector ">
            <text:p><text:s/>Connector <text:s/></text:p>
          </table:table-cell>
          <table:table-cell table:style-name="ce56" office:value-type="string">
            <text:p>1*8P-2.54-2.54-11.6/3.0mm</text:p>
          </table:table-cell>
          <table:table-cell table:style-name="ce59" office:value-type="string" office:string-value="YXCON">
            <text:p><text:s/>YXCON </text:p>
          </table:table-cell>
          <table:table-cell table:style-name="ce59"/>
          <table:table-cell table:style-name="ce62" office:value-type="float" office:value="0.1">
            <text:p>0.1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8">
            <text:p>8</text:p>
          </table:table-cell>
          <table:table-cell table:style-name="ce62" office:value-type="float" office:value="0.8">
            <text:p>0.8</text:p>
          </table:table-cell>
          <table:table-cell table:style-name="ce59"/>
          <table:table-cell office:value-type="string">
            <text:p>http://www.seeedstudio.com/depot/OPLopen-parts-library-catalog-c-136_138/#320020004</text:p>
          </table:table-cell>
          <table:table-cell table:number-columns-repeated="1011"/>
        </table:table-row>
        <table:table-row table:style-name="ro8">
          <table:table-cell table:style-name="ce56" office:value-type="float" office:value="320020021">
            <text:p>320020021</text:p>
          </table:table-cell>
          <table:table-cell table:style-name="ce59" office:value-type="string" office:string-value="P125-1108A0BS116A2">
            <text:p><text:s/>P125-1108A0BS116A2 </text:p>
          </table:table-cell>
          <table:table-cell table:style-name="ce59" office:value-type="string" office:string-value="DIP White Male Header VERT;">
            <text:p><text:s/>DIP White Male Header VERT; </text:p>
          </table:table-cell>
          <table:table-cell table:style-name="ce59" office:value-type="string" office:string-value="Connector ">
            <text:p><text:s/>Connector <text:s/></text:p>
          </table:table-cell>
          <table:table-cell table:style-name="ce56" office:value-type="string">
            <text:p>1*8P-2.54-2.54-11.6/3.0mm</text:p>
          </table:table-cell>
          <table:table-cell table:style-name="ce59" office:value-type="string" office:string-value="YXCON">
            <text:p><text:s/>YXCON </text:p>
          </table:table-cell>
          <table:table-cell table:style-name="ce59"/>
          <table:table-cell table:style-name="ce62" office:value-type="float" office:value="0.1">
            <text:p>0.1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8">
            <text:p>8</text:p>
          </table:table-cell>
          <table:table-cell table:style-name="ce62" office:value-type="float" office:value="0.8">
            <text:p>0.8</text:p>
          </table:table-cell>
          <table:table-cell table:style-name="ce59"/>
          <table:table-cell office:value-type="string">
            <text:p>http://www.seeedstudio.com/depot/OPLopen-parts-library-catalog-c-136_138/#320020021</text:p>
          </table:table-cell>
          <table:table-cell table:number-columns-repeated="1011"/>
        </table:table-row>
        <table:table-row table:style-name="ro8">
          <table:table-cell table:style-name="ce56" office:value-type="float" office:value="320020023">
            <text:p>320020023</text:p>
          </table:table-cell>
          <table:table-cell table:style-name="ce59" office:value-type="string" office:string-value="P125-1108B0BA2">
            <text:p><text:s/>P125-1108B0BA2 </text:p>
          </table:table-cell>
          <table:table-cell table:style-name="ce59" office:value-type="string" office:string-value="SMD Blue Male Header R/A;">
            <text:p><text:s/>SMD Blue Male Header R/A; </text:p>
          </table:table-cell>
          <table:table-cell table:style-name="ce59" office:value-type="string" office:string-value="Connector ">
            <text:p><text:s/>Connector <text:s/></text:p>
          </table:table-cell>
          <table:table-cell table:style-name="ce56" office:value-type="string">
            <text:p>1*8P-2.54-2.54-9.3/6.0mm-2</text:p>
          </table:table-cell>
          <table:table-cell table:style-name="ce59" office:value-type="string" office:string-value="YXCON">
            <text:p><text:s/>YXCON </text:p>
          </table:table-cell>
          <table:table-cell table:style-name="ce59"/>
          <table:table-cell table:style-name="ce62" office:value-type="float" office:value="0.12">
            <text:p>0.12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8">
            <text:p>8</text:p>
          </table:table-cell>
          <table:table-cell table:style-name="ce62" office:value-type="float" office:value="0.8">
            <text:p>0.8</text:p>
          </table:table-cell>
          <table:table-cell table:style-name="ce59"/>
          <table:table-cell office:value-type="string">
            <text:p>http://www.seeedstudio.com/depot/OPLopen-parts-library-catalog-c-136_138/#320020023</text:p>
          </table:table-cell>
          <table:table-cell table:number-columns-repeated="1011"/>
        </table:table-row>
        <table:table-row table:style-name="ro8">
          <table:table-cell table:style-name="ce56" office:value-type="float" office:value="320020018">
            <text:p>320020018</text:p>
          </table:table-cell>
          <table:table-cell table:style-name="ce59" office:value-type="string" office:string-value="P220-1110A0BS087A1">
            <text:p><text:s/>P220-1110A0BS087A1 </text:p>
          </table:table-cell>
          <table:table-cell table:style-name="ce59" office:value-type="string" office:string-value="DIP White Male Header VERT;">
            <text:p><text:s/>DIP White Male Header VERT; </text:p>
          </table:table-cell>
          <table:table-cell table:style-name="ce59" office:value-type="string" office:string-value="Connector ">
            <text:p><text:s/>Connector <text:s/></text:p>
          </table:table-cell>
          <table:table-cell table:style-name="ce56" office:value-type="string">
            <text:p>1*10P-2.0-2.0-8.7/2.8mm</text:p>
          </table:table-cell>
          <table:table-cell table:style-name="ce59" office:value-type="string" office:string-value="YXCON">
            <text:p><text:s/>YXCON </text:p>
          </table:table-cell>
          <table:table-cell table:style-name="ce59"/>
          <table:table-cell table:style-name="ce62" office:value-type="float" office:value="0.2">
            <text:p>0.2</text:p>
          </table:table-cell>
          <table:table-cell table:number-columns-repeated="2" table:style-name="ce62" office:value-type="float" office:value="10">
            <text:p>10</text:p>
          </table:table-cell>
          <table:table-cell table:style-name="ce62" office:value-type="float" office:value="1">
            <text:p>1</text:p>
          </table:table-cell>
          <table:table-cell table:style-name="ce59"/>
          <table:table-cell office:value-type="string">
            <text:p>http://www.seeedstudio.com/depot/OPLopen-parts-library-catalog-c-136_138/#320020018</text:p>
          </table:table-cell>
          <table:table-cell table:number-columns-repeated="1011"/>
        </table:table-row>
        <table:table-row table:style-name="ro8">
          <table:table-cell table:style-name="ce56" office:value-type="float" office:value="320020074">
            <text:p>320020074</text:p>
          </table:table-cell>
          <table:table-cell table:style-name="ce59" office:value-type="string" office:string-value="P125-1110A0BR138A1">
            <text:p><text:s/>P125-1110A0BR138A1 </text:p>
          </table:table-cell>
          <table:table-cell table:style-name="ce59" office:value-type="string" office:string-value="DIP Black Male Header R/A;">
            <text:p><text:s/>DIP Black Male Header R/A; </text:p>
          </table:table-cell>
          <table:table-cell table:style-name="ce59" office:value-type="string" office:string-value="Connector ">
            <text:p><text:s/>Connector <text:s/></text:p>
          </table:table-cell>
          <table:table-cell table:style-name="ce56" office:value-type="string">
            <text:p>1*10P-2.54-2.54-6.0mm-90D-1</text:p>
          </table:table-cell>
          <table:table-cell table:style-name="ce59" office:value-type="string" office:string-value="YXCON">
            <text:p><text:s/>YXCON </text:p>
          </table:table-cell>
          <table:table-cell table:style-name="ce59"/>
          <table:table-cell table:style-name="ce62" office:value-type="float" office:value="0.12">
            <text:p>0.12</text:p>
          </table:table-cell>
          <table:table-cell table:style-name="ce62" office:value-type="float" office:value="20">
            <text:p>20</text:p>
          </table:table-cell>
          <table:table-cell table:style-name="ce62" office:value-type="string">
            <text:p>10</text:p>
          </table:table-cell>
          <table:table-cell table:style-name="ce62" office:value-type="float" office:value="1">
            <text:p>1</text:p>
          </table:table-cell>
          <table:table-cell table:style-name="ce59"/>
          <table:table-cell office:value-type="string">
            <text:p>http://www.seeedstudio.com/depot/OPLopen-parts-library-catalog-c-136_138/#320020074</text:p>
          </table:table-cell>
          <table:table-cell table:number-columns-repeated="1011"/>
        </table:table-row>
        <table:table-row table:style-name="ro8">
          <table:table-cell table:style-name="ce56" office:value-type="float" office:value="320020089">
            <text:p>320020089</text:p>
          </table:table-cell>
          <table:table-cell table:style-name="ce59" office:value-type="string" office:string-value="P220-1140A0BS087A1">
            <text:p><text:s/>P220-1140A0BS087A1 </text:p>
          </table:table-cell>
          <table:table-cell table:style-name="ce59" office:value-type="string" office:string-value="DIP White Male Header VERT;">
            <text:p><text:s/>DIP White Male Header VERT; </text:p>
          </table:table-cell>
          <table:table-cell table:style-name="ce59" office:value-type="string" office:string-value="Connector ">
            <text:p><text:s/>Connector <text:s/></text:p>
          </table:table-cell>
          <table:table-cell table:style-name="ce56" office:value-type="string">
            <text:p>1*40P-2.0-2.0-8.7-2.8mm</text:p>
          </table:table-cell>
          <table:table-cell table:style-name="ce59" office:value-type="string" office:string-value="YXCON">
            <text:p><text:s/>YXCON </text:p>
          </table:table-cell>
          <table:table-cell table:style-name="ce59"/>
          <table:table-cell table:style-name="ce62" office:value-type="float" office:value="0.25">
            <text:p>0.25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40">
            <text:p>40</text:p>
          </table:table-cell>
          <table:table-cell table:style-name="ce62" office:value-type="float" office:value="4">
            <text:p>4</text:p>
          </table:table-cell>
          <table:table-cell table:style-name="ce59"/>
          <table:table-cell office:value-type="string">
            <text:p>http://www.seeedstudio.com/depot/OPLopen-parts-library-catalog-c-136_138/#320020089</text:p>
          </table:table-cell>
          <table:table-cell table:number-columns-repeated="1011"/>
        </table:table-row>
        <table:table-row table:style-name="ro8">
          <table:table-cell table:style-name="ce56" office:value-type="float" office:value="320020032">
            <text:p>320020032</text:p>
          </table:table-cell>
          <table:table-cell table:style-name="ce59" office:value-type="string" office:string-value="P125-1140B0BA1">
            <text:p><text:s/>P125-1140B0BA1 </text:p>
          </table:table-cell>
          <table:table-cell table:style-name="ce59" office:value-type="string" office:string-value="SMD Black Male Header R/A;">
            <text:p><text:s/>SMD Black Male Header R/A; </text:p>
          </table:table-cell>
          <table:table-cell table:style-name="ce59" office:value-type="string" office:string-value="Connector ">
            <text:p><text:s/>Connector <text:s/></text:p>
          </table:table-cell>
          <table:table-cell table:style-name="ce56" office:value-type="string">
            <text:p>1*40P-2.0-2.0-4.0mm-2</text:p>
          </table:table-cell>
          <table:table-cell table:style-name="ce59" office:value-type="string" office:string-value="YXCON">
            <text:p><text:s/>YXCON </text:p>
          </table:table-cell>
          <table:table-cell table:style-name="ce59"/>
          <table:table-cell table:style-name="ce62" office:value-type="float" office:value="0.4">
            <text:p>0.4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40">
            <text:p>40</text:p>
          </table:table-cell>
          <table:table-cell table:style-name="ce62" office:value-type="float" office:value="4">
            <text:p>4</text:p>
          </table:table-cell>
          <table:table-cell table:style-name="ce59"/>
          <table:table-cell office:value-type="string">
            <text:p>http://www.seeedstudio.com/depot/OPLopen-parts-library-catalog-c-136_138/#320020032</text:p>
          </table:table-cell>
          <table:table-cell table:number-columns-repeated="1011"/>
        </table:table-row>
        <table:table-row table:style-name="ro8">
          <table:table-cell table:style-name="ce56" office:value-type="float" office:value="320020013">
            <text:p>320020013</text:p>
          </table:table-cell>
          <table:table-cell table:style-name="ce59" office:value-type="string" office:string-value="P125-1140A0BR138A2">
            <text:p><text:s/>P125-1140A0BR138A2 </text:p>
          </table:table-cell>
          <table:table-cell table:style-name="ce59" office:value-type="string" office:string-value="DIP Black Short Male Header R/A;">
            <text:p><text:s/>DIP Black Short Male Header R/A; </text:p>
          </table:table-cell>
          <table:table-cell table:style-name="ce59" office:value-type="string" office:string-value="Connector ">
            <text:p><text:s/>Connector <text:s/></text:p>
          </table:table-cell>
          <table:table-cell table:style-name="ce56" office:value-type="string">
            <text:p>1*40P-2.54-2.54-6.0mm-90D-1</text:p>
          </table:table-cell>
          <table:table-cell table:style-name="ce59" office:value-type="string" office:string-value="YXCON">
            <text:p><text:s/>YXCON </text:p>
          </table:table-cell>
          <table:table-cell table:style-name="ce59"/>
          <table:table-cell table:style-name="ce62" office:value-type="float" office:value="0.4">
            <text:p>0.4</text:p>
          </table:table-cell>
          <table:table-cell table:style-name="ce62" office:value-type="float" office:value="5">
            <text:p>5</text:p>
          </table:table-cell>
          <table:table-cell table:style-name="ce62" office:value-type="string">
            <text:p>40</text:p>
          </table:table-cell>
          <table:table-cell table:style-name="ce62" office:value-type="float" office:value="4">
            <text:p>4</text:p>
          </table:table-cell>
          <table:table-cell table:style-name="ce59"/>
          <table:table-cell office:value-type="string">
            <text:p>http://www.seeedstudio.com/depot/OPLopen-parts-library-catalog-c-136_138/#320020013</text:p>
          </table:table-cell>
          <table:table-cell table:number-columns-repeated="1011"/>
        </table:table-row>
        <table:table-row table:style-name="ro8">
          <table:table-cell table:style-name="ce56" office:value-type="float" office:value="320030023">
            <text:p>320030023</text:p>
          </table:table-cell>
          <table:table-cell table:style-name="ce59" office:value-type="string" office:string-value="F185-1102A1BSYA1">
            <text:p><text:s/>F185-1102A1BSYA1 </text:p>
          </table:table-cell>
          <table:table-cell table:style-name="ce59" office:value-type="string" office:string-value="DIP Black Female Header VERT;">
            <text:p><text:s/>DIP Black Female Header VERT; </text:p>
          </table:table-cell>
          <table:table-cell table:style-name="ce59" office:value-type="string" office:string-value="Connector ">
            <text:p><text:s/>Connector <text:s/></text:p>
          </table:table-cell>
          <table:table-cell table:style-name="ce56" office:value-type="string">
            <text:p>1*2P-2.54-8.5mm</text:p>
          </table:table-cell>
          <table:table-cell table:style-name="ce59" office:value-type="string" office:string-value="YXCON">
            <text:p><text:s/>YXCON </text:p>
          </table:table-cell>
          <table:table-cell table:style-name="ce59"/>
          <table:table-cell table:style-name="ce62" office:value-type="float" office:value="0.15">
            <text:p>0.15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20030023</text:p>
          </table:table-cell>
          <table:table-cell table:number-columns-repeated="1011"/>
        </table:table-row>
        <table:table-row table:style-name="ro8">
          <table:table-cell table:style-name="ce56" office:value-type="float" office:value="320120007">
            <text:p>320120007</text:p>
          </table:table-cell>
          <table:table-cell table:style-name="ce59" office:value-type="string" office:string-value="GSL009-5.0-02P-12">
            <text:p><text:s/>GSL009-5.0-02P-12 </text:p>
          </table:table-cell>
          <table:table-cell table:style-name="ce59" office:value-type="string" office:string-value="DIP Female Blue;">
            <text:p><text:s/>DIP Female Blue; </text:p>
          </table:table-cell>
          <table:table-cell table:style-name="ce59" office:value-type="string" office:string-value="Connector ">
            <text:p><text:s/>Connector <text:s/></text:p>
          </table:table-cell>
          <table:table-cell table:style-name="ce56" office:value-type="string">
            <text:p>2P-5.0</text:p>
          </table:table-cell>
          <table:table-cell table:style-name="ce59" office:value-type="string" office:string-value="SENGER">
            <text:p><text:s/>SENGER </text:p>
          </table:table-cell>
          <table:table-cell table:style-name="ce59"/>
          <table:table-cell table:style-name="ce62" office:value-type="float" office:value="0.5">
            <text:p>0.5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20120007</text:p>
          </table:table-cell>
          <table:table-cell table:number-columns-repeated="1011"/>
        </table:table-row>
        <table:table-row table:style-name="ro8">
          <table:table-cell table:style-name="ce56" office:value-type="float" office:value="320030100">
            <text:p>320030100</text:p>
          </table:table-cell>
          <table:table-cell table:style-name="ce59" office:value-type="string" office:string-value="F185-1103A1BRYA1">
            <text:p><text:s/>F185-1103A1BRYA1 </text:p>
          </table:table-cell>
          <table:table-cell table:style-name="ce59" office:value-type="string" office:string-value="DIP Black Female Header;">
            <text:p><text:s/>DIP Black Female Header; </text:p>
          </table:table-cell>
          <table:table-cell table:style-name="ce59" office:value-type="string" office:string-value="Connector ">
            <text:p><text:s/>Connector <text:s/></text:p>
          </table:table-cell>
          <table:table-cell table:style-name="ce56" office:value-type="string">
            <text:p>1*3P-2.54-8.5-90D</text:p>
          </table:table-cell>
          <table:table-cell table:style-name="ce59" office:value-type="string" office:string-value="YXCON">
            <text:p><text:s/>YXCON </text:p>
          </table:table-cell>
          <table:table-cell table:style-name="ce59"/>
          <table:table-cell table:style-name="ce62" office:value-type="float" office:value="0.1">
            <text:p>0.1</text:p>
          </table:table-cell>
          <table:table-cell table:style-name="ce62" office:value-type="float" office:value="20">
            <text:p>20</text:p>
          </table:table-cell>
          <table:table-cell table:style-name="ce62" office:value-type="string">
            <text:p>3</text:p>
          </table:table-cell>
          <table:table-cell table:style-name="ce62" office:value-type="float" office:value="0.3">
            <text:p>0.3</text:p>
          </table:table-cell>
          <table:table-cell table:style-name="ce59"/>
          <table:table-cell office:value-type="string">
            <text:p>http://www.seeedstudio.com/depot/OPLopen-parts-library-catalog-c-136_138/#320030100</text:p>
          </table:table-cell>
          <table:table-cell table:number-columns-repeated="1011"/>
        </table:table-row>
        <table:table-row table:style-name="ro8">
          <table:table-cell table:style-name="ce56" office:value-type="float" office:value="320030035">
            <text:p>320030035</text:p>
          </table:table-cell>
          <table:table-cell table:style-name="ce59" office:value-type="string" office:string-value="F185-1203A1BMYA1">
            <text:p><text:s/>F185-1203A1BMYA1 </text:p>
          </table:table-cell>
          <table:table-cell table:style-name="ce59" office:value-type="string" office:string-value="SMD Blue Female Header VERT">
            <text:p><text:s/>SMD Blue Female Header VERT </text:p>
          </table:table-cell>
          <table:table-cell table:style-name="ce59" office:value-type="string" office:string-value="Connector ">
            <text:p><text:s/>Connector <text:s/></text:p>
          </table:table-cell>
          <table:table-cell table:style-name="ce56" office:value-type="string">
            <text:p>2*3P-2.54-8.5mm</text:p>
          </table:table-cell>
          <table:table-cell table:style-name="ce59" office:value-type="string" office:string-value="YXCON">
            <text:p><text:s/>YXCON </text:p>
          </table:table-cell>
          <table:table-cell table:style-name="ce59"/>
          <table:table-cell table:style-name="ce62" office:value-type="float" office:value="0.27">
            <text:p>0.27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0.6">
            <text:p>0.6</text:p>
          </table:table-cell>
          <table:table-cell table:style-name="ce59"/>
          <table:table-cell office:value-type="string">
            <text:p>http://www.seeedstudio.com/depot/OPLopen-parts-library-catalog-c-136_138/#320030035</text:p>
          </table:table-cell>
          <table:table-cell table:number-columns-repeated="1011"/>
        </table:table-row>
        <table:table-row table:style-name="ro8">
          <table:table-cell table:style-name="ce56" office:value-type="float" office:value="320030011">
            <text:p>320030011</text:p>
          </table:table-cell>
          <table:table-cell table:style-name="ce59" office:value-type="string" office:string-value="F185-1203A1BSYA1">
            <text:p><text:s/>F185-1203A1BSYA1 </text:p>
          </table:table-cell>
          <table:table-cell table:style-name="ce59" office:value-type="string" office:string-value="DIP Black Female Header VERT">
            <text:p><text:s/>DIP Black Female Header VERT </text:p>
          </table:table-cell>
          <table:table-cell table:style-name="ce59" office:value-type="string" office:string-value="Connector ">
            <text:p><text:s/>Connector <text:s/></text:p>
          </table:table-cell>
          <table:table-cell table:style-name="ce56" office:value-type="string">
            <text:p>2*3P-2.54-8.5mm</text:p>
          </table:table-cell>
          <table:table-cell table:style-name="ce59" office:value-type="string" office:string-value="YXCON">
            <text:p><text:s/>YXCON </text:p>
          </table:table-cell>
          <table:table-cell table:style-name="ce59"/>
          <table:table-cell table:style-name="ce62" office:value-type="float" office:value="0.2">
            <text:p>0.2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0.6">
            <text:p>0.6</text:p>
          </table:table-cell>
          <table:table-cell table:style-name="ce59"/>
          <table:table-cell office:value-type="string">
            <text:p>http://www.seeedstudio.com/depot/OPLopen-parts-library-catalog-c-136_138/#320030011</text:p>
          </table:table-cell>
          <table:table-cell table:number-columns-repeated="1011"/>
        </table:table-row>
        <table:table-row table:style-name="ro8">
          <table:table-cell table:style-name="ce56" office:value-type="float" office:value="320030004">
            <text:p>320030004</text:p>
          </table:table-cell>
          <table:table-cell table:style-name="ce59" office:value-type="string" office:string-value="F185-1106A1BSYA1">
            <text:p><text:s/>F185-1106A1BSYA1 </text:p>
          </table:table-cell>
          <table:table-cell table:style-name="ce59" office:value-type="string" office:string-value="DIP Blue Female Header VERT">
            <text:p><text:s/>DIP Blue Female Header VERT </text:p>
          </table:table-cell>
          <table:table-cell table:style-name="ce59" office:value-type="string" office:string-value="Connector ">
            <text:p><text:s/>Connector <text:s/></text:p>
          </table:table-cell>
          <table:table-cell table:style-name="ce56" office:value-type="string">
            <text:p>1*6P-2.54-8.5mm</text:p>
          </table:table-cell>
          <table:table-cell table:style-name="ce59" office:value-type="string" office:string-value="YXCON">
            <text:p><text:s/>YXCON </text:p>
          </table:table-cell>
          <table:table-cell table:style-name="ce59"/>
          <table:table-cell table:style-name="ce62" office:value-type="float" office:value="0.2">
            <text:p>0.2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0.6">
            <text:p>0.6</text:p>
          </table:table-cell>
          <table:table-cell table:style-name="ce59"/>
          <table:table-cell office:value-type="string">
            <text:p>http://www.seeedstudio.com/depot/OPLopen-parts-library-catalog-c-136_138/#320030004</text:p>
          </table:table-cell>
          <table:table-cell table:number-columns-repeated="1011"/>
        </table:table-row>
        <table:table-row table:style-name="ro8">
          <table:table-cell table:style-name="ce56" office:value-type="float" office:value="320030063">
            <text:p>320030063</text:p>
          </table:table-cell>
          <table:table-cell table:style-name="ce59" office:value-type="string" office:string-value="F185-1106A1BSYA4">
            <text:p><text:s/>F185-1106A1BSYA4 </text:p>
          </table:table-cell>
          <table:table-cell table:style-name="ce59" office:value-type="string" office:string-value="DIP White Female Header">
            <text:p><text:s/>DIP White Female Header </text:p>
          </table:table-cell>
          <table:table-cell table:style-name="ce59" office:value-type="string" office:string-value="Connector ">
            <text:p><text:s/>Connector <text:s/></text:p>
          </table:table-cell>
          <table:table-cell table:style-name="ce56" office:value-type="string">
            <text:p>1X6P-2.54-8.5</text:p>
          </table:table-cell>
          <table:table-cell table:style-name="ce59" office:value-type="string" office:string-value="YXCON">
            <text:p><text:s/>YXCON </text:p>
          </table:table-cell>
          <table:table-cell table:style-name="ce59"/>
          <table:table-cell table:style-name="ce62" office:value-type="float" office:value="0.2">
            <text:p>0.2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0.6">
            <text:p>0.6</text:p>
          </table:table-cell>
          <table:table-cell table:style-name="ce59"/>
          <table:table-cell office:value-type="string">
            <text:p>http://www.seeedstudio.com/depot/OPLopen-parts-library-catalog-c-136_138/#3460540P1</text:p>
          </table:table-cell>
          <table:table-cell table:number-columns-repeated="1011"/>
        </table:table-row>
        <table:table-row table:style-name="ro8">
          <table:table-cell table:style-name="ce56" office:value-type="float" office:value="320030014">
            <text:p>320030014</text:p>
          </table:table-cell>
          <table:table-cell table:style-name="ce59" office:value-type="string" office:string-value="F185-1106A1BRYA1">
            <text:p><text:s/>F185-1106A1BRYA1 </text:p>
          </table:table-cell>
          <table:table-cell table:style-name="ce59" office:value-type="string" office:string-value="DIP Black Female Header R/A;">
            <text:p><text:s/>DIP Black Female Header R/A; </text:p>
          </table:table-cell>
          <table:table-cell table:style-name="ce59" office:value-type="string" office:string-value="Connector ">
            <text:p><text:s/>Connector <text:s/></text:p>
          </table:table-cell>
          <table:table-cell table:style-name="ce56" office:value-type="string">
            <text:p>1*6P-2.54-8.5mm-90D</text:p>
          </table:table-cell>
          <table:table-cell table:style-name="ce59" office:value-type="string" office:string-value="YXCON">
            <text:p><text:s/>YXCON </text:p>
          </table:table-cell>
          <table:table-cell table:style-name="ce59"/>
          <table:table-cell table:style-name="ce62" office:value-type="float" office:value="0.15">
            <text:p>0.15</text:p>
          </table:table-cell>
          <table:table-cell table:style-name="ce62" office:value-type="float" office:value="10">
            <text:p>10</text:p>
          </table:table-cell>
          <table:table-cell table:style-name="ce62" office:value-type="string">
            <text:p>6</text:p>
          </table:table-cell>
          <table:table-cell table:style-name="ce62" office:value-type="float" office:value="0.6">
            <text:p>0.6</text:p>
          </table:table-cell>
          <table:table-cell table:style-name="ce59"/>
          <table:table-cell office:value-type="string">
            <text:p>http://www.seeedstudio.com/depot/OPLopen-parts-library-catalog-c-136_138/#320030014</text:p>
          </table:table-cell>
          <table:table-cell table:number-columns-repeated="1011"/>
        </table:table-row>
        <table:table-row table:style-name="ro8">
          <table:table-cell table:style-name="ce56" office:value-type="float" office:value="320030003">
            <text:p>320030003</text:p>
          </table:table-cell>
          <table:table-cell table:style-name="ce59" office:value-type="string" office:string-value="F185-1108A1BSYA1">
            <text:p><text:s/>F185-1108A1BSYA1 </text:p>
          </table:table-cell>
          <table:table-cell table:style-name="ce59" office:value-type="string" office:string-value="DIP Blue Female Header VERT">
            <text:p><text:s/>DIP Blue Female Header VERT </text:p>
          </table:table-cell>
          <table:table-cell table:style-name="ce59" office:value-type="string" office:string-value="Connector ">
            <text:p><text:s/>Connector <text:s/></text:p>
          </table:table-cell>
          <table:table-cell table:style-name="ce56" office:value-type="string">
            <text:p>1*8P-2.54-8.5mm</text:p>
          </table:table-cell>
          <table:table-cell table:style-name="ce59" office:value-type="string" office:string-value="YXCON">
            <text:p><text:s/>YXCON </text:p>
          </table:table-cell>
          <table:table-cell table:style-name="ce59"/>
          <table:table-cell table:style-name="ce62" office:value-type="float" office:value="0.25">
            <text:p>0.25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8">
            <text:p>8</text:p>
          </table:table-cell>
          <table:table-cell table:style-name="ce62" office:value-type="float" office:value="0.8">
            <text:p>0.8</text:p>
          </table:table-cell>
          <table:table-cell table:style-name="ce59"/>
          <table:table-cell office:value-type="string">
            <text:p>http://www.seeedstudio.com/depot/OPLopen-parts-library-catalog-c-136_138/#320030003</text:p>
          </table:table-cell>
          <table:table-cell table:number-columns-repeated="1011"/>
        </table:table-row>
        <table:table-row table:style-name="ro8">
          <table:table-cell table:style-name="ce56" office:value-type="float" office:value="320030064">
            <text:p>320030064</text:p>
          </table:table-cell>
          <table:table-cell table:style-name="ce59" office:value-type="string" office:string-value="F185-1108A1BSYC1">
            <text:p><text:s/>F185-1108A1BSYC1 </text:p>
          </table:table-cell>
          <table:table-cell table:style-name="ce59" office:value-type="string" office:string-value="DIP White Female Header">
            <text:p><text:s/>DIP White Female Header </text:p>
          </table:table-cell>
          <table:table-cell table:style-name="ce59" office:value-type="string" office:string-value="Connector ">
            <text:p><text:s/>Connector <text:s/></text:p>
          </table:table-cell>
          <table:table-cell table:style-name="ce56" office:value-type="string">
            <text:p>1X8P-2.54-8.5</text:p>
          </table:table-cell>
          <table:table-cell table:style-name="ce59" office:value-type="string" office:string-value="YXCON">
            <text:p><text:s/>YXCON </text:p>
          </table:table-cell>
          <table:table-cell table:style-name="ce59"/>
          <table:table-cell table:style-name="ce62" office:value-type="float" office:value="0.24">
            <text:p>0.24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8">
            <text:p>8</text:p>
          </table:table-cell>
          <table:table-cell table:style-name="ce62" office:value-type="float" office:value="0.8">
            <text:p>0.8</text:p>
          </table:table-cell>
          <table:table-cell table:style-name="ce59"/>
          <table:table-cell office:value-type="string">
            <text:p>http://www.seeedstudio.com/depot/OPLopen-parts-library-catalog-c-136_138/#3460550P1</text:p>
          </table:table-cell>
          <table:table-cell table:number-columns-repeated="1011"/>
        </table:table-row>
        <table:table-row table:style-name="ro8">
          <table:table-cell table:style-name="ce56" office:value-type="float" office:value="320030076">
            <text:p>320030076</text:p>
          </table:table-cell>
          <table:table-cell table:style-name="ce59" office:value-type="string" office:string-value="F185-AA08A2BRYA1">
            <text:p><text:s/>F185-AA08A2BRYA1 </text:p>
          </table:table-cell>
          <table:table-cell table:style-name="ce59" office:value-type="string" office:string-value="DIP Black Female Header R/A;">
            <text:p><text:s/>DIP Black Female Header R/A; </text:p>
          </table:table-cell>
          <table:table-cell table:style-name="ce59" office:value-type="string" office:string-value="Connector ">
            <text:p><text:s/>Connector <text:s/></text:p>
          </table:table-cell>
          <table:table-cell table:style-name="ce56" office:value-type="string">
            <text:p>1*8P-2.54-8.5mm-90D</text:p>
          </table:table-cell>
          <table:table-cell table:style-name="ce59" office:value-type="string" office:string-value="YXCON">
            <text:p><text:s/>YXCON </text:p>
          </table:table-cell>
          <table:table-cell table:style-name="ce59"/>
          <table:table-cell table:style-name="ce62" office:value-type="float" office:value="0.2">
            <text:p>0.2</text:p>
          </table:table-cell>
          <table:table-cell table:style-name="ce62" office:value-type="float" office:value="10">
            <text:p>10</text:p>
          </table:table-cell>
          <table:table-cell table:style-name="ce62" office:value-type="string">
            <text:p>8</text:p>
          </table:table-cell>
          <table:table-cell table:style-name="ce62" office:value-type="float" office:value="0.8">
            <text:p>0.8</text:p>
          </table:table-cell>
          <table:table-cell table:style-name="ce59"/>
          <table:table-cell office:value-type="string">
            <text:p>http://www.seeedstudio.com/depot/OPLopen-parts-library-catalog-c-136_138/#320030076</text:p>
          </table:table-cell>
          <table:table-cell table:number-columns-repeated="1011"/>
        </table:table-row>
        <table:table-row table:style-name="ro8">
          <table:table-cell table:style-name="ce56" office:value-type="float" office:value="320030020">
            <text:p>320030020</text:p>
          </table:table-cell>
          <table:table-cell table:style-name="ce59" office:value-type="string" office:string-value="F243-1110A1BSUA2">
            <text:p><text:s/>F243-1110A1BSUA2 </text:p>
          </table:table-cell>
          <table:table-cell table:style-name="ce59" office:value-type="string" office:string-value="DIP White Female Header VERT;">
            <text:p><text:s/>DIP White Female Header VERT; </text:p>
          </table:table-cell>
          <table:table-cell table:style-name="ce59" office:value-type="string" office:string-value="Connector ">
            <text:p><text:s/>Connector <text:s/></text:p>
          </table:table-cell>
          <table:table-cell table:style-name="ce56" office:value-type="string">
            <text:p>1*10P-2.0-4.3mm</text:p>
          </table:table-cell>
          <table:table-cell table:style-name="ce59" office:value-type="string" office:string-value="YXCON">
            <text:p><text:s/>YXCON </text:p>
          </table:table-cell>
          <table:table-cell table:style-name="ce59"/>
          <table:table-cell table:style-name="ce62" office:value-type="float" office:value="0.27">
            <text:p>0.27</text:p>
          </table:table-cell>
          <table:table-cell table:number-columns-repeated="2" table:style-name="ce62" office:value-type="float" office:value="10">
            <text:p>10</text:p>
          </table:table-cell>
          <table:table-cell table:style-name="ce62" office:value-type="float" office:value="1">
            <text:p>1</text:p>
          </table:table-cell>
          <table:table-cell table:style-name="ce59"/>
          <table:table-cell office:value-type="string">
            <text:p>http://www.seeedstudio.com/depot/OPLopen-parts-library-catalog-c-136_138/#320030020</text:p>
          </table:table-cell>
          <table:table-cell table:number-columns-repeated="1011"/>
        </table:table-row>
        <table:table-row table:style-name="ro8">
          <table:table-cell table:style-name="ce56" office:value-type="float" office:value="320030062">
            <text:p>320030062</text:p>
          </table:table-cell>
          <table:table-cell table:style-name="ce59" office:value-type="string" office:string-value="F243-1110A1BSUC1">
            <text:p><text:s/>F243-1110A1BSUC1 </text:p>
          </table:table-cell>
          <table:table-cell table:style-name="ce59" office:value-type="string" office:string-value="DIP Blue Female Header">
            <text:p><text:s/>DIP Blue Female Header </text:p>
          </table:table-cell>
          <table:table-cell table:style-name="ce59" office:value-type="string" office:string-value="Connector ">
            <text:p><text:s/>Connector <text:s/></text:p>
          </table:table-cell>
          <table:table-cell table:style-name="ce56" office:value-type="string">
            <text:p>1X10P-2.0-4.3</text:p>
          </table:table-cell>
          <table:table-cell table:style-name="ce59" office:value-type="string" office:string-value="YXCON">
            <text:p><text:s/>YXCON </text:p>
          </table:table-cell>
          <table:table-cell table:style-name="ce59"/>
          <table:table-cell table:style-name="ce62" office:value-type="float" office:value="0.25">
            <text:p>0.25</text:p>
          </table:table-cell>
          <table:table-cell table:number-columns-repeated="2" table:style-name="ce62" office:value-type="float" office:value="10">
            <text:p>10</text:p>
          </table:table-cell>
          <table:table-cell table:style-name="ce62" office:value-type="float" office:value="1">
            <text:p>1</text:p>
          </table:table-cell>
          <table:table-cell table:style-name="ce59"/>
          <table:table-cell office:value-type="string">
            <text:p>http://www.seeedstudio.com/depot/OPLopen-parts-library-catalog-c-136_138/#3460510P1</text:p>
          </table:table-cell>
          <table:table-cell table:number-columns-repeated="1011"/>
        </table:table-row>
        <table:table-row table:style-name="ro8">
          <table:table-cell table:style-name="ce56" office:value-type="float" office:value="320030053">
            <text:p>320030053</text:p>
          </table:table-cell>
          <table:table-cell table:style-name="ce59" office:value-type="string" office:string-value="F185-1110A1BRYA1">
            <text:p><text:s/>F185-1110A1BRYA1 </text:p>
          </table:table-cell>
          <table:table-cell table:style-name="ce59" office:value-type="string" office:string-value="DIP Black Female Header R/A">
            <text:p><text:s/>DIP Black Female Header R/A </text:p>
          </table:table-cell>
          <table:table-cell table:style-name="ce59" office:value-type="string" office:string-value="Connector ">
            <text:p><text:s/>Connector <text:s/></text:p>
          </table:table-cell>
          <table:table-cell table:style-name="ce56" office:value-type="string">
            <text:p>1*10P-2.54-8.5mm-90D</text:p>
          </table:table-cell>
          <table:table-cell table:style-name="ce59" office:value-type="string" office:string-value="YXCON">
            <text:p><text:s/>YXCON </text:p>
          </table:table-cell>
          <table:table-cell table:style-name="ce59"/>
          <table:table-cell table:style-name="ce62" office:value-type="float" office:value="0.2">
            <text:p>0.2</text:p>
          </table:table-cell>
          <table:table-cell table:style-name="ce62" office:value-type="float" office:value="10">
            <text:p>10</text:p>
          </table:table-cell>
          <table:table-cell table:style-name="ce62" office:value-type="string">
            <text:p>10</text:p>
          </table:table-cell>
          <table:table-cell table:style-name="ce62" office:value-type="float" office:value="1">
            <text:p>1</text:p>
          </table:table-cell>
          <table:table-cell table:style-name="ce59"/>
          <table:table-cell office:value-type="string">
            <text:p>http://www.seeedstudio.com/depot/OPLopen-parts-library-catalog-c-136_138/#320030053</text:p>
          </table:table-cell>
          <table:table-cell table:number-columns-repeated="1011"/>
        </table:table-row>
        <table:table-row table:style-name="ro8">
          <table:table-cell table:style-name="ce56" office:value-type="float" office:value="320070014">
            <text:p>320070014</text:p>
          </table:table-cell>
          <table:table-cell table:style-name="ce59"/>
          <table:table-cell table:style-name="ce59" office:value-type="string" office:string-value="DIP IC Socket;">
            <text:p><text:s/>DIP IC Socket; </text:p>
          </table:table-cell>
          <table:table-cell table:style-name="ce59" office:value-type="string" office:string-value="Connector ">
            <text:p><text:s/>Connector <text:s/></text:p>
          </table:table-cell>
          <table:table-cell table:style-name="ce56" office:value-type="string">
            <text:p>2*8P-2.54mm</text:p>
          </table:table-cell>
          <table:table-cell table:style-name="ce59" office:value-type="string" office:string-value="NSTECH">
            <text:p><text:s/>NSTECH </text:p>
          </table:table-cell>
          <table:table-cell table:style-name="ce59"/>
          <table:table-cell table:style-name="ce62" office:value-type="float" office:value="0.1">
            <text:p>0.1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16">
            <text:p>16</text:p>
          </table:table-cell>
          <table:table-cell table:style-name="ce62" office:value-type="float" office:value="1.6">
            <text:p>1.6</text:p>
          </table:table-cell>
          <table:table-cell table:style-name="ce59"/>
          <table:table-cell office:value-type="string">
            <text:p>http://www.seeedstudio.com/depot/OPLopen-parts-library-catalog-c-136_138/#320070014</text:p>
          </table:table-cell>
          <table:table-cell table:number-columns-repeated="1011"/>
        </table:table-row>
        <table:table-row table:style-name="ro8">
          <table:table-cell table:style-name="ce56" office:value-type="string">
            <text:p>320070007</text:p>
          </table:table-cell>
          <table:table-cell table:style-name="ce59"/>
          <table:table-cell table:style-name="ce59" office:value-type="string" office:string-value="DIP IC Socket;">
            <text:p><text:s/>DIP IC Socket; </text:p>
          </table:table-cell>
          <table:table-cell table:style-name="ce59" office:value-type="string" office:string-value="Connector ">
            <text:p><text:s/>Connector <text:s/></text:p>
          </table:table-cell>
          <table:table-cell table:style-name="ce56" office:value-type="string">
            <text:p>2*9P-2.54mm</text:p>
          </table:table-cell>
          <table:table-cell table:style-name="ce59" office:value-type="string" office:string-value="NSTECH">
            <text:p><text:s/>NSTECH </text:p>
          </table:table-cell>
          <table:table-cell table:style-name="ce59"/>
          <table:table-cell table:style-name="ce62" office:value-type="float" office:value="0.15">
            <text:p>0.15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18">
            <text:p>18</text:p>
          </table:table-cell>
          <table:table-cell table:style-name="ce62" office:value-type="float" office:value="1.8">
            <text:p>1.8</text:p>
          </table:table-cell>
          <table:table-cell table:style-name="ce59"/>
          <table:table-cell office:value-type="string">
            <text:p>http://www.seeedstudio.com/depot/OPLopen-parts-library-catalog-c-136_138/#320070007</text:p>
          </table:table-cell>
          <table:table-cell table:number-columns-repeated="1011"/>
        </table:table-row>
        <table:table-row table:style-name="ro8">
          <table:table-cell table:style-name="ce56" office:value-type="string">
            <text:p>320170000</text:p>
          </table:table-cell>
          <table:table-cell table:style-name="ce59"/>
          <table:table-cell table:style-name="ce59" office:value-type="string" office:string-value="SMD Battery Cell Holder Plastic">
            <text:p><text:s/>SMD Battery Cell Holder Plastic </text:p>
          </table:table-cell>
          <table:table-cell table:style-name="ce59" office:value-type="string" office:string-value="Connector ">
            <text:p><text:s/>Connector <text:s/></text:p>
          </table:table-cell>
          <table:table-cell table:style-name="ce56" office:value-type="string">
            <text:p>CR1220-15.06*13.00*H4.1mm</text:p>
          </table:table-cell>
          <table:table-cell table:style-name="ce59" table:number-columns-repeated="2"/>
          <table:table-cell table:style-name="ce62" office:value-type="float" office:value="0.35">
            <text:p>0.35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0.4">
            <text:p>0.4</text:p>
          </table:table-cell>
          <table:table-cell table:style-name="ce59"/>
          <table:table-cell office:value-type="string">
            <text:p>http://www.seeedstudio.com/depot/OPLopen-parts-library-catalog-c-136_138/#320170000</text:p>
          </table:table-cell>
          <table:table-cell table:number-columns-repeated="1011"/>
        </table:table-row>
        <table:table-row table:style-name="ro8">
          <table:table-cell table:style-name="ce56" office:value-type="string">
            <text:p>320110017</text:p>
          </table:table-cell>
          <table:table-cell table:style-name="ce59" office:value-type="string" office:string-value="DR-NP-04 Male">
            <text:p><text:s/>DR-NP-04 Male </text:p>
          </table:table-cell>
          <table:table-cell table:style-name="ce59" office:value-type="string" office:string-value="SMD Male DB9 Connector;">
            <text:p><text:s/>SMD Male DB9 Connector; </text:p>
          </table:table-cell>
          <table:table-cell table:style-name="ce59" office:value-type="string" office:string-value="Connector ">
            <text:p><text:s/>Connector <text:s/></text:p>
          </table:table-cell>
          <table:table-cell table:style-name="ce56" office:value-type="string">
            <text:p>DSUB9+2P-2.77-90D-MALE</text:p>
          </table:table-cell>
          <table:table-cell table:style-name="ce59" office:value-type="string" office:string-value="BEST">
            <text:p><text:s/>BEST </text:p>
          </table:table-cell>
          <table:table-cell table:style-name="ce59"/>
          <table:table-cell table:style-name="ce62" office:value-type="float" office:value="0.2">
            <text:p>0.2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11">
            <text:p>11</text:p>
          </table:table-cell>
          <table:table-cell table:style-name="ce62" office:value-type="float" office:value="1.1">
            <text:p>1.1</text:p>
          </table:table-cell>
          <table:table-cell table:style-name="ce59"/>
          <table:table-cell office:value-type="string">
            <text:p>http://www.seeedstudio.com/depot/OPLopen-parts-library-catalog-c-136_138/#320110017</text:p>
          </table:table-cell>
          <table:table-cell table:number-columns-repeated="1011"/>
        </table:table-row>
        <table:table-row table:style-name="ro8">
          <table:table-cell table:style-name="ce56" office:value-type="float" office:value="320090002">
            <text:p>320090002</text:p>
          </table:table-cell>
          <table:table-cell table:style-name="ce59" office:value-type="string" office:string-value="VSHO-TF08-5501">
            <text:p><text:s/>VSHO-TF08-5501 </text:p>
          </table:table-cell>
          <table:table-cell table:style-name="ce59" office:value-type="string" office:string-value="SMD SD Card Holder;">
            <text:p><text:s/>SMD SD Card Holder; </text:p>
          </table:table-cell>
          <table:table-cell table:style-name="ce59" office:value-type="string" office:string-value="Connector ">
            <text:p><text:s/>Connector <text:s/></text:p>
          </table:table-cell>
          <table:table-cell table:style-name="ce56" office:value-type="string">
            <text:p>8P-SMD-COVER</text:p>
          </table:table-cell>
          <table:table-cell table:style-name="ce59" office:value-type="string" office:string-value="VSHOTECH">
            <text:p><text:s/>VSHOTECH </text:p>
          </table:table-cell>
          <table:table-cell table:style-name="ce59"/>
          <table:table-cell table:style-name="ce62" office:value-type="float" office:value="0.25">
            <text:p>0.25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8">
            <text:p>8</text:p>
          </table:table-cell>
          <table:table-cell table:style-name="ce62" office:value-type="float" office:value="0.8">
            <text:p>0.8</text:p>
          </table:table-cell>
          <table:table-cell table:style-name="ce59"/>
          <table:table-cell office:value-type="string">
            <text:p>http://www.seeedstudio.com/depot/OPLopen-parts-library-catalog-c-136_138/#320090002</text:p>
          </table:table-cell>
          <table:table-cell table:number-columns-repeated="1011"/>
        </table:table-row>
        <table:table-row table:style-name="ro8">
          <table:table-cell table:style-name="ce56" office:value-type="string">
            <text:p>320170003</text:p>
          </table:table-cell>
          <table:table-cell table:style-name="ce59"/>
          <table:table-cell table:style-name="ce59" office:value-type="string" office:string-value="DIP Battery Cell Holder; CR2032">
            <text:p><text:s/>DIP Battery Cell Holder; CR2032 </text:p>
          </table:table-cell>
          <table:table-cell table:style-name="ce59" office:value-type="string" office:string-value="Connector ">
            <text:p><text:s/>Connector <text:s/></text:p>
          </table:table-cell>
          <table:table-cell table:style-name="ce56" office:value-type="string">
            <text:p>Metal CR2032-D20*H6.3mm</text:p>
          </table:table-cell>
          <table:table-cell table:style-name="ce59" office:value-type="string" office:string-value="KEYUE">
            <text:p><text:s/>KEYUE </text:p>
          </table:table-cell>
          <table:table-cell table:style-name="ce59"/>
          <table:table-cell table:style-name="ce62" office:value-type="float" office:value="0.06">
            <text:p>0.06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0.4">
            <text:p>0.4</text:p>
          </table:table-cell>
          <table:table-cell table:style-name="ce59"/>
          <table:table-cell office:value-type="string">
            <text:p>http://www.seeedstudio.com/depot/OPLopen-parts-library-catalog-c-136_138/#320170003</text:p>
          </table:table-cell>
          <table:table-cell table:number-columns-repeated="1011"/>
        </table:table-row>
        <table:table-row table:style-name="ro8">
          <table:table-cell table:style-name="ce56" office:value-type="float" office:value="320100001">
            <text:p>320100001</text:p>
          </table:table-cell>
          <table:table-cell table:style-name="ce59" office:value-type="string" office:string-value="ST-SIM-004B">
            <text:p><text:s/>ST-SIM-004B </text:p>
          </table:table-cell>
          <table:table-cell table:style-name="ce59" office:value-type="string" office:string-value="SMD SIM Holder">
            <text:p><text:s/>SMD SIM Holder </text:p>
          </table:table-cell>
          <table:table-cell table:style-name="ce59" office:value-type="string" office:string-value="Connector ">
            <text:p><text:s/>Connector <text:s/></text:p>
          </table:table-cell>
          <table:table-cell table:style-name="ce56" office:value-type="string">
            <text:p>6P-L16.4*W16.3*H1.8mm</text:p>
          </table:table-cell>
          <table:table-cell table:style-name="ce59" office:value-type="string">
            <text:p>suntech</text:p>
          </table:table-cell>
          <table:table-cell table:style-name="ce59"/>
          <table:table-cell table:style-name="ce62" office:value-type="float" office:value="0.27">
            <text:p>0.27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0.6">
            <text:p>0.6</text:p>
          </table:table-cell>
          <table:table-cell table:style-name="ce59"/>
          <table:table-cell office:value-type="string">
            <text:p>http://www.seeedstudio.com/depot/OPLopen-parts-library-catalog-c-136_138/#320100001</text:p>
          </table:table-cell>
          <table:table-cell table:number-columns-repeated="1011"/>
        </table:table-row>
        <table:table-row table:style-name="ro8">
          <table:table-cell table:style-name="ce56" office:value-type="float" office:value="320010029">
            <text:p>320010029</text:p>
          </table:table-cell>
          <table:table-cell table:style-name="ce59" office:value-type="string" office:string-value="VSHO-21-3301">
            <text:p><text:s/>VSHO-21-3301 </text:p>
          </table:table-cell>
          <table:table-cell table:style-name="ce59" office:value-type="string" office:string-value="SMD TF+SIM-VSHO-21-3301;">
            <text:p><text:s/>SMD TF+SIM-VSHO-21-3301; </text:p>
          </table:table-cell>
          <table:table-cell table:style-name="ce59" office:value-type="string" office:string-value="Connector ">
            <text:p><text:s/>Connector <text:s/></text:p>
          </table:table-cell>
          <table:table-cell table:style-name="ce56" office:value-type="string">
            <text:p>16P-L17.4*W16.5*H2.7mm</text:p>
          </table:table-cell>
          <table:table-cell table:style-name="ce59" office:value-type="string" office:string-value="KQWI">
            <text:p><text:s/>KQWI </text:p>
          </table:table-cell>
          <table:table-cell table:style-name="ce59"/>
          <table:table-cell table:style-name="ce62" office:value-type="float" office:value="0.7">
            <text:p>0.7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16">
            <text:p>16</text:p>
          </table:table-cell>
          <table:table-cell table:style-name="ce62" office:value-type="float" office:value="1.6">
            <text:p>1.6</text:p>
          </table:table-cell>
          <table:table-cell table:style-name="ce59"/>
          <table:table-cell office:value-type="string">
            <text:p>http://www.seeedstudio.com/depot/OPLopen-parts-library-catalog-c-136_138/#320010029</text:p>
          </table:table-cell>
          <table:table-cell table:number-columns-repeated="1011"/>
        </table:table-row>
        <table:table-row table:style-name="ro8">
          <table:table-cell table:style-name="ce56" office:value-type="float" office:value="320990008">
            <text:p>320990008</text:p>
          </table:table-cell>
          <table:table-cell table:style-name="ce59" office:value-type="string" office:string-value="ST-HD-010G">
            <text:p><text:s/>ST-HD-010G </text:p>
          </table:table-cell>
          <table:table-cell table:style-name="ce59" office:value-type="string" office:string-value="Bare HDMI Male Connector;">
            <text:p><text:s/>Bare HDMI Male Connector; </text:p>
          </table:table-cell>
          <table:table-cell table:style-name="ce59" office:value-type="string" office:string-value="Connector ">
            <text:p><text:s/>Connector <text:s/></text:p>
          </table:table-cell>
          <table:table-cell table:style-name="ce56" office:value-type="string">
            <text:p>White-3P</text:p>
          </table:table-cell>
          <table:table-cell table:style-name="ce59" office:value-type="string" office:string-value="SUNTECH">
            <text:p><text:s/>SUNTECH </text:p>
          </table:table-cell>
          <table:table-cell table:style-name="ce59"/>
          <table:table-cell table:style-name="ce62" office:value-type="float" office:value="0.4">
            <text:p>0.4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0.3">
            <text:p>0.3</text:p>
          </table:table-cell>
          <table:table-cell table:style-name="ce59"/>
          <table:table-cell office:value-type="string">
            <text:p>http://www.seeedstudio.com/depot/OPLopen-parts-library-catalog-c-136_138/#320990008</text:p>
          </table:table-cell>
          <table:table-cell table:number-columns-repeated="1011"/>
        </table:table-row>
        <table:table-row table:style-name="ro8">
          <table:table-cell table:style-name="ce56" office:value-type="float" office:value="320140010">
            <text:p>320140010</text:p>
          </table:table-cell>
          <table:table-cell table:number-columns-repeated="2" table:style-name="ce59" office:value-type="string" office:string-value="RJ45-MJ6-BX11-RVS1T073">
            <text:p><text:s/>RJ45-MJ6-BX11-RVS1T073 </text:p>
          </table:table-cell>
          <table:table-cell table:style-name="ce59" office:value-type="string" office:string-value="Connector ">
            <text:p><text:s/>Connector <text:s/></text:p>
          </table:table-cell>
          <table:table-cell table:style-name="ce56" office:value-type="string">
            <text:p>6P-18.15*22.5*11.35</text:p>
          </table:table-cell>
          <table:table-cell table:style-name="ce59" office:value-type="string" office:string-value="HELING">
            <text:p><text:s/>HELING </text:p>
          </table:table-cell>
          <table:table-cell table:style-name="ce59"/>
          <table:table-cell table:style-name="ce62" office:value-type="float" office:value="1.5">
            <text:p>1.5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0.6">
            <text:p>0.6</text:p>
          </table:table-cell>
          <table:table-cell table:style-name="ce59"/>
          <table:table-cell office:value-type="string">
            <text:p>http://www.seeedstudio.com/depot/OPLopen-parts-library-catalog-c-136_138/#320140010</text:p>
          </table:table-cell>
          <table:table-cell table:number-columns-repeated="1011"/>
        </table:table-row>
        <table:table-row table:style-name="ro8">
          <table:table-cell table:style-name="ce56" office:value-type="float" office:value="304090054">
            <text:p>304090054</text:p>
          </table:table-cell>
          <table:table-cell table:style-name="ce59" office:value-type="string" office:string-value="504BC">
            <text:p><text:s/>504BC </text:p>
          </table:table-cell>
          <table:table-cell table:style-name="ce59" office:value-type="string" office:string-value="DIP LED Transparent-Blue;">
            <text:p><text:s/>DIP LED Transparent-Blue; </text:p>
          </table:table-cell>
          <table:table-cell table:style-name="ce59" office:value-type="string" office:string-value="LED">
            <text:p><text:s/>LED </text:p>
          </table:table-cell>
          <table:table-cell table:style-name="ce56" office:value-type="string">
            <text:p>Radial-2P-2.54-5mm</text:p>
          </table:table-cell>
          <table:table-cell table:style-name="ce59" office:value-type="string">
            <text:p>Chengguangxing</text:p>
          </table:table-cell>
          <table:table-cell table:style-name="ce59"/>
          <table:table-cell table:style-name="ce62" office:value-type="float" office:value="0.068">
            <text:p>0.068</text:p>
          </table:table-cell>
          <table:table-cell table:style-name="ce62" office:value-type="float" office:value="30">
            <text:p>3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4090054</text:p>
          </table:table-cell>
          <table:table-cell table:number-columns-repeated="1011"/>
        </table:table-row>
        <table:table-row table:style-name="ro8">
          <table:table-cell table:style-name="ce56" office:value-type="float" office:value="304090051">
            <text:p>304090051</text:p>
          </table:table-cell>
          <table:table-cell table:style-name="ce59" office:value-type="string" office:string-value="UO504WC">
            <text:p><text:s/>UO504WC </text:p>
          </table:table-cell>
          <table:table-cell table:style-name="ce59" office:value-type="string" office:string-value="DIP LED Transparent-Orange;">
            <text:p><text:s/>DIP LED Transparent-Orange; </text:p>
          </table:table-cell>
          <table:table-cell table:style-name="ce59" office:value-type="string" office:string-value="LED">
            <text:p><text:s/>LED </text:p>
          </table:table-cell>
          <table:table-cell table:style-name="ce56" office:value-type="string">
            <text:p>Radial-2P-2.54-5mm</text:p>
          </table:table-cell>
          <table:table-cell table:style-name="ce59" office:value-type="string">
            <text:p>Chengguangxing</text:p>
          </table:table-cell>
          <table:table-cell table:style-name="ce59"/>
          <table:table-cell table:style-name="ce62" office:value-type="float" office:value="0.068">
            <text:p>0.068</text:p>
          </table:table-cell>
          <table:table-cell table:style-name="ce62" office:value-type="float" office:value="30">
            <text:p>3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4090051</text:p>
          </table:table-cell>
          <table:table-cell table:number-columns-repeated="1011"/>
        </table:table-row>
        <table:table-row table:style-name="ro8">
          <table:table-cell table:style-name="ce56" office:value-type="float" office:value="304090053">
            <text:p>304090053</text:p>
          </table:table-cell>
          <table:table-cell table:style-name="ce59" office:value-type="string" office:string-value="30SVC4A">
            <text:p><text:s/>30SVC4A </text:p>
          </table:table-cell>
          <table:table-cell table:style-name="ce59" office:value-type="string" office:string-value="DIP LED Clear-Purple;">
            <text:p><text:s/>DIP LED Clear-Purple; </text:p>
          </table:table-cell>
          <table:table-cell table:style-name="ce59" office:value-type="string" office:string-value="LED">
            <text:p><text:s/>LED </text:p>
          </table:table-cell>
          <table:table-cell table:style-name="ce56" office:value-type="string">
            <text:p>Radial-2P-2.54-3mm</text:p>
          </table:table-cell>
          <table:table-cell table:style-name="ce59" office:value-type="string">
            <text:p>Chengguangxing</text:p>
          </table:table-cell>
          <table:table-cell table:style-name="ce59"/>
          <table:table-cell table:style-name="ce62" office:value-type="float" office:value="0.068">
            <text:p>0.068</text:p>
          </table:table-cell>
          <table:table-cell table:style-name="ce62" office:value-type="float" office:value="30">
            <text:p>3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4090053</text:p>
          </table:table-cell>
          <table:table-cell table:number-columns-repeated="1011"/>
        </table:table-row>
        <table:table-row table:style-name="ro8">
          <table:table-cell table:style-name="ce56" office:value-type="float" office:value="304090056">
            <text:p>304090056</text:p>
          </table:table-cell>
          <table:table-cell table:style-name="ce59" office:value-type="string" office:string-value="FZR50RGB00T-C">
            <text:p><text:s/>FZR50RGB00T-C </text:p>
          </table:table-cell>
          <table:table-cell table:style-name="ce59" office:value-type="string" office:string-value="DIP LED RGB Common Anode;">
            <text:p><text:s/>DIP LED RGB Common Anode; </text:p>
          </table:table-cell>
          <table:table-cell table:style-name="ce59" office:value-type="string" office:string-value="LED">
            <text:p><text:s/>LED </text:p>
          </table:table-cell>
          <table:table-cell table:style-name="ce56" office:value-type="string">
            <text:p>Radial-4P-2.0-5.0mm</text:p>
          </table:table-cell>
          <table:table-cell table:style-name="ce59" office:value-type="string" office:string-value="CHENGGUANGXING">
            <text:p><text:s/>CHENGGUANGXING </text:p>
          </table:table-cell>
          <table:table-cell table:style-name="ce59"/>
          <table:table-cell table:style-name="ce62" office:value-type="float" office:value="0.35">
            <text:p>0.35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4090056</text:p>
          </table:table-cell>
          <table:table-cell table:number-columns-repeated="1011"/>
        </table:table-row>
        <table:table-row table:style-name="ro8">
          <table:table-cell table:style-name="ce56" office:value-type="float" office:value="304090049">
            <text:p>304090049</text:p>
          </table:table-cell>
          <table:table-cell table:style-name="ce59" office:value-type="string" office:string-value="5050RGB">
            <text:p><text:s/>5050RGB </text:p>
          </table:table-cell>
          <table:table-cell table:style-name="ce59" office:value-type="string" office:string-value="SMD RGB Hi-Light">
            <text:p><text:s/>SMD RGB Hi-Light </text:p>
          </table:table-cell>
          <table:table-cell table:style-name="ce59" office:value-type="string" office:string-value="Diode ">
            <text:p><text:s/>Diode <text:s/></text:p>
          </table:table-cell>
          <table:table-cell table:style-name="ce56" office:value-type="string">
            <text:p>6P-L5.0*W5.0*H1.5mm</text:p>
          </table:table-cell>
          <table:table-cell table:style-name="ce59" office:value-type="string" office:string-value="CHENGGUANGXING">
            <text:p><text:s/>CHENGGUANGXING </text:p>
          </table:table-cell>
          <table:table-cell table:style-name="ce59"/>
          <table:table-cell table:style-name="ce62" office:value-type="float" office:value="0.28">
            <text:p>0.28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0.6">
            <text:p>0.6</text:p>
          </table:table-cell>
          <table:table-cell table:style-name="ce59"/>
          <table:table-cell office:value-type="string">
            <text:p>http://www.seeedstudio.com/depot/OPLopen-parts-library-catalog-c-136_138/#304090049</text:p>
          </table:table-cell>
          <table:table-cell table:number-columns-repeated="1011"/>
        </table:table-row>
        <table:table-row table:style-name="ro8">
          <table:table-cell table:style-name="ce56" office:value-type="float" office:value="304060003">
            <text:p>304060003</text:p>
          </table:table-cell>
          <table:table-cell table:style-name="ce59" office:value-type="string" office:string-value="CESD3V3AP">
            <text:p><text:s/>CESD3V3AP </text:p>
          </table:table-cell>
          <table:table-cell table:style-name="ce59" office:value-type="string" office:string-value="SMD Diode ESD 3.3V-225mW;">
            <text:p><text:s/>SMD Diode ESD 3.3V-225mW; </text:p>
          </table:table-cell>
          <table:table-cell table:style-name="ce59" office:value-type="string" office:string-value="Diode ">
            <text:p><text:s/>Diode <text:s/></text:p>
          </table:table-cell>
          <table:table-cell table:style-name="ce56" office:value-type="string">
            <text:p>SOT-23</text:p>
          </table:table-cell>
          <table:table-cell table:style-name="ce59" office:value-type="string" office:string-value="JCET">
            <text:p><text:s/>JCET </text:p>
          </table:table-cell>
          <table:table-cell table:style-name="ce59"/>
          <table:table-cell table:style-name="ce62" office:value-type="float" office:value="0.08">
            <text:p>0.08</text:p>
          </table:table-cell>
          <table:table-cell table:style-name="ce62" office:value-type="float" office:value="25">
            <text:p>25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4060003</text:p>
          </table:table-cell>
          <table:table-cell table:number-columns-repeated="1011"/>
        </table:table-row>
        <table:table-row table:style-name="ro8">
          <table:table-cell table:style-name="ce56" office:value-type="float" office:value="304020016">
            <text:p>304020016</text:p>
          </table:table-cell>
          <table:table-cell table:style-name="ce59" office:value-type="string" office:string-value="BAT54C-215">
            <text:p><text:s/>BAT54C-215 </text:p>
          </table:table-cell>
          <table:table-cell table:style-name="ce59" office:value-type="string">
            <text:p>SMD Diode Schottky 30V-200mA</text:p>
          </table:table-cell>
          <table:table-cell table:style-name="ce59" office:value-type="string" office:string-value="Diode ">
            <text:p><text:s/>Diode <text:s/></text:p>
          </table:table-cell>
          <table:table-cell table:style-name="ce56" office:value-type="string">
            <text:p>SOT-23</text:p>
          </table:table-cell>
          <table:table-cell table:style-name="ce59" office:value-type="string" office:string-value="NXP">
            <text:p><text:s/>NXP </text:p>
          </table:table-cell>
          <table:table-cell table:style-name="ce59"/>
          <table:table-cell table:style-name="ce62" office:value-type="float" office:value="0.02">
            <text:p>0.02</text:p>
          </table:table-cell>
          <table:table-cell table:style-name="ce62" office:value-type="float" office:value="50">
            <text:p>50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0.3">
            <text:p>0.3</text:p>
          </table:table-cell>
          <table:table-cell table:style-name="ce59"/>
          <table:table-cell office:value-type="string">
            <text:p>http://www.seeedstudio.com/depot/OPLopen-parts-library-catalog-c-136_138/#304020016</text:p>
          </table:table-cell>
          <table:table-cell table:number-columns-repeated="1011"/>
        </table:table-row>
        <table:table-row table:style-name="ro8">
          <table:table-cell table:style-name="ce56" office:value-type="float" office:value="307010010">
            <text:p>307010010</text:p>
          </table:table-cell>
          <table:table-cell table:style-name="ce59" office:value-type="string" office:string-value="SMD1210R075SF">
            <text:p><text:s/>SMD1210R075SF </text:p>
          </table:table-cell>
          <table:table-cell table:style-name="ce59" office:value-type="string" office:string-value="SMD PPTC 750mA-6V">
            <text:p><text:s/>SMD PPTC 750mA-6V </text:p>
          </table:table-cell>
          <table:table-cell table:style-name="ce59" office:value-type="string" office:string-value="Fuse ">
            <text:p><text:s/>Fuse <text:s/></text:p>
          </table:table-cell>
          <table:table-cell table:style-name="ce56" office:value-type="float" office:value="1210">
            <text:p>1210</text:p>
          </table:table-cell>
          <table:table-cell table:style-name="ce59" office:value-type="string">
            <text:p>Darong</text:p>
          </table:table-cell>
          <table:table-cell table:style-name="ce59"/>
          <table:table-cell table:style-name="ce62" office:value-type="float" office:value="0.15">
            <text:p>0.15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7010010</text:p>
          </table:table-cell>
          <table:table-cell table:number-columns-repeated="1011"/>
        </table:table-row>
        <table:table-row table:style-name="ro8">
          <table:table-cell table:style-name="ce56" office:value-type="float" office:value="307010007">
            <text:p>307010007</text:p>
          </table:table-cell>
          <table:table-cell table:style-name="ce59" office:value-type="string" office:string-value="SMD1812R500SF">
            <text:p><text:s/>SMD1812R500SF </text:p>
          </table:table-cell>
          <table:table-cell table:style-name="ce59" office:value-type="string" office:string-value="SMD PPTC-500mA-15V">
            <text:p><text:s/>SMD PPTC-500mA-15V </text:p>
          </table:table-cell>
          <table:table-cell table:style-name="ce59" office:value-type="string" office:string-value="Fuse ">
            <text:p><text:s/>Fuse <text:s/></text:p>
          </table:table-cell>
          <table:table-cell table:style-name="ce56" office:value-type="string">
            <text:p>1812</text:p>
          </table:table-cell>
          <table:table-cell table:style-name="ce59" office:value-type="string" office:string-value="TIANRUI">
            <text:p><text:s/>TIANRUI </text:p>
          </table:table-cell>
          <table:table-cell table:style-name="ce59"/>
          <table:table-cell table:style-name="ce62" office:value-type="float" office:value="0.12">
            <text:p>0.12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0900390P1</text:p>
          </table:table-cell>
          <table:table-cell table:number-columns-repeated="1011"/>
        </table:table-row>
        <table:table-row table:style-name="ro8">
          <table:table-cell table:style-name="ce56" office:value-type="float" office:value="310010023">
            <text:p>310010023</text:p>
          </table:table-cell>
          <table:table-cell table:style-name="ce59" office:value-type="string" office:string-value="ATMEGA8A-AU">
            <text:p><text:s/>ATMEGA8A-AU </text:p>
          </table:table-cell>
          <table:table-cell table:style-name="ce59" office:value-type="string" office:string-value="IC MCU 8Bit 8KB  ISP Flash 512B EEPROM 1KB SRAM  16MHz 2.7v-5.5v">
            <text:p><text:s/>IC MCU 8Bit 8KB <text:s/>ISP Flash 512B EEPROM 1KB SRAM <text:s/>16MHz 2.7v-5.5v </text:p>
          </table:table-cell>
          <table:table-cell table:style-name="ce59" office:value-type="string" office:string-value="IC ">
            <text:p><text:s/>IC <text:s/></text:p>
          </table:table-cell>
          <table:table-cell table:style-name="ce56" office:value-type="string">
            <text:p>TQFP-32</text:p>
          </table:table-cell>
          <table:table-cell table:style-name="ce59" office:value-type="string">
            <text:p>Atmel</text:p>
          </table:table-cell>
          <table:table-cell table:style-name="ce59"/>
          <table:table-cell table:style-name="ce62" office:value-type="float" office:value="1.8">
            <text:p>1.8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8">
            <text:p>8</text:p>
          </table:table-cell>
          <table:table-cell table:style-name="ce62" office:value-type="float" office:value="0.8">
            <text:p>0.8</text:p>
          </table:table-cell>
          <table:table-cell table:style-name="ce59"/>
          <table:table-cell office:value-type="string">
            <text:p>http://www.seeedstudio.com/depot/OPLopen-parts-library-catalog-c-136_138/#310010023</text:p>
          </table:table-cell>
          <table:table-cell table:number-columns-repeated="1011"/>
        </table:table-row>
        <table:table-row table:style-name="ro8">
          <table:table-cell table:style-name="ce56" office:value-type="float" office:value="310030006">
            <text:p>310030006</text:p>
          </table:table-cell>
          <table:table-cell table:style-name="ce59" office:value-type="string" office:string-value="LM317EMP">
            <text:p><text:s/>LM317EMP </text:p>
          </table:table-cell>
          <table:table-cell table:style-name="ce59" office:value-type="string">
            <text:p>SMD PMIC;LDO;Vin 40V;Adj;1A;Without En;1-Ch</text:p>
          </table:table-cell>
          <table:table-cell table:style-name="ce59" office:value-type="string" office:string-value="IC ">
            <text:p><text:s/>IC <text:s/></text:p>
          </table:table-cell>
          <table:table-cell table:style-name="ce56" office:value-type="string">
            <text:p>SOT-223</text:p>
          </table:table-cell>
          <table:table-cell table:style-name="ce59" office:value-type="string" office:string-value="TI">
            <text:p><text:s/>TI </text:p>
          </table:table-cell>
          <table:table-cell table:style-name="ce59"/>
          <table:table-cell table:style-name="ce62" office:value-type="float" office:value="1">
            <text:p>1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0.5">
            <text:p>0.5</text:p>
          </table:table-cell>
          <table:table-cell table:style-name="ce59"/>
          <table:table-cell office:value-type="string">
            <text:p>http://www.seeedstudio.com/depot/OPLopen-parts-library-catalog-c-136_138/#310030006</text:p>
          </table:table-cell>
          <table:table-cell table:number-columns-repeated="1011"/>
        </table:table-row>
        <table:table-row table:style-name="ro8">
          <table:table-cell table:style-name="ce56" office:value-type="float" office:value="310050019">
            <text:p>310050019</text:p>
          </table:table-cell>
          <table:table-cell table:style-name="ce59" office:value-type="string" office:string-value="SN74LVC1G125DCKR">
            <text:p><text:s/>SN74LVC1G125DCKR </text:p>
          </table:table-cell>
          <table:table-cell table:style-name="ce59" office:value-type="string" office:string-value="SMD IC Logic">
            <text:p><text:s/>SMD IC Logic </text:p>
          </table:table-cell>
          <table:table-cell table:style-name="ce59" office:value-type="string" office:string-value="IC ">
            <text:p><text:s/>IC <text:s/></text:p>
          </table:table-cell>
          <table:table-cell table:style-name="ce56" office:value-type="string">
            <text:p>SC-70-5</text:p>
          </table:table-cell>
          <table:table-cell table:style-name="ce59" office:value-type="string" office:string-value="TI">
            <text:p><text:s/>TI </text:p>
          </table:table-cell>
          <table:table-cell table:style-name="ce59"/>
          <table:table-cell table:style-name="ce62" office:value-type="float" office:value="0.1">
            <text:p>0.1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10050019</text:p>
          </table:table-cell>
          <table:table-cell table:number-columns-repeated="1011"/>
        </table:table-row>
        <table:table-row table:style-name="ro8">
          <table:table-cell table:style-name="ce56" office:value-type="float" office:value="310040002">
            <text:p>310040002</text:p>
          </table:table-cell>
          <table:table-cell table:style-name="ce59" office:value-type="string" office:string-value="TM1636">
            <text:p><text:s/>TM1636 </text:p>
          </table:table-cell>
          <table:table-cell table:style-name="ce59" office:value-type="string" office:string-value="DIP IC Driver;">
            <text:p><text:s/>DIP IC Driver; </text:p>
          </table:table-cell>
          <table:table-cell table:style-name="ce59" office:value-type="string" office:string-value="IC ">
            <text:p><text:s/>IC <text:s/></text:p>
          </table:table-cell>
          <table:table-cell table:style-name="ce56" office:value-type="string">
            <text:p>DIP-18</text:p>
          </table:table-cell>
          <table:table-cell table:style-name="ce59" office:value-type="string" office:string-value="TITAN">
            <text:p><text:s/>TITAN </text:p>
          </table:table-cell>
          <table:table-cell table:style-name="ce59"/>
          <table:table-cell table:style-name="ce62" office:value-type="float" office:value="0.25">
            <text:p>0.25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18">
            <text:p>18</text:p>
          </table:table-cell>
          <table:table-cell table:style-name="ce62" office:value-type="float" office:value="1.8">
            <text:p>1.8</text:p>
          </table:table-cell>
          <table:table-cell table:style-name="ce59"/>
          <table:table-cell office:value-type="string">
            <text:p>http://www.seeedstudio.com/depot/OPLopen-parts-library-catalog-c-136_138/#310040002</text:p>
          </table:table-cell>
          <table:table-cell table:number-columns-repeated="1011"/>
        </table:table-row>
        <table:table-row table:style-name="ro8">
          <table:table-cell table:style-name="ce56" office:value-type="float" office:value="310040021">
            <text:p>310040021</text:p>
          </table:table-cell>
          <table:table-cell table:style-name="ce59" office:value-type="string" office:string-value="RT9167A-33PB">
            <text:p><text:s/>RT9167A-33PB </text:p>
          </table:table-cell>
          <table:table-cell table:style-name="ce59" office:value-type="string" office:string-value="SMD IC Driver;">
            <text:p><text:s/>SMD IC Driver; </text:p>
          </table:table-cell>
          <table:table-cell table:style-name="ce59" office:value-type="string" office:string-value="IC ">
            <text:p><text:s/>IC <text:s/></text:p>
          </table:table-cell>
          <table:table-cell table:style-name="ce56" office:value-type="string">
            <text:p>SOT23-5</text:p>
          </table:table-cell>
          <table:table-cell table:style-name="ce59" office:value-type="string">
            <text:p>RichTek</text:p>
          </table:table-cell>
          <table:table-cell table:style-name="ce59"/>
          <table:table-cell table:style-name="ce62" office:value-type="float" office:value="0.25">
            <text:p>0.25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0.4">
            <text:p>0.4</text:p>
          </table:table-cell>
          <table:table-cell table:style-name="ce59"/>
          <table:table-cell office:value-type="string">
            <text:p>http://www.seeedstudio.com/depot/OPLopen-parts-library-catalog-c-136_138/#310040021</text:p>
          </table:table-cell>
          <table:table-cell table:number-columns-repeated="1011"/>
        </table:table-row>
        <table:table-row table:style-name="ro8">
          <table:table-cell table:style-name="ce56" office:value-type="float" office:value="310020019">
            <text:p>310020019</text:p>
          </table:table-cell>
          <table:table-cell table:style-name="ce59" office:value-type="string" office:string-value="LMV324IDR">
            <text:p><text:s/>LMV324IDR </text:p>
          </table:table-cell>
          <table:table-cell table:style-name="ce59" office:value-type="string" office:string-value="SMD IC Amplifier; IC OPAMP GP R-R 1MHZ QUAD">
            <text:p><text:s/>SMD IC Amplifier; IC OPAMP GP R-R 1MHZ QUAD </text:p>
          </table:table-cell>
          <table:table-cell table:style-name="ce59" office:value-type="string" office:string-value="IC ">
            <text:p><text:s/>IC <text:s/></text:p>
          </table:table-cell>
          <table:table-cell table:style-name="ce56" office:value-type="string">
            <text:p>14-SOIC</text:p>
          </table:table-cell>
          <table:table-cell table:style-name="ce59" office:value-type="string" office:string-value="Texas Instruments">
            <text:p><text:s/>Texas Instruments </text:p>
          </table:table-cell>
          <table:table-cell table:style-name="ce59"/>
          <table:table-cell table:style-name="ce62" office:value-type="float" office:value="0.22">
            <text:p>0.22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1.4">
            <text:p>1.4</text:p>
          </table:table-cell>
          <table:table-cell table:style-name="ce59"/>
          <table:table-cell office:value-type="string">
            <text:p>http://www.seeedstudio.com/depot/OPLopen-parts-library-catalog-c-136_138/#1100030P1</text:p>
          </table:table-cell>
          <table:table-cell table:number-columns-repeated="1011"/>
        </table:table-row>
        <table:table-row table:style-name="ro8">
          <table:table-cell table:style-name="ce56" office:value-type="float" office:value="310070024">
            <text:p>310070024</text:p>
          </table:table-cell>
          <table:table-cell table:style-name="ce59" office:value-type="string" office:string-value=" MCP2551-I/SN">
            <text:p><text:s text:c="2"/>MCP2551-I/SN </text:p>
          </table:table-cell>
          <table:table-cell table:style-name="ce59" office:value-type="string" office:string-value="SMD IC Interface">
            <text:p><text:s/>SMD IC Interface </text:p>
          </table:table-cell>
          <table:table-cell table:style-name="ce59" office:value-type="string" office:string-value="IC ">
            <text:p><text:s/>IC <text:s/></text:p>
          </table:table-cell>
          <table:table-cell table:style-name="ce56" office:value-type="string">
            <text:p>8-SOIC</text:p>
          </table:table-cell>
          <table:table-cell table:style-name="ce59" office:value-type="string" office:string-value="Microchip">
            <text:p><text:s/>Microchip </text:p>
          </table:table-cell>
          <table:table-cell table:style-name="ce59"/>
          <table:table-cell table:style-name="ce62" office:value-type="float" office:value="0.8">
            <text:p>0.8</text:p>
          </table:table-cell>
          <table:table-cell table:number-columns-repeated="2" table:style-name="ce62" office:value-type="float" office:value="3">
            <text:p>3</text:p>
          </table:table-cell>
          <table:table-cell table:style-name="ce62" office:value-type="float" office:value="0.3">
            <text:p>0.3</text:p>
          </table:table-cell>
          <table:table-cell table:style-name="ce59"/>
          <table:table-cell office:value-type="string">
            <text:p>http://www.seeedstudio.com/depot/OPLopen-parts-library-catalog-c-136_138/#310070024</text:p>
          </table:table-cell>
          <table:table-cell table:number-columns-repeated="1011"/>
        </table:table-row>
        <table:table-row table:style-name="ro8">
          <table:table-cell table:style-name="ce56" office:value-type="float" office:value="310070025">
            <text:p>310070025</text:p>
          </table:table-cell>
          <table:table-cell table:style-name="ce59" office:value-type="string" office:string-value=" MCP2515T-I/SO">
            <text:p><text:s text:c="2"/>MCP2515T-I/SO </text:p>
          </table:table-cell>
          <table:table-cell table:style-name="ce59" office:value-type="string" office:string-value="SMD IC Interface;">
            <text:p><text:s/>SMD IC Interface; </text:p>
          </table:table-cell>
          <table:table-cell table:style-name="ce59" office:value-type="string" office:string-value="IC ">
            <text:p><text:s/>IC <text:s/></text:p>
          </table:table-cell>
          <table:table-cell table:style-name="ce56" office:value-type="string">
            <text:p>18-SOIC</text:p>
          </table:table-cell>
          <table:table-cell table:style-name="ce59" office:value-type="string" office:string-value="Microchip">
            <text:p><text:s/>Microchip </text:p>
          </table:table-cell>
          <table:table-cell table:style-name="ce59"/>
          <table:table-cell table:style-name="ce62" office:value-type="float" office:value="1">
            <text:p>1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0.6">
            <text:p>0.6</text:p>
          </table:table-cell>
          <table:table-cell table:style-name="ce59"/>
          <table:table-cell office:value-type="string">
            <text:p>http://www.seeedstudio.com/depot/OPLopen-parts-library-catalog-c-136_138/#310070025</text:p>
          </table:table-cell>
          <table:table-cell table:number-columns-repeated="1011"/>
        </table:table-row>
        <table:table-row table:style-name="ro8">
          <table:table-cell table:style-name="ce56" office:value-type="float" office:value="310110010">
            <text:p>310110010</text:p>
          </table:table-cell>
          <table:table-cell table:style-name="ce59" office:value-type="string" office:string-value="DS1307ZN">
            <text:p><text:s/>DS1307ZN </text:p>
          </table:table-cell>
          <table:table-cell table:style-name="ce59" office:value-type="string" office:string-value="IC RTC SERIAL 512K IND">
            <text:p><text:s/>IC RTC SERIAL 512K IND </text:p>
          </table:table-cell>
          <table:table-cell table:style-name="ce59" office:value-type="string" office:string-value="IC ">
            <text:p><text:s/>IC <text:s/></text:p>
          </table:table-cell>
          <table:table-cell table:style-name="ce56" office:value-type="string">
            <text:p>8-SOIC</text:p>
          </table:table-cell>
          <table:table-cell table:style-name="ce59" office:value-type="string" office:string-value="Maxim Integrated">
            <text:p><text:s/>Maxim Integrated </text:p>
          </table:table-cell>
          <table:table-cell table:style-name="ce59"/>
          <table:table-cell table:style-name="ce62" office:value-type="float" office:value="1.3">
            <text:p>1.3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8">
            <text:p>8</text:p>
          </table:table-cell>
          <table:table-cell table:style-name="ce62" office:value-type="float" office:value="0.8">
            <text:p>0.8</text:p>
          </table:table-cell>
          <table:table-cell table:style-name="ce59"/>
          <table:table-cell office:value-type="string">
            <text:p>http://www.seeedstudio.com/depot/OPLopen-parts-library-catalog-c-136_138/#1900100P1</text:p>
          </table:table-cell>
          <table:table-cell table:number-columns-repeated="1011"/>
        </table:table-row>
        <table:table-row table:style-name="ro8">
          <table:table-cell table:style-name="ce56" office:value-type="float" office:value="310110008">
            <text:p>310110008</text:p>
          </table:table-cell>
          <table:table-cell table:style-name="ce59" office:value-type="string" office:string-value="DS1337S+">
            <text:p><text:s/>DS1337S+ </text:p>
          </table:table-cell>
          <table:table-cell table:style-name="ce59" office:value-type="string" office:string-value="SMD IC Clock/Timing">
            <text:p><text:s/>SMD IC Clock/Timing </text:p>
          </table:table-cell>
          <table:table-cell table:style-name="ce59" office:value-type="string" office:string-value="IC ">
            <text:p><text:s/>IC <text:s/></text:p>
          </table:table-cell>
          <table:table-cell table:style-name="ce56" office:value-type="string">
            <text:p>SOIC-8</text:p>
          </table:table-cell>
          <table:table-cell table:style-name="ce59" office:value-type="string" office:string-value="Maxim Integrated">
            <text:p><text:s/>Maxim Integrated </text:p>
          </table:table-cell>
          <table:table-cell table:style-name="ce59"/>
          <table:table-cell table:style-name="ce62" office:value-type="float" office:value="1">
            <text:p>1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8">
            <text:p>8</text:p>
          </table:table-cell>
          <table:table-cell table:style-name="ce62" office:value-type="float" office:value="0.8">
            <text:p>0.8</text:p>
          </table:table-cell>
          <table:table-cell table:style-name="ce59"/>
          <table:table-cell office:value-type="string">
            <text:p>http://www.seeedstudio.com/depot/OPLopen-parts-library-catalog-c-136_138/#310110008</text:p>
          </table:table-cell>
          <table:table-cell table:number-columns-repeated="1011"/>
        </table:table-row>
        <table:table-row table:style-name="ro8">
          <table:table-cell table:style-name="ce56" office:value-type="float" office:value="303010015">
            <text:p>303010015</text:p>
          </table:table-cell>
          <table:table-cell table:style-name="ce59" office:value-type="string" office:string-value="SPD3D16-4R7M">
            <text:p><text:s/>SPD3D16-4R7M </text:p>
          </table:table-cell>
          <table:table-cell table:style-name="ce59" office:value-type="string">
            <text:p>SMD Power Inductor 4.7uH-20%-750mA</text:p>
          </table:table-cell>
          <table:table-cell table:style-name="ce59" office:value-type="string">
            <text:p>Inductor</text:p>
          </table:table-cell>
          <table:table-cell table:style-name="ce56" office:value-type="string">
            <text:p>SMD-2P-3.9X3.9X2.0H</text:p>
          </table:table-cell>
          <table:table-cell table:style-name="ce59" office:value-type="string" office:string-value="CODACA">
            <text:p><text:s/>CODACA </text:p>
          </table:table-cell>
          <table:table-cell table:style-name="ce59"/>
          <table:table-cell table:style-name="ce62" office:value-type="float" office:value="0.4">
            <text:p>0.4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0210410P1</text:p>
          </table:table-cell>
          <table:table-cell table:number-columns-repeated="1011"/>
        </table:table-row>
        <table:table-row table:style-name="ro8">
          <table:table-cell table:style-name="ce56" office:value-type="float" office:value="308020000">
            <text:p>308020000</text:p>
          </table:table-cell>
          <table:table-cell table:style-name="ce59" office:value-type="string" office:string-value="LY190-128064">
            <text:p><text:s/>LY190-128064 </text:p>
          </table:table-cell>
          <table:table-cell table:style-name="ce59" office:value-type="string" office:string-value="OLED-128*64;27P-0.6-L26.7*W19.26*H1.3mm">
            <text:p><text:s/>OLED-128*64;27P-0.6-L26.7*W19.26*H1.3mm </text:p>
          </table:table-cell>
          <table:table-cell table:style-name="ce59" office:value-type="string" office:string-value="Display">
            <text:p><text:s/>Display </text:p>
          </table:table-cell>
          <table:table-cell table:style-name="ce56" office:value-type="string">
            <text:p>128*64;27P-0.6-L26.7*W19.26*H1.3mm</text:p>
          </table:table-cell>
          <table:table-cell table:style-name="ce59" office:value-type="string">
            <text:p>Liyuan</text:p>
          </table:table-cell>
          <table:table-cell table:style-name="ce59"/>
          <table:table-cell table:style-name="ce62" office:value-type="float" office:value="5">
            <text:p>5</text:p>
          </table:table-cell>
          <table:table-cell table:style-name="ce62" office:value-type="float" office:value="1">
            <text:p>1</text:p>
          </table:table-cell>
          <table:table-cell table:number-columns-repeated="2" table:style-name="ce62" office:value-type="float" office:value="0">
            <text:p>0</text:p>
          </table:table-cell>
          <table:table-cell table:style-name="ce59"/>
          <table:table-cell office:value-type="string">
            <text:p>http://www.seeedstudio.com/depot/OPLopen-parts-library-catalog-c-136_138/#308020000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076">
            <text:p>301010076</text:p>
          </table:table-cell>
          <table:table-cell table:style-name="ce59" office:value-type="string" office:string-value="RC0402JR-071R5L">
            <text:p><text:s/>RC0402JR-071R5L </text:p>
          </table:table-cell>
          <table:table-cell table:style-name="ce59" office:value-type="string" office:string-value="SMD RES 1.5R-5%-1/16W">
            <text:p><text:s/>SMD RES 1.5R-5%-1/16W </text:p>
          </table:table-cell>
          <table:table-cell table:style-name="ce59" office:value-type="string" office:string-value="Resistor ">
            <text:p><text:s/>Resistor <text:s/></text:p>
          </table:table-cell>
          <table:table-cell table:style-name="ce56" office:value-type="string">
            <text:p>0402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076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231">
            <text:p>301010231</text:p>
          </table:table-cell>
          <table:table-cell table:style-name="ce59" office:value-type="string" office:string-value="RC0603JR-0715RL">
            <text:p><text:s/>RC0603JR-0715RL </text:p>
          </table:table-cell>
          <table:table-cell table:style-name="ce59" office:value-type="string" office:string-value="SMD RES 15R-5%-1/10W;0603">
            <text:p><text:s/>SMD RES 15R-5%-1/10W;0603 </text:p>
          </table:table-cell>
          <table:table-cell table:style-name="ce59" office:value-type="string" office:string-value="Resistor ">
            <text:p><text:s/>Resistor <text:s/></text:p>
          </table:table-cell>
          <table:table-cell table:style-name="ce56" office:value-type="string">
            <text:p>0603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231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326">
            <text:p>301010326</text:p>
          </table:table-cell>
          <table:table-cell table:style-name="ce59" office:value-type="string" office:string-value="RC0805JR-0768RL">
            <text:p><text:s/>RC0805JR-0768RL </text:p>
          </table:table-cell>
          <table:table-cell table:style-name="ce59" office:value-type="string" office:string-value="SMD RES 68R-5%-1/8W">
            <text:p><text:s/>SMD RES 68R-5%-1/8W </text:p>
          </table:table-cell>
          <table:table-cell table:style-name="ce59" office:value-type="string" office:string-value="Resistor ">
            <text:p><text:s/>Resistor <text:s/></text:p>
          </table:table-cell>
          <table:table-cell table:style-name="ce56" office:value-type="string">
            <text:p>0805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326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085">
            <text:p>301010085</text:p>
          </table:table-cell>
          <table:table-cell table:style-name="ce59" office:value-type="string" office:string-value="RC0603JR-0768RL">
            <text:p><text:s/>RC0603JR-0768RL </text:p>
          </table:table-cell>
          <table:table-cell table:style-name="ce59" office:value-type="string" office:string-value="SMD RES 68R-5%-1/10W">
            <text:p><text:s/>SMD RES 68R-5%-1/10W </text:p>
          </table:table-cell>
          <table:table-cell table:style-name="ce59" office:value-type="string" office:string-value="Resistor ">
            <text:p><text:s/>Resistor <text:s/></text:p>
          </table:table-cell>
          <table:table-cell table:style-name="ce56" office:value-type="string">
            <text:p>0603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25">
            <text:p>0.025</text:p>
          </table:table-cell>
          <table:table-cell table:style-name="ce62" office:value-type="float" office:value="50">
            <text:p>5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085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294">
            <text:p>301010294</text:p>
          </table:table-cell>
          <table:table-cell table:style-name="ce59" office:value-type="string" office:string-value="RC0603JR-0775RL">
            <text:p><text:s/>RC0603JR-0775RL </text:p>
          </table:table-cell>
          <table:table-cell table:style-name="ce59" office:value-type="string" office:string-value="SMD RES 75R-5%-1/10W">
            <text:p><text:s/>SMD RES 75R-5%-1/10W </text:p>
          </table:table-cell>
          <table:table-cell table:style-name="ce59" office:value-type="string" office:string-value="Resistor ">
            <text:p><text:s/>Resistor <text:s/></text:p>
          </table:table-cell>
          <table:table-cell table:style-name="ce56" office:value-type="string">
            <text:p>0603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0010220P1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351">
            <text:p>301010351</text:p>
          </table:table-cell>
          <table:table-cell table:style-name="ce59" office:value-type="string" office:string-value="RC0805JR-07120RL">
            <text:p><text:s/>RC0805JR-07120RL </text:p>
          </table:table-cell>
          <table:table-cell table:style-name="ce59" office:value-type="string" office:string-value="SMD RES 120R-5%-1/8W">
            <text:p><text:s/>SMD RES 120R-5%-1/8W </text:p>
          </table:table-cell>
          <table:table-cell table:style-name="ce59" office:value-type="string" office:string-value="Resistor ">
            <text:p><text:s/>Resistor <text:s/></text:p>
          </table:table-cell>
          <table:table-cell table:style-name="ce56" office:value-type="string">
            <text:p>0805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351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320">
            <text:p>301010320</text:p>
          </table:table-cell>
          <table:table-cell table:style-name="ce59" office:value-type="string" office:string-value="RC0805JR-07390RL">
            <text:p><text:s/>RC0805JR-07390RL </text:p>
          </table:table-cell>
          <table:table-cell table:style-name="ce59" office:value-type="string" office:string-value="SMD RES 390R-5%-1/8W">
            <text:p><text:s/>SMD RES 390R-5%-1/8W </text:p>
          </table:table-cell>
          <table:table-cell table:style-name="ce59" office:value-type="string" office:string-value="Resistor ">
            <text:p><text:s/>Resistor <text:s/></text:p>
          </table:table-cell>
          <table:table-cell table:style-name="ce56" office:value-type="string">
            <text:p>0805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320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115">
            <text:p>301010115</text:p>
          </table:table-cell>
          <table:table-cell table:style-name="ce59" office:value-type="string" office:string-value="RC0603JR-071K1L">
            <text:p><text:s/>RC0603JR-071K1L </text:p>
          </table:table-cell>
          <table:table-cell table:style-name="ce59" office:value-type="string" office:string-value="SMD RES 1.1K-5%-1/10W">
            <text:p><text:s/>SMD RES 1.1K-5%-1/10W </text:p>
          </table:table-cell>
          <table:table-cell table:style-name="ce59" office:value-type="string" office:string-value="Resistor ">
            <text:p><text:s/>Resistor <text:s/></text:p>
          </table:table-cell>
          <table:table-cell table:style-name="ce56" office:value-type="string">
            <text:p>0603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25">
            <text:p>0.025</text:p>
          </table:table-cell>
          <table:table-cell table:style-name="ce62" office:value-type="float" office:value="50">
            <text:p>5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115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206">
            <text:p>301010206</text:p>
          </table:table-cell>
          <table:table-cell table:style-name="ce59" office:value-type="string" office:string-value="RC0603FR-071K2L">
            <text:p><text:s/>RC0603FR-071K2L </text:p>
          </table:table-cell>
          <table:table-cell table:style-name="ce59" office:value-type="string" office:string-value="SMD RES 1.2K-1%-1/10W">
            <text:p><text:s/>SMD RES 1.2K-1%-1/10W </text:p>
          </table:table-cell>
          <table:table-cell table:style-name="ce59" office:value-type="string" office:string-value="Resistor ">
            <text:p><text:s/>Resistor <text:s/></text:p>
          </table:table-cell>
          <table:table-cell table:style-name="ce56" office:value-type="string">
            <text:p>0603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206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394">
            <text:p>301010394</text:p>
          </table:table-cell>
          <table:table-cell table:style-name="ce59" office:value-type="string" office:string-value="RC0805FR-071K5L">
            <text:p><text:s/>RC0805FR-071K5L </text:p>
          </table:table-cell>
          <table:table-cell table:style-name="ce59" office:value-type="string" office:string-value="SMD RES 1.5K-1%-1/8W">
            <text:p><text:s/>SMD RES 1.5K-1%-1/8W </text:p>
          </table:table-cell>
          <table:table-cell table:style-name="ce59" office:value-type="string" office:string-value="Resistor ">
            <text:p><text:s/>Resistor <text:s/></text:p>
          </table:table-cell>
          <table:table-cell table:style-name="ce56" office:value-type="string">
            <text:p>0805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394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342">
            <text:p>301010342</text:p>
          </table:table-cell>
          <table:table-cell table:style-name="ce59" office:value-type="string" office:string-value="RC0805JR-071K8L">
            <text:p><text:s/>RC0805JR-071K8L </text:p>
          </table:table-cell>
          <table:table-cell table:style-name="ce59" office:value-type="string" office:string-value="SMD RES 1.8K-5%-1/8W">
            <text:p><text:s/>SMD RES 1.8K-5%-1/8W </text:p>
          </table:table-cell>
          <table:table-cell table:style-name="ce59" office:value-type="string" office:string-value="Resistor ">
            <text:p><text:s/>Resistor <text:s/></text:p>
          </table:table-cell>
          <table:table-cell table:style-name="ce56" office:value-type="string">
            <text:p>0805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342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331">
            <text:p>301010331</text:p>
          </table:table-cell>
          <table:table-cell table:style-name="ce59" office:value-type="string" office:string-value="RC0805JR-073K3L">
            <text:p><text:s/>RC0805JR-073K3L </text:p>
          </table:table-cell>
          <table:table-cell table:style-name="ce59" office:value-type="string" office:string-value="SMD RES 3.3K-5%-1/8W">
            <text:p><text:s/>SMD RES 3.3K-5%-1/8W </text:p>
          </table:table-cell>
          <table:table-cell table:style-name="ce59" office:value-type="string" office:string-value="Resistor ">
            <text:p><text:s/>Resistor <text:s/></text:p>
          </table:table-cell>
          <table:table-cell table:style-name="ce56" office:value-type="string">
            <text:p>0805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331</text:p>
          </table:table-cell>
          <table:table-cell table:number-columns-repeated="1011"/>
        </table:table-row>
        <table:table-row table:style-name="ro8">
          <table:table-cell table:style-name="ce56" office:value-type="float" office:value="301030003">
            <text:p>301030003</text:p>
          </table:table-cell>
          <table:table-cell table:style-name="ce59" office:value-type="string" office:string-value="4C03">
            <text:p><text:s/>4C03 </text:p>
          </table:table-cell>
          <table:table-cell table:style-name="ce59" office:value-type="string" office:string-value="SMD RES ARRAY 4.7K OHM 4 RES 1206">
            <text:p><text:s/>SMD RES ARRAY 4.7K OHM 4 RES 1206 </text:p>
          </table:table-cell>
          <table:table-cell table:style-name="ce59" office:value-type="string" office:string-value="Resistor ">
            <text:p><text:s/>Resistor <text:s/></text:p>
          </table:table-cell>
          <table:table-cell table:style-name="ce56" office:value-type="string">
            <text:p>1206-8-3.2X1.6</text:p>
          </table:table-cell>
          <table:table-cell table:style-name="ce59" office:value-type="string">
            <text:p>UniOhm</text:p>
          </table:table-cell>
          <table:table-cell table:style-name="ce59"/>
          <table:table-cell table:style-name="ce62" office:value-type="float" office:value="0.02">
            <text:p>0.02</text:p>
          </table:table-cell>
          <table:table-cell table:style-name="ce62" office:value-type="float" office:value="100">
            <text:p>100</text:p>
          </table:table-cell>
          <table:table-cell table:style-name="ce62" office:value-type="float" office:value="8">
            <text:p>8</text:p>
          </table:table-cell>
          <table:table-cell table:style-name="ce62" office:value-type="float" office:value="0.8">
            <text:p>0.8</text:p>
          </table:table-cell>
          <table:table-cell table:style-name="ce59"/>
          <table:table-cell office:value-type="string">
            <text:p>http://www.seeedstudio.com/depot/OPLopen-parts-library-catalog-c-136_138/#0040040P1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166">
            <text:p>301010166</text:p>
          </table:table-cell>
          <table:table-cell table:style-name="ce59" office:value-type="string" office:string-value="RC0603JR-075K6L">
            <text:p><text:s/>RC0603JR-075K6L </text:p>
          </table:table-cell>
          <table:table-cell table:style-name="ce59" office:value-type="string" office:string-value="SMD RES 5.6K-5%-1/10W">
            <text:p><text:s/>SMD RES 5.6K-5%-1/10W </text:p>
          </table:table-cell>
          <table:table-cell table:style-name="ce59" office:value-type="string" office:string-value="Resistor ">
            <text:p><text:s/>Resistor <text:s/></text:p>
          </table:table-cell>
          <table:table-cell table:style-name="ce56" office:value-type="string">
            <text:p>0603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25">
            <text:p>0.025</text:p>
          </table:table-cell>
          <table:table-cell table:style-name="ce62" office:value-type="float" office:value="50">
            <text:p>5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166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400">
            <text:p>301010400</text:p>
          </table:table-cell>
          <table:table-cell table:style-name="ce59" office:value-type="string" office:string-value="RC0805JR-078K2L">
            <text:p><text:s/>RC0805JR-078K2L </text:p>
          </table:table-cell>
          <table:table-cell table:style-name="ce59" office:value-type="string" office:string-value="SMD RES 8.2K-5%-1/8W">
            <text:p><text:s/>SMD RES 8.2K-5%-1/8W </text:p>
          </table:table-cell>
          <table:table-cell table:style-name="ce59" office:value-type="string" office:string-value="Resistor ">
            <text:p><text:s/>Resistor <text:s/></text:p>
          </table:table-cell>
          <table:table-cell table:style-name="ce56" office:value-type="string">
            <text:p>0805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400</text:p>
          </table:table-cell>
          <table:table-cell table:number-columns-repeated="1011"/>
        </table:table-row>
        <table:table-row table:style-name="ro8">
          <table:table-cell table:style-name="ce56" office:value-type="float" office:value="301030002">
            <text:p>301030002</text:p>
          </table:table-cell>
          <table:table-cell table:style-name="ce59" office:value-type="string" office:string-value="4D03">
            <text:p><text:s/>4D03 </text:p>
          </table:table-cell>
          <table:table-cell table:style-name="ce59" office:value-type="string" office:string-value="SMD RES ARRAY 10K OHM 4 RES 1206">
            <text:p><text:s/>SMD RES ARRAY 10K OHM 4 RES 1206 </text:p>
          </table:table-cell>
          <table:table-cell table:style-name="ce59" office:value-type="string" office:string-value="Resistor ">
            <text:p><text:s/>Resistor <text:s/></text:p>
          </table:table-cell>
          <table:table-cell table:style-name="ce56" office:value-type="string">
            <text:p>1206-8</text:p>
          </table:table-cell>
          <table:table-cell table:style-name="ce59" office:value-type="string">
            <text:p>Royalohm</text:p>
          </table:table-cell>
          <table:table-cell table:style-name="ce59"/>
          <table:table-cell table:style-name="ce62" office:value-type="float" office:value="0.02">
            <text:p>0.02</text:p>
          </table:table-cell>
          <table:table-cell table:style-name="ce62" office:value-type="float" office:value="100">
            <text:p>100</text:p>
          </table:table-cell>
          <table:table-cell table:style-name="ce62" office:value-type="float" office:value="8">
            <text:p>8</text:p>
          </table:table-cell>
          <table:table-cell table:style-name="ce62" office:value-type="float" office:value="0.8">
            <text:p>0.8</text:p>
          </table:table-cell>
          <table:table-cell table:style-name="ce59"/>
          <table:table-cell office:value-type="string">
            <text:p>http://www.seeedstudio.com/depot/OPLopen-parts-library-catalog-c-136_138/#0040070P1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045">
            <text:p>301010045</text:p>
          </table:table-cell>
          <table:table-cell table:style-name="ce59" office:value-type="string" office:string-value="RC0402JR-0712KL">
            <text:p><text:s/>RC0402JR-0712KL </text:p>
          </table:table-cell>
          <table:table-cell table:style-name="ce59" office:value-type="string" office:string-value="SMD RES 12K-5%-1/16W">
            <text:p><text:s/>SMD RES 12K-5%-1/16W </text:p>
          </table:table-cell>
          <table:table-cell table:style-name="ce59" office:value-type="string" office:string-value="Resistor ">
            <text:p><text:s/>Resistor <text:s/></text:p>
          </table:table-cell>
          <table:table-cell table:style-name="ce56" office:value-type="string">
            <text:p>0402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045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328">
            <text:p>301010328</text:p>
          </table:table-cell>
          <table:table-cell table:style-name="ce59" office:value-type="string" office:string-value="RC0805JR-0715KL">
            <text:p><text:s/>RC0805JR-0715KL </text:p>
          </table:table-cell>
          <table:table-cell table:style-name="ce59" office:value-type="string" office:string-value="SMD RES 15K-5%-1/8W">
            <text:p><text:s/>SMD RES 15K-5%-1/8W </text:p>
          </table:table-cell>
          <table:table-cell table:style-name="ce59" office:value-type="string" office:string-value="Resistor ">
            <text:p><text:s/>Resistor <text:s/></text:p>
          </table:table-cell>
          <table:table-cell table:style-name="ce56" office:value-type="string">
            <text:p>0805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328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105">
            <text:p>301010105</text:p>
          </table:table-cell>
          <table:table-cell table:style-name="ce59" office:value-type="string" office:string-value="RC0603JR-0720KL">
            <text:p><text:s/>RC0603JR-0720KL </text:p>
          </table:table-cell>
          <table:table-cell table:style-name="ce59" office:value-type="string" office:string-value="SMD RES 20K-5%-1/10W">
            <text:p><text:s/>SMD RES 20K-5%-1/10W </text:p>
          </table:table-cell>
          <table:table-cell table:style-name="ce59" office:value-type="string" office:string-value="Resistor ">
            <text:p><text:s/>Resistor <text:s/></text:p>
          </table:table-cell>
          <table:table-cell table:style-name="ce56" office:value-type="string">
            <text:p>0603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25">
            <text:p>0.025</text:p>
          </table:table-cell>
          <table:table-cell table:style-name="ce62" office:value-type="float" office:value="50">
            <text:p>5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105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341">
            <text:p>301010341</text:p>
          </table:table-cell>
          <table:table-cell table:style-name="ce59" office:value-type="string" office:string-value="RC0805JR-0722KL">
            <text:p><text:s/>RC0805JR-0722KL </text:p>
          </table:table-cell>
          <table:table-cell table:style-name="ce59" office:value-type="string" office:string-value="SMD RES 22K-5%-1/8W">
            <text:p><text:s/>SMD RES 22K-5%-1/8W </text:p>
          </table:table-cell>
          <table:table-cell table:style-name="ce59" office:value-type="string" office:string-value="Resistor ">
            <text:p><text:s/>Resistor <text:s/></text:p>
          </table:table-cell>
          <table:table-cell table:style-name="ce56" office:value-type="string">
            <text:p>0805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341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232">
            <text:p>301010232</text:p>
          </table:table-cell>
          <table:table-cell table:style-name="ce59" office:value-type="string" office:string-value="RC0603FR-0724KL">
            <text:p><text:s/>RC0603FR-0724KL </text:p>
          </table:table-cell>
          <table:table-cell table:style-name="ce59" office:value-type="string" office:string-value="SMD RES 24K-1%-1/10W;0603">
            <text:p><text:s/>SMD RES 24K-1%-1/10W;0603 </text:p>
          </table:table-cell>
          <table:table-cell table:style-name="ce59" office:value-type="string" office:string-value="Resistor ">
            <text:p><text:s/>Resistor <text:s/></text:p>
          </table:table-cell>
          <table:table-cell table:style-name="ce56" office:value-type="string">
            <text:p>0603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232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388">
            <text:p>301010388</text:p>
          </table:table-cell>
          <table:table-cell table:style-name="ce59" office:value-type="string" office:string-value="RC0805FR-0747KL">
            <text:p><text:s/>RC0805FR-0747KL </text:p>
          </table:table-cell>
          <table:table-cell table:style-name="ce59" office:value-type="string" office:string-value="SMD RES 47K-1%-1/8W">
            <text:p><text:s/>SMD RES 47K-1%-1/8W </text:p>
          </table:table-cell>
          <table:table-cell table:style-name="ce59" office:value-type="string" office:string-value="Resistor ">
            <text:p><text:s/>Resistor <text:s/></text:p>
          </table:table-cell>
          <table:table-cell table:style-name="ce56" office:value-type="string">
            <text:p>0805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388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327">
            <text:p>301010327</text:p>
          </table:table-cell>
          <table:table-cell table:style-name="ce59" office:value-type="string" office:string-value="RC0805JR-0756KL">
            <text:p><text:s/>RC0805JR-0756KL </text:p>
          </table:table-cell>
          <table:table-cell table:style-name="ce59" office:value-type="string" office:string-value="SMD RES 56K-5%-1/8W">
            <text:p><text:s/>SMD RES 56K-5%-1/8W </text:p>
          </table:table-cell>
          <table:table-cell table:style-name="ce59" office:value-type="string" office:string-value="Resistor ">
            <text:p><text:s/>Resistor <text:s/></text:p>
          </table:table-cell>
          <table:table-cell table:style-name="ce56" office:value-type="string">
            <text:p>0805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327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222">
            <text:p>301010222</text:p>
          </table:table-cell>
          <table:table-cell table:style-name="ce59" office:value-type="string" office:string-value="RC0603FR-0782KL">
            <text:p><text:s/>RC0603FR-0782KL </text:p>
          </table:table-cell>
          <table:table-cell table:style-name="ce59" office:value-type="string" office:string-value="SMD RES 82K-1%-1/10W">
            <text:p><text:s/>SMD RES 82K-1%-1/10W </text:p>
          </table:table-cell>
          <table:table-cell table:style-name="ce59" office:value-type="string" office:string-value="Resistor ">
            <text:p><text:s/>Resistor <text:s/></text:p>
          </table:table-cell>
          <table:table-cell table:style-name="ce56" office:value-type="string">
            <text:p>0603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222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396">
            <text:p>301010396</text:p>
          </table:table-cell>
          <table:table-cell table:style-name="ce59" office:value-type="string" office:string-value="RC0805FR-07100KL">
            <text:p><text:s/>RC0805FR-07100KL </text:p>
          </table:table-cell>
          <table:table-cell table:style-name="ce59" office:value-type="string" office:string-value="SMD RES 100K-1%-1/8W">
            <text:p><text:s/>SMD RES 100K-1%-1/8W </text:p>
          </table:table-cell>
          <table:table-cell table:style-name="ce59" office:value-type="string" office:string-value="Resistor ">
            <text:p><text:s/>Resistor <text:s/></text:p>
          </table:table-cell>
          <table:table-cell table:style-name="ce56" office:value-type="string">
            <text:p>0805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2">
            <text:p>0.02</text:p>
          </table:table-cell>
          <table:table-cell table:style-name="ce62" office:value-type="float" office:value="100">
            <text:p>10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396</text:p>
          </table:table-cell>
          <table:table-cell table:number-columns-repeated="1011"/>
        </table:table-row>
        <table:table-row table:style-name="ro8">
          <table:table-cell table:style-name="ce56" office:value-type="float" office:value="301040026">
            <text:p>301040026</text:p>
          </table:table-cell>
          <table:table-cell table:style-name="ce59" office:value-type="string" office:string-value="SX3362P">
            <text:p><text:s/>SX3362P </text:p>
          </table:table-cell>
          <table:table-cell table:style-name="ce59" office:value-type="string" office:string-value="DIP VR Top Adj 100K-3362P">
            <text:p><text:s/>DIP VR Top Adj 100K-3362P </text:p>
          </table:table-cell>
          <table:table-cell table:style-name="ce59" office:value-type="string" office:string-value="Resistor ">
            <text:p><text:s/>Resistor <text:s/></text:p>
          </table:table-cell>
          <table:table-cell table:style-name="ce56" office:value-type="string">
            <text:p>3P-L7.0*W7.0*H5.0mm</text:p>
          </table:table-cell>
          <table:table-cell table:style-name="ce59" office:value-type="string" office:string-value="BEST">
            <text:p><text:s/>BEST </text:p>
          </table:table-cell>
          <table:table-cell table:style-name="ce59"/>
          <table:table-cell table:style-name="ce62" office:value-type="float" office:value="0.4">
            <text:p>0.4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0.3">
            <text:p>0.3</text:p>
          </table:table-cell>
          <table:table-cell table:style-name="ce59"/>
          <table:table-cell office:value-type="string">
            <text:p>http://www.seeedstudio.com/depot/OPLopen-parts-library-catalog-c-136_138/#301040026</text:p>
          </table:table-cell>
          <table:table-cell table:number-columns-repeated="1011"/>
        </table:table-row>
        <table:table-row table:style-name="ro8">
          <table:table-cell table:style-name="ce56" office:value-type="float" office:value="301040037">
            <text:p>301040037</text:p>
          </table:table-cell>
          <table:table-cell table:style-name="ce59" office:value-type="string" office:string-value="JML3266W-200K">
            <text:p><text:s/>JML3266W-200K </text:p>
          </table:table-cell>
          <table:table-cell table:style-name="ce59" office:value-type="string" office:string-value="DIP Side Adj 200K-10%-0.5w">
            <text:p><text:s/>DIP Side Adj 200K-10%-0.5w </text:p>
          </table:table-cell>
          <table:table-cell table:style-name="ce59" office:value-type="string" office:string-value="Resistor ">
            <text:p><text:s/>Resistor <text:s/></text:p>
          </table:table-cell>
          <table:table-cell table:style-name="ce56" office:value-type="string">
            <text:p>3P-L6.8*W4.7*H7.3mm</text:p>
          </table:table-cell>
          <table:table-cell table:style-name="ce59" office:value-type="string" office:string-value="BEST">
            <text:p><text:s/>BEST </text:p>
          </table:table-cell>
          <table:table-cell table:style-name="ce59"/>
          <table:table-cell table:style-name="ce62" office:value-type="float" office:value="0.6">
            <text:p>0.6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40037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246">
            <text:p>301010246</text:p>
          </table:table-cell>
          <table:table-cell table:style-name="ce59" office:value-type="string" office:string-value="RC0603FR-07680KL">
            <text:p><text:s/>RC0603FR-07680KL </text:p>
          </table:table-cell>
          <table:table-cell table:style-name="ce59" office:value-type="string" office:string-value="SMD RES 680K-1%-1/16W;0603">
            <text:p><text:s/>SMD RES 680K-1%-1/16W;0603 </text:p>
          </table:table-cell>
          <table:table-cell table:style-name="ce59" office:value-type="string" office:string-value="Resistor ">
            <text:p><text:s/>Resistor <text:s/></text:p>
          </table:table-cell>
          <table:table-cell table:style-name="ce56" office:value-type="string">
            <text:p>0603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246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121">
            <text:p>301010121</text:p>
          </table:table-cell>
          <table:table-cell table:style-name="ce59" office:value-type="string" office:string-value="RC0603JR-0710ML">
            <text:p><text:s/>RC0603JR-0710ML </text:p>
          </table:table-cell>
          <table:table-cell table:style-name="ce59" office:value-type="string" office:string-value="SMD RES 10M-5%-1/10W">
            <text:p><text:s/>SMD RES 10M-5%-1/10W </text:p>
          </table:table-cell>
          <table:table-cell table:style-name="ce59" office:value-type="string" office:string-value="Resistor ">
            <text:p><text:s/>Resistor <text:s/></text:p>
          </table:table-cell>
          <table:table-cell table:style-name="ce56" office:value-type="string">
            <text:p>0603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25">
            <text:p>0.025</text:p>
          </table:table-cell>
          <table:table-cell table:style-name="ce62" office:value-type="float" office:value="50">
            <text:p>5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121</text:p>
          </table:table-cell>
          <table:table-cell table:number-columns-repeated="1011"/>
        </table:table-row>
        <table:table-row table:style-name="ro8">
          <table:table-cell table:style-name="ce56" office:value-type="float" office:value="314020002">
            <text:p>314020002</text:p>
          </table:table-cell>
          <table:table-cell table:style-name="ce59" office:value-type="string" office:string-value="RPR-220">
            <text:p><text:s/>RPR-220 </text:p>
          </table:table-cell>
          <table:table-cell table:style-name="ce59" office:value-type="string" office:string-value="DIP Optical Sensor">
            <text:p><text:s/>DIP Optical Sensor </text:p>
          </table:table-cell>
          <table:table-cell table:style-name="ce59" office:value-type="string" office:string-value="Sensor">
            <text:p><text:s/>Sensor </text:p>
          </table:table-cell>
          <table:table-cell table:style-name="ce56" office:value-type="string">
            <text:p>4P-L6.4*W4.9*H6.5mm</text:p>
          </table:table-cell>
          <table:table-cell table:style-name="ce59" office:value-type="string" office:string-value="ROHM">
            <text:p><text:s/>ROHM </text:p>
          </table:table-cell>
          <table:table-cell table:style-name="ce59"/>
          <table:table-cell table:style-name="ce62" office:value-type="float" office:value="0.8">
            <text:p>0.8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0.6">
            <text:p>0.6</text:p>
          </table:table-cell>
          <table:table-cell table:style-name="ce59"/>
          <table:table-cell office:value-type="string">
            <text:p>http://www.seeedstudio.com/depot/OPLopen-parts-library-catalog-c-136_138/#314020002</text:p>
          </table:table-cell>
          <table:table-cell table:number-columns-repeated="1011"/>
        </table:table-row>
        <table:table-row table:style-name="ro8">
          <table:table-cell table:style-name="ce56" office:value-type="float" office:value="314020024">
            <text:p>314020024</text:p>
          </table:table-cell>
          <table:table-cell table:style-name="ce59" office:value-type="string" office:string-value="YG1006">
            <text:p><text:s/>YG1006 </text:p>
          </table:table-cell>
          <table:table-cell table:style-name="ce59" office:value-type="string" office:string-value="DIP Optical Sensor">
            <text:p><text:s/>DIP Optical Sensor </text:p>
          </table:table-cell>
          <table:table-cell table:style-name="ce59" office:value-type="string" office:string-value="Sensor">
            <text:p><text:s/>Sensor </text:p>
          </table:table-cell>
          <table:table-cell table:style-name="ce56" office:value-type="string">
            <text:p>2P-2.54-5mm</text:p>
          </table:table-cell>
          <table:table-cell table:style-name="ce59" office:value-type="string">
            <text:p>Xinde</text:p>
          </table:table-cell>
          <table:table-cell table:style-name="ce59"/>
          <table:table-cell table:style-name="ce62" office:value-type="float" office:value="0.2">
            <text:p>0.2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0.3">
            <text:p>0.3</text:p>
          </table:table-cell>
          <table:table-cell table:style-name="ce59"/>
          <table:table-cell office:value-type="string">
            <text:p>http://www.seeedstudio.com/depot/OPLopen-parts-library-catalog-c-136_138/#314020024</text:p>
          </table:table-cell>
          <table:table-cell table:number-columns-repeated="1011"/>
        </table:table-row>
        <table:table-row table:style-name="ro8">
          <table:table-cell table:style-name="ce56" office:value-type="float" office:value="314020023">
            <text:p>314020023</text:p>
          </table:table-cell>
          <table:table-cell table:style-name="ce59" office:value-type="string" office:string-value="TSAL6200">
            <text:p><text:s/>TSAL6200 </text:p>
          </table:table-cell>
          <table:table-cell table:style-name="ce59" office:value-type="string" office:string-value="DIP Optical Sensor">
            <text:p><text:s/>DIP Optical Sensor </text:p>
          </table:table-cell>
          <table:table-cell table:style-name="ce59" office:value-type="string" office:string-value="Sensor">
            <text:p><text:s/>Sensor </text:p>
          </table:table-cell>
          <table:table-cell table:style-name="ce56" office:value-type="string">
            <text:p>2P-2.54-5mm</text:p>
          </table:table-cell>
          <table:table-cell table:style-name="ce59" office:value-type="string">
            <text:p>Vishay</text:p>
          </table:table-cell>
          <table:table-cell table:style-name="ce59"/>
          <table:table-cell table:style-name="ce62" office:value-type="float" office:value="0.15">
            <text:p>0.15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14020023</text:p>
          </table:table-cell>
          <table:table-cell table:number-columns-repeated="1011"/>
        </table:table-row>
        <table:table-row table:style-name="ro8">
          <table:table-cell table:style-name="ce56" office:value-type="float" office:value="311090001">
            <text:p>311090001</text:p>
          </table:table-cell>
          <table:table-cell table:style-name="ce59" office:value-type="string" office:string-value="FR2259">
            <text:p><text:s/>FR2259 </text:p>
          </table:table-cell>
          <table:table-cell table:style-name="ce59" office:value-type="string" office:string-value="SMD Reed Switch-200V;2P-SMD-L15.24*W2.29*H2.03mm">
            <text:p><text:s/>SMD Reed Switch-200V;2P-SMD-L15.24*W2.29*H2.03mm </text:p>
          </table:table-cell>
          <table:table-cell table:style-name="ce59" office:value-type="string" office:string-value="Sensor">
            <text:p><text:s/>Sensor </text:p>
          </table:table-cell>
          <table:table-cell table:style-name="ce56" office:value-type="string">
            <text:p>2P-SMD-L15.24*W2.29*H2.03mm</text:p>
          </table:table-cell>
          <table:table-cell table:style-name="ce59" office:value-type="string">
            <text:p>Coto Technology</text:p>
          </table:table-cell>
          <table:table-cell table:style-name="ce59"/>
          <table:table-cell table:style-name="ce62" office:value-type="float" office:value="0.6">
            <text:p>0.6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11090001</text:p>
          </table:table-cell>
          <table:table-cell table:number-columns-repeated="1011"/>
        </table:table-row>
        <table:table-row table:style-name="ro8">
          <table:table-cell table:style-name="ce56" office:value-type="float" office:value="310030064">
            <text:p>310030064</text:p>
          </table:table-cell>
          <table:table-cell table:style-name="ce59" office:value-type="string" office:string-value="MAX1555EZK+T">
            <text:p><text:s/>MAX1555EZK+T </text:p>
          </table:table-cell>
          <table:table-cell table:style-name="ce59" office:value-type="string" office:string-value="SMD PMIC;Liner;Li-Ion/Pol;Charge;100mA;1-cell">
            <text:p><text:s/>SMD PMIC;Liner;Li-Ion/Pol;Charge;100mA;1-cell </text:p>
          </table:table-cell>
          <table:table-cell table:style-name="ce59" office:value-type="string" office:string-value="IC ">
            <text:p><text:s/>IC <text:s/></text:p>
          </table:table-cell>
          <table:table-cell table:style-name="ce56" office:value-type="string">
            <text:p>SOT-23-5</text:p>
          </table:table-cell>
          <table:table-cell table:style-name="ce59" office:value-type="string" office:string-value="Maxim">
            <text:p><text:s/>Maxim </text:p>
          </table:table-cell>
          <table:table-cell table:style-name="ce59"/>
          <table:table-cell table:style-name="ce62" office:value-type="float" office:value="3.5">
            <text:p>3.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0.4">
            <text:p>0.4</text:p>
          </table:table-cell>
          <table:table-cell table:style-name="ce59"/>
          <table:table-cell office:value-type="string">
            <text:p>http://www.seeedstudio.com/depot/OPLopen-parts-library-catalog-c-136_138/#310030064</text:p>
          </table:table-cell>
          <table:table-cell table:number-columns-repeated="1011"/>
        </table:table-row>
        <table:table-row table:style-name="ro8">
          <table:table-cell table:style-name="ce56" office:value-type="float" office:value="310010045">
            <text:p>310010045</text:p>
          </table:table-cell>
          <table:table-cell table:style-name="ce59" office:value-type="string" office:string-value="LPC11U24FBD64/401">
            <text:p><text:s/>LPC11U24FBD64/401 </text:p>
          </table:table-cell>
          <table:table-cell table:style-name="ce59" office:value-type="string" office:string-value="ARM MCU 32Bit Cortex-M0 32KB Flash 12KB SRAM 3.3v">
            <text:p><text:s/>ARM MCU 32Bit Cortex-M0 32KB Flash 12KB SRAM 3.3v </text:p>
          </table:table-cell>
          <table:table-cell table:style-name="ce59" office:value-type="string" office:string-value="IC ">
            <text:p><text:s/>IC <text:s/></text:p>
          </table:table-cell>
          <table:table-cell table:style-name="ce56" office:value-type="string">
            <text:p>LQFP-64</text:p>
          </table:table-cell>
          <table:table-cell table:style-name="ce59" office:value-type="string" office:string-value="NXP">
            <text:p><text:s/>NXP </text:p>
          </table:table-cell>
          <table:table-cell table:style-name="ce59"/>
          <table:table-cell table:style-name="ce62" office:value-type="float" office:value="5">
            <text:p>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6">
            <text:p>16</text:p>
          </table:table-cell>
          <table:table-cell table:style-name="ce62" office:value-type="float" office:value="1.6">
            <text:p>1.6</text:p>
          </table:table-cell>
          <table:table-cell table:style-name="ce59"/>
          <table:table-cell office:value-type="string">
            <text:p>http://www.seeedstudio.com/depot/OPLopen-parts-library-catalog-c-136_138/#310010045</text:p>
          </table:table-cell>
          <table:table-cell table:number-columns-repeated="1011"/>
        </table:table-row>
        <table:table-row table:style-name="ro8">
          <table:table-cell table:style-name="ce56" office:value-type="float" office:value="310010024">
            <text:p>310010024</text:p>
          </table:table-cell>
          <table:table-cell table:style-name="ce59" office:value-type="string" office:string-value="LPC1114FN28 ">
            <text:p><text:s/>LPC1114FN28 <text:s/></text:p>
          </table:table-cell>
          <table:table-cell table:style-name="ce59" office:value-type="string" office:string-value="DIP IC MCU; ARM Cortex-M0 based 32-bit MCU (DIP)">
            <text:p><text:s/>DIP IC MCU; ARM Cortex-M0 based 32-bit MCU (DIP) </text:p>
          </table:table-cell>
          <table:table-cell table:style-name="ce59" office:value-type="string" office:string-value="IC ">
            <text:p><text:s/>IC <text:s/></text:p>
          </table:table-cell>
          <table:table-cell table:style-name="ce56" office:value-type="string">
            <text:p>DIP-28</text:p>
          </table:table-cell>
          <table:table-cell table:style-name="ce59" office:value-type="string" office:string-value="NXP">
            <text:p><text:s/>NXP </text:p>
          </table:table-cell>
          <table:table-cell table:style-name="ce59"/>
          <table:table-cell table:style-name="ce62" office:value-type="float" office:value="4.7">
            <text:p>4.7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28">
            <text:p>28</text:p>
          </table:table-cell>
          <table:table-cell table:style-name="ce62" office:value-type="float" office:value="2.8">
            <text:p>2.8</text:p>
          </table:table-cell>
          <table:table-cell table:style-name="ce59"/>
          <table:table-cell office:value-type="string">
            <text:p>http://www.seeedstudio.com/depot/OPLopen-parts-library-catalog-c-136_138/#310010024</text:p>
          </table:table-cell>
          <table:table-cell table:number-columns-repeated="1011"/>
        </table:table-row>
        <table:table-row table:style-name="ro8">
          <table:table-cell table:style-name="ce56" office:value-type="float" office:value="310010001">
            <text:p>310010001</text:p>
          </table:table-cell>
          <table:table-cell table:style-name="ce59" office:value-type="string" office:string-value="LPC1768FBD100">
            <text:p><text:s/>LPC1768FBD100 </text:p>
          </table:table-cell>
          <table:table-cell table:style-name="ce59" office:value-type="string" office:string-value="SMD IC MCU;">
            <text:p><text:s/>SMD IC MCU; </text:p>
          </table:table-cell>
          <table:table-cell table:style-name="ce59" office:value-type="string" office:string-value="IC ">
            <text:p><text:s/>IC <text:s/></text:p>
          </table:table-cell>
          <table:table-cell table:style-name="ce56" office:value-type="string">
            <text:p>LQFP-100</text:p>
          </table:table-cell>
          <table:table-cell table:style-name="ce59" office:value-type="string" office:string-value="NXP">
            <text:p><text:s/>NXP </text:p>
          </table:table-cell>
          <table:table-cell table:style-name="ce59"/>
          <table:table-cell table:style-name="ce62" office:value-type="float" office:value="11.2">
            <text:p>11.2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25">
            <text:p>25</text:p>
          </table:table-cell>
          <table:table-cell table:style-name="ce62" office:value-type="float" office:value="2.5">
            <text:p>2.5</text:p>
          </table:table-cell>
          <table:table-cell table:style-name="ce59"/>
          <table:table-cell office:value-type="string">
            <text:p>http://www.seeedstudio.com/depot/OPLopen-parts-library-catalog-c-136_138/#310010001</text:p>
          </table:table-cell>
          <table:table-cell table:number-columns-repeated="1011"/>
        </table:table-row>
        <table:table-row table:style-name="ro8">
          <table:table-cell table:style-name="ce56" office:value-type="float" office:value="310060023">
            <text:p>310060023</text:p>
          </table:table-cell>
          <table:table-cell table:style-name="ce59" office:value-type="string" office:string-value="MAX232D">
            <text:p><text:s/>MAX232D </text:p>
          </table:table-cell>
          <table:table-cell table:style-name="ce59" office:value-type="string" office:string-value="SMD Receiver Module;MAX232 (SOIC - RS232 to TTL level translator) ">
            <text:p><text:s/>SMD Receiver Module;MAX232 (SOIC - RS232 to TTL level translator) <text:s/></text:p>
          </table:table-cell>
          <table:table-cell table:style-name="ce59" office:value-type="string" office:string-value="IC ">
            <text:p><text:s/>IC <text:s/></text:p>
          </table:table-cell>
          <table:table-cell table:style-name="ce56" office:value-type="string">
            <text:p>SOIC-16</text:p>
          </table:table-cell>
          <table:table-cell table:style-name="ce59" office:value-type="string" office:string-value="Texas Instruments">
            <text:p><text:s/>Texas Instruments </text:p>
          </table:table-cell>
          <table:table-cell table:style-name="ce59"/>
          <table:table-cell table:style-name="ce62" office:value-type="float" office:value="0.4">
            <text:p>0.4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0.4">
            <text:p>0.4</text:p>
          </table:table-cell>
          <table:table-cell table:style-name="ce59"/>
          <table:table-cell office:value-type="string">
            <text:p>http://www.seeedstudio.com/depot/OPLopen-parts-library-catalog-c-136_138/#310060023</text:p>
          </table:table-cell>
          <table:table-cell table:number-columns-repeated="1011"/>
        </table:table-row>
        <table:table-row table:style-name="ro8">
          <table:table-cell table:style-name="ce56" office:value-type="float" office:value="311080003">
            <text:p>311080003</text:p>
          </table:table-cell>
          <table:table-cell table:style-name="ce59" office:value-type="string" office:string-value="LSM7-629C">
            <text:p><text:s/>LSM7-629C </text:p>
          </table:table-cell>
          <table:table-cell table:style-name="ce59" office:value-type="string" office:string-value="SMD Switches Top-4bit;">
            <text:p><text:s/>SMD Switches Top-4bit; </text:p>
          </table:table-cell>
          <table:table-cell table:style-name="ce59" office:value-type="string" office:string-value="Switch">
            <text:p><text:s/>Switch </text:p>
          </table:table-cell>
          <table:table-cell table:style-name="ce56" office:value-type="string">
            <text:p>8P-L11.8*W6.8*H3.3mm</text:p>
          </table:table-cell>
          <table:table-cell table:style-name="ce59" office:value-type="string" office:string-value="BEST">
            <text:p><text:s/>BEST </text:p>
          </table:table-cell>
          <table:table-cell table:style-name="ce59"/>
          <table:table-cell table:style-name="ce62" office:value-type="float" office:value="0.7">
            <text:p>0.7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8">
            <text:p>8</text:p>
          </table:table-cell>
          <table:table-cell table:style-name="ce62" office:value-type="float" office:value="0.8">
            <text:p>0.8</text:p>
          </table:table-cell>
          <table:table-cell table:style-name="ce59"/>
          <table:table-cell office:value-type="string">
            <text:p>http://www.seeedstudio.com/depot/OPLopen-parts-library-catalog-c-136_138/#311080003</text:p>
          </table:table-cell>
          <table:table-cell table:number-columns-repeated="1011"/>
        </table:table-row>
        <table:table-row table:style-name="ro8">
          <table:table-cell table:style-name="ce56" office:value-type="float" office:value="317070006">
            <text:p>317070006</text:p>
          </table:table-cell>
          <table:table-cell table:style-name="ce59" office:value-type="string" office:string-value="ANT8030-2R4-01A">
            <text:p><text:s/>ANT8030-2R4-01A </text:p>
          </table:table-cell>
          <table:table-cell table:style-name="ce59" office:value-type="string" office:string-value="SMD Receiver/Transmitter Module;2.4GHz">
            <text:p><text:s/>SMD Receiver/Transmitter Module;2.4GHz </text:p>
          </table:table-cell>
          <table:table-cell table:style-name="ce59" office:value-type="string" office:string-value="Antenna">
            <text:p><text:s/>Antenna </text:p>
          </table:table-cell>
          <table:table-cell table:style-name="ce56" office:value-type="string">
            <text:p>8*3*1mm</text:p>
          </table:table-cell>
          <table:table-cell table:style-name="ce59" office:value-type="string" office:string-value="TDK">
            <text:p><text:s/>TDK </text:p>
          </table:table-cell>
          <table:table-cell table:style-name="ce59"/>
          <table:table-cell table:style-name="ce62" office:value-type="float" office:value="8">
            <text:p>8</text:p>
          </table:table-cell>
          <table:table-cell table:style-name="ce62" office:value-type="float" office:value="1">
            <text:p>1</text:p>
          </table:table-cell>
          <table:table-cell table:number-columns-repeated="2" table:style-name="ce62" office:value-type="float" office:value="0">
            <text:p>0</text:p>
          </table:table-cell>
          <table:table-cell table:style-name="ce59"/>
          <table:table-cell office:value-type="string">
            <text:p>http://www.seeedstudio.com/depot/OPLopen-parts-library-catalog-c-136_138/#317070006</text:p>
          </table:table-cell>
          <table:table-cell table:number-columns-repeated="1011"/>
        </table:table-row>
        <table:table-row table:style-name="ro8">
          <table:table-cell table:style-name="ce56" office:value-type="float" office:value="318010004">
            <text:p>318010004</text:p>
          </table:table-cell>
          <table:table-cell table:style-name="ce59" office:value-type="string" office:string-value="AN9520">
            <text:p><text:s/>AN9520 </text:p>
          </table:table-cell>
          <table:table-cell table:style-name="ce59" office:value-type="string">
            <text:p>SMD Built-in Antenna 2.4GHz Wlan</text:p>
          </table:table-cell>
          <table:table-cell table:style-name="ce59" office:value-type="string" office:string-value="Antenna">
            <text:p><text:s/>Antenna </text:p>
          </table:table-cell>
          <table:table-cell table:style-name="ce56" office:value-type="string">
            <text:p>2P-L9.5*W2.1*H1.0mm</text:p>
          </table:table-cell>
          <table:table-cell table:style-name="ce59" office:value-type="string">
            <text:p>RainSun</text:p>
          </table:table-cell>
          <table:table-cell table:style-name="ce59"/>
          <table:table-cell table:style-name="ce62" office:value-type="float" office:value="1.2">
            <text:p>1.2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18010004</text:p>
          </table:table-cell>
          <table:table-cell table:number-columns-repeated="1011"/>
        </table:table-row>
        <table:table-row table:style-name="ro8">
          <table:table-cell table:style-name="ce56" office:value-type="float" office:value="310030145">
            <text:p>310030145</text:p>
          </table:table-cell>
          <table:table-cell table:style-name="ce59" office:value-type="string" office:string-value="BQ500211RGZR">
            <text:p><text:s/>BQ500211RGZR </text:p>
          </table:table-cell>
          <table:table-cell table:style-name="ce59" office:value-type="string" office:string-value="SMD PMIC;WPC;Transmitter;5V;">
            <text:p><text:s/>SMD PMIC;WPC;Transmitter;5V; </text:p>
          </table:table-cell>
          <table:table-cell table:style-name="ce59" office:value-type="string" office:string-value="IC ">
            <text:p><text:s/>IC <text:s/></text:p>
          </table:table-cell>
          <table:table-cell table:style-name="ce56" office:value-type="string">
            <text:p>VQFN-48</text:p>
          </table:table-cell>
          <table:table-cell table:style-name="ce59" office:value-type="string" office:string-value="TEXAS">
            <text:p><text:s/>TEXAS </text:p>
          </table:table-cell>
          <table:table-cell table:style-name="ce59"/>
          <table:table-cell table:style-name="ce62" office:value-type="float" office:value="5">
            <text:p>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2">
            <text:p>12</text:p>
          </table:table-cell>
          <table:table-cell table:style-name="ce62" office:value-type="float" office:value="1.2">
            <text:p>1.2</text:p>
          </table:table-cell>
          <table:table-cell table:style-name="ce59"/>
          <table:table-cell office:value-type="string">
            <text:p>http://www.seeedstudio.com/depot/OPLopen-parts-library-catalog-c-136_138/#310030145</text:p>
          </table:table-cell>
          <table:table-cell table:number-columns-repeated="1011"/>
        </table:table-row>
        <table:table-row table:style-name="ro8">
          <table:table-cell table:style-name="ce56" office:value-type="float" office:value="310090035">
            <text:p>310090035</text:p>
          </table:table-cell>
          <table:table-cell table:style-name="ce59" office:value-type="string" office:string-value="CAT24C256WI-GT3">
            <text:p><text:s/>CAT24C256WI-GT3 </text:p>
          </table:table-cell>
          <table:table-cell table:style-name="ce59" office:value-type="string" office:string-value="EEPROM 256Kb, 400KHZ">
            <text:p><text:s/>EEPROM 256Kb, 400KHZ </text:p>
          </table:table-cell>
          <table:table-cell table:style-name="ce59" office:value-type="string" office:string-value="IC ">
            <text:p><text:s/>IC <text:s/></text:p>
          </table:table-cell>
          <table:table-cell table:style-name="ce56" office:value-type="string">
            <text:p>8-SOIC</text:p>
          </table:table-cell>
          <table:table-cell table:style-name="ce59" office:value-type="string" office:string-value="ON Semiconductor">
            <text:p><text:s/>ON Semiconductor </text:p>
          </table:table-cell>
          <table:table-cell table:style-name="ce59"/>
          <table:table-cell table:style-name="ce62" office:value-type="float" office:value="0.8">
            <text:p>0.8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0.4">
            <text:p>0.4</text:p>
          </table:table-cell>
          <table:table-cell table:style-name="ce59"/>
          <table:table-cell office:value-type="string">
            <text:p>http://www.seeedstudio.com/depot/OPLopen-parts-library-catalog-c-136_138/#310090035</text:p>
          </table:table-cell>
          <table:table-cell table:number-columns-repeated="1011"/>
        </table:table-row>
        <table:table-row table:style-name="ro8">
          <table:table-cell table:style-name="ce56" office:value-type="float" office:value="317040001">
            <text:p>317040001</text:p>
          </table:table-cell>
          <table:table-cell table:style-name="ce59" office:value-type="string" office:string-value="SIM800H">
            <text:p><text:s/>SIM800H </text:p>
          </table:table-cell>
          <table:table-cell table:style-name="ce59" office:value-type="string" office:string-value="SMD GPRS Module;">
            <text:p><text:s/>SMD GPRS Module; </text:p>
          </table:table-cell>
          <table:table-cell table:style-name="ce59" office:value-type="string" office:string-value="Module">
            <text:p><text:s/>Module </text:p>
          </table:table-cell>
          <table:table-cell table:style-name="ce56" office:value-type="string">
            <text:p>88P-L17.8*W15.8*H2.4mm</text:p>
          </table:table-cell>
          <table:table-cell table:style-name="ce59" office:value-type="string">
            <text:p>Simcom</text:p>
          </table:table-cell>
          <table:table-cell table:style-name="ce59"/>
          <table:table-cell table:style-name="ce62" office:value-type="float" office:value="13">
            <text:p>1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22">
            <text:p>22</text:p>
          </table:table-cell>
          <table:table-cell table:style-name="ce62" office:value-type="float" office:value="2.2">
            <text:p>2.2</text:p>
          </table:table-cell>
          <table:table-cell table:style-name="ce59"/>
          <table:table-cell office:value-type="string">
            <text:p>http://www.seeedstudio.com/depot/OPLopen-parts-library-catalog-c-136_138/#317040001</text:p>
          </table:table-cell>
          <table:table-cell table:number-columns-repeated="1011"/>
        </table:table-row>
        <table:table-row table:style-name="ro8">
          <table:table-cell table:style-name="ce56" office:value-type="float" office:value="317040000">
            <text:p>317040000</text:p>
          </table:table-cell>
          <table:table-cell table:style-name="ce59" office:value-type="string" office:string-value="SIM900">
            <text:p><text:s/>SIM900 </text:p>
          </table:table-cell>
          <table:table-cell table:style-name="ce59" office:value-type="string" office:string-value="SMD GPRS Module;">
            <text:p><text:s/>SMD GPRS Module; </text:p>
          </table:table-cell>
          <table:table-cell table:style-name="ce59" office:value-type="string" office:string-value="Module">
            <text:p><text:s/>Module </text:p>
          </table:table-cell>
          <table:table-cell table:style-name="ce56" office:value-type="string">
            <text:p>68P-1.0-L24.0*W24.0*H3.0mm</text:p>
          </table:table-cell>
          <table:table-cell table:style-name="ce59" office:value-type="string">
            <text:p>Simcom</text:p>
          </table:table-cell>
          <table:table-cell table:style-name="ce59"/>
          <table:table-cell table:style-name="ce62" office:value-type="float" office:value="20">
            <text:p>20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8">
            <text:p>18</text:p>
          </table:table-cell>
          <table:table-cell table:style-name="ce62" office:value-type="float" office:value="1.8">
            <text:p>1.8</text:p>
          </table:table-cell>
          <table:table-cell table:style-name="ce59"/>
          <table:table-cell office:value-type="string">
            <text:p>http://www.seeedstudio.com/depot/OPLopen-parts-library-catalog-c-136_138/#317040000</text:p>
          </table:table-cell>
          <table:table-cell table:number-columns-repeated="1011"/>
        </table:table-row>
        <table:table-row table:style-name="ro8">
          <table:table-cell table:style-name="ce56" office:value-type="float" office:value="315990002">
            <text:p>315990002</text:p>
          </table:table-cell>
          <table:table-cell table:style-name="ce59" office:value-type="string" office:string-value="HLS-14F3L-DC12V-C">
            <text:p><text:s/>HLS-14F3L-DC12V-C </text:p>
          </table:table-cell>
          <table:table-cell table:style-name="ce59" office:value-type="string" office:string-value="Relay-12V-5A/240VAC;">
            <text:p><text:s/>Relay-12V-5A/240VAC; </text:p>
          </table:table-cell>
          <table:table-cell table:style-name="ce59" office:value-type="string" office:string-value="Relay">
            <text:p><text:s/>Relay </text:p>
          </table:table-cell>
          <table:table-cell table:style-name="ce56" office:value-type="string">
            <text:p>8P-29.2*12.4*20.4mm</text:p>
          </table:table-cell>
          <table:table-cell table:style-name="ce59" office:value-type="string" office:string-value="HELISHUN">
            <text:p><text:s/>HELISHUN </text:p>
          </table:table-cell>
          <table:table-cell table:style-name="ce59"/>
          <table:table-cell table:style-name="ce62" office:value-type="float" office:value="1">
            <text:p>1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8">
            <text:p>8</text:p>
          </table:table-cell>
          <table:table-cell table:style-name="ce62" office:value-type="float" office:value="0.8">
            <text:p>0.8</text:p>
          </table:table-cell>
          <table:table-cell table:style-name="ce59"/>
          <table:table-cell office:value-type="string">
            <text:p>http://www.seeedstudio.com/depot/OPLopen-parts-library-catalog-c-136_138/#315990002</text:p>
          </table:table-cell>
          <table:table-cell table:number-columns-repeated="1011"/>
        </table:table-row>
        <table:table-row table:style-name="ro8">
          <table:table-cell table:style-name="ce56" office:value-type="float" office:value="310030140">
            <text:p>310030140</text:p>
          </table:table-cell>
          <table:table-cell table:style-name="ce59" office:value-type="string" office:string-value="MC33932VW">
            <text:p><text:s/>MC33932VW </text:p>
          </table:table-cell>
          <table:table-cell table:style-name="ce59" office:value-type="string">
            <text:p>SMD Motor Driver;28V Vin;5A;H-Bridge;2-Ch</text:p>
          </table:table-cell>
          <table:table-cell table:style-name="ce59" office:value-type="string" office:string-value="IC ">
            <text:p><text:s/>IC <text:s/></text:p>
          </table:table-cell>
          <table:table-cell table:style-name="ce56" office:value-type="string">
            <text:p>HSOP-44</text:p>
          </table:table-cell>
          <table:table-cell table:style-name="ce59" office:value-type="string">
            <text:p>Freescale</text:p>
          </table:table-cell>
          <table:table-cell table:style-name="ce59"/>
          <table:table-cell table:style-name="ce62" office:value-type="float" office:value="12">
            <text:p>12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1">
            <text:p>11</text:p>
          </table:table-cell>
          <table:table-cell table:style-name="ce62" office:value-type="float" office:value="1.1">
            <text:p>1.1</text:p>
          </table:table-cell>
          <table:table-cell table:style-name="ce59"/>
          <table:table-cell office:value-type="string">
            <text:p>http://www.seeedstudio.com/depot/OPLopen-parts-library-catalog-c-136_138/#310030140</text:p>
          </table:table-cell>
          <table:table-cell table:number-columns-repeated="1011"/>
        </table:table-row>
        <table:table-row table:style-name="ro8">
          <table:table-cell table:style-name="ce56" office:value-type="float" office:value="310070032">
            <text:p>310070032</text:p>
          </table:table-cell>
          <table:table-cell table:style-name="ce59" office:value-type="string" office:string-value="W5500">
            <text:p><text:s/>W5500 </text:p>
          </table:table-cell>
          <table:table-cell table:style-name="ce59" office:value-type="string" office:string-value="SMD IC Interface;">
            <text:p><text:s/>SMD IC Interface; </text:p>
          </table:table-cell>
          <table:table-cell table:style-name="ce59" office:value-type="string" office:string-value="IC ">
            <text:p><text:s/>IC <text:s/></text:p>
          </table:table-cell>
          <table:table-cell table:style-name="ce56" office:value-type="string">
            <text:p>LQFP-48</text:p>
          </table:table-cell>
          <table:table-cell table:style-name="ce59" office:value-type="string">
            <text:p>WIZnet</text:p>
          </table:table-cell>
          <table:table-cell table:style-name="ce59"/>
          <table:table-cell table:style-name="ce62" office:value-type="float" office:value="4">
            <text:p>4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2">
            <text:p>12</text:p>
          </table:table-cell>
          <table:table-cell table:style-name="ce62" office:value-type="float" office:value="1.2">
            <text:p>1.2</text:p>
          </table:table-cell>
          <table:table-cell table:style-name="ce59"/>
          <table:table-cell office:value-type="string">
            <text:p>http://www.seeedstudio.com/depot/OPLopen-parts-library-catalog-c-136_138/#310070032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335">
            <text:p>301010335</text:p>
          </table:table-cell>
          <table:table-cell table:style-name="ce59" office:value-type="string" office:string-value="RC0805JR-076K8L">
            <text:p><text:s/>RC0805JR-076K8L </text:p>
          </table:table-cell>
          <table:table-cell table:style-name="ce59" office:value-type="string" office:string-value="SMD RES 6.8K-5%-1/8W">
            <text:p><text:s/>SMD RES 6.8K-5%-1/8W </text:p>
          </table:table-cell>
          <table:table-cell table:style-name="ce59" office:value-type="string" office:string-value="Resistor ">
            <text:p><text:s/>Resistor <text:s/></text:p>
          </table:table-cell>
          <table:table-cell table:style-name="ce56" office:value-type="string">
            <text:p>0805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335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504">
            <text:p>301010504</text:p>
          </table:table-cell>
          <table:table-cell table:style-name="ce59" office:value-type="string" office:string-value="RC0402JR-07220KL">
            <text:p><text:s/>RC0402JR-07220KL </text:p>
          </table:table-cell>
          <table:table-cell table:style-name="ce59" office:value-type="string" office:string-value="SMD RES;220K-1/16W-5%">
            <text:p><text:s/>SMD RES;220K-1/16W-5% </text:p>
          </table:table-cell>
          <table:table-cell table:style-name="ce59" office:value-type="string" office:string-value="Resistor ">
            <text:p><text:s/>Resistor <text:s/></text:p>
          </table:table-cell>
          <table:table-cell table:style-name="ce56" office:value-type="string">
            <text:p>0402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504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534">
            <text:p>301010534</text:p>
          </table:table-cell>
          <table:table-cell table:style-name="ce59" office:value-type="string" office:string-value="RC0805JR-07220KL">
            <text:p><text:s/>RC0805JR-07220KL </text:p>
          </table:table-cell>
          <table:table-cell table:style-name="ce59" office:value-type="string" office:string-value="SMD RES 220K-5%-1/10W">
            <text:p><text:s/>SMD RES 220K-5%-1/10W </text:p>
          </table:table-cell>
          <table:table-cell table:style-name="ce59" office:value-type="string" office:string-value="Resistor ">
            <text:p><text:s/>Resistor <text:s/></text:p>
          </table:table-cell>
          <table:table-cell table:style-name="ce56" office:value-type="string">
            <text:p>0603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534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499">
            <text:p>301010499</text:p>
          </table:table-cell>
          <table:table-cell table:style-name="ce59" office:value-type="string" office:string-value="RC0603JR-07220KL">
            <text:p><text:s/>RC0603JR-07220KL </text:p>
          </table:table-cell>
          <table:table-cell table:style-name="ce59" office:value-type="string" office:string-value="SMD RES 220K-5%-1/8W;">
            <text:p><text:s/>SMD RES 220K-5%-1/8W; </text:p>
          </table:table-cell>
          <table:table-cell table:style-name="ce59" office:value-type="string" office:string-value="Resistor ">
            <text:p><text:s/>Resistor <text:s/></text:p>
          </table:table-cell>
          <table:table-cell table:style-name="ce56" office:value-type="string">
            <text:p>0805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499</text:p>
          </table:table-cell>
          <table:table-cell table:number-columns-repeated="1011"/>
        </table:table-row>
        <table:table-row table:style-name="ro8">
          <table:table-cell table:style-name="ce56" office:value-type="float" office:value="303010002">
            <text:p>303010002</text:p>
          </table:table-cell>
          <table:table-cell table:style-name="ce59" office:value-type="string" office:string-value="LQP15MN3N9B02D">
            <text:p><text:s/>LQP15MN3N9B02D </text:p>
          </table:table-cell>
          <table:table-cell table:style-name="ce59" office:value-type="string">
            <text:p>SMD Inductor 3.9nH-0.1nH-170mA</text:p>
          </table:table-cell>
          <table:table-cell table:style-name="ce59" office:value-type="string">
            <text:p>Inductor</text:p>
          </table:table-cell>
          <table:table-cell table:style-name="ce56" office:value-type="string">
            <text:p>0402</text:p>
          </table:table-cell>
          <table:table-cell table:style-name="ce59" office:value-type="string">
            <text:p>Murata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3010002</text:p>
          </table:table-cell>
          <table:table-cell table:number-columns-repeated="1011"/>
        </table:table-row>
        <table:table-row table:style-name="ro8">
          <table:table-cell table:style-name="ce56" office:value-type="float" office:value="303010035">
            <text:p>303010035</text:p>
          </table:table-cell>
          <table:table-cell table:style-name="ce59" office:value-type="string" office:string-value="LQG15HS8N2J02">
            <text:p><text:s/>LQG15HS8N2J02 </text:p>
          </table:table-cell>
          <table:table-cell table:style-name="ce59" office:value-type="string">
            <text:p>SMD Inductor 8.2nH-5%-300mA</text:p>
          </table:table-cell>
          <table:table-cell table:style-name="ce59" office:value-type="string">
            <text:p>Inductor</text:p>
          </table:table-cell>
          <table:table-cell table:style-name="ce56" office:value-type="string">
            <text:p>0402</text:p>
          </table:table-cell>
          <table:table-cell table:style-name="ce59" office:value-type="string">
            <text:p>Murata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3010035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199">
            <text:p>301010199</text:p>
          </table:table-cell>
          <table:table-cell table:style-name="ce59" office:value-type="string" office:string-value="RC0603FR-0722KL">
            <text:p><text:s/>RC0603FR-0722KL </text:p>
          </table:table-cell>
          <table:table-cell table:style-name="ce59" office:value-type="string" office:string-value="SMD RES 22K-1%-1/10W">
            <text:p><text:s/>SMD RES 22K-1%-1/10W </text:p>
          </table:table-cell>
          <table:table-cell table:style-name="ce59" office:value-type="string" office:string-value="Resistor ">
            <text:p><text:s/>Resistor <text:s/></text:p>
          </table:table-cell>
          <table:table-cell table:style-name="ce56" office:value-type="string">
            <text:p>0603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199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063">
            <text:p>301010063</text:p>
          </table:table-cell>
          <table:table-cell table:style-name="ce59" office:value-type="string" office:string-value="RC0402FR-0722KL">
            <text:p><text:s/>RC0402FR-0722KL </text:p>
          </table:table-cell>
          <table:table-cell table:style-name="ce59" office:value-type="string" office:string-value="SMD RES 22K-1%-1/16W">
            <text:p><text:s/>SMD RES 22K-1%-1/16W </text:p>
          </table:table-cell>
          <table:table-cell table:style-name="ce59" office:value-type="string" office:string-value="Resistor ">
            <text:p><text:s/>Resistor <text:s/></text:p>
          </table:table-cell>
          <table:table-cell table:style-name="ce56" office:value-type="string">
            <text:p>0402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063</text:p>
          </table:table-cell>
          <table:table-cell table:number-columns-repeated="1011"/>
        </table:table-row>
        <table:table-row table:style-name="ro8">
          <table:table-cell table:style-name="ce56" office:value-type="float" office:value="320070002">
            <text:p>320070002</text:p>
          </table:table-cell>
          <table:table-cell table:style-name="ce59" office:value-type="string" office:string-value="ICS-8P">
            <text:p><text:s/>ICS-8P </text:p>
          </table:table-cell>
          <table:table-cell table:style-name="ce59" office:value-type="string" office:string-value="DIP IC Socket;">
            <text:p><text:s/>DIP IC Socket; </text:p>
          </table:table-cell>
          <table:table-cell table:style-name="ce59" office:value-type="string" office:string-value="Connector ">
            <text:p><text:s/>Connector <text:s/></text:p>
          </table:table-cell>
          <table:table-cell table:style-name="ce56" office:value-type="string">
            <text:p>2*4P-2.54mm</text:p>
          </table:table-cell>
          <table:table-cell table:style-name="ce59" office:value-type="string" office:string-value="NSTECH">
            <text:p><text:s/>NSTECH </text:p>
          </table:table-cell>
          <table:table-cell table:style-name="ce59"/>
          <table:table-cell table:style-name="ce62" office:value-type="float" office:value="0.08">
            <text:p>0.08</text:p>
          </table:table-cell>
          <table:table-cell table:style-name="ce62" office:value-type="float" office:value="30">
            <text:p>30</text:p>
          </table:table-cell>
          <table:table-cell table:style-name="ce62" office:value-type="float" office:value="8">
            <text:p>8</text:p>
          </table:table-cell>
          <table:table-cell table:style-name="ce62" office:value-type="float" office:value="0.8">
            <text:p>0.8</text:p>
          </table:table-cell>
          <table:table-cell table:style-name="ce59"/>
          <table:table-cell office:value-type="string">
            <text:p>http://www.seeedstudio.com/depot/OPLopen-parts-library-catalog-c-136_138/#320070002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091">
            <text:p>301010091</text:p>
          </table:table-cell>
          <table:table-cell table:style-name="ce59" office:value-type="string" office:string-value="RC0603JR-0747RL">
            <text:p><text:s/>RC0603JR-0747RL </text:p>
          </table:table-cell>
          <table:table-cell table:style-name="ce59" office:value-type="string" office:string-value="SMD RES 47R-5%-1/10W">
            <text:p><text:s/>SMD RES 47R-5%-1/10W </text:p>
          </table:table-cell>
          <table:table-cell table:style-name="ce59" office:value-type="string" office:string-value="Resistor ">
            <text:p><text:s/>Resistor <text:s/></text:p>
          </table:table-cell>
          <table:table-cell table:style-name="ce56" office:value-type="string">
            <text:p>0603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091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380">
            <text:p>301010380</text:p>
          </table:table-cell>
          <table:table-cell table:style-name="ce59" office:value-type="string" office:string-value="RC0805JR-0747RL">
            <text:p><text:s/>RC0805JR-0747RL </text:p>
          </table:table-cell>
          <table:table-cell table:style-name="ce59" office:value-type="string" office:string-value="SMD RES 47R-5%-1/8W">
            <text:p><text:s/>SMD RES 47R-5%-1/8W </text:p>
          </table:table-cell>
          <table:table-cell table:style-name="ce59" office:value-type="string" office:string-value="Resistor ">
            <text:p><text:s/>Resistor <text:s/></text:p>
          </table:table-cell>
          <table:table-cell table:style-name="ce56" office:value-type="string">
            <text:p>0805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380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046">
            <text:p>301010046</text:p>
          </table:table-cell>
          <table:table-cell table:style-name="ce59" office:value-type="string" office:string-value="RC0402JR-07820RL">
            <text:p><text:s/>RC0402JR-07820RL </text:p>
          </table:table-cell>
          <table:table-cell table:style-name="ce59" office:value-type="string" office:string-value="SMD RES 820R-5%-1/16W">
            <text:p><text:s/>SMD RES 820R-5%-1/16W </text:p>
          </table:table-cell>
          <table:table-cell table:style-name="ce59" office:value-type="string" office:string-value="Resistor ">
            <text:p><text:s/>Resistor <text:s/></text:p>
          </table:table-cell>
          <table:table-cell table:style-name="ce56" office:value-type="string">
            <text:p>0402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046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257">
            <text:p>301010257</text:p>
          </table:table-cell>
          <table:table-cell table:style-name="ce59" office:value-type="string" office:string-value="RC0603FR-07820RL">
            <text:p><text:s/>RC0603FR-07820RL </text:p>
          </table:table-cell>
          <table:table-cell table:style-name="ce59" office:value-type="string" office:string-value="SMD RES 820R-1%-1/10W">
            <text:p><text:s/>SMD RES 820R-1%-1/10W </text:p>
          </table:table-cell>
          <table:table-cell table:style-name="ce59" office:value-type="string" office:string-value="Resistor ">
            <text:p><text:s/>Resistor <text:s/></text:p>
          </table:table-cell>
          <table:table-cell table:style-name="ce56" office:value-type="string">
            <text:p>0603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257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190">
            <text:p>301010190</text:p>
          </table:table-cell>
          <table:table-cell table:style-name="ce59" office:value-type="string" office:string-value="RC0603FR-07470KL">
            <text:p><text:s/>RC0603FR-07470KL </text:p>
          </table:table-cell>
          <table:table-cell table:style-name="ce59" office:value-type="string" office:string-value="SMD RES 470K-1%-1/10W">
            <text:p><text:s/>SMD RES 470K-1%-1/10W </text:p>
          </table:table-cell>
          <table:table-cell table:style-name="ce59" office:value-type="string" office:string-value="Resistor ">
            <text:p><text:s/>Resistor <text:s/></text:p>
          </table:table-cell>
          <table:table-cell table:style-name="ce56" office:value-type="string">
            <text:p>0603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190</text:p>
          </table:table-cell>
          <table:table-cell table:number-columns-repeated="1011"/>
        </table:table-row>
        <table:table-row table:style-name="ro8">
          <table:table-cell table:style-name="ce56" office:value-type="float" office:value="310010067">
            <text:p>310010067</text:p>
          </table:table-cell>
          <table:table-cell table:style-name="ce59" office:value-type="string" office:string-value="STM32F407VET6">
            <text:p><text:s/>STM32F407VET6 </text:p>
          </table:table-cell>
          <table:table-cell table:style-name="ce59" office:value-type="string" office:string-value="SMD IC MCU;">
            <text:p><text:s/>SMD IC MCU; </text:p>
          </table:table-cell>
          <table:table-cell table:style-name="ce59" office:value-type="string" office:string-value="IC ">
            <text:p><text:s/>IC <text:s/></text:p>
          </table:table-cell>
          <table:table-cell table:style-name="ce56" office:value-type="string">
            <text:p>LQFP-100</text:p>
          </table:table-cell>
          <table:table-cell table:style-name="ce59" office:value-type="string">
            <text:p>STMicroelectronics</text:p>
          </table:table-cell>
          <table:table-cell table:style-name="ce59"/>
          <table:table-cell table:style-name="ce62" office:value-type="float" office:value="11">
            <text:p>11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00">
            <text:p>100</text:p>
          </table:table-cell>
          <table:table-cell table:style-name="ce62" office:value-type="float" office:value="10">
            <text:p>10</text:p>
          </table:table-cell>
          <table:table-cell table:style-name="ce59"/>
          <table:table-cell office:value-type="string">
            <text:p>http://www.seeedstudio.com/depot/OPLopen-parts-library-catalog-c-136_138/#310010067</text:p>
          </table:table-cell>
          <table:table-cell table:number-columns-repeated="1011"/>
        </table:table-row>
        <table:table-row table:style-name="ro8">
          <table:table-cell table:style-name="ce56" office:value-type="float" office:value="104990054">
            <text:p>104990054</text:p>
          </table:table-cell>
          <table:table-cell table:style-name="ce59" office:value-type="string" office:string-value="EM027AS011">
            <text:p><text:s/>EM027AS011 </text:p>
          </table:table-cell>
          <table:table-cell table:style-name="ce59" office:value-type="string" office:string-value="2.7'' e-Paper Panel;">
            <text:p><text:s/>2.7'' e-Paper Panel; </text:p>
          </table:table-cell>
          <table:table-cell table:style-name="ce59" office:value-type="string" office:string-value="Display">
            <text:p><text:s/>Display </text:p>
          </table:table-cell>
          <table:table-cell table:style-name="ce56" office:value-type="string">
            <text:p>2.7"</text:p>
          </table:table-cell>
          <table:table-cell table:style-name="ce59" office:value-type="string" office:string-value="PDI">
            <text:p><text:s/>PDI </text:p>
          </table:table-cell>
          <table:table-cell table:style-name="ce59"/>
          <table:table-cell table:style-name="ce62" office:value-type="float" office:value="25.9">
            <text:p>25.9</text:p>
          </table:table-cell>
          <table:table-cell table:style-name="ce62" office:value-type="float" office:value="1">
            <text:p>1</text:p>
          </table:table-cell>
          <table:table-cell table:number-columns-repeated="2" table:style-name="ce62" office:value-type="float" office:value="0">
            <text:p>0</text:p>
          </table:table-cell>
          <table:table-cell table:style-name="ce59"/>
          <table:table-cell office:value-type="string">
            <text:p>http://www.seeedstudio.com/depot/OPLopen-parts-library-catalog-c-136_138/#104990054</text:p>
          </table:table-cell>
          <table:table-cell table:number-columns-repeated="1011"/>
        </table:table-row>
        <table:table-row table:style-name="ro8">
          <table:table-cell table:style-name="ce56" office:value-type="float" office:value="104990080">
            <text:p>104990080</text:p>
          </table:table-cell>
          <table:table-cell table:style-name="ce59" office:value-type="string" office:string-value="EG020BS011">
            <text:p><text:s/>EG020BS011 </text:p>
          </table:table-cell>
          <table:table-cell table:style-name="ce59" office:value-type="string" office:string-value="2.0''e-Paper Panel">
            <text:p><text:s/>2.0''e-Paper Panel </text:p>
          </table:table-cell>
          <table:table-cell table:style-name="ce59" office:value-type="string" office:string-value="Display">
            <text:p><text:s/>Display </text:p>
          </table:table-cell>
          <table:table-cell table:style-name="ce56" office:value-type="string">
            <text:p>2.0"</text:p>
          </table:table-cell>
          <table:table-cell table:style-name="ce59" office:value-type="string" office:string-value="PDI">
            <text:p><text:s/>PDI </text:p>
          </table:table-cell>
          <table:table-cell table:style-name="ce59"/>
          <table:table-cell table:style-name="ce62" office:value-type="float" office:value="19.9">
            <text:p>19.9</text:p>
          </table:table-cell>
          <table:table-cell table:style-name="ce62" office:value-type="float" office:value="1">
            <text:p>1</text:p>
          </table:table-cell>
          <table:table-cell table:number-columns-repeated="2" table:style-name="ce62" office:value-type="float" office:value="0">
            <text:p>0</text:p>
          </table:table-cell>
          <table:table-cell table:style-name="ce59"/>
          <table:table-cell office:value-type="string">
            <text:p>http://www.seeedstudio.com/depot/OPLopen-parts-library-catalog-c-136_138/#104990080</text:p>
          </table:table-cell>
          <table:table-cell table:number-columns-repeated="1011"/>
        </table:table-row>
        <table:table-row table:style-name="ro8">
          <table:table-cell table:style-name="ce56" office:value-type="float" office:value="304030011">
            <text:p>304030011</text:p>
          </table:table-cell>
          <table:table-cell table:style-name="ce59" office:value-type="string" office:string-value="1N5227B">
            <text:p><text:s/>1N5227B </text:p>
          </table:table-cell>
          <table:table-cell table:style-name="ce59" office:value-type="string">
            <text:p>DIP Diode Zener 3.6V-500MW;</text:p>
          </table:table-cell>
          <table:table-cell table:style-name="ce59" office:value-type="string" office:string-value="Diode ">
            <text:p><text:s/>Diode <text:s/></text:p>
          </table:table-cell>
          <table:table-cell table:style-name="ce56" office:value-type="string">
            <text:p>DO-35</text:p>
          </table:table-cell>
          <table:table-cell table:style-name="ce59" office:value-type="string" office:string-value="Micro Commercial Co">
            <text:p><text:s/>Micro Commercial Co </text:p>
          </table:table-cell>
          <table:table-cell table:style-name="ce59"/>
          <table:table-cell table:style-name="ce62" office:value-type="float" office:value="0.1">
            <text:p>0.1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4030011</text:p>
          </table:table-cell>
          <table:table-cell table:number-columns-repeated="1011"/>
        </table:table-row>
        <table:table-row table:style-name="ro8">
          <table:table-cell table:style-name="ce56" office:value-type="float" office:value="314090000">
            <text:p>314090000</text:p>
          </table:table-cell>
          <table:table-cell table:style-name="ce59" office:value-type="string" office:string-value="TA12-200">
            <text:p><text:s/>TA12-200 </text:p>
          </table:table-cell>
          <table:table-cell table:style-name="ce59" office:value-type="string" office:string-value="DIP Current Sensor;">
            <text:p><text:s/>DIP Current Sensor; </text:p>
          </table:table-cell>
          <table:table-cell table:style-name="ce59" office:value-type="string" office:string-value="Sensor">
            <text:p><text:s/>Sensor </text:p>
          </table:table-cell>
          <table:table-cell table:style-name="ce56" office:value-type="string">
            <text:p>2P-L16.8*W9.0*H32.0mm</text:p>
          </table:table-cell>
          <table:table-cell table:style-name="ce59" office:value-type="string" office:string-value="YH">
            <text:p><text:s/>YH </text:p>
          </table:table-cell>
          <table:table-cell table:style-name="ce59"/>
          <table:table-cell table:style-name="ce62" office:value-type="float" office:value="3">
            <text:p>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14090000</text:p>
          </table:table-cell>
          <table:table-cell table:number-columns-repeated="1011"/>
        </table:table-row>
        <table:table-row table:style-name="ro9">
          <table:table-cell table:style-name="ce56" office:value-type="float" office:value="314100003">
            <text:p>314100003</text:p>
          </table:table-cell>
          <table:table-cell table:style-name="ce59" office:value-type="string" office:string-value="MQ-2">
            <text:p><text:s/>MQ-2 </text:p>
          </table:table-cell>
          <table:table-cell table:style-name="ce59" office:value-type="string" office:string-value="DIP Gas Sensor；Combustible Gas、Smoke">
            <text:p><text:s/>DIP Gas Sensor；Combustible Gas、Smoke </text:p>
          </table:table-cell>
          <table:table-cell table:style-name="ce59" office:value-type="string" office:string-value="Sensor">
            <text:p><text:s/>Sensor </text:p>
          </table:table-cell>
          <table:table-cell table:style-name="ce56" office:value-type="string">
            <text:p>6P-Round</text:p>
          </table:table-cell>
          <table:table-cell table:style-name="ce59" office:value-type="string">
            <text:p>winsensor</text:p>
          </table:table-cell>
          <table:table-cell table:style-name="ce59"/>
          <table:table-cell table:style-name="ce62" office:value-type="float" office:value="2">
            <text:p>2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0.6">
            <text:p>0.6</text:p>
          </table:table-cell>
          <table:table-cell table:style-name="ce59"/>
          <table:table-cell office:value-type="string">
            <text:p>http://www.seeedstudio.com/depot/OPLopen-parts-library-catalog-c-136_138/#314100003</text:p>
          </table:table-cell>
          <table:table-cell table:number-columns-repeated="1011"/>
        </table:table-row>
        <table:table-row table:style-name="ro8">
          <table:table-cell table:style-name="ce56" office:value-type="float" office:value="314100007">
            <text:p>314100007</text:p>
          </table:table-cell>
          <table:table-cell table:style-name="ce59" office:value-type="string" office:string-value="MQ-3">
            <text:p><text:s/>MQ-3 </text:p>
          </table:table-cell>
          <table:table-cell table:style-name="ce59" office:value-type="string" office:string-value="DIP Gas Sensor;Alcohol and Benzine">
            <text:p><text:s/>DIP Gas Sensor;Alcohol and Benzine </text:p>
          </table:table-cell>
          <table:table-cell table:style-name="ce59" office:value-type="string" office:string-value="Sensor">
            <text:p><text:s/>Sensor </text:p>
          </table:table-cell>
          <table:table-cell table:style-name="ce56" office:value-type="string">
            <text:p>6P-Round</text:p>
          </table:table-cell>
          <table:table-cell table:style-name="ce59" office:value-type="string">
            <text:p>winsensor</text:p>
          </table:table-cell>
          <table:table-cell table:style-name="ce59"/>
          <table:table-cell table:style-name="ce62" office:value-type="float" office:value="3.5">
            <text:p>3.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0.6">
            <text:p>0.6</text:p>
          </table:table-cell>
          <table:table-cell table:style-name="ce59"/>
          <table:table-cell office:value-type="string">
            <text:p>http://www.seeedstudio.com/depot/OPLopen-parts-library-catalog-c-136_138/#314100007</text:p>
          </table:table-cell>
          <table:table-cell table:number-columns-repeated="1011"/>
        </table:table-row>
        <table:table-row table:style-name="ro8">
          <table:table-cell table:style-name="ce56" office:value-type="float" office:value="314100000">
            <text:p>314100000</text:p>
          </table:table-cell>
          <table:table-cell table:style-name="ce59" office:value-type="string" office:string-value="MQ-5">
            <text:p><text:s/>MQ-5 </text:p>
          </table:table-cell>
          <table:table-cell table:style-name="ce59" office:value-type="string" office:string-value="DIP Gas Sensor;LPG, Natural Gas, Town Gas">
            <text:p><text:s/>DIP Gas Sensor;LPG, Natural Gas, Town Gas </text:p>
          </table:table-cell>
          <table:table-cell table:style-name="ce59" office:value-type="string" office:string-value="Sensor">
            <text:p><text:s/>Sensor </text:p>
          </table:table-cell>
          <table:table-cell table:style-name="ce56" office:value-type="string">
            <text:p>6P-Round</text:p>
          </table:table-cell>
          <table:table-cell table:style-name="ce59" office:value-type="string">
            <text:p>winsensor</text:p>
          </table:table-cell>
          <table:table-cell table:style-name="ce59"/>
          <table:table-cell table:style-name="ce62" office:value-type="float" office:value="1.6">
            <text:p>1.6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0.6">
            <text:p>0.6</text:p>
          </table:table-cell>
          <table:table-cell table:style-name="ce59"/>
          <table:table-cell office:value-type="string">
            <text:p>http://www.seeedstudio.com/depot/OPLopen-parts-library-catalog-c-136_138/#314100000</text:p>
          </table:table-cell>
          <table:table-cell table:number-columns-repeated="1011"/>
        </table:table-row>
        <table:table-row table:style-name="ro8">
          <table:table-cell table:style-name="ce56" office:value-type="float" office:value="314100008">
            <text:p>314100008</text:p>
          </table:table-cell>
          <table:table-cell table:style-name="ce59" office:value-type="string" office:string-value="MQ-9">
            <text:p><text:s/>MQ-9 </text:p>
          </table:table-cell>
          <table:table-cell table:style-name="ce59" office:value-type="string" office:string-value="DIP Gas Sensor;LPG, CO, CH4">
            <text:p><text:s/>DIP Gas Sensor;LPG, CO, CH4 </text:p>
          </table:table-cell>
          <table:table-cell table:style-name="ce59" office:value-type="string" office:string-value="Sensor">
            <text:p><text:s/>Sensor </text:p>
          </table:table-cell>
          <table:table-cell table:style-name="ce56" office:value-type="string">
            <text:p>6P-Round</text:p>
          </table:table-cell>
          <table:table-cell table:style-name="ce59" office:value-type="string">
            <text:p>winsensor</text:p>
          </table:table-cell>
          <table:table-cell table:style-name="ce59"/>
          <table:table-cell table:style-name="ce62" office:value-type="float" office:value="4">
            <text:p>4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0.6">
            <text:p>0.6</text:p>
          </table:table-cell>
          <table:table-cell table:style-name="ce59"/>
          <table:table-cell office:value-type="string">
            <text:p>http://www.seeedstudio.com/depot/OPLopen-parts-library-catalog-c-136_138/#314100008</text:p>
          </table:table-cell>
          <table:table-cell table:number-columns-repeated="1011"/>
        </table:table-row>
        <table:table-row table:style-name="ro8">
          <table:table-cell table:style-name="ce56" office:value-type="float" office:value="314100011">
            <text:p>314100011</text:p>
          </table:table-cell>
          <table:table-cell table:style-name="ce59" office:value-type="string" office:string-value="ME2-O2">
            <text:p><text:s/>ME2-O2 </text:p>
          </table:table-cell>
          <table:table-cell table:style-name="ce59" office:value-type="string" office:string-value="DIP Gas Sensor;oxygen">
            <text:p><text:s/>DIP Gas Sensor;oxygen </text:p>
          </table:table-cell>
          <table:table-cell table:style-name="ce59" office:value-type="string" office:string-value="Sensor">
            <text:p><text:s/>Sensor </text:p>
          </table:table-cell>
          <table:table-cell table:style-name="ce56" office:value-type="string">
            <text:p>2P-D20.2*H16.5mm</text:p>
          </table:table-cell>
          <table:table-cell table:style-name="ce59" office:value-type="string">
            <text:p>winsensor</text:p>
          </table:table-cell>
          <table:table-cell table:style-name="ce59"/>
          <table:table-cell table:style-name="ce62" office:value-type="float" office:value="35">
            <text:p>3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14100011</text:p>
          </table:table-cell>
          <table:table-cell table:number-columns-repeated="1011"/>
        </table:table-row>
        <table:table-row table:style-name="ro8">
          <table:table-cell table:style-name="ce56" office:value-type="float" office:value="314100005">
            <text:p>314100005</text:p>
          </table:table-cell>
          <table:table-cell table:style-name="ce59" office:value-type="string" office:string-value="WSP2110">
            <text:p><text:s/>WSP2110 </text:p>
          </table:table-cell>
          <table:table-cell table:style-name="ce59" office:value-type="string" office:string-value="DIP Gas Sensor;toluene, formaldehyde, benzene, alcohol and acetone">
            <text:p><text:s/>DIP Gas Sensor;toluene, formaldehyde, benzene, alcohol and acetone </text:p>
          </table:table-cell>
          <table:table-cell table:style-name="ce59" office:value-type="string" office:string-value="Sensor">
            <text:p><text:s/>Sensor </text:p>
          </table:table-cell>
          <table:table-cell table:style-name="ce56" office:value-type="string">
            <text:p>4P-D9.4*H7.5mm</text:p>
          </table:table-cell>
          <table:table-cell table:style-name="ce59" office:value-type="string">
            <text:p>winsensor</text:p>
          </table:table-cell>
          <table:table-cell table:style-name="ce59"/>
          <table:table-cell table:style-name="ce62" office:value-type="float" office:value="10">
            <text:p>10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0.4">
            <text:p>0.4</text:p>
          </table:table-cell>
          <table:table-cell table:style-name="ce59"/>
          <table:table-cell office:value-type="string">
            <text:p>http://www.seeedstudio.com/depot/OPLopen-parts-library-catalog-c-136_138/#314100005</text:p>
          </table:table-cell>
          <table:table-cell table:number-columns-repeated="1011"/>
        </table:table-row>
        <table:table-row table:style-name="ro8">
          <table:table-cell table:style-name="ce56" office:value-type="float" office:value="314100006">
            <text:p>314100006</text:p>
          </table:table-cell>
          <table:table-cell table:style-name="ce59" office:value-type="string" office:string-value="MQ303B">
            <text:p><text:s/>MQ303B </text:p>
          </table:table-cell>
          <table:table-cell table:style-name="ce59" office:value-type="string" office:string-value="DIP Gas Sensor; Alcohol">
            <text:p><text:s/>DIP Gas Sensor; Alcohol </text:p>
          </table:table-cell>
          <table:table-cell table:style-name="ce59" office:value-type="string" office:string-value="Sensor">
            <text:p><text:s/>Sensor </text:p>
          </table:table-cell>
          <table:table-cell table:style-name="ce56" office:value-type="string">
            <text:p>6P-Round-D8.0*H7.0mm</text:p>
          </table:table-cell>
          <table:table-cell table:style-name="ce59" office:value-type="string">
            <text:p>winsensor</text:p>
          </table:table-cell>
          <table:table-cell table:style-name="ce59"/>
          <table:table-cell table:style-name="ce62" office:value-type="float" office:value="3.5">
            <text:p>3.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0.6">
            <text:p>0.6</text:p>
          </table:table-cell>
          <table:table-cell table:style-name="ce59"/>
          <table:table-cell office:value-type="string">
            <text:p>http://www.seeedstudio.com/depot/OPLopen-parts-library-catalog-c-136_138/#314100006</text:p>
          </table:table-cell>
          <table:table-cell table:number-columns-repeated="1011"/>
        </table:table-row>
        <table:table-row table:style-name="ro8">
          <table:table-cell table:style-name="ce56" office:value-type="float" office:value="303010022">
            <text:p>303010022</text:p>
          </table:table-cell>
          <table:table-cell table:style-name="ce59" office:value-type="string" office:string-value="VLF5010ST-2R2M2R0">
            <text:p><text:s/>VLF5010ST-2R2M2R0 </text:p>
          </table:table-cell>
          <table:table-cell table:style-name="ce59" office:value-type="string">
            <text:p>SMD Inductor 2.2uH-20%-2A;</text:p>
          </table:table-cell>
          <table:table-cell table:style-name="ce59" office:value-type="string">
            <text:p>Inductor</text:p>
          </table:table-cell>
          <table:table-cell table:style-name="ce56" office:value-type="string">
            <text:p>2P-SMD-L4.8*W4.6*H1.0mm</text:p>
          </table:table-cell>
          <table:table-cell table:style-name="ce59" office:value-type="string" office:string-value="TDK">
            <text:p><text:s/>TDK </text:p>
          </table:table-cell>
          <table:table-cell table:style-name="ce59"/>
          <table:table-cell table:style-name="ce62" office:value-type="float" office:value="0.45">
            <text:p>0.45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3010022</text:p>
          </table:table-cell>
          <table:table-cell table:number-columns-repeated="1011"/>
        </table:table-row>
        <table:table-row table:style-name="ro8">
          <table:table-cell table:style-name="ce56" office:value-type="float" office:value="303010058">
            <text:p>303010058</text:p>
          </table:table-cell>
          <table:table-cell table:style-name="ce59" office:value-type="string" office:string-value="MLZ1005M2R2WT000">
            <text:p><text:s/>MLZ1005M2R2WT000 </text:p>
          </table:table-cell>
          <table:table-cell table:style-name="ce59" office:value-type="string">
            <text:p>SMD Inductor 2.2uH-20%-350mA;</text:p>
          </table:table-cell>
          <table:table-cell table:style-name="ce59" office:value-type="string">
            <text:p>Inductor</text:p>
          </table:table-cell>
          <table:table-cell table:style-name="ce56" office:value-type="string">
            <text:p>0402</text:p>
          </table:table-cell>
          <table:table-cell table:style-name="ce59" office:value-type="string" office:string-value="TDK">
            <text:p><text:s/>TDK </text:p>
          </table:table-cell>
          <table:table-cell table:style-name="ce59"/>
          <table:table-cell table:style-name="ce62" office:value-type="float" office:value="0.45">
            <text:p>0.45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3010058</text:p>
          </table:table-cell>
          <table:table-cell table:number-columns-repeated="1011"/>
        </table:table-row>
        <table:table-row table:style-name="ro8">
          <table:table-cell table:style-name="ce56" office:value-type="string">
            <text:p>303010005</text:p>
          </table:table-cell>
          <table:table-cell table:style-name="ce59" office:value-type="string" office:string-value="LQM21NN1R0K10D">
            <text:p><text:s/>LQM21NN1R0K10D </text:p>
          </table:table-cell>
          <table:table-cell table:style-name="ce59" office:value-type="string">
            <text:p>SMD Inductor 1uH-10%-50mA;</text:p>
          </table:table-cell>
          <table:table-cell table:style-name="ce59" office:value-type="string">
            <text:p>Inductor</text:p>
          </table:table-cell>
          <table:table-cell table:style-name="ce56" office:value-type="string">
            <text:p>0805</text:p>
          </table:table-cell>
          <table:table-cell table:style-name="ce59" office:value-type="string" office:string-value="AVX">
            <text:p><text:s/>AVX </text:p>
          </table:table-cell>
          <table:table-cell table:style-name="ce59"/>
          <table:table-cell table:style-name="ce62" office:value-type="float" office:value="0.1">
            <text:p>0.1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3010005</text:p>
          </table:table-cell>
          <table:table-cell table:number-columns-repeated="1011"/>
        </table:table-row>
        <table:table-row table:style-name="ro8">
          <table:table-cell table:style-name="ce56" office:value-type="float" office:value="320030090">
            <text:p>320030090</text:p>
          </table:table-cell>
          <table:table-cell table:style-name="ce59" office:value-type="string" office:string-value="F185-1210A0BA1">
            <text:p><text:s/>F185-1210A0BA1 </text:p>
          </table:table-cell>
          <table:table-cell table:style-name="ce59" office:value-type="string" office:string-value="DIP Black Female Header">
            <text:p><text:s/>DIP Black Female Header </text:p>
          </table:table-cell>
          <table:table-cell table:style-name="ce59" office:value-type="string" office:string-value="Connector ">
            <text:p><text:s/>Connector <text:s/></text:p>
          </table:table-cell>
          <table:table-cell table:style-name="ce56" office:value-type="string">
            <text:p>2*10P-2.54-8.5</text:p>
          </table:table-cell>
          <table:table-cell table:style-name="ce59" office:value-type="string" office:string-value="YCONN">
            <text:p><text:s/>YCONN </text:p>
          </table:table-cell>
          <table:table-cell table:style-name="ce59"/>
          <table:table-cell table:style-name="ce62" office:value-type="float" office:value="0.36">
            <text:p>0.36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2">
            <text:p>2</text:p>
          </table:table-cell>
          <table:table-cell table:style-name="ce59"/>
          <table:table-cell office:value-type="string">
            <text:p>http://www.seeedstudio.com/depot/OPLopen-parts-library-catalog-c-136_138/#320030090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197">
            <text:p>301010197</text:p>
          </table:table-cell>
          <table:table-cell table:style-name="ce59" office:value-type="string" office:string-value="RC0603FR-07270RL">
            <text:p><text:s/>RC0603FR-07270RL </text:p>
          </table:table-cell>
          <table:table-cell table:style-name="ce59" office:value-type="string" office:string-value="SMD RES 270R-1%-1/10W">
            <text:p><text:s/>SMD RES 270R-1%-1/10W </text:p>
          </table:table-cell>
          <table:table-cell table:style-name="ce59" office:value-type="string" office:string-value="Resistor ">
            <text:p><text:s/>Resistor <text:s/></text:p>
          </table:table-cell>
          <table:table-cell table:style-name="ce56" office:value-type="string">
            <text:p>0603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197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360">
            <text:p>301010360</text:p>
          </table:table-cell>
          <table:table-cell table:style-name="ce59" office:value-type="string" office:string-value="RC0805JR-07270RL">
            <text:p><text:s/>RC0805JR-07270RL </text:p>
          </table:table-cell>
          <table:table-cell table:style-name="ce59" office:value-type="string" office:string-value="SMD RES 270R-5%-1/8W">
            <text:p><text:s/>SMD RES 270R-5%-1/8W </text:p>
          </table:table-cell>
          <table:table-cell table:style-name="ce59" office:value-type="string" office:string-value="Resistor ">
            <text:p><text:s/>Resistor <text:s/></text:p>
          </table:table-cell>
          <table:table-cell table:style-name="ce56" office:value-type="string">
            <text:p>0805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360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418">
            <text:p>301010418</text:p>
          </table:table-cell>
          <table:table-cell table:style-name="ce59" office:value-type="string" office:string-value="RC1206JR-07270RL">
            <text:p><text:s/>RC1206JR-07270RL </text:p>
          </table:table-cell>
          <table:table-cell table:style-name="ce59" office:value-type="string" office:string-value="SMD RES 270R-5%-1/4W">
            <text:p><text:s/>SMD RES 270R-5%-1/4W </text:p>
          </table:table-cell>
          <table:table-cell table:style-name="ce59" office:value-type="string" office:string-value="Resistor ">
            <text:p><text:s/>Resistor <text:s/></text:p>
          </table:table-cell>
          <table:table-cell table:style-name="ce56" office:value-type="string">
            <text:p>1206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418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078">
            <text:p>301010078</text:p>
          </table:table-cell>
          <table:table-cell table:style-name="ce59" office:value-type="string" office:string-value="RC0402JR-072K7L">
            <text:p><text:s/>RC0402JR-072K7L </text:p>
          </table:table-cell>
          <table:table-cell table:style-name="ce59" office:value-type="string" office:string-value="SMD RES 2.7K-5%-1/16W">
            <text:p><text:s/>SMD RES 2.7K-5%-1/16W </text:p>
          </table:table-cell>
          <table:table-cell table:style-name="ce59" office:value-type="string" office:string-value="Resistor ">
            <text:p><text:s/>Resistor <text:s/></text:p>
          </table:table-cell>
          <table:table-cell table:style-name="ce56" office:value-type="string">
            <text:p>0402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078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193">
            <text:p>301010193</text:p>
          </table:table-cell>
          <table:table-cell table:style-name="ce59" office:value-type="string" office:string-value="RC0603FR-072K7L">
            <text:p><text:s/>RC0603FR-072K7L </text:p>
          </table:table-cell>
          <table:table-cell table:style-name="ce59" office:value-type="string" office:string-value="SMD RES 2.7K-1%-1/10W">
            <text:p><text:s/>SMD RES 2.7K-1%-1/10W </text:p>
          </table:table-cell>
          <table:table-cell table:style-name="ce59" office:value-type="string" office:string-value="Resistor ">
            <text:p><text:s/>Resistor <text:s/></text:p>
          </table:table-cell>
          <table:table-cell table:style-name="ce56" office:value-type="string">
            <text:p>0603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193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395">
            <text:p>301010395</text:p>
          </table:table-cell>
          <table:table-cell table:style-name="ce59" office:value-type="string" office:string-value="RC0805FR-072K7L">
            <text:p><text:s/>RC0805FR-072K7L </text:p>
          </table:table-cell>
          <table:table-cell table:style-name="ce59" office:value-type="string" office:string-value="SMD RES 2.7K-1%-1/8W">
            <text:p><text:s/>SMD RES 2.7K-1%-1/8W </text:p>
          </table:table-cell>
          <table:table-cell table:style-name="ce59" office:value-type="string" office:string-value="Resistor ">
            <text:p><text:s/>Resistor <text:s/></text:p>
          </table:table-cell>
          <table:table-cell table:style-name="ce56" office:value-type="string">
            <text:p>0805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395</text:p>
          </table:table-cell>
          <table:table-cell table:number-columns-repeated="1011"/>
        </table:table-row>
        <table:table-row table:style-name="ro8">
          <table:table-cell table:style-name="ce56" office:value-type="float" office:value="306010044">
            <text:p>306010044</text:p>
          </table:table-cell>
          <table:table-cell table:style-name="ce59" office:value-type="string" office:string-value="HC49/US">
            <text:p><text:s/>HC49/US </text:p>
          </table:table-cell>
          <table:table-cell table:style-name="ce59" office:value-type="string" office:string-value="DIP Crystal 6MHz-32pF-30ppm-100R;">
            <text:p><text:s/>DIP Crystal 6MHz-32pF-30ppm-100R; </text:p>
          </table:table-cell>
          <table:table-cell table:style-name="ce59" office:value-type="string" office:string-value=" Crystal Oscillator ">
            <text:p><text:s text:c="2"/>Crystal Oscillator <text:s/></text:p>
          </table:table-cell>
          <table:table-cell table:style-name="ce56" office:value-type="string">
            <text:p>49/US 11.05*4.65*3.5+12.7mm</text:p>
          </table:table-cell>
          <table:table-cell table:style-name="ce59" office:value-type="string" office:string-value="XINHUIJING">
            <text:p><text:s/>XINHUIJING </text:p>
          </table:table-cell>
          <table:table-cell table:style-name="ce59"/>
          <table:table-cell table:style-name="ce62" office:value-type="float" office:value="0.15">
            <text:p>0.15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6010044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012">
            <text:p>301010012</text:p>
          </table:table-cell>
          <table:table-cell table:style-name="ce59" office:value-type="string" office:string-value="RC0402FR-07470RL">
            <text:p><text:s/>RC0402FR-07470RL </text:p>
          </table:table-cell>
          <table:table-cell table:style-name="ce59" office:value-type="string" office:string-value="SMD RES 470R-1%-1/16W">
            <text:p><text:s/>SMD RES 470R-1%-1/16W </text:p>
          </table:table-cell>
          <table:table-cell table:style-name="ce59" office:value-type="string" office:string-value="Resistor ">
            <text:p><text:s/>Resistor <text:s/></text:p>
          </table:table-cell>
          <table:table-cell table:style-name="ce56" office:value-type="string">
            <text:p>0402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012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367">
            <text:p>301010367</text:p>
          </table:table-cell>
          <table:table-cell table:style-name="ce59" office:value-type="string" office:string-value="RC0805FR-07470RL">
            <text:p><text:s/>RC0805FR-07470RL </text:p>
          </table:table-cell>
          <table:table-cell table:style-name="ce59" office:value-type="string" office:string-value="SMD RES 470R-1%-1/8W">
            <text:p><text:s/>SMD RES 470R-1%-1/8W </text:p>
          </table:table-cell>
          <table:table-cell table:style-name="ce59" office:value-type="string" office:string-value="Resistor ">
            <text:p><text:s/>Resistor <text:s/></text:p>
          </table:table-cell>
          <table:table-cell table:style-name="ce56" office:value-type="string">
            <text:p>0805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367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262">
            <text:p>301010262</text:p>
          </table:table-cell>
          <table:table-cell table:style-name="ce59" office:value-type="string" office:string-value="RC0603FR-0733RL">
            <text:p><text:s/>RC0603FR-0733RL </text:p>
          </table:table-cell>
          <table:table-cell table:style-name="ce59" office:value-type="string" office:string-value="SMD RES 33R-1%-1/10W">
            <text:p><text:s/>SMD RES 33R-1%-1/10W </text:p>
          </table:table-cell>
          <table:table-cell table:style-name="ce59" office:value-type="string" office:string-value="Resistor ">
            <text:p><text:s/>Resistor <text:s/></text:p>
          </table:table-cell>
          <table:table-cell table:style-name="ce56" office:value-type="string">
            <text:p>0603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262</text:p>
          </table:table-cell>
          <table:table-cell table:number-columns-repeated="1011"/>
        </table:table-row>
        <table:table-row table:style-name="ro8">
          <table:table-cell table:style-name="ce56" office:value-type="float" office:value="320030032">
            <text:p>320030032</text:p>
          </table:table-cell>
          <table:table-cell table:style-name="ce59"/>
          <table:table-cell table:style-name="ce59" office:value-type="string" office:string-value="DIP Black Female Header VERT">
            <text:p><text:s/>DIP Black Female Header VERT </text:p>
          </table:table-cell>
          <table:table-cell table:style-name="ce59" office:value-type="string" office:string-value="Connector ">
            <text:p><text:s/>Connector <text:s/></text:p>
          </table:table-cell>
          <table:table-cell table:style-name="ce56" office:value-type="string">
            <text:p>1*10P-2.54-8.5mm</text:p>
          </table:table-cell>
          <table:table-cell table:style-name="ce59" office:value-type="string" office:string-value="YXCON">
            <text:p><text:s/>YXCON </text:p>
          </table:table-cell>
          <table:table-cell table:style-name="ce59"/>
          <table:table-cell table:style-name="ce62" office:value-type="float" office:value="0.2">
            <text:p>0.2</text:p>
          </table:table-cell>
          <table:table-cell table:number-columns-repeated="2" table:style-name="ce62" office:value-type="float" office:value="10">
            <text:p>10</text:p>
          </table:table-cell>
          <table:table-cell table:style-name="ce62" office:value-type="float" office:value="1">
            <text:p>1</text:p>
          </table:table-cell>
          <table:table-cell table:style-name="ce59"/>
          <table:table-cell office:value-type="string">
            <text:p>http://www.seeedstudio.com/depot/OPLopen-parts-library-catalog-c-136_138/#320030032</text:p>
          </table:table-cell>
          <table:table-cell table:number-columns-repeated="1011"/>
        </table:table-row>
        <table:table-row table:style-name="ro8">
          <table:table-cell table:style-name="ce56" office:value-type="string">
            <text:p>313010036</text:p>
          </table:table-cell>
          <table:table-cell table:style-name="ce59" office:value-type="string" office:string-value="CR1220">
            <text:p><text:s/>CR1220 </text:p>
          </table:table-cell>
          <table:table-cell table:style-name="ce59" office:value-type="string" office:string-value="Lithium-ion Battery;3V-40mAh;">
            <text:p><text:s/>Lithium-ion Battery;3V-40mAh; </text:p>
          </table:table-cell>
          <table:table-cell table:style-name="ce59" office:value-type="string" office:string-value="Battery">
            <text:p><text:s/>Battery </text:p>
          </table:table-cell>
          <table:table-cell table:style-name="ce56" office:value-type="string">
            <text:p>CR1220</text:p>
          </table:table-cell>
          <table:table-cell table:style-name="ce59" office:value-type="string" office:string-value="TMMQ">
            <text:p><text:s/>TMMQ </text:p>
          </table:table-cell>
          <table:table-cell table:style-name="ce59"/>
          <table:table-cell table:style-name="ce62" office:value-type="float" office:value="0.3">
            <text:p>0.3</text:p>
          </table:table-cell>
          <table:table-cell table:style-name="ce62" office:value-type="float" office:value="5">
            <text:p>5</text:p>
          </table:table-cell>
          <table:table-cell table:number-columns-repeated="2" table:style-name="ce62" office:value-type="float" office:value="0">
            <text:p>0</text:p>
          </table:table-cell>
          <table:table-cell table:style-name="ce59"/>
          <table:table-cell office:value-type="string">
            <text:p>http://www.seeedstudio.com/depot/OPLopen-parts-library-catalog-c-136_138/#313010036</text:p>
          </table:table-cell>
          <table:table-cell table:number-columns-repeated="1011"/>
        </table:table-row>
        <table:table-row table:style-name="ro8">
          <table:table-cell table:style-name="ce56" office:value-type="float" office:value="320020120">
            <text:p>320020120</text:p>
          </table:table-cell>
          <table:table-cell table:style-name="ce59"/>
          <table:table-cell table:style-name="ce59" office:value-type="string" office:string-value="DIP Long Black Male Header VERT;">
            <text:p><text:s/>DIP Long Black Male Header VERT; </text:p>
          </table:table-cell>
          <table:table-cell table:style-name="ce59" office:value-type="string" office:string-value="Connector ">
            <text:p><text:s/>Connector <text:s/></text:p>
          </table:table-cell>
          <table:table-cell table:style-name="ce56" office:value-type="string">
            <text:p>1*10P-2.54</text:p>
          </table:table-cell>
          <table:table-cell table:style-name="ce59" office:value-type="string" office:string-value="YXCON">
            <text:p><text:s/>YXCON </text:p>
          </table:table-cell>
          <table:table-cell table:style-name="ce59"/>
          <table:table-cell table:style-name="ce62" office:value-type="float" office:value="0.15">
            <text:p>0.15</text:p>
          </table:table-cell>
          <table:table-cell table:number-columns-repeated="2" table:style-name="ce62" office:value-type="float" office:value="10">
            <text:p>10</text:p>
          </table:table-cell>
          <table:table-cell table:style-name="ce62" office:value-type="float" office:value="1">
            <text:p>1</text:p>
          </table:table-cell>
          <table:table-cell table:style-name="ce59"/>
          <table:table-cell office:value-type="string">
            <text:p>http://www.seeedstudio.com/depot/OPLopen-parts-library-catalog-c-136_138/#320020120</text:p>
          </table:table-cell>
          <table:table-cell table:number-columns-repeated="1011"/>
        </table:table-row>
        <table:table-row table:style-name="ro8">
          <table:table-cell table:style-name="ce56" office:value-type="float" office:value="320020121">
            <text:p>320020121</text:p>
          </table:table-cell>
          <table:table-cell table:style-name="ce59"/>
          <table:table-cell table:style-name="ce59" office:value-type="string" office:string-value="DIP Black Male Header VERT;">
            <text:p><text:s/>DIP Black Male Header VERT; </text:p>
          </table:table-cell>
          <table:table-cell table:style-name="ce59" office:value-type="string" office:string-value="Connector ">
            <text:p><text:s/>Connector <text:s/></text:p>
          </table:table-cell>
          <table:table-cell table:style-name="ce56" office:value-type="string">
            <text:p>1*10P-2.0-2.0-12/2.0mm</text:p>
          </table:table-cell>
          <table:table-cell table:style-name="ce59" office:value-type="string" office:string-value="YXCON">
            <text:p><text:s/>YXCON </text:p>
          </table:table-cell>
          <table:table-cell table:style-name="ce59"/>
          <table:table-cell table:style-name="ce62" office:value-type="float" office:value="0.15">
            <text:p>0.15</text:p>
          </table:table-cell>
          <table:table-cell table:number-columns-repeated="2" table:style-name="ce62" office:value-type="float" office:value="10">
            <text:p>10</text:p>
          </table:table-cell>
          <table:table-cell table:style-name="ce62" office:value-type="float" office:value="1">
            <text:p>1</text:p>
          </table:table-cell>
          <table:table-cell table:style-name="ce59"/>
          <table:table-cell office:value-type="string">
            <text:p>http://www.seeedstudio.com/depot/OPLopen-parts-library-catalog-c-136_138/#320020121</text:p>
          </table:table-cell>
          <table:table-cell table:number-columns-repeated="1011"/>
        </table:table-row>
        <table:table-row table:style-name="ro8">
          <table:table-cell table:style-name="ce56" office:value-type="float" office:value="310070003">
            <text:p>310070003</text:p>
          </table:table-cell>
          <table:table-cell table:style-name="ce59" office:value-type="string" office:string-value="CP2102-GMR">
            <text:p><text:s/>CP2102-GMR </text:p>
          </table:table-cell>
          <table:table-cell table:style-name="ce59" office:value-type="string" office:string-value="SMD IC Interface">
            <text:p><text:s/>SMD IC Interface </text:p>
          </table:table-cell>
          <table:table-cell table:style-name="ce59" office:value-type="string" office:string-value="IC ">
            <text:p><text:s/>IC <text:s/></text:p>
          </table:table-cell>
          <table:table-cell table:style-name="ce56" office:value-type="string">
            <text:p>QFN-28</text:p>
          </table:table-cell>
          <table:table-cell table:style-name="ce59" office:value-type="string" office:string-value="Silicon">
            <text:p><text:s/>Silicon </text:p>
          </table:table-cell>
          <table:table-cell table:style-name="ce59"/>
          <table:table-cell table:style-name="ce62" office:value-type="float" office:value="2.75">
            <text:p>2.7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28">
            <text:p>28</text:p>
          </table:table-cell>
          <table:table-cell table:style-name="ce62" office:value-type="float" office:value="2.8">
            <text:p>2.8</text:p>
          </table:table-cell>
          <table:table-cell table:style-name="ce59"/>
          <table:table-cell office:value-type="string">
            <text:p>http://www.seeedstudio.com/depot/OPLopen-parts-library-catalog-c-136_138/#310070003</text:p>
          </table:table-cell>
          <table:table-cell table:number-columns-repeated="1011"/>
        </table:table-row>
        <table:table-row table:style-name="ro8">
          <table:table-cell table:style-name="ce56" office:value-type="float" office:value="310990023">
            <text:p>310990023</text:p>
          </table:table-cell>
          <table:table-cell table:style-name="ce59" office:value-type="string" office:string-value="ETA6003Q3Q">
            <text:p><text:s/>ETA6003Q3Q </text:p>
          </table:table-cell>
          <table:table-cell table:style-name="ce59" office:value-type="string" office:string-value="SMD IC PMIC Buck;Charger with  Dynamic Power Path Management;">
            <text:p><text:s/>SMD IC PMIC Buck;Charger with <text:s/>Dynamic Power Path Management; </text:p>
          </table:table-cell>
          <table:table-cell table:style-name="ce59" office:value-type="string" office:string-value="IC ">
            <text:p><text:s/>IC <text:s/></text:p>
          </table:table-cell>
          <table:table-cell table:style-name="ce56" office:value-type="string">
            <text:p>QFN3*3-16</text:p>
          </table:table-cell>
          <table:table-cell table:style-name="ce59" office:value-type="string" office:string-value="ETA">
            <text:p><text:s/>ETA </text:p>
          </table:table-cell>
          <table:table-cell table:style-name="ce59"/>
          <table:table-cell table:style-name="ce62" office:value-type="float" office:value="0.5">
            <text:p>0.5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16">
            <text:p>16</text:p>
          </table:table-cell>
          <table:table-cell table:style-name="ce62" office:value-type="float" office:value="1.6">
            <text:p>1.6</text:p>
          </table:table-cell>
          <table:table-cell table:style-name="ce59"/>
          <table:table-cell office:value-type="string">
            <text:p>http://www.seeedstudio.com/depot/OPLopen-parts-library-catalog-c-136_138/#310990023</text:p>
          </table:table-cell>
          <table:table-cell table:number-columns-repeated="1011"/>
        </table:table-row>
        <table:table-row table:style-name="ro8">
          <table:table-cell table:style-name="ce56" office:value-type="float" office:value="310990024">
            <text:p>310990024</text:p>
          </table:table-cell>
          <table:table-cell table:style-name="ce59" office:value-type="string" office:string-value="ETA6020D2G-T/U">
            <text:p><text:s/>ETA6020D2G-T/U </text:p>
          </table:table-cell>
          <table:table-cell table:style-name="ce59" office:value-type="string" office:string-value="SMD IC PMIC Buck;Precision Load Switch with Adjustable Current IC">
            <text:p><text:s/>SMD IC PMIC Buck;Precision Load Switch with Adjustable Current IC </text:p>
          </table:table-cell>
          <table:table-cell table:style-name="ce59" office:value-type="string" office:string-value="IC ">
            <text:p><text:s/>IC <text:s/></text:p>
          </table:table-cell>
          <table:table-cell table:style-name="ce56" office:value-type="string">
            <text:p>DFN2*2-6</text:p>
          </table:table-cell>
          <table:table-cell table:style-name="ce59" office:value-type="string" office:string-value="ETA">
            <text:p><text:s/>ETA </text:p>
          </table:table-cell>
          <table:table-cell table:style-name="ce59"/>
          <table:table-cell table:style-name="ce62" office:value-type="float" office:value="0.4">
            <text:p>0.4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0.6">
            <text:p>0.6</text:p>
          </table:table-cell>
          <table:table-cell table:style-name="ce59"/>
          <table:table-cell office:value-type="string">
            <text:p>http://www.seeedstudio.com/depot/OPLopen-parts-library-catalog-c-136_138/#310990024</text:p>
          </table:table-cell>
          <table:table-cell table:number-columns-repeated="1011"/>
        </table:table-row>
        <table:table-row table:style-name="ro8">
          <table:table-cell table:style-name="ce56" office:value-type="float" office:value="310030129">
            <text:p>310030129</text:p>
          </table:table-cell>
          <table:table-cell table:style-name="ce59" office:value-type="string" office:string-value="TPS62132RGTR">
            <text:p><text:s/>TPS62132RGTR </text:p>
          </table:table-cell>
          <table:table-cell table:style-name="ce59" office:value-type="string">
            <text:p>SMD PMIC;DC-DC; Vin 3-17V;Adj;3A;2.5MHz;Buck;1-Ch</text:p>
          </table:table-cell>
          <table:table-cell table:style-name="ce59" office:value-type="string" office:string-value="IC ">
            <text:p><text:s/>IC <text:s/></text:p>
          </table:table-cell>
          <table:table-cell table:style-name="ce56" office:value-type="string">
            <text:p>QFN-16(3*3)</text:p>
          </table:table-cell>
          <table:table-cell table:style-name="ce59" office:value-type="string" office:string-value="TI">
            <text:p><text:s/>TI </text:p>
          </table:table-cell>
          <table:table-cell table:style-name="ce59"/>
          <table:table-cell table:style-name="ce62" office:value-type="float" office:value="5">
            <text:p>5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16">
            <text:p>16</text:p>
          </table:table-cell>
          <table:table-cell table:style-name="ce62" office:value-type="float" office:value="1.6">
            <text:p>1.6</text:p>
          </table:table-cell>
          <table:table-cell table:style-name="ce59"/>
          <table:table-cell office:value-type="string">
            <text:p>http://www.seeedstudio.com/depot/OPLopen-parts-library-catalog-c-136_138/#310030129</text:p>
          </table:table-cell>
          <table:table-cell table:number-columns-repeated="1011"/>
        </table:table-row>
        <table:table-row table:style-name="ro8">
          <table:table-cell table:style-name="ce56" office:value-type="float" office:value="302010066">
            <text:p>302010066</text:p>
          </table:table-cell>
          <table:table-cell table:style-name="ce59" office:value-type="string" office:string-value="CC0603DRNPO9BN8R2">
            <text:p><text:s/>CC0603DRNPO9BN8R2 </text:p>
          </table:table-cell>
          <table:table-cell table:style-name="ce59" office:value-type="string" office:string-value="SMD CAP Ceramic 8.2pF-50V-0.5pF-NPO">
            <text:p><text:s/>SMD CAP Ceramic 8.2pF-50V-0.5pF-NPO </text:p>
          </table:table-cell>
          <table:table-cell table:style-name="ce59" office:value-type="string" office:string-value="Capacitor">
            <text:p><text:s/>Capacitor </text:p>
          </table:table-cell>
          <table:table-cell table:style-name="ce56" office:value-type="string">
            <text:p>0603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010023001</text:p>
          </table:table-cell>
          <table:table-cell table:number-columns-repeated="1011"/>
        </table:table-row>
        <table:table-row table:style-name="ro8">
          <table:table-cell table:style-name="ce56" office:value-type="float" office:value="310030073">
            <text:p>310030073</text:p>
          </table:table-cell>
          <table:table-cell table:style-name="ce59" office:value-type="string" office:string-value="L7805CV-DG">
            <text:p><text:s/>L7805CV-DG </text:p>
          </table:table-cell>
          <table:table-cell table:style-name="ce59" office:value-type="string">
            <text:p>DIP PMIC;LDO;Vin 35V;5V;1.5A;Without En;1-Ch</text:p>
          </table:table-cell>
          <table:table-cell table:style-name="ce59" office:value-type="string" office:string-value="IC ">
            <text:p><text:s/>IC <text:s/></text:p>
          </table:table-cell>
          <table:table-cell table:style-name="ce56" office:value-type="string">
            <text:p>TO-220</text:p>
          </table:table-cell>
          <table:table-cell table:style-name="ce59" office:value-type="string">
            <text:p>STMicroelectronics</text:p>
          </table:table-cell>
          <table:table-cell table:style-name="ce59"/>
          <table:table-cell table:style-name="ce62" office:value-type="float" office:value="0.7">
            <text:p>0.7</text:p>
          </table:table-cell>
          <table:table-cell table:number-columns-repeated="2" table:style-name="ce62" office:value-type="float" office:value="3">
            <text:p>3</text:p>
          </table:table-cell>
          <table:table-cell table:style-name="ce62" office:value-type="float" office:value="0.3">
            <text:p>0.3</text:p>
          </table:table-cell>
          <table:table-cell table:style-name="ce59"/>
          <table:table-cell office:value-type="string">
            <text:p>http://www.seeedstudio.com/depot/OPLopen-parts-library-catalog-c-136_138/#310030073</text:p>
          </table:table-cell>
          <table:table-cell table:number-columns-repeated="1011"/>
        </table:table-row>
        <table:table-row table:style-name="ro8">
          <table:table-cell table:style-name="ce56" office:value-type="float" office:value="302010072">
            <text:p>302010072</text:p>
          </table:table-cell>
          <table:table-cell table:style-name="ce59" office:value-type="string" office:string-value="CC0603KRX7R9BB681">
            <text:p><text:s/>CC0603KRX7R9BB681 </text:p>
          </table:table-cell>
          <table:table-cell table:style-name="ce59" office:value-type="string" office:string-value="SMD CAP Ceramic 680pF-50V-10%-X7R">
            <text:p><text:s/>SMD CAP Ceramic 680pF-50V-10%-X7R </text:p>
          </table:table-cell>
          <table:table-cell table:style-name="ce59" office:value-type="string" office:string-value="Capacitor">
            <text:p><text:s/>Capacitor </text:p>
          </table:table-cell>
          <table:table-cell table:style-name="ce56" office:value-type="string">
            <text:p>0603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2010072</text:p>
          </table:table-cell>
          <table:table-cell table:number-columns-repeated="1011"/>
        </table:table-row>
        <table:table-row table:style-name="ro8">
          <table:table-cell table:style-name="ce56" office:value-type="float" office:value="302010009">
            <text:p>302010009</text:p>
          </table:table-cell>
          <table:table-cell table:style-name="ce59" office:value-type="string" office:string-value="CC0402KRX7R9BB681">
            <text:p><text:s/>CC0402KRX7R9BB681 </text:p>
          </table:table-cell>
          <table:table-cell table:style-name="ce59" office:value-type="string" office:string-value="SMD CAP Ceramic 680pF-50V-10%-X7R">
            <text:p><text:s/>SMD CAP Ceramic 680pF-50V-10%-X7R </text:p>
          </table:table-cell>
          <table:table-cell table:style-name="ce59" office:value-type="string" office:string-value="Capacitor">
            <text:p><text:s/>Capacitor </text:p>
          </table:table-cell>
          <table:table-cell table:style-name="ce56" office:value-type="string">
            <text:p>0402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2010009</text:p>
          </table:table-cell>
          <table:table-cell table:number-columns-repeated="1011"/>
        </table:table-row>
        <table:table-row table:style-name="ro8">
          <table:table-cell table:style-name="ce56" office:value-type="float" office:value="302010163">
            <text:p>302010163</text:p>
          </table:table-cell>
          <table:table-cell table:style-name="ce59" office:value-type="string" office:string-value="CC0805KRX7R9BB681">
            <text:p><text:s/>CC0805KRX7R9BB681 </text:p>
          </table:table-cell>
          <table:table-cell table:style-name="ce59" office:value-type="string" office:string-value="SMD CAP Ceramic 680pF-50V-10%-X7R">
            <text:p><text:s/>SMD CAP Ceramic 680pF-50V-10%-X7R </text:p>
          </table:table-cell>
          <table:table-cell table:style-name="ce59" office:value-type="string" office:string-value="Capacitor">
            <text:p><text:s/>Capacitor </text:p>
          </table:table-cell>
          <table:table-cell table:style-name="ce56" office:value-type="string">
            <text:p>0805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25">
            <text:p>0.025</text:p>
          </table:table-cell>
          <table:table-cell table:style-name="ce62" office:value-type="float" office:value="50">
            <text:p>5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2010163</text:p>
          </table:table-cell>
          <table:table-cell table:number-columns-repeated="1011"/>
        </table:table-row>
        <table:table-row table:style-name="ro8">
          <table:table-cell table:style-name="ce56" office:value-type="float" office:value="302010092">
            <text:p>302010092</text:p>
          </table:table-cell>
          <table:table-cell table:style-name="ce59" office:value-type="string" office:string-value="CC0603KRX7R8BB474">
            <text:p><text:s/>CC0603KRX7R8BB474 </text:p>
          </table:table-cell>
          <table:table-cell table:style-name="ce59" office:value-type="string" office:string-value="SMD CAP Ceramic 470nF-25V-10%-X7R;">
            <text:p><text:s/>SMD CAP Ceramic 470nF-25V-10%-X7R; </text:p>
          </table:table-cell>
          <table:table-cell table:style-name="ce59" office:value-type="string" office:string-value="Capacitor">
            <text:p><text:s/>Capacitor </text:p>
          </table:table-cell>
          <table:table-cell table:style-name="ce56" office:value-type="string">
            <text:p>0603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4">
            <text:p>0.04</text:p>
          </table:table-cell>
          <table:table-cell table:style-name="ce62" office:value-type="float" office:value="50">
            <text:p>5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2010092</text:p>
          </table:table-cell>
          <table:table-cell table:number-columns-repeated="1011"/>
        </table:table-row>
        <table:table-row table:style-name="ro8">
          <table:table-cell table:style-name="ce56" office:value-type="float" office:value="302010232">
            <text:p>302010232</text:p>
          </table:table-cell>
          <table:table-cell table:style-name="ce59" office:value-type="string" office:string-value="CC0402KRX5R6BB474">
            <text:p><text:s/>CC0402KRX5R6BB474 </text:p>
          </table:table-cell>
          <table:table-cell table:style-name="ce59" office:value-type="string" office:string-value="SMD CAP Ceramic 470nF-10V-10%-X5R;">
            <text:p><text:s/>SMD CAP Ceramic 470nF-10V-10%-X5R; </text:p>
          </table:table-cell>
          <table:table-cell table:style-name="ce59" office:value-type="string" office:string-value="Capacitor">
            <text:p><text:s/>Capacitor </text:p>
          </table:table-cell>
          <table:table-cell table:style-name="ce56" office:value-type="string">
            <text:p>0402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5">
            <text:p>0.015</text:p>
          </table:table-cell>
          <table:table-cell table:style-name="ce62" office:value-type="float" office:value="100">
            <text:p>10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2010232</text:p>
          </table:table-cell>
          <table:table-cell table:number-columns-repeated="1011"/>
        </table:table-row>
        <table:table-row table:style-name="ro8">
          <table:table-cell table:style-name="ce56" office:value-type="float" office:value="302020010">
            <text:p>302020010</text:p>
          </table:table-cell>
          <table:table-cell table:style-name="ce59" office:value-type="string" office:string-value="TAJA225K016RNJ">
            <text:p><text:s/>TAJA225K016RNJ </text:p>
          </table:table-cell>
          <table:table-cell table:style-name="ce59" office:value-type="string" office:string-value="SMD CAP Tantalum 2.2uF-16V">
            <text:p><text:s/>SMD CAP Tantalum 2.2uF-16V </text:p>
          </table:table-cell>
          <table:table-cell table:style-name="ce59" office:value-type="string" office:string-value="Capacitor">
            <text:p><text:s/>Capacitor </text:p>
          </table:table-cell>
          <table:table-cell table:style-name="ce56" office:value-type="string">
            <text:p>AVX-A</text:p>
          </table:table-cell>
          <table:table-cell table:style-name="ce59" office:value-type="string" office:string-value="AVX">
            <text:p><text:s/>AVX </text:p>
          </table:table-cell>
          <table:table-cell table:style-name="ce59"/>
          <table:table-cell table:style-name="ce62" office:value-type="float" office:value="1">
            <text:p>1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2020010</text:p>
          </table:table-cell>
          <table:table-cell table:number-columns-repeated="1011"/>
        </table:table-row>
        <table:table-row table:style-name="ro8">
          <table:table-cell table:style-name="ce56" office:value-type="float" office:value="302020032">
            <text:p>302020032</text:p>
          </table:table-cell>
          <table:table-cell table:style-name="ce59" office:value-type="string" office:string-value="TAJE227K016RNJ">
            <text:p><text:s/>TAJE227K016RNJ </text:p>
          </table:table-cell>
          <table:table-cell table:style-name="ce59" office:value-type="string" office:string-value="SMD CAP Tantalum 220uF-16V">
            <text:p><text:s/>SMD CAP Tantalum 220uF-16V </text:p>
          </table:table-cell>
          <table:table-cell table:style-name="ce59" office:value-type="string" office:string-value="Capacitor">
            <text:p><text:s/>Capacitor </text:p>
          </table:table-cell>
          <table:table-cell table:style-name="ce56" office:value-type="string">
            <text:p>AVX-E</text:p>
          </table:table-cell>
          <table:table-cell table:style-name="ce59" office:value-type="string" office:string-value="AVX">
            <text:p><text:s/>AVX </text:p>
          </table:table-cell>
          <table:table-cell table:style-name="ce59"/>
          <table:table-cell table:style-name="ce62" office:value-type="float" office:value="1">
            <text:p>1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2020032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080">
            <text:p>301010080</text:p>
          </table:table-cell>
          <table:table-cell table:style-name="ce59" office:value-type="string" office:string-value="RC0402JR-0751RL">
            <text:p><text:s/>RC0402JR-0751RL </text:p>
          </table:table-cell>
          <table:table-cell table:style-name="ce59" office:value-type="string" office:string-value="SMD RES 51R-5%-1/16W;">
            <text:p><text:s/>SMD RES 51R-5%-1/16W; </text:p>
          </table:table-cell>
          <table:table-cell table:style-name="ce59" office:value-type="string" office:string-value="Resistor ">
            <text:p><text:s/>Resistor <text:s/></text:p>
          </table:table-cell>
          <table:table-cell table:style-name="ce56" office:value-type="string">
            <text:p>0402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080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225">
            <text:p>301010225</text:p>
          </table:table-cell>
          <table:table-cell table:style-name="ce59" office:value-type="string" office:string-value="RC0603FR-0751RL">
            <text:p><text:s/>RC0603FR-0751RL </text:p>
          </table:table-cell>
          <table:table-cell table:style-name="ce59" office:value-type="string" office:string-value="SMD RES 51R-1%-1/10W">
            <text:p><text:s/>SMD RES 51R-1%-1/10W </text:p>
          </table:table-cell>
          <table:table-cell table:style-name="ce59" office:value-type="string" office:string-value="Resistor ">
            <text:p><text:s/>Resistor <text:s/></text:p>
          </table:table-cell>
          <table:table-cell table:style-name="ce56" office:value-type="string">
            <text:p>0603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225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498">
            <text:p>301010498</text:p>
          </table:table-cell>
          <table:table-cell table:style-name="ce59" office:value-type="string" office:string-value="RC0402JR-073K9L">
            <text:p><text:s/>RC0402JR-073K9L </text:p>
          </table:table-cell>
          <table:table-cell table:style-name="ce59" office:value-type="string" office:string-value="SMD RES;3.9K-1/16W-5%">
            <text:p><text:s/>SMD RES;3.9K-1/16W-5% </text:p>
          </table:table-cell>
          <table:table-cell table:style-name="ce59" office:value-type="string" office:string-value="Resistor ">
            <text:p><text:s/>Resistor <text:s/></text:p>
          </table:table-cell>
          <table:table-cell table:style-name="ce56" office:value-type="string">
            <text:p>0402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498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027">
            <text:p>301010027</text:p>
          </table:table-cell>
          <table:table-cell table:style-name="ce59" office:value-type="string" office:string-value="RC0402JR-0751KL">
            <text:p><text:s/>RC0402JR-0751KL </text:p>
          </table:table-cell>
          <table:table-cell table:style-name="ce59" office:value-type="string" office:string-value="SMD RES 51K-5%-1/16W">
            <text:p><text:s/>SMD RES 51K-5%-1/16W </text:p>
          </table:table-cell>
          <table:table-cell table:style-name="ce59" office:value-type="string" office:string-value="Resistor ">
            <text:p><text:s/>Resistor <text:s/></text:p>
          </table:table-cell>
          <table:table-cell table:style-name="ce56" office:value-type="string">
            <text:p>0402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027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042">
            <text:p>301010042</text:p>
          </table:table-cell>
          <table:table-cell table:style-name="ce59" office:value-type="string" office:string-value="RC0402JR-0715KL">
            <text:p><text:s/>RC0402JR-0715KL </text:p>
          </table:table-cell>
          <table:table-cell table:style-name="ce59" office:value-type="string" office:string-value="SMD RES 15K-5%-1/16W">
            <text:p><text:s/>SMD RES 15K-5%-1/16W </text:p>
          </table:table-cell>
          <table:table-cell table:style-name="ce59" office:value-type="string" office:string-value="Resistor ">
            <text:p><text:s/>Resistor <text:s/></text:p>
          </table:table-cell>
          <table:table-cell table:style-name="ce56" office:value-type="string">
            <text:p>0402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042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614">
            <text:p>301010614</text:p>
          </table:table-cell>
          <table:table-cell table:style-name="ce59" office:value-type="string" office:string-value="RC0402JR-0782RL">
            <text:p><text:s/>RC0402JR-0782RL </text:p>
          </table:table-cell>
          <table:table-cell table:style-name="ce59" office:value-type="string" office:string-value="SMD RES;82R-5%-1/16W">
            <text:p><text:s/>SMD RES;82R-5%-1/16W </text:p>
          </table:table-cell>
          <table:table-cell table:style-name="ce59" office:value-type="string" office:string-value="Resistor ">
            <text:p><text:s/>Resistor <text:s/></text:p>
          </table:table-cell>
          <table:table-cell table:style-name="ce56" office:value-type="string">
            <text:p>0402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614</text:p>
          </table:table-cell>
          <table:table-cell table:number-columns-repeated="1011"/>
        </table:table-row>
        <table:table-row table:style-name="ro8">
          <table:table-cell table:style-name="ce56" office:value-type="float" office:value="305040005">
            <text:p>305040005</text:p>
          </table:table-cell>
          <table:table-cell table:style-name="ce59" office:value-type="string" office:string-value="SI5902DC-T1-E3">
            <text:p><text:s/>SI5902DC-T1-E3 </text:p>
          </table:table-cell>
          <table:table-cell table:style-name="ce59" office:value-type="string" office:string-value="SMD MOSFET Dual N-CH 30V-2.9A">
            <text:p><text:s/>SMD MOSFET Dual N-CH 30V-2.9A </text:p>
          </table:table-cell>
          <table:table-cell table:style-name="ce59" office:value-type="string" office:string-value=" Transistor ">
            <text:p><text:s text:c="2"/>Transistor <text:s/></text:p>
          </table:table-cell>
          <table:table-cell table:style-name="ce56" office:value-type="string">
            <text:p>1206-8</text:p>
          </table:table-cell>
          <table:table-cell table:style-name="ce59" office:value-type="string">
            <text:p>Vishay;</text:p>
          </table:table-cell>
          <table:table-cell table:style-name="ce59"/>
          <table:table-cell table:style-name="ce62" office:value-type="float" office:value="0.5">
            <text:p>0.5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0.4">
            <text:p>0.4</text:p>
          </table:table-cell>
          <table:table-cell table:style-name="ce59"/>
          <table:table-cell office:value-type="string">
            <text:p>http://www.seeedstudio.com/depot/OPLopen-parts-library-catalog-c-136_138/#305040005</text:p>
          </table:table-cell>
          <table:table-cell table:number-columns-repeated="1011"/>
        </table:table-row>
        <table:table-row table:style-name="ro8">
          <table:table-cell table:style-name="ce56" office:value-type="float" office:value="305040004">
            <text:p>305040004</text:p>
          </table:table-cell>
          <table:table-cell table:style-name="ce59" office:value-type="string" office:string-value="IRF5850">
            <text:p><text:s/>IRF5850 </text:p>
          </table:table-cell>
          <table:table-cell table:style-name="ce59" office:value-type="string" office:string-value="SMD MOSFET Dual P-CH 20V-2.2A;">
            <text:p><text:s/>SMD MOSFET Dual P-CH 20V-2.2A; </text:p>
          </table:table-cell>
          <table:table-cell table:style-name="ce59" office:value-type="string" office:string-value=" Transistor ">
            <text:p><text:s text:c="2"/>Transistor <text:s/></text:p>
          </table:table-cell>
          <table:table-cell table:style-name="ce56" office:value-type="string">
            <text:p>TSOP-6</text:p>
          </table:table-cell>
          <table:table-cell table:style-name="ce59" office:value-type="string" office:string-value="International Rectifier">
            <text:p><text:s/>International Rectifier </text:p>
          </table:table-cell>
          <table:table-cell table:style-name="ce59"/>
          <table:table-cell table:style-name="ce62" office:value-type="float" office:value="0.5">
            <text:p>0.5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0.3">
            <text:p>0.3</text:p>
          </table:table-cell>
          <table:table-cell table:style-name="ce59"/>
          <table:table-cell office:value-type="string">
            <text:p>http://www.seeedstudio.com/depot/OPLopen-parts-library-catalog-c-136_138/#305040004</text:p>
          </table:table-cell>
          <table:table-cell table:number-columns-repeated="1011"/>
        </table:table-row>
        <table:table-row table:style-name="ro8">
          <table:table-cell table:style-name="ce56" office:value-type="float" office:value="314020025">
            <text:p>314020025</text:p>
          </table:table-cell>
          <table:table-cell table:style-name="ce59" office:value-type="string" office:string-value="TSL2561T">
            <text:p><text:s/>TSL2561T </text:p>
          </table:table-cell>
          <table:table-cell table:style-name="ce59" office:value-type="string" office:string-value="SMD Optical Sensor">
            <text:p><text:s/>SMD Optical Sensor </text:p>
          </table:table-cell>
          <table:table-cell table:style-name="ce59" office:value-type="string" office:string-value="Sensor">
            <text:p><text:s/>Sensor </text:p>
          </table:table-cell>
          <table:table-cell table:style-name="ce56" office:value-type="string">
            <text:p>SMD-6</text:p>
          </table:table-cell>
          <table:table-cell table:style-name="ce59" office:value-type="string" office:string-value="AMS-TAOS USA Inc">
            <text:p><text:s/>AMS-TAOS USA Inc </text:p>
          </table:table-cell>
          <table:table-cell table:style-name="ce59"/>
          <table:table-cell table:style-name="ce62" office:value-type="float" office:value="4">
            <text:p>4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14020025</text:p>
          </table:table-cell>
          <table:table-cell table:number-columns-repeated="1011"/>
        </table:table-row>
        <table:table-row table:style-name="ro8">
          <table:table-cell table:style-name="ce56" office:value-type="float" office:value="310070017">
            <text:p>310070017</text:p>
          </table:table-cell>
          <table:table-cell table:style-name="ce59" office:value-type="string" office:string-value="74HC4051PW">
            <text:p><text:s/>74HC4051PW </text:p>
          </table:table-cell>
          <table:table-cell table:style-name="ce59" office:value-type="string" office:string-value="SMD IC Interface">
            <text:p><text:s/>SMD IC Interface </text:p>
          </table:table-cell>
          <table:table-cell table:style-name="ce59" office:value-type="string" office:string-value="IC ">
            <text:p><text:s/>IC <text:s/></text:p>
          </table:table-cell>
          <table:table-cell table:style-name="ce56" office:value-type="string">
            <text:p>TSSOP-16</text:p>
          </table:table-cell>
          <table:table-cell table:style-name="ce59" office:value-type="string" office:string-value="NXP;">
            <text:p><text:s/>NXP; </text:p>
          </table:table-cell>
          <table:table-cell table:style-name="ce59"/>
          <table:table-cell table:style-name="ce62" office:value-type="float" office:value="0.5">
            <text:p>0.5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10070017</text:p>
          </table:table-cell>
          <table:table-cell table:number-columns-repeated="1011"/>
        </table:table-row>
        <table:table-row table:style-name="ro8">
          <table:table-cell table:style-name="ce56" office:value-type="float" office:value="310050009">
            <text:p>310050009</text:p>
          </table:table-cell>
          <table:table-cell table:style-name="ce59" office:value-type="string" office:string-value="74HC595D">
            <text:p><text:s/>74HC595D </text:p>
          </table:table-cell>
          <table:table-cell table:style-name="ce59" office:value-type="string" office:string-value="SMD IC Logic">
            <text:p><text:s/>SMD IC Logic </text:p>
          </table:table-cell>
          <table:table-cell table:style-name="ce59" office:value-type="string" office:string-value="IC ">
            <text:p><text:s/>IC <text:s/></text:p>
          </table:table-cell>
          <table:table-cell table:style-name="ce56" office:value-type="string">
            <text:p>SOIC-16</text:p>
          </table:table-cell>
          <table:table-cell table:style-name="ce59" office:value-type="string" office:string-value="NXP;">
            <text:p><text:s/>NXP; </text:p>
          </table:table-cell>
          <table:table-cell table:style-name="ce59"/>
          <table:table-cell table:style-name="ce62" office:value-type="float" office:value="0.5">
            <text:p>0.5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10050009</text:p>
          </table:table-cell>
          <table:table-cell table:number-columns-repeated="1011"/>
        </table:table-row>
        <table:table-row table:style-name="ro8">
          <table:table-cell table:style-name="ce56" office:value-type="float" office:value="310050012">
            <text:p>310050012</text:p>
          </table:table-cell>
          <table:table-cell table:style-name="ce59" office:value-type="string" office:string-value="74HC595N">
            <text:p><text:s/>74HC595N </text:p>
          </table:table-cell>
          <table:table-cell table:style-name="ce59" office:value-type="string" office:string-value="DIP IC Logic;">
            <text:p><text:s/>DIP IC Logic; </text:p>
          </table:table-cell>
          <table:table-cell table:style-name="ce59" office:value-type="string" office:string-value="IC ">
            <text:p><text:s/>IC <text:s/></text:p>
          </table:table-cell>
          <table:table-cell table:style-name="ce56" office:value-type="string">
            <text:p>DIP-16</text:p>
          </table:table-cell>
          <table:table-cell table:style-name="ce59" office:value-type="string" office:string-value="NXP;">
            <text:p><text:s/>NXP; </text:p>
          </table:table-cell>
          <table:table-cell table:style-name="ce59"/>
          <table:table-cell table:style-name="ce62" office:value-type="float" office:value="0.6">
            <text:p>0.6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16">
            <text:p>16</text:p>
          </table:table-cell>
          <table:table-cell table:style-name="ce62" office:value-type="float" office:value="1.6">
            <text:p>1.6</text:p>
          </table:table-cell>
          <table:table-cell table:style-name="ce59"/>
          <table:table-cell office:value-type="string">
            <text:p>http://www.seeedstudio.com/depot/OPLopen-parts-library-catalog-c-136_138/#310050012</text:p>
          </table:table-cell>
          <table:table-cell table:number-columns-repeated="1011"/>
        </table:table-row>
        <table:table-row table:style-name="ro8">
          <table:table-cell table:style-name="ce56" office:value-type="float" office:value="104990023">
            <text:p>104990023</text:p>
          </table:table-cell>
          <table:table-cell table:style-name="ce59" office:value-type="string" office:string-value="XCR-50RGB03-C">
            <text:p><text:s/>XCR-50RGB03-C </text:p>
          </table:table-cell>
          <table:table-cell table:style-name="ce59" office:value-type="string" office:string-value="5mm Triple Output LED RGB - Common cathode(20pcs)">
            <text:p><text:s/>5mm Triple Output LED RGB - Common cathode(20pcs) </text:p>
          </table:table-cell>
          <table:table-cell table:style-name="ce59" office:value-type="string" office:string-value="LED">
            <text:p><text:s/>LED </text:p>
          </table:table-cell>
          <table:table-cell table:style-name="ce56" office:value-type="string">
            <text:p>4P-5mm</text:p>
          </table:table-cell>
          <table:table-cell table:style-name="ce59" office:value-type="string">
            <text:p>Chengguangxing</text:p>
          </table:table-cell>
          <table:table-cell table:style-name="ce59"/>
          <table:table-cell table:style-name="ce62" office:value-type="float" office:value="0.3">
            <text:p>0.3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0.4">
            <text:p>0.4</text:p>
          </table:table-cell>
          <table:table-cell table:style-name="ce59"/>
          <table:table-cell office:value-type="string">
            <text:p>http://www.seeedstudio.com/depot/OPLopen-parts-library-catalog-c-136_138/#104990023</text:p>
          </table:table-cell>
          <table:table-cell table:number-columns-repeated="1011"/>
        </table:table-row>
        <table:table-row table:style-name="ro8">
          <table:table-cell table:style-name="ce56" office:value-type="float" office:value="301040003">
            <text:p>301040003</text:p>
          </table:table-cell>
          <table:table-cell table:style-name="ce59" office:value-type="string" office:string-value="T93YA103KT20">
            <text:p><text:s/>T93YA103KT20 </text:p>
          </table:table-cell>
          <table:table-cell table:style-name="ce59" office:value-type="string" office:string-value="DIP TRIMMER 10K-10%-1/2W;">
            <text:p><text:s/>DIP TRIMMER 10K-10%-1/2W;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3P-L9.70*W5.00*H9.80mm</text:p>
          </table:table-cell>
          <table:table-cell table:style-name="ce59" office:value-type="string">
            <text:p>Vishay Sfernice</text:p>
          </table:table-cell>
          <table:table-cell table:style-name="ce59"/>
          <table:table-cell table:style-name="ce62" office:value-type="float" office:value="1.7">
            <text:p>1.7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0.3">
            <text:p>0.3</text:p>
          </table:table-cell>
          <table:table-cell table:style-name="ce59"/>
          <table:table-cell office:value-type="string">
            <text:p>http://www.seeedstudio.com/depot/OPLopen-parts-library-catalog-c-136_138/#301040003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002">
            <text:p>301010002</text:p>
          </table:table-cell>
          <table:table-cell table:style-name="ce59" office:value-type="string" office:string-value="RC0402JR-0722RL">
            <text:p><text:s/>RC0402JR-0722RL </text:p>
          </table:table-cell>
          <table:table-cell table:style-name="ce59" office:value-type="string" office:string-value="SMD RES 22R-5%-1/16W">
            <text:p><text:s/>SMD RES 22R-5%-1/16W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402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002</text:p>
          </table:table-cell>
          <table:table-cell table:number-columns-repeated="1011"/>
        </table:table-row>
        <table:table-row table:style-name="ro8">
          <table:table-cell table:style-name="ce56" office:value-type="float" office:value="310060004">
            <text:p>310060004</text:p>
          </table:table-cell>
          <table:table-cell table:style-name="ce59" office:value-type="string" office:string-value="PN5321A3HN/C106;55">
            <text:p><text:s/>PN5321A3HN/C106;55 </text:p>
          </table:table-cell>
          <table:table-cell table:style-name="ce59" office:value-type="string" office:string-value="SMD IC RF;SPI I2C UART">
            <text:p><text:s/>SMD IC RF;SPI I2C UART 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HVQFN-40</text:p>
          </table:table-cell>
          <table:table-cell table:style-name="ce59" office:value-type="string" office:string-value="NXP;">
            <text:p><text:s/>NXP; </text:p>
          </table:table-cell>
          <table:table-cell table:style-name="ce59"/>
          <table:table-cell table:style-name="ce62" office:value-type="float" office:value="7.3">
            <text:p>7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1">
            <text:p>1</text:p>
          </table:table-cell>
          <table:table-cell table:style-name="ce59"/>
          <table:table-cell office:value-type="string">
            <text:p>http://www.seeedstudio.com/depot/OPLopen-parts-library-catalog-c-136_138/#310060004</text:p>
          </table:table-cell>
          <table:table-cell table:number-columns-repeated="1011"/>
        </table:table-row>
        <table:table-row table:style-name="ro8">
          <table:table-cell table:style-name="ce56" office:value-type="float" office:value="320020029">
            <text:p>320020029</text:p>
          </table:table-cell>
          <table:table-cell table:style-name="ce59" office:value-type="string" office:string-value="P125-1208A0BS116A2">
            <text:p><text:s/>P125-1208A0BS116A2 </text:p>
          </table:table-cell>
          <table:table-cell table:style-name="ce59" office:value-type="string" office:string-value="DIP Black Male Header VERT;">
            <text:p><text:s/>DIP Black Male Header VERT; </text:p>
          </table:table-cell>
          <table:table-cell table:style-name="ce59" office:value-type="string" office:string-value="Connector ">
            <text:p><text:s/>Connector <text:s/></text:p>
          </table:table-cell>
          <table:table-cell table:style-name="ce56" office:value-type="string">
            <text:p>2*4P-2.54-2.54-11.6/3.0mm</text:p>
          </table:table-cell>
          <table:table-cell table:style-name="ce59" office:value-type="string" office:string-value="YXCON">
            <text:p><text:s/>YXCON </text:p>
          </table:table-cell>
          <table:table-cell table:style-name="ce59"/>
          <table:table-cell table:style-name="ce62" office:value-type="float" office:value="0.072">
            <text:p>0.072</text:p>
          </table:table-cell>
          <table:table-cell table:style-name="ce62" office:value-type="float" office:value="30">
            <text:p>30</text:p>
          </table:table-cell>
          <table:table-cell table:style-name="ce62" office:value-type="float" office:value="8">
            <text:p>8</text:p>
          </table:table-cell>
          <table:table-cell table:style-name="ce62" office:value-type="float" office:value="0.8">
            <text:p>0.8</text:p>
          </table:table-cell>
          <table:table-cell table:style-name="ce59"/>
          <table:table-cell office:value-type="string">
            <text:p>http://www.seeedstudio.com/depot/OPLopen-parts-library-catalog-c-136_138/#320020029</text:p>
          </table:table-cell>
          <table:table-cell table:number-columns-repeated="1011"/>
        </table:table-row>
        <table:table-row table:style-name="ro8">
          <table:table-cell table:style-name="ce56" office:value-type="float" office:value="320020128">
            <text:p>320020128</text:p>
          </table:table-cell>
          <table:table-cell table:style-name="ce59" office:value-type="string" office:string-value="P125-1115A0BS116AX">
            <text:p><text:s/>P125-1115A0BS116AX </text:p>
          </table:table-cell>
          <table:table-cell table:style-name="ce59" office:value-type="string" office:string-value="DIP Black Male  Header;">
            <text:p><text:s/>DIP Black Male <text:s/>Header; </text:p>
          </table:table-cell>
          <table:table-cell table:style-name="ce59" office:value-type="string" office:string-value="Connector ">
            <text:p><text:s/>Connector <text:s/></text:p>
          </table:table-cell>
          <table:table-cell table:style-name="ce56" office:value-type="string">
            <text:p>1*15P-2.54-2.54-11.6/3.0mm</text:p>
          </table:table-cell>
          <table:table-cell table:style-name="ce59" office:value-type="string" office:string-value="YXCON">
            <text:p><text:s/>YXCON </text:p>
          </table:table-cell>
          <table:table-cell table:style-name="ce59"/>
          <table:table-cell table:style-name="ce62" office:value-type="float" office:value="0.08">
            <text:p>0.08</text:p>
          </table:table-cell>
          <table:table-cell table:style-name="ce62" office:value-type="float" office:value="30">
            <text:p>30</text:p>
          </table:table-cell>
          <table:table-cell table:style-name="ce62" office:value-type="float" office:value="15">
            <text:p>15</text:p>
          </table:table-cell>
          <table:table-cell table:style-name="ce62" office:value-type="float" office:value="1.5">
            <text:p>1.5</text:p>
          </table:table-cell>
          <table:table-cell table:style-name="ce59"/>
          <table:table-cell office:value-type="string">
            <text:p>http://www.seeedstudio.com/depot/OPLopen-parts-library-catalog-c-136_138/#320020128</text:p>
          </table:table-cell>
          <table:table-cell table:number-columns-repeated="1011"/>
        </table:table-row>
        <table:table-row table:style-name="ro8">
          <table:table-cell table:style-name="ce56" office:value-type="float" office:value="320060003">
            <text:p>320060003</text:p>
          </table:table-cell>
          <table:table-cell table:style-name="ce59" office:value-type="string" office:string-value="FH12-12S-0.5SH(55)">
            <text:p><text:s/>FH12-12S-0.5SH(55) </text:p>
          </table:table-cell>
          <table:table-cell table:style-name="ce59" office:value-type="string" office:string-value="SMD FPC bottom contact;">
            <text:p><text:s/>SMD FPC bottom contact; </text:p>
          </table:table-cell>
          <table:table-cell table:style-name="ce59" office:value-type="string" office:string-value="Connector ">
            <text:p><text:s/>Connector <text:s/></text:p>
          </table:table-cell>
          <table:table-cell table:style-name="ce56" office:value-type="string">
            <text:p>12P-0.5</text:p>
          </table:table-cell>
          <table:table-cell table:style-name="ce59" office:value-type="string">
            <text:p>Hirose</text:p>
          </table:table-cell>
          <table:table-cell table:style-name="ce59"/>
          <table:table-cell table:style-name="ce62" office:value-type="float" office:value="0.8">
            <text:p>0.8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0.4">
            <text:p>0.4</text:p>
          </table:table-cell>
          <table:table-cell table:style-name="ce59"/>
          <table:table-cell office:value-type="string">
            <text:p>http://www.seeedstudio.com/depot/OPLopen-parts-library-catalog-c-136_138/#320060003</text:p>
          </table:table-cell>
          <table:table-cell table:number-columns-repeated="1011"/>
        </table:table-row>
        <table:table-row table:style-name="ro8">
          <table:table-cell table:style-name="ce56" office:value-type="float" office:value="314090002">
            <text:p>314090002</text:p>
          </table:table-cell>
          <table:table-cell table:style-name="ce59" office:value-type="string" office:string-value="ACS712ELCTR-20A-T">
            <text:p><text:s/>ACS712ELCTR-20A-T </text:p>
          </table:table-cell>
          <table:table-cell table:style-name="ce59" office:value-type="string" office:string-value="SMD Current Sensor;20A 5V 8-SOIC">
            <text:p><text:s/>SMD Current Sensor;20A 5V 8-SOIC </text:p>
          </table:table-cell>
          <table:table-cell table:style-name="ce59" office:value-type="string" office:string-value="Sensor">
            <text:p><text:s/>Sensor </text:p>
          </table:table-cell>
          <table:table-cell table:style-name="ce56" office:value-type="string">
            <text:p>SOIC-8-6P-L4.9*3.9*1.75mm</text:p>
          </table:table-cell>
          <table:table-cell table:style-name="ce59" office:value-type="string" office:string-value="Allegro">
            <text:p><text:s/>Allegro </text:p>
          </table:table-cell>
          <table:table-cell table:style-name="ce59"/>
          <table:table-cell table:style-name="ce62" office:value-type="float" office:value="3.98">
            <text:p>3.98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14090002</text:p>
          </table:table-cell>
          <table:table-cell table:number-columns-repeated="1011"/>
        </table:table-row>
        <table:table-row table:style-name="ro8">
          <table:table-cell table:style-name="ce56" office:value-type="float" office:value="314090001">
            <text:p>314090001</text:p>
          </table:table-cell>
          <table:table-cell table:style-name="ce59" office:value-type="string" office:string-value="ACS712ELCTR-05B-T">
            <text:p><text:s/>ACS712ELCTR-05B-T </text:p>
          </table:table-cell>
          <table:table-cell table:style-name="ce59" office:value-type="string" office:string-value="SMD Current Sensor 5A 5V BI 8-SOIC">
            <text:p><text:s/>SMD Current Sensor 5A 5V BI 8-SOIC </text:p>
          </table:table-cell>
          <table:table-cell table:style-name="ce59" office:value-type="string" office:string-value="Sensor">
            <text:p><text:s/>Sensor </text:p>
          </table:table-cell>
          <table:table-cell table:style-name="ce56" office:value-type="string">
            <text:p>SOIC-8-4.9*3.9*1.75mm</text:p>
          </table:table-cell>
          <table:table-cell table:style-name="ce59" office:value-type="string" office:string-value="Allegro">
            <text:p><text:s/>Allegro </text:p>
          </table:table-cell>
          <table:table-cell table:style-name="ce59"/>
          <table:table-cell table:style-name="ce62" office:value-type="float" office:value="4.8">
            <text:p>4.8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14090001</text:p>
          </table:table-cell>
          <table:table-cell table:number-columns-repeated="1011"/>
        </table:table-row>
        <table:table-row table:style-name="ro8">
          <table:table-cell table:style-name="ce56" office:value-type="float" office:value="326080000">
            <text:p>326080000</text:p>
          </table:table-cell>
          <table:table-cell table:style-name="ce59" office:value-type="string" office:string-value="R2064">
            <text:p><text:s/>R2064 </text:p>
          </table:table-cell>
          <table:table-cell table:style-name="ce59" office:value-type="string" office:string-value="Rivet;White-Plastic-R2064">
            <text:p><text:s/>Rivet;White-Plastic-R2064 </text:p>
          </table:table-cell>
          <table:table-cell table:style-name="ce59" office:value-type="string" office:string-value="Rivets">
            <text:p><text:s/>Rivets </text:p>
          </table:table-cell>
          <table:table-cell table:style-name="ce56" office:value-type="string">
            <text:p>R2064</text:p>
          </table:table-cell>
          <table:table-cell table:style-name="ce59" office:value-type="string" office:string-value="HKWASI">
            <text:p><text:s/>HKWASI </text:p>
          </table:table-cell>
          <table:table-cell table:style-name="ce59"/>
          <table:table-cell table:style-name="ce62" office:value-type="float" office:value="0.044">
            <text:p>0.044</text:p>
          </table:table-cell>
          <table:table-cell table:style-name="ce62" office:value-type="float" office:value="50">
            <text:p>50</text:p>
          </table:table-cell>
          <table:table-cell table:number-columns-repeated="2" table:style-name="ce62" office:value-type="float" office:value="0">
            <text:p>0</text:p>
          </table:table-cell>
          <table:table-cell table:style-name="ce59"/>
          <table:table-cell office:value-type="string">
            <text:p>http://www.seeedstudio.com/depot/OPLopen-parts-library-catalog-c-136_138/#326080000</text:p>
          </table:table-cell>
          <table:table-cell table:number-columns-repeated="1011"/>
        </table:table-row>
        <table:table-row table:style-name="ro8">
          <table:table-cell table:style-name="ce56" office:value-type="float" office:value="326080001">
            <text:p>326080001</text:p>
          </table:table-cell>
          <table:table-cell table:style-name="ce59" office:value-type="string" office:string-value="R2056">
            <text:p><text:s/>R2056 </text:p>
          </table:table-cell>
          <table:table-cell table:style-name="ce59" office:value-type="string" office:string-value="Rivet;White-Plastic-R2056">
            <text:p><text:s/>Rivet;White-Plastic-R2056 </text:p>
          </table:table-cell>
          <table:table-cell table:style-name="ce59" office:value-type="string" office:string-value="Rivets">
            <text:p><text:s/>Rivets </text:p>
          </table:table-cell>
          <table:table-cell table:style-name="ce56" office:value-type="string">
            <text:p>R2056</text:p>
          </table:table-cell>
          <table:table-cell table:style-name="ce59" office:value-type="string" office:string-value="HKWASI">
            <text:p><text:s/>HKWASI </text:p>
          </table:table-cell>
          <table:table-cell table:style-name="ce59"/>
          <table:table-cell table:style-name="ce62" office:value-type="float" office:value="0.044">
            <text:p>0.044</text:p>
          </table:table-cell>
          <table:table-cell table:style-name="ce62" office:value-type="float" office:value="50">
            <text:p>50</text:p>
          </table:table-cell>
          <table:table-cell table:number-columns-repeated="2" table:style-name="ce62" office:value-type="float" office:value="0">
            <text:p>0</text:p>
          </table:table-cell>
          <table:table-cell table:style-name="ce59"/>
          <table:table-cell office:value-type="string">
            <text:p>http://www.seeedstudio.com/depot/OPLopen-parts-library-catalog-c-136_138/#326080001</text:p>
          </table:table-cell>
          <table:table-cell table:number-columns-repeated="1011"/>
        </table:table-row>
        <table:table-row table:style-name="ro8">
          <table:table-cell table:style-name="ce56" office:value-type="float" office:value="326080009">
            <text:p>326080009</text:p>
          </table:table-cell>
          <table:table-cell table:style-name="ce59" office:value-type="string" office:string-value="R3100">
            <text:p><text:s/>R3100 </text:p>
          </table:table-cell>
          <table:table-cell table:style-name="ce59" office:value-type="string" office:string-value="Rivet;Black-Plastic-R3100">
            <text:p><text:s/>Rivet;Black-Plastic-R3100 </text:p>
          </table:table-cell>
          <table:table-cell table:style-name="ce59" office:value-type="string" office:string-value="Rivets">
            <text:p><text:s/>Rivets </text:p>
          </table:table-cell>
          <table:table-cell table:style-name="ce56" office:value-type="string">
            <text:p>R3100</text:p>
          </table:table-cell>
          <table:table-cell table:style-name="ce59" office:value-type="string" office:string-value="HKWASI">
            <text:p><text:s/>HKWASI </text:p>
          </table:table-cell>
          <table:table-cell table:style-name="ce59"/>
          <table:table-cell table:style-name="ce62" office:value-type="float" office:value="0.044">
            <text:p>0.044</text:p>
          </table:table-cell>
          <table:table-cell table:style-name="ce62" office:value-type="float" office:value="50">
            <text:p>50</text:p>
          </table:table-cell>
          <table:table-cell table:number-columns-repeated="2" table:style-name="ce62" office:value-type="float" office:value="0">
            <text:p>0</text:p>
          </table:table-cell>
          <table:table-cell table:style-name="ce59"/>
          <table:table-cell office:value-type="string">
            <text:p>http://www.seeedstudio.com/depot/OPLopen-parts-library-catalog-c-136_138/#326080009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683">
            <text:p>301010683</text:p>
          </table:table-cell>
          <table:table-cell table:style-name="ce59" office:value-type="string" office:string-value="RC0603FR-0712RL">
            <text:p><text:s/>RC0603FR-0712RL </text:p>
          </table:table-cell>
          <table:table-cell table:style-name="ce59" office:value-type="string" office:string-value="SMD RES 12R-1%-1/10W;">
            <text:p><text:s/>SMD RES 12R-1%-1/10W;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603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683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684">
            <text:p>301010684</text:p>
          </table:table-cell>
          <table:table-cell table:style-name="ce59" office:value-type="string" office:string-value="RC0603FR-0715RL">
            <text:p><text:s/>RC0603FR-0715RL </text:p>
          </table:table-cell>
          <table:table-cell table:style-name="ce59" office:value-type="string" office:string-value="SMD RES 15R-1%-1/10W;">
            <text:p><text:s/>SMD RES 15R-1%-1/10W;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603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684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685">
            <text:p>301010685</text:p>
          </table:table-cell>
          <table:table-cell table:style-name="ce59" office:value-type="string" office:string-value="RC0603FR-07220KL">
            <text:p><text:s/>RC0603FR-07220KL </text:p>
          </table:table-cell>
          <table:table-cell table:style-name="ce59" office:value-type="string" office:string-value="SMD RES 220K-1%-1/10W;">
            <text:p><text:s/>SMD RES 220K-1%-1/10W;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603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685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686">
            <text:p>301010686</text:p>
          </table:table-cell>
          <table:table-cell table:style-name="ce59" office:value-type="string" office:string-value="RC0603FR-0733K2L">
            <text:p><text:s/>RC0603FR-0733K2L </text:p>
          </table:table-cell>
          <table:table-cell table:style-name="ce59" office:value-type="string" office:string-value="SMD RES 33.2K-1%-1/10W;">
            <text:p><text:s/>SMD RES 33.2K-1%-1/10W;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603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686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687">
            <text:p>301010687</text:p>
          </table:table-cell>
          <table:table-cell table:style-name="ce59" office:value-type="string" office:string-value="RC0603FR-0733R2L">
            <text:p><text:s/>RC0603FR-0733R2L </text:p>
          </table:table-cell>
          <table:table-cell table:style-name="ce59" office:value-type="string" office:string-value="SMD RES 33.2R-1%-1/10W;">
            <text:p><text:s/>SMD RES 33.2R-1%-1/10W;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603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687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688">
            <text:p>301010688</text:p>
          </table:table-cell>
          <table:table-cell table:style-name="ce59" office:value-type="string" office:string-value="RC0603FR-07332KL">
            <text:p><text:s/>RC0603FR-07332KL </text:p>
          </table:table-cell>
          <table:table-cell table:style-name="ce59" office:value-type="string" office:string-value="SMD RES 332K-1%-1/10W;">
            <text:p><text:s/>SMD RES 332K-1%-1/10W;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603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688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689">
            <text:p>301010689</text:p>
          </table:table-cell>
          <table:table-cell table:style-name="ce59" office:value-type="string" office:string-value="RC0603FR-07390RL">
            <text:p><text:s/>RC0603FR-07390RL </text:p>
          </table:table-cell>
          <table:table-cell table:style-name="ce59" office:value-type="string" office:string-value="SMD RES 390R-1%-1/10W;">
            <text:p><text:s/>SMD RES 390R-1%-1/10W;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603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689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690">
            <text:p>301010690</text:p>
          </table:table-cell>
          <table:table-cell table:style-name="ce59" office:value-type="string" office:string-value="RC0603FR-0747RL">
            <text:p><text:s/>RC0603FR-0747RL </text:p>
          </table:table-cell>
          <table:table-cell table:style-name="ce59" office:value-type="string" office:string-value="SMD RES 47R-1%-1/10W;">
            <text:p><text:s/>SMD RES 47R-1%-1/10W;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603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690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691">
            <text:p>301010691</text:p>
          </table:table-cell>
          <table:table-cell table:style-name="ce59" office:value-type="string" office:string-value="RC0603FR-075K6L">
            <text:p><text:s/>RC0603FR-075K6L </text:p>
          </table:table-cell>
          <table:table-cell table:style-name="ce59" office:value-type="string" office:string-value="SMD RES 5.6K-1%-1/10W;">
            <text:p><text:s/>SMD RES 5.6K-1%-1/10W;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603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691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692">
            <text:p>301010692</text:p>
          </table:table-cell>
          <table:table-cell table:style-name="ce59" office:value-type="string" office:string-value="RC0603FR-0756K2L">
            <text:p><text:s/>RC0603FR-0756K2L </text:p>
          </table:table-cell>
          <table:table-cell table:style-name="ce59" office:value-type="string" office:string-value="SMD RES 56.2K-1%-1/10W;">
            <text:p><text:s/>SMD RES 56.2K-1%-1/10W;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603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692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693">
            <text:p>301010693</text:p>
          </table:table-cell>
          <table:table-cell table:style-name="ce59" office:value-type="string" office:string-value="RC0603FR-0756R2L">
            <text:p><text:s/>RC0603FR-0756R2L </text:p>
          </table:table-cell>
          <table:table-cell table:style-name="ce59" office:value-type="string" office:string-value="SMD RES 56.2R-1%-1/10W;">
            <text:p><text:s/>SMD RES 56.2R-1%-1/10W;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603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693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694">
            <text:p>301010694</text:p>
          </table:table-cell>
          <table:table-cell table:style-name="ce59" office:value-type="string" office:string-value="RC0603FR-07562KL">
            <text:p><text:s/>RC0603FR-07562KL </text:p>
          </table:table-cell>
          <table:table-cell table:style-name="ce59" office:value-type="string" office:string-value="SMD RES 562K-1%-1/10W;">
            <text:p><text:s/>SMD RES 562K-1%-1/10W;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603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694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695">
            <text:p>301010695</text:p>
          </table:table-cell>
          <table:table-cell table:style-name="ce59" office:value-type="string" office:string-value="RC0603FR-0768K1L">
            <text:p><text:s/>RC0603FR-0768K1L </text:p>
          </table:table-cell>
          <table:table-cell table:style-name="ce59" office:value-type="string" office:string-value="SMD RES 68.1K-1%-1/10W;">
            <text:p><text:s/>SMD RES 68.1K-1%-1/10W;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603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695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696">
            <text:p>301010696</text:p>
          </table:table-cell>
          <table:table-cell table:style-name="ce59" office:value-type="string" office:string-value="RC0603FR-0768R1L">
            <text:p><text:s/>RC0603FR-0768R1L </text:p>
          </table:table-cell>
          <table:table-cell table:style-name="ce59" office:value-type="string" office:string-value="SMD RES 68.1R-1%-1/10W;">
            <text:p><text:s/>SMD RES 68.1R-1%-1/10W;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603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696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697">
            <text:p>301010697</text:p>
          </table:table-cell>
          <table:table-cell table:style-name="ce59" office:value-type="string" office:string-value="RC0603FR-07681KL">
            <text:p><text:s/>RC0603FR-07681KL </text:p>
          </table:table-cell>
          <table:table-cell table:style-name="ce59" office:value-type="string" office:string-value="SMD RES 681K-1%-1/10W;">
            <text:p><text:s/>SMD RES 681K-1%-1/10W;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603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697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698">
            <text:p>301010698</text:p>
          </table:table-cell>
          <table:table-cell table:style-name="ce59" office:value-type="string" office:string-value="RC0603FR-07681RL">
            <text:p><text:s/>RC0603FR-07681RL </text:p>
          </table:table-cell>
          <table:table-cell table:style-name="ce59" office:value-type="string" office:string-value="SMD RES 681R-1%-1/10W;">
            <text:p><text:s/>SMD RES 681R-1%-1/10W;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603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698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699">
            <text:p>301010699</text:p>
          </table:table-cell>
          <table:table-cell table:style-name="ce59" office:value-type="string" office:string-value="RC0603FR-0782K5L">
            <text:p><text:s/>RC0603FR-0782K5L </text:p>
          </table:table-cell>
          <table:table-cell table:style-name="ce59" office:value-type="string" office:string-value="SMD RES 82.5K-1%-1/10W;">
            <text:p><text:s/>SMD RES 82.5K-1%-1/10W;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603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699</text:p>
          </table:table-cell>
          <table:table-cell table:number-columns-repeated="1011"/>
        </table:table-row>
        <table:table-row table:style-name="ro8">
          <table:table-cell table:style-name="ce56" office:value-type="float" office:value="301020052">
            <text:p>301020052</text:p>
          </table:table-cell>
          <table:table-cell table:style-name="ce59" office:value-type="string" office:string-value="FHCFR-1/4W-4R7J">
            <text:p><text:s/>FHCFR-1/4W-4R7J </text:p>
          </table:table-cell>
          <table:table-cell table:style-name="ce59" office:value-type="string" office:string-value="DIP RES 4.7R-5%-1/4W;">
            <text:p><text:s/>DIP RES 4.7R-5%-1/4W;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Axial-D2.3xL6.5mm</text:p>
          </table:table-cell>
          <table:table-cell table:style-name="ce59" office:value-type="string">
            <text:p>Fenghua</text:p>
          </table:table-cell>
          <table:table-cell table:style-name="ce59"/>
          <table:table-cell table:style-name="ce62" office:value-type="float" office:value="0.02">
            <text:p>0.02</text:p>
          </table:table-cell>
          <table:table-cell table:style-name="ce62" office:value-type="float" office:value="50">
            <text:p>5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20052</text:p>
          </table:table-cell>
          <table:table-cell table:number-columns-repeated="1011"/>
        </table:table-row>
        <table:table-row table:style-name="ro8">
          <table:table-cell table:style-name="ce56" office:value-type="float" office:value="301020067">
            <text:p>301020067</text:p>
          </table:table-cell>
          <table:table-cell table:style-name="ce59" office:value-type="string" office:string-value="FHCFR-1/4W-152J">
            <text:p><text:s/>FHCFR-1/4W-152J </text:p>
          </table:table-cell>
          <table:table-cell table:style-name="ce59" office:value-type="string" office:string-value="DIP RES 1.5K-5%-1/4W;">
            <text:p><text:s/>DIP RES 1.5K-5%-1/4W;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Axial-D2.3*L6.5mm</text:p>
          </table:table-cell>
          <table:table-cell table:style-name="ce59" office:value-type="string">
            <text:p>Fenghua</text:p>
          </table:table-cell>
          <table:table-cell table:style-name="ce59"/>
          <table:table-cell table:style-name="ce62" office:value-type="float" office:value="0.02">
            <text:p>0.02</text:p>
          </table:table-cell>
          <table:table-cell table:style-name="ce62" office:value-type="float" office:value="50">
            <text:p>5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20067</text:p>
          </table:table-cell>
          <table:table-cell table:number-columns-repeated="1011"/>
        </table:table-row>
        <table:table-row table:style-name="ro8">
          <table:table-cell table:style-name="ce56" office:value-type="float" office:value="301020068">
            <text:p>301020068</text:p>
          </table:table-cell>
          <table:table-cell table:style-name="ce59" office:value-type="string" office:string-value="FHCFR-1/4W-271J">
            <text:p><text:s/>FHCFR-1/4W-271J </text:p>
          </table:table-cell>
          <table:table-cell table:style-name="ce59" office:value-type="string" office:string-value="DIP RES 270R-5%-1/4W;">
            <text:p><text:s/>DIP RES 270R-5%-1/4W;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Axial-D2.3*L6.5mm</text:p>
          </table:table-cell>
          <table:table-cell table:style-name="ce59" office:value-type="string">
            <text:p>Fenghua</text:p>
          </table:table-cell>
          <table:table-cell table:style-name="ce59"/>
          <table:table-cell table:style-name="ce62" office:value-type="float" office:value="0.02">
            <text:p>0.02</text:p>
          </table:table-cell>
          <table:table-cell table:style-name="ce62" office:value-type="float" office:value="50">
            <text:p>5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20068</text:p>
          </table:table-cell>
          <table:table-cell table:number-columns-repeated="1011"/>
        </table:table-row>
        <table:table-row table:style-name="ro8">
          <table:table-cell table:style-name="ce56" office:value-type="float" office:value="301020069">
            <text:p>301020069</text:p>
          </table:table-cell>
          <table:table-cell table:style-name="ce59" office:value-type="string" office:string-value="FHCFR-1/4W-682J">
            <text:p><text:s/>FHCFR-1/4W-682J </text:p>
          </table:table-cell>
          <table:table-cell table:style-name="ce59" office:value-type="string" office:string-value="DIP RES 6.8K-5%-1/4W;">
            <text:p><text:s/>DIP RES 6.8K-5%-1/4W;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Axial-D2.3*L6.5mm</text:p>
          </table:table-cell>
          <table:table-cell table:style-name="ce59" office:value-type="string">
            <text:p>Fenghua</text:p>
          </table:table-cell>
          <table:table-cell table:style-name="ce59"/>
          <table:table-cell table:style-name="ce62" office:value-type="float" office:value="0.02">
            <text:p>0.02</text:p>
          </table:table-cell>
          <table:table-cell table:style-name="ce62" office:value-type="float" office:value="50">
            <text:p>5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20069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136">
            <text:p>301010136</text:p>
          </table:table-cell>
          <table:table-cell table:style-name="ce59" office:value-type="string" office:string-value="RC0603JR-073ML">
            <text:p><text:s/>RC0603JR-073ML </text:p>
          </table:table-cell>
          <table:table-cell table:style-name="ce59" office:value-type="string" office:string-value="SMD RES 3M-5%-1/10W">
            <text:p><text:s/>SMD RES 3M-5%-1/10W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603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136</text:p>
          </table:table-cell>
          <table:table-cell table:number-columns-repeated="1011"/>
        </table:table-row>
        <table:table-row table:style-name="ro8">
          <table:table-cell table:style-name="ce56" office:value-type="float" office:value="304090022">
            <text:p>304090022</text:p>
          </table:table-cell>
          <table:table-cell table:style-name="ce59" office:value-type="string" office:string-value="RG309WK-A">
            <text:p><text:s/>RG309WK-A </text:p>
          </table:table-cell>
          <table:table-cell table:style-name="ce59" office:value-type="string" office:string-value="DIP LED Red/Green Common anode;">
            <text:p><text:s/>DIP LED Red/Green Common anode; </text:p>
          </table:table-cell>
          <table:table-cell table:style-name="ce59" office:value-type="string" office:string-value="LED">
            <text:p><text:s/>LED </text:p>
          </table:table-cell>
          <table:table-cell table:style-name="ce56" office:value-type="string">
            <text:p>Radial-3P-2.54-3mm</text:p>
          </table:table-cell>
          <table:table-cell table:style-name="ce59" office:value-type="string">
            <text:p>Chengguangxing</text:p>
          </table:table-cell>
          <table:table-cell table:style-name="ce59"/>
          <table:table-cell table:style-name="ce62" office:value-type="float" office:value="0.15">
            <text:p>0.15</text:p>
          </table:table-cell>
          <table:table-cell table:style-name="ce62" office:value-type="float" office:value="10">
            <text:p>10</text:p>
          </table:table-cell>
          <table:table-cell table:style-name="ce62" office:value-type="string">
            <text:p>3</text:p>
          </table:table-cell>
          <table:table-cell table:style-name="ce62" office:value-type="float" office:value="0.3">
            <text:p>0.3</text:p>
          </table:table-cell>
          <table:table-cell table:style-name="ce59"/>
          <table:table-cell office:value-type="string">
            <text:p>http://www.seeedstudio.com/depot/OPLopen-parts-library-catalog-c-136_138/#304090022</text:p>
          </table:table-cell>
          <table:table-cell table:number-columns-repeated="1011"/>
        </table:table-row>
        <table:table-row table:style-name="ro8">
          <table:table-cell table:style-name="ce56" office:value-type="float" office:value="302010035">
            <text:p>302010035</text:p>
          </table:table-cell>
          <table:table-cell table:style-name="ce59" office:value-type="string" office:string-value="GRM1555C1H471JA01D">
            <text:p><text:s/>GRM1555C1H471JA01D </text:p>
          </table:table-cell>
          <table:table-cell table:style-name="ce59" office:value-type="string" office:string-value="SMD CAP Ceramic 470pF-50V-5%-NP0">
            <text:p><text:s/>SMD CAP Ceramic 470pF-50V-5%-NP0 </text:p>
          </table:table-cell>
          <table:table-cell table:style-name="ce59" office:value-type="string" office:string-value="Capacitor">
            <text:p><text:s/>Capacitor </text:p>
          </table:table-cell>
          <table:table-cell table:style-name="ce56" office:value-type="string">
            <text:p>0402</text:p>
          </table:table-cell>
          <table:table-cell table:style-name="ce59" office:value-type="string">
            <text:p>Murata</text:p>
          </table:table-cell>
          <table:table-cell table:style-name="ce59"/>
          <table:table-cell table:style-name="ce62" office:value-type="float" office:value="0.015">
            <text:p>0.015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2010035</text:p>
          </table:table-cell>
          <table:table-cell table:number-columns-repeated="1011"/>
        </table:table-row>
        <table:table-row table:style-name="ro8">
          <table:table-cell table:style-name="ce56" office:value-type="float" office:value="302010130">
            <text:p>302010130</text:p>
          </table:table-cell>
          <table:table-cell table:style-name="ce59" office:value-type="string" office:string-value="GRM1885C2A471JA01D">
            <text:p><text:s/>GRM1885C2A471JA01D </text:p>
          </table:table-cell>
          <table:table-cell table:style-name="ce59" office:value-type="string" office:string-value="SMD CAP Ceramic 470pF-100V-5%-NP0">
            <text:p><text:s/>SMD CAP Ceramic 470pF-100V-5%-NP0 </text:p>
          </table:table-cell>
          <table:table-cell table:style-name="ce59" office:value-type="string" office:string-value="Capacitor">
            <text:p><text:s/>Capacitor </text:p>
          </table:table-cell>
          <table:table-cell table:style-name="ce56" office:value-type="string">
            <text:p>0603</text:p>
          </table:table-cell>
          <table:table-cell table:style-name="ce59" office:value-type="string">
            <text:p>Murata</text:p>
          </table:table-cell>
          <table:table-cell table:style-name="ce59"/>
          <table:table-cell table:style-name="ce62" office:value-type="float" office:value="0.015">
            <text:p>0.015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2010130</text:p>
          </table:table-cell>
          <table:table-cell table:number-columns-repeated="1011"/>
        </table:table-row>
        <table:table-row table:style-name="ro8">
          <table:table-cell table:style-name="ce56" office:value-type="float" office:value="320030088">
            <text:p>320030088</text:p>
          </table:table-cell>
          <table:table-cell table:style-name="ce59" office:value-type="string" office:string-value="F185-1210A0BSYA1">
            <text:p><text:s/>F185-1210A0BSYA1 </text:p>
          </table:table-cell>
          <table:table-cell table:style-name="ce59" office:value-type="string" office:string-value="DIP Black Female Header">
            <text:p><text:s/>DIP Black Female Header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2*5P-2.54-8.5</text:p>
          </table:table-cell>
          <table:table-cell table:style-name="ce59" office:value-type="string" office:string-value="YXCON">
            <text:p><text:s/>YXCON </text:p>
          </table:table-cell>
          <table:table-cell table:style-name="ce59"/>
          <table:table-cell table:style-name="ce62" office:value-type="float" office:value="0.2">
            <text:p>0.2</text:p>
          </table:table-cell>
          <table:table-cell table:style-name="ce62" office:value-type="float" office:value="10">
            <text:p>10</text:p>
          </table:table-cell>
          <table:table-cell table:style-name="ce62" office:value-type="string">
            <text:p>5</text:p>
          </table:table-cell>
          <table:table-cell table:style-name="ce62" office:value-type="float" office:value="0.5">
            <text:p>0.5</text:p>
          </table:table-cell>
          <table:table-cell table:style-name="ce59"/>
          <table:table-cell office:value-type="string">
            <text:p>http://www.seeedstudio.com/depot/OPLopen-parts-library-catalog-c-136_138/#320030088</text:p>
          </table:table-cell>
          <table:table-cell table:number-columns-repeated="1011"/>
        </table:table-row>
        <table:table-row table:style-name="ro8">
          <table:table-cell table:style-name="ce56" office:value-type="float" office:value="304020026">
            <text:p>304020026</text:p>
          </table:table-cell>
          <table:table-cell table:style-name="ce59" office:value-type="string" office:string-value="PMEG6010CEJ,115">
            <text:p><text:s/>PMEG6010CEJ,115 </text:p>
          </table:table-cell>
          <table:table-cell table:style-name="ce59" office:value-type="string">
            <text:p>SMD Diode Schottky 60V-1A</text:p>
          </table:table-cell>
          <table:table-cell table:style-name="ce59" office:value-type="string" office:string-value="Diode">
            <text:p><text:s/>Diode </text:p>
          </table:table-cell>
          <table:table-cell table:style-name="ce56" office:value-type="string">
            <text:p>SOD-323F</text:p>
          </table:table-cell>
          <table:table-cell table:style-name="ce59" office:value-type="string" office:string-value="NXP Semiconductors">
            <text:p><text:s/>NXP Semiconductors </text:p>
          </table:table-cell>
          <table:table-cell table:style-name="ce59"/>
          <table:table-cell table:style-name="ce62" office:value-type="float" office:value="0.15">
            <text:p>0.15</text:p>
          </table:table-cell>
          <table:table-cell table:style-name="ce62" office:value-type="float" office:value="10">
            <text:p>1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4020026</text:p>
          </table:table-cell>
          <table:table-cell table:number-columns-repeated="1011"/>
        </table:table-row>
        <table:table-row table:style-name="ro8">
          <table:table-cell table:style-name="ce56" office:value-type="float" office:value="302010166">
            <text:p>302010166</text:p>
          </table:table-cell>
          <table:table-cell table:style-name="ce59" office:value-type="string" office:string-value="CC0805MKX5R5BB476">
            <text:p><text:s/>CC0805MKX5R5BB476 </text:p>
          </table:table-cell>
          <table:table-cell table:style-name="ce59" office:value-type="string" office:string-value="SMD CAP Ceramic 47uF-6.3V-20%-X5R">
            <text:p><text:s/>SMD CAP Ceramic 47uF-6.3V-20%-X5R </text:p>
          </table:table-cell>
          <table:table-cell table:style-name="ce59" office:value-type="string" office:string-value="Capacitor">
            <text:p><text:s/>Capacitor </text:p>
          </table:table-cell>
          <table:table-cell table:style-name="ce56" office:value-type="string">
            <text:p>0805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285365853658537">
            <text:p>0.285365853658537</text:p>
          </table:table-cell>
          <table:table-cell table:style-name="ce62" office:value-type="float" office:value="10">
            <text:p>1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2010166</text:p>
          </table:table-cell>
          <table:table-cell table:number-columns-repeated="1011"/>
        </table:table-row>
        <table:table-row table:style-name="ro8">
          <table:table-cell table:style-name="ce56" office:value-type="float" office:value="302010151">
            <text:p>302010151</text:p>
          </table:table-cell>
          <table:table-cell table:style-name="ce59" office:value-type="string" office:string-value="CC0805JRNPO9BN220">
            <text:p><text:s/>CC0805JRNPO9BN220 </text:p>
          </table:table-cell>
          <table:table-cell table:style-name="ce59" office:value-type="string" office:string-value="SMD CAP Ceramic 22pF-50V-5%-NPO">
            <text:p><text:s/>SMD CAP Ceramic 22pF-50V-5%-NPO </text:p>
          </table:table-cell>
          <table:table-cell table:style-name="ce59" office:value-type="string" office:string-value="Capacitor">
            <text:p><text:s/>Capacitor </text:p>
          </table:table-cell>
          <table:table-cell table:style-name="ce56" office:value-type="string">
            <text:p>0805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2">
            <text:p>0.012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2010151</text:p>
          </table:table-cell>
          <table:table-cell table:number-columns-repeated="1011"/>
        </table:table-row>
        <table:table-row table:style-name="ro8">
          <table:table-cell table:style-name="ce56" office:value-type="float" office:value="302010200">
            <text:p>302010200</text:p>
          </table:table-cell>
          <table:table-cell table:style-name="ce59" office:value-type="string" office:string-value="CS1-D5Y5V2A104ZSP ">
            <text:p><text:s/>CS1-D5Y5V2A104ZSP <text:s/></text:p>
          </table:table-cell>
          <table:table-cell table:style-name="ce59" office:value-type="string" office:string-value="DIP CAP Ceramic Disc 22pF-50V-10%-NPO;">
            <text:p><text:s/>DIP CAP Ceramic Disc 22pF-50V-10%-NPO; </text:p>
          </table:table-cell>
          <table:table-cell table:style-name="ce59" office:value-type="string" office:string-value="Capacitor">
            <text:p><text:s/>Capacitor </text:p>
          </table:table-cell>
          <table:table-cell table:style-name="ce56" office:value-type="string">
            <text:p>Radial-Disc-2.5-D4.0mm</text:p>
          </table:table-cell>
          <table:table-cell table:style-name="ce59" office:value-type="string">
            <text:p>Fenghua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2010200</text:p>
          </table:table-cell>
          <table:table-cell table:number-columns-repeated="1011"/>
        </table:table-row>
        <table:table-row table:style-name="ro8">
          <table:table-cell table:style-name="ce56" office:value-type="float" office:value="320030015">
            <text:p>320030015</text:p>
          </table:table-cell>
          <table:table-cell table:style-name="ce59" office:value-type="string" office:string-value="F185-1240A0BSYA1">
            <text:p><text:s/>F185-1240A0BSYA1 </text:p>
          </table:table-cell>
          <table:table-cell table:style-name="ce59" office:value-type="string" office:string-value="DIP Black Female Header VERT;">
            <text:p><text:s/>DIP Black Female Header VERT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2*20P-2.54-8.5mm</text:p>
          </table:table-cell>
          <table:table-cell table:style-name="ce59" office:value-type="string" office:string-value="YXCON">
            <text:p><text:s/>YXCON </text:p>
          </table:table-cell>
          <table:table-cell table:style-name="ce59"/>
          <table:table-cell table:style-name="ce62" office:value-type="float" office:value="0.8">
            <text:p>0.8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40</text:p>
          </table:table-cell>
          <table:table-cell table:style-name="ce62" office:value-type="float" office:value="4">
            <text:p>4</text:p>
          </table:table-cell>
          <table:table-cell table:style-name="ce59"/>
          <table:table-cell office:value-type="string">
            <text:p>http://www.seeedstudio.com/depot/OPLopen-parts-library-catalog-c-136_138/#320030015  </text:p>
          </table:table-cell>
          <table:table-cell table:number-columns-repeated="1011"/>
        </table:table-row>
        <table:table-row table:style-name="ro8">
          <table:table-cell table:style-name="ce56" office:value-type="float" office:value="303030033">
            <text:p>303030033</text:p>
          </table:table-cell>
          <table:table-cell table:style-name="ce59" office:value-type="string" office:string-value="PZ2012U201-2R0TF">
            <text:p><text:s/>PZ2012U201-2R0TF </text:p>
          </table:table-cell>
          <table:table-cell table:style-name="ce59" office:value-type="string">
            <text:p>SMD Ferrite Bead 200R-2A</text:p>
          </table:table-cell>
          <table:table-cell table:style-name="ce59" office:value-type="string">
            <text:p>Inductor</text:p>
          </table:table-cell>
          <table:table-cell table:style-name="ce56" office:value-type="string">
            <text:p>0805</text:p>
          </table:table-cell>
          <table:table-cell table:style-name="ce59" office:value-type="string">
            <text:p>Sunlord</text:p>
          </table:table-cell>
          <table:table-cell table:style-name="ce59"/>
          <table:table-cell table:style-name="ce62" office:value-type="float" office:value="0.0487804878048781">
            <text:p>0.0487804878048781</text:p>
          </table:table-cell>
          <table:table-cell table:style-name="ce62" office:value-type="float" office:value="50">
            <text:p>5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3030033</text:p>
          </table:table-cell>
          <table:table-cell table:number-columns-repeated="1011"/>
        </table:table-row>
        <table:table-row table:style-name="ro8">
          <table:table-cell table:style-name="ce56" office:value-type="float" office:value="307010009">
            <text:p>307010009</text:p>
          </table:table-cell>
          <table:table-cell table:style-name="ce59" office:value-type="string" office:string-value="30R250">
            <text:p><text:s/>30R250 </text:p>
          </table:table-cell>
          <table:table-cell table:style-name="ce59" office:value-type="string" office:string-value="DIP PPTC 2.5A-30V">
            <text:p><text:s/>DIP PPTC 2.5A-30V </text:p>
          </table:table-cell>
          <table:table-cell table:style-name="ce59" office:value-type="string" office:string-value="Fuse ">
            <text:p><text:s/>Fuse <text:s/></text:p>
          </table:table-cell>
          <table:table-cell table:style-name="ce56" office:value-type="string">
            <text:p>2P</text:p>
          </table:table-cell>
          <table:table-cell table:style-name="ce59" office:value-type="string">
            <text:p>Darong</text:p>
          </table:table-cell>
          <table:table-cell table:style-name="ce59"/>
          <table:table-cell table:style-name="ce62" office:value-type="float" office:value="0.15">
            <text:p>0.15</text:p>
          </table:table-cell>
          <table:table-cell table:style-name="ce62" office:value-type="float" office:value="10">
            <text:p>1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7010009</text:p>
          </table:table-cell>
          <table:table-cell table:number-columns-repeated="1011"/>
        </table:table-row>
        <table:table-row table:style-name="ro8">
          <table:table-cell table:style-name="ce56" office:value-type="float" office:value="310020001">
            <text:p>310020001</text:p>
          </table:table-cell>
          <table:table-cell table:style-name="ce59" office:value-type="string" office:string-value="LM321MF">
            <text:p><text:s/>LM321MF </text:p>
          </table:table-cell>
          <table:table-cell table:style-name="ce59" office:value-type="string" office:string-value="SMD IC Amplifier;OPAMP GP 1MHZ,66uA,3 V ~ 30 V, ±1.5 V ~ 15 V">
            <text:p><text:s/>SMD IC Amplifier;OPAMP GP 1MHZ,66uA,3 V ~ 30 V, ±1.5 V ~ 15 V 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SOT-23-5</text:p>
          </table:table-cell>
          <table:table-cell table:style-name="ce59" office:value-type="string" office:string-value="TI">
            <text:p><text:s/>TI </text:p>
          </table:table-cell>
          <table:table-cell table:style-name="ce59"/>
          <table:table-cell table:style-name="ce62" office:value-type="float" office:value="0.8">
            <text:p>0.8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5</text:p>
          </table:table-cell>
          <table:table-cell table:style-name="ce62" office:value-type="float" office:value="0.5">
            <text:p>0.5</text:p>
          </table:table-cell>
          <table:table-cell table:style-name="ce59"/>
          <table:table-cell office:value-type="string">
            <text:p>http://www.seeedstudio.com/depot/OPLopen-parts-library-catalog-c-136_138/#310020001</text:p>
          </table:table-cell>
          <table:table-cell table:number-columns-repeated="1011"/>
        </table:table-row>
        <table:table-row table:style-name="ro8">
          <table:table-cell table:style-name="ce56" office:value-type="float" office:value="314130001">
            <text:p>314130001</text:p>
          </table:table-cell>
          <table:table-cell table:style-name="ce59" office:value-type="string" office:string-value="CG0402MLA-14KG">
            <text:p><text:s/>CG0402MLA-14KG </text:p>
          </table:table-cell>
          <table:table-cell table:style-name="ce59" office:value-type="string">
            <text:p>SMD RES Varistor 11V-14V;</text:p>
          </table:table-cell>
          <table:table-cell table:style-name="ce59" office:value-type="string" office:string-value="ESD">
            <text:p><text:s/>ESD </text:p>
          </table:table-cell>
          <table:table-cell table:style-name="ce56" office:value-type="string">
            <text:p>0402</text:p>
          </table:table-cell>
          <table:table-cell table:style-name="ce59" office:value-type="string">
            <text:p>Bourns Inc.</text:p>
          </table:table-cell>
          <table:table-cell table:style-name="ce59"/>
          <table:table-cell table:style-name="ce62" office:value-type="float" office:value="0.0365853658536585">
            <text:p>0.0365853658536585</text:p>
          </table:table-cell>
          <table:table-cell table:style-name="ce62" office:value-type="float" office:value="50">
            <text:p>5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14130001</text:p>
          </table:table-cell>
          <table:table-cell table:number-columns-repeated="1011"/>
        </table:table-row>
        <table:table-row table:style-name="ro8">
          <table:table-cell table:style-name="ce56" office:value-type="float" office:value="307010047">
            <text:p>307010047</text:p>
          </table:table-cell>
          <table:table-cell table:style-name="ce59" office:value-type="string" office:string-value="SMD1206R260SF">
            <text:p><text:s/>SMD1206R260SF </text:p>
          </table:table-cell>
          <table:table-cell table:style-name="ce59" office:value-type="string" office:string-value="SMD PPTC 100A-6V">
            <text:p><text:s/>SMD PPTC 100A-6V </text:p>
          </table:table-cell>
          <table:table-cell table:style-name="ce59" office:value-type="string" office:string-value="Fuse ">
            <text:p><text:s/>Fuse <text:s/></text:p>
          </table:table-cell>
          <table:table-cell table:style-name="ce56" office:value-type="string">
            <text:p>1206;3.5*1.8*1.6mm</text:p>
          </table:table-cell>
          <table:table-cell table:style-name="ce59" office:value-type="string">
            <text:p>Darong</text:p>
          </table:table-cell>
          <table:table-cell table:style-name="ce59"/>
          <table:table-cell table:style-name="ce62" office:value-type="float" office:value="0.15">
            <text:p>0.15</text:p>
          </table:table-cell>
          <table:table-cell table:style-name="ce62" office:value-type="float" office:value="10">
            <text:p>1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7010047</text:p>
          </table:table-cell>
          <table:table-cell table:number-columns-repeated="1011"/>
        </table:table-row>
        <table:table-row table:style-name="ro8">
          <table:table-cell table:style-name="ce56" office:value-type="float" office:value="307010046">
            <text:p>307010046</text:p>
          </table:table-cell>
          <table:table-cell table:style-name="ce59" office:value-type="string" office:string-value="SMD0805R100S">
            <text:p><text:s/>SMD0805R100S </text:p>
          </table:table-cell>
          <table:table-cell table:style-name="ce59" office:value-type="string" office:string-value="SMD PPTC 100A-6V">
            <text:p><text:s/>SMD PPTC 100A-6V </text:p>
          </table:table-cell>
          <table:table-cell table:style-name="ce59" office:value-type="string" office:string-value="Fuse ">
            <text:p><text:s/>Fuse <text:s/></text:p>
          </table:table-cell>
          <table:table-cell table:style-name="ce56" office:value-type="string">
            <text:p>0805;2.2*1.5*1.1mm</text:p>
          </table:table-cell>
          <table:table-cell table:style-name="ce59" office:value-type="string">
            <text:p>Darong</text:p>
          </table:table-cell>
          <table:table-cell table:style-name="ce59"/>
          <table:table-cell table:style-name="ce62" office:value-type="float" office:value="0.15">
            <text:p>0.15</text:p>
          </table:table-cell>
          <table:table-cell table:style-name="ce62" office:value-type="float" office:value="10">
            <text:p>1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7010046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321">
            <text:p>301010321</text:p>
          </table:table-cell>
          <table:table-cell table:style-name="ce59" office:value-type="string" office:string-value="RC0805JR-071ML">
            <text:p><text:s/>RC0805JR-071ML </text:p>
          </table:table-cell>
          <table:table-cell table:style-name="ce59" office:value-type="string" office:string-value="SMD RES 1M-5%-1/8W;">
            <text:p><text:s/>SMD RES 1M-5%-1/8W;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805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321</text:p>
          </table:table-cell>
          <table:table-cell table:number-columns-repeated="1011"/>
        </table:table-row>
        <table:table-row table:style-name="ro8">
          <table:table-cell table:style-name="ce56" office:value-type="float" office:value="302010014">
            <text:p>302010014</text:p>
          </table:table-cell>
          <table:table-cell table:style-name="ce59" office:value-type="string" office:string-value="GRM1555C1H130JA01D">
            <text:p><text:s/>GRM1555C1H130JA01D </text:p>
          </table:table-cell>
          <table:table-cell table:style-name="ce59" office:value-type="string" office:string-value="SMD CAP Ceramic 13pF-50V-5%-NPO;">
            <text:p><text:s/>SMD CAP Ceramic 13pF-50V-5%-NPO; </text:p>
          </table:table-cell>
          <table:table-cell table:style-name="ce59" office:value-type="string" office:string-value="Capacitor">
            <text:p><text:s/>Capacitor </text:p>
          </table:table-cell>
          <table:table-cell table:style-name="ce56" office:value-type="string">
            <text:p>0402</text:p>
          </table:table-cell>
          <table:table-cell table:style-name="ce59" office:value-type="string">
            <text:p>Murata</text:p>
          </table:table-cell>
          <table:table-cell table:style-name="ce59"/>
          <table:table-cell table:style-name="ce62" office:value-type="float" office:value="0.015">
            <text:p>0.015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2010014</text:p>
          </table:table-cell>
          <table:table-cell table:number-columns-repeated="1011"/>
        </table:table-row>
        <table:table-row table:style-name="ro8">
          <table:table-cell table:style-name="ce56" office:value-type="float" office:value="302010137">
            <text:p>302010137</text:p>
          </table:table-cell>
          <table:table-cell table:style-name="ce59" office:value-type="string" office:string-value="CC0603JRNPO9BN130">
            <text:p><text:s/>CC0603JRNPO9BN130 </text:p>
          </table:table-cell>
          <table:table-cell table:style-name="ce59" office:value-type="string" office:string-value="SMD CAP Ceramic 13pF-50V-5%-NPO;">
            <text:p><text:s/>SMD CAP Ceramic 13pF-50V-5%-NPO; </text:p>
          </table:table-cell>
          <table:table-cell table:style-name="ce59" office:value-type="string" office:string-value="Capacitor">
            <text:p><text:s/>Capacitor </text:p>
          </table:table-cell>
          <table:table-cell table:style-name="ce56" office:value-type="string">
            <text:p>0603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2010137</text:p>
          </table:table-cell>
          <table:table-cell table:number-columns-repeated="1011"/>
        </table:table-row>
        <table:table-row table:style-name="ro8">
          <table:table-cell table:style-name="ce56" office:value-type="float" office:value="303010140">
            <text:p>303010140</text:p>
          </table:table-cell>
          <table:table-cell table:style-name="ce59" office:value-type="string" office:string-value="SWPA5020S201MT">
            <text:p><text:s/>SWPA5020S201MT </text:p>
          </table:table-cell>
          <table:table-cell table:style-name="ce59" office:value-type="string">
            <text:p>SMD Inductor 200uH-20%;</text:p>
          </table:table-cell>
          <table:table-cell table:style-name="ce59" office:value-type="string">
            <text:p>Inductor</text:p>
          </table:table-cell>
          <table:table-cell table:style-name="ce56" office:value-type="string">
            <text:p>5.0*5.0*2.0mm</text:p>
          </table:table-cell>
          <table:table-cell table:style-name="ce59" office:value-type="string">
            <text:p>Sunlord</text:p>
          </table:table-cell>
          <table:table-cell table:style-name="ce59"/>
          <table:table-cell table:style-name="ce62" office:value-type="float" office:value="0.15">
            <text:p>0.15</text:p>
          </table:table-cell>
          <table:table-cell table:style-name="ce62" office:value-type="float" office:value="10">
            <text:p>1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3010140</text:p>
          </table:table-cell>
          <table:table-cell table:number-columns-repeated="1011"/>
        </table:table-row>
        <table:table-row table:style-name="ro8">
          <table:table-cell table:style-name="ce56" office:value-type="float" office:value="303010141">
            <text:p>303010141</text:p>
          </table:table-cell>
          <table:table-cell table:style-name="ce59" office:value-type="string" office:string-value="SDFL2012T220KTF">
            <text:p><text:s/>SDFL2012T220KTF </text:p>
          </table:table-cell>
          <table:table-cell table:style-name="ce59" office:value-type="string">
            <text:p>SMD Inductor 22uH-10%;</text:p>
          </table:table-cell>
          <table:table-cell table:style-name="ce59" office:value-type="string">
            <text:p>Inductor</text:p>
          </table:table-cell>
          <table:table-cell table:style-name="ce56" office:value-type="string">
            <text:p>2.0*1.25mm</text:p>
          </table:table-cell>
          <table:table-cell table:style-name="ce59" office:value-type="string">
            <text:p>Sunlord</text:p>
          </table:table-cell>
          <table:table-cell table:style-name="ce59"/>
          <table:table-cell table:style-name="ce62" office:value-type="float" office:value="0.08">
            <text:p>0.08</text:p>
          </table:table-cell>
          <table:table-cell table:style-name="ce62" office:value-type="float" office:value="30">
            <text:p>3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3010141</text:p>
          </table:table-cell>
          <table:table-cell table:number-columns-repeated="1011"/>
        </table:table-row>
        <table:table-row table:style-name="ro8">
          <table:table-cell table:style-name="ce56" office:value-type="float" office:value="302020012">
            <text:p>302020012</text:p>
          </table:table-cell>
          <table:table-cell table:style-name="ce59" office:value-type="string" office:string-value="TAJB106K025RNJ">
            <text:p><text:s/>TAJB106K025RNJ </text:p>
          </table:table-cell>
          <table:table-cell table:style-name="ce59" office:value-type="string" office:string-value="SMD CAP Tantalum 10uF-25V;">
            <text:p><text:s/>SMD CAP Tantalum 10uF-25V; </text:p>
          </table:table-cell>
          <table:table-cell table:style-name="ce59" office:value-type="string" office:string-value="Capacitor">
            <text:p><text:s/>Capacitor </text:p>
          </table:table-cell>
          <table:table-cell table:style-name="ce56" office:value-type="string">
            <text:p>AVX-B</text:p>
          </table:table-cell>
          <table:table-cell table:style-name="ce59" office:value-type="string" office:string-value="AVX">
            <text:p><text:s/>AVX </text:p>
          </table:table-cell>
          <table:table-cell table:style-name="ce59"/>
          <table:table-cell table:style-name="ce62" office:value-type="float" office:value="0.25">
            <text:p>0.25</text:p>
          </table:table-cell>
          <table:table-cell table:style-name="ce62" office:value-type="float" office:value="10">
            <text:p>1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2020012</text:p>
          </table:table-cell>
          <table:table-cell table:number-columns-repeated="1011"/>
        </table:table-row>
        <table:table-row table:style-name="ro8">
          <table:table-cell table:style-name="ce56" office:value-type="float" office:value="310010030">
            <text:p>310010030</text:p>
          </table:table-cell>
          <table:table-cell table:style-name="ce59" office:value-type="string" office:string-value="PIC18F67J60-I/PT">
            <text:p><text:s/>PIC18F67J60-I/PT </text:p>
          </table:table-cell>
          <table:table-cell table:style-name="ce59" office:value-type="string" office:string-value="SMD IC MCU;">
            <text:p><text:s/>SMD IC MCU; 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TQFP-64</text:p>
          </table:table-cell>
          <table:table-cell table:style-name="ce59" office:value-type="string" office:string-value="Microchip">
            <text:p><text:s/>Microchip </text:p>
          </table:table-cell>
          <table:table-cell table:style-name="ce59"/>
          <table:table-cell table:style-name="ce62" office:value-type="float" office:value="5.4">
            <text:p>5.4</text:p>
          </table:table-cell>
          <table:table-cell table:style-name="ce62" office:value-type="float" office:value="1">
            <text:p>1</text:p>
          </table:table-cell>
          <table:table-cell table:style-name="ce62" office:value-type="string">
            <text:p>64</text:p>
          </table:table-cell>
          <table:table-cell table:style-name="ce62" office:value-type="float" office:value="6.4">
            <text:p>6.4</text:p>
          </table:table-cell>
          <table:table-cell table:style-name="ce59"/>
          <table:table-cell office:value-type="string">
            <text:p>http://www.seeedstudio.com/depot/OPLopen-parts-library-catalog-c-136_138/#310010030</text:p>
          </table:table-cell>
          <table:table-cell table:number-columns-repeated="1011"/>
        </table:table-row>
        <table:table-row table:style-name="ro8">
          <table:table-cell table:style-name="ce56" office:value-type="float" office:value="310040006">
            <text:p>310040006</text:p>
          </table:table-cell>
          <table:table-cell table:style-name="ce59" office:value-type="string" office:string-value="MIC2289-34YML TR">
            <text:p><text:s/>MIC2289-34YML TR </text:p>
          </table:table-cell>
          <table:table-cell table:style-name="ce59" office:value-type="string" office:string-value="SMD IC Driver;LED driver, 2.5-10V,1.2MHz, ">
            <text:p><text:s/>SMD IC Driver;LED driver, 2.5-10V,1.2MHz, <text:s/>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MLF-8</text:p>
          </table:table-cell>
          <table:table-cell table:style-name="ce59" office:value-type="string">
            <text:p>Micrel </text:p>
          </table:table-cell>
          <table:table-cell table:style-name="ce59"/>
          <table:table-cell table:style-name="ce62" office:value-type="float" office:value="1.80487804878049">
            <text:p>1.80487804878049</text:p>
          </table:table-cell>
          <table:table-cell table:style-name="ce62" office:value-type="float" office:value="2">
            <text:p>2</text:p>
          </table:table-cell>
          <table:table-cell table:style-name="ce62" office:value-type="string">
            <text:p>8</text:p>
          </table:table-cell>
          <table:table-cell table:style-name="ce62" office:value-type="float" office:value="0.8">
            <text:p>0.8</text:p>
          </table:table-cell>
          <table:table-cell table:style-name="ce59"/>
          <table:table-cell office:value-type="string">
            <text:p>http://www.seeedstudio.com/depot/OPLopen-parts-library-catalog-c-136_138/#310040006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461">
            <text:p>301010461</text:p>
          </table:table-cell>
          <table:table-cell table:style-name="ce59" office:value-type="string" office:string-value="RC0402FR-072KL">
            <text:p><text:s/>RC0402FR-072KL </text:p>
          </table:table-cell>
          <table:table-cell table:style-name="ce59" office:value-type="string" office:string-value="SMD RES 2K-1%-1/16W;">
            <text:p><text:s/>SMD RES 2K-1%-1/16W;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402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461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260">
            <text:p>301010260</text:p>
          </table:table-cell>
          <table:table-cell table:style-name="ce59" office:value-type="string" office:string-value="RC0603FR-07680RL">
            <text:p><text:s/>RC0603FR-07680RL </text:p>
          </table:table-cell>
          <table:table-cell table:style-name="ce59" office:value-type="string" office:string-value="SMD RES 680R-1%-1/10W;">
            <text:p><text:s/>SMD RES 680R-1%-1/10W;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603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260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399">
            <text:p>301010399</text:p>
          </table:table-cell>
          <table:table-cell table:style-name="ce59" office:value-type="string" office:string-value="RC0805FR-07680RL">
            <text:p><text:s/>RC0805FR-07680RL </text:p>
          </table:table-cell>
          <table:table-cell table:style-name="ce59" office:value-type="string" office:string-value="SMD RES 680R-1%-1/8W;">
            <text:p><text:s/>SMD RES 680R-1%-1/8W;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805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399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505">
            <text:p>301010505</text:p>
          </table:table-cell>
          <table:table-cell table:style-name="ce59" office:value-type="string" office:string-value="RC0402JR-07680L">
            <text:p><text:s/>RC0402JR-07680L </text:p>
          </table:table-cell>
          <table:table-cell table:style-name="ce59" office:value-type="string" office:string-value="SMD RES 680R-5%-1/16W;">
            <text:p><text:s/>SMD RES 680R-5%-1/16W;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402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505</text:p>
          </table:table-cell>
          <table:table-cell table:number-columns-repeated="1011"/>
        </table:table-row>
        <table:table-row table:style-name="ro8">
          <table:table-cell table:style-name="ce56" office:value-type="float" office:value="301030007">
            <text:p>301030007</text:p>
          </table:table-cell>
          <table:table-cell table:style-name="ce59" office:value-type="string" office:string-value="YC164-JR-07330RL">
            <text:p><text:s/>YC164-JR-07330RL </text:p>
          </table:table-cell>
          <table:table-cell table:style-name="ce59" office:value-type="string" office:string-value="SMD RES Array 330R-4R-5%;">
            <text:p><text:s/>SMD RES Array 330R-4R-5%;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603*4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42926829268293">
            <text:p>0.0142926829268293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30007</text:p>
          </table:table-cell>
          <table:table-cell table:number-columns-repeated="1011"/>
        </table:table-row>
        <table:table-row table:style-name="ro8">
          <table:table-cell table:style-name="ce56" office:value-type="float" office:value="310010111">
            <text:p>310010111</text:p>
          </table:table-cell>
          <table:table-cell table:style-name="ce59" office:value-type="string" office:string-value="ATSAM3X8EA-AU-ND">
            <text:p><text:s/>ATSAM3X8EA-AU-ND </text:p>
          </table:table-cell>
          <table:table-cell table:style-name="ce59" office:value-type="string" office:string-value="SMD IC MCU 32BIT 512KB FLASH 84MHz">
            <text:p><text:s/>SMD IC MCU 32BIT 512KB FLASH 84MHz 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144-LQFP</text:p>
          </table:table-cell>
          <table:table-cell table:style-name="ce59" office:value-type="string">
            <text:p>Atmel</text:p>
          </table:table-cell>
          <table:table-cell table:style-name="ce59"/>
          <table:table-cell table:style-name="ce62" office:value-type="float" office:value="12">
            <text:p>12</text:p>
          </table:table-cell>
          <table:table-cell table:style-name="ce62" office:value-type="float" office:value="1">
            <text:p>1</text:p>
          </table:table-cell>
          <table:table-cell table:style-name="ce62" office:value-type="string">
            <text:p>144</text:p>
          </table:table-cell>
          <table:table-cell table:style-name="ce62" office:value-type="float" office:value="14.4">
            <text:p>14.4</text:p>
          </table:table-cell>
          <table:table-cell table:style-name="ce59"/>
          <table:table-cell office:value-type="string">
            <text:p>http://www.seeedstudio.com/depot/OPLopen-parts-library-catalog-c-136_138/#310010111</text:p>
          </table:table-cell>
          <table:table-cell table:number-columns-repeated="1011"/>
        </table:table-row>
        <table:table-row table:style-name="ro8">
          <table:table-cell table:style-name="ce56" office:value-type="float" office:value="320110008">
            <text:p>320110008</text:p>
          </table:table-cell>
          <table:table-cell table:style-name="ce59" office:value-type="string" office:string-value="GSO001R">
            <text:p><text:s/>GSO001R </text:p>
          </table:table-cell>
          <table:table-cell table:style-name="ce59" office:value-type="string" office:string-value="DIP Male Green Screw Terminal;">
            <text:p><text:s/>DIP Male Green Screw Terminal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2EDG-2P;GSP001-2P-5.08</text:p>
          </table:table-cell>
          <table:table-cell table:style-name="ce59" office:value-type="string">
            <text:p>senger</text:p>
          </table:table-cell>
          <table:table-cell table:style-name="ce59"/>
          <table:table-cell table:style-name="ce62" office:value-type="float" office:value="0.487804878048781">
            <text:p>0.487804878048781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20110008</text:p>
          </table:table-cell>
          <table:table-cell table:number-columns-repeated="1011"/>
        </table:table-row>
        <table:table-row table:style-name="ro8">
          <table:table-cell table:style-name="ce56" office:value-type="float" office:value="320110114">
            <text:p>320110114</text:p>
          </table:table-cell>
          <table:table-cell table:style-name="ce59" office:value-type="string" office:string-value="GSO001R">
            <text:p><text:s/>GSO001R </text:p>
          </table:table-cell>
          <table:table-cell table:style-name="ce59" office:value-type="string" office:string-value="DIP Female Green Screw Terminal;">
            <text:p><text:s/>DIP Female Green Screw Terminal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GSP001R-5.08-2P</text:p>
          </table:table-cell>
          <table:table-cell table:style-name="ce59" office:value-type="string">
            <text:p>senger</text:p>
          </table:table-cell>
          <table:table-cell table:style-name="ce59"/>
          <table:table-cell table:style-name="ce62" office:value-type="float" office:value="0.487804878048781">
            <text:p>0.487804878048781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20110114</text:p>
          </table:table-cell>
          <table:table-cell table:number-columns-repeated="1011"/>
        </table:table-row>
        <table:table-row table:style-name="ro8">
          <table:table-cell table:style-name="ce56" office:value-type="float" office:value="311030006">
            <text:p>311030006</text:p>
          </table:table-cell>
          <table:table-cell table:style-name="ce59"/>
          <table:table-cell table:style-name="ce59" office:value-type="string" office:string-value="DIP Toggle Switch; 0.3A, 6V">
            <text:p><text:s/>DIP Toggle Switch; 0.3A, 6V </text:p>
          </table:table-cell>
          <table:table-cell table:style-name="ce59" office:value-type="string" office:string-value="Switch">
            <text:p><text:s/>Switch </text:p>
          </table:table-cell>
          <table:table-cell table:style-name="ce56" office:value-type="string">
            <text:p>3P-2.54-L9.0*W3.5*H3.5+2.0mm</text:p>
          </table:table-cell>
          <table:table-cell table:style-name="ce59" office:value-type="string" office:string-value="HQ">
            <text:p><text:s/>HQ </text:p>
          </table:table-cell>
          <table:table-cell table:style-name="ce59"/>
          <table:table-cell table:style-name="ce62" office:value-type="float" office:value="0.13">
            <text:p>0.13</text:p>
          </table:table-cell>
          <table:table-cell table:style-name="ce62" office:value-type="float" office:value="10">
            <text:p>10</text:p>
          </table:table-cell>
          <table:table-cell table:style-name="ce62" office:value-type="string">
            <text:p>3</text:p>
          </table:table-cell>
          <table:table-cell table:style-name="ce62" office:value-type="float" office:value="0.3">
            <text:p>0.3</text:p>
          </table:table-cell>
          <table:table-cell table:style-name="ce59"/>
          <table:table-cell office:value-type="string">
            <text:p>http://www.seeedstudio.com/depot/OPLopen-parts-library-catalog-c-136_138/#311030006</text:p>
          </table:table-cell>
          <table:table-cell table:number-columns-repeated="1011"/>
        </table:table-row>
        <table:table-row table:style-name="ro8">
          <table:table-cell table:style-name="ce56" office:value-type="float" office:value="320010009">
            <text:p>320010009</text:p>
          </table:table-cell>
          <table:table-cell table:style-name="ce59" office:value-type="string" office:string-value="ST-USB-001L5">
            <text:p><text:s/>ST-USB-001L5 </text:p>
          </table:table-cell>
          <table:table-cell table:style-name="ce59" office:value-type="string" office:string-value="DIP MICRO USB AB Type 180-1.5;">
            <text:p><text:s/>DIP MICRO USB AB Type 180-1.5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MICRO-5P-180D</text:p>
          </table:table-cell>
          <table:table-cell table:style-name="ce59" office:value-type="string">
            <text:p>suntech</text:p>
          </table:table-cell>
          <table:table-cell table:style-name="ce59"/>
          <table:table-cell table:style-name="ce62" office:value-type="float" office:value="0.35">
            <text:p>0.35</text:p>
          </table:table-cell>
          <table:table-cell table:style-name="ce62" office:value-type="float" office:value="10">
            <text:p>10</text:p>
          </table:table-cell>
          <table:table-cell table:style-name="ce62" office:value-type="string">
            <text:p>5</text:p>
          </table:table-cell>
          <table:table-cell table:style-name="ce62" office:value-type="float" office:value="0.5">
            <text:p>0.5</text:p>
          </table:table-cell>
          <table:table-cell table:style-name="ce59"/>
          <table:table-cell office:value-type="string">
            <text:p>http://www.seeedstudio.com/depot/OPLopen-parts-library-catalog-c-136_138/#320010009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217">
            <text:p>301010217</text:p>
          </table:table-cell>
          <table:table-cell table:style-name="ce59" office:value-type="string" office:string-value="RC0603FR-07120KL">
            <text:p><text:s/>RC0603FR-07120KL </text:p>
          </table:table-cell>
          <table:table-cell table:style-name="ce59" office:value-type="string" office:string-value="SMD RES 120K-1%-1/10W;">
            <text:p><text:s/>SMD RES 120K-1%-1/10W;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603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217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194">
            <text:p>301010194</text:p>
          </table:table-cell>
          <table:table-cell table:style-name="ce59" office:value-type="string" office:string-value="RC0603FR-07120RL">
            <text:p><text:s/>RC0603FR-07120RL </text:p>
          </table:table-cell>
          <table:table-cell table:style-name="ce59" office:value-type="string" office:string-value="SMD RES 120R-1%-1/10W;">
            <text:p><text:s/>SMD RES 120R-1%-1/10W;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603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194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188">
            <text:p>301010188</text:p>
          </table:table-cell>
          <table:table-cell table:style-name="ce59" office:value-type="string" office:string-value="RC0603FR-07150RL">
            <text:p><text:s/>RC0603FR-07150RL </text:p>
          </table:table-cell>
          <table:table-cell table:style-name="ce59" office:value-type="string" office:string-value="SMD RES 150R-1%-1/10W;">
            <text:p><text:s/>SMD RES 150R-1%-1/10W;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603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188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268">
            <text:p>301010268</text:p>
          </table:table-cell>
          <table:table-cell table:style-name="ce59" office:value-type="string" office:string-value="RC0603FR-073K6L">
            <text:p><text:s/>RC0603FR-073K6L </text:p>
          </table:table-cell>
          <table:table-cell table:style-name="ce59" office:value-type="string" office:string-value="SMD RES 3.6K-1%-1/10W;">
            <text:p><text:s/>SMD RES 3.6K-1%-1/10W;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603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268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649">
            <text:p>301010649</text:p>
          </table:table-cell>
          <table:table-cell table:style-name="ce59" office:value-type="string" office:string-value="RC0603FR-07560RL">
            <text:p><text:s/>RC0603FR-07560RL </text:p>
          </table:table-cell>
          <table:table-cell table:style-name="ce59" office:value-type="string" office:string-value="SMD RES 560R-1%-1/10W">
            <text:p><text:s/>SMD RES 560R-1%-1/10W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603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649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434">
            <text:p>301010434</text:p>
          </table:table-cell>
          <table:table-cell table:style-name="ce59" office:value-type="string" office:string-value="RC0603FR-078K2L">
            <text:p><text:s/>RC0603FR-078K2L </text:p>
          </table:table-cell>
          <table:table-cell table:style-name="ce59" office:value-type="string" office:string-value="SMD RES 8.2K-1%-1/10W;">
            <text:p><text:s/>SMD RES 8.2K-1%-1/10W;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603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434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156">
            <text:p>301010156</text:p>
          </table:table-cell>
          <table:table-cell table:style-name="ce59" office:value-type="string" office:string-value="RC0603FR-0782R5L">
            <text:p><text:s/>RC0603FR-0782R5L </text:p>
          </table:table-cell>
          <table:table-cell table:style-name="ce59" office:value-type="string" office:string-value="SMD RES 82.5R-1%-1/10W;">
            <text:p><text:s/>SMD RES 82.5R-1%-1/10W;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603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156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672">
            <text:p>301010672</text:p>
          </table:table-cell>
          <table:table-cell table:style-name="ce59" office:value-type="string" office:string-value="RC0603FR-07825RL">
            <text:p><text:s/>RC0603FR-07825RL </text:p>
          </table:table-cell>
          <table:table-cell table:style-name="ce59" office:value-type="string" office:string-value="SMD RES 825R-1%-1/10W;">
            <text:p><text:s/>SMD RES 825R-1%-1/10W;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603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672</text:p>
          </table:table-cell>
          <table:table-cell table:number-columns-repeated="1011"/>
        </table:table-row>
        <table:table-row table:style-name="ro8">
          <table:table-cell table:style-name="ce56" office:value-type="float" office:value="301020004">
            <text:p>301020004</text:p>
          </table:table-cell>
          <table:table-cell table:style-name="ce59" office:value-type="string" office:string-value="FHCFR-1/4W-000J">
            <text:p><text:s/>FHCFR-1/4W-000J </text:p>
          </table:table-cell>
          <table:table-cell table:style-name="ce59" office:value-type="string" office:string-value="DIP RES 0R-5%-1/4W;">
            <text:p><text:s/>DIP RES 0R-5%-1/4W;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Axial-D2.3*L6.5mm</text:p>
          </table:table-cell>
          <table:table-cell table:style-name="ce59" office:value-type="string" office:string-value="FENGHUA">
            <text:p><text:s/>FENGHUA </text:p>
          </table:table-cell>
          <table:table-cell table:style-name="ce59"/>
          <table:table-cell table:style-name="ce62" office:value-type="float" office:value="0.015">
            <text:p>0.015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20004</text:p>
          </table:table-cell>
          <table:table-cell table:number-columns-repeated="1011"/>
        </table:table-row>
        <table:table-row table:style-name="ro8">
          <table:table-cell table:style-name="ce56" office:value-type="float" office:value="301020041">
            <text:p>301020041</text:p>
          </table:table-cell>
          <table:table-cell table:style-name="ce59" office:value-type="string" office:string-value="FHCFR-1/4W-1R5J">
            <text:p><text:s/>FHCFR-1/4W-1R5J </text:p>
          </table:table-cell>
          <table:table-cell table:style-name="ce59" office:value-type="string" office:string-value="DIP RES 1.5R-5%-1/4W;">
            <text:p><text:s/>DIP RES 1.5R-5%-1/4W;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Axial-D2.3*L6.5mm</text:p>
          </table:table-cell>
          <table:table-cell table:style-name="ce59" office:value-type="string" office:string-value="FENGHUA">
            <text:p><text:s/>FENGHUA </text:p>
          </table:table-cell>
          <table:table-cell table:style-name="ce59"/>
          <table:table-cell table:style-name="ce62" office:value-type="float" office:value="0.015">
            <text:p>0.015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20041</text:p>
          </table:table-cell>
          <table:table-cell table:number-columns-repeated="1011"/>
        </table:table-row>
        <table:table-row table:style-name="ro8">
          <table:table-cell table:style-name="ce56" office:value-type="float" office:value="301020016">
            <text:p>301020016</text:p>
          </table:table-cell>
          <table:table-cell table:style-name="ce59" office:value-type="string" office:string-value="FHCFR-1/4W-100J">
            <text:p><text:s/>FHCFR-1/4W-100J </text:p>
          </table:table-cell>
          <table:table-cell table:style-name="ce59" office:value-type="string" office:string-value="DIP RES 10R-5%-1/4W;">
            <text:p><text:s/>DIP RES 10R-5%-1/4W;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Axial-D2.3*L6.5mm</text:p>
          </table:table-cell>
          <table:table-cell table:style-name="ce59" office:value-type="string" office:string-value="FENGHUA">
            <text:p><text:s/>FENGHUA </text:p>
          </table:table-cell>
          <table:table-cell table:style-name="ce59"/>
          <table:table-cell table:style-name="ce62" office:value-type="float" office:value="0.015">
            <text:p>0.015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20016</text:p>
          </table:table-cell>
          <table:table-cell table:number-columns-repeated="1011"/>
        </table:table-row>
        <table:table-row table:style-name="ro8">
          <table:table-cell table:style-name="ce56" office:value-type="float" office:value="301020018">
            <text:p>301020018</text:p>
          </table:table-cell>
          <table:table-cell table:style-name="ce59" office:value-type="string" office:string-value="FHCFR-1/4W-223J">
            <text:p><text:s/>FHCFR-1/4W-223J </text:p>
          </table:table-cell>
          <table:table-cell table:style-name="ce59" office:value-type="string" office:string-value="DIP RES 22K-5%-1/4W">
            <text:p><text:s/>DIP RES 22K-5%-1/4W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Axial-D2.3*L6.5mm</text:p>
          </table:table-cell>
          <table:table-cell table:style-name="ce59" office:value-type="string" office:string-value="FENGHUA">
            <text:p><text:s/>FENGHUA </text:p>
          </table:table-cell>
          <table:table-cell table:style-name="ce59"/>
          <table:table-cell table:style-name="ce62" office:value-type="float" office:value="0.015">
            <text:p>0.015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20018</text:p>
          </table:table-cell>
          <table:table-cell table:number-columns-repeated="1011"/>
        </table:table-row>
        <table:table-row table:style-name="ro8">
          <table:table-cell table:style-name="ce56" office:value-type="float" office:value="302010252">
            <text:p>302010252</text:p>
          </table:table-cell>
          <table:table-cell table:style-name="ce59" office:value-type="string" office:string-value="GRM32ER71A476ME15L">
            <text:p><text:s/>GRM32ER71A476ME15L </text:p>
          </table:table-cell>
          <table:table-cell table:style-name="ce59" office:value-type="string" office:string-value="SMD CAP Ceramic;47uF-10V-20%-X7R;">
            <text:p><text:s/>SMD CAP Ceramic;47uF-10V-20%-X7R; </text:p>
          </table:table-cell>
          <table:table-cell table:style-name="ce59" office:value-type="string" office:string-value="Capacitor">
            <text:p><text:s/>Capacitor </text:p>
          </table:table-cell>
          <table:table-cell table:style-name="ce56" office:value-type="float" office:value="1210">
            <text:p>1210</text:p>
          </table:table-cell>
          <table:table-cell table:style-name="ce59" office:value-type="string">
            <text:p>Murata</text:p>
          </table:table-cell>
          <table:table-cell table:style-name="ce59"/>
          <table:table-cell table:style-name="ce62" office:value-type="float" office:value="0.5">
            <text:p>0.5</text:p>
          </table:table-cell>
          <table:table-cell table:style-name="ce62" office:value-type="float" office:value="10">
            <text:p>1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2010252</text:p>
          </table:table-cell>
          <table:table-cell table:number-columns-repeated="1011"/>
        </table:table-row>
        <table:table-row table:style-name="ro8">
          <table:table-cell table:style-name="ce56" office:value-type="float" office:value="302020044">
            <text:p>302020044</text:p>
          </table:table-cell>
          <table:table-cell table:style-name="ce59" office:value-type="string" office:string-value="T491A106M020AT">
            <text:p><text:s/>T491A106M020AT </text:p>
          </table:table-cell>
          <table:table-cell table:style-name="ce59" office:value-type="string" office:string-value="SMD CAP Tantalum;10uF-20V-20%">
            <text:p><text:s/>SMD CAP Tantalum;10uF-20V-20% </text:p>
          </table:table-cell>
          <table:table-cell table:style-name="ce59" office:value-type="string" office:string-value="Capacitor">
            <text:p><text:s/>Capacitor </text:p>
          </table:table-cell>
          <table:table-cell table:style-name="ce56" office:value-type="string">
            <text:p>1206</text:p>
          </table:table-cell>
          <table:table-cell table:style-name="ce59" office:value-type="string">
            <text:p>Kemet</text:p>
          </table:table-cell>
          <table:table-cell table:style-name="ce59"/>
          <table:table-cell table:style-name="ce62" office:value-type="float" office:value="0.146341463414634">
            <text:p>0.146341463414634</text:p>
          </table:table-cell>
          <table:table-cell table:style-name="ce62" office:value-type="float" office:value="20">
            <text:p>2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2020044</text:p>
          </table:table-cell>
          <table:table-cell table:number-columns-repeated="1011"/>
        </table:table-row>
        <table:table-row table:style-name="ro8">
          <table:table-cell table:style-name="ce56" office:value-type="float" office:value="303010108">
            <text:p>303010108</text:p>
          </table:table-cell>
          <table:table-cell table:style-name="ce59" office:value-type="string" office:string-value="CBC3225T100MR">
            <text:p><text:s/>CBC3225T100MR </text:p>
          </table:table-cell>
          <table:table-cell table:style-name="ce59" office:value-type="string">
            <text:p>SMD Inductor 10uH-20%-900mA;</text:p>
          </table:table-cell>
          <table:table-cell table:style-name="ce59" office:value-type="string">
            <text:p>Inductor</text:p>
          </table:table-cell>
          <table:table-cell table:style-name="ce56" office:value-type="string">
            <text:p>1210</text:p>
          </table:table-cell>
          <table:table-cell table:style-name="ce59" office:value-type="string">
            <text:p>Taiyo Yuden</text:p>
          </table:table-cell>
          <table:table-cell table:style-name="ce59"/>
          <table:table-cell table:style-name="ce62" office:value-type="float" office:value="0.141463414634146">
            <text:p>0.141463414634146</text:p>
          </table:table-cell>
          <table:table-cell table:style-name="ce62" office:value-type="float" office:value="20">
            <text:p>2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3010108</text:p>
          </table:table-cell>
          <table:table-cell table:number-columns-repeated="1011"/>
        </table:table-row>
        <table:table-row table:style-name="ro8">
          <table:table-cell table:style-name="ce56" office:value-type="float" office:value="310040028">
            <text:p>310040028</text:p>
          </table:table-cell>
          <table:table-cell table:style-name="ce59" office:value-type="string" office:string-value="A4988SETTR-T">
            <text:p><text:s/>A4988SETTR-T </text:p>
          </table:table-cell>
          <table:table-cell table:style-name="ce59" office:value-type="string">
            <text:p>SMD IC Motor Driver;microstepping, 25V,2A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QFN-28</text:p>
          </table:table-cell>
          <table:table-cell table:style-name="ce59" office:value-type="string">
            <text:p>Allegro MicroSystems</text:p>
          </table:table-cell>
          <table:table-cell table:style-name="ce59"/>
          <table:table-cell table:style-name="ce62" office:value-type="float" office:value="1.5">
            <text:p>1.5</text:p>
          </table:table-cell>
          <table:table-cell table:style-name="ce62" office:value-type="float" office:value="2">
            <text:p>2</text:p>
          </table:table-cell>
          <table:table-cell table:style-name="ce62" office:value-type="string">
            <text:p>28</text:p>
          </table:table-cell>
          <table:table-cell table:style-name="ce62" office:value-type="float" office:value="2.8">
            <text:p>2.8</text:p>
          </table:table-cell>
          <table:table-cell table:style-name="ce59"/>
          <table:table-cell office:value-type="string">
            <text:p>http://www.seeedstudio.com/depot/OPLopen-parts-library-catalog-c-136_138/#310040028</text:p>
          </table:table-cell>
          <table:table-cell table:number-columns-repeated="1011"/>
        </table:table-row>
        <table:table-row table:style-name="ro8">
          <table:table-cell table:style-name="ce56" office:value-type="float" office:value="310030087">
            <text:p>310030087</text:p>
          </table:table-cell>
          <table:table-cell table:style-name="ce59" office:value-type="string" office:string-value="L293DD">
            <text:p><text:s/>L293DD </text:p>
          </table:table-cell>
          <table:table-cell table:style-name="ce59" office:value-type="string">
            <text:p>SMD Motor Driver;36V Vin;1.2A;H-Bridge;2-Ch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SOIC-20</text:p>
          </table:table-cell>
          <table:table-cell table:style-name="ce59" office:value-type="string">
            <text:p>STMicroelectronics</text:p>
          </table:table-cell>
          <table:table-cell table:style-name="ce59"/>
          <table:table-cell table:style-name="ce62" office:value-type="float" office:value="3.67317073170732">
            <text:p>3.67317073170732</text:p>
          </table:table-cell>
          <table:table-cell table:style-name="ce62" office:value-type="float" office:value="1">
            <text:p>1</text:p>
          </table:table-cell>
          <table:table-cell table:style-name="ce62" office:value-type="string">
            <text:p>20</text:p>
          </table:table-cell>
          <table:table-cell table:style-name="ce62" office:value-type="float" office:value="2">
            <text:p>2</text:p>
          </table:table-cell>
          <table:table-cell table:style-name="ce59"/>
          <table:table-cell office:value-type="string">
            <text:p>http://www.seeedstudio.com/depot/OPLopen-parts-library-catalog-c-136_138/#310030087</text:p>
          </table:table-cell>
          <table:table-cell table:number-columns-repeated="1011"/>
        </table:table-row>
        <table:table-row table:style-name="ro8">
          <table:table-cell table:style-name="ce56" office:value-type="float" office:value="310110013">
            <text:p>310110013</text:p>
          </table:table-cell>
          <table:table-cell table:style-name="ce59" office:value-type="string" office:string-value="NE555DR">
            <text:p><text:s/>NE555DR </text:p>
          </table:table-cell>
          <table:table-cell table:style-name="ce59" office:value-type="string" office:string-value="SMD IC Clock/Timing;">
            <text:p><text:s/>SMD IC Clock/Timing; 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SOIC-8</text:p>
          </table:table-cell>
          <table:table-cell table:style-name="ce59" office:value-type="string" office:string-value="Texas Instruments">
            <text:p><text:s/>Texas Instruments </text:p>
          </table:table-cell>
          <table:table-cell table:style-name="ce59"/>
          <table:table-cell table:style-name="ce62" office:value-type="float" office:value="0.526829268292683">
            <text:p>0.526829268292683</text:p>
          </table:table-cell>
          <table:table-cell table:style-name="ce62" office:value-type="float" office:value="4">
            <text:p>4</text:p>
          </table:table-cell>
          <table:table-cell table:style-name="ce62" office:value-type="string">
            <text:p>8</text:p>
          </table:table-cell>
          <table:table-cell table:style-name="ce62" office:value-type="float" office:value="0.8">
            <text:p>0.8</text:p>
          </table:table-cell>
          <table:table-cell table:style-name="ce59"/>
          <table:table-cell office:value-type="string">
            <text:p>http://www.seeedstudio.com/depot/OPLopen-parts-library-catalog-c-136_138/#310110013</text:p>
          </table:table-cell>
          <table:table-cell table:number-columns-repeated="1011"/>
        </table:table-row>
        <table:table-row table:style-name="ro8">
          <table:table-cell table:style-name="ce56" office:value-type="float" office:value="310010020">
            <text:p>310010020</text:p>
          </table:table-cell>
          <table:table-cell table:style-name="ce59" office:value-type="string" office:string-value="ATMEGA1284P-AU">
            <text:p><text:s/>ATMEGA1284P-AU </text:p>
          </table:table-cell>
          <table:table-cell table:style-name="ce59" office:value-type="string" office:string-value="SMD IC MCU;">
            <text:p><text:s/>SMD IC MCU; 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TQFP-44</text:p>
          </table:table-cell>
          <table:table-cell table:style-name="ce59" office:value-type="string">
            <text:p>Atmel</text:p>
          </table:table-cell>
          <table:table-cell table:style-name="ce59"/>
          <table:table-cell table:style-name="ce62" office:value-type="float" office:value="8.5">
            <text:p>8.5</text:p>
          </table:table-cell>
          <table:table-cell table:style-name="ce62" office:value-type="float" office:value="1">
            <text:p>1</text:p>
          </table:table-cell>
          <table:table-cell table:style-name="ce62" office:value-type="string">
            <text:p>44</text:p>
          </table:table-cell>
          <table:table-cell table:style-name="ce62" office:value-type="float" office:value="4.4">
            <text:p>4.4</text:p>
          </table:table-cell>
          <table:table-cell table:style-name="ce59"/>
          <table:table-cell office:value-type="string">
            <text:p>http://www.seeedstudio.com/depot/OPLopen-parts-library-catalog-c-136_138/#310010020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609">
            <text:p>301010609</text:p>
          </table:table-cell>
          <table:table-cell table:style-name="ce59" office:value-type="string" office:string-value="RC0402FR-0733RL">
            <text:p><text:s/>RC0402FR-0733RL </text:p>
          </table:table-cell>
          <table:table-cell table:style-name="ce59" office:value-type="string" office:string-value="SMD RES;33R-1%-1/16W">
            <text:p><text:s/>SMD RES;33R-1%-1/16W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402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609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708">
            <text:p>301010708</text:p>
          </table:table-cell>
          <table:table-cell table:style-name="ce59" office:value-type="string" office:string-value="RC0603FR-07576RL">
            <text:p><text:s/>RC0603FR-07576RL </text:p>
          </table:table-cell>
          <table:table-cell table:style-name="ce59" office:value-type="string" office:string-value="SMD RES 576R-1%-1/10W">
            <text:p><text:s/>SMD RES 576R-1%-1/10W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603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708</text:p>
          </table:table-cell>
          <table:table-cell table:number-columns-repeated="1011"/>
        </table:table-row>
        <table:table-row table:style-name="ro8">
          <table:table-cell table:style-name="ce56" office:value-type="float" office:value="302020003">
            <text:p>302020003</text:p>
          </table:table-cell>
          <table:table-cell table:style-name="ce59" office:value-type="string" office:string-value="TLJA107M006R0800">
            <text:p><text:s/>TLJA107M006R0800 </text:p>
          </table:table-cell>
          <table:table-cell table:style-name="ce59" office:value-type="string" office:string-value="SMD CAP Tantalum 100uF-6.3V">
            <text:p><text:s/>SMD CAP Tantalum 100uF-6.3V </text:p>
          </table:table-cell>
          <table:table-cell table:style-name="ce59" office:value-type="string" office:string-value="Capacitor">
            <text:p><text:s/>Capacitor </text:p>
          </table:table-cell>
          <table:table-cell table:style-name="ce56" office:value-type="string">
            <text:p>AVX-A</text:p>
          </table:table-cell>
          <table:table-cell table:style-name="ce59" office:value-type="string" office:string-value="AVX">
            <text:p><text:s/>AVX </text:p>
          </table:table-cell>
          <table:table-cell table:style-name="ce59"/>
          <table:table-cell table:style-name="ce62" office:value-type="float" office:value="0.5">
            <text:p>0.5</text:p>
          </table:table-cell>
          <table:table-cell table:style-name="ce62" office:value-type="float" office:value="10">
            <text:p>1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2020003</text:p>
          </table:table-cell>
          <table:table-cell table:number-columns-repeated="1011"/>
        </table:table-row>
        <table:table-row table:style-name="ro8">
          <table:table-cell table:style-name="ce56" office:value-type="float" office:value="320030031">
            <text:p>320030031</text:p>
          </table:table-cell>
          <table:table-cell table:style-name="ce59" office:value-type="string" office:string-value="F185-1115A0BSYA1">
            <text:p><text:s/>F185-1115A0BSYA1 </text:p>
          </table:table-cell>
          <table:table-cell table:style-name="ce59" office:value-type="string" office:string-value="DIP Black Female Header VERT;">
            <text:p><text:s/>DIP Black Female Header VERT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1*15P-2.54-8.5mm</text:p>
          </table:table-cell>
          <table:table-cell table:style-name="ce59" office:value-type="string" office:string-value="YXCON">
            <text:p><text:s/>YXCON </text:p>
          </table:table-cell>
          <table:table-cell table:style-name="ce59"/>
          <table:table-cell table:style-name="ce62" office:value-type="float" office:value="0.3">
            <text:p>0.3</text:p>
          </table:table-cell>
          <table:table-cell table:style-name="ce62" office:value-type="float" office:value="10">
            <text:p>10</text:p>
          </table:table-cell>
          <table:table-cell table:style-name="ce62" office:value-type="string">
            <text:p>15</text:p>
          </table:table-cell>
          <table:table-cell table:style-name="ce62" office:value-type="float" office:value="1.5">
            <text:p>1.5</text:p>
          </table:table-cell>
          <table:table-cell table:style-name="ce59"/>
          <table:table-cell office:value-type="string">
            <text:p>http://www.seeedstudio.com/depot/OPLopen-parts-library-catalog-c-136_138/#320030031</text:p>
          </table:table-cell>
          <table:table-cell table:number-columns-repeated="1011"/>
        </table:table-row>
        <table:table-row table:style-name="ro8">
          <table:table-cell table:style-name="ce56" office:value-type="float" office:value="310110001">
            <text:p>310110001</text:p>
          </table:table-cell>
          <table:table-cell table:style-name="ce59" office:value-type="string" office:string-value="NE555P">
            <text:p><text:s/>NE555P </text:p>
          </table:table-cell>
          <table:table-cell table:style-name="ce59" office:value-type="string" office:string-value="DIP IC Clock/Timing">
            <text:p><text:s/>DIP IC Clock/Timing 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DIP-8</text:p>
          </table:table-cell>
          <table:table-cell table:style-name="ce59" office:value-type="string" office:string-value="Texas Instruments">
            <text:p><text:s/>Texas Instruments </text:p>
          </table:table-cell>
          <table:table-cell table:style-name="ce59"/>
          <table:table-cell table:style-name="ce62" office:value-type="float" office:value="0.20780487804878">
            <text:p>0.20780487804878</text:p>
          </table:table-cell>
          <table:table-cell table:style-name="ce62" office:value-type="float" office:value="10">
            <text:p>10</text:p>
          </table:table-cell>
          <table:table-cell table:style-name="ce62" office:value-type="string">
            <text:p>8</text:p>
          </table:table-cell>
          <table:table-cell table:style-name="ce62" office:value-type="float" office:value="0.8">
            <text:p>0.8</text:p>
          </table:table-cell>
          <table:table-cell table:style-name="ce59"/>
          <table:table-cell office:value-type="string">
            <text:p>http://www.seeedstudio.com/depot/OPLopen-parts-library-catalog-c-136_138/#310110001</text:p>
          </table:table-cell>
          <table:table-cell table:number-columns-repeated="1011"/>
        </table:table-row>
        <table:table-row table:style-name="ro8">
          <table:table-cell table:style-name="ce56" office:value-type="float" office:value="304030008">
            <text:p>304030008</text:p>
          </table:table-cell>
          <table:table-cell table:style-name="ce59" office:value-type="string" office:string-value="MMSZ4689-V-GS08">
            <text:p><text:s/>MMSZ4689-V-GS08 </text:p>
          </table:table-cell>
          <table:table-cell table:style-name="ce59" office:value-type="string">
            <text:p>SMD Diode Zener 51.V-500mW</text:p>
          </table:table-cell>
          <table:table-cell table:style-name="ce59" office:value-type="string" office:string-value="Diode">
            <text:p><text:s/>Diode </text:p>
          </table:table-cell>
          <table:table-cell table:style-name="ce56" office:value-type="string">
            <text:p>SOD-123</text:p>
          </table:table-cell>
          <table:table-cell table:style-name="ce59" office:value-type="string">
            <text:p>Vishay</text:p>
          </table:table-cell>
          <table:table-cell table:style-name="ce59"/>
          <table:table-cell table:style-name="ce62" office:value-type="float" office:value="0.13">
            <text:p>0.13</text:p>
          </table:table-cell>
          <table:table-cell table:style-name="ce62" office:value-type="float" office:value="10">
            <text:p>1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4030008</text:p>
          </table:table-cell>
          <table:table-cell table:number-columns-repeated="1011"/>
        </table:table-row>
        <table:table-row table:style-name="ro8">
          <table:table-cell table:style-name="ce56" office:value-type="float" office:value="304030002">
            <text:p>304030002</text:p>
          </table:table-cell>
          <table:table-cell table:style-name="ce59" office:value-type="string" office:string-value="MMSZ4702T1G">
            <text:p><text:s/>MMSZ4702T1G </text:p>
          </table:table-cell>
          <table:table-cell table:style-name="ce59" office:value-type="string">
            <text:p>SMD Diode Zener 15V-500mW;</text:p>
          </table:table-cell>
          <table:table-cell table:style-name="ce59" office:value-type="string" office:string-value="Diode">
            <text:p><text:s/>Diode </text:p>
          </table:table-cell>
          <table:table-cell table:style-name="ce56" office:value-type="string">
            <text:p>SOD-123</text:p>
          </table:table-cell>
          <table:table-cell table:style-name="ce59" office:value-type="string" office:string-value="ON Semiconductor">
            <text:p><text:s/>ON Semiconductor </text:p>
          </table:table-cell>
          <table:table-cell table:style-name="ce59"/>
          <table:table-cell table:style-name="ce62" office:value-type="float" office:value="0.121951219512195">
            <text:p>0.121951219512195</text:p>
          </table:table-cell>
          <table:table-cell table:style-name="ce62" office:value-type="float" office:value="20">
            <text:p>2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4030002</text:p>
          </table:table-cell>
          <table:table-cell table:number-columns-repeated="1011"/>
        </table:table-row>
        <table:table-row table:style-name="ro8">
          <table:table-cell table:style-name="ce56" office:value-type="string">
            <text:p>304030010</text:p>
          </table:table-cell>
          <table:table-cell table:style-name="ce59" office:value-type="string" office:string-value="1N4448WT">
            <text:p><text:s/>1N4448WT </text:p>
          </table:table-cell>
          <table:table-cell table:style-name="ce59" office:value-type="string">
            <text:p>SMD Diode Zener 100V-125mA;</text:p>
          </table:table-cell>
          <table:table-cell table:style-name="ce59" office:value-type="string" office:string-value="Diode">
            <text:p><text:s/>Diode </text:p>
          </table:table-cell>
          <table:table-cell table:style-name="ce56" office:value-type="string">
            <text:p>SOD-523</text:p>
          </table:table-cell>
          <table:table-cell table:style-name="ce59" office:value-type="string" office:string-value="JCET">
            <text:p><text:s/>JCET </text:p>
          </table:table-cell>
          <table:table-cell table:style-name="ce59"/>
          <table:table-cell table:style-name="ce62" office:value-type="float" office:value="0.065">
            <text:p>0.065</text:p>
          </table:table-cell>
          <table:table-cell table:style-name="ce62" office:value-type="float" office:value="30">
            <text:p>3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4030010</text:p>
          </table:table-cell>
          <table:table-cell table:number-columns-repeated="1011"/>
        </table:table-row>
        <table:table-row table:style-name="ro8">
          <table:table-cell table:style-name="ce56" office:value-type="float" office:value="310030238">
            <text:p>310030238</text:p>
          </table:table-cell>
          <table:table-cell table:style-name="ce59" office:value-type="string" office:string-value=" MCP73832T-2ACI/OT">
            <text:p><text:s text:c="2"/>MCP73832T-2ACI/OT </text:p>
          </table:table-cell>
          <table:table-cell table:style-name="ce59" office:value-type="string" office:string-value="SMD PMIC;Liner;Li-Ion/Pol;Charge;500mA;1-cell">
            <text:p><text:s/>SMD PMIC;Liner;Li-Ion/Pol;Charge;500mA;1-cell 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SOT23-5</text:p>
          </table:table-cell>
          <table:table-cell table:style-name="ce59" office:value-type="string" office:string-value="Microchip">
            <text:p><text:s/>Microchip </text:p>
          </table:table-cell>
          <table:table-cell table:style-name="ce59"/>
          <table:table-cell table:style-name="ce62" office:value-type="float" office:value="0.7">
            <text:p>0.7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5</text:p>
          </table:table-cell>
          <table:table-cell table:style-name="ce62" office:value-type="float" office:value="0.5">
            <text:p>0.5</text:p>
          </table:table-cell>
          <table:table-cell table:style-name="ce59"/>
          <table:table-cell office:value-type="string">
            <text:p>http://www.seeedstudio.com/depot/OPLopen-parts-library-catalog-c-136_138/#310030238</text:p>
          </table:table-cell>
          <table:table-cell table:number-columns-repeated="1011"/>
        </table:table-row>
        <table:table-row table:style-name="ro8">
          <table:table-cell table:style-name="ce56" office:value-type="float" office:value="310090064">
            <text:p>310090064</text:p>
          </table:table-cell>
          <table:table-cell table:style-name="ce59" office:value-type="string" office:string-value="S25FL204k0TMFI011">
            <text:p><text:s/>S25FL204k0TMFI011 </text:p>
          </table:table-cell>
          <table:table-cell table:style-name="ce59" office:value-type="string">
            <text:p>SMD IC Memory, 4-Mbit, 512kb,85Mhz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SOIC-8</text:p>
          </table:table-cell>
          <table:table-cell table:style-name="ce59" office:value-type="string">
            <text:p>Spansion</text:p>
          </table:table-cell>
          <table:table-cell table:style-name="ce59"/>
          <table:table-cell table:style-name="ce62" office:value-type="float" office:value="0.4">
            <text:p>0.4</text:p>
          </table:table-cell>
          <table:table-cell table:style-name="ce62" office:value-type="float" office:value="5">
            <text:p>5</text:p>
          </table:table-cell>
          <table:table-cell table:style-name="ce62" office:value-type="string">
            <text:p>8</text:p>
          </table:table-cell>
          <table:table-cell table:style-name="ce62" office:value-type="float" office:value="0.8">
            <text:p>0.8</text:p>
          </table:table-cell>
          <table:table-cell table:style-name="ce59"/>
          <table:table-cell office:value-type="string">
            <text:p>http://www.seeedstudio.com/depot/OPLopen-parts-library-catalog-c-136_138/#310090064</text:p>
          </table:table-cell>
          <table:table-cell table:number-columns-repeated="1011"/>
        </table:table-row>
        <table:table-row table:style-name="ro8">
          <table:table-cell table:style-name="ce56" office:value-type="float" office:value="310010108">
            <text:p>310010108</text:p>
          </table:table-cell>
          <table:table-cell table:style-name="ce59" office:value-type="string" office:string-value=" ATTINY85-20SU">
            <text:p><text:s text:c="2"/>ATTINY85-20SU </text:p>
          </table:table-cell>
          <table:table-cell table:style-name="ce59" office:value-type="string" office:string-value="SMD IC MCU, 8Bit 8Kb ISP flash 4Mhz 1.8-5.5V">
            <text:p><text:s/>SMD IC MCU, 8Bit 8Kb ISP flash 4Mhz 1.8-5.5V 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SOIC-8</text:p>
          </table:table-cell>
          <table:table-cell table:style-name="ce59" office:value-type="string">
            <text:p>Atmel</text:p>
          </table:table-cell>
          <table:table-cell table:style-name="ce59"/>
          <table:table-cell table:style-name="ce62" office:value-type="float" office:value="1.4">
            <text:p>1.4</text:p>
          </table:table-cell>
          <table:table-cell table:style-name="ce62" office:value-type="float" office:value="2">
            <text:p>2</text:p>
          </table:table-cell>
          <table:table-cell table:style-name="ce62" office:value-type="string">
            <text:p>8</text:p>
          </table:table-cell>
          <table:table-cell table:style-name="ce62" office:value-type="float" office:value="0.8">
            <text:p>0.8</text:p>
          </table:table-cell>
          <table:table-cell table:style-name="ce59"/>
          <table:table-cell office:value-type="string">
            <text:p>http://www.seeedstudio.com/depot/OPLopen-parts-library-catalog-c-136_138/#310010108</text:p>
          </table:table-cell>
          <table:table-cell table:number-columns-repeated="1011"/>
        </table:table-row>
        <table:table-row table:style-name="ro8">
          <table:table-cell table:style-name="ce56" office:value-type="float" office:value="310010112">
            <text:p>310010112</text:p>
          </table:table-cell>
          <table:table-cell table:style-name="ce59" office:value-type="string" office:string-value="ATTINY85-20PU">
            <text:p><text:s/>ATTINY85-20PU </text:p>
          </table:table-cell>
          <table:table-cell table:style-name="ce59" office:value-type="string" office:string-value="SMD IC MCU, 8Bit 8Kb ISP flash 4Mhz 1.8-5.5V">
            <text:p><text:s/>SMD IC MCU, 8Bit 8Kb ISP flash 4Mhz 1.8-5.5V 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DIP-8</text:p>
          </table:table-cell>
          <table:table-cell table:style-name="ce59" office:value-type="string">
            <text:p>Atmel</text:p>
          </table:table-cell>
          <table:table-cell table:style-name="ce59"/>
          <table:table-cell table:style-name="ce62" office:value-type="float" office:value="1.52">
            <text:p>1.52</text:p>
          </table:table-cell>
          <table:table-cell table:style-name="ce62" office:value-type="float" office:value="2">
            <text:p>2</text:p>
          </table:table-cell>
          <table:table-cell table:style-name="ce62" office:value-type="string">
            <text:p>8</text:p>
          </table:table-cell>
          <table:table-cell table:style-name="ce62" office:value-type="float" office:value="0.8">
            <text:p>0.8</text:p>
          </table:table-cell>
          <table:table-cell table:style-name="ce59"/>
          <table:table-cell office:value-type="string">
            <text:p>http://www.seeedstudio.com/depot/OPLopen-parts-library-catalog-c-136_138/#310010112</text:p>
          </table:table-cell>
          <table:table-cell table:number-columns-repeated="1011"/>
        </table:table-row>
        <table:table-row table:style-name="ro8">
          <table:table-cell table:style-name="ce56" office:value-type="float" office:value="310010113">
            <text:p>310010113</text:p>
          </table:table-cell>
          <table:table-cell table:style-name="ce59" office:value-type="string" office:string-value="STM32F401RBT6">
            <text:p><text:s/>STM32F401RBT6 </text:p>
          </table:table-cell>
          <table:table-cell table:style-name="ce59" office:value-type="string" office:string-value="SMD IC MCU, ARM cortex 32bit 256Kb 4-26Mhz 1.7-3.6V">
            <text:p><text:s/>SMD IC MCU, ARM cortex 32bit 256Kb 4-26Mhz 1.7-3.6V 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LQFP-64</text:p>
          </table:table-cell>
          <table:table-cell table:style-name="ce59" office:value-type="string">
            <text:p>STMicroelectronics</text:p>
          </table:table-cell>
          <table:table-cell table:style-name="ce59"/>
          <table:table-cell table:style-name="ce62" office:value-type="float" office:value="6">
            <text:p>6</text:p>
          </table:table-cell>
          <table:table-cell table:style-name="ce62" office:value-type="float" office:value="1">
            <text:p>1</text:p>
          </table:table-cell>
          <table:table-cell table:style-name="ce62" office:value-type="string">
            <text:p>64</text:p>
          </table:table-cell>
          <table:table-cell table:style-name="ce62" office:value-type="float" office:value="6.4">
            <text:p>6.4</text:p>
          </table:table-cell>
          <table:table-cell table:style-name="ce59"/>
          <table:table-cell office:value-type="string">
            <text:p>http://www.seeedstudio.com/depot/OPLopen-parts-library-catalog-c-136_138/#310010113</text:p>
          </table:table-cell>
          <table:table-cell table:number-columns-repeated="1011"/>
        </table:table-row>
        <table:table-row table:style-name="ro8">
          <table:table-cell table:style-name="ce56" office:value-type="float" office:value="310010114">
            <text:p>310010114</text:p>
          </table:table-cell>
          <table:table-cell table:style-name="ce59" office:value-type="string" office:string-value="MK22FN1M0VLH12">
            <text:p><text:s/>MK22FN1M0VLH12 </text:p>
          </table:table-cell>
          <table:table-cell table:style-name="ce59" office:value-type="string" office:string-value="SMD IC MCU, ARM cortex-M4 128bit, 128KB RAM,1MB flash, 120Mhz 1.7-3.6V">
            <text:p><text:s/>SMD IC MCU, ARM cortex-M4 128bit, 128KB RAM,1MB flash, 120Mhz 1.7-3.6V 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LQFP-64</text:p>
          </table:table-cell>
          <table:table-cell table:style-name="ce59" office:value-type="string">
            <text:p>Freescale Semiconductor</text:p>
          </table:table-cell>
          <table:table-cell table:style-name="ce59"/>
          <table:table-cell table:style-name="ce62" office:value-type="float" office:value="9.7">
            <text:p>9.7</text:p>
          </table:table-cell>
          <table:table-cell table:style-name="ce62" office:value-type="float" office:value="1">
            <text:p>1</text:p>
          </table:table-cell>
          <table:table-cell table:style-name="ce62" office:value-type="string">
            <text:p>64</text:p>
          </table:table-cell>
          <table:table-cell table:style-name="ce62" office:value-type="float" office:value="6.4">
            <text:p>6.4</text:p>
          </table:table-cell>
          <table:table-cell table:style-name="ce59"/>
          <table:table-cell office:value-type="string">
            <text:p>http://www.seeedstudio.com/depot/OPLopen-parts-library-catalog-c-136_138/#310010114</text:p>
          </table:table-cell>
          <table:table-cell table:number-columns-repeated="1011"/>
        </table:table-row>
        <table:table-row table:style-name="ro8">
          <table:table-cell table:style-name="ce56" office:value-type="float" office:value="310010115">
            <text:p>310010115</text:p>
          </table:table-cell>
          <table:table-cell table:style-name="ce59" office:value-type="string" office:string-value=" MSP430F2132IPW">
            <text:p><text:s text:c="2"/>MSP430F2132IPW </text:p>
          </table:table-cell>
          <table:table-cell table:style-name="ce59" office:value-type="string" office:string-value="SMD IC MCU,16bit, 8KB RAM,256B flash, 16MHz 1.8-3.6V">
            <text:p><text:s/>SMD IC MCU,16bit, 8KB RAM,256B flash, 16MHz 1.8-3.6V 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TSSOP-28</text:p>
          </table:table-cell>
          <table:table-cell table:style-name="ce59" office:value-type="string" office:string-value="Texas Instruments">
            <text:p><text:s/>Texas Instruments </text:p>
          </table:table-cell>
          <table:table-cell table:style-name="ce59"/>
          <table:table-cell table:style-name="ce62" office:value-type="float" office:value="2.5">
            <text:p>2.5</text:p>
          </table:table-cell>
          <table:table-cell table:style-name="ce62" office:value-type="float" office:value="1">
            <text:p>1</text:p>
          </table:table-cell>
          <table:table-cell table:style-name="ce62" office:value-type="string">
            <text:p>28</text:p>
          </table:table-cell>
          <table:table-cell table:style-name="ce62" office:value-type="float" office:value="2.8">
            <text:p>2.8</text:p>
          </table:table-cell>
          <table:table-cell table:style-name="ce59"/>
          <table:table-cell office:value-type="string">
            <text:p>http://www.seeedstudio.com/depot/OPLopen-parts-library-catalog-c-136_138/#310010115</text:p>
          </table:table-cell>
          <table:table-cell table:number-columns-repeated="1011"/>
        </table:table-row>
        <table:table-row table:style-name="ro8">
          <table:table-cell table:style-name="ce56" office:value-type="float" office:value="310080005">
            <text:p>310080005</text:p>
          </table:table-cell>
          <table:table-cell table:style-name="ce59" office:value-type="string" office:string-value="SGTL5000XNAA3">
            <text:p><text:s/>SGTL5000XNAA3 </text:p>
          </table:table-cell>
          <table:table-cell table:style-name="ce59" office:value-type="string">
            <text:p>SMD IC Interface,Low Power Audio Codec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QFN-32</text:p>
          </table:table-cell>
          <table:table-cell table:style-name="ce59" office:value-type="string">
            <text:p>Freescale Semiconductor</text:p>
          </table:table-cell>
          <table:table-cell table:style-name="ce59"/>
          <table:table-cell table:style-name="ce62" office:value-type="float" office:value="2.29268292682927">
            <text:p>2.29268292682927</text:p>
          </table:table-cell>
          <table:table-cell table:style-name="ce62" office:value-type="float" office:value="1">
            <text:p>1</text:p>
          </table:table-cell>
          <table:table-cell table:style-name="ce62" office:value-type="string">
            <text:p>32</text:p>
          </table:table-cell>
          <table:table-cell table:style-name="ce62" office:value-type="float" office:value="3.2">
            <text:p>3.2</text:p>
          </table:table-cell>
          <table:table-cell table:style-name="ce59"/>
          <table:table-cell office:value-type="string">
            <text:p>http://www.seeedstudio.com/depot/OPLopen-parts-library-catalog-c-136_138/#310080005</text:p>
          </table:table-cell>
          <table:table-cell table:number-columns-repeated="1011"/>
        </table:table-row>
        <table:table-row table:style-name="ro8">
          <table:table-cell table:style-name="ce56" office:value-type="float" office:value="317070016">
            <text:p>317070016</text:p>
          </table:table-cell>
          <table:table-cell table:style-name="ce59" office:value-type="string" office:string-value="nRF905">
            <text:p><text:s/>nRF905 </text:p>
          </table:table-cell>
          <table:table-cell table:style-name="ce59" office:value-type="string" office:string-value="SMD IC Interface,Single chip 433/868/915 MHz Transceiver">
            <text:p><text:s/>SMD IC Interface,Single chip 433/868/915 MHz Transceiver 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QFN-32</text:p>
          </table:table-cell>
          <table:table-cell table:style-name="ce59" office:value-type="string" office:string-value="Nordic">
            <text:p><text:s/>Nordic </text:p>
          </table:table-cell>
          <table:table-cell table:style-name="ce59"/>
          <table:table-cell table:style-name="ce62" office:value-type="float" office:value="4.5">
            <text:p>4.5</text:p>
          </table:table-cell>
          <table:table-cell table:style-name="ce62" office:value-type="float" office:value="1">
            <text:p>1</text:p>
          </table:table-cell>
          <table:table-cell table:style-name="ce62" office:value-type="string">
            <text:p>32</text:p>
          </table:table-cell>
          <table:table-cell table:style-name="ce62" office:value-type="float" office:value="3.2">
            <text:p>3.2</text:p>
          </table:table-cell>
          <table:table-cell table:style-name="ce59"/>
          <table:table-cell office:value-type="string">
            <text:p>http://www.seeedstudio.com/depot/OPLopen-parts-library-catalog-c-136_138/#317070016</text:p>
          </table:table-cell>
          <table:table-cell table:number-columns-repeated="1011"/>
        </table:table-row>
        <table:table-row table:style-name="ro8">
          <table:table-cell table:style-name="ce56" office:value-type="float" office:value="303060007">
            <text:p>303060007</text:p>
          </table:table-cell>
          <table:table-cell table:style-name="ce59" office:value-type="string" office:string-value="BAL-NRF01D3">
            <text:p><text:s/>BAL-NRF01D3 </text:p>
          </table:table-cell>
          <table:table-cell table:style-name="ce59" office:value-type="string" office:string-value="SMD IC Interface;2.4GHz~2.54GHz-50R-5-WFBGA">
            <text:p><text:s/>SMD IC Interface;2.4GHz~2.54GHz-50R-5-WFBGA 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SMD-5P-Lead-free Flip Chip package</text:p>
          </table:table-cell>
          <table:table-cell table:style-name="ce59" office:value-type="string">
            <text:p>STMicroelectronics</text:p>
          </table:table-cell>
          <table:table-cell table:style-name="ce59"/>
          <table:table-cell table:style-name="ce62" office:value-type="float" office:value="0.8">
            <text:p>0.8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5</text:p>
          </table:table-cell>
          <table:table-cell table:style-name="ce62" office:value-type="float" office:value="0.5">
            <text:p>0.5</text:p>
          </table:table-cell>
          <table:table-cell table:style-name="ce59"/>
          <table:table-cell office:value-type="string">
            <text:p>http://www.seeedstudio.com/depot/OPLopen-parts-library-catalog-c-136_138/#303060007</text:p>
          </table:table-cell>
          <table:table-cell table:number-columns-repeated="1011"/>
        </table:table-row>
        <table:table-row table:style-name="ro8">
          <table:table-cell table:style-name="ce56" office:value-type="float" office:value="317070015">
            <text:p>317070015</text:p>
          </table:table-cell>
          <table:table-cell table:style-name="ce59" office:value-type="string" office:string-value="CC3100R11MRGC">
            <text:p><text:s/>CC3100R11MRGC </text:p>
          </table:table-cell>
          <table:table-cell table:style-name="ce59" office:value-type="string" office:string-value="SMD IC Interface,TI WiFi Modules">
            <text:p><text:s/>SMD IC Interface,TI WiFi Modules 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VFQFN-64</text:p>
          </table:table-cell>
          <table:table-cell table:style-name="ce59" office:value-type="string" office:string-value="Texas Instruments">
            <text:p><text:s/>Texas Instruments </text:p>
          </table:table-cell>
          <table:table-cell table:style-name="ce59"/>
          <table:table-cell table:style-name="ce62" office:value-type="float" office:value="14.3609756097561">
            <text:p>14.3609756097561</text:p>
          </table:table-cell>
          <table:table-cell table:style-name="ce62" office:value-type="float" office:value="1">
            <text:p>1</text:p>
          </table:table-cell>
          <table:table-cell table:style-name="ce62" office:value-type="string">
            <text:p>64</text:p>
          </table:table-cell>
          <table:table-cell table:style-name="ce62" office:value-type="float" office:value="6.4">
            <text:p>6.4</text:p>
          </table:table-cell>
          <table:table-cell table:style-name="ce59"/>
          <table:table-cell office:value-type="string">
            <text:p>http://www.seeedstudio.com/depot/OPLopen-parts-library-catalog-c-136_138/#317070015</text:p>
          </table:table-cell>
          <table:table-cell table:number-columns-repeated="1011"/>
        </table:table-row>
        <table:table-row table:style-name="ro8">
          <table:table-cell table:style-name="ce56" office:value-type="float" office:value="318010018">
            <text:p>318010018</text:p>
          </table:table-cell>
          <table:table-cell table:style-name="ce59" office:value-type="string" office:string-value="AH316M245001-T">
            <text:p><text:s/>AH316M245001-T </text:p>
          </table:table-cell>
          <table:table-cell table:style-name="ce59" office:value-type="string" office:string-value="SMD Built-in Antenna 2.4GHz;">
            <text:p><text:s/>SMD Built-in Antenna 2.4GHz; </text:p>
          </table:table-cell>
          <table:table-cell table:style-name="ce59" office:value-type="string" office:string-value="Antenna">
            <text:p><text:s/>Antenna </text:p>
          </table:table-cell>
          <table:table-cell table:style-name="ce56" office:value-type="string">
            <text:p>SMD-3.2mm*1.6mm*0.5mm</text:p>
          </table:table-cell>
          <table:table-cell table:style-name="ce59" office:value-type="string">
            <text:p>Taiyo Yuden</text:p>
          </table:table-cell>
          <table:table-cell table:style-name="ce59"/>
          <table:table-cell table:style-name="ce62" office:value-type="float" office:value="4">
            <text:p>4</text:p>
          </table:table-cell>
          <table:table-cell table:style-name="ce62" office:value-type="float" office:value="1">
            <text:p>1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18010018</text:p>
          </table:table-cell>
          <table:table-cell table:number-columns-repeated="1011"/>
        </table:table-row>
        <table:table-row table:style-name="ro8">
          <table:table-cell table:style-name="ce56" office:value-type="float" office:value="314080018">
            <text:p>314080018</text:p>
          </table:table-cell>
          <table:table-cell table:style-name="ce59" office:value-type="string" office:string-value="L3GD20H">
            <text:p><text:s/>L3GD20H </text:p>
          </table:table-cell>
          <table:table-cell table:style-name="ce59" office:value-type="string" office:string-value="SMD Gyroscope Sensor,3-AXIS,2.2 V ~ 3.6 V,5mA">
            <text:p><text:s/>SMD Gyroscope Sensor,3-AXIS,2.2 V ~ 3.6 V,5mA </text:p>
          </table:table-cell>
          <table:table-cell table:style-name="ce59" office:value-type="string" office:string-value="Sensor">
            <text:p><text:s/>Sensor </text:p>
          </table:table-cell>
          <table:table-cell table:style-name="ce56" office:value-type="string">
            <text:p>LGA-16 / QFN</text:p>
          </table:table-cell>
          <table:table-cell table:style-name="ce59" office:value-type="string">
            <text:p>STMicroelectronics</text:p>
          </table:table-cell>
          <table:table-cell table:style-name="ce59"/>
          <table:table-cell table:style-name="ce62" office:value-type="float" office:value="5">
            <text:p>5</text:p>
          </table:table-cell>
          <table:table-cell table:style-name="ce62" office:value-type="float" office:value="1">
            <text:p>1</text:p>
          </table:table-cell>
          <table:table-cell table:style-name="ce62" office:value-type="string">
            <text:p>16</text:p>
          </table:table-cell>
          <table:table-cell table:style-name="ce62" office:value-type="float" office:value="1.6">
            <text:p>1.6</text:p>
          </table:table-cell>
          <table:table-cell table:style-name="ce59"/>
          <table:table-cell office:value-type="string">
            <text:p>http://www.seeedstudio.com/depot/OPLopen-parts-library-catalog-c-136_138/#314080018</text:p>
          </table:table-cell>
          <table:table-cell table:number-columns-repeated="1011"/>
        </table:table-row>
        <table:table-row table:style-name="ro8">
          <table:table-cell table:style-name="ce56" office:value-type="float" office:value="308010000">
            <text:p>308010000</text:p>
          </table:table-cell>
          <table:table-cell table:style-name="ce59" office:value-type="string" office:string-value="JHD754FW">
            <text:p><text:s/>JHD754FW </text:p>
          </table:table-cell>
          <table:table-cell table:style-name="ce59" office:value-type="string" office:string-value="LCD 52*25.5-P/W;">
            <text:p><text:s/>LCD 52*25.5-P/W; </text:p>
          </table:table-cell>
          <table:table-cell table:style-name="ce59" office:value-type="string" office:string-value="Display">
            <text:p><text:s/>Display </text:p>
          </table:table-cell>
          <table:table-cell table:style-name="ce56" office:value-type="string">
            <text:p>L56.4W36.8*H6.0mm</text:p>
          </table:table-cell>
          <table:table-cell table:style-name="ce59" office:value-type="string" office:string-value="JHD">
            <text:p><text:s/>JHD </text:p>
          </table:table-cell>
          <table:table-cell table:style-name="ce59"/>
          <table:table-cell table:style-name="ce62" office:value-type="float" office:value="25">
            <text:p>25</text:p>
          </table:table-cell>
          <table:table-cell table:style-name="ce62" office:value-type="float" office:value="1">
            <text:p>1</text:p>
          </table:table-cell>
          <table:table-cell table:style-name="ce62" office:value-type="string">
            <text:p>0</text:p>
          </table:table-cell>
          <table:table-cell table:style-name="ce62" office:value-type="float" office:value="0">
            <text:p>0</text:p>
          </table:table-cell>
          <table:table-cell table:style-name="ce59"/>
          <table:table-cell office:value-type="string">
            <text:p>http://www.seeedstudio.com/depot/OPLopen-parts-library-catalog-c-136_138/#308010000</text:p>
          </table:table-cell>
          <table:table-cell table:number-columns-repeated="1011"/>
        </table:table-row>
        <table:table-row table:style-name="ro8">
          <table:table-cell table:style-name="ce56" office:value-type="float" office:value="316030005">
            <text:p>316030005</text:p>
          </table:table-cell>
          <table:table-cell table:style-name="ce59" office:value-type="string" office:string-value="HS-720-Q37130525-53-DZ55">
            <text:p><text:s/>HS-720-Q37130525-53-DZ55 </text:p>
          </table:table-cell>
          <table:table-cell table:style-name="ce59" office:value-type="string" office:string-value="DC Motor; 3.7V, 2.3A, ">
            <text:p><text:s/>DC Motor; 3.7V, 2.3A, <text:s/></text:p>
          </table:table-cell>
          <table:table-cell table:style-name="ce59" office:value-type="string" office:string-value="Motor">
            <text:p><text:s/>Motor </text:p>
          </table:table-cell>
          <table:table-cell table:style-name="ce56" office:value-type="string">
            <text:p>D7*20mm</text:p>
          </table:table-cell>
          <table:table-cell table:style-name="ce59" office:value-type="string" office:string-value="HS">
            <text:p><text:s/>HS </text:p>
          </table:table-cell>
          <table:table-cell table:style-name="ce59"/>
          <table:table-cell table:style-name="ce62" office:value-type="float" office:value="1.91368078175896">
            <text:p>1.91368078175896</text:p>
          </table:table-cell>
          <table:table-cell table:style-name="ce62" office:value-type="float" office:value="1">
            <text:p>1</text:p>
          </table:table-cell>
          <table:table-cell table:style-name="ce62" office:value-type="string">
            <text:p>0</text:p>
          </table:table-cell>
          <table:table-cell table:style-name="ce62" office:value-type="float" office:value="0">
            <text:p>0</text:p>
          </table:table-cell>
          <table:table-cell table:style-name="ce59"/>
          <table:table-cell office:value-type="string">
            <text:p>http://www.seeedstudio.com/depot/OPLopen-parts-library-catalog-c-136_138/#316030005</text:p>
          </table:table-cell>
          <table:table-cell table:number-columns-repeated="1011"/>
        </table:table-row>
        <table:table-row table:style-name="ro8">
          <table:table-cell table:style-name="ce56" office:value-type="float" office:value="321090000">
            <text:p>321090000</text:p>
          </table:table-cell>
          <table:table-cell table:style-name="ce59"/>
          <table:table-cell table:style-name="ce59" office:value-type="string" office:string-value="FPC Cable;">
            <text:p><text:s/>FPC Cable; </text:p>
          </table:table-cell>
          <table:table-cell table:style-name="ce59" office:value-type="string" office:string-value="Cable">
            <text:p><text:s/>Cable </text:p>
          </table:table-cell>
          <table:table-cell table:style-name="ce56" office:value-type="string">
            <text:p>12P-0.5-50mm</text:p>
          </table:table-cell>
          <table:table-cell table:style-name="ce59" office:value-type="string">
            <text:p>XinDa</text:p>
          </table:table-cell>
          <table:table-cell table:style-name="ce59"/>
          <table:table-cell table:style-name="ce62" office:value-type="float" office:value="0.175081433224756">
            <text:p>0.175081433224756</text:p>
          </table:table-cell>
          <table:table-cell table:style-name="ce62" office:value-type="float" office:value="10">
            <text:p>10</text:p>
          </table:table-cell>
          <table:table-cell table:style-name="ce62" office:value-type="string">
            <text:p>12</text:p>
          </table:table-cell>
          <table:table-cell table:style-name="ce62" office:value-type="float" office:value="1.2">
            <text:p>1.2</text:p>
          </table:table-cell>
          <table:table-cell table:style-name="ce59"/>
          <table:table-cell office:value-type="string">
            <text:p>http://www.seeedstudio.com/depot/OPLopen-parts-library-catalog-c-136_138/#321090000</text:p>
          </table:table-cell>
          <table:table-cell table:number-columns-repeated="1011"/>
        </table:table-row>
        <table:table-row table:style-name="ro8">
          <table:table-cell table:style-name="ce56" office:value-type="float" office:value="321090001">
            <text:p>321090001</text:p>
          </table:table-cell>
          <table:table-cell table:style-name="ce59"/>
          <table:table-cell table:style-name="ce59" office:value-type="string" office:string-value="FPC Cable;">
            <text:p><text:s/>FPC Cable; </text:p>
          </table:table-cell>
          <table:table-cell table:style-name="ce59" office:value-type="string" office:string-value="Cable">
            <text:p><text:s/>Cable </text:p>
          </table:table-cell>
          <table:table-cell table:style-name="ce56" office:value-type="string">
            <text:p>12P-0.5-30mm</text:p>
          </table:table-cell>
          <table:table-cell table:style-name="ce59" office:value-type="string">
            <text:p>XinDa</text:p>
          </table:table-cell>
          <table:table-cell table:style-name="ce59"/>
          <table:table-cell table:style-name="ce62" office:value-type="float" office:value="0.142508143322476">
            <text:p>0.142508143322476</text:p>
          </table:table-cell>
          <table:table-cell table:style-name="ce62" office:value-type="float" office:value="10">
            <text:p>10</text:p>
          </table:table-cell>
          <table:table-cell table:style-name="ce62" office:value-type="string">
            <text:p>12</text:p>
          </table:table-cell>
          <table:table-cell table:style-name="ce62" office:value-type="float" office:value="1.2">
            <text:p>1.2</text:p>
          </table:table-cell>
          <table:table-cell table:style-name="ce59"/>
          <table:table-cell office:value-type="string">
            <text:p>http://www.seeedstudio.com/depot/OPLopen-parts-library-catalog-c-136_138/#321090001</text:p>
          </table:table-cell>
          <table:table-cell table:number-columns-repeated="1011"/>
        </table:table-row>
        <table:table-row table:style-name="ro8">
          <table:table-cell table:style-name="ce56" office:value-type="float" office:value="326010011">
            <text:p>326010011</text:p>
          </table:table-cell>
          <table:table-cell table:style-name="ce59" office:value-type="string" office:string-value="PM3*12">
            <text:p><text:s/>PM3*12 </text:p>
          </table:table-cell>
          <table:table-cell table:style-name="ce59" office:value-type="string" office:string-value="Screw;Silver-cross-round head">
            <text:p><text:s/>Screw;Silver-cross-round head </text:p>
          </table:table-cell>
          <table:table-cell table:style-name="ce59" office:value-type="string" office:string-value="Screw">
            <text:p><text:s/>Screw </text:p>
          </table:table-cell>
          <table:table-cell table:style-name="ce56" office:value-type="string">
            <text:p>PM3.0*H12.0mm</text:p>
          </table:table-cell>
          <table:table-cell table:style-name="ce59" office:value-type="string" office:string-value="QS">
            <text:p><text:s/>QS </text:p>
          </table:table-cell>
          <table:table-cell table:style-name="ce59"/>
          <table:table-cell table:style-name="ce62" office:value-type="float" office:value="0.05">
            <text:p>0.05</text:p>
          </table:table-cell>
          <table:table-cell table:style-name="ce62" office:value-type="float" office:value="20">
            <text:p>20</text:p>
          </table:table-cell>
          <table:table-cell table:style-name="ce62" office:value-type="string">
            <text:p>0</text:p>
          </table:table-cell>
          <table:table-cell table:style-name="ce62" office:value-type="float" office:value="0">
            <text:p>0</text:p>
          </table:table-cell>
          <table:table-cell table:style-name="ce59"/>
          <table:table-cell office:value-type="string">
            <text:p>http://www.seeedstudio.com/depot/OPLopen-parts-library-catalog-c-136_138/#326010011</text:p>
          </table:table-cell>
          <table:table-cell table:number-columns-repeated="1011"/>
        </table:table-row>
        <table:table-row table:style-name="ro8">
          <table:table-cell table:style-name="ce56" office:value-type="float" office:value="326010066">
            <text:p>326010066</text:p>
          </table:table-cell>
          <table:table-cell table:style-name="ce59" office:value-type="string" office:string-value="M2*8">
            <text:p><text:s/>M2*8 </text:p>
          </table:table-cell>
          <table:table-cell table:style-name="ce59" office:value-type="string" office:string-value="Screw;cross-round head-three combination">
            <text:p><text:s/>Screw;cross-round head-three combination </text:p>
          </table:table-cell>
          <table:table-cell table:style-name="ce59" office:value-type="string" office:string-value="Screw">
            <text:p><text:s/>Screw </text:p>
          </table:table-cell>
          <table:table-cell table:style-name="ce56" office:value-type="string">
            <text:p>M2*8mm</text:p>
          </table:table-cell>
          <table:table-cell table:style-name="ce59" office:value-type="string" office:string-value="QS">
            <text:p><text:s/>QS </text:p>
          </table:table-cell>
          <table:table-cell table:style-name="ce59"/>
          <table:table-cell table:style-name="ce62" office:value-type="float" office:value="0.05">
            <text:p>0.05</text:p>
          </table:table-cell>
          <table:table-cell table:style-name="ce62" office:value-type="float" office:value="20">
            <text:p>20</text:p>
          </table:table-cell>
          <table:table-cell table:style-name="ce62" office:value-type="string">
            <text:p>0</text:p>
          </table:table-cell>
          <table:table-cell table:style-name="ce62" office:value-type="float" office:value="0">
            <text:p>0</text:p>
          </table:table-cell>
          <table:table-cell table:style-name="ce59"/>
          <table:table-cell office:value-type="string">
            <text:p>http://www.seeedstudio.com/depot/OPLopen-parts-library-catalog-c-136_138/#326010066</text:p>
          </table:table-cell>
          <table:table-cell table:number-columns-repeated="1011"/>
        </table:table-row>
        <table:table-row table:style-name="ro8">
          <table:table-cell table:style-name="ce56" office:value-type="float" office:value="317050009">
            <text:p>317050009</text:p>
          </table:table-cell>
          <table:table-cell table:style-name="ce59" office:value-type="string" office:string-value="MAX-7Q-0">
            <text:p><text:s/>MAX-7Q-0 </text:p>
          </table:table-cell>
          <table:table-cell table:style-name="ce59" office:value-type="string" office:string-value="SMD GPS Module;">
            <text:p><text:s/>SMD GPS Module; </text:p>
          </table:table-cell>
          <table:table-cell table:style-name="ce59" office:value-type="string" office:string-value="Module">
            <text:p><text:s/>Module </text:p>
          </table:table-cell>
          <table:table-cell table:style-name="ce56" office:value-type="string">
            <text:p>SMD L10*W9.6*H2.2mm</text:p>
          </table:table-cell>
          <table:table-cell table:style-name="ce59" office:value-type="string">
            <text:p>U-blox</text:p>
          </table:table-cell>
          <table:table-cell table:style-name="ce59"/>
          <table:table-cell table:style-name="ce62" office:value-type="float" office:value="12">
            <text:p>12</text:p>
          </table:table-cell>
          <table:table-cell table:style-name="ce62" office:value-type="float" office:value="1">
            <text:p>1</text:p>
          </table:table-cell>
          <table:table-cell table:number-columns-repeated="2" table:style-name="ce62" office:value-type="float" office:value="0">
            <text:p>0</text:p>
          </table:table-cell>
          <table:table-cell table:style-name="ce59"/>
          <table:table-cell office:value-type="string">
            <text:p>http://www.seeedstudio.com/depot/OPLopen-parts-library-catalog-c-136_138/#317050009</text:p>
          </table:table-cell>
          <table:table-cell table:number-columns-repeated="1011"/>
        </table:table-row>
        <table:table-row table:style-name="ro8">
          <table:table-cell table:style-name="ce56" office:value-type="float" office:value="317050000">
            <text:p>317050000</text:p>
          </table:table-cell>
          <table:table-cell table:style-name="ce59" office:value-type="string" office:string-value="NEO-6M-GPS">
            <text:p><text:s/>NEO-6M-GPS </text:p>
          </table:table-cell>
          <table:table-cell table:style-name="ce59" office:value-type="string" office:string-value="SMD GPS Module;">
            <text:p><text:s/>SMD GPS Module; </text:p>
          </table:table-cell>
          <table:table-cell table:style-name="ce59" office:value-type="string" office:string-value="Module">
            <text:p><text:s/>Module </text:p>
          </table:table-cell>
          <table:table-cell table:style-name="ce56" office:value-type="string">
            <text:p>SMD 24P-1.1-L16.0*W12.2*H2.4mm</text:p>
          </table:table-cell>
          <table:table-cell table:style-name="ce59" office:value-type="string">
            <text:p>U-blox</text:p>
          </table:table-cell>
          <table:table-cell table:style-name="ce59"/>
          <table:table-cell table:style-name="ce62" office:value-type="float" office:value="10">
            <text:p>10</text:p>
          </table:table-cell>
          <table:table-cell table:style-name="ce62" office:value-type="float" office:value="1">
            <text:p>1</text:p>
          </table:table-cell>
          <table:table-cell table:style-name="ce62" office:value-type="string">
            <text:p>24</text:p>
          </table:table-cell>
          <table:table-cell table:style-name="ce62" office:value-type="float" office:value="2.4">
            <text:p>2.4</text:p>
          </table:table-cell>
          <table:table-cell table:style-name="ce59"/>
          <table:table-cell office:value-type="string">
            <text:p>http://www.seeedstudio.com/depot/OPLopen-parts-library-catalog-c-136_138/#317050000</text:p>
          </table:table-cell>
          <table:table-cell table:number-columns-repeated="1011"/>
        </table:table-row>
        <table:table-row table:style-name="ro8">
          <table:table-cell table:style-name="ce56" office:value-type="float" office:value="317030023">
            <text:p>317030023</text:p>
          </table:table-cell>
          <table:table-cell table:style-name="ce59" office:value-type="string" office:string-value="RN52-I/RM">
            <text:p><text:s/>RN52-I/RM </text:p>
          </table:table-cell>
          <table:table-cell table:style-name="ce59" office:value-type="string" office:string-value="SMD Bluetooth Audio Module">
            <text:p><text:s/>SMD Bluetooth Audio Module </text:p>
          </table:table-cell>
          <table:table-cell table:style-name="ce59" office:value-type="string" office:string-value="Module">
            <text:p><text:s/>Module </text:p>
          </table:table-cell>
          <table:table-cell table:style-name="ce56" office:value-type="string">
            <text:p>50-SMD Module</text:p>
          </table:table-cell>
          <table:table-cell table:style-name="ce59" office:value-type="string" office:string-value="Microchip ">
            <text:p><text:s/>Microchip <text:s/></text:p>
          </table:table-cell>
          <table:table-cell table:style-name="ce59"/>
          <table:table-cell table:style-name="ce62" office:value-type="float" office:value="22">
            <text:p>22</text:p>
          </table:table-cell>
          <table:table-cell table:style-name="ce62" office:value-type="float" office:value="1">
            <text:p>1</text:p>
          </table:table-cell>
          <table:table-cell table:style-name="ce62" office:value-type="string">
            <text:p>50</text:p>
          </table:table-cell>
          <table:table-cell table:style-name="ce62" office:value-type="float" office:value="5">
            <text:p>5</text:p>
          </table:table-cell>
          <table:table-cell table:style-name="ce59"/>
          <table:table-cell office:value-type="string">
            <text:p>http://www.seeedstudio.com/depot/OPLopen-parts-library-catalog-c-136_138/#317030023</text:p>
          </table:table-cell>
          <table:table-cell table:number-columns-repeated="1011"/>
        </table:table-row>
        <table:table-row table:style-name="ro8">
          <table:table-cell table:style-name="ce56" office:value-type="float" office:value="316010005">
            <text:p>316010005</text:p>
          </table:table-cell>
          <table:table-cell table:style-name="ce59" office:value-type="string" office:string-value="ES08A">
            <text:p><text:s/>ES08A </text:p>
          </table:table-cell>
          <table:table-cell table:style-name="ce59" office:value-type="string" office:string-value="Servo Motor 25cm-28AWG;">
            <text:p><text:s/>Servo Motor 25cm-28AWG; </text:p>
          </table:table-cell>
          <table:table-cell table:style-name="ce59" office:value-type="string" office:string-value="Motor">
            <text:p><text:s/>Motor </text:p>
          </table:table-cell>
          <table:table-cell table:style-name="ce56" office:value-type="string">
            <text:p>L23*W11.5*H24mm</text:p>
          </table:table-cell>
          <table:table-cell table:style-name="ce59" office:value-type="string" office:string-value="EMAX">
            <text:p><text:s/>EMAX </text:p>
          </table:table-cell>
          <table:table-cell table:style-name="ce59"/>
          <table:table-cell table:style-name="ce62" office:value-type="float" office:value="3.97524429967427">
            <text:p>3.97524429967427</text:p>
          </table:table-cell>
          <table:table-cell table:style-name="ce62" office:value-type="float" office:value="1">
            <text:p>1</text:p>
          </table:table-cell>
          <table:table-cell table:style-name="ce62" office:value-type="string">
            <text:p>0</text:p>
          </table:table-cell>
          <table:table-cell table:style-name="ce62" office:value-type="float" office:value="0">
            <text:p>0</text:p>
          </table:table-cell>
          <table:table-cell table:style-name="ce59"/>
          <table:table-cell office:value-type="string">
            <text:p>http://www.seeedstudio.com/depot/OPLopen-parts-library-catalog-c-136_138/#316010005</text:p>
          </table:table-cell>
          <table:table-cell table:number-columns-repeated="1011"/>
        </table:table-row>
        <table:table-row table:style-name="ro8">
          <table:table-cell table:style-name="ce56" office:value-type="float" office:value="316010000">
            <text:p>316010000</text:p>
          </table:table-cell>
          <table:table-cell table:style-name="ce59" office:value-type="string" office:string-value="ES3001">
            <text:p><text:s/>ES3001 </text:p>
          </table:table-cell>
          <table:table-cell table:style-name="ce59" office:value-type="string" office:string-value="Standard servo 25cm;">
            <text:p><text:s/>Standard servo 25cm; </text:p>
          </table:table-cell>
          <table:table-cell table:style-name="ce59" office:value-type="string" office:string-value="Motor">
            <text:p><text:s/>Motor </text:p>
          </table:table-cell>
          <table:table-cell table:style-name="ce56" office:value-type="string">
            <text:p>L38.6*W18.8*H34.9mm</text:p>
          </table:table-cell>
          <table:table-cell table:style-name="ce59" office:value-type="string" office:string-value="EMAX">
            <text:p><text:s/>EMAX </text:p>
          </table:table-cell>
          <table:table-cell table:style-name="ce59"/>
          <table:table-cell table:style-name="ce62" office:value-type="float" office:value="5.70781758957655">
            <text:p>5.70781758957655</text:p>
          </table:table-cell>
          <table:table-cell table:style-name="ce62" office:value-type="float" office:value="1">
            <text:p>1</text:p>
          </table:table-cell>
          <table:table-cell table:style-name="ce62" office:value-type="string">
            <text:p>0</text:p>
          </table:table-cell>
          <table:table-cell table:style-name="ce62" office:value-type="float" office:value="0">
            <text:p>0</text:p>
          </table:table-cell>
          <table:table-cell table:style-name="ce59"/>
          <table:table-cell office:value-type="string">
            <text:p>http://www.seeedstudio.com/depot/OPLopen-parts-library-catalog-c-136_138/#316010000</text:p>
          </table:table-cell>
          <table:table-cell table:number-columns-repeated="1011"/>
        </table:table-row>
        <table:table-row table:style-name="ro9">
          <table:table-cell table:style-name="ce56" office:value-type="float" office:value="316010013">
            <text:p>316010013</text:p>
          </table:table-cell>
          <table:table-cell table:style-name="ce59" office:value-type="string" office:string-value="ES9051">
            <text:p><text:s/>ES9051 </text:p>
          </table:table-cell>
          <table:table-cell table:style-name="ce59" office:value-type="string" office:string-value="Servo Motor;ES9051 suite（with straight tiller）">
            <text:p><text:s/>Servo Motor;ES9051 suite（with straight tiller） </text:p>
          </table:table-cell>
          <table:table-cell table:style-name="ce59" office:value-type="string" office:string-value="Motor">
            <text:p><text:s/>Motor </text:p>
          </table:table-cell>
          <table:table-cell table:style-name="ce56" office:value-type="string">
            <text:p>19.74*8.34*23.25mm</text:p>
          </table:table-cell>
          <table:table-cell table:style-name="ce59" office:value-type="string" office:string-value="EMAX">
            <text:p><text:s/>EMAX </text:p>
          </table:table-cell>
          <table:table-cell table:style-name="ce59"/>
          <table:table-cell table:style-name="ce62" office:value-type="float" office:value="5.45276872964169">
            <text:p>5.45276872964169</text:p>
          </table:table-cell>
          <table:table-cell table:style-name="ce62" office:value-type="float" office:value="1">
            <text:p>1</text:p>
          </table:table-cell>
          <table:table-cell table:style-name="ce62" office:value-type="string">
            <text:p>0</text:p>
          </table:table-cell>
          <table:table-cell table:style-name="ce62" office:value-type="float" office:value="0">
            <text:p>0</text:p>
          </table:table-cell>
          <table:table-cell table:style-name="ce59"/>
          <table:table-cell office:value-type="string">
            <text:p>http://www.seeedstudio.com/depot/OPLopen-parts-library-catalog-c-136_138/#316010013</text:p>
          </table:table-cell>
          <table:table-cell table:number-columns-repeated="1011"/>
        </table:table-row>
        <table:table-row table:style-name="ro8">
          <table:table-cell table:style-name="ce56" office:value-type="float" office:value="306010035">
            <text:p>306010035</text:p>
          </table:table-cell>
          <table:table-cell table:style-name="ce59" office:value-type="string" office:string-value="7M30000024">
            <text:p><text:s/>7M30000024 </text:p>
          </table:table-cell>
          <table:table-cell table:style-name="ce59" office:value-type="string" office:string-value="SMD Crystal 30MHz-10pF-10ppm-60R;">
            <text:p><text:s/>SMD Crystal 30MHz-10pF-10ppm-60R; </text:p>
          </table:table-cell>
          <table:table-cell table:style-name="ce59" office:value-type="string" office:string-value="Crystal Oscillator ">
            <text:p><text:s/>Crystal Oscillator <text:s/></text:p>
          </table:table-cell>
          <table:table-cell table:style-name="ce56" office:value-type="string">
            <text:p>4P-L3.2*W2.5*H0.8mm</text:p>
          </table:table-cell>
          <table:table-cell table:style-name="ce59" office:value-type="string" office:string-value="TXC CORPORATION">
            <text:p><text:s/>TXC CORPORATION </text:p>
          </table:table-cell>
          <table:table-cell table:style-name="ce59"/>
          <table:table-cell table:style-name="ce62" office:value-type="float" office:value="0.8">
            <text:p>0.8</text:p>
          </table:table-cell>
          <table:table-cell table:style-name="ce62" office:value-type="float" office:value="2">
            <text:p>2</text:p>
          </table:table-cell>
          <table:table-cell table:style-name="ce62" office:value-type="string">
            <text:p>4</text:p>
          </table:table-cell>
          <table:table-cell table:style-name="ce62" office:value-type="float" office:value="0.4">
            <text:p>0.4</text:p>
          </table:table-cell>
          <table:table-cell table:style-name="ce59"/>
          <table:table-cell office:value-type="string">
            <text:p>http://www.seeedstudio.com/depot/OPLopen-parts-library-catalog-c-136_138/#306010035</text:p>
          </table:table-cell>
          <table:table-cell table:number-columns-repeated="1011"/>
        </table:table-row>
        <table:table-row table:style-name="ro8">
          <table:table-cell table:style-name="ce56" office:value-type="float" office:value="306010046">
            <text:p>306010046</text:p>
          </table:table-cell>
          <table:table-cell table:style-name="ce59" office:value-type="string" office:string-value="6035    12.000MHz ">
            <text:p><text:s/>6035 <text:s text:c="3"/>12.000MHz <text:s/></text:p>
          </table:table-cell>
          <table:table-cell table:style-name="ce59" office:value-type="string" office:string-value="SMD Crystal 12MHz-20pF-20ppm-40R;">
            <text:p><text:s/>SMD Crystal 12MHz-20pF-20ppm-40R; </text:p>
          </table:table-cell>
          <table:table-cell table:style-name="ce59" office:value-type="string" office:string-value="Crystal Oscillator ">
            <text:p><text:s/>Crystal Oscillator <text:s/></text:p>
          </table:table-cell>
          <table:table-cell table:style-name="ce56" office:value-type="string">
            <text:p>2P-L6.0*W3.5mm</text:p>
          </table:table-cell>
          <table:table-cell table:style-name="ce59" office:value-type="string" office:string-value="JING PENGYUAN">
            <text:p><text:s/>JING PENGYUAN </text:p>
          </table:table-cell>
          <table:table-cell table:style-name="ce59"/>
          <table:table-cell table:style-name="ce62" office:value-type="float" office:value="0.45">
            <text:p>0.45</text:p>
          </table:table-cell>
          <table:table-cell table:style-name="ce62" office:value-type="float" office:value="4">
            <text:p>4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6010046</text:p>
          </table:table-cell>
          <table:table-cell table:number-columns-repeated="1011"/>
        </table:table-row>
        <table:table-row table:style-name="ro8">
          <table:table-cell table:style-name="ce56" office:value-type="float" office:value="306010007">
            <text:p>306010007</text:p>
          </table:table-cell>
          <table:table-cell table:style-name="ce59" office:value-type="string" office:string-value="5032   12.288MHz">
            <text:p><text:s/>5032 <text:s text:c="2"/>12.288MHz </text:p>
          </table:table-cell>
          <table:table-cell table:style-name="ce59" office:value-type="string" office:string-value="SMD Crystal 12.288MHz-20pF-20ppm;">
            <text:p><text:s/>SMD Crystal 12.288MHz-20pF-20ppm; </text:p>
          </table:table-cell>
          <table:table-cell table:style-name="ce59" office:value-type="string" office:string-value="Crystal Oscillator ">
            <text:p><text:s/>Crystal Oscillator <text:s/></text:p>
          </table:table-cell>
          <table:table-cell table:style-name="ce56" office:value-type="string">
            <text:p>2P-L5.0*W3.2mm</text:p>
          </table:table-cell>
          <table:table-cell table:style-name="ce59" office:value-type="string" office:string-value="JING PENGYUAN">
            <text:p><text:s/>JING PENGYUAN </text:p>
          </table:table-cell>
          <table:table-cell table:style-name="ce59"/>
          <table:table-cell table:style-name="ce62" office:value-type="float" office:value="0.5">
            <text:p>0.5</text:p>
          </table:table-cell>
          <table:table-cell table:style-name="ce62" office:value-type="float" office:value="4">
            <text:p>4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6010007</text:p>
          </table:table-cell>
          <table:table-cell table:number-columns-repeated="1011"/>
        </table:table-row>
        <table:table-row table:style-name="ro8">
          <table:table-cell table:style-name="ce56" office:value-type="float" office:value="306010092">
            <text:p>306010092</text:p>
          </table:table-cell>
          <table:table-cell table:style-name="ce59" office:value-type="string" office:string-value="5032  24.000MHz ">
            <text:p><text:s/>5032 <text:s/>24.000MHz <text:s/></text:p>
          </table:table-cell>
          <table:table-cell table:style-name="ce59" office:value-type="string" office:string-value="SMD Crystal;24MHz-20pF-20ppm-">
            <text:p><text:s/>SMD Crystal;24MHz-20pF-20ppm- </text:p>
          </table:table-cell>
          <table:table-cell table:style-name="ce59" office:value-type="string" office:string-value="Crystal Oscillator ">
            <text:p><text:s/>Crystal Oscillator <text:s/></text:p>
          </table:table-cell>
          <table:table-cell table:style-name="ce56" office:value-type="string">
            <text:p>5*3.2mm</text:p>
          </table:table-cell>
          <table:table-cell table:style-name="ce59" office:value-type="string" office:string-value="JING PENGYUAN">
            <text:p><text:s/>JING PENGYUAN </text:p>
          </table:table-cell>
          <table:table-cell table:style-name="ce59"/>
          <table:table-cell table:style-name="ce62" office:value-type="float" office:value="0.45">
            <text:p>0.45</text:p>
          </table:table-cell>
          <table:table-cell table:style-name="ce62" office:value-type="float" office:value="4">
            <text:p>4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6010092</text:p>
          </table:table-cell>
          <table:table-cell table:number-columns-repeated="1011"/>
        </table:table-row>
        <table:table-row table:style-name="ro8">
          <table:table-cell table:style-name="ce56" office:value-type="float" office:value="306010124">
            <text:p>306010124</text:p>
          </table:table-cell>
          <table:table-cell table:style-name="ce59" office:value-type="string" office:string-value="5032   20.000MHz">
            <text:p><text:s/>5032 <text:s text:c="2"/>20.000MHz </text:p>
          </table:table-cell>
          <table:table-cell table:style-name="ce59" office:value-type="string" office:string-value="SMD Crystal 20.000MHz-20pF-20ppm-40R;">
            <text:p><text:s/>SMD Crystal 20.000MHz-20pF-20ppm-40R; </text:p>
          </table:table-cell>
          <table:table-cell table:style-name="ce59" office:value-type="string" office:string-value="Crystal Oscillator ">
            <text:p><text:s/>Crystal Oscillator <text:s/></text:p>
          </table:table-cell>
          <table:table-cell table:style-name="ce56" office:value-type="string">
            <text:p>SMD 4P-5*3.2*0.7mm</text:p>
          </table:table-cell>
          <table:table-cell table:style-name="ce59" office:value-type="string" office:string-value="JING PENGYUAN">
            <text:p><text:s/>JING PENGYUAN </text:p>
          </table:table-cell>
          <table:table-cell table:style-name="ce59"/>
          <table:table-cell table:style-name="ce62" office:value-type="float" office:value="0.45">
            <text:p>0.45</text:p>
          </table:table-cell>
          <table:table-cell table:style-name="ce62" office:value-type="float" office:value="4">
            <text:p>4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6010124</text:p>
          </table:table-cell>
          <table:table-cell table:number-columns-repeated="1011"/>
        </table:table-row>
        <table:table-row table:style-name="ro8">
          <table:table-cell table:style-name="ce56" office:value-type="float" office:value="320060017">
            <text:p>320060017</text:p>
          </table:table-cell>
          <table:table-cell table:style-name="ce59" office:value-type="string" office:string-value="0.5K-AX-12PWB">
            <text:p><text:s/>0.5K-AX-12PWB </text:p>
          </table:table-cell>
          <table:table-cell table:style-name="ce59" office:value-type="string" office:string-value="SMD FPC CONN">
            <text:p><text:s/>SMD FPC CONN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12P-0.5-5.5*10.35*11.65mm</text:p>
          </table:table-cell>
          <table:table-cell table:style-name="ce59" office:value-type="string" office:string-value="BEST">
            <text:p><text:s/>BEST </text:p>
          </table:table-cell>
          <table:table-cell table:style-name="ce59"/>
          <table:table-cell table:style-name="ce62" office:value-type="float" office:value="0.154723127035831">
            <text:p>0.154723127035831</text:p>
          </table:table-cell>
          <table:table-cell table:style-name="ce62" office:value-type="float" office:value="10">
            <text:p>10</text:p>
          </table:table-cell>
          <table:table-cell table:style-name="ce62" office:value-type="string">
            <text:p>12</text:p>
          </table:table-cell>
          <table:table-cell table:style-name="ce62" office:value-type="float" office:value="1.2">
            <text:p>1.2</text:p>
          </table:table-cell>
          <table:table-cell table:style-name="ce59"/>
          <table:table-cell office:value-type="string">
            <text:p>http://www.seeedstudio.com/depot/OPLopen-parts-library-catalog-c-136_138/#320060017</text:p>
          </table:table-cell>
          <table:table-cell table:number-columns-repeated="1011"/>
        </table:table-row>
        <table:table-row table:style-name="ro8">
          <table:table-cell table:style-name="ce56" office:value-type="float" office:value="320160004">
            <text:p>320160004</text:p>
          </table:table-cell>
          <table:table-cell table:style-name="ce59" office:value-type="string" office:string-value="SMAKE-11">
            <text:p><text:s/>SMAKE-11 </text:p>
          </table:table-cell>
          <table:table-cell table:style-name="ce59" office:value-type="string" office:string-value="DIP SMA Female">
            <text:p><text:s/>DIP SMA Female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5P, 16.6mm*6.5mm*6mm</text:p>
          </table:table-cell>
          <table:table-cell table:style-name="ce59" office:value-type="string">
            <text:p>DanYangRongHua</text:p>
          </table:table-cell>
          <table:table-cell table:style-name="ce59"/>
          <table:table-cell table:style-name="ce62" office:value-type="float" office:value="0.537459283387622">
            <text:p>0.537459283387622</text:p>
          </table:table-cell>
          <table:table-cell table:style-name="ce62" office:value-type="float" office:value="4">
            <text:p>4</text:p>
          </table:table-cell>
          <table:table-cell table:style-name="ce62" office:value-type="string">
            <text:p>5</text:p>
          </table:table-cell>
          <table:table-cell table:style-name="ce62" office:value-type="float" office:value="0.5">
            <text:p>0.5</text:p>
          </table:table-cell>
          <table:table-cell table:style-name="ce59"/>
          <table:table-cell office:value-type="string">
            <text:p>http://www.seeedstudio.com/depot/OPLopen-parts-library-catalog-c-136_138/#320160004</text:p>
          </table:table-cell>
          <table:table-cell table:number-columns-repeated="1011"/>
        </table:table-row>
        <table:table-row table:style-name="ro8">
          <table:table-cell table:style-name="ce56" office:value-type="float" office:value="320030078">
            <text:p>320030078</text:p>
          </table:table-cell>
          <table:table-cell table:style-name="ce59" office:value-type="string" office:string-value="F185-1116A0BSYA1">
            <text:p><text:s/>F185-1116A0BSYA1 </text:p>
          </table:table-cell>
          <table:table-cell table:style-name="ce59" office:value-type="string" office:string-value="DIP Black Female Header VERT">
            <text:p><text:s/>DIP Black Female Header VERT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1*16P-2.54-8.5mm</text:p>
          </table:table-cell>
          <table:table-cell table:style-name="ce59" office:value-type="string" office:string-value="YXCONN">
            <text:p><text:s/>YXCONN </text:p>
          </table:table-cell>
          <table:table-cell table:style-name="ce59"/>
          <table:table-cell table:style-name="ce62" office:value-type="float" office:value="0.280944625407166">
            <text:p>0.280944625407166</text:p>
          </table:table-cell>
          <table:table-cell table:style-name="ce62" office:value-type="float" office:value="5">
            <text:p>5</text:p>
          </table:table-cell>
          <table:table-cell table:style-name="ce62" office:value-type="string">
            <text:p>16</text:p>
          </table:table-cell>
          <table:table-cell table:style-name="ce62" office:value-type="float" office:value="1.6">
            <text:p>1.6</text:p>
          </table:table-cell>
          <table:table-cell table:style-name="ce59"/>
          <table:table-cell office:value-type="string">
            <text:p>http://www.seeedstudio.com/depot/OPLopen-parts-library-catalog-c-136_138/#320030078</text:p>
          </table:table-cell>
          <table:table-cell table:number-columns-repeated="1011"/>
        </table:table-row>
        <table:table-row table:style-name="ro8">
          <table:table-cell table:style-name="ce56" office:value-type="float" office:value="320110092">
            <text:p>320110092</text:p>
          </table:table-cell>
          <table:table-cell table:style-name="ce59" office:value-type="string" office:string-value="MC34631">
            <text:p><text:s/>MC34631 </text:p>
          </table:table-cell>
          <table:table-cell table:style-name="ce59" office:value-type="string" office:string-value="DIP Male JST;">
            <text:p><text:s/>DIP Male JST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3P-7.5*2.54*3.3/14.20</text:p>
          </table:table-cell>
          <table:table-cell table:style-name="ce59" office:value-type="string" office:string-value="ZB">
            <text:p><text:s/>ZB </text:p>
          </table:table-cell>
          <table:table-cell table:style-name="ce59"/>
          <table:table-cell table:style-name="ce62" office:value-type="float" office:value="0.05">
            <text:p>0.05</text:p>
          </table:table-cell>
          <table:table-cell table:style-name="ce62" office:value-type="float" office:value="20">
            <text:p>20</text:p>
          </table:table-cell>
          <table:table-cell table:style-name="ce62" office:value-type="string">
            <text:p>3</text:p>
          </table:table-cell>
          <table:table-cell table:style-name="ce62" office:value-type="float" office:value="0.3">
            <text:p>0.3</text:p>
          </table:table-cell>
          <table:table-cell table:style-name="ce59"/>
          <table:table-cell office:value-type="string">
            <text:p>http://www.seeedstudio.com/depot/OPLopen-parts-library-catalog-c-136_138/#320110092</text:p>
          </table:table-cell>
          <table:table-cell table:number-columns-repeated="1011"/>
        </table:table-row>
        <table:table-row table:style-name="ro8">
          <table:table-cell table:style-name="ce56" office:value-type="float" office:value="320030026">
            <text:p>320030026</text:p>
          </table:table-cell>
          <table:table-cell table:style-name="ce59" office:value-type="string" office:string-value="RF130-1013BBS0741">
            <text:p><text:s/>RF130-1013BBS0741 </text:p>
          </table:table-cell>
          <table:table-cell table:style-name="ce59" office:value-type="string" office:string-value="DIP Black Round Female Header VERT;">
            <text:p><text:s/>DIP Black Round Female Header VERT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1P-2.54-3.0mm-7.4</text:p>
          </table:table-cell>
          <table:table-cell table:style-name="ce59" office:value-type="string" office:string-value="YXCONN">
            <text:p><text:s/>YXCONN </text:p>
          </table:table-cell>
          <table:table-cell table:style-name="ce59"/>
          <table:table-cell table:style-name="ce62" office:value-type="float" office:value="0.05">
            <text:p>0.05</text:p>
          </table:table-cell>
          <table:table-cell table:style-name="ce62" office:value-type="float" office:value="20">
            <text:p>20</text:p>
          </table:table-cell>
          <table:table-cell table:style-name="ce62" office:value-type="string">
            <text:p>1</text:p>
          </table:table-cell>
          <table:table-cell table:style-name="ce62" office:value-type="float" office:value="0.1">
            <text:p>0.1</text:p>
          </table:table-cell>
          <table:table-cell table:style-name="ce59"/>
          <table:table-cell office:value-type="string">
            <text:p>http://www.seeedstudio.com/depot/OPLopen-parts-library-catalog-c-136_138/#320030026</text:p>
          </table:table-cell>
          <table:table-cell table:number-columns-repeated="1011"/>
        </table:table-row>
        <table:table-row table:style-name="ro8">
          <table:table-cell table:style-name="ce56" office:value-type="float" office:value="320020050">
            <text:p>320020050</text:p>
          </table:table-cell>
          <table:table-cell table:style-name="ce59" office:value-type="string" office:string-value="P125-1110A0BS116AX">
            <text:p><text:s/>P125-1110A0BS116AX </text:p>
          </table:table-cell>
          <table:table-cell table:style-name="ce59" office:value-type="string" office:string-value="DIP Black Male Header VERT;">
            <text:p><text:s/>DIP Black Male Header VERT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1*10P-2.54-2.54-11.6/3.0mm</text:p>
          </table:table-cell>
          <table:table-cell table:style-name="ce59" office:value-type="string" office:string-value="YXCONN">
            <text:p><text:s/>YXCONN </text:p>
          </table:table-cell>
          <table:table-cell table:style-name="ce59"/>
          <table:table-cell table:style-name="ce62" office:value-type="float" office:value="0.1">
            <text:p>0.1</text:p>
          </table:table-cell>
          <table:table-cell table:style-name="ce62" office:value-type="float" office:value="10">
            <text:p>10</text:p>
          </table:table-cell>
          <table:table-cell table:style-name="ce62" office:value-type="string">
            <text:p>10</text:p>
          </table:table-cell>
          <table:table-cell table:style-name="ce62" office:value-type="float" office:value="1">
            <text:p>1</text:p>
          </table:table-cell>
          <table:table-cell table:style-name="ce59"/>
          <table:table-cell office:value-type="string">
            <text:p>http://www.seeedstudio.com/depot/OPLopen-parts-library-catalog-c-136_138/#320020050</text:p>
          </table:table-cell>
          <table:table-cell table:number-columns-repeated="1011"/>
        </table:table-row>
        <table:table-row table:style-name="ro8">
          <table:table-cell table:style-name="ce56" office:value-type="float" office:value="320020112">
            <text:p>320020112</text:p>
          </table:table-cell>
          <table:table-cell table:style-name="ce59" office:value-type="string" office:string-value="P125-1112A0BS116AX">
            <text:p><text:s/>P125-1112A0BS116AX </text:p>
          </table:table-cell>
          <table:table-cell table:style-name="ce59" office:value-type="string" office:string-value="DIP Black Male Header;">
            <text:p><text:s/>DIP Black Male Header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1*12P-2.54-2.54-11.6/3.0mm</text:p>
          </table:table-cell>
          <table:table-cell table:style-name="ce59" office:value-type="string" office:string-value="YXCONN">
            <text:p><text:s/>YXCONN </text:p>
          </table:table-cell>
          <table:table-cell table:style-name="ce59"/>
          <table:table-cell table:style-name="ce62" office:value-type="float" office:value="0.1">
            <text:p>0.1</text:p>
          </table:table-cell>
          <table:table-cell table:style-name="ce62" office:value-type="float" office:value="10">
            <text:p>10</text:p>
          </table:table-cell>
          <table:table-cell table:style-name="ce62" office:value-type="string">
            <text:p>12</text:p>
          </table:table-cell>
          <table:table-cell table:style-name="ce62" office:value-type="float" office:value="1.2">
            <text:p>1.2</text:p>
          </table:table-cell>
          <table:table-cell table:style-name="ce59"/>
          <table:table-cell office:value-type="string">
            <text:p>http://www.seeedstudio.com/depot/OPLopen-parts-library-catalog-c-136_138/#320020112</text:p>
          </table:table-cell>
          <table:table-cell table:number-columns-repeated="1011"/>
        </table:table-row>
        <table:table-row table:style-name="ro8">
          <table:table-cell table:style-name="ce56" office:value-type="float" office:value="320020123">
            <text:p>320020123</text:p>
          </table:table-cell>
          <table:table-cell table:style-name="ce59" office:value-type="string" office:string-value="P125-1114A0BS116AX">
            <text:p><text:s/>P125-1114A0BS116AX </text:p>
          </table:table-cell>
          <table:table-cell table:style-name="ce59" office:value-type="string" office:string-value="DIP Yellow Male Header VERT;">
            <text:p><text:s/>DIP Yellow Male Header VERT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1*14P-2.54-2.54-11.6/3.0mm</text:p>
          </table:table-cell>
          <table:table-cell table:style-name="ce59" office:value-type="string" office:string-value="YXCONN">
            <text:p><text:s/>YXCONN </text:p>
          </table:table-cell>
          <table:table-cell table:style-name="ce59"/>
          <table:table-cell table:style-name="ce62" office:value-type="float" office:value="0.1">
            <text:p>0.1</text:p>
          </table:table-cell>
          <table:table-cell table:style-name="ce62" office:value-type="float" office:value="10">
            <text:p>10</text:p>
          </table:table-cell>
          <table:table-cell table:style-name="ce62" office:value-type="string">
            <text:p>14</text:p>
          </table:table-cell>
          <table:table-cell table:style-name="ce62" office:value-type="float" office:value="1.4">
            <text:p>1.4</text:p>
          </table:table-cell>
          <table:table-cell table:style-name="ce59"/>
          <table:table-cell office:value-type="string">
            <text:p>http://www.seeedstudio.com/depot/OPLopen-parts-library-catalog-c-136_138/#320020123</text:p>
          </table:table-cell>
          <table:table-cell table:number-columns-repeated="1011"/>
        </table:table-row>
        <table:table-row table:style-name="ro8">
          <table:table-cell table:style-name="ce56" office:value-type="float" office:value="320020028">
            <text:p>320020028</text:p>
          </table:table-cell>
          <table:table-cell table:style-name="ce59" office:value-type="string" office:string-value="P125-1116A0BS116AX">
            <text:p><text:s/>P125-1116A0BS116AX </text:p>
          </table:table-cell>
          <table:table-cell table:style-name="ce59" office:value-type="string" office:string-value="DIP White Male Header VERT;">
            <text:p><text:s/>DIP White Male Header VERT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1*16P-2.54-2.54-11.6/3.0mm</text:p>
          </table:table-cell>
          <table:table-cell table:style-name="ce59" office:value-type="string" office:string-value="YXCONN">
            <text:p><text:s/>YXCONN </text:p>
          </table:table-cell>
          <table:table-cell table:style-name="ce59"/>
          <table:table-cell table:style-name="ce62" office:value-type="float" office:value="0.11">
            <text:p>0.11</text:p>
          </table:table-cell>
          <table:table-cell table:style-name="ce62" office:value-type="float" office:value="10">
            <text:p>10</text:p>
          </table:table-cell>
          <table:table-cell table:style-name="ce62" office:value-type="string">
            <text:p>16</text:p>
          </table:table-cell>
          <table:table-cell table:style-name="ce62" office:value-type="float" office:value="1.6">
            <text:p>1.6</text:p>
          </table:table-cell>
          <table:table-cell table:style-name="ce59"/>
          <table:table-cell office:value-type="string">
            <text:p>http://www.seeedstudio.com/depot/OPLopen-parts-library-catalog-c-136_138/#320020028</text:p>
          </table:table-cell>
          <table:table-cell table:number-columns-repeated="1011"/>
        </table:table-row>
        <table:table-row table:style-name="ro8">
          <table:table-cell table:style-name="ce56" office:value-type="float" office:value="320020053">
            <text:p>320020053</text:p>
          </table:table-cell>
          <table:table-cell table:style-name="ce59" office:value-type="string" office:string-value="P125-1118A0BS116AX">
            <text:p><text:s/>P125-1118A0BS116AX </text:p>
          </table:table-cell>
          <table:table-cell table:style-name="ce59" office:value-type="string" office:string-value="DIP Black Male Header VERT;">
            <text:p><text:s/>DIP Black Male Header VERT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1*18P-2.54-2.54-11.6/3.0mm</text:p>
          </table:table-cell>
          <table:table-cell table:style-name="ce59" office:value-type="string" office:string-value="YXCONN">
            <text:p><text:s/>YXCONN </text:p>
          </table:table-cell>
          <table:table-cell table:style-name="ce59"/>
          <table:table-cell table:style-name="ce62" office:value-type="float" office:value="0.1">
            <text:p>0.1</text:p>
          </table:table-cell>
          <table:table-cell table:style-name="ce62" office:value-type="float" office:value="10">
            <text:p>10</text:p>
          </table:table-cell>
          <table:table-cell table:style-name="ce62" office:value-type="string">
            <text:p>18</text:p>
          </table:table-cell>
          <table:table-cell table:style-name="ce62" office:value-type="float" office:value="1.8">
            <text:p>1.8</text:p>
          </table:table-cell>
          <table:table-cell table:style-name="ce59"/>
          <table:table-cell office:value-type="string">
            <text:p>http://www.seeedstudio.com/depot/OPLopen-parts-library-catalog-c-136_138/#320020053</text:p>
          </table:table-cell>
          <table:table-cell table:number-columns-repeated="1011"/>
        </table:table-row>
        <table:table-row table:style-name="ro8">
          <table:table-cell table:style-name="ce56" office:value-type="float" office:value="304020019">
            <text:p>304020019</text:p>
          </table:table-cell>
          <table:table-cell table:style-name="ce59" office:value-type="string" office:string-value="BAT54JFILM">
            <text:p><text:s/>BAT54JFILM </text:p>
          </table:table-cell>
          <table:table-cell table:style-name="ce59" office:value-type="string">
            <text:p>SMD Diode Schottky 40V-300mA;</text:p>
          </table:table-cell>
          <table:table-cell table:style-name="ce59" office:value-type="string" office:string-value="Diode">
            <text:p><text:s/>Diode </text:p>
          </table:table-cell>
          <table:table-cell table:style-name="ce56" office:value-type="string">
            <text:p>SOD-323</text:p>
          </table:table-cell>
          <table:table-cell table:style-name="ce59" office:value-type="string" office:string-value="STM">
            <text:p><text:s/>STM </text:p>
          </table:table-cell>
          <table:table-cell table:style-name="ce59"/>
          <table:table-cell table:style-name="ce62" office:value-type="float" office:value="0.057328990228013">
            <text:p>0.057328990228013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4020019</text:p>
          </table:table-cell>
          <table:table-cell table:number-columns-repeated="1011"/>
        </table:table-row>
        <table:table-row table:style-name="ro8">
          <table:table-cell table:style-name="ce56" office:value-type="float" office:value="304010005">
            <text:p>304010005</text:p>
          </table:table-cell>
          <table:table-cell table:style-name="ce59" office:value-type="string" office:string-value="SMP1330-005LF">
            <text:p><text:s/>SMP1330-005LF </text:p>
          </table:table-cell>
          <table:table-cell table:style-name="ce59" office:value-type="string" office:string-value="SMD Diode 20V-100mA;">
            <text:p><text:s/>SMD Diode 20V-100mA; </text:p>
          </table:table-cell>
          <table:table-cell table:style-name="ce59" office:value-type="string" office:string-value="Diode">
            <text:p><text:s/>Diode </text:p>
          </table:table-cell>
          <table:table-cell table:style-name="ce56" office:value-type="string">
            <text:p>SOT23-3</text:p>
          </table:table-cell>
          <table:table-cell table:style-name="ce59" office:value-type="string">
            <text:p>Skyworks</text:p>
          </table:table-cell>
          <table:table-cell table:style-name="ce59"/>
          <table:table-cell table:style-name="ce62" office:value-type="float" office:value="0.684364820846906">
            <text:p>0.684364820846906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4010005</text:p>
          </table:table-cell>
          <table:table-cell table:number-columns-repeated="1011"/>
        </table:table-row>
        <table:table-row table:style-name="ro8">
          <table:table-cell table:style-name="ce56" office:value-type="float" office:value="304090143">
            <text:p>304090143</text:p>
          </table:table-cell>
          <table:table-cell table:style-name="ce59" office:value-type="string" office:string-value="G1004DCMM">
            <text:p><text:s/>G1004DCMM </text:p>
          </table:table-cell>
          <table:table-cell table:style-name="ce59" office:value-type="string" office:string-value="DIP LED Green-Vaporous Green;">
            <text:p><text:s/>DIP LED Green-Vaporous Green; </text:p>
          </table:table-cell>
          <table:table-cell table:style-name="ce59" office:value-type="string" office:string-value="LED">
            <text:p><text:s/>LED </text:p>
          </table:table-cell>
          <table:table-cell table:style-name="ce56" office:value-type="string">
            <text:p>LED-2P-2.54-D10mm</text:p>
          </table:table-cell>
          <table:table-cell table:style-name="ce59" office:value-type="string">
            <text:p>Chengguangxing</text:p>
          </table:table-cell>
          <table:table-cell table:style-name="ce59"/>
          <table:table-cell table:style-name="ce62" office:value-type="float" office:value="0.143322475570033">
            <text:p>0.143322475570033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4090143</text:p>
          </table:table-cell>
          <table:table-cell table:number-columns-repeated="1011"/>
        </table:table-row>
        <table:table-row table:style-name="ro8">
          <table:table-cell table:style-name="ce56" office:value-type="float" office:value="304090144">
            <text:p>304090144</text:p>
          </table:table-cell>
          <table:table-cell table:style-name="ce59" office:value-type="string" office:string-value="Y1004DC">
            <text:p><text:s/>Y1004DC </text:p>
          </table:table-cell>
          <table:table-cell table:style-name="ce59" office:value-type="string" office:string-value="DIP LED yellow-Vaporous yellow;">
            <text:p><text:s/>DIP LED yellow-Vaporous yellow; </text:p>
          </table:table-cell>
          <table:table-cell table:style-name="ce59" office:value-type="string" office:string-value="LED">
            <text:p><text:s/>LED </text:p>
          </table:table-cell>
          <table:table-cell table:style-name="ce56" office:value-type="string">
            <text:p>LED-2P-2.54-D10mm</text:p>
          </table:table-cell>
          <table:table-cell table:style-name="ce59" office:value-type="string">
            <text:p>Chengguangxing</text:p>
          </table:table-cell>
          <table:table-cell table:style-name="ce59"/>
          <table:table-cell table:style-name="ce62" office:value-type="float" office:value="0.125407166123779">
            <text:p>0.125407166123779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4090144</text:p>
          </table:table-cell>
          <table:table-cell table:number-columns-repeated="1011"/>
        </table:table-row>
        <table:table-row table:style-name="ro8">
          <table:table-cell table:style-name="ce56" office:value-type="float" office:value="305030049">
            <text:p>305030049</text:p>
          </table:table-cell>
          <table:table-cell table:style-name="ce59" office:value-type="string" office:string-value="ZXMP6A13FTA">
            <text:p><text:s/>ZXMP6A13FTA </text:p>
          </table:table-cell>
          <table:table-cell table:style-name="ce59" office:value-type="string" office:string-value="SMD MOSFET P-CH 60V-900mA;">
            <text:p><text:s/>SMD MOSFET P-CH 60V-900mA; </text:p>
          </table:table-cell>
          <table:table-cell table:style-name="ce59" office:value-type="string" office:string-value="Transistor">
            <text:p><text:s/>Transistor </text:p>
          </table:table-cell>
          <table:table-cell table:style-name="ce56" office:value-type="string">
            <text:p>SOT23-3</text:p>
          </table:table-cell>
          <table:table-cell table:style-name="ce59" office:value-type="string" office:string-value="Diodes">
            <text:p><text:s/>Diodes </text:p>
          </table:table-cell>
          <table:table-cell table:style-name="ce59"/>
          <table:table-cell table:style-name="ce62" office:value-type="float" office:value="0.494462540716612">
            <text:p>0.494462540716612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0.3">
            <text:p>0.3</text:p>
          </table:table-cell>
          <table:table-cell table:style-name="ce59"/>
          <table:table-cell office:value-type="string">
            <text:p>http://www.seeedstudio.com/depot/OPLopen-parts-library-catalog-c-136_138/#305030049</text:p>
          </table:table-cell>
          <table:table-cell table:number-columns-repeated="1011"/>
        </table:table-row>
        <table:table-row table:style-name="ro8">
          <table:table-cell table:style-name="ce56" office:value-type="float" office:value="310010120">
            <text:p>310010120</text:p>
          </table:table-cell>
          <table:table-cell table:style-name="ce59" office:value-type="string" office:string-value="PIC16F1825-I/ST">
            <text:p><text:s/>PIC16F1825-I/ST </text:p>
          </table:table-cell>
          <table:table-cell table:style-name="ce59" office:value-type="string" office:string-value="SMD IC MCU 8BIT 14KB FLASH, 32MHz, ">
            <text:p><text:s/>SMD IC MCU 8BIT 14KB FLASH, 32MHz, <text:s/>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14-TSSOP</text:p>
          </table:table-cell>
          <table:table-cell table:style-name="ce59" office:value-type="string" office:string-value="Microchip">
            <text:p><text:s/>Microchip </text:p>
          </table:table-cell>
          <table:table-cell table:style-name="ce59"/>
          <table:table-cell table:style-name="ce62" office:value-type="float" office:value="1.6">
            <text:p>1.6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1.4">
            <text:p>1.4</text:p>
          </table:table-cell>
          <table:table-cell table:style-name="ce59"/>
          <table:table-cell office:value-type="string">
            <text:p>http://www.seeedstudio.com/depot/OPLopen-parts-library-catalog-c-136_138/#104019001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334">
            <text:p>301010334</text:p>
          </table:table-cell>
          <table:table-cell table:style-name="ce59" office:value-type="string" office:string-value="RC0805JR-074R7L">
            <text:p><text:s/>RC0805JR-074R7L </text:p>
          </table:table-cell>
          <table:table-cell table:style-name="ce59" office:value-type="string" office:string-value="SMD RES 4.7R-5%-1/8W;">
            <text:p><text:s/>SMD RES 4.7R-5%-1/8W;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805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334</text:p>
          </table:table-cell>
          <table:table-cell table:number-columns-repeated="1011"/>
        </table:table-row>
        <table:table-row table:style-name="ro8">
          <table:table-cell table:style-name="ce56" office:value-type="float" office:value="113990011">
            <text:p>113990011</text:p>
          </table:table-cell>
          <table:table-cell table:style-name="ce59" office:value-type="string" office:string-value="NRF24L01+">
            <text:p><text:s/>NRF24L01+ </text:p>
          </table:table-cell>
          <table:table-cell table:style-name="ce59" office:value-type="string" office:string-value="nRF24L01+Transceiver Module,2.4GHz,1.9-3.6V,">
            <text:p><text:s/>nRF24L01+Transceiver Module,2.4GHz,1.9-3.6V, </text:p>
          </table:table-cell>
          <table:table-cell table:style-name="ce59" office:value-type="string" office:string-value="Module">
            <text:p><text:s/>Module </text:p>
          </table:table-cell>
          <table:table-cell table:style-name="ce56" office:value-type="string">
            <text:p>QFN20,4*4</text:p>
          </table:table-cell>
          <table:table-cell table:style-name="ce59" office:value-type="string" office:string-value="AI-THINKER">
            <text:p><text:s/>AI-THINKER </text:p>
          </table:table-cell>
          <table:table-cell table:style-name="ce59"/>
          <table:table-cell table:style-name="ce62" office:value-type="float" office:value="1.25407166123779">
            <text:p>1.25407166123779</text:p>
          </table:table-cell>
          <table:table-cell table:style-name="ce62" office:value-type="float" office:value="1">
            <text:p>1</text:p>
          </table:table-cell>
          <table:table-cell table:number-columns-repeated="2" table:style-name="ce62" office:value-type="float" office:value="0">
            <text:p>0</text:p>
          </table:table-cell>
          <table:table-cell table:style-name="ce59"/>
          <table:table-cell office:value-type="string">
            <text:p>http://www.seeedstudio.com/depot/OPLopen-parts-library-catalog-c-136_138/#113990011</text:p>
          </table:table-cell>
          <table:table-cell table:number-columns-repeated="1011"/>
        </table:table-row>
        <table:table-row table:style-name="ro8">
          <table:table-cell table:style-name="ce56" office:value-type="float" office:value="320180001">
            <text:p>320180001</text:p>
          </table:table-cell>
          <table:table-cell table:style-name="ce59" office:value-type="string" office:string-value="BH-321-1A">
            <text:p><text:s/>BH-321-1A </text:p>
          </table:table-cell>
          <table:table-cell table:style-name="ce59" office:value-type="string" office:string-value="DIP Battery Holder;2*AA;">
            <text:p><text:s/>DIP Battery Holder;2*AA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L68*W33*H21mm</text:p>
          </table:table-cell>
          <table:table-cell table:style-name="ce59" office:value-type="string" office:string-value="SDD">
            <text:p><text:s/>SDD </text:p>
          </table:table-cell>
          <table:table-cell table:style-name="ce59"/>
          <table:table-cell table:style-name="ce62" office:value-type="float" office:value="0.465798045602606">
            <text:p>0.465798045602606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20180001</text:p>
          </table:table-cell>
          <table:table-cell table:number-columns-repeated="1011"/>
        </table:table-row>
        <table:table-row table:style-name="ro8">
          <table:table-cell table:style-name="ce56" office:value-type="float" office:value="320180000">
            <text:p>320180000</text:p>
          </table:table-cell>
          <table:table-cell table:style-name="ce59" office:value-type="string" office:string-value="BH-341-1A">
            <text:p><text:s/>BH-341-1A </text:p>
          </table:table-cell>
          <table:table-cell table:style-name="ce59" office:value-type="string" office:string-value="DIP Battery Holder;4*AA;">
            <text:p><text:s/>DIP Battery Holder;4*AA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L58*W63*H15mm</text:p>
          </table:table-cell>
          <table:table-cell table:style-name="ce59" office:value-type="string" office:string-value="SDD">
            <text:p><text:s/>SDD </text:p>
          </table:table-cell>
          <table:table-cell table:style-name="ce59"/>
          <table:table-cell table:style-name="ce62" office:value-type="float" office:value="0.627035830618893">
            <text:p>0.627035830618893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20180000</text:p>
          </table:table-cell>
          <table:table-cell table:number-columns-repeated="1011"/>
        </table:table-row>
        <table:table-row table:style-name="ro8">
          <table:table-cell table:style-name="ce56" office:value-type="float" office:value="310050000">
            <text:p>310050000</text:p>
          </table:table-cell>
          <table:table-cell table:style-name="ce59" office:value-type="string" office:string-value="XC2C64A-7VQG44C">
            <text:p><text:s/>XC2C64A-7VQG44C </text:p>
          </table:table-cell>
          <table:table-cell table:style-name="ce59" office:value-type="string" office:string-value="SMD IC Logic;64MC 6.7NS,1.7V-1.9V">
            <text:p><text:s/>SMD IC Logic;64MC 6.7NS,1.7V-1.9V 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TQFP-44</text:p>
          </table:table-cell>
          <table:table-cell table:style-name="ce59" office:value-type="string">
            <text:p>Xilinx</text:p>
          </table:table-cell>
          <table:table-cell table:style-name="ce59"/>
          <table:table-cell table:style-name="ce62" office:value-type="float" office:value="3.05">
            <text:p>3.0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4">
            <text:p>44</text:p>
          </table:table-cell>
          <table:table-cell table:style-name="ce62" office:value-type="float" office:value="4.4">
            <text:p>4.4</text:p>
          </table:table-cell>
          <table:table-cell table:style-name="ce59"/>
          <table:table-cell office:value-type="string">
            <text:p>http://www.seeedstudio.com/depot/OPLopen-parts-library-catalog-c-136_138/#310050000</text:p>
          </table:table-cell>
          <table:table-cell table:number-columns-repeated="1011"/>
        </table:table-row>
        <table:table-row table:style-name="ro8">
          <table:table-cell table:style-name="ce56" office:value-type="float" office:value="320030034">
            <text:p>320030034</text:p>
          </table:table-cell>
          <table:table-cell table:style-name="ce59" office:value-type="string" office:string-value="F185-1226A0BSYB1">
            <text:p><text:s/>F185-1226A0BSYB1 </text:p>
          </table:table-cell>
          <table:table-cell table:style-name="ce59" office:value-type="string" office:string-value="DIP Black Header Female VERT;">
            <text:p><text:s/>DIP Black Header Female VERT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2*13P-2.54-8.5mm</text:p>
          </table:table-cell>
          <table:table-cell table:style-name="ce59" office:value-type="string" office:string-value="YXCON">
            <text:p><text:s/>YXCON </text:p>
          </table:table-cell>
          <table:table-cell table:style-name="ce59"/>
          <table:table-cell table:style-name="ce62" office:value-type="float" office:value="0.401302931596091">
            <text:p>0.401302931596091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6">
            <text:p>26</text:p>
          </table:table-cell>
          <table:table-cell table:style-name="ce62" office:value-type="float" office:value="2.6">
            <text:p>2.6</text:p>
          </table:table-cell>
          <table:table-cell table:style-name="ce59"/>
          <table:table-cell office:value-type="string">
            <text:p>http://www.seeedstudio.com/depot/OPLopen-parts-library-catalog-c-136_138/#320030034</text:p>
          </table:table-cell>
          <table:table-cell table:number-columns-repeated="1011"/>
        </table:table-row>
        <table:table-row table:style-name="ro8">
          <table:table-cell table:style-name="ce56" office:value-type="float" office:value="311020027">
            <text:p>311020027</text:p>
          </table:table-cell>
          <table:table-cell table:style-name="ce59" office:value-type="string" office:string-value="DHT-1152">
            <text:p><text:s/>DHT-1152 </text:p>
          </table:table-cell>
          <table:table-cell table:style-name="ce59" office:value-type="string" office:string-value="SMD Button Top Gold;12V">
            <text:p><text:s/>SMD Button Top Gold;12V </text:p>
          </table:table-cell>
          <table:table-cell table:style-name="ce59" office:value-type="string" office:string-value="Switch">
            <text:p><text:s/>Switch </text:p>
          </table:table-cell>
          <table:table-cell table:style-name="ce56" office:value-type="string">
            <text:p>4P-L4.0*W4.0*H1.7mm</text:p>
          </table:table-cell>
          <table:table-cell table:style-name="ce59" office:value-type="string" office:string-value="D.O">
            <text:p><text:s/>D.O </text:p>
          </table:table-cell>
          <table:table-cell table:style-name="ce59"/>
          <table:table-cell table:style-name="ce62" office:value-type="float" office:value="0.100325732899023">
            <text:p>0.100325732899023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0.4">
            <text:p>0.4</text:p>
          </table:table-cell>
          <table:table-cell table:style-name="ce59"/>
          <table:table-cell office:value-type="string">
            <text:p>http://www.seeedstudio.com/depot/OPLopen-parts-library-catalog-c-136_138/#311020027</text:p>
          </table:table-cell>
          <table:table-cell table:number-columns-repeated="1011"/>
        </table:table-row>
        <table:table-row table:style-name="ro8">
          <table:table-cell table:style-name="ce56" office:value-type="float" office:value="311020029">
            <text:p>311020029</text:p>
          </table:table-cell>
          <table:table-cell table:style-name="ce59" office:value-type="string" office:string-value="DHT-1163S">
            <text:p><text:s/>DHT-1163S </text:p>
          </table:table-cell>
          <table:table-cell table:style-name="ce59" office:value-type="string" office:string-value="SMD Button Top;12V">
            <text:p><text:s/>SMD Button Top;12V </text:p>
          </table:table-cell>
          <table:table-cell table:style-name="ce59" office:value-type="string" office:string-value="Switch">
            <text:p><text:s/>Switch </text:p>
          </table:table-cell>
          <table:table-cell table:style-name="ce56" office:value-type="string">
            <text:p>2P-L6.0*W3.0*H2.5mm</text:p>
          </table:table-cell>
          <table:table-cell table:style-name="ce59" office:value-type="string" office:string-value="D.O">
            <text:p><text:s/>D.O </text:p>
          </table:table-cell>
          <table:table-cell table:style-name="ce59"/>
          <table:table-cell table:style-name="ce62" office:value-type="float" office:value="0.103908794788274">
            <text:p>0.103908794788274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11020029</text:p>
          </table:table-cell>
          <table:table-cell table:number-columns-repeated="1011"/>
        </table:table-row>
        <table:table-row table:style-name="ro8">
          <table:table-cell table:style-name="ce56" office:value-type="float" office:value="320030022">
            <text:p>320030022</text:p>
          </table:table-cell>
          <table:table-cell table:style-name="ce59" office:value-type="string" office:string-value="F243-1212A0BSUB1">
            <text:p><text:s/>F243-1212A0BSUB1 </text:p>
          </table:table-cell>
          <table:table-cell table:style-name="ce59" office:value-type="string" office:string-value="DIP Black Female Header VERT;">
            <text:p><text:s/>DIP Black Female Header VERT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2*6P-2.0-4.3mm</text:p>
          </table:table-cell>
          <table:table-cell table:style-name="ce59" office:value-type="string" office:string-value="YXCON">
            <text:p><text:s/>YXCON </text:p>
          </table:table-cell>
          <table:table-cell table:style-name="ce59"/>
          <table:table-cell table:style-name="ce62" office:value-type="float" office:value="0.429967426710098">
            <text:p>0.429967426710098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12">
            <text:p>12</text:p>
          </table:table-cell>
          <table:table-cell table:style-name="ce62" office:value-type="float" office:value="1.2">
            <text:p>1.2</text:p>
          </table:table-cell>
          <table:table-cell table:style-name="ce59"/>
          <table:table-cell office:value-type="string">
            <text:p>http://www.seeedstudio.com/depot/OPLopen-parts-library-catalog-c-136_138/#320030022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546">
            <text:p>301010546</text:p>
          </table:table-cell>
          <table:table-cell table:style-name="ce59" office:value-type="string" office:string-value="CRCW04025K60FKED">
            <text:p><text:s/>CRCW04025K60FKED </text:p>
          </table:table-cell>
          <table:table-cell table:style-name="ce59" office:value-type="string" office:string-value="SMD RES;5.6K-1%-1/10W-">
            <text:p><text:s/>SMD RES;5.6K-1%-1/10W-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402</text:p>
          </table:table-cell>
          <table:table-cell table:style-name="ce59" office:value-type="string">
            <text:p>Vishay/Dale</text:p>
          </table:table-cell>
          <table:table-cell table:style-name="ce59"/>
          <table:table-cell table:style-name="ce62" office:value-type="float" office:value="0.0143322475570033">
            <text:p>0.0143322475570033</text:p>
          </table:table-cell>
          <table:table-cell table:style-name="ce62" office:value-type="float" office:value="100">
            <text:p>10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546</text:p>
          </table:table-cell>
          <table:table-cell table:number-columns-repeated="1011"/>
        </table:table-row>
        <table:table-row table:style-name="ro8">
          <table:table-cell table:style-name="ce56" office:value-type="float" office:value="302020017">
            <text:p>302020017</text:p>
          </table:table-cell>
          <table:table-cell table:style-name="ce59" office:value-type="string" office:string-value="TAJB107M006RNJ">
            <text:p><text:s/>TAJB107M006RNJ </text:p>
          </table:table-cell>
          <table:table-cell table:style-name="ce59" office:value-type="string" office:string-value="SMD CAP Tantalum 100uF-6.3V;">
            <text:p><text:s/>SMD CAP Tantalum 100uF-6.3V; </text:p>
          </table:table-cell>
          <table:table-cell table:style-name="ce59" office:value-type="string" office:string-value="Capacitor">
            <text:p><text:s/>Capacitor </text:p>
          </table:table-cell>
          <table:table-cell table:style-name="ce56" office:value-type="string">
            <text:p>AVX-B</text:p>
          </table:table-cell>
          <table:table-cell table:style-name="ce59" office:value-type="string" office:string-value="AVX">
            <text:p><text:s/>AVX </text:p>
          </table:table-cell>
          <table:table-cell table:style-name="ce59"/>
          <table:table-cell table:style-name="ce62" office:value-type="float" office:value="0.154071661237785">
            <text:p>0.154071661237785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2020017</text:p>
          </table:table-cell>
          <table:table-cell table:number-columns-repeated="1011"/>
        </table:table-row>
        <table:table-row table:style-name="ro8">
          <table:table-cell table:style-name="ce56" office:value-type="float" office:value="303030023">
            <text:p>303030023</text:p>
          </table:table-cell>
          <table:table-cell table:style-name="ce59" office:value-type="string" office:string-value="MH2029-300Y">
            <text:p><text:s/>MH2029-300Y </text:p>
          </table:table-cell>
          <table:table-cell table:style-name="ce59" office:value-type="string">
            <text:p>SMD Ferrite Bead 30R-3A;</text:p>
          </table:table-cell>
          <table:table-cell table:style-name="ce59" office:value-type="string">
            <text:p>Inductor</text:p>
          </table:table-cell>
          <table:table-cell table:style-name="ce56" office:value-type="string">
            <text:p>0805</text:p>
          </table:table-cell>
          <table:table-cell table:style-name="ce59" office:value-type="string">
            <text:p>Bourns </text:p>
          </table:table-cell>
          <table:table-cell table:style-name="ce59"/>
          <table:table-cell table:style-name="ce62" office:value-type="float" office:value="0.0465798045602606">
            <text:p>0.0465798045602606</text:p>
          </table:table-cell>
          <table:table-cell table:style-name="ce62" office:value-type="float" office:value="50">
            <text:p>5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3030023</text:p>
          </table:table-cell>
          <table:table-cell table:number-columns-repeated="1011"/>
        </table:table-row>
        <table:table-row table:style-name="ro8">
          <table:table-cell table:style-name="ce56" office:value-type="float" office:value="306050013">
            <text:p>306050013</text:p>
          </table:table-cell>
          <table:table-cell table:style-name="ce59" office:value-type="string" office:string-value="MMZ1005Y152C">
            <text:p><text:s/>MMZ1005Y152C </text:p>
          </table:table-cell>
          <table:table-cell table:style-name="ce59" office:value-type="string" office:string-value="SMD Filter;1.5K-100mA-">
            <text:p><text:s/>SMD Filter;1.5K-100mA- </text:p>
          </table:table-cell>
          <table:table-cell table:style-name="ce59" office:value-type="string" office:string-value="Crystal Oscillator ">
            <text:p><text:s/>Crystal Oscillator <text:s/></text:p>
          </table:table-cell>
          <table:table-cell table:style-name="ce56" office:value-type="string">
            <text:p>0402</text:p>
          </table:table-cell>
          <table:table-cell table:style-name="ce59" office:value-type="string" office:string-value="TDK Corporation">
            <text:p><text:s/>TDK Corporation </text:p>
          </table:table-cell>
          <table:table-cell table:style-name="ce59"/>
          <table:table-cell table:style-name="ce62" office:value-type="float" office:value="0.0788273615635179">
            <text:p>0.0788273615635179</text:p>
          </table:table-cell>
          <table:table-cell table:style-name="ce62" office:value-type="float" office:value="30">
            <text:p>3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6050013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023">
            <text:p>301010023</text:p>
          </table:table-cell>
          <table:table-cell table:style-name="ce59" office:value-type="string" office:string-value="RC0402FR-0743KL">
            <text:p><text:s/>RC0402FR-0743KL </text:p>
          </table:table-cell>
          <table:table-cell table:style-name="ce59" office:value-type="string" office:string-value="SMD RES 43K-1%-1/16W;">
            <text:p><text:s/>SMD RES 43K-1%-1/16W;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402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785">
            <text:p>0.01785</text:p>
          </table:table-cell>
          <table:table-cell table:style-name="ce62" office:value-type="float" office:value="100">
            <text:p>10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023</text:p>
          </table:table-cell>
          <table:table-cell table:number-columns-repeated="1011"/>
        </table:table-row>
        <table:table-row table:style-name="ro8">
          <table:table-cell table:style-name="ce56" office:value-type="float" office:value="302020009">
            <text:p>302020009</text:p>
          </table:table-cell>
          <table:table-cell table:style-name="ce59" office:value-type="string" office:string-value="TAJA226K006RNJ">
            <text:p><text:s/>TAJA226K006RNJ </text:p>
          </table:table-cell>
          <table:table-cell table:style-name="ce59" office:value-type="string" office:string-value="SMD CAP Tantalum 22uF-6.3V;">
            <text:p><text:s/>SMD CAP Tantalum 22uF-6.3V; </text:p>
          </table:table-cell>
          <table:table-cell table:style-name="ce59" office:value-type="string" office:string-value="Capacitor">
            <text:p><text:s/>Capacitor </text:p>
          </table:table-cell>
          <table:table-cell table:style-name="ce56" office:value-type="string">
            <text:p>AVX-A</text:p>
          </table:table-cell>
          <table:table-cell table:style-name="ce59" office:value-type="string" office:string-value="AVX">
            <text:p><text:s/>AVX </text:p>
          </table:table-cell>
          <table:table-cell table:style-name="ce59"/>
          <table:table-cell table:style-name="ce62" office:value-type="float" office:value="0.103013029315961">
            <text:p>0.103013029315961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2020009</text:p>
          </table:table-cell>
          <table:table-cell table:number-columns-repeated="1011"/>
        </table:table-row>
        <table:table-row table:style-name="ro9">
          <table:table-cell table:style-name="ce56" office:value-type="float" office:value="317990034">
            <text:p>317990034</text:p>
          </table:table-cell>
          <table:table-cell table:style-name="ce59" office:value-type="string" office:string-value="BC127">
            <text:p><text:s/>BC127 </text:p>
          </table:table-cell>
          <table:table-cell table:style-name="ce59" office:value-type="string" office:string-value="Bluetooth Audio Module（BLE)">
            <text:p><text:s/>Bluetooth Audio Module（BLE) </text:p>
          </table:table-cell>
          <table:table-cell table:style-name="ce59" office:value-type="string" office:string-value="Module">
            <text:p><text:s/>Module </text:p>
          </table:table-cell>
          <table:table-cell table:style-name="ce56" office:value-type="string">
            <text:p>51P-0.8-L18*W11.8mm</text:p>
          </table:table-cell>
          <table:table-cell table:style-name="ce59" office:value-type="string">
            <text:p>Bluecreation</text:p>
          </table:table-cell>
          <table:table-cell table:style-name="ce59"/>
          <table:table-cell table:style-name="ce62" office:value-type="float" office:value="39.4820846905537">
            <text:p>39.4820846905537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51">
            <text:p>51</text:p>
          </table:table-cell>
          <table:table-cell table:style-name="ce62" office:value-type="float" office:value="5.1">
            <text:p>5.1</text:p>
          </table:table-cell>
          <table:table-cell table:style-name="ce59"/>
          <table:table-cell office:value-type="string">
            <text:p>http://www.seeedstudio.com/depot/OPLopen-parts-library-catalog-c-136_138/#261009001</text:p>
          </table:table-cell>
          <table:table-cell table:number-columns-repeated="1011"/>
        </table:table-row>
        <table:table-row table:style-name="ro8">
          <table:table-cell table:style-name="ce56" office:value-type="float" office:value="317060011">
            <text:p>317060011</text:p>
          </table:table-cell>
          <table:table-cell table:style-name="ce59" office:value-type="string" office:string-value="ES8266">
            <text:p><text:s/>ES8266 </text:p>
          </table:table-cell>
          <table:table-cell table:style-name="ce59" office:value-type="string" office:string-value="ESP8266 based WiFi module with 2.4GHz;">
            <text:p><text:s/>ESP8266 based WiFi module with 2.4GHz; </text:p>
          </table:table-cell>
          <table:table-cell table:style-name="ce59" office:value-type="string" office:string-value="Module">
            <text:p><text:s/>Module </text:p>
          </table:table-cell>
          <table:table-cell table:style-name="ce56" office:value-type="string">
            <text:p>24*16mm</text:p>
          </table:table-cell>
          <table:table-cell table:style-name="ce59" office:value-type="string">
            <text:p>AnKeXin</text:p>
          </table:table-cell>
          <table:table-cell table:style-name="ce59"/>
          <table:table-cell table:style-name="ce62" office:value-type="float" office:value="7.5">
            <text:p>7.5</text:p>
          </table:table-cell>
          <table:table-cell table:style-name="ce62" office:value-type="float" office:value="1">
            <text:p>1</text:p>
          </table:table-cell>
          <table:table-cell table:number-columns-repeated="2" table:style-name="ce62" office:value-type="float" office:value="0">
            <text:p>0</text:p>
          </table:table-cell>
          <table:table-cell table:style-name="ce59"/>
          <table:table-cell office:value-type="string">
            <text:p>http://www.seeedstudio.com/depot/OPLopen-parts-library-catalog-c-136_138/#317060011</text:p>
          </table:table-cell>
          <table:table-cell table:number-columns-repeated="1011"/>
        </table:table-row>
        <table:table-row table:style-name="ro8">
          <table:table-cell table:style-name="ce56" office:value-type="float" office:value="317030002">
            <text:p>317030002</text:p>
          </table:table-cell>
          <table:table-cell table:style-name="ce59" office:value-type="string" office:string-value="HC-05">
            <text:p><text:s/>HC-05 </text:p>
          </table:table-cell>
          <table:table-cell table:style-name="ce59" office:value-type="string" office:string-value="SMD BT module; Bluetooth V2.0 Serial Transceiver Module - 3.3V">
            <text:p><text:s/>SMD BT module; Bluetooth V2.0 Serial Transceiver Module - 3.3V </text:p>
          </table:table-cell>
          <table:table-cell table:style-name="ce59" office:value-type="string" office:string-value="Module">
            <text:p><text:s/>Module </text:p>
          </table:table-cell>
          <table:table-cell table:style-name="ce56" office:value-type="string">
            <text:p>34P-L27*W13*H2mm</text:p>
          </table:table-cell>
          <table:table-cell table:style-name="ce59" office:value-type="string">
            <text:p>HuiCheng</text:p>
          </table:table-cell>
          <table:table-cell table:style-name="ce59"/>
          <table:table-cell table:style-name="ce62" office:value-type="float" office:value="9.9">
            <text:p>9.9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34">
            <text:p>34</text:p>
          </table:table-cell>
          <table:table-cell table:style-name="ce62" office:value-type="float" office:value="3.4">
            <text:p>3.4</text:p>
          </table:table-cell>
          <table:table-cell table:style-name="ce59"/>
          <table:table-cell office:value-type="string">
            <text:p>http://www.seeedstudio.com/depot/OPLopen-parts-library-catalog-c-136_138/#317030002</text:p>
          </table:table-cell>
          <table:table-cell table:number-columns-repeated="1011"/>
        </table:table-row>
        <table:table-row table:style-name="ro8">
          <table:table-cell table:style-name="ce56" office:value-type="float" office:value="104990004">
            <text:p>104990004</text:p>
          </table:table-cell>
          <table:table-cell table:style-name="ce59" office:value-type="string" office:string-value="LMB162AFC">
            <text:p><text:s/>LMB162AFC </text:p>
          </table:table-cell>
          <table:table-cell table:style-name="ce59" office:value-type="string" office:string-value="LCD 16x2 Characters - White Text Blue Background">
            <text:p><text:s/>LCD 16x2 Characters - White Text Blue Background </text:p>
          </table:table-cell>
          <table:table-cell table:style-name="ce59" office:value-type="string" office:string-value="Display">
            <text:p><text:s/>Display </text:p>
          </table:table-cell>
          <table:table-cell table:style-name="ce56" office:value-type="string">
            <text:p>LMB162AFC</text:p>
          </table:table-cell>
          <table:table-cell table:style-name="ce59" office:value-type="string">
            <text:p>Topway</text:p>
          </table:table-cell>
          <table:table-cell table:style-name="ce59"/>
          <table:table-cell table:style-name="ce62" office:value-type="float" office:value="8.9">
            <text:p>8.9</text:p>
          </table:table-cell>
          <table:table-cell table:style-name="ce62" office:value-type="float" office:value="1">
            <text:p>1</text:p>
          </table:table-cell>
          <table:table-cell table:number-columns-repeated="2" table:style-name="ce62" office:value-type="float" office:value="0">
            <text:p>0</text:p>
          </table:table-cell>
          <table:table-cell table:style-name="ce59"/>
          <table:table-cell office:value-type="string">
            <text:p>http://www.seeedstudio.com/depot/OPLopen-parts-library-catalog-c-136_138/#104990004</text:p>
          </table:table-cell>
          <table:table-cell table:number-columns-repeated="1011"/>
        </table:table-row>
        <table:table-row table:style-name="ro8">
          <table:table-cell table:style-name="ce56" office:value-type="float" office:value="104990078">
            <text:p>104990078</text:p>
          </table:table-cell>
          <table:table-cell table:style-name="ce59" office:value-type="string">
            <text:p>12 LCD Breadout</text:p>
          </table:table-cell>
          <table:table-cell table:style-name="ce59" office:value-type="string" office:string-value="Tiny I2C Char LCD - 5V">
            <text:p><text:s/>Tiny I2C Char LCD - 5V </text:p>
          </table:table-cell>
          <table:table-cell table:style-name="ce59" office:value-type="string" office:string-value="Display">
            <text:p><text:s/>Display </text:p>
          </table:table-cell>
          <table:table-cell table:style-name="ce56" office:value-type="string">
            <text:p>9P-0.5mm-L30mm*W19.5mm*H1.7mm</text:p>
          </table:table-cell>
          <table:table-cell table:style-name="ce59" office:value-type="string" office:string-value="Switch science">
            <text:p><text:s/>Switch science </text:p>
          </table:table-cell>
          <table:table-cell table:style-name="ce59"/>
          <table:table-cell table:style-name="ce62" office:value-type="float" office:value="9.9">
            <text:p>9.9</text:p>
          </table:table-cell>
          <table:table-cell table:style-name="ce62" office:value-type="float" office:value="1">
            <text:p>1</text:p>
          </table:table-cell>
          <table:table-cell table:number-columns-repeated="2" table:style-name="ce62" office:value-type="float" office:value="0">
            <text:p>0</text:p>
          </table:table-cell>
          <table:table-cell table:style-name="ce59"/>
          <table:table-cell office:value-type="string">
            <text:p>http://www.seeedstudio.com/depot/OPLopen-parts-library-catalog-c-136_138/#104990078</text:p>
          </table:table-cell>
          <table:table-cell table:number-columns-repeated="1011"/>
        </table:table-row>
        <table:table-row table:style-name="ro8">
          <table:table-cell table:style-name="ce56" office:value-type="float" office:value="104990010">
            <text:p>104990010</text:p>
          </table:table-cell>
          <table:table-cell table:style-name="ce59" office:value-type="string" office:string-value="LM12864MBC-1">
            <text:p><text:s/>LM12864MBC-1 </text:p>
          </table:table-cell>
          <table:table-cell table:style-name="ce59" office:value-type="string">
            <text:p>Graphic LCD 128*64 (KS0108 ctrl) - D.Blue and Yellow Green</text:p>
          </table:table-cell>
          <table:table-cell table:style-name="ce59" office:value-type="string" office:string-value="Display">
            <text:p><text:s/>Display </text:p>
          </table:table-cell>
          <table:table-cell table:style-name="ce56" office:value-type="string">
            <text:p>L73mm*W42mm*13.5mm</text:p>
          </table:table-cell>
          <table:table-cell table:style-name="ce59" office:value-type="string">
            <text:p>Topway</text:p>
          </table:table-cell>
          <table:table-cell table:style-name="ce59"/>
          <table:table-cell table:style-name="ce62" office:value-type="float" office:value="21.5">
            <text:p>21.5</text:p>
          </table:table-cell>
          <table:table-cell table:style-name="ce62" office:value-type="float" office:value="1">
            <text:p>1</text:p>
          </table:table-cell>
          <table:table-cell table:number-columns-repeated="2" table:style-name="ce62" office:value-type="float" office:value="0">
            <text:p>0</text:p>
          </table:table-cell>
          <table:table-cell table:style-name="ce59"/>
          <table:table-cell office:value-type="string">
            <text:p>http://www.seeedstudio.com/depot/OPLopen-parts-library-catalog-c-136_138/#104990010</text:p>
          </table:table-cell>
          <table:table-cell table:number-columns-repeated="1011"/>
        </table:table-row>
        <table:table-row table:style-name="ro8">
          <table:table-cell table:style-name="ce56" office:value-type="float" office:value="310010073">
            <text:p>310010073</text:p>
          </table:table-cell>
          <table:table-cell table:style-name="ce59" office:value-type="string" office:string-value="STM32F103RCT6">
            <text:p><text:s/>STM32F103RCT6 </text:p>
          </table:table-cell>
          <table:table-cell table:style-name="ce59" office:value-type="string" office:string-value="SMD IC MCU, ARM 32BIT 256KB FLASH 64LQFP">
            <text:p><text:s/>SMD IC MCU, ARM 32BIT 256KB FLASH 64LQFP 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64-LQFP</text:p>
          </table:table-cell>
          <table:table-cell table:style-name="ce59" office:value-type="string">
            <text:p>STMicroelectronics</text:p>
          </table:table-cell>
          <table:table-cell table:style-name="ce59"/>
          <table:table-cell table:style-name="ce62" office:value-type="float" office:value="7.5">
            <text:p>7.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64">
            <text:p>64</text:p>
          </table:table-cell>
          <table:table-cell table:style-name="ce62" office:value-type="float" office:value="6.4">
            <text:p>6.4</text:p>
          </table:table-cell>
          <table:table-cell table:style-name="ce59"/>
          <table:table-cell office:value-type="string">
            <text:p>http://www.seeedstudio.com/depot/OPLopen-parts-library-catalog-c-136_138/#101013001</text:p>
          </table:table-cell>
          <table:table-cell table:number-columns-repeated="1011"/>
        </table:table-row>
        <table:table-row table:style-name="ro8">
          <table:table-cell table:style-name="ce56" office:value-type="float" office:value="310090067">
            <text:p>310090067</text:p>
          </table:table-cell>
          <table:table-cell table:style-name="ce59" office:value-type="string" office:string-value="FM25W256-G">
            <text:p><text:s/>FM25W256-G </text:p>
          </table:table-cell>
          <table:table-cell table:style-name="ce59" office:value-type="string" office:string-value="SMD IC MCU, FRAM 256KBIT 20MHZ,2.7 V ~ 5.5 V">
            <text:p><text:s/>SMD IC MCU, FRAM 256KBIT 20MHZ,2.7 V ~ 5.5 V 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8SOIC</text:p>
          </table:table-cell>
          <table:table-cell table:style-name="ce59" office:value-type="string" office:string-value="Cypress Semiconductor Corp">
            <text:p><text:s/>Cypress Semiconductor Corp </text:p>
          </table:table-cell>
          <table:table-cell table:style-name="ce59"/>
          <table:table-cell table:style-name="ce62" office:value-type="float" office:value="6.8">
            <text:p>6.8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8">
            <text:p>8</text:p>
          </table:table-cell>
          <table:table-cell table:style-name="ce62" office:value-type="float" office:value="0.8">
            <text:p>0.8</text:p>
          </table:table-cell>
          <table:table-cell table:style-name="ce59"/>
          <table:table-cell office:value-type="string">
            <text:p>http://www.seeedstudio.com/depot/OPLopen-parts-library-catalog-c-136_138/#310090067</text:p>
          </table:table-cell>
          <table:table-cell table:number-columns-repeated="1011"/>
        </table:table-row>
        <table:table-row table:style-name="ro8">
          <table:table-cell table:style-name="ce56" office:value-type="float" office:value="310090069">
            <text:p>310090069</text:p>
          </table:table-cell>
          <table:table-cell table:style-name="ce59" office:value-type="string" office:string-value="M95M02-DRMN6TP ">
            <text:p><text:s/>M95M02-DRMN6TP <text:s/></text:p>
          </table:table-cell>
          <table:table-cell table:style-name="ce59" office:value-type="string" office:string-value="SMD IC MCU, EEPROM 2MBIT 5MHZ,1.8 V ~ 5.5 V">
            <text:p><text:s/>SMD IC MCU, EEPROM 2MBIT 5MHZ,1.8 V ~ 5.5 V 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8-SOIC </text:p>
          </table:table-cell>
          <table:table-cell table:style-name="ce59" office:value-type="string">
            <text:p>STMicroelectronics</text:p>
          </table:table-cell>
          <table:table-cell table:style-name="ce59"/>
          <table:table-cell table:style-name="ce62" office:value-type="float" office:value="4.5">
            <text:p>4.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8">
            <text:p>8</text:p>
          </table:table-cell>
          <table:table-cell table:style-name="ce62" office:value-type="float" office:value="0.8">
            <text:p>0.8</text:p>
          </table:table-cell>
          <table:table-cell table:style-name="ce59"/>
          <table:table-cell office:value-type="string">
            <text:p>http://www.seeedstudio.com/depot/OPLopen-parts-library-catalog-c-136_138/#310090069</text:p>
          </table:table-cell>
          <table:table-cell table:number-columns-repeated="1011"/>
        </table:table-row>
        <table:table-row table:style-name="ro8">
          <table:table-cell table:style-name="ce56" office:value-type="float" office:value="310090070">
            <text:p>310090070</text:p>
          </table:table-cell>
          <table:table-cell table:style-name="ce59" office:value-type="string" office:string-value="AT25M01-SHM">
            <text:p><text:s/>AT25M01-SHM </text:p>
          </table:table-cell>
          <table:table-cell table:style-name="ce59" office:value-type="string" office:string-value="SMD IC MCU, EEPROM 1MBIT 20MHZ,1.7 V ~ 5.5 V">
            <text:p><text:s/>SMD IC MCU, EEPROM 1MBIT 20MHZ,1.7 V ~ 5.5 V 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8SOIC</text:p>
          </table:table-cell>
          <table:table-cell table:style-name="ce59" office:value-type="string">
            <text:p>Atmel</text:p>
          </table:table-cell>
          <table:table-cell table:style-name="ce59"/>
          <table:table-cell table:style-name="ce62" office:value-type="float" office:value="2.6">
            <text:p>2.6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8">
            <text:p>8</text:p>
          </table:table-cell>
          <table:table-cell table:style-name="ce62" office:value-type="float" office:value="0.8">
            <text:p>0.8</text:p>
          </table:table-cell>
          <table:table-cell table:style-name="ce59"/>
          <table:table-cell office:value-type="string">
            <text:p>http://www.seeedstudio.com/depot/OPLopen-parts-library-catalog-c-136_138/#310090070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725">
            <text:p>301010725</text:p>
          </table:table-cell>
          <table:table-cell table:style-name="ce59" office:value-type="string" office:string-value="RC1206FR-0733KL">
            <text:p><text:s/>RC1206FR-0733KL </text:p>
          </table:table-cell>
          <table:table-cell table:style-name="ce59" office:value-type="string" office:string-value="SMD RES 33K-1%-1/4W">
            <text:p><text:s/>SMD RES 33K-1%-1/4W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1206</text:p>
          </table:table-cell>
          <table:table-cell table:style-name="ce59" office:value-type="string">
            <text:p>Yageo</text:p>
          </table:table-cell>
          <table:table-cell table:style-name="ce59"/>
          <table:table-cell table:style-name="ce62" office:value-type="float" office:value="0.0109527687296417">
            <text:p>0.0109527687296417</text:p>
          </table:table-cell>
          <table:table-cell table:style-name="ce62" office:value-type="float" office:value="100">
            <text:p>10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725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354">
            <text:p>301010354</text:p>
          </table:table-cell>
          <table:table-cell table:style-name="ce59" office:value-type="string" office:string-value="RC0805JR-0733KL">
            <text:p><text:s/>RC0805JR-0733KL </text:p>
          </table:table-cell>
          <table:table-cell table:style-name="ce59" office:value-type="string" office:string-value="SMD RES 33K-5%-1/8W;">
            <text:p><text:s/>SMD RES 33K-5%-1/8W;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805</text:p>
          </table:table-cell>
          <table:table-cell table:style-name="ce59" office:value-type="string">
            <text:p>Yageo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354</text:p>
          </table:table-cell>
          <table:table-cell table:number-columns-repeated="1011"/>
        </table:table-row>
        <table:table-row table:style-name="ro8">
          <table:table-cell table:style-name="ce56" office:value-type="float" office:value="320110118">
            <text:p>320110118</text:p>
          </table:table-cell>
          <table:table-cell table:style-name="ce59" office:value-type="string" office:string-value="GS019-2.54-4P-1">
            <text:p><text:s/>GS019-2.54-4P-1 </text:p>
          </table:table-cell>
          <table:table-cell table:style-name="ce59" office:value-type="string" office:string-value="DIP Screw Terminal; Green, 4P-2.54-total height 12mm-Pin3.5mm-Green;">
            <text:p><text:s/>DIP Screw Terminal; Green, 4P-2.54-total height 12mm-Pin3.5mm-Green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1*4P-2.54</text:p>
          </table:table-cell>
          <table:table-cell table:style-name="ce59" office:value-type="string" office:string-value="SENGER">
            <text:p><text:s/>SENGER </text:p>
          </table:table-cell>
          <table:table-cell table:style-name="ce59"/>
          <table:table-cell table:style-name="ce62" office:value-type="float" office:value="0.716612377850163">
            <text:p>0.716612377850163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0.4">
            <text:p>0.4</text:p>
          </table:table-cell>
          <table:table-cell table:style-name="ce59"/>
          <table:table-cell office:value-type="string">
            <text:p>http://www.seeedstudio.com/depot/OPLopen-parts-library-catalog-c-136_138/#320110118</text:p>
          </table:table-cell>
          <table:table-cell table:number-columns-repeated="1011"/>
        </table:table-row>
        <table:table-row table:style-name="ro8">
          <table:table-cell table:style-name="ce56" office:value-type="float" office:value="320110130">
            <text:p>320110130</text:p>
          </table:table-cell>
          <table:table-cell table:style-name="ce59" office:value-type="string" office:string-value="GS019-2.54-2P-1">
            <text:p><text:s/>GS019-2.54-2P-1 </text:p>
          </table:table-cell>
          <table:table-cell table:style-name="ce59" office:value-type="string" office:string-value="DIP Screw Terminal;Green, 2P-2.54-8.5-Pin3.5mm-Green">
            <text:p><text:s/>DIP Screw Terminal;Green, 2P-2.54-8.5-Pin3.5mm-Green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1*2P-2.54</text:p>
          </table:table-cell>
          <table:table-cell table:style-name="ce59" office:value-type="string" office:string-value="SENGER">
            <text:p><text:s/>SENGER </text:p>
          </table:table-cell>
          <table:table-cell table:style-name="ce59"/>
          <table:table-cell table:style-name="ce62" office:value-type="float" office:value="0.35">
            <text:p>0.35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20110130</text:p>
          </table:table-cell>
          <table:table-cell table:number-columns-repeated="1011"/>
        </table:table-row>
        <table:table-row table:style-name="ro8">
          <table:table-cell table:style-name="ce56" office:value-type="float" office:value="320110039">
            <text:p>320110039</text:p>
          </table:table-cell>
          <table:table-cell table:style-name="ce59" office:value-type="string" office:string-value="XH-2.5-6P">
            <text:p><text:s/>XH-2.5-6P </text:p>
          </table:table-cell>
          <table:table-cell table:style-name="ce59" office:value-type="string" office:string-value="DIP Screw Terminal XH2.54-White;">
            <text:p><text:s/>DIP Screw Terminal XH2.54-White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1*6P-2.54</text:p>
          </table:table-cell>
          <table:table-cell table:style-name="ce59" office:value-type="string" office:string-value="ZB">
            <text:p><text:s/>ZB </text:p>
          </table:table-cell>
          <table:table-cell table:style-name="ce59"/>
          <table:table-cell table:style-name="ce62" office:value-type="float" office:value="0.05">
            <text:p>0.05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0.6">
            <text:p>0.6</text:p>
          </table:table-cell>
          <table:table-cell table:style-name="ce59"/>
          <table:table-cell office:value-type="string">
            <text:p>http://www.seeedstudio.com/depot/OPLopen-parts-library-catalog-c-136_138/#320110039</text:p>
          </table:table-cell>
          <table:table-cell table:number-columns-repeated="1011"/>
        </table:table-row>
        <table:table-row table:style-name="ro8">
          <table:table-cell table:style-name="ce56" office:value-type="float" office:value="320110110">
            <text:p>320110110</text:p>
          </table:table-cell>
          <table:table-cell table:style-name="ce59" office:value-type="string" office:string-value="GS019-2.54-10P-1">
            <text:p><text:s/>GS019-2.54-10P-1 </text:p>
          </table:table-cell>
          <table:table-cell table:style-name="ce59" office:value-type="string" office:string-value="DIP Screw Terminal;">
            <text:p><text:s/>DIP Screw Terminal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1*10P-2.54</text:p>
          </table:table-cell>
          <table:table-cell table:style-name="ce59" office:value-type="string" office:string-value="SENGER">
            <text:p><text:s/>SENGER </text:p>
          </table:table-cell>
          <table:table-cell table:style-name="ce59"/>
          <table:table-cell table:style-name="ce62" office:value-type="float" office:value="1.8">
            <text:p>1.8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1">
            <text:p>1</text:p>
          </table:table-cell>
          <table:table-cell table:style-name="ce59"/>
          <table:table-cell office:value-type="string">
            <text:p>http://www.seeedstudio.com/depot/OPLopen-parts-library-catalog-c-136_138/#320110110</text:p>
          </table:table-cell>
          <table:table-cell table:number-columns-repeated="1011"/>
        </table:table-row>
        <table:table-row table:style-name="ro8">
          <table:table-cell table:style-name="ce56" office:value-type="float" office:value="320110056">
            <text:p>320110056</text:p>
          </table:table-cell>
          <table:table-cell table:style-name="ce59" office:value-type="string" office:string-value="B101-103A0BSBA1">
            <text:p><text:s/>B101-103A0BSBA1 </text:p>
          </table:table-cell>
          <table:table-cell table:style-name="ce59" office:value-type="string" office:string-value="DIP Female JST;">
            <text:p><text:s/>DIP Female JST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1*3P-2.54</text:p>
          </table:table-cell>
          <table:table-cell table:style-name="ce59" office:value-type="string" office:string-value="YXCONN">
            <text:p><text:s/>YXCONN </text:p>
          </table:table-cell>
          <table:table-cell table:style-name="ce59"/>
          <table:table-cell table:style-name="ce62" office:value-type="float" office:value="0.15">
            <text:p>0.15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0.3">
            <text:p>0.3</text:p>
          </table:table-cell>
          <table:table-cell table:style-name="ce59"/>
          <table:table-cell office:value-type="string">
            <text:p>http://www.seeedstudio.com/depot/OPLopen-parts-library-catalog-c-136_138/#320110056</text:p>
          </table:table-cell>
          <table:table-cell table:number-columns-repeated="1011"/>
        </table:table-row>
        <table:table-row table:style-name="ro8">
          <table:table-cell table:style-name="ce56" office:value-type="float" office:value="320110057">
            <text:p>320110057</text:p>
          </table:table-cell>
          <table:table-cell table:style-name="ce59" office:value-type="string" office:string-value="B102-103-B0BBA">
            <text:p><text:s/>B102-103-B0BBA </text:p>
          </table:table-cell>
          <table:table-cell table:style-name="ce59" office:value-type="string" office:string-value="DIP Connector EB-R/A;">
            <text:p><text:s/>DIP Connector EB-R/A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1*3P-2.54-90D</text:p>
          </table:table-cell>
          <table:table-cell table:style-name="ce59" office:value-type="string">
            <text:p>yxconn</text:p>
          </table:table-cell>
          <table:table-cell table:style-name="ce59"/>
          <table:table-cell table:style-name="ce62" office:value-type="float" office:value="0.15">
            <text:p>0.15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0.3">
            <text:p>0.3</text:p>
          </table:table-cell>
          <table:table-cell table:style-name="ce59"/>
          <table:table-cell office:value-type="string">
            <text:p>http://www.seeedstudio.com/depot/OPLopen-parts-library-catalog-c-136_138/#320110057</text:p>
          </table:table-cell>
          <table:table-cell table:number-columns-repeated="1011"/>
        </table:table-row>
        <table:table-row table:style-name="ro8">
          <table:table-cell table:style-name="ce56" office:value-type="float" office:value="320110040">
            <text:p>320110040</text:p>
          </table:table-cell>
          <table:table-cell table:style-name="ce59" office:value-type="string" office:string-value="1.5-6P">
            <text:p><text:s/>1.5-6P </text:p>
          </table:table-cell>
          <table:table-cell table:style-name="ce59" office:value-type="string" office:string-value="DIP Header White VERT;">
            <text:p><text:s/>DIP Header White VERT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1*6P-1.5</text:p>
          </table:table-cell>
          <table:table-cell table:style-name="ce59" office:value-type="string" office:string-value="ZB">
            <text:p><text:s/>ZB </text:p>
          </table:table-cell>
          <table:table-cell table:style-name="ce59"/>
          <table:table-cell table:style-name="ce62" office:value-type="float" office:value="0.1">
            <text:p>0.1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0.6">
            <text:p>0.6</text:p>
          </table:table-cell>
          <table:table-cell table:style-name="ce59"/>
          <table:table-cell office:value-type="string">
            <text:p>http://www.seeedstudio.com/depot/OPLopen-parts-library-catalog-c-136_138/#320110040</text:p>
          </table:table-cell>
          <table:table-cell table:number-columns-repeated="1011"/>
        </table:table-row>
        <table:table-row table:style-name="ro8">
          <table:table-cell table:style-name="ce56" office:value-type="float" office:value="320110006">
            <text:p>320110006</text:p>
          </table:table-cell>
          <table:table-cell table:style-name="ce59" office:value-type="string" office:string-value="GS009S-2P-2">
            <text:p><text:s/>GS009S-2P-2 </text:p>
          </table:table-cell>
          <table:table-cell table:style-name="ce59" office:value-type="string" office:string-value="DIP Blue Screw Terminal;">
            <text:p><text:s/>DIP Blue Screw Terminal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1*2P-5.08</text:p>
          </table:table-cell>
          <table:table-cell table:style-name="ce59" office:value-type="string" office:string-value="SENGER">
            <text:p><text:s/>SENGER </text:p>
          </table:table-cell>
          <table:table-cell table:style-name="ce59"/>
          <table:table-cell table:style-name="ce62" office:value-type="float" office:value="0.15">
            <text:p>0.15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20110006</text:p>
          </table:table-cell>
          <table:table-cell table:number-columns-repeated="1011"/>
        </table:table-row>
        <table:table-row table:style-name="ro8">
          <table:table-cell table:style-name="ce56" office:value-type="float" office:value="320110007">
            <text:p>320110007</text:p>
          </table:table-cell>
          <table:table-cell table:style-name="ce59" office:value-type="string" office:string-value="GS012-3.5-3P">
            <text:p><text:s/>GS012-3.5-3P </text:p>
          </table:table-cell>
          <table:table-cell table:style-name="ce59" office:value-type="string" office:string-value="DIP Screw Terminal;">
            <text:p><text:s/>DIP Screw Terminal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1*3P-3.5</text:p>
          </table:table-cell>
          <table:table-cell table:style-name="ce59" office:value-type="string" office:string-value="SENGER">
            <text:p><text:s/>SENGER </text:p>
          </table:table-cell>
          <table:table-cell table:style-name="ce59"/>
          <table:table-cell table:style-name="ce62" office:value-type="float" office:value="0.2">
            <text:p>0.2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0.3">
            <text:p>0.3</text:p>
          </table:table-cell>
          <table:table-cell table:style-name="ce59"/>
          <table:table-cell office:value-type="string">
            <text:p>http://www.seeedstudio.com/depot/OPLopen-parts-library-catalog-c-136_138/#320110007</text:p>
          </table:table-cell>
          <table:table-cell table:number-columns-repeated="1011"/>
        </table:table-row>
        <table:table-row table:style-name="ro8">
          <table:table-cell table:style-name="ce56" office:value-type="float" office:value="320020057">
            <text:p>320020057</text:p>
          </table:table-cell>
          <table:table-cell table:style-name="ce59" office:value-type="string" office:string-value="P125-1136A0BS116AX">
            <text:p><text:s/>P125-1136A0BS116AX </text:p>
          </table:table-cell>
          <table:table-cell table:style-name="ce59" office:value-type="string" office:string-value="DIP Black Male Header VERT;">
            <text:p><text:s/>DIP Black Male Header VERT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1*36P-2.54-2.54-11.6/3.0mm</text:p>
          </table:table-cell>
          <table:table-cell table:style-name="ce59" office:value-type="string" office:string-value="YXCONN">
            <text:p><text:s/>YXCONN </text:p>
          </table:table-cell>
          <table:table-cell table:style-name="ce59"/>
          <table:table-cell table:style-name="ce62" office:value-type="float" office:value="0.12">
            <text:p>0.12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36">
            <text:p>36</text:p>
          </table:table-cell>
          <table:table-cell table:style-name="ce62" office:value-type="float" office:value="3.6">
            <text:p>3.6</text:p>
          </table:table-cell>
          <table:table-cell table:style-name="ce59"/>
          <table:table-cell office:value-type="string">
            <text:p>http://www.seeedstudio.com/depot/OPLopen-parts-library-catalog-c-136_138/#320020057</text:p>
          </table:table-cell>
          <table:table-cell table:number-columns-repeated="1011"/>
        </table:table-row>
        <table:table-row table:style-name="ro8">
          <table:table-cell table:style-name="ce56" office:value-type="float" office:value="320020144">
            <text:p>320020144</text:p>
          </table:table-cell>
          <table:table-cell table:style-name="ce59" office:value-type="string" office:string-value="P125-1136A0BR116A1">
            <text:p><text:s/>P125-1136A0BR116A1 </text:p>
          </table:table-cell>
          <table:table-cell table:style-name="ce59" office:value-type="string" office:string-value="DIP Black Male Header VERT;">
            <text:p><text:s/>DIP Black Male Header VERT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1*36P-2.54-90D</text:p>
          </table:table-cell>
          <table:table-cell table:style-name="ce59" office:value-type="string" office:string-value="YXCONN">
            <text:p><text:s/>YXCONN </text:p>
          </table:table-cell>
          <table:table-cell table:style-name="ce59"/>
          <table:table-cell table:style-name="ce62" office:value-type="float" office:value="0.18">
            <text:p>0.18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36">
            <text:p>36</text:p>
          </table:table-cell>
          <table:table-cell table:style-name="ce62" office:value-type="float" office:value="3.6">
            <text:p>3.6</text:p>
          </table:table-cell>
          <table:table-cell table:style-name="ce59"/>
          <table:table-cell office:value-type="string">
            <text:p>http://www.seeedstudio.com/depot/OPLopen-parts-library-catalog-c-136_138/#320020144</text:p>
          </table:table-cell>
          <table:table-cell table:number-columns-repeated="1011"/>
        </table:table-row>
        <table:table-row table:style-name="ro8">
          <table:table-cell table:style-name="ce56" office:value-type="float" office:value="320030143">
            <text:p>320030143</text:p>
          </table:table-cell>
          <table:table-cell table:style-name="ce59" office:value-type="string" office:string-value="F185-1136B0BBYB1">
            <text:p><text:s/>F185-1136B0BBYB1 </text:p>
          </table:table-cell>
          <table:table-cell table:style-name="ce59" office:value-type="string" office:string-value="DIP Black Female Header VERT;">
            <text:p><text:s/>DIP Black Female Header VERT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1*36P-2.54-90D</text:p>
          </table:table-cell>
          <table:table-cell table:style-name="ce59" office:value-type="string" office:string-value="YXCONN">
            <text:p><text:s/>YXCONN </text:p>
          </table:table-cell>
          <table:table-cell table:style-name="ce59"/>
          <table:table-cell table:style-name="ce62" office:value-type="float" office:value="0.5">
            <text:p>0.5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36">
            <text:p>36</text:p>
          </table:table-cell>
          <table:table-cell table:style-name="ce62" office:value-type="float" office:value="3.6">
            <text:p>3.6</text:p>
          </table:table-cell>
          <table:table-cell table:style-name="ce59"/>
          <table:table-cell office:value-type="string">
            <text:p>http://www.seeedstudio.com/depot/OPLopen-parts-library-catalog-c-136_138/#320030143</text:p>
          </table:table-cell>
          <table:table-cell table:number-columns-repeated="1011"/>
        </table:table-row>
        <table:table-row table:style-name="ro8">
          <table:table-cell table:style-name="ce56" office:value-type="float" office:value="320020145">
            <text:p>320020145</text:p>
          </table:table-cell>
          <table:table-cell table:style-name="ce59" office:value-type="string" office:string-value="P125-1136A0BR116A2">
            <text:p><text:s/>P125-1136A0BR116A2 </text:p>
          </table:table-cell>
          <table:table-cell table:style-name="ce59" office:value-type="string" office:string-value="DIP Black Male Header VERT;">
            <text:p><text:s/>DIP Black Male Header VERT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2*36P-2.54</text:p>
          </table:table-cell>
          <table:table-cell table:style-name="ce59" office:value-type="string" office:string-value="YXCONN">
            <text:p><text:s/>YXCONN </text:p>
          </table:table-cell>
          <table:table-cell table:style-name="ce59"/>
          <table:table-cell table:style-name="ce62" office:value-type="float" office:value="0.18">
            <text:p>0.18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72">
            <text:p>72</text:p>
          </table:table-cell>
          <table:table-cell table:style-name="ce62" office:value-type="float" office:value="7.2">
            <text:p>7.2</text:p>
          </table:table-cell>
          <table:table-cell table:style-name="ce59"/>
          <table:table-cell office:value-type="string">
            <text:p>http://www.seeedstudio.com/depot/OPLopen-parts-library-catalog-c-136_138/#320020145</text:p>
          </table:table-cell>
          <table:table-cell table:number-columns-repeated="1011"/>
        </table:table-row>
        <table:table-row table:style-name="ro8">
          <table:table-cell table:style-name="ce56" office:value-type="float" office:value="320110121">
            <text:p>320110121</text:p>
          </table:table-cell>
          <table:table-cell table:style-name="ce59" office:value-type="string" office:string-value="B102-104-B0BBA">
            <text:p><text:s/>B102-104-B0BBA </text:p>
          </table:table-cell>
          <table:table-cell table:style-name="ce59" office:value-type="string">
            <text:p>DIP Male-with Dopout 90D-Black- CD-ROM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1*4P-2.54-90D</text:p>
          </table:table-cell>
          <table:table-cell table:style-name="ce59" office:value-type="string">
            <text:p>yxconn</text:p>
          </table:table-cell>
          <table:table-cell table:style-name="ce59"/>
          <table:table-cell table:style-name="ce62" office:value-type="float" office:value="0.16">
            <text:p>0.16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0.4">
            <text:p>0.4</text:p>
          </table:table-cell>
          <table:table-cell table:style-name="ce59"/>
          <table:table-cell office:value-type="string">
            <text:p>http://www.seeedstudio.com/depot/OPLopen-parts-library-catalog-c-136_138/#320110121</text:p>
          </table:table-cell>
          <table:table-cell table:number-columns-repeated="1011"/>
        </table:table-row>
        <table:table-row table:style-name="ro8">
          <table:table-cell table:style-name="ce56" office:value-type="float" office:value="306010022">
            <text:p>306010022</text:p>
          </table:table-cell>
          <table:table-cell table:style-name="ce59" office:value-type="string" office:string-value=" 49S  4  .000MHZ ">
            <text:p><text:s text:c="2"/>49S <text:s/>4 <text:s/>.000MHZ <text:s/></text:p>
          </table:table-cell>
          <table:table-cell table:style-name="ce59" office:value-type="string" office:string-value="DIP Crystal 4MHz-18pF-30ppm-120R;">
            <text:p><text:s/>DIP Crystal 4MHz-18pF-30ppm-120R; </text:p>
          </table:table-cell>
          <table:table-cell table:style-name="ce59" office:value-type="string" office:string-value=" Crystal Oscillator ">
            <text:p><text:s text:c="2"/>Crystal Oscillator <text:s/></text:p>
          </table:table-cell>
          <table:table-cell table:style-name="ce56" office:value-type="string">
            <text:p>HC49/US-L10.85*W4.5*H3.68</text:p>
          </table:table-cell>
          <table:table-cell table:style-name="ce59" office:value-type="string">
            <text:p>JinHuiJing</text:p>
          </table:table-cell>
          <table:table-cell table:style-name="ce59"/>
          <table:table-cell table:style-name="ce62" office:value-type="float" office:value="0.1">
            <text:p>0.1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6010022</text:p>
          </table:table-cell>
          <table:table-cell table:number-columns-repeated="1011"/>
        </table:table-row>
        <table:table-row table:style-name="ro8">
          <table:table-cell table:style-name="ce56" office:value-type="float" office:value="310010118">
            <text:p>310010118</text:p>
          </table:table-cell>
          <table:table-cell table:style-name="ce59" office:value-type="string" office:string-value="PIC18F1220-I/P">
            <text:p><text:s/>PIC18F1220-I/P </text:p>
          </table:table-cell>
          <table:table-cell table:style-name="ce59" office:value-type="string" office:string-value="DIP IC MCU 8BIT 4KB FLASH,40MHz,RAM 256*8, 4.2 V ~ 5.5 V">
            <text:p><text:s/>DIP IC MCU 8BIT 4KB FLASH,40MHz,RAM 256*8, 4.2 V ~ 5.5 V 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18-PDIP</text:p>
          </table:table-cell>
          <table:table-cell table:style-name="ce59" office:value-type="string" office:string-value="Microchip">
            <text:p><text:s/>Microchip </text:p>
          </table:table-cell>
          <table:table-cell table:style-name="ce59"/>
          <table:table-cell table:style-name="ce62" office:value-type="float" office:value="4.5">
            <text:p>4.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8">
            <text:p>18</text:p>
          </table:table-cell>
          <table:table-cell table:style-name="ce62" office:value-type="float" office:value="1.8">
            <text:p>1.8</text:p>
          </table:table-cell>
          <table:table-cell table:style-name="ce59"/>
          <table:table-cell office:value-type="string">
            <text:p>http://www.seeedstudio.com/depot/OPLopen-parts-library-catalog-c-136_138/#310010118</text:p>
          </table:table-cell>
          <table:table-cell table:number-columns-repeated="1011"/>
        </table:table-row>
        <table:table-row table:style-name="ro8">
          <table:table-cell table:style-name="ce56" office:value-type="float" office:value="305030078">
            <text:p>305030078</text:p>
          </table:table-cell>
          <table:table-cell table:style-name="ce59" office:value-type="string" office:string-value="NTD5805NT4G">
            <text:p><text:s/>NTD5805NT4G </text:p>
          </table:table-cell>
          <table:table-cell table:style-name="ce59" office:value-type="string" office:string-value="SMD MOSFET high power N-CH 40V 51A;">
            <text:p><text:s/>SMD MOSFET high power N-CH 40V 51A; </text:p>
          </table:table-cell>
          <table:table-cell table:style-name="ce59" office:value-type="string" office:string-value="Transistor">
            <text:p><text:s/>Transistor </text:p>
          </table:table-cell>
          <table:table-cell table:style-name="ce56" office:value-type="string">
            <text:p>DPAK</text:p>
          </table:table-cell>
          <table:table-cell table:style-name="ce59" office:value-type="string" office:string-value="ON">
            <text:p><text:s/>ON </text:p>
          </table:table-cell>
          <table:table-cell table:style-name="ce59"/>
          <table:table-cell table:style-name="ce62" office:value-type="float" office:value="0.5">
            <text:p>0.5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5030078</text:p>
          </table:table-cell>
          <table:table-cell table:number-columns-repeated="1011"/>
        </table:table-row>
        <table:table-row table:style-name="ro8">
          <table:table-cell table:style-name="ce56" office:value-type="float" office:value="306060007">
            <text:p>306060007</text:p>
          </table:table-cell>
          <table:table-cell table:style-name="ce59" office:value-type="string" office:string-value="LTV-816S">
            <text:p><text:s/>LTV-816S </text:p>
          </table:table-cell>
          <table:table-cell table:style-name="ce59" office:value-type="string">
            <text:p>SMD photocoupler 5KV </text:p>
          </table:table-cell>
          <table:table-cell table:style-name="ce59" office:value-type="string" office:string-value="Transistor">
            <text:p><text:s/>Transistor </text:p>
          </table:table-cell>
          <table:table-cell table:style-name="ce56" office:value-type="string">
            <text:p>SMD4</text:p>
          </table:table-cell>
          <table:table-cell table:style-name="ce59" office:value-type="string" office:string-value="Lite-On">
            <text:p><text:s/>Lite-On </text:p>
          </table:table-cell>
          <table:table-cell table:style-name="ce59"/>
          <table:table-cell table:style-name="ce62" office:value-type="float" office:value="0.2">
            <text:p>0.2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6060007</text:p>
          </table:table-cell>
          <table:table-cell table:number-columns-repeated="1011"/>
        </table:table-row>
        <table:table-row table:style-name="ro8">
          <table:table-cell table:style-name="ce56" office:value-type="float" office:value="310030252">
            <text:p>310030252</text:p>
          </table:table-cell>
          <table:table-cell table:style-name="ce59" office:value-type="string" office:string-value="PCA9685PW">
            <text:p><text:s/>PCA9685PW </text:p>
          </table:table-cell>
          <table:table-cell table:style-name="ce59" office:value-type="string" office:string-value="SMD IC LED DRVR, LIN DIM 25MA, 16 channels, 12bit">
            <text:p><text:s/>SMD IC LED DRVR, LIN DIM 25MA, 16 channels, 12bit 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28TSSOP</text:p>
          </table:table-cell>
          <table:table-cell table:style-name="ce59" office:value-type="string" office:string-value="NXP">
            <text:p><text:s/>NXP </text:p>
          </table:table-cell>
          <table:table-cell table:style-name="ce59"/>
          <table:table-cell table:style-name="ce62" office:value-type="float" office:value="1.95">
            <text:p>1.9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28">
            <text:p>28</text:p>
          </table:table-cell>
          <table:table-cell table:style-name="ce62" office:value-type="float" office:value="2.8">
            <text:p>2.8</text:p>
          </table:table-cell>
          <table:table-cell table:style-name="ce59"/>
          <table:table-cell office:value-type="string">
            <text:p>http://www.seeedstudio.com/depot/OPLopen-parts-library-catalog-c-136_138/#310030252</text:p>
          </table:table-cell>
          <table:table-cell table:number-columns-repeated="1011"/>
        </table:table-row>
        <table:table-row table:style-name="ro8">
          <table:table-cell table:style-name="ce56" office:value-type="float" office:value="310010119">
            <text:p>310010119</text:p>
          </table:table-cell>
          <table:table-cell table:style-name="ce59" office:value-type="string" office:string-value="AT90USB1286-MU">
            <text:p><text:s/>AT90USB1286-MU </text:p>
          </table:table-cell>
          <table:table-cell table:style-name="ce59" office:value-type="string" office:string-value="SMD IC MCU, 8BIT 128KB FLASH,16MHz, ISP Flash and USB Controller ">
            <text:p><text:s/>SMD IC MCU, 8BIT 128KB FLASH,16MHz, ISP Flash and USB Controller <text:s/>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TQFP</text:p>
          </table:table-cell>
          <table:table-cell table:style-name="ce59" office:value-type="string">
            <text:p>Atmel</text:p>
          </table:table-cell>
          <table:table-cell table:style-name="ce59"/>
          <table:table-cell table:style-name="ce62" office:value-type="float" office:value="11.5">
            <text:p>11.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64">
            <text:p>64</text:p>
          </table:table-cell>
          <table:table-cell table:style-name="ce62" office:value-type="float" office:value="6.4">
            <text:p>6.4</text:p>
          </table:table-cell>
          <table:table-cell table:style-name="ce59"/>
          <table:table-cell office:value-type="string">
            <text:p>http://www.seeedstudio.com/depot/OPLopen-parts-library-catalog-c-136_138/#310010119</text:p>
          </table:table-cell>
          <table:table-cell table:number-columns-repeated="1011"/>
        </table:table-row>
        <table:table-row table:style-name="ro8">
          <table:table-cell table:style-name="ce56" office:value-type="float" office:value="310030259">
            <text:p>310030259</text:p>
          </table:table-cell>
          <table:table-cell table:style-name="ce59" office:value-type="string" office:string-value="LV8548MC-AH">
            <text:p><text:s/>LV8548MC-AH </text:p>
          </table:table-cell>
          <table:table-cell table:style-name="ce59" office:value-type="string" office:string-value="SMD IC motor driver, 12V low saturation voltage driver">
            <text:p><text:s/>SMD IC motor driver, 12V low saturation voltage driver 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SOIC10</text:p>
          </table:table-cell>
          <table:table-cell table:style-name="ce59" office:value-type="string" office:string-value="ON">
            <text:p><text:s/>ON </text:p>
          </table:table-cell>
          <table:table-cell table:style-name="ce59"/>
          <table:table-cell table:style-name="ce62" office:value-type="float" office:value="1.5">
            <text:p>1.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1">
            <text:p>1</text:p>
          </table:table-cell>
          <table:table-cell table:style-name="ce59"/>
          <table:table-cell office:value-type="string">
            <text:p>http://www.seeedstudio.com/depot/OPLopen-parts-library-catalog-c-136_138/#310030259</text:p>
          </table:table-cell>
          <table:table-cell table:number-columns-repeated="1011"/>
        </table:table-row>
        <table:table-row table:style-name="ro8">
          <table:table-cell table:style-name="ce56" office:value-type="float" office:value="302030095">
            <text:p>302030095</text:p>
          </table:table-cell>
          <table:table-cell table:style-name="ce59" office:value-type="string" office:string-value="CS1H101M-CRF10">
            <text:p><text:s/>CS1H101M-CRF10 </text:p>
          </table:table-cell>
          <table:table-cell table:style-name="ce59" office:value-type="string" office:string-value="SMD CAP Aluminum 100uF-50V;">
            <text:p><text:s/>SMD CAP Aluminum 100uF-50V; </text:p>
          </table:table-cell>
          <table:table-cell table:style-name="ce59" office:value-type="string" office:string-value="Capacitor">
            <text:p><text:s/>Capacitor </text:p>
          </table:table-cell>
          <table:table-cell table:style-name="ce56" office:value-type="string">
            <text:p>D8.0*H10.5mm</text:p>
          </table:table-cell>
          <table:table-cell table:style-name="ce59" office:value-type="string">
            <text:p>JieXunHua</text:p>
          </table:table-cell>
          <table:table-cell table:style-name="ce59"/>
          <table:table-cell table:style-name="ce62" office:value-type="float" office:value="0.12">
            <text:p>0.12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2030095</text:p>
          </table:table-cell>
          <table:table-cell table:number-columns-repeated="1011"/>
        </table:table-row>
        <table:table-row table:style-name="ro8">
          <table:table-cell table:style-name="ce56" office:value-type="float" office:value="304090151">
            <text:p>304090151</text:p>
          </table:table-cell>
          <table:table-cell table:style-name="ce59" office:value-type="string" office:string-value="504PIC">
            <text:p><text:s/>504PIC </text:p>
          </table:table-cell>
          <table:table-cell table:style-name="ce59" office:value-type="string" office:string-value="DIP LED Transparent-Pink-5mm;">
            <text:p><text:s/>DIP LED Transparent-Pink-5mm; </text:p>
          </table:table-cell>
          <table:table-cell table:style-name="ce59" office:value-type="string" office:string-value="LED">
            <text:p><text:s/>LED </text:p>
          </table:table-cell>
          <table:table-cell table:style-name="ce56" office:value-type="string">
            <text:p>2P-2.54-D5*32.7mm</text:p>
          </table:table-cell>
          <table:table-cell table:style-name="ce59" office:value-type="string" office:string-value="CGX">
            <text:p><text:s/>CGX </text:p>
          </table:table-cell>
          <table:table-cell table:style-name="ce59"/>
          <table:table-cell table:style-name="ce62" office:value-type="float" office:value="0.1">
            <text:p>0.1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4090151</text:p>
          </table:table-cell>
          <table:table-cell table:number-columns-repeated="1011"/>
        </table:table-row>
        <table:table-row table:style-name="ro8">
          <table:table-cell table:style-name="ce56" office:value-type="float" office:value="304090152">
            <text:p>304090152</text:p>
          </table:table-cell>
          <table:table-cell table:style-name="ce59" office:value-type="string" office:string-value="504PUC">
            <text:p><text:s/>504PUC </text:p>
          </table:table-cell>
          <table:table-cell table:style-name="ce59" office:value-type="string" office:string-value="DIP LED Transparent-Purple-5mm;">
            <text:p><text:s/>DIP LED Transparent-Purple-5mm; </text:p>
          </table:table-cell>
          <table:table-cell table:style-name="ce59" office:value-type="string" office:string-value="LED">
            <text:p><text:s/>LED </text:p>
          </table:table-cell>
          <table:table-cell table:style-name="ce56" office:value-type="string">
            <text:p>2P-2.54-D5*32.7mm</text:p>
          </table:table-cell>
          <table:table-cell table:style-name="ce59" office:value-type="string" office:string-value="CGX">
            <text:p><text:s/>CGX </text:p>
          </table:table-cell>
          <table:table-cell table:style-name="ce59"/>
          <table:table-cell table:style-name="ce62" office:value-type="float" office:value="0.1">
            <text:p>0.1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4090152</text:p>
          </table:table-cell>
          <table:table-cell table:number-columns-repeated="1011"/>
        </table:table-row>
        <table:table-row table:style-name="ro8">
          <table:table-cell table:style-name="ce56" office:value-type="float" office:value="304090153">
            <text:p>304090153</text:p>
          </table:table-cell>
          <table:table-cell table:style-name="ce59" office:value-type="string" office:string-value="1004BW">
            <text:p><text:s/>1004BW </text:p>
          </table:table-cell>
          <table:table-cell table:style-name="ce59" office:value-type="string" office:string-value="DIP LED white transparent-Blue-10mm;">
            <text:p><text:s/>DIP LED white transparent-Blue-10mm; </text:p>
          </table:table-cell>
          <table:table-cell table:style-name="ce59" office:value-type="string" office:string-value="LED">
            <text:p><text:s/>LED </text:p>
          </table:table-cell>
          <table:table-cell table:style-name="ce56" office:value-type="string">
            <text:p>2P-2.54-D10*40.65mm</text:p>
          </table:table-cell>
          <table:table-cell table:style-name="ce59" office:value-type="string" office:string-value="CGX">
            <text:p><text:s/>CGX </text:p>
          </table:table-cell>
          <table:table-cell table:style-name="ce59"/>
          <table:table-cell table:style-name="ce62" office:value-type="float" office:value="0.1">
            <text:p>0.1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4090153</text:p>
          </table:table-cell>
          <table:table-cell table:number-columns-repeated="1011"/>
        </table:table-row>
        <table:table-row table:style-name="ro8">
          <table:table-cell table:style-name="ce56" office:value-type="float" office:value="304090154">
            <text:p>304090154</text:p>
          </table:table-cell>
          <table:table-cell table:style-name="ce59" office:value-type="string" office:string-value="1004OUW">
            <text:p><text:s/>1004OUW </text:p>
          </table:table-cell>
          <table:table-cell table:style-name="ce59" office:value-type="string" office:string-value="DIP LED white transparent-Orange-10mm;">
            <text:p><text:s/>DIP LED white transparent-Orange-10mm; </text:p>
          </table:table-cell>
          <table:table-cell table:style-name="ce59" office:value-type="string" office:string-value="LED">
            <text:p><text:s/>LED </text:p>
          </table:table-cell>
          <table:table-cell table:style-name="ce56" office:value-type="string">
            <text:p>2P-2.54-D10*40.65mm</text:p>
          </table:table-cell>
          <table:table-cell table:style-name="ce59" office:value-type="string" office:string-value="CGX">
            <text:p><text:s/>CGX </text:p>
          </table:table-cell>
          <table:table-cell table:style-name="ce59"/>
          <table:table-cell table:style-name="ce62" office:value-type="float" office:value="0.12">
            <text:p>0.12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4090154</text:p>
          </table:table-cell>
          <table:table-cell table:number-columns-repeated="1011"/>
        </table:table-row>
        <table:table-row table:style-name="ro8">
          <table:table-cell table:style-name="ce56" office:value-type="float" office:value="304090155">
            <text:p>304090155</text:p>
          </table:table-cell>
          <table:table-cell table:style-name="ce59" office:value-type="string" office:string-value="1004PIW">
            <text:p><text:s/>1004PIW </text:p>
          </table:table-cell>
          <table:table-cell table:style-name="ce59" office:value-type="string" office:string-value="DIP LED white transparent-Pink-10mm;">
            <text:p><text:s/>DIP LED white transparent-Pink-10mm; </text:p>
          </table:table-cell>
          <table:table-cell table:style-name="ce59" office:value-type="string" office:string-value="LED">
            <text:p><text:s/>LED </text:p>
          </table:table-cell>
          <table:table-cell table:style-name="ce56" office:value-type="string">
            <text:p>2P-2.54-D10*40.65mm</text:p>
          </table:table-cell>
          <table:table-cell table:style-name="ce59" office:value-type="string" office:string-value="CGX">
            <text:p><text:s/>CGX </text:p>
          </table:table-cell>
          <table:table-cell table:style-name="ce59"/>
          <table:table-cell table:style-name="ce62" office:value-type="float" office:value="0.15">
            <text:p>0.15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4090155</text:p>
          </table:table-cell>
          <table:table-cell table:number-columns-repeated="1011"/>
        </table:table-row>
        <table:table-row table:style-name="ro8">
          <table:table-cell table:style-name="ce56" office:value-type="float" office:value="304090156">
            <text:p>304090156</text:p>
          </table:table-cell>
          <table:table-cell table:style-name="ce59" office:value-type="string" office:string-value="1004RW">
            <text:p><text:s/>1004RW </text:p>
          </table:table-cell>
          <table:table-cell table:style-name="ce59" office:value-type="string" office:string-value="DIP LED white transparent-Red-10mm;">
            <text:p><text:s/>DIP LED white transparent-Red-10mm; </text:p>
          </table:table-cell>
          <table:table-cell table:style-name="ce59" office:value-type="string" office:string-value="LED">
            <text:p><text:s/>LED </text:p>
          </table:table-cell>
          <table:table-cell table:style-name="ce56" office:value-type="string">
            <text:p>2P-2.54-D10*40.65mm</text:p>
          </table:table-cell>
          <table:table-cell table:style-name="ce59" office:value-type="string" office:string-value="CGX">
            <text:p><text:s/>CGX </text:p>
          </table:table-cell>
          <table:table-cell table:style-name="ce59"/>
          <table:table-cell table:style-name="ce62" office:value-type="float" office:value="0.1">
            <text:p>0.1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4090156</text:p>
          </table:table-cell>
          <table:table-cell table:number-columns-repeated="1011"/>
        </table:table-row>
        <table:table-row table:style-name="ro8">
          <table:table-cell table:style-name="ce56" office:value-type="float" office:value="304090157">
            <text:p>304090157</text:p>
          </table:table-cell>
          <table:table-cell table:style-name="ce59" office:value-type="string" office:string-value="1004PUW">
            <text:p><text:s/>1004PUW </text:p>
          </table:table-cell>
          <table:table-cell table:style-name="ce59" office:value-type="string" office:string-value="DIP LED white transparent-Purple-10mm;">
            <text:p><text:s/>DIP LED white transparent-Purple-10mm; </text:p>
          </table:table-cell>
          <table:table-cell table:style-name="ce59" office:value-type="string" office:string-value="LED">
            <text:p><text:s/>LED </text:p>
          </table:table-cell>
          <table:table-cell table:style-name="ce56" office:value-type="string">
            <text:p>2P-2.54-D10*40.65mm</text:p>
          </table:table-cell>
          <table:table-cell table:style-name="ce59" office:value-type="string" office:string-value="CGX">
            <text:p><text:s/>CGX </text:p>
          </table:table-cell>
          <table:table-cell table:style-name="ce59"/>
          <table:table-cell table:style-name="ce62" office:value-type="float" office:value="0.15">
            <text:p>0.15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4090157</text:p>
          </table:table-cell>
          <table:table-cell table:number-columns-repeated="1011"/>
        </table:table-row>
        <table:table-row table:style-name="ro8">
          <table:table-cell table:style-name="ce56" office:value-type="float" office:value="304090158">
            <text:p>304090158</text:p>
          </table:table-cell>
          <table:table-cell table:style-name="ce59" office:value-type="string" office:string-value="1004WW">
            <text:p><text:s/>1004WW </text:p>
          </table:table-cell>
          <table:table-cell table:style-name="ce59" office:value-type="string" office:string-value="DIP LED white transparent-White-10mm;">
            <text:p><text:s/>DIP LED white transparent-White-10mm; </text:p>
          </table:table-cell>
          <table:table-cell table:style-name="ce59" office:value-type="string" office:string-value="LED">
            <text:p><text:s/>LED </text:p>
          </table:table-cell>
          <table:table-cell table:style-name="ce56" office:value-type="string">
            <text:p>2P-2.54-D10*40.65mm</text:p>
          </table:table-cell>
          <table:table-cell table:style-name="ce59" office:value-type="string" office:string-value="CGX">
            <text:p><text:s/>CGX </text:p>
          </table:table-cell>
          <table:table-cell table:style-name="ce59"/>
          <table:table-cell table:style-name="ce62" office:value-type="float" office:value="0.12">
            <text:p>0.12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4090158</text:p>
          </table:table-cell>
          <table:table-cell table:number-columns-repeated="1011"/>
        </table:table-row>
        <table:table-row table:style-name="ro8">
          <table:table-cell table:style-name="ce56" office:value-type="float" office:value="304010046">
            <text:p>304010046</text:p>
          </table:table-cell>
          <table:table-cell table:style-name="ce59" office:value-type="string" office:string-value="1N4001-G">
            <text:p><text:s/>1N4001-G </text:p>
          </table:table-cell>
          <table:table-cell table:style-name="ce59" office:value-type="string" office:string-value="DIP Diode, 50V 1A">
            <text:p><text:s/>DIP Diode, 50V 1A </text:p>
          </table:table-cell>
          <table:table-cell table:style-name="ce59" office:value-type="string" office:string-value="Diode">
            <text:p><text:s/>Diode </text:p>
          </table:table-cell>
          <table:table-cell table:style-name="ce56" office:value-type="string">
            <text:p>DO-41</text:p>
          </table:table-cell>
          <table:table-cell table:style-name="ce59" office:value-type="string">
            <text:p>Comchip Technology</text:p>
          </table:table-cell>
          <table:table-cell table:style-name="ce59"/>
          <table:table-cell table:style-name="ce62" office:value-type="float" office:value="0.12">
            <text:p>0.12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4010046</text:p>
          </table:table-cell>
          <table:table-cell table:number-columns-repeated="1011"/>
        </table:table-row>
        <table:table-row table:style-name="ro8">
          <table:table-cell table:style-name="ce56" office:value-type="float" office:value="305050008">
            <text:p>305050008</text:p>
          </table:table-cell>
          <table:table-cell table:style-name="ce59" office:value-type="string" office:string-value="UMT1NTN">
            <text:p><text:s/>UMT1NTN </text:p>
          </table:table-cell>
          <table:table-cell table:style-name="ce59" office:value-type="string" office:string-value="SMD Transistor Array 2 PNP 50V-150mA;">
            <text:p><text:s/>SMD Transistor Array 2 PNP 50V-150mA; </text:p>
          </table:table-cell>
          <table:table-cell table:style-name="ce59" office:value-type="string" office:string-value="Transistor">
            <text:p><text:s/>Transistor </text:p>
          </table:table-cell>
          <table:table-cell table:style-name="ce56" office:value-type="string">
            <text:p>UMT6</text:p>
          </table:table-cell>
          <table:table-cell table:style-name="ce59" office:value-type="string" office:string-value="ROHM">
            <text:p><text:s/>ROHM </text:p>
          </table:table-cell>
          <table:table-cell table:style-name="ce59"/>
          <table:table-cell table:style-name="ce62" office:value-type="float" office:value="0.16">
            <text:p>0.16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0.3">
            <text:p>0.3</text:p>
          </table:table-cell>
          <table:table-cell table:style-name="ce59"/>
          <table:table-cell office:value-type="string">
            <text:p>http://www.seeedstudio.com/depot/OPLopen-parts-library-catalog-c-136_138/#305050008</text:p>
          </table:table-cell>
          <table:table-cell table:number-columns-repeated="1011"/>
        </table:table-row>
        <table:table-row table:style-name="ro8">
          <table:table-cell table:style-name="ce56" office:value-type="float" office:value="310030253">
            <text:p>310030253</text:p>
          </table:table-cell>
          <table:table-cell table:style-name="ce59" office:value-type="string" office:string-value="UA7805CKTTR">
            <text:p><text:s/>UA7805CKTTR </text:p>
          </table:table-cell>
          <table:table-cell table:style-name="ce59" office:value-type="string" office:string-value="DIP IC Linear Regulator, LDO 5V-1.5A">
            <text:p><text:s/>DIP IC Linear Regulator, LDO 5V-1.5A 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D2PAK-3</text:p>
          </table:table-cell>
          <table:table-cell table:style-name="ce59" office:value-type="string" office:string-value="Texas Instruments">
            <text:p><text:s/>Texas Instruments </text:p>
          </table:table-cell>
          <table:table-cell table:style-name="ce59"/>
          <table:table-cell table:style-name="ce62" office:value-type="float" office:value="1.5">
            <text:p>1.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0.3">
            <text:p>0.3</text:p>
          </table:table-cell>
          <table:table-cell table:style-name="ce59"/>
          <table:table-cell office:value-type="string">
            <text:p>http://www.seeedstudio.com/depot/OPLopen-parts-library-catalog-c-136_138/#310030253</text:p>
          </table:table-cell>
          <table:table-cell table:number-columns-repeated="1011"/>
        </table:table-row>
        <table:table-row table:style-name="ro8">
          <table:table-cell table:style-name="ce56" office:value-type="float" office:value="310030254">
            <text:p>310030254</text:p>
          </table:table-cell>
          <table:table-cell table:style-name="ce59" office:value-type="string" office:string-value="LP2985-50DBVR">
            <text:p><text:s/>LP2985-50DBVR </text:p>
          </table:table-cell>
          <table:table-cell table:style-name="ce59" office:value-type="string" office:string-value="SMD IC Low Power Linear Voltage Regulator,5V-150mA">
            <text:p><text:s/>SMD IC Low Power Linear Voltage Regulator,5V-150mA 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SOT-23-5</text:p>
          </table:table-cell>
          <table:table-cell table:style-name="ce59" office:value-type="string" office:string-value="Texas Instruments">
            <text:p><text:s/>Texas Instruments </text:p>
          </table:table-cell>
          <table:table-cell table:style-name="ce59"/>
          <table:table-cell table:style-name="ce62" office:value-type="float" office:value="0.5">
            <text:p>0.5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0.5">
            <text:p>0.5</text:p>
          </table:table-cell>
          <table:table-cell table:style-name="ce59"/>
          <table:table-cell office:value-type="string">
            <text:p>http://www.seeedstudio.com/depot/OPLopen-parts-library-catalog-c-136_138/#310030254</text:p>
          </table:table-cell>
          <table:table-cell table:number-columns-repeated="1011"/>
        </table:table-row>
        <table:table-row table:style-name="ro8">
          <table:table-cell table:style-name="ce56" office:value-type="float" office:value="310030255">
            <text:p>310030255</text:p>
          </table:table-cell>
          <table:table-cell table:style-name="ce59" office:value-type="string" office:string-value="LMR12010YMKE/NOPB">
            <text:p><text:s/>LMR12010YMKE/NOPB </text:p>
          </table:table-cell>
          <table:table-cell table:style-name="ce59" office:value-type="string" office:string-value="SMD IC Step-Down Switching Voltage Regulator,0.8V-17V,1A">
            <text:p><text:s/>SMD IC Step-Down Switching Voltage Regulator,0.8V-17V,1A 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TSOT-23</text:p>
          </table:table-cell>
          <table:table-cell table:style-name="ce59" office:value-type="string" office:string-value="Texas Instruments">
            <text:p><text:s/>Texas Instruments </text:p>
          </table:table-cell>
          <table:table-cell table:style-name="ce59"/>
          <table:table-cell table:style-name="ce62" office:value-type="float" office:value="2.8">
            <text:p>2.8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0.6">
            <text:p>0.6</text:p>
          </table:table-cell>
          <table:table-cell table:style-name="ce59"/>
          <table:table-cell office:value-type="string">
            <text:p>http://www.seeedstudio.com/depot/OPLopen-parts-library-catalog-c-136_138/#310030255</text:p>
          </table:table-cell>
          <table:table-cell table:number-columns-repeated="1011"/>
        </table:table-row>
        <table:table-row table:style-name="ro8">
          <table:table-cell table:style-name="ce56" office:value-type="float" office:value="310030256">
            <text:p>310030256</text:p>
          </table:table-cell>
          <table:table-cell table:style-name="ce59" office:value-type="string" office:string-value="LMR10510YMFE/NOPB">
            <text:p><text:s/>LMR10510YMFE/NOPB </text:p>
          </table:table-cell>
          <table:table-cell table:style-name="ce59" office:value-type="string" office:string-value="SMD IC Step-Down Switching Voltage Regulator,0.6V-4.5V,1A">
            <text:p><text:s/>SMD IC Step-Down Switching Voltage Regulator,0.6V-4.5V,1A 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SOT-23</text:p>
          </table:table-cell>
          <table:table-cell table:style-name="ce59" office:value-type="string" office:string-value="Texas Instruments">
            <text:p><text:s/>Texas Instruments </text:p>
          </table:table-cell>
          <table:table-cell table:style-name="ce59"/>
          <table:table-cell table:style-name="ce62" office:value-type="float" office:value="1.8">
            <text:p>1.8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0.5">
            <text:p>0.5</text:p>
          </table:table-cell>
          <table:table-cell table:style-name="ce59"/>
          <table:table-cell office:value-type="string">
            <text:p>http://www.seeedstudio.com/depot/OPLopen-parts-library-catalog-c-136_138/#310030256</text:p>
          </table:table-cell>
          <table:table-cell table:number-columns-repeated="1011"/>
        </table:table-row>
        <table:table-row table:style-name="ro8">
          <table:table-cell table:style-name="ce56" office:value-type="float" office:value="310030257">
            <text:p>310030257</text:p>
          </table:table-cell>
          <table:table-cell table:style-name="ce59" office:value-type="string" office:string-value="LM2576HVS-5.0/NOPB">
            <text:p><text:s/>LM2576HVS-5.0/NOPB </text:p>
          </table:table-cell>
          <table:table-cell table:style-name="ce59" office:value-type="string" office:string-value="SMD IC Step-Down Switching Voltage Regulator,5V,3A">
            <text:p><text:s/>SMD IC Step-Down Switching Voltage Regulator,5V,3A 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D2PAK-5</text:p>
          </table:table-cell>
          <table:table-cell table:style-name="ce59" office:value-type="string" office:string-value="Texas Instruments">
            <text:p><text:s/>Texas Instruments </text:p>
          </table:table-cell>
          <table:table-cell table:style-name="ce59"/>
          <table:table-cell table:style-name="ce62" office:value-type="float" office:value="6.5">
            <text:p>6.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0.5">
            <text:p>0.5</text:p>
          </table:table-cell>
          <table:table-cell table:style-name="ce59"/>
          <table:table-cell office:value-type="string">
            <text:p>http://www.seeedstudio.com/depot/OPLopen-parts-library-catalog-c-136_138/#310030257</text:p>
          </table:table-cell>
          <table:table-cell table:number-columns-repeated="1011"/>
        </table:table-row>
        <table:table-row table:style-name="ro8">
          <table:table-cell table:style-name="ce56" office:value-type="float" office:value="307010049">
            <text:p>307010049</text:p>
          </table:table-cell>
          <table:table-cell table:style-name="ce59" office:value-type="string" office:string-value="1812L075PR">
            <text:p><text:s/>1812L075PR </text:p>
          </table:table-cell>
          <table:table-cell table:style-name="ce59" office:value-type="string">
            <text:p>SMD Resettable PTC 750 mA,13.2 V</text:p>
          </table:table-cell>
          <table:table-cell table:style-name="ce59" office:value-type="string" office:string-value="Fuse">
            <text:p><text:s/>Fuse </text:p>
          </table:table-cell>
          <table:table-cell table:style-name="ce56" office:value-type="float" office:value="1812">
            <text:p>1812</text:p>
          </table:table-cell>
          <table:table-cell table:style-name="ce59" office:value-type="string">
            <text:p>Littelfuse</text:p>
          </table:table-cell>
          <table:table-cell table:style-name="ce59"/>
          <table:table-cell table:style-name="ce62" office:value-type="float" office:value="0.6">
            <text:p>0.6</text:p>
          </table:table-cell>
          <table:table-cell table:number-columns-repeated="2"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7010049</text:p>
          </table:table-cell>
          <table:table-cell table:number-columns-repeated="1011"/>
        </table:table-row>
        <table:table-row table:style-name="ro8">
          <table:table-cell table:style-name="ce56" office:value-type="float" office:value="307010050">
            <text:p>307010050</text:p>
          </table:table-cell>
          <table:table-cell table:style-name="ce59" office:value-type="string" office:string-value="1812L110/33MR">
            <text:p><text:s/>1812L110/33MR </text:p>
          </table:table-cell>
          <table:table-cell table:style-name="ce59" office:value-type="string">
            <text:p>SMD Resettable PTC 1.1 A,33 V</text:p>
          </table:table-cell>
          <table:table-cell table:style-name="ce59" office:value-type="string" office:string-value="Fuse">
            <text:p><text:s/>Fuse </text:p>
          </table:table-cell>
          <table:table-cell table:style-name="ce56" office:value-type="float" office:value="1812">
            <text:p>1812</text:p>
          </table:table-cell>
          <table:table-cell table:style-name="ce59" office:value-type="string">
            <text:p>Littelfuse</text:p>
          </table:table-cell>
          <table:table-cell table:style-name="ce59"/>
          <table:table-cell table:style-name="ce62" office:value-type="float" office:value="1.1">
            <text:p>1.1</text:p>
          </table:table-cell>
          <table:table-cell table:number-columns-repeated="2"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7010050</text:p>
          </table:table-cell>
          <table:table-cell table:number-columns-repeated="1011"/>
        </table:table-row>
        <table:table-row table:style-name="ro8">
          <table:table-cell table:style-name="ce56" office:value-type="float" office:value="307010051">
            <text:p>307010051</text:p>
          </table:table-cell>
          <table:table-cell table:style-name="ce59" office:value-type="string" office:string-value="1812L160/12DR">
            <text:p><text:s/>1812L160/12DR </text:p>
          </table:table-cell>
          <table:table-cell table:style-name="ce59" office:value-type="string">
            <text:p>SMD Resettable PTC 1.6A,12 V,</text:p>
          </table:table-cell>
          <table:table-cell table:style-name="ce59" office:value-type="string" office:string-value="Fuse">
            <text:p><text:s/>Fuse </text:p>
          </table:table-cell>
          <table:table-cell table:style-name="ce56" office:value-type="float" office:value="1812">
            <text:p>1812</text:p>
          </table:table-cell>
          <table:table-cell table:style-name="ce59" office:value-type="string">
            <text:p>Littelfuse</text:p>
          </table:table-cell>
          <table:table-cell table:style-name="ce59"/>
          <table:table-cell table:style-name="ce62" office:value-type="float" office:value="1">
            <text:p>1</text:p>
          </table:table-cell>
          <table:table-cell table:number-columns-repeated="2"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7010051</text:p>
          </table:table-cell>
          <table:table-cell table:number-columns-repeated="1011"/>
        </table:table-row>
        <table:table-row table:style-name="ro8">
          <table:table-cell table:style-name="ce56" office:value-type="float" office:value="320020143">
            <text:p>320020143</text:p>
          </table:table-cell>
          <table:table-cell table:style-name="ce59" office:value-type="string" office:string-value="P125-1106A0BZYB1">
            <text:p><text:s/>P125-1106A0BZYB1 </text:p>
          </table:table-cell>
          <table:table-cell table:style-name="ce59" office:value-type="string" office:string-value="SMD Black Male Header 1*6P-2.54">
            <text:p><text:s/>SMD Black Male Header 1*6P-2.54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1*6P-2.54-2.5-11.5/3.0mm</text:p>
          </table:table-cell>
          <table:table-cell table:style-name="ce59" office:value-type="string" office:string-value="YXCONN">
            <text:p><text:s/>YXCONN </text:p>
          </table:table-cell>
          <table:table-cell table:style-name="ce59"/>
          <table:table-cell table:style-name="ce62" office:value-type="float" office:value="0.1">
            <text:p>0.1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0.6">
            <text:p>0.6</text:p>
          </table:table-cell>
          <table:table-cell table:style-name="ce59"/>
          <table:table-cell office:value-type="string">
            <text:p>http://www.seeedstudio.com/depot/OPLopen-parts-library-catalog-c-136_138/#320020143</text:p>
          </table:table-cell>
          <table:table-cell table:number-columns-repeated="1011"/>
        </table:table-row>
        <table:table-row table:style-name="ro8">
          <table:table-cell table:style-name="ce56" office:value-type="float" office:value="320030142">
            <text:p>320030142</text:p>
          </table:table-cell>
          <table:table-cell table:style-name="ce59" office:value-type="string" office:string-value="F185-1106A0BZYB1">
            <text:p><text:s/>F185-1106A0BZYB1 </text:p>
          </table:table-cell>
          <table:table-cell table:style-name="ce59" office:value-type="string" office:string-value="MD Black Female Header;1*6P-2.54 Y type">
            <text:p><text:s/>MD Black Female Header;1*6P-2.54 Y type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1*6P-2.54-8.5/3.4mm Y type</text:p>
          </table:table-cell>
          <table:table-cell table:style-name="ce59" office:value-type="string" office:string-value="YXCONN">
            <text:p><text:s/>YXCONN </text:p>
          </table:table-cell>
          <table:table-cell table:style-name="ce59"/>
          <table:table-cell table:style-name="ce62" office:value-type="float" office:value="0.3">
            <text:p>0.3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0.6">
            <text:p>0.6</text:p>
          </table:table-cell>
          <table:table-cell table:style-name="ce59"/>
          <table:table-cell office:value-type="string">
            <text:p>http://www.seeedstudio.com/depot/OPLopen-parts-library-catalog-c-136_138/#320030142</text:p>
          </table:table-cell>
          <table:table-cell table:number-columns-repeated="1011"/>
        </table:table-row>
        <table:table-row table:style-name="ro8">
          <table:table-cell table:style-name="ce56" office:value-type="float" office:value="304090159">
            <text:p>304090159</text:p>
          </table:table-cell>
          <table:table-cell table:style-name="ce59" office:value-type="string" office:string-value="IR523B-W60W1">
            <text:p><text:s/>IR523B-W60W1 </text:p>
          </table:table-cell>
          <table:table-cell table:style-name="ce59" office:value-type="string" office:string-value="DIP IR LED 940nm">
            <text:p><text:s/>DIP IR LED 940nm </text:p>
          </table:table-cell>
          <table:table-cell table:style-name="ce59" office:value-type="string" office:string-value="LED">
            <text:p><text:s/>LED </text:p>
          </table:table-cell>
          <table:table-cell table:style-name="ce56" office:value-type="string">
            <text:p>2P-2.54-D5.0-8.7/27mm</text:p>
          </table:table-cell>
          <table:table-cell table:style-name="ce59" office:value-type="string" office:string-value="CGX">
            <text:p><text:s/>CGX </text:p>
          </table:table-cell>
          <table:table-cell table:style-name="ce59"/>
          <table:table-cell table:style-name="ce62" office:value-type="float" office:value="0.2">
            <text:p>0.2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4090159</text:p>
          </table:table-cell>
          <table:table-cell table:number-columns-repeated="1011"/>
        </table:table-row>
        <table:table-row table:style-name="ro8">
          <table:table-cell table:style-name="ce56" office:value-type="float" office:value="304090142">
            <text:p>304090142</text:p>
          </table:table-cell>
          <table:table-cell table:style-name="ce59" office:value-type="string" office:string-value="BH1004DC">
            <text:p><text:s/>BH1004DC </text:p>
          </table:table-cell>
          <table:table-cell table:style-name="ce59" office:value-type="string" office:string-value="DIP LED Blue-Blue-10mm;">
            <text:p><text:s/>DIP LED Blue-Blue-10mm; </text:p>
          </table:table-cell>
          <table:table-cell table:style-name="ce59" office:value-type="string" office:string-value="LED">
            <text:p><text:s/>LED </text:p>
          </table:table-cell>
          <table:table-cell table:style-name="ce56" office:value-type="string">
            <text:p>Radial-2P-2.54-D10mm</text:p>
          </table:table-cell>
          <table:table-cell table:style-name="ce59" office:value-type="string" office:string-value="CGX">
            <text:p><text:s/>CGX </text:p>
          </table:table-cell>
          <table:table-cell table:style-name="ce59"/>
          <table:table-cell table:style-name="ce62" office:value-type="float" office:value="0.1">
            <text:p>0.1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4090142</text:p>
          </table:table-cell>
          <table:table-cell table:number-columns-repeated="1011"/>
        </table:table-row>
        <table:table-row table:style-name="ro8">
          <table:table-cell table:style-name="ce56" office:value-type="float" office:value="304090160">
            <text:p>304090160</text:p>
          </table:table-cell>
          <table:table-cell table:style-name="ce59" office:value-type="string" office:string-value="BH504DC">
            <text:p><text:s/>BH504DC </text:p>
          </table:table-cell>
          <table:table-cell table:style-name="ce59" office:value-type="string" office:string-value="DIP LED Blue-Blue-5mm;">
            <text:p><text:s/>DIP LED Blue-Blue-5mm; </text:p>
          </table:table-cell>
          <table:table-cell table:style-name="ce59" office:value-type="string" office:string-value="LED">
            <text:p><text:s/>LED </text:p>
          </table:table-cell>
          <table:table-cell table:style-name="ce56" office:value-type="string">
            <text:p>2P-2.54-D5*8.6/29mm</text:p>
          </table:table-cell>
          <table:table-cell table:style-name="ce59" office:value-type="string" office:string-value="CGX">
            <text:p><text:s/>CGX </text:p>
          </table:table-cell>
          <table:table-cell table:style-name="ce59"/>
          <table:table-cell table:style-name="ce62" office:value-type="float" office:value="0.1">
            <text:p>0.1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4090160</text:p>
          </table:table-cell>
          <table:table-cell table:number-columns-repeated="1011"/>
        </table:table-row>
        <table:table-row table:style-name="ro8">
          <table:table-cell table:style-name="ce56" office:value-type="float" office:value="304090161">
            <text:p>304090161</text:p>
          </table:table-cell>
          <table:table-cell table:style-name="ce59" office:value-type="string" office:string-value="G1004DC">
            <text:p><text:s/>G1004DC </text:p>
          </table:table-cell>
          <table:table-cell table:style-name="ce59" office:value-type="string" office:string-value="DIP LED Green-Vaporous Green-10mm">
            <text:p><text:s/>DIP LED Green-Vaporous Green-10mm </text:p>
          </table:table-cell>
          <table:table-cell table:style-name="ce59" office:value-type="string" office:string-value="LED">
            <text:p><text:s/>LED </text:p>
          </table:table-cell>
          <table:table-cell table:style-name="ce56" office:value-type="string">
            <text:p>2P-2.54-D10*11.65/29mm</text:p>
          </table:table-cell>
          <table:table-cell table:style-name="ce59" office:value-type="string" office:string-value="CGX">
            <text:p><text:s/>CGX </text:p>
          </table:table-cell>
          <table:table-cell table:style-name="ce59"/>
          <table:table-cell table:style-name="ce62" office:value-type="float" office:value="0.12">
            <text:p>0.12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4090161</text:p>
          </table:table-cell>
          <table:table-cell table:number-columns-repeated="1011"/>
        </table:table-row>
        <table:table-row table:style-name="ro8">
          <table:table-cell table:style-name="ce56" office:value-type="float" office:value="304090130">
            <text:p>304090130</text:p>
          </table:table-cell>
          <table:table-cell table:style-name="ce59" office:value-type="string" office:string-value="SR1004DC">
            <text:p><text:s/>SR1004DC </text:p>
          </table:table-cell>
          <table:table-cell table:style-name="ce59" office:value-type="string" office:string-value="DIP LED Red-Red-10mm">
            <text:p><text:s/>DIP LED Red-Red-10mm </text:p>
          </table:table-cell>
          <table:table-cell table:style-name="ce59" office:value-type="string" office:string-value="LED">
            <text:p><text:s/>LED </text:p>
          </table:table-cell>
          <table:table-cell table:style-name="ce56" office:value-type="string">
            <text:p>2P-2.54-D10mm</text:p>
          </table:table-cell>
          <table:table-cell table:style-name="ce59" office:value-type="string" office:string-value="CGX">
            <text:p><text:s/>CGX </text:p>
          </table:table-cell>
          <table:table-cell table:style-name="ce59"/>
          <table:table-cell table:style-name="ce62" office:value-type="float" office:value="0.1">
            <text:p>0.1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4090130</text:p>
          </table:table-cell>
          <table:table-cell table:number-columns-repeated="1011"/>
        </table:table-row>
        <table:table-row table:style-name="ro8">
          <table:table-cell table:style-name="ce56" office:value-type="float" office:value="304090145">
            <text:p>304090145</text:p>
          </table:table-cell>
          <table:table-cell table:style-name="ce59" office:value-type="string" office:string-value="YJ1003RGB-30B">
            <text:p><text:s/>YJ1003RGB-30B </text:p>
          </table:table-cell>
          <table:table-cell table:style-name="ce59" office:value-type="string" office:string-value="DIP RGB Vaporous LED;">
            <text:p><text:s/>DIP RGB Vaporous LED; </text:p>
          </table:table-cell>
          <table:table-cell table:style-name="ce59" office:value-type="string" office:string-value="LED">
            <text:p><text:s/>LED </text:p>
          </table:table-cell>
          <table:table-cell table:style-name="ce56" office:value-type="string">
            <text:p>Radial-4P-D10mm</text:p>
          </table:table-cell>
          <table:table-cell table:style-name="ce59" office:value-type="string" office:string-value="CGX">
            <text:p><text:s/>CGX </text:p>
          </table:table-cell>
          <table:table-cell table:style-name="ce59"/>
          <table:table-cell table:style-name="ce62" office:value-type="float" office:value="0.25">
            <text:p>0.25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0.4">
            <text:p>0.4</text:p>
          </table:table-cell>
          <table:table-cell table:style-name="ce59"/>
          <table:table-cell office:value-type="string">
            <text:p>http://www.seeedstudio.com/depot/OPLopen-parts-library-catalog-c-136_138/#304090145</text:p>
          </table:table-cell>
          <table:table-cell table:number-columns-repeated="1011"/>
        </table:table-row>
        <table:table-row table:style-name="ro8">
          <table:table-cell table:style-name="ce56" office:value-type="float" office:value="321060026">
            <text:p>321060026</text:p>
          </table:table-cell>
          <table:table-cell table:style-name="ce59"/>
          <table:table-cell table:style-name="ce59" office:value-type="string">
            <text:p>Dupont cable;24AWG-100mm-Orange-Male (10pcs)</text:p>
          </table:table-cell>
          <table:table-cell table:style-name="ce59" office:value-type="string" office:string-value="Cable">
            <text:p><text:s/>Cable </text:p>
          </table:table-cell>
          <table:table-cell table:style-name="ce56" office:value-type="string">
            <text:p>1P*10pcs L100MM </text:p>
          </table:table-cell>
          <table:table-cell table:style-name="ce59" office:value-type="string" office:string-value="LLD">
            <text:p><text:s/>LLD </text:p>
          </table:table-cell>
          <table:table-cell table:style-name="ce59"/>
          <table:table-cell table:style-name="ce62" office:value-type="float" office:value="0.5">
            <text:p>0.5</text:p>
          </table:table-cell>
          <table:table-cell table:style-name="ce62" office:value-type="float" office:value="10">
            <text:p>10</text:p>
          </table:table-cell>
          <table:table-cell table:number-columns-repeated="2" table:style-name="ce62" office:value-type="float" office:value="0">
            <text:p>0</text:p>
          </table:table-cell>
          <table:table-cell table:style-name="ce59"/>
          <table:table-cell office:value-type="string">
            <text:p>http://www.seeedstudio.com/depot/OPLopen-parts-library-catalog-c-136_138/#321060026</text:p>
          </table:table-cell>
          <table:table-cell table:number-columns-repeated="1011"/>
        </table:table-row>
        <table:table-row table:style-name="ro8">
          <table:table-cell table:style-name="ce56" office:value-type="float" office:value="321060029">
            <text:p>321060029</text:p>
          </table:table-cell>
          <table:table-cell table:style-name="ce59"/>
          <table:table-cell table:style-name="ce59" office:value-type="string">
            <text:p>Dupont cable;24AWG-150m-Purple-Female (10pcs)</text:p>
          </table:table-cell>
          <table:table-cell table:style-name="ce59" office:value-type="string" office:string-value="Cable">
            <text:p><text:s/>Cable </text:p>
          </table:table-cell>
          <table:table-cell table:style-name="ce56" office:value-type="string">
            <text:p>1P*10pcs L150MM </text:p>
          </table:table-cell>
          <table:table-cell table:style-name="ce59" office:value-type="string" office:string-value="LLD">
            <text:p><text:s/>LLD </text:p>
          </table:table-cell>
          <table:table-cell table:style-name="ce59"/>
          <table:table-cell table:style-name="ce62" office:value-type="float" office:value="0.5">
            <text:p>0.5</text:p>
          </table:table-cell>
          <table:table-cell table:style-name="ce62" office:value-type="float" office:value="10">
            <text:p>10</text:p>
          </table:table-cell>
          <table:table-cell table:number-columns-repeated="2" table:style-name="ce62" office:value-type="float" office:value="0">
            <text:p>0</text:p>
          </table:table-cell>
          <table:table-cell table:style-name="ce59"/>
          <table:table-cell office:value-type="string">
            <text:p>http://www.seeedstudio.com/depot/OPLopen-parts-library-catalog-c-136_138/#321060029</text:p>
          </table:table-cell>
          <table:table-cell table:number-columns-repeated="1011"/>
        </table:table-row>
        <table:table-row table:style-name="ro8">
          <table:table-cell table:style-name="ce56" office:value-type="float" office:value="321060028">
            <text:p>321060028</text:p>
          </table:table-cell>
          <table:table-cell table:style-name="ce59"/>
          <table:table-cell table:style-name="ce59" office:value-type="string">
            <text:p>Dupont cable;24AWG-200m-Blue-Male (10pcs)</text:p>
          </table:table-cell>
          <table:table-cell table:style-name="ce59" office:value-type="string" office:string-value="Cable">
            <text:p><text:s/>Cable </text:p>
          </table:table-cell>
          <table:table-cell table:style-name="ce56" office:value-type="string">
            <text:p>1P*10pcs L200MM </text:p>
          </table:table-cell>
          <table:table-cell table:style-name="ce59" office:value-type="string" office:string-value="LLD">
            <text:p><text:s/>LLD </text:p>
          </table:table-cell>
          <table:table-cell table:style-name="ce59"/>
          <table:table-cell table:style-name="ce62" office:value-type="float" office:value="0.6">
            <text:p>0.6</text:p>
          </table:table-cell>
          <table:table-cell table:style-name="ce62" office:value-type="float" office:value="10">
            <text:p>10</text:p>
          </table:table-cell>
          <table:table-cell table:number-columns-repeated="2" table:style-name="ce62" office:value-type="float" office:value="0">
            <text:p>0</text:p>
          </table:table-cell>
          <table:table-cell table:style-name="ce59"/>
          <table:table-cell office:value-type="string">
            <text:p>http://www.seeedstudio.com/depot/OPLopen-parts-library-catalog-c-136_138/#321060028</text:p>
          </table:table-cell>
          <table:table-cell table:number-columns-repeated="1011"/>
        </table:table-row>
        <table:table-row table:style-name="ro8">
          <table:table-cell table:style-name="ce56" office:value-type="float" office:value="321060027">
            <text:p>321060027</text:p>
          </table:table-cell>
          <table:table-cell table:style-name="ce59"/>
          <table:table-cell table:style-name="ce59" office:value-type="string">
            <text:p>Dupont cable;24AWG-70m-Brown-Male (10pcs)</text:p>
          </table:table-cell>
          <table:table-cell table:style-name="ce59" office:value-type="string" office:string-value="Cable">
            <text:p><text:s/>Cable </text:p>
          </table:table-cell>
          <table:table-cell table:style-name="ce56" office:value-type="string">
            <text:p>1P*10pcs L70MM </text:p>
          </table:table-cell>
          <table:table-cell table:style-name="ce59" office:value-type="string" office:string-value="LLD">
            <text:p><text:s/>LLD </text:p>
          </table:table-cell>
          <table:table-cell table:style-name="ce59"/>
          <table:table-cell table:style-name="ce62" office:value-type="float" office:value="0.5">
            <text:p>0.5</text:p>
          </table:table-cell>
          <table:table-cell table:style-name="ce62" office:value-type="float" office:value="10">
            <text:p>10</text:p>
          </table:table-cell>
          <table:table-cell table:number-columns-repeated="2" table:style-name="ce62" office:value-type="float" office:value="0">
            <text:p>0</text:p>
          </table:table-cell>
          <table:table-cell table:style-name="ce59"/>
          <table:table-cell office:value-type="string">
            <text:p>http://www.seeedstudio.com/depot/OPLopen-parts-library-catalog-c-136_138/#321060027</text:p>
          </table:table-cell>
          <table:table-cell table:number-columns-repeated="1011"/>
        </table:table-row>
        <table:table-row table:style-name="ro8">
          <table:table-cell table:style-name="ce56" office:value-type="float" office:value="321070040">
            <text:p>321070040</text:p>
          </table:table-cell>
          <table:table-cell table:style-name="ce59"/>
          <table:table-cell table:style-name="ce59" office:value-type="string" office:string-value="Flat Cable;28AWG-150mm-colorful-Male">
            <text:p><text:s/>Flat Cable;28AWG-150mm-colorful-Male </text:p>
          </table:table-cell>
          <table:table-cell table:style-name="ce59" office:value-type="string" office:string-value="Cable">
            <text:p><text:s/>Cable </text:p>
          </table:table-cell>
          <table:table-cell table:style-name="ce56" office:value-type="string">
            <text:p>1*10Pin L150MM </text:p>
          </table:table-cell>
          <table:table-cell table:style-name="ce59" office:value-type="string" office:string-value="LLD">
            <text:p><text:s/>LLD </text:p>
          </table:table-cell>
          <table:table-cell table:style-name="ce59"/>
          <table:table-cell table:style-name="ce62" office:value-type="float" office:value="0.6">
            <text:p>0.6</text:p>
          </table:table-cell>
          <table:table-cell table:style-name="ce62" office:value-type="float" office:value="3">
            <text:p>3</text:p>
          </table:table-cell>
          <table:table-cell table:number-columns-repeated="2" table:style-name="ce62" office:value-type="float" office:value="0">
            <text:p>0</text:p>
          </table:table-cell>
          <table:table-cell table:style-name="ce59"/>
          <table:table-cell office:value-type="string">
            <text:p>http://www.seeedstudio.com/depot/OPLopen-parts-library-catalog-c-136_138/#321070040</text:p>
          </table:table-cell>
          <table:table-cell table:number-columns-repeated="1011"/>
        </table:table-row>
        <table:table-row table:style-name="ro8">
          <table:table-cell table:style-name="ce56" office:value-type="float" office:value="321080081">
            <text:p>321080081</text:p>
          </table:table-cell>
          <table:table-cell table:style-name="ce59"/>
          <table:table-cell table:style-name="ce59" office:value-type="string" office:string-value="Alligator Cable;22AWG-250mm-Black">
            <text:p><text:s/>Alligator Cable;22AWG-250mm-Black </text:p>
          </table:table-cell>
          <table:table-cell table:style-name="ce59" office:value-type="string" office:string-value="Cable">
            <text:p><text:s/>Cable </text:p>
          </table:table-cell>
          <table:table-cell table:style-name="ce56" office:value-type="string">
            <text:p>1PCS L250MM</text:p>
          </table:table-cell>
          <table:table-cell table:style-name="ce59" office:value-type="string" office:string-value="LLD">
            <text:p><text:s/>LLD </text:p>
          </table:table-cell>
          <table:table-cell table:style-name="ce59"/>
          <table:table-cell table:style-name="ce62" office:value-type="float" office:value="1.5">
            <text:p>1.5</text:p>
          </table:table-cell>
          <table:table-cell table:style-name="ce62" office:value-type="float" office:value="1">
            <text:p>1</text:p>
          </table:table-cell>
          <table:table-cell table:number-columns-repeated="2" table:style-name="ce62" office:value-type="float" office:value="0">
            <text:p>0</text:p>
          </table:table-cell>
          <table:table-cell table:style-name="ce59"/>
          <table:table-cell office:value-type="string">
            <text:p>http://www.seeedstudio.com/depot/OPLopen-parts-library-catalog-c-136_138/#321080081</text:p>
          </table:table-cell>
          <table:table-cell table:number-columns-repeated="1011"/>
        </table:table-row>
        <table:table-row table:style-name="ro8">
          <table:table-cell table:style-name="ce56" office:value-type="float" office:value="320020142">
            <text:p>320020142</text:p>
          </table:table-cell>
          <table:table-cell table:style-name="ce59" office:value-type="string" office:string-value="P125-1236A0BS116A1">
            <text:p><text:s/>P125-1236A0BS116A1 </text:p>
          </table:table-cell>
          <table:table-cell table:style-name="ce59" office:value-type="string" office:string-value="SMD Black Male Header;">
            <text:p><text:s/>SMD Black Male Header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2*18P-2.54-2.0-9.5/6mm-90D</text:p>
          </table:table-cell>
          <table:table-cell table:style-name="ce59" office:value-type="string" office:string-value="YXCONN">
            <text:p><text:s/>YXCONN </text:p>
          </table:table-cell>
          <table:table-cell table:style-name="ce59"/>
          <table:table-cell table:style-name="ce62" office:value-type="float" office:value="0.25">
            <text:p>0.25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36">
            <text:p>36</text:p>
          </table:table-cell>
          <table:table-cell table:style-name="ce62" office:value-type="float" office:value="3.6">
            <text:p>3.6</text:p>
          </table:table-cell>
          <table:table-cell table:style-name="ce59"/>
          <table:table-cell office:value-type="string">
            <text:p>http://www.seeedstudio.com/depot/OPLopen-parts-library-catalog-c-136_138/#320020142</text:p>
          </table:table-cell>
          <table:table-cell table:number-columns-repeated="1011"/>
        </table:table-row>
        <table:table-row table:style-name="ro8">
          <table:table-cell table:style-name="ce56" office:value-type="float" office:value="321050034">
            <text:p>321050034</text:p>
          </table:table-cell>
          <table:table-cell table:style-name="ce59" office:value-type="string" office:string-value="BS-TC-150MM">
            <text:p><text:s/>BS-TC-150MM </text:p>
          </table:table-cell>
          <table:table-cell table:style-name="ce59" office:value-type="string" office:string-value="9V battery snap connector">
            <text:p><text:s/>9V battery snap connector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L150MM*W25.5mm*H6.2mm</text:p>
          </table:table-cell>
          <table:table-cell table:style-name="ce59" office:value-type="string" office:string-value="SDD">
            <text:p><text:s/>SDD </text:p>
          </table:table-cell>
          <table:table-cell table:style-name="ce59"/>
          <table:table-cell table:style-name="ce62" office:value-type="float" office:value="1">
            <text:p>1</text:p>
          </table:table-cell>
          <table:table-cell table:style-name="ce62" office:value-type="float" office:value="2">
            <text:p>2</text:p>
          </table:table-cell>
          <table:table-cell table:number-columns-repeated="2" table:style-name="ce62" office:value-type="float" office:value="0">
            <text:p>0</text:p>
          </table:table-cell>
          <table:table-cell table:style-name="ce59"/>
          <table:table-cell office:value-type="string">
            <text:p>http://www.seeedstudio.com/depot/OPLopen-parts-library-catalog-c-136_138/#321050034</text:p>
          </table:table-cell>
          <table:table-cell table:number-columns-repeated="1011"/>
        </table:table-row>
        <table:table-row table:style-name="ro8">
          <table:table-cell table:style-name="ce56" office:value-type="float" office:value="320150012">
            <text:p>320150012</text:p>
          </table:table-cell>
          <table:table-cell table:style-name="ce59" office:value-type="string" office:string-value="B257-110B0BMBB">
            <text:p><text:s/>B257-110B0BMBB </text:p>
          </table:table-cell>
          <table:table-cell table:style-name="ce59" office:value-type="string" office:string-value="SMD Box Header-White;">
            <text:p><text:s/>SMD Box Header-White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2*5P-2.0/5.7mm</text:p>
          </table:table-cell>
          <table:table-cell table:style-name="ce59" office:value-type="string" office:string-value="YXCONN">
            <text:p><text:s/>YXCONN </text:p>
          </table:table-cell>
          <table:table-cell table:style-name="ce59"/>
          <table:table-cell table:style-name="ce62" office:value-type="float" office:value="0.3">
            <text:p>0.3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1">
            <text:p>1</text:p>
          </table:table-cell>
          <table:table-cell table:style-name="ce59"/>
          <table:table-cell office:value-type="string">
            <text:p>http://www.seeedstudio.com/depot/OPLopen-parts-library-catalog-c-136_138/#320150012</text:p>
          </table:table-cell>
          <table:table-cell table:number-columns-repeated="1011"/>
        </table:table-row>
        <table:table-row table:style-name="ro8">
          <table:table-cell table:style-name="ce56" office:value-type="float" office:value="317080009">
            <text:p>317080009</text:p>
          </table:table-cell>
          <table:table-cell table:style-name="ce59" office:value-type="string" office:string-value="JHD204A">
            <text:p><text:s/>JHD204A </text:p>
          </table:table-cell>
          <table:table-cell table:style-name="ce59" office:value-type="string" office:string-value="Display Module;98*60*14mm">
            <text:p><text:s/>Display Module;98*60*14mm </text:p>
          </table:table-cell>
          <table:table-cell table:style-name="ce59" office:value-type="string" office:string-value="Module">
            <text:p><text:s/>Module </text:p>
          </table:table-cell>
          <table:table-cell table:style-name="ce56" office:value-type="string">
            <text:p>L98mm*W60mm*H14mm</text:p>
          </table:table-cell>
          <table:table-cell table:style-name="ce59" office:value-type="string" office:string-value="JHD">
            <text:p><text:s/>JHD </text:p>
          </table:table-cell>
          <table:table-cell table:style-name="ce59"/>
          <table:table-cell table:style-name="ce62" office:value-type="float" office:value="6.5">
            <text:p>6.5</text:p>
          </table:table-cell>
          <table:table-cell table:style-name="ce62" office:value-type="float" office:value="1">
            <text:p>1</text:p>
          </table:table-cell>
          <table:table-cell table:number-columns-repeated="2" table:style-name="ce62" office:value-type="float" office:value="0">
            <text:p>0</text:p>
          </table:table-cell>
          <table:table-cell table:style-name="ce59"/>
          <table:table-cell office:value-type="string">
            <text:p>http://www.seeedstudio.com/depot/OPLopen-parts-library-catalog-c-136_138/#317080009</text:p>
          </table:table-cell>
          <table:table-cell table:number-columns-repeated="1011"/>
        </table:table-row>
        <table:table-row table:style-name="ro8">
          <table:table-cell table:style-name="ce56" office:value-type="float" office:value="316030003">
            <text:p>316030003</text:p>
          </table:table-cell>
          <table:table-cell table:style-name="ce59" office:value-type="string" office:string-value="HS-615-Q37070450-36-67">
            <text:p><text:s/>HS-615-Q37070450-36-67 </text:p>
          </table:table-cell>
          <table:table-cell table:style-name="ce59" office:value-type="string" office:string-value="Dc Motor;6*15mm spare motor (BC-CM-01-B)">
            <text:p><text:s/>Dc Motor;6*15mm spare motor (BC-CM-01-B) </text:p>
          </table:table-cell>
          <table:table-cell table:style-name="ce59" office:value-type="string" office:string-value="Motor">
            <text:p><text:s/>Motor </text:p>
          </table:table-cell>
          <table:table-cell table:style-name="ce56" office:value-type="string">
            <text:p>2Pin-D6mm-L15mm</text:p>
          </table:table-cell>
          <table:table-cell table:style-name="ce59" office:value-type="string" office:string-value="HS">
            <text:p><text:s/>HS </text:p>
          </table:table-cell>
          <table:table-cell table:style-name="ce59"/>
          <table:table-cell table:style-name="ce62" office:value-type="float" office:value="3">
            <text:p>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16030003</text:p>
          </table:table-cell>
          <table:table-cell table:number-columns-repeated="1011"/>
        </table:table-row>
        <table:table-row table:style-name="ro8">
          <table:table-cell table:style-name="ce56" office:value-type="float" office:value="314070000">
            <text:p>314070000</text:p>
          </table:table-cell>
          <table:table-cell table:style-name="ce59" office:value-type="string" office:string-value="1005939-1">
            <text:p><text:s/>1005939-1 </text:p>
          </table:table-cell>
          <table:table-cell table:style-name="ce59" office:value-type="string" office:string-value="DIP Vibration Sensor;40Hz,1V/g">
            <text:p><text:s/>DIP Vibration Sensor;40Hz,1V/g </text:p>
          </table:table-cell>
          <table:table-cell table:style-name="ce59" office:value-type="string" office:string-value="Sensor">
            <text:p><text:s/>Sensor </text:p>
          </table:table-cell>
          <table:table-cell table:style-name="ce56" office:value-type="string">
            <text:p>2P-2.54-L17.8*W7.0*H1.4mm</text:p>
          </table:table-cell>
          <table:table-cell table:style-name="ce59" office:value-type="string" office:string-value="MEAS">
            <text:p><text:s/>MEAS </text:p>
          </table:table-cell>
          <table:table-cell table:style-name="ce59"/>
          <table:table-cell table:style-name="ce62" office:value-type="float" office:value="2.85">
            <text:p>2.8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14070000</text:p>
          </table:table-cell>
          <table:table-cell table:number-columns-repeated="1011"/>
        </table:table-row>
        <table:table-row table:style-name="ro8">
          <table:table-cell table:style-name="ce56" office:value-type="float" office:value="114990107">
            <text:p>114990107</text:p>
          </table:table-cell>
          <table:table-cell table:style-name="ce59" office:value-type="string" office:string-value="FSR400">
            <text:p><text:s/>FSR400 </text:p>
          </table:table-cell>
          <table:table-cell table:style-name="ce59" office:value-type="string" office:string-value="0.2 Inch Thin Film Resistor type Pressure bend Sensor-FSR400 A301">
            <text:p><text:s/>0.2 Inch Thin Film Resistor type Pressure bend Sensor-FSR400 A301 </text:p>
          </table:table-cell>
          <table:table-cell table:style-name="ce59" office:value-type="string" office:string-value="Sensor">
            <text:p><text:s/>Sensor </text:p>
          </table:table-cell>
          <table:table-cell table:style-name="ce56" office:value-type="string">
            <text:p>2Pin-D7.6mm-L38.1mm*W6.4mm*H0.3mm</text:p>
          </table:table-cell>
          <table:table-cell table:style-name="ce59" office:value-type="string" office:string-value="Interlink electronics">
            <text:p><text:s/>Interlink electronics </text:p>
          </table:table-cell>
          <table:table-cell table:style-name="ce59"/>
          <table:table-cell table:style-name="ce62" office:value-type="float" office:value="13">
            <text:p>13</text:p>
          </table:table-cell>
          <table:table-cell table:style-name="ce62" office:value-type="float" office:value="1">
            <text:p>1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114990107</text:p>
          </table:table-cell>
          <table:table-cell table:number-columns-repeated="1011"/>
        </table:table-row>
        <table:table-row table:style-name="ro8">
          <table:table-cell table:style-name="ce56" office:value-type="float" office:value="114990106">
            <text:p>114990106</text:p>
          </table:table-cell>
          <table:table-cell table:style-name="ce59" office:value-type="string" office:string-value="FSL0055253ST">
            <text:p><text:s/>FSL0055253ST </text:p>
          </table:table-cell>
          <table:table-cell table:style-name="ce59" office:value-type="string" office:string-value="2.2 Inch Bend Sensor-A201">
            <text:p><text:s/>2.2 Inch Bend Sensor-A201 </text:p>
          </table:table-cell>
          <table:table-cell table:style-name="ce59" office:value-type="string" office:string-value="Sensor">
            <text:p><text:s/>Sensor </text:p>
          </table:table-cell>
          <table:table-cell table:style-name="ce56" office:value-type="string">
            <text:p>2Pin-L73.6mm*W6.4mm*H0.3mm</text:p>
          </table:table-cell>
          <table:table-cell table:style-name="ce59" office:value-type="string">
            <text:p>Spectrasymbol</text:p>
          </table:table-cell>
          <table:table-cell table:style-name="ce59"/>
          <table:table-cell table:style-name="ce62" office:value-type="float" office:value="30">
            <text:p>30</text:p>
          </table:table-cell>
          <table:table-cell table:style-name="ce62" office:value-type="float" office:value="1">
            <text:p>1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114990106</text:p>
          </table:table-cell>
          <table:table-cell table:number-columns-repeated="1011"/>
        </table:table-row>
        <table:table-row table:style-name="ro8">
          <table:table-cell table:style-name="ce56" office:value-type="float" office:value="302010015">
            <text:p>302010015</text:p>
          </table:table-cell>
          <table:table-cell table:style-name="ce59" office:value-type="string" office:string-value="CC0402JRNPO9BN151">
            <text:p><text:s/>CC0402JRNPO9BN151 </text:p>
          </table:table-cell>
          <table:table-cell table:style-name="ce59" office:value-type="string" office:string-value="SMD CAP Ceramic 150pF-50V-5%-NPO;">
            <text:p><text:s/>SMD CAP Ceramic 150pF-50V-5%-NPO; </text:p>
          </table:table-cell>
          <table:table-cell table:style-name="ce59" office:value-type="string" office:string-value="Capacitor">
            <text:p><text:s/>Capacitor </text:p>
          </table:table-cell>
          <table:table-cell table:style-name="ce56" office:value-type="string">
            <text:p>0402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28664495114007">
            <text:p>0.0128664495114007</text:p>
          </table:table-cell>
          <table:table-cell table:style-name="ce62" office:value-type="float" office:value="100">
            <text:p>10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2010015</text:p>
          </table:table-cell>
          <table:table-cell table:number-columns-repeated="1011"/>
        </table:table-row>
        <table:table-row table:style-name="ro8">
          <table:table-cell table:style-name="ce56" office:value-type="float" office:value="302010074">
            <text:p>302010074</text:p>
          </table:table-cell>
          <table:table-cell table:style-name="ce59" office:value-type="string" office:string-value="CC0603KRX7R9BB332">
            <text:p><text:s/>CC0603KRX7R9BB332 </text:p>
          </table:table-cell>
          <table:table-cell table:style-name="ce59" office:value-type="string" office:string-value="SMD CAP Ceramic 3.3nF-50V-10%-X7R;">
            <text:p><text:s/>SMD CAP Ceramic 3.3nF-50V-10%-X7R; </text:p>
          </table:table-cell>
          <table:table-cell table:style-name="ce59" office:value-type="string" office:string-value="Capacitor">
            <text:p><text:s/>Capacitor </text:p>
          </table:table-cell>
          <table:table-cell table:style-name="ce56" office:value-type="string">
            <text:p>0603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2010074</text:p>
          </table:table-cell>
          <table:table-cell table:number-columns-repeated="1011"/>
        </table:table-row>
        <table:table-row table:style-name="ro8">
          <table:table-cell table:style-name="ce56" office:value-type="float" office:value="310030061">
            <text:p>310030061</text:p>
          </table:table-cell>
          <table:table-cell table:style-name="ce59" office:value-type="string" office:string-value="MCP73811T-420I/OT">
            <text:p><text:s/>MCP73811T-420I/OT </text:p>
          </table:table-cell>
          <table:table-cell table:style-name="ce59" office:value-type="string" office:string-value="SMD IC LI-ION/LI-POLY CTRLR, 3.75 V ~ 6 V">
            <text:p><text:s/>SMD IC LI-ION/LI-POLY CTRLR, 3.75 V ~ 6 V 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SOT-23-5</text:p>
          </table:table-cell>
          <table:table-cell table:style-name="ce59" office:value-type="string" office:string-value="Microchip">
            <text:p><text:s/>Microchip </text:p>
          </table:table-cell>
          <table:table-cell table:style-name="ce59"/>
          <table:table-cell table:style-name="ce62" office:value-type="float" office:value="0.6">
            <text:p>0.6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0.5">
            <text:p>0.5</text:p>
          </table:table-cell>
          <table:table-cell table:style-name="ce59"/>
          <table:table-cell office:value-type="string">
            <text:p>http://www.seeedstudio.com/depot/OPLopen-parts-library-catalog-c-136_138/#310030061</text:p>
          </table:table-cell>
          <table:table-cell table:number-columns-repeated="1011"/>
        </table:table-row>
        <table:table-row table:style-name="ro8">
          <table:table-cell table:style-name="ce56" office:value-type="float" office:value="310030070">
            <text:p>310030070</text:p>
          </table:table-cell>
          <table:table-cell table:style-name="ce59" office:value-type="string" office:string-value="XC6206P302PR">
            <text:p><text:s/>XC6206P302PR </text:p>
          </table:table-cell>
          <table:table-cell table:style-name="ce59" office:value-type="string" office:string-value="SMD IC PMIC;0.5A,1.2-5V,">
            <text:p><text:s/>SMD IC PMIC;0.5A,1.2-5V, 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SOT-89</text:p>
          </table:table-cell>
          <table:table-cell table:style-name="ce59" office:value-type="string">
            <text:p>Torex</text:p>
          </table:table-cell>
          <table:table-cell table:style-name="ce59"/>
          <table:table-cell table:style-name="ce62" office:value-type="float" office:value="2.2">
            <text:p>2.2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0.3">
            <text:p>0.3</text:p>
          </table:table-cell>
          <table:table-cell table:style-name="ce59"/>
          <table:table-cell office:value-type="string">
            <text:p>http://www.seeedstudio.com/depot/OPLopen-parts-library-catalog-c-136_138/#310030070</text:p>
          </table:table-cell>
          <table:table-cell table:number-columns-repeated="1011"/>
        </table:table-row>
        <table:table-row table:style-name="ro8">
          <table:table-cell table:style-name="ce56" office:value-type="float" office:value="320020043">
            <text:p>320020043</text:p>
          </table:table-cell>
          <table:table-cell table:style-name="ce59" office:value-type="string" office:string-value="P220-1212A0BS116A1">
            <text:p><text:s/>P220-1212A0BS116A1 </text:p>
          </table:table-cell>
          <table:table-cell table:style-name="ce59" office:value-type="string" office:string-value="DIP Black Male Header VERT;">
            <text:p><text:s/>DIP Black Male Header VERT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2*6P-2.0-2.0-8.7/2.8mm</text:p>
          </table:table-cell>
          <table:table-cell table:style-name="ce59" office:value-type="string" office:string-value="YXCONN">
            <text:p><text:s/>YXCONN </text:p>
          </table:table-cell>
          <table:table-cell table:style-name="ce59"/>
          <table:table-cell table:style-name="ce62" office:value-type="float" office:value="0.0793973941368078">
            <text:p>0.0793973941368078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12">
            <text:p>12</text:p>
          </table:table-cell>
          <table:table-cell table:style-name="ce62" office:value-type="float" office:value="1.2">
            <text:p>1.2</text:p>
          </table:table-cell>
          <table:table-cell table:style-name="ce59"/>
          <table:table-cell office:value-type="string">
            <text:p>http://www.seeedstudio.com/depot/OPLopen-parts-library-catalog-c-136_138/#320020043</text:p>
          </table:table-cell>
          <table:table-cell table:number-columns-repeated="1011"/>
        </table:table-row>
        <table:table-row table:style-name="ro8">
          <table:table-cell table:style-name="ce56" office:value-type="float" office:value="311020031">
            <text:p>311020031</text:p>
          </table:table-cell>
          <table:table-cell table:style-name="ce59" office:value-type="string" office:string-value="TS-1103 H7mm">
            <text:p><text:s/>TS-1103 H7mm </text:p>
          </table:table-cell>
          <table:table-cell table:style-name="ce59" office:value-type="string" office:string-value="DIP Button Top Black;">
            <text:p><text:s/>DIP Button Top Black; </text:p>
          </table:table-cell>
          <table:table-cell table:style-name="ce59" office:value-type="string" office:string-value="Switch">
            <text:p><text:s/>Switch </text:p>
          </table:table-cell>
          <table:table-cell table:style-name="ce56" office:value-type="string">
            <text:p>4P-L12.0*W12.0*H7.3mm</text:p>
          </table:table-cell>
          <table:table-cell table:style-name="ce59" office:value-type="string" office:string-value="BEST">
            <text:p><text:s/>BEST </text:p>
          </table:table-cell>
          <table:table-cell table:style-name="ce59"/>
          <table:table-cell table:style-name="ce62" office:value-type="float" office:value="0.12">
            <text:p>0.12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0.4">
            <text:p>0.4</text:p>
          </table:table-cell>
          <table:table-cell table:style-name="ce59"/>
          <table:table-cell office:value-type="string">
            <text:p>http://www.seeedstudio.com/depot/OPLopen-parts-library-catalog-c-136_138/#311020031</text:p>
          </table:table-cell>
          <table:table-cell table:number-columns-repeated="1011"/>
        </table:table-row>
        <table:table-row table:style-name="ro8">
          <table:table-cell table:style-name="ce56" office:value-type="float" office:value="311020041">
            <text:p>311020041</text:p>
          </table:table-cell>
          <table:table-cell table:style-name="ce59" office:value-type="string" office:string-value="TS-1103 H4.3mm">
            <text:p><text:s/>TS-1103 H4.3mm </text:p>
          </table:table-cell>
          <table:table-cell table:style-name="ce59" office:value-type="string" office:string-value="DIP Button Top;Black">
            <text:p><text:s/>DIP Button Top;Black </text:p>
          </table:table-cell>
          <table:table-cell table:style-name="ce59" office:value-type="string" office:string-value="Switch">
            <text:p><text:s/>Switch </text:p>
          </table:table-cell>
          <table:table-cell table:style-name="ce56" office:value-type="string">
            <text:p>4p-L12*W12*4.2H</text:p>
          </table:table-cell>
          <table:table-cell table:style-name="ce59" office:value-type="string" office:string-value="BEST">
            <text:p><text:s/>BEST </text:p>
          </table:table-cell>
          <table:table-cell table:style-name="ce59"/>
          <table:table-cell table:style-name="ce62" office:value-type="float" office:value="0.128623778501629">
            <text:p>0.128623778501629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0.4">
            <text:p>0.4</text:p>
          </table:table-cell>
          <table:table-cell table:style-name="ce59"/>
          <table:table-cell office:value-type="string">
            <text:p>http://www.seeedstudio.com/depot/OPLopen-parts-library-catalog-c-136_138/#311020041</text:p>
          </table:table-cell>
          <table:table-cell table:number-columns-repeated="1011"/>
        </table:table-row>
        <table:table-row table:style-name="ro8">
          <table:table-cell table:style-name="ce56" office:value-type="float" office:value="311010006">
            <text:p>311010006</text:p>
          </table:table-cell>
          <table:table-cell table:style-name="ce59" office:value-type="string" office:string-value="EG1218">
            <text:p><text:s/>EG1218 </text:p>
          </table:table-cell>
          <table:table-cell table:style-name="ce59" office:value-type="string" office:string-value="DIP Slide Switch Top 2.5mm;">
            <text:p><text:s/>DIP Slide Switch Top 2.5mm; </text:p>
          </table:table-cell>
          <table:table-cell table:style-name="ce59" office:value-type="string" office:string-value="Switch">
            <text:p><text:s/>Switch </text:p>
          </table:table-cell>
          <table:table-cell table:style-name="ce56" office:value-type="string">
            <text:p>3P-2.5-L11.6*W4.0*H5.4+2.0mm</text:p>
          </table:table-cell>
          <table:table-cell table:style-name="ce59" office:value-type="string" office:string-value="E-Switch">
            <text:p><text:s/>E-Switch </text:p>
          </table:table-cell>
          <table:table-cell table:style-name="ce59"/>
          <table:table-cell table:style-name="ce62" office:value-type="float" office:value="1.46579804560261">
            <text:p>1.46579804560261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0.3">
            <text:p>0.3</text:p>
          </table:table-cell>
          <table:table-cell table:style-name="ce59"/>
          <table:table-cell office:value-type="string">
            <text:p>http://www.seeedstudio.com/depot/OPLopen-parts-library-catalog-c-136_138/#311010006</text:p>
          </table:table-cell>
          <table:table-cell table:number-columns-repeated="1011"/>
        </table:table-row>
        <table:table-row table:style-name="ro8">
          <table:table-cell table:style-name="ce56" office:value-type="float" office:value="311020067">
            <text:p>311020067</text:p>
          </table:table-cell>
          <table:table-cell table:style-name="ce59" office:value-type="string" office:string-value="SKQGAKE010">
            <text:p><text:s/>SKQGAKE010 </text:p>
          </table:table-cell>
          <table:table-cell table:style-name="ce59" office:value-type="string" office:string-value="SMD Switch;">
            <text:p><text:s/>SMD Switch; </text:p>
          </table:table-cell>
          <table:table-cell table:style-name="ce59" office:value-type="string" office:string-value="Switch">
            <text:p><text:s/>Switch </text:p>
          </table:table-cell>
          <table:table-cell table:style-name="ce56" office:value-type="string">
            <text:p>4P-5.2*5.2*1.5mm</text:p>
          </table:table-cell>
          <table:table-cell table:style-name="ce59" office:value-type="string" office:string-value="ALPS">
            <text:p><text:s/>ALPS </text:p>
          </table:table-cell>
          <table:table-cell table:style-name="ce59"/>
          <table:table-cell table:style-name="ce62" office:value-type="float" office:value="0.203583061889251">
            <text:p>0.203583061889251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0.4">
            <text:p>0.4</text:p>
          </table:table-cell>
          <table:table-cell table:style-name="ce59"/>
          <table:table-cell office:value-type="string">
            <text:p>http://www.seeedstudio.com/depot/OPLopen-parts-library-catalog-c-136_138/#311020067</text:p>
          </table:table-cell>
          <table:table-cell table:number-columns-repeated="1011"/>
        </table:table-row>
        <table:table-row table:style-name="ro8">
          <table:table-cell table:style-name="ce56" office:value-type="string">
            <text:p>311110007</text:p>
          </table:table-cell>
          <table:table-cell table:style-name="ce59" office:value-type="string" office:string-value="TM-504C">
            <text:p><text:s/>TM-504C </text:p>
          </table:table-cell>
          <table:table-cell table:style-name="ce59" office:value-type="string" office:string-value="SMD Joystick push button;">
            <text:p><text:s/>SMD Joystick push button; </text:p>
          </table:table-cell>
          <table:table-cell table:style-name="ce59" office:value-type="string" office:string-value="Switch">
            <text:p><text:s/>Switch </text:p>
          </table:table-cell>
          <table:table-cell table:style-name="ce56" office:value-type="string">
            <text:p>6P-SMD-L11.8*W10.2*H10mm</text:p>
          </table:table-cell>
          <table:table-cell table:style-name="ce59" office:value-type="string" office:string-value="KKG">
            <text:p><text:s/>KKG </text:p>
          </table:table-cell>
          <table:table-cell table:style-name="ce59"/>
          <table:table-cell table:number-columns-repeated="2" table:style-name="ce62" office:value-type="float" office:value="1">
            <text:p>1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0.6">
            <text:p>0.6</text:p>
          </table:table-cell>
          <table:table-cell table:style-name="ce59"/>
          <table:table-cell office:value-type="string">
            <text:p>http://www.seeedstudio.com/depot/OPLopen-parts-library-catalog-c-136_138/#311110007</text:p>
          </table:table-cell>
          <table:table-cell table:number-columns-repeated="1011"/>
        </table:table-row>
        <table:table-row table:style-name="ro8">
          <table:table-cell table:style-name="ce56" office:value-type="float" office:value="320210008">
            <text:p>320210008</text:p>
          </table:table-cell>
          <table:table-cell table:style-name="ce59" office:value-type="string" office:string-value="89883-410LF">
            <text:p><text:s/>89883-410LF </text:p>
          </table:table-cell>
          <table:table-cell table:style-name="ce59" office:value-type="string" office:string-value="SMD BTB CONN female connector;">
            <text:p><text:s/>SMD BTB CONN female connector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2*10P-2.54-2.54-5.85mm</text:p>
          </table:table-cell>
          <table:table-cell table:style-name="ce59" office:value-type="string" office:string-value="FCI">
            <text:p><text:s/>FCI </text:p>
          </table:table-cell>
          <table:table-cell table:style-name="ce59"/>
          <table:table-cell table:style-name="ce62" office:value-type="float" office:value="4.5">
            <text:p>4.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2">
            <text:p>2</text:p>
          </table:table-cell>
          <table:table-cell table:style-name="ce59"/>
          <table:table-cell office:value-type="string">
            <text:p>http://www.seeedstudio.com/depot/OPLopen-parts-library-catalog-c-136_138/#320210008</text:p>
          </table:table-cell>
          <table:table-cell table:number-columns-repeated="1011"/>
        </table:table-row>
        <table:table-row table:style-name="ro8">
          <table:table-cell table:style-name="ce56" office:value-type="float" office:value="320020055">
            <text:p>320020055</text:p>
          </table:table-cell>
          <table:table-cell table:style-name="ce59" office:value-type="string" office:string-value="P310-1103A0BM116A1">
            <text:p><text:s/>P310-1103A0BM116A1 </text:p>
          </table:table-cell>
          <table:table-cell table:style-name="ce59" office:value-type="string" office:string-value="SMD Black Male Header R/A;">
            <text:p><text:s/>SMD Black Male Header R/A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1*3P-1.27-2.5-5.9/3.0mm-1</text:p>
          </table:table-cell>
          <table:table-cell table:style-name="ce59" office:value-type="string" office:string-value="YXCONN">
            <text:p><text:s/>YXCONN </text:p>
          </table:table-cell>
          <table:table-cell table:style-name="ce59"/>
          <table:table-cell table:style-name="ce62" office:value-type="float" office:value="0.101791530944625">
            <text:p>0.101791530944625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0.3">
            <text:p>0.3</text:p>
          </table:table-cell>
          <table:table-cell table:style-name="ce59"/>
          <table:table-cell office:value-type="string">
            <text:p>http://www.seeedstudio.com/depot/OPLopen-parts-library-catalog-c-136_138/#320020055</text:p>
          </table:table-cell>
          <table:table-cell table:number-columns-repeated="1011"/>
        </table:table-row>
        <table:table-row table:style-name="ro8">
          <table:table-cell table:style-name="ce56" office:value-type="float" office:value="320020068">
            <text:p>320020068</text:p>
          </table:table-cell>
          <table:table-cell table:style-name="ce59" office:value-type="string" office:string-value="P125-1104A0BMB116D1">
            <text:p><text:s/>P125-1104A0BMB116D1 </text:p>
          </table:table-cell>
          <table:table-cell table:style-name="ce59" office:value-type="string" office:string-value="SMD Black Male Header R/A;">
            <text:p><text:s/>SMD Black Male Header R/A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1*4P-2.54-2.54-9.3/6.0mm-2</text:p>
          </table:table-cell>
          <table:table-cell table:style-name="ce59" office:value-type="string" office:string-value="YXCONN">
            <text:p><text:s/>YXCONN </text:p>
          </table:table-cell>
          <table:table-cell table:style-name="ce59"/>
          <table:table-cell table:style-name="ce62" office:value-type="float" office:value="0.0488599348534202">
            <text:p>0.0488599348534202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0.4">
            <text:p>0.4</text:p>
          </table:table-cell>
          <table:table-cell table:style-name="ce59"/>
          <table:table-cell office:value-type="string">
            <text:p>http://www.seeedstudio.com/depot/OPLopen-parts-library-catalog-c-136_138/#320020068</text:p>
          </table:table-cell>
          <table:table-cell table:number-columns-repeated="1011"/>
        </table:table-row>
        <table:table-row table:style-name="ro8">
          <table:table-cell table:style-name="ce56" office:value-type="float" office:value="320020036">
            <text:p>320020036</text:p>
          </table:table-cell>
          <table:table-cell table:style-name="ce59" office:value-type="string" office:string-value="P120-1110A0BMB116D2">
            <text:p><text:s/>P120-1110A0BMB116D2 </text:p>
          </table:table-cell>
          <table:table-cell table:style-name="ce59" office:value-type="string" office:string-value="SMD Black Male Header VERT;">
            <text:p><text:s/>SMD Black Male Header VERT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1*10P-2.0-2.0-4.0mm-2</text:p>
          </table:table-cell>
          <table:table-cell table:style-name="ce59" office:value-type="string" office:string-value="YXCONN">
            <text:p><text:s/>YXCONN </text:p>
          </table:table-cell>
          <table:table-cell table:style-name="ce59"/>
          <table:table-cell table:style-name="ce62" office:value-type="float" office:value="0.162866449511401">
            <text:p>0.162866449511401</text:p>
          </table:table-cell>
          <table:table-cell table:number-columns-repeated="2" table:style-name="ce62" office:value-type="float" office:value="10">
            <text:p>10</text:p>
          </table:table-cell>
          <table:table-cell table:style-name="ce62" office:value-type="float" office:value="1">
            <text:p>1</text:p>
          </table:table-cell>
          <table:table-cell table:style-name="ce59"/>
          <table:table-cell office:value-type="string">
            <text:p>http://www.seeedstudio.com/depot/OPLopen-parts-library-catalog-c-136_138/#320020036</text:p>
          </table:table-cell>
          <table:table-cell table:number-columns-repeated="1011"/>
        </table:table-row>
        <table:table-row table:style-name="ro8">
          <table:table-cell table:style-name="ce56" office:value-type="float" office:value="320020130">
            <text:p>320020130</text:p>
          </table:table-cell>
          <table:table-cell table:style-name="ce59" office:value-type="string" office:string-value="P125-1111A0BMB116D2">
            <text:p><text:s/>P125-1111A0BMB116D2 </text:p>
          </table:table-cell>
          <table:table-cell table:style-name="ce59" office:value-type="string" office:string-value="SMD Black Male Header VERT;">
            <text:p><text:s/>SMD Black Male Header VERT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1*11P-2.54-3/8.2mm </text:p>
          </table:table-cell>
          <table:table-cell table:style-name="ce59" office:value-type="string" office:string-value="YXCONN">
            <text:p><text:s/>YXCONN </text:p>
          </table:table-cell>
          <table:table-cell table:style-name="ce59"/>
          <table:table-cell table:style-name="ce62" office:value-type="float" office:value="0.134364820846906">
            <text:p>0.134364820846906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11">
            <text:p>11</text:p>
          </table:table-cell>
          <table:table-cell table:style-name="ce62" office:value-type="float" office:value="1.1">
            <text:p>1.1</text:p>
          </table:table-cell>
          <table:table-cell table:style-name="ce59"/>
          <table:table-cell office:value-type="string">
            <text:p>http://www.seeedstudio.com/depot/OPLopen-parts-library-catalog-c-136_138/#320020130</text:p>
          </table:table-cell>
          <table:table-cell table:number-columns-repeated="1011"/>
        </table:table-row>
        <table:table-row table:style-name="ro8">
          <table:table-cell table:style-name="ce56" office:value-type="float" office:value="320020131">
            <text:p>320020131</text:p>
          </table:table-cell>
          <table:table-cell table:style-name="ce59" office:value-type="string" office:string-value="P125-1112A0BMB116D2">
            <text:p><text:s/>P125-1112A0BMB116D2 </text:p>
          </table:table-cell>
          <table:table-cell table:style-name="ce59" office:value-type="string" office:string-value="SMD Black Male Header VERT;">
            <text:p><text:s/>SMD Black Male Header VERT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1*12P-2.54-3/8.2mm-2</text:p>
          </table:table-cell>
          <table:table-cell table:style-name="ce59" office:value-type="string" office:string-value="YXCONN">
            <text:p><text:s/>YXCONN </text:p>
          </table:table-cell>
          <table:table-cell table:style-name="ce59"/>
          <table:table-cell table:style-name="ce62" office:value-type="float" office:value="0.146579804560261">
            <text:p>0.146579804560261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12">
            <text:p>12</text:p>
          </table:table-cell>
          <table:table-cell table:style-name="ce62" office:value-type="float" office:value="1.2">
            <text:p>1.2</text:p>
          </table:table-cell>
          <table:table-cell table:style-name="ce59"/>
          <table:table-cell office:value-type="string">
            <text:p>http://www.seeedstudio.com/depot/OPLopen-parts-library-catalog-c-136_138/#320020131</text:p>
          </table:table-cell>
          <table:table-cell table:number-columns-repeated="1011"/>
        </table:table-row>
        <table:table-row table:style-name="ro8">
          <table:table-cell table:style-name="ce56" office:value-type="float" office:value="320020048">
            <text:p>320020048</text:p>
          </table:table-cell>
          <table:table-cell table:style-name="ce59" office:value-type="string" office:string-value="P125-1140A0BMB116D2">
            <text:p><text:s/>P125-1140A0BMB116D2 </text:p>
          </table:table-cell>
          <table:table-cell table:style-name="ce59" office:value-type="string" office:string-value="SMD Blue Male Header R/A;">
            <text:p><text:s/>SMD Blue Male Header R/A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1*40P-2.54-2.54-9.3/6.0mm-2</text:p>
          </table:table-cell>
          <table:table-cell table:style-name="ce59" office:value-type="string" office:string-value="YXCONN">
            <text:p><text:s/>YXCONN </text:p>
          </table:table-cell>
          <table:table-cell table:style-name="ce59"/>
          <table:table-cell table:style-name="ce62" office:value-type="float" office:value="0.407166123778502">
            <text:p>0.407166123778502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40">
            <text:p>40</text:p>
          </table:table-cell>
          <table:table-cell table:style-name="ce62" office:value-type="float" office:value="4">
            <text:p>4</text:p>
          </table:table-cell>
          <table:table-cell table:style-name="ce59"/>
          <table:table-cell office:value-type="string">
            <text:p>http://www.seeedstudio.com/depot/OPLopen-parts-library-catalog-c-136_138/#320020048</text:p>
          </table:table-cell>
          <table:table-cell table:number-columns-repeated="1011"/>
        </table:table-row>
        <table:table-row table:style-name="ro8">
          <table:table-cell table:style-name="ce56" office:value-type="float" office:value="320020119">
            <text:p>320020119</text:p>
          </table:table-cell>
          <table:table-cell table:style-name="ce59" office:value-type="string" office:string-value="F243-1109A0BMUB2">
            <text:p><text:s/>F243-1109A0BMUB2 </text:p>
          </table:table-cell>
          <table:table-cell table:style-name="ce59" office:value-type="string" office:string-value="SMD Black Male Header;">
            <text:p><text:s/>SMD Black Male Header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2*5P-1.27-1.27mm-3.05mm</text:p>
          </table:table-cell>
          <table:table-cell table:style-name="ce59" office:value-type="string" office:string-value="YXCONN">
            <text:p><text:s/>YXCONN </text:p>
          </table:table-cell>
          <table:table-cell table:style-name="ce59"/>
          <table:table-cell table:style-name="ce62" office:value-type="float" office:value="0.203583061889251">
            <text:p>0.203583061889251</text:p>
          </table:table-cell>
          <table:table-cell table:number-columns-repeated="2" table:style-name="ce62" office:value-type="float" office:value="10">
            <text:p>10</text:p>
          </table:table-cell>
          <table:table-cell table:style-name="ce62" office:value-type="float" office:value="1">
            <text:p>1</text:p>
          </table:table-cell>
          <table:table-cell table:style-name="ce59"/>
          <table:table-cell office:value-type="string">
            <text:p>http://www.seeedstudio.com/depot/OPLopen-parts-library-catalog-c-136_138/#320020119</text:p>
          </table:table-cell>
          <table:table-cell table:number-columns-repeated="1011"/>
        </table:table-row>
        <table:table-row table:style-name="ro8">
          <table:table-cell table:style-name="ce56" office:value-type="float" office:value="320030106">
            <text:p>320030106</text:p>
          </table:table-cell>
          <table:table-cell table:style-name="ce59" office:value-type="string" office:string-value="F171-1107A0BMU01">
            <text:p><text:s/>F171-1107A0BMU01 </text:p>
          </table:table-cell>
          <table:table-cell table:style-name="ce59" office:value-type="string" office:string-value="SMD Black Female Header;">
            <text:p><text:s/>SMD Black Female Header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1*7P-2.54-7.1mm</text:p>
          </table:table-cell>
          <table:table-cell table:style-name="ce59" office:value-type="string" office:string-value="YXCONN">
            <text:p><text:s/>YXCONN </text:p>
          </table:table-cell>
          <table:table-cell table:style-name="ce59"/>
          <table:table-cell table:style-name="ce62" office:value-type="float" office:value="0.228013029315961">
            <text:p>0.228013029315961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0.7">
            <text:p>0.7</text:p>
          </table:table-cell>
          <table:table-cell table:style-name="ce59"/>
          <table:table-cell office:value-type="string">
            <text:p>http://www.seeedstudio.com/depot/OPLopen-parts-library-catalog-c-136_138/#320030106</text:p>
          </table:table-cell>
          <table:table-cell table:number-columns-repeated="1011"/>
        </table:table-row>
        <table:table-row table:style-name="ro8">
          <table:table-cell table:style-name="ce56" office:value-type="float" office:value="320030123">
            <text:p>320030123</text:p>
          </table:table-cell>
          <table:table-cell table:style-name="ce59" office:value-type="string" office:string-value="RF130-1113ABM1162">
            <text:p><text:s/>RF130-1113ABM1162 </text:p>
          </table:table-cell>
          <table:table-cell table:style-name="ce59" office:value-type="string" office:string-value="SMD Black Female Header;">
            <text:p><text:s/>SMD Black Female Header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1*11P-2.54-3/4.2mm</text:p>
          </table:table-cell>
          <table:table-cell table:style-name="ce59" office:value-type="string" office:string-value="YXCONN">
            <text:p><text:s/>YXCONN </text:p>
          </table:table-cell>
          <table:table-cell table:style-name="ce59"/>
          <table:table-cell table:style-name="ce62" office:value-type="float" office:value="0.325732899022801">
            <text:p>0.325732899022801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11">
            <text:p>11</text:p>
          </table:table-cell>
          <table:table-cell table:style-name="ce62" office:value-type="float" office:value="1.1">
            <text:p>1.1</text:p>
          </table:table-cell>
          <table:table-cell table:style-name="ce59"/>
          <table:table-cell office:value-type="string">
            <text:p>http://www.seeedstudio.com/depot/OPLopen-parts-library-catalog-c-136_138/#320030123</text:p>
          </table:table-cell>
          <table:table-cell table:number-columns-repeated="1011"/>
        </table:table-row>
        <table:table-row table:style-name="ro8">
          <table:table-cell table:style-name="ce56" office:value-type="float" office:value="320030124">
            <text:p>320030124</text:p>
          </table:table-cell>
          <table:table-cell table:style-name="ce59" office:value-type="string" office:string-value="RF130-1123ABM1162">
            <text:p><text:s/>RF130-1123ABM1162 </text:p>
          </table:table-cell>
          <table:table-cell table:style-name="ce59" office:value-type="string" office:string-value="SMD Black Female Header;">
            <text:p><text:s/>SMD Black Female Header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1*12P-2.54-3/4.2mm-2</text:p>
          </table:table-cell>
          <table:table-cell table:style-name="ce59" office:value-type="string" office:string-value="YXCONN">
            <text:p><text:s/>YXCONN </text:p>
          </table:table-cell>
          <table:table-cell table:style-name="ce59"/>
          <table:table-cell table:style-name="ce62" office:value-type="float" office:value="0.358306188925081">
            <text:p>0.358306188925081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12">
            <text:p>12</text:p>
          </table:table-cell>
          <table:table-cell table:style-name="ce62" office:value-type="float" office:value="1.2">
            <text:p>1.2</text:p>
          </table:table-cell>
          <table:table-cell table:style-name="ce59"/>
          <table:table-cell office:value-type="string">
            <text:p>http://www.seeedstudio.com/depot/OPLopen-parts-library-catalog-c-136_138/#320030124</text:p>
          </table:table-cell>
          <table:table-cell table:number-columns-repeated="1011"/>
        </table:table-row>
        <table:table-row table:style-name="ro8">
          <table:table-cell table:style-name="ce56" office:value-type="float" office:value="320030042">
            <text:p>320030042</text:p>
          </table:table-cell>
          <table:table-cell table:style-name="ce59" office:value-type="string" office:string-value="F171-1120AOBMUB1">
            <text:p><text:s/>F171-1120AOBMUB1 </text:p>
          </table:table-cell>
          <table:table-cell table:style-name="ce59" office:value-type="string" office:string-value="SMD Black Female Header R/A;">
            <text:p><text:s/>SMD Black Female Header R/A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1*20P-2.54-7.1mm-1</text:p>
          </table:table-cell>
          <table:table-cell table:style-name="ce59" office:value-type="string" office:string-value="YXCONN">
            <text:p><text:s/>YXCONN </text:p>
          </table:table-cell>
          <table:table-cell table:style-name="ce59"/>
          <table:table-cell table:style-name="ce62" office:value-type="float" office:value="0.651465798045603">
            <text:p>0.651465798045603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2">
            <text:p>2</text:p>
          </table:table-cell>
          <table:table-cell table:style-name="ce59"/>
          <table:table-cell office:value-type="string">
            <text:p>http://www.seeedstudio.com/depot/OPLopen-parts-library-catalog-c-136_138/#320030042</text:p>
          </table:table-cell>
          <table:table-cell table:number-columns-repeated="1011"/>
        </table:table-row>
        <table:table-row table:style-name="ro8">
          <table:table-cell table:style-name="ce56" office:value-type="float" office:value="320020040">
            <text:p>320020040</text:p>
          </table:table-cell>
          <table:table-cell table:style-name="ce59"/>
          <table:table-cell table:style-name="ce59" office:value-type="string" office:string-value="DIP Black Male Header VERT;">
            <text:p><text:s/>DIP Black Male Header VERT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1*5P-2.54-2.54-11.6/3.0mm</text:p>
          </table:table-cell>
          <table:table-cell table:style-name="ce59" office:value-type="string">
            <text:p>Yuxi</text:p>
          </table:table-cell>
          <table:table-cell table:style-name="ce59"/>
          <table:table-cell table:style-name="ce62" office:value-type="float" office:value="0.0268729641693811">
            <text:p>0.0268729641693811</text:p>
          </table:table-cell>
          <table:table-cell table:style-name="ce62" office:value-type="float" office:value="50">
            <text:p>50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0.5">
            <text:p>0.5</text:p>
          </table:table-cell>
          <table:table-cell table:style-name="ce59"/>
          <table:table-cell office:value-type="string">
            <text:p>http://www.seeedstudio.com/depot/OPLopen-parts-library-catalog-c-136_138/#320020040</text:p>
          </table:table-cell>
          <table:table-cell table:number-columns-repeated="1011"/>
        </table:table-row>
        <table:table-row table:style-name="ro8">
          <table:table-cell table:style-name="ce56" office:value-type="float" office:value="320020099">
            <text:p>320020099</text:p>
          </table:table-cell>
          <table:table-cell table:style-name="ce59" office:value-type="string" office:string-value="P125-1109A0BS116AX">
            <text:p><text:s/>P125-1109A0BS116AX </text:p>
          </table:table-cell>
          <table:table-cell table:style-name="ce59" office:value-type="string" office:string-value="DIP Black Male Header VERT;">
            <text:p><text:s/>DIP Black Male Header VERT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1*9P-2.54-2.54-11.6/3.0mm</text:p>
          </table:table-cell>
          <table:table-cell table:style-name="ce59" office:value-type="string" office:string-value="YXCONN">
            <text:p><text:s/>YXCONN </text:p>
          </table:table-cell>
          <table:table-cell table:style-name="ce59"/>
          <table:table-cell table:style-name="ce62" office:value-type="float" office:value="0.0403094462540717">
            <text:p>0.0403094462540717</text:p>
          </table:table-cell>
          <table:table-cell table:style-name="ce62" office:value-type="float" office:value="50">
            <text:p>50</text:p>
          </table:table-cell>
          <table:table-cell table:style-name="ce62" office:value-type="float" office:value="9">
            <text:p>9</text:p>
          </table:table-cell>
          <table:table-cell table:style-name="ce62" office:value-type="float" office:value="0.9">
            <text:p>0.9</text:p>
          </table:table-cell>
          <table:table-cell table:style-name="ce59"/>
          <table:table-cell office:value-type="string">
            <text:p>http://www.seeedstudio.com/depot/OPLopen-parts-library-catalog-c-136_138/#320020099</text:p>
          </table:table-cell>
          <table:table-cell table:number-columns-repeated="1011"/>
        </table:table-row>
        <table:table-row table:style-name="ro8">
          <table:table-cell table:style-name="ce56" office:value-type="float" office:value="320020060">
            <text:p>320020060</text:p>
          </table:table-cell>
          <table:table-cell table:style-name="ce59" office:value-type="string" office:string-value="P125-1111A0BS116AX">
            <text:p><text:s/>P125-1111A0BS116AX </text:p>
          </table:table-cell>
          <table:table-cell table:style-name="ce59" office:value-type="string" office:string-value="DIP Black Male Header VERT;">
            <text:p><text:s/>DIP Black Male Header VERT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1*11P-2.54-2.54-11.6/3.0mm</text:p>
          </table:table-cell>
          <table:table-cell table:style-name="ce59" office:value-type="string" office:string-value="YXCONN">
            <text:p><text:s/>YXCONN </text:p>
          </table:table-cell>
          <table:table-cell table:style-name="ce59"/>
          <table:table-cell table:style-name="ce62" office:value-type="float" office:value="0.0492671009771987">
            <text:p>0.0492671009771987</text:p>
          </table:table-cell>
          <table:table-cell table:style-name="ce62" office:value-type="float" office:value="40">
            <text:p>40</text:p>
          </table:table-cell>
          <table:table-cell table:style-name="ce62" office:value-type="float" office:value="11">
            <text:p>11</text:p>
          </table:table-cell>
          <table:table-cell table:style-name="ce62" office:value-type="float" office:value="1.1">
            <text:p>1.1</text:p>
          </table:table-cell>
          <table:table-cell table:style-name="ce59"/>
          <table:table-cell office:value-type="string">
            <text:p>http://www.seeedstudio.com/depot/OPLopen-parts-library-catalog-c-136_138/#320020060</text:p>
          </table:table-cell>
          <table:table-cell table:number-columns-repeated="1011"/>
        </table:table-row>
        <table:table-row table:style-name="ro8">
          <table:table-cell table:style-name="ce56" office:value-type="float" office:value="320020052">
            <text:p>320020052</text:p>
          </table:table-cell>
          <table:table-cell table:style-name="ce59" office:value-type="string" office:string-value="P125-1113A0BS116AX">
            <text:p><text:s/>P125-1113A0BS116AX </text:p>
          </table:table-cell>
          <table:table-cell table:style-name="ce59" office:value-type="string" office:string-value="DIP Black Male Header VERT;">
            <text:p><text:s/>DIP Black Male Header VERT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1*13P-2.54-2.54-11.6/3.0mm</text:p>
          </table:table-cell>
          <table:table-cell table:style-name="ce59" office:value-type="string" office:string-value="YXCONN">
            <text:p><text:s/>YXCONN </text:p>
          </table:table-cell>
          <table:table-cell table:style-name="ce59"/>
          <table:table-cell table:style-name="ce62" office:value-type="float" office:value="0.0582247557003257">
            <text:p>0.0582247557003257</text:p>
          </table:table-cell>
          <table:table-cell table:style-name="ce62" office:value-type="float" office:value="30">
            <text:p>30</text:p>
          </table:table-cell>
          <table:table-cell table:style-name="ce62" office:value-type="float" office:value="13">
            <text:p>13</text:p>
          </table:table-cell>
          <table:table-cell table:style-name="ce62" office:value-type="float" office:value="1.3">
            <text:p>1.3</text:p>
          </table:table-cell>
          <table:table-cell table:style-name="ce59"/>
          <table:table-cell office:value-type="string">
            <text:p>http://www.seeedstudio.com/depot/OPLopen-parts-library-catalog-c-136_138/#320020052</text:p>
          </table:table-cell>
          <table:table-cell table:number-columns-repeated="1011"/>
        </table:table-row>
        <table:table-row table:style-name="ro8">
          <table:table-cell table:style-name="ce56" office:value-type="float" office:value="320020035">
            <text:p>320020035</text:p>
          </table:table-cell>
          <table:table-cell table:style-name="ce59" office:value-type="string" office:string-value="P125-1120A0BS116AX">
            <text:p><text:s/>P125-1120A0BS116AX </text:p>
          </table:table-cell>
          <table:table-cell table:style-name="ce59" office:value-type="string" office:string-value="DIP Black Male Header VERT;">
            <text:p><text:s/>DIP Black Male Header VERT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1*20P-2.54-2.54-11.6/3.0mm</text:p>
          </table:table-cell>
          <table:table-cell table:style-name="ce59" office:value-type="string" office:string-value="YXCONN">
            <text:p><text:s/>YXCONN </text:p>
          </table:table-cell>
          <table:table-cell table:style-name="ce59"/>
          <table:table-cell table:style-name="ce62" office:value-type="float" office:value="0.0895765472312704">
            <text:p>0.0895765472312704</text:p>
          </table:table-cell>
          <table:table-cell table:number-columns-repeated="2" table:style-name="ce62" office:value-type="float" office:value="20">
            <text:p>20</text:p>
          </table:table-cell>
          <table:table-cell table:style-name="ce62" office:value-type="float" office:value="2">
            <text:p>2</text:p>
          </table:table-cell>
          <table:table-cell table:style-name="ce59"/>
          <table:table-cell office:value-type="string">
            <text:p>http://www.seeedstudio.com/depot/OPLopen-parts-library-catalog-c-136_138/#320020035</text:p>
          </table:table-cell>
          <table:table-cell table:number-columns-repeated="1011"/>
        </table:table-row>
        <table:table-row table:style-name="ro8">
          <table:table-cell table:style-name="ce56" office:value-type="float" office:value="320020122">
            <text:p>320020122</text:p>
          </table:table-cell>
          <table:table-cell table:style-name="ce59" office:value-type="string" office:string-value="P125-1210A0AS116A1">
            <text:p><text:s/>P125-1210A0AS116A1 </text:p>
          </table:table-cell>
          <table:table-cell table:style-name="ce59" office:value-type="string" office:string-value="DIP Black Male Header;">
            <text:p><text:s/>DIP Black Male Header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2*5P-2.54-2.54-11.6/3.0</text:p>
          </table:table-cell>
          <table:table-cell table:style-name="ce59" office:value-type="string" office:string-value="YXCONN">
            <text:p><text:s/>YXCONN </text:p>
          </table:table-cell>
          <table:table-cell table:style-name="ce59"/>
          <table:table-cell table:style-name="ce62" office:value-type="float" office:value="0.0610749185667752">
            <text:p>0.0610749185667752</text:p>
          </table:table-cell>
          <table:table-cell table:style-name="ce62" office:value-type="float" office:value="30">
            <text:p>30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1">
            <text:p>1</text:p>
          </table:table-cell>
          <table:table-cell table:style-name="ce59"/>
          <table:table-cell office:value-type="string">
            <text:p>http://www.seeedstudio.com/depot/OPLopen-parts-library-catalog-c-136_138/#320020122</text:p>
          </table:table-cell>
          <table:table-cell table:number-columns-repeated="1011"/>
        </table:table-row>
        <table:table-row table:style-name="ro8">
          <table:table-cell table:style-name="ce56" office:value-type="float" office:value="320020001">
            <text:p>320020001</text:p>
          </table:table-cell>
          <table:table-cell table:style-name="ce59" office:value-type="string" office:string-value="P125-1212A0AS116A1">
            <text:p><text:s/>P125-1212A0AS116A1 </text:p>
          </table:table-cell>
          <table:table-cell table:style-name="ce59" office:value-type="string" office:string-value="DIP Black Male Header;">
            <text:p><text:s/>DIP Black Male Header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2*6P-2.54-2.54-11.6/3.0mm</text:p>
          </table:table-cell>
          <table:table-cell table:style-name="ce59" office:value-type="string" office:string-value="YXCONN">
            <text:p><text:s/>YXCONN </text:p>
          </table:table-cell>
          <table:table-cell table:style-name="ce59"/>
          <table:table-cell table:style-name="ce62" office:value-type="float" office:value="0.0732899022801303">
            <text:p>0.0732899022801303</text:p>
          </table:table-cell>
          <table:table-cell table:style-name="ce62" office:value-type="float" office:value="30">
            <text:p>30</text:p>
          </table:table-cell>
          <table:table-cell table:style-name="ce62" office:value-type="float" office:value="12">
            <text:p>12</text:p>
          </table:table-cell>
          <table:table-cell table:style-name="ce62" office:value-type="float" office:value="1.2">
            <text:p>1.2</text:p>
          </table:table-cell>
          <table:table-cell table:style-name="ce59"/>
          <table:table-cell office:value-type="string">
            <text:p>http://www.seeedstudio.com/depot/OPLopen-parts-library-catalog-c-136_138/#320020001</text:p>
          </table:table-cell>
          <table:table-cell table:number-columns-repeated="1011"/>
        </table:table-row>
        <table:table-row table:style-name="ro8">
          <table:table-cell table:style-name="ce56" office:value-type="float" office:value="320020045">
            <text:p>320020045</text:p>
          </table:table-cell>
          <table:table-cell table:style-name="ce59" office:value-type="string" office:string-value="P125-1216A0AS116A1">
            <text:p><text:s/>P125-1216A0AS116A1 </text:p>
          </table:table-cell>
          <table:table-cell table:style-name="ce59" office:value-type="string" office:string-value="DIP Black Male Header VERT;">
            <text:p><text:s/>DIP Black Male Header VERT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2*8P-2.54-2.54-11.6/3.0mm</text:p>
          </table:table-cell>
          <table:table-cell table:style-name="ce59" office:value-type="string" office:string-value="YXCONN">
            <text:p><text:s/>YXCONN </text:p>
          </table:table-cell>
          <table:table-cell table:style-name="ce59"/>
          <table:table-cell table:style-name="ce62" office:value-type="float" office:value="0.0977198697068404">
            <text:p>0.0977198697068404</text:p>
          </table:table-cell>
          <table:table-cell table:style-name="ce62" office:value-type="float" office:value="10">
            <text:p>10</text:p>
          </table:table-cell>
          <table:table-cell table:style-name="ce62" office:value-type="string">
            <text:p>16</text:p>
          </table:table-cell>
          <table:table-cell table:style-name="ce62" office:value-type="float" office:value="1.6">
            <text:p>1.6</text:p>
          </table:table-cell>
          <table:table-cell table:style-name="ce59"/>
          <table:table-cell office:value-type="string">
            <text:p>http://www.seeedstudio.com/depot/OPLopen-parts-library-catalog-c-136_138/#320020045</text:p>
          </table:table-cell>
          <table:table-cell table:number-columns-repeated="1011"/>
        </table:table-row>
        <table:table-row table:style-name="ro8">
          <table:table-cell table:style-name="ce56" office:value-type="float" office:value="320020129">
            <text:p>320020129</text:p>
          </table:table-cell>
          <table:table-cell table:style-name="ce59" office:value-type="string" office:string-value="P125-1222A0AS116A1">
            <text:p><text:s/>P125-1222A0AS116A1 </text:p>
          </table:table-cell>
          <table:table-cell table:style-name="ce59" office:value-type="string" office:string-value="DIP Yellow Male Header VERT;">
            <text:p><text:s/>DIP Yellow Male Header VERT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2*11P-2.54-2.54-11.54mm</text:p>
          </table:table-cell>
          <table:table-cell table:style-name="ce59" office:value-type="string" office:string-value="YXCONN">
            <text:p><text:s/>YXCONN </text:p>
          </table:table-cell>
          <table:table-cell table:style-name="ce59"/>
          <table:table-cell table:style-name="ce62" office:value-type="float" office:value="0.203583061889251">
            <text:p>0.203583061889251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22">
            <text:p>22</text:p>
          </table:table-cell>
          <table:table-cell table:style-name="ce62" office:value-type="float" office:value="2.2">
            <text:p>2.2</text:p>
          </table:table-cell>
          <table:table-cell table:style-name="ce59"/>
          <table:table-cell office:value-type="string">
            <text:p>http://www.seeedstudio.com/depot/OPLopen-parts-library-catalog-c-136_138/#320020129</text:p>
          </table:table-cell>
          <table:table-cell table:number-columns-repeated="1011"/>
        </table:table-row>
        <table:table-row table:style-name="ro8">
          <table:table-cell table:style-name="ce56" office:value-type="float" office:value="320020092">
            <text:p>320020092</text:p>
          </table:table-cell>
          <table:table-cell table:style-name="ce59" office:value-type="string" office:string-value="P125-1226A0AS116A1">
            <text:p><text:s/>P125-1226A0AS116A1 </text:p>
          </table:table-cell>
          <table:table-cell table:style-name="ce59" office:value-type="string" office:string-value="DIP Black Male Header;">
            <text:p><text:s/>DIP Black Male Header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2*13P-2.54-2.54-11.6/3.0</text:p>
          </table:table-cell>
          <table:table-cell table:style-name="ce59" office:value-type="string" office:string-value="YXCONN">
            <text:p><text:s/>YXCONN </text:p>
          </table:table-cell>
          <table:table-cell table:style-name="ce59"/>
          <table:table-cell table:style-name="ce62" office:value-type="float" office:value="0.158794788273616">
            <text:p>0.158794788273616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26">
            <text:p>26</text:p>
          </table:table-cell>
          <table:table-cell table:style-name="ce62" office:value-type="float" office:value="2.6">
            <text:p>2.6</text:p>
          </table:table-cell>
          <table:table-cell table:style-name="ce59"/>
          <table:table-cell office:value-type="string">
            <text:p>http://www.seeedstudio.com/depot/OPLopen-parts-library-catalog-c-136_138/#320020092</text:p>
          </table:table-cell>
          <table:table-cell table:number-columns-repeated="1011"/>
        </table:table-row>
        <table:table-row table:style-name="ro8">
          <table:table-cell table:style-name="ce56" office:value-type="float" office:value="320020049">
            <text:p>320020049</text:p>
          </table:table-cell>
          <table:table-cell table:style-name="ce59" office:value-type="string" office:string-value="P125-1232A0AS116A1">
            <text:p><text:s/>P125-1232A0AS116A1 </text:p>
          </table:table-cell>
          <table:table-cell table:style-name="ce59" office:value-type="string" office:string-value="DIP Black Male Header VERT;">
            <text:p><text:s/>DIP Black Male Header VERT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2*16P-2.54-2.54-11.6/3.0mm</text:p>
          </table:table-cell>
          <table:table-cell table:style-name="ce59" office:value-type="string" office:string-value="YXCONN">
            <text:p><text:s/>YXCONN </text:p>
          </table:table-cell>
          <table:table-cell table:style-name="ce59"/>
          <table:table-cell table:style-name="ce62" office:value-type="float" office:value="0.195439739413681">
            <text:p>0.195439739413681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32">
            <text:p>32</text:p>
          </table:table-cell>
          <table:table-cell table:style-name="ce62" office:value-type="float" office:value="3.2">
            <text:p>3.2</text:p>
          </table:table-cell>
          <table:table-cell table:style-name="ce59"/>
          <table:table-cell office:value-type="string">
            <text:p>http://www.seeedstudio.com/depot/OPLopen-parts-library-catalog-c-136_138/#320020049</text:p>
          </table:table-cell>
          <table:table-cell table:number-columns-repeated="1011"/>
        </table:table-row>
        <table:table-row table:style-name="ro8">
          <table:table-cell table:style-name="ce56" office:value-type="float" office:value="320020132">
            <text:p>320020132</text:p>
          </table:table-cell>
          <table:table-cell table:style-name="ce59" office:value-type="string" office:string-value="P125-1236A0AS116A1">
            <text:p><text:s/>P125-1236A0AS116A1 </text:p>
          </table:table-cell>
          <table:table-cell table:style-name="ce59" office:value-type="string" office:string-value="DIP Black Male Header VERT;">
            <text:p><text:s/>DIP Black Male Header VERT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2*18P-2.54-2.54-11.6/3.0mm</text:p>
          </table:table-cell>
          <table:table-cell table:style-name="ce59" office:value-type="string" office:string-value="YXCONN">
            <text:p><text:s/>YXCONN </text:p>
          </table:table-cell>
          <table:table-cell table:style-name="ce59"/>
          <table:table-cell table:style-name="ce62" office:value-type="float" office:value="0.219869706840391">
            <text:p>0.219869706840391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36">
            <text:p>36</text:p>
          </table:table-cell>
          <table:table-cell table:style-name="ce62" office:value-type="float" office:value="3.6">
            <text:p>3.6</text:p>
          </table:table-cell>
          <table:table-cell table:style-name="ce59"/>
          <table:table-cell office:value-type="string">
            <text:p>http://www.seeedstudio.com/depot/OPLopen-parts-library-catalog-c-136_138/#320020132</text:p>
          </table:table-cell>
          <table:table-cell table:number-columns-repeated="1011"/>
        </table:table-row>
        <table:table-row table:style-name="ro8">
          <table:table-cell table:style-name="ce56" office:value-type="float" office:value="320030024">
            <text:p>320030024</text:p>
          </table:table-cell>
          <table:table-cell table:style-name="ce59" office:value-type="string" office:string-value="F185-1103A0BSYA1">
            <text:p><text:s/>F185-1103A0BSYA1 </text:p>
          </table:table-cell>
          <table:table-cell table:style-name="ce59" office:value-type="string" office:string-value="DIP Black Female Header VERT;">
            <text:p><text:s/>DIP Black Female Header VERT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1*3P-2.54-8.5mm</text:p>
          </table:table-cell>
          <table:table-cell table:style-name="ce59" office:value-type="string" office:string-value="YXCONN">
            <text:p><text:s/>YXCONN </text:p>
          </table:table-cell>
          <table:table-cell table:style-name="ce59"/>
          <table:table-cell table:style-name="ce62" office:value-type="float" office:value="0.0537459283387622">
            <text:p>0.0537459283387622</text:p>
          </table:table-cell>
          <table:table-cell table:style-name="ce62" office:value-type="float" office:value="20">
            <text:p>20</text:p>
          </table:table-cell>
          <table:table-cell table:style-name="ce62" office:value-type="string">
            <text:p>3</text:p>
          </table:table-cell>
          <table:table-cell table:style-name="ce62" office:value-type="float" office:value="0.3">
            <text:p>0.3</text:p>
          </table:table-cell>
          <table:table-cell table:style-name="ce59"/>
          <table:table-cell office:value-type="string">
            <text:p>http://www.seeedstudio.com/depot/OPLopen-parts-library-catalog-c-136_138/#320030024</text:p>
          </table:table-cell>
          <table:table-cell table:number-columns-repeated="1011"/>
        </table:table-row>
        <table:table-row table:style-name="ro8">
          <table:table-cell table:style-name="ce56" office:value-type="float" office:value="320030028">
            <text:p>320030028</text:p>
          </table:table-cell>
          <table:table-cell table:style-name="ce59" office:value-type="string" office:string-value="F185-1105A0BSYA1">
            <text:p><text:s/>F185-1105A0BSYA1 </text:p>
          </table:table-cell>
          <table:table-cell table:style-name="ce59" office:value-type="string" office:string-value="DIP Black Female Header VERT;">
            <text:p><text:s/>DIP Black Female Header VERT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1*5P-2.54-8.5mm</text:p>
          </table:table-cell>
          <table:table-cell table:style-name="ce59" office:value-type="string" office:string-value="YXCONN">
            <text:p><text:s/>YXCONN </text:p>
          </table:table-cell>
          <table:table-cell table:style-name="ce59"/>
          <table:table-cell table:style-name="ce62" office:value-type="float" office:value="0.0895765472312704">
            <text:p>0.0895765472312704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0.5">
            <text:p>0.5</text:p>
          </table:table-cell>
          <table:table-cell table:style-name="ce59"/>
          <table:table-cell office:value-type="string">
            <text:p>http://www.seeedstudio.com/depot/OPLopen-parts-library-catalog-c-136_138/#320030028</text:p>
          </table:table-cell>
          <table:table-cell table:number-columns-repeated="1011"/>
        </table:table-row>
        <table:table-row table:style-name="ro8">
          <table:table-cell table:style-name="ce56" office:value-type="float" office:value="320030102">
            <text:p>320030102</text:p>
          </table:table-cell>
          <table:table-cell table:style-name="ce59" office:value-type="string" office:string-value="F185-1107A0BSYA1">
            <text:p><text:s/>F185-1107A0BSYA1 </text:p>
          </table:table-cell>
          <table:table-cell table:style-name="ce59" office:value-type="string" office:string-value="DIP Black Female Header VERT;">
            <text:p><text:s/>DIP Black Female Header VERT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1*7P-2.54-8.5mm</text:p>
          </table:table-cell>
          <table:table-cell table:style-name="ce59" office:value-type="string" office:string-value="YXCONN">
            <text:p><text:s/>YXCONN </text:p>
          </table:table-cell>
          <table:table-cell table:style-name="ce59"/>
          <table:table-cell table:style-name="ce62" office:value-type="float" office:value="0.125407166123779">
            <text:p>0.125407166123779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0.7">
            <text:p>0.7</text:p>
          </table:table-cell>
          <table:table-cell table:style-name="ce59"/>
          <table:table-cell office:value-type="string">
            <text:p>http://www.seeedstudio.com/depot/OPLopen-parts-library-catalog-c-136_138/#320030102</text:p>
          </table:table-cell>
          <table:table-cell table:number-columns-repeated="1011"/>
        </table:table-row>
        <table:table-row table:style-name="ro8">
          <table:table-cell table:style-name="ce56" office:value-type="float" office:value="320030018">
            <text:p>320030018</text:p>
          </table:table-cell>
          <table:table-cell table:style-name="ce59" office:value-type="string" office:string-value="F243-1109A0BMUB2">
            <text:p><text:s/>F243-1109A0BMUB2 </text:p>
          </table:table-cell>
          <table:table-cell table:style-name="ce59" office:value-type="string" office:string-value="DIP Black Female Header VERT;">
            <text:p><text:s/>DIP Black Female Header VERT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1*9P-2.0-4.3mm</text:p>
          </table:table-cell>
          <table:table-cell table:style-name="ce59" office:value-type="string" office:string-value="YXCONN">
            <text:p><text:s/>YXCONN </text:p>
          </table:table-cell>
          <table:table-cell table:style-name="ce59"/>
          <table:table-cell table:style-name="ce62" office:value-type="float" office:value="0.142508143322476">
            <text:p>0.142508143322476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9">
            <text:p>9</text:p>
          </table:table-cell>
          <table:table-cell table:style-name="ce62" office:value-type="float" office:value="0.9">
            <text:p>0.9</text:p>
          </table:table-cell>
          <table:table-cell table:style-name="ce59"/>
          <table:table-cell office:value-type="string">
            <text:p>http://www.seeedstudio.com/depot/OPLopen-parts-library-catalog-c-136_138/#320030018</text:p>
          </table:table-cell>
          <table:table-cell table:number-columns-repeated="1011"/>
        </table:table-row>
        <table:table-row table:style-name="ro8">
          <table:table-cell table:style-name="ce56" office:value-type="float" office:value="320030033">
            <text:p>320030033</text:p>
          </table:table-cell>
          <table:table-cell table:style-name="ce59" office:value-type="string" office:string-value="F185-1111A0BSYA1">
            <text:p><text:s/>F185-1111A0BSYA1 </text:p>
          </table:table-cell>
          <table:table-cell table:style-name="ce59" office:value-type="string" office:string-value="DIP Black Female Header VERT;">
            <text:p><text:s/>DIP Black Female Header VERT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1*11P-2.54-8.5mm</text:p>
          </table:table-cell>
          <table:table-cell table:style-name="ce59" office:value-type="string" office:string-value="YXCONN">
            <text:p><text:s/>YXCONN </text:p>
          </table:table-cell>
          <table:table-cell table:style-name="ce59"/>
          <table:table-cell table:style-name="ce62" office:value-type="float" office:value="0.197068403908795">
            <text:p>0.197068403908795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11">
            <text:p>11</text:p>
          </table:table-cell>
          <table:table-cell table:style-name="ce62" office:value-type="float" office:value="1.1">
            <text:p>1.1</text:p>
          </table:table-cell>
          <table:table-cell table:style-name="ce59"/>
          <table:table-cell office:value-type="string">
            <text:p>http://www.seeedstudio.com/depot/OPLopen-parts-library-catalog-c-136_138/#320030033</text:p>
          </table:table-cell>
          <table:table-cell table:number-columns-repeated="1011"/>
        </table:table-row>
        <table:table-row table:style-name="ro8">
          <table:table-cell table:style-name="ce56" office:value-type="float" office:value="320030117">
            <text:p>320030117</text:p>
          </table:table-cell>
          <table:table-cell table:style-name="ce59" office:value-type="string" office:string-value="F185-1112A0BSYA1">
            <text:p><text:s/>F185-1112A0BSYA1 </text:p>
          </table:table-cell>
          <table:table-cell table:style-name="ce59" office:value-type="string" office:string-value="DIP Black Female Header VERT;">
            <text:p><text:s/>DIP Black Female Header VERT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1*12P-2.54-8.5mm</text:p>
          </table:table-cell>
          <table:table-cell table:style-name="ce59" office:value-type="string" office:string-value="YXCONN">
            <text:p><text:s/>YXCONN </text:p>
          </table:table-cell>
          <table:table-cell table:style-name="ce59"/>
          <table:table-cell table:style-name="ce62" office:value-type="float" office:value="0.214983713355049">
            <text:p>0.214983713355049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12">
            <text:p>12</text:p>
          </table:table-cell>
          <table:table-cell table:style-name="ce62" office:value-type="float" office:value="1.2">
            <text:p>1.2</text:p>
          </table:table-cell>
          <table:table-cell table:style-name="ce59"/>
          <table:table-cell office:value-type="string">
            <text:p>http://www.seeedstudio.com/depot/OPLopen-parts-library-catalog-c-136_138/#320030117</text:p>
          </table:table-cell>
          <table:table-cell table:number-columns-repeated="1011"/>
        </table:table-row>
        <table:table-row table:style-name="ro8">
          <table:table-cell table:style-name="ce56" office:value-type="float" office:value="320030051">
            <text:p>320030051</text:p>
          </table:table-cell>
          <table:table-cell table:style-name="ce59" office:value-type="string" office:string-value="F185-1118A0BSYA1">
            <text:p><text:s/>F185-1118A0BSYA1 </text:p>
          </table:table-cell>
          <table:table-cell table:style-name="ce59" office:value-type="string" office:string-value="DIP Black Female Header VERT;">
            <text:p><text:s/>DIP Black Female Header VERT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1*18P-2.54-8.5mm</text:p>
          </table:table-cell>
          <table:table-cell table:style-name="ce59" office:value-type="string" office:string-value="YXCONN">
            <text:p><text:s/>YXCONN </text:p>
          </table:table-cell>
          <table:table-cell table:style-name="ce59"/>
          <table:table-cell table:style-name="ce62" office:value-type="float" office:value="0.322475570032573">
            <text:p>0.322475570032573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18">
            <text:p>18</text:p>
          </table:table-cell>
          <table:table-cell table:style-name="ce62" office:value-type="float" office:value="1.8">
            <text:p>1.8</text:p>
          </table:table-cell>
          <table:table-cell table:style-name="ce59"/>
          <table:table-cell office:value-type="string">
            <text:p>http://www.seeedstudio.com/depot/OPLopen-parts-library-catalog-c-136_138/#320030051</text:p>
          </table:table-cell>
          <table:table-cell table:number-columns-repeated="1011"/>
        </table:table-row>
        <table:table-row table:style-name="ro8">
          <table:table-cell table:style-name="ce56" office:value-type="float" office:value="320030027">
            <text:p>320030027</text:p>
          </table:table-cell>
          <table:table-cell table:style-name="ce59" office:value-type="string" office:string-value="F185-1120A0BSYA1">
            <text:p><text:s/>F185-1120A0BSYA1 </text:p>
          </table:table-cell>
          <table:table-cell table:style-name="ce59" office:value-type="string" office:string-value="DIP Black Female Header VERT;">
            <text:p><text:s/>DIP Black Female Header VERT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1*20P-2.54-8.5mm</text:p>
          </table:table-cell>
          <table:table-cell table:style-name="ce59" office:value-type="string" office:string-value="YXCONN">
            <text:p><text:s/>YXCONN </text:p>
          </table:table-cell>
          <table:table-cell table:style-name="ce59"/>
          <table:table-cell table:style-name="ce62" office:value-type="float" office:value="0.358306188925081">
            <text:p>0.358306188925081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2">
            <text:p>2</text:p>
          </table:table-cell>
          <table:table-cell table:style-name="ce59"/>
          <table:table-cell office:value-type="string">
            <text:p>http://www.seeedstudio.com/depot/OPLopen-parts-library-catalog-c-136_138/#320030027</text:p>
          </table:table-cell>
          <table:table-cell table:number-columns-repeated="1011"/>
        </table:table-row>
        <table:table-row table:style-name="ro8">
          <table:table-cell table:style-name="ce56" office:value-type="float" office:value="320030010">
            <text:p>320030010</text:p>
          </table:table-cell>
          <table:table-cell table:style-name="ce59" office:value-type="string" office:string-value="F185-1140A0BSYA1">
            <text:p><text:s/>F185-1140A0BSYA1 </text:p>
          </table:table-cell>
          <table:table-cell table:style-name="ce59" office:value-type="string" office:string-value="DIP Black Female Header VERT;">
            <text:p><text:s/>DIP Black Female Header VERT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1*40P-2.54-8.5mm</text:p>
          </table:table-cell>
          <table:table-cell table:style-name="ce59" office:value-type="string" office:string-value="YXCONN">
            <text:p><text:s/>YXCONN </text:p>
          </table:table-cell>
          <table:table-cell table:style-name="ce59"/>
          <table:table-cell table:style-name="ce62" office:value-type="float" office:value="0.716612377850163">
            <text:p>0.716612377850163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40">
            <text:p>40</text:p>
          </table:table-cell>
          <table:table-cell table:style-name="ce62" office:value-type="float" office:value="4">
            <text:p>4</text:p>
          </table:table-cell>
          <table:table-cell table:style-name="ce59"/>
          <table:table-cell office:value-type="string">
            <text:p>http://www.seeedstudio.com/depot/OPLopen-parts-library-catalog-c-136_138/#320030010</text:p>
          </table:table-cell>
          <table:table-cell table:number-columns-repeated="1011"/>
        </table:table-row>
        <table:table-row table:style-name="ro8">
          <table:table-cell table:style-name="ce56" office:value-type="float" office:value="320030080">
            <text:p>320030080</text:p>
          </table:table-cell>
          <table:table-cell table:style-name="ce59" office:value-type="string" office:string-value="F185-1216A0BSYA1">
            <text:p><text:s/>F185-1216A0BSYA1 </text:p>
          </table:table-cell>
          <table:table-cell table:style-name="ce59" office:value-type="string" office:string-value="DIP Black Female Header VERT;">
            <text:p><text:s/>DIP Black Female Header VERT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2*8P-2.54-8.5/3mm</text:p>
          </table:table-cell>
          <table:table-cell table:style-name="ce59" office:value-type="string" office:string-value="YXCONN">
            <text:p><text:s/>YXCONN </text:p>
          </table:table-cell>
          <table:table-cell table:style-name="ce59"/>
          <table:table-cell table:style-name="ce62" office:value-type="float" office:value="0.286644951140065">
            <text:p>0.286644951140065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16">
            <text:p>16</text:p>
          </table:table-cell>
          <table:table-cell table:style-name="ce62" office:value-type="float" office:value="1.6">
            <text:p>1.6</text:p>
          </table:table-cell>
          <table:table-cell table:style-name="ce59"/>
          <table:table-cell office:value-type="string">
            <text:p>http://www.seeedstudio.com/depot/OPLopen-parts-library-catalog-c-136_138/#320030080</text:p>
          </table:table-cell>
          <table:table-cell table:number-columns-repeated="1011"/>
        </table:table-row>
        <table:table-row table:style-name="ro8">
          <table:table-cell table:style-name="ce56" office:value-type="float" office:value="320030089">
            <text:p>320030089</text:p>
          </table:table-cell>
          <table:table-cell table:style-name="ce59" office:value-type="string" office:string-value="F185-1218A0BSYA1">
            <text:p><text:s/>F185-1218A0BSYA1 </text:p>
          </table:table-cell>
          <table:table-cell table:style-name="ce59" office:value-type="string" office:string-value="DIP Black Female Header;">
            <text:p><text:s/>DIP Black Female Header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2*9P-2.54-8.5</text:p>
          </table:table-cell>
          <table:table-cell table:style-name="ce59" office:value-type="string" office:string-value="YXCONN">
            <text:p><text:s/>YXCONN </text:p>
          </table:table-cell>
          <table:table-cell table:style-name="ce59"/>
          <table:table-cell table:style-name="ce62" office:value-type="float" office:value="0.322475570032573">
            <text:p>0.322475570032573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18">
            <text:p>18</text:p>
          </table:table-cell>
          <table:table-cell table:style-name="ce62" office:value-type="float" office:value="1.8">
            <text:p>1.8</text:p>
          </table:table-cell>
          <table:table-cell table:style-name="ce59"/>
          <table:table-cell office:value-type="string">
            <text:p>http://www.seeedstudio.com/depot/OPLopen-parts-library-catalog-c-136_138/#320030089</text:p>
          </table:table-cell>
          <table:table-cell table:number-columns-repeated="1011"/>
        </table:table-row>
        <table:table-row table:style-name="ro8">
          <table:table-cell table:style-name="ce56" office:value-type="float" office:value="320030130">
            <text:p>320030130</text:p>
          </table:table-cell>
          <table:table-cell table:style-name="ce59" office:value-type="string" office:string-value="F185-1222A0BSYA1">
            <text:p><text:s/>F185-1222A0BSYA1 </text:p>
          </table:table-cell>
          <table:table-cell table:style-name="ce59" office:value-type="string" office:string-value="DIP Yellow Female Header VERT;">
            <text:p><text:s/>DIP Yellow Female Header VERT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2*11P-2.54-8.5mm</text:p>
          </table:table-cell>
          <table:table-cell table:style-name="ce59" office:value-type="string" office:string-value="YXCONN">
            <text:p><text:s/>YXCONN </text:p>
          </table:table-cell>
          <table:table-cell table:style-name="ce59"/>
          <table:table-cell table:style-name="ce62" office:value-type="float" office:value="0.39413680781759">
            <text:p>0.39413680781759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2">
            <text:p>22</text:p>
          </table:table-cell>
          <table:table-cell table:style-name="ce62" office:value-type="float" office:value="2.2">
            <text:p>2.2</text:p>
          </table:table-cell>
          <table:table-cell table:style-name="ce59"/>
          <table:table-cell office:value-type="string">
            <text:p>http://www.seeedstudio.com/depot/OPLopen-parts-library-catalog-c-136_138/#320030130</text:p>
          </table:table-cell>
          <table:table-cell table:number-columns-repeated="1011"/>
        </table:table-row>
        <table:table-row table:style-name="ro8">
          <table:table-cell table:style-name="ce56" office:value-type="float" office:value="320030112">
            <text:p>320030112</text:p>
          </table:table-cell>
          <table:table-cell table:style-name="ce59" office:value-type="string" office:string-value="F185-1224A0BSYA1">
            <text:p><text:s/>F185-1224A0BSYA1 </text:p>
          </table:table-cell>
          <table:table-cell table:style-name="ce59" office:value-type="string" office:string-value="DIP Black Female Header;">
            <text:p><text:s/>DIP Black Female Header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2*12P-2.54-8.5</text:p>
          </table:table-cell>
          <table:table-cell table:style-name="ce59" office:value-type="string" office:string-value="YXCONN">
            <text:p><text:s/>YXCONN </text:p>
          </table:table-cell>
          <table:table-cell table:style-name="ce59"/>
          <table:table-cell table:style-name="ce62" office:value-type="float" office:value="0.429967426710098">
            <text:p>0.429967426710098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4">
            <text:p>24</text:p>
          </table:table-cell>
          <table:table-cell table:style-name="ce62" office:value-type="float" office:value="2.4">
            <text:p>2.4</text:p>
          </table:table-cell>
          <table:table-cell table:style-name="ce59"/>
          <table:table-cell office:value-type="string">
            <text:p>http://www.seeedstudio.com/depot/OPLopen-parts-library-catalog-c-136_138/#320030112</text:p>
          </table:table-cell>
          <table:table-cell table:number-columns-repeated="1011"/>
        </table:table-row>
        <table:table-row table:style-name="ro8">
          <table:table-cell table:style-name="ce56" office:value-type="float" office:value="320030140">
            <text:p>320030140</text:p>
          </table:table-cell>
          <table:table-cell table:style-name="ce59" office:value-type="string" office:string-value="F185-1230A0BSYA1">
            <text:p><text:s/>F185-1230A0BSYA1 </text:p>
          </table:table-cell>
          <table:table-cell table:style-name="ce59" office:value-type="string" office:string-value="DIP Black Female Header VERT;">
            <text:p><text:s/>DIP Black Female Header VERT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2*15P-2.54-8.5mm</text:p>
          </table:table-cell>
          <table:table-cell table:style-name="ce59" office:value-type="string" office:string-value="YXCONN">
            <text:p><text:s/>YXCONN </text:p>
          </table:table-cell>
          <table:table-cell table:style-name="ce59"/>
          <table:table-cell table:style-name="ce62" office:value-type="float" office:value="0.537459283387622">
            <text:p>0.537459283387622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30">
            <text:p>30</text:p>
          </table:table-cell>
          <table:table-cell table:style-name="ce62" office:value-type="float" office:value="3">
            <text:p>3</text:p>
          </table:table-cell>
          <table:table-cell table:style-name="ce59"/>
          <table:table-cell office:value-type="string">
            <text:p>http://www.seeedstudio.com/depot/OPLopen-parts-library-catalog-c-136_138/#320030140</text:p>
          </table:table-cell>
          <table:table-cell table:number-columns-repeated="1011"/>
        </table:table-row>
        <table:table-row table:style-name="ro8">
          <table:table-cell table:style-name="ce56" office:value-type="float" office:value="320030036">
            <text:p>320030036</text:p>
          </table:table-cell>
          <table:table-cell table:style-name="ce59" office:value-type="string" office:string-value="F185-1232A0BSYA1">
            <text:p><text:s/>F185-1232A0BSYA1 </text:p>
          </table:table-cell>
          <table:table-cell table:style-name="ce59" office:value-type="string" office:string-value="DIP Black Female Header VERT;">
            <text:p><text:s/>DIP Black Female Header VERT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2*16P-2.54-8.5mm</text:p>
          </table:table-cell>
          <table:table-cell table:style-name="ce59" office:value-type="string" office:string-value="YXCONN">
            <text:p><text:s/>YXCONN </text:p>
          </table:table-cell>
          <table:table-cell table:style-name="ce59"/>
          <table:table-cell table:style-name="ce62" office:value-type="float" office:value="0.57328990228013">
            <text:p>0.57328990228013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32">
            <text:p>32</text:p>
          </table:table-cell>
          <table:table-cell table:style-name="ce62" office:value-type="float" office:value="3.2">
            <text:p>3.2</text:p>
          </table:table-cell>
          <table:table-cell table:style-name="ce59"/>
          <table:table-cell office:value-type="string">
            <text:p>http://www.seeedstudio.com/depot/OPLopen-parts-library-catalog-c-136_138/#320030036</text:p>
          </table:table-cell>
          <table:table-cell table:number-columns-repeated="1011"/>
        </table:table-row>
        <table:table-row table:style-name="ro8">
          <table:table-cell table:style-name="ce56" office:value-type="float" office:value="320030021">
            <text:p>320030021</text:p>
          </table:table-cell>
          <table:table-cell table:style-name="ce59" office:value-type="string" office:string-value="F185-1236A0BSYA1">
            <text:p><text:s/>F185-1236A0BSYA1 </text:p>
          </table:table-cell>
          <table:table-cell table:style-name="ce59" office:value-type="string" office:string-value="DIP Yellow Female Header VERT;">
            <text:p><text:s/>DIP Yellow Female Header VERT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2*18P-2.54-8.5mm</text:p>
          </table:table-cell>
          <table:table-cell table:style-name="ce59" office:value-type="string" office:string-value="YXCONN">
            <text:p><text:s/>YXCONN </text:p>
          </table:table-cell>
          <table:table-cell table:style-name="ce59"/>
          <table:table-cell table:style-name="ce62" office:value-type="float" office:value="0.644951140065147">
            <text:p>0.644951140065147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36">
            <text:p>36</text:p>
          </table:table-cell>
          <table:table-cell table:style-name="ce62" office:value-type="float" office:value="3.6">
            <text:p>3.6</text:p>
          </table:table-cell>
          <table:table-cell table:style-name="ce59"/>
          <table:table-cell office:value-type="string">
            <text:p>http://www.seeedstudio.com/depot/OPLopen-parts-library-catalog-c-136_138/#320030021</text:p>
          </table:table-cell>
          <table:table-cell table:number-columns-repeated="1011"/>
        </table:table-row>
        <table:table-row table:style-name="ro8">
          <table:table-cell table:style-name="ce56" office:value-type="float" office:value="320020140">
            <text:p>320020140</text:p>
          </table:table-cell>
          <table:table-cell table:style-name="ce59" office:value-type="string" office:string-value="P125-1104A0BR138A1">
            <text:p><text:s/>P125-1104A0BR138A1 </text:p>
          </table:table-cell>
          <table:table-cell table:style-name="ce59" office:value-type="string" office:string-value="DIP Black Male  Header VERT;">
            <text:p><text:s/>DIP Black Male <text:s/>Header VERT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1*4P-2.54-5.08mm-90D</text:p>
          </table:table-cell>
          <table:table-cell table:style-name="ce59" office:value-type="string" office:string-value="YXCONN">
            <text:p><text:s/>YXCONN </text:p>
          </table:table-cell>
          <table:table-cell table:style-name="ce59"/>
          <table:table-cell table:style-name="ce62" office:value-type="float" office:value="0.0855048859934854">
            <text:p>0.0855048859934854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0.4">
            <text:p>0.4</text:p>
          </table:table-cell>
          <table:table-cell table:style-name="ce59"/>
          <table:table-cell office:value-type="string">
            <text:p>http://www.seeedstudio.com/depot/OPLopen-parts-library-catalog-c-136_138/#320020140</text:p>
          </table:table-cell>
          <table:table-cell table:number-columns-repeated="1011"/>
        </table:table-row>
        <table:table-row table:style-name="ro8">
          <table:table-cell table:style-name="ce56" office:value-type="float" office:value="320020093">
            <text:p>320020093</text:p>
          </table:table-cell>
          <table:table-cell table:style-name="ce59" office:value-type="string" office:string-value="P125-1107A0BR138A1">
            <text:p><text:s/>P125-1107A0BR138A1 </text:p>
          </table:table-cell>
          <table:table-cell table:style-name="ce59" office:value-type="string" office:string-value="DIP Black Male  Header;">
            <text:p><text:s/>DIP Black Male <text:s/>Header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1*7P-2.54-2.54-6.0-90D</text:p>
          </table:table-cell>
          <table:table-cell table:style-name="ce59" office:value-type="string" office:string-value="YXCONN">
            <text:p><text:s/>YXCONN </text:p>
          </table:table-cell>
          <table:table-cell table:style-name="ce59"/>
          <table:table-cell table:style-name="ce62" office:value-type="float" office:value="0.0427524429967427">
            <text:p>0.0427524429967427</text:p>
          </table:table-cell>
          <table:table-cell table:style-name="ce62" office:value-type="float" office:value="40">
            <text:p>40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0.7">
            <text:p>0.7</text:p>
          </table:table-cell>
          <table:table-cell table:style-name="ce59"/>
          <table:table-cell office:value-type="string">
            <text:p>http://www.seeedstudio.com/depot/OPLopen-parts-library-catalog-c-136_138/#320020093</text:p>
          </table:table-cell>
          <table:table-cell table:number-columns-repeated="1011"/>
        </table:table-row>
        <table:table-row table:style-name="ro8">
          <table:table-cell table:style-name="ce56" office:value-type="float" office:value="320020071">
            <text:p>320020071</text:p>
          </table:table-cell>
          <table:table-cell table:style-name="ce59" office:value-type="string" office:string-value="P125-1115A0BR138A1">
            <text:p><text:s/>P125-1115A0BR138A1 </text:p>
          </table:table-cell>
          <table:table-cell table:style-name="ce59" office:value-type="string" office:string-value="DIP Black Male  Header R/A;">
            <text:p><text:s/>DIP Black Male <text:s/>Header R/A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1*15P-2.54-2.54-6.0mm-90D</text:p>
          </table:table-cell>
          <table:table-cell table:style-name="ce59" office:value-type="string" office:string-value="YXCONN">
            <text:p><text:s/>YXCONN </text:p>
          </table:table-cell>
          <table:table-cell table:style-name="ce59"/>
          <table:table-cell table:style-name="ce62" office:value-type="float" office:value="0.0916123778501629">
            <text:p>0.0916123778501629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15">
            <text:p>15</text:p>
          </table:table-cell>
          <table:table-cell table:style-name="ce62" office:value-type="float" office:value="1.5">
            <text:p>1.5</text:p>
          </table:table-cell>
          <table:table-cell table:style-name="ce59"/>
          <table:table-cell office:value-type="string">
            <text:p>http://www.seeedstudio.com/depot/OPLopen-parts-library-catalog-c-136_138/#320020071</text:p>
          </table:table-cell>
          <table:table-cell table:number-columns-repeated="1011"/>
        </table:table-row>
        <table:table-row table:style-name="ro8">
          <table:table-cell table:style-name="ce56" office:value-type="float" office:value="320020008">
            <text:p>320020008</text:p>
          </table:table-cell>
          <table:table-cell table:style-name="ce59" office:value-type="string" office:string-value="P125-1118A0BR138A1">
            <text:p><text:s/>P125-1118A0BR138A1 </text:p>
          </table:table-cell>
          <table:table-cell table:style-name="ce59" office:value-type="string" office:string-value="DIP Black Short Male Header R/A;">
            <text:p><text:s/>DIP Black Short Male Header R/A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1*18P-2.54-2.54-6.0mm-90D</text:p>
          </table:table-cell>
          <table:table-cell table:style-name="ce59" office:value-type="string" office:string-value="YXCONN">
            <text:p><text:s/>YXCONN </text:p>
          </table:table-cell>
          <table:table-cell table:style-name="ce59"/>
          <table:table-cell table:style-name="ce62" office:value-type="float" office:value="0.109934853420195">
            <text:p>0.109934853420195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18">
            <text:p>18</text:p>
          </table:table-cell>
          <table:table-cell table:style-name="ce62" office:value-type="float" office:value="1.8">
            <text:p>1.8</text:p>
          </table:table-cell>
          <table:table-cell table:style-name="ce59"/>
          <table:table-cell office:value-type="string">
            <text:p>http://www.seeedstudio.com/depot/OPLopen-parts-library-catalog-c-136_138/#320020008</text:p>
          </table:table-cell>
          <table:table-cell table:number-columns-repeated="1011"/>
        </table:table-row>
        <table:table-row table:style-name="ro8">
          <table:table-cell table:style-name="ce56" office:value-type="float" office:value="320020069">
            <text:p>320020069</text:p>
          </table:table-cell>
          <table:table-cell table:style-name="ce59" office:value-type="string" office:string-value="P125-1206A0BR116A2">
            <text:p><text:s/>P125-1206A0BR116A2 </text:p>
          </table:table-cell>
          <table:table-cell table:style-name="ce59" office:value-type="string" office:string-value="DIP Black Male Header R/A;">
            <text:p><text:s/>DIP Black Male Header R/A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2*3P-2.54-2.54-6.0mm-90D</text:p>
          </table:table-cell>
          <table:table-cell table:style-name="ce59" office:value-type="string" office:string-value="YXCONN">
            <text:p><text:s/>YXCONN </text:p>
          </table:table-cell>
          <table:table-cell table:style-name="ce59"/>
          <table:table-cell table:style-name="ce62" office:value-type="float" office:value="0.0407166123778502">
            <text:p>0.0407166123778502</text:p>
          </table:table-cell>
          <table:table-cell table:style-name="ce62" office:value-type="float" office:value="40">
            <text:p>40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0.6">
            <text:p>0.6</text:p>
          </table:table-cell>
          <table:table-cell table:style-name="ce59"/>
          <table:table-cell office:value-type="string">
            <text:p>http://www.seeedstudio.com/depot/OPLopen-parts-library-catalog-c-136_138/#320020069</text:p>
          </table:table-cell>
          <table:table-cell table:number-columns-repeated="1011"/>
        </table:table-row>
        <table:table-row table:style-name="ro8">
          <table:table-cell table:style-name="ce56" office:value-type="float" office:value="320150011">
            <text:p>320150011</text:p>
          </table:table-cell>
          <table:table-cell table:style-name="ce59" office:value-type="string" office:string-value="B190-114A0BRBA1">
            <text:p><text:s/>B190-114A0BRBA1 </text:p>
          </table:table-cell>
          <table:table-cell table:style-name="ce59" office:value-type="string" office:string-value="DIP Box Header;">
            <text:p><text:s/>DIP Box Header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2*7P-2.54-6.17mm-90D</text:p>
          </table:table-cell>
          <table:table-cell table:style-name="ce59" office:value-type="string" office:string-value="YXCONN">
            <text:p><text:s/>YXCONN </text:p>
          </table:table-cell>
          <table:table-cell table:style-name="ce59"/>
          <table:table-cell table:style-name="ce62" office:value-type="float" office:value="0.285016286644951">
            <text:p>0.285016286644951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1.4">
            <text:p>1.4</text:p>
          </table:table-cell>
          <table:table-cell table:style-name="ce59"/>
          <table:table-cell office:value-type="string">
            <text:p>http://www.seeedstudio.com/depot/OPLopen-parts-library-catalog-c-136_138/#320150011</text:p>
          </table:table-cell>
          <table:table-cell table:number-columns-repeated="1011"/>
        </table:table-row>
        <table:table-row table:style-name="ro8">
          <table:table-cell table:style-name="ce56" office:value-type="float" office:value="320030070">
            <text:p>320030070</text:p>
          </table:table-cell>
          <table:table-cell table:style-name="ce59" office:value-type="string" office:string-value="F185-1105A1BRYA1">
            <text:p><text:s/>F185-1105A1BRYA1 </text:p>
          </table:table-cell>
          <table:table-cell table:style-name="ce59" office:value-type="string" office:string-value="DIP Black Female Header;">
            <text:p><text:s/>DIP Black Female Header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1*5P-2.54-8.5mm-90D</text:p>
          </table:table-cell>
          <table:table-cell table:style-name="ce59" office:value-type="string" office:string-value="YXCONN">
            <text:p><text:s/>YXCONN </text:p>
          </table:table-cell>
          <table:table-cell table:style-name="ce59"/>
          <table:table-cell table:style-name="ce62" office:value-type="float" office:value="0.12214983713355">
            <text:p>0.12214983713355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0.5">
            <text:p>0.5</text:p>
          </table:table-cell>
          <table:table-cell table:style-name="ce59"/>
          <table:table-cell office:value-type="string">
            <text:p>http://www.seeedstudio.com/depot/OPLopen-parts-library-catalog-c-136_138/#320030070</text:p>
          </table:table-cell>
          <table:table-cell table:number-columns-repeated="1011"/>
        </table:table-row>
        <table:table-row table:style-name="ro8">
          <table:table-cell table:style-name="ce56" office:value-type="string">
            <text:p>317060012</text:p>
          </table:table-cell>
          <table:table-cell table:style-name="ce59" office:value-type="string" office:string-value="ESP8266">
            <text:p><text:s/>ESP8266 </text:p>
          </table:table-cell>
          <table:table-cell table:style-name="ce59" office:value-type="string" office:string-value="SMD WIFI MODULE;ESP8266 Esp-03">
            <text:p><text:s/>SMD WIFI MODULE;ESP8266 Esp-03 </text:p>
          </table:table-cell>
          <table:table-cell table:style-name="ce59" office:value-type="string" office:string-value="Module">
            <text:p><text:s/>Module </text:p>
          </table:table-cell>
          <table:table-cell table:style-name="ce56" office:value-type="string">
            <text:p>17.4*12.2mm</text:p>
          </table:table-cell>
          <table:table-cell table:style-name="ce59" office:value-type="string">
            <text:p>AnXinKe</text:p>
          </table:table-cell>
          <table:table-cell table:style-name="ce59"/>
          <table:table-cell table:style-name="ce62" office:value-type="float" office:value="4.3">
            <text:p>4.3</text:p>
          </table:table-cell>
          <table:table-cell table:style-name="ce62" office:value-type="float" office:value="1">
            <text:p>1</text:p>
          </table:table-cell>
          <table:table-cell table:style-name="ce62" office:value-type="string">
            <text:p>14</text:p>
          </table:table-cell>
          <table:table-cell table:style-name="ce62" office:value-type="float" office:value="1.4">
            <text:p>1.4</text:p>
          </table:table-cell>
          <table:table-cell table:style-name="ce59"/>
          <table:table-cell office:value-type="string">
            <text:p>http://www.seeedstudio.com/depot/OPLopen-parts-library-catalog-c-136_138/#317060012</text:p>
          </table:table-cell>
          <table:table-cell table:number-columns-repeated="1011"/>
        </table:table-row>
        <table:table-row table:style-name="ro8">
          <table:table-cell table:style-name="ce56" office:value-type="float" office:value="310020047">
            <text:p>310020047</text:p>
          </table:table-cell>
          <table:table-cell table:style-name="ce59" office:value-type="string" office:string-value="TL074CD">
            <text:p><text:s/>TL074CD </text:p>
          </table:table-cell>
          <table:table-cell table:style-name="ce59" office:value-type="string" office:string-value="SMD IC Amplifier JFET 3MHZ,1.4mA,7 V ~ 36 V, ±3.5 V ~ 18 V">
            <text:p><text:s/>SMD IC Amplifier JFET 3MHZ,1.4mA,7 V ~ 36 V, ±3.5 V ~ 18 V 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14SOIC</text:p>
          </table:table-cell>
          <table:table-cell table:style-name="ce59" office:value-type="string" office:string-value="Texas Instruments">
            <text:p><text:s/>Texas Instruments </text:p>
          </table:table-cell>
          <table:table-cell table:style-name="ce59"/>
          <table:table-cell table:style-name="ce62" office:value-type="float" office:value="0.6">
            <text:p>0.6</text:p>
          </table:table-cell>
          <table:table-cell table:style-name="ce62" office:value-type="float" office:value="2">
            <text:p>2</text:p>
          </table:table-cell>
          <table:table-cell table:style-name="ce62" office:value-type="string">
            <text:p>14</text:p>
          </table:table-cell>
          <table:table-cell table:style-name="ce62" office:value-type="float" office:value="1.4">
            <text:p>1.4</text:p>
          </table:table-cell>
          <table:table-cell table:style-name="ce59"/>
          <table:table-cell office:value-type="string">
            <text:p>http://www.seeedstudio.com/depot/OPLopen-parts-library-catalog-c-136_138/#310020047</text:p>
          </table:table-cell>
          <table:table-cell table:number-columns-repeated="1011"/>
        </table:table-row>
        <table:table-row table:style-name="ro8">
          <table:table-cell table:style-name="ce56" office:value-type="float" office:value="310010122">
            <text:p>310010122</text:p>
          </table:table-cell>
          <table:table-cell table:style-name="ce59" office:value-type="string" office:string-value="PIC32MX795F512L-80I/PT">
            <text:p><text:s/>PIC32MX795F512L-80I/PT </text:p>
          </table:table-cell>
          <table:table-cell table:style-name="ce59" office:value-type="string" office:string-value="SMD IC MCU 32BIT 512KB FLASH 80MHz 2.3 V ~ 3.6 V">
            <text:p><text:s/>SMD IC MCU 32BIT 512KB FLASH 80MHz 2.3 V ~ 3.6 V 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100TQFP</text:p>
          </table:table-cell>
          <table:table-cell table:style-name="ce59" office:value-type="string" office:string-value="Microchip Technology">
            <text:p><text:s/>Microchip Technology </text:p>
          </table:table-cell>
          <table:table-cell table:style-name="ce59"/>
          <table:table-cell table:style-name="ce62" office:value-type="float" office:value="17.6">
            <text:p>17.6</text:p>
          </table:table-cell>
          <table:table-cell table:style-name="ce62" office:value-type="float" office:value="1">
            <text:p>1</text:p>
          </table:table-cell>
          <table:table-cell table:style-name="ce62" office:value-type="string">
            <text:p>85</text:p>
          </table:table-cell>
          <table:table-cell table:style-name="ce62" office:value-type="float" office:value="8.5">
            <text:p>8.5</text:p>
          </table:table-cell>
          <table:table-cell table:style-name="ce59"/>
          <table:table-cell office:value-type="string">
            <text:p>http://www.seeedstudio.com/depot/OPLopen-parts-library-catalog-c-136_138/#310010122</text:p>
          </table:table-cell>
          <table:table-cell table:number-columns-repeated="1011"/>
        </table:table-row>
        <table:table-row table:style-name="ro8">
          <table:table-cell table:style-name="ce56" office:value-type="float" office:value="314080013">
            <text:p>314080013</text:p>
          </table:table-cell>
          <table:table-cell table:style-name="ce59" office:value-type="string" office:string-value="ADXL335BCPZ-RL7">
            <text:p><text:s/>ADXL335BCPZ-RL7 </text:p>
          </table:table-cell>
          <table:table-cell table:style-name="ce59" office:value-type="string">
            <text:p>SMD Accelerometers Sensor,3AXL 3G,1.8 V ~ 3.6 V</text:p>
          </table:table-cell>
          <table:table-cell table:style-name="ce59" office:value-type="string" office:string-value="Sensor">
            <text:p><text:s/>Sensor </text:p>
          </table:table-cell>
          <table:table-cell table:style-name="ce56" office:value-type="string">
            <text:p>16LFCSP</text:p>
          </table:table-cell>
          <table:table-cell table:style-name="ce59" office:value-type="string" office:string-value="Analog Devices Inc">
            <text:p><text:s/>Analog Devices Inc </text:p>
          </table:table-cell>
          <table:table-cell table:style-name="ce59"/>
          <table:table-cell table:style-name="ce62" office:value-type="float" office:value="6.5">
            <text:p>6.5</text:p>
          </table:table-cell>
          <table:table-cell table:style-name="ce62" office:value-type="float" office:value="1">
            <text:p>1</text:p>
          </table:table-cell>
          <table:table-cell table:style-name="ce62" office:value-type="string">
            <text:p>16</text:p>
          </table:table-cell>
          <table:table-cell table:style-name="ce62" office:value-type="float" office:value="1.6">
            <text:p>1.6</text:p>
          </table:table-cell>
          <table:table-cell table:style-name="ce59"/>
          <table:table-cell office:value-type="string">
            <text:p>http://www.seeedstudio.com/depot/OPLopen-parts-library-catalog-c-136_138/#314080013</text:p>
          </table:table-cell>
          <table:table-cell table:number-columns-repeated="1011"/>
        </table:table-row>
        <table:table-row table:style-name="ro8">
          <table:table-cell table:style-name="ce56" office:value-type="float" office:value="314990019">
            <text:p>314990019</text:p>
          </table:table-cell>
          <table:table-cell table:style-name="ce59" office:value-type="string" office:string-value="BNO055">
            <text:p><text:s/>BNO055 </text:p>
          </table:table-cell>
          <table:table-cell table:style-name="ce59" office:value-type="string" office:string-value="SMD Orientation Sensor, 9-Axis, 2.4V to 3.6V">
            <text:p><text:s/>SMD Orientation Sensor, 9-Axis, 2.4V to 3.6V </text:p>
          </table:table-cell>
          <table:table-cell table:style-name="ce59" office:value-type="string" office:string-value="Sensor">
            <text:p><text:s/>Sensor </text:p>
          </table:table-cell>
          <table:table-cell table:style-name="ce56" office:value-type="string">
            <text:p>LGA-28</text:p>
          </table:table-cell>
          <table:table-cell table:style-name="ce59" office:value-type="string" office:string-value="Bosch">
            <text:p><text:s/>Bosch </text:p>
          </table:table-cell>
          <table:table-cell table:style-name="ce59"/>
          <table:table-cell table:style-name="ce62" office:value-type="float" office:value="20">
            <text:p>20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28">
            <text:p>28</text:p>
          </table:table-cell>
          <table:table-cell table:style-name="ce62" office:value-type="float" office:value="2.8">
            <text:p>2.8</text:p>
          </table:table-cell>
          <table:table-cell table:style-name="ce59"/>
          <table:table-cell office:value-type="string">
            <text:p>http://www.seeedstudio.com/depot/OPLopen-parts-library-catalog-c-136_138/#314990019</text:p>
          </table:table-cell>
          <table:table-cell table:number-columns-repeated="1011"/>
        </table:table-row>
        <table:table-row table:style-name="ro8">
          <table:table-cell table:style-name="ce56" office:value-type="float" office:value="306040009">
            <text:p>306040009</text:p>
          </table:table-cell>
          <table:table-cell table:style-name="ce59" office:value-type="string" office:string-value="4N35">
            <text:p><text:s/>4N35 </text:p>
          </table:table-cell>
          <table:table-cell table:style-name="ce59" office:value-type="string" office:string-value="DIP OPTOISO 3.55KV TRANS W/BASE 6DIP">
            <text:p><text:s/>DIP OPTOISO 3.55KV TRANS W/BASE 6DIP </text:p>
          </table:table-cell>
          <table:table-cell table:style-name="ce59" office:value-type="string" office:string-value="Transistor">
            <text:p><text:s/>Transistor </text:p>
          </table:table-cell>
          <table:table-cell table:style-name="ce56" office:value-type="string">
            <text:p>6-DIP (0.300", 7.62mm)</text:p>
          </table:table-cell>
          <table:table-cell table:style-name="ce59" office:value-type="string" office:string-value="Lite-On Inc">
            <text:p><text:s/>Lite-On Inc </text:p>
          </table:table-cell>
          <table:table-cell table:style-name="ce59"/>
          <table:table-cell table:style-name="ce62" office:value-type="float" office:value="0.227198697068404">
            <text:p>0.227198697068404</text:p>
          </table:table-cell>
          <table:table-cell table:style-name="ce62" office:value-type="float" office:value="5">
            <text:p>5</text:p>
          </table:table-cell>
          <table:table-cell table:style-name="ce62" office:value-type="string">
            <text:p>6</text:p>
          </table:table-cell>
          <table:table-cell table:style-name="ce62" office:value-type="float" office:value="0.6">
            <text:p>0.6</text:p>
          </table:table-cell>
          <table:table-cell table:style-name="ce59"/>
          <table:table-cell office:value-type="string">
            <text:p>http://www.seeedstudio.com/depot/OPLopen-parts-library-catalog-c-136_138/#306040009</text:p>
          </table:table-cell>
          <table:table-cell table:number-columns-repeated="1011"/>
        </table:table-row>
        <table:table-row table:style-name="ro8">
          <table:table-cell table:style-name="ce56" office:value-type="float" office:value="305010028">
            <text:p>305010028</text:p>
          </table:table-cell>
          <table:table-cell table:style-name="ce59" office:value-type="string" office:string-value="BC547CZ1G">
            <text:p><text:s/>BC547CZ1G </text:p>
          </table:table-cell>
          <table:table-cell table:style-name="ce59" office:value-type="string" office:string-value="DIP Transistor NPN 45V 0.1A ">
            <text:p><text:s/>DIP Transistor NPN 45V 0.1A <text:s/></text:p>
          </table:table-cell>
          <table:table-cell table:style-name="ce59" office:value-type="string" office:string-value="Transistor">
            <text:p><text:s/>Transistor </text:p>
          </table:table-cell>
          <table:table-cell table:style-name="ce56" office:value-type="string">
            <text:p>TO-92</text:p>
          </table:table-cell>
          <table:table-cell table:style-name="ce59" office:value-type="string" office:string-value="ON">
            <text:p><text:s/>ON </text:p>
          </table:table-cell>
          <table:table-cell table:style-name="ce59"/>
          <table:table-cell table:style-name="ce62" office:value-type="float" office:value="0.305374592833876">
            <text:p>0.305374592833876</text:p>
          </table:table-cell>
          <table:table-cell table:style-name="ce62" office:value-type="float" office:value="5">
            <text:p>5</text:p>
          </table:table-cell>
          <table:table-cell table:style-name="ce62" office:value-type="string">
            <text:p>3</text:p>
          </table:table-cell>
          <table:table-cell table:style-name="ce62" office:value-type="float" office:value="0.3">
            <text:p>0.3</text:p>
          </table:table-cell>
          <table:table-cell table:style-name="ce59"/>
          <table:table-cell office:value-type="string">
            <text:p>http://www.seeedstudio.com/depot/OPLopen-parts-library-catalog-c-136_138/#305010028</text:p>
          </table:table-cell>
          <table:table-cell table:number-columns-repeated="1011"/>
        </table:table-row>
        <table:table-row table:style-name="ro8">
          <table:table-cell table:style-name="ce56" office:value-type="float" office:value="314020045">
            <text:p>314020045</text:p>
          </table:table-cell>
          <table:table-cell table:style-name="ce59" office:value-type="string" office:string-value="TSOP2238">
            <text:p><text:s/>TSOP2238 </text:p>
          </table:table-cell>
          <table:table-cell table:style-name="ce59" office:value-type="string" office:string-value="DIP IR Receiver Tsop2238 - 38 KHZ">
            <text:p><text:s/>DIP IR Receiver Tsop2238 - 38 KHZ </text:p>
          </table:table-cell>
          <table:table-cell table:style-name="ce59" office:value-type="string" office:string-value="Sensor">
            <text:p><text:s/>Sensor </text:p>
          </table:table-cell>
          <table:table-cell table:style-name="ce56" office:value-type="string">
            <text:p>3pin-2.54mm-L30.5mm*W6mm*H5.6mm/22.25mm</text:p>
          </table:table-cell>
          <table:table-cell table:style-name="ce59" office:value-type="string">
            <text:p>Vishay</text:p>
          </table:table-cell>
          <table:table-cell table:style-name="ce59"/>
          <table:table-cell table:style-name="ce62" office:value-type="float" office:value="1.33">
            <text:p>1.33</text:p>
          </table:table-cell>
          <table:table-cell table:style-name="ce62" office:value-type="float" office:value="1">
            <text:p>1</text:p>
          </table:table-cell>
          <table:table-cell table:style-name="ce62" office:value-type="string">
            <text:p>3</text:p>
          </table:table-cell>
          <table:table-cell table:style-name="ce62" office:value-type="float" office:value="0.3">
            <text:p>0.3</text:p>
          </table:table-cell>
          <table:table-cell table:style-name="ce59"/>
          <table:table-cell office:value-type="string">
            <text:p>http://www.seeedstudio.com/depot/OPLopen-parts-library-catalog-c-136_138/#314020045</text:p>
          </table:table-cell>
          <table:table-cell table:number-columns-repeated="1011"/>
        </table:table-row>
        <table:table-row table:style-name="ro8">
          <table:table-cell table:style-name="ce56" office:value-type="float" office:value="314120003">
            <text:p>314120003</text:p>
          </table:table-cell>
          <table:table-cell table:style-name="ce59" office:value-type="string" office:string-value="LDR-VT90N2">
            <text:p><text:s/>LDR-VT90N2 </text:p>
          </table:table-cell>
          <table:table-cell table:style-name="ce59" office:value-type="string" office:string-value="DIP Res LDR">
            <text:p><text:s/>DIP Res LDR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2pin-2.29mm-D3.66mm-L32.28mm/30.05mm</text:p>
          </table:table-cell>
          <table:table-cell table:style-name="ce59" office:value-type="string" office:string-value="EXCELITAS TECH">
            <text:p><text:s/>EXCELITAS TECH </text:p>
          </table:table-cell>
          <table:table-cell table:style-name="ce59"/>
          <table:table-cell table:style-name="ce62" office:value-type="float" office:value="2.68322475570033">
            <text:p>2.68322475570033</text:p>
          </table:table-cell>
          <table:table-cell table:style-name="ce62" office:value-type="float" office:value="1">
            <text:p>1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14120003</text:p>
          </table:table-cell>
          <table:table-cell table:number-columns-repeated="1011"/>
        </table:table-row>
        <table:table-row table:style-name="ro8">
          <table:table-cell table:style-name="ce56" office:value-type="float" office:value="310070050">
            <text:p>310070050</text:p>
          </table:table-cell>
          <table:table-cell table:style-name="ce59" office:value-type="string" office:string-value="MCP23017-E/SO">
            <text:p><text:s/>MCP23017-E/SO </text:p>
          </table:table-cell>
          <table:table-cell table:style-name="ce59" office:value-type="string" office:string-value="DIP IC Interface, I/O EXPANDER I2C 16B">
            <text:p><text:s/>DIP IC Interface, I/O EXPANDER I2C 16B 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28-SOIC (0.295", 7.50mm Width)</text:p>
          </table:table-cell>
          <table:table-cell table:style-name="ce59" office:value-type="string" office:string-value="Microchip Technology">
            <text:p><text:s/>Microchip Technology </text:p>
          </table:table-cell>
          <table:table-cell table:style-name="ce59"/>
          <table:table-cell table:style-name="ce62" office:value-type="float" office:value="2.29723127035831">
            <text:p>2.29723127035831</text:p>
          </table:table-cell>
          <table:table-cell table:style-name="ce62" office:value-type="float" office:value="1">
            <text:p>1</text:p>
          </table:table-cell>
          <table:table-cell table:style-name="ce62" office:value-type="string">
            <text:p>28</text:p>
          </table:table-cell>
          <table:table-cell table:style-name="ce62" office:value-type="float" office:value="2.8">
            <text:p>2.8</text:p>
          </table:table-cell>
          <table:table-cell table:style-name="ce59"/>
          <table:table-cell office:value-type="string">
            <text:p>http://www.seeedstudio.com/depot/OPLopen-parts-library-catalog-c-136_138/#310070050</text:p>
          </table:table-cell>
          <table:table-cell table:number-columns-repeated="1011"/>
        </table:table-row>
        <table:table-row table:style-name="ro8">
          <table:table-cell table:style-name="ce56" office:value-type="float" office:value="310990040">
            <text:p>310990040</text:p>
          </table:table-cell>
          <table:table-cell table:style-name="ce59" office:value-type="string" office:string-value="MCP3008-I/P">
            <text:p><text:s/>MCP3008-I/P </text:p>
          </table:table-cell>
          <table:table-cell table:style-name="ce59" office:value-type="string" office:string-value="DIP IC MCU,  ADC 10BIT 2.7V 8CH SPI">
            <text:p><text:s/>DIP IC MCU, <text:s/>ADC 10BIT 2.7V 8CH SPI 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2*8pin(0.300", 7.62mm)</text:p>
          </table:table-cell>
          <table:table-cell table:style-name="ce59" office:value-type="string" office:string-value="Microchip">
            <text:p><text:s/>Microchip </text:p>
          </table:table-cell>
          <table:table-cell table:style-name="ce59"/>
          <table:table-cell table:style-name="ce62" office:value-type="float" office:value="4.44625407166124">
            <text:p>4.44625407166124</text:p>
          </table:table-cell>
          <table:table-cell table:style-name="ce62" office:value-type="float" office:value="1">
            <text:p>1</text:p>
          </table:table-cell>
          <table:table-cell table:style-name="ce62" office:value-type="string">
            <text:p>16</text:p>
          </table:table-cell>
          <table:table-cell table:style-name="ce62" office:value-type="float" office:value="1.6">
            <text:p>1.6</text:p>
          </table:table-cell>
          <table:table-cell table:style-name="ce59"/>
          <table:table-cell office:value-type="string">
            <text:p>http://www.seeedstudio.com/depot/OPLopen-parts-library-catalog-c-136_138/#310990040</text:p>
          </table:table-cell>
          <table:table-cell table:number-columns-repeated="1011"/>
        </table:table-row>
        <table:table-row table:style-name="ro8">
          <table:table-cell table:style-name="ce56" office:value-type="float" office:value="310050081">
            <text:p>310050081</text:p>
          </table:table-cell>
          <table:table-cell table:style-name="ce59" office:value-type="string" office:string-value="SN74HC595N">
            <text:p><text:s/>SN74HC595N </text:p>
          </table:table-cell>
          <table:table-cell table:style-name="ce59" office:value-type="string" office:string-value="DIP IC SHIFT REGISTER, 8-BIT">
            <text:p><text:s/>DIP IC SHIFT REGISTER, 8-BIT 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2*8Pin(0.300", 7.62mm)</text:p>
          </table:table-cell>
          <table:table-cell table:style-name="ce59" office:value-type="string" office:string-value="Texas Instruments">
            <text:p><text:s/>Texas Instruments </text:p>
          </table:table-cell>
          <table:table-cell table:style-name="ce59"/>
          <table:table-cell table:style-name="ce62" office:value-type="float" office:value="0.598534201954397">
            <text:p>0.598534201954397</text:p>
          </table:table-cell>
          <table:table-cell table:style-name="ce62" office:value-type="float" office:value="2">
            <text:p>2</text:p>
          </table:table-cell>
          <table:table-cell table:style-name="ce62" office:value-type="string">
            <text:p>16</text:p>
          </table:table-cell>
          <table:table-cell table:style-name="ce62" office:value-type="float" office:value="1.6">
            <text:p>1.6</text:p>
          </table:table-cell>
          <table:table-cell table:style-name="ce59"/>
          <table:table-cell office:value-type="string">
            <text:p>http://www.seeedstudio.com/depot/OPLopen-parts-library-catalog-c-136_138/#310050081</text:p>
          </table:table-cell>
          <table:table-cell table:number-columns-repeated="1011"/>
        </table:table-row>
        <table:table-row table:style-name="ro8">
          <table:table-cell table:style-name="ce56" office:value-type="float" office:value="310030263">
            <text:p>310030263</text:p>
          </table:table-cell>
          <table:table-cell table:style-name="ce59" office:value-type="string" office:string-value="MAX7219CNG+">
            <text:p><text:s/>MAX7219CNG+ </text:p>
          </table:table-cell>
          <table:table-cell table:style-name="ce59" office:value-type="string" office:string-value="DIP IC DRIVER LED DISPLAY 8DGT">
            <text:p><text:s/>DIP IC DRIVER LED DISPLAY 8DGT 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2*12Pin(0.300", 7.62mm)</text:p>
          </table:table-cell>
          <table:table-cell table:style-name="ce59" office:value-type="string" office:string-value="Maxim Integrated">
            <text:p><text:s/>Maxim Integrated </text:p>
          </table:table-cell>
          <table:table-cell table:style-name="ce59"/>
          <table:table-cell table:style-name="ce62" office:value-type="float" office:value="12">
            <text:p>12</text:p>
          </table:table-cell>
          <table:table-cell table:style-name="ce62" office:value-type="float" office:value="1">
            <text:p>1</text:p>
          </table:table-cell>
          <table:table-cell table:style-name="ce62" office:value-type="string">
            <text:p>24</text:p>
          </table:table-cell>
          <table:table-cell table:style-name="ce62" office:value-type="float" office:value="2.4">
            <text:p>2.4</text:p>
          </table:table-cell>
          <table:table-cell table:style-name="ce59"/>
          <table:table-cell office:value-type="string">
            <text:p>http://www.seeedstudio.com/depot/OPLopen-parts-library-catalog-c-136_138/#310030263</text:p>
          </table:table-cell>
          <table:table-cell table:number-columns-repeated="1011"/>
        </table:table-row>
        <table:table-row table:style-name="ro8">
          <table:table-cell table:style-name="ce56" office:value-type="float" office:value="305010004">
            <text:p>305010004</text:p>
          </table:table-cell>
          <table:table-cell table:style-name="ce59" office:value-type="string" office:string-value="TIP120">
            <text:p><text:s/>TIP120 </text:p>
          </table:table-cell>
          <table:table-cell table:style-name="ce59" office:value-type="string" office:string-value="DIP TRANS NPN DARL 60V 5A">
            <text:p><text:s/>DIP TRANS NPN DARL 60V 5A </text:p>
          </table:table-cell>
          <table:table-cell table:style-name="ce59" office:value-type="string" office:string-value="Transistor">
            <text:p><text:s/>Transistor </text:p>
          </table:table-cell>
          <table:table-cell table:style-name="ce56" office:value-type="string">
            <text:p>TO-220</text:p>
          </table:table-cell>
          <table:table-cell table:style-name="ce59" office:value-type="string">
            <text:p>Fairchild </text:p>
          </table:table-cell>
          <table:table-cell table:style-name="ce59"/>
          <table:table-cell table:style-name="ce62" office:value-type="float" office:value="1.86074918566775">
            <text:p>1.86074918566775</text:p>
          </table:table-cell>
          <table:table-cell table:style-name="ce62" office:value-type="float" office:value="1">
            <text:p>1</text:p>
          </table:table-cell>
          <table:table-cell table:style-name="ce62" office:value-type="string">
            <text:p>3</text:p>
          </table:table-cell>
          <table:table-cell table:style-name="ce62" office:value-type="float" office:value="0.3">
            <text:p>0.3</text:p>
          </table:table-cell>
          <table:table-cell table:style-name="ce59"/>
          <table:table-cell office:value-type="string">
            <text:p>http://www.seeedstudio.com/depot/OPLopen-parts-library-catalog-c-136_138/#305010004</text:p>
          </table:table-cell>
          <table:table-cell table:number-columns-repeated="1011"/>
        </table:table-row>
        <table:table-row table:style-name="ro8">
          <table:table-cell table:style-name="ce56" office:value-type="float" office:value="305010023">
            <text:p>305010023</text:p>
          </table:table-cell>
          <table:table-cell table:style-name="ce59" office:value-type="string" office:string-value="PN2222ATF">
            <text:p><text:s/>PN2222ATF </text:p>
          </table:table-cell>
          <table:table-cell table:style-name="ce59" office:value-type="string" office:string-value="DIP TRANS NPN 40V 1A">
            <text:p><text:s/>DIP TRANS NPN 40V 1A </text:p>
          </table:table-cell>
          <table:table-cell table:style-name="ce59" office:value-type="string" office:string-value="Transistor">
            <text:p><text:s/>Transistor </text:p>
          </table:table-cell>
          <table:table-cell table:style-name="ce56" office:value-type="string">
            <text:p>TO-92</text:p>
          </table:table-cell>
          <table:table-cell table:style-name="ce59" office:value-type="string">
            <text:p>Fairchild </text:p>
          </table:table-cell>
          <table:table-cell table:style-name="ce59"/>
          <table:table-cell table:style-name="ce62" office:value-type="float" office:value="0.0631107491856678">
            <text:p>0.0631107491856678</text:p>
          </table:table-cell>
          <table:table-cell table:style-name="ce62" office:value-type="float" office:value="20">
            <text:p>20</text:p>
          </table:table-cell>
          <table:table-cell table:style-name="ce62" office:value-type="string">
            <text:p>3</text:p>
          </table:table-cell>
          <table:table-cell table:style-name="ce62" office:value-type="float" office:value="0.3">
            <text:p>0.3</text:p>
          </table:table-cell>
          <table:table-cell table:style-name="ce59"/>
          <table:table-cell office:value-type="string">
            <text:p>http://www.seeedstudio.com/depot/OPLopen-parts-library-catalog-c-136_138/#305010023</text:p>
          </table:table-cell>
          <table:table-cell table:number-columns-repeated="1011"/>
        </table:table-row>
        <table:table-row table:style-name="ro8">
          <table:table-cell table:style-name="ce56" office:value-type="float" office:value="310050092">
            <text:p>310050092</text:p>
          </table:table-cell>
          <table:table-cell table:style-name="ce59" office:value-type="string" office:string-value="SN74LVC245AN">
            <text:p><text:s/>SN74LVC245AN </text:p>
          </table:table-cell>
          <table:table-cell table:style-name="ce59" office:value-type="string" office:string-value="DIP IC Logic TRANSCEIVER 8BIT ">
            <text:p><text:s/>DIP IC Logic TRANSCEIVER 8BIT <text:s/>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20 DIP (0.300", 7.62mm)</text:p>
          </table:table-cell>
          <table:table-cell table:style-name="ce59" office:value-type="string" office:string-value="Texas Instruments">
            <text:p><text:s/>Texas Instruments </text:p>
          </table:table-cell>
          <table:table-cell table:style-name="ce59"/>
          <table:table-cell table:style-name="ce62" office:value-type="float" office:value="0.456026058631922">
            <text:p>0.456026058631922</text:p>
          </table:table-cell>
          <table:table-cell table:style-name="ce62" office:value-type="float" office:value="5">
            <text:p>5</text:p>
          </table:table-cell>
          <table:table-cell table:style-name="ce62" office:value-type="string">
            <text:p>20</text:p>
          </table:table-cell>
          <table:table-cell table:style-name="ce62" office:value-type="float" office:value="2">
            <text:p>2</text:p>
          </table:table-cell>
          <table:table-cell table:style-name="ce59"/>
          <table:table-cell office:value-type="string">
            <text:p>http://www.seeedstudio.com/depot/OPLopen-parts-library-catalog-c-136_138/#310050092</text:p>
          </table:table-cell>
          <table:table-cell table:number-columns-repeated="1011"/>
        </table:table-row>
        <table:table-row table:style-name="ro8">
          <table:table-cell table:style-name="ce56" office:value-type="float" office:value="305050005">
            <text:p>305050005</text:p>
          </table:table-cell>
          <table:table-cell table:style-name="ce59" office:value-type="string" office:string-value="ULN2803APGCN">
            <text:p><text:s/>ULN2803APGCN </text:p>
          </table:table-cell>
          <table:table-cell table:style-name="ce59" office:value-type="string" office:string-value="DIP TRANS 8NPN DARL 50V 0.5A">
            <text:p><text:s/>DIP TRANS 8NPN DARL 50V 0.5A </text:p>
          </table:table-cell>
          <table:table-cell table:style-name="ce59" office:value-type="string" office:string-value="Transistor">
            <text:p><text:s/>Transistor </text:p>
          </table:table-cell>
          <table:table-cell table:style-name="ce56" office:value-type="string">
            <text:p>18-DIP (0.300", 7.62mm)</text:p>
          </table:table-cell>
          <table:table-cell table:style-name="ce59" office:value-type="string" office:string-value="Toshiba ">
            <text:p><text:s/>Toshiba <text:s/></text:p>
          </table:table-cell>
          <table:table-cell table:style-name="ce59"/>
          <table:table-cell table:style-name="ce62" office:value-type="float" office:value="0.431596091205212">
            <text:p>0.431596091205212</text:p>
          </table:table-cell>
          <table:table-cell table:style-name="ce62" office:value-type="float" office:value="5">
            <text:p>5</text:p>
          </table:table-cell>
          <table:table-cell table:style-name="ce62" office:value-type="string">
            <text:p>18</text:p>
          </table:table-cell>
          <table:table-cell table:style-name="ce62" office:value-type="float" office:value="1.8">
            <text:p>1.8</text:p>
          </table:table-cell>
          <table:table-cell table:style-name="ce59"/>
          <table:table-cell office:value-type="string">
            <text:p>http://www.seeedstudio.com/depot/OPLopen-parts-library-catalog-c-136_138/#305050005</text:p>
          </table:table-cell>
          <table:table-cell table:number-columns-repeated="1011"/>
        </table:table-row>
        <table:table-row table:style-name="ro8">
          <table:table-cell table:style-name="ce56" office:value-type="float" office:value="310070051">
            <text:p>310070051</text:p>
          </table:table-cell>
          <table:table-cell table:style-name="ce59" office:value-type="string" office:string-value="MCP23008-E/P">
            <text:p><text:s/>MCP23008-E/P </text:p>
          </table:table-cell>
          <table:table-cell table:style-name="ce59" office:value-type="string" office:string-value="DIP IC I/O EXPANDER I2C 8B">
            <text:p><text:s/>DIP IC I/O EXPANDER I2C 8B 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18-DIP (0.300", 7.62mm)</text:p>
          </table:table-cell>
          <table:table-cell table:style-name="ce59" office:value-type="string" office:string-value="Microchip">
            <text:p><text:s/>Microchip </text:p>
          </table:table-cell>
          <table:table-cell table:style-name="ce59"/>
          <table:table-cell table:style-name="ce62" office:value-type="float" office:value="1.22">
            <text:p>1.22</text:p>
          </table:table-cell>
          <table:table-cell table:style-name="ce62" office:value-type="float" office:value="1">
            <text:p>1</text:p>
          </table:table-cell>
          <table:table-cell table:style-name="ce62" office:value-type="string">
            <text:p>18</text:p>
          </table:table-cell>
          <table:table-cell table:style-name="ce62" office:value-type="float" office:value="1.8">
            <text:p>1.8</text:p>
          </table:table-cell>
          <table:table-cell table:style-name="ce59"/>
          <table:table-cell office:value-type="string">
            <text:p>http://www.seeedstudio.com/depot/OPLopen-parts-library-catalog-c-136_138/#310070051</text:p>
          </table:table-cell>
          <table:table-cell table:number-columns-repeated="1011"/>
        </table:table-row>
        <table:table-row table:style-name="ro8">
          <table:table-cell table:style-name="ce56" office:value-type="float" office:value="305020016">
            <text:p>305020016</text:p>
          </table:table-cell>
          <table:table-cell table:style-name="ce59" office:value-type="string" office:string-value="FQP27P06">
            <text:p><text:s/>FQP27P06 </text:p>
          </table:table-cell>
          <table:table-cell table:style-name="ce59" office:value-type="string" office:string-value="DIP MOSFET P-CH 60V 27A ">
            <text:p><text:s/>DIP MOSFET P-CH 60V 27A <text:s/></text:p>
          </table:table-cell>
          <table:table-cell table:style-name="ce59" office:value-type="string" office:string-value="Transistor">
            <text:p><text:s/>Transistor </text:p>
          </table:table-cell>
          <table:table-cell table:style-name="ce56" office:value-type="string">
            <text:p>TO-220</text:p>
          </table:table-cell>
          <table:table-cell table:style-name="ce59" office:value-type="string">
            <text:p>Fairchild Semiconductor</text:p>
          </table:table-cell>
          <table:table-cell table:style-name="ce59"/>
          <table:table-cell table:style-name="ce62" office:value-type="float" office:value="1.71009771986971">
            <text:p>1.71009771986971</text:p>
          </table:table-cell>
          <table:table-cell table:style-name="ce62" office:value-type="float" office:value="1">
            <text:p>1</text:p>
          </table:table-cell>
          <table:table-cell table:style-name="ce62" office:value-type="string">
            <text:p>3</text:p>
          </table:table-cell>
          <table:table-cell table:style-name="ce62" office:value-type="float" office:value="0.3">
            <text:p>0.3</text:p>
          </table:table-cell>
          <table:table-cell table:style-name="ce59"/>
          <table:table-cell office:value-type="string">
            <text:p>http://www.seeedstudio.com/depot/OPLopen-parts-library-catalog-c-136_138/#305020016</text:p>
          </table:table-cell>
          <table:table-cell table:number-columns-repeated="1011"/>
        </table:table-row>
        <table:table-row table:style-name="ro8">
          <table:table-cell table:style-name="ce56" office:value-type="float" office:value="306030009">
            <text:p>306030009</text:p>
          </table:table-cell>
          <table:table-cell table:style-name="ce59" office:value-type="string" office:string-value="ZTT-12.00MT">
            <text:p><text:s/>ZTT-12.00MT </text:p>
          </table:table-cell>
          <table:table-cell table:style-name="ce59" office:value-type="string" office:string-value="DIP Ceramic Resonator/ Oscillator,12 MHz">
            <text:p><text:s/>DIP Ceramic Resonator/ Oscillator,12 MHz </text:p>
          </table:table-cell>
          <table:table-cell table:style-name="ce59" office:value-type="string" office:string-value="Crystal Oscillator ">
            <text:p><text:s/>Crystal Oscillator <text:s/></text:p>
          </table:table-cell>
          <table:table-cell table:style-name="ce56" office:value-type="string">
            <text:p>3Pin-2.5mm-L15mm*W10mm*H5mm/5mm</text:p>
          </table:table-cell>
          <table:table-cell table:style-name="ce59" office:value-type="string" office:string-value="ECS Inc.">
            <text:p><text:s/>ECS Inc. </text:p>
          </table:table-cell>
          <table:table-cell table:style-name="ce59"/>
          <table:table-cell table:style-name="ce62" office:value-type="float" office:value="0.708469055374593">
            <text:p>0.708469055374593</text:p>
          </table:table-cell>
          <table:table-cell table:style-name="ce62" office:value-type="float" office:value="2">
            <text:p>2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6030009</text:p>
          </table:table-cell>
          <table:table-cell table:number-columns-repeated="1011"/>
        </table:table-row>
        <table:table-row table:style-name="ro8">
          <table:table-cell table:style-name="ce56" office:value-type="float" office:value="306030010">
            <text:p>306030010</text:p>
          </table:table-cell>
          <table:table-cell table:style-name="ce59" office:value-type="string" office:string-value="CSTLS8M00G53Z-A0">
            <text:p><text:s/>CSTLS8M00G53Z-A0 </text:p>
          </table:table-cell>
          <table:table-cell table:style-name="ce59" office:value-type="string" office:string-value="DIP Ceramic Resonator / Oscillator,8 MHz ">
            <text:p><text:s/>DIP Ceramic Resonator / Oscillator,8 MHz <text:s/></text:p>
          </table:table-cell>
          <table:table-cell table:style-name="ce59" office:value-type="string" office:string-value="Crystal Oscillator ">
            <text:p><text:s/>Crystal Oscillator <text:s/></text:p>
          </table:table-cell>
          <table:table-cell table:style-name="ce56" office:value-type="string">
            <text:p>3Pin-2.5mm-L9mm*W8mm*H3mm/3.5mm</text:p>
          </table:table-cell>
          <table:table-cell table:style-name="ce59" office:value-type="string">
            <text:p>Murata</text:p>
          </table:table-cell>
          <table:table-cell table:style-name="ce59"/>
          <table:table-cell table:style-name="ce62" office:value-type="float" office:value="0.27">
            <text:p>0.27</text:p>
          </table:table-cell>
          <table:table-cell table:style-name="ce62" office:value-type="float" office:value="5">
            <text:p>5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6030010</text:p>
          </table:table-cell>
          <table:table-cell table:number-columns-repeated="1011"/>
        </table:table-row>
        <table:table-row table:style-name="ro8">
          <table:table-cell table:style-name="ce56" office:value-type="float" office:value="314990008">
            <text:p>314990008</text:p>
          </table:table-cell>
          <table:table-cell table:style-name="ce59" office:value-type="string" office:string-value="GP2Y0A21YK">
            <text:p><text:s/>GP2Y0A21YK </text:p>
          </table:table-cell>
          <table:table-cell table:style-name="ce59" office:value-type="string" office:string-value="SENSOR IR DIST MEASUR 80CM ANLG">
            <text:p><text:s/>SENSOR IR DIST MEASUR 80CM ANLG </text:p>
          </table:table-cell>
          <table:table-cell table:style-name="ce59" office:value-type="string" office:string-value="Sensor">
            <text:p><text:s/>Sensor </text:p>
          </table:table-cell>
          <table:table-cell table:style-name="ce56" office:value-type="string">
            <text:p>3Pin-L37mm*W18.9mm*H13.5mm</text:p>
          </table:table-cell>
          <table:table-cell table:style-name="ce59" office:value-type="string" office:string-value="Sharp">
            <text:p><text:s/>Sharp </text:p>
          </table:table-cell>
          <table:table-cell table:style-name="ce59"/>
          <table:table-cell table:style-name="ce62" office:value-type="float" office:value="9.36482084690554">
            <text:p>9.36482084690554</text:p>
          </table:table-cell>
          <table:table-cell table:style-name="ce62" office:value-type="float" office:value="1">
            <text:p>1</text:p>
          </table:table-cell>
          <table:table-cell table:style-name="ce62" office:value-type="string">
            <text:p>3</text:p>
          </table:table-cell>
          <table:table-cell table:style-name="ce62" office:value-type="float" office:value="0.3">
            <text:p>0.3</text:p>
          </table:table-cell>
          <table:table-cell table:style-name="ce59"/>
          <table:table-cell office:value-type="string">
            <text:p>http://www.seeedstudio.com/depot/OPLopen-parts-library-catalog-c-136_138/#314990008</text:p>
          </table:table-cell>
          <table:table-cell table:number-columns-repeated="1011"/>
        </table:table-row>
        <table:table-row table:style-name="ro8">
          <table:table-cell table:style-name="ce56" office:value-type="float" office:value="310030264">
            <text:p>310030264</text:p>
          </table:table-cell>
          <table:table-cell table:style-name="ce59" office:value-type="string" office:string-value="L4931CZ33-AP">
            <text:p><text:s/>L4931CZ33-AP </text:p>
          </table:table-cell>
          <table:table-cell table:style-name="ce59" office:value-type="string" office:string-value="DIP PMIC Voltage Regulators LDO 3.3V 250mA;">
            <text:p><text:s/>DIP PMIC Voltage Regulators LDO 3.3V 250mA; 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TO92-3</text:p>
          </table:table-cell>
          <table:table-cell table:style-name="ce59" office:value-type="string">
            <text:p>STMicroelectronics</text:p>
          </table:table-cell>
          <table:table-cell table:style-name="ce59"/>
          <table:table-cell table:style-name="ce62" office:value-type="float" office:value="0.94">
            <text:p>0.94</text:p>
          </table:table-cell>
          <table:table-cell table:style-name="ce62" office:value-type="float" office:value="2">
            <text:p>2</text:p>
          </table:table-cell>
          <table:table-cell table:style-name="ce62" office:value-type="string">
            <text:p>3</text:p>
          </table:table-cell>
          <table:table-cell table:style-name="ce62" office:value-type="float" office:value="0.3">
            <text:p>0.3</text:p>
          </table:table-cell>
          <table:table-cell table:style-name="ce59"/>
          <table:table-cell office:value-type="string">
            <text:p>http://www.seeedstudio.com/depot/OPLopen-parts-library-catalog-c-136_138/#310030264</text:p>
          </table:table-cell>
          <table:table-cell table:number-columns-repeated="1011"/>
        </table:table-row>
        <table:table-row table:style-name="ro8">
          <table:table-cell table:style-name="ce56" office:value-type="float" office:value="310030025">
            <text:p>310030025</text:p>
          </table:table-cell>
          <table:table-cell table:style-name="ce59" office:value-type="string" office:string-value="LD1117V33">
            <text:p><text:s/>LD1117V33 </text:p>
          </table:table-cell>
          <table:table-cell table:style-name="ce59" office:value-type="string" office:string-value="DIP PMIC Voltage Regulators LDO 3.3V 800mA;">
            <text:p><text:s/>DIP PMIC Voltage Regulators LDO 3.3V 800mA; 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TO220</text:p>
          </table:table-cell>
          <table:table-cell table:style-name="ce59" office:value-type="string">
            <text:p>STMicroelectronics</text:p>
          </table:table-cell>
          <table:table-cell table:style-name="ce59"/>
          <table:table-cell table:style-name="ce62" office:value-type="float" office:value="0.6">
            <text:p>0.6</text:p>
          </table:table-cell>
          <table:table-cell table:style-name="ce62" office:value-type="float" office:value="2">
            <text:p>2</text:p>
          </table:table-cell>
          <table:table-cell table:style-name="ce62" office:value-type="string">
            <text:p>3</text:p>
          </table:table-cell>
          <table:table-cell table:style-name="ce62" office:value-type="float" office:value="0.3">
            <text:p>0.3</text:p>
          </table:table-cell>
          <table:table-cell table:style-name="ce59"/>
          <table:table-cell office:value-type="string">
            <text:p>http://www.seeedstudio.com/depot/OPLopen-parts-library-catalog-c-136_138/#310030025</text:p>
          </table:table-cell>
          <table:table-cell table:number-columns-repeated="1011"/>
        </table:table-row>
        <table:table-row table:style-name="ro8">
          <table:table-cell table:style-name="ce56" office:value-type="float" office:value="320110148">
            <text:p>320110148</text:p>
          </table:table-cell>
          <table:table-cell table:style-name="ce59" office:value-type="string" office:string-value="DG8HS-1.2-8P-1.7">
            <text:p><text:s/>DG8HS-1.2-8P-1.7 </text:p>
          </table:table-cell>
          <table:table-cell table:style-name="ce59" office:value-type="string" office:string-value="DIP Female Screw Terminal, Euro-Style, for 14AWG to 22 AWG">
            <text:p><text:s/>DIP Female Screw Terminal, Euro-Style, for 14AWG to 22 AWG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2*4Pin-8mm-W17mm*H14.4mm</text:p>
          </table:table-cell>
          <table:table-cell table:style-name="ce59" office:value-type="string" office:string-value="NATECH">
            <text:p><text:s/>NATECH </text:p>
          </table:table-cell>
          <table:table-cell table:style-name="ce59"/>
          <table:table-cell table:style-name="ce62" office:value-type="float" office:value="0.651465798045603">
            <text:p>0.651465798045603</text:p>
          </table:table-cell>
          <table:table-cell table:style-name="ce62" office:value-type="float" office:value="5">
            <text:p>5</text:p>
          </table:table-cell>
          <table:table-cell table:style-name="ce62" office:value-type="string">
            <text:p>8</text:p>
          </table:table-cell>
          <table:table-cell table:style-name="ce62" office:value-type="float" office:value="0.8">
            <text:p>0.8</text:p>
          </table:table-cell>
          <table:table-cell table:style-name="ce59"/>
          <table:table-cell office:value-type="string">
            <text:p>http://www.seeedstudio.com/depot/OPLopen-parts-library-catalog-c-136_138/#320110148</text:p>
          </table:table-cell>
          <table:table-cell table:number-columns-repeated="1011"/>
        </table:table-row>
        <table:table-row table:style-name="ro8">
          <table:table-cell table:style-name="ce56" office:value-type="float" office:value="320110143">
            <text:p>320110143</text:p>
          </table:table-cell>
          <table:table-cell table:style-name="ce59" office:value-type="string" office:string-value="GS019-9P-1">
            <text:p><text:s/>GS019-9P-1 </text:p>
          </table:table-cell>
          <table:table-cell table:style-name="ce59" office:value-type="string" office:string-value="DIP Screw Terminal;">
            <text:p><text:s/>DIP Screw Terminal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1*9P-2.54mm</text:p>
          </table:table-cell>
          <table:table-cell table:style-name="ce59" office:value-type="string" office:string-value="SENGER">
            <text:p><text:s/>SENGER </text:p>
          </table:table-cell>
          <table:table-cell table:style-name="ce59"/>
          <table:table-cell table:style-name="ce62" office:value-type="float" office:value="1.46579804560261">
            <text:p>1.46579804560261</text:p>
          </table:table-cell>
          <table:table-cell table:style-name="ce62" office:value-type="float" office:value="1">
            <text:p>1</text:p>
          </table:table-cell>
          <table:table-cell table:style-name="ce62" office:value-type="string">
            <text:p>9</text:p>
          </table:table-cell>
          <table:table-cell table:style-name="ce62" office:value-type="float" office:value="0.9">
            <text:p>0.9</text:p>
          </table:table-cell>
          <table:table-cell table:style-name="ce59"/>
          <table:table-cell office:value-type="string">
            <text:p>http://www.seeedstudio.com/depot/OPLopen-parts-library-catalog-c-136_138/#320110143</text:p>
          </table:table-cell>
          <table:table-cell table:number-columns-repeated="1011"/>
        </table:table-row>
        <table:table-row table:style-name="ro8">
          <table:table-cell table:style-name="ce56" office:value-type="float" office:value="320110144">
            <text:p>320110144</text:p>
          </table:table-cell>
          <table:table-cell table:style-name="ce59" office:value-type="string" office:string-value="GS019-7P-1">
            <text:p><text:s/>GS019-7P-1 </text:p>
          </table:table-cell>
          <table:table-cell table:style-name="ce59" office:value-type="string" office:string-value="DIP Screw Terminal;">
            <text:p><text:s/>DIP Screw Terminal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1*7P-2.54mm</text:p>
          </table:table-cell>
          <table:table-cell table:style-name="ce59" office:value-type="string" office:string-value="SENGER">
            <text:p><text:s/>SENGER </text:p>
          </table:table-cell>
          <table:table-cell table:style-name="ce59"/>
          <table:table-cell table:style-name="ce62" office:value-type="float" office:value="1.1400651465798">
            <text:p>1.1400651465798</text:p>
          </table:table-cell>
          <table:table-cell table:style-name="ce62" office:value-type="float" office:value="1">
            <text:p>1</text:p>
          </table:table-cell>
          <table:table-cell table:style-name="ce62" office:value-type="string">
            <text:p>7</text:p>
          </table:table-cell>
          <table:table-cell table:style-name="ce62" office:value-type="float" office:value="0.7">
            <text:p>0.7</text:p>
          </table:table-cell>
          <table:table-cell table:style-name="ce59"/>
          <table:table-cell office:value-type="string">
            <text:p>http://www.seeedstudio.com/depot/OPLopen-parts-library-catalog-c-136_138/#320110144</text:p>
          </table:table-cell>
          <table:table-cell table:number-columns-repeated="1011"/>
        </table:table-row>
        <table:table-row table:style-name="ro8">
          <table:table-cell table:style-name="ce56" office:value-type="float" office:value="320110145">
            <text:p>320110145</text:p>
          </table:table-cell>
          <table:table-cell table:style-name="ce59" office:value-type="string" office:string-value="GS019-5P-1">
            <text:p><text:s/>GS019-5P-1 </text:p>
          </table:table-cell>
          <table:table-cell table:style-name="ce59" office:value-type="string" office:string-value="DIP Screw Terminal;">
            <text:p><text:s/>DIP Screw Terminal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1*5P-2.54mm</text:p>
          </table:table-cell>
          <table:table-cell table:style-name="ce59" office:value-type="string" office:string-value="SENGER">
            <text:p><text:s/>SENGER </text:p>
          </table:table-cell>
          <table:table-cell table:style-name="ce59"/>
          <table:table-cell table:style-name="ce62" office:value-type="float" office:value="0.814332247557003">
            <text:p>0.814332247557003</text:p>
          </table:table-cell>
          <table:table-cell table:style-name="ce62" office:value-type="float" office:value="1">
            <text:p>1</text:p>
          </table:table-cell>
          <table:table-cell table:style-name="ce62" office:value-type="string">
            <text:p>5</text:p>
          </table:table-cell>
          <table:table-cell table:style-name="ce62" office:value-type="float" office:value="0.5">
            <text:p>0.5</text:p>
          </table:table-cell>
          <table:table-cell table:style-name="ce59"/>
          <table:table-cell office:value-type="string">
            <text:p>http://www.seeedstudio.com/depot/OPLopen-parts-library-catalog-c-136_138/#320110145</text:p>
          </table:table-cell>
          <table:table-cell table:number-columns-repeated="1011"/>
        </table:table-row>
        <table:table-row table:style-name="ro8">
          <table:table-cell table:style-name="ce56" office:value-type="float" office:value="320110133">
            <text:p>320110133</text:p>
          </table:table-cell>
          <table:table-cell table:style-name="ce59" office:value-type="string" office:string-value="GS019-3P-1">
            <text:p><text:s/>GS019-3P-1 </text:p>
          </table:table-cell>
          <table:table-cell table:style-name="ce59" office:value-type="string" office:string-value="DIP Screw Terminal;">
            <text:p><text:s/>DIP Screw Terminal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1*3P-2.54mm</text:p>
          </table:table-cell>
          <table:table-cell table:style-name="ce59" office:value-type="string" office:string-value="SENGER">
            <text:p><text:s/>SENGER </text:p>
          </table:table-cell>
          <table:table-cell table:style-name="ce59"/>
          <table:table-cell table:style-name="ce62" office:value-type="float" office:value="0.610749185667753">
            <text:p>0.610749185667753</text:p>
          </table:table-cell>
          <table:table-cell table:style-name="ce62" office:value-type="float" office:value="2">
            <text:p>2</text:p>
          </table:table-cell>
          <table:table-cell table:style-name="ce62" office:value-type="string">
            <text:p>3</text:p>
          </table:table-cell>
          <table:table-cell table:style-name="ce62" office:value-type="float" office:value="0.3">
            <text:p>0.3</text:p>
          </table:table-cell>
          <table:table-cell table:style-name="ce59"/>
          <table:table-cell office:value-type="string">
            <text:p>http://www.seeedstudio.com/depot/OPLopen-parts-library-catalog-c-136_138/#320110133</text:p>
          </table:table-cell>
          <table:table-cell table:number-columns-repeated="1011"/>
        </table:table-row>
        <table:table-row table:style-name="ro8">
          <table:table-cell table:style-name="ce56" office:value-type="float" office:value="320110147">
            <text:p>320110147</text:p>
          </table:table-cell>
          <table:table-cell table:style-name="ce59" office:value-type="string" office:string-value="GS019-8P-1">
            <text:p><text:s/>GS019-8P-1 </text:p>
          </table:table-cell>
          <table:table-cell table:style-name="ce59" office:value-type="string" office:string-value="DIP Screw Terminal;">
            <text:p><text:s/>DIP Screw Terminal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1*8P-2.54mm</text:p>
          </table:table-cell>
          <table:table-cell table:style-name="ce59" office:value-type="string" office:string-value="SENGER">
            <text:p><text:s/>SENGER </text:p>
          </table:table-cell>
          <table:table-cell table:style-name="ce59"/>
          <table:table-cell table:style-name="ce62" office:value-type="float" office:value="1.62866449511401">
            <text:p>1.62866449511401</text:p>
          </table:table-cell>
          <table:table-cell table:style-name="ce62" office:value-type="float" office:value="1">
            <text:p>1</text:p>
          </table:table-cell>
          <table:table-cell table:style-name="ce62" office:value-type="string">
            <text:p>8</text:p>
          </table:table-cell>
          <table:table-cell table:style-name="ce62" office:value-type="float" office:value="0.8">
            <text:p>0.8</text:p>
          </table:table-cell>
          <table:table-cell table:style-name="ce59"/>
          <table:table-cell office:value-type="string">
            <text:p>http://www.seeedstudio.com/depot/OPLopen-parts-library-catalog-c-136_138/#320110147</text:p>
          </table:table-cell>
          <table:table-cell table:number-columns-repeated="1011"/>
        </table:table-row>
        <table:table-row table:style-name="ro8">
          <table:table-cell table:style-name="ce56" office:value-type="float" office:value="320070015">
            <text:p>320070015</text:p>
          </table:table-cell>
          <table:table-cell table:style-name="ce59" office:value-type="string" office:string-value="ICS-40P-15.24">
            <text:p><text:s/>ICS-40P-15.24 </text:p>
          </table:table-cell>
          <table:table-cell table:style-name="ce59" office:value-type="string" office:string-value="DIP black Male header 2*20P">
            <text:p><text:s/>DIP black Male header 2*20P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2*20P-2.54mm</text:p>
          </table:table-cell>
          <table:table-cell table:style-name="ce59" office:value-type="string" office:string-value="NATECH">
            <text:p><text:s/>NATECH </text:p>
          </table:table-cell>
          <table:table-cell table:style-name="ce59"/>
          <table:table-cell table:style-name="ce62" office:value-type="float" office:value="0.244299674267101">
            <text:p>0.244299674267101</text:p>
          </table:table-cell>
          <table:table-cell table:style-name="ce62" office:value-type="float" office:value="5">
            <text:p>5</text:p>
          </table:table-cell>
          <table:table-cell table:style-name="ce62" office:value-type="string">
            <text:p>40</text:p>
          </table:table-cell>
          <table:table-cell table:style-name="ce62" office:value-type="float" office:value="4">
            <text:p>4</text:p>
          </table:table-cell>
          <table:table-cell table:style-name="ce59"/>
          <table:table-cell office:value-type="string">
            <text:p>http://www.seeedstudio.com/depot/OPLopen-parts-library-catalog-c-136_138/#320070015</text:p>
          </table:table-cell>
          <table:table-cell table:number-columns-repeated="1011"/>
        </table:table-row>
        <table:table-row table:style-name="ro8">
          <table:table-cell table:style-name="ce56" office:value-type="float" office:value="320070016">
            <text:p>320070016</text:p>
          </table:table-cell>
          <table:table-cell table:style-name="ce59" office:value-type="string" office:string-value="ICS-28P-15.24">
            <text:p><text:s/>ICS-28P-15.24 </text:p>
          </table:table-cell>
          <table:table-cell table:style-name="ce59" office:value-type="string" office:string-value="DIP black Male header 2*14P, 0.6''">
            <text:p><text:s/>DIP black Male header 2*14P, 0.6''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2*14P-2.54mm</text:p>
          </table:table-cell>
          <table:table-cell table:style-name="ce59" office:value-type="string" office:string-value="NATECH">
            <text:p><text:s/>NATECH </text:p>
          </table:table-cell>
          <table:table-cell table:style-name="ce59"/>
          <table:table-cell table:style-name="ce62" office:value-type="float" office:value="0.203583061889251">
            <text:p>0.203583061889251</text:p>
          </table:table-cell>
          <table:table-cell table:style-name="ce62" office:value-type="float" office:value="5">
            <text:p>5</text:p>
          </table:table-cell>
          <table:table-cell table:style-name="ce62" office:value-type="string">
            <text:p>28</text:p>
          </table:table-cell>
          <table:table-cell table:style-name="ce62" office:value-type="float" office:value="2.8">
            <text:p>2.8</text:p>
          </table:table-cell>
          <table:table-cell table:style-name="ce59"/>
          <table:table-cell office:value-type="string">
            <text:p>http://www.seeedstudio.com/depot/OPLopen-parts-library-catalog-c-136_138/#320070016</text:p>
          </table:table-cell>
          <table:table-cell table:number-columns-repeated="1011"/>
        </table:table-row>
        <table:table-row table:style-name="ro8">
          <table:table-cell table:style-name="ce56" office:value-type="float" office:value="310010126">
            <text:p>310010126</text:p>
          </table:table-cell>
          <table:table-cell table:style-name="ce59" office:value-type="string" office:string-value="ATTINY84-20PU">
            <text:p><text:s/>ATTINY84-20PU </text:p>
          </table:table-cell>
          <table:table-cell table:style-name="ce59" office:value-type="string" office:string-value="DIP IC MCU 8BIT 20MHz 8KB ">
            <text:p><text:s/>DIP IC MCU 8BIT 20MHz 8KB <text:s/>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14P-DIP </text:p>
          </table:table-cell>
          <table:table-cell table:style-name="ce59" office:value-type="string">
            <text:p>Atmel</text:p>
          </table:table-cell>
          <table:table-cell table:style-name="ce59"/>
          <table:table-cell table:style-name="ce62" office:value-type="float" office:value="3.53">
            <text:p>3.5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1.4">
            <text:p>1.4</text:p>
          </table:table-cell>
          <table:table-cell table:style-name="ce59"/>
          <table:table-cell office:value-type="string">
            <text:p>http://www.seeedstudio.com/depot/OPLopen-parts-library-catalog-c-136_138/#310010126</text:p>
          </table:table-cell>
          <table:table-cell table:number-columns-repeated="1011"/>
        </table:table-row>
        <table:table-row table:style-name="ro8">
          <table:table-cell table:style-name="ce56" office:value-type="float" office:value="310010128">
            <text:p>310010128</text:p>
          </table:table-cell>
          <table:table-cell table:style-name="ce59" office:value-type="string" office:string-value="ATTINY2313-20SU">
            <text:p><text:s/>ATTINY2313-20SU </text:p>
          </table:table-cell>
          <table:table-cell table:style-name="ce59" office:value-type="string" office:string-value="DIP IC MCU 8BIT 20MHz 2KB">
            <text:p><text:s/>DIP IC MCU 8BIT 20MHz 2KB 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20SOIC</text:p>
          </table:table-cell>
          <table:table-cell table:style-name="ce59" office:value-type="string">
            <text:p>Atmel</text:p>
          </table:table-cell>
          <table:table-cell table:style-name="ce59"/>
          <table:table-cell table:style-name="ce62" office:value-type="float" office:value="3.09">
            <text:p>3.09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2">
            <text:p>2</text:p>
          </table:table-cell>
          <table:table-cell table:style-name="ce59"/>
          <table:table-cell office:value-type="string">
            <text:p>http://www.seeedstudio.com/depot/OPLopen-parts-library-catalog-c-136_138/#310010128</text:p>
          </table:table-cell>
          <table:table-cell table:number-columns-repeated="1011"/>
        </table:table-row>
        <table:table-row table:style-name="ro8">
          <table:table-cell table:style-name="ce56" office:value-type="float" office:value="301030031">
            <text:p>301030031</text:p>
          </table:table-cell>
          <table:table-cell table:style-name="ce59" office:value-type="string" office:string-value="4606X-101-RC">
            <text:p><text:s/>4606X-101-RC </text:p>
          </table:table-cell>
          <table:table-cell table:style-name="ce59" office:value-type="string">
            <text:p>DIP RES Network - 10K Ohm (6-pin bussed)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DIP 6Pin</text:p>
          </table:table-cell>
          <table:table-cell table:style-name="ce59" office:value-type="string">
            <text:p>Bourns</text:p>
          </table:table-cell>
          <table:table-cell table:style-name="ce59"/>
          <table:table-cell table:style-name="ce62" office:value-type="float" office:value="0.07">
            <text:p>0.07</text:p>
          </table:table-cell>
          <table:table-cell table:style-name="ce62" office:value-type="float" office:value="30">
            <text:p>30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0.6">
            <text:p>0.6</text:p>
          </table:table-cell>
          <table:table-cell table:style-name="ce59"/>
          <table:table-cell office:value-type="string">
            <text:p>http://www.seeedstudio.com/depot/OPLopen-parts-library-catalog-c-136_138/#301030031</text:p>
          </table:table-cell>
          <table:table-cell table:number-columns-repeated="1011"/>
        </table:table-row>
        <table:table-row table:style-name="ro8">
          <table:table-cell table:style-name="ce56" office:value-type="float" office:value="310030268">
            <text:p>310030268</text:p>
          </table:table-cell>
          <table:table-cell table:style-name="ce59" office:value-type="string" office:string-value="TL431CLPR">
            <text:p><text:s/>TL431CLPR </text:p>
          </table:table-cell>
          <table:table-cell table:style-name="ce59" office:value-type="string" office:string-value="DIP PMIC VREF SHUNT ADJ">
            <text:p><text:s/>DIP PMIC VREF SHUNT ADJ 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TO92-3</text:p>
          </table:table-cell>
          <table:table-cell table:style-name="ce59" office:value-type="string" office:string-value="TI">
            <text:p><text:s/>TI </text:p>
          </table:table-cell>
          <table:table-cell table:style-name="ce59"/>
          <table:table-cell table:style-name="ce62" office:value-type="float" office:value="0.43">
            <text:p>0.43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0.3">
            <text:p>0.3</text:p>
          </table:table-cell>
          <table:table-cell table:style-name="ce59"/>
          <table:table-cell office:value-type="string">
            <text:p>http://www.seeedstudio.com/depot/OPLopen-parts-library-catalog-c-136_138/#310030268</text:p>
          </table:table-cell>
          <table:table-cell table:number-columns-repeated="1011"/>
        </table:table-row>
        <table:table-row table:style-name="ro8">
          <table:table-cell table:style-name="ce56" office:value-type="float" office:value="310040008">
            <text:p>310040008</text:p>
          </table:table-cell>
          <table:table-cell table:style-name="ce59" office:value-type="string" office:string-value="L298N">
            <text:p><text:s/>L298N </text:p>
          </table:table-cell>
          <table:table-cell table:style-name="ce59" office:value-type="string" office:string-value="DIP IC DRIVER, BRIDGE DRIVER PAR">
            <text:p><text:s/>DIP IC DRIVER, BRIDGE DRIVER PAR 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15-MULTIWATT</text:p>
          </table:table-cell>
          <table:table-cell table:style-name="ce59" office:value-type="string">
            <text:p>STMicroelectronics</text:p>
          </table:table-cell>
          <table:table-cell table:style-name="ce59"/>
          <table:table-cell table:style-name="ce62" office:value-type="float" office:value="4.67">
            <text:p>4.67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5">
            <text:p>15</text:p>
          </table:table-cell>
          <table:table-cell table:style-name="ce62" office:value-type="float" office:value="1.5">
            <text:p>1.5</text:p>
          </table:table-cell>
          <table:table-cell table:style-name="ce59"/>
          <table:table-cell office:value-type="string">
            <text:p>http://www.seeedstudio.com/depot/OPLopen-parts-library-catalog-c-136_138/#310040008</text:p>
          </table:table-cell>
          <table:table-cell table:number-columns-repeated="1011"/>
        </table:table-row>
        <table:table-row table:style-name="ro8">
          <table:table-cell table:style-name="ce56" office:value-type="float" office:value="310030269">
            <text:p>310030269</text:p>
          </table:table-cell>
          <table:table-cell table:style-name="ce59" office:value-type="string" office:string-value="AD595AQ">
            <text:p><text:s/>AD595AQ </text:p>
          </table:table-cell>
          <table:table-cell table:style-name="ce59" office:value-type="string" office:string-value="DIP IC THERMOCOUPLE A W/COMP,5 V ~ ±15 V">
            <text:p><text:s/>DIP IC THERMOCOUPLE A W/COMP,5 V ~ ±15 V 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14CDIP</text:p>
          </table:table-cell>
          <table:table-cell table:style-name="ce59" office:value-type="string" office:string-value="Analog Devices Inc">
            <text:p><text:s/>Analog Devices Inc </text:p>
          </table:table-cell>
          <table:table-cell table:style-name="ce59"/>
          <table:table-cell table:style-name="ce62" office:value-type="float" office:value="17.91">
            <text:p>17.91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1.4">
            <text:p>1.4</text:p>
          </table:table-cell>
          <table:table-cell table:style-name="ce59"/>
          <table:table-cell office:value-type="string">
            <text:p>http://www.seeedstudio.com/depot/OPLopen-parts-library-catalog-c-136_138/#310030269</text:p>
          </table:table-cell>
          <table:table-cell table:number-columns-repeated="1011"/>
        </table:table-row>
        <table:table-row table:style-name="ro8">
          <table:table-cell table:style-name="ce56" office:value-type="float" office:value="317020004">
            <text:p>317020004</text:p>
          </table:table-cell>
          <table:table-cell table:style-name="ce59" office:value-type="string" office:string-value="SI4735-D60-GU">
            <text:p><text:s/>SI4735-D60-GU </text:p>
          </table:table-cell>
          <table:table-cell table:style-name="ce59" office:value-type="string">
            <text:p>SMD Ic AM/FM Radio, 18.5mA,2-5.5V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24-SSOP </text:p>
          </table:table-cell>
          <table:table-cell table:style-name="ce59" office:value-type="string" office:string-value="Silicon Labs">
            <text:p><text:s/>Silicon Labs </text:p>
          </table:table-cell>
          <table:table-cell table:style-name="ce59"/>
          <table:table-cell table:style-name="ce62" office:value-type="float" office:value="17.5">
            <text:p>17.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24">
            <text:p>24</text:p>
          </table:table-cell>
          <table:table-cell table:style-name="ce62" office:value-type="float" office:value="2.4">
            <text:p>2.4</text:p>
          </table:table-cell>
          <table:table-cell table:style-name="ce59"/>
          <table:table-cell office:value-type="string">
            <text:p>http://www.seeedstudio.com/depot/OPLopen-parts-library-catalog-c-136_138/#317020004</text:p>
          </table:table-cell>
          <table:table-cell table:number-columns-repeated="1011"/>
        </table:table-row>
        <table:table-row table:style-name="ro8">
          <table:table-cell table:style-name="ce56" office:value-type="float" office:value="310080006">
            <text:p>310080006</text:p>
          </table:table-cell>
          <table:table-cell table:style-name="ce59" office:value-type="string" office:string-value="M74HC238RM13TR">
            <text:p><text:s/>M74HC238RM13TR </text:p>
          </table:table-cell>
          <table:table-cell table:style-name="ce59" office:value-type="string" office:string-value="SMD IC 3 TO 8 LINE DECODER, 5.2mA,2-6V">
            <text:p><text:s/>SMD IC 3 TO 8 LINE DECODER, 5.2mA,2-6V 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16-SOIC</text:p>
          </table:table-cell>
          <table:table-cell table:style-name="ce59" office:value-type="string">
            <text:p>STMicroelectronics</text:p>
          </table:table-cell>
          <table:table-cell table:style-name="ce59"/>
          <table:table-cell table:style-name="ce62" office:value-type="float" office:value="0.55">
            <text:p>0.55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16">
            <text:p>16</text:p>
          </table:table-cell>
          <table:table-cell table:style-name="ce62" office:value-type="float" office:value="1.6">
            <text:p>1.6</text:p>
          </table:table-cell>
          <table:table-cell table:style-name="ce59"/>
          <table:table-cell office:value-type="string">
            <text:p>http://www.seeedstudio.com/depot/OPLopen-parts-library-catalog-c-136_138/#310080006</text:p>
          </table:table-cell>
          <table:table-cell table:number-columns-repeated="1011"/>
        </table:table-row>
        <table:table-row table:style-name="ro8">
          <table:table-cell table:style-name="ce56" office:value-type="float" office:value="306030011">
            <text:p>306030011</text:p>
          </table:table-cell>
          <table:table-cell table:style-name="ce59" office:value-type="string" office:string-value="CSTLS8M00G53Z-A0">
            <text:p><text:s/>CSTLS8M00G53Z-A0 </text:p>
          </table:table-cell>
          <table:table-cell table:style-name="ce59" office:value-type="string" office:string-value="DIP Ceramic Resonator 8MHz">
            <text:p><text:s/>DIP Ceramic Resonator 8MHz </text:p>
          </table:table-cell>
          <table:table-cell table:style-name="ce59" office:value-type="string" office:string-value="Crystal Oscillator ">
            <text:p><text:s/>Crystal Oscillator <text:s/></text:p>
          </table:table-cell>
          <table:table-cell table:style-name="ce56" office:value-type="string">
            <text:p>3Pin-2.5mm-L8mm*W9mm*H3mm</text:p>
          </table:table-cell>
          <table:table-cell table:style-name="ce59" office:value-type="string">
            <text:p>Murata</text:p>
          </table:table-cell>
          <table:table-cell table:style-name="ce59"/>
          <table:table-cell table:style-name="ce62" office:value-type="float" office:value="0.27">
            <text:p>0.27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0.3">
            <text:p>0.3</text:p>
          </table:table-cell>
          <table:table-cell table:style-name="ce59"/>
          <table:table-cell office:value-type="string">
            <text:p>http://www.seeedstudio.com/depot/OPLopen-parts-library-catalog-c-136_138/#306030011</text:p>
          </table:table-cell>
          <table:table-cell table:number-columns-repeated="1011"/>
        </table:table-row>
        <table:table-row table:style-name="ro8">
          <table:table-cell table:style-name="ce56" office:value-type="float" office:value="306030012">
            <text:p>306030012</text:p>
          </table:table-cell>
          <table:table-cell table:style-name="ce59" office:value-type="string" office:string-value="CSTCR4M00G53Z-R0">
            <text:p><text:s/>CSTCR4M00G53Z-R0 </text:p>
          </table:table-cell>
          <table:table-cell table:style-name="ce59" office:value-type="string" office:string-value="DIP Ceramic Resonator 4MHz">
            <text:p><text:s/>DIP Ceramic Resonator 4MHz </text:p>
          </table:table-cell>
          <table:table-cell table:style-name="ce59" office:value-type="string" office:string-value="Crystal Oscillator ">
            <text:p><text:s/>Crystal Oscillator <text:s/></text:p>
          </table:table-cell>
          <table:table-cell table:style-name="ce56" office:value-type="string">
            <text:p>3Pin-2.5mm-L5.5mm*W10mm*H3.5mm</text:p>
          </table:table-cell>
          <table:table-cell table:style-name="ce59" office:value-type="string">
            <text:p>Murata</text:p>
          </table:table-cell>
          <table:table-cell table:style-name="ce59"/>
          <table:table-cell table:style-name="ce62" office:value-type="float" office:value="0.44">
            <text:p>0.44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0.6">
            <text:p>0.6</text:p>
          </table:table-cell>
          <table:table-cell table:style-name="ce59"/>
          <table:table-cell office:value-type="string">
            <text:p>http://www.seeedstudio.com/depot/OPLopen-parts-library-catalog-c-136_138/#306030012</text:p>
          </table:table-cell>
          <table:table-cell table:number-columns-repeated="1011"/>
        </table:table-row>
        <table:table-row table:style-name="ro8">
          <table:table-cell table:style-name="ce56" office:value-type="float" office:value="310110019">
            <text:p>310110019</text:p>
          </table:table-cell>
          <table:table-cell table:style-name="ce59" office:value-type="string" office:string-value="DS1077Z-133+">
            <text:p><text:s/>DS1077Z-133+ </text:p>
          </table:table-cell>
          <table:table-cell table:style-name="ce59" office:value-type="string" office:string-value="IC OSC DUAL FX FREQ PROG,16kHz to 133MHz,4.75 V ~ 5.25 V,50mA">
            <text:p><text:s/>IC OSC DUAL FX FREQ PROG,16kHz to 133MHz,4.75 V ~ 5.25 V,50mA 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8SOIC</text:p>
          </table:table-cell>
          <table:table-cell table:style-name="ce59" office:value-type="string" office:string-value="Maxim Integrated">
            <text:p><text:s/>Maxim Integrated </text:p>
          </table:table-cell>
          <table:table-cell table:style-name="ce59"/>
          <table:table-cell table:style-name="ce62" office:value-type="float" office:value="2.61">
            <text:p>2.61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8">
            <text:p>8</text:p>
          </table:table-cell>
          <table:table-cell table:style-name="ce62" office:value-type="float" office:value="0.8">
            <text:p>0.8</text:p>
          </table:table-cell>
          <table:table-cell table:style-name="ce59"/>
          <table:table-cell office:value-type="string">
            <text:p>http://www.seeedstudio.com/depot/OPLopen-parts-library-catalog-c-136_138/#310110019</text:p>
          </table:table-cell>
          <table:table-cell table:number-columns-repeated="1011"/>
        </table:table-row>
        <table:table-row table:style-name="ro8">
          <table:table-cell table:style-name="ce56" office:value-type="float" office:value="310010035">
            <text:p>310010035</text:p>
          </table:table-cell>
          <table:table-cell table:style-name="ce59" office:value-type="string" office:string-value="PIC24FJ256DA206-I/PT">
            <text:p><text:s/>PIC24FJ256DA206-I/PT </text:p>
          </table:table-cell>
          <table:table-cell table:style-name="ce59" office:value-type="string" office:string-value="SMD IC MCU 16BIT 256KB FLASH,32MHz,2.2V-3.6V,">
            <text:p><text:s/>SMD IC MCU 16BIT 256KB FLASH,32MHz,2.2V-3.6V, 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64TQFP</text:p>
          </table:table-cell>
          <table:table-cell table:style-name="ce59" office:value-type="string" office:string-value="Microchip Technology">
            <text:p><text:s/>Microchip Technology </text:p>
          </table:table-cell>
          <table:table-cell table:style-name="ce59"/>
          <table:table-cell table:style-name="ce62" office:value-type="float" office:value="8.44">
            <text:p>8.44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64">
            <text:p>64</text:p>
          </table:table-cell>
          <table:table-cell table:style-name="ce62" office:value-type="float" office:value="6.4">
            <text:p>6.4</text:p>
          </table:table-cell>
          <table:table-cell table:style-name="ce59"/>
          <table:table-cell office:value-type="string">
            <text:p>http://www.seeedstudio.com/depot/OPLopen-parts-library-catalog-c-136_138/#310010035</text:p>
          </table:table-cell>
          <table:table-cell table:number-columns-repeated="1011"/>
        </table:table-row>
        <table:table-row table:style-name="ro8">
          <table:table-cell table:style-name="ce56" office:value-type="float" office:value="314020038">
            <text:p>314020038</text:p>
          </table:table-cell>
          <table:table-cell table:style-name="ce59" office:value-type="string" office:string-value="TEMT6000X01">
            <text:p><text:s/>TEMT6000X01 </text:p>
          </table:table-cell>
          <table:table-cell table:style-name="ce59" office:value-type="string" office:string-value="SMD Sensor AMBIENT LIGHT SENSOR ">
            <text:p><text:s/>SMD Sensor AMBIENT LIGHT SENSOR <text:s/></text:p>
          </table:table-cell>
          <table:table-cell table:style-name="ce59" office:value-type="string" office:string-value="Sensor">
            <text:p><text:s/>Sensor </text:p>
          </table:table-cell>
          <table:table-cell table:style-name="ce56" office:value-type="float" office:value="1206">
            <text:p>1206</text:p>
          </table:table-cell>
          <table:table-cell table:style-name="ce59" office:value-type="string">
            <text:p>Vishay Semiconductor Opto Division</text:p>
          </table:table-cell>
          <table:table-cell table:style-name="ce59"/>
          <table:table-cell table:style-name="ce62" office:value-type="float" office:value="1.53">
            <text:p>1.5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14020038</text:p>
          </table:table-cell>
          <table:table-cell table:number-columns-repeated="1011"/>
        </table:table-row>
        <table:table-row table:style-name="ro8">
          <table:table-cell table:style-name="ce56" office:value-type="float" office:value="314160001">
            <text:p>314160001</text:p>
          </table:table-cell>
          <table:table-cell table:style-name="ce59" office:value-type="string" office:string-value="MPR121QR2">
            <text:p><text:s/>MPR121QR2 </text:p>
          </table:table-cell>
          <table:table-cell table:style-name="ce59" office:value-type="string" office:string-value="SMD IC CTLR TOUCH SENSOR,">
            <text:p><text:s/>SMD IC CTLR TOUCH SENSOR, </text:p>
          </table:table-cell>
          <table:table-cell table:style-name="ce59" office:value-type="string" office:string-value="Sensor">
            <text:p><text:s/>Sensor </text:p>
          </table:table-cell>
          <table:table-cell table:style-name="ce56" office:value-type="string">
            <text:p>20-QFN</text:p>
          </table:table-cell>
          <table:table-cell table:style-name="ce59" office:value-type="string">
            <text:p>Freescale Semiconductor</text:p>
          </table:table-cell>
          <table:table-cell table:style-name="ce59"/>
          <table:table-cell table:style-name="ce62" office:value-type="float" office:value="1.2">
            <text:p>1.2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2">
            <text:p>2</text:p>
          </table:table-cell>
          <table:table-cell table:style-name="ce59"/>
          <table:table-cell office:value-type="string">
            <text:p>http://www.seeedstudio.com/depot/OPLopen-parts-library-catalog-c-136_138/#314160001</text:p>
          </table:table-cell>
          <table:table-cell table:number-columns-repeated="1011"/>
        </table:table-row>
        <table:table-row table:style-name="ro8">
          <table:table-cell table:style-name="ce56" office:value-type="float" office:value="310010129">
            <text:p>310010129</text:p>
          </table:table-cell>
          <table:table-cell table:style-name="ce59" office:value-type="string" office:string-value="P8X32A-Q44">
            <text:p><text:s/>P8X32A-Q44 </text:p>
          </table:table-cell>
          <table:table-cell table:style-name="ce59" office:value-type="string" office:string-value="SMD IC MCU PROPELLER 8 32BIT COGS,80MHz,32KB ">
            <text:p><text:s/>SMD IC MCU PROPELLER 8 32BIT COGS,80MHz,32KB <text:s/>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44LQFP</text:p>
          </table:table-cell>
          <table:table-cell table:style-name="ce59" office:value-type="string" office:string-value="Parallax Inc">
            <text:p><text:s/>Parallax Inc </text:p>
          </table:table-cell>
          <table:table-cell table:style-name="ce59"/>
          <table:table-cell table:style-name="ce62" office:value-type="float" office:value="7.99">
            <text:p>7.99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0">
            <text:p>40</text:p>
          </table:table-cell>
          <table:table-cell table:style-name="ce62" office:value-type="float" office:value="4">
            <text:p>4</text:p>
          </table:table-cell>
          <table:table-cell table:style-name="ce59"/>
          <table:table-cell office:value-type="string">
            <text:p>http://www.seeedstudio.com/depot/OPLopen-parts-library-catalog-c-136_138/#310010129</text:p>
          </table:table-cell>
          <table:table-cell table:number-columns-repeated="1011"/>
        </table:table-row>
        <table:table-row table:style-name="ro8">
          <table:table-cell table:style-name="ce56" office:value-type="float" office:value="302010011">
            <text:p>302010011</text:p>
          </table:table-cell>
          <table:table-cell table:style-name="ce59" office:value-type="string" office:string-value="CC0402CRNPO9BN4R7">
            <text:p><text:s/>CC0402CRNPO9BN4R7 </text:p>
          </table:table-cell>
          <table:table-cell table:style-name="ce59" office:value-type="string" office:string-value="SMD CAP Ceramic 4.7pF-50V-0.25pF-NPO;">
            <text:p><text:s/>SMD CAP Ceramic 4.7pF-50V-0.25pF-NPO; </text:p>
          </table:table-cell>
          <table:table-cell table:style-name="ce59" office:value-type="string" office:string-value="Capacitor">
            <text:p><text:s/>Capacitor </text:p>
          </table:table-cell>
          <table:table-cell table:style-name="ce56" office:value-type="string">
            <text:p>0402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2010011</text:p>
          </table:table-cell>
          <table:table-cell table:number-columns-repeated="1011"/>
        </table:table-row>
        <table:table-row table:style-name="ro8">
          <table:table-cell table:style-name="ce56" office:value-type="float" office:value="303010039">
            <text:p>303010039</text:p>
          </table:table-cell>
          <table:table-cell table:style-name="ce59" office:value-type="string" office:string-value="LQG15HS2N7S02">
            <text:p><text:s/>LQG15HS2N7S02 </text:p>
          </table:table-cell>
          <table:table-cell table:style-name="ce59" office:value-type="string">
            <text:p>SMD Inductor;2.7nH-0.3nH-300mA;</text:p>
          </table:table-cell>
          <table:table-cell table:style-name="ce59" office:value-type="string">
            <text:p>Inductor</text:p>
          </table:table-cell>
          <table:table-cell table:style-name="ce56" office:value-type="string">
            <text:p>0402</text:p>
          </table:table-cell>
          <table:table-cell table:style-name="ce59" office:value-type="string">
            <text:p>Murata</text:p>
          </table:table-cell>
          <table:table-cell table:style-name="ce59"/>
          <table:table-cell table:style-name="ce62" office:value-type="float" office:value="0.0447882736156352">
            <text:p>0.0447882736156352</text:p>
          </table:table-cell>
          <table:table-cell table:style-name="ce62" office:value-type="float" office:value="50">
            <text:p>5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3010039</text:p>
          </table:table-cell>
          <table:table-cell table:number-columns-repeated="1011"/>
        </table:table-row>
        <table:table-row table:style-name="ro8">
          <table:table-cell table:style-name="ce56" office:value-type="float" office:value="310010131">
            <text:p>310010131</text:p>
          </table:table-cell>
          <table:table-cell table:style-name="ce59" office:value-type="string" office:string-value="ATTINY84A-MU">
            <text:p><text:s/>ATTINY84A-MU </text:p>
          </table:table-cell>
          <table:table-cell table:style-name="ce59" office:value-type="string" office:string-value="SMD IC MCU 8BIT 8KB FLASH 20QFN">
            <text:p><text:s/>SMD IC MCU 8BIT 8KB FLASH 20QFN 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QFN20</text:p>
          </table:table-cell>
          <table:table-cell table:style-name="ce59" office:value-type="string">
            <text:p>Atmel</text:p>
          </table:table-cell>
          <table:table-cell table:style-name="ce59"/>
          <table:table-cell table:style-name="ce62" office:value-type="float" office:value="1.84">
            <text:p>1.84</text:p>
          </table:table-cell>
          <table:table-cell table:style-name="ce62" office:value-type="float" office:value="1">
            <text:p>1</text:p>
          </table:table-cell>
          <table:table-cell table:style-name="ce62" office:value-type="string">
            <text:p>20</text:p>
          </table:table-cell>
          <table:table-cell table:style-name="ce62" office:value-type="float" office:value="2">
            <text:p>2</text:p>
          </table:table-cell>
          <table:table-cell table:style-name="ce59"/>
          <table:table-cell office:value-type="string">
            <text:p>http://www.seeedstudio.com/depot/OPLopen-parts-library-catalog-c-136_138/#310010131</text:p>
          </table:table-cell>
          <table:table-cell table:number-columns-repeated="1011"/>
        </table:table-row>
        <table:table-row table:style-name="ro8">
          <table:table-cell table:style-name="ce56" office:value-type="float" office:value="310030270">
            <text:p>310030270</text:p>
          </table:table-cell>
          <table:table-cell table:style-name="ce59" office:value-type="string" office:string-value="UA78M33CDCYR">
            <text:p><text:s/>UA78M33CDCYR </text:p>
          </table:table-cell>
          <table:table-cell table:style-name="ce59" office:value-type="string">
            <text:p>SMD IC Voltage Regulator Vin max &gt;15v; 2.5V &lt; Vout &lt; 3.3V; I &gt; 500mA;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SOT223</text:p>
          </table:table-cell>
          <table:table-cell table:style-name="ce59" office:value-type="string" office:string-value="Texas Instruments">
            <text:p><text:s/>Texas Instruments </text:p>
          </table:table-cell>
          <table:table-cell table:style-name="ce59"/>
          <table:table-cell table:style-name="ce62" office:value-type="float" office:value="0.6">
            <text:p>0.6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4</text:p>
          </table:table-cell>
          <table:table-cell table:style-name="ce62" office:value-type="float" office:value="0.4">
            <text:p>0.4</text:p>
          </table:table-cell>
          <table:table-cell table:style-name="ce59"/>
          <table:table-cell office:value-type="string">
            <text:p>http://www.seeedstudio.com/depot/OPLopen-parts-library-catalog-c-136_138/#310030270</text:p>
          </table:table-cell>
          <table:table-cell table:number-columns-repeated="1011"/>
        </table:table-row>
        <table:table-row table:style-name="ro8">
          <table:table-cell table:style-name="ce56" office:value-type="float" office:value="302030097">
            <text:p>302030097</text:p>
          </table:table-cell>
          <table:table-cell table:style-name="ce59" office:value-type="string" office:string-value="UWX1C100MCL1GB">
            <text:p><text:s/>UWX1C100MCL1GB </text:p>
          </table:table-cell>
          <table:table-cell table:style-name="ce59" office:value-type="string" office:string-value="SMD CAP Aluminum 10UF 20% 16V">
            <text:p><text:s/>SMD CAP Aluminum 10UF 20% 16V </text:p>
          </table:table-cell>
          <table:table-cell table:style-name="ce59" office:value-type="string" office:string-value="Capacitor">
            <text:p><text:s/>Capacitor </text:p>
          </table:table-cell>
          <table:table-cell table:style-name="ce56" office:value-type="string">
            <text:p>L4.30mm x W4.30mm</text:p>
          </table:table-cell>
          <table:table-cell table:style-name="ce59" office:value-type="string">
            <text:p>Nichicon</text:p>
          </table:table-cell>
          <table:table-cell table:style-name="ce59"/>
          <table:table-cell table:style-name="ce62" office:value-type="float" office:value="0.28">
            <text:p>0.28</text:p>
          </table:table-cell>
          <table:table-cell table:style-name="ce62" office:value-type="float" office:value="5">
            <text:p>5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2030097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024">
            <text:p>301010024</text:p>
          </table:table-cell>
          <table:table-cell table:style-name="ce59" office:value-type="string" office:string-value="RC0402FR-078K2L">
            <text:p><text:s/>RC0402FR-078K2L </text:p>
          </table:table-cell>
          <table:table-cell table:style-name="ce59" office:value-type="string" office:string-value="SMD RES 8.2K-1%-1/16W;">
            <text:p><text:s/>SMD RES 8.2K-1%-1/16W;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402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024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032">
            <text:p>301010032</text:p>
          </table:table-cell>
          <table:table-cell table:style-name="ce59" office:value-type="string" office:string-value="RC0402FR-0756KL">
            <text:p><text:s/>RC0402FR-0756KL </text:p>
          </table:table-cell>
          <table:table-cell table:style-name="ce59" office:value-type="string" office:string-value="SMD RES 56K-1%-1/16W;">
            <text:p><text:s/>SMD RES 56K-1%-1/16W;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402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032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037">
            <text:p>301010037</text:p>
          </table:table-cell>
          <table:table-cell table:style-name="ce59" office:value-type="string" office:string-value="RC0402FR-072ML">
            <text:p><text:s/>RC0402FR-072ML </text:p>
          </table:table-cell>
          <table:table-cell table:style-name="ce59" office:value-type="string" office:string-value="SMD RES 2M-1%-1/16W;">
            <text:p><text:s/>SMD RES 2M-1%-1/16W;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402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037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039">
            <text:p>301010039</text:p>
          </table:table-cell>
          <table:table-cell table:style-name="ce59" office:value-type="string" office:string-value="RC0402JR-072K2L">
            <text:p><text:s/>RC0402JR-072K2L </text:p>
          </table:table-cell>
          <table:table-cell table:style-name="ce59" office:value-type="string" office:string-value="SMD RES 2.2K-5%-1/16W;">
            <text:p><text:s/>SMD RES 2.2K-5%-1/16W;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402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09934853420195">
            <text:p>0.0109934853420195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039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050">
            <text:p>301010050</text:p>
          </table:table-cell>
          <table:table-cell table:style-name="ce59" office:value-type="string" office:string-value="RC0402JR-07510RL">
            <text:p><text:s/>RC0402JR-07510RL </text:p>
          </table:table-cell>
          <table:table-cell table:style-name="ce59" office:value-type="string" office:string-value="SMD RES 510R-5%-1/16W;">
            <text:p><text:s/>SMD RES 510R-5%-1/16W;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402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050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058">
            <text:p>301010058</text:p>
          </table:table-cell>
          <table:table-cell table:style-name="ce59" office:value-type="string" office:string-value="RC0402FR-0775RL">
            <text:p><text:s/>RC0402FR-0775RL </text:p>
          </table:table-cell>
          <table:table-cell table:style-name="ce59" office:value-type="string" office:string-value="SMD RES 75R-1%-1/10W;">
            <text:p><text:s/>SMD RES 75R-1%-1/10W;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402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058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077">
            <text:p>301010077</text:p>
          </table:table-cell>
          <table:table-cell table:style-name="ce59" office:value-type="string" office:string-value="RC0402JR-071K6L">
            <text:p><text:s/>RC0402JR-071K6L </text:p>
          </table:table-cell>
          <table:table-cell table:style-name="ce59" office:value-type="string" office:string-value="SMD RES 1.6K-5%-1/16W;">
            <text:p><text:s/>SMD RES 1.6K-5%-1/16W;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402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077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095">
            <text:p>301010095</text:p>
          </table:table-cell>
          <table:table-cell table:style-name="ce59" office:value-type="string" office:string-value="RC0603JR-0775KL">
            <text:p><text:s/>RC0603JR-0775KL </text:p>
          </table:table-cell>
          <table:table-cell table:style-name="ce59" office:value-type="string" office:string-value="SMD RES 75K-5%-1/10W;">
            <text:p><text:s/>SMD RES 75K-5%-1/10W;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603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095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098">
            <text:p>301010098</text:p>
          </table:table-cell>
          <table:table-cell table:style-name="ce59" office:value-type="string" office:string-value="RC0603JR-07270RL">
            <text:p><text:s/>RC0603JR-07270RL </text:p>
          </table:table-cell>
          <table:table-cell table:style-name="ce59" office:value-type="string" office:string-value="SMD RES 270R-5%-1/10W;">
            <text:p><text:s/>SMD RES 270R-5%-1/10W;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603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098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106">
            <text:p>301010106</text:p>
          </table:table-cell>
          <table:table-cell table:style-name="ce59" office:value-type="string" office:string-value="RC0603JR-07510KL">
            <text:p><text:s/>RC0603JR-07510KL </text:p>
          </table:table-cell>
          <table:table-cell table:style-name="ce59" office:value-type="string" office:string-value="SMD RES 510K-5%-1/10W;">
            <text:p><text:s/>SMD RES 510K-5%-1/10W;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603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106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110">
            <text:p>301010110</text:p>
          </table:table-cell>
          <table:table-cell table:style-name="ce59" office:value-type="string" office:string-value="RC0603JR-0711KL">
            <text:p><text:s/>RC0603JR-0711KL </text:p>
          </table:table-cell>
          <table:table-cell table:style-name="ce59" office:value-type="string" office:string-value="SMD RES 11K-5%-1/10W;">
            <text:p><text:s/>SMD RES 11K-5%-1/10W;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603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110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131">
            <text:p>301010131</text:p>
          </table:table-cell>
          <table:table-cell table:style-name="ce59" office:value-type="string" office:string-value="RC0603JR-071M2L">
            <text:p><text:s/>RC0603JR-071M2L </text:p>
          </table:table-cell>
          <table:table-cell table:style-name="ce59" office:value-type="string" office:string-value="SMD RES 1.2M-5%-1/10W;">
            <text:p><text:s/>SMD RES 1.2M-5%-1/10W;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603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131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159">
            <text:p>301010159</text:p>
          </table:table-cell>
          <table:table-cell table:style-name="ce59" office:value-type="string" office:string-value="RC0603FR-07200RL">
            <text:p><text:s/>RC0603FR-07200RL </text:p>
          </table:table-cell>
          <table:table-cell table:style-name="ce59" office:value-type="string" office:string-value="SMD RES 200R-1%-1/10W;">
            <text:p><text:s/>SMD RES 200R-1%-1/10W;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603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159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165">
            <text:p>301010165</text:p>
          </table:table-cell>
          <table:table-cell table:style-name="ce59" office:value-type="string" office:string-value="RC0603JR-0733KL">
            <text:p><text:s/>RC0603JR-0733KL </text:p>
          </table:table-cell>
          <table:table-cell table:style-name="ce59" office:value-type="string" office:string-value="SMD RES 33K-5%-1/10W;">
            <text:p><text:s/>SMD RES 33K-5%-1/10W;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603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165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171">
            <text:p>301010171</text:p>
          </table:table-cell>
          <table:table-cell table:style-name="ce59" office:value-type="string" office:string-value="RC0603FR-0712K4L">
            <text:p><text:s/>RC0603FR-0712K4L </text:p>
          </table:table-cell>
          <table:table-cell table:style-name="ce59" office:value-type="string" office:string-value="SMD RES 12.4K-1%-1/10W;">
            <text:p><text:s/>SMD RES 12.4K-1%-1/10W;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603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171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177">
            <text:p>301010177</text:p>
          </table:table-cell>
          <table:table-cell table:style-name="ce59" office:value-type="string" office:string-value="RC0603FR-0769K8L">
            <text:p><text:s/>RC0603FR-0769K8L </text:p>
          </table:table-cell>
          <table:table-cell table:style-name="ce59" office:value-type="string" office:string-value="SMD RES 69.8K-1%-1/10W;">
            <text:p><text:s/>SMD RES 69.8K-1%-1/10W;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603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177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186">
            <text:p>301010186</text:p>
          </table:table-cell>
          <table:table-cell table:style-name="ce59" office:value-type="string" office:string-value="RC0603FR-0720RL">
            <text:p><text:s/>RC0603FR-0720RL </text:p>
          </table:table-cell>
          <table:table-cell table:style-name="ce59" office:value-type="string" office:string-value="SMD RES 20R-1%-1/10W;">
            <text:p><text:s/>SMD RES 20R-1%-1/10W;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603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186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187">
            <text:p>301010187</text:p>
          </table:table-cell>
          <table:table-cell table:style-name="ce59" office:value-type="string" office:string-value="RC0603FR-07270KL">
            <text:p><text:s/>RC0603FR-07270KL </text:p>
          </table:table-cell>
          <table:table-cell table:style-name="ce59" office:value-type="string" office:string-value="SMD RES 270K-1%-1/10W;">
            <text:p><text:s/>SMD RES 270K-1%-1/10W;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603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187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219">
            <text:p>301010219</text:p>
          </table:table-cell>
          <table:table-cell table:style-name="ce59" office:value-type="string" office:string-value="RC0603FR-074K53L">
            <text:p><text:s/>RC0603FR-074K53L </text:p>
          </table:table-cell>
          <table:table-cell table:style-name="ce59" office:value-type="string" office:string-value="SMD RES 4.53K-1%-1/10W;">
            <text:p><text:s/>SMD RES 4.53K-1%-1/10W;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603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219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220">
            <text:p>301010220</text:p>
          </table:table-cell>
          <table:table-cell table:style-name="ce59" office:value-type="string" office:string-value="RC0603FR-0728K7L">
            <text:p><text:s/>RC0603FR-0728K7L </text:p>
          </table:table-cell>
          <table:table-cell table:style-name="ce59" office:value-type="string" office:string-value="SMD RES 28.7K-1%-1/10W;">
            <text:p><text:s/>SMD RES 28.7K-1%-1/10W;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603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220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227">
            <text:p>301010227</text:p>
          </table:table-cell>
          <table:table-cell table:style-name="ce59" office:value-type="string" office:string-value="RC0603FR-075K1L">
            <text:p><text:s/>RC0603FR-075K1L </text:p>
          </table:table-cell>
          <table:table-cell table:style-name="ce59" office:value-type="string" office:string-value="SMD RES 5.1K-1%-1/10W;">
            <text:p><text:s/>SMD RES 5.1K-1%-1/10W;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603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227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228">
            <text:p>301010228</text:p>
          </table:table-cell>
          <table:table-cell table:style-name="ce59" office:value-type="string" office:string-value="RC0603JR-071K6L">
            <text:p><text:s/>RC0603JR-071K6L </text:p>
          </table:table-cell>
          <table:table-cell table:style-name="ce59" office:value-type="string" office:string-value="SMD RES 1.6K-5%-1/10W;">
            <text:p><text:s/>SMD RES 1.6K-5%-1/10W;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603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228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233">
            <text:p>301010233</text:p>
          </table:table-cell>
          <table:table-cell table:style-name="ce59" office:value-type="string" office:string-value="RC0603FR-071M2L">
            <text:p><text:s/>RC0603FR-071M2L </text:p>
          </table:table-cell>
          <table:table-cell table:style-name="ce59" office:value-type="string" office:string-value="SMD RES 1.2M-1%-1/10W;">
            <text:p><text:s/>SMD RES 1.2M-1%-1/10W;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603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233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234">
            <text:p>301010234</text:p>
          </table:table-cell>
          <table:table-cell table:style-name="ce59" office:value-type="string" office:string-value="RC0603FR-07499KL">
            <text:p><text:s/>RC0603FR-07499KL </text:p>
          </table:table-cell>
          <table:table-cell table:style-name="ce59" office:value-type="string" office:string-value="SMD RES 499K-1%-1/10W;">
            <text:p><text:s/>SMD RES 499K-1%-1/10W;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603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234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236">
            <text:p>301010236</text:p>
          </table:table-cell>
          <table:table-cell table:style-name="ce59" office:value-type="string" office:string-value="RC0603FR-071M1L">
            <text:p><text:s/>RC0603FR-071M1L </text:p>
          </table:table-cell>
          <table:table-cell table:style-name="ce59" office:value-type="string" office:string-value="SMD RES 1.1M-1%-1/10W;">
            <text:p><text:s/>SMD RES 1.1M-1%-1/10W;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603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236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237">
            <text:p>301010237</text:p>
          </table:table-cell>
          <table:table-cell table:style-name="ce59" office:value-type="string" office:string-value="RC0603FR-07430KL">
            <text:p><text:s/>RC0603FR-07430KL </text:p>
          </table:table-cell>
          <table:table-cell table:style-name="ce59" office:value-type="string" office:string-value="SMD RES 430K-1%-1/10W;">
            <text:p><text:s/>SMD RES 430K-1%-1/10W;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603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237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247">
            <text:p>301010247</text:p>
          </table:table-cell>
          <table:table-cell table:style-name="ce59" office:value-type="string" office:string-value="RC0603FR-0775KL">
            <text:p><text:s/>RC0603FR-0775KL </text:p>
          </table:table-cell>
          <table:table-cell table:style-name="ce59" office:value-type="string" office:string-value="SMD RES 75K-1%-1/10W;">
            <text:p><text:s/>SMD RES 75K-1%-1/10W;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603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247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258">
            <text:p>301010258</text:p>
          </table:table-cell>
          <table:table-cell table:style-name="ce59" office:value-type="string" office:string-value="RC0603FR-0782RL">
            <text:p><text:s/>RC0603FR-0782RL </text:p>
          </table:table-cell>
          <table:table-cell table:style-name="ce59" office:value-type="string" office:string-value="SMD RES 82R-1%-1/10W;">
            <text:p><text:s/>SMD RES 82R-1%-1/10W;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603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258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259">
            <text:p>301010259</text:p>
          </table:table-cell>
          <table:table-cell table:style-name="ce59" office:value-type="string" office:string-value="RC0603FR-072K4L">
            <text:p><text:s/>RC0603FR-072K4L </text:p>
          </table:table-cell>
          <table:table-cell table:style-name="ce59" office:value-type="string" office:string-value="SMD RES 2.4K-1%-1/10W;">
            <text:p><text:s/>SMD RES 2.4K-1%-1/10W;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603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259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265">
            <text:p>301010265</text:p>
          </table:table-cell>
          <table:table-cell table:style-name="ce59" office:value-type="string" office:string-value="RC0603FR-07340KL">
            <text:p><text:s/>RC0603FR-07340KL </text:p>
          </table:table-cell>
          <table:table-cell table:style-name="ce59" office:value-type="string" office:string-value="SMD RES 340K-1%-1/10W;">
            <text:p><text:s/>SMD RES 340K-1%-1/10W;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603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265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267">
            <text:p>301010267</text:p>
          </table:table-cell>
          <table:table-cell table:style-name="ce59" office:value-type="string" office:string-value="RC0603JR-0711RL">
            <text:p><text:s/>RC0603JR-0711RL </text:p>
          </table:table-cell>
          <table:table-cell table:style-name="ce59" office:value-type="string" office:string-value="SMD RES 11R-5%-1/10W;">
            <text:p><text:s/>SMD RES 11R-5%-1/10W;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603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267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359">
            <text:p>301010359</text:p>
          </table:table-cell>
          <table:table-cell table:style-name="ce59" office:value-type="string" office:string-value="RC0805JR-070RL">
            <text:p><text:s/>RC0805JR-070RL </text:p>
          </table:table-cell>
          <table:table-cell table:style-name="ce59" office:value-type="string" office:string-value="SMD RES 0R-5%-1/8W;">
            <text:p><text:s/>SMD RES 0R-5%-1/8W;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805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359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364">
            <text:p>301010364</text:p>
          </table:table-cell>
          <table:table-cell table:style-name="ce59" office:value-type="string" office:string-value="RC0805FR-07330RL">
            <text:p><text:s/>RC0805FR-07330RL </text:p>
          </table:table-cell>
          <table:table-cell table:style-name="ce59" office:value-type="string" office:string-value="SMD RES 330R-1%-1/8W;">
            <text:p><text:s/>SMD RES 330R-1%-1/8W;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805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364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370">
            <text:p>301010370</text:p>
          </table:table-cell>
          <table:table-cell table:style-name="ce59" office:value-type="string" office:string-value="RC0805FR-07150RL">
            <text:p><text:s/>RC0805FR-07150RL </text:p>
          </table:table-cell>
          <table:table-cell table:style-name="ce59" office:value-type="string" office:string-value="SMD RES 150R-1%-1/8W;">
            <text:p><text:s/>SMD RES 150R-1%-1/8W;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805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370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373">
            <text:p>301010373</text:p>
          </table:table-cell>
          <table:table-cell table:style-name="ce59" office:value-type="string" office:string-value="RC0805FR-07910RL">
            <text:p><text:s/>RC0805FR-07910RL </text:p>
          </table:table-cell>
          <table:table-cell table:style-name="ce59" office:value-type="string" office:string-value="SMD RES 910R-1%-1/8W;">
            <text:p><text:s/>SMD RES 910R-1%-1/8W;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805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373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386">
            <text:p>301010386</text:p>
          </table:table-cell>
          <table:table-cell table:style-name="ce59" office:value-type="string" office:string-value="RC0805FR-07330KL">
            <text:p><text:s/>RC0805FR-07330KL </text:p>
          </table:table-cell>
          <table:table-cell table:style-name="ce59" office:value-type="string" office:string-value="SMD RES 330K-1%-1/8W;">
            <text:p><text:s/>SMD RES 330K-1%-1/8W;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805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386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393">
            <text:p>301010393</text:p>
          </table:table-cell>
          <table:table-cell table:style-name="ce59" office:value-type="string" office:string-value="ERJ-6ENF1004V">
            <text:p><text:s/>ERJ-6ENF1004V </text:p>
          </table:table-cell>
          <table:table-cell table:style-name="ce59" office:value-type="string" office:string-value="SMD RES 1M-1%-1/8W;">
            <text:p><text:s/>SMD RES 1M-1%-1/8W;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805</text:p>
          </table:table-cell>
          <table:table-cell table:style-name="ce59" office:value-type="string" office:string-value="Panasonic">
            <text:p><text:s/>Panasonic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393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397">
            <text:p>301010397</text:p>
          </table:table-cell>
          <table:table-cell table:style-name="ce59" office:value-type="string" office:string-value="RC0805FR-07680KL">
            <text:p><text:s/>RC0805FR-07680KL </text:p>
          </table:table-cell>
          <table:table-cell table:style-name="ce59" office:value-type="string" office:string-value="SMD RES 680K-1%-1/16W;">
            <text:p><text:s/>SMD RES 680K-1%-1/16W;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805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397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433">
            <text:p>301010433</text:p>
          </table:table-cell>
          <table:table-cell table:style-name="ce59" office:value-type="string" office:string-value="RC1206FR-071RL">
            <text:p><text:s/>RC1206FR-071RL </text:p>
          </table:table-cell>
          <table:table-cell table:style-name="ce59" office:value-type="string" office:string-value="SMD RES 1R-1%-1/4W;">
            <text:p><text:s/>SMD RES 1R-1%-1/4W;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1206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433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479">
            <text:p>301010479</text:p>
          </table:table-cell>
          <table:table-cell table:style-name="ce59" office:value-type="string" office:string-value="RC1206JR-07150RL">
            <text:p><text:s/>RC1206JR-07150RL </text:p>
          </table:table-cell>
          <table:table-cell table:style-name="ce59" office:value-type="string" office:string-value="SMD RES 150R-5%-1/8W;">
            <text:p><text:s/>SMD RES 150R-5%-1/8W;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1206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479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510">
            <text:p>301010510</text:p>
          </table:table-cell>
          <table:table-cell table:style-name="ce59" office:value-type="string" office:string-value="RC0402FR-072M2L">
            <text:p><text:s/>RC0402FR-072M2L </text:p>
          </table:table-cell>
          <table:table-cell table:style-name="ce59" office:value-type="string" office:string-value="SMD RES;2.2M-1%-1/16W">
            <text:p><text:s/>SMD RES;2.2M-1%-1/16W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402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510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511">
            <text:p>301010511</text:p>
          </table:table-cell>
          <table:table-cell table:style-name="ce59" office:value-type="string" office:string-value="RC0402FR-07115KL">
            <text:p><text:s/>RC0402FR-07115KL </text:p>
          </table:table-cell>
          <table:table-cell table:style-name="ce59" office:value-type="string" office:string-value="SMD RES;115K-1%-1/16W">
            <text:p><text:s/>SMD RES;115K-1%-1/16W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402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511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512">
            <text:p>301010512</text:p>
          </table:table-cell>
          <table:table-cell table:style-name="ce59" office:value-type="string" office:string-value="RC0402FR-0725K5L">
            <text:p><text:s/>RC0402FR-0725K5L </text:p>
          </table:table-cell>
          <table:table-cell table:style-name="ce59" office:value-type="string" office:string-value="SMD RES;25.5K-1%-1/16W">
            <text:p><text:s/>SMD RES;25.5K-1%-1/16W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402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512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666">
            <text:p>301010666</text:p>
          </table:table-cell>
          <table:table-cell table:style-name="ce59" office:value-type="string" office:string-value="RC0402FR-07270KL">
            <text:p><text:s/>RC0402FR-07270KL </text:p>
          </table:table-cell>
          <table:table-cell table:style-name="ce59" office:value-type="string" office:string-value="SMD RES 270K-1%-1/16W;">
            <text:p><text:s/>SMD RES 270K-1%-1/16W;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402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666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669">
            <text:p>301010669</text:p>
          </table:table-cell>
          <table:table-cell table:style-name="ce59" office:value-type="string" office:string-value="RC0402FR-0760K4L">
            <text:p><text:s/>RC0402FR-0760K4L </text:p>
          </table:table-cell>
          <table:table-cell table:style-name="ce59" office:value-type="string" office:string-value="SMD RES 60.4K-1%-1/16W;">
            <text:p><text:s/>SMD RES 60.4K-1%-1/16W;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402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669</text:p>
          </table:table-cell>
          <table:table-cell table:number-columns-repeated="1011"/>
        </table:table-row>
        <table:table-row table:style-name="ro8">
          <table:table-cell table:style-name="ce56" office:value-type="float" office:value="301040031">
            <text:p>301040031</text:p>
          </table:table-cell>
          <table:table-cell table:style-name="ce59" office:value-type="string" office:string-value="3362P-1-503LF">
            <text:p><text:s/>3362P-1-503LF </text:p>
          </table:table-cell>
          <table:table-cell table:style-name="ce59" office:value-type="string" office:string-value="DIP VR Top Adj 50K-10%-1/2W;">
            <text:p><text:s/>DIP VR Top Adj 50K-10%-1/2W;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3P-2.54-L6.99*W6.6*H4.7mm</text:p>
          </table:table-cell>
          <table:table-cell table:style-name="ce59" office:value-type="string">
            <text:p>Bourns Inc.</text:p>
          </table:table-cell>
          <table:table-cell table:style-name="ce59"/>
          <table:table-cell table:style-name="ce62" office:value-type="float" office:value="0.348005233998719">
            <text:p>0.348005233998719</text:p>
          </table:table-cell>
          <table:table-cell table:style-name="ce62" office:value-type="float" office:value="5">
            <text:p>5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40031</text:p>
          </table:table-cell>
          <table:table-cell table:number-columns-repeated="1011"/>
        </table:table-row>
        <table:table-row table:style-name="ro8">
          <table:table-cell table:style-name="ce56" office:value-type="float" office:value="302010017">
            <text:p>302010017</text:p>
          </table:table-cell>
          <table:table-cell table:style-name="ce59" office:value-type="string" office:string-value="CC0402JRNPO9BN560">
            <text:p><text:s/>CC0402JRNPO9BN560 </text:p>
          </table:table-cell>
          <table:table-cell table:style-name="ce59" office:value-type="string" office:string-value="SMD CAP Ceramic 56pF-50V-5%-NPO;">
            <text:p><text:s/>SMD CAP Ceramic 56pF-50V-5%-NPO; </text:p>
          </table:table-cell>
          <table:table-cell table:style-name="ce59" office:value-type="string" office:string-value="Capacitor">
            <text:p><text:s/>Capacitor </text:p>
          </table:table-cell>
          <table:table-cell table:style-name="ce56" office:value-type="string">
            <text:p>0402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2010017</text:p>
          </table:table-cell>
          <table:table-cell table:number-columns-repeated="1011"/>
        </table:table-row>
        <table:table-row table:style-name="ro8">
          <table:table-cell table:style-name="ce56" office:value-type="float" office:value="302010042">
            <text:p>302010042</text:p>
          </table:table-cell>
          <table:table-cell table:style-name="ce59" office:value-type="string" office:string-value="C1005X7R1H333K">
            <text:p><text:s/>C1005X7R1H333K </text:p>
          </table:table-cell>
          <table:table-cell table:style-name="ce59" office:value-type="string" office:string-value="SMD CAP Ceramic 33nF-50V-10%-X7R;">
            <text:p><text:s/>SMD CAP Ceramic 33nF-50V-10%-X7R; </text:p>
          </table:table-cell>
          <table:table-cell table:style-name="ce59" office:value-type="string" office:string-value="Capacitor">
            <text:p><text:s/>Capacitor </text:p>
          </table:table-cell>
          <table:table-cell table:style-name="ce56" office:value-type="string">
            <text:p>0402</text:p>
          </table:table-cell>
          <table:table-cell table:style-name="ce59" office:value-type="string" office:string-value="TDK">
            <text:p><text:s/>TDK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2010042</text:p>
          </table:table-cell>
          <table:table-cell table:number-columns-repeated="1011"/>
        </table:table-row>
        <table:table-row table:style-name="ro8">
          <table:table-cell table:style-name="ce56" office:value-type="float" office:value="302010055">
            <text:p>302010055</text:p>
          </table:table-cell>
          <table:table-cell table:style-name="ce59" office:value-type="string" office:string-value="CC0603JRNPO9BN330">
            <text:p><text:s/>CC0603JRNPO9BN330 </text:p>
          </table:table-cell>
          <table:table-cell table:style-name="ce59" office:value-type="string" office:string-value="SMD CAP Ceramic 33pF-50V-5%-NPO;">
            <text:p><text:s/>SMD CAP Ceramic 33pF-50V-5%-NPO; </text:p>
          </table:table-cell>
          <table:table-cell table:style-name="ce59" office:value-type="string" office:string-value="Capacitor">
            <text:p><text:s/>Capacitor </text:p>
          </table:table-cell>
          <table:table-cell table:style-name="ce56" office:value-type="string">
            <text:p>0603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2010055</text:p>
          </table:table-cell>
          <table:table-cell table:number-columns-repeated="1011"/>
        </table:table-row>
        <table:table-row table:style-name="ro8">
          <table:table-cell table:style-name="ce56" office:value-type="float" office:value="302010062">
            <text:p>302010062</text:p>
          </table:table-cell>
          <table:table-cell table:style-name="ce59" office:value-type="string" office:string-value="CC0603JRNPO9BN680">
            <text:p><text:s/>CC0603JRNPO9BN680 </text:p>
          </table:table-cell>
          <table:table-cell table:style-name="ce59" office:value-type="string" office:string-value="SMD CAP Ceramic 68pF-50V-5%-NPO;">
            <text:p><text:s/>SMD CAP Ceramic 68pF-50V-5%-NPO; </text:p>
          </table:table-cell>
          <table:table-cell table:style-name="ce59" office:value-type="string" office:string-value="Capacitor">
            <text:p><text:s/>Capacitor </text:p>
          </table:table-cell>
          <table:table-cell table:style-name="ce56" office:value-type="string">
            <text:p>0603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2010062</text:p>
          </table:table-cell>
          <table:table-cell table:number-columns-repeated="1011"/>
        </table:table-row>
        <table:table-row table:style-name="ro8">
          <table:table-cell table:style-name="ce56" office:value-type="float" office:value="302010068">
            <text:p>302010068</text:p>
          </table:table-cell>
          <table:table-cell table:style-name="ce59" office:value-type="string" office:string-value="CC0603JRNPO9BN470">
            <text:p><text:s/>CC0603JRNPO9BN470 </text:p>
          </table:table-cell>
          <table:table-cell table:style-name="ce59" office:value-type="string" office:string-value="SMD CAP Ceramic 47pF-50V-5%-NPO;">
            <text:p><text:s/>SMD CAP Ceramic 47pF-50V-5%-NPO; </text:p>
          </table:table-cell>
          <table:table-cell table:style-name="ce59" office:value-type="string" office:string-value="Capacitor">
            <text:p><text:s/>Capacitor </text:p>
          </table:table-cell>
          <table:table-cell table:style-name="ce56" office:value-type="string">
            <text:p>0603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2010068</text:p>
          </table:table-cell>
          <table:table-cell table:number-columns-repeated="1011"/>
        </table:table-row>
        <table:table-row table:style-name="ro8">
          <table:table-cell table:style-name="ce56" office:value-type="float" office:value="302010081">
            <text:p>302010081</text:p>
          </table:table-cell>
          <table:table-cell table:style-name="ce59" office:value-type="string" office:string-value="CC0603CRNPO9BN3R3">
            <text:p><text:s/>CC0603CRNPO9BN3R3 </text:p>
          </table:table-cell>
          <table:table-cell table:style-name="ce59" office:value-type="string" office:string-value="SMD CAP Ceramic 3.3pF-50V-0.25pF-NPO;">
            <text:p><text:s/>SMD CAP Ceramic 3.3pF-50V-0.25pF-NPO; </text:p>
          </table:table-cell>
          <table:table-cell table:style-name="ce59" office:value-type="string" office:string-value="Capacitor">
            <text:p><text:s/>Capacitor </text:p>
          </table:table-cell>
          <table:table-cell table:style-name="ce56" office:value-type="string">
            <text:p>0603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01965533561625">
            <text:p>0.0101965533561625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2010081</text:p>
          </table:table-cell>
          <table:table-cell table:number-columns-repeated="1011"/>
        </table:table-row>
        <table:table-row table:style-name="ro8">
          <table:table-cell table:style-name="ce56" office:value-type="float" office:value="302010096">
            <text:p>302010096</text:p>
          </table:table-cell>
          <table:table-cell table:style-name="ce59" office:value-type="string" office:string-value="CC0603CRNPO9BN1R0">
            <text:p><text:s/>CC0603CRNPO9BN1R0 </text:p>
          </table:table-cell>
          <table:table-cell table:style-name="ce59" office:value-type="string" office:string-value="SMD CAP Ceramic 1pF-50V-0.25pF-NPO;">
            <text:p><text:s/>SMD CAP Ceramic 1pF-50V-0.25pF-NPO; </text:p>
          </table:table-cell>
          <table:table-cell table:style-name="ce59" office:value-type="string" office:string-value="Capacitor">
            <text:p><text:s/>Capacitor </text:p>
          </table:table-cell>
          <table:table-cell table:style-name="ce56" office:value-type="string">
            <text:p>0603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01791530944625">
            <text:p>0.0101791530944625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2010096</text:p>
          </table:table-cell>
          <table:table-cell table:number-columns-repeated="1011"/>
        </table:table-row>
        <table:table-row table:style-name="ro8">
          <table:table-cell table:style-name="ce56" office:value-type="float" office:value="302010098">
            <text:p>302010098</text:p>
          </table:table-cell>
          <table:table-cell table:style-name="ce59" office:value-type="string" office:string-value="CC0603CRNPO9BN1R8">
            <text:p><text:s/>CC0603CRNPO9BN1R8 </text:p>
          </table:table-cell>
          <table:table-cell table:style-name="ce59" office:value-type="string" office:string-value="SMD CAP Ceramic 1.8pF-50V-0.25pF-NPO;">
            <text:p><text:s/>SMD CAP Ceramic 1.8pF-50V-0.25pF-NPO; </text:p>
          </table:table-cell>
          <table:table-cell table:style-name="ce59" office:value-type="string" office:string-value="Capacitor">
            <text:p><text:s/>Capacitor </text:p>
          </table:table-cell>
          <table:table-cell table:style-name="ce56" office:value-type="string">
            <text:p>0603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01791530944625">
            <text:p>0.0101791530944625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2010098</text:p>
          </table:table-cell>
          <table:table-cell table:number-columns-repeated="1011"/>
        </table:table-row>
        <table:table-row table:style-name="ro8">
          <table:table-cell table:style-name="ce56" office:value-type="float" office:value="302010105">
            <text:p>302010105</text:p>
          </table:table-cell>
          <table:table-cell table:style-name="ce59" office:value-type="string" office:string-value="CC0603DRNPO9BN8R0">
            <text:p><text:s/>CC0603DRNPO9BN8R0 </text:p>
          </table:table-cell>
          <table:table-cell table:style-name="ce59" office:value-type="string" office:string-value="SMD CAP Ceramic 8pF-50V-0.5pF-NPO;">
            <text:p><text:s/>SMD CAP Ceramic 8pF-50V-0.5pF-NPO; </text:p>
          </table:table-cell>
          <table:table-cell table:style-name="ce59" office:value-type="string" office:string-value="Capacitor">
            <text:p><text:s/>Capacitor </text:p>
          </table:table-cell>
          <table:table-cell table:style-name="ce56" office:value-type="string">
            <text:p>0603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01965533561625">
            <text:p>0.0101965533561625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2010105</text:p>
          </table:table-cell>
          <table:table-cell table:number-columns-repeated="1011"/>
        </table:table-row>
        <table:table-row table:style-name="ro8">
          <table:table-cell table:style-name="ce56" office:value-type="float" office:value="302010114">
            <text:p>302010114</text:p>
          </table:table-cell>
          <table:table-cell table:style-name="ce59" office:value-type="string" office:string-value="CC0603DRNPO9BN7R0">
            <text:p><text:s/>CC0603DRNPO9BN7R0 </text:p>
          </table:table-cell>
          <table:table-cell table:style-name="ce59" office:value-type="string" office:string-value="SMD CAP Ceramic 7pF-50V-0.5pF-NPO;">
            <text:p><text:s/>SMD CAP Ceramic 7pF-50V-0.5pF-NPO; </text:p>
          </table:table-cell>
          <table:table-cell table:style-name="ce59" office:value-type="string" office:string-value="Capacitor">
            <text:p><text:s/>Capacitor </text:p>
          </table:table-cell>
          <table:table-cell table:style-name="ce56" office:value-type="string">
            <text:p>0603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01791530944625">
            <text:p>0.0101791530944625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2010114</text:p>
          </table:table-cell>
          <table:table-cell table:number-columns-repeated="1011"/>
        </table:table-row>
        <table:table-row table:style-name="ro8">
          <table:table-cell table:style-name="ce56" office:value-type="float" office:value="302010115">
            <text:p>302010115</text:p>
          </table:table-cell>
          <table:table-cell table:style-name="ce59" office:value-type="string" office:string-value="CC0603BRNPO9BNR50">
            <text:p><text:s/>CC0603BRNPO9BNR50 </text:p>
          </table:table-cell>
          <table:table-cell table:style-name="ce59" office:value-type="string" office:string-value="SMD CAP Ceramic 0.5pF-50V-0.1pF-NPO;">
            <text:p><text:s/>SMD CAP Ceramic 0.5pF-50V-0.1pF-NPO; </text:p>
          </table:table-cell>
          <table:table-cell table:style-name="ce59" office:value-type="string" office:string-value="Capacitor">
            <text:p><text:s/>Capacitor </text:p>
          </table:table-cell>
          <table:table-cell table:style-name="ce56" office:value-type="string">
            <text:p>0603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22149837133551">
            <text:p>0.012214983713355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2010115</text:p>
          </table:table-cell>
          <table:table-cell table:number-columns-repeated="1011"/>
        </table:table-row>
        <table:table-row table:style-name="ro8">
          <table:table-cell table:style-name="ce56" office:value-type="float" office:value="302010116">
            <text:p>302010116</text:p>
          </table:table-cell>
          <table:table-cell table:style-name="ce59" office:value-type="string" office:string-value="CC0603BRNPO9BN2R0">
            <text:p><text:s/>CC0603BRNPO9BN2R0 </text:p>
          </table:table-cell>
          <table:table-cell table:style-name="ce59" office:value-type="string" office:string-value="SMD CAP Ceramic 2pF-50V-0.1pF-NPO;">
            <text:p><text:s/>SMD CAP Ceramic 2pF-50V-0.1pF-NPO; </text:p>
          </table:table-cell>
          <table:table-cell table:style-name="ce59" office:value-type="string" office:string-value="Capacitor">
            <text:p><text:s/>Capacitor </text:p>
          </table:table-cell>
          <table:table-cell table:style-name="ce56" office:value-type="string">
            <text:p>0603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22149837133551">
            <text:p>0.012214983713355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2010116</text:p>
          </table:table-cell>
          <table:table-cell table:number-columns-repeated="1011"/>
        </table:table-row>
        <table:table-row table:style-name="ro8">
          <table:table-cell table:style-name="ce56" office:value-type="float" office:value="302010117">
            <text:p>302010117</text:p>
          </table:table-cell>
          <table:table-cell table:style-name="ce59" office:value-type="string" office:string-value="CC0603BRNPO9BN3R0">
            <text:p><text:s/>CC0603BRNPO9BN3R0 </text:p>
          </table:table-cell>
          <table:table-cell table:style-name="ce59" office:value-type="string" office:string-value="SMD CAP Ceramic 3pF-50V-0.1pF-NPO;">
            <text:p><text:s/>SMD CAP Ceramic 3pF-50V-0.1pF-NPO; </text:p>
          </table:table-cell>
          <table:table-cell table:style-name="ce59" office:value-type="string" office:string-value="Capacitor">
            <text:p><text:s/>Capacitor </text:p>
          </table:table-cell>
          <table:table-cell table:style-name="ce56" office:value-type="string">
            <text:p>0603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22149837133551">
            <text:p>0.012214983713355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2010117</text:p>
          </table:table-cell>
          <table:table-cell table:number-columns-repeated="1011"/>
        </table:table-row>
        <table:table-row table:style-name="ro8">
          <table:table-cell table:style-name="ce56" office:value-type="float" office:value="302010118">
            <text:p>302010118</text:p>
          </table:table-cell>
          <table:table-cell table:style-name="ce59" office:value-type="string" office:string-value="CC0603JRNPO9BN391">
            <text:p><text:s/>CC0603JRNPO9BN391 </text:p>
          </table:table-cell>
          <table:table-cell table:style-name="ce59" office:value-type="string" office:string-value="SMD CAP Ceramic 390pF-50V-5%-NPO;">
            <text:p><text:s/>SMD CAP Ceramic 390pF-50V-5%-NPO; </text:p>
          </table:table-cell>
          <table:table-cell table:style-name="ce59" office:value-type="string" office:string-value="Capacitor">
            <text:p><text:s/>Capacitor </text:p>
          </table:table-cell>
          <table:table-cell table:style-name="ce56" office:value-type="string">
            <text:p>0603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09969653943595">
            <text:p>0.0109969653943595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2010118</text:p>
          </table:table-cell>
          <table:table-cell table:number-columns-repeated="1011"/>
        </table:table-row>
        <table:table-row table:style-name="ro8">
          <table:table-cell table:style-name="ce56" office:value-type="float" office:value="302010152">
            <text:p>302010152</text:p>
          </table:table-cell>
          <table:table-cell table:style-name="ce59" office:value-type="string" office:string-value="CC0805JRNPO9BN150">
            <text:p><text:s/>CC0805JRNPO9BN150 </text:p>
          </table:table-cell>
          <table:table-cell table:style-name="ce59" office:value-type="string" office:string-value="SMD CAP Ceramic 15pF-50V-5%-NPO;">
            <text:p><text:s/>SMD CAP Ceramic 15pF-50V-5%-NPO; </text:p>
          </table:table-cell>
          <table:table-cell table:style-name="ce59" office:value-type="string" office:string-value="Capacitor">
            <text:p><text:s/>Capacitor </text:p>
          </table:table-cell>
          <table:table-cell table:style-name="ce56" office:value-type="string">
            <text:p>0805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22149837133551">
            <text:p>0.012214983713355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2010152</text:p>
          </table:table-cell>
          <table:table-cell table:number-columns-repeated="1011"/>
        </table:table-row>
        <table:table-row table:style-name="ro8">
          <table:table-cell table:style-name="ce56" office:value-type="float" office:value="302010250">
            <text:p>302010250</text:p>
          </table:table-cell>
          <table:table-cell table:style-name="ce59" office:value-type="string" office:string-value="CC0603JRNPO9BN240">
            <text:p><text:s/>CC0603JRNPO9BN240 </text:p>
          </table:table-cell>
          <table:table-cell table:style-name="ce59" office:value-type="string" office:string-value="SMD CAP Ceramic;24pF-50V-NPO-5%">
            <text:p><text:s/>SMD CAP Ceramic;24pF-50V-NPO-5% </text:p>
          </table:table-cell>
          <table:table-cell table:style-name="ce59" office:value-type="string" office:string-value="Capacitor">
            <text:p><text:s/>Capacitor </text:p>
          </table:table-cell>
          <table:table-cell table:style-name="ce56" office:value-type="string">
            <text:p>0603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2010250</text:p>
          </table:table-cell>
          <table:table-cell table:number-columns-repeated="1011"/>
        </table:table-row>
        <table:table-row table:style-name="ro8">
          <table:table-cell table:style-name="ce56" office:value-type="float" office:value="303010014">
            <text:p>303010014</text:p>
          </table:table-cell>
          <table:table-cell table:style-name="ce59" office:value-type="string" office:string-value="VLS3015T-3R3M1R2">
            <text:p><text:s/>VLS3015T-3R3M1R2 </text:p>
          </table:table-cell>
          <table:table-cell table:style-name="ce59" office:value-type="string">
            <text:p>SMD Inductor 3.3uH-20%-1.2A;</text:p>
          </table:table-cell>
          <table:table-cell table:style-name="ce59" office:value-type="string">
            <text:p>Inductor</text:p>
          </table:table-cell>
          <table:table-cell table:style-name="ce56" office:value-type="string">
            <text:p>SMD-L3.0*W3.0*H1.5mm</text:p>
          </table:table-cell>
          <table:table-cell table:style-name="ce59" office:value-type="string" office:string-value="TDK Corporation">
            <text:p><text:s/>TDK Corporation </text:p>
          </table:table-cell>
          <table:table-cell table:style-name="ce59"/>
          <table:table-cell table:style-name="ce62" office:value-type="float" office:value="0.19836298337927">
            <text:p>0.19836298337927</text:p>
          </table:table-cell>
          <table:table-cell table:style-name="ce62" office:value-type="float" office:value="10">
            <text:p>1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3010014</text:p>
          </table:table-cell>
          <table:table-cell table:number-columns-repeated="1011"/>
        </table:table-row>
        <table:table-row table:style-name="ro8">
          <table:table-cell table:style-name="ce56" office:value-type="float" office:value="303010046">
            <text:p>303010046</text:p>
          </table:table-cell>
          <table:table-cell table:style-name="ce59" office:value-type="string" office:string-value="LQM21NNR56K10D">
            <text:p><text:s/>LQM21NNR56K10D </text:p>
          </table:table-cell>
          <table:table-cell table:style-name="ce59" office:value-type="string">
            <text:p>SMD Inductor 560nH-10%;</text:p>
          </table:table-cell>
          <table:table-cell table:style-name="ce59" office:value-type="string">
            <text:p>Inductor</text:p>
          </table:table-cell>
          <table:table-cell table:style-name="ce56" office:value-type="string">
            <text:p>0805</text:p>
          </table:table-cell>
          <table:table-cell table:style-name="ce59" office:value-type="string">
            <text:p>Murata</text:p>
          </table:table-cell>
          <table:table-cell table:style-name="ce59"/>
          <table:table-cell table:style-name="ce62" office:value-type="float" office:value="0.144543973941368">
            <text:p>0.144543973941368</text:p>
          </table:table-cell>
          <table:table-cell table:style-name="ce62" office:value-type="float" office:value="10">
            <text:p>1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3010046</text:p>
          </table:table-cell>
          <table:table-cell table:number-columns-repeated="1011"/>
        </table:table-row>
        <table:table-row table:style-name="ro8">
          <table:table-cell table:style-name="ce56" office:value-type="float" office:value="303010075">
            <text:p>303010075</text:p>
          </table:table-cell>
          <table:table-cell table:style-name="ce59" office:value-type="string" office:string-value="L-07C10NJV6T">
            <text:p><text:s/>L-07C10NJV6T </text:p>
          </table:table-cell>
          <table:table-cell table:style-name="ce59" office:value-type="string">
            <text:p>SMD Inductor;SMD CER INDUCTOR 10nH-5%-250mA;</text:p>
          </table:table-cell>
          <table:table-cell table:style-name="ce59" office:value-type="string">
            <text:p>Inductor</text:p>
          </table:table-cell>
          <table:table-cell table:style-name="ce56" office:value-type="string">
            <text:p>0402</text:p>
          </table:table-cell>
          <table:table-cell table:style-name="ce59" office:value-type="string">
            <text:p>Johanson</text:p>
          </table:table-cell>
          <table:table-cell table:style-name="ce59"/>
          <table:table-cell table:style-name="ce62" office:value-type="float" office:value="0.202539046187255">
            <text:p>0.202539046187255</text:p>
          </table:table-cell>
          <table:table-cell table:style-name="ce62" office:value-type="float" office:value="10">
            <text:p>1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3010075</text:p>
          </table:table-cell>
          <table:table-cell table:number-columns-repeated="1011"/>
        </table:table-row>
        <table:table-row table:style-name="ro8">
          <table:table-cell table:style-name="ce56" office:value-type="float" office:value="303010110">
            <text:p>303010110</text:p>
          </table:table-cell>
          <table:table-cell table:style-name="ce59" office:value-type="string" office:string-value="MLZ1608A1R0WT">
            <text:p><text:s/>MLZ1608A1R0WT </text:p>
          </table:table-cell>
          <table:table-cell table:style-name="ce59" office:value-type="string">
            <text:p>SMD Inductor;1uH-20%-600mA</text:p>
          </table:table-cell>
          <table:table-cell table:style-name="ce59" office:value-type="string">
            <text:p>Inductor</text:p>
          </table:table-cell>
          <table:table-cell table:style-name="ce56" office:value-type="string">
            <text:p>0603</text:p>
          </table:table-cell>
          <table:table-cell table:style-name="ce59" office:value-type="string" office:string-value="TDK">
            <text:p><text:s/>TDK </text:p>
          </table:table-cell>
          <table:table-cell table:style-name="ce59"/>
          <table:table-cell table:style-name="ce62" office:value-type="float" office:value="0.156602355299424">
            <text:p>0.156602355299424</text:p>
          </table:table-cell>
          <table:table-cell table:style-name="ce62" office:value-type="float" office:value="10">
            <text:p>1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3010110</text:p>
          </table:table-cell>
          <table:table-cell table:number-columns-repeated="1011"/>
        </table:table-row>
        <table:table-row table:style-name="ro8">
          <table:table-cell table:style-name="ce56" office:value-type="float" office:value="304020018">
            <text:p>304020018</text:p>
          </table:table-cell>
          <table:table-cell table:style-name="ce59" office:value-type="string" office:string-value="SS34-E3/57T">
            <text:p><text:s/>SS34-E3/57T </text:p>
          </table:table-cell>
          <table:table-cell table:style-name="ce59" office:value-type="string">
            <text:p>SMD Diode Schottky 40V-3A;</text:p>
          </table:table-cell>
          <table:table-cell table:style-name="ce59" office:value-type="string" office:string-value="Diode">
            <text:p><text:s/>Diode </text:p>
          </table:table-cell>
          <table:table-cell table:style-name="ce56" office:value-type="string">
            <text:p>DO-214AB</text:p>
          </table:table-cell>
          <table:table-cell table:style-name="ce59" office:value-type="string">
            <text:p>Vishay</text:p>
          </table:table-cell>
          <table:table-cell table:style-name="ce59"/>
          <table:table-cell table:style-name="ce62" office:value-type="float" office:value="0.250563768479078">
            <text:p>0.250563768479078</text:p>
          </table:table-cell>
          <table:table-cell table:style-name="ce62" office:value-type="float" office:value="5">
            <text:p>5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4020018</text:p>
          </table:table-cell>
          <table:table-cell table:number-columns-repeated="1011"/>
        </table:table-row>
        <table:table-row table:style-name="ro8">
          <table:table-cell table:style-name="ce56" office:value-type="float" office:value="304030000">
            <text:p>304030000</text:p>
          </table:table-cell>
          <table:table-cell table:style-name="ce59" office:value-type="string" office:string-value="BZX84C3V3-7-F">
            <text:p><text:s/>BZX84C3V3-7-F </text:p>
          </table:table-cell>
          <table:table-cell table:style-name="ce59" office:value-type="string">
            <text:p>SMD Diode Zener 3.3V-300mW;</text:p>
          </table:table-cell>
          <table:table-cell table:style-name="ce59" office:value-type="string" office:string-value="Diode">
            <text:p><text:s/>Diode </text:p>
          </table:table-cell>
          <table:table-cell table:style-name="ce56" office:value-type="string">
            <text:p>SOT-23-3</text:p>
          </table:table-cell>
          <table:table-cell table:style-name="ce59" office:value-type="string" office:string-value="Diode">
            <text:p><text:s/>Diode </text:p>
          </table:table-cell>
          <table:table-cell table:style-name="ce59"/>
          <table:table-cell table:style-name="ce62" office:value-type="float" office:value="0.337565076978758">
            <text:p>0.337565076978758</text:p>
          </table:table-cell>
          <table:table-cell table:style-name="ce62" office:value-type="float" office:value="5">
            <text:p>5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4030000</text:p>
          </table:table-cell>
          <table:table-cell table:number-columns-repeated="1011"/>
        </table:table-row>
        <table:table-row table:style-name="ro8">
          <table:table-cell table:style-name="ce56" office:value-type="float" office:value="304030015">
            <text:p>304030015</text:p>
          </table:table-cell>
          <table:table-cell table:style-name="ce59" office:value-type="string" office:string-value="MMSZ4689-E3-08">
            <text:p><text:s/>MMSZ4689-E3-08 </text:p>
          </table:table-cell>
          <table:table-cell table:style-name="ce59" office:value-type="string">
            <text:p>SMD Diode Zener;5.1-500mW</text:p>
          </table:table-cell>
          <table:table-cell table:style-name="ce59" office:value-type="string" office:string-value="Diode">
            <text:p><text:s/>Diode </text:p>
          </table:table-cell>
          <table:table-cell table:style-name="ce56" office:value-type="string">
            <text:p>SOD-23</text:p>
          </table:table-cell>
          <table:table-cell table:style-name="ce59" office:value-type="string">
            <text:p>Vishay Semiconductors</text:p>
          </table:table-cell>
          <table:table-cell table:style-name="ce59"/>
          <table:table-cell table:style-name="ce62" office:value-type="float" office:value="0.0870013084996799">
            <text:p>0.0870013084996799</text:p>
          </table:table-cell>
          <table:table-cell table:style-name="ce62" office:value-type="float" office:value="20">
            <text:p>2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4030015</text:p>
          </table:table-cell>
          <table:table-cell table:number-columns-repeated="1011"/>
        </table:table-row>
        <table:table-row table:style-name="ro8">
          <table:table-cell table:style-name="ce56" office:value-type="float" office:value="304030019">
            <text:p>304030019</text:p>
          </table:table-cell>
          <table:table-cell table:style-name="ce59" office:value-type="string" office:string-value="BZX584C3V6">
            <text:p><text:s/>BZX584C3V6 </text:p>
          </table:table-cell>
          <table:table-cell table:style-name="ce59" office:value-type="string">
            <text:p>SMD Diode Zener 3.6V-150mW;</text:p>
          </table:table-cell>
          <table:table-cell table:style-name="ce59" office:value-type="string" office:string-value="Diode">
            <text:p><text:s/>Diode </text:p>
          </table:table-cell>
          <table:table-cell table:style-name="ce56" office:value-type="string">
            <text:p>SOD-523</text:p>
          </table:table-cell>
          <table:table-cell table:style-name="ce59" office:value-type="string">
            <text:p>Vishay</text:p>
          </table:table-cell>
          <table:table-cell table:style-name="ce59"/>
          <table:table-cell table:style-name="ce62" office:value-type="float" office:value="0.0417606280798463">
            <text:p>0.0417606280798463</text:p>
          </table:table-cell>
          <table:table-cell table:style-name="ce62" office:value-type="float" office:value="30">
            <text:p>3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4030019</text:p>
          </table:table-cell>
          <table:table-cell table:number-columns-repeated="1011"/>
        </table:table-row>
        <table:table-row table:style-name="ro8">
          <table:table-cell table:style-name="ce56" office:value-type="float" office:value="311020020">
            <text:p>311020020</text:p>
          </table:table-cell>
          <table:table-cell table:style-name="ce59" office:value-type="string" office:string-value="TS-1109">
            <text:p><text:s/>TS-1109 </text:p>
          </table:table-cell>
          <table:table-cell table:style-name="ce59" office:value-type="string" office:string-value="DIP Button Top 280gf-Black;">
            <text:p><text:s/>DIP Button Top 280gf-Black; </text:p>
          </table:table-cell>
          <table:table-cell table:style-name="ce59" office:value-type="string" office:string-value="Switch">
            <text:p><text:s/>Switch </text:p>
          </table:table-cell>
          <table:table-cell table:style-name="ce56" office:value-type="string">
            <text:p>4P-L6.0*W6.0*H4.3mm</text:p>
          </table:table-cell>
          <table:table-cell table:style-name="ce59" office:value-type="string" office:string-value="BST">
            <text:p><text:s/>BST </text:p>
          </table:table-cell>
          <table:table-cell table:style-name="ce59"/>
          <table:table-cell table:style-name="ce62" office:value-type="float" office:value="0.0362377850162866">
            <text:p>0.0362377850162866</text:p>
          </table:table-cell>
          <table:table-cell table:style-name="ce62" office:value-type="float" office:value="30">
            <text:p>30</text:p>
          </table:table-cell>
          <table:table-cell table:style-name="ce62" office:value-type="string">
            <text:p>4</text:p>
          </table:table-cell>
          <table:table-cell table:style-name="ce62" office:value-type="float" office:value="0.4">
            <text:p>0.4</text:p>
          </table:table-cell>
          <table:table-cell table:style-name="ce59"/>
          <table:table-cell office:value-type="string">
            <text:p>http://www.seeedstudio.com/depot/OPLopen-parts-library-catalog-c-136_138/#311020020</text:p>
          </table:table-cell>
          <table:table-cell table:number-columns-repeated="1011"/>
        </table:table-row>
        <table:table-row table:style-name="ro8">
          <table:table-cell table:style-name="ce56" office:value-type="float" office:value="320110025">
            <text:p>320110025</text:p>
          </table:table-cell>
          <table:table-cell table:style-name="ce59" office:value-type="string" office:string-value="2.0-3P">
            <text:p><text:s/>2.0-3P </text:p>
          </table:table-cell>
          <table:table-cell table:style-name="ce59" office:value-type="string" office:string-value="Grove Cable;Black+Red+Yellow">
            <text:p><text:s/>Grove Cable;Black+Red+Yellow </text:p>
          </table:table-cell>
          <table:table-cell table:style-name="ce59" office:value-type="string" office:string-value="Cable">
            <text:p><text:s/>Cable </text:p>
          </table:table-cell>
          <table:table-cell table:style-name="ce56" office:value-type="string">
            <text:p>M2.0-3P-200MM</text:p>
          </table:table-cell>
          <table:table-cell table:style-name="ce59" office:value-type="string" office:string-value="LLD">
            <text:p><text:s/>LLD </text:p>
          </table:table-cell>
          <table:table-cell table:style-name="ce59"/>
          <table:table-cell table:style-name="ce62" office:value-type="float" office:value="0.229683454439155">
            <text:p>0.229683454439155</text:p>
          </table:table-cell>
          <table:table-cell table:style-name="ce62" office:value-type="float" office:value="5">
            <text:p>5</text:p>
          </table:table-cell>
          <table:table-cell table:style-name="ce62" office:value-type="string">
            <text:p>0</text:p>
          </table:table-cell>
          <table:table-cell table:style-name="ce62" office:value-type="float" office:value="0">
            <text:p>0</text:p>
          </table:table-cell>
          <table:table-cell table:style-name="ce59"/>
          <table:table-cell office:value-type="string">
            <text:p>http://www.seeedstudio.com/depot/OPLopen-parts-library-catalog-c-136_138/#320110025</text:p>
          </table:table-cell>
          <table:table-cell table:number-columns-repeated="1011"/>
        </table:table-row>
        <table:table-row table:style-name="ro8">
          <table:table-cell table:style-name="ce56" office:value-type="float" office:value="302010145">
            <text:p>302010145</text:p>
          </table:table-cell>
          <table:table-cell table:style-name="ce59" office:value-type="string" office:string-value="CC0805MRY5V9BB104">
            <text:p><text:s/>CC0805MRY5V9BB104 </text:p>
          </table:table-cell>
          <table:table-cell table:style-name="ce59" office:value-type="string" office:string-value="SMD CAP Ceramic 100nF-50V-20%-Y5V;">
            <text:p><text:s/>SMD CAP Ceramic 100nF-50V-20%-Y5V; </text:p>
          </table:table-cell>
          <table:table-cell table:style-name="ce59" office:value-type="string" office:string-value="Capacitor">
            <text:p><text:s/>Capacitor </text:p>
          </table:table-cell>
          <table:table-cell table:style-name="ce56" office:value-type="string">
            <text:p>0805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2010145</text:p>
          </table:table-cell>
          <table:table-cell table:number-columns-repeated="1011"/>
        </table:table-row>
        <table:table-row table:style-name="ro8">
          <table:table-cell table:style-name="ce56" office:value-type="float" office:value="302010153">
            <text:p>302010153</text:p>
          </table:table-cell>
          <table:table-cell table:style-name="ce59" office:value-type="string" office:string-value="CC0805JRNPO9BN101">
            <text:p><text:s/>CC0805JRNPO9BN101 </text:p>
          </table:table-cell>
          <table:table-cell table:style-name="ce59" office:value-type="string" office:string-value="SMD CAP Ceramic 100pF-50V-5%-NPO;">
            <text:p><text:s/>SMD CAP Ceramic 100pF-50V-5%-NPO; </text:p>
          </table:table-cell>
          <table:table-cell table:style-name="ce59" office:value-type="string" office:string-value="Capacitor">
            <text:p><text:s/>Capacitor </text:p>
          </table:table-cell>
          <table:table-cell table:style-name="ce56" office:value-type="string">
            <text:p>0805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2010153</text:p>
          </table:table-cell>
          <table:table-cell table:number-columns-repeated="1011"/>
        </table:table-row>
        <table:table-row table:style-name="ro8">
          <table:table-cell table:style-name="ce56" office:value-type="float" office:value="302010034">
            <text:p>302010034</text:p>
          </table:table-cell>
          <table:table-cell table:style-name="ce59" office:value-type="string" office:string-value="GRM1555C1H331JA01D">
            <text:p><text:s/>GRM1555C1H331JA01D </text:p>
          </table:table-cell>
          <table:table-cell table:style-name="ce59" office:value-type="string" office:string-value="SMD CAP Ceramic 330pF-50V-5%-NP0;">
            <text:p><text:s/>SMD CAP Ceramic 330pF-50V-5%-NP0; </text:p>
          </table:table-cell>
          <table:table-cell table:style-name="ce59" office:value-type="string" office:string-value="Capacitor">
            <text:p><text:s/>Capacitor </text:p>
          </table:table-cell>
          <table:table-cell table:style-name="ce56" office:value-type="string">
            <text:p>0402</text:p>
          </table:table-cell>
          <table:table-cell table:style-name="ce59" office:value-type="string">
            <text:p>Murata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2010034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482">
            <text:p>301010482</text:p>
          </table:table-cell>
          <table:table-cell table:style-name="ce59" office:value-type="string" office:string-value="ERJ-2RKF2701X">
            <text:p><text:s/>ERJ-2RKF2701X </text:p>
          </table:table-cell>
          <table:table-cell table:style-name="ce59" office:value-type="string" office:string-value="SMD Thick Film RES 2.7K 1% 1/10W;">
            <text:p><text:s/>SMD Thick Film RES 2.7K 1% 1/10W;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402</text:p>
          </table:table-cell>
          <table:table-cell table:style-name="ce59" office:value-type="string" office:string-value="Panasonic">
            <text:p><text:s/>Panasonic </text:p>
          </table:table-cell>
          <table:table-cell table:style-name="ce59"/>
          <table:table-cell table:style-name="ce62" office:value-type="float" office:value="0.0167042512319385">
            <text:p>0.0167042512319385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482</text:p>
          </table:table-cell>
          <table:table-cell table:number-columns-repeated="1011"/>
        </table:table-row>
        <table:table-row table:style-name="ro8">
          <table:table-cell table:style-name="ce56" office:value-type="float" office:value="302010300">
            <text:p>302010300</text:p>
          </table:table-cell>
          <table:table-cell table:style-name="ce59" office:value-type="string" office:string-value="CC0402JRNPO9BN680">
            <text:p><text:s/>CC0402JRNPO9BN680 </text:p>
          </table:table-cell>
          <table:table-cell table:style-name="ce59" office:value-type="string" office:string-value="SMD CAP Ceramic;68pF-50V-5%-C0G(NP0)">
            <text:p><text:s/>SMD CAP Ceramic;68pF-50V-5%-C0G(NP0) </text:p>
          </table:table-cell>
          <table:table-cell table:style-name="ce59" office:value-type="string" office:string-value="Capacitor">
            <text:p><text:s/>Capacitor </text:p>
          </table:table-cell>
          <table:table-cell table:style-name="ce56" office:value-type="string">
            <text:p>0402</text:p>
          </table:table-cell>
          <table:table-cell table:style-name="ce59" office:value-type="string">
            <text:p>Yageo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2010300</text:p>
          </table:table-cell>
          <table:table-cell table:number-columns-repeated="1011"/>
        </table:table-row>
        <table:table-row table:style-name="ro8">
          <table:table-cell table:style-name="ce56" office:value-type="float" office:value="302010299">
            <text:p>302010299</text:p>
          </table:table-cell>
          <table:table-cell table:style-name="ce59" office:value-type="string" office:string-value="GRM1555C1H8R2DA01D">
            <text:p><text:s/>GRM1555C1H8R2DA01D </text:p>
          </table:table-cell>
          <table:table-cell table:style-name="ce59" office:value-type="string" office:string-value="SMD CAP Ceramic;8.2pF-50V-0.5pF-C0G(NP0)">
            <text:p><text:s/>SMD CAP Ceramic;8.2pF-50V-0.5pF-C0G(NP0) </text:p>
          </table:table-cell>
          <table:table-cell table:style-name="ce59" office:value-type="string" office:string-value="Capacitor">
            <text:p><text:s/>Capacitor </text:p>
          </table:table-cell>
          <table:table-cell table:style-name="ce56" office:value-type="string">
            <text:p>0402</text:p>
          </table:table-cell>
          <table:table-cell table:style-name="ce59" office:value-type="string">
            <text:p>Murata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2010299</text:p>
          </table:table-cell>
          <table:table-cell table:number-columns-repeated="1011"/>
        </table:table-row>
        <table:table-row table:style-name="ro8">
          <table:table-cell table:style-name="ce56" office:value-type="float" office:value="302010298">
            <text:p>302010298</text:p>
          </table:table-cell>
          <table:table-cell table:style-name="ce59" office:value-type="string" office:string-value="GRM1555C1H5R6DA01D">
            <text:p><text:s/>GRM1555C1H5R6DA01D </text:p>
          </table:table-cell>
          <table:table-cell table:style-name="ce59" office:value-type="string" office:string-value="SMD CAP Ceramic;5.6pF-50V-0.5pF-C0G(NP0)">
            <text:p><text:s/>SMD CAP Ceramic;5.6pF-50V-0.5pF-C0G(NP0) </text:p>
          </table:table-cell>
          <table:table-cell table:style-name="ce59" office:value-type="string" office:string-value="Capacitor">
            <text:p><text:s/>Capacitor </text:p>
          </table:table-cell>
          <table:table-cell table:style-name="ce56" office:value-type="string">
            <text:p>0402</text:p>
          </table:table-cell>
          <table:table-cell table:style-name="ce59" office:value-type="string">
            <text:p>Murata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2010298</text:p>
          </table:table-cell>
          <table:table-cell table:number-columns-repeated="1011"/>
        </table:table-row>
        <table:table-row table:style-name="ro8">
          <table:table-cell table:style-name="ce56" office:value-type="float" office:value="302010291">
            <text:p>302010291</text:p>
          </table:table-cell>
          <table:table-cell table:style-name="ce59" office:value-type="string" office:string-value="C1005X5R1E154K">
            <text:p><text:s/>C1005X5R1E154K </text:p>
          </table:table-cell>
          <table:table-cell table:style-name="ce59" office:value-type="string" office:string-value="SMD CAP Ceramic;150nF-25V-10%">
            <text:p><text:s/>SMD CAP Ceramic;150nF-25V-10% </text:p>
          </table:table-cell>
          <table:table-cell table:style-name="ce59" office:value-type="string" office:string-value="Capacitor">
            <text:p><text:s/>Capacitor </text:p>
          </table:table-cell>
          <table:table-cell table:style-name="ce56" office:value-type="string">
            <text:p>0402</text:p>
          </table:table-cell>
          <table:table-cell table:style-name="ce59" office:value-type="string" office:string-value="TDK">
            <text:p><text:s/>TDK </text:p>
          </table:table-cell>
          <table:table-cell table:style-name="ce59"/>
          <table:table-cell table:style-name="ce62" office:value-type="float" office:value="0.139202093599488">
            <text:p>0.139202093599488</text:p>
          </table:table-cell>
          <table:table-cell table:style-name="ce62" office:value-type="float" office:value="10">
            <text:p>1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2010291</text:p>
          </table:table-cell>
          <table:table-cell table:number-columns-repeated="1011"/>
        </table:table-row>
        <table:table-row table:style-name="ro8">
          <table:table-cell table:style-name="ce56" office:value-type="float" office:value="302010290">
            <text:p>302010290</text:p>
          </table:table-cell>
          <table:table-cell table:style-name="ce59" office:value-type="string" office:string-value="GRM1555C1E8R2DA01D">
            <text:p><text:s/>GRM1555C1E8R2DA01D </text:p>
          </table:table-cell>
          <table:table-cell table:style-name="ce59" office:value-type="string" office:string-value="SMD CAP Ceramic 8.2pF-25V-0.5pF-C0G/NP0;">
            <text:p><text:s/>SMD CAP Ceramic 8.2pF-25V-0.5pF-C0G/NP0; </text:p>
          </table:table-cell>
          <table:table-cell table:style-name="ce59" office:value-type="string" office:string-value="Capacitor">
            <text:p><text:s/>Capacitor </text:p>
          </table:table-cell>
          <table:table-cell table:style-name="ce56" office:value-type="string">
            <text:p>0402</text:p>
          </table:table-cell>
          <table:table-cell table:style-name="ce59" office:value-type="string">
            <text:p>Murata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2010290</text:p>
          </table:table-cell>
          <table:table-cell table:number-columns-repeated="1011"/>
        </table:table-row>
        <table:table-row table:style-name="ro8">
          <table:table-cell table:style-name="ce56" office:value-type="float" office:value="302010028">
            <text:p>302010028</text:p>
          </table:table-cell>
          <table:table-cell table:style-name="ce59" office:value-type="string" office:string-value="CC0402CRNPO9BN1R2">
            <text:p><text:s/>CC0402CRNPO9BN1R2 </text:p>
          </table:table-cell>
          <table:table-cell table:style-name="ce59" office:value-type="string" office:string-value="SMD CAP Ceramic 1.2pF-50V-0.25pF-NPO;">
            <text:p><text:s/>SMD CAP Ceramic 1.2pF-50V-0.25pF-NPO; </text:p>
          </table:table-cell>
          <table:table-cell table:style-name="ce59" office:value-type="string" office:string-value="Capacitor">
            <text:p><text:s/>Capacitor </text:p>
          </table:table-cell>
          <table:table-cell table:style-name="ce56" office:value-type="string">
            <text:p>0402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2010028</text:p>
          </table:table-cell>
          <table:table-cell table:number-columns-repeated="1011"/>
        </table:table-row>
        <table:table-row table:style-name="ro8">
          <table:table-cell table:style-name="ce56" office:value-type="float" office:value="302010025">
            <text:p>302010025</text:p>
          </table:table-cell>
          <table:table-cell table:style-name="ce59" office:value-type="string" office:string-value="CC0402KRX7R9BB331">
            <text:p><text:s/>CC0402KRX7R9BB331 </text:p>
          </table:table-cell>
          <table:table-cell table:style-name="ce59" office:value-type="string" office:string-value="SMD CAP Ceramic 330pF-50V-10%-X7R;">
            <text:p><text:s/>SMD CAP Ceramic 330pF-50V-10%-X7R; </text:p>
          </table:table-cell>
          <table:table-cell table:style-name="ce59" office:value-type="string" office:string-value="Capacitor">
            <text:p><text:s/>Capacitor </text:p>
          </table:table-cell>
          <table:table-cell table:style-name="ce56" office:value-type="string">
            <text:p>0402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2010025</text:p>
          </table:table-cell>
          <table:table-cell table:number-columns-repeated="1011"/>
        </table:table-row>
        <table:table-row table:style-name="ro8">
          <table:table-cell table:style-name="ce56" office:value-type="float" office:value="302010008">
            <text:p>302010008</text:p>
          </table:table-cell>
          <table:table-cell table:style-name="ce59" office:value-type="string" office:string-value="CC0402KRX7R8BB333">
            <text:p><text:s/>CC0402KRX7R8BB333 </text:p>
          </table:table-cell>
          <table:table-cell table:style-name="ce59" office:value-type="string" office:string-value="SMD CAP Ceramic 33nF-25V-10%-X7R;">
            <text:p><text:s/>SMD CAP Ceramic 33nF-25V-10%-X7R; </text:p>
          </table:table-cell>
          <table:table-cell table:style-name="ce59" office:value-type="string" office:string-value="Capacitor">
            <text:p><text:s/>Capacitor </text:p>
          </table:table-cell>
          <table:table-cell table:style-name="ce56" office:value-type="string">
            <text:p>0402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2010008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561">
            <text:p>301010561</text:p>
          </table:table-cell>
          <table:table-cell table:style-name="ce59" office:value-type="string" office:string-value="ERJ-2RKF5602X">
            <text:p><text:s/>ERJ-2RKF5602X </text:p>
          </table:table-cell>
          <table:table-cell table:style-name="ce59" office:value-type="string" office:string-value="SMD RES;56K-50V-1%-1/10W">
            <text:p><text:s/>SMD RES;56K-50V-1%-1/10W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402</text:p>
          </table:table-cell>
          <table:table-cell table:style-name="ce59" office:value-type="string" office:string-value="Panasonic">
            <text:p><text:s/>Panasonic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561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550">
            <text:p>301010550</text:p>
          </table:table-cell>
          <table:table-cell table:style-name="ce59" office:value-type="string" office:string-value="RC0402FR-07220RL">
            <text:p><text:s/>RC0402FR-07220RL </text:p>
          </table:table-cell>
          <table:table-cell table:style-name="ce59" office:value-type="string" office:string-value="SMD RES 220R-1%-1/8W">
            <text:p><text:s/>SMD RES 220R-1%-1/8W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402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550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542">
            <text:p>301010542</text:p>
          </table:table-cell>
          <table:table-cell table:style-name="ce59" office:value-type="string" office:string-value="RC0402FR-07300RL">
            <text:p><text:s/>RC0402FR-07300RL </text:p>
          </table:table-cell>
          <table:table-cell table:style-name="ce59" office:value-type="string" office:string-value="SMD RES 300R-1%-1/16W;">
            <text:p><text:s/>SMD RES 300R-1%-1/16W;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402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542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533">
            <text:p>301010533</text:p>
          </table:table-cell>
          <table:table-cell table:style-name="ce59" office:value-type="string" office:string-value="CRCW040247R0FKEDHP">
            <text:p><text:s/>CRCW040247R0FKEDHP </text:p>
          </table:table-cell>
          <table:table-cell table:style-name="ce59" office:value-type="string" office:string-value="SMD RES;47R-1%-1/8W">
            <text:p><text:s/>SMD RES;47R-1%-1/8W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402</text:p>
          </table:table-cell>
          <table:table-cell table:style-name="ce59" office:value-type="string">
            <text:p>Vishay/Dale</text:p>
          </table:table-cell>
          <table:table-cell table:style-name="ce59"/>
          <table:table-cell table:style-name="ce62" office:value-type="float" office:value="0.0661209944597567">
            <text:p>0.0661209944597567</text:p>
          </table:table-cell>
          <table:table-cell table:style-name="ce62" office:value-type="float" office:value="20">
            <text:p>2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533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516">
            <text:p>301010516</text:p>
          </table:table-cell>
          <table:table-cell table:style-name="ce59" office:value-type="string" office:string-value="RC0402FR-0714K7L">
            <text:p><text:s/>RC0402FR-0714K7L </text:p>
          </table:table-cell>
          <table:table-cell table:style-name="ce59" office:value-type="string" office:string-value="SMD RES;14.7K-1%-1/16W">
            <text:p><text:s/>SMD RES;14.7K-1%-1/16W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402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516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441">
            <text:p>301010441</text:p>
          </table:table-cell>
          <table:table-cell table:style-name="ce59" office:value-type="string" office:string-value="RC0402FR-0733KL">
            <text:p><text:s/>RC0402FR-0733KL </text:p>
          </table:table-cell>
          <table:table-cell table:style-name="ce59" office:value-type="string" office:string-value="SMD RES 33K-1%-1/16W;">
            <text:p><text:s/>SMD RES 33K-1%-1/16W;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402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441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082">
            <text:p>301010082</text:p>
          </table:table-cell>
          <table:table-cell table:style-name="ce59" office:value-type="string" office:string-value="RC0402JR-07820KL">
            <text:p><text:s/>RC0402JR-07820KL </text:p>
          </table:table-cell>
          <table:table-cell table:style-name="ce59" office:value-type="string" office:string-value="SMD RES 820K-5%-1/16W;">
            <text:p><text:s/>SMD RES 820K-5%-1/16W;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402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00939614131796542">
            <text:p>0.000939614131796542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082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081">
            <text:p>301010081</text:p>
          </table:table-cell>
          <table:table-cell table:style-name="ce59" office:value-type="string" office:string-value="RC0402FR-07200KL">
            <text:p><text:s/>RC0402FR-07200KL </text:p>
          </table:table-cell>
          <table:table-cell table:style-name="ce59" office:value-type="string" office:string-value="SMD RES 200K-1%-1/16W;">
            <text:p><text:s/>SMD RES 200K-1%-1/16W;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402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0163562459979398">
            <text:p>0.00163562459979398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081</text:p>
          </table:table-cell>
          <table:table-cell table:number-columns-repeated="1011"/>
        </table:table-row>
        <table:table-row table:style-name="ro8">
          <table:table-cell table:style-name="ce56" office:value-type="float" office:value="301040025">
            <text:p>301040025</text:p>
          </table:table-cell>
          <table:table-cell table:style-name="ce59" office:value-type="string" office:string-value="PTL60-10O0-203B2">
            <text:p><text:s/>PTL60-10O0-203B2 </text:p>
          </table:table-cell>
          <table:table-cell table:style-name="ce59" office:value-type="string" office:string-value="DIP VR Top Adj 20K;">
            <text:p><text:s/>DIP VR Top Adj 20K;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6P-L75.0*W9.0*H6.5mm</text:p>
          </table:table-cell>
          <table:table-cell table:style-name="ce59" office:value-type="string">
            <text:p>Bourns</text:p>
          </table:table-cell>
          <table:table-cell table:style-name="ce59"/>
          <table:table-cell table:style-name="ce62" office:value-type="float" office:value="1.27035830618893">
            <text:p>1.2703583061889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0.6">
            <text:p>0.6</text:p>
          </table:table-cell>
          <table:table-cell table:style-name="ce59"/>
          <table:table-cell office:value-type="string">
            <text:p>http://www.seeedstudio.com/depot/OPLopen-parts-library-catalog-c-136_138/#301040025</text:p>
          </table:table-cell>
          <table:table-cell table:number-columns-repeated="1011"/>
        </table:table-row>
        <table:table-row table:style-name="ro8">
          <table:table-cell table:style-name="ce56" office:value-type="float" office:value="303010062">
            <text:p>303010062</text:p>
          </table:table-cell>
          <table:table-cell table:style-name="ce59" office:value-type="string" office:string-value="MLG1608B68NBT000">
            <text:p><text:s/>MLG1608B68NBT000 </text:p>
          </table:table-cell>
          <table:table-cell table:style-name="ce59" office:value-type="string">
            <text:p>SMD Inductor 68nH-10%;</text:p>
          </table:table-cell>
          <table:table-cell table:style-name="ce59" office:value-type="string">
            <text:p>Inductor</text:p>
          </table:table-cell>
          <table:table-cell table:style-name="ce56" office:value-type="string">
            <text:p>0603</text:p>
          </table:table-cell>
          <table:table-cell table:style-name="ce59" office:value-type="string" office:string-value="TDK">
            <text:p><text:s/>TDK </text:p>
          </table:table-cell>
          <table:table-cell table:style-name="ce59"/>
          <table:table-cell table:style-name="ce62" office:value-type="float" office:value="0.0325732899022801">
            <text:p>0.0325732899022801</text:p>
          </table:table-cell>
          <table:table-cell table:style-name="ce62" office:value-type="float" office:value="50">
            <text:p>5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3010062</text:p>
          </table:table-cell>
          <table:table-cell table:number-columns-repeated="1011"/>
        </table:table-row>
        <table:table-row table:style-name="ro8">
          <table:table-cell table:style-name="ce56" office:value-type="float" office:value="304090129">
            <text:p>304090129</text:p>
          </table:table-cell>
          <table:table-cell table:style-name="ce59" office:value-type="string" office:string-value="SML-P12VTT86R">
            <text:p><text:s/>SML-P12VTT86R </text:p>
          </table:table-cell>
          <table:table-cell table:style-name="ce59" office:value-type="string" office:string-value="SMD LED Red 630nm;2V, 20mA">
            <text:p><text:s/>SMD LED Red 630nm;2V, 20mA </text:p>
          </table:table-cell>
          <table:table-cell table:style-name="ce59" office:value-type="string" office:string-value="LED">
            <text:p><text:s/>LED </text:p>
          </table:table-cell>
          <table:table-cell table:style-name="ce56" office:value-type="string">
            <text:p>SML-1.0X0.6mm(0402)</text:p>
          </table:table-cell>
          <table:table-cell table:style-name="ce59" office:value-type="string">
            <text:p>Rohm</text:p>
          </table:table-cell>
          <table:table-cell table:style-name="ce59"/>
          <table:table-cell table:style-name="ce62" office:value-type="float" office:value="0.334085024638771">
            <text:p>0.334085024638771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4090129</text:p>
          </table:table-cell>
          <table:table-cell table:number-columns-repeated="1011"/>
        </table:table-row>
        <table:table-row table:style-name="ro8">
          <table:table-cell table:style-name="ce56" office:value-type="float" office:value="305010016">
            <text:p>305010016</text:p>
          </table:table-cell>
          <table:table-cell table:style-name="ce59" office:value-type="string" office:string-value="BC817-40">
            <text:p><text:s/>BC817-40 </text:p>
          </table:table-cell>
          <table:table-cell table:style-name="ce59" office:value-type="string" office:string-value="SMD Transistors NPN 45V-500mA;">
            <text:p><text:s/>SMD Transistors NPN 45V-500mA; </text:p>
          </table:table-cell>
          <table:table-cell table:style-name="ce59" office:value-type="string" office:string-value="Transistor">
            <text:p><text:s/>Transistor </text:p>
          </table:table-cell>
          <table:table-cell table:style-name="ce56" office:value-type="string">
            <text:p>SOT-23</text:p>
          </table:table-cell>
          <table:table-cell table:style-name="ce59" office:value-type="string" office:string-value="NXP">
            <text:p><text:s/>NXP </text:p>
          </table:table-cell>
          <table:table-cell table:style-name="ce59"/>
          <table:table-cell table:style-name="ce62" office:value-type="float" office:value="0.02">
            <text:p>0.02</text:p>
          </table:table-cell>
          <table:table-cell table:style-name="ce62" office:value-type="float" office:value="50">
            <text:p>50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0.3">
            <text:p>0.3</text:p>
          </table:table-cell>
          <table:table-cell table:style-name="ce59"/>
          <table:table-cell office:value-type="string">
            <text:p>http://www.seeedstudio.com/depot/OPLopen-parts-library-catalog-c-136_138/#305010016</text:p>
          </table:table-cell>
          <table:table-cell table:number-columns-repeated="1011"/>
        </table:table-row>
        <table:table-row table:style-name="ro8">
          <table:table-cell table:style-name="ce56" office:value-type="float" office:value="305020007">
            <text:p>305020007</text:p>
          </table:table-cell>
          <table:table-cell table:style-name="ce59" office:value-type="string" office:string-value="MMBTA56">
            <text:p><text:s/>MMBTA56 </text:p>
          </table:table-cell>
          <table:table-cell table:style-name="ce59" office:value-type="string" office:string-value="SMD Transistor PNP 80V-500mA ;">
            <text:p><text:s/>SMD Transistor PNP 80V-500mA ; </text:p>
          </table:table-cell>
          <table:table-cell table:style-name="ce59" office:value-type="string" office:string-value="Transistor">
            <text:p><text:s/>Transistor </text:p>
          </table:table-cell>
          <table:table-cell table:style-name="ce56" office:value-type="string">
            <text:p>SOT-23</text:p>
          </table:table-cell>
          <table:table-cell table:style-name="ce59" office:value-type="string" office:string-value="JCET">
            <text:p><text:s/>JCET </text:p>
          </table:table-cell>
          <table:table-cell table:style-name="ce59"/>
          <table:table-cell table:style-name="ce62" office:value-type="float" office:value="0.022272334975918">
            <text:p>0.022272334975918</text:p>
          </table:table-cell>
          <table:table-cell table:style-name="ce62" office:value-type="float" office:value="50">
            <text:p>50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0.3">
            <text:p>0.3</text:p>
          </table:table-cell>
          <table:table-cell table:style-name="ce59"/>
          <table:table-cell office:value-type="string">
            <text:p>http://www.seeedstudio.com/depot/OPLopen-parts-library-catalog-c-136_138/#305020007</text:p>
          </table:table-cell>
          <table:table-cell table:number-columns-repeated="1011"/>
        </table:table-row>
        <table:table-row table:style-name="ro8">
          <table:table-cell table:style-name="ce56" office:value-type="float" office:value="305030031">
            <text:p>305030031</text:p>
          </table:table-cell>
          <table:table-cell table:style-name="ce59" office:value-type="string" office:string-value="FDFMA2P853">
            <text:p><text:s/>FDFMA2P853 </text:p>
          </table:table-cell>
          <table:table-cell table:style-name="ce59" office:value-type="string">
            <text:p>SMD MOSFET P-CH 20V-3A;6-MicroFET</text:p>
          </table:table-cell>
          <table:table-cell table:style-name="ce59" office:value-type="string" office:string-value="Transistor">
            <text:p><text:s/>Transistor </text:p>
          </table:table-cell>
          <table:table-cell table:style-name="ce56" office:value-type="string">
            <text:p>6-WDFN Exposed Pad</text:p>
          </table:table-cell>
          <table:table-cell table:style-name="ce59" office:value-type="string">
            <text:p>Fairchild Semiconductor</text:p>
          </table:table-cell>
          <table:table-cell table:style-name="ce59"/>
          <table:table-cell table:style-name="ce62" office:value-type="float" office:value="1.03009549263621">
            <text:p>1.03009549263621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0.4">
            <text:p>0.4</text:p>
          </table:table-cell>
          <table:table-cell table:style-name="ce59"/>
          <table:table-cell office:value-type="string">
            <text:p>http://www.seeedstudio.com/depot/OPLopen-parts-library-catalog-c-136_138/#305030031</text:p>
          </table:table-cell>
          <table:table-cell table:number-columns-repeated="1011"/>
        </table:table-row>
        <table:table-row table:style-name="ro8">
          <table:table-cell table:style-name="ce56" office:value-type="float" office:value="305030041">
            <text:p>305030041</text:p>
          </table:table-cell>
          <table:table-cell table:style-name="ce59" office:value-type="string" office:string-value="FQP30N06L">
            <text:p><text:s/>FQP30N06L </text:p>
          </table:table-cell>
          <table:table-cell table:style-name="ce59" office:value-type="string" office:string-value="DIP MOSFET N-CH 60V-32A;">
            <text:p><text:s/>DIP MOSFET N-CH 60V-32A; </text:p>
          </table:table-cell>
          <table:table-cell table:style-name="ce59" office:value-type="string" office:string-value="Transistor">
            <text:p><text:s/>Transistor </text:p>
          </table:table-cell>
          <table:table-cell table:style-name="ce56" office:value-type="string">
            <text:p>TO-220-3</text:p>
          </table:table-cell>
          <table:table-cell table:style-name="ce59" office:value-type="string">
            <text:p>Fairchild Semiconductor</text:p>
          </table:table-cell>
          <table:table-cell table:style-name="ce59"/>
          <table:table-cell table:style-name="ce62" office:value-type="float" office:value="1.14424120938779">
            <text:p>1.14424120938779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0.4">
            <text:p>0.4</text:p>
          </table:table-cell>
          <table:table-cell table:style-name="ce59"/>
          <table:table-cell office:value-type="string">
            <text:p>http://www.seeedstudio.com/depot/OPLopen-parts-library-catalog-c-136_138/#305030041</text:p>
          </table:table-cell>
          <table:table-cell table:number-columns-repeated="1011"/>
        </table:table-row>
        <table:table-row table:style-name="ro8">
          <table:table-cell table:style-name="ce56" office:value-type="float" office:value="305030064">
            <text:p>305030064</text:p>
          </table:table-cell>
          <table:table-cell table:style-name="ce59" office:value-type="string" office:string-value="DMN3016LK3-13">
            <text:p><text:s/>DMN3016LK3-13 </text:p>
          </table:table-cell>
          <table:table-cell table:style-name="ce59" office:value-type="string" office:string-value="SMD MOSFET N-CH 30V-30A;">
            <text:p><text:s/>SMD MOSFET N-CH 30V-30A; </text:p>
          </table:table-cell>
          <table:table-cell table:style-name="ce59" office:value-type="string" office:string-value="Transistor">
            <text:p><text:s/>Transistor </text:p>
          </table:table-cell>
          <table:table-cell table:style-name="ce56" office:value-type="string">
            <text:p>TO252</text:p>
          </table:table-cell>
          <table:table-cell table:style-name="ce59" office:value-type="string" office:string-value="DIODES">
            <text:p><text:s/>DIODES </text:p>
          </table:table-cell>
          <table:table-cell table:style-name="ce59"/>
          <table:table-cell table:style-name="ce62" office:value-type="float" office:value="0.626409421197695">
            <text:p>0.626409421197695</text:p>
          </table:table-cell>
          <table:table-cell table:number-columns-repeated="2" table:style-name="ce62" office:value-type="float" office:value="3">
            <text:p>3</text:p>
          </table:table-cell>
          <table:table-cell table:style-name="ce62" office:value-type="float" office:value="0.3">
            <text:p>0.3</text:p>
          </table:table-cell>
          <table:table-cell table:style-name="ce59"/>
          <table:table-cell office:value-type="string">
            <text:p>http://www.seeedstudio.com/depot/OPLopen-parts-library-catalog-c-136_138/#305030064</text:p>
          </table:table-cell>
          <table:table-cell table:number-columns-repeated="1011"/>
        </table:table-row>
        <table:table-row table:style-name="ro8">
          <table:table-cell table:style-name="ce56" office:value-type="float" office:value="306060005">
            <text:p>306060005</text:p>
          </table:table-cell>
          <table:table-cell table:style-name="ce59" office:value-type="string" office:string-value="LTV-846">
            <text:p><text:s/>LTV-846 </text:p>
          </table:table-cell>
          <table:table-cell table:style-name="ce59" office:value-type="string">
            <text:p>DIP Isolator; 5KV 4CH TRANS </text:p>
          </table:table-cell>
          <table:table-cell table:style-name="ce59" office:value-type="string" office:string-value="Crystal Oscillator ">
            <text:p><text:s/>Crystal Oscillator <text:s/></text:p>
          </table:table-cell>
          <table:table-cell table:style-name="ce56" office:value-type="string">
            <text:p>DIP-16</text:p>
          </table:table-cell>
          <table:table-cell table:style-name="ce59" office:value-type="string" office:string-value="Lite-On Inc">
            <text:p><text:s/>Lite-On Inc </text:p>
          </table:table-cell>
          <table:table-cell table:style-name="ce59"/>
          <table:table-cell table:style-name="ce62" office:value-type="float" office:value="0.612489211837746">
            <text:p>0.612489211837746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16">
            <text:p>16</text:p>
          </table:table-cell>
          <table:table-cell table:style-name="ce62" office:value-type="float" office:value="1.6">
            <text:p>1.6</text:p>
          </table:table-cell>
          <table:table-cell table:style-name="ce59"/>
          <table:table-cell office:value-type="string">
            <text:p>http://www.seeedstudio.com/depot/OPLopen-parts-library-catalog-c-136_138/#306060005</text:p>
          </table:table-cell>
          <table:table-cell table:number-columns-repeated="1011"/>
        </table:table-row>
        <table:table-row table:style-name="ro8">
          <table:table-cell table:style-name="ce56" office:value-type="float" office:value="310010004">
            <text:p>310010004</text:p>
          </table:table-cell>
          <table:table-cell table:style-name="ce59" office:value-type="string" office:string-value="STM32F103CBT6">
            <text:p><text:s/>STM32F103CBT6 </text:p>
          </table:table-cell>
          <table:table-cell table:style-name="ce59" office:value-type="string" office:string-value="SMD IC MCU;ARM Cortex-M3;32-Bit;128KB;72MHz;2-3.6V">
            <text:p><text:s/>SMD IC MCU;ARM Cortex-M3;32-Bit;128KB;72MHz;2-3.6V 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LQFP-48</text:p>
          </table:table-cell>
          <table:table-cell table:style-name="ce59" office:value-type="string">
            <text:p>STMicroelectronics</text:p>
          </table:table-cell>
          <table:table-cell table:style-name="ce59"/>
          <table:table-cell table:style-name="ce62" office:value-type="float" office:value="3.59419805673877">
            <text:p>3.59419805673877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8">
            <text:p>48</text:p>
          </table:table-cell>
          <table:table-cell table:style-name="ce62" office:value-type="float" office:value="4.8">
            <text:p>4.8</text:p>
          </table:table-cell>
          <table:table-cell table:style-name="ce59"/>
          <table:table-cell office:value-type="string">
            <text:p>http://www.seeedstudio.com/depot/OPLopen-parts-library-catalog-c-136_138/#310010004</text:p>
          </table:table-cell>
          <table:table-cell table:number-columns-repeated="1011"/>
        </table:table-row>
        <table:table-row table:style-name="ro8">
          <table:table-cell table:style-name="ce56" office:value-type="float" office:value="310010009">
            <text:p>310010009</text:p>
          </table:table-cell>
          <table:table-cell table:style-name="ce59" office:value-type="string" office:string-value="AT89S52-24AU">
            <text:p><text:s/>AT89S52-24AU </text:p>
          </table:table-cell>
          <table:table-cell table:style-name="ce59" office:value-type="string" office:string-value="SMD IC MCU;8051;8-Bit;8KB;33MHz;4-5.5V">
            <text:p><text:s/>SMD IC MCU;8051;8-Bit;8KB;33MHz;4-5.5V 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TQFP-44</text:p>
          </table:table-cell>
          <table:table-cell table:style-name="ce59" office:value-type="string">
            <text:p>Atmel</text:p>
          </table:table-cell>
          <table:table-cell table:style-name="ce59"/>
          <table:table-cell table:style-name="ce62" office:value-type="float" office:value="1.09134441381998">
            <text:p>1.09134441381998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44">
            <text:p>44</text:p>
          </table:table-cell>
          <table:table-cell table:style-name="ce62" office:value-type="float" office:value="4.4">
            <text:p>4.4</text:p>
          </table:table-cell>
          <table:table-cell table:style-name="ce59"/>
          <table:table-cell office:value-type="string">
            <text:p>http://www.seeedstudio.com/depot/OPLopen-parts-library-catalog-c-136_138/#310010009</text:p>
          </table:table-cell>
          <table:table-cell table:number-columns-repeated="1011"/>
        </table:table-row>
        <table:table-row table:style-name="ro8">
          <table:table-cell table:style-name="ce56" office:value-type="float" office:value="310010048">
            <text:p>310010048</text:p>
          </table:table-cell>
          <table:table-cell table:style-name="ce59" office:value-type="string" office:string-value="AT42QT1070-SSU QS529">
            <text:p><text:s/>AT42QT1070-SSU QS529 </text:p>
          </table:table-cell>
          <table:table-cell table:style-name="ce59" office:value-type="string" office:string-value="SMD Touch Sensor;">
            <text:p><text:s/>SMD Touch Sensor; </text:p>
          </table:table-cell>
          <table:table-cell table:style-name="ce59" office:value-type="string" office:string-value="Sensor">
            <text:p><text:s/>Sensor </text:p>
          </table:table-cell>
          <table:table-cell table:style-name="ce56" office:value-type="string">
            <text:p>SOIC-14</text:p>
          </table:table-cell>
          <table:table-cell table:style-name="ce59" office:value-type="string" office:string-value="ATMEL">
            <text:p><text:s/>ATMEL </text:p>
          </table:table-cell>
          <table:table-cell table:style-name="ce59"/>
          <table:table-cell table:style-name="ce62" office:value-type="float" office:value="2.61699935967037">
            <text:p>2.61699935967037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1.4">
            <text:p>1.4</text:p>
          </table:table-cell>
          <table:table-cell table:style-name="ce59"/>
          <table:table-cell office:value-type="string">
            <text:p>http://www.seeedstudio.com/depot/OPLopen-parts-library-catalog-c-136_138/#310010048</text:p>
          </table:table-cell>
          <table:table-cell table:number-columns-repeated="1011"/>
        </table:table-row>
        <table:table-row table:style-name="ro8">
          <table:table-cell table:style-name="ce56" office:value-type="float" office:value="310020008">
            <text:p>310020008</text:p>
          </table:table-cell>
          <table:table-cell table:style-name="ce59" office:value-type="string" office:string-value="LM324PW">
            <text:p><text:s/>LM324PW </text:p>
          </table:table-cell>
          <table:table-cell table:style-name="ce59" office:value-type="string" office:string-value="SMD IC Amplifier;">
            <text:p><text:s/>SMD IC Amplifier; 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TSSOP-14</text:p>
          </table:table-cell>
          <table:table-cell table:style-name="ce59" office:value-type="string" office:string-value="TI">
            <text:p><text:s/>TI </text:p>
          </table:table-cell>
          <table:table-cell table:style-name="ce59"/>
          <table:table-cell table:style-name="ce62" office:value-type="float" office:value="0.155906344831426">
            <text:p>0.155906344831426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1.4">
            <text:p>1.4</text:p>
          </table:table-cell>
          <table:table-cell table:style-name="ce59"/>
          <table:table-cell office:value-type="string">
            <text:p>http://www.seeedstudio.com/depot/OPLopen-parts-library-catalog-c-136_138/#310020008</text:p>
          </table:table-cell>
          <table:table-cell table:number-columns-repeated="1011"/>
        </table:table-row>
        <table:table-row table:style-name="ro8">
          <table:table-cell table:style-name="ce56" office:value-type="float" office:value="310020010">
            <text:p>310020010</text:p>
          </table:table-cell>
          <table:table-cell table:style-name="ce59" office:value-type="string" office:string-value="INA132U/2K5">
            <text:p><text:s/>INA132U/2K5 </text:p>
          </table:table-cell>
          <table:table-cell table:style-name="ce59" office:value-type="string" office:string-value="SMD IC Amplifier;">
            <text:p><text:s/>SMD IC Amplifier; 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SOIC-8</text:p>
          </table:table-cell>
          <table:table-cell table:style-name="ce59" office:value-type="string" office:string-value="TI">
            <text:p><text:s/>TI </text:p>
          </table:table-cell>
          <table:table-cell table:style-name="ce59"/>
          <table:table-cell table:style-name="ce62" office:value-type="float" office:value="2.77012166262981">
            <text:p>2.77012166262981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8">
            <text:p>8</text:p>
          </table:table-cell>
          <table:table-cell table:style-name="ce62" office:value-type="float" office:value="0.8">
            <text:p>0.8</text:p>
          </table:table-cell>
          <table:table-cell table:style-name="ce59"/>
          <table:table-cell office:value-type="string">
            <text:p>http://www.seeedstudio.com/depot/OPLopen-parts-library-catalog-c-136_138/#310020010</text:p>
          </table:table-cell>
          <table:table-cell table:number-columns-repeated="1011"/>
        </table:table-row>
        <table:table-row table:style-name="ro8">
          <table:table-cell table:style-name="ce56" office:value-type="float" office:value="310020012">
            <text:p>310020012</text:p>
          </table:table-cell>
          <table:table-cell table:style-name="ce59" office:value-type="string" office:string-value="MCP6281T-E/OT">
            <text:p><text:s/>MCP6281T-E/OT </text:p>
          </table:table-cell>
          <table:table-cell table:style-name="ce59" office:value-type="string" office:string-value="SMD IC Amplifier;">
            <text:p><text:s/>SMD IC Amplifier; 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SOT-23-5</text:p>
          </table:table-cell>
          <table:table-cell table:style-name="ce59" office:value-type="string" office:string-value="Microchip">
            <text:p><text:s/>Microchip </text:p>
          </table:table-cell>
          <table:table-cell table:style-name="ce59"/>
          <table:table-cell table:style-name="ce62" office:value-type="float" office:value="0.771986970684039">
            <text:p>0.771986970684039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0.5">
            <text:p>0.5</text:p>
          </table:table-cell>
          <table:table-cell table:style-name="ce59"/>
          <table:table-cell office:value-type="string">
            <text:p>http://www.seeedstudio.com/depot/OPLopen-parts-library-catalog-c-136_138/#310020012</text:p>
          </table:table-cell>
          <table:table-cell table:number-columns-repeated="1011"/>
        </table:table-row>
        <table:table-row table:style-name="ro8">
          <table:table-cell table:style-name="ce56" office:value-type="float" office:value="310020014">
            <text:p>310020014</text:p>
          </table:table-cell>
          <table:table-cell table:style-name="ce59" office:value-type="string" office:string-value="INA331IDGK">
            <text:p><text:s/>INA331IDGK </text:p>
          </table:table-cell>
          <table:table-cell table:style-name="ce59" office:value-type="string" office:string-value="SMD IC Amplifier;">
            <text:p><text:s/>SMD IC Amplifier; 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MSOP-8</text:p>
          </table:table-cell>
          <table:table-cell table:style-name="ce59" office:value-type="string" office:string-value="TI">
            <text:p><text:s/>TI </text:p>
          </table:table-cell>
          <table:table-cell table:style-name="ce59"/>
          <table:table-cell table:style-name="ce62" office:value-type="float" office:value="4.45446699518361">
            <text:p>4.45446699518361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8">
            <text:p>8</text:p>
          </table:table-cell>
          <table:table-cell table:style-name="ce62" office:value-type="float" office:value="0.8">
            <text:p>0.8</text:p>
          </table:table-cell>
          <table:table-cell table:style-name="ce59"/>
          <table:table-cell office:value-type="string">
            <text:p>http://www.seeedstudio.com/depot/OPLopen-parts-library-catalog-c-136_138/#310020014</text:p>
          </table:table-cell>
          <table:table-cell table:number-columns-repeated="1011"/>
        </table:table-row>
        <table:table-row table:style-name="ro8">
          <table:table-cell table:style-name="ce56" office:value-type="float" office:value="310020024">
            <text:p>310020024</text:p>
          </table:table-cell>
          <table:table-cell table:style-name="ce59" office:value-type="string" office:string-value="LMV358DR2G">
            <text:p><text:s/>LMV358DR2G </text:p>
          </table:table-cell>
          <table:table-cell table:style-name="ce59" office:value-type="string" office:string-value="SMD IC Linear;">
            <text:p><text:s/>SMD IC Linear; 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SOIC-8(W3.9mm)</text:p>
          </table:table-cell>
          <table:table-cell table:style-name="ce59" office:value-type="string" office:string-value="ON">
            <text:p><text:s/>ON </text:p>
          </table:table-cell>
          <table:table-cell table:style-name="ce59"/>
          <table:table-cell table:style-name="ce62" office:value-type="float" office:value="0.445446699518361">
            <text:p>0.445446699518361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8">
            <text:p>8</text:p>
          </table:table-cell>
          <table:table-cell table:style-name="ce62" office:value-type="float" office:value="0.8">
            <text:p>0.8</text:p>
          </table:table-cell>
          <table:table-cell table:style-name="ce59"/>
          <table:table-cell office:value-type="string">
            <text:p>http://www.seeedstudio.com/depot/OPLopen-parts-library-catalog-c-136_138/#310020024</text:p>
          </table:table-cell>
          <table:table-cell table:number-columns-repeated="1011"/>
        </table:table-row>
        <table:table-row table:style-name="ro8">
          <table:table-cell table:style-name="ce56" office:value-type="float" office:value="310030023">
            <text:p>310030023</text:p>
          </table:table-cell>
          <table:table-cell table:style-name="ce59" office:value-type="string" office:string-value="LM2734YMK">
            <text:p><text:s/>LM2734YMK </text:p>
          </table:table-cell>
          <table:table-cell table:style-name="ce59" office:value-type="string">
            <text:p>SMD PMIC;DC-DC;Vin 3-20V;1A;550KHz;N-Sync;Buck;1-Ch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SOT-23-6</text:p>
          </table:table-cell>
          <table:table-cell table:style-name="ce59" office:value-type="string" office:string-value="TI">
            <text:p><text:s/>TI </text:p>
          </table:table-cell>
          <table:table-cell table:style-name="ce59"/>
          <table:table-cell table:style-name="ce62" office:value-type="float" office:value="1.62866449511401">
            <text:p>1.62866449511401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0.6">
            <text:p>0.6</text:p>
          </table:table-cell>
          <table:table-cell table:style-name="ce59"/>
          <table:table-cell office:value-type="string">
            <text:p>http://www.seeedstudio.com/depot/OPLopen-parts-library-catalog-c-136_138/#310030023</text:p>
          </table:table-cell>
          <table:table-cell table:number-columns-repeated="1011"/>
        </table:table-row>
        <table:table-row table:style-name="ro8">
          <table:table-cell table:style-name="ce56" office:value-type="float" office:value="310030049">
            <text:p>310030049</text:p>
          </table:table-cell>
          <table:table-cell table:style-name="ce59" office:value-type="string" office:string-value="LM7805ACT">
            <text:p><text:s/>LM7805ACT </text:p>
          </table:table-cell>
          <table:table-cell table:style-name="ce59" office:value-type="string">
            <text:p>DIP PMIC;LDO;Vin 7.5-20V;Adj;1A;Without En;1-Ch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TO-220-3</text:p>
          </table:table-cell>
          <table:table-cell table:style-name="ce59" office:value-type="string">
            <text:p>Fairchild</text:p>
          </table:table-cell>
          <table:table-cell table:style-name="ce59"/>
          <table:table-cell table:style-name="ce62" office:value-type="float" office:value="0.520615830062084">
            <text:p>0.520615830062084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0.3">
            <text:p>0.3</text:p>
          </table:table-cell>
          <table:table-cell table:style-name="ce59"/>
          <table:table-cell office:value-type="string">
            <text:p>http://www.seeedstudio.com/depot/OPLopen-parts-library-catalog-c-136_138/#310030049</text:p>
          </table:table-cell>
          <table:table-cell table:number-columns-repeated="1011"/>
        </table:table-row>
        <table:table-row table:style-name="ro8">
          <table:table-cell table:style-name="ce56" office:value-type="float" office:value="310030060">
            <text:p>310030060</text:p>
          </table:table-cell>
          <table:table-cell table:style-name="ce59" office:value-type="string" office:string-value="CN3063">
            <text:p><text:s/>CN3063 </text:p>
          </table:table-cell>
          <table:table-cell table:style-name="ce59" office:value-type="string" office:string-value="SMD PMIC;DC-DC;Li-Ion, Li-Pol;Charge;600mA;1-cell">
            <text:p><text:s/>SMD PMIC;DC-DC;Li-Ion, Li-Pol;Charge;600mA;1-cell 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SOIC-8</text:p>
          </table:table-cell>
          <table:table-cell table:style-name="ce59" office:value-type="string" office:string-value="Consonance Electronic">
            <text:p><text:s/>Consonance Electronic </text:p>
          </table:table-cell>
          <table:table-cell table:style-name="ce59"/>
          <table:table-cell table:style-name="ce62" office:value-type="float" office:value="0.667752442996743">
            <text:p>0.667752442996743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8">
            <text:p>8</text:p>
          </table:table-cell>
          <table:table-cell table:style-name="ce62" office:value-type="float" office:value="0.8">
            <text:p>0.8</text:p>
          </table:table-cell>
          <table:table-cell table:style-name="ce59"/>
          <table:table-cell office:value-type="string">
            <text:p>http://www.seeedstudio.com/depot/OPLopen-parts-library-catalog-c-136_138/#310030060</text:p>
          </table:table-cell>
          <table:table-cell table:number-columns-repeated="1011"/>
        </table:table-row>
        <table:table-row table:style-name="ro8">
          <table:table-cell table:style-name="ce56" office:value-type="float" office:value="310030062">
            <text:p>310030062</text:p>
          </table:table-cell>
          <table:table-cell table:style-name="ce59" office:value-type="string" office:string-value="LM3224MM-ADJNOPB">
            <text:p><text:s/>LM3224MM-ADJNOPB </text:p>
          </table:table-cell>
          <table:table-cell table:style-name="ce59" office:value-type="string">
            <text:p>SMD PMIC;DC-DC;Vin 7V;2.7-20V;615KHz;Boost;1-Ch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MSOP-8</text:p>
          </table:table-cell>
          <table:table-cell table:style-name="ce59" office:value-type="string" office:string-value="TI">
            <text:p><text:s/>TI </text:p>
          </table:table-cell>
          <table:table-cell table:style-name="ce59"/>
          <table:table-cell table:style-name="ce62" office:value-type="float" office:value="1.05793591135611">
            <text:p>1.05793591135611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8">
            <text:p>8</text:p>
          </table:table-cell>
          <table:table-cell table:style-name="ce62" office:value-type="float" office:value="0.8">
            <text:p>0.8</text:p>
          </table:table-cell>
          <table:table-cell table:style-name="ce59"/>
          <table:table-cell office:value-type="string">
            <text:p>http://www.seeedstudio.com/depot/OPLopen-parts-library-catalog-c-136_138/#310030062</text:p>
          </table:table-cell>
          <table:table-cell table:number-columns-repeated="1011"/>
        </table:table-row>
        <table:table-row table:style-name="ro8">
          <table:table-cell table:style-name="ce56" office:value-type="float" office:value="310030069">
            <text:p>310030069</text:p>
          </table:table-cell>
          <table:table-cell table:style-name="ce59" office:value-type="string" office:string-value="TPS62200DBVT">
            <text:p><text:s/>TPS62200DBVT </text:p>
          </table:table-cell>
          <table:table-cell table:style-name="ce59" office:value-type="string">
            <text:p>SMD PMIC;DC-DC;Vin 2.5-6V;Adj;300mA;1MHz;Sync;Buck;1-Ch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SOT-23-5</text:p>
          </table:table-cell>
          <table:table-cell table:style-name="ce59" office:value-type="string" office:string-value="TI">
            <text:p><text:s/>TI </text:p>
          </table:table-cell>
          <table:table-cell table:style-name="ce59"/>
          <table:table-cell table:style-name="ce62" office:value-type="float" office:value="1.90228013029316">
            <text:p>1.90228013029316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0.5">
            <text:p>0.5</text:p>
          </table:table-cell>
          <table:table-cell table:style-name="ce59"/>
          <table:table-cell office:value-type="string">
            <text:p>http://www.seeedstudio.com/depot/OPLopen-parts-library-catalog-c-136_138/#310030069</text:p>
          </table:table-cell>
          <table:table-cell table:number-columns-repeated="1011"/>
        </table:table-row>
        <table:table-row table:style-name="ro8">
          <table:table-cell table:style-name="ce56" office:value-type="float" office:value="310030075">
            <text:p>310030075</text:p>
          </table:table-cell>
          <table:table-cell table:style-name="ce59" office:value-type="string" office:string-value="AP1509-SG-13">
            <text:p><text:s/>AP1509-SG-13 </text:p>
          </table:table-cell>
          <table:table-cell table:style-name="ce59" office:value-type="string">
            <text:p>SMD PMIC;DC-DC;Vin 22V;Adj;2A;150KHz;N-Sync;Buck;1-Ch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SOP-8</text:p>
          </table:table-cell>
          <table:table-cell table:style-name="ce59" office:value-type="string" office:string-value="Diodes">
            <text:p><text:s/>Diodes </text:p>
          </table:table-cell>
          <table:table-cell table:style-name="ce59"/>
          <table:table-cell table:style-name="ce62" office:value-type="float" office:value="1.98045602605863">
            <text:p>1.9804560260586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8">
            <text:p>8</text:p>
          </table:table-cell>
          <table:table-cell table:style-name="ce62" office:value-type="float" office:value="0.8">
            <text:p>0.8</text:p>
          </table:table-cell>
          <table:table-cell table:style-name="ce59"/>
          <table:table-cell office:value-type="string">
            <text:p>http://www.seeedstudio.com/depot/OPLopen-parts-library-catalog-c-136_138/#310030075</text:p>
          </table:table-cell>
          <table:table-cell table:number-columns-repeated="1011"/>
        </table:table-row>
        <table:table-row table:style-name="ro8">
          <table:table-cell table:style-name="ce56" office:value-type="float" office:value="310030098">
            <text:p>310030098</text:p>
          </table:table-cell>
          <table:table-cell table:style-name="ce59" office:value-type="string" office:string-value="MIC5205-3.3YM5TR">
            <text:p><text:s/>MIC5205-3.3YM5TR </text:p>
          </table:table-cell>
          <table:table-cell table:style-name="ce59" office:value-type="string">
            <text:p>SMD PMIC;LDO;Vin 2.5-16V,3.3V;150mA;With En;1-Ch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SOT23-5</text:p>
          </table:table-cell>
          <table:table-cell table:style-name="ce59" office:value-type="string">
            <text:p>Micrel</text:p>
          </table:table-cell>
          <table:table-cell table:style-name="ce59"/>
          <table:table-cell table:style-name="ce62" office:value-type="float" office:value="0.306244605918873">
            <text:p>0.306244605918873</text:p>
          </table:table-cell>
          <table:table-cell table:number-columns-repeated="2" table:style-name="ce62" office:value-type="float" office:value="5">
            <text:p>5</text:p>
          </table:table-cell>
          <table:table-cell table:style-name="ce62" office:value-type="float" office:value="0.5">
            <text:p>0.5</text:p>
          </table:table-cell>
          <table:table-cell table:style-name="ce59"/>
          <table:table-cell office:value-type="string">
            <text:p>http://www.seeedstudio.com/depot/OPLopen-parts-library-catalog-c-136_138/#310030098</text:p>
          </table:table-cell>
          <table:table-cell table:number-columns-repeated="1011"/>
        </table:table-row>
        <table:table-row table:style-name="ro8">
          <table:table-cell table:style-name="ce56" office:value-type="float" office:value="310030103">
            <text:p>310030103</text:p>
          </table:table-cell>
          <table:table-cell table:style-name="ce59" office:value-type="string" office:string-value="TD6810T">
            <text:p><text:s/>TD6810T </text:p>
          </table:table-cell>
          <table:table-cell table:style-name="ce59" office:value-type="string" office:string-value="SMD PMIC;DC-DC;Vin2.5-5.5V;Adj;800mA;1.5MHz;Sync;Buck;1-Ch">
            <text:p><text:s/>SMD PMIC;DC-DC;Vin2.5-5.5V;Adj;800mA;1.5MHz;Sync;Buck;1-Ch 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SOT23-5</text:p>
          </table:table-cell>
          <table:table-cell table:style-name="ce59" office:value-type="string">
            <text:p>Techcode</text:p>
          </table:table-cell>
          <table:table-cell table:style-name="ce59"/>
          <table:table-cell table:style-name="ce62" office:value-type="float" office:value="0.146579804560261">
            <text:p>0.146579804560261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0.5">
            <text:p>0.5</text:p>
          </table:table-cell>
          <table:table-cell table:style-name="ce59"/>
          <table:table-cell office:value-type="string">
            <text:p>http://www.seeedstudio.com/depot/OPLopen-parts-library-catalog-c-136_138/#310030103</text:p>
          </table:table-cell>
          <table:table-cell table:number-columns-repeated="1011"/>
        </table:table-row>
        <table:table-row table:style-name="ro8">
          <table:table-cell table:style-name="ce56" office:value-type="float" office:value="310030141">
            <text:p>310030141</text:p>
          </table:table-cell>
          <table:table-cell table:style-name="ce59" office:value-type="string" office:string-value="TD1519A">
            <text:p><text:s/>TD1519A </text:p>
          </table:table-cell>
          <table:table-cell table:style-name="ce59" office:value-type="string">
            <text:p>SMD PMIC;DC-DC;Vin 4.75-32V;Adj;2A;600KHz;Sync;Buck;1-Ch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SOP8-PP</text:p>
          </table:table-cell>
          <table:table-cell table:style-name="ce59" office:value-type="string">
            <text:p>Techcode</text:p>
          </table:table-cell>
          <table:table-cell table:style-name="ce59"/>
          <table:table-cell table:style-name="ce62" office:value-type="float" office:value="0.353573317742699">
            <text:p>0.353573317742699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8">
            <text:p>8</text:p>
          </table:table-cell>
          <table:table-cell table:style-name="ce62" office:value-type="float" office:value="0.8">
            <text:p>0.8</text:p>
          </table:table-cell>
          <table:table-cell table:style-name="ce59"/>
          <table:table-cell office:value-type="string">
            <text:p>http://www.seeedstudio.com/depot/OPLopen-parts-library-catalog-c-136_138/#310030141</text:p>
          </table:table-cell>
          <table:table-cell table:number-columns-repeated="1011"/>
        </table:table-row>
        <table:table-row table:style-name="ro8">
          <table:table-cell table:style-name="ce56" office:value-type="float" office:value="310030147">
            <text:p>310030147</text:p>
          </table:table-cell>
          <table:table-cell table:style-name="ce59" office:value-type="string" office:string-value="XC6206P122MR">
            <text:p><text:s/>XC6206P122MR </text:p>
          </table:table-cell>
          <table:table-cell table:style-name="ce59" office:value-type="string">
            <text:p>SMD PMIC;LDO;Vin 1.8-6V;200mA;Without En;1-Ch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SOT-23</text:p>
          </table:table-cell>
          <table:table-cell table:style-name="ce59" office:value-type="string" office:string-value="TOREX">
            <text:p><text:s/>TOREX </text:p>
          </table:table-cell>
          <table:table-cell table:style-name="ce59"/>
          <table:table-cell table:style-name="ce62" office:value-type="float" office:value="0.0890893399036722">
            <text:p>0.0890893399036722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0.3">
            <text:p>0.3</text:p>
          </table:table-cell>
          <table:table-cell table:style-name="ce59"/>
          <table:table-cell office:value-type="string">
            <text:p>http://www.seeedstudio.com/depot/OPLopen-parts-library-catalog-c-136_138/#310030147</text:p>
          </table:table-cell>
          <table:table-cell table:number-columns-repeated="1011"/>
        </table:table-row>
        <table:table-row table:style-name="ro8">
          <table:table-cell table:style-name="ce56" office:value-type="float" office:value="310030149">
            <text:p>310030149</text:p>
          </table:table-cell>
          <table:table-cell table:style-name="ce59" office:value-type="string" office:string-value="SX1301">
            <text:p><text:s/>SX1301 </text:p>
          </table:table-cell>
          <table:table-cell table:style-name="ce59" office:value-type="string" office:string-value="SMD PMIC;DC-DC;Vin2.6-5.5V;Adj;2A;1MHz;Boost;1-Ch">
            <text:p><text:s/>SMD PMIC;DC-DC;Vin2.6-5.5V;Adj;2A;1MHz;Boost;1-Ch 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SOT23-6L</text:p>
          </table:table-cell>
          <table:table-cell table:style-name="ce59" office:value-type="string">
            <text:p>Semtech</text:p>
          </table:table-cell>
          <table:table-cell table:style-name="ce59"/>
          <table:table-cell table:style-name="ce62" office:value-type="float" office:value="0.278404187198976">
            <text:p>0.278404187198976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0.6">
            <text:p>0.6</text:p>
          </table:table-cell>
          <table:table-cell table:style-name="ce59"/>
          <table:table-cell office:value-type="string">
            <text:p>http://www.seeedstudio.com/depot/OPLopen-parts-library-catalog-c-136_138/#310030149</text:p>
          </table:table-cell>
          <table:table-cell table:number-columns-repeated="1011"/>
        </table:table-row>
        <table:table-row table:style-name="ro8">
          <table:table-cell table:style-name="ce56" office:value-type="float" office:value="310030179">
            <text:p>310030179</text:p>
          </table:table-cell>
          <table:table-cell table:style-name="ce59" office:value-type="string" office:string-value="ETA9640E8A(ETA9640)">
            <text:p><text:s/>ETA9640E8A(ETA9640) </text:p>
          </table:table-cell>
          <table:table-cell table:style-name="ce59" office:value-type="string" office:string-value="SMD PMIC;Liner;Li-Ion, Li-Pol;Charge;1A;1-cell">
            <text:p><text:s/>SMD PMIC;Liner;Li-Ion, Li-Pol;Charge;1A;1-cell 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ESOP-8</text:p>
          </table:table-cell>
          <table:table-cell table:style-name="ce59" office:value-type="string" office:string-value="ETA">
            <text:p><text:s/>ETA </text:p>
          </table:table-cell>
          <table:table-cell table:style-name="ce59"/>
          <table:table-cell table:style-name="ce62" office:value-type="float" office:value="0.445446699518361">
            <text:p>0.445446699518361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8">
            <text:p>8</text:p>
          </table:table-cell>
          <table:table-cell table:style-name="ce62" office:value-type="float" office:value="0.8">
            <text:p>0.8</text:p>
          </table:table-cell>
          <table:table-cell table:style-name="ce59"/>
          <table:table-cell office:value-type="string">
            <text:p>http://www.seeedstudio.com/depot/OPLopen-parts-library-catalog-c-136_138/#310030179</text:p>
          </table:table-cell>
          <table:table-cell table:number-columns-repeated="1011"/>
        </table:table-row>
        <table:table-row table:style-name="ro8">
          <table:table-cell table:style-name="ce56" office:value-type="float" office:value="310040017">
            <text:p>310040017</text:p>
          </table:table-cell>
          <table:table-cell table:style-name="ce59" office:value-type="string" office:string-value="L293DNE">
            <text:p><text:s/>L293DNE </text:p>
          </table:table-cell>
          <table:table-cell table:style-name="ce59" office:value-type="string" office:string-value="DIP IC Driver;">
            <text:p><text:s/>DIP IC Driver; 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PDIP-16</text:p>
          </table:table-cell>
          <table:table-cell table:style-name="ce59" office:value-type="string" office:string-value="TI">
            <text:p><text:s/>TI </text:p>
          </table:table-cell>
          <table:table-cell table:style-name="ce59"/>
          <table:table-cell table:style-name="ce62" office:value-type="float" office:value="5.84648793117849">
            <text:p>5.84648793117849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6">
            <text:p>16</text:p>
          </table:table-cell>
          <table:table-cell table:style-name="ce62" office:value-type="float" office:value="1.6">
            <text:p>1.6</text:p>
          </table:table-cell>
          <table:table-cell table:style-name="ce59"/>
          <table:table-cell office:value-type="string">
            <text:p>http://www.seeedstudio.com/depot/OPLopen-parts-library-catalog-c-136_138/#310040017</text:p>
          </table:table-cell>
          <table:table-cell table:number-columns-repeated="1011"/>
        </table:table-row>
        <table:table-row table:style-name="ro8">
          <table:table-cell table:style-name="ce56" office:value-type="float" office:value="310050013">
            <text:p>310050013</text:p>
          </table:table-cell>
          <table:table-cell table:style-name="ce59" office:value-type="string" office:string-value="SN74AHC126D">
            <text:p><text:s/>SN74AHC126D </text:p>
          </table:table-cell>
          <table:table-cell table:style-name="ce59" office:value-type="string" office:string-value="SMD IC Logic;">
            <text:p><text:s/>SMD IC Logic; 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SOIC-14</text:p>
          </table:table-cell>
          <table:table-cell table:style-name="ce59" office:value-type="string" office:string-value="TI">
            <text:p><text:s/>TI </text:p>
          </table:table-cell>
          <table:table-cell table:style-name="ce59"/>
          <table:table-cell table:style-name="ce62" office:value-type="float" office:value="0.338762214983713">
            <text:p>0.338762214983713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1.4">
            <text:p>1.4</text:p>
          </table:table-cell>
          <table:table-cell table:style-name="ce59"/>
          <table:table-cell office:value-type="string">
            <text:p>http://www.seeedstudio.com/depot/OPLopen-parts-library-catalog-c-136_138/#310050013</text:p>
          </table:table-cell>
          <table:table-cell table:number-columns-repeated="1011"/>
        </table:table-row>
        <table:table-row table:style-name="ro8">
          <table:table-cell table:style-name="ce56" office:value-type="float" office:value="310050023">
            <text:p>310050023</text:p>
          </table:table-cell>
          <table:table-cell table:style-name="ce59" office:value-type="string" office:string-value="SN74LVC1G80DBVT">
            <text:p><text:s/>SN74LVC1G80DBVT </text:p>
          </table:table-cell>
          <table:table-cell table:style-name="ce59" office:value-type="string" office:string-value="SMD IC Logic;">
            <text:p><text:s/>SMD IC Logic; 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SOT-23-5</text:p>
          </table:table-cell>
          <table:table-cell table:style-name="ce59" office:value-type="string" office:string-value="TI">
            <text:p><text:s/>TI </text:p>
          </table:table-cell>
          <table:table-cell table:style-name="ce59"/>
          <table:table-cell table:style-name="ce62" office:value-type="float" office:value="0.0640329630557644">
            <text:p>0.0640329630557644</text:p>
          </table:table-cell>
          <table:table-cell table:style-name="ce62" office:value-type="float" office:value="30">
            <text:p>30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0.5">
            <text:p>0.5</text:p>
          </table:table-cell>
          <table:table-cell table:style-name="ce59"/>
          <table:table-cell office:value-type="string">
            <text:p>http://www.seeedstudio.com/depot/OPLopen-parts-library-catalog-c-136_138/#310050023</text:p>
          </table:table-cell>
          <table:table-cell table:number-columns-repeated="1011"/>
        </table:table-row>
        <table:table-row table:style-name="ro8">
          <table:table-cell table:style-name="ce56" office:value-type="float" office:value="310050060">
            <text:p>310050060</text:p>
          </table:table-cell>
          <table:table-cell table:style-name="ce59" office:value-type="string" office:string-value="74HC08PW-Q100">
            <text:p><text:s/>74HC08PW-Q100 </text:p>
          </table:table-cell>
          <table:table-cell table:style-name="ce59" office:value-type="string" office:string-value="SMD IC Logic;">
            <text:p><text:s/>SMD IC Logic; 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TSSOP-14</text:p>
          </table:table-cell>
          <table:table-cell table:style-name="ce59" office:value-type="string" office:string-value="NXP">
            <text:p><text:s/>NXP </text:p>
          </table:table-cell>
          <table:table-cell table:style-name="ce59"/>
          <table:table-cell table:style-name="ce62" office:value-type="float" office:value="0.125281884239539">
            <text:p>0.125281884239539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1.4">
            <text:p>1.4</text:p>
          </table:table-cell>
          <table:table-cell table:style-name="ce59"/>
          <table:table-cell office:value-type="string">
            <text:p>http://www.seeedstudio.com/depot/OPLopen-parts-library-catalog-c-136_138/#310050060</text:p>
          </table:table-cell>
          <table:table-cell table:number-columns-repeated="1011"/>
        </table:table-row>
        <table:table-row table:style-name="ro8">
          <table:table-cell table:style-name="ce56" office:value-type="float" office:value="310060020">
            <text:p>310060020</text:p>
          </table:table-cell>
          <table:table-cell table:style-name="ce59" office:value-type="string" office:string-value="SX6119">
            <text:p><text:s/>SX6119 </text:p>
          </table:table-cell>
          <table:table-cell table:style-name="ce59" office:value-type="string" office:string-value="SMD IC RF;">
            <text:p><text:s/>SMD IC RF; 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SOP-16</text:p>
          </table:table-cell>
          <table:table-cell table:style-name="ce59" office:value-type="string">
            <text:p>suosemi</text:p>
          </table:table-cell>
          <table:table-cell table:style-name="ce59"/>
          <table:table-cell table:style-name="ce62" office:value-type="float" office:value="0.260586319218241">
            <text:p>0.260586319218241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16">
            <text:p>16</text:p>
          </table:table-cell>
          <table:table-cell table:style-name="ce62" office:value-type="float" office:value="1.6">
            <text:p>1.6</text:p>
          </table:table-cell>
          <table:table-cell table:style-name="ce59"/>
          <table:table-cell office:value-type="string">
            <text:p>http://www.seeedstudio.com/depot/OPLopen-parts-library-catalog-c-136_138/#310060020</text:p>
          </table:table-cell>
          <table:table-cell table:number-columns-repeated="1011"/>
        </table:table-row>
        <table:table-row table:style-name="ro8">
          <table:table-cell table:style-name="ce56" office:value-type="float" office:value="310060022">
            <text:p>310060022</text:p>
          </table:table-cell>
          <table:table-cell table:style-name="ce59" office:value-type="string" office:string-value="M24LR64E-R">
            <text:p><text:s/>M24LR64E-R </text:p>
          </table:table-cell>
          <table:table-cell table:style-name="ce59" office:value-type="string" office:string-value="SMD IC RF;">
            <text:p><text:s/>SMD IC RF; 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TSSOP-8</text:p>
          </table:table-cell>
          <table:table-cell table:style-name="ce59" office:value-type="string">
            <text:p>STMicroelectronics</text:p>
          </table:table-cell>
          <table:table-cell table:style-name="ce59"/>
          <table:table-cell table:style-name="ce62" office:value-type="float" office:value="2.04348673404048">
            <text:p>2.04348673404048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8">
            <text:p>8</text:p>
          </table:table-cell>
          <table:table-cell table:style-name="ce62" office:value-type="float" office:value="0.8">
            <text:p>0.8</text:p>
          </table:table-cell>
          <table:table-cell table:style-name="ce59"/>
          <table:table-cell office:value-type="string">
            <text:p>http://www.seeedstudio.com/depot/OPLopen-parts-library-catalog-c-136_138/#310060022</text:p>
          </table:table-cell>
          <table:table-cell table:number-columns-repeated="1011"/>
        </table:table-row>
        <table:table-row table:style-name="ro8">
          <table:table-cell table:style-name="ce56" office:value-type="float" office:value="310070000">
            <text:p>310070000</text:p>
          </table:table-cell>
          <table:table-cell table:style-name="ce59" office:value-type="string" office:string-value="W5100">
            <text:p><text:s/>W5100 </text:p>
          </table:table-cell>
          <table:table-cell table:style-name="ce59" office:value-type="string" office:string-value="SMD IC Interface;">
            <text:p><text:s/>SMD IC Interface; 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LQFP-80</text:p>
          </table:table-cell>
          <table:table-cell table:style-name="ce59" office:value-type="string">
            <text:p>WIZnet</text:p>
          </table:table-cell>
          <table:table-cell table:style-name="ce59"/>
          <table:table-cell table:style-name="ce62" office:value-type="float" office:value="6.12489211837746">
            <text:p>6.12489211837746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80">
            <text:p>80</text:p>
          </table:table-cell>
          <table:table-cell table:style-name="ce62" office:value-type="float" office:value="8">
            <text:p>8</text:p>
          </table:table-cell>
          <table:table-cell table:style-name="ce59"/>
          <table:table-cell office:value-type="string">
            <text:p>http://www.seeedstudio.com/depot/OPLopen-parts-library-catalog-c-136_138/#310070000</text:p>
          </table:table-cell>
          <table:table-cell table:number-columns-repeated="1011"/>
        </table:table-row>
        <table:table-row table:style-name="ro8">
          <table:table-cell table:style-name="ce56" office:value-type="float" office:value="310070002">
            <text:p>310070002</text:p>
          </table:table-cell>
          <table:table-cell table:style-name="ce59" office:value-type="string" office:string-value="W5200">
            <text:p><text:s/>W5200 </text:p>
          </table:table-cell>
          <table:table-cell table:style-name="ce59" office:value-type="string" office:string-value="SMD IC Interface;">
            <text:p><text:s/>SMD IC Interface; 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QFN-48</text:p>
          </table:table-cell>
          <table:table-cell table:style-name="ce59" office:value-type="string">
            <text:p>wiznet</text:p>
          </table:table-cell>
          <table:table-cell table:style-name="ce59"/>
          <table:table-cell table:style-name="ce62" office:value-type="float" office:value="4.5379882513433">
            <text:p>4.537988251343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8">
            <text:p>48</text:p>
          </table:table-cell>
          <table:table-cell table:style-name="ce62" office:value-type="float" office:value="4.8">
            <text:p>4.8</text:p>
          </table:table-cell>
          <table:table-cell table:style-name="ce59"/>
          <table:table-cell office:value-type="string">
            <text:p>http://www.seeedstudio.com/depot/OPLopen-parts-library-catalog-c-136_138/#310070002</text:p>
          </table:table-cell>
          <table:table-cell table:number-columns-repeated="1011"/>
        </table:table-row>
        <table:table-row table:style-name="ro8">
          <table:table-cell table:style-name="ce56" office:value-type="float" office:value="310070004">
            <text:p>310070004</text:p>
          </table:table-cell>
          <table:table-cell table:style-name="ce59" office:value-type="string" office:string-value="MAX3421EEHJ+">
            <text:p><text:s/>MAX3421EEHJ+ </text:p>
          </table:table-cell>
          <table:table-cell table:style-name="ce59" office:value-type="string" office:string-value="SMD IC Interface;">
            <text:p><text:s/>SMD IC Interface; 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TQFP-32</text:p>
          </table:table-cell>
          <table:table-cell table:style-name="ce59" office:value-type="string" office:string-value="Maxim">
            <text:p><text:s/>Maxim </text:p>
          </table:table-cell>
          <table:table-cell table:style-name="ce59"/>
          <table:table-cell table:style-name="ce62" office:value-type="float" office:value="8.75581168740778">
            <text:p>8.75581168740778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32">
            <text:p>32</text:p>
          </table:table-cell>
          <table:table-cell table:style-name="ce62" office:value-type="float" office:value="3.2">
            <text:p>3.2</text:p>
          </table:table-cell>
          <table:table-cell table:style-name="ce59"/>
          <table:table-cell office:value-type="string">
            <text:p>http://www.seeedstudio.com/depot/OPLopen-parts-library-catalog-c-136_138/#310070004</text:p>
          </table:table-cell>
          <table:table-cell table:number-columns-repeated="1011"/>
        </table:table-row>
        <table:table-row table:style-name="ro8">
          <table:table-cell table:style-name="ce56" office:value-type="float" office:value="310070009">
            <text:p>310070009</text:p>
          </table:table-cell>
          <table:table-cell table:style-name="ce59" office:value-type="string" office:string-value="MCP23017-E/SP">
            <text:p><text:s/>MCP23017-E/SP </text:p>
          </table:table-cell>
          <table:table-cell table:style-name="ce59" office:value-type="string" office:string-value="DIP IC Interface;">
            <text:p><text:s/>DIP IC Interface; 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SPDIP-28</text:p>
          </table:table-cell>
          <table:table-cell table:style-name="ce59" office:value-type="string" office:string-value="Microchip">
            <text:p><text:s/>Microchip </text:p>
          </table:table-cell>
          <table:table-cell table:style-name="ce59"/>
          <table:table-cell table:style-name="ce62" office:value-type="float" office:value="1.92098889167293">
            <text:p>1.9209888916729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28">
            <text:p>28</text:p>
          </table:table-cell>
          <table:table-cell table:style-name="ce62" office:value-type="float" office:value="2.8">
            <text:p>2.8</text:p>
          </table:table-cell>
          <table:table-cell table:style-name="ce59"/>
          <table:table-cell office:value-type="string">
            <text:p>http://www.seeedstudio.com/depot/OPLopen-parts-library-catalog-c-136_138/#310070009</text:p>
          </table:table-cell>
          <table:table-cell table:number-columns-repeated="1011"/>
        </table:table-row>
        <table:table-row table:style-name="ro8">
          <table:table-cell table:style-name="ce56" office:value-type="float" office:value="310070018">
            <text:p>310070018</text:p>
          </table:table-cell>
          <table:table-cell table:style-name="ce59" office:value-type="string" office:string-value="SN75176BDR">
            <text:p><text:s/>SN75176BDR </text:p>
          </table:table-cell>
          <table:table-cell table:style-name="ce59" office:value-type="string" office:string-value="SMD IC Interface;">
            <text:p><text:s/>SMD IC Interface; 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SOIC-8</text:p>
          </table:table-cell>
          <table:table-cell table:style-name="ce59" office:value-type="string" office:string-value="TI">
            <text:p><text:s/>TI </text:p>
          </table:table-cell>
          <table:table-cell table:style-name="ce59"/>
          <table:table-cell table:style-name="ce62" office:value-type="float" office:value="0.250563768479078">
            <text:p>0.250563768479078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8">
            <text:p>8</text:p>
          </table:table-cell>
          <table:table-cell table:style-name="ce62" office:value-type="float" office:value="0.8">
            <text:p>0.8</text:p>
          </table:table-cell>
          <table:table-cell table:style-name="ce59"/>
          <table:table-cell office:value-type="string">
            <text:p>http://www.seeedstudio.com/depot/OPLopen-parts-library-catalog-c-136_138/#310070018</text:p>
          </table:table-cell>
          <table:table-cell table:number-columns-repeated="1011"/>
        </table:table-row>
        <table:table-row table:style-name="ro8">
          <table:table-cell table:style-name="ce56" office:value-type="float" office:value="310070037">
            <text:p>310070037</text:p>
          </table:table-cell>
          <table:table-cell table:style-name="ce59" office:value-type="string" office:string-value="MAX3232ECDR">
            <text:p><text:s/>MAX3232ECDR </text:p>
          </table:table-cell>
          <table:table-cell table:style-name="ce59" office:value-type="string" office:string-value="SMD IC Interface;">
            <text:p><text:s/>SMD IC Interface; 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SOIC-16</text:p>
          </table:table-cell>
          <table:table-cell table:style-name="ce59" office:value-type="string" office:string-value="Texas Instruments">
            <text:p><text:s/>Texas Instruments </text:p>
          </table:table-cell>
          <table:table-cell table:style-name="ce59"/>
          <table:table-cell table:style-name="ce62" office:value-type="float" office:value="1.1692975862357">
            <text:p>1.1692975862357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6">
            <text:p>16</text:p>
          </table:table-cell>
          <table:table-cell table:style-name="ce62" office:value-type="float" office:value="1.6">
            <text:p>1.6</text:p>
          </table:table-cell>
          <table:table-cell table:style-name="ce59"/>
          <table:table-cell office:value-type="string">
            <text:p>http://www.seeedstudio.com/depot/OPLopen-parts-library-catalog-c-136_138/#310070037</text:p>
          </table:table-cell>
          <table:table-cell table:number-columns-repeated="1011"/>
        </table:table-row>
        <table:table-row table:style-name="ro8">
          <table:table-cell table:style-name="ce56" office:value-type="float" office:value="310080002">
            <text:p>310080002</text:p>
          </table:table-cell>
          <table:table-cell table:style-name="ce59" office:value-type="string" office:string-value="VS1053B">
            <text:p><text:s/>VS1053B </text:p>
          </table:table-cell>
          <table:table-cell table:style-name="ce59" office:value-type="string">
            <text:p>SMD IC Codecoder;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LQFP-48</text:p>
          </table:table-cell>
          <table:table-cell table:style-name="ce59" office:value-type="string" office:string-value="VLSI">
            <text:p><text:s/>VLSI </text:p>
          </table:table-cell>
          <table:table-cell table:style-name="ce59"/>
          <table:table-cell table:style-name="ce62" office:value-type="float" office:value="5.84648793117849">
            <text:p>5.84648793117849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8">
            <text:p>48</text:p>
          </table:table-cell>
          <table:table-cell table:style-name="ce62" office:value-type="float" office:value="4.8">
            <text:p>4.8</text:p>
          </table:table-cell>
          <table:table-cell table:style-name="ce59"/>
          <table:table-cell office:value-type="string">
            <text:p>http://www.seeedstudio.com/depot/OPLopen-parts-library-catalog-c-136_138/#310080002</text:p>
          </table:table-cell>
          <table:table-cell table:number-columns-repeated="1011"/>
        </table:table-row>
        <table:table-row table:style-name="ro8">
          <table:table-cell table:style-name="ce56" office:value-type="float" office:value="310080003">
            <text:p>310080003</text:p>
          </table:table-cell>
          <table:table-cell table:style-name="ce59" office:value-type="string" office:string-value="WM8731SEDS/V">
            <text:p><text:s/>WM8731SEDS/V </text:p>
          </table:table-cell>
          <table:table-cell table:style-name="ce59" office:value-type="string">
            <text:p>SMD IC Codecoder;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28-SSOP</text:p>
          </table:table-cell>
          <table:table-cell table:style-name="ce59" office:value-type="string">
            <text:p>Wolfson Microelectronics</text:p>
          </table:table-cell>
          <table:table-cell table:style-name="ce59"/>
          <table:table-cell table:style-name="ce62" office:value-type="float" office:value="4.20195439739414">
            <text:p>4.20195439739414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28">
            <text:p>28</text:p>
          </table:table-cell>
          <table:table-cell table:style-name="ce62" office:value-type="float" office:value="2.8">
            <text:p>2.8</text:p>
          </table:table-cell>
          <table:table-cell table:style-name="ce59"/>
          <table:table-cell office:value-type="string">
            <text:p>http://www.seeedstudio.com/depot/OPLopen-parts-library-catalog-c-136_138/#310080003</text:p>
          </table:table-cell>
          <table:table-cell table:number-columns-repeated="1011"/>
        </table:table-row>
        <table:table-row table:style-name="ro8">
          <table:table-cell table:style-name="ce56" office:value-type="float" office:value="310090028">
            <text:p>310090028</text:p>
          </table:table-cell>
          <table:table-cell table:style-name="ce59" office:value-type="string" office:string-value="24AA16-I/SN">
            <text:p><text:s/>24AA16-I/SN </text:p>
          </table:table-cell>
          <table:table-cell table:style-name="ce59" office:value-type="string" office:string-value="SMD IC Memory;">
            <text:p><text:s/>SMD IC Memory; 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SOIC-8</text:p>
          </table:table-cell>
          <table:table-cell table:style-name="ce59" office:value-type="string" office:string-value="Microchip">
            <text:p><text:s/>Microchip </text:p>
          </table:table-cell>
          <table:table-cell table:style-name="ce59"/>
          <table:table-cell table:style-name="ce62" office:value-type="float" office:value="0.180962721679334">
            <text:p>0.180962721679334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8">
            <text:p>8</text:p>
          </table:table-cell>
          <table:table-cell table:style-name="ce62" office:value-type="float" office:value="0.8">
            <text:p>0.8</text:p>
          </table:table-cell>
          <table:table-cell table:style-name="ce59"/>
          <table:table-cell office:value-type="string">
            <text:p>http://www.seeedstudio.com/depot/OPLopen-parts-library-catalog-c-136_138/#310090028</text:p>
          </table:table-cell>
          <table:table-cell table:number-columns-repeated="1011"/>
        </table:table-row>
        <table:table-row table:style-name="ro8">
          <table:table-cell table:style-name="ce56" office:value-type="float" office:value="310990001">
            <text:p>310990001</text:p>
          </table:table-cell>
          <table:table-cell table:style-name="ce59" office:value-type="string" office:string-value="ADC121C021CIMM/NOPB">
            <text:p><text:s/>ADC121C021CIMM/NOPB </text:p>
          </table:table-cell>
          <table:table-cell table:style-name="ce59" office:value-type="string" office:string-value="SMD 12-Bit Analog-to-Digital">
            <text:p><text:s/>SMD 12-Bit Analog-to-Digital 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8VSSOP</text:p>
          </table:table-cell>
          <table:table-cell table:style-name="ce59" office:value-type="string" office:string-value="Texas Instruments">
            <text:p><text:s/>Texas Instruments </text:p>
          </table:table-cell>
          <table:table-cell table:style-name="ce59"/>
          <table:table-cell table:style-name="ce62" office:value-type="float" office:value="4.42662657646371">
            <text:p>4.42662657646371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8">
            <text:p>8</text:p>
          </table:table-cell>
          <table:table-cell table:style-name="ce62" office:value-type="float" office:value="0.8">
            <text:p>0.8</text:p>
          </table:table-cell>
          <table:table-cell table:style-name="ce59"/>
          <table:table-cell office:value-type="string">
            <text:p>http://www.seeedstudio.com/depot/OPLopen-parts-library-catalog-c-136_138/#310990001</text:p>
          </table:table-cell>
          <table:table-cell table:number-columns-repeated="1011"/>
        </table:table-row>
        <table:table-row table:style-name="ro8">
          <table:table-cell table:style-name="ce56" office:value-type="float" office:value="310990002">
            <text:p>310990002</text:p>
          </table:table-cell>
          <table:table-cell table:style-name="ce59" office:value-type="string" office:string-value="GT20L16P1Y">
            <text:p><text:s/>GT20L16P1Y </text:p>
          </table:table-cell>
          <table:table-cell table:style-name="ce59" office:value-type="string" office:string-value="SMD Font IC;">
            <text:p><text:s/>SMD Font IC; 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SOT23-6</text:p>
          </table:table-cell>
          <table:table-cell table:style-name="ce59" office:value-type="string">
            <text:p>JiTongShuMa</text:p>
          </table:table-cell>
          <table:table-cell table:style-name="ce59"/>
          <table:table-cell table:style-name="ce62" office:value-type="float" office:value="0.417606280798463">
            <text:p>0.417606280798463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0.6">
            <text:p>0.6</text:p>
          </table:table-cell>
          <table:table-cell table:style-name="ce59"/>
          <table:table-cell office:value-type="string">
            <text:p>http://www.seeedstudio.com/depot/OPLopen-parts-library-catalog-c-136_138/#310990002</text:p>
          </table:table-cell>
          <table:table-cell table:number-columns-repeated="1011"/>
        </table:table-row>
        <table:table-row table:style-name="ro8">
          <table:table-cell table:style-name="ce56" office:value-type="float" office:value="310990004">
            <text:p>310990004</text:p>
          </table:table-cell>
          <table:table-cell table:style-name="ce59" office:value-type="string" office:string-value="HT9170D">
            <text:p><text:s/>HT9170D </text:p>
          </table:table-cell>
          <table:table-cell table:style-name="ce59" office:value-type="string" office:string-value="SMD IC DTMF Receiver;">
            <text:p><text:s/>SMD IC DTMF Receiver; 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SOP-18</text:p>
          </table:table-cell>
          <table:table-cell table:style-name="ce59" office:value-type="string" office:string-value="HOLTEK">
            <text:p><text:s/>HOLTEK </text:p>
          </table:table-cell>
          <table:table-cell table:style-name="ce59"/>
          <table:table-cell table:style-name="ce62" office:value-type="float" office:value="0.521172638436482">
            <text:p>0.521172638436482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18">
            <text:p>18</text:p>
          </table:table-cell>
          <table:table-cell table:style-name="ce62" office:value-type="float" office:value="1.8">
            <text:p>1.8</text:p>
          </table:table-cell>
          <table:table-cell table:style-name="ce59"/>
          <table:table-cell office:value-type="string">
            <text:p>http://www.seeedstudio.com/depot/OPLopen-parts-library-catalog-c-136_138/#310990004</text:p>
          </table:table-cell>
          <table:table-cell table:number-columns-repeated="1011"/>
        </table:table-row>
        <table:table-row table:style-name="ro8">
          <table:table-cell table:style-name="ce56" office:value-type="float" office:value="310990006">
            <text:p>310990006</text:p>
          </table:table-cell>
          <table:table-cell table:style-name="ce59" office:value-type="string" office:string-value="HT9170B">
            <text:p><text:s/>HT9170B </text:p>
          </table:table-cell>
          <table:table-cell table:style-name="ce59" office:value-type="string" office:string-value="SMD IC DTMF Receiver;">
            <text:p><text:s/>SMD IC DTMF Receiver; 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DIP-18</text:p>
          </table:table-cell>
          <table:table-cell table:style-name="ce59" office:value-type="string" office:string-value="HOLTEK">
            <text:p><text:s/>HOLTEK </text:p>
          </table:table-cell>
          <table:table-cell table:style-name="ce59"/>
          <table:table-cell table:style-name="ce62" office:value-type="float" office:value="0.487207327598207">
            <text:p>0.487207327598207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18">
            <text:p>18</text:p>
          </table:table-cell>
          <table:table-cell table:style-name="ce62" office:value-type="float" office:value="1.8">
            <text:p>1.8</text:p>
          </table:table-cell>
          <table:table-cell table:style-name="ce59"/>
          <table:table-cell office:value-type="string">
            <text:p>http://www.seeedstudio.com/depot/OPLopen-parts-library-catalog-c-136_138/#310990006</text:p>
          </table:table-cell>
          <table:table-cell table:number-columns-repeated="1011"/>
        </table:table-row>
        <table:table-row table:style-name="ro8">
          <table:table-cell table:style-name="ce56" office:value-type="float" office:value="311020057">
            <text:p>311020057</text:p>
          </table:table-cell>
          <table:table-cell table:style-name="ce59" office:value-type="string" office:string-value="MX-90-C-02">
            <text:p><text:s/>MX-90-C-02 </text:p>
          </table:table-cell>
          <table:table-cell table:style-name="ce59" office:value-type="string" office:string-value="DIP MICRO SWITCH;">
            <text:p><text:s/>DIP MICRO SWITCH; </text:p>
          </table:table-cell>
          <table:table-cell table:style-name="ce59" office:value-type="string" office:string-value="Switch">
            <text:p><text:s/>Switch </text:p>
          </table:table-cell>
          <table:table-cell table:style-name="ce56" office:value-type="string">
            <text:p>MX-90-C-02-ROHS</text:p>
          </table:table-cell>
          <table:table-cell table:style-name="ce59" office:value-type="string" office:string-value="WEALTH METAL ">
            <text:p><text:s/>WEALTH METAL <text:s/></text:p>
          </table:table-cell>
          <table:table-cell table:style-name="ce59"/>
          <table:table-cell table:style-name="ce62" office:value-type="float" office:value="0.293159609120521">
            <text:p>0.293159609120521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0.3">
            <text:p>0.3</text:p>
          </table:table-cell>
          <table:table-cell table:style-name="ce59"/>
          <table:table-cell office:value-type="string">
            <text:p>http://www.seeedstudio.com/depot/OPLopen-parts-library-catalog-c-136_138/#311020057</text:p>
          </table:table-cell>
          <table:table-cell table:number-columns-repeated="1011"/>
        </table:table-row>
        <table:table-row table:style-name="ro8">
          <table:table-cell table:style-name="ce56" office:value-type="float" office:value="311020058">
            <text:p>311020058</text:p>
          </table:table-cell>
          <table:table-cell table:style-name="ce59" office:value-type="string" office:string-value="TC-12XF">
            <text:p><text:s/>TC-12XF </text:p>
          </table:table-cell>
          <table:table-cell table:style-name="ce59" office:value-type="string" office:string-value="DIP Button;">
            <text:p><text:s/>DIP Button; </text:p>
          </table:table-cell>
          <table:table-cell table:style-name="ce59" office:value-type="string" office:string-value="Switch">
            <text:p><text:s/>Switch </text:p>
          </table:table-cell>
          <table:table-cell table:style-name="ce56" office:value-type="string">
            <text:p>4P-12.0*12.0*12H</text:p>
          </table:table-cell>
          <table:table-cell table:style-name="ce59" office:value-type="string" office:string-value="BST">
            <text:p><text:s/>BST </text:p>
          </table:table-cell>
          <table:table-cell table:style-name="ce59"/>
          <table:table-cell table:style-name="ce62" office:value-type="float" office:value="0.0571661237785016">
            <text:p>0.0571661237785016</text:p>
          </table:table-cell>
          <table:table-cell table:style-name="ce62" office:value-type="float" office:value="30">
            <text:p>30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0.4">
            <text:p>0.4</text:p>
          </table:table-cell>
          <table:table-cell table:style-name="ce59"/>
          <table:table-cell office:value-type="string">
            <text:p>http://www.seeedstudio.com/depot/OPLopen-parts-library-catalog-c-136_138/#311020058</text:p>
          </table:table-cell>
          <table:table-cell table:number-columns-repeated="1011"/>
        </table:table-row>
        <table:table-row table:style-name="ro8">
          <table:table-cell table:style-name="ce56" office:value-type="float" office:value="311130001">
            <text:p>311130001</text:p>
          </table:table-cell>
          <table:table-cell table:style-name="ce59" office:value-type="string" office:string-value="Rotary switch">
            <text:p><text:s/>Rotary switch </text:p>
          </table:table-cell>
          <table:table-cell table:style-name="ce59" office:value-type="string" office:string-value="DIP Rotary switch;Rotary Encoder with Switch">
            <text:p><text:s/>DIP Rotary switch;Rotary Encoder with Switch </text:p>
          </table:table-cell>
          <table:table-cell table:style-name="ce59" office:value-type="string" office:string-value="Switch">
            <text:p><text:s/>Switch </text:p>
          </table:table-cell>
          <table:table-cell table:style-name="ce56" office:value-type="string">
            <text:p>5pin-L11.7*W13.75*H6.5mm-handle 20mm</text:p>
          </table:table-cell>
          <table:table-cell table:style-name="ce59" office:value-type="string" office:string-value="YJ">
            <text:p><text:s/>YJ </text:p>
          </table:table-cell>
          <table:table-cell table:style-name="ce59"/>
          <table:table-cell table:style-name="ce62" office:value-type="float" office:value="0.977198697068404">
            <text:p>0.977198697068404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0.5">
            <text:p>0.5</text:p>
          </table:table-cell>
          <table:table-cell table:style-name="ce59"/>
          <table:table-cell office:value-type="string">
            <text:p>http://www.seeedstudio.com/depot/OPLopen-parts-library-catalog-c-136_138/#311130001</text:p>
          </table:table-cell>
          <table:table-cell table:number-columns-repeated="1011"/>
        </table:table-row>
        <table:table-row table:style-name="ro8">
          <table:table-cell table:style-name="ce56" office:value-type="float" office:value="314010014">
            <text:p>314010014</text:p>
          </table:table-cell>
          <table:table-cell table:style-name="ce59" office:value-type="string" office:string-value="LM35DZ">
            <text:p><text:s/>LM35DZ </text:p>
          </table:table-cell>
          <table:table-cell table:style-name="ce59" office:value-type="string" office:string-value="DIP Temperature Sensor;">
            <text:p><text:s/>DIP Temperature Sensor; </text:p>
          </table:table-cell>
          <table:table-cell table:style-name="ce59" office:value-type="string" office:string-value="Sensor">
            <text:p><text:s/>Sensor </text:p>
          </table:table-cell>
          <table:table-cell table:style-name="ce56" office:value-type="string">
            <text:p>TO-92</text:p>
          </table:table-cell>
          <table:table-cell table:style-name="ce59" office:value-type="string" office:string-value="Texas Instruments">
            <text:p><text:s/>Texas Instruments </text:p>
          </table:table-cell>
          <table:table-cell table:style-name="ce59"/>
          <table:table-cell table:style-name="ce62" office:value-type="float" office:value="1.33634009855508">
            <text:p>1.33634009855508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0.3">
            <text:p>0.3</text:p>
          </table:table-cell>
          <table:table-cell table:style-name="ce59"/>
          <table:table-cell office:value-type="string">
            <text:p>http://www.seeedstudio.com/depot/OPLopen-parts-library-catalog-c-136_138/#314010014</text:p>
          </table:table-cell>
          <table:table-cell table:number-columns-repeated="1011"/>
        </table:table-row>
        <table:table-row table:style-name="ro8">
          <table:table-cell table:style-name="ce56" office:value-type="float" office:value="314020006">
            <text:p>314020006</text:p>
          </table:table-cell>
          <table:table-cell table:style-name="ce59" office:value-type="string" office:string-value="TCS3414CS">
            <text:p><text:s/>TCS3414CS </text:p>
          </table:table-cell>
          <table:table-cell table:style-name="ce59" office:value-type="string" office:string-value="SMD Optical Sensor;">
            <text:p><text:s/>SMD Optical Sensor; </text:p>
          </table:table-cell>
          <table:table-cell table:style-name="ce59" office:value-type="string" office:string-value="Sensor">
            <text:p><text:s/>Sensor </text:p>
          </table:table-cell>
          <table:table-cell table:style-name="ce56" office:value-type="string">
            <text:p>L2.1*W1.9*H0.8mm</text:p>
          </table:table-cell>
          <table:table-cell table:style-name="ce59" office:value-type="string" office:string-value="TAOS">
            <text:p><text:s/>TAOS </text:p>
          </table:table-cell>
          <table:table-cell table:style-name="ce59"/>
          <table:table-cell table:style-name="ce62" office:value-type="float" office:value="7.79531724157131">
            <text:p>7.79531724157131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0.6">
            <text:p>0.6</text:p>
          </table:table-cell>
          <table:table-cell table:style-name="ce59"/>
          <table:table-cell office:value-type="string">
            <text:p>http://www.seeedstudio.com/depot/OPLopen-parts-library-catalog-c-136_138/#314020006</text:p>
          </table:table-cell>
          <table:table-cell table:number-columns-repeated="1011"/>
        </table:table-row>
        <table:table-row table:style-name="ro8">
          <table:table-cell table:style-name="ce56" office:value-type="float" office:value="314020027">
            <text:p>314020027</text:p>
          </table:table-cell>
          <table:table-cell table:style-name="ce59" office:value-type="string" office:string-value="RPR-359F">
            <text:p><text:s/>RPR-359F </text:p>
          </table:table-cell>
          <table:table-cell table:style-name="ce59" office:value-type="string" office:string-value="DIP Optical Sensor;">
            <text:p><text:s/>DIP Optical Sensor; </text:p>
          </table:table-cell>
          <table:table-cell table:style-name="ce59" office:value-type="string" office:string-value="Sensor">
            <text:p><text:s/>Sensor </text:p>
          </table:table-cell>
          <table:table-cell table:style-name="ce56" office:value-type="string">
            <text:p>4P-L8.7*W4.5*H5.8mm</text:p>
          </table:table-cell>
          <table:table-cell table:style-name="ce59" office:value-type="string" office:string-value="ROHM">
            <text:p><text:s/>ROHM </text:p>
          </table:table-cell>
          <table:table-cell table:style-name="ce59"/>
          <table:table-cell table:style-name="ce62" office:value-type="float" office:value="3.61925443358668">
            <text:p>3.61925443358668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0.4">
            <text:p>0.4</text:p>
          </table:table-cell>
          <table:table-cell table:style-name="ce59"/>
          <table:table-cell office:value-type="string">
            <text:p>http://www.seeedstudio.com/depot/OPLopen-parts-library-catalog-c-136_138/#314020027</text:p>
          </table:table-cell>
          <table:table-cell table:number-columns-repeated="1011"/>
        </table:table-row>
        <table:table-row table:style-name="ro8">
          <table:table-cell table:style-name="ce56" office:value-type="float" office:value="314080003">
            <text:p>314080003</text:p>
          </table:table-cell>
          <table:table-cell table:style-name="ce59" office:value-type="string" office:string-value="MPU-9150">
            <text:p><text:s/>MPU-9150 </text:p>
          </table:table-cell>
          <table:table-cell table:style-name="ce59" office:value-type="string" office:string-value="SMD  Motion &amp; Position Sensor;">
            <text:p><text:s/>SMD <text:s/>Motion &amp; Position Sensor; </text:p>
          </table:table-cell>
          <table:table-cell table:style-name="ce59" office:value-type="string" office:string-value="Sensor">
            <text:p><text:s/>Sensor </text:p>
          </table:table-cell>
          <table:table-cell table:style-name="ce56" office:value-type="string">
            <text:p>LGA-24</text:p>
          </table:table-cell>
          <table:table-cell table:style-name="ce59" office:value-type="string">
            <text:p>InvenSense</text:p>
          </table:table-cell>
          <table:table-cell table:style-name="ce59"/>
          <table:table-cell table:style-name="ce62" office:value-type="float" office:value="14.7916144658816">
            <text:p>14.7916144658816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6">
            <text:p>16</text:p>
          </table:table-cell>
          <table:table-cell table:style-name="ce62" office:value-type="float" office:value="1.6">
            <text:p>1.6</text:p>
          </table:table-cell>
          <table:table-cell table:style-name="ce59"/>
          <table:table-cell office:value-type="string">
            <text:p>http://www.seeedstudio.com/depot/OPLopen-parts-library-catalog-c-136_138/#314080003</text:p>
          </table:table-cell>
          <table:table-cell table:number-columns-repeated="1011"/>
        </table:table-row>
        <table:table-row table:style-name="ro8">
          <table:table-cell table:style-name="ce56" office:value-type="float" office:value="314080015">
            <text:p>314080015</text:p>
          </table:table-cell>
          <table:table-cell table:style-name="ce59" office:value-type="string" office:string-value="H3LIS331DL">
            <text:p><text:s/>H3LIS331DL </text:p>
          </table:table-cell>
          <table:table-cell table:style-name="ce59" office:value-type="string" office:string-value="SMD Motion &amp; Position Sensor;">
            <text:p><text:s/>SMD Motion &amp; Position Sensor; </text:p>
          </table:table-cell>
          <table:table-cell table:style-name="ce59" office:value-type="string" office:string-value="Sensor">
            <text:p><text:s/>Sensor </text:p>
          </table:table-cell>
          <table:table-cell table:style-name="ce56" office:value-type="string">
            <text:p>TFLGA-16L-3*3*1.0</text:p>
          </table:table-cell>
          <table:table-cell table:style-name="ce59" office:value-type="string" office:string-value="ST">
            <text:p><text:s/>ST </text:p>
          </table:table-cell>
          <table:table-cell table:style-name="ce59"/>
          <table:table-cell table:style-name="ce62" office:value-type="float" office:value="15.3512068821515">
            <text:p>15.351206882151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6">
            <text:p>16</text:p>
          </table:table-cell>
          <table:table-cell table:style-name="ce62" office:value-type="float" office:value="1.6">
            <text:p>1.6</text:p>
          </table:table-cell>
          <table:table-cell table:style-name="ce59"/>
          <table:table-cell office:value-type="string">
            <text:p>http://www.seeedstudio.com/depot/OPLopen-parts-library-catalog-c-136_138/#314080015</text:p>
          </table:table-cell>
          <table:table-cell table:number-columns-repeated="1011"/>
        </table:table-row>
        <table:table-row table:style-name="ro8">
          <table:table-cell table:style-name="ce56" office:value-type="float" office:value="314080016">
            <text:p>314080016</text:p>
          </table:table-cell>
          <table:table-cell table:style-name="ce59" office:value-type="string" office:string-value="LSM303D">
            <text:p><text:s/>LSM303D </text:p>
          </table:table-cell>
          <table:table-cell table:style-name="ce59" office:value-type="string" office:string-value="SMD Motion &amp; Position Sensor;">
            <text:p><text:s/>SMD Motion &amp; Position Sensor; </text:p>
          </table:table-cell>
          <table:table-cell table:style-name="ce59" office:value-type="string" office:string-value="Sensor">
            <text:p><text:s/>Sensor </text:p>
          </table:table-cell>
          <table:table-cell table:style-name="ce56" office:value-type="string">
            <text:p>LGA-16</text:p>
          </table:table-cell>
          <table:table-cell table:style-name="ce59" office:value-type="string" office:string-value="ST">
            <text:p><text:s/>ST </text:p>
          </table:table-cell>
          <table:table-cell table:style-name="ce59"/>
          <table:table-cell table:style-name="ce62" office:value-type="float" office:value="2.86756312814945">
            <text:p>2.8675631281494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6">
            <text:p>16</text:p>
          </table:table-cell>
          <table:table-cell table:style-name="ce62" office:value-type="float" office:value="1.6">
            <text:p>1.6</text:p>
          </table:table-cell>
          <table:table-cell table:style-name="ce59"/>
          <table:table-cell office:value-type="string">
            <text:p>http://www.seeedstudio.com/depot/OPLopen-parts-library-catalog-c-136_138/#314080016</text:p>
          </table:table-cell>
          <table:table-cell table:number-columns-repeated="1011"/>
        </table:table-row>
        <table:table-row table:style-name="ro8">
          <table:table-cell table:style-name="ce56" office:value-type="float" office:value="315020000">
            <text:p>315020000</text:p>
          </table:table-cell>
          <table:table-cell table:style-name="ce59" office:value-type="string" office:string-value="S208T02">
            <text:p><text:s/>S208T02 </text:p>
          </table:table-cell>
          <table:table-cell table:style-name="ce59" office:value-type="string" office:string-value="SMD Solid State Relay;">
            <text:p><text:s/>SMD Solid State Relay; </text:p>
          </table:table-cell>
          <table:table-cell table:style-name="ce59" office:value-type="string" office:string-value="Relay">
            <text:p><text:s/>Relay </text:p>
          </table:table-cell>
          <table:table-cell table:style-name="ce56" office:value-type="string">
            <text:p>SMD-4P-L23*W4*H16mm</text:p>
          </table:table-cell>
          <table:table-cell table:style-name="ce59" office:value-type="string" office:string-value="Sharp">
            <text:p><text:s/>Sharp </text:p>
          </table:table-cell>
          <table:table-cell table:style-name="ce59"/>
          <table:table-cell table:style-name="ce62" office:value-type="float" office:value="7.9066789164509">
            <text:p>7.9066789164509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0.4">
            <text:p>0.4</text:p>
          </table:table-cell>
          <table:table-cell table:style-name="ce59"/>
          <table:table-cell office:value-type="string">
            <text:p>http://www.seeedstudio.com/depot/OPLopen-parts-library-catalog-c-136_138/#315020000</text:p>
          </table:table-cell>
          <table:table-cell table:number-columns-repeated="1011"/>
        </table:table-row>
        <table:table-row table:style-name="ro8">
          <table:table-cell table:style-name="ce56" office:value-type="float" office:value="318020018">
            <text:p>318020018</text:p>
          </table:table-cell>
          <table:table-cell table:style-name="ce59" office:value-type="string" office:string-value="IPEX1.13">
            <text:p><text:s/>IPEX1.13 </text:p>
          </table:table-cell>
          <table:table-cell table:style-name="ce59" office:value-type="string" office:string-value="External Antenna;IPEX-OPEN-113 black-L100MM">
            <text:p><text:s/>External Antenna;IPEX-OPEN-113 black-L100MM </text:p>
          </table:table-cell>
          <table:table-cell table:style-name="ce59" office:value-type="string" office:string-value="Antenna">
            <text:p><text:s/>Antenna </text:p>
          </table:table-cell>
          <table:table-cell table:style-name="ce56" office:value-type="string">
            <text:p>L100MM</text:p>
          </table:table-cell>
          <table:table-cell table:style-name="ce59" office:value-type="string">
            <text:p>FeiYu</text:p>
          </table:table-cell>
          <table:table-cell table:style-name="ce59"/>
          <table:table-cell table:style-name="ce62" office:value-type="float" office:value="0.534536039422033">
            <text:p>0.534536039422033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18020018</text:p>
          </table:table-cell>
          <table:table-cell table:number-columns-repeated="1011"/>
        </table:table-row>
        <table:table-row table:style-name="ro8">
          <table:table-cell table:style-name="ce56" office:value-type="float" office:value="320140002">
            <text:p>320140002</text:p>
          </table:table-cell>
          <table:table-cell table:style-name="ce59" office:value-type="string" office:string-value="5523 6P6C-E">
            <text:p><text:s/>5523 6P6C-E </text:p>
          </table:table-cell>
          <table:table-cell table:style-name="ce59" office:value-type="string" office:string-value="DIP RJ11 connector;">
            <text:p><text:s/>DIP RJ11 connector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6P-L12.2mm*W14.5mm*H15mm</text:p>
          </table:table-cell>
          <table:table-cell table:style-name="ce59" office:value-type="string" office:string-value="NUNTECH">
            <text:p><text:s/>NUNTECH </text:p>
          </table:table-cell>
          <table:table-cell table:style-name="ce59"/>
          <table:table-cell table:style-name="ce62" office:value-type="float" office:value="0.260586319218241">
            <text:p>0.260586319218241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0.6">
            <text:p>0.6</text:p>
          </table:table-cell>
          <table:table-cell table:style-name="ce59"/>
          <table:table-cell office:value-type="string">
            <text:p>http://www.seeedstudio.com/depot/OPLopen-parts-library-catalog-c-136_138/#320140002</text:p>
          </table:table-cell>
          <table:table-cell table:number-columns-repeated="1011"/>
        </table:table-row>
        <table:table-row table:style-name="ro8">
          <table:table-cell table:style-name="ce56" office:value-type="float" office:value="320140005">
            <text:p>320140005</text:p>
          </table:table-cell>
          <table:table-cell table:style-name="ce59" office:value-type="string" office:string-value="HR911105A">
            <text:p><text:s/>HR911105A </text:p>
          </table:table-cell>
          <table:table-cell table:style-name="ce59" office:value-type="string" office:string-value="DIP RJ45 Connector;">
            <text:p><text:s/>DIP RJ45 Connector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8P-21.3*16.04*13.4</text:p>
          </table:table-cell>
          <table:table-cell table:style-name="ce59" office:value-type="string" office:string-value="HANRUN ">
            <text:p><text:s/>HANRUN <text:s/></text:p>
          </table:table-cell>
          <table:table-cell table:style-name="ce59"/>
          <table:table-cell table:style-name="ce62" office:value-type="float" office:value="1.79153094462541">
            <text:p>1.79153094462541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8">
            <text:p>8</text:p>
          </table:table-cell>
          <table:table-cell table:style-name="ce62" office:value-type="float" office:value="0.8">
            <text:p>0.8</text:p>
          </table:table-cell>
          <table:table-cell table:style-name="ce59"/>
          <table:table-cell office:value-type="string">
            <text:p>http://www.seeedstudio.com/depot/OPLopen-parts-library-catalog-c-136_138/#320140005</text:p>
          </table:table-cell>
          <table:table-cell table:number-columns-repeated="1011"/>
        </table:table-row>
        <table:table-row table:style-name="ro8">
          <table:table-cell table:style-name="ce56" office:value-type="float" office:value="318010009">
            <text:p>318010009</text:p>
          </table:table-cell>
          <table:table-cell table:style-name="ce59" office:value-type="string" office:string-value="2450AT45A100E">
            <text:p><text:s/>2450AT45A100E </text:p>
          </table:table-cell>
          <table:table-cell table:style-name="ce59" office:value-type="string" office:string-value="SMD Built-in Antenna;2.4GHz~2.5GHz-1dBi;">
            <text:p><text:s/>SMD Built-in Antenna;2.4GHz~2.5GHz-1dBi; </text:p>
          </table:table-cell>
          <table:table-cell table:style-name="ce59" office:value-type="string" office:string-value="Antenna">
            <text:p><text:s/>Antenna </text:p>
          </table:table-cell>
          <table:table-cell table:style-name="ce56" office:value-type="string">
            <text:p>SMD-L9.5mm*W2.0mm*H1.20mm</text:p>
          </table:table-cell>
          <table:table-cell table:style-name="ce59" office:value-type="string">
            <text:p>Johanson Technology Inc</text:p>
          </table:table-cell>
          <table:table-cell table:style-name="ce59"/>
          <table:table-cell table:style-name="ce62" office:value-type="float" office:value="0.977198697068404">
            <text:p>0.977198697068404</text:p>
          </table:table-cell>
          <table:table-cell table:number-columns-repeated="2"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18010009</text:p>
          </table:table-cell>
          <table:table-cell table:number-columns-repeated="1011"/>
        </table:table-row>
        <table:table-row table:style-name="ro8">
          <table:table-cell table:style-name="ce56" office:value-type="float" office:value="317070005">
            <text:p>317070005</text:p>
          </table:table-cell>
          <table:table-cell table:style-name="ce59" office:value-type="string" office:string-value="CC2540F256RHAR">
            <text:p><text:s/>CC2540F256RHAR </text:p>
          </table:table-cell>
          <table:table-cell table:style-name="ce59" office:value-type="string" office:string-value="SMD BLUETOOTH  Receiver/Transmitter Module;">
            <text:p><text:s/>SMD BLUETOOTH <text:s/>Receiver/Transmitter Module; </text:p>
          </table:table-cell>
          <table:table-cell table:style-name="ce59" office:value-type="string" office:string-value="Module">
            <text:p><text:s/>Module </text:p>
          </table:table-cell>
          <table:table-cell table:style-name="ce56" office:value-type="string">
            <text:p>L6.15*W6.15*H1mm;VQFN-40</text:p>
          </table:table-cell>
          <table:table-cell table:style-name="ce59" office:value-type="string" office:string-value="TI">
            <text:p><text:s/>TI </text:p>
          </table:table-cell>
          <table:table-cell table:style-name="ce59"/>
          <table:table-cell table:style-name="ce62" office:value-type="float" office:value="2.70052061583006">
            <text:p>2.70052061583006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0">
            <text:p>40</text:p>
          </table:table-cell>
          <table:table-cell table:style-name="ce62" office:value-type="float" office:value="4">
            <text:p>4</text:p>
          </table:table-cell>
          <table:table-cell table:style-name="ce59"/>
          <table:table-cell office:value-type="string">
            <text:p>http://www.seeedstudio.com/depot/OPLopen-parts-library-catalog-c-136_138/#317070005</text:p>
          </table:table-cell>
          <table:table-cell table:number-columns-repeated="1011"/>
        </table:table-row>
        <table:table-row table:style-name="ro8">
          <table:table-cell table:style-name="ce56" office:value-type="float" office:value="310090058">
            <text:p>310090058</text:p>
          </table:table-cell>
          <table:table-cell table:style-name="ce59" office:value-type="string" office:string-value="SST25VF016B-50-4C-S2AF">
            <text:p><text:s/>SST25VF016B-50-4C-S2AF </text:p>
          </table:table-cell>
          <table:table-cell table:style-name="ce59" office:value-type="string" office:string-value="SMD IC Memory;">
            <text:p><text:s/>SMD IC Memory; 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SOIC-8</text:p>
          </table:table-cell>
          <table:table-cell table:style-name="ce59" office:value-type="string" office:string-value="Microchip">
            <text:p><text:s/>Microchip </text:p>
          </table:table-cell>
          <table:table-cell table:style-name="ce59"/>
          <table:table-cell table:style-name="ce62" office:value-type="float" office:value="1.46997410841059">
            <text:p>1.46997410841059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8">
            <text:p>8</text:p>
          </table:table-cell>
          <table:table-cell table:style-name="ce62" office:value-type="float" office:value="0.8">
            <text:p>0.8</text:p>
          </table:table-cell>
          <table:table-cell table:style-name="ce59"/>
          <table:table-cell office:value-type="string">
            <text:p>http://www.seeedstudio.com/depot/OPLopen-parts-library-catalog-c-136_138/#310090058</text:p>
          </table:table-cell>
          <table:table-cell table:number-columns-repeated="1011"/>
        </table:table-row>
        <table:table-row table:style-name="ro8">
          <table:table-cell table:style-name="ce56" office:value-type="float" office:value="310090003">
            <text:p>310090003</text:p>
          </table:table-cell>
          <table:table-cell table:style-name="ce59" office:value-type="string" office:string-value="23K256-I/ST">
            <text:p><text:s/>23K256-I/ST </text:p>
          </table:table-cell>
          <table:table-cell table:style-name="ce59" office:value-type="string" office:string-value="SMD IC Memory;">
            <text:p><text:s/>SMD IC Memory; 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TSSOP-8</text:p>
          </table:table-cell>
          <table:table-cell table:style-name="ce59" office:value-type="string" office:string-value="Microchip">
            <text:p><text:s/>Microchip </text:p>
          </table:table-cell>
          <table:table-cell table:style-name="ce59"/>
          <table:table-cell table:style-name="ce62" office:value-type="float" office:value="0.332247557003257">
            <text:p>0.332247557003257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8">
            <text:p>8</text:p>
          </table:table-cell>
          <table:table-cell table:style-name="ce62" office:value-type="float" office:value="0.8">
            <text:p>0.8</text:p>
          </table:table-cell>
          <table:table-cell table:style-name="ce59"/>
          <table:table-cell office:value-type="string">
            <text:p>http://www.seeedstudio.com/depot/OPLopen-parts-library-catalog-c-136_138/#310090003</text:p>
          </table:table-cell>
          <table:table-cell table:number-columns-repeated="1011"/>
        </table:table-row>
        <table:table-row table:style-name="ro8">
          <table:table-cell table:style-name="ce56" office:value-type="float" office:value="310070007">
            <text:p>310070007</text:p>
          </table:table-cell>
          <table:table-cell table:style-name="ce59" office:value-type="string" office:string-value="ICL3232CBNZ">
            <text:p><text:s/>ICL3232CBNZ </text:p>
          </table:table-cell>
          <table:table-cell table:style-name="ce59" office:value-type="string" office:string-value="SMD IC Interface;">
            <text:p><text:s/>SMD IC Interface; 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SOIC-16</text:p>
          </table:table-cell>
          <table:table-cell table:style-name="ce59" office:value-type="string">
            <text:p>Intersil</text:p>
          </table:table-cell>
          <table:table-cell table:style-name="ce59"/>
          <table:table-cell table:style-name="ce62" office:value-type="float" office:value="0.292182410423453">
            <text:p>0.292182410423453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2">
            <text:p>2</text:p>
          </table:table-cell>
          <table:table-cell table:style-name="ce59"/>
          <table:table-cell office:value-type="string">
            <text:p>http://www.seeedstudio.com/depot/OPLopen-parts-library-catalog-c-136_138/#310070007</text:p>
          </table:table-cell>
          <table:table-cell table:number-columns-repeated="1011"/>
        </table:table-row>
        <table:table-row table:style-name="ro8">
          <table:table-cell table:style-name="ce56" office:value-type="float" office:value="310060019">
            <text:p>310060019</text:p>
          </table:table-cell>
          <table:table-cell table:style-name="ce59" office:value-type="string" office:string-value="SI4330-B1-FM">
            <text:p><text:s/>SI4330-B1-FM </text:p>
          </table:table-cell>
          <table:table-cell table:style-name="ce59" office:value-type="string" office:string-value="SMD IC RF;">
            <text:p><text:s/>SMD IC RF; 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QFN-20</text:p>
          </table:table-cell>
          <table:table-cell table:style-name="ce59" office:value-type="string" office:string-value="Silicon Laboratories Inc">
            <text:p><text:s/>Silicon Laboratories Inc </text:p>
          </table:table-cell>
          <table:table-cell table:style-name="ce59"/>
          <table:table-cell table:style-name="ce62" office:value-type="float" office:value="2.32467496311145">
            <text:p>2.3246749631114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2">
            <text:p>2</text:p>
          </table:table-cell>
          <table:table-cell table:style-name="ce59"/>
          <table:table-cell office:value-type="string">
            <text:p>http://www.seeedstudio.com/depot/OPLopen-parts-library-catalog-c-136_138/#310060019</text:p>
          </table:table-cell>
          <table:table-cell table:number-columns-repeated="1011"/>
        </table:table-row>
        <table:table-row table:style-name="ro8">
          <table:table-cell table:style-name="ce56" office:value-type="float" office:value="310060015">
            <text:p>310060015</text:p>
          </table:table-cell>
          <table:table-cell table:style-name="ce59" office:value-type="string" office:string-value="RF2052">
            <text:p><text:s/>RF2052 </text:p>
          </table:table-cell>
          <table:table-cell table:style-name="ce59" office:value-type="string" office:string-value="SMD IC RF;">
            <text:p><text:s/>SMD IC RF; 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32-QFN</text:p>
          </table:table-cell>
          <table:table-cell table:style-name="ce59" office:value-type="string" office:string-value="RFMD">
            <text:p><text:s/>RFMD </text:p>
          </table:table-cell>
          <table:table-cell table:style-name="ce59"/>
          <table:table-cell table:style-name="ce62" office:value-type="float" office:value="8.79478827361564">
            <text:p>8.79478827361564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32">
            <text:p>32</text:p>
          </table:table-cell>
          <table:table-cell table:style-name="ce62" office:value-type="float" office:value="3.2">
            <text:p>3.2</text:p>
          </table:table-cell>
          <table:table-cell table:style-name="ce59"/>
          <table:table-cell office:value-type="string">
            <text:p>http://www.seeedstudio.com/depot/OPLopen-parts-library-catalog-c-136_138/#310060015</text:p>
          </table:table-cell>
          <table:table-cell table:number-columns-repeated="1011"/>
        </table:table-row>
        <table:table-row table:style-name="ro8">
          <table:table-cell table:style-name="ce56" office:value-type="float" office:value="310060012">
            <text:p>310060012</text:p>
          </table:table-cell>
          <table:table-cell table:style-name="ce59" office:value-type="string" office:string-value="TC1-1-13M+">
            <text:p><text:s/>TC1-1-13M+ </text:p>
          </table:table-cell>
          <table:table-cell table:style-name="ce59" office:value-type="string" office:string-value="SMD IC RF;">
            <text:p><text:s/>SMD IC RF; 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5P-1.27</text:p>
          </table:table-cell>
          <table:table-cell table:style-name="ce59" office:value-type="string" office:string-value="Mini-Circuits">
            <text:p><text:s/>Mini-Circuits </text:p>
          </table:table-cell>
          <table:table-cell table:style-name="ce59"/>
          <table:table-cell table:style-name="ce62" office:value-type="float" office:value="2.08803140399232">
            <text:p>2.08803140399232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0.5">
            <text:p>0.5</text:p>
          </table:table-cell>
          <table:table-cell table:style-name="ce59"/>
          <table:table-cell office:value-type="string">
            <text:p>http://www.seeedstudio.com/depot/OPLopen-parts-library-catalog-c-136_138/#310060012</text:p>
          </table:table-cell>
          <table:table-cell table:number-columns-repeated="1011"/>
        </table:table-row>
        <table:table-row table:style-name="ro8">
          <table:table-cell table:style-name="ce56" office:value-type="float" office:value="310060011">
            <text:p>310060011</text:p>
          </table:table-cell>
          <table:table-cell table:style-name="ce59" office:value-type="string" office:string-value="TCM4-19+">
            <text:p><text:s/>TCM4-19+ </text:p>
          </table:table-cell>
          <table:table-cell table:style-name="ce59" office:value-type="string" office:string-value="SMD IC RF Transformer;">
            <text:p><text:s/>SMD IC RF Transformer; 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6P-1.27mm</text:p>
          </table:table-cell>
          <table:table-cell table:style-name="ce59" office:value-type="string" office:string-value="Mini-Circuits">
            <text:p><text:s/>Mini-Circuits </text:p>
          </table:table-cell>
          <table:table-cell table:style-name="ce59"/>
          <table:table-cell table:style-name="ce62" office:value-type="float" office:value="3.3686906651076">
            <text:p>3.3686906651076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0.6">
            <text:p>0.6</text:p>
          </table:table-cell>
          <table:table-cell table:style-name="ce59"/>
          <table:table-cell office:value-type="string">
            <text:p>http://www.seeedstudio.com/depot/OPLopen-parts-library-catalog-c-136_138/#310060011</text:p>
          </table:table-cell>
          <table:table-cell table:number-columns-repeated="1011"/>
        </table:table-row>
        <table:table-row table:style-name="ro8">
          <table:table-cell table:style-name="ce56" office:value-type="float" office:value="310060009">
            <text:p>310060009</text:p>
          </table:table-cell>
          <table:table-cell table:style-name="ce59" office:value-type="string" office:string-value="2450BM15A0002E">
            <text:p><text:s/>2450BM15A0002E </text:p>
          </table:table-cell>
          <table:table-cell table:style-name="ce59" office:value-type="string" office:string-value="SMD IC RF;">
            <text:p><text:s/>SMD IC RF; 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0805</text:p>
          </table:table-cell>
          <table:table-cell table:style-name="ce59" office:value-type="string">
            <text:p>Johanson</text:p>
          </table:table-cell>
          <table:table-cell table:style-name="ce59"/>
          <table:table-cell table:style-name="ce62" office:value-type="float" office:value="0.126319218241042">
            <text:p>0.126319218241042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10060009</text:p>
          </table:table-cell>
          <table:table-cell table:number-columns-repeated="1011"/>
        </table:table-row>
        <table:table-row table:style-name="ro8">
          <table:table-cell table:style-name="ce56" office:value-type="float" office:value="310060003">
            <text:p>310060003</text:p>
          </table:table-cell>
          <table:table-cell table:style-name="ce59" office:value-type="string" office:string-value="CC2541F256RHAR">
            <text:p><text:s/>CC2541F256RHAR </text:p>
          </table:table-cell>
          <table:table-cell table:style-name="ce59" office:value-type="string" office:string-value="SMD IC RF;">
            <text:p><text:s/>SMD IC RF; 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VQFN-40</text:p>
          </table:table-cell>
          <table:table-cell table:style-name="ce59" office:value-type="string" office:string-value="TI">
            <text:p><text:s/>TI </text:p>
          </table:table-cell>
          <table:table-cell table:style-name="ce59"/>
          <table:table-cell table:style-name="ce62" office:value-type="float" office:value="2.61699935967037">
            <text:p>2.61699935967037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0">
            <text:p>40</text:p>
          </table:table-cell>
          <table:table-cell table:style-name="ce62" office:value-type="float" office:value="4">
            <text:p>4</text:p>
          </table:table-cell>
          <table:table-cell table:style-name="ce59"/>
          <table:table-cell office:value-type="string">
            <text:p>http://www.seeedstudio.com/depot/OPLopen-parts-library-catalog-c-136_138/#310060003</text:p>
          </table:table-cell>
          <table:table-cell table:number-columns-repeated="1011"/>
        </table:table-row>
        <table:table-row table:style-name="ro8">
          <table:table-cell table:style-name="ce56" office:value-type="float" office:value="310030090">
            <text:p>310030090</text:p>
          </table:table-cell>
          <table:table-cell table:style-name="ce59" office:value-type="string" office:string-value="LP3120">
            <text:p><text:s/>LP3120 </text:p>
          </table:table-cell>
          <table:table-cell table:style-name="ce59" office:value-type="string" office:string-value="SMD PMIC;Liner;Li-Ion, Li-Pol;Charge;250mA;1-cell">
            <text:p><text:s/>SMD PMIC;Liner;Li-Ion, Li-Pol;Charge;250mA;1-cell 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SOT-23-6</text:p>
          </table:table-cell>
          <table:table-cell table:style-name="ce59" office:value-type="string" office:string-value="TOSHIBA">
            <text:p><text:s/>TOSHIBA </text:p>
          </table:table-cell>
          <table:table-cell table:style-name="ce59"/>
          <table:table-cell table:style-name="ce62" office:value-type="float" office:value="0.233859517247139">
            <text:p>0.233859517247139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0.6">
            <text:p>0.6</text:p>
          </table:table-cell>
          <table:table-cell table:style-name="ce59"/>
          <table:table-cell office:value-type="string">
            <text:p>http://www.seeedstudio.com/depot/OPLopen-parts-library-catalog-c-136_138/#310030090</text:p>
          </table:table-cell>
          <table:table-cell table:number-columns-repeated="1011"/>
        </table:table-row>
        <table:table-row table:style-name="ro8">
          <table:table-cell table:style-name="ce56" office:value-type="float" office:value="310020013">
            <text:p>310020013</text:p>
          </table:table-cell>
          <table:table-cell table:style-name="ce59" office:value-type="string" office:string-value="LMV321IDCKR">
            <text:p><text:s/>LMV321IDCKR </text:p>
          </table:table-cell>
          <table:table-cell table:style-name="ce59" office:value-type="string" office:string-value="SMD IC Amplifier;">
            <text:p><text:s/>SMD IC Amplifier; 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SC-70-5</text:p>
          </table:table-cell>
          <table:table-cell table:style-name="ce59" office:value-type="string" office:string-value="TI">
            <text:p><text:s/>TI </text:p>
          </table:table-cell>
          <table:table-cell table:style-name="ce59"/>
          <table:table-cell table:style-name="ce62" office:value-type="float" office:value="0.169826554191375">
            <text:p>0.169826554191375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0.5">
            <text:p>0.5</text:p>
          </table:table-cell>
          <table:table-cell table:style-name="ce59"/>
          <table:table-cell office:value-type="string">
            <text:p>http://www.seeedstudio.com/depot/OPLopen-parts-library-catalog-c-136_138/#310020013</text:p>
          </table:table-cell>
          <table:table-cell table:number-columns-repeated="1011"/>
        </table:table-row>
        <table:table-row table:style-name="ro8">
          <table:table-cell table:style-name="ce56" office:value-type="float" office:value="306010078">
            <text:p>306010078</text:p>
          </table:table-cell>
          <table:table-cell table:style-name="ce59" office:value-type="string" office:string-value="TSX-3225 16.0000MF18X-AC3">
            <text:p><text:s/>TSX-3225 16.0000MF18X-AC3 </text:p>
          </table:table-cell>
          <table:table-cell table:style-name="ce59" office:value-type="string" office:string-value="SMD Crystal 16MHz-9pF-10ppm-60R;">
            <text:p><text:s/>SMD Crystal 16MHz-9pF-10ppm-60R; </text:p>
          </table:table-cell>
          <table:table-cell table:style-name="ce59" office:value-type="string" office:string-value="Crystal Oscillator ">
            <text:p><text:s/>Crystal Oscillator <text:s/></text:p>
          </table:table-cell>
          <table:table-cell table:style-name="ce56" office:value-type="string">
            <text:p>4P-SMD-3.2X2.5</text:p>
          </table:table-cell>
          <table:table-cell table:style-name="ce59" office:value-type="string" office:string-value="Epson">
            <text:p><text:s/>Epson </text:p>
          </table:table-cell>
          <table:table-cell table:style-name="ce59"/>
          <table:table-cell table:style-name="ce62" office:value-type="float" office:value="0.696010467997439">
            <text:p>0.696010467997439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0.4">
            <text:p>0.4</text:p>
          </table:table-cell>
          <table:table-cell table:style-name="ce59"/>
          <table:table-cell office:value-type="string">
            <text:p>http://www.seeedstudio.com/depot/OPLopen-parts-library-catalog-c-136_138/#306010078</text:p>
          </table:table-cell>
          <table:table-cell table:number-columns-repeated="1011"/>
        </table:table-row>
        <table:table-row table:style-name="ro8">
          <table:table-cell table:style-name="ce56" office:value-type="float" office:value="305030022">
            <text:p>305030022</text:p>
          </table:table-cell>
          <table:table-cell table:style-name="ce59" office:value-type="string" office:string-value="IRLML2502TRPBF">
            <text:p><text:s/>IRLML2502TRPBF </text:p>
          </table:table-cell>
          <table:table-cell table:style-name="ce59" office:value-type="string" office:string-value="SMD MOSFET N-CH 20V-4.2A;">
            <text:p><text:s/>SMD MOSFET N-CH 20V-4.2A; </text:p>
          </table:table-cell>
          <table:table-cell table:style-name="ce59" office:value-type="string" office:string-value="Transistor">
            <text:p><text:s/>Transistor </text:p>
          </table:table-cell>
          <table:table-cell table:style-name="ce56" office:value-type="string">
            <text:p>SOT-23</text:p>
          </table:table-cell>
          <table:table-cell table:style-name="ce59" office:value-type="string" office:string-value="International Rectifier">
            <text:p><text:s/>International Rectifier </text:p>
          </table:table-cell>
          <table:table-cell table:style-name="ce59"/>
          <table:table-cell table:style-name="ce62" office:value-type="float" office:value="0.102174336702024">
            <text:p>0.102174336702024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0.3">
            <text:p>0.3</text:p>
          </table:table-cell>
          <table:table-cell table:style-name="ce59"/>
          <table:table-cell office:value-type="string">
            <text:p>http://www.seeedstudio.com/depot/OPLopen-parts-library-catalog-c-136_138/#305030022</text:p>
          </table:table-cell>
          <table:table-cell table:number-columns-repeated="1011"/>
        </table:table-row>
        <table:table-row table:style-name="ro8">
          <table:table-cell table:style-name="ce56" office:value-type="float" office:value="303010072">
            <text:p>303010072</text:p>
          </table:table-cell>
          <table:table-cell table:style-name="ce59" office:value-type="string" office:string-value="MLG1005S1N0S">
            <text:p><text:s/>MLG1005S1N0S </text:p>
          </table:table-cell>
          <table:table-cell table:style-name="ce59" office:value-type="string">
            <text:p>SMD Inductor 1nH-20%-1A;</text:p>
          </table:table-cell>
          <table:table-cell table:style-name="ce59" office:value-type="string">
            <text:p>Inductor</text:p>
          </table:table-cell>
          <table:table-cell table:style-name="ce56" office:value-type="string">
            <text:p>0402</text:p>
          </table:table-cell>
          <table:table-cell table:style-name="ce59" office:value-type="string" office:string-value="TDK">
            <text:p><text:s/>TDK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3010072</text:p>
          </table:table-cell>
          <table:table-cell table:number-columns-repeated="1011"/>
        </table:table-row>
        <table:table-row table:style-name="ro9">
          <table:table-cell table:style-name="ce56" office:value-type="float" office:value="320100007">
            <text:p>320100007</text:p>
          </table:table-cell>
          <table:table-cell table:style-name="ce59" office:value-type="currency" office:currency="¥" office:value="475531001">
            <text:p><text:s/>¥475,531,001.00 </text:p>
          </table:table-cell>
          <table:table-cell table:style-name="ce59" office:value-type="string" office:string-value="SMD SIM Holder;">
            <text:p><text:s/>SMD SIM Holder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8P（6 + 2）-26.3*19.5*1.8</text:p>
          </table:table-cell>
          <table:table-cell table:style-name="ce59" office:value-type="string">
            <text:p>Molex Inc</text:p>
          </table:table-cell>
          <table:table-cell table:style-name="ce59"/>
          <table:table-cell table:style-name="ce62" office:value-type="float" office:value="1.05211726384365">
            <text:p>1.0521172638436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8">
            <text:p>8</text:p>
          </table:table-cell>
          <table:table-cell table:style-name="ce62" office:value-type="float" office:value="0.8">
            <text:p>0.8</text:p>
          </table:table-cell>
          <table:table-cell table:style-name="ce59"/>
          <table:table-cell office:value-type="string">
            <text:p>http://www.seeedstudio.com/depot/OPLopen-parts-library-catalog-c-136_138/#320100007</text:p>
          </table:table-cell>
          <table:table-cell table:number-columns-repeated="1011"/>
        </table:table-row>
        <table:table-row table:style-name="ro8">
          <table:table-cell table:style-name="ce56" office:value-type="float" office:value="310010076">
            <text:p>310010076</text:p>
          </table:table-cell>
          <table:table-cell table:style-name="ce59" office:value-type="string" office:string-value="ATTINY861A-SUR">
            <text:p><text:s/>ATTINY861A-SUR </text:p>
          </table:table-cell>
          <table:table-cell table:style-name="ce59" office:value-type="string" office:string-value="SMD IC MCU;AVR;8-Bit;8KB;20MHz;1.8-5.5V">
            <text:p><text:s/>SMD IC MCU;AVR;8-Bit;8KB;20MHz;1.8-5.5V 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SOIC-20</text:p>
          </table:table-cell>
          <table:table-cell table:style-name="ce59" office:value-type="string" office:string-value="ATMEL">
            <text:p><text:s/>ATMEL </text:p>
          </table:table-cell>
          <table:table-cell table:style-name="ce59"/>
          <table:table-cell table:style-name="ce62" office:value-type="float" office:value="1.69826554191375">
            <text:p>1.6982655419137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2">
            <text:p>2</text:p>
          </table:table-cell>
          <table:table-cell table:style-name="ce59"/>
          <table:table-cell office:value-type="string">
            <text:p>http://www.seeedstudio.com/depot/OPLopen-parts-library-catalog-c-136_138/#310010076</text:p>
          </table:table-cell>
          <table:table-cell table:number-columns-repeated="1011"/>
        </table:table-row>
        <table:table-row table:style-name="ro8">
          <table:table-cell table:style-name="ce56" office:value-type="float" office:value="310010070">
            <text:p>310010070</text:p>
          </table:table-cell>
          <table:table-cell table:style-name="ce59" office:value-type="string" office:string-value="STM32F405RGT6">
            <text:p><text:s/>STM32F405RGT6 </text:p>
          </table:table-cell>
          <table:table-cell table:style-name="ce59" office:value-type="string" office:string-value="SMD IC MCU;ARM Cortex-M4;32-Bit;192KB;168MHz;1.8-3.6V">
            <text:p><text:s/>SMD IC MCU;ARM Cortex-M4;32-Bit;192KB;168MHz;1.8-3.6V 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LQFP-64</text:p>
          </table:table-cell>
          <table:table-cell table:style-name="ce59" office:value-type="string">
            <text:p>STMicroelectronics</text:p>
          </table:table-cell>
          <table:table-cell table:style-name="ce59"/>
          <table:table-cell table:style-name="ce62" office:value-type="float" office:value="12.1941033993151">
            <text:p>12.1941033993151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64">
            <text:p>64</text:p>
          </table:table-cell>
          <table:table-cell table:style-name="ce62" office:value-type="float" office:value="6.4">
            <text:p>6.4</text:p>
          </table:table-cell>
          <table:table-cell table:style-name="ce59"/>
          <table:table-cell office:value-type="string">
            <text:p>http://www.seeedstudio.com/depot/OPLopen-parts-library-catalog-c-136_138/#310010070</text:p>
          </table:table-cell>
          <table:table-cell table:number-columns-repeated="1011"/>
        </table:table-row>
        <table:table-row table:style-name="ro8">
          <table:table-cell table:style-name="ce56" office:value-type="string">
            <text:p>302020042</text:p>
          </table:table-cell>
          <table:table-cell table:style-name="ce59" office:value-type="string" office:string-value="TACA476K006XTA">
            <text:p><text:s/>TACA476K006XTA </text:p>
          </table:table-cell>
          <table:table-cell table:style-name="ce59" office:value-type="string" office:string-value="SMD CAP Tantalum-47uF-6.3V-10%">
            <text:p><text:s/>SMD CAP Tantalum-47uF-6.3V-10% </text:p>
          </table:table-cell>
          <table:table-cell table:style-name="ce59" office:value-type="string" office:string-value="Capacitor">
            <text:p><text:s/>Capacitor </text:p>
          </table:table-cell>
          <table:table-cell table:style-name="ce56" office:value-type="string">
            <text:p>1206</text:p>
          </table:table-cell>
          <table:table-cell table:style-name="ce59" office:value-type="string" office:string-value="AVX">
            <text:p><text:s/>AVX </text:p>
          </table:table-cell>
          <table:table-cell table:style-name="ce59"/>
          <table:table-cell table:style-name="ce62" office:value-type="float" office:value="0.0765611514797183">
            <text:p>0.0765611514797183</text:p>
          </table:table-cell>
          <table:table-cell table:style-name="ce62" office:value-type="float" office:value="30">
            <text:p>3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2020042</text:p>
          </table:table-cell>
          <table:table-cell table:number-columns-repeated="1011"/>
        </table:table-row>
        <table:table-row table:style-name="ro8">
          <table:table-cell table:style-name="ce56" office:value-type="float" office:value="320110149">
            <text:p>320110149</text:p>
          </table:table-cell>
          <table:table-cell table:style-name="ce59" office:value-type="string" office:string-value="NS-MX-A00027-2*3P">
            <text:p><text:s/>NS-MX-A00027-2*3P </text:p>
          </table:table-cell>
          <table:table-cell table:style-name="ce59" office:value-type="string" office:string-value="Male Harness Connector;">
            <text:p><text:s/>Male Harness Connector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2*3Pin L14.2mm*W9.85mm*H8.43mm</text:p>
          </table:table-cell>
          <table:table-cell table:style-name="ce59" office:value-type="string">
            <text:p>NanShi</text:p>
          </table:table-cell>
          <table:table-cell table:style-name="ce59"/>
          <table:table-cell table:style-name="ce62" office:value-type="float" office:value="0.366449511400652">
            <text:p>0.366449511400652</text:p>
          </table:table-cell>
          <table:table-cell table:style-name="ce62" office:value-type="float" office:value="5">
            <text:p>5</text:p>
          </table:table-cell>
          <table:table-cell table:number-columns-repeated="2" table:style-name="ce62" office:value-type="float" office:value="0">
            <text:p>0</text:p>
          </table:table-cell>
          <table:table-cell table:style-name="ce59"/>
          <table:table-cell office:value-type="string">
            <text:p>http://www.seeedstudio.com/depot/OPLopen-parts-library-catalog-c-136_138/#320110149</text:p>
          </table:table-cell>
          <table:table-cell table:number-columns-repeated="1011"/>
        </table:table-row>
        <table:table-row table:style-name="ro8">
          <table:table-cell table:style-name="ce56" office:value-type="float" office:value="320110150">
            <text:p>320110150</text:p>
          </table:table-cell>
          <table:table-cell table:style-name="ce59" office:value-type="string" office:string-value="NS-MX-A00027-2*4P">
            <text:p><text:s/>NS-MX-A00027-2*4P </text:p>
          </table:table-cell>
          <table:table-cell table:style-name="ce59" office:value-type="string" office:string-value="Male Harness Connector;">
            <text:p><text:s/>Male Harness Connector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2*4Pin L14.2mm*W12.85mm*H8.43mm</text:p>
          </table:table-cell>
          <table:table-cell table:style-name="ce59" office:value-type="string">
            <text:p>NanShi</text:p>
          </table:table-cell>
          <table:table-cell table:style-name="ce59"/>
          <table:table-cell table:style-name="ce62" office:value-type="float" office:value="0.488599348534202">
            <text:p>0.488599348534202</text:p>
          </table:table-cell>
          <table:table-cell table:style-name="ce62" office:value-type="float" office:value="5">
            <text:p>5</text:p>
          </table:table-cell>
          <table:table-cell table:number-columns-repeated="2" table:style-name="ce62" office:value-type="float" office:value="0">
            <text:p>0</text:p>
          </table:table-cell>
          <table:table-cell table:style-name="ce59"/>
          <table:table-cell office:value-type="string">
            <text:p>http://www.seeedstudio.com/depot/OPLopen-parts-library-catalog-c-136_138/#320110150</text:p>
          </table:table-cell>
          <table:table-cell table:number-columns-repeated="1011"/>
        </table:table-row>
        <table:table-row table:style-name="ro8">
          <table:table-cell table:style-name="ce56" office:value-type="float" office:value="320110151">
            <text:p>320110151</text:p>
          </table:table-cell>
          <table:table-cell table:style-name="ce59" office:value-type="string" office:string-value="NS-MX-A00028-2*3P">
            <text:p><text:s/>NS-MX-A00028-2*3P </text:p>
          </table:table-cell>
          <table:table-cell table:style-name="ce59" office:value-type="string" office:string-value="Female Harness Connector;">
            <text:p><text:s/>Female Harness Connector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2*3Pin L17.2mm*W11.4mm*H8.4mm</text:p>
          </table:table-cell>
          <table:table-cell table:style-name="ce59" office:value-type="string">
            <text:p>NanShi</text:p>
          </table:table-cell>
          <table:table-cell table:style-name="ce59"/>
          <table:table-cell table:style-name="ce62" office:value-type="float" office:value="0.366449511400652">
            <text:p>0.366449511400652</text:p>
          </table:table-cell>
          <table:table-cell table:style-name="ce62" office:value-type="float" office:value="5">
            <text:p>5</text:p>
          </table:table-cell>
          <table:table-cell table:number-columns-repeated="2" table:style-name="ce62" office:value-type="float" office:value="0">
            <text:p>0</text:p>
          </table:table-cell>
          <table:table-cell table:style-name="ce59"/>
          <table:table-cell office:value-type="string">
            <text:p>http://www.seeedstudio.com/depot/OPLopen-parts-library-catalog-c-136_138/#320110151</text:p>
          </table:table-cell>
          <table:table-cell table:number-columns-repeated="1011"/>
        </table:table-row>
        <table:table-row table:style-name="ro8">
          <table:table-cell table:style-name="ce56" office:value-type="float" office:value="320110152">
            <text:p>320110152</text:p>
          </table:table-cell>
          <table:table-cell table:style-name="ce59" office:value-type="string" office:string-value="NS-MX-A00028-2*4P">
            <text:p><text:s/>NS-MX-A00028-2*4P </text:p>
          </table:table-cell>
          <table:table-cell table:style-name="ce59" office:value-type="string" office:string-value="Female Harness Connector;">
            <text:p><text:s/>Female Harness Connector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2*4Pin L17.2mm*W14.4mm*H8.4mm</text:p>
          </table:table-cell>
          <table:table-cell table:style-name="ce59" office:value-type="string">
            <text:p>NanShi</text:p>
          </table:table-cell>
          <table:table-cell table:style-name="ce59"/>
          <table:table-cell table:style-name="ce62" office:value-type="float" office:value="0.488599348534202">
            <text:p>0.488599348534202</text:p>
          </table:table-cell>
          <table:table-cell table:style-name="ce62" office:value-type="float" office:value="5">
            <text:p>5</text:p>
          </table:table-cell>
          <table:table-cell table:number-columns-repeated="2" table:style-name="ce62" office:value-type="float" office:value="0">
            <text:p>0</text:p>
          </table:table-cell>
          <table:table-cell table:style-name="ce59"/>
          <table:table-cell office:value-type="string">
            <text:p>http://www.seeedstudio.com/depot/OPLopen-parts-library-catalog-c-136_138/#320110152</text:p>
          </table:table-cell>
          <table:table-cell table:number-columns-repeated="1011"/>
        </table:table-row>
        <table:table-row table:style-name="ro8">
          <table:table-cell table:style-name="ce56" office:value-type="float" office:value="306010027">
            <text:p>306010027</text:p>
          </table:table-cell>
          <table:table-cell table:style-name="ce59" office:value-type="string" office:string-value="7M-27.120MAAJ-T">
            <text:p><text:s/>7M-27.120MAAJ-T </text:p>
          </table:table-cell>
          <table:table-cell table:style-name="ce59" office:value-type="string" office:string-value="SMD Crystal 27.12MHz-18pF-30ppm-60R;">
            <text:p><text:s/>SMD Crystal 27.12MHz-18pF-30ppm-60R; </text:p>
          </table:table-cell>
          <table:table-cell table:style-name="ce59" office:value-type="string" office:string-value="Crystal Oscillator ">
            <text:p><text:s/>Crystal Oscillator <text:s/></text:p>
          </table:table-cell>
          <table:table-cell table:style-name="ce56" office:value-type="string">
            <text:p>4P-L3.2*W2.5*H0.8mm</text:p>
          </table:table-cell>
          <table:table-cell table:style-name="ce59" office:value-type="string" office:string-value="TXC CORPORATION">
            <text:p><text:s/>TXC CORPORATION </text:p>
          </table:table-cell>
          <table:table-cell table:style-name="ce59"/>
          <table:table-cell table:style-name="ce62" office:value-type="float" office:value="0.42">
            <text:p>0.42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0.4">
            <text:p>0.4</text:p>
          </table:table-cell>
          <table:table-cell table:style-name="ce59"/>
          <table:table-cell office:value-type="string">
            <text:p>http://www.seeedstudio.com/depot/OPLopen-parts-library-catalog-c-136_138/#306010027</text:p>
          </table:table-cell>
          <table:table-cell table:number-columns-repeated="1011"/>
        </table:table-row>
        <table:table-row table:style-name="ro8">
          <table:table-cell table:style-name="ce56" office:value-type="float" office:value="306030006">
            <text:p>306030006</text:p>
          </table:table-cell>
          <table:table-cell table:style-name="ce59" office:value-type="string" office:string-value="CSTCR6M00G53-R0">
            <text:p><text:s/>CSTCR6M00G53-R0 </text:p>
          </table:table-cell>
          <table:table-cell table:style-name="ce59" office:value-type="string" office:string-value="SMD Resonator 6MHz-0.25%;">
            <text:p><text:s/>SMD Resonator 6MHz-0.25%; </text:p>
          </table:table-cell>
          <table:table-cell table:style-name="ce59" office:value-type="string" office:string-value="Crystal Oscillator ">
            <text:p><text:s/>Crystal Oscillator <text:s/></text:p>
          </table:table-cell>
          <table:table-cell table:style-name="ce56" office:value-type="string">
            <text:p>6P-SMD-4.5*2.0*1.2mm</text:p>
          </table:table-cell>
          <table:table-cell table:style-name="ce59" office:value-type="string" office:string-value="MURATA">
            <text:p><text:s/>MURATA </text:p>
          </table:table-cell>
          <table:table-cell table:style-name="ce59"/>
          <table:table-cell table:style-name="ce62" office:value-type="float" office:value="0.08">
            <text:p>0.08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0.6">
            <text:p>0.6</text:p>
          </table:table-cell>
          <table:table-cell table:style-name="ce59"/>
          <table:table-cell office:value-type="string">
            <text:p>http://www.seeedstudio.com/depot/OPLopen-parts-library-catalog-c-136_138/#306030006</text:p>
          </table:table-cell>
          <table:table-cell table:number-columns-repeated="1011"/>
        </table:table-row>
        <table:table-row table:style-name="ro8">
          <table:table-cell table:style-name="ce56" office:value-type="float" office:value="306040003">
            <text:p>306040003</text:p>
          </table:table-cell>
          <table:table-cell table:style-name="ce59" office:value-type="string" office:string-value="MOC3063SR2M">
            <text:p><text:s/>MOC3063SR2M </text:p>
          </table:table-cell>
          <table:table-cell table:style-name="ce59" office:value-type="string" office:string-value="SMD OPTOISOLATOR 7.5KV TRIAC">
            <text:p><text:s/>SMD OPTOISOLATOR 7.5KV TRIAC </text:p>
          </table:table-cell>
          <table:table-cell table:style-name="ce59" office:value-type="string" office:string-value="Crystal Oscillator ">
            <text:p><text:s/>Crystal Oscillator <text:s/></text:p>
          </table:table-cell>
          <table:table-cell table:style-name="ce56" office:value-type="string">
            <text:p>6-SMD</text:p>
          </table:table-cell>
          <table:table-cell table:style-name="ce59" office:value-type="string">
            <text:p>Fairchild</text:p>
          </table:table-cell>
          <table:table-cell table:style-name="ce59"/>
          <table:table-cell table:style-name="ce62" office:value-type="float" office:value="0.807817589576547">
            <text:p>0.807817589576547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0.6">
            <text:p>0.6</text:p>
          </table:table-cell>
          <table:table-cell table:style-name="ce59"/>
          <table:table-cell office:value-type="string">
            <text:p>http://www.seeedstudio.com/depot/OPLopen-parts-library-catalog-c-136_138/#306040003</text:p>
          </table:table-cell>
          <table:table-cell table:number-columns-repeated="1011"/>
        </table:table-row>
        <table:table-row table:style-name="ro8">
          <table:table-cell table:style-name="ce56" office:value-type="float" office:value="308010007">
            <text:p>308010007</text:p>
          </table:table-cell>
          <table:table-cell table:style-name="ce59" office:value-type="string" office:string-value="LY120-096096">
            <text:p><text:s/>LY120-096096 </text:p>
          </table:table-cell>
          <table:table-cell table:style-name="ce59" office:value-type="string" office:string-value="LCD 1.12'', 96*96 dots">
            <text:p><text:s/>LCD 1.12'', 96*96 dots </text:p>
          </table:table-cell>
          <table:table-cell table:style-name="ce59" office:value-type="string" office:string-value="Display">
            <text:p><text:s/>Display </text:p>
          </table:table-cell>
          <table:table-cell table:style-name="ce56" office:value-type="string">
            <text:p>22P-0.7;W27mm*30mm*1.3mm</text:p>
          </table:table-cell>
          <table:table-cell table:style-name="ce59" office:value-type="string">
            <text:p>LiYuan</text:p>
          </table:table-cell>
          <table:table-cell table:style-name="ce59"/>
          <table:table-cell table:style-name="ce62" office:value-type="float" office:value="10.1791530944625">
            <text:p>10.179153094462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22">
            <text:p>22</text:p>
          </table:table-cell>
          <table:table-cell table:style-name="ce62" office:value-type="float" office:value="2.2">
            <text:p>2.2</text:p>
          </table:table-cell>
          <table:table-cell table:style-name="ce59"/>
          <table:table-cell office:value-type="string">
            <text:p>http://www.seeedstudio.com/depot/OPLopen-parts-library-catalog-c-136_138/#308010007</text:p>
          </table:table-cell>
          <table:table-cell table:number-columns-repeated="1011"/>
        </table:table-row>
        <table:table-row table:style-name="ro8">
          <table:table-cell table:style-name="ce56" office:value-type="float" office:value="314010015">
            <text:p>314010015</text:p>
          </table:table-cell>
          <table:table-cell table:style-name="ce59" office:value-type="string" office:string-value="TH02">
            <text:p><text:s/>TH02 </text:p>
          </table:table-cell>
          <table:table-cell table:style-name="ce59" office:value-type="string" office:string-value="SMD Temperature Sensor;">
            <text:p><text:s/>SMD Temperature Sensor; </text:p>
          </table:table-cell>
          <table:table-cell table:style-name="ce59" office:value-type="string" office:string-value="Sensor">
            <text:p><text:s/>Sensor </text:p>
          </table:table-cell>
          <table:table-cell table:style-name="ce56" office:value-type="string">
            <text:p>QFN-24(4*4mm)</text:p>
          </table:table-cell>
          <table:table-cell table:style-name="ce59" office:value-type="string" office:string-value="HOPERF">
            <text:p><text:s/>HOPERF </text:p>
          </table:table-cell>
          <table:table-cell table:style-name="ce59"/>
          <table:table-cell table:style-name="ce62" office:value-type="float" office:value="4.97647484618169">
            <text:p>4.97647484618169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24">
            <text:p>24</text:p>
          </table:table-cell>
          <table:table-cell table:style-name="ce62" office:value-type="float" office:value="2.4">
            <text:p>2.4</text:p>
          </table:table-cell>
          <table:table-cell table:style-name="ce59"/>
          <table:table-cell office:value-type="string">
            <text:p>http://www.seeedstudio.com/depot/OPLopen-parts-library-catalog-c-136_138/#314010015</text:p>
          </table:table-cell>
          <table:table-cell table:number-columns-repeated="1011"/>
        </table:table-row>
        <table:table-row table:style-name="ro8">
          <table:table-cell table:style-name="ce56" office:value-type="float" office:value="314010025">
            <text:p>314010025</text:p>
          </table:table-cell>
          <table:table-cell table:style-name="ce59" office:value-type="string" office:string-value="HDC1000YPAT">
            <text:p><text:s/>HDC1000YPAT </text:p>
          </table:table-cell>
          <table:table-cell table:style-name="ce59" office:value-type="string">
            <text:p>SMD Tem-Hum Sensor;</text:p>
          </table:table-cell>
          <table:table-cell table:style-name="ce59" office:value-type="string" office:string-value="Sensor">
            <text:p><text:s/>Sensor </text:p>
          </table:table-cell>
          <table:table-cell table:style-name="ce56" office:value-type="string">
            <text:p>2*1.6mm</text:p>
          </table:table-cell>
          <table:table-cell table:style-name="ce59" office:value-type="string" office:string-value="TI">
            <text:p><text:s/>TI </text:p>
          </table:table-cell>
          <table:table-cell table:style-name="ce59"/>
          <table:table-cell table:style-name="ce62" office:value-type="float" office:value="6.3">
            <text:p>6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8">
            <text:p>8</text:p>
          </table:table-cell>
          <table:table-cell table:style-name="ce62" office:value-type="float" office:value="0.8">
            <text:p>0.8</text:p>
          </table:table-cell>
          <table:table-cell table:style-name="ce59"/>
          <table:table-cell office:value-type="string">
            <text:p>http://www.seeedstudio.com/depot/OPLopen-parts-library-catalog-c-136_138/#314010025</text:p>
          </table:table-cell>
          <table:table-cell table:number-columns-repeated="1011"/>
        </table:table-row>
        <table:table-row table:style-name="ro8">
          <table:table-cell table:style-name="ce56" office:value-type="float" office:value="314030001">
            <text:p>314030001</text:p>
          </table:table-cell>
          <table:table-cell table:style-name="ce59" office:value-type="string" office:string-value="BMP085">
            <text:p><text:s/>BMP085 </text:p>
          </table:table-cell>
          <table:table-cell table:style-name="ce59" office:value-type="string" office:string-value="SMD Pressure Sensor;">
            <text:p><text:s/>SMD Pressure Sensor; </text:p>
          </table:table-cell>
          <table:table-cell table:style-name="ce59" office:value-type="string" office:string-value="Sensor">
            <text:p><text:s/>Sensor </text:p>
          </table:table-cell>
          <table:table-cell table:style-name="ce56" office:value-type="string">
            <text:p>LCC8</text:p>
          </table:table-cell>
          <table:table-cell table:style-name="ce59" office:value-type="string" office:string-value="BOSCH">
            <text:p><text:s/>BOSCH </text:p>
          </table:table-cell>
          <table:table-cell table:style-name="ce59"/>
          <table:table-cell table:style-name="ce62" office:value-type="float" office:value="6.8209025863749">
            <text:p>6.8209025863749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8">
            <text:p>8</text:p>
          </table:table-cell>
          <table:table-cell table:style-name="ce62" office:value-type="float" office:value="0.8">
            <text:p>0.8</text:p>
          </table:table-cell>
          <table:table-cell table:style-name="ce59"/>
          <table:table-cell office:value-type="string">
            <text:p>http://www.seeedstudio.com/depot/OPLopen-parts-library-catalog-c-136_138/#314030001</text:p>
          </table:table-cell>
          <table:table-cell table:number-columns-repeated="1011"/>
        </table:table-row>
        <table:table-row table:style-name="ro8">
          <table:table-cell table:style-name="ce56" office:value-type="float" office:value="314100014">
            <text:p>314100014</text:p>
          </table:table-cell>
          <table:table-cell table:style-name="ce59" office:value-type="string" office:string-value="MP503">
            <text:p><text:s/>MP503 </text:p>
          </table:table-cell>
          <table:table-cell table:style-name="ce59" office:value-type="string" office:string-value="DIP Gas Sensor;">
            <text:p><text:s/>DIP Gas Sensor; </text:p>
          </table:table-cell>
          <table:table-cell table:style-name="ce59" office:value-type="string" office:string-value="Sensor">
            <text:p><text:s/>Sensor </text:p>
          </table:table-cell>
          <table:table-cell table:style-name="ce56" office:value-type="string">
            <text:p>4P-Round</text:p>
          </table:table-cell>
          <table:table-cell table:style-name="ce59" office:value-type="string">
            <text:p>WeiSheng</text:p>
          </table:table-cell>
          <table:table-cell table:style-name="ce59"/>
          <table:table-cell table:style-name="ce62" office:value-type="float" office:value="2.26203402099167">
            <text:p>2.26203402099167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0.4">
            <text:p>0.4</text:p>
          </table:table-cell>
          <table:table-cell table:style-name="ce59"/>
          <table:table-cell office:value-type="string">
            <text:p>http://www.seeedstudio.com/depot/OPLopen-parts-library-catalog-c-136_138/#314100014</text:p>
          </table:table-cell>
          <table:table-cell table:number-columns-repeated="1011"/>
        </table:table-row>
        <table:table-row table:style-name="ro8">
          <table:table-cell table:style-name="ce56" office:value-type="float" office:value="314100015">
            <text:p>314100015</text:p>
          </table:table-cell>
          <table:table-cell table:style-name="ce59" office:value-type="string" office:string-value="MICS-6814">
            <text:p><text:s/>MICS-6814 </text:p>
          </table:table-cell>
          <table:table-cell table:style-name="ce59" office:value-type="string" office:string-value="SMD Gas Sensor;">
            <text:p><text:s/>SMD Gas Sensor; </text:p>
          </table:table-cell>
          <table:table-cell table:style-name="ce59" office:value-type="string" office:string-value="Sensor">
            <text:p><text:s/>Sensor </text:p>
          </table:table-cell>
          <table:table-cell table:style-name="ce56" office:value-type="string">
            <text:p>10P-L5.0*W7.0*H1.55mm</text:p>
          </table:table-cell>
          <table:table-cell table:style-name="ce59" office:value-type="string" office:string-value="SGX">
            <text:p><text:s/>SGX </text:p>
          </table:table-cell>
          <table:table-cell table:style-name="ce59"/>
          <table:table-cell table:style-name="ce62" office:value-type="float" office:value="25.1092736434756">
            <text:p>25.1092736434756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1">
            <text:p>1</text:p>
          </table:table-cell>
          <table:table-cell table:style-name="ce59"/>
          <table:table-cell office:value-type="string">
            <text:p>http://www.seeedstudio.com/depot/OPLopen-parts-library-catalog-c-136_138/#314100015</text:p>
          </table:table-cell>
          <table:table-cell table:number-columns-repeated="1011"/>
        </table:table-row>
        <table:table-row table:style-name="ro8">
          <table:table-cell table:style-name="ce56" office:value-type="float" office:value="317070000">
            <text:p>317070000</text:p>
          </table:table-cell>
          <table:table-cell table:style-name="ce59" office:value-type="string" office:string-value="HM TRP 433S">
            <text:p><text:s/>HM TRP 433S </text:p>
          </table:table-cell>
          <table:table-cell table:style-name="ce59" office:value-type="string" office:string-value="SMD Receiver/Transmitter Module;">
            <text:p><text:s/>SMD Receiver/Transmitter Module; </text:p>
          </table:table-cell>
          <table:table-cell table:style-name="ce59" office:value-type="string" office:string-value="Module">
            <text:p><text:s/>Module </text:p>
          </table:table-cell>
          <table:table-cell table:style-name="ce56" office:value-type="string">
            <text:p>9P</text:p>
          </table:table-cell>
          <table:table-cell table:style-name="ce59" office:value-type="string" office:string-value="HOPERF">
            <text:p><text:s/>HOPERF </text:p>
          </table:table-cell>
          <table:table-cell table:style-name="ce59"/>
          <table:table-cell table:style-name="ce62" office:value-type="float" office:value="13.0153957515521">
            <text:p>13.0153957515521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9">
            <text:p>9</text:p>
          </table:table-cell>
          <table:table-cell table:style-name="ce62" office:value-type="float" office:value="0.9">
            <text:p>0.9</text:p>
          </table:table-cell>
          <table:table-cell table:style-name="ce59"/>
          <table:table-cell office:value-type="string">
            <text:p>http://www.seeedstudio.com/depot/OPLopen-parts-library-catalog-c-136_138/#317070000</text:p>
          </table:table-cell>
          <table:table-cell table:number-columns-repeated="1011"/>
        </table:table-row>
        <table:table-row table:style-name="ro8">
          <table:table-cell table:style-name="ce56" office:value-type="float" office:value="320020000">
            <text:p>320020000</text:p>
          </table:table-cell>
          <table:table-cell table:style-name="ce59" office:value-type="string" office:string-value="P125-1103A0BS116A1">
            <text:p><text:s/>P125-1103A0BS116A1 </text:p>
          </table:table-cell>
          <table:table-cell table:style-name="ce59" office:value-type="string" office:string-value="DIP Blue Male Header VERT;">
            <text:p><text:s/>DIP Blue Male Header VERT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1*3P-2.54-2.54-11.6/3.0mm</text:p>
          </table:table-cell>
          <table:table-cell table:style-name="ce59" office:value-type="string" office:string-value="YXCONN">
            <text:p><text:s/>YXCONN </text:p>
          </table:table-cell>
          <table:table-cell table:style-name="ce59"/>
          <table:table-cell table:style-name="ce62" office:value-type="float" office:value="0.03">
            <text:p>0.03</text:p>
          </table:table-cell>
          <table:table-cell table:style-name="ce62" office:value-type="float" office:value="50">
            <text:p>50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0.3">
            <text:p>0.3</text:p>
          </table:table-cell>
          <table:table-cell table:style-name="ce59"/>
          <table:table-cell office:value-type="string">
            <text:p>http://www.seeedstudio.com/depot/OPLopen-parts-library-catalog-c-136_138/#320020000</text:p>
          </table:table-cell>
          <table:table-cell table:number-columns-repeated="1011"/>
        </table:table-row>
        <table:table-row table:style-name="ro8">
          <table:table-cell table:style-name="ce56" office:value-type="float" office:value="320020020">
            <text:p>320020020</text:p>
          </table:table-cell>
          <table:table-cell table:style-name="ce59" office:value-type="string" office:string-value="P125-1112A0BASYA1">
            <text:p><text:s/>P125-1112A0BASYA1 </text:p>
          </table:table-cell>
          <table:table-cell table:style-name="ce59" office:value-type="string" office:string-value="DIP White Male Header VERT;">
            <text:p><text:s/>DIP White Male Header VERT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1*12P-2.54-2.54-11.6/3.0mm</text:p>
          </table:table-cell>
          <table:table-cell table:style-name="ce59" office:value-type="string" office:string-value="YXCONN">
            <text:p><text:s/>YXCONN </text:p>
          </table:table-cell>
          <table:table-cell table:style-name="ce59"/>
          <table:table-cell table:style-name="ce62" office:value-type="float" office:value="0.0689050363317464">
            <text:p>0.0689050363317464</text:p>
          </table:table-cell>
          <table:table-cell table:style-name="ce62" office:value-type="float" office:value="30">
            <text:p>30</text:p>
          </table:table-cell>
          <table:table-cell table:style-name="ce62" office:value-type="float" office:value="12">
            <text:p>12</text:p>
          </table:table-cell>
          <table:table-cell table:style-name="ce62" office:value-type="float" office:value="1.2">
            <text:p>1.2</text:p>
          </table:table-cell>
          <table:table-cell table:style-name="ce59"/>
          <table:table-cell office:value-type="string">
            <text:p>http://www.seeedstudio.com/depot/OPLopen-parts-library-catalog-c-136_138/#320020020</text:p>
          </table:table-cell>
          <table:table-cell table:number-columns-repeated="1011"/>
        </table:table-row>
        <table:table-row table:style-name="ro8">
          <table:table-cell table:style-name="ce56" office:value-type="float" office:value="320020025">
            <text:p>320020025</text:p>
          </table:table-cell>
          <table:table-cell table:style-name="ce59" office:value-type="string" office:string-value="P125-1112A0BASYA1">
            <text:p><text:s/>P125-1112A0BASYA1 </text:p>
          </table:table-cell>
          <table:table-cell table:style-name="ce59" office:value-type="string" office:string-value="DIP Blue Male Header VERT;">
            <text:p><text:s/>DIP Blue Male Header VERT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1*12P-2.54-2.54-11.6/3.0mm</text:p>
          </table:table-cell>
          <table:table-cell table:style-name="ce59" office:value-type="string" office:string-value="YXCONN">
            <text:p><text:s/>YXCONN </text:p>
          </table:table-cell>
          <table:table-cell table:style-name="ce59"/>
          <table:table-cell table:style-name="ce62" office:value-type="float" office:value="0.0574208636097887">
            <text:p>0.0574208636097887</text:p>
          </table:table-cell>
          <table:table-cell table:style-name="ce62" office:value-type="float" office:value="30">
            <text:p>30</text:p>
          </table:table-cell>
          <table:table-cell table:style-name="ce62" office:value-type="float" office:value="12">
            <text:p>12</text:p>
          </table:table-cell>
          <table:table-cell table:style-name="ce62" office:value-type="float" office:value="1.2">
            <text:p>1.2</text:p>
          </table:table-cell>
          <table:table-cell table:style-name="ce59"/>
          <table:table-cell office:value-type="string">
            <text:p>http://www.seeedstudio.com/depot/OPLopen-parts-library-catalog-c-136_138/#320020025</text:p>
          </table:table-cell>
          <table:table-cell table:number-columns-repeated="1011"/>
        </table:table-row>
        <table:table-row table:style-name="ro8">
          <table:table-cell table:style-name="ce56" office:value-type="float" office:value="320020041">
            <text:p>320020041</text:p>
          </table:table-cell>
          <table:table-cell table:style-name="ce59" office:value-type="string" office:string-value="P125-1120A0BASYA1">
            <text:p><text:s/>P125-1120A0BASYA1 </text:p>
          </table:table-cell>
          <table:table-cell table:style-name="ce59" office:value-type="string" office:string-value="DIP White Male Header VERT;">
            <text:p><text:s/>DIP White Male Header VERT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1*20P-2.54-2.54-11.6/3.0mm</text:p>
          </table:table-cell>
          <table:table-cell table:style-name="ce59" office:value-type="string" office:string-value="YXCONN">
            <text:p><text:s/>YXCONN </text:p>
          </table:table-cell>
          <table:table-cell table:style-name="ce59"/>
          <table:table-cell table:style-name="ce62" office:value-type="float" office:value="0.114841727219577">
            <text:p>0.114841727219577</text:p>
          </table:table-cell>
          <table:table-cell table:number-columns-repeated="2" table:style-name="ce62" office:value-type="float" office:value="20">
            <text:p>20</text:p>
          </table:table-cell>
          <table:table-cell table:style-name="ce62" office:value-type="float" office:value="2">
            <text:p>2</text:p>
          </table:table-cell>
          <table:table-cell table:style-name="ce59"/>
          <table:table-cell office:value-type="string">
            <text:p>http://www.seeedstudio.com/depot/OPLopen-parts-library-catalog-c-136_138/#320020041</text:p>
          </table:table-cell>
          <table:table-cell table:number-columns-repeated="1011"/>
        </table:table-row>
        <table:table-row table:style-name="ro8">
          <table:table-cell table:style-name="ce56" office:value-type="float" office:value="320020058">
            <text:p>320020058</text:p>
          </table:table-cell>
          <table:table-cell table:style-name="ce59" office:value-type="string" office:string-value="P310-1210A0BMSYC3">
            <text:p><text:s/>P310-1210A0BMSYC3 </text:p>
          </table:table-cell>
          <table:table-cell table:style-name="ce59" office:value-type="string" office:string-value="SMD Black Male Header R/A;">
            <text:p><text:s/>SMD Black Male Header R/A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2X5P-1.27-1.0-6.1/3.0mm-2</text:p>
          </table:table-cell>
          <table:table-cell table:style-name="ce59" office:value-type="string" office:string-value="YXCONN">
            <text:p><text:s/>YXCONN </text:p>
          </table:table-cell>
          <table:table-cell table:style-name="ce59"/>
          <table:table-cell table:style-name="ce62" office:value-type="float" office:value="0.12214983713355">
            <text:p>0.12214983713355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1">
            <text:p>1</text:p>
          </table:table-cell>
          <table:table-cell table:style-name="ce59"/>
          <table:table-cell office:value-type="string">
            <text:p>http://www.seeedstudio.com/depot/OPLopen-parts-library-catalog-c-136_138/#320020058</text:p>
          </table:table-cell>
          <table:table-cell table:number-columns-repeated="1011"/>
        </table:table-row>
        <table:table-row table:style-name="ro8">
          <table:table-cell table:style-name="ce56" office:value-type="float" office:value="320020062">
            <text:p>320020062</text:p>
          </table:table-cell>
          <table:table-cell table:style-name="ce59" office:value-type="string" office:string-value="P125-1113A0BASYA1">
            <text:p><text:s/>P125-1113A0BASYA1 </text:p>
          </table:table-cell>
          <table:table-cell table:style-name="ce59" office:value-type="string" office:string-value="DIP Blue Male Header VERT;">
            <text:p><text:s/>DIP Blue Male Header VERT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1*13P-2.54-2.54-11.6/3.0mm</text:p>
          </table:table-cell>
          <table:table-cell table:style-name="ce59" office:value-type="string" office:string-value="YXCONN">
            <text:p><text:s/>YXCONN </text:p>
          </table:table-cell>
          <table:table-cell table:style-name="ce59"/>
          <table:table-cell table:style-name="ce62" office:value-type="float" office:value="0.0746471226927253">
            <text:p>0.0746471226927253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13">
            <text:p>13</text:p>
          </table:table-cell>
          <table:table-cell table:style-name="ce62" office:value-type="float" office:value="1.3">
            <text:p>1.3</text:p>
          </table:table-cell>
          <table:table-cell table:style-name="ce59"/>
          <table:table-cell office:value-type="string">
            <text:p>http://www.seeedstudio.com/depot/OPLopen-parts-library-catalog-c-136_138/#320020062</text:p>
          </table:table-cell>
          <table:table-cell table:number-columns-repeated="1011"/>
        </table:table-row>
        <table:table-row table:style-name="ro8">
          <table:table-cell table:style-name="ce56" office:value-type="float" office:value="320020111">
            <text:p>320020111</text:p>
          </table:table-cell>
          <table:table-cell table:style-name="ce59" office:value-type="string" office:string-value="P125-1105A0BASYA1">
            <text:p><text:s/>P125-1105A0BASYA1 </text:p>
          </table:table-cell>
          <table:table-cell table:style-name="ce59" office:value-type="string" office:string-value="DIP Black Male Header;">
            <text:p><text:s/>DIP Black Male Header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1*5P-2.54-2.54-11.6/3.0</text:p>
          </table:table-cell>
          <table:table-cell table:style-name="ce59" office:value-type="string" office:string-value="YXCONN">
            <text:p><text:s/>YXCONN </text:p>
          </table:table-cell>
          <table:table-cell table:style-name="ce59"/>
          <table:table-cell table:style-name="ce62" office:value-type="float" office:value="0.05">
            <text:p>0.05</text:p>
          </table:table-cell>
          <table:table-cell table:style-name="ce62" office:value-type="float" office:value="50">
            <text:p>50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0.5">
            <text:p>0.5</text:p>
          </table:table-cell>
          <table:table-cell table:style-name="ce59"/>
          <table:table-cell office:value-type="string">
            <text:p>http://www.seeedstudio.com/depot/OPLopen-parts-library-catalog-c-136_138/#320020111</text:p>
          </table:table-cell>
          <table:table-cell table:number-columns-repeated="1011"/>
        </table:table-row>
        <table:table-row table:style-name="ro8">
          <table:table-cell table:style-name="ce56" office:value-type="float" office:value="320030002">
            <text:p>320030002</text:p>
          </table:table-cell>
          <table:table-cell table:style-name="ce59" office:value-type="string" office:string-value="F185-1223A0ASYC1">
            <text:p><text:s/>F185-1223A0ASYC1 </text:p>
          </table:table-cell>
          <table:table-cell table:style-name="ce59" office:value-type="string" office:string-value="DIP Black Female Header;">
            <text:p><text:s/>DIP Black Female Header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2*23P-2.54-8.5-8.5mm</text:p>
          </table:table-cell>
          <table:table-cell table:style-name="ce59" office:value-type="string" office:string-value="YXCONN">
            <text:p><text:s/>YXCONN </text:p>
          </table:table-cell>
          <table:table-cell table:style-name="ce59"/>
          <table:table-cell table:style-name="ce62" office:value-type="float" office:value="1.39828503020685">
            <text:p>1.39828503020685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46">
            <text:p>46</text:p>
          </table:table-cell>
          <table:table-cell table:style-name="ce62" office:value-type="float" office:value="4.6">
            <text:p>4.6</text:p>
          </table:table-cell>
          <table:table-cell table:style-name="ce59"/>
          <table:table-cell office:value-type="string">
            <text:p>http://www.seeedstudio.com/depot/OPLopen-parts-library-catalog-c-136_138/#320030002</text:p>
          </table:table-cell>
          <table:table-cell table:number-columns-repeated="1011"/>
        </table:table-row>
        <table:table-row table:style-name="ro8">
          <table:table-cell table:style-name="ce56" office:value-type="float" office:value="320030008">
            <text:p>320030008</text:p>
          </table:table-cell>
          <table:table-cell table:style-name="ce59" office:value-type="string" office:string-value="F185-1206A0BSYC1">
            <text:p><text:s/>F185-1206A0BSYC1 </text:p>
          </table:table-cell>
          <table:table-cell table:style-name="ce59" office:value-type="string" office:string-value="DIP Blue Female Header VERT;">
            <text:p><text:s/>DIP Blue Female Header VERT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2*3P-2.54-8.5mm</text:p>
          </table:table-cell>
          <table:table-cell table:style-name="ce59" office:value-type="string" office:string-value="YXCONN">
            <text:p><text:s/>YXCONN </text:p>
          </table:table-cell>
          <table:table-cell table:style-name="ce59"/>
          <table:table-cell table:style-name="ce62" office:value-type="float" office:value="0.150059856900248">
            <text:p>0.150059856900248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0.6">
            <text:p>0.6</text:p>
          </table:table-cell>
          <table:table-cell table:style-name="ce59"/>
          <table:table-cell office:value-type="string">
            <text:p>http://www.seeedstudio.com/depot/OPLopen-parts-library-catalog-c-136_138/#320030008</text:p>
          </table:table-cell>
          <table:table-cell table:number-columns-repeated="1011"/>
        </table:table-row>
        <table:table-row table:style-name="ro8">
          <table:table-cell table:style-name="ce56" office:value-type="float" office:value="320030040">
            <text:p>320030040</text:p>
          </table:table-cell>
          <table:table-cell table:style-name="ce59" office:value-type="string" office:string-value="F185-1106A0BSYA5">
            <text:p><text:s/>F185-1106A0BSYA5 </text:p>
          </table:table-cell>
          <table:table-cell table:style-name="ce59" office:value-type="string" office:string-value="DIP Long Black Female Header VERT;">
            <text:p><text:s/>DIP Long Black Female Header VERT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1*6P-2.54-8.5mm-10.5</text:p>
          </table:table-cell>
          <table:table-cell table:style-name="ce59" office:value-type="string" office:string-value="YXCONN">
            <text:p><text:s/>YXCONN </text:p>
          </table:table-cell>
          <table:table-cell table:style-name="ce59"/>
          <table:table-cell table:style-name="ce62" office:value-type="float" office:value="0.184079804560261">
            <text:p>0.184079804560261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0.6">
            <text:p>0.6</text:p>
          </table:table-cell>
          <table:table-cell table:style-name="ce59"/>
          <table:table-cell office:value-type="string">
            <text:p>http://www.seeedstudio.com/depot/OPLopen-parts-library-catalog-c-136_138/#320030040</text:p>
          </table:table-cell>
          <table:table-cell table:number-columns-repeated="1011"/>
        </table:table-row>
        <table:table-row table:style-name="ro8">
          <table:table-cell table:style-name="ce56" office:value-type="float" office:value="320030041">
            <text:p>320030041</text:p>
          </table:table-cell>
          <table:table-cell table:style-name="ce59" office:value-type="string" office:string-value="F185-1108A0BSYA5">
            <text:p><text:s/>F185-1108A0BSYA5 </text:p>
          </table:table-cell>
          <table:table-cell table:style-name="ce59" office:value-type="string" office:string-value="DIP Long Black Female Header VERT;">
            <text:p><text:s/>DIP Long Black Female Header VERT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1*8P-2.54-8.5mm-10.5</text:p>
          </table:table-cell>
          <table:table-cell table:style-name="ce59" office:value-type="string" office:string-value="YXCONN">
            <text:p><text:s/>YXCONN </text:p>
          </table:table-cell>
          <table:table-cell table:style-name="ce59"/>
          <table:table-cell table:style-name="ce62" office:value-type="float" office:value="0.244995684735098">
            <text:p>0.244995684735098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8">
            <text:p>8</text:p>
          </table:table-cell>
          <table:table-cell table:style-name="ce62" office:value-type="float" office:value="0.8">
            <text:p>0.8</text:p>
          </table:table-cell>
          <table:table-cell table:style-name="ce59"/>
          <table:table-cell office:value-type="string">
            <text:p>http://www.seeedstudio.com/depot/OPLopen-parts-library-catalog-c-136_138/#320030041</text:p>
          </table:table-cell>
          <table:table-cell table:number-columns-repeated="1011"/>
        </table:table-row>
        <table:table-row table:style-name="ro8">
          <table:table-cell table:style-name="ce56" office:value-type="float" office:value="320030044">
            <text:p>320030044</text:p>
          </table:table-cell>
          <table:table-cell table:style-name="ce59" office:value-type="string" office:string-value="F243-1106A0BSYA5">
            <text:p><text:s/>F243-1106A0BSYA5 </text:p>
          </table:table-cell>
          <table:table-cell table:style-name="ce59" office:value-type="string" office:string-value="DIP Blue Female Header VERT;">
            <text:p><text:s/>DIP Blue Female Header VERT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1*6P-2.0-4.3mm</text:p>
          </table:table-cell>
          <table:table-cell table:style-name="ce59" office:value-type="string" office:string-value="YXCONN">
            <text:p><text:s/>YXCONN </text:p>
          </table:table-cell>
          <table:table-cell table:style-name="ce59"/>
          <table:table-cell table:style-name="ce62" office:value-type="float" office:value="0.248823742309084">
            <text:p>0.248823742309084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0.6">
            <text:p>0.6</text:p>
          </table:table-cell>
          <table:table-cell table:style-name="ce59"/>
          <table:table-cell office:value-type="string">
            <text:p>http://www.seeedstudio.com/depot/OPLopen-parts-library-catalog-c-136_138/#320030044</text:p>
          </table:table-cell>
          <table:table-cell table:number-columns-repeated="1011"/>
        </table:table-row>
        <table:table-row table:style-name="ro8">
          <table:table-cell table:style-name="ce56" office:value-type="float" office:value="320030052">
            <text:p>320030052</text:p>
          </table:table-cell>
          <table:table-cell table:style-name="ce59" office:value-type="string" office:string-value="F185-1206A0ASYC1">
            <text:p><text:s/>F185-1206A0ASYC1 </text:p>
          </table:table-cell>
          <table:table-cell table:style-name="ce59" office:value-type="string" office:string-value="DIP Long Black Female Header VERT;">
            <text:p><text:s/>DIP Long Black Female Header VERT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2*3P-2.54-8.5mm-10.5</text:p>
          </table:table-cell>
          <table:table-cell table:style-name="ce59" office:value-type="string" office:string-value="YXCONN">
            <text:p><text:s/>YXCONN </text:p>
          </table:table-cell>
          <table:table-cell table:style-name="ce59"/>
          <table:table-cell table:style-name="ce62" office:value-type="float" office:value="0.167042512319385">
            <text:p>0.167042512319385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0.6">
            <text:p>0.6</text:p>
          </table:table-cell>
          <table:table-cell table:style-name="ce59"/>
          <table:table-cell office:value-type="string">
            <text:p>http://www.seeedstudio.com/depot/OPLopen-parts-library-catalog-c-136_138/#320030052</text:p>
          </table:table-cell>
          <table:table-cell table:number-columns-repeated="1011"/>
        </table:table-row>
        <table:table-row table:style-name="ro8">
          <table:table-cell table:style-name="ce56" office:value-type="float" office:value="320030091">
            <text:p>320030091</text:p>
          </table:table-cell>
          <table:table-cell table:style-name="ce59" office:value-type="string" office:string-value="F243-1110A0BMFC1">
            <text:p><text:s/>F243-1110A0BMFC1 </text:p>
          </table:table-cell>
          <table:table-cell table:style-name="ce59" office:value-type="string" office:string-value="SMD Blue Female Header;">
            <text:p><text:s/>SMD Blue Female Header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1*10P-2.0-4.3-SMD-1</text:p>
          </table:table-cell>
          <table:table-cell table:style-name="ce59" office:value-type="string" office:string-value="YXCONN">
            <text:p><text:s/>YXCONN </text:p>
          </table:table-cell>
          <table:table-cell table:style-name="ce59"/>
          <table:table-cell table:style-name="ce62" office:value-type="float" office:value="0.243603663799104">
            <text:p>0.243603663799104</text:p>
          </table:table-cell>
          <table:table-cell table:number-columns-repeated="2" table:style-name="ce62" office:value-type="float" office:value="10">
            <text:p>10</text:p>
          </table:table-cell>
          <table:table-cell table:style-name="ce62" office:value-type="float" office:value="1">
            <text:p>1</text:p>
          </table:table-cell>
          <table:table-cell table:style-name="ce59"/>
          <table:table-cell office:value-type="string">
            <text:p>http://www.seeedstudio.com/depot/OPLopen-parts-library-catalog-c-136_138/#320030091</text:p>
          </table:table-cell>
          <table:table-cell table:number-columns-repeated="1011"/>
        </table:table-row>
        <table:table-row table:style-name="ro8">
          <table:table-cell table:style-name="ce56" office:value-type="float" office:value="320030105">
            <text:p>320030105</text:p>
          </table:table-cell>
          <table:table-cell table:style-name="ce59" office:value-type="string" office:string-value="F185-1210A0ASYA1">
            <text:p><text:s/>F185-1210A0ASYA1 </text:p>
          </table:table-cell>
          <table:table-cell table:style-name="ce59" office:value-type="string" office:string-value="DIP Black Female Header;">
            <text:p><text:s/>DIP Black Female Header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2*10P-2.54-8.5/10.5</text:p>
          </table:table-cell>
          <table:table-cell table:style-name="ce59" office:value-type="string" office:string-value="YXCONN">
            <text:p><text:s/>YXCONN </text:p>
          </table:table-cell>
          <table:table-cell table:style-name="ce59"/>
          <table:table-cell table:style-name="ce62" office:value-type="float" office:value="0.556808374397951">
            <text:p>0.55680837439795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2">
            <text:p>2</text:p>
          </table:table-cell>
          <table:table-cell table:style-name="ce59"/>
          <table:table-cell office:value-type="string">
            <text:p>http://www.seeedstudio.com/depot/OPLopen-parts-library-catalog-c-136_138/#320030105</text:p>
          </table:table-cell>
          <table:table-cell table:number-columns-repeated="1011"/>
        </table:table-row>
        <table:table-row table:style-name="ro8">
          <table:table-cell table:style-name="ce56" office:value-type="float" office:value="320060006">
            <text:p>320060006</text:p>
          </table:table-cell>
          <table:table-cell table:style-name="ce59" office:value-type="string" office:string-value="5922-4P-60P-0HD1R">
            <text:p><text:s/>5922-4P-60P-0HD1R </text:p>
          </table:table-cell>
          <table:table-cell table:style-name="ce59" office:value-type="string" office:string-value="SMD FPC CONN ;">
            <text:p><text:s/>SMD FPC CONN 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40P-0.5-L25.5*W6.0*H2.0</text:p>
          </table:table-cell>
          <table:table-cell table:style-name="ce59" office:value-type="string" office:string-value="LYCONN">
            <text:p><text:s/>LYCONN </text:p>
          </table:table-cell>
          <table:table-cell table:style-name="ce59"/>
          <table:table-cell table:style-name="ce62" office:value-type="float" office:value="0.556808374397951">
            <text:p>0.55680837439795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40">
            <text:p>40</text:p>
          </table:table-cell>
          <table:table-cell table:style-name="ce62" office:value-type="float" office:value="4">
            <text:p>4</text:p>
          </table:table-cell>
          <table:table-cell table:style-name="ce59"/>
          <table:table-cell office:value-type="string">
            <text:p>http://www.seeedstudio.com/depot/OPLopen-parts-library-catalog-c-136_138/#320060006</text:p>
          </table:table-cell>
          <table:table-cell table:number-columns-repeated="1011"/>
        </table:table-row>
        <table:table-row table:style-name="ro8">
          <table:table-cell table:style-name="ce56" office:value-type="float" office:value="320060011">
            <text:p>320060011</text:p>
          </table:table-cell>
          <table:table-cell table:style-name="ce59" office:value-type="string" office:string-value="FH12F-24S-0.5SH">
            <text:p><text:s/>FH12F-24S-0.5SH </text:p>
          </table:table-cell>
          <table:table-cell table:style-name="ce59" office:value-type="string" office:string-value="SMD FPC CONN ;Bottom Contact;">
            <text:p><text:s/>SMD FPC CONN ;Bottom Contact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24P-0.5-16.1*5.6*2mm</text:p>
          </table:table-cell>
          <table:table-cell table:style-name="ce59" office:value-type="string" office:string-value="HRS">
            <text:p><text:s/>HRS </text:p>
          </table:table-cell>
          <table:table-cell table:style-name="ce59"/>
          <table:table-cell table:style-name="ce62" office:value-type="float" office:value="1.01791530944625">
            <text:p>1.01791530944625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24">
            <text:p>24</text:p>
          </table:table-cell>
          <table:table-cell table:style-name="ce62" office:value-type="float" office:value="2.4">
            <text:p>2.4</text:p>
          </table:table-cell>
          <table:table-cell table:style-name="ce59"/>
          <table:table-cell office:value-type="string">
            <text:p>http://www.seeedstudio.com/depot/OPLopen-parts-library-catalog-c-136_138/#320060011</text:p>
          </table:table-cell>
          <table:table-cell table:number-columns-repeated="1011"/>
        </table:table-row>
        <table:table-row table:style-name="ro8">
          <table:table-cell table:style-name="ce56" office:value-type="float" office:value="320070010">
            <text:p>320070010</text:p>
          </table:table-cell>
          <table:table-cell table:style-name="ce59" office:value-type="string" office:string-value="H22">
            <text:p><text:s/>H22 </text:p>
          </table:table-cell>
          <table:table-cell table:style-name="ce59" office:value-type="string" office:string-value="DIP IC Socket;">
            <text:p><text:s/>DIP IC Socket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L25.35*W20.9mm</text:p>
          </table:table-cell>
          <table:table-cell table:style-name="ce59" office:value-type="string" office:string-value="XXHD">
            <text:p><text:s/>XXHD </text:p>
          </table:table-cell>
          <table:table-cell table:style-name="ce59"/>
          <table:table-cell table:style-name="ce62" office:value-type="float" office:value="1.31107491856678">
            <text:p>1.31107491856678</text:p>
          </table:table-cell>
          <table:table-cell table:style-name="ce62" office:value-type="float" office:value="2">
            <text:p>2</text:p>
          </table:table-cell>
          <table:table-cell table:number-columns-repeated="2" table:style-name="ce62" office:value-type="float" office:value="0">
            <text:p>0</text:p>
          </table:table-cell>
          <table:table-cell table:style-name="ce59"/>
          <table:table-cell office:value-type="string">
            <text:p>http://www.seeedstudio.com/depot/OPLopen-parts-library-catalog-c-136_138/#320070010</text:p>
          </table:table-cell>
          <table:table-cell table:number-columns-repeated="1011"/>
        </table:table-row>
        <table:table-row table:style-name="ro8">
          <table:table-cell table:style-name="ce56" office:value-type="float" office:value="320110102">
            <text:p>320110102</text:p>
          </table:table-cell>
          <table:table-cell table:style-name="ce59" office:value-type="string" office:string-value="BM02B-SRSS-TB">
            <text:p><text:s/>BM02B-SRSS-TB </text:p>
          </table:table-cell>
          <table:table-cell table:style-name="ce59" office:value-type="string" office:string-value="SMD Male JST;">
            <text:p><text:s/>SMD Male JST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2P-1.0</text:p>
          </table:table-cell>
          <table:table-cell table:style-name="ce59" office:value-type="string" office:string-value="ZB">
            <text:p><text:s/>ZB </text:p>
          </table:table-cell>
          <table:table-cell table:style-name="ce59"/>
          <table:table-cell table:style-name="ce62" office:value-type="float" office:value="0.0692182410423453">
            <text:p>0.0692182410423453</text:p>
          </table:table-cell>
          <table:table-cell table:style-name="ce62" office:value-type="float" office:value="30">
            <text:p>3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20110102</text:p>
          </table:table-cell>
          <table:table-cell table:number-columns-repeated="1011"/>
        </table:table-row>
        <table:table-row table:style-name="ro8">
          <table:table-cell table:style-name="ce56" office:value-type="float" office:value="314080006">
            <text:p>314080006</text:p>
          </table:table-cell>
          <table:table-cell table:style-name="ce59" office:value-type="string" office:string-value="MMA8652FCR1">
            <text:p><text:s/>MMA8652FCR1 </text:p>
          </table:table-cell>
          <table:table-cell table:style-name="ce59" office:value-type="string" office:string-value="SMD  Motion &amp; Position Sensor;">
            <text:p><text:s/>SMD <text:s/>Motion &amp; Position Sensor; </text:p>
          </table:table-cell>
          <table:table-cell table:style-name="ce59" office:value-type="string" office:string-value="Sensor">
            <text:p><text:s/>Sensor </text:p>
          </table:table-cell>
          <table:table-cell table:style-name="ce56" office:value-type="string">
            <text:p>DFN-10</text:p>
          </table:table-cell>
          <table:table-cell table:style-name="ce59" office:value-type="string">
            <text:p>Freescale Semiconductor</text:p>
          </table:table-cell>
          <table:table-cell table:style-name="ce59"/>
          <table:table-cell table:style-name="ce62" office:value-type="float" office:value="0.800412038197055">
            <text:p>0.800412038197055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1">
            <text:p>1</text:p>
          </table:table-cell>
          <table:table-cell table:style-name="ce59"/>
          <table:table-cell office:value-type="string">
            <text:p>http://www.seeedstudio.com/depot/OPLopen-parts-library-catalog-c-136_138/#314080006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643">
            <text:p>301010643</text:p>
          </table:table-cell>
          <table:table-cell table:style-name="ce59" office:value-type="string" office:string-value="RC0603FR-07698KL">
            <text:p><text:s/>RC0603FR-07698KL </text:p>
          </table:table-cell>
          <table:table-cell table:style-name="ce59" office:value-type="string" office:string-value="SMD RES 698K-1%-1/10W">
            <text:p><text:s/>SMD RES 698K-1%-1/10W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603</text:p>
          </table:table-cell>
          <table:table-cell table:style-name="ce59" office:value-type="string">
            <text:p>Yageo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643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722">
            <text:p>301010722</text:p>
          </table:table-cell>
          <table:table-cell table:style-name="ce59" office:value-type="string" office:string-value="RC0805FR-0764R9L">
            <text:p><text:s/>RC0805FR-0764R9L </text:p>
          </table:table-cell>
          <table:table-cell table:style-name="ce59" office:value-type="string" office:string-value="SMD RES 64.9R-1%-1/8W">
            <text:p><text:s/>SMD RES 64.9R-1%-1/8W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805</text:p>
          </table:table-cell>
          <table:table-cell table:style-name="ce59" office:value-type="string">
            <text:p>Yageo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722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723">
            <text:p>301010723</text:p>
          </table:table-cell>
          <table:table-cell table:style-name="ce59" office:value-type="string" office:string-value="RC0805FR-074R99L">
            <text:p><text:s/>RC0805FR-074R99L </text:p>
          </table:table-cell>
          <table:table-cell table:style-name="ce59" office:value-type="string" office:string-value="SMD RES 4.99R-1%-1/8W">
            <text:p><text:s/>SMD RES 4.99R-1%-1/8W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805</text:p>
          </table:table-cell>
          <table:table-cell table:style-name="ce59" office:value-type="string">
            <text:p>Yageo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723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724">
            <text:p>301010724</text:p>
          </table:table-cell>
          <table:table-cell table:style-name="ce59" office:value-type="string" office:string-value="RC0603FR-071M02L">
            <text:p><text:s/>RC0603FR-071M02L </text:p>
          </table:table-cell>
          <table:table-cell table:style-name="ce59" office:value-type="string" office:string-value="SMD RES 1.02M-1%-1/10W">
            <text:p><text:s/>SMD RES 1.02M-1%-1/10W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603</text:p>
          </table:table-cell>
          <table:table-cell table:style-name="ce59" office:value-type="string">
            <text:p>Yageo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724</text:p>
          </table:table-cell>
          <table:table-cell table:number-columns-repeated="1011"/>
        </table:table-row>
        <table:table-row table:style-name="ro8">
          <table:table-cell table:style-name="ce56" office:value-type="float" office:value="304090150">
            <text:p>304090150</text:p>
          </table:table-cell>
          <table:table-cell table:style-name="ce59" office:value-type="string" office:string-value="CLP6C-FKB-CM1Q1H1BB7R3R3">
            <text:p><text:s/>CLP6C-FKB-CM1Q1H1BB7R3R3 </text:p>
          </table:table-cell>
          <table:table-cell table:style-name="ce59" office:value-type="string" office:string-value="SMD LED RGB">
            <text:p><text:s/>SMD LED RGB </text:p>
          </table:table-cell>
          <table:table-cell table:style-name="ce59" office:value-type="string" office:string-value="LED">
            <text:p><text:s/>LED </text:p>
          </table:table-cell>
          <table:table-cell table:style-name="ce56" office:value-type="string">
            <text:p>6P-6.0*5.0*4.0mm</text:p>
          </table:table-cell>
          <table:table-cell table:style-name="ce59" office:value-type="string" office:string-value="Cree Inc">
            <text:p><text:s/>Cree Inc </text:p>
          </table:table-cell>
          <table:table-cell table:style-name="ce59"/>
          <table:table-cell table:style-name="ce62" office:value-type="float" office:value="1.4128664495114">
            <text:p>1.4128664495114</text:p>
          </table:table-cell>
          <table:table-cell table:style-name="ce62" office:value-type="float" office:value="2">
            <text:p>2</text:p>
          </table:table-cell>
          <table:table-cell table:style-name="ce62" office:value-type="string">
            <text:p>6</text:p>
          </table:table-cell>
          <table:table-cell table:style-name="ce62" office:value-type="float" office:value="0.6">
            <text:p>0.6</text:p>
          </table:table-cell>
          <table:table-cell table:style-name="ce59"/>
          <table:table-cell office:value-type="string">
            <text:p>http://www.seeedstudio.com/depot/OPLopen-parts-library-catalog-c-136_138/#304090150</text:p>
          </table:table-cell>
          <table:table-cell table:number-columns-repeated="1011"/>
        </table:table-row>
        <table:table-row table:style-name="ro8">
          <table:table-cell table:style-name="ce56" office:value-type="float" office:value="305030077">
            <text:p>305030077</text:p>
          </table:table-cell>
          <table:table-cell table:style-name="ce59" office:value-type="string" office:string-value="DMN2004K-7">
            <text:p><text:s/>DMN2004K-7 </text:p>
          </table:table-cell>
          <table:table-cell table:style-name="ce59" office:value-type="string" office:string-value="SMD MOSFET N-CH 20V-540mA">
            <text:p><text:s/>SMD MOSFET N-CH 20V-540mA </text:p>
          </table:table-cell>
          <table:table-cell table:style-name="ce59" office:value-type="string" office:string-value="Transistor ">
            <text:p><text:s/>Transistor <text:s/></text:p>
          </table:table-cell>
          <table:table-cell table:style-name="ce56" office:value-type="string">
            <text:p>SOT23-3</text:p>
          </table:table-cell>
          <table:table-cell table:style-name="ce59" office:value-type="string" office:string-value="Diodes">
            <text:p><text:s/>Diodes </text:p>
          </table:table-cell>
          <table:table-cell table:style-name="ce59"/>
          <table:table-cell table:style-name="ce62" office:value-type="float" office:value="0.211726384364821">
            <text:p>0.211726384364821</text:p>
          </table:table-cell>
          <table:table-cell table:style-name="ce62" office:value-type="float" office:value="10">
            <text:p>10</text:p>
          </table:table-cell>
          <table:table-cell table:style-name="ce62" office:value-type="string">
            <text:p>3</text:p>
          </table:table-cell>
          <table:table-cell table:style-name="ce62" office:value-type="float" office:value="0.3">
            <text:p>0.3</text:p>
          </table:table-cell>
          <table:table-cell table:style-name="ce59"/>
          <table:table-cell office:value-type="string">
            <text:p>http://www.seeedstudio.com/depot/OPLopen-parts-library-catalog-c-136_138/#305030077</text:p>
          </table:table-cell>
          <table:table-cell table:number-columns-repeated="1011"/>
        </table:table-row>
        <table:table-row table:style-name="ro8">
          <table:table-cell table:style-name="ce56" office:value-type="float" office:value="310060034">
            <text:p>310060034</text:p>
          </table:table-cell>
          <table:table-cell table:style-name="ce59" office:value-type="string" office:string-value="ESP8266EX">
            <text:p><text:s/>ESP8266EX </text:p>
          </table:table-cell>
          <table:table-cell table:style-name="ce59" office:value-type="string" office:string-value="SMD IC RF;">
            <text:p><text:s/>SMD IC RF; 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QFN-32</text:p>
          </table:table-cell>
          <table:table-cell table:style-name="ce59" office:value-type="string">
            <text:p>Espressif</text:p>
          </table:table-cell>
          <table:table-cell table:style-name="ce59"/>
          <table:table-cell table:style-name="ce62" office:value-type="float" office:value="4.47882736156352">
            <text:p>4.47882736156352</text:p>
          </table:table-cell>
          <table:table-cell table:style-name="ce62" office:value-type="float" office:value="1">
            <text:p>1</text:p>
          </table:table-cell>
          <table:table-cell table:style-name="ce62" office:value-type="string">
            <text:p>32</text:p>
          </table:table-cell>
          <table:table-cell table:style-name="ce62" office:value-type="float" office:value="3.2">
            <text:p>3.2</text:p>
          </table:table-cell>
          <table:table-cell table:style-name="ce59"/>
          <table:table-cell office:value-type="string">
            <text:p>http://www.seeedstudio.com/depot/OPLopen-parts-library-catalog-c-136_138/#310060034</text:p>
          </table:table-cell>
          <table:table-cell table:number-columns-repeated="1011"/>
        </table:table-row>
        <table:table-row table:style-name="ro8">
          <table:table-cell table:style-name="ce56" office:value-type="float" office:value="302010224">
            <text:p>302010224</text:p>
          </table:table-cell>
          <table:table-cell table:style-name="ce59" office:value-type="string" office:string-value="CC0402KRX7R9BB152">
            <text:p><text:s/>CC0402KRX7R9BB152 </text:p>
          </table:table-cell>
          <table:table-cell table:style-name="ce59" office:value-type="string" office:string-value="SMD CAP Ceramic 1.5nF-50V-10%-X7R">
            <text:p><text:s/>SMD CAP Ceramic 1.5nF-50V-10%-X7R </text:p>
          </table:table-cell>
          <table:table-cell table:style-name="ce59" office:value-type="string" office:string-value="Capacitor">
            <text:p><text:s/>Capacitor </text:p>
          </table:table-cell>
          <table:table-cell table:style-name="ce56" office:value-type="string">
            <text:p>0402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2010224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500">
            <text:p>301010500</text:p>
          </table:table-cell>
          <table:table-cell table:style-name="ce59" office:value-type="string" office:string-value="RC0402JR-07330KL">
            <text:p><text:s/>RC0402JR-07330KL </text:p>
          </table:table-cell>
          <table:table-cell table:style-name="ce59" office:value-type="string" office:string-value="SMD RES 330K-5%-1/16W">
            <text:p><text:s/>SMD RES 330K-5%-1/16W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402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500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436">
            <text:p>301010436</text:p>
          </table:table-cell>
          <table:table-cell table:style-name="ce59" office:value-type="string" office:string-value="RC0402JR-0739KL">
            <text:p><text:s/>RC0402JR-0739KL </text:p>
          </table:table-cell>
          <table:table-cell table:style-name="ce59" office:value-type="string" office:string-value="SMD RES 39K-5%-1/16W">
            <text:p><text:s/>SMD RES 39K-5%-1/16W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402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436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473">
            <text:p>301010473</text:p>
          </table:table-cell>
          <table:table-cell table:style-name="ce59" office:value-type="string" office:string-value="RC0402JR-0724KL">
            <text:p><text:s/>RC0402JR-0724KL </text:p>
          </table:table-cell>
          <table:table-cell table:style-name="ce59" office:value-type="string" office:string-value="SMD RES 24K-5%-1/16W">
            <text:p><text:s/>SMD RES 24K-5%-1/16W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402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473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497">
            <text:p>301010497</text:p>
          </table:table-cell>
          <table:table-cell table:style-name="ce59" office:value-type="string" office:string-value="RL0805FR-070R2L">
            <text:p><text:s/>RL0805FR-070R2L </text:p>
          </table:table-cell>
          <table:table-cell table:style-name="ce59" office:value-type="string" office:string-value="SMD RES 0.2R-1%-1/3W">
            <text:p><text:s/>SMD RES 0.2R-1%-1/3W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805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497</text:p>
          </table:table-cell>
          <table:table-cell table:number-columns-repeated="1011"/>
        </table:table-row>
        <table:table-row table:style-name="ro8">
          <table:table-cell table:style-name="ce56" office:value-type="float" office:value="302010259">
            <text:p>302010259</text:p>
          </table:table-cell>
          <table:table-cell table:style-name="ce59" office:value-type="string" office:string-value="CC0402JRNPO9BN390">
            <text:p><text:s/>CC0402JRNPO9BN390 </text:p>
          </table:table-cell>
          <table:table-cell table:style-name="ce59" office:value-type="string" office:string-value="SMD CAP Ceramic 39PF-50V-5%-NPO">
            <text:p><text:s/>SMD CAP Ceramic 39PF-50V-5%-NPO </text:p>
          </table:table-cell>
          <table:table-cell table:style-name="ce59" office:value-type="string" office:string-value="Capacitor">
            <text:p><text:s/>Capacitor </text:p>
          </table:table-cell>
          <table:table-cell table:style-name="ce56" office:value-type="string">
            <text:p>0402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2010259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496">
            <text:p>301010496</text:p>
          </table:table-cell>
          <table:table-cell table:style-name="ce59" office:value-type="string" office:string-value="RC0402JR-0768KL">
            <text:p><text:s/>RC0402JR-0768KL </text:p>
          </table:table-cell>
          <table:table-cell table:style-name="ce59" office:value-type="string" office:string-value="SMD RES 68K-50V-5%">
            <text:p><text:s/>SMD RES 68K-50V-5%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402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496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413">
            <text:p>301010413</text:p>
          </table:table-cell>
          <table:table-cell table:style-name="ce59" office:value-type="string" office:string-value="RL2512FK-070R15L">
            <text:p><text:s/>RL2512FK-070R15L </text:p>
          </table:table-cell>
          <table:table-cell table:style-name="ce59" office:value-type="string" office:string-value="SMD RES 0.15R-1%-1W">
            <text:p><text:s/>SMD RES 0.15R-1%-1W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float" office:value="2512">
            <text:p>2512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214372964169381">
            <text:p>0.214372964169381</text:p>
          </table:table-cell>
          <table:table-cell table:style-name="ce62" office:value-type="float" office:value="10">
            <text:p>1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413</text:p>
          </table:table-cell>
          <table:table-cell table:number-columns-repeated="1011"/>
        </table:table-row>
        <table:table-row table:style-name="ro8">
          <table:table-cell table:style-name="ce56" office:value-type="float" office:value="310030039">
            <text:p>310030039</text:p>
          </table:table-cell>
          <table:table-cell table:style-name="ce59" office:value-type="string" office:string-value="BQ2057WTS">
            <text:p><text:s/>BQ2057WTS </text:p>
          </table:table-cell>
          <table:table-cell table:style-name="ce59" office:value-type="string" office:string-value="SMD IC PMIC">
            <text:p><text:s/>SMD IC PMIC 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TSSOP-8</text:p>
          </table:table-cell>
          <table:table-cell table:style-name="ce59" office:value-type="string" office:string-value="TI">
            <text:p><text:s/>TI </text:p>
          </table:table-cell>
          <table:table-cell table:style-name="ce59"/>
          <table:table-cell table:style-name="ce62" office:value-type="float" office:value="2.1">
            <text:p>2.1</text:p>
          </table:table-cell>
          <table:table-cell table:style-name="ce62" office:value-type="float" office:value="1">
            <text:p>1</text:p>
          </table:table-cell>
          <table:table-cell table:style-name="ce62" office:value-type="string">
            <text:p>8</text:p>
          </table:table-cell>
          <table:table-cell table:style-name="ce62" office:value-type="float" office:value="0.8">
            <text:p>0.8</text:p>
          </table:table-cell>
          <table:table-cell table:style-name="ce59"/>
          <table:table-cell office:value-type="string">
            <text:p>http://www.seeedstudio.com/depot/OPLopen-parts-library-catalog-c-136_138/#310030039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162">
            <text:p>301010162</text:p>
          </table:table-cell>
          <table:table-cell table:style-name="ce59" office:value-type="string" office:string-value="RC0603JR-0730KL">
            <text:p><text:s/>RC0603JR-0730KL </text:p>
          </table:table-cell>
          <table:table-cell table:style-name="ce59" office:value-type="string" office:string-value="SMD RES 30K-5%-1/10W">
            <text:p><text:s/>SMD RES 30K-5%-1/10W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603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162</text:p>
          </table:table-cell>
          <table:table-cell table:number-columns-repeated="1011"/>
        </table:table-row>
        <table:table-row table:style-name="ro8">
          <table:table-cell table:style-name="ce56" office:value-type="float" office:value="310050061">
            <text:p>310050061</text:p>
          </table:table-cell>
          <table:table-cell table:style-name="ce59" office:value-type="string" office:string-value="TXS0102DCTR">
            <text:p><text:s/>TXS0102DCTR </text:p>
          </table:table-cell>
          <table:table-cell table:style-name="ce59" office:value-type="string" office:string-value="SMD IC Logic">
            <text:p><text:s/>SMD IC Logic 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SM8</text:p>
          </table:table-cell>
          <table:table-cell table:style-name="ce59" office:value-type="string" office:string-value="TI">
            <text:p><text:s/>TI </text:p>
          </table:table-cell>
          <table:table-cell table:style-name="ce59"/>
          <table:table-cell table:style-name="ce62" office:value-type="float" office:value="0.941612377850163">
            <text:p>0.941612377850163</text:p>
          </table:table-cell>
          <table:table-cell table:style-name="ce62" office:value-type="float" office:value="2">
            <text:p>2</text:p>
          </table:table-cell>
          <table:table-cell table:style-name="ce62" office:value-type="string">
            <text:p>8</text:p>
          </table:table-cell>
          <table:table-cell table:style-name="ce62" office:value-type="float" office:value="0.8">
            <text:p>0.8</text:p>
          </table:table-cell>
          <table:table-cell table:style-name="ce59"/>
          <table:table-cell office:value-type="string">
            <text:p>http://www.seeedstudio.com/depot/OPLopen-parts-library-catalog-c-136_138/#310050061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073">
            <text:p>301010073</text:p>
          </table:table-cell>
          <table:table-cell table:style-name="ce59" office:value-type="string" office:string-value="RC0402JR-07300RL">
            <text:p><text:s/>RC0402JR-07300RL </text:p>
          </table:table-cell>
          <table:table-cell table:style-name="ce59" office:value-type="string" office:string-value="SMD RES 300R-5%-1/16W">
            <text:p><text:s/>SMD RES 300R-5%-1/16W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402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073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481">
            <text:p>301010481</text:p>
          </table:table-cell>
          <table:table-cell table:style-name="ce59" office:value-type="string" office:string-value="RC0402FR-07200RL">
            <text:p><text:s/>RC0402FR-07200RL </text:p>
          </table:table-cell>
          <table:table-cell table:style-name="ce59" office:value-type="string" office:string-value="SMD RES 200R-1%-1/16W">
            <text:p><text:s/>SMD RES 200R-1%-1/16W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402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481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513">
            <text:p>301010513</text:p>
          </table:table-cell>
          <table:table-cell table:style-name="ce59" office:value-type="string" office:string-value="RL0603FR-070R68L">
            <text:p><text:s/>RL0603FR-070R68L </text:p>
          </table:table-cell>
          <table:table-cell table:style-name="ce59" office:value-type="string" office:string-value="SMD RES 680mR-1%-1/10W">
            <text:p><text:s/>SMD RES 680mR-1%-1/10W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603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500407166123779">
            <text:p>0.0500407166123779</text:p>
          </table:table-cell>
          <table:table-cell table:style-name="ce62" office:value-type="float" office:value="30">
            <text:p>3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513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532">
            <text:p>301010532</text:p>
          </table:table-cell>
          <table:table-cell table:style-name="ce59" office:value-type="string" office:string-value="RC0603FR-076R8L">
            <text:p><text:s/>RC0603FR-076R8L </text:p>
          </table:table-cell>
          <table:table-cell table:style-name="ce59" office:value-type="string" office:string-value="SMD RES 6.8R-1%-1/10W">
            <text:p><text:s/>SMD RES 6.8R-1%-1/10W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603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532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203">
            <text:p>301010203</text:p>
          </table:table-cell>
          <table:table-cell table:style-name="ce59" office:value-type="string" office:string-value="AC0603FR-070RL">
            <text:p><text:s/>AC0603FR-070RL </text:p>
          </table:table-cell>
          <table:table-cell table:style-name="ce59" office:value-type="string" office:string-value="SMD RES 0R-1%-1/10W">
            <text:p><text:s/>SMD RES 0R-1%-1/10W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603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203</text:p>
          </table:table-cell>
          <table:table-cell table:number-columns-repeated="1011"/>
        </table:table-row>
        <table:table-row table:style-name="ro8">
          <table:table-cell table:style-name="ce56" office:value-type="float" office:value="310090065">
            <text:p>310090065</text:p>
          </table:table-cell>
          <table:table-cell table:style-name="ce59" office:value-type="string" office:string-value="24LC128T-I/SN">
            <text:p><text:s/>24LC128T-I/SN </text:p>
          </table:table-cell>
          <table:table-cell table:style-name="ce59" office:value-type="string" office:string-value="SMD IC Memory;">
            <text:p><text:s/>SMD IC Memory; 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SOIC-8</text:p>
          </table:table-cell>
          <table:table-cell table:style-name="ce59" office:value-type="string" office:string-value="Microchip">
            <text:p><text:s/>Microchip </text:p>
          </table:table-cell>
          <table:table-cell table:style-name="ce59"/>
          <table:table-cell table:style-name="ce62" office:value-type="float" office:value="0.65">
            <text:p>0.65</text:p>
          </table:table-cell>
          <table:table-cell table:style-name="ce62" office:value-type="float" office:value="1">
            <text:p>1</text:p>
          </table:table-cell>
          <table:table-cell table:style-name="ce62" office:value-type="string">
            <text:p>8</text:p>
          </table:table-cell>
          <table:table-cell table:style-name="ce62" office:value-type="float" office:value="0.8">
            <text:p>0.8</text:p>
          </table:table-cell>
          <table:table-cell table:style-name="ce59"/>
          <table:table-cell office:value-type="string">
            <text:p>http://www.seeedstudio.com/depot/OPLopen-parts-library-catalog-c-136_138/#310090065</text:p>
          </table:table-cell>
          <table:table-cell table:number-columns-repeated="1011"/>
        </table:table-row>
        <table:table-row table:style-name="ro8">
          <table:table-cell table:style-name="ce56" office:value-type="float" office:value="310090063">
            <text:p>310090063</text:p>
          </table:table-cell>
          <table:table-cell table:style-name="ce59" office:value-type="string" office:string-value="24LC256T-I/SN">
            <text:p><text:s/>24LC256T-I/SN </text:p>
          </table:table-cell>
          <table:table-cell table:style-name="ce59" office:value-type="string" office:string-value="SMD IC Memory;">
            <text:p><text:s/>SMD IC Memory; 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SOIC-8</text:p>
          </table:table-cell>
          <table:table-cell table:style-name="ce59" office:value-type="string" office:string-value="Microchip">
            <text:p><text:s/>Microchip </text:p>
          </table:table-cell>
          <table:table-cell table:style-name="ce59"/>
          <table:table-cell table:style-name="ce62" office:value-type="float" office:value="0.9">
            <text:p>0.9</text:p>
          </table:table-cell>
          <table:table-cell table:style-name="ce62" office:value-type="float" office:value="2">
            <text:p>2</text:p>
          </table:table-cell>
          <table:table-cell table:style-name="ce62" office:value-type="string">
            <text:p>8</text:p>
          </table:table-cell>
          <table:table-cell table:style-name="ce62" office:value-type="float" office:value="0.8">
            <text:p>0.8</text:p>
          </table:table-cell>
          <table:table-cell table:style-name="ce59"/>
          <table:table-cell office:value-type="string">
            <text:p>http://www.seeedstudio.com/depot/OPLopen-parts-library-catalog-c-136_138/#310090063</text:p>
          </table:table-cell>
          <table:table-cell table:number-columns-repeated="1011"/>
        </table:table-row>
        <table:table-row table:style-name="ro8">
          <table:table-cell table:style-name="ce56" office:value-type="float" office:value="301010200">
            <text:p>301010200</text:p>
          </table:table-cell>
          <table:table-cell table:style-name="ce59" office:value-type="string" office:string-value="RC0603FR-072K2L">
            <text:p><text:s/>RC0603FR-072K2L </text:p>
          </table:table-cell>
          <table:table-cell table:style-name="ce59" office:value-type="string" office:string-value="SMD RES 2.2K-1%-1/10W;">
            <text:p><text:s/>SMD RES 2.2K-1%-1/10W; </text:p>
          </table:table-cell>
          <table:table-cell table:style-name="ce59" office:value-type="string" office:string-value="Resistor">
            <text:p><text:s/>Resistor </text:p>
          </table:table-cell>
          <table:table-cell table:style-name="ce56" office:value-type="string">
            <text:p>0603</text:p>
          </table:table-cell>
          <table:table-cell table:style-name="ce59" office:value-type="string" office:string-value="YAGEO">
            <text:p><text:s/>YAGEO </text:p>
          </table:table-cell>
          <table:table-cell table:style-name="ce59"/>
          <table:table-cell table:style-name="ce62" office:value-type="float" office:value="0.01">
            <text:p>0.01</text:p>
          </table:table-cell>
          <table:table-cell table:style-name="ce62" office:value-type="float" office:value="100">
            <text:p>100</text:p>
          </table:table-cell>
          <table:table-cell table:style-name="ce62" office:value-type="string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1010200</text:p>
          </table:table-cell>
          <table:table-cell table:number-columns-repeated="1011"/>
        </table:table-row>
        <table:table-row table:style-name="ro8">
          <table:table-cell table:style-name="ce56" office:value-type="float" office:value="310070052">
            <text:p>310070052</text:p>
          </table:table-cell>
          <table:table-cell table:style-name="ce59" office:value-type="string" office:string-value="CD4052BPWR">
            <text:p><text:s/>CD4052BPWR </text:p>
          </table:table-cell>
          <table:table-cell table:style-name="ce59" office:value-type="string" office:string-value="SMD IC MUX/DEMUX DUAL 4X1">
            <text:p><text:s/>SMD IC MUX/DEMUX DUAL 4X1 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TSSOP</text:p>
          </table:table-cell>
          <table:table-cell table:style-name="ce59" office:value-type="string" office:string-value="Texas Instruments">
            <text:p><text:s/>Texas Instruments </text:p>
          </table:table-cell>
          <table:table-cell table:style-name="ce59"/>
          <table:table-cell table:style-name="ce62" office:value-type="float" office:value="0.44">
            <text:p>0.44</text:p>
          </table:table-cell>
          <table:table-cell table:style-name="ce62" office:value-type="float" office:value="5">
            <text:p>5</text:p>
          </table:table-cell>
          <table:table-cell table:style-name="ce62" office:value-type="string">
            <text:p>16</text:p>
          </table:table-cell>
          <table:table-cell table:style-name="ce62" office:value-type="float" office:value="1.6">
            <text:p>1.6</text:p>
          </table:table-cell>
          <table:table-cell table:style-name="ce59"/>
          <table:table-cell office:value-type="string">
            <text:p>http://www.seeedstudio.com/depot/OPLopen-parts-library-catalog-c-136_138/#310070052</text:p>
          </table:table-cell>
          <table:table-cell table:number-columns-repeated="1011"/>
        </table:table-row>
        <table:table-row table:style-name="ro8">
          <table:table-cell table:style-name="ce56" office:value-type="float" office:value="310070055">
            <text:p>310070055</text:p>
          </table:table-cell>
          <table:table-cell table:style-name="ce59" office:value-type="string" office:string-value="ENC28J60">
            <text:p><text:s/>ENC28J60 </text:p>
          </table:table-cell>
          <table:table-cell table:style-name="ce59" office:value-type="string" office:string-value="SMD IC ETHERNET CTLR SPI,3.1 V ~ 3.6 V">
            <text:p><text:s/>SMD IC ETHERNET CTLR SPI,3.1 V ~ 3.6 V 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28SSOP</text:p>
          </table:table-cell>
          <table:table-cell table:style-name="ce59" office:value-type="string" office:string-value="Microchip Technology">
            <text:p><text:s/>Microchip Technology </text:p>
          </table:table-cell>
          <table:table-cell table:style-name="ce59"/>
          <table:table-cell table:style-name="ce62" office:value-type="float" office:value="3.4">
            <text:p>3.4</text:p>
          </table:table-cell>
          <table:table-cell table:style-name="ce62" office:value-type="float" office:value="1">
            <text:p>1</text:p>
          </table:table-cell>
          <table:table-cell table:style-name="ce62" office:value-type="string">
            <text:p>28</text:p>
          </table:table-cell>
          <table:table-cell table:style-name="ce62" office:value-type="float" office:value="2.8">
            <text:p>2.8</text:p>
          </table:table-cell>
          <table:table-cell table:style-name="ce59"/>
          <table:table-cell office:value-type="string">
            <text:p>http://www.seeedstudio.com/depot/OPLopen-parts-library-catalog-c-136_138/#310070055</text:p>
          </table:table-cell>
          <table:table-cell table:number-columns-repeated="1011"/>
        </table:table-row>
        <table:table-row table:style-name="ro8">
          <table:table-cell table:style-name="ce56" office:value-type="float" office:value="310070053">
            <text:p>310070053</text:p>
          </table:table-cell>
          <table:table-cell table:style-name="ce59" office:value-type="string" office:string-value="ENC424J600-I/PT">
            <text:p><text:s/>ENC424J600-I/PT </text:p>
          </table:table-cell>
          <table:table-cell table:style-name="ce59" office:value-type="string" office:string-value="SMD IC ETHERNET CTRLR W/SPI 44">
            <text:p><text:s/>SMD IC ETHERNET CTRLR W/SPI 44 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TQFP</text:p>
          </table:table-cell>
          <table:table-cell table:style-name="ce59" office:value-type="string" office:string-value="Microchip Technology">
            <text:p><text:s/>Microchip Technology </text:p>
          </table:table-cell>
          <table:table-cell table:style-name="ce59"/>
          <table:table-cell table:style-name="ce62" office:value-type="float" office:value="4.3">
            <text:p>4.3</text:p>
          </table:table-cell>
          <table:table-cell table:style-name="ce62" office:value-type="float" office:value="1">
            <text:p>1</text:p>
          </table:table-cell>
          <table:table-cell table:style-name="ce62" office:value-type="string">
            <text:p>44</text:p>
          </table:table-cell>
          <table:table-cell table:style-name="ce62" office:value-type="float" office:value="4.4">
            <text:p>4.4</text:p>
          </table:table-cell>
          <table:table-cell table:style-name="ce59"/>
          <table:table-cell office:value-type="string">
            <text:p>http://www.seeedstudio.com/depot/OPLopen-parts-library-catalog-c-136_138/#310070053</text:p>
          </table:table-cell>
          <table:table-cell table:number-columns-repeated="1011"/>
        </table:table-row>
        <table:table-row table:style-name="ro8">
          <table:table-cell table:style-name="ce56" office:value-type="float" office:value="310070054">
            <text:p>310070054</text:p>
          </table:table-cell>
          <table:table-cell table:style-name="ce59" office:value-type="string" office:string-value="ENC624J600-I/PT">
            <text:p><text:s/>ENC624J600-I/PT </text:p>
          </table:table-cell>
          <table:table-cell table:style-name="ce59" office:value-type="string" office:string-value="SMD IC ETHERNET CTRLR W/SPI 64">
            <text:p><text:s/>SMD IC ETHERNET CTRLR W/SPI 64 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TQFP</text:p>
          </table:table-cell>
          <table:table-cell table:style-name="ce59" office:value-type="string" office:string-value="Microchip Technology">
            <text:p><text:s/>Microchip Technology </text:p>
          </table:table-cell>
          <table:table-cell table:style-name="ce59"/>
          <table:table-cell table:style-name="ce62" office:value-type="float" office:value="4.64">
            <text:p>4.64</text:p>
          </table:table-cell>
          <table:table-cell table:style-name="ce62" office:value-type="float" office:value="1">
            <text:p>1</text:p>
          </table:table-cell>
          <table:table-cell table:style-name="ce62" office:value-type="string">
            <text:p>64</text:p>
          </table:table-cell>
          <table:table-cell table:style-name="ce62" office:value-type="float" office:value="6.4">
            <text:p>6.4</text:p>
          </table:table-cell>
          <table:table-cell table:style-name="ce59"/>
          <table:table-cell office:value-type="string">
            <text:p>http://www.seeedstudio.com/depot/OPLopen-parts-library-catalog-c-136_138/#310070054</text:p>
          </table:table-cell>
          <table:table-cell table:number-columns-repeated="1011"/>
        </table:table-row>
        <table:table-row table:style-name="ro8">
          <table:table-cell table:style-name="ce56" office:value-type="float" office:value="310010135">
            <text:p>310010135</text:p>
          </table:table-cell>
          <table:table-cell table:style-name="ce59" office:value-type="string" office:string-value="STM32F072RBT6">
            <text:p><text:s/>STM32F072RBT6 </text:p>
          </table:table-cell>
          <table:table-cell table:style-name="ce59" office:value-type="string" office:string-value="SMD MCU ARM Cortex-M3, 32BIT 128KB FLASH 32MHz ">
            <text:p><text:s/>SMD MCU ARM Cortex-M3, 32BIT 128KB FLASH 32MHz <text:s/>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LQFP-64</text:p>
          </table:table-cell>
          <table:table-cell table:style-name="ce59" office:value-type="string">
            <text:p>STMicroelectronics</text:p>
          </table:table-cell>
          <table:table-cell table:style-name="ce59"/>
          <table:table-cell table:style-name="ce62" office:value-type="float" office:value="8">
            <text:p>8</text:p>
          </table:table-cell>
          <table:table-cell table:style-name="ce62" office:value-type="float" office:value="1">
            <text:p>1</text:p>
          </table:table-cell>
          <table:table-cell table:style-name="ce62" office:value-type="string">
            <text:p>64</text:p>
          </table:table-cell>
          <table:table-cell table:style-name="ce62" office:value-type="float" office:value="6.4">
            <text:p>6.4</text:p>
          </table:table-cell>
          <table:table-cell table:style-name="ce59"/>
          <table:table-cell office:value-type="string">
            <text:p>http://www.seeedstudio.com/depot/OPLopen-parts-library-catalog-c-136_138/#310010135</text:p>
          </table:table-cell>
          <table:table-cell table:number-columns-repeated="1011"/>
        </table:table-row>
        <table:table-row table:style-name="ro8">
          <table:table-cell table:style-name="ce56" office:value-type="float" office:value="310010136">
            <text:p>310010136</text:p>
          </table:table-cell>
          <table:table-cell table:style-name="ce59" office:value-type="string" office:string-value="MSP430FR5847IRHAT">
            <text:p><text:s/>MSP430FR5847IRHAT </text:p>
          </table:table-cell>
          <table:table-cell table:style-name="ce59" office:value-type="string" office:string-value="SMD IC MCU 16BIT FRAM,16MHz,32KB">
            <text:p><text:s/>SMD IC MCU 16BIT FRAM,16MHz,32KB 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40-VQFN (6x6)</text:p>
          </table:table-cell>
          <table:table-cell table:style-name="ce59" office:value-type="string" office:string-value="TEXAS INSTRUMENTS">
            <text:p><text:s/>TEXAS INSTRUMENTS </text:p>
          </table:table-cell>
          <table:table-cell table:style-name="ce59"/>
          <table:table-cell table:style-name="ce62" office:value-type="float" office:value="5.4">
            <text:p>5.4</text:p>
          </table:table-cell>
          <table:table-cell table:style-name="ce62" office:value-type="float" office:value="1">
            <text:p>1</text:p>
          </table:table-cell>
          <table:table-cell table:style-name="ce62" office:value-type="string">
            <text:p>40</text:p>
          </table:table-cell>
          <table:table-cell table:style-name="ce62" office:value-type="float" office:value="4">
            <text:p>4</text:p>
          </table:table-cell>
          <table:table-cell table:style-name="ce59"/>
          <table:table-cell office:value-type="string">
            <text:p>http://www.seeedstudio.com/depot/OPLopen-parts-library-catalog-c-136_138/#310010136</text:p>
          </table:table-cell>
          <table:table-cell table:number-columns-repeated="1011"/>
        </table:table-row>
        <table:table-row table:style-name="ro8">
          <table:table-cell table:style-name="ce56" office:value-type="float" office:value="317060016">
            <text:p>317060016</text:p>
          </table:table-cell>
          <table:table-cell table:style-name="ce59" office:value-type="string" office:string-value="ESP8266-01/ESP-01">
            <text:p><text:s/>ESP8266-01/ESP-01 </text:p>
          </table:table-cell>
          <table:table-cell table:style-name="ce59" office:value-type="string" office:string-value="DIP WiFi Serial Transceiver Module w/ ESP8266">
            <text:p><text:s/>DIP WiFi Serial Transceiver Module w/ ESP8266 </text:p>
          </table:table-cell>
          <table:table-cell table:style-name="ce59" office:value-type="string" office:string-value="Module">
            <text:p><text:s/>Module </text:p>
          </table:table-cell>
          <table:table-cell table:style-name="ce56" office:value-type="string">
            <text:p>2*4Pin</text:p>
          </table:table-cell>
          <table:table-cell table:style-name="ce59" office:value-type="string" office:string-value="AI-THINKER">
            <text:p><text:s/>AI-THINKER </text:p>
          </table:table-cell>
          <table:table-cell table:style-name="ce59"/>
          <table:table-cell table:style-name="ce62" office:value-type="float" office:value="6.95">
            <text:p>6.9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8">
            <text:p>8</text:p>
          </table:table-cell>
          <table:table-cell table:style-name="ce62" office:value-type="float" office:value="0.8">
            <text:p>0.8</text:p>
          </table:table-cell>
          <table:table-cell table:style-name="ce59"/>
          <table:table-cell office:value-type="string">
            <text:p>http://www.seeedstudio.com/depot/OPLopen-parts-library-catalog-c-136_138/#317060016</text:p>
          </table:table-cell>
          <table:table-cell table:number-columns-repeated="1011"/>
        </table:table-row>
        <table:table-row table:style-name="ro8">
          <table:table-cell table:style-name="ce56" office:value-type="float" office:value="317060015">
            <text:p>317060015</text:p>
          </table:table-cell>
          <table:table-cell table:style-name="ce59" office:value-type="string" office:string-value="ESP8266-12E/ESP-12E">
            <text:p><text:s/>ESP8266-12E/ESP-12E </text:p>
          </table:table-cell>
          <table:table-cell table:style-name="ce59" office:value-type="string" office:string-value="SMD ESP8266 based WiFi module FCC/CE">
            <text:p><text:s/>SMD ESP8266 based WiFi module FCC/CE </text:p>
          </table:table-cell>
          <table:table-cell table:style-name="ce59" office:value-type="string" office:string-value="Module">
            <text:p><text:s/>Module </text:p>
          </table:table-cell>
          <table:table-cell table:style-name="ce56" office:value-type="string">
            <text:p>2*8Pin,24mm*16mm*1mm</text:p>
          </table:table-cell>
          <table:table-cell table:style-name="ce59" office:value-type="string" office:string-value="AI-THINKER">
            <text:p><text:s/>AI-THINKER </text:p>
          </table:table-cell>
          <table:table-cell table:style-name="ce59"/>
          <table:table-cell table:style-name="ce62" office:value-type="float" office:value="7.5">
            <text:p>7.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6">
            <text:p>16</text:p>
          </table:table-cell>
          <table:table-cell table:style-name="ce62" office:value-type="float" office:value="1.6">
            <text:p>1.6</text:p>
          </table:table-cell>
          <table:table-cell table:style-name="ce59"/>
          <table:table-cell office:value-type="string">
            <text:p>http://www.seeedstudio.com/depot/OPLopen-parts-library-catalog-c-136_138/#317060015</text:p>
          </table:table-cell>
          <table:table-cell table:number-columns-repeated="1011"/>
        </table:table-row>
        <table:table-row table:style-name="ro8">
          <table:table-cell table:style-name="ce56" office:value-type="float" office:value="320170017">
            <text:p>320170017</text:p>
          </table:table-cell>
          <table:table-cell table:style-name="ce59" office:value-type="string" office:string-value="S1R1-0601">
            <text:p><text:s/>S1R1-0601 </text:p>
          </table:table-cell>
          <table:table-cell table:style-name="ce59" office:value-type="string" office:string-value="DIP 9V Battery Buckle,black and red wire, 150mm">
            <text:p><text:s/>DIP 9V Battery Buckle,black and red wire, 150mm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24*12.7mm-space 12.7mm-26AWG</text:p>
          </table:table-cell>
          <table:table-cell table:style-name="ce59" office:value-type="string">
            <text:p>SiDanDe</text:p>
          </table:table-cell>
          <table:table-cell table:style-name="ce59"/>
          <table:table-cell table:style-name="ce62" office:value-type="float" office:value="0.386807817589577">
            <text:p>0.386807817589577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20170017</text:p>
          </table:table-cell>
          <table:table-cell table:number-columns-repeated="1011"/>
        </table:table-row>
        <table:table-row table:style-name="ro8">
          <table:table-cell table:style-name="ce56" office:value-type="float" office:value="303010149">
            <text:p>303010149</text:p>
          </table:table-cell>
          <table:table-cell table:style-name="ce59" office:value-type="string" office:string-value="CIG22L4R7MNE">
            <text:p><text:s/>CIG22L4R7MNE </text:p>
          </table:table-cell>
          <table:table-cell table:style-name="ce59" office:value-type="string">
            <text:p>SMD Inductor 4.7uH-20%-1.1A</text:p>
          </table:table-cell>
          <table:table-cell table:style-name="ce59" office:value-type="string">
            <text:p>Inductor</text:p>
          </table:table-cell>
          <table:table-cell table:style-name="ce56" office:value-type="float" office:value="1008">
            <text:p>1008</text:p>
          </table:table-cell>
          <table:table-cell table:style-name="ce59" office:value-type="string" office:string-value="Samsung">
            <text:p><text:s/>Samsung </text:p>
          </table:table-cell>
          <table:table-cell table:style-name="ce59"/>
          <table:table-cell table:style-name="ce62" office:value-type="float" office:value="0.160097719869707">
            <text:p>0.160097719869707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3010149</text:p>
          </table:table-cell>
          <table:table-cell table:number-columns-repeated="1011"/>
        </table:table-row>
        <table:table-row table:style-name="ro8">
          <table:table-cell table:style-name="ce56" office:value-type="float" office:value="303010055">
            <text:p>303010055</text:p>
          </table:table-cell>
          <table:table-cell table:style-name="ce59" office:value-type="string" office:string-value="LQG15HS4N3S02">
            <text:p><text:s/>LQG15HS4N3S02 </text:p>
          </table:table-cell>
          <table:table-cell table:style-name="ce59" office:value-type="string">
            <text:p>SMD Inductor 4.3nH-0.3nH-330mA</text:p>
          </table:table-cell>
          <table:table-cell table:style-name="ce59" office:value-type="string">
            <text:p>Inductor</text:p>
          </table:table-cell>
          <table:table-cell table:style-name="ce56" office:value-type="string">
            <text:p>0402</text:p>
          </table:table-cell>
          <table:table-cell table:style-name="ce59" office:value-type="string">
            <text:p>Murata</text:p>
          </table:table-cell>
          <table:table-cell table:style-name="ce59"/>
          <table:table-cell table:style-name="ce62" office:value-type="float" office:value="0.0501628664495114">
            <text:p>0.0501628664495114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3010055</text:p>
          </table:table-cell>
          <table:table-cell table:number-columns-repeated="1011"/>
        </table:table-row>
        <table:table-row table:style-name="ro8">
          <table:table-cell table:style-name="ce56" office:value-type="float" office:value="303030024">
            <text:p>303030024</text:p>
          </table:table-cell>
          <table:table-cell table:style-name="ce59" office:value-type="string" office:string-value="BLM18PG121SN1D">
            <text:p><text:s/>BLM18PG121SN1D </text:p>
          </table:table-cell>
          <table:table-cell table:style-name="ce59" office:value-type="string">
            <text:p>SMD Ferrite Bead, 120R-2A</text:p>
          </table:table-cell>
          <table:table-cell table:style-name="ce59" office:value-type="string">
            <text:p>Inductor</text:p>
          </table:table-cell>
          <table:table-cell table:style-name="ce56" office:value-type="string">
            <text:p>0603</text:p>
          </table:table-cell>
          <table:table-cell table:style-name="ce59" office:value-type="string">
            <text:p>Murata</text:p>
          </table:table-cell>
          <table:table-cell table:style-name="ce59"/>
          <table:table-cell table:style-name="ce62" office:value-type="float" office:value="0.0590390879478827">
            <text:p>0.0590390879478827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3030024</text:p>
          </table:table-cell>
          <table:table-cell table:number-columns-repeated="1011"/>
        </table:table-row>
        <table:table-row table:style-name="ro8">
          <table:table-cell table:style-name="ce56" office:value-type="float" office:value="303010036">
            <text:p>303010036</text:p>
          </table:table-cell>
          <table:table-cell table:style-name="ce59" office:value-type="string" office:string-value="LQG15HS6N8J02">
            <text:p><text:s/>LQG15HS6N8J02 </text:p>
          </table:table-cell>
          <table:table-cell table:style-name="ce59" office:value-type="string">
            <text:p>SMD Inductor 6.8nH-5%-300mA</text:p>
          </table:table-cell>
          <table:table-cell table:style-name="ce59" office:value-type="string">
            <text:p>Inductor</text:p>
          </table:table-cell>
          <table:table-cell table:style-name="ce56" office:value-type="string">
            <text:p>0402</text:p>
          </table:table-cell>
          <table:table-cell table:style-name="ce59" office:value-type="string">
            <text:p>Murata</text:p>
          </table:table-cell>
          <table:table-cell table:style-name="ce59"/>
          <table:table-cell table:style-name="ce62" office:value-type="float" office:value="0.0501628664495114">
            <text:p>0.0501628664495114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3010036</text:p>
          </table:table-cell>
          <table:table-cell table:number-columns-repeated="1011"/>
        </table:table-row>
        <table:table-row table:style-name="ro9">
          <table:table-cell table:style-name="ce56" office:value-type="float" office:value="310030135">
            <text:p>310030135</text:p>
          </table:table-cell>
          <table:table-cell table:style-name="ce59" office:value-type="string" office:string-value="XC6221B332MR-G">
            <text:p><text:s/>XC6221B332MR-G </text:p>
          </table:table-cell>
          <table:table-cell table:style-name="ce59" office:value-type="string">
            <text:p>SMD PMIC;LDO;Vin 1.6-6V;0.8-5V,200mA;Without En;1-Ch(无规格书）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SOT-25</text:p>
          </table:table-cell>
          <table:table-cell table:style-name="ce59" office:value-type="string">
            <text:p>Torex</text:p>
          </table:table-cell>
          <table:table-cell table:style-name="ce59"/>
          <table:table-cell table:style-name="ce62" office:value-type="float" office:value="0.51156351791531">
            <text:p>0.51156351791531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25">
            <text:p>25</text:p>
          </table:table-cell>
          <table:table-cell table:style-name="ce62" office:value-type="float" office:value="2.5">
            <text:p>2.5</text:p>
          </table:table-cell>
          <table:table-cell table:style-name="ce59"/>
          <table:table-cell office:value-type="string">
            <text:p>http://www.seeedstudio.com/depot/OPLopen-parts-library-catalog-c-136_138/#310030135</text:p>
          </table:table-cell>
          <table:table-cell table:number-columns-repeated="1011"/>
        </table:table-row>
        <table:table-row table:style-name="ro8">
          <table:table-cell table:style-name="ce56" office:value-type="float" office:value="310990012">
            <text:p>310990012</text:p>
          </table:table-cell>
          <table:table-cell table:style-name="ce59" office:value-type="string" office:string-value="uPG2176T5N">
            <text:p><text:s/>uPG2176T5N </text:p>
          </table:table-cell>
          <table:table-cell table:style-name="ce59" office:value-type="string">
            <text:p>SMD RF Swithc IC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TSON-6</text:p>
          </table:table-cell>
          <table:table-cell table:style-name="ce59" office:value-type="string" office:string-value="CEL">
            <text:p><text:s/>CEL </text:p>
          </table:table-cell>
          <table:table-cell table:style-name="ce59"/>
          <table:table-cell table:style-name="ce62" office:value-type="float" office:value="1.1">
            <text:p>1.1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0.6">
            <text:p>0.6</text:p>
          </table:table-cell>
          <table:table-cell table:style-name="ce59"/>
          <table:table-cell office:value-type="string">
            <text:p>http://www.seeedstudio.com/depot/OPLopen-parts-library-catalog-c-136_138/#310990012</text:p>
          </table:table-cell>
          <table:table-cell table:number-columns-repeated="1011"/>
        </table:table-row>
        <table:table-row table:style-name="ro8">
          <table:table-cell table:style-name="ce56" office:value-type="float" office:value="305020008">
            <text:p>305020008</text:p>
          </table:table-cell>
          <table:table-cell table:style-name="ce59" office:value-type="string" office:string-value="STT818B">
            <text:p><text:s/>STT818B </text:p>
          </table:table-cell>
          <table:table-cell table:style-name="ce59" office:value-type="string" office:string-value="SMD Transistor PNP 30V-3A">
            <text:p><text:s/>SMD Transistor PNP 30V-3A </text:p>
          </table:table-cell>
          <table:table-cell table:style-name="ce59" office:value-type="string" office:string-value="Transistor ">
            <text:p><text:s/>Transistor <text:s/></text:p>
          </table:table-cell>
          <table:table-cell table:style-name="ce56" office:value-type="string">
            <text:p>SOT23-6L</text:p>
          </table:table-cell>
          <table:table-cell table:style-name="ce59" office:value-type="string">
            <text:p>STMicroelectronics</text:p>
          </table:table-cell>
          <table:table-cell table:style-name="ce59"/>
          <table:table-cell table:style-name="ce62" office:value-type="float" office:value="0.549837133550489">
            <text:p>0.549837133550489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0.6">
            <text:p>0.6</text:p>
          </table:table-cell>
          <table:table-cell table:style-name="ce59"/>
          <table:table-cell office:value-type="string">
            <text:p>http://www.seeedstudio.com/depot/OPLopen-parts-library-catalog-c-136_138/#305020008</text:p>
          </table:table-cell>
          <table:table-cell table:number-columns-repeated="1011"/>
        </table:table-row>
        <table:table-row table:style-name="ro8">
          <table:table-cell table:style-name="ce56" office:value-type="float" office:value="303010087">
            <text:p>303010087</text:p>
          </table:table-cell>
          <table:table-cell table:style-name="ce59" office:value-type="string" office:string-value="LQG15HS1N5S02">
            <text:p><text:s/>LQG15HS1N5S02 </text:p>
          </table:table-cell>
          <table:table-cell table:style-name="ce59" office:value-type="string">
            <text:p>SMD Inductor 1.5nH-100MHz-300mA</text:p>
          </table:table-cell>
          <table:table-cell table:style-name="ce59" office:value-type="string">
            <text:p>Inductor</text:p>
          </table:table-cell>
          <table:table-cell table:style-name="ce56" office:value-type="string">
            <text:p>1*0.5*0.5mm;0402</text:p>
          </table:table-cell>
          <table:table-cell table:style-name="ce59" office:value-type="string">
            <text:p>Murata</text:p>
          </table:table-cell>
          <table:table-cell table:style-name="ce59"/>
          <table:table-cell table:style-name="ce62" office:value-type="float" office:value="0.00773615635179153">
            <text:p>0.00773615635179153</text:p>
          </table:table-cell>
          <table:table-cell table:style-name="ce62" office:value-type="float" office:value="100">
            <text:p>10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3010087</text:p>
          </table:table-cell>
          <table:table-cell table:number-columns-repeated="1011"/>
        </table:table-row>
        <table:table-row table:style-name="ro8">
          <table:table-cell table:style-name="ce56" office:value-type="float" office:value="306050009">
            <text:p>306050009</text:p>
          </table:table-cell>
          <table:table-cell table:style-name="ce59" office:value-type="string" office:string-value="B8313">
            <text:p><text:s/>B8313 </text:p>
          </table:table-cell>
          <table:table-cell table:style-name="ce59" office:value-type="string" office:string-value="SMD Filter">
            <text:p><text:s/>SMD Filter </text:p>
          </table:table-cell>
          <table:table-cell table:style-name="ce59" office:value-type="string" office:string-value="Crystal Oscillator ">
            <text:p><text:s/>Crystal Oscillator <text:s/></text:p>
          </table:table-cell>
          <table:table-cell table:style-name="ce56" office:value-type="string">
            <text:p>5P-SMD-1.4*1.1mm</text:p>
          </table:table-cell>
          <table:table-cell table:style-name="ce59" office:value-type="string">
            <text:p>Epcos</text:p>
          </table:table-cell>
          <table:table-cell table:style-name="ce59"/>
          <table:table-cell table:style-name="ce62" office:value-type="float" office:value="0.295765472312704">
            <text:p>0.295765472312704</text:p>
          </table:table-cell>
          <table:table-cell table:number-columns-repeated="2" table:style-name="ce62" office:value-type="float" office:value="5">
            <text:p>5</text:p>
          </table:table-cell>
          <table:table-cell table:style-name="ce62" office:value-type="float" office:value="0.5">
            <text:p>0.5</text:p>
          </table:table-cell>
          <table:table-cell table:style-name="ce59"/>
          <table:table-cell office:value-type="string">
            <text:p>http://www.seeedstudio.com/depot/OPLopen-parts-library-catalog-c-136_138/#306050009</text:p>
          </table:table-cell>
          <table:table-cell table:number-columns-repeated="1011"/>
        </table:table-row>
        <table:table-row table:style-name="ro8">
          <table:table-cell table:style-name="ce56" office:value-type="float" office:value="317010002">
            <text:p>317010002</text:p>
          </table:table-cell>
          <table:table-cell table:style-name="ce59" office:value-type="string" office:string-value="RF7198">
            <text:p><text:s/>RF7198 </text:p>
          </table:table-cell>
          <table:table-cell table:style-name="ce59" office:value-type="string" office:string-value="SMD RF Transmitter">
            <text:p><text:s/>SMD RF Transmitter </text:p>
          </table:table-cell>
          <table:table-cell table:style-name="ce59" office:value-type="string" office:string-value="Antenna">
            <text:p><text:s/>Antenna </text:p>
          </table:table-cell>
          <table:table-cell table:style-name="ce56" office:value-type="string">
            <text:p>31P-5.25*5.30mm</text:p>
          </table:table-cell>
          <table:table-cell table:style-name="ce59" office:value-type="string" office:string-value="RF">
            <text:p><text:s/>RF </text:p>
          </table:table-cell>
          <table:table-cell table:style-name="ce59"/>
          <table:table-cell table:style-name="ce62" office:value-type="float" office:value="1.16579804560261">
            <text:p>1.16579804560261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31">
            <text:p>31</text:p>
          </table:table-cell>
          <table:table-cell table:style-name="ce62" office:value-type="float" office:value="3.1">
            <text:p>3.1</text:p>
          </table:table-cell>
          <table:table-cell table:style-name="ce59"/>
          <table:table-cell office:value-type="string">
            <text:p>http://www.seeedstudio.com/depot/OPLopen-parts-library-catalog-c-136_138/#317010002</text:p>
          </table:table-cell>
          <table:table-cell table:number-columns-repeated="1011"/>
        </table:table-row>
        <table:table-row table:style-name="ro8">
          <table:table-cell table:style-name="ce56" office:value-type="float" office:value="306050010">
            <text:p>306050010</text:p>
          </table:table-cell>
          <table:table-cell table:style-name="ce59" office:value-type="string" office:string-value="FB2012-05N2R4GT">
            <text:p><text:s/>FB2012-05N2R4GT </text:p>
          </table:table-cell>
          <table:table-cell table:style-name="ce59" office:value-type="string" office:string-value="SMD Filter 2400~2500MHz">
            <text:p><text:s/>SMD Filter 2400~2500MHz </text:p>
          </table:table-cell>
          <table:table-cell table:style-name="ce59" office:value-type="string" office:string-value="Crystal Oscillator ">
            <text:p><text:s/>Crystal Oscillator <text:s/></text:p>
          </table:table-cell>
          <table:table-cell table:style-name="ce56" office:value-type="string">
            <text:p>8P-2*1.2mm</text:p>
          </table:table-cell>
          <table:table-cell table:style-name="ce59" office:value-type="string" office:string-value="ACX">
            <text:p><text:s/>ACX </text:p>
          </table:table-cell>
          <table:table-cell table:style-name="ce59"/>
          <table:table-cell table:style-name="ce62" office:value-type="float" office:value="0.407166123778502">
            <text:p>0.407166123778502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8">
            <text:p>8</text:p>
          </table:table-cell>
          <table:table-cell table:style-name="ce62" office:value-type="float" office:value="0.8">
            <text:p>0.8</text:p>
          </table:table-cell>
          <table:table-cell table:style-name="ce59"/>
          <table:table-cell office:value-type="string">
            <text:p>http://www.seeedstudio.com/depot/OPLopen-parts-library-catalog-c-136_138/#306050010</text:p>
          </table:table-cell>
          <table:table-cell table:number-columns-repeated="1011"/>
        </table:table-row>
        <table:table-row table:style-name="ro8">
          <table:table-cell table:style-name="ce56" office:value-type="float" office:value="306010083">
            <text:p>306010083</text:p>
          </table:table-cell>
          <table:table-cell table:style-name="ce59" office:value-type="string" office:string-value="7L26002009">
            <text:p><text:s/>7L26002009 </text:p>
          </table:table-cell>
          <table:table-cell table:style-name="ce59" office:value-type="string" office:string-value="SMD Crystal 26MHz">
            <text:p><text:s/>SMD Crystal 26MHz </text:p>
          </table:table-cell>
          <table:table-cell table:style-name="ce59" office:value-type="string" office:string-value="Crystal Oscillator ">
            <text:p><text:s/>Crystal Oscillator <text:s/></text:p>
          </table:table-cell>
          <table:table-cell table:style-name="ce56" office:value-type="string">
            <text:p>2.5*2*0.8mm</text:p>
          </table:table-cell>
          <table:table-cell table:style-name="ce59" office:value-type="string" office:string-value="TXC">
            <text:p><text:s/>TXC </text:p>
          </table:table-cell>
          <table:table-cell table:style-name="ce59"/>
          <table:table-cell table:style-name="ce62" office:value-type="float" office:value="1.32239413680782">
            <text:p>1.32239413680782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0.4">
            <text:p>0.4</text:p>
          </table:table-cell>
          <table:table-cell table:style-name="ce59"/>
          <table:table-cell office:value-type="string">
            <text:p>http://www.seeedstudio.com/depot/OPLopen-parts-library-catalog-c-136_138/#306010083</text:p>
          </table:table-cell>
          <table:table-cell table:number-columns-repeated="1011"/>
        </table:table-row>
        <table:table-row table:style-name="ro8">
          <table:table-cell table:style-name="ce56" office:value-type="float" office:value="306010084">
            <text:p>306010084</text:p>
          </table:table-cell>
          <table:table-cell table:style-name="ce59" office:value-type="string" office:string-value="7M26000028-TCXO">
            <text:p><text:s/>7M26000028-TCXO </text:p>
          </table:table-cell>
          <table:table-cell table:style-name="ce59" office:value-type="string" office:string-value="SMD Crystal 26MHz 10%">
            <text:p><text:s/>SMD Crystal 26MHz 10% </text:p>
          </table:table-cell>
          <table:table-cell table:style-name="ce59" office:value-type="string" office:string-value="Crystal Oscillator ">
            <text:p><text:s/>Crystal Oscillator <text:s/></text:p>
          </table:table-cell>
          <table:table-cell table:style-name="ce56" office:value-type="string">
            <text:p>3.2*2.5</text:p>
          </table:table-cell>
          <table:table-cell table:style-name="ce59" office:value-type="string" office:string-value="TXC">
            <text:p><text:s/>TXC </text:p>
          </table:table-cell>
          <table:table-cell table:style-name="ce59"/>
          <table:table-cell table:style-name="ce62" office:value-type="float" office:value="0.400203583061889">
            <text:p>0.400203583061889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0.4">
            <text:p>0.4</text:p>
          </table:table-cell>
          <table:table-cell table:style-name="ce59"/>
          <table:table-cell office:value-type="string">
            <text:p>http://www.seeedstudio.com/depot/OPLopen-parts-library-catalog-c-136_138/#306010084</text:p>
          </table:table-cell>
          <table:table-cell table:number-columns-repeated="1011"/>
        </table:table-row>
        <table:table-row table:style-name="ro8">
          <table:table-cell table:style-name="ce56" office:value-type="float" office:value="304090074">
            <text:p>304090074</text:p>
          </table:table-cell>
          <table:table-cell table:style-name="ce59" office:value-type="string" office:string-value="BH8004DC">
            <text:p><text:s/>BH8004DC </text:p>
          </table:table-cell>
          <table:table-cell table:style-name="ce59" office:value-type="string" office:string-value="DIP LED Vaporous-Blue-Blue LED">
            <text:p><text:s/>DIP LED Vaporous-Blue-Blue LED </text:p>
          </table:table-cell>
          <table:table-cell table:style-name="ce59" office:value-type="string" office:string-value="LED">
            <text:p><text:s/>LED </text:p>
          </table:table-cell>
          <table:table-cell table:style-name="ce56" office:value-type="string">
            <text:p>2P-2.54-8mm</text:p>
          </table:table-cell>
          <table:table-cell table:style-name="ce59" office:value-type="string" office:string-value="CGX">
            <text:p><text:s/>CGX </text:p>
          </table:table-cell>
          <table:table-cell table:style-name="ce59"/>
          <table:table-cell table:style-name="ce62" office:value-type="float" office:value="0.114820846905537">
            <text:p>0.114820846905537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4090074</text:p>
          </table:table-cell>
          <table:table-cell table:number-columns-repeated="1011"/>
        </table:table-row>
        <table:table-row table:style-name="ro8">
          <table:table-cell table:style-name="ce56" office:value-type="float" office:value="311020032">
            <text:p>311020032</text:p>
          </table:table-cell>
          <table:table-cell table:style-name="ce59" office:value-type="string" office:string-value="TS-1109-7">
            <text:p><text:s/>TS-1109-7 </text:p>
          </table:table-cell>
          <table:table-cell table:style-name="ce59" office:value-type="string" office:string-value="DIP Button Top Black">
            <text:p><text:s/>DIP Button Top Black </text:p>
          </table:table-cell>
          <table:table-cell table:style-name="ce59" office:value-type="string" office:string-value="Switch">
            <text:p><text:s/>Switch </text:p>
          </table:table-cell>
          <table:table-cell table:style-name="ce56" office:value-type="string">
            <text:p>4P-L6.0*W6.0*H3.5+3.5mm</text:p>
          </table:table-cell>
          <table:table-cell table:style-name="ce59" office:value-type="string" office:string-value="BST">
            <text:p><text:s/>BST </text:p>
          </table:table-cell>
          <table:table-cell table:style-name="ce59"/>
          <table:table-cell table:style-name="ce62" office:value-type="float" office:value="0.0381107491856677">
            <text:p>0.0381107491856677</text:p>
          </table:table-cell>
          <table:table-cell table:style-name="ce62" office:value-type="float" office:value="30">
            <text:p>30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0.4">
            <text:p>0.4</text:p>
          </table:table-cell>
          <table:table-cell table:style-name="ce59"/>
          <table:table-cell office:value-type="string">
            <text:p>http://www.seeedstudio.com/depot/OPLopen-parts-library-catalog-c-136_138/#311020032</text:p>
          </table:table-cell>
          <table:table-cell table:number-columns-repeated="1011"/>
        </table:table-row>
        <table:table-row table:style-name="ro8">
          <table:table-cell table:style-name="ce56" office:value-type="float" office:value="315030002">
            <text:p>315030002</text:p>
          </table:table-cell>
          <table:table-cell table:style-name="ce59" office:value-type="string" office:string-value="HJR-4102E-L-5V">
            <text:p><text:s/>HJR-4102E-L-5V </text:p>
          </table:table-cell>
          <table:table-cell table:style-name="ce59" office:value-type="string" office:string-value="DIP Power Relay 5V-3A">
            <text:p><text:s/>DIP Power Relay 5V-3A </text:p>
          </table:table-cell>
          <table:table-cell table:style-name="ce59" office:value-type="string" office:string-value="Relay">
            <text:p><text:s/>Relay </text:p>
          </table:table-cell>
          <table:table-cell table:style-name="ce56" office:value-type="string">
            <text:p>5P-L15.4*W10.4*H11.3mm</text:p>
          </table:table-cell>
          <table:table-cell table:style-name="ce59" office:value-type="string" office:string-value="HLS">
            <text:p><text:s/>HLS </text:p>
          </table:table-cell>
          <table:table-cell table:style-name="ce59"/>
          <table:table-cell table:style-name="ce62" office:value-type="float" office:value="0.488599348534202">
            <text:p>0.488599348534202</text:p>
          </table:table-cell>
          <table:table-cell table:number-columns-repeated="2" table:style-name="ce62" office:value-type="float" office:value="5">
            <text:p>5</text:p>
          </table:table-cell>
          <table:table-cell table:style-name="ce62" office:value-type="float" office:value="0.5">
            <text:p>0.5</text:p>
          </table:table-cell>
          <table:table-cell table:style-name="ce59"/>
          <table:table-cell office:value-type="string">
            <text:p>http://www.seeedstudio.com/depot/OPLopen-parts-library-catalog-c-136_138/#315030002</text:p>
          </table:table-cell>
          <table:table-cell table:number-columns-repeated="1011"/>
        </table:table-row>
        <table:table-row table:style-name="ro8">
          <table:table-cell table:style-name="ce56" office:value-type="float" office:value="305010010">
            <text:p>305010010</text:p>
          </table:table-cell>
          <table:table-cell table:style-name="ce59" office:value-type="string" office:string-value="P2N2222A">
            <text:p><text:s/>P2N2222A </text:p>
          </table:table-cell>
          <table:table-cell table:style-name="ce59" office:value-type="string" office:string-value="DIP Transistors NPN 40V-600mA">
            <text:p><text:s/>DIP Transistors NPN 40V-600mA </text:p>
          </table:table-cell>
          <table:table-cell table:style-name="ce59" office:value-type="string" office:string-value="Transistor ">
            <text:p><text:s/>Transistor <text:s/></text:p>
          </table:table-cell>
          <table:table-cell table:style-name="ce56" office:value-type="string">
            <text:p>TO-92</text:p>
          </table:table-cell>
          <table:table-cell table:style-name="ce59" office:value-type="string" office:string-value="ON Semiconductor">
            <text:p><text:s/>ON Semiconductor </text:p>
          </table:table-cell>
          <table:table-cell table:style-name="ce59"/>
          <table:table-cell table:style-name="ce62" office:value-type="float" office:value="0.149633550488599">
            <text:p>0.149633550488599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0.4">
            <text:p>0.4</text:p>
          </table:table-cell>
          <table:table-cell table:style-name="ce59"/>
          <table:table-cell office:value-type="string">
            <text:p>http://www.seeedstudio.com/depot/OPLopen-parts-library-catalog-c-136_138/#305010010</text:p>
          </table:table-cell>
          <table:table-cell table:number-columns-repeated="1011"/>
        </table:table-row>
        <table:table-row table:style-name="ro8">
          <table:table-cell table:style-name="ce56" office:value-type="string">
            <text:p>304010006</text:p>
          </table:table-cell>
          <table:table-cell table:style-name="ce59" office:value-type="string" office:string-value="1N4001">
            <text:p><text:s/>1N4001 </text:p>
          </table:table-cell>
          <table:table-cell table:style-name="ce59" office:value-type="string" office:string-value="DIP Diode 50V-1A">
            <text:p><text:s/>DIP Diode 50V-1A </text:p>
          </table:table-cell>
          <table:table-cell table:style-name="ce59" office:value-type="string" office:string-value="Diode">
            <text:p><text:s/>Diode </text:p>
          </table:table-cell>
          <table:table-cell table:style-name="ce56" office:value-type="string">
            <text:p>DO-41</text:p>
          </table:table-cell>
          <table:table-cell table:style-name="ce59" office:value-type="string" office:string-value="JCET">
            <text:p><text:s/>JCET </text:p>
          </table:table-cell>
          <table:table-cell table:style-name="ce59"/>
          <table:table-cell table:style-name="ce62" office:value-type="float" office:value="0.163355048859935">
            <text:p>0.163355048859935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4010006</text:p>
          </table:table-cell>
          <table:table-cell table:number-columns-repeated="1011"/>
        </table:table-row>
        <table:table-row table:style-name="ro8">
          <table:table-cell table:style-name="ce56" office:value-type="float" office:value="316030007">
            <text:p>316030007</text:p>
          </table:table-cell>
          <table:table-cell table:style-name="ce59" office:value-type="string" office:string-value="FC130RA-16115D-38">
            <text:p><text:s/>FC130RA-16115D-38 </text:p>
          </table:table-cell>
          <table:table-cell table:style-name="ce59" office:value-type="string" office:string-value="DC Motor 2V-6V">
            <text:p><text:s/>DC Motor 2V-6V </text:p>
          </table:table-cell>
          <table:table-cell table:style-name="ce59" office:value-type="string" office:string-value="Motor">
            <text:p><text:s/>Motor </text:p>
          </table:table-cell>
          <table:table-cell table:style-name="ce56" office:value-type="string">
            <text:p>38*20*15mm;axial length9.5mm</text:p>
          </table:table-cell>
          <table:table-cell table:style-name="ce59" office:value-type="string">
            <text:p>Precisionmotor Works</text:p>
          </table:table-cell>
          <table:table-cell table:style-name="ce59"/>
          <table:table-cell table:style-name="ce62" office:value-type="float" office:value="0.627035830618893">
            <text:p>0.627035830618893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1">
            <text:p>0.1</text:p>
          </table:table-cell>
          <table:table-cell table:style-name="ce59"/>
          <table:table-cell office:value-type="string">
            <text:p>http://www.seeedstudio.com/depot/OPLopen-parts-library-catalog-c-136_138/#316030007</text:p>
          </table:table-cell>
          <table:table-cell table:number-columns-repeated="1011"/>
        </table:table-row>
        <table:table-row table:style-name="ro8">
          <table:table-cell table:style-name="ce56" office:value-type="float" office:value="316030004">
            <text:p>316030004</text:p>
          </table:table-cell>
          <table:table-cell table:style-name="ce59" office:value-type="string" office:string-value="GM12-N20VA-08220">
            <text:p><text:s/>GM12-N20VA-08220 </text:p>
          </table:table-cell>
          <table:table-cell table:style-name="ce59" office:value-type="string" office:string-value="DC Motor 1.5V-6V">
            <text:p><text:s/>DC Motor 1.5V-6V </text:p>
          </table:table-cell>
          <table:table-cell table:style-name="ce59" office:value-type="string" office:string-value="Motor">
            <text:p><text:s/>Motor </text:p>
          </table:table-cell>
          <table:table-cell table:style-name="ce56" office:value-type="string">
            <text:p>D12.0*H26.0+10.0mm</text:p>
          </table:table-cell>
          <table:table-cell table:style-name="ce59" office:value-type="string">
            <text:p>WoShine Precise</text:p>
          </table:table-cell>
          <table:table-cell table:style-name="ce59"/>
          <table:table-cell table:style-name="ce62" office:value-type="float" office:value="8.14332247557003">
            <text:p>8.14332247557003</text:p>
          </table:table-cell>
          <table:table-cell table:number-columns-repeated="2" table:style-name="ce62" office:value-type="float" office:value="1">
            <text:p>1</text:p>
          </table:table-cell>
          <table:table-cell table:style-name="ce62" office:value-type="float" office:value="0.1">
            <text:p>0.1</text:p>
          </table:table-cell>
          <table:table-cell table:style-name="ce59"/>
          <table:table-cell office:value-type="string">
            <text:p>http://www.seeedstudio.com/depot/OPLopen-parts-library-catalog-c-136_138/#316030004</text:p>
          </table:table-cell>
          <table:table-cell table:number-columns-repeated="1011"/>
        </table:table-row>
        <table:table-row table:style-name="ro9">
          <table:table-cell table:style-name="ce56" office:value-type="float" office:value="310010071">
            <text:p>310010071</text:p>
          </table:table-cell>
          <table:table-cell table:style-name="ce59" office:value-type="string" office:string-value="LPC11U37FBD64/501">
            <text:p><text:s/>LPC11U37FBD64/501 </text:p>
          </table:table-cell>
          <table:table-cell table:style-name="ce59" office:value-type="string" office:string-value="SMD IC MCU;ARM Cortex-M0;32-Bit;128KB;50MHz;3.3V(无规格书）">
            <text:p><text:s/>SMD IC MCU;ARM Cortex-M0;32-Bit;128KB;50MHz;3.3V(无规格书） </text:p>
          </table:table-cell>
          <table:table-cell table:style-name="ce59" office:value-type="string" office:string-value="IC">
            <text:p><text:s/>IC </text:p>
          </table:table-cell>
          <table:table-cell table:style-name="ce56" office:value-type="string">
            <text:p>LQFP-64</text:p>
          </table:table-cell>
          <table:table-cell table:style-name="ce59" office:value-type="string" office:string-value="NXP">
            <text:p><text:s/>NXP </text:p>
          </table:table-cell>
          <table:table-cell table:style-name="ce59"/>
          <table:table-cell table:style-name="ce62" office:value-type="float" office:value="5.5">
            <text:p>5.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64">
            <text:p>64</text:p>
          </table:table-cell>
          <table:table-cell table:style-name="ce62" office:value-type="float" office:value="6.4">
            <text:p>6.4</text:p>
          </table:table-cell>
          <table:table-cell table:style-name="ce59"/>
          <table:table-cell office:value-type="string">
            <text:p>http://www.seeedstudio.com/depot/OPLopen-parts-library-catalog-c-136_138/#310010071</text:p>
          </table:table-cell>
          <table:table-cell table:number-columns-repeated="1011"/>
        </table:table-row>
        <table:table-row table:style-name="ro8">
          <table:table-cell table:style-name="ce56" office:value-type="float" office:value="317060007">
            <text:p>317060007</text:p>
          </table:table-cell>
          <table:table-cell table:style-name="ce59" office:value-type="string" office:string-value="HE50">
            <text:p><text:s/>HE50 </text:p>
          </table:table-cell>
          <table:table-cell table:style-name="ce59" office:value-type="string" office:string-value="SMD WIFI MODULE">
            <text:p><text:s/>SMD WIFI MODULE </text:p>
          </table:table-cell>
          <table:table-cell table:style-name="ce59" office:value-type="string" office:string-value="Module">
            <text:p><text:s/>Module </text:p>
          </table:table-cell>
          <table:table-cell table:style-name="ce56" office:value-type="string">
            <text:p>HE50</text:p>
          </table:table-cell>
          <table:table-cell table:style-name="ce59" office:value-type="string">
            <text:p>Dragino</text:p>
          </table:table-cell>
          <table:table-cell table:style-name="ce59"/>
          <table:table-cell table:style-name="ce62" office:value-type="float" office:value="15">
            <text:p>1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50">
            <text:p>50</text:p>
          </table:table-cell>
          <table:table-cell table:style-name="ce62" office:value-type="float" office:value="5">
            <text:p>5</text:p>
          </table:table-cell>
          <table:table-cell table:style-name="ce59"/>
          <table:table-cell office:value-type="string">
            <text:p>http://www.seeedstudio.com/depot/OPLopen-parts-library-catalog-c-136_138/#317060007</text:p>
          </table:table-cell>
          <table:table-cell table:number-columns-repeated="1011"/>
        </table:table-row>
        <table:table-row table:style-name="ro8">
          <table:table-cell table:style-name="ce56" office:value-type="float" office:value="318010003">
            <text:p>318010003</text:p>
          </table:table-cell>
          <table:table-cell table:style-name="ce59" office:value-type="string" office:string-value="AN2051">
            <text:p><text:s/>AN2051 </text:p>
          </table:table-cell>
          <table:table-cell table:style-name="ce59" office:value-type="string" office:string-value="SMD Built-in Antenna 2.4GHz">
            <text:p><text:s/>SMD Built-in Antenna 2.4GHz </text:p>
          </table:table-cell>
          <table:table-cell table:style-name="ce59" office:value-type="string" office:string-value="Antenna">
            <text:p><text:s/>Antenna </text:p>
          </table:table-cell>
          <table:table-cell table:style-name="ce56" office:value-type="string">
            <text:p>2P-L5.05*W2.0*H1.07mm</text:p>
          </table:table-cell>
          <table:table-cell table:style-name="ce59" office:value-type="string">
            <text:p>RainSun</text:p>
          </table:table-cell>
          <table:table-cell table:style-name="ce59"/>
          <table:table-cell table:style-name="ce62" office:value-type="float" office:value="0.524022801302932">
            <text:p>0.524022801302932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18010003</text:p>
          </table:table-cell>
          <table:table-cell table:number-columns-repeated="1011"/>
        </table:table-row>
        <table:table-row table:style-name="ro8">
          <table:table-cell table:style-name="ce56" office:value-type="float" office:value="304090035">
            <text:p>304090035</text:p>
          </table:table-cell>
          <table:table-cell table:style-name="ce59" office:value-type="string" office:string-value="HSMF-C118">
            <text:p><text:s/>HSMF-C118 </text:p>
          </table:table-cell>
          <table:table-cell table:style-name="ce59" office:value-type="string" office:string-value="SMD LED RGB">
            <text:p><text:s/>SMD LED RGB </text:p>
          </table:table-cell>
          <table:table-cell table:style-name="ce59" office:value-type="string" office:string-value="LED">
            <text:p><text:s/>LED </text:p>
          </table:table-cell>
          <table:table-cell table:style-name="ce56" office:value-type="string">
            <text:p>4P-1210</text:p>
          </table:table-cell>
          <table:table-cell table:style-name="ce59" office:value-type="string">
            <text:p>Avago Technologies US Inc</text:p>
          </table:table-cell>
          <table:table-cell table:style-name="ce59"/>
          <table:table-cell table:style-name="ce62" office:value-type="float" office:value="1.4128664495114">
            <text:p>1.4128664495114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0.4">
            <text:p>0.4</text:p>
          </table:table-cell>
          <table:table-cell table:style-name="ce59"/>
          <table:table-cell office:value-type="string">
            <text:p>http://www.seeedstudio.com/depot/OPLopen-parts-library-catalog-c-136_138/#304090035</text:p>
          </table:table-cell>
          <table:table-cell table:number-columns-repeated="1011"/>
        </table:table-row>
        <table:table-row table:style-name="ro8">
          <table:table-cell table:style-name="ce56" office:value-type="float" office:value="303010026">
            <text:p>303010026</text:p>
          </table:table-cell>
          <table:table-cell table:style-name="ce59" office:value-type="string" office:string-value="LQM18FN100M00">
            <text:p><text:s/>LQM18FN100M00 </text:p>
          </table:table-cell>
          <table:table-cell table:style-name="ce59" office:value-type="string">
            <text:p>SMD Inductor 10uH-20%-50mA</text:p>
          </table:table-cell>
          <table:table-cell table:style-name="ce59" office:value-type="string">
            <text:p>Inductor</text:p>
          </table:table-cell>
          <table:table-cell table:style-name="ce56" office:value-type="string">
            <text:p>0603</text:p>
          </table:table-cell>
          <table:table-cell table:style-name="ce59" office:value-type="string">
            <text:p>Murata</text:p>
          </table:table-cell>
          <table:table-cell table:style-name="ce59"/>
          <table:table-cell table:style-name="ce62" office:value-type="float" office:value="0.25">
            <text:p>0.25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3010026</text:p>
          </table:table-cell>
          <table:table-cell table:number-columns-repeated="1011"/>
        </table:table-row>
        <table:table-row table:style-name="ro8">
          <table:table-cell table:style-name="ce56" office:value-type="float" office:value="302020045">
            <text:p>302020045</text:p>
          </table:table-cell>
          <table:table-cell table:style-name="ce59" office:value-type="string" office:string-value="TAJB336K010RNJ">
            <text:p><text:s/>TAJB336K010RNJ </text:p>
          </table:table-cell>
          <table:table-cell table:style-name="ce59" office:value-type="string" office:string-value="SMD CAP Tantalum;33uF-10V-10%">
            <text:p><text:s/>SMD CAP Tantalum;33uF-10V-10% </text:p>
          </table:table-cell>
          <table:table-cell table:style-name="ce59" office:value-type="string" office:string-value="Capacitor">
            <text:p><text:s/>Capacitor </text:p>
          </table:table-cell>
          <table:table-cell table:style-name="ce56" office:value-type="string">
            <text:p>1210</text:p>
          </table:table-cell>
          <table:table-cell table:style-name="ce59" office:value-type="string" office:string-value="AVX">
            <text:p><text:s/>AVX </text:p>
          </table:table-cell>
          <table:table-cell table:style-name="ce59"/>
          <table:table-cell table:style-name="ce62" office:value-type="float" office:value="0.174022801302932">
            <text:p>0.174022801302932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2020045</text:p>
          </table:table-cell>
          <table:table-cell table:number-columns-repeated="1011"/>
        </table:table-row>
        <table:table-row table:style-name="ro8">
          <table:table-cell table:style-name="ce56" office:value-type="float" office:value="318010019">
            <text:p>318010019</text:p>
          </table:table-cell>
          <table:table-cell table:style-name="ce59" office:value-type="string" office:string-value="BGPS1403A2">
            <text:p><text:s/>BGPS1403A2 </text:p>
          </table:table-cell>
          <table:table-cell table:style-name="ce59" office:value-type="string" office:string-value="SMD Built-in Antenna;1565-1615MHz-18dB;GPS+GNSS">
            <text:p><text:s/>SMD Built-in Antenna;1565-1615MHz-18dB;GPS+GNSS </text:p>
          </table:table-cell>
          <table:table-cell table:style-name="ce59" office:value-type="string" office:string-value="Antenna">
            <text:p><text:s/>Antenna </text:p>
          </table:table-cell>
          <table:table-cell table:style-name="ce56" office:value-type="string">
            <text:p>25*25*6.5mm</text:p>
          </table:table-cell>
          <table:table-cell table:style-name="ce59" office:value-type="string">
            <text:p>Rfsister</text:p>
          </table:table-cell>
          <table:table-cell table:style-name="ce59"/>
          <table:table-cell table:style-name="ce62" office:value-type="float" office:value="3">
            <text:p>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62" office:value-type="string">
            <text:p>0</text:p>
          </table:table-cell>
          <table:table-cell table:style-name="ce59"/>
          <table:table-cell office:value-type="string">
            <text:p>http://www.seeedstudio.com/depot/OPLopen-parts-library-catalog-c-136_138/#318010019</text:p>
          </table:table-cell>
          <table:table-cell table:number-columns-repeated="1011"/>
        </table:table-row>
        <table:table-row table:style-name="ro8">
          <table:table-cell table:style-name="ce56" office:value-type="string">
            <text:p>304090085</text:p>
          </table:table-cell>
          <table:table-cell table:style-name="ce59" office:value-type="string" office:string-value="Y304DC">
            <text:p><text:s/>Y304DC </text:p>
          </table:table-cell>
          <table:table-cell table:style-name="ce59" office:value-type="string" office:string-value="DIP LED Yellow-Yellow;">
            <text:p><text:s/>DIP LED Yellow-Yellow; </text:p>
          </table:table-cell>
          <table:table-cell table:style-name="ce59" office:value-type="string" office:string-value="LED">
            <text:p><text:s/>LED </text:p>
          </table:table-cell>
          <table:table-cell table:style-name="ce56" office:value-type="string">
            <text:p>Radial-2P-2.54-3.0mm</text:p>
          </table:table-cell>
          <table:table-cell table:style-name="ce59" office:value-type="string">
            <text:p>ChengGuangXing</text:p>
          </table:table-cell>
          <table:table-cell table:style-name="ce59"/>
          <table:table-cell table:style-name="ce62" office:value-type="float" office:value="0.05">
            <text:p>0.05</text:p>
          </table:table-cell>
          <table:table-cell table:style-name="ce62" office:value-type="float" office:value="30">
            <text:p>3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4090085</text:p>
          </table:table-cell>
          <table:table-cell table:number-columns-repeated="1011"/>
        </table:table-row>
        <table:table-row table:style-name="ro8">
          <table:table-cell table:style-name="ce56" office:value-type="string">
            <text:p>304090052</text:p>
          </table:table-cell>
          <table:table-cell table:style-name="ce59" office:value-type="string" office:string-value="503UOC">
            <text:p><text:s/>503UOC </text:p>
          </table:table-cell>
          <table:table-cell table:style-name="ce59" office:value-type="string" office:string-value="DIP LED Transparent-Orange;">
            <text:p><text:s/>DIP LED Transparent-Orange; </text:p>
          </table:table-cell>
          <table:table-cell table:style-name="ce59" office:value-type="string" office:string-value="LED">
            <text:p><text:s/>LED </text:p>
          </table:table-cell>
          <table:table-cell table:style-name="ce56" office:value-type="string">
            <text:p>Radial-2P-2.54-5mm</text:p>
          </table:table-cell>
          <table:table-cell table:style-name="ce59" office:value-type="string">
            <text:p>ChengGuangXing</text:p>
          </table:table-cell>
          <table:table-cell table:style-name="ce59"/>
          <table:table-cell table:style-name="ce62" office:value-type="float" office:value="0.05">
            <text:p>0.05</text:p>
          </table:table-cell>
          <table:table-cell table:style-name="ce62" office:value-type="float" office:value="30">
            <text:p>3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04090052</text:p>
          </table:table-cell>
          <table:table-cell table:number-columns-repeated="1011"/>
        </table:table-row>
        <table:table-row table:style-name="ro8">
          <table:table-cell table:style-name="ce56" office:value-type="string">
            <text:p>320020011</text:p>
          </table:table-cell>
          <table:table-cell table:style-name="ce59" office:value-type="string" office:string-value="P125-1140AOBS210A1">
            <text:p><text:s/>P125-1140AOBS210A1 </text:p>
          </table:table-cell>
          <table:table-cell table:style-name="ce59" office:value-type="string" office:string-value="DIP Black Long Male Header VERT;">
            <text:p><text:s/>DIP Black Long Male Header VERT; </text:p>
          </table:table-cell>
          <table:table-cell table:style-name="ce59" office:value-type="string" office:string-value="Connector">
            <text:p><text:s/>Connector </text:p>
          </table:table-cell>
          <table:table-cell table:style-name="ce56" office:value-type="string">
            <text:p>1*40P-2.54-2.54-21.0/10.0mm</text:p>
          </table:table-cell>
          <table:table-cell table:style-name="ce59" office:value-type="string" office:string-value="YXCONN">
            <text:p><text:s/>YXCONN </text:p>
          </table:table-cell>
          <table:table-cell table:style-name="ce59"/>
          <table:table-cell table:style-name="ce62" office:value-type="float" office:value="0.320706260032103">
            <text:p>0.320706260032103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40">
            <text:p>40</text:p>
          </table:table-cell>
          <table:table-cell table:style-name="ce62" office:value-type="float" office:value="4">
            <text:p>4</text:p>
          </table:table-cell>
          <table:table-cell table:style-name="ce59"/>
          <table:table-cell office:value-type="string">
            <text:p>http://www.seeedstudio.com/depot/OPLopen-parts-library-catalog-c-136_138/#320020011</text:p>
          </table:table-cell>
          <table:table-cell table:number-columns-repeated="1011"/>
        </table:table-row>
        <table:table-row table:style-name="ro8">
          <table:table-cell table:style-name="ce56" office:value-type="string">
            <text:p>321050044</text:p>
          </table:table-cell>
          <table:table-cell table:style-name="ce59"/>
          <table:table-cell table:style-name="ce59" office:value-type="string" office:string-value="Power Cable;26AWG-100mm(Red,Yellow,Blue)/50mm(Black,Grey) all 5pcs-both ends tinned">
            <text:p><text:s/>Power Cable;26AWG-100mm(Red,Yellow,Blue)/50mm(Black,Grey) all 5pcs-both ends tinned </text:p>
          </table:table-cell>
          <table:table-cell table:style-name="ce59" office:value-type="string" office:string-value="Cable">
            <text:p><text:s/>Cable </text:p>
          </table:table-cell>
          <table:table-cell table:style-name="ce56" office:value-type="string">
            <text:p>26AWG-100mm</text:p>
          </table:table-cell>
          <table:table-cell table:style-name="ce59" office:value-type="string" office:string-value="LLD">
            <text:p><text:s/>LLD </text:p>
          </table:table-cell>
          <table:table-cell table:style-name="ce59"/>
          <table:table-cell table:style-name="ce62" office:value-type="float" office:value="0.862760834670947">
            <text:p>0.862760834670947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.2">
            <text:p>0.2</text:p>
          </table:table-cell>
          <table:table-cell table:style-name="ce59"/>
          <table:table-cell office:value-type="string">
            <text:p>http://www.seeedstudio.com/depot/OPLopen-parts-library-catalog-c-136_138/#321050044</text:p>
          </table:table-cell>
          <table:table-cell table:number-columns-repeated="1011"/>
        </table:table-row>
        <table:table-row table:style-name="ro3">
          <table:table-cell table:style-name="ce57" office:value-type="float" office:value="301040009">
            <text:p>301040009</text:p>
          </table:table-cell>
          <table:table-cell table:style-name="ce14" office:value-type="string">
            <text:p>SX3362P</text:p>
          </table:table-cell>
          <table:table-cell table:style-name="ce20" office:value-type="string">
            <text:p>DIP VR Top Adj 10K-3362P</text:p>
          </table:table-cell>
          <table:table-cell table:style-name="ce13" office:value-type="string">
            <text:p>Resistor </text:p>
          </table:table-cell>
          <table:table-cell table:style-name="ce14" office:value-type="string">
            <text:p>3P-L7.0*W7.0*H5.0mm</text:p>
          </table:table-cell>
          <table:table-cell table:style-name="ce14" office:value-type="string">
            <text:p>BEST</text:p>
          </table:table-cell>
          <table:table-cell table:style-name="ce28" office:value-type="string">
            <text:p><text:a xlink:href="http://www.seeedstudio.com/wiki/images/2/28/301010113.pdf">http://www.seeedstudio.com/wiki/images/a/a6/301040009.pdf</text:a></text:p>
          </table:table-cell>
          <table:table-cell table:style-name="ce34" office:value-type="float" office:value="0.24609375">
            <text:p>0.246 </text:p>
          </table:table-cell>
          <table:table-cell table:style-name="ce38" office:value-type="float" office:value="5">
            <text:p>5 </text:p>
          </table:table-cell>
          <table:table-cell table:style-name="ce38" office:value-type="float" office:value="3">
            <text:p>3 </text:p>
          </table:table-cell>
          <table:table-cell table:style-name="ce43" office:value-type="float" office:value="0.3">
            <text:p>0.30 </text:p>
          </table:table-cell>
          <table:table-cell table:style-name="ce25"/>
          <table:table-cell table:style-name="ce31" office:value-type="string">
            <text:p>http://www.seeedstudio.com/depot/OPLopen-parts-library-catalog-c-136_138/#301040009</text:p>
          </table:table-cell>
          <table:table-cell table:style-name="ce52" table:number-columns-repeated="1011"/>
        </table:table-row>
        <table:table-row table:style-name="ro3" table:number-rows-repeated="1047768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named-expressions/>
      <table:database-ranges>
        <table:database-range table:name="_xlnm._FilterDatabase" table:target-range-address="'OPL on sale list'.A2:'OPL on sale list'.M41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宋体" svg:font-family="宋体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6P0" style:volatile="true">
      <number:text> </number:text>
      <number:currency-symbol number:language="zh" number:country="CN">¥</number:currency-symbol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 number:language="zh" number:country="CN">¥</number:currency-symbol>
      <number:text>-</number:text>
      <number:number number:decimal-places="2" number:min-integer-digits="1" number:grouping="true"/>
      <number:text> </number:text>
    </number:currency-style>
    <number:currency-style style:name="N116P2" style:volatile="true">
      <number:text> </number:text>
      <number:currency-symbol number:language="zh" number:country="CN">¥</number:currency-symbol>
      <number:text>-</number:text>
      <number:number number:decimal-places="0" number:min-integer-digits="0"/>
      <number:text> </number:text>
    </number:currency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2" number:min-integer-digits="1"/>
      <number:text> </number:text>
    </number:number-style>
    <number:number-style style:name="N117">
      <style:text-properties fo:color="#ff0000"/>
      <number:text>(</number:text>
      <number:number number:decimal-places="2" number:min-integer-digits="1"/>
      <number:text>)</number:text>
      <style:map style:condition="value()&gt;=0" style:apply-style-name="N117P0"/>
    </number:number-style>
    <number:number-style style:name="N118P0" style:volatile="true">
      <number:number number:decimal-places="0" number:min-integer-digits="1"/>
      <number:text> </number:text>
    </number:number-style>
    <number:number-style style:name="N118">
      <style:text-properties fo:color="#ff0000"/>
      <number:text>(</number:text>
      <number:number number:decimal-places="0" number:min-integer-digits="1"/>
      <number:text>)</number:text>
      <style:map style:condition="value()&gt;=0" style:apply-style-name="N118P0"/>
    </number:number-style>
    <number:number-style style:name="N119P0" style:volatile="true">
      <number:number number:decimal-places="3" number:min-integer-digits="1"/>
      <number:text> </number:text>
    </number:number-style>
    <number:number-style style:name="N119">
      <style:text-properties fo:color="#ff0000"/>
      <number:text>(</number:text>
      <number:number number:decimal-places="3" number:min-integer-digits="1"/>
      <number:text>)</number:text>
      <style:map style:condition="value()&gt;=0" style:apply-style-name="N119P0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常规_20_2" style:display-name="常规 2" style:family="table-cell" style:parent-style-name="Excel_20_Built-in_20_Normal" style:data-style-name="N11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11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宋体" fo:font-size="11pt" fo:font-style="normal" fo:text-shadow="none" style:text-underline-style="solid" style:text-underline-width="auto" style:text-underline-color="font-color" fo:font-weight="normal" style:font-name-asian="宋体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6992in" fo:margin-right="0.6992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9">06/09/2018</text:date>, <text:time>00:56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PL_20_on_20_sale_20_list" style:display-name="PageStyle_OPL on sale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PL_20_deleted_20_list" style:display-name="PageStyle_OPL deleted lis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9T00:56:14.72</dc:date>
    <dc:creator>Michael Yantis</dc:creator>
    <meta:document-statistic meta:table-count="2" meta:cell-count="13571" meta:object-count="0"/>
    <meta:generator>OpenOffice/4.1.5$Win32 OpenOffice.org_project/415m1$Build-9789</meta:generator>
  </office:meta>
</office:document-meta>
</file>